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wall 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Box wall 84cm</text:p>
          </table:table-cell>
          <table:table-cell office:value-type="string" calcext:value-type="string">
            <text:p>Diff 1</text:p>
          </table:table-cell>
          <table:table-cell office:value-type="string" calcext:value-type="string">
            <text:p>Diff 2</text:p>
          </table:table-cell>
          <table:table-cell office:value-type="string" calcext:value-type="string">
            <text:p>Box wall 84cm</text:p>
          </table:table-cell>
          <table:table-cell office:value-type="string" calcext:value-type="string">
            <text:p>Diff 1</text:p>
          </table:table-cell>
          <table:table-cell office:value-type="string" calcext:value-type="string">
            <text:p>Diff 2</text:p>
          </table:table-cell>
          <table:table-cell office:value-type="string" calcext:value-type="string">
            <text:p>Box 83 cm </text:p>
          </table:table-cell>
          <table:table-cell office:value-type="string" calcext:value-type="string">
            <text:p>Diff 1</text:p>
          </table:table-cell>
          <table:table-cell office:value-type="string" calcext:value-type="string">
            <text:p>Diff 2</text:p>
          </table:table-cell>
          <table:table-cell office:value-type="string" calcext:value-type="string">
            <text:p>Box 83 cm</text:p>
          </table:table-cell>
          <table:table-cell office:value-type="string" calcext:value-type="string">
            <text:p>Diff 1</text:p>
          </table:table-cell>
          <table:table-cell office:value-type="string" calcext:value-type="string">
            <text:p>Diff 2</text:p>
          </table:table-cell>
          <table:table-cell office:value-type="string" calcext:value-type="string">
            <text:p>Box 1.5 m</text:p>
          </table:table-cell>
          <table:table-cell office:value-type="string" calcext:value-type="string">
            <text:p>Diff 1</text:p>
          </table:table-cell>
          <table:table-cell office:value-type="string" calcext:value-type="string">
            <text:p>Diff 2</text:p>
          </table:table-cell>
          <table:table-cell office:value-type="string" calcext:value-type="string">
            <text:p>Box 1.5 m</text:p>
          </table:table-cell>
          <table:table-cell office:value-type="string" calcext:value-type="string">
            <text:p>Diff 1</text:p>
          </table:table-cell>
          <table:table-cell office:value-type="string" calcext:value-type="string">
            <text:p>Diff 2</text:p>
          </table:table-cell>
        </table:table-row>
        <table:table-row table:style-name="ro1">
          <table:table-cell office:value-type="float" office:value="3.13775038719" calcext:value-type="float">
            <text:p>3.1377503872</text:p>
          </table:table-cell>
          <table:table-cell office:value-type="float" office:value="3.16399860382" calcext:value-type="float">
            <text:p>3.1639986038</text:p>
          </table:table-cell>
          <table:table-cell table:formula="of:=[.J5]-[.B3]" office:value-type="string" office:string-value="" calcext:value-type="error">
            <text:p>#VALUE!</text:p>
          </table:table-cell>
          <table:table-cell office:value-type="string" calcext:value-type="string">
            <text:p>nan </text:p>
          </table:table-cell>
          <table:table-cell table:formula="of:=[.G5]-[.D3]" office:value-type="string" office:string-value="" calcext:value-type="error">
            <text:p>#VALUE!</text:p>
          </table:table-cell>
          <table:table-cell table:formula="of:=[.B3]-[.$D5]" office:value-type="string" office:string-value="" calcext:value-type="error">
            <text:p>#VALUE!</text:p>
          </table:table-cell>
          <table:table-cell office:value-type="string" calcext:value-type="string">
            <text:p>nan </text:p>
          </table:table-cell>
          <table:table-cell table:formula="of:=[.J5]-[.G3]" office:value-type="string" office:string-value="" calcext:value-type="error">
            <text:p>#VALUE!</text:p>
          </table:table-cell>
          <table:table-cell table:formula="of:=[.B3]-[.G3]" office:value-type="string" office:string-value="" calcext:value-type="error">
            <text:p>#VALUE!</text:p>
          </table:table-cell>
          <table:table-cell office:value-type="string" calcext:value-type="string">
            <text:p>nan </text:p>
          </table:table-cell>
          <table:table-cell table:formula="of:=[.P5]-[.J3]" office:value-type="string" office:string-value="" calcext:value-type="error">
            <text:p>#VALUE!</text:p>
          </table:table-cell>
          <table:table-cell table:formula="of:=[.B3]-[.J3]" office:value-type="string" office:string-value="" calcext:value-type="error">
            <text:p>#VALUE!</text:p>
          </table:table-cell>
          <table:table-cell office:value-type="string" calcext:value-type="string">
            <text:p>nan </text:p>
          </table:table-cell>
          <table:table-cell table:formula="of:=[.P5]-[.M3]" office:value-type="string" office:string-value="" calcext:value-type="error">
            <text:p>#VALUE!</text:p>
          </table:table-cell>
          <table:table-cell table:formula="of:=[.B3]-[.M3]" office:value-type="string" office:string-value="" calcext:value-type="error">
            <text:p>#VALUE!</text:p>
          </table:table-cell>
          <table:table-cell office:value-type="string" calcext:value-type="string">
            <text:p>nan </text:p>
          </table:table-cell>
          <table:table-cell table:formula="of:=[.S5]-[.P3]" office:value-type="string" office:string-value="" calcext:value-type="error">
            <text:p>#VALUE!</text:p>
          </table:table-cell>
          <table:table-cell table:formula="of:=[.B3]-[.P3]" office:value-type="string" office:string-value="" calcext:value-type="error">
            <text:p>#VALUE!</text:p>
          </table:table-cell>
          <table:table-cell office:value-type="string" calcext:value-type="string">
            <text:p>nan </text:p>
          </table:table-cell>
          <table:table-cell table:formula="of:=[.A3]-[.S3]" office:value-type="string" office:string-value="" calcext:value-type="error">
            <text:p>#VALUE!</text:p>
          </table:table-cell>
          <table:table-cell table:formula="of:=[.B3]-[.S3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3.13554167747" calcext:value-type="float">
            <text:p>3.1355416775</text:p>
          </table:table-cell>
          <table:table-cell office:value-type="float" office:value="3.16177129745" calcext:value-type="float">
            <text:p>3.1617712975</text:p>
          </table:table-cell>
          <table:table-cell table:formula="of:=[.J6]-[.B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6]-[.D4]" office:value-type="string" office:string-value="" calcext:value-type="error">
            <text:p>#VALUE!</text:p>
          </table:table-cell>
          <table:table-cell table:formula="of:=[.B4]-[.$D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6]-[.G4]" office:value-type="string" office:string-value="" calcext:value-type="error">
            <text:p>#VALUE!</text:p>
          </table:table-cell>
          <table:table-cell table:formula="of:=[.B4]-[.G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6]-[.J4]" office:value-type="string" office:string-value="" calcext:value-type="error">
            <text:p>#VALUE!</text:p>
          </table:table-cell>
          <table:table-cell table:formula="of:=[.B4]-[.J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6]-[.M4]" office:value-type="string" office:string-value="" calcext:value-type="error">
            <text:p>#VALUE!</text:p>
          </table:table-cell>
          <table:table-cell table:formula="of:=[.B4]-[.M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6]-[.P4]" office:value-type="string" office:string-value="" calcext:value-type="error">
            <text:p>#VALUE!</text:p>
          </table:table-cell>
          <table:table-cell table:formula="of:=[.B4]-[.P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]-[.S4]" office:value-type="string" office:string-value="" calcext:value-type="error">
            <text:p>#VALUE!</text:p>
          </table:table-cell>
          <table:table-cell table:formula="of:=[.B4]-[.S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3.12896299362" calcext:value-type="float">
            <text:p>3.1289629936</text:p>
          </table:table-cell>
          <table:table-cell table:formula="of:=[.J7]-[.B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7]-[.D5]" office:value-type="string" office:string-value="" calcext:value-type="error">
            <text:p>#VALUE!</text:p>
          </table:table-cell>
          <table:table-cell table:formula="of:=[.B5]-[.$D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7]-[.G5]" office:value-type="string" office:string-value="" calcext:value-type="error">
            <text:p>#VALUE!</text:p>
          </table:table-cell>
          <table:table-cell table:formula="of:=[.B5]-[.G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7]-[.J5]" office:value-type="string" office:string-value="" calcext:value-type="error">
            <text:p>#VALUE!</text:p>
          </table:table-cell>
          <table:table-cell table:formula="of:=[.B5]-[.J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7]-[.M5]" office:value-type="string" office:string-value="" calcext:value-type="error">
            <text:p>#VALUE!</text:p>
          </table:table-cell>
          <table:table-cell table:formula="of:=[.B5]-[.M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7]-[.P5]" office:value-type="string" office:string-value="" calcext:value-type="error">
            <text:p>#VALUE!</text:p>
          </table:table-cell>
          <table:table-cell table:formula="of:=[.B5]-[.P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5]-[.S5]" office:value-type="string" office:string-value="" calcext:value-type="error">
            <text:p>#VALUE!</text:p>
          </table:table-cell>
          <table:table-cell table:formula="of:=[.B5]-[.S5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3.06516623497" calcext:value-type="float">
            <text:p>3.065166235</text:p>
          </table:table-cell>
          <table:table-cell office:value-type="float" office:value="3.09102368355" calcext:value-type="float">
            <text:p>3.0910236836</text:p>
          </table:table-cell>
          <table:table-cell table:formula="of:=[.J8]-[.B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8]-[.D6]" office:value-type="string" office:string-value="" calcext:value-type="error">
            <text:p>#VALUE!</text:p>
          </table:table-cell>
          <table:table-cell table:formula="of:=[.B6]-[.$D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8]-[.G6]" office:value-type="string" office:string-value="" calcext:value-type="error">
            <text:p>#VALUE!</text:p>
          </table:table-cell>
          <table:table-cell table:formula="of:=[.B6]-[.G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8]-[.J6]" office:value-type="string" office:string-value="" calcext:value-type="error">
            <text:p>#VALUE!</text:p>
          </table:table-cell>
          <table:table-cell table:formula="of:=[.B6]-[.J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8]-[.M6]" office:value-type="string" office:string-value="" calcext:value-type="error">
            <text:p>#VALUE!</text:p>
          </table:table-cell>
          <table:table-cell table:formula="of:=[.B6]-[.M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8]-[.P6]" office:value-type="string" office:string-value="" calcext:value-type="error">
            <text:p>#VALUE!</text:p>
          </table:table-cell>
          <table:table-cell table:formula="of:=[.B6]-[.P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6]-[.S6]" office:value-type="string" office:string-value="" calcext:value-type="error">
            <text:p>#VALUE!</text:p>
          </table:table-cell>
          <table:table-cell table:formula="of:=[.B6]-[.S6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810162007809" calcext:value-type="float">
            <text:p>0.8101620078</text:p>
          </table:table-cell>
          <table:table-cell office:value-type="float" office:value="0.83580738306" calcext:value-type="float">
            <text:p>0.8358073831</text:p>
          </table:table-cell>
          <table:table-cell table:formula="of:=[.J9]-[.B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9]-[.D7]" office:value-type="string" office:string-value="" calcext:value-type="error">
            <text:p>#VALUE!</text:p>
          </table:table-cell>
          <table:table-cell table:formula="of:=[.B7]-[.$D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9]-[.G7]" office:value-type="string" office:string-value="" calcext:value-type="error">
            <text:p>#VALUE!</text:p>
          </table:table-cell>
          <table:table-cell table:formula="of:=[.B7]-[.G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9]-[.J7]" office:value-type="string" office:string-value="" calcext:value-type="error">
            <text:p>#VALUE!</text:p>
          </table:table-cell>
          <table:table-cell table:formula="of:=[.B7]-[.J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9]-[.M7]" office:value-type="string" office:string-value="" calcext:value-type="error">
            <text:p>#VALUE!</text:p>
          </table:table-cell>
          <table:table-cell table:formula="of:=[.B7]-[.M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9]-[.P7]" office:value-type="string" office:string-value="" calcext:value-type="error">
            <text:p>#VALUE!</text:p>
          </table:table-cell>
          <table:table-cell table:formula="of:=[.B7]-[.P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7]-[.S7]" office:value-type="string" office:string-value="" calcext:value-type="error">
            <text:p>#VALUE!</text:p>
          </table:table-cell>
          <table:table-cell table:formula="of:=[.B7]-[.S7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98676729202" calcext:value-type="float">
            <text:p>2.986767292</text:p>
          </table:table-cell>
          <table:table-cell office:value-type="float" office:value="3.01131010056" calcext:value-type="float">
            <text:p>3.0113101006</text:p>
          </table:table-cell>
          <table:table-cell table:formula="of:=[.J10]-[.B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0]-[.D8]" office:value-type="string" office:string-value="" calcext:value-type="error">
            <text:p>#VALUE!</text:p>
          </table:table-cell>
          <table:table-cell table:formula="of:=[.B8]-[.$D1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0]-[.G8]" office:value-type="string" office:string-value="" calcext:value-type="error">
            <text:p>#VALUE!</text:p>
          </table:table-cell>
          <table:table-cell table:formula="of:=[.B8]-[.G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0]-[.J8]" office:value-type="string" office:string-value="" calcext:value-type="error">
            <text:p>#VALUE!</text:p>
          </table:table-cell>
          <table:table-cell table:formula="of:=[.B8]-[.J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0]-[.M8]" office:value-type="string" office:string-value="" calcext:value-type="error">
            <text:p>#VALUE!</text:p>
          </table:table-cell>
          <table:table-cell table:formula="of:=[.B8]-[.M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0]-[.P8]" office:value-type="string" office:string-value="" calcext:value-type="error">
            <text:p>#VALUE!</text:p>
          </table:table-cell>
          <table:table-cell table:formula="of:=[.B8]-[.P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8]-[.S8]" office:value-type="string" office:string-value="" calcext:value-type="error">
            <text:p>#VALUE!</text:p>
          </table:table-cell>
          <table:table-cell table:formula="of:=[.B8]-[.S8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811525821686" calcext:value-type="float">
            <text:p>0.8115258217</text:p>
          </table:table-cell>
          <table:table-cell office:value-type="float" office:value="0.8372143507" calcext:value-type="float">
            <text:p>0.8372143507</text:p>
          </table:table-cell>
          <table:table-cell table:formula="of:=[.J11]-[.B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1]-[.D9]" office:value-type="string" office:string-value="" calcext:value-type="error">
            <text:p>#VALUE!</text:p>
          </table:table-cell>
          <table:table-cell table:formula="of:=[.B9]-[.$D1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1]-[.G9]" office:value-type="string" office:string-value="" calcext:value-type="error">
            <text:p>#VALUE!</text:p>
          </table:table-cell>
          <table:table-cell table:formula="of:=[.B9]-[.G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1]-[.J9]" office:value-type="string" office:string-value="" calcext:value-type="error">
            <text:p>#VALUE!</text:p>
          </table:table-cell>
          <table:table-cell table:formula="of:=[.B9]-[.J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1]-[.M9]" office:value-type="string" office:string-value="" calcext:value-type="error">
            <text:p>#VALUE!</text:p>
          </table:table-cell>
          <table:table-cell table:formula="of:=[.B9]-[.M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1]-[.P9]" office:value-type="string" office:string-value="" calcext:value-type="error">
            <text:p>#VALUE!</text:p>
          </table:table-cell>
          <table:table-cell table:formula="of:=[.B9]-[.P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9]-[.S9]" office:value-type="string" office:string-value="" calcext:value-type="error">
            <text:p>#VALUE!</text:p>
          </table:table-cell>
          <table:table-cell table:formula="of:=[.B9]-[.S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98306298256" calcext:value-type="float">
            <text:p>2.9830629826</text:p>
          </table:table-cell>
          <table:table-cell table:formula="of:=[.J12]-[.B1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2]-[.D10]" office:value-type="string" office:string-value="" calcext:value-type="error">
            <text:p>#VALUE!</text:p>
          </table:table-cell>
          <table:table-cell table:formula="of:=[.B10]-[.$D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2]-[.G10]" office:value-type="string" office:string-value="" calcext:value-type="error">
            <text:p>#VALUE!</text:p>
          </table:table-cell>
          <table:table-cell table:formula="of:=[.B10]-[.G1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2]-[.J10]" office:value-type="string" office:string-value="" calcext:value-type="error">
            <text:p>#VALUE!</text:p>
          </table:table-cell>
          <table:table-cell table:formula="of:=[.B10]-[.J1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2]-[.M10]" office:value-type="string" office:string-value="" calcext:value-type="error">
            <text:p>#VALUE!</text:p>
          </table:table-cell>
          <table:table-cell table:formula="of:=[.B10]-[.M1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2]-[.P10]" office:value-type="string" office:string-value="" calcext:value-type="error">
            <text:p>#VALUE!</text:p>
          </table:table-cell>
          <table:table-cell table:formula="of:=[.B10]-[.P1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0]-[.S10]" office:value-type="string" office:string-value="" calcext:value-type="error">
            <text:p>#VALUE!</text:p>
          </table:table-cell>
          <table:table-cell table:formula="of:=[.B10]-[.S10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810843110085" calcext:value-type="float">
            <text:p>0.8108431101</text:p>
          </table:table-cell>
          <table:table-cell office:value-type="float" office:value="0.836510062218" calcext:value-type="float">
            <text:p>0.8365100622</text:p>
          </table:table-cell>
          <table:table-cell table:formula="of:=[.J13]-[.B1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3]-[.D11]" office:value-type="string" office:string-value="" calcext:value-type="error">
            <text:p>#VALUE!</text:p>
          </table:table-cell>
          <table:table-cell table:formula="of:=[.B11]-[.$D1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3]-[.G11]" office:value-type="string" office:string-value="" calcext:value-type="error">
            <text:p>#VALUE!</text:p>
          </table:table-cell>
          <table:table-cell table:formula="of:=[.B11]-[.G1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3]-[.J11]" office:value-type="string" office:string-value="" calcext:value-type="error">
            <text:p>#VALUE!</text:p>
          </table:table-cell>
          <table:table-cell table:formula="of:=[.B11]-[.J1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3]-[.M11]" office:value-type="string" office:string-value="" calcext:value-type="error">
            <text:p>#VALUE!</text:p>
          </table:table-cell>
          <table:table-cell table:formula="of:=[.B11]-[.M1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3]-[.P11]" office:value-type="string" office:string-value="" calcext:value-type="error">
            <text:p>#VALUE!</text:p>
          </table:table-cell>
          <table:table-cell table:formula="of:=[.B11]-[.P1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1]-[.S11]" office:value-type="string" office:string-value="" calcext:value-type="error">
            <text:p>#VALUE!</text:p>
          </table:table-cell>
          <table:table-cell table:formula="of:=[.B11]-[.S1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97036314011" calcext:value-type="float">
            <text:p>2.9703631401</text:p>
          </table:table-cell>
          <table:table-cell table:formula="of:=[.J14]-[.B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4]-[.D12]" office:value-type="string" office:string-value="" calcext:value-type="error">
            <text:p>#VALUE!</text:p>
          </table:table-cell>
          <table:table-cell table:formula="of:=[.B12]-[.$D1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4]-[.G12]" office:value-type="string" office:string-value="" calcext:value-type="error">
            <text:p>#VALUE!</text:p>
          </table:table-cell>
          <table:table-cell table:formula="of:=[.B12]-[.G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4]-[.J12]" office:value-type="string" office:string-value="" calcext:value-type="error">
            <text:p>#VALUE!</text:p>
          </table:table-cell>
          <table:table-cell table:formula="of:=[.B12]-[.J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4]-[.M12]" office:value-type="string" office:string-value="" calcext:value-type="error">
            <text:p>#VALUE!</text:p>
          </table:table-cell>
          <table:table-cell table:formula="of:=[.B12]-[.M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4]-[.P12]" office:value-type="string" office:string-value="" calcext:value-type="error">
            <text:p>#VALUE!</text:p>
          </table:table-cell>
          <table:table-cell table:formula="of:=[.B12]-[.P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2]-[.S12]" office:value-type="string" office:string-value="" calcext:value-type="error">
            <text:p>#VALUE!</text:p>
          </table:table-cell>
          <table:table-cell table:formula="of:=[.B12]-[.S1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88759922981" calcext:value-type="float">
            <text:p>2.8875992298</text:p>
          </table:table-cell>
          <table:table-cell table:formula="of:=[.J15]-[.B1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5]-[.D13]" office:value-type="string" office:string-value="" calcext:value-type="error">
            <text:p>#VALUE!</text:p>
          </table:table-cell>
          <table:table-cell table:formula="of:=[.B13]-[.$D1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5]-[.G13]" office:value-type="string" office:string-value="" calcext:value-type="error">
            <text:p>#VALUE!</text:p>
          </table:table-cell>
          <table:table-cell table:formula="of:=[.B13]-[.G1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5]-[.J13]" office:value-type="string" office:string-value="" calcext:value-type="error">
            <text:p>#VALUE!</text:p>
          </table:table-cell>
          <table:table-cell table:formula="of:=[.B13]-[.J1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5]-[.M13]" office:value-type="string" office:string-value="" calcext:value-type="error">
            <text:p>#VALUE!</text:p>
          </table:table-cell>
          <table:table-cell table:formula="of:=[.B13]-[.M1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5]-[.P13]" office:value-type="string" office:string-value="" calcext:value-type="error">
            <text:p>#VALUE!</text:p>
          </table:table-cell>
          <table:table-cell table:formula="of:=[.B13]-[.P1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3]-[.S13]" office:value-type="string" office:string-value="" calcext:value-type="error">
            <text:p>#VALUE!</text:p>
          </table:table-cell>
          <table:table-cell table:formula="of:=[.B13]-[.S1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88602638245" calcext:value-type="float">
            <text:p>2.8860263825</text:p>
          </table:table-cell>
          <table:table-cell table:formula="of:=[.J16]-[.B1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6]-[.D14]" office:value-type="string" office:string-value="" calcext:value-type="error">
            <text:p>#VALUE!</text:p>
          </table:table-cell>
          <table:table-cell table:formula="of:=[.B14]-[.$D1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6]-[.G14]" office:value-type="string" office:string-value="" calcext:value-type="error">
            <text:p>#VALUE!</text:p>
          </table:table-cell>
          <table:table-cell table:formula="of:=[.B14]-[.G1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6]-[.J14]" office:value-type="string" office:string-value="" calcext:value-type="error">
            <text:p>#VALUE!</text:p>
          </table:table-cell>
          <table:table-cell table:formula="of:=[.B14]-[.J1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6]-[.M14]" office:value-type="string" office:string-value="" calcext:value-type="error">
            <text:p>#VALUE!</text:p>
          </table:table-cell>
          <table:table-cell table:formula="of:=[.B14]-[.M1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6]-[.P14]" office:value-type="string" office:string-value="" calcext:value-type="error">
            <text:p>#VALUE!</text:p>
          </table:table-cell>
          <table:table-cell table:formula="of:=[.B14]-[.P1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4]-[.S14]" office:value-type="string" office:string-value="" calcext:value-type="error">
            <text:p>#VALUE!</text:p>
          </table:table-cell>
          <table:table-cell table:formula="of:=[.B14]-[.S1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88446211815" calcext:value-type="float">
            <text:p>2.8844621182</text:p>
          </table:table-cell>
          <table:table-cell table:formula="of:=[.J17]-[.B1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7]-[.D15]" office:value-type="string" office:string-value="" calcext:value-type="error">
            <text:p>#VALUE!</text:p>
          </table:table-cell>
          <table:table-cell table:formula="of:=[.B15]-[.$D1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7]-[.G15]" office:value-type="string" office:string-value="" calcext:value-type="error">
            <text:p>#VALUE!</text:p>
          </table:table-cell>
          <table:table-cell table:formula="of:=[.B15]-[.G1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7]-[.J15]" office:value-type="string" office:string-value="" calcext:value-type="error">
            <text:p>#VALUE!</text:p>
          </table:table-cell>
          <table:table-cell table:formula="of:=[.B15]-[.J1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7]-[.M15]" office:value-type="string" office:string-value="" calcext:value-type="error">
            <text:p>#VALUE!</text:p>
          </table:table-cell>
          <table:table-cell table:formula="of:=[.B15]-[.M1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7]-[.P15]" office:value-type="string" office:string-value="" calcext:value-type="error">
            <text:p>#VALUE!</text:p>
          </table:table-cell>
          <table:table-cell table:formula="of:=[.B15]-[.P1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5]-[.S15]" office:value-type="string" office:string-value="" calcext:value-type="error">
            <text:p>#VALUE!</text:p>
          </table:table-cell>
          <table:table-cell table:formula="of:=[.B15]-[.S15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3.1444246769" calcext:value-type="float">
            <text:p>3.1444246769</text:p>
          </table:table-cell>
          <table:table-cell office:value-type="float" office:value="3.16847729683" calcext:value-type="float">
            <text:p>3.1684772968</text:p>
          </table:table-cell>
          <table:table-cell table:formula="of:=[.J18]-[.B1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8]-[.D16]" office:value-type="string" office:string-value="" calcext:value-type="error">
            <text:p>#VALUE!</text:p>
          </table:table-cell>
          <table:table-cell table:formula="of:=[.B16]-[.$D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8]-[.G16]" office:value-type="string" office:string-value="" calcext:value-type="error">
            <text:p>#VALUE!</text:p>
          </table:table-cell>
          <table:table-cell table:formula="of:=[.B16]-[.G1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8]-[.J16]" office:value-type="string" office:string-value="" calcext:value-type="error">
            <text:p>#VALUE!</text:p>
          </table:table-cell>
          <table:table-cell table:formula="of:=[.B16]-[.J1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8]-[.M16]" office:value-type="string" office:string-value="" calcext:value-type="error">
            <text:p>#VALUE!</text:p>
          </table:table-cell>
          <table:table-cell table:formula="of:=[.B16]-[.M1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8]-[.P16]" office:value-type="string" office:string-value="" calcext:value-type="error">
            <text:p>#VALUE!</text:p>
          </table:table-cell>
          <table:table-cell table:formula="of:=[.B16]-[.P1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6]-[.S16]" office:value-type="string" office:string-value="" calcext:value-type="error">
            <text:p>#VALUE!</text:p>
          </table:table-cell>
          <table:table-cell table:formula="of:=[.B16]-[.S1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3.08156251907" calcext:value-type="float">
            <text:p>3.0815625191</text:p>
          </table:table-cell>
          <table:table-cell table:formula="of:=[.J19]-[.B1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9]-[.D17]" office:value-type="string" office:string-value="" calcext:value-type="error">
            <text:p>#VALUE!</text:p>
          </table:table-cell>
          <table:table-cell table:formula="of:=[.B17]-[.$D1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9]-[.G17]" office:value-type="string" office:string-value="" calcext:value-type="error">
            <text:p>#VALUE!</text:p>
          </table:table-cell>
          <table:table-cell table:formula="of:=[.B17]-[.G1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9]-[.J17]" office:value-type="string" office:string-value="" calcext:value-type="error">
            <text:p>#VALUE!</text:p>
          </table:table-cell>
          <table:table-cell table:formula="of:=[.B17]-[.J1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9]-[.M17]" office:value-type="string" office:string-value="" calcext:value-type="error">
            <text:p>#VALUE!</text:p>
          </table:table-cell>
          <table:table-cell table:formula="of:=[.B17]-[.M1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9]-[.P17]" office:value-type="string" office:string-value="" calcext:value-type="error">
            <text:p>#VALUE!</text:p>
          </table:table-cell>
          <table:table-cell table:formula="of:=[.B17]-[.P1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7]-[.S17]" office:value-type="string" office:string-value="" calcext:value-type="error">
            <text:p>#VALUE!</text:p>
          </table:table-cell>
          <table:table-cell table:formula="of:=[.B17]-[.S17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811132073402" calcext:value-type="float">
            <text:p>0.8111320734</text:p>
          </table:table-cell>
          <table:table-cell office:value-type="float" office:value="0.834407031536" calcext:value-type="float">
            <text:p>0.8344070315</text:p>
          </table:table-cell>
          <table:table-cell table:formula="of:=[.J20]-[.B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0]-[.D18]" office:value-type="string" office:string-value="" calcext:value-type="error">
            <text:p>#VALUE!</text:p>
          </table:table-cell>
          <table:table-cell table:formula="of:=[.B18]-[.$D2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0]-[.G18]" office:value-type="string" office:string-value="" calcext:value-type="error">
            <text:p>#VALUE!</text:p>
          </table:table-cell>
          <table:table-cell table:formula="of:=[.B18]-[.G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0]-[.J18]" office:value-type="string" office:string-value="" calcext:value-type="error">
            <text:p>#VALUE!</text:p>
          </table:table-cell>
          <table:table-cell table:formula="of:=[.B18]-[.J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0]-[.M18]" office:value-type="string" office:string-value="" calcext:value-type="error">
            <text:p>#VALUE!</text:p>
          </table:table-cell>
          <table:table-cell table:formula="of:=[.B18]-[.M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0]-[.P18]" office:value-type="string" office:string-value="" calcext:value-type="error">
            <text:p>#VALUE!</text:p>
          </table:table-cell>
          <table:table-cell table:formula="of:=[.B18]-[.P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8]-[.S18]" office:value-type="string" office:string-value="" calcext:value-type="error">
            <text:p>#VALUE!</text:p>
          </table:table-cell>
          <table:table-cell table:formula="of:=[.B18]-[.S1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85391831398" calcext:value-type="float">
            <text:p>2.853918314</text:p>
          </table:table-cell>
          <table:table-cell table:formula="of:=[.J21]-[.B1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1]-[.D19]" office:value-type="string" office:string-value="" calcext:value-type="error">
            <text:p>#VALUE!</text:p>
          </table:table-cell>
          <table:table-cell table:formula="of:=[.B19]-[.$D2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1]-[.G19]" office:value-type="string" office:string-value="" calcext:value-type="error">
            <text:p>#VALUE!</text:p>
          </table:table-cell>
          <table:table-cell table:formula="of:=[.B19]-[.G1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1]-[.J19]" office:value-type="string" office:string-value="" calcext:value-type="error">
            <text:p>#VALUE!</text:p>
          </table:table-cell>
          <table:table-cell table:formula="of:=[.B19]-[.J1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1]-[.M19]" office:value-type="string" office:string-value="" calcext:value-type="error">
            <text:p>#VALUE!</text:p>
          </table:table-cell>
          <table:table-cell table:formula="of:=[.B19]-[.M1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1]-[.P19]" office:value-type="string" office:string-value="" calcext:value-type="error">
            <text:p>#VALUE!</text:p>
          </table:table-cell>
          <table:table-cell table:formula="of:=[.B19]-[.P1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9]-[.S19]" office:value-type="string" office:string-value="" calcext:value-type="error">
            <text:p>#VALUE!</text:p>
          </table:table-cell>
          <table:table-cell table:formula="of:=[.B19]-[.S19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85938882828" calcext:value-type="float">
            <text:p>2.8593888283</text:p>
          </table:table-cell>
          <table:table-cell office:value-type="float" office:value="2.88136005402" calcext:value-type="float">
            <text:p>2.881360054</text:p>
          </table:table-cell>
          <table:table-cell table:formula="of:=[.J22]-[.B2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2]-[.D20]" office:value-type="string" office:string-value="" calcext:value-type="error">
            <text:p>#VALUE!</text:p>
          </table:table-cell>
          <table:table-cell table:formula="of:=[.B20]-[.$D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2]-[.G20]" office:value-type="string" office:string-value="" calcext:value-type="error">
            <text:p>#VALUE!</text:p>
          </table:table-cell>
          <table:table-cell table:formula="of:=[.B20]-[.G2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2]-[.J20]" office:value-type="string" office:string-value="" calcext:value-type="error">
            <text:p>#VALUE!</text:p>
          </table:table-cell>
          <table:table-cell table:formula="of:=[.B20]-[.J2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2]-[.M20]" office:value-type="string" office:string-value="" calcext:value-type="error">
            <text:p>#VALUE!</text:p>
          </table:table-cell>
          <table:table-cell table:formula="of:=[.B20]-[.M2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2]-[.P20]" office:value-type="string" office:string-value="" calcext:value-type="error">
            <text:p>#VALUE!</text:p>
          </table:table-cell>
          <table:table-cell table:formula="of:=[.B20]-[.P2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0]-[.S20]" office:value-type="string" office:string-value="" calcext:value-type="error">
            <text:p>#VALUE!</text:p>
          </table:table-cell>
          <table:table-cell table:formula="of:=[.B20]-[.S2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78599238396" calcext:value-type="float">
            <text:p>2.785992384</text:p>
          </table:table-cell>
          <table:table-cell table:formula="of:=[.J23]-[.B2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3]-[.D21]" office:value-type="string" office:string-value="" calcext:value-type="error">
            <text:p>#VALUE!</text:p>
          </table:table-cell>
          <table:table-cell table:formula="of:=[.B21]-[.$D2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3]-[.G21]" office:value-type="string" office:string-value="" calcext:value-type="error">
            <text:p>#VALUE!</text:p>
          </table:table-cell>
          <table:table-cell table:formula="of:=[.B21]-[.G2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3]-[.J21]" office:value-type="string" office:string-value="" calcext:value-type="error">
            <text:p>#VALUE!</text:p>
          </table:table-cell>
          <table:table-cell table:formula="of:=[.B21]-[.J2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3]-[.M21]" office:value-type="string" office:string-value="" calcext:value-type="error">
            <text:p>#VALUE!</text:p>
          </table:table-cell>
          <table:table-cell table:formula="of:=[.B21]-[.M2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3]-[.P21]" office:value-type="string" office:string-value="" calcext:value-type="error">
            <text:p>#VALUE!</text:p>
          </table:table-cell>
          <table:table-cell table:formula="of:=[.B21]-[.P2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1]-[.S21]" office:value-type="string" office:string-value="" calcext:value-type="error">
            <text:p>#VALUE!</text:p>
          </table:table-cell>
          <table:table-cell table:formula="of:=[.B21]-[.S21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77309966087" calcext:value-type="float">
            <text:p>2.7730996609</text:p>
          </table:table-cell>
          <table:table-cell office:value-type="float" office:value="2.79474830627" calcext:value-type="float">
            <text:p>2.7947483063</text:p>
          </table:table-cell>
          <table:table-cell table:formula="of:=[.J24]-[.B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4]-[.D22]" office:value-type="string" office:string-value="" calcext:value-type="error">
            <text:p>#VALUE!</text:p>
          </table:table-cell>
          <table:table-cell table:formula="of:=[.B22]-[.$D2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4]-[.G22]" office:value-type="string" office:string-value="" calcext:value-type="error">
            <text:p>#VALUE!</text:p>
          </table:table-cell>
          <table:table-cell table:formula="of:=[.B22]-[.G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4]-[.J22]" office:value-type="string" office:string-value="" calcext:value-type="error">
            <text:p>#VALUE!</text:p>
          </table:table-cell>
          <table:table-cell table:formula="of:=[.B22]-[.J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4]-[.M22]" office:value-type="string" office:string-value="" calcext:value-type="error">
            <text:p>#VALUE!</text:p>
          </table:table-cell>
          <table:table-cell table:formula="of:=[.B22]-[.M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4]-[.P22]" office:value-type="string" office:string-value="" calcext:value-type="error">
            <text:p>#VALUE!</text:p>
          </table:table-cell>
          <table:table-cell table:formula="of:=[.B22]-[.P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2]-[.S22]" office:value-type="string" office:string-value="" calcext:value-type="error">
            <text:p>#VALUE!</text:p>
          </table:table-cell>
          <table:table-cell table:formula="of:=[.B22]-[.S2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70295524597" calcext:value-type="float">
            <text:p>2.702955246</text:p>
          </table:table-cell>
          <table:table-cell table:formula="of:=[.J25]-[.B2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5]-[.D23]" office:value-type="string" office:string-value="" calcext:value-type="error">
            <text:p>#VALUE!</text:p>
          </table:table-cell>
          <table:table-cell table:formula="of:=[.B23]-[.$D2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5]-[.G23]" office:value-type="string" office:string-value="" calcext:value-type="error">
            <text:p>#VALUE!</text:p>
          </table:table-cell>
          <table:table-cell table:formula="of:=[.B23]-[.G2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5]-[.J23]" office:value-type="string" office:string-value="" calcext:value-type="error">
            <text:p>#VALUE!</text:p>
          </table:table-cell>
          <table:table-cell table:formula="of:=[.B23]-[.J2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5]-[.M23]" office:value-type="string" office:string-value="" calcext:value-type="error">
            <text:p>#VALUE!</text:p>
          </table:table-cell>
          <table:table-cell table:formula="of:=[.B23]-[.M2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5]-[.P23]" office:value-type="string" office:string-value="" calcext:value-type="error">
            <text:p>#VALUE!</text:p>
          </table:table-cell>
          <table:table-cell table:formula="of:=[.B23]-[.P2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3]-[.S23]" office:value-type="string" office:string-value="" calcext:value-type="error">
            <text:p>#VALUE!</text:p>
          </table:table-cell>
          <table:table-cell table:formula="of:=[.B23]-[.S2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2861633301" calcext:value-type="float">
            <text:p>2.628616333</text:p>
          </table:table-cell>
          <table:table-cell table:formula="of:=[.J26]-[.B2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6]-[.D24]" office:value-type="string" office:string-value="" calcext:value-type="error">
            <text:p>#VALUE!</text:p>
          </table:table-cell>
          <table:table-cell table:formula="of:=[.B24]-[.$D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6]-[.G24]" office:value-type="string" office:string-value="" calcext:value-type="error">
            <text:p>#VALUE!</text:p>
          </table:table-cell>
          <table:table-cell table:formula="of:=[.B24]-[.G2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6]-[.J24]" office:value-type="string" office:string-value="" calcext:value-type="error">
            <text:p>#VALUE!</text:p>
          </table:table-cell>
          <table:table-cell table:formula="of:=[.B24]-[.J2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6]-[.M24]" office:value-type="string" office:string-value="" calcext:value-type="error">
            <text:p>#VALUE!</text:p>
          </table:table-cell>
          <table:table-cell table:formula="of:=[.B24]-[.M2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6]-[.P24]" office:value-type="string" office:string-value="" calcext:value-type="error">
            <text:p>#VALUE!</text:p>
          </table:table-cell>
          <table:table-cell table:formula="of:=[.B24]-[.P2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4]-[.S24]" office:value-type="string" office:string-value="" calcext:value-type="error">
            <text:p>#VALUE!</text:p>
          </table:table-cell>
          <table:table-cell table:formula="of:=[.B24]-[.S2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2801504135" calcext:value-type="float">
            <text:p>2.6280150414</text:p>
          </table:table-cell>
          <table:table-cell table:formula="of:=[.J27]-[.B2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7]-[.D25]" office:value-type="string" office:string-value="" calcext:value-type="error">
            <text:p>#VALUE!</text:p>
          </table:table-cell>
          <table:table-cell table:formula="of:=[.B25]-[.$D2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7]-[.G25]" office:value-type="string" office:string-value="" calcext:value-type="error">
            <text:p>#VALUE!</text:p>
          </table:table-cell>
          <table:table-cell table:formula="of:=[.B25]-[.G2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7]-[.J25]" office:value-type="string" office:string-value="" calcext:value-type="error">
            <text:p>#VALUE!</text:p>
          </table:table-cell>
          <table:table-cell table:formula="of:=[.B25]-[.J2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7]-[.M25]" office:value-type="string" office:string-value="" calcext:value-type="error">
            <text:p>#VALUE!</text:p>
          </table:table-cell>
          <table:table-cell table:formula="of:=[.B25]-[.M2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7]-[.P25]" office:value-type="string" office:string-value="" calcext:value-type="error">
            <text:p>#VALUE!</text:p>
          </table:table-cell>
          <table:table-cell table:formula="of:=[.B25]-[.P2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5]-[.S25]" office:value-type="string" office:string-value="" calcext:value-type="error">
            <text:p>#VALUE!</text:p>
          </table:table-cell>
          <table:table-cell table:formula="of:=[.B25]-[.S2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7482714653" calcext:value-type="float">
            <text:p>2.7482714653</text:p>
          </table:table-cell>
          <table:table-cell table:formula="of:=[.J28]-[.B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8]-[.D26]" office:value-type="string" office:string-value="" calcext:value-type="error">
            <text:p>#VALUE!</text:p>
          </table:table-cell>
          <table:table-cell table:formula="of:=[.B26]-[.$D2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8]-[.G26]" office:value-type="string" office:string-value="" calcext:value-type="error">
            <text:p>#VALUE!</text:p>
          </table:table-cell>
          <table:table-cell table:formula="of:=[.B26]-[.G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8]-[.J26]" office:value-type="string" office:string-value="" calcext:value-type="error">
            <text:p>#VALUE!</text:p>
          </table:table-cell>
          <table:table-cell table:formula="of:=[.B26]-[.J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8]-[.M26]" office:value-type="string" office:string-value="" calcext:value-type="error">
            <text:p>#VALUE!</text:p>
          </table:table-cell>
          <table:table-cell table:formula="of:=[.B26]-[.M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8]-[.P26]" office:value-type="string" office:string-value="" calcext:value-type="error">
            <text:p>#VALUE!</text:p>
          </table:table-cell>
          <table:table-cell table:formula="of:=[.B26]-[.P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6]-[.S26]" office:value-type="string" office:string-value="" calcext:value-type="error">
            <text:p>#VALUE!</text:p>
          </table:table-cell>
          <table:table-cell table:formula="of:=[.B26]-[.S26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59787225723" calcext:value-type="float">
            <text:p>2.5978722572</text:p>
          </table:table-cell>
          <table:table-cell office:value-type="float" office:value="2.61794066429" calcext:value-type="float">
            <text:p>2.6179406643</text:p>
          </table:table-cell>
          <table:table-cell table:formula="of:=[.J29]-[.B2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9]-[.D27]" office:value-type="string" office:string-value="" calcext:value-type="error">
            <text:p>#VALUE!</text:p>
          </table:table-cell>
          <table:table-cell table:formula="of:=[.B27]-[.$D2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9]-[.G27]" office:value-type="string" office:string-value="" calcext:value-type="error">
            <text:p>#VALUE!</text:p>
          </table:table-cell>
          <table:table-cell table:formula="of:=[.B27]-[.G2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9]-[.J27]" office:value-type="string" office:string-value="" calcext:value-type="error">
            <text:p>#VALUE!</text:p>
          </table:table-cell>
          <table:table-cell table:formula="of:=[.B27]-[.J2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9]-[.M27]" office:value-type="string" office:string-value="" calcext:value-type="error">
            <text:p>#VALUE!</text:p>
          </table:table-cell>
          <table:table-cell table:formula="of:=[.B27]-[.M2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9]-[.P27]" office:value-type="string" office:string-value="" calcext:value-type="error">
            <text:p>#VALUE!</text:p>
          </table:table-cell>
          <table:table-cell table:formula="of:=[.B27]-[.P2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7]-[.S27]" office:value-type="string" office:string-value="" calcext:value-type="error">
            <text:p>#VALUE!</text:p>
          </table:table-cell>
          <table:table-cell table:formula="of:=[.B27]-[.S27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77588915825" calcext:value-type="float">
            <text:p>2.7758891583</text:p>
          </table:table-cell>
          <table:table-cell office:value-type="float" office:value="2.79590773582" calcext:value-type="float">
            <text:p>2.7959077358</text:p>
          </table:table-cell>
          <table:table-cell table:formula="of:=[.J30]-[.B2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0]-[.D28]" office:value-type="string" office:string-value="" calcext:value-type="error">
            <text:p>#VALUE!</text:p>
          </table:table-cell>
          <table:table-cell table:formula="of:=[.B28]-[.$D3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0]-[.G28]" office:value-type="string" office:string-value="" calcext:value-type="error">
            <text:p>#VALUE!</text:p>
          </table:table-cell>
          <table:table-cell table:formula="of:=[.B28]-[.G2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0]-[.J28]" office:value-type="string" office:string-value="" calcext:value-type="error">
            <text:p>#VALUE!</text:p>
          </table:table-cell>
          <table:table-cell table:formula="of:=[.B28]-[.J2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0]-[.M28]" office:value-type="string" office:string-value="" calcext:value-type="error">
            <text:p>#VALUE!</text:p>
          </table:table-cell>
          <table:table-cell table:formula="of:=[.B28]-[.M2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0]-[.P28]" office:value-type="string" office:string-value="" calcext:value-type="error">
            <text:p>#VALUE!</text:p>
          </table:table-cell>
          <table:table-cell table:formula="of:=[.B28]-[.P2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8]-[.S28]" office:value-type="string" office:string-value="" calcext:value-type="error">
            <text:p>#VALUE!</text:p>
          </table:table-cell>
          <table:table-cell table:formula="of:=[.B28]-[.S28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66616892815" calcext:value-type="float">
            <text:p>2.6661689282</text:p>
          </table:table-cell>
          <table:table-cell office:value-type="float" office:value="2.68538236618" calcext:value-type="float">
            <text:p>2.6853823662</text:p>
          </table:table-cell>
          <table:table-cell table:formula="of:=[.J31]-[.B2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1]-[.D29]" office:value-type="string" office:string-value="" calcext:value-type="error">
            <text:p>#VALUE!</text:p>
          </table:table-cell>
          <table:table-cell table:formula="of:=[.B29]-[.$D3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1]-[.G29]" office:value-type="string" office:string-value="" calcext:value-type="error">
            <text:p>#VALUE!</text:p>
          </table:table-cell>
          <table:table-cell table:formula="of:=[.B29]-[.G2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1]-[.J29]" office:value-type="string" office:string-value="" calcext:value-type="error">
            <text:p>#VALUE!</text:p>
          </table:table-cell>
          <table:table-cell table:formula="of:=[.B29]-[.J2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1]-[.M29]" office:value-type="string" office:string-value="" calcext:value-type="error">
            <text:p>#VALUE!</text:p>
          </table:table-cell>
          <table:table-cell table:formula="of:=[.B29]-[.M2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1]-[.P29]" office:value-type="string" office:string-value="" calcext:value-type="error">
            <text:p>#VALUE!</text:p>
          </table:table-cell>
          <table:table-cell table:formula="of:=[.B29]-[.P2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9]-[.S29]" office:value-type="string" office:string-value="" calcext:value-type="error">
            <text:p>#VALUE!</text:p>
          </table:table-cell>
          <table:table-cell table:formula="of:=[.B29]-[.S2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70576858521" calcext:value-type="float">
            <text:p>2.7057685852</text:p>
          </table:table-cell>
          <table:table-cell table:formula="of:=[.J32]-[.B3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2]-[.D30]" office:value-type="string" office:string-value="" calcext:value-type="error">
            <text:p>#VALUE!</text:p>
          </table:table-cell>
          <table:table-cell table:formula="of:=[.B30]-[.$D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2]-[.G30]" office:value-type="string" office:string-value="" calcext:value-type="error">
            <text:p>#VALUE!</text:p>
          </table:table-cell>
          <table:table-cell table:formula="of:=[.B30]-[.G3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2]-[.J30]" office:value-type="string" office:string-value="" calcext:value-type="error">
            <text:p>#VALUE!</text:p>
          </table:table-cell>
          <table:table-cell table:formula="of:=[.B30]-[.J3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2]-[.M30]" office:value-type="string" office:string-value="" calcext:value-type="error">
            <text:p>#VALUE!</text:p>
          </table:table-cell>
          <table:table-cell table:formula="of:=[.B30]-[.M3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2]-[.P30]" office:value-type="string" office:string-value="" calcext:value-type="error">
            <text:p>#VALUE!</text:p>
          </table:table-cell>
          <table:table-cell table:formula="of:=[.B30]-[.P3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0]-[.S30]" office:value-type="string" office:string-value="" calcext:value-type="error">
            <text:p>#VALUE!</text:p>
          </table:table-cell>
          <table:table-cell table:formula="of:=[.B30]-[.S3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7726407051" calcext:value-type="float">
            <text:p>2.5772640705</text:p>
          </table:table-cell>
          <table:table-cell table:formula="of:=[.J33]-[.B3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3]-[.D31]" office:value-type="string" office:string-value="" calcext:value-type="error">
            <text:p>#VALUE!</text:p>
          </table:table-cell>
          <table:table-cell table:formula="of:=[.B31]-[.$D3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3]-[.G31]" office:value-type="string" office:string-value="" calcext:value-type="error">
            <text:p>#VALUE!</text:p>
          </table:table-cell>
          <table:table-cell table:formula="of:=[.B31]-[.G3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3]-[.J31]" office:value-type="string" office:string-value="" calcext:value-type="error">
            <text:p>#VALUE!</text:p>
          </table:table-cell>
          <table:table-cell table:formula="of:=[.B31]-[.J3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3]-[.M31]" office:value-type="string" office:string-value="" calcext:value-type="error">
            <text:p>#VALUE!</text:p>
          </table:table-cell>
          <table:table-cell table:formula="of:=[.B31]-[.M3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3]-[.P31]" office:value-type="string" office:string-value="" calcext:value-type="error">
            <text:p>#VALUE!</text:p>
          </table:table-cell>
          <table:table-cell table:formula="of:=[.B31]-[.P3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1]-[.S31]" office:value-type="string" office:string-value="" calcext:value-type="error">
            <text:p>#VALUE!</text:p>
          </table:table-cell>
          <table:table-cell table:formula="of:=[.B31]-[.S31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57690143585" calcext:value-type="float">
            <text:p>2.5769014359</text:p>
          </table:table-cell>
          <table:table-cell office:value-type="float" office:value="2.59595251083" calcext:value-type="float">
            <text:p>2.5959525108</text:p>
          </table:table-cell>
          <table:table-cell table:formula="of:=[.J34]-[.B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4]-[.D32]" office:value-type="string" office:string-value="" calcext:value-type="error">
            <text:p>#VALUE!</text:p>
          </table:table-cell>
          <table:table-cell table:formula="of:=[.B32]-[.$D3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4]-[.G32]" office:value-type="string" office:string-value="" calcext:value-type="error">
            <text:p>#VALUE!</text:p>
          </table:table-cell>
          <table:table-cell table:formula="of:=[.B32]-[.G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4]-[.J32]" office:value-type="string" office:string-value="" calcext:value-type="error">
            <text:p>#VALUE!</text:p>
          </table:table-cell>
          <table:table-cell table:formula="of:=[.B32]-[.J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4]-[.M32]" office:value-type="string" office:string-value="" calcext:value-type="error">
            <text:p>#VALUE!</text:p>
          </table:table-cell>
          <table:table-cell table:formula="of:=[.B32]-[.M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4]-[.P32]" office:value-type="string" office:string-value="" calcext:value-type="error">
            <text:p>#VALUE!</text:p>
          </table:table-cell>
          <table:table-cell table:formula="of:=[.B32]-[.P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2]-[.S32]" office:value-type="string" office:string-value="" calcext:value-type="error">
            <text:p>#VALUE!</text:p>
          </table:table-cell>
          <table:table-cell table:formula="of:=[.B32]-[.S32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71857857704" calcext:value-type="float">
            <text:p>2.718578577</text:p>
          </table:table-cell>
          <table:table-cell office:value-type="float" office:value="2.73762869835" calcext:value-type="float">
            <text:p>2.7376286984</text:p>
          </table:table-cell>
          <table:table-cell table:formula="of:=[.J35]-[.B3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5]-[.D33]" office:value-type="string" office:string-value="" calcext:value-type="error">
            <text:p>#VALUE!</text:p>
          </table:table-cell>
          <table:table-cell table:formula="of:=[.B33]-[.$D3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5]-[.G33]" office:value-type="string" office:string-value="" calcext:value-type="error">
            <text:p>#VALUE!</text:p>
          </table:table-cell>
          <table:table-cell table:formula="of:=[.B33]-[.G3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5]-[.J33]" office:value-type="string" office:string-value="" calcext:value-type="error">
            <text:p>#VALUE!</text:p>
          </table:table-cell>
          <table:table-cell table:formula="of:=[.B33]-[.J3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5]-[.M33]" office:value-type="string" office:string-value="" calcext:value-type="error">
            <text:p>#VALUE!</text:p>
          </table:table-cell>
          <table:table-cell table:formula="of:=[.B33]-[.M3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5]-[.P33]" office:value-type="string" office:string-value="" calcext:value-type="error">
            <text:p>#VALUE!</text:p>
          </table:table-cell>
          <table:table-cell table:formula="of:=[.B33]-[.P3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3]-[.S33]" office:value-type="string" office:string-value="" calcext:value-type="error">
            <text:p>#VALUE!</text:p>
          </table:table-cell>
          <table:table-cell table:formula="of:=[.B33]-[.S3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3325033188" calcext:value-type="float">
            <text:p>2.5332503319</text:p>
          </table:table-cell>
          <table:table-cell table:formula="of:=[.J36]-[.B3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6]-[.D34]" office:value-type="string" office:string-value="" calcext:value-type="error">
            <text:p>#VALUE!</text:p>
          </table:table-cell>
          <table:table-cell table:formula="of:=[.B34]-[.$D3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6]-[.G34]" office:value-type="string" office:string-value="" calcext:value-type="error">
            <text:p>#VALUE!</text:p>
          </table:table-cell>
          <table:table-cell table:formula="of:=[.B34]-[.G3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6]-[.J34]" office:value-type="string" office:string-value="" calcext:value-type="error">
            <text:p>#VALUE!</text:p>
          </table:table-cell>
          <table:table-cell table:formula="of:=[.B34]-[.J3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6]-[.M34]" office:value-type="string" office:string-value="" calcext:value-type="error">
            <text:p>#VALUE!</text:p>
          </table:table-cell>
          <table:table-cell table:formula="of:=[.B34]-[.M3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6]-[.P34]" office:value-type="string" office:string-value="" calcext:value-type="error">
            <text:p>#VALUE!</text:p>
          </table:table-cell>
          <table:table-cell table:formula="of:=[.B34]-[.P3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4]-[.S34]" office:value-type="string" office:string-value="" calcext:value-type="error">
            <text:p>#VALUE!</text:p>
          </table:table-cell>
          <table:table-cell table:formula="of:=[.B34]-[.S3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0901880264" calcext:value-type="float">
            <text:p>2.6090188026</text:p>
          </table:table-cell>
          <table:table-cell table:formula="of:=[.J37]-[.B3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7]-[.D35]" office:value-type="string" office:string-value="" calcext:value-type="error">
            <text:p>#VALUE!</text:p>
          </table:table-cell>
          <table:table-cell table:formula="of:=[.B35]-[.$D3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7]-[.G35]" office:value-type="string" office:string-value="" calcext:value-type="error">
            <text:p>#VALUE!</text:p>
          </table:table-cell>
          <table:table-cell table:formula="of:=[.B35]-[.G3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7]-[.J35]" office:value-type="string" office:string-value="" calcext:value-type="error">
            <text:p>#VALUE!</text:p>
          </table:table-cell>
          <table:table-cell table:formula="of:=[.B35]-[.J3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7]-[.M35]" office:value-type="string" office:string-value="" calcext:value-type="error">
            <text:p>#VALUE!</text:p>
          </table:table-cell>
          <table:table-cell table:formula="of:=[.B35]-[.M3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7]-[.P35]" office:value-type="string" office:string-value="" calcext:value-type="error">
            <text:p>#VALUE!</text:p>
          </table:table-cell>
          <table:table-cell table:formula="of:=[.B35]-[.P35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5]-[.S35]" office:value-type="string" office:string-value="" calcext:value-type="error">
            <text:p>#VALUE!</text:p>
          </table:table-cell>
          <table:table-cell table:formula="of:=[.B35]-[.S3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6206212044" calcext:value-type="float">
            <text:p>2.4620621204</text:p>
          </table:table-cell>
          <table:table-cell table:formula="of:=[.J38]-[.B3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8]-[.D36]" office:value-type="string" office:string-value="" calcext:value-type="error">
            <text:p>#VALUE!</text:p>
          </table:table-cell>
          <table:table-cell table:formula="of:=[.B36]-[.$D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8]-[.G36]" office:value-type="string" office:string-value="" calcext:value-type="error">
            <text:p>#VALUE!</text:p>
          </table:table-cell>
          <table:table-cell table:formula="of:=[.B36]-[.G3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8]-[.J36]" office:value-type="string" office:string-value="" calcext:value-type="error">
            <text:p>#VALUE!</text:p>
          </table:table-cell>
          <table:table-cell table:formula="of:=[.B36]-[.J3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8]-[.M36]" office:value-type="string" office:string-value="" calcext:value-type="error">
            <text:p>#VALUE!</text:p>
          </table:table-cell>
          <table:table-cell table:formula="of:=[.B36]-[.M3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8]-[.P36]" office:value-type="string" office:string-value="" calcext:value-type="error">
            <text:p>#VALUE!</text:p>
          </table:table-cell>
          <table:table-cell table:formula="of:=[.B36]-[.P3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6]-[.S36]" office:value-type="string" office:string-value="" calcext:value-type="error">
            <text:p>#VALUE!</text:p>
          </table:table-cell>
          <table:table-cell table:formula="of:=[.B36]-[.S3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6169638634" calcext:value-type="float">
            <text:p>2.4616963863</text:p>
          </table:table-cell>
          <table:table-cell table:formula="of:=[.J39]-[.B3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9]-[.D37]" office:value-type="string" office:string-value="" calcext:value-type="error">
            <text:p>#VALUE!</text:p>
          </table:table-cell>
          <table:table-cell table:formula="of:=[.B37]-[.$D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9]-[.G37]" office:value-type="string" office:string-value="" calcext:value-type="error">
            <text:p>#VALUE!</text:p>
          </table:table-cell>
          <table:table-cell table:formula="of:=[.B37]-[.G3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9]-[.J37]" office:value-type="string" office:string-value="" calcext:value-type="error">
            <text:p>#VALUE!</text:p>
          </table:table-cell>
          <table:table-cell table:formula="of:=[.B37]-[.J3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9]-[.M37]" office:value-type="string" office:string-value="" calcext:value-type="error">
            <text:p>#VALUE!</text:p>
          </table:table-cell>
          <table:table-cell table:formula="of:=[.B37]-[.M3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9]-[.P37]" office:value-type="string" office:string-value="" calcext:value-type="error">
            <text:p>#VALUE!</text:p>
          </table:table-cell>
          <table:table-cell table:formula="of:=[.B37]-[.P3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7]-[.S37]" office:value-type="string" office:string-value="" calcext:value-type="error">
            <text:p>#VALUE!</text:p>
          </table:table-cell>
          <table:table-cell table:formula="of:=[.B37]-[.S3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7801017761" calcext:value-type="float">
            <text:p>2.4780101776</text:p>
          </table:table-cell>
          <table:table-cell table:formula="of:=[.J40]-[.B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40]-[.D38]" office:value-type="string" office:string-value="" calcext:value-type="error">
            <text:p>#VALUE!</text:p>
          </table:table-cell>
          <table:table-cell table:formula="of:=[.B38]-[.$D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40]-[.G38]" office:value-type="string" office:string-value="" calcext:value-type="error">
            <text:p>#VALUE!</text:p>
          </table:table-cell>
          <table:table-cell table:formula="of:=[.B38]-[.G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0]-[.J38]" office:value-type="string" office:string-value="" calcext:value-type="error">
            <text:p>#VALUE!</text:p>
          </table:table-cell>
          <table:table-cell table:formula="of:=[.B38]-[.J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0]-[.M38]" office:value-type="string" office:string-value="" calcext:value-type="error">
            <text:p>#VALUE!</text:p>
          </table:table-cell>
          <table:table-cell table:formula="of:=[.B38]-[.M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0]-[.P38]" office:value-type="string" office:string-value="" calcext:value-type="error">
            <text:p>#VALUE!</text:p>
          </table:table-cell>
          <table:table-cell table:formula="of:=[.B38]-[.P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8]-[.S38]" office:value-type="string" office:string-value="" calcext:value-type="error">
            <text:p>#VALUE!</text:p>
          </table:table-cell>
          <table:table-cell table:formula="of:=[.B38]-[.S38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42134928703" calcext:value-type="float">
            <text:p>2.421349287</text:p>
          </table:table-cell>
          <table:table-cell office:value-type="float" office:value="2.438798666" calcext:value-type="float">
            <text:p>2.438798666</text:p>
          </table:table-cell>
          <table:table-cell table:formula="of:=[.J41]-[.B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41]-[.D39]" office:value-type="string" office:string-value="" calcext:value-type="error">
            <text:p>#VALUE!</text:p>
          </table:table-cell>
          <table:table-cell table:formula="of:=[.B39]-[.$D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41]-[.G39]" office:value-type="string" office:string-value="" calcext:value-type="error">
            <text:p>#VALUE!</text:p>
          </table:table-cell>
          <table:table-cell table:formula="of:=[.B39]-[.G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1]-[.J39]" office:value-type="string" office:string-value="" calcext:value-type="error">
            <text:p>#VALUE!</text:p>
          </table:table-cell>
          <table:table-cell table:formula="of:=[.B39]-[.J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1]-[.M39]" office:value-type="string" office:string-value="" calcext:value-type="error">
            <text:p>#VALUE!</text:p>
          </table:table-cell>
          <table:table-cell table:formula="of:=[.B39]-[.M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1]-[.P39]" office:value-type="string" office:string-value="" calcext:value-type="error">
            <text:p>#VALUE!</text:p>
          </table:table-cell>
          <table:table-cell table:formula="of:=[.B39]-[.P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9]-[.S39]" office:value-type="string" office:string-value="" calcext:value-type="error">
            <text:p>#VALUE!</text:p>
          </table:table-cell>
          <table:table-cell table:formula="of:=[.B39]-[.S3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2034006119" calcext:value-type="float">
            <text:p>2.4203400612</text:p>
          </table:table-cell>
          <table:table-cell table:formula="of:=[.J42]-[.B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42]-[.D40]" office:value-type="string" office:string-value="" calcext:value-type="error">
            <text:p>#VALUE!</text:p>
          </table:table-cell>
          <table:table-cell table:formula="of:=[.B40]-[.$D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42]-[.G40]" office:value-type="string" office:string-value="" calcext:value-type="error">
            <text:p>#VALUE!</text:p>
          </table:table-cell>
          <table:table-cell table:formula="of:=[.B40]-[.G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2]-[.J40]" office:value-type="string" office:string-value="" calcext:value-type="error">
            <text:p>#VALUE!</text:p>
          </table:table-cell>
          <table:table-cell table:formula="of:=[.B40]-[.J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2]-[.M40]" office:value-type="string" office:string-value="" calcext:value-type="error">
            <text:p>#VALUE!</text:p>
          </table:table-cell>
          <table:table-cell table:formula="of:=[.B40]-[.M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2]-[.P40]" office:value-type="string" office:string-value="" calcext:value-type="error">
            <text:p>#VALUE!</text:p>
          </table:table-cell>
          <table:table-cell table:formula="of:=[.B40]-[.P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0]-[.S40]" office:value-type="string" office:string-value="" calcext:value-type="error">
            <text:p>#VALUE!</text:p>
          </table:table-cell>
          <table:table-cell table:formula="of:=[.B40]-[.S4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1933894157" calcext:value-type="float">
            <text:p>2.4193389416</text:p>
          </table:table-cell>
          <table:table-cell table:formula="of:=[.J43]-[.B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43]-[.D41]" office:value-type="string" office:string-value="" calcext:value-type="error">
            <text:p>#VALUE!</text:p>
          </table:table-cell>
          <table:table-cell table:formula="of:=[.B41]-[.$D4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43]-[.G41]" office:value-type="string" office:string-value="" calcext:value-type="error">
            <text:p>#VALUE!</text:p>
          </table:table-cell>
          <table:table-cell table:formula="of:=[.B41]-[.G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3]-[.J41]" office:value-type="string" office:string-value="" calcext:value-type="error">
            <text:p>#VALUE!</text:p>
          </table:table-cell>
          <table:table-cell table:formula="of:=[.B41]-[.J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3]-[.M41]" office:value-type="string" office:string-value="" calcext:value-type="error">
            <text:p>#VALUE!</text:p>
          </table:table-cell>
          <table:table-cell table:formula="of:=[.B41]-[.M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3]-[.P41]" office:value-type="string" office:string-value="" calcext:value-type="error">
            <text:p>#VALUE!</text:p>
          </table:table-cell>
          <table:table-cell table:formula="of:=[.B41]-[.P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1]-[.S41]" office:value-type="string" office:string-value="" calcext:value-type="error">
            <text:p>#VALUE!</text:p>
          </table:table-cell>
          <table:table-cell table:formula="of:=[.B41]-[.S4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1834568977" calcext:value-type="float">
            <text:p>2.4183456898</text:p>
          </table:table-cell>
          <table:table-cell table:formula="of:=[.J44]-[.B42]" office:value-type="float" office:value="-1.450904786583" calcext:value-type="float">
            <text:p>-1.4509047866</text:p>
          </table:table-cell>
          <table:table-cell office:value-type="string" calcext:value-type="string">
            <text:p><text:s/>nan </text:p>
          </table:table-cell>
          <table:table-cell table:formula="of:=[.G44]-[.D42]" office:value-type="string" office:string-value="" calcext:value-type="error">
            <text:p>#VALUE!</text:p>
          </table:table-cell>
          <table:table-cell table:formula="of:=[.B42]-[.$D44]" office:value-type="float" office:value="1.450904786583" calcext:value-type="float">
            <text:p>1.4509047866</text:p>
          </table:table-cell>
          <table:table-cell office:value-type="string" calcext:value-type="string">
            <text:p><text:s/>nan </text:p>
          </table:table-cell>
          <table:table-cell table:formula="of:=[.J44]-[.G42]" office:value-type="string" office:string-value="" calcext:value-type="error">
            <text:p>#VALUE!</text:p>
          </table:table-cell>
          <table:table-cell table:formula="of:=[.B42]-[.G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4]-[.J42]" office:value-type="string" office:string-value="" calcext:value-type="error">
            <text:p>#VALUE!</text:p>
          </table:table-cell>
          <table:table-cell table:formula="of:=[.B42]-[.J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4]-[.M42]" office:value-type="string" office:string-value="" calcext:value-type="error">
            <text:p>#VALUE!</text:p>
          </table:table-cell>
          <table:table-cell table:formula="of:=[.B42]-[.M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4]-[.P42]" office:value-type="string" office:string-value="" calcext:value-type="error">
            <text:p>#VALUE!</text:p>
          </table:table-cell>
          <table:table-cell table:formula="of:=[.B42]-[.P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2]-[.S42]" office:value-type="string" office:string-value="" calcext:value-type="error">
            <text:p>#VALUE!</text:p>
          </table:table-cell>
          <table:table-cell table:formula="of:=[.B42]-[.S4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1736030579" calcext:value-type="float">
            <text:p>2.4173603058</text:p>
          </table:table-cell>
          <table:table-cell table:formula="of:=[.J45]-[.B43]" office:value-type="float" office:value="-1.450668573383" calcext:value-type="float">
            <text:p>-1.4506685734</text:p>
          </table:table-cell>
          <table:table-cell office:value-type="string" calcext:value-type="string">
            <text:p><text:s/>nan </text:p>
          </table:table-cell>
          <table:table-cell table:formula="of:=[.G45]-[.D43]" office:value-type="string" office:string-value="" calcext:value-type="error">
            <text:p>#VALUE!</text:p>
          </table:table-cell>
          <table:table-cell table:formula="of:=[.B43]-[.$D45]" office:value-type="float" office:value="1.450668573383" calcext:value-type="float">
            <text:p>1.4506685734</text:p>
          </table:table-cell>
          <table:table-cell office:value-type="string" calcext:value-type="string">
            <text:p><text:s/>nan </text:p>
          </table:table-cell>
          <table:table-cell table:formula="of:=[.J45]-[.G43]" office:value-type="string" office:string-value="" calcext:value-type="error">
            <text:p>#VALUE!</text:p>
          </table:table-cell>
          <table:table-cell table:formula="of:=[.B43]-[.G4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5]-[.J43]" office:value-type="string" office:string-value="" calcext:value-type="error">
            <text:p>#VALUE!</text:p>
          </table:table-cell>
          <table:table-cell table:formula="of:=[.B43]-[.J4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5]-[.M43]" office:value-type="string" office:string-value="" calcext:value-type="error">
            <text:p>#VALUE!</text:p>
          </table:table-cell>
          <table:table-cell table:formula="of:=[.B43]-[.M4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5]-[.P43]" office:value-type="string" office:string-value="" calcext:value-type="error">
            <text:p>#VALUE!</text:p>
          </table:table-cell>
          <table:table-cell table:formula="of:=[.B43]-[.P4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3]-[.S43]" office:value-type="string" office:string-value="" calcext:value-type="error">
            <text:p>#VALUE!</text:p>
          </table:table-cell>
          <table:table-cell table:formula="of:=[.B43]-[.S4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415307045" calcext:value-type="float">
            <text:p>2.4415307045</text:p>
          </table:table-cell>
          <table:table-cell table:formula="of:=[.J46]-[.B44]" office:value-type="float" office:value="-1.475585997106" calcext:value-type="float">
            <text:p>-1.4755859971</text:p>
          </table:table-cell>
          <table:table-cell office:value-type="float" office:value="0.967440903187" calcext:value-type="float">
            <text:p>0.9674409032</text:p>
          </table:table-cell>
          <table:table-cell table:formula="of:=[.G46]-[.D44]" office:value-type="float" office:value="-0.00149619579299998" calcext:value-type="float">
            <text:p>-0.0014961958</text:p>
          </table:table-cell>
          <table:table-cell table:formula="of:=[.B44]-[.$D46]" office:value-type="float" office:value="1.475585997106" calcext:value-type="float">
            <text:p>1.4755859971</text:p>
          </table:table-cell>
          <table:table-cell office:value-type="float" office:value="0.967440903187" calcext:value-type="float">
            <text:p>0.9674409032</text:p>
          </table:table-cell>
          <table:table-cell table:formula="of:=[.J46]-[.G44]" office:value-type="float" office:value="-0.00149619579299998" calcext:value-type="float">
            <text:p>-0.0014961958</text:p>
          </table:table-cell>
          <table:table-cell table:formula="of:=[.B44]-[.G44]" office:value-type="float" office:value="1.474089801313" calcext:value-type="float">
            <text:p>1.4740898013</text:p>
          </table:table-cell>
          <table:table-cell office:value-type="float" office:value="0.967440903187" calcext:value-type="float">
            <text:p>0.9674409032</text:p>
          </table:table-cell>
          <table:table-cell table:formula="of:=[.P46]-[.J44]" office:value-type="float" office:value="-0.00149619579299998" calcext:value-type="float">
            <text:p>-0.0014961958</text:p>
          </table:table-cell>
          <table:table-cell table:formula="of:=[.B44]-[.J44]" office:value-type="float" office:value="1.474089801313" calcext:value-type="float">
            <text:p>1.4740898013</text:p>
          </table:table-cell>
          <table:table-cell office:value-type="float" office:value="0.967440903187" calcext:value-type="float">
            <text:p>0.9674409032</text:p>
          </table:table-cell>
          <table:table-cell table:formula="of:=[.P46]-[.M44]" office:value-type="float" office:value="-0.00149619579299998" calcext:value-type="float">
            <text:p>-0.0014961958</text:p>
          </table:table-cell>
          <table:table-cell table:formula="of:=[.B44]-[.M44]" office:value-type="float" office:value="1.474089801313" calcext:value-type="float">
            <text:p>1.4740898013</text:p>
          </table:table-cell>
          <table:table-cell office:value-type="float" office:value="0.967440903187" calcext:value-type="float">
            <text:p>0.9674409032</text:p>
          </table:table-cell>
          <table:table-cell table:formula="of:=[.S46]-[.P44]" office:value-type="float" office:value="-0.00149619579299998" calcext:value-type="float">
            <text:p>-0.0014961958</text:p>
          </table:table-cell>
          <table:table-cell table:formula="of:=[.B44]-[.P44]" office:value-type="float" office:value="1.474089801313" calcext:value-type="float">
            <text:p>1.4740898013</text:p>
          </table:table-cell>
          <table:table-cell office:value-type="float" office:value="0.967440903187" calcext:value-type="float">
            <text:p>0.9674409032</text:p>
          </table:table-cell>
          <table:table-cell table:formula="of:=[.A44]-[.S44]" office:value-type="float" office:value="1.474089801313" calcext:value-type="float">
            <text:p>1.4740898013</text:p>
          </table:table-cell>
          <table:table-cell table:formula="of:=[.B44]-[.S44]" office:value-type="float" office:value="1.474089801313" calcext:value-type="float">
            <text:p>1.4740898013</text:p>
          </table:table-cell>
        </table:table-row>
        <table:table-row table:style-name="ro1">
          <table:table-cell table:number-columns-repeated="2" office:value-type="float" office:value="2.44101476669" calcext:value-type="float">
            <text:p>2.4410147667</text:p>
          </table:table-cell>
          <table:table-cell table:formula="of:=[.J47]-[.B45]" office:value-type="float" office:value="-1.476557373997" calcext:value-type="float">
            <text:p>-1.476557374</text:p>
          </table:table-cell>
          <table:table-cell office:value-type="float" office:value="0.966691732407" calcext:value-type="float">
            <text:p>0.9666917324</text:p>
          </table:table-cell>
          <table:table-cell table:formula="of:=[.G47]-[.D45]" office:value-type="float" office:value="-0.002234339714" calcext:value-type="float">
            <text:p>-0.0022343397</text:p>
          </table:table-cell>
          <table:table-cell table:formula="of:=[.B45]-[.$D47]" office:value-type="float" office:value="1.476557373997" calcext:value-type="float">
            <text:p>1.476557374</text:p>
          </table:table-cell>
          <table:table-cell office:value-type="float" office:value="0.966691732407" calcext:value-type="float">
            <text:p>0.9666917324</text:p>
          </table:table-cell>
          <table:table-cell table:formula="of:=[.J47]-[.G45]" office:value-type="float" office:value="-0.002234339714" calcext:value-type="float">
            <text:p>-0.0022343397</text:p>
          </table:table-cell>
          <table:table-cell table:formula="of:=[.B45]-[.G45]" office:value-type="float" office:value="1.474323034283" calcext:value-type="float">
            <text:p>1.4743230343</text:p>
          </table:table-cell>
          <table:table-cell office:value-type="float" office:value="0.966691732407" calcext:value-type="float">
            <text:p>0.9666917324</text:p>
          </table:table-cell>
          <table:table-cell table:formula="of:=[.P47]-[.J45]" office:value-type="float" office:value="-0.002234339714" calcext:value-type="float">
            <text:p>-0.0022343397</text:p>
          </table:table-cell>
          <table:table-cell table:formula="of:=[.B45]-[.J45]" office:value-type="float" office:value="1.474323034283" calcext:value-type="float">
            <text:p>1.4743230343</text:p>
          </table:table-cell>
          <table:table-cell office:value-type="float" office:value="0.966691732407" calcext:value-type="float">
            <text:p>0.9666917324</text:p>
          </table:table-cell>
          <table:table-cell table:formula="of:=[.P47]-[.M45]" office:value-type="float" office:value="-0.002234339714" calcext:value-type="float">
            <text:p>-0.0022343397</text:p>
          </table:table-cell>
          <table:table-cell table:formula="of:=[.B45]-[.M45]" office:value-type="float" office:value="1.474323034283" calcext:value-type="float">
            <text:p>1.4743230343</text:p>
          </table:table-cell>
          <table:table-cell office:value-type="float" office:value="0.966691732407" calcext:value-type="float">
            <text:p>0.9666917324</text:p>
          </table:table-cell>
          <table:table-cell table:formula="of:=[.S47]-[.P45]" office:value-type="float" office:value="-0.002234339714" calcext:value-type="float">
            <text:p>-0.0022343397</text:p>
          </table:table-cell>
          <table:table-cell table:formula="of:=[.B45]-[.P45]" office:value-type="float" office:value="1.474323034283" calcext:value-type="float">
            <text:p>1.4743230343</text:p>
          </table:table-cell>
          <table:table-cell office:value-type="float" office:value="0.966691732407" calcext:value-type="float">
            <text:p>0.9666917324</text:p>
          </table:table-cell>
          <table:table-cell table:formula="of:=[.A45]-[.S45]" office:value-type="float" office:value="1.474323034283" calcext:value-type="float">
            <text:p>1.4743230343</text:p>
          </table:table-cell>
          <table:table-cell table:formula="of:=[.B45]-[.S45]" office:value-type="float" office:value="1.474323034283" calcext:value-type="float">
            <text:p>1.4743230343</text:p>
          </table:table-cell>
        </table:table-row>
        <table:table-row table:style-name="ro1">
          <table:table-cell office:value-type="float" office:value="2.44050717354" calcext:value-type="float">
            <text:p>2.4405071735</text:p>
          </table:table-cell>
          <table:table-cell office:value-type="float" office:value="2.45760893822" calcext:value-type="float">
            <text:p>2.4576089382</text:p>
          </table:table-cell>
          <table:table-cell table:formula="of:=[.J48]-[.B46]" office:value-type="float" office:value="-1.49389189482" calcext:value-type="float">
            <text:p>-1.4938918948</text:p>
          </table:table-cell>
          <table:table-cell office:value-type="float" office:value="0.965944707394" calcext:value-type="float">
            <text:p>0.9659447074</text:p>
          </table:table-cell>
          <table:table-cell table:formula="of:=[.G48]-[.D46]" office:value-type="float" office:value="-0.00446885824199994" calcext:value-type="float">
            <text:p>-0.0044688582</text:p>
          </table:table-cell>
          <table:table-cell table:formula="of:=[.B46]-[.$D48]" office:value-type="float" office:value="1.496133089068" calcext:value-type="float">
            <text:p>1.4961330891</text:p>
          </table:table-cell>
          <table:table-cell office:value-type="float" office:value="0.965944707394" calcext:value-type="float">
            <text:p>0.9659447074</text:p>
          </table:table-cell>
          <table:table-cell table:formula="of:=[.J48]-[.G46]" office:value-type="float" office:value="-0.00222766399399987" calcext:value-type="float">
            <text:p>-0.002227664</text:p>
          </table:table-cell>
          <table:table-cell table:formula="of:=[.B46]-[.G46]" office:value-type="float" office:value="1.491664230826" calcext:value-type="float">
            <text:p>1.4916642308</text:p>
          </table:table-cell>
          <table:table-cell office:value-type="float" office:value="0.965944707394" calcext:value-type="float">
            <text:p>0.9659447074</text:p>
          </table:table-cell>
          <table:table-cell table:formula="of:=[.P48]-[.J46]" office:value-type="float" office:value="-0.00222766399399987" calcext:value-type="float">
            <text:p>-0.002227664</text:p>
          </table:table-cell>
          <table:table-cell table:formula="of:=[.B46]-[.J46]" office:value-type="float" office:value="1.491664230826" calcext:value-type="float">
            <text:p>1.4916642308</text:p>
          </table:table-cell>
          <table:table-cell office:value-type="float" office:value="0.965944707394" calcext:value-type="float">
            <text:p>0.9659447074</text:p>
          </table:table-cell>
          <table:table-cell table:formula="of:=[.P48]-[.M46]" office:value-type="float" office:value="-0.00222766399399987" calcext:value-type="float">
            <text:p>-0.002227664</text:p>
          </table:table-cell>
          <table:table-cell table:formula="of:=[.B46]-[.M46]" office:value-type="float" office:value="1.491664230826" calcext:value-type="float">
            <text:p>1.4916642308</text:p>
          </table:table-cell>
          <table:table-cell office:value-type="float" office:value="0.965944707394" calcext:value-type="float">
            <text:p>0.9659447074</text:p>
          </table:table-cell>
          <table:table-cell table:formula="of:=[.S48]-[.P46]" office:value-type="float" office:value="-0.00222766399399987" calcext:value-type="float">
            <text:p>-0.002227664</text:p>
          </table:table-cell>
          <table:table-cell table:formula="of:=[.B46]-[.P46]" office:value-type="float" office:value="1.491664230826" calcext:value-type="float">
            <text:p>1.4916642308</text:p>
          </table:table-cell>
          <table:table-cell office:value-type="float" office:value="0.965944707394" calcext:value-type="float">
            <text:p>0.9659447074</text:p>
          </table:table-cell>
          <table:table-cell table:formula="of:=[.A46]-[.S46]" office:value-type="float" office:value="1.474562466146" calcext:value-type="float">
            <text:p>1.4745624661</text:p>
          </table:table-cell>
          <table:table-cell table:formula="of:=[.B46]-[.S46]" office:value-type="float" office:value="1.491664230826" calcext:value-type="float">
            <text:p>1.4916642308</text:p>
          </table:table-cell>
        </table:table-row>
        <table:table-row table:style-name="ro1">
          <table:table-cell table:number-columns-repeated="2" office:value-type="float" office:value="2.61886882782" calcext:value-type="float">
            <text:p>2.6188688278</text:p>
          </table:table-cell>
          <table:table-cell table:formula="of:=[.J49]-[.B47]" office:value-type="float" office:value="-1.655889987946" calcext:value-type="float">
            <text:p>-1.6558899879</text:p>
          </table:table-cell>
          <table:table-cell office:value-type="float" office:value="0.964457392693" calcext:value-type="float">
            <text:p>0.9644573927</text:p>
          </table:table-cell>
          <table:table-cell table:formula="of:=[.G49]-[.D47]" office:value-type="float" office:value="-0.001478552819" calcext:value-type="float">
            <text:p>-0.0014785528</text:p>
          </table:table-cell>
          <table:table-cell table:formula="of:=[.B47]-[.$D49]" office:value-type="float" office:value="1.655889987946" calcext:value-type="float">
            <text:p>1.6558899879</text:p>
          </table:table-cell>
          <table:table-cell office:value-type="float" office:value="0.964457392693" calcext:value-type="float">
            <text:p>0.9644573927</text:p>
          </table:table-cell>
          <table:table-cell table:formula="of:=[.J49]-[.G47]" office:value-type="float" office:value="-0.001478552819" calcext:value-type="float">
            <text:p>-0.0014785528</text:p>
          </table:table-cell>
          <table:table-cell table:formula="of:=[.B47]-[.G47]" office:value-type="float" office:value="1.654411435127" calcext:value-type="float">
            <text:p>1.6544114351</text:p>
          </table:table-cell>
          <table:table-cell office:value-type="float" office:value="0.964457392693" calcext:value-type="float">
            <text:p>0.9644573927</text:p>
          </table:table-cell>
          <table:table-cell table:formula="of:=[.P49]-[.J47]" office:value-type="float" office:value="-0.001478552819" calcext:value-type="float">
            <text:p>-0.0014785528</text:p>
          </table:table-cell>
          <table:table-cell table:formula="of:=[.B47]-[.J47]" office:value-type="float" office:value="1.654411435127" calcext:value-type="float">
            <text:p>1.6544114351</text:p>
          </table:table-cell>
          <table:table-cell office:value-type="float" office:value="0.964457392693" calcext:value-type="float">
            <text:p>0.9644573927</text:p>
          </table:table-cell>
          <table:table-cell table:formula="of:=[.P49]-[.M47]" office:value-type="float" office:value="-0.001478552819" calcext:value-type="float">
            <text:p>-0.0014785528</text:p>
          </table:table-cell>
          <table:table-cell table:formula="of:=[.B47]-[.M47]" office:value-type="float" office:value="1.654411435127" calcext:value-type="float">
            <text:p>1.6544114351</text:p>
          </table:table-cell>
          <table:table-cell office:value-type="float" office:value="0.964457392693" calcext:value-type="float">
            <text:p>0.9644573927</text:p>
          </table:table-cell>
          <table:table-cell table:formula="of:=[.S49]-[.P47]" office:value-type="float" office:value="-0.001478552819" calcext:value-type="float">
            <text:p>-0.0014785528</text:p>
          </table:table-cell>
          <table:table-cell table:formula="of:=[.B47]-[.P47]" office:value-type="float" office:value="1.654411435127" calcext:value-type="float">
            <text:p>1.6544114351</text:p>
          </table:table-cell>
          <table:table-cell office:value-type="float" office:value="0.964457392693" calcext:value-type="float">
            <text:p>0.9644573927</text:p>
          </table:table-cell>
          <table:table-cell table:formula="of:=[.A47]-[.S47]" office:value-type="float" office:value="1.654411435127" calcext:value-type="float">
            <text:p>1.6544114351</text:p>
          </table:table-cell>
          <table:table-cell table:formula="of:=[.B47]-[.S47]" office:value-type="float" office:value="1.654411435127" calcext:value-type="float">
            <text:p>1.6544114351</text:p>
          </table:table-cell>
        </table:table-row>
        <table:table-row table:style-name="ro1">
          <table:table-cell office:value-type="float" office:value="2.44000840187" calcext:value-type="float">
            <text:p>2.4400084019</text:p>
          </table:table-cell>
          <table:table-cell office:value-type="float" office:value="2.45710659027" calcext:value-type="float">
            <text:p>2.4571065903</text:p>
          </table:table-cell>
          <table:table-cell table:formula="of:=[.J50]-[.B48]" office:value-type="float" office:value="-1.49486362934" calcext:value-type="float">
            <text:p>-1.4948636293</text:p>
          </table:table-cell>
          <table:table-cell office:value-type="float" office:value="0.961475849152" calcext:value-type="float">
            <text:p>0.9614758492</text:p>
          </table:table-cell>
          <table:table-cell table:formula="of:=[.G50]-[.D48]" office:value-type="float" office:value="-0.00147062540100007" calcext:value-type="float">
            <text:p>-0.0014706254</text:p>
          </table:table-cell>
          <table:table-cell table:formula="of:=[.B48]-[.$D50]" office:value-type="float" office:value="1.497101366519" calcext:value-type="float">
            <text:p>1.4971013665</text:p>
          </table:table-cell>
          <table:table-cell office:value-type="float" office:value="0.961475849152" calcext:value-type="float">
            <text:p>0.9614758492</text:p>
          </table:table-cell>
          <table:table-cell table:formula="of:=[.J50]-[.G48]" office:value-type="float" office:value="0.000767111777999929" calcext:value-type="float">
            <text:p>0.0007671118</text:p>
          </table:table-cell>
          <table:table-cell table:formula="of:=[.B48]-[.G48]" office:value-type="float" office:value="1.495630741118" calcext:value-type="float">
            <text:p>1.4956307411</text:p>
          </table:table-cell>
          <table:table-cell office:value-type="float" office:value="0.9637170434" calcext:value-type="float">
            <text:p>0.9637170434</text:p>
          </table:table-cell>
          <table:table-cell table:formula="of:=[.P50]-[.J48]" office:value-type="float" office:value="-0.00147408247000014" calcext:value-type="float">
            <text:p>-0.0014740825</text:p>
          </table:table-cell>
          <table:table-cell table:formula="of:=[.B48]-[.J48]" office:value-type="float" office:value="1.49338954687" calcext:value-type="float">
            <text:p>1.4933895469</text:p>
          </table:table-cell>
          <table:table-cell office:value-type="float" office:value="0.9637170434" calcext:value-type="float">
            <text:p>0.9637170434</text:p>
          </table:table-cell>
          <table:table-cell table:formula="of:=[.P50]-[.M48]" office:value-type="float" office:value="-0.00147408247000014" calcext:value-type="float">
            <text:p>-0.0014740825</text:p>
          </table:table-cell>
          <table:table-cell table:formula="of:=[.B48]-[.M48]" office:value-type="float" office:value="1.49338954687" calcext:value-type="float">
            <text:p>1.4933895469</text:p>
          </table:table-cell>
          <table:table-cell office:value-type="float" office:value="0.9637170434" calcext:value-type="float">
            <text:p>0.9637170434</text:p>
          </table:table-cell>
          <table:table-cell table:formula="of:=[.S50]-[.P48]" office:value-type="float" office:value="-0.00147408247000014" calcext:value-type="float">
            <text:p>-0.0014740825</text:p>
          </table:table-cell>
          <table:table-cell table:formula="of:=[.B48]-[.P48]" office:value-type="float" office:value="1.49338954687" calcext:value-type="float">
            <text:p>1.4933895469</text:p>
          </table:table-cell>
          <table:table-cell office:value-type="float" office:value="0.9637170434" calcext:value-type="float">
            <text:p>0.9637170434</text:p>
          </table:table-cell>
          <table:table-cell table:formula="of:=[.A48]-[.S48]" office:value-type="float" office:value="1.47629135847" calcext:value-type="float">
            <text:p>1.4762913585</text:p>
          </table:table-cell>
          <table:table-cell table:formula="of:=[.B48]-[.S48]" office:value-type="float" office:value="1.49338954687" calcext:value-type="float">
            <text:p>1.4933895469</text:p>
          </table:table-cell>
        </table:table-row>
        <table:table-row table:style-name="ro1">
          <table:table-cell office:value-type="float" office:value="2.4064540863" calcext:value-type="float">
            <text:p>2.4064540863</text:p>
          </table:table-cell>
          <table:table-cell office:value-type="string" calcext:value-type="string">
            <text:p><text:s/>nan </text:p>
          </table:table-cell>
          <table:table-cell table:formula="of:=[.J51]-[.B49]" office:value-type="string" office:string-value="" calcext:value-type="error">
            <text:p>#VALUE!</text:p>
          </table:table-cell>
          <table:table-cell office:value-type="float" office:value="0.962978839874" calcext:value-type="float">
            <text:p>0.9629788399</text:p>
          </table:table-cell>
          <table:table-cell table:formula="of:=[.G51]-[.D49]" office:value-type="float" office:value="-0.00370562076500003" calcext:value-type="float">
            <text:p>-0.0037056208</text:p>
          </table:table-cell>
          <table:table-cell table:formula="of:=[.B49]-[.$D51]" office:value-type="string" office:string-value="" calcext:value-type="error">
            <text:p>#VALUE!</text:p>
          </table:table-cell>
          <table:table-cell office:value-type="float" office:value="0.962978839874" calcext:value-type="float">
            <text:p>0.9629788399</text:p>
          </table:table-cell>
          <table:table-cell table:formula="of:=[.J51]-[.G49]" office:value-type="float" office:value="-0.00146955251699998" calcext:value-type="float">
            <text:p>-0.0014695525</text:p>
          </table:table-cell>
          <table:table-cell table:formula="of:=[.B49]-[.G49]" office:value-type="string" office:string-value="" calcext:value-type="error">
            <text:p>#VALUE!</text:p>
          </table:table-cell>
          <table:table-cell office:value-type="float" office:value="0.962978839874" calcext:value-type="float">
            <text:p>0.9629788399</text:p>
          </table:table-cell>
          <table:table-cell table:formula="of:=[.P51]-[.J49]" office:value-type="float" office:value="-0.00146955251699998" calcext:value-type="float">
            <text:p>-0.0014695525</text:p>
          </table:table-cell>
          <table:table-cell table:formula="of:=[.B49]-[.J49]" office:value-type="string" office:string-value="" calcext:value-type="error">
            <text:p>#VALUE!</text:p>
          </table:table-cell>
          <table:table-cell office:value-type="float" office:value="0.962978839874" calcext:value-type="float">
            <text:p>0.9629788399</text:p>
          </table:table-cell>
          <table:table-cell table:formula="of:=[.P51]-[.M49]" office:value-type="float" office:value="-0.00146955251699998" calcext:value-type="float">
            <text:p>-0.0014695525</text:p>
          </table:table-cell>
          <table:table-cell table:formula="of:=[.B49]-[.M49]" office:value-type="string" office:string-value="" calcext:value-type="error">
            <text:p>#VALUE!</text:p>
          </table:table-cell>
          <table:table-cell office:value-type="float" office:value="0.962978839874" calcext:value-type="float">
            <text:p>0.9629788399</text:p>
          </table:table-cell>
          <table:table-cell table:formula="of:=[.S51]-[.P49]" office:value-type="float" office:value="-0.00146955251699998" calcext:value-type="float">
            <text:p>-0.0014695525</text:p>
          </table:table-cell>
          <table:table-cell table:formula="of:=[.B49]-[.P49]" office:value-type="string" office:string-value="" calcext:value-type="error">
            <text:p>#VALUE!</text:p>
          </table:table-cell>
          <table:table-cell office:value-type="float" office:value="0.962978839874" calcext:value-type="float">
            <text:p>0.9629788399</text:p>
          </table:table-cell>
          <table:table-cell table:formula="of:=[.A49]-[.S49]" office:value-type="float" office:value="1.443475246426" calcext:value-type="float">
            <text:p>1.4434752464</text:p>
          </table:table-cell>
          <table:table-cell table:formula="of:=[.B49]-[.S49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40507316589" calcext:value-type="float">
            <text:p>2.4050731659</text:p>
          </table:table-cell>
          <table:table-cell office:value-type="float" office:value="2.437759161" calcext:value-type="float">
            <text:p>2.437759161</text:p>
          </table:table-cell>
          <table:table-cell table:formula="of:=[.J52]-[.B50]" office:value-type="float" office:value="-1.479215681557" calcext:value-type="float">
            <text:p>-1.4792156816</text:p>
          </table:table-cell>
          <table:table-cell office:value-type="float" office:value="0.960005223751" calcext:value-type="float">
            <text:p>0.9600052238</text:p>
          </table:table-cell>
          <table:table-cell table:formula="of:=[.G52]-[.D50]" office:value-type="float" office:value="-0.00146174430799995" calcext:value-type="float">
            <text:p>-0.0014617443</text:p>
          </table:table-cell>
          <table:table-cell table:formula="of:=[.B50]-[.$D52]" office:value-type="float" office:value="1.479215681557" calcext:value-type="float">
            <text:p>1.4792156816</text:p>
          </table:table-cell>
          <table:table-cell office:value-type="float" office:value="0.960005223751" calcext:value-type="float">
            <text:p>0.9600052238</text:p>
          </table:table-cell>
          <table:table-cell table:formula="of:=[.J52]-[.G50]" office:value-type="float" office:value="-0.00146174430799995" calcext:value-type="float">
            <text:p>-0.0014617443</text:p>
          </table:table-cell>
          <table:table-cell table:formula="of:=[.B50]-[.G50]" office:value-type="float" office:value="1.477753937249" calcext:value-type="float">
            <text:p>1.4777539372</text:p>
          </table:table-cell>
          <table:table-cell office:value-type="float" office:value="0.96224296093" calcext:value-type="float">
            <text:p>0.9622429609</text:p>
          </table:table-cell>
          <table:table-cell table:formula="of:=[.P52]-[.J50]" office:value-type="float" office:value="-0.00146514177299995" calcext:value-type="float">
            <text:p>-0.0014651418</text:p>
          </table:table-cell>
          <table:table-cell table:formula="of:=[.B50]-[.J50]" office:value-type="float" office:value="1.47551620007" calcext:value-type="float">
            <text:p>1.4755162001</text:p>
          </table:table-cell>
          <table:table-cell office:value-type="float" office:value="0.96224296093" calcext:value-type="float">
            <text:p>0.9622429609</text:p>
          </table:table-cell>
          <table:table-cell table:formula="of:=[.P52]-[.M50]" office:value-type="float" office:value="-0.00146514177299995" calcext:value-type="float">
            <text:p>-0.0014651418</text:p>
          </table:table-cell>
          <table:table-cell table:formula="of:=[.B50]-[.M50]" office:value-type="float" office:value="1.47551620007" calcext:value-type="float">
            <text:p>1.4755162001</text:p>
          </table:table-cell>
          <table:table-cell office:value-type="float" office:value="0.96224296093" calcext:value-type="float">
            <text:p>0.9622429609</text:p>
          </table:table-cell>
          <table:table-cell table:formula="of:=[.S52]-[.P50]" office:value-type="float" office:value="-0.00146514177299995" calcext:value-type="float">
            <text:p>-0.0014651418</text:p>
          </table:table-cell>
          <table:table-cell table:formula="of:=[.B50]-[.P50]" office:value-type="float" office:value="1.47551620007" calcext:value-type="float">
            <text:p>1.4755162001</text:p>
          </table:table-cell>
          <table:table-cell office:value-type="float" office:value="0.96224296093" calcext:value-type="float">
            <text:p>0.9622429609</text:p>
          </table:table-cell>
          <table:table-cell table:formula="of:=[.A50]-[.S50]" office:value-type="float" office:value="1.44283020496" calcext:value-type="float">
            <text:p>1.442830205</text:p>
          </table:table-cell>
          <table:table-cell table:formula="of:=[.B50]-[.S50]" office:value-type="float" office:value="1.47551620007" calcext:value-type="float">
            <text:p>1.4755162001</text:p>
          </table:table-cell>
        </table:table-row>
        <table:table-row table:style-name="ro1">
          <table:table-cell office:value-type="float" office:value="2.40233230591" calcext:value-type="float">
            <text:p>2.4023323059</text:p>
          </table:table-cell>
          <table:table-cell office:value-type="float" office:value="2.41918349266" calcext:value-type="float">
            <text:p>2.4191834927</text:p>
          </table:table-cell>
          <table:table-cell table:formula="of:=[.J53]-[.B51]" office:value-type="float" office:value="-1.461367547512" calcext:value-type="float">
            <text:p>-1.4613675475</text:p>
          </table:table-cell>
          <table:table-cell office:value-type="float" office:value="0.959273219109" calcext:value-type="float">
            <text:p>0.9592732191</text:p>
          </table:table-cell>
          <table:table-cell table:formula="of:=[.G53]-[.D51]" office:value-type="float" office:value="-0.00145727396100004" calcext:value-type="float">
            <text:p>-0.001457274</text:p>
          </table:table-cell>
          <table:table-cell table:formula="of:=[.B51]-[.$D53]" office:value-type="float" office:value="1.461367547512" calcext:value-type="float">
            <text:p>1.4613675475</text:p>
          </table:table-cell>
          <table:table-cell office:value-type="float" office:value="0.959273219109" calcext:value-type="float">
            <text:p>0.9592732191</text:p>
          </table:table-cell>
          <table:table-cell table:formula="of:=[.J53]-[.G51]" office:value-type="float" office:value="-0.00145727396100004" calcext:value-type="float">
            <text:p>-0.001457274</text:p>
          </table:table-cell>
          <table:table-cell table:formula="of:=[.B51]-[.G51]" office:value-type="float" office:value="1.459910273551" calcext:value-type="float">
            <text:p>1.4599102736</text:p>
          </table:table-cell>
          <table:table-cell office:value-type="float" office:value="0.961509287357" calcext:value-type="float">
            <text:p>0.9615092874</text:p>
          </table:table-cell>
          <table:table-cell table:formula="of:=[.P53]-[.J51]" office:value-type="float" office:value="-0.00369334220900008" calcext:value-type="float">
            <text:p>-0.0036933422</text:p>
          </table:table-cell>
          <table:table-cell table:formula="of:=[.B51]-[.J51]" office:value-type="float" office:value="1.457674205303" calcext:value-type="float">
            <text:p>1.4576742053</text:p>
          </table:table-cell>
          <table:table-cell office:value-type="float" office:value="0.959273219109" calcext:value-type="float">
            <text:p>0.9592732191</text:p>
          </table:table-cell>
          <table:table-cell table:formula="of:=[.P53]-[.M51]" office:value-type="float" office:value="-0.00145727396100004" calcext:value-type="float">
            <text:p>-0.001457274</text:p>
          </table:table-cell>
          <table:table-cell table:formula="of:=[.B51]-[.M51]" office:value-type="float" office:value="1.459910273551" calcext:value-type="float">
            <text:p>1.4599102736</text:p>
          </table:table-cell>
          <table:table-cell office:value-type="float" office:value="0.961509287357" calcext:value-type="float">
            <text:p>0.9615092874</text:p>
          </table:table-cell>
          <table:table-cell table:formula="of:=[.S53]-[.P51]" office:value-type="float" office:value="-0.00369334220900008" calcext:value-type="float">
            <text:p>-0.0036933422</text:p>
          </table:table-cell>
          <table:table-cell table:formula="of:=[.B51]-[.P51]" office:value-type="float" office:value="1.457674205303" calcext:value-type="float">
            <text:p>1.4576742053</text:p>
          </table:table-cell>
          <table:table-cell office:value-type="float" office:value="0.961509287357" calcext:value-type="float">
            <text:p>0.9615092874</text:p>
          </table:table-cell>
          <table:table-cell table:formula="of:=[.A51]-[.S51]" office:value-type="float" office:value="1.440823018553" calcext:value-type="float">
            <text:p>1.4408230186</text:p>
          </table:table-cell>
          <table:table-cell table:formula="of:=[.B51]-[.S51]" office:value-type="float" office:value="1.457674205303" calcext:value-type="float">
            <text:p>1.4576742053</text:p>
          </table:table-cell>
        </table:table-row>
        <table:table-row table:style-name="ro1">
          <table:table-cell table:number-columns-repeated="2" office:value-type="float" office:value="2.40097260475" calcext:value-type="float">
            <text:p>2.4009726048</text:p>
          </table:table-cell>
          <table:table-cell table:formula="of:=[.J54]-[.B52]" office:value-type="float" office:value="-1.44165098667" calcext:value-type="float">
            <text:p>-1.4416509867</text:p>
          </table:table-cell>
          <table:table-cell office:value-type="float" office:value="0.958543479443" calcext:value-type="float">
            <text:p>0.9585434794</text:p>
          </table:table-cell>
          <table:table-cell table:formula="of:=[.G54]-[.D52]" office:value-type="float" office:value="0.000778138636999937" calcext:value-type="float">
            <text:p>0.0007781386</text:p>
          </table:table-cell>
          <table:table-cell table:formula="of:=[.B52]-[.$D54]" office:value-type="float" office:value="1.443881988524" calcext:value-type="float">
            <text:p>1.4438819885</text:p>
          </table:table-cell>
          <table:table-cell office:value-type="float" office:value="0.958543479443" calcext:value-type="float">
            <text:p>0.9585434794</text:p>
          </table:table-cell>
          <table:table-cell table:formula="of:=[.J54]-[.G52]" office:value-type="float" office:value="0.000778138636999937" calcext:value-type="float">
            <text:p>0.0007781386</text:p>
          </table:table-cell>
          <table:table-cell table:formula="of:=[.B52]-[.G52]" office:value-type="float" office:value="1.442429125307" calcext:value-type="float">
            <text:p>1.4424291253</text:p>
          </table:table-cell>
          <table:table-cell office:value-type="float" office:value="0.958543479443" calcext:value-type="float">
            <text:p>0.9585434794</text:p>
          </table:table-cell>
          <table:table-cell table:formula="of:=[.P54]-[.J52]" office:value-type="float" office:value="-0.001452863217" calcext:value-type="float">
            <text:p>-0.0014528632</text:p>
          </table:table-cell>
          <table:table-cell table:formula="of:=[.B52]-[.J52]" office:value-type="float" office:value="1.442429125307" calcext:value-type="float">
            <text:p>1.4424291253</text:p>
          </table:table-cell>
          <table:table-cell office:value-type="float" office:value="0.958543479443" calcext:value-type="float">
            <text:p>0.9585434794</text:p>
          </table:table-cell>
          <table:table-cell table:formula="of:=[.P54]-[.M52]" office:value-type="float" office:value="-0.001452863217" calcext:value-type="float">
            <text:p>-0.0014528632</text:p>
          </table:table-cell>
          <table:table-cell table:formula="of:=[.B52]-[.M52]" office:value-type="float" office:value="1.442429125307" calcext:value-type="float">
            <text:p>1.4424291253</text:p>
          </table:table-cell>
          <table:table-cell office:value-type="float" office:value="0.960777819157" calcext:value-type="float">
            <text:p>0.9607778192</text:p>
          </table:table-cell>
          <table:table-cell table:formula="of:=[.S54]-[.P52]" office:value-type="float" office:value="-0.00145620107700006" calcext:value-type="float">
            <text:p>-0.0014562011</text:p>
          </table:table-cell>
          <table:table-cell table:formula="of:=[.B52]-[.P52]" office:value-type="float" office:value="1.440194785593" calcext:value-type="float">
            <text:p>1.4401947856</text:p>
          </table:table-cell>
          <table:table-cell office:value-type="float" office:value="0.960777819157" calcext:value-type="float">
            <text:p>0.9607778192</text:p>
          </table:table-cell>
          <table:table-cell table:formula="of:=[.A52]-[.S52]" office:value-type="float" office:value="1.440194785593" calcext:value-type="float">
            <text:p>1.4401947856</text:p>
          </table:table-cell>
          <table:table-cell table:formula="of:=[.B52]-[.S52]" office:value-type="float" office:value="1.440194785593" calcext:value-type="float">
            <text:p>1.4401947856</text:p>
          </table:table-cell>
        </table:table-row>
        <table:table-row table:style-name="ro1">
          <table:table-cell table:number-columns-repeated="2" office:value-type="float" office:value="2.39961981773" calcext:value-type="float">
            <text:p>2.3996198177</text:p>
          </table:table-cell>
          <table:table-cell table:formula="of:=[.J55]-[.B53]" office:value-type="float" office:value="-1.44102299213" calcext:value-type="float">
            <text:p>-1.4410229921</text:p>
          </table:table-cell>
          <table:table-cell office:value-type="float" office:value="0.957815945148" calcext:value-type="float">
            <text:p>0.9578159451</text:p>
          </table:table-cell>
          <table:table-cell table:formula="of:=[.G55]-[.D53]" office:value-type="float" office:value="0.000780880452000088" calcext:value-type="float">
            <text:p>0.0007808805</text:p>
          </table:table-cell>
          <table:table-cell table:formula="of:=[.B53]-[.$D55]" office:value-type="float" office:value="1.44102299213" calcext:value-type="float">
            <text:p>1.4410229921</text:p>
          </table:table-cell>
          <table:table-cell office:value-type="float" office:value="0.957815945148" calcext:value-type="float">
            <text:p>0.9578159451</text:p>
          </table:table-cell>
          <table:table-cell table:formula="of:=[.J55]-[.G53]" office:value-type="float" office:value="0.000780880452000088" calcext:value-type="float">
            <text:p>0.0007808805</text:p>
          </table:table-cell>
          <table:table-cell table:formula="of:=[.B53]-[.G53]" office:value-type="float" office:value="1.441803872582" calcext:value-type="float">
            <text:p>1.4418038726</text:p>
          </table:table-cell>
          <table:table-cell office:value-type="float" office:value="0.957815945148" calcext:value-type="float">
            <text:p>0.9578159451</text:p>
          </table:table-cell>
          <table:table-cell table:formula="of:=[.P55]-[.J53]" office:value-type="float" office:value="0.000780880452000088" calcext:value-type="float">
            <text:p>0.0007808805</text:p>
          </table:table-cell>
          <table:table-cell table:formula="of:=[.B53]-[.J53]" office:value-type="float" office:value="1.441803872582" calcext:value-type="float">
            <text:p>1.4418038726</text:p>
          </table:table-cell>
          <table:table-cell office:value-type="float" office:value="0.957815945148" calcext:value-type="float">
            <text:p>0.9578159451</text:p>
          </table:table-cell>
          <table:table-cell table:formula="of:=[.P55]-[.M53]" office:value-type="float" office:value="0.000780880452000088" calcext:value-type="float">
            <text:p>0.0007808805</text:p>
          </table:table-cell>
          <table:table-cell table:formula="of:=[.B53]-[.M53]" office:value-type="float" office:value="1.441803872582" calcext:value-type="float">
            <text:p>1.4418038726</text:p>
          </table:table-cell>
          <table:table-cell office:value-type="float" office:value="0.957815945148" calcext:value-type="float">
            <text:p>0.9578159451</text:p>
          </table:table-cell>
          <table:table-cell table:formula="of:=[.S55]-[.P53]" office:value-type="float" office:value="0.000780880452000088" calcext:value-type="float">
            <text:p>0.0007808805</text:p>
          </table:table-cell>
          <table:table-cell table:formula="of:=[.B53]-[.P53]" office:value-type="float" office:value="1.441803872582" calcext:value-type="float">
            <text:p>1.4418038726</text:p>
          </table:table-cell>
          <table:table-cell office:value-type="float" office:value="0.957815945148" calcext:value-type="float">
            <text:p>0.9578159451</text:p>
          </table:table-cell>
          <table:table-cell table:formula="of:=[.A53]-[.S53]" office:value-type="float" office:value="1.441803872582" calcext:value-type="float">
            <text:p>1.4418038726</text:p>
          </table:table-cell>
          <table:table-cell table:formula="of:=[.B53]-[.S53]" office:value-type="float" office:value="1.441803872582" calcext:value-type="float">
            <text:p>1.4418038726</text:p>
          </table:table-cell>
        </table:table-row>
        <table:table-row table:style-name="ro1">
          <table:table-cell table:number-columns-repeated="2" office:value-type="float" office:value="2.40798044205" calcext:value-type="float">
            <text:p>2.4079804421</text:p>
          </table:table-cell>
          <table:table-cell table:formula="of:=[.J56]-[.B54]" office:value-type="float" office:value="-1.450826287272" calcext:value-type="float">
            <text:p>-1.4508262873</text:p>
          </table:table-cell>
          <table:table-cell office:value-type="float" office:value="0.957090616226" calcext:value-type="float">
            <text:p>0.9570906162</text:p>
          </table:table-cell>
          <table:table-cell table:formula="of:=[.G56]-[.D54]" office:value-type="float" office:value="0.0000635385520000309" calcext:value-type="float">
            <text:p>6.35385520000309E-005</text:p>
          </table:table-cell>
          <table:table-cell table:formula="of:=[.B54]-[.$D56]" office:value-type="float" office:value="1.450826287272" calcext:value-type="float">
            <text:p>1.4508262873</text:p>
          </table:table-cell>
          <table:table-cell office:value-type="float" office:value="0.95932161808" calcext:value-type="float">
            <text:p>0.9593216181</text:p>
          </table:table-cell>
          <table:table-cell table:formula="of:=[.J56]-[.G54]" office:value-type="float" office:value="-0.00216746330199991" calcext:value-type="float">
            <text:p>-0.0021674633</text:p>
          </table:table-cell>
          <table:table-cell table:formula="of:=[.B54]-[.G54]" office:value-type="float" office:value="1.44865882397" calcext:value-type="float">
            <text:p>1.448658824</text:p>
          </table:table-cell>
          <table:table-cell office:value-type="float" office:value="0.95932161808" calcext:value-type="float">
            <text:p>0.9593216181</text:p>
          </table:table-cell>
          <table:table-cell table:formula="of:=[.P56]-[.J54]" office:value-type="float" office:value="-0.00216746330199991" calcext:value-type="float">
            <text:p>-0.0021674633</text:p>
          </table:table-cell>
          <table:table-cell table:formula="of:=[.B54]-[.J54]" office:value-type="float" office:value="1.44865882397" calcext:value-type="float">
            <text:p>1.448658824</text:p>
          </table:table-cell>
          <table:table-cell office:value-type="float" office:value="0.957090616226" calcext:value-type="float">
            <text:p>0.9570906162</text:p>
          </table:table-cell>
          <table:table-cell table:formula="of:=[.P56]-[.M54]" office:value-type="float" office:value="0.0000635385520000309" calcext:value-type="float">
            <text:p>6.35385520000309E-005</text:p>
          </table:table-cell>
          <table:table-cell table:formula="of:=[.B54]-[.M54]" office:value-type="float" office:value="1.450889825824" calcext:value-type="float">
            <text:p>1.4508898258</text:p>
          </table:table-cell>
          <table:table-cell office:value-type="float" office:value="0.957090616226" calcext:value-type="float">
            <text:p>0.9570906162</text:p>
          </table:table-cell>
          <table:table-cell table:formula="of:=[.S56]-[.P54]" office:value-type="float" office:value="0.0000635385520000309" calcext:value-type="float">
            <text:p>6.35385520000309E-005</text:p>
          </table:table-cell>
          <table:table-cell table:formula="of:=[.B54]-[.P54]" office:value-type="float" office:value="1.450889825824" calcext:value-type="float">
            <text:p>1.4508898258</text:p>
          </table:table-cell>
          <table:table-cell office:value-type="float" office:value="0.95932161808" calcext:value-type="float">
            <text:p>0.9593216181</text:p>
          </table:table-cell>
          <table:table-cell table:formula="of:=[.A54]-[.S54]" office:value-type="float" office:value="1.44865882397" calcext:value-type="float">
            <text:p>1.448658824</text:p>
          </table:table-cell>
          <table:table-cell table:formula="of:=[.B54]-[.S54]" office:value-type="float" office:value="1.44865882397" calcext:value-type="float">
            <text:p>1.448658824</text:p>
          </table:table-cell>
        </table:table-row>
        <table:table-row table:style-name="ro1">
          <table:table-cell table:number-columns-repeated="2" office:value-type="float" office:value="2.42349910736" calcext:value-type="float">
            <text:p>2.4234991074</text:p>
          </table:table-cell>
          <table:table-cell table:formula="of:=[.J57]-[.B55]" office:value-type="float" office:value="-1.467062890529" calcext:value-type="float">
            <text:p>-1.4670628905</text:p>
          </table:table-cell>
          <table:table-cell office:value-type="float" office:value="0.9585968256" calcext:value-type="float">
            <text:p>0.9585968256</text:p>
          </table:table-cell>
          <table:table-cell table:formula="of:=[.G57]-[.D55]" office:value-type="float" office:value="-0.00216060876900004" calcext:value-type="float">
            <text:p>-0.0021606088</text:p>
          </table:table-cell>
          <table:table-cell table:formula="of:=[.B55]-[.$D57]" office:value-type="float" office:value="1.469287157058" calcext:value-type="float">
            <text:p>1.4692871571</text:p>
          </table:table-cell>
          <table:table-cell office:value-type="float" office:value="0.9585968256" calcext:value-type="float">
            <text:p>0.9585968256</text:p>
          </table:table-cell>
          <table:table-cell table:formula="of:=[.J57]-[.G55]" office:value-type="float" office:value="-0.00216060876900004" calcext:value-type="float">
            <text:p>-0.0021606088</text:p>
          </table:table-cell>
          <table:table-cell table:formula="of:=[.B55]-[.G55]" office:value-type="float" office:value="1.46490228176" calcext:value-type="float">
            <text:p>1.4649022818</text:p>
          </table:table-cell>
          <table:table-cell office:value-type="float" office:value="0.9585968256" calcext:value-type="float">
            <text:p>0.9585968256</text:p>
          </table:table-cell>
          <table:table-cell table:formula="of:=[.P57]-[.J55]" office:value-type="float" office:value="-0.00216060876900004" calcext:value-type="float">
            <text:p>-0.0021606088</text:p>
          </table:table-cell>
          <table:table-cell table:formula="of:=[.B55]-[.J55]" office:value-type="float" office:value="1.46490228176" calcext:value-type="float">
            <text:p>1.4649022818</text:p>
          </table:table-cell>
          <table:table-cell office:value-type="float" office:value="0.9585968256" calcext:value-type="float">
            <text:p>0.9585968256</text:p>
          </table:table-cell>
          <table:table-cell table:formula="of:=[.P57]-[.M55]" office:value-type="float" office:value="-0.00216060876900004" calcext:value-type="float">
            <text:p>-0.0021606088</text:p>
          </table:table-cell>
          <table:table-cell table:formula="of:=[.B55]-[.M55]" office:value-type="float" office:value="1.46490228176" calcext:value-type="float">
            <text:p>1.4649022818</text:p>
          </table:table-cell>
          <table:table-cell office:value-type="float" office:value="0.9585968256" calcext:value-type="float">
            <text:p>0.9585968256</text:p>
          </table:table-cell>
          <table:table-cell table:formula="of:=[.S57]-[.P55]" office:value-type="float" office:value="-0.00216060876900004" calcext:value-type="float">
            <text:p>-0.0021606088</text:p>
          </table:table-cell>
          <table:table-cell table:formula="of:=[.B55]-[.P55]" office:value-type="float" office:value="1.46490228176" calcext:value-type="float">
            <text:p>1.4649022818</text:p>
          </table:table-cell>
          <table:table-cell office:value-type="float" office:value="0.9585968256" calcext:value-type="float">
            <text:p>0.9585968256</text:p>
          </table:table-cell>
          <table:table-cell table:formula="of:=[.A55]-[.S55]" office:value-type="float" office:value="1.46490228176" calcext:value-type="float">
            <text:p>1.4649022818</text:p>
          </table:table-cell>
          <table:table-cell table:formula="of:=[.B55]-[.S55]" office:value-type="float" office:value="1.46490228176" calcext:value-type="float">
            <text:p>1.4649022818</text:p>
          </table:table-cell>
        </table:table-row>
        <table:table-row table:style-name="ro1">
          <table:table-cell table:number-columns-repeated="2" office:value-type="float" office:value="2.41374897957" calcext:value-type="float">
            <text:p>2.4137489796</text:p>
          </table:table-cell>
          <table:table-cell table:formula="of:=[.J58]-[.B56]" office:value-type="float" office:value="-1.458028495313" calcext:value-type="float">
            <text:p>-1.4580284953</text:p>
          </table:table-cell>
          <table:table-cell office:value-type="float" office:value="0.957154154778" calcext:value-type="float">
            <text:p>0.9571541548</text:p>
          </table:table-cell>
          <table:table-cell table:formula="of:=[.G58]-[.D56]" office:value-type="float" office:value="-0.00143367052100007" calcext:value-type="float">
            <text:p>-0.0014336705</text:p>
          </table:table-cell>
          <table:table-cell table:formula="of:=[.B56]-[.$D58]" office:value-type="float" office:value="1.458028495313" calcext:value-type="float">
            <text:p>1.4580284953</text:p>
          </table:table-cell>
          <table:table-cell office:value-type="float" office:value="0.957154154778" calcext:value-type="float">
            <text:p>0.9571541548</text:p>
          </table:table-cell>
          <table:table-cell table:formula="of:=[.J58]-[.G56]" office:value-type="float" office:value="-0.00143367052100007" calcext:value-type="float">
            <text:p>-0.0014336705</text:p>
          </table:table-cell>
          <table:table-cell table:formula="of:=[.B56]-[.G56]" office:value-type="float" office:value="1.456594824792" calcext:value-type="float">
            <text:p>1.4565948248</text:p>
          </table:table-cell>
          <table:table-cell office:value-type="float" office:value="0.957154154778" calcext:value-type="float">
            <text:p>0.9571541548</text:p>
          </table:table-cell>
          <table:table-cell table:formula="of:=[.P58]-[.J56]" office:value-type="float" office:value="-0.00143367052100007" calcext:value-type="float">
            <text:p>-0.0014336705</text:p>
          </table:table-cell>
          <table:table-cell table:formula="of:=[.B56]-[.J56]" office:value-type="float" office:value="1.456594824792" calcext:value-type="float">
            <text:p>1.4565948248</text:p>
          </table:table-cell>
          <table:table-cell office:value-type="float" office:value="0.957154154778" calcext:value-type="float">
            <text:p>0.9571541548</text:p>
          </table:table-cell>
          <table:table-cell table:formula="of:=[.P58]-[.M56]" office:value-type="float" office:value="-0.00143367052100007" calcext:value-type="float">
            <text:p>-0.0014336705</text:p>
          </table:table-cell>
          <table:table-cell table:formula="of:=[.B56]-[.M56]" office:value-type="float" office:value="1.456594824792" calcext:value-type="float">
            <text:p>1.4565948248</text:p>
          </table:table-cell>
          <table:table-cell office:value-type="float" office:value="0.957154154778" calcext:value-type="float">
            <text:p>0.9571541548</text:p>
          </table:table-cell>
          <table:table-cell table:formula="of:=[.S58]-[.P56]" office:value-type="float" office:value="-0.00143367052100007" calcext:value-type="float">
            <text:p>-0.0014336705</text:p>
          </table:table-cell>
          <table:table-cell table:formula="of:=[.B56]-[.P56]" office:value-type="float" office:value="1.456594824792" calcext:value-type="float">
            <text:p>1.4565948248</text:p>
          </table:table-cell>
          <table:table-cell office:value-type="float" office:value="0.957154154778" calcext:value-type="float">
            <text:p>0.9571541548</text:p>
          </table:table-cell>
          <table:table-cell table:formula="of:=[.A56]-[.S56]" office:value-type="float" office:value="1.456594824792" calcext:value-type="float">
            <text:p>1.4565948248</text:p>
          </table:table-cell>
          <table:table-cell table:formula="of:=[.B56]-[.S56]" office:value-type="float" office:value="1.456594824792" calcext:value-type="float">
            <text:p>1.4565948248</text:p>
          </table:table-cell>
        </table:table-row>
        <table:table-row table:style-name="ro1">
          <table:table-cell table:number-columns-repeated="2" office:value-type="float" office:value="2.41762828827" calcext:value-type="float">
            <text:p>2.4176282883</text:p>
          </table:table-cell>
          <table:table-cell table:formula="of:=[.J59]-[.B57]" office:value-type="float" office:value="-1.462621212007" calcext:value-type="float">
            <text:p>-1.462621212</text:p>
          </table:table-cell>
          <table:table-cell office:value-type="float" office:value="0.954211950302" calcext:value-type="float">
            <text:p>0.9542119503</text:p>
          </table:table-cell>
          <table:table-cell table:formula="of:=[.G59]-[.D57]" office:value-type="float" office:value="0.000795125960999954" calcext:value-type="float">
            <text:p>0.000795126</text:p>
          </table:table-cell>
          <table:table-cell table:formula="of:=[.B57]-[.$D59]" office:value-type="float" office:value="1.462621212007" calcext:value-type="float">
            <text:p>1.462621212</text:p>
          </table:table-cell>
          <table:table-cell office:value-type="float" office:value="0.956436216831" calcext:value-type="float">
            <text:p>0.9564362168</text:p>
          </table:table-cell>
          <table:table-cell table:formula="of:=[.J59]-[.G57]" office:value-type="float" office:value="-0.00142914056800003" calcext:value-type="float">
            <text:p>-0.0014291406</text:p>
          </table:table-cell>
          <table:table-cell table:formula="of:=[.B57]-[.G57]" office:value-type="float" office:value="1.461192071439" calcext:value-type="float">
            <text:p>1.4611920714</text:p>
          </table:table-cell>
          <table:table-cell office:value-type="float" office:value="0.956436216831" calcext:value-type="float">
            <text:p>0.9564362168</text:p>
          </table:table-cell>
          <table:table-cell table:formula="of:=[.P59]-[.J57]" office:value-type="float" office:value="-0.00365006923700006" calcext:value-type="float">
            <text:p>-0.0036500692</text:p>
          </table:table-cell>
          <table:table-cell table:formula="of:=[.B57]-[.J57]" office:value-type="float" office:value="1.461192071439" calcext:value-type="float">
            <text:p>1.4611920714</text:p>
          </table:table-cell>
          <table:table-cell office:value-type="float" office:value="0.954211950302" calcext:value-type="float">
            <text:p>0.9542119503</text:p>
          </table:table-cell>
          <table:table-cell table:formula="of:=[.P59]-[.M57]" office:value-type="float" office:value="-0.00142580270800008" calcext:value-type="float">
            <text:p>-0.0014258027</text:p>
          </table:table-cell>
          <table:table-cell table:formula="of:=[.B57]-[.M57]" office:value-type="float" office:value="1.463416337968" calcext:value-type="float">
            <text:p>1.463416338</text:p>
          </table:table-cell>
          <table:table-cell office:value-type="float" office:value="0.956436216831" calcext:value-type="float">
            <text:p>0.9564362168</text:p>
          </table:table-cell>
          <table:table-cell table:formula="of:=[.S59]-[.P57]" office:value-type="float" office:value="-0.00142914056800003" calcext:value-type="float">
            <text:p>-0.0014291406</text:p>
          </table:table-cell>
          <table:table-cell table:formula="of:=[.B57]-[.P57]" office:value-type="float" office:value="1.461192071439" calcext:value-type="float">
            <text:p>1.4611920714</text:p>
          </table:table-cell>
          <table:table-cell office:value-type="float" office:value="0.956436216831" calcext:value-type="float">
            <text:p>0.9564362168</text:p>
          </table:table-cell>
          <table:table-cell table:formula="of:=[.A57]-[.S57]" office:value-type="float" office:value="1.461192071439" calcext:value-type="float">
            <text:p>1.4611920714</text:p>
          </table:table-cell>
          <table:table-cell table:formula="of:=[.B57]-[.S57]" office:value-type="float" office:value="1.461192071439" calcext:value-type="float">
            <text:p>1.4611920714</text:p>
          </table:table-cell>
        </table:table-row>
        <table:table-row table:style-name="ro1">
          <table:table-cell table:number-columns-repeated="2" office:value-type="float" office:value="2.41634440422" calcext:value-type="float">
            <text:p>2.4163444042</text:p>
          </table:table-cell>
          <table:table-cell table:formula="of:=[.J60]-[.B58]" office:value-type="float" office:value="-1.462048470973" calcext:value-type="float">
            <text:p>-1.462048471</text:p>
          </table:table-cell>
          <table:table-cell office:value-type="float" office:value="0.955720484257" calcext:value-type="float">
            <text:p>0.9557204843</text:p>
          </table:table-cell>
          <table:table-cell table:formula="of:=[.G60]-[.D58]" office:value-type="float" office:value="-0.00142455100999994" calcext:value-type="float">
            <text:p>-0.001424551</text:p>
          </table:table-cell>
          <table:table-cell table:formula="of:=[.B58]-[.$D60]" office:value-type="float" office:value="1.462048470973" calcext:value-type="float">
            <text:p>1.462048471</text:p>
          </table:table-cell>
          <table:table-cell office:value-type="float" office:value="0.955720484257" calcext:value-type="float">
            <text:p>0.9557204843</text:p>
          </table:table-cell>
          <table:table-cell table:formula="of:=[.J60]-[.G58]" office:value-type="float" office:value="-0.00142455100999994" calcext:value-type="float">
            <text:p>-0.001424551</text:p>
          </table:table-cell>
          <table:table-cell table:formula="of:=[.B58]-[.G58]" office:value-type="float" office:value="1.460623919963" calcext:value-type="float">
            <text:p>1.46062392</text:p>
          </table:table-cell>
          <table:table-cell office:value-type="float" office:value="0.955720484257" calcext:value-type="float">
            <text:p>0.9557204843</text:p>
          </table:table-cell>
          <table:table-cell table:formula="of:=[.P60]-[.J58]" office:value-type="float" office:value="-0.00142455100999994" calcext:value-type="float">
            <text:p>-0.001424551</text:p>
          </table:table-cell>
          <table:table-cell table:formula="of:=[.B58]-[.J58]" office:value-type="float" office:value="1.460623919963" calcext:value-type="float">
            <text:p>1.46062392</text:p>
          </table:table-cell>
          <table:table-cell office:value-type="float" office:value="0.955720484257" calcext:value-type="float">
            <text:p>0.9557204843</text:p>
          </table:table-cell>
          <table:table-cell table:formula="of:=[.P60]-[.M58]" office:value-type="float" office:value="-0.00142455100999994" calcext:value-type="float">
            <text:p>-0.001424551</text:p>
          </table:table-cell>
          <table:table-cell table:formula="of:=[.B58]-[.M58]" office:value-type="float" office:value="1.460623919963" calcext:value-type="float">
            <text:p>1.46062392</text:p>
          </table:table-cell>
          <table:table-cell office:value-type="float" office:value="0.955720484257" calcext:value-type="float">
            <text:p>0.9557204843</text:p>
          </table:table-cell>
          <table:table-cell table:formula="of:=[.S60]-[.P58]" office:value-type="float" office:value="-0.00142455100999994" calcext:value-type="float">
            <text:p>-0.001424551</text:p>
          </table:table-cell>
          <table:table-cell table:formula="of:=[.B58]-[.P58]" office:value-type="float" office:value="1.460623919963" calcext:value-type="float">
            <text:p>1.46062392</text:p>
          </table:table-cell>
          <table:table-cell office:value-type="float" office:value="0.955720484257" calcext:value-type="float">
            <text:p>0.9557204843</text:p>
          </table:table-cell>
          <table:table-cell table:formula="of:=[.A58]-[.S58]" office:value-type="float" office:value="1.460623919963" calcext:value-type="float">
            <text:p>1.46062392</text:p>
          </table:table-cell>
          <table:table-cell table:formula="of:=[.B58]-[.S58]" office:value-type="float" office:value="1.460623919963" calcext:value-type="float">
            <text:p>1.46062392</text:p>
          </table:table-cell>
        </table:table-row>
        <table:table-row table:style-name="ro1">
          <table:table-cell table:number-columns-repeated="2" office:value-type="float" office:value="2.41506791115" calcext:value-type="float">
            <text:p>2.4150679112</text:p>
          </table:table-cell>
          <table:table-cell table:formula="of:=[.J61]-[.B59]" office:value-type="float" office:value="-1.461480796339" calcext:value-type="float">
            <text:p>-1.4614807963</text:p>
          </table:table-cell>
          <table:table-cell office:value-type="float" office:value="0.955007076263" calcext:value-type="float">
            <text:p>0.9550070763</text:p>
          </table:table-cell>
          <table:table-cell table:formula="of:=[.G61]-[.D59]" office:value-type="float" office:value="-0.00141996145199996" calcext:value-type="float">
            <text:p>-0.0014199615</text:p>
          </table:table-cell>
          <table:table-cell table:formula="of:=[.B59]-[.$D61]" office:value-type="float" office:value="1.461480796339" calcext:value-type="float">
            <text:p>1.4614807963</text:p>
          </table:table-cell>
          <table:table-cell office:value-type="float" office:value="0.955007076263" calcext:value-type="float">
            <text:p>0.9550070763</text:p>
          </table:table-cell>
          <table:table-cell table:formula="of:=[.J61]-[.G59]" office:value-type="float" office:value="-0.00141996145199996" calcext:value-type="float">
            <text:p>-0.0014199615</text:p>
          </table:table-cell>
          <table:table-cell table:formula="of:=[.B59]-[.G59]" office:value-type="float" office:value="1.460060834887" calcext:value-type="float">
            <text:p>1.4600608349</text:p>
          </table:table-cell>
          <table:table-cell office:value-type="float" office:value="0.955007076263" calcext:value-type="float">
            <text:p>0.9550070763</text:p>
          </table:table-cell>
          <table:table-cell table:formula="of:=[.P61]-[.J59]" office:value-type="float" office:value="-0.00141996145199996" calcext:value-type="float">
            <text:p>-0.0014199615</text:p>
          </table:table-cell>
          <table:table-cell table:formula="of:=[.B59]-[.J59]" office:value-type="float" office:value="1.460060834887" calcext:value-type="float">
            <text:p>1.4600608349</text:p>
          </table:table-cell>
          <table:table-cell office:value-type="float" office:value="0.955007076263" calcext:value-type="float">
            <text:p>0.9550070763</text:p>
          </table:table-cell>
          <table:table-cell table:formula="of:=[.P61]-[.M59]" office:value-type="float" office:value="-0.00141996145199996" calcext:value-type="float">
            <text:p>-0.0014199615</text:p>
          </table:table-cell>
          <table:table-cell table:formula="of:=[.B59]-[.M59]" office:value-type="float" office:value="1.460060834887" calcext:value-type="float">
            <text:p>1.4600608349</text:p>
          </table:table-cell>
          <table:table-cell office:value-type="float" office:value="0.952786147594" calcext:value-type="float">
            <text:p>0.9527861476</text:p>
          </table:table-cell>
          <table:table-cell table:formula="of:=[.S61]-[.P59]" office:value-type="float" office:value="0.00080096721700007" calcext:value-type="float">
            <text:p>0.0008009672</text:p>
          </table:table-cell>
          <table:table-cell table:formula="of:=[.B59]-[.P59]" office:value-type="float" office:value="1.462281763556" calcext:value-type="float">
            <text:p>1.4622817636</text:p>
          </table:table-cell>
          <table:table-cell office:value-type="float" office:value="0.955007076263" calcext:value-type="float">
            <text:p>0.9550070763</text:p>
          </table:table-cell>
          <table:table-cell table:formula="of:=[.A59]-[.S59]" office:value-type="float" office:value="1.460060834887" calcext:value-type="float">
            <text:p>1.4600608349</text:p>
          </table:table-cell>
          <table:table-cell table:formula="of:=[.B59]-[.S59]" office:value-type="float" office:value="1.460060834887" calcext:value-type="float">
            <text:p>1.4600608349</text:p>
          </table:table-cell>
        </table:table-row>
        <table:table-row table:style-name="ro1">
          <table:table-cell table:number-columns-repeated="2" office:value-type="float" office:value="2.41379880905" calcext:value-type="float">
            <text:p>2.4137988091</text:p>
          </table:table-cell>
          <table:table-cell table:formula="of:=[.J62]-[.B60]" office:value-type="float" office:value="-1.463134229182" calcext:value-type="float">
            <text:p>-1.4631342292</text:p>
          </table:table-cell>
          <table:table-cell office:value-type="float" office:value="0.954295933247" calcext:value-type="float">
            <text:p>0.9542959332</text:p>
          </table:table-cell>
          <table:table-cell table:formula="of:=[.G62]-[.D60]" office:value-type="float" office:value="-0.003631353379" calcext:value-type="float">
            <text:p>-0.0036313534</text:p>
          </table:table-cell>
          <table:table-cell table:formula="of:=[.B60]-[.$D62]" office:value-type="float" office:value="1.463134229182" calcext:value-type="float">
            <text:p>1.4631342292</text:p>
          </table:table-cell>
          <table:table-cell office:value-type="float" office:value="0.954295933247" calcext:value-type="float">
            <text:p>0.9542959332</text:p>
          </table:table-cell>
          <table:table-cell table:formula="of:=[.J62]-[.G60]" office:value-type="float" office:value="-0.003631353379" calcext:value-type="float">
            <text:p>-0.0036313534</text:p>
          </table:table-cell>
          <table:table-cell table:formula="of:=[.B60]-[.G60]" office:value-type="float" office:value="1.459502875803" calcext:value-type="float">
            <text:p>1.4595028758</text:p>
          </table:table-cell>
          <table:table-cell office:value-type="float" office:value="0.954295933247" calcext:value-type="float">
            <text:p>0.9542959332</text:p>
          </table:table-cell>
          <table:table-cell table:formula="of:=[.P62]-[.J60]" office:value-type="float" office:value="-0.00141543150000001" calcext:value-type="float">
            <text:p>-0.0014154315</text:p>
          </table:table-cell>
          <table:table-cell table:formula="of:=[.B60]-[.J60]" office:value-type="float" office:value="1.459502875803" calcext:value-type="float">
            <text:p>1.4595028758</text:p>
          </table:table-cell>
          <table:table-cell office:value-type="float" office:value="0.954295933247" calcext:value-type="float">
            <text:p>0.9542959332</text:p>
          </table:table-cell>
          <table:table-cell table:formula="of:=[.P62]-[.M60]" office:value-type="float" office:value="-0.00141543150000001" calcext:value-type="float">
            <text:p>-0.0014154315</text:p>
          </table:table-cell>
          <table:table-cell table:formula="of:=[.B60]-[.M60]" office:value-type="float" office:value="1.459502875803" calcext:value-type="float">
            <text:p>1.4595028758</text:p>
          </table:table-cell>
          <table:table-cell office:value-type="float" office:value="0.954295933247" calcext:value-type="float">
            <text:p>0.9542959332</text:p>
          </table:table-cell>
          <table:table-cell table:formula="of:=[.S62]-[.P60]" office:value-type="float" office:value="-0.003631353379" calcext:value-type="float">
            <text:p>-0.0036313534</text:p>
          </table:table-cell>
          <table:table-cell table:formula="of:=[.B60]-[.P60]" office:value-type="float" office:value="1.459502875803" calcext:value-type="float">
            <text:p>1.4595028758</text:p>
          </table:table-cell>
          <table:table-cell office:value-type="float" office:value="0.954295933247" calcext:value-type="float">
            <text:p>0.9542959332</text:p>
          </table:table-cell>
          <table:table-cell table:formula="of:=[.A60]-[.S60]" office:value-type="float" office:value="1.459502875803" calcext:value-type="float">
            <text:p>1.4595028758</text:p>
          </table:table-cell>
          <table:table-cell table:formula="of:=[.B60]-[.S60]" office:value-type="float" office:value="1.459502875803" calcext:value-type="float">
            <text:p>1.4595028758</text:p>
          </table:table-cell>
        </table:table-row>
        <table:table-row table:style-name="ro1">
          <table:table-cell table:number-columns-repeated="2" office:value-type="float" office:value="2.41253709793" calcext:value-type="float">
            <text:p>2.4125370979</text:p>
          </table:table-cell>
          <table:table-cell table:formula="of:=[.J63]-[.B61]" office:value-type="float" office:value="-1.460360825061" calcext:value-type="float">
            <text:p>-1.4603608251</text:p>
          </table:table-cell>
          <table:table-cell office:value-type="float" office:value="0.953587114811" calcext:value-type="float">
            <text:p>0.9535871148</text:p>
          </table:table-cell>
          <table:table-cell table:formula="of:=[.G63]-[.D61]" office:value-type="float" office:value="-0.00362521410000005" calcext:value-type="float">
            <text:p>-0.0036252141</text:p>
          </table:table-cell>
          <table:table-cell table:formula="of:=[.B61]-[.$D63]" office:value-type="float" office:value="1.462575197219" calcext:value-type="float">
            <text:p>1.4625751972</text:p>
          </table:table-cell>
          <table:table-cell office:value-type="float" office:value="0.953587114811" calcext:value-type="float">
            <text:p>0.9535871148</text:p>
          </table:table-cell>
          <table:table-cell table:formula="of:=[.J63]-[.G61]" office:value-type="float" office:value="-0.00141084194200003" calcext:value-type="float">
            <text:p>-0.0014108419</text:p>
          </table:table-cell>
          <table:table-cell table:formula="of:=[.B61]-[.G61]" office:value-type="float" office:value="1.458949983119" calcext:value-type="float">
            <text:p>1.4589499831</text:p>
          </table:table-cell>
          <table:table-cell office:value-type="float" office:value="0.953587114811" calcext:value-type="float">
            <text:p>0.9535871148</text:p>
          </table:table-cell>
          <table:table-cell table:formula="of:=[.P63]-[.J61]" office:value-type="float" office:value="-0.00141084194200003" calcext:value-type="float">
            <text:p>-0.0014108419</text:p>
          </table:table-cell>
          <table:table-cell table:formula="of:=[.B61]-[.J61]" office:value-type="float" office:value="1.458949983119" calcext:value-type="float">
            <text:p>1.4589499831</text:p>
          </table:table-cell>
          <table:table-cell office:value-type="float" office:value="0.953587114811" calcext:value-type="float">
            <text:p>0.9535871148</text:p>
          </table:table-cell>
          <table:table-cell table:formula="of:=[.P63]-[.M61]" office:value-type="float" office:value="-0.00141084194200003" calcext:value-type="float">
            <text:p>-0.0014108419</text:p>
          </table:table-cell>
          <table:table-cell table:formula="of:=[.B61]-[.M61]" office:value-type="float" office:value="1.458949983119" calcext:value-type="float">
            <text:p>1.4589499831</text:p>
          </table:table-cell>
          <table:table-cell office:value-type="float" office:value="0.953587114811" calcext:value-type="float">
            <text:p>0.9535871148</text:p>
          </table:table-cell>
          <table:table-cell table:formula="of:=[.S63]-[.P61]" office:value-type="float" office:value="-0.00141084194200003" calcext:value-type="float">
            <text:p>-0.0014108419</text:p>
          </table:table-cell>
          <table:table-cell table:formula="of:=[.B61]-[.P61]" office:value-type="float" office:value="1.458949983119" calcext:value-type="float">
            <text:p>1.4589499831</text:p>
          </table:table-cell>
          <table:table-cell office:value-type="float" office:value="0.953587114811" calcext:value-type="float">
            <text:p>0.9535871148</text:p>
          </table:table-cell>
          <table:table-cell table:formula="of:=[.A61]-[.S61]" office:value-type="float" office:value="1.458949983119" calcext:value-type="float">
            <text:p>1.4589499831</text:p>
          </table:table-cell>
          <table:table-cell table:formula="of:=[.B61]-[.S61]" office:value-type="float" office:value="1.458949983119" calcext:value-type="float">
            <text:p>1.4589499831</text:p>
          </table:table-cell>
        </table:table-row>
        <table:table-row table:style-name="ro1">
          <table:table-cell table:number-columns-repeated="2" office:value-type="float" office:value="2.41128277779" calcext:value-type="float">
            <text:p>2.4112827778</text:p>
          </table:table-cell>
          <table:table-cell table:formula="of:=[.J64]-[.B62]" office:value-type="float" office:value="-1.459808468822" calcext:value-type="float">
            <text:p>-1.4598084688</text:p>
          </table:table-cell>
          <table:table-cell office:value-type="float" office:value="0.950664579868" calcext:value-type="float">
            <text:p>0.9506645799</text:p>
          </table:table-cell>
          <table:table-cell table:formula="of:=[.G64]-[.D62]" office:value-type="float" office:value="0.00080972909999999" calcext:value-type="float">
            <text:p>0.0008097291</text:p>
          </table:table-cell>
          <table:table-cell table:formula="of:=[.B62]-[.$D64]" office:value-type="float" office:value="1.459808468822" calcext:value-type="float">
            <text:p>1.4598084688</text:p>
          </table:table-cell>
          <table:table-cell office:value-type="float" office:value="0.950664579868" calcext:value-type="float">
            <text:p>0.9506645799</text:p>
          </table:table-cell>
          <table:table-cell table:formula="of:=[.J64]-[.G62]" office:value-type="float" office:value="0.00080972909999999" calcext:value-type="float">
            <text:p>0.0008097291</text:p>
          </table:table-cell>
          <table:table-cell table:formula="of:=[.B62]-[.G62]" office:value-type="float" office:value="1.460618197922" calcext:value-type="float">
            <text:p>1.4606181979</text:p>
          </table:table-cell>
          <table:table-cell office:value-type="float" office:value="0.950664579868" calcext:value-type="float">
            <text:p>0.9506645799</text:p>
          </table:table-cell>
          <table:table-cell table:formula="of:=[.P64]-[.J62]" office:value-type="float" office:value="0.00080972909999999" calcext:value-type="float">
            <text:p>0.0008097291</text:p>
          </table:table-cell>
          <table:table-cell table:formula="of:=[.B62]-[.J62]" office:value-type="float" office:value="1.460618197922" calcext:value-type="float">
            <text:p>1.4606181979</text:p>
          </table:table-cell>
          <table:table-cell office:value-type="float" office:value="0.952880501747" calcext:value-type="float">
            <text:p>0.9528805017</text:p>
          </table:table-cell>
          <table:table-cell table:formula="of:=[.P64]-[.M62]" office:value-type="float" office:value="-0.001406192779" calcext:value-type="float">
            <text:p>-0.0014061928</text:p>
          </table:table-cell>
          <table:table-cell table:formula="of:=[.B62]-[.M62]" office:value-type="float" office:value="1.458402276043" calcext:value-type="float">
            <text:p>1.458402276</text:p>
          </table:table-cell>
          <table:table-cell office:value-type="float" office:value="0.952880501747" calcext:value-type="float">
            <text:p>0.9528805017</text:p>
          </table:table-cell>
          <table:table-cell table:formula="of:=[.S64]-[.P62]" office:value-type="float" office:value="-0.001406192779" calcext:value-type="float">
            <text:p>-0.0014061928</text:p>
          </table:table-cell>
          <table:table-cell table:formula="of:=[.B62]-[.P62]" office:value-type="float" office:value="1.458402276043" calcext:value-type="float">
            <text:p>1.458402276</text:p>
          </table:table-cell>
          <table:table-cell office:value-type="float" office:value="0.950664579868" calcext:value-type="float">
            <text:p>0.9506645799</text:p>
          </table:table-cell>
          <table:table-cell table:formula="of:=[.A62]-[.S62]" office:value-type="float" office:value="1.460618197922" calcext:value-type="float">
            <text:p>1.4606181979</text:p>
          </table:table-cell>
          <table:table-cell table:formula="of:=[.B62]-[.S62]" office:value-type="float" office:value="1.460618197922" calcext:value-type="float">
            <text:p>1.4606181979</text:p>
          </table:table-cell>
        </table:table-row>
        <table:table-row table:style-name="ro1">
          <table:table-cell table:number-columns-repeated="2" office:value-type="float" office:value="2.40151500702" calcext:value-type="float">
            <text:p>2.401515007</text:p>
          </table:table-cell>
          <table:table-cell table:formula="of:=[.J65]-[.B63]" office:value-type="float" office:value="-1.453647196294" calcext:value-type="float">
            <text:p>-1.4536471963</text:p>
          </table:table-cell>
          <table:table-cell office:value-type="float" office:value="0.949961900711" calcext:value-type="float">
            <text:p>0.9499619007</text:p>
          </table:table-cell>
          <table:table-cell table:formula="of:=[.G65]-[.D63]" office:value-type="float" office:value="-0.00209408998499994" calcext:value-type="float">
            <text:p>-0.00209409</text:p>
          </table:table-cell>
          <table:table-cell table:formula="of:=[.B63]-[.$D65]" office:value-type="float" office:value="1.453647196294" calcext:value-type="float">
            <text:p>1.4536471963</text:p>
          </table:table-cell>
          <table:table-cell office:value-type="float" office:value="0.949961900711" calcext:value-type="float">
            <text:p>0.9499619007</text:p>
          </table:table-cell>
          <table:table-cell table:formula="of:=[.J65]-[.G63]" office:value-type="float" office:value="-0.00209408998499994" calcext:value-type="float">
            <text:p>-0.00209409</text:p>
          </table:table-cell>
          <table:table-cell table:formula="of:=[.B63]-[.G63]" office:value-type="float" office:value="1.451553106309" calcext:value-type="float">
            <text:p>1.4515531063</text:p>
          </table:table-cell>
          <table:table-cell office:value-type="float" office:value="0.952176272869" calcext:value-type="float">
            <text:p>0.9521762729</text:p>
          </table:table-cell>
          <table:table-cell table:formula="of:=[.P65]-[.J63]" office:value-type="float" office:value="-0.00430846214299996" calcext:value-type="float">
            <text:p>-0.0043084621</text:p>
          </table:table-cell>
          <table:table-cell table:formula="of:=[.B63]-[.J63]" office:value-type="float" office:value="1.449338734151" calcext:value-type="float">
            <text:p>1.4493387342</text:p>
          </table:table-cell>
          <table:table-cell office:value-type="float" office:value="0.952176272869" calcext:value-type="float">
            <text:p>0.9521762729</text:p>
          </table:table-cell>
          <table:table-cell table:formula="of:=[.P65]-[.M63]" office:value-type="float" office:value="-0.00430846214299996" calcext:value-type="float">
            <text:p>-0.0043084621</text:p>
          </table:table-cell>
          <table:table-cell table:formula="of:=[.B63]-[.M63]" office:value-type="float" office:value="1.449338734151" calcext:value-type="float">
            <text:p>1.4493387342</text:p>
          </table:table-cell>
          <table:table-cell office:value-type="float" office:value="0.952176272869" calcext:value-type="float">
            <text:p>0.9521762729</text:p>
          </table:table-cell>
          <table:table-cell table:formula="of:=[.S65]-[.P63]" office:value-type="float" office:value="-0.00430846214299996" calcext:value-type="float">
            <text:p>-0.0043084621</text:p>
          </table:table-cell>
          <table:table-cell table:formula="of:=[.B63]-[.P63]" office:value-type="float" office:value="1.449338734151" calcext:value-type="float">
            <text:p>1.4493387342</text:p>
          </table:table-cell>
          <table:table-cell office:value-type="float" office:value="0.952176272869" calcext:value-type="float">
            <text:p>0.9521762729</text:p>
          </table:table-cell>
          <table:table-cell table:formula="of:=[.A63]-[.S63]" office:value-type="float" office:value="1.449338734151" calcext:value-type="float">
            <text:p>1.4493387342</text:p>
          </table:table-cell>
          <table:table-cell table:formula="of:=[.B63]-[.S63]" office:value-type="float" office:value="1.449338734151" calcext:value-type="float">
            <text:p>1.4493387342</text:p>
          </table:table-cell>
        </table:table-row>
        <table:table-row table:style-name="ro1">
          <table:table-cell table:number-columns-repeated="2" office:value-type="float" office:value="2.4003276825" calcext:value-type="float">
            <text:p>2.4003276825</text:p>
          </table:table-cell>
          <table:table-cell table:formula="of:=[.J66]-[.B64]" office:value-type="float" office:value="-1.453153312211" calcext:value-type="float">
            <text:p>-1.4531533122</text:p>
          </table:table-cell>
          <table:table-cell office:value-type="float" office:value="0.951474308968" calcext:value-type="float">
            <text:p>0.951474309</text:p>
          </table:table-cell>
          <table:table-cell table:formula="of:=[.G66]-[.D64]" office:value-type="float" office:value="-0.00429993867900003" calcext:value-type="float">
            <text:p>-0.0042999387</text:p>
          </table:table-cell>
          <table:table-cell table:formula="of:=[.B64]-[.$D66]" office:value-type="float" office:value="1.453153312211" calcext:value-type="float">
            <text:p>1.4531533122</text:p>
          </table:table-cell>
          <table:table-cell office:value-type="float" office:value="0.951474308968" calcext:value-type="float">
            <text:p>0.951474309</text:p>
          </table:table-cell>
          <table:table-cell table:formula="of:=[.J66]-[.G64]" office:value-type="float" office:value="-0.00429993867900003" calcext:value-type="float">
            <text:p>-0.0042999387</text:p>
          </table:table-cell>
          <table:table-cell table:formula="of:=[.B64]-[.G64]" office:value-type="float" office:value="1.448853373532" calcext:value-type="float">
            <text:p>1.4488533735</text:p>
          </table:table-cell>
          <table:table-cell office:value-type="float" office:value="0.951474308968" calcext:value-type="float">
            <text:p>0.951474309</text:p>
          </table:table-cell>
          <table:table-cell table:formula="of:=[.P66]-[.J64]" office:value-type="float" office:value="-0.00429993867900003" calcext:value-type="float">
            <text:p>-0.0042999387</text:p>
          </table:table-cell>
          <table:table-cell table:formula="of:=[.B64]-[.J64]" office:value-type="float" office:value="1.448853373532" calcext:value-type="float">
            <text:p>1.4488533735</text:p>
          </table:table-cell>
          <table:table-cell office:value-type="float" office:value="0.951474308968" calcext:value-type="float">
            <text:p>0.951474309</text:p>
          </table:table-cell>
          <table:table-cell table:formula="of:=[.P66]-[.M64]" office:value-type="float" office:value="-0.00429993867900003" calcext:value-type="float">
            <text:p>-0.0042999387</text:p>
          </table:table-cell>
          <table:table-cell table:formula="of:=[.B64]-[.M64]" office:value-type="float" office:value="1.448853373532" calcext:value-type="float">
            <text:p>1.4488533735</text:p>
          </table:table-cell>
          <table:table-cell office:value-type="float" office:value="0.951474308968" calcext:value-type="float">
            <text:p>0.951474309</text:p>
          </table:table-cell>
          <table:table-cell table:formula="of:=[.S66]-[.P64]" office:value-type="float" office:value="-0.00429993867900003" calcext:value-type="float">
            <text:p>-0.0042999387</text:p>
          </table:table-cell>
          <table:table-cell table:formula="of:=[.B64]-[.P64]" office:value-type="float" office:value="1.448853373532" calcext:value-type="float">
            <text:p>1.4488533735</text:p>
          </table:table-cell>
          <table:table-cell office:value-type="float" office:value="0.951474308968" calcext:value-type="float">
            <text:p>0.951474309</text:p>
          </table:table-cell>
          <table:table-cell table:formula="of:=[.A64]-[.S64]" office:value-type="float" office:value="1.448853373532" calcext:value-type="float">
            <text:p>1.4488533735</text:p>
          </table:table-cell>
          <table:table-cell table:formula="of:=[.B64]-[.S64]" office:value-type="float" office:value="1.448853373532" calcext:value-type="float">
            <text:p>1.4488533735</text:p>
          </table:table-cell>
        </table:table-row>
        <table:table-row table:style-name="ro1">
          <table:table-cell office:value-type="float" office:value="0.81161659956" calcext:value-type="float">
            <text:p>0.8116165996</text:p>
          </table:table-cell>
          <table:table-cell office:value-type="float" office:value="0.819756031036" calcext:value-type="float">
            <text:p>0.819756031</text:p>
          </table:table-cell>
          <table:table-cell table:formula="of:=[.J67]-[.B65]" office:value-type="float" office:value="0.126727223397" calcext:value-type="float">
            <text:p>0.1267272234</text:p>
          </table:table-cell>
          <table:table-cell office:value-type="float" office:value="0.947867810726" calcext:value-type="float">
            <text:p>0.9478678107</text:p>
          </table:table-cell>
          <table:table-cell table:formula="of:=[.G67]-[.D65]" office:value-type="float" office:value="-0.00138455629300005" calcext:value-type="float">
            <text:p>-0.0013845563</text:p>
          </table:table-cell>
          <table:table-cell table:formula="of:=[.B65]-[.$D67]" office:value-type="float" office:value="-0.126727223397" calcext:value-type="float">
            <text:p>-0.1267272234</text:p>
          </table:table-cell>
          <table:table-cell office:value-type="float" office:value="0.947867810726" calcext:value-type="float">
            <text:p>0.9478678107</text:p>
          </table:table-cell>
          <table:table-cell table:formula="of:=[.J67]-[.G65]" office:value-type="float" office:value="-0.00138455629300005" calcext:value-type="float">
            <text:p>-0.0013845563</text:p>
          </table:table-cell>
          <table:table-cell table:formula="of:=[.B65]-[.G65]" office:value-type="float" office:value="-0.12811177969" calcext:value-type="float">
            <text:p>-0.1281117797</text:p>
          </table:table-cell>
          <table:table-cell office:value-type="float" office:value="0.947867810726" calcext:value-type="float">
            <text:p>0.9478678107</text:p>
          </table:table-cell>
          <table:table-cell table:formula="of:=[.P67]-[.J65]" office:value-type="float" office:value="-0.00138455629300005" calcext:value-type="float">
            <text:p>-0.0013845563</text:p>
          </table:table-cell>
          <table:table-cell table:formula="of:=[.B65]-[.J65]" office:value-type="float" office:value="-0.12811177969" calcext:value-type="float">
            <text:p>-0.1281117797</text:p>
          </table:table-cell>
          <table:table-cell office:value-type="float" office:value="0.947867810726" calcext:value-type="float">
            <text:p>0.9478678107</text:p>
          </table:table-cell>
          <table:table-cell table:formula="of:=[.P67]-[.M65]" office:value-type="float" office:value="-0.00138455629300005" calcext:value-type="float">
            <text:p>-0.0013845563</text:p>
          </table:table-cell>
          <table:table-cell table:formula="of:=[.B65]-[.M65]" office:value-type="float" office:value="-0.12811177969" calcext:value-type="float">
            <text:p>-0.1281117797</text:p>
          </table:table-cell>
          <table:table-cell office:value-type="float" office:value="0.947867810726" calcext:value-type="float">
            <text:p>0.9478678107</text:p>
          </table:table-cell>
          <table:table-cell table:formula="of:=[.S67]-[.P65]" office:value-type="float" office:value="0.000821650027999943" calcext:value-type="float">
            <text:p>0.00082165</text:p>
          </table:table-cell>
          <table:table-cell table:formula="of:=[.B65]-[.P65]" office:value-type="float" office:value="-0.12811177969" calcext:value-type="float">
            <text:p>-0.1281117797</text:p>
          </table:table-cell>
          <table:table-cell office:value-type="float" office:value="0.947867810726" calcext:value-type="float">
            <text:p>0.9478678107</text:p>
          </table:table-cell>
          <table:table-cell table:formula="of:=[.A65]-[.S65]" office:value-type="float" office:value="-0.136251211166" calcext:value-type="float">
            <text:p>-0.1362512112</text:p>
          </table:table-cell>
          <table:table-cell table:formula="of:=[.B65]-[.S65]" office:value-type="float" office:value="-0.12811177969" calcext:value-type="float">
            <text:p>-0.1281117797</text:p>
          </table:table-cell>
        </table:table-row>
        <table:table-row table:style-name="ro1">
          <table:table-cell office:value-type="float" office:value="0.816748023033" calcext:value-type="float">
            <text:p>0.816748023</text:p>
          </table:table-cell>
          <table:table-cell office:value-type="float" office:value="0.817909836769" calcext:value-type="float">
            <text:p>0.8179098368</text:p>
          </table:table-cell>
          <table:table-cell table:formula="of:=[.J68]-[.B66]" office:value-type="float" office:value="0.127884626389" calcext:value-type="float">
            <text:p>0.1278846264</text:p>
          </table:table-cell>
          <table:table-cell office:value-type="float" office:value="0.947174370289" calcext:value-type="float">
            <text:p>0.9471743703</text:p>
          </table:table-cell>
          <table:table-cell table:formula="of:=[.G68]-[.D66]" office:value-type="float" office:value="-0.001379907131" calcext:value-type="float">
            <text:p>-0.0013799071</text:p>
          </table:table-cell>
          <table:table-cell table:formula="of:=[.B66]-[.$D68]" office:value-type="float" office:value="-0.127884626389" calcext:value-type="float">
            <text:p>-0.1278846264</text:p>
          </table:table-cell>
          <table:table-cell office:value-type="float" office:value="0.947174370289" calcext:value-type="float">
            <text:p>0.9471743703</text:p>
          </table:table-cell>
          <table:table-cell table:formula="of:=[.J68]-[.G66]" office:value-type="float" office:value="-0.001379907131" calcext:value-type="float">
            <text:p>-0.0013799071</text:p>
          </table:table-cell>
          <table:table-cell table:formula="of:=[.B66]-[.G66]" office:value-type="float" office:value="-0.12926453352" calcext:value-type="float">
            <text:p>-0.1292645335</text:p>
          </table:table-cell>
          <table:table-cell office:value-type="float" office:value="0.947174370289" calcext:value-type="float">
            <text:p>0.9471743703</text:p>
          </table:table-cell>
          <table:table-cell table:formula="of:=[.P68]-[.J66]" office:value-type="float" office:value="-0.001379907131" calcext:value-type="float">
            <text:p>-0.0013799071</text:p>
          </table:table-cell>
          <table:table-cell table:formula="of:=[.B66]-[.J66]" office:value-type="float" office:value="-0.12926453352" calcext:value-type="float">
            <text:p>-0.1292645335</text:p>
          </table:table-cell>
          <table:table-cell office:value-type="float" office:value="0.947174370289" calcext:value-type="float">
            <text:p>0.9471743703</text:p>
          </table:table-cell>
          <table:table-cell table:formula="of:=[.P68]-[.M66]" office:value-type="float" office:value="-0.001379907131" calcext:value-type="float">
            <text:p>-0.0013799071</text:p>
          </table:table-cell>
          <table:table-cell table:formula="of:=[.B66]-[.M66]" office:value-type="float" office:value="-0.12926453352" calcext:value-type="float">
            <text:p>-0.1292645335</text:p>
          </table:table-cell>
          <table:table-cell office:value-type="float" office:value="0.947174370289" calcext:value-type="float">
            <text:p>0.9471743703</text:p>
          </table:table-cell>
          <table:table-cell table:formula="of:=[.S68]-[.P66]" office:value-type="float" office:value="0.00082468986499995" calcext:value-type="float">
            <text:p>0.0008246899</text:p>
          </table:table-cell>
          <table:table-cell table:formula="of:=[.B66]-[.P66]" office:value-type="float" office:value="-0.12926453352" calcext:value-type="float">
            <text:p>-0.1292645335</text:p>
          </table:table-cell>
          <table:table-cell office:value-type="float" office:value="0.947174370289" calcext:value-type="float">
            <text:p>0.9471743703</text:p>
          </table:table-cell>
          <table:table-cell table:formula="of:=[.A66]-[.S66]" office:value-type="float" office:value="-0.130426347256" calcext:value-type="float">
            <text:p>-0.1304263473</text:p>
          </table:table-cell>
          <table:table-cell table:formula="of:=[.B66]-[.S66]" office:value-type="float" office:value="-0.12926453352" calcext:value-type="float">
            <text:p>-0.1292645335</text:p>
          </table:table-cell>
        </table:table-row>
        <table:table-row table:style-name="ro1">
          <table:table-cell table:number-columns-repeated="2" office:value-type="float" office:value="0.677676439285" calcext:value-type="float">
            <text:p>0.6776764393</text:p>
          </table:table-cell>
          <table:table-cell table:formula="of:=[.J69]-[.B67]" office:value-type="float" office:value="0.267431557179" calcext:value-type="float">
            <text:p>0.2674315572</text:p>
          </table:table-cell>
          <table:table-cell office:value-type="float" office:value="0.946483254433" calcext:value-type="float">
            <text:p>0.9464832544</text:p>
          </table:table-cell>
          <table:table-cell table:formula="of:=[.G69]-[.D67]" office:value-type="float" office:value="-0.00137525796899995" calcext:value-type="float">
            <text:p>-0.001375258</text:p>
          </table:table-cell>
          <table:table-cell table:formula="of:=[.B67]-[.$D69]" office:value-type="float" office:value="-0.267431557179" calcext:value-type="float">
            <text:p>-0.2674315572</text:p>
          </table:table-cell>
          <table:table-cell office:value-type="float" office:value="0.946483254433" calcext:value-type="float">
            <text:p>0.9464832544</text:p>
          </table:table-cell>
          <table:table-cell table:formula="of:=[.J69]-[.G67]" office:value-type="float" office:value="-0.00137525796899995" calcext:value-type="float">
            <text:p>-0.001375258</text:p>
          </table:table-cell>
          <table:table-cell table:formula="of:=[.B67]-[.G67]" office:value-type="float" office:value="-0.268806815148" calcext:value-type="float">
            <text:p>-0.2688068151</text:p>
          </table:table-cell>
          <table:table-cell office:value-type="float" office:value="0.946483254433" calcext:value-type="float">
            <text:p>0.9464832544</text:p>
          </table:table-cell>
          <table:table-cell table:formula="of:=[.P69]-[.J67]" office:value-type="float" office:value="-0.00137525796899995" calcext:value-type="float">
            <text:p>-0.001375258</text:p>
          </table:table-cell>
          <table:table-cell table:formula="of:=[.B67]-[.J67]" office:value-type="float" office:value="-0.268806815148" calcext:value-type="float">
            <text:p>-0.2688068151</text:p>
          </table:table-cell>
          <table:table-cell office:value-type="float" office:value="0.946483254433" calcext:value-type="float">
            <text:p>0.9464832544</text:p>
          </table:table-cell>
          <table:table-cell table:formula="of:=[.P69]-[.M67]" office:value-type="float" office:value="-0.00137525796899995" calcext:value-type="float">
            <text:p>-0.001375258</text:p>
          </table:table-cell>
          <table:table-cell table:formula="of:=[.B67]-[.M67]" office:value-type="float" office:value="-0.268806815148" calcext:value-type="float">
            <text:p>-0.2688068151</text:p>
          </table:table-cell>
          <table:table-cell office:value-type="float" office:value="0.946483254433" calcext:value-type="float">
            <text:p>0.9464832544</text:p>
          </table:table-cell>
          <table:table-cell table:formula="of:=[.S69]-[.P67]" office:value-type="float" office:value="-0.00137525796899995" calcext:value-type="float">
            <text:p>-0.001375258</text:p>
          </table:table-cell>
          <table:table-cell table:formula="of:=[.B67]-[.P67]" office:value-type="float" office:value="-0.268806815148" calcext:value-type="float">
            <text:p>-0.2688068151</text:p>
          </table:table-cell>
          <table:table-cell office:value-type="float" office:value="0.948689460754" calcext:value-type="float">
            <text:p>0.9486894608</text:p>
          </table:table-cell>
          <table:table-cell table:formula="of:=[.A67]-[.S67]" office:value-type="float" office:value="-0.271013021469" calcext:value-type="float">
            <text:p>-0.2710130215</text:p>
          </table:table-cell>
          <table:table-cell table:formula="of:=[.B67]-[.S67]" office:value-type="float" office:value="-0.271013021469" calcext:value-type="float">
            <text:p>-0.2710130215</text:p>
          </table:table-cell>
        </table:table-row>
        <table:table-row table:style-name="ro1">
          <table:table-cell table:number-columns-repeated="2" office:value-type="float" office:value="0.662000894547" calcext:value-type="float">
            <text:p>0.6620008945</text:p>
          </table:table-cell>
          <table:table-cell table:formula="of:=[.J70]-[.B68]" office:value-type="float" office:value="0.282422959804" calcext:value-type="float">
            <text:p>0.2824229598</text:p>
          </table:table-cell>
          <table:table-cell office:value-type="float" office:value="0.945794463158" calcext:value-type="float">
            <text:p>0.9457944632</text:p>
          </table:table-cell>
          <table:table-cell table:formula="of:=[.G70]-[.D68]" office:value-type="float" office:value="-0.00137060880700002" calcext:value-type="float">
            <text:p>-0.0013706088</text:p>
          </table:table-cell>
          <table:table-cell table:formula="of:=[.B68]-[.$D70]" office:value-type="float" office:value="-0.282422959804" calcext:value-type="float">
            <text:p>-0.2824229598</text:p>
          </table:table-cell>
          <table:table-cell office:value-type="float" office:value="0.945794463158" calcext:value-type="float">
            <text:p>0.9457944632</text:p>
          </table:table-cell>
          <table:table-cell table:formula="of:=[.J70]-[.G68]" office:value-type="float" office:value="-0.00137060880700002" calcext:value-type="float">
            <text:p>-0.0013706088</text:p>
          </table:table-cell>
          <table:table-cell table:formula="of:=[.B68]-[.G68]" office:value-type="float" office:value="-0.283793568611" calcext:value-type="float">
            <text:p>-0.2837935686</text:p>
          </table:table-cell>
          <table:table-cell office:value-type="float" office:value="0.945794463158" calcext:value-type="float">
            <text:p>0.9457944632</text:p>
          </table:table-cell>
          <table:table-cell table:formula="of:=[.P70]-[.J68]" office:value-type="float" office:value="-0.00137060880700002" calcext:value-type="float">
            <text:p>-0.0013706088</text:p>
          </table:table-cell>
          <table:table-cell table:formula="of:=[.B68]-[.J68]" office:value-type="float" office:value="-0.283793568611" calcext:value-type="float">
            <text:p>-0.2837935686</text:p>
          </table:table-cell>
          <table:table-cell office:value-type="float" office:value="0.945794463158" calcext:value-type="float">
            <text:p>0.9457944632</text:p>
          </table:table-cell>
          <table:table-cell table:formula="of:=[.P70]-[.M68]" office:value-type="float" office:value="-0.00137060880700002" calcext:value-type="float">
            <text:p>-0.0013706088</text:p>
          </table:table-cell>
          <table:table-cell table:formula="of:=[.B68]-[.M68]" office:value-type="float" office:value="-0.283793568611" calcext:value-type="float">
            <text:p>-0.2837935686</text:p>
          </table:table-cell>
          <table:table-cell office:value-type="float" office:value="0.945794463158" calcext:value-type="float">
            <text:p>0.9457944632</text:p>
          </table:table-cell>
          <table:table-cell table:formula="of:=[.S70]-[.P68]" office:value-type="float" office:value="-0.00137060880700002" calcext:value-type="float">
            <text:p>-0.0013706088</text:p>
          </table:table-cell>
          <table:table-cell table:formula="of:=[.B68]-[.P68]" office:value-type="float" office:value="-0.283793568611" calcext:value-type="float">
            <text:p>-0.2837935686</text:p>
          </table:table-cell>
          <table:table-cell office:value-type="float" office:value="0.947999060154" calcext:value-type="float">
            <text:p>0.9479990602</text:p>
          </table:table-cell>
          <table:table-cell table:formula="of:=[.A68]-[.S68]" office:value-type="float" office:value="-0.285998165607" calcext:value-type="float">
            <text:p>-0.2859981656</text:p>
          </table:table-cell>
          <table:table-cell table:formula="of:=[.B68]-[.S68]" office:value-type="float" office:value="-0.285998165607" calcext:value-type="float">
            <text:p>-0.2859981656</text:p>
          </table:table-cell>
        </table:table-row>
        <table:table-row table:style-name="ro1">
          <table:table-cell table:number-columns-repeated="2" office:value-type="float" office:value="0.662630200386" calcext:value-type="float">
            <text:p>0.6626302004</text:p>
          </table:table-cell>
          <table:table-cell table:formula="of:=[.J71]-[.B69]" office:value-type="float" office:value="0.281111836433" calcext:value-type="float">
            <text:p>0.2811118364</text:p>
          </table:table-cell>
          <table:table-cell office:value-type="float" office:value="0.945107996464" calcext:value-type="float">
            <text:p>0.9451079965</text:p>
          </table:table-cell>
          <table:table-cell table:formula="of:=[.G71]-[.D69]" office:value-type="float" office:value="-0.00136595964500008" calcext:value-type="float">
            <text:p>-0.0013659596</text:p>
          </table:table-cell>
          <table:table-cell table:formula="of:=[.B69]-[.$D71]" office:value-type="float" office:value="-0.281111836433" calcext:value-type="float">
            <text:p>-0.2811118364</text:p>
          </table:table-cell>
          <table:table-cell office:value-type="float" office:value="0.945107996464" calcext:value-type="float">
            <text:p>0.9451079965</text:p>
          </table:table-cell>
          <table:table-cell table:formula="of:=[.J71]-[.G69]" office:value-type="float" office:value="-0.00136595964500008" calcext:value-type="float">
            <text:p>-0.0013659596</text:p>
          </table:table-cell>
          <table:table-cell table:formula="of:=[.B69]-[.G69]" office:value-type="float" office:value="-0.282477796078" calcext:value-type="float">
            <text:p>-0.2824777961</text:p>
          </table:table-cell>
          <table:table-cell office:value-type="float" office:value="0.945107996464" calcext:value-type="float">
            <text:p>0.9451079965</text:p>
          </table:table-cell>
          <table:table-cell table:formula="of:=[.P71]-[.J69]" office:value-type="float" office:value="-0.00136595964500008" calcext:value-type="float">
            <text:p>-0.0013659596</text:p>
          </table:table-cell>
          <table:table-cell table:formula="of:=[.B69]-[.J69]" office:value-type="float" office:value="-0.282477796078" calcext:value-type="float">
            <text:p>-0.2824777961</text:p>
          </table:table-cell>
          <table:table-cell office:value-type="float" office:value="0.945107996464" calcext:value-type="float">
            <text:p>0.9451079965</text:p>
          </table:table-cell>
          <table:table-cell table:formula="of:=[.P71]-[.M69]" office:value-type="float" office:value="-0.00136595964500008" calcext:value-type="float">
            <text:p>-0.0013659596</text:p>
          </table:table-cell>
          <table:table-cell table:formula="of:=[.B69]-[.M69]" office:value-type="float" office:value="-0.282477796078" calcext:value-type="float">
            <text:p>-0.2824777961</text:p>
          </table:table-cell>
          <table:table-cell office:value-type="float" office:value="0.945107996464" calcext:value-type="float">
            <text:p>0.9451079965</text:p>
          </table:table-cell>
          <table:table-cell table:formula="of:=[.S71]-[.P69]" office:value-type="float" office:value="-0.00136595964500008" calcext:value-type="float">
            <text:p>-0.0013659596</text:p>
          </table:table-cell>
          <table:table-cell table:formula="of:=[.B69]-[.P69]" office:value-type="float" office:value="-0.282477796078" calcext:value-type="float">
            <text:p>-0.2824777961</text:p>
          </table:table-cell>
          <table:table-cell office:value-type="float" office:value="0.945107996464" calcext:value-type="float">
            <text:p>0.9451079965</text:p>
          </table:table-cell>
          <table:table-cell table:formula="of:=[.A69]-[.S69]" office:value-type="float" office:value="-0.282477796078" calcext:value-type="float">
            <text:p>-0.2824777961</text:p>
          </table:table-cell>
          <table:table-cell table:formula="of:=[.B69]-[.S69]" office:value-type="float" office:value="-0.282477796078" calcext:value-type="float">
            <text:p>-0.2824777961</text:p>
          </table:table-cell>
        </table:table-row>
        <table:table-row table:style-name="ro1">
          <table:table-cell table:number-columns-repeated="2" office:value-type="float" office:value="0.663259625435" calcext:value-type="float">
            <text:p>0.6632596254</text:p>
          </table:table-cell>
          <table:table-cell table:formula="of:=[.J72]-[.B70]" office:value-type="float" office:value="0.279802918434" calcext:value-type="float">
            <text:p>0.2798029184</text:p>
          </table:table-cell>
          <table:table-cell office:value-type="float" office:value="0.944423854351" calcext:value-type="float">
            <text:p>0.9444238544</text:p>
          </table:table-cell>
          <table:table-cell table:formula="of:=[.G72]-[.D70]" office:value-type="float" office:value="-0.00136131048199994" calcext:value-type="float">
            <text:p>-0.0013613105</text:p>
          </table:table-cell>
          <table:table-cell table:formula="of:=[.B70]-[.$D72]" office:value-type="float" office:value="-0.279802918434" calcext:value-type="float">
            <text:p>-0.2798029184</text:p>
          </table:table-cell>
          <table:table-cell office:value-type="float" office:value="0.944423854351" calcext:value-type="float">
            <text:p>0.9444238544</text:p>
          </table:table-cell>
          <table:table-cell table:formula="of:=[.J72]-[.G70]" office:value-type="float" office:value="-0.00136131048199994" calcext:value-type="float">
            <text:p>-0.0013613105</text:p>
          </table:table-cell>
          <table:table-cell table:formula="of:=[.B70]-[.G70]" office:value-type="float" office:value="-0.281164228916" calcext:value-type="float">
            <text:p>-0.2811642289</text:p>
          </table:table-cell>
          <table:table-cell office:value-type="float" office:value="0.944423854351" calcext:value-type="float">
            <text:p>0.9444238544</text:p>
          </table:table-cell>
          <table:table-cell table:formula="of:=[.P72]-[.J70]" office:value-type="float" office:value="-0.00136131048199994" calcext:value-type="float">
            <text:p>-0.0013613105</text:p>
          </table:table-cell>
          <table:table-cell table:formula="of:=[.B70]-[.J70]" office:value-type="float" office:value="-0.281164228916" calcext:value-type="float">
            <text:p>-0.2811642289</text:p>
          </table:table-cell>
          <table:table-cell office:value-type="float" office:value="0.944423854351" calcext:value-type="float">
            <text:p>0.9444238544</text:p>
          </table:table-cell>
          <table:table-cell table:formula="of:=[.P72]-[.M70]" office:value-type="float" office:value="-0.00136131048199994" calcext:value-type="float">
            <text:p>-0.0013613105</text:p>
          </table:table-cell>
          <table:table-cell table:formula="of:=[.B70]-[.M70]" office:value-type="float" office:value="-0.281164228916" calcext:value-type="float">
            <text:p>-0.2811642289</text:p>
          </table:table-cell>
          <table:table-cell office:value-type="float" office:value="0.944423854351" calcext:value-type="float">
            <text:p>0.9444238544</text:p>
          </table:table-cell>
          <table:table-cell table:formula="of:=[.S72]-[.P70]" office:value-type="float" office:value="-0.00136131048199994" calcext:value-type="float">
            <text:p>-0.0013613105</text:p>
          </table:table-cell>
          <table:table-cell table:formula="of:=[.B70]-[.P70]" office:value-type="float" office:value="-0.281164228916" calcext:value-type="float">
            <text:p>-0.2811642289</text:p>
          </table:table-cell>
          <table:table-cell office:value-type="float" office:value="0.944423854351" calcext:value-type="float">
            <text:p>0.9444238544</text:p>
          </table:table-cell>
          <table:table-cell table:formula="of:=[.A70]-[.S70]" office:value-type="float" office:value="-0.281164228916" calcext:value-type="float">
            <text:p>-0.2811642289</text:p>
          </table:table-cell>
          <table:table-cell table:formula="of:=[.B70]-[.S70]" office:value-type="float" office:value="-0.281164228916" calcext:value-type="float">
            <text:p>-0.2811642289</text:p>
          </table:table-cell>
        </table:table-row>
        <table:table-row table:style-name="ro1">
          <table:table-cell table:number-columns-repeated="2" office:value-type="float" office:value="0.665606856346" calcext:value-type="float">
            <text:p>0.6656068563</text:p>
          </table:table-cell>
          <table:table-cell table:formula="of:=[.J73]-[.B71]" office:value-type="float" office:value="0.276778578758" calcext:value-type="float">
            <text:p>0.2767785788</text:p>
          </table:table-cell>
          <table:table-cell office:value-type="float" office:value="0.943742036819" calcext:value-type="float">
            <text:p>0.9437420368</text:p>
          </table:table-cell>
          <table:table-cell table:formula="of:=[.G73]-[.D71]" office:value-type="float" office:value="0.000840067864000038" calcext:value-type="float">
            <text:p>0.0008400679</text:p>
          </table:table-cell>
          <table:table-cell table:formula="of:=[.B71]-[.$D73]" office:value-type="float" office:value="-0.278975248337" calcext:value-type="float">
            <text:p>-0.2789752483</text:p>
          </table:table-cell>
          <table:table-cell office:value-type="float" office:value="0.943742036819" calcext:value-type="float">
            <text:p>0.9437420368</text:p>
          </table:table-cell>
          <table:table-cell table:formula="of:=[.J73]-[.G71]" office:value-type="float" office:value="-0.00135660171499996" calcext:value-type="float">
            <text:p>-0.0013566017</text:p>
          </table:table-cell>
          <table:table-cell table:formula="of:=[.B71]-[.G71]" office:value-type="float" office:value="-0.278135180473" calcext:value-type="float">
            <text:p>-0.2781351805</text:p>
          </table:table-cell>
          <table:table-cell office:value-type="float" office:value="0.943742036819" calcext:value-type="float">
            <text:p>0.9437420368</text:p>
          </table:table-cell>
          <table:table-cell table:formula="of:=[.P73]-[.J71]" office:value-type="float" office:value="0.000840067864000038" calcext:value-type="float">
            <text:p>0.0008400679</text:p>
          </table:table-cell>
          <table:table-cell table:formula="of:=[.B71]-[.J71]" office:value-type="float" office:value="-0.278135180473" calcext:value-type="float">
            <text:p>-0.2781351805</text:p>
          </table:table-cell>
          <table:table-cell office:value-type="float" office:value="0.943742036819" calcext:value-type="float">
            <text:p>0.9437420368</text:p>
          </table:table-cell>
          <table:table-cell table:formula="of:=[.P73]-[.M71]" office:value-type="float" office:value="0.000840067864000038" calcext:value-type="float">
            <text:p>0.0008400679</text:p>
          </table:table-cell>
          <table:table-cell table:formula="of:=[.B71]-[.M71]" office:value-type="float" office:value="-0.278135180473" calcext:value-type="float">
            <text:p>-0.2781351805</text:p>
          </table:table-cell>
          <table:table-cell office:value-type="float" office:value="0.943742036819" calcext:value-type="float">
            <text:p>0.9437420368</text:p>
          </table:table-cell>
          <table:table-cell table:formula="of:=[.S73]-[.P71]" office:value-type="float" office:value="-0.00135660171499996" calcext:value-type="float">
            <text:p>-0.0013566017</text:p>
          </table:table-cell>
          <table:table-cell table:formula="of:=[.B71]-[.P71]" office:value-type="float" office:value="-0.278135180473" calcext:value-type="float">
            <text:p>-0.2781351805</text:p>
          </table:table-cell>
          <table:table-cell office:value-type="float" office:value="0.943742036819" calcext:value-type="float">
            <text:p>0.9437420368</text:p>
          </table:table-cell>
          <table:table-cell table:formula="of:=[.A71]-[.S71]" office:value-type="float" office:value="-0.278135180473" calcext:value-type="float">
            <text:p>-0.2781351805</text:p>
          </table:table-cell>
          <table:table-cell table:formula="of:=[.B71]-[.S71]" office:value-type="float" office:value="-0.278135180473" calcext:value-type="float">
            <text:p>-0.2781351805</text:p>
          </table:table-cell>
        </table:table-row>
        <table:table-row table:style-name="ro1">
          <table:table-cell table:number-columns-repeated="2" office:value-type="float" office:value="0.669840097427" calcext:value-type="float">
            <text:p>0.6698400974</text:p>
          </table:table-cell>
          <table:table-cell table:formula="of:=[.J74]-[.B72]" office:value-type="float" office:value="0.271870553494" calcext:value-type="float">
            <text:p>0.2718705535</text:p>
          </table:table-cell>
          <table:table-cell office:value-type="float" office:value="0.943062543869" calcext:value-type="float">
            <text:p>0.9430625439</text:p>
          </table:table-cell>
          <table:table-cell table:formula="of:=[.G74]-[.D72]" office:value-type="float" office:value="-0.00135189294799998" calcext:value-type="float">
            <text:p>-0.0013518929</text:p>
          </table:table-cell>
          <table:table-cell table:formula="of:=[.B72]-[.$D74]" office:value-type="float" office:value="-0.271870553494" calcext:value-type="float">
            <text:p>-0.2718705535</text:p>
          </table:table-cell>
          <table:table-cell office:value-type="float" office:value="0.943062543869" calcext:value-type="float">
            <text:p>0.9430625439</text:p>
          </table:table-cell>
          <table:table-cell table:formula="of:=[.J74]-[.G72]" office:value-type="float" office:value="-0.00135189294799998" calcext:value-type="float">
            <text:p>-0.0013518929</text:p>
          </table:table-cell>
          <table:table-cell table:formula="of:=[.B72]-[.G72]" office:value-type="float" office:value="-0.273222446442" calcext:value-type="float">
            <text:p>-0.2732224464</text:p>
          </table:table-cell>
          <table:table-cell office:value-type="float" office:value="0.943062543869" calcext:value-type="float">
            <text:p>0.9430625439</text:p>
          </table:table-cell>
          <table:table-cell table:formula="of:=[.P74]-[.J72]" office:value-type="float" office:value="-0.00135189294799998" calcext:value-type="float">
            <text:p>-0.0013518929</text:p>
          </table:table-cell>
          <table:table-cell table:formula="of:=[.B72]-[.J72]" office:value-type="float" office:value="-0.273222446442" calcext:value-type="float">
            <text:p>-0.2732224464</text:p>
          </table:table-cell>
          <table:table-cell office:value-type="float" office:value="0.943062543869" calcext:value-type="float">
            <text:p>0.9430625439</text:p>
          </table:table-cell>
          <table:table-cell table:formula="of:=[.P74]-[.M72]" office:value-type="float" office:value="-0.00135189294799998" calcext:value-type="float">
            <text:p>-0.0013518929</text:p>
          </table:table-cell>
          <table:table-cell table:formula="of:=[.B72]-[.M72]" office:value-type="float" office:value="-0.273222446442" calcext:value-type="float">
            <text:p>-0.2732224464</text:p>
          </table:table-cell>
          <table:table-cell office:value-type="float" office:value="0.943062543869" calcext:value-type="float">
            <text:p>0.9430625439</text:p>
          </table:table-cell>
          <table:table-cell table:formula="of:=[.S74]-[.P72]" office:value-type="float" office:value="-0.00135189294799998" calcext:value-type="float">
            <text:p>-0.0013518929</text:p>
          </table:table-cell>
          <table:table-cell table:formula="of:=[.B72]-[.P72]" office:value-type="float" office:value="-0.273222446442" calcext:value-type="float">
            <text:p>-0.2732224464</text:p>
          </table:table-cell>
          <table:table-cell office:value-type="float" office:value="0.943062543869" calcext:value-type="float">
            <text:p>0.9430625439</text:p>
          </table:table-cell>
          <table:table-cell table:formula="of:=[.A72]-[.S72]" office:value-type="float" office:value="-0.273222446442" calcext:value-type="float">
            <text:p>-0.2732224464</text:p>
          </table:table-cell>
          <table:table-cell table:formula="of:=[.B72]-[.S72]" office:value-type="float" office:value="-0.273222446442" calcext:value-type="float">
            <text:p>-0.2732224464</text:p>
          </table:table-cell>
        </table:table-row>
        <table:table-row table:style-name="ro1">
          <table:table-cell table:number-columns-repeated="2" office:value-type="float" office:value="0.670470058918" calcext:value-type="float">
            <text:p>0.6704700589</text:p>
          </table:table-cell>
          <table:table-cell table:formula="of:=[.J75]-[.B73]" office:value-type="float" office:value="0.270568192005" calcext:value-type="float">
            <text:p>0.270568192</text:p>
          </table:table-cell>
          <table:table-cell office:value-type="float" office:value="0.944582104683" calcext:value-type="float">
            <text:p>0.9445821047</text:p>
          </table:table-cell>
          <table:table-cell table:formula="of:=[.G75]-[.D73]" office:value-type="float" office:value="-0.00354385375999999" calcext:value-type="float">
            <text:p>-0.0035438538</text:p>
          </table:table-cell>
          <table:table-cell table:formula="of:=[.B73]-[.$D75]" office:value-type="float" office:value="-0.270568192005" calcext:value-type="float">
            <text:p>-0.270568192</text:p>
          </table:table-cell>
          <table:table-cell office:value-type="float" office:value="0.944582104683" calcext:value-type="float">
            <text:p>0.9445821047</text:p>
          </table:table-cell>
          <table:table-cell table:formula="of:=[.J75]-[.G73]" office:value-type="float" office:value="-0.00354385375999999" calcext:value-type="float">
            <text:p>-0.0035438538</text:p>
          </table:table-cell>
          <table:table-cell table:formula="of:=[.B73]-[.G73]" office:value-type="float" office:value="-0.274112045765" calcext:value-type="float">
            <text:p>-0.2741120458</text:p>
          </table:table-cell>
          <table:table-cell office:value-type="float" office:value="0.942385435104" calcext:value-type="float">
            <text:p>0.9423854351</text:p>
          </table:table-cell>
          <table:table-cell table:formula="of:=[.P75]-[.J73]" office:value-type="float" office:value="-0.00134718418099999" calcext:value-type="float">
            <text:p>-0.0013471842</text:p>
          </table:table-cell>
          <table:table-cell table:formula="of:=[.B73]-[.J73]" office:value-type="float" office:value="-0.271915376186" calcext:value-type="float">
            <text:p>-0.2719153762</text:p>
          </table:table-cell>
          <table:table-cell office:value-type="float" office:value="0.942385435104" calcext:value-type="float">
            <text:p>0.9423854351</text:p>
          </table:table-cell>
          <table:table-cell table:formula="of:=[.P75]-[.M73]" office:value-type="float" office:value="-0.00134718418099999" calcext:value-type="float">
            <text:p>-0.0013471842</text:p>
          </table:table-cell>
          <table:table-cell table:formula="of:=[.B73]-[.M73]" office:value-type="float" office:value="-0.271915376186" calcext:value-type="float">
            <text:p>-0.2719153762</text:p>
          </table:table-cell>
          <table:table-cell office:value-type="float" office:value="0.944582104683" calcext:value-type="float">
            <text:p>0.9445821047</text:p>
          </table:table-cell>
          <table:table-cell table:formula="of:=[.S75]-[.P73]" office:value-type="float" office:value="-0.00354385375999999" calcext:value-type="float">
            <text:p>-0.0035438538</text:p>
          </table:table-cell>
          <table:table-cell table:formula="of:=[.B73]-[.P73]" office:value-type="float" office:value="-0.274112045765" calcext:value-type="float">
            <text:p>-0.2741120458</text:p>
          </table:table-cell>
          <table:table-cell office:value-type="float" office:value="0.942385435104" calcext:value-type="float">
            <text:p>0.9423854351</text:p>
          </table:table-cell>
          <table:table-cell table:formula="of:=[.A73]-[.S73]" office:value-type="float" office:value="-0.271915376186" calcext:value-type="float">
            <text:p>-0.2719153762</text:p>
          </table:table-cell>
          <table:table-cell table:formula="of:=[.B73]-[.S73]" office:value-type="float" office:value="-0.271915376186" calcext:value-type="float">
            <text:p>-0.2719153762</text:p>
          </table:table-cell>
        </table:table-row>
        <table:table-row table:style-name="ro1">
          <table:table-cell office:value-type="float" office:value="0.674073278904" calcext:value-type="float">
            <text:p>0.6740732789</text:p>
          </table:table-cell>
          <table:table-cell office:value-type="float" office:value="0.672993063927" calcext:value-type="float">
            <text:p>0.6729930639</text:p>
          </table:table-cell>
          <table:table-cell table:formula="of:=[.J76]-[.B74]" office:value-type="float" office:value="0.266707420349" calcext:value-type="float">
            <text:p>0.2667074203</text:p>
          </table:table-cell>
          <table:table-cell office:value-type="float" office:value="0.941710650921" calcext:value-type="float">
            <text:p>0.9417106509</text:p>
          </table:table-cell>
          <table:table-cell table:formula="of:=[.G76]-[.D74]" office:value-type="float" office:value="-0.00201016664500009" calcext:value-type="float">
            <text:p>-0.0020101666</text:p>
          </table:table-cell>
          <table:table-cell table:formula="of:=[.B74]-[.$D76]" office:value-type="float" office:value="-0.266707420349" calcext:value-type="float">
            <text:p>-0.2667074203</text:p>
          </table:table-cell>
          <table:table-cell office:value-type="float" office:value="0.941710650921" calcext:value-type="float">
            <text:p>0.9417106509</text:p>
          </table:table-cell>
          <table:table-cell table:formula="of:=[.J76]-[.G74]" office:value-type="float" office:value="-0.00201016664500009" calcext:value-type="float">
            <text:p>-0.0020101666</text:p>
          </table:table-cell>
          <table:table-cell table:formula="of:=[.B74]-[.G74]" office:value-type="float" office:value="-0.268717586994" calcext:value-type="float">
            <text:p>-0.268717587</text:p>
          </table:table-cell>
          <table:table-cell office:value-type="float" office:value="0.941710650921" calcext:value-type="float">
            <text:p>0.9417106509</text:p>
          </table:table-cell>
          <table:table-cell table:formula="of:=[.P76]-[.J74]" office:value-type="float" office:value="-0.00201016664500009" calcext:value-type="float">
            <text:p>-0.0020101666</text:p>
          </table:table-cell>
          <table:table-cell table:formula="of:=[.B74]-[.J74]" office:value-type="float" office:value="-0.268717586994" calcext:value-type="float">
            <text:p>-0.268717587</text:p>
          </table:table-cell>
          <table:table-cell office:value-type="float" office:value="0.941710650921" calcext:value-type="float">
            <text:p>0.9417106509</text:p>
          </table:table-cell>
          <table:table-cell table:formula="of:=[.P76]-[.M74]" office:value-type="float" office:value="-0.00201016664500009" calcext:value-type="float">
            <text:p>-0.0020101666</text:p>
          </table:table-cell>
          <table:table-cell table:formula="of:=[.B74]-[.M74]" office:value-type="float" office:value="-0.268717586994" calcext:value-type="float">
            <text:p>-0.268717587</text:p>
          </table:table-cell>
          <table:table-cell office:value-type="float" office:value="0.941710650921" calcext:value-type="float">
            <text:p>0.9417106509</text:p>
          </table:table-cell>
          <table:table-cell table:formula="of:=[.S76]-[.P74]" office:value-type="float" office:value="-0.00201016664500009" calcext:value-type="float">
            <text:p>-0.0020101666</text:p>
          </table:table-cell>
          <table:table-cell table:formula="of:=[.B74]-[.P74]" office:value-type="float" office:value="-0.268717586994" calcext:value-type="float">
            <text:p>-0.268717587</text:p>
          </table:table-cell>
          <table:table-cell office:value-type="float" office:value="0.941710650921" calcext:value-type="float">
            <text:p>0.9417106509</text:p>
          </table:table-cell>
          <table:table-cell table:formula="of:=[.A74]-[.S74]" office:value-type="float" office:value="-0.267637372017" calcext:value-type="float">
            <text:p>-0.267637372</text:p>
          </table:table-cell>
          <table:table-cell table:formula="of:=[.B74]-[.S74]" office:value-type="float" office:value="-0.268717586994" calcext:value-type="float">
            <text:p>-0.268717587</text:p>
          </table:table-cell>
        </table:table-row>
        <table:table-row table:style-name="ro1">
          <table:table-cell table:number-columns-repeated="2" office:value-type="float" office:value="0.658756673336" calcext:value-type="float">
            <text:p>0.6587566733</text:p>
          </table:table-cell>
          <table:table-cell table:formula="of:=[.J77]-[.B75]" office:value-type="float" office:value="0.280278503895" calcext:value-type="float">
            <text:p>0.2802785039</text:p>
          </table:table-cell>
          <table:table-cell office:value-type="float" office:value="0.941038250923" calcext:value-type="float">
            <text:p>0.9410382509</text:p>
          </table:table-cell>
          <table:table-cell table:formula="of:=[.G77]-[.D75]" office:value-type="float" office:value="-0.00200307369200003" calcext:value-type="float">
            <text:p>-0.0020030737</text:p>
          </table:table-cell>
          <table:table-cell table:formula="of:=[.B75]-[.$D77]" office:value-type="float" office:value="-0.280278503895" calcext:value-type="float">
            <text:p>-0.2802785039</text:p>
          </table:table-cell>
          <table:table-cell office:value-type="float" office:value="0.941038250923" calcext:value-type="float">
            <text:p>0.9410382509</text:p>
          </table:table-cell>
          <table:table-cell table:formula="of:=[.J77]-[.G75]" office:value-type="float" office:value="-0.00200307369200003" calcext:value-type="float">
            <text:p>-0.0020030737</text:p>
          </table:table-cell>
          <table:table-cell table:formula="of:=[.B75]-[.G75]" office:value-type="float" office:value="-0.282281577587" calcext:value-type="float">
            <text:p>-0.2822815776</text:p>
          </table:table-cell>
          <table:table-cell office:value-type="float" office:value="0.941038250923" calcext:value-type="float">
            <text:p>0.9410382509</text:p>
          </table:table-cell>
          <table:table-cell table:formula="of:=[.P77]-[.J75]" office:value-type="float" office:value="-0.00200307369200003" calcext:value-type="float">
            <text:p>-0.0020030737</text:p>
          </table:table-cell>
          <table:table-cell table:formula="of:=[.B75]-[.J75]" office:value-type="float" office:value="-0.282281577587" calcext:value-type="float">
            <text:p>-0.2822815776</text:p>
          </table:table-cell>
          <table:table-cell office:value-type="float" office:value="0.941038250923" calcext:value-type="float">
            <text:p>0.9410382509</text:p>
          </table:table-cell>
          <table:table-cell table:formula="of:=[.P77]-[.M75]" office:value-type="float" office:value="-0.00200307369200003" calcext:value-type="float">
            <text:p>-0.0020030737</text:p>
          </table:table-cell>
          <table:table-cell table:formula="of:=[.B75]-[.M75]" office:value-type="float" office:value="-0.282281577587" calcext:value-type="float">
            <text:p>-0.2822815776</text:p>
          </table:table-cell>
          <table:table-cell office:value-type="float" office:value="0.941038250923" calcext:value-type="float">
            <text:p>0.9410382509</text:p>
          </table:table-cell>
          <table:table-cell table:formula="of:=[.S77]-[.P75]" office:value-type="float" office:value="-0.00200307369200003" calcext:value-type="float">
            <text:p>-0.0020030737</text:p>
          </table:table-cell>
          <table:table-cell table:formula="of:=[.B75]-[.P75]" office:value-type="float" office:value="-0.282281577587" calcext:value-type="float">
            <text:p>-0.2822815776</text:p>
          </table:table-cell>
          <table:table-cell office:value-type="float" office:value="0.941038250923" calcext:value-type="float">
            <text:p>0.9410382509</text:p>
          </table:table-cell>
          <table:table-cell table:formula="of:=[.A75]-[.S75]" office:value-type="float" office:value="-0.282281577587" calcext:value-type="float">
            <text:p>-0.2822815776</text:p>
          </table:table-cell>
          <table:table-cell table:formula="of:=[.B75]-[.S75]" office:value-type="float" office:value="-0.282281577587" calcext:value-type="float">
            <text:p>-0.2822815776</text:p>
          </table:table-cell>
        </table:table-row>
        <table:table-row table:style-name="ro1">
          <table:table-cell table:number-columns-repeated="2" office:value-type="float" office:value="0.659260392189" calcext:value-type="float">
            <text:p>0.6592603922</text:p>
          </table:table-cell>
          <table:table-cell table:formula="of:=[.J78]-[.B76]" office:value-type="float" office:value="0.279111802578" calcext:value-type="float">
            <text:p>0.2791118026</text:p>
          </table:table-cell>
          <table:table-cell office:value-type="float" office:value="0.939700484276" calcext:value-type="float">
            <text:p>0.9397004843</text:p>
          </table:table-cell>
          <table:table-cell table:formula="of:=[.G78]-[.D76]" office:value-type="float" office:value="-0.00132828950899999" calcext:value-type="float">
            <text:p>-0.0013282895</text:p>
          </table:table-cell>
          <table:table-cell table:formula="of:=[.B76]-[.$D78]" office:value-type="float" office:value="-0.279111802578" calcext:value-type="float">
            <text:p>-0.2791118026</text:p>
          </table:table-cell>
          <table:table-cell office:value-type="float" office:value="0.939700484276" calcext:value-type="float">
            <text:p>0.9397004843</text:p>
          </table:table-cell>
          <table:table-cell table:formula="of:=[.J78]-[.G76]" office:value-type="float" office:value="-0.00132828950899999" calcext:value-type="float">
            <text:p>-0.0013282895</text:p>
          </table:table-cell>
          <table:table-cell table:formula="of:=[.B76]-[.G76]" office:value-type="float" office:value="-0.280440092087" calcext:value-type="float">
            <text:p>-0.2804400921</text:p>
          </table:table-cell>
          <table:table-cell office:value-type="float" office:value="0.939700484276" calcext:value-type="float">
            <text:p>0.9397004843</text:p>
          </table:table-cell>
          <table:table-cell table:formula="of:=[.P78]-[.J76]" office:value-type="float" office:value="-0.00132828950899999" calcext:value-type="float">
            <text:p>-0.0013282895</text:p>
          </table:table-cell>
          <table:table-cell table:formula="of:=[.B76]-[.J76]" office:value-type="float" office:value="-0.280440092087" calcext:value-type="float">
            <text:p>-0.2804400921</text:p>
          </table:table-cell>
          <table:table-cell office:value-type="float" office:value="0.939700484276" calcext:value-type="float">
            <text:p>0.9397004843</text:p>
          </table:table-cell>
          <table:table-cell table:formula="of:=[.P78]-[.M76]" office:value-type="float" office:value="-0.00132828950899999" calcext:value-type="float">
            <text:p>-0.0013282895</text:p>
          </table:table-cell>
          <table:table-cell table:formula="of:=[.B76]-[.M76]" office:value-type="float" office:value="-0.280440092087" calcext:value-type="float">
            <text:p>-0.2804400921</text:p>
          </table:table-cell>
          <table:table-cell office:value-type="float" office:value="0.939700484276" calcext:value-type="float">
            <text:p>0.9397004843</text:p>
          </table:table-cell>
          <table:table-cell table:formula="of:=[.S78]-[.P76]" office:value-type="float" office:value="-0.00132828950899999" calcext:value-type="float">
            <text:p>-0.0013282895</text:p>
          </table:table-cell>
          <table:table-cell table:formula="of:=[.B76]-[.P76]" office:value-type="float" office:value="-0.280440092087" calcext:value-type="float">
            <text:p>-0.2804400921</text:p>
          </table:table-cell>
          <table:table-cell office:value-type="float" office:value="0.939700484276" calcext:value-type="float">
            <text:p>0.9397004843</text:p>
          </table:table-cell>
          <table:table-cell table:formula="of:=[.A76]-[.S76]" office:value-type="float" office:value="-0.280440092087" calcext:value-type="float">
            <text:p>-0.2804400921</text:p>
          </table:table-cell>
          <table:table-cell table:formula="of:=[.B76]-[.S76]" office:value-type="float" office:value="-0.280440092087" calcext:value-type="float">
            <text:p>-0.2804400921</text:p>
          </table:table-cell>
        </table:table-row>
        <table:table-row table:style-name="ro1">
          <table:table-cell table:number-columns-repeated="2" office:value-type="float" office:value="0.659393846989" calcext:value-type="float">
            <text:p>0.659393847</text:p>
          </table:table-cell>
          <table:table-cell table:formula="of:=[.J79]-[.B77]" office:value-type="float" office:value="0.2783177495" calcext:value-type="float">
            <text:p>0.2783177495</text:p>
          </table:table-cell>
          <table:table-cell office:value-type="float" office:value="0.939035177231" calcext:value-type="float">
            <text:p>0.9390351772</text:p>
          </table:table-cell>
          <table:table-cell table:formula="of:=[.G79]-[.D77]" office:value-type="float" office:value="-0.00132358074200001" calcext:value-type="float">
            <text:p>-0.0013235807</text:p>
          </table:table-cell>
          <table:table-cell table:formula="of:=[.B77]-[.$D79]" office:value-type="float" office:value="-0.2783177495" calcext:value-type="float">
            <text:p>-0.2783177495</text:p>
          </table:table-cell>
          <table:table-cell office:value-type="float" office:value="0.939035177231" calcext:value-type="float">
            <text:p>0.9390351772</text:p>
          </table:table-cell>
          <table:table-cell table:formula="of:=[.J79]-[.G77]" office:value-type="float" office:value="-0.00132358074200001" calcext:value-type="float">
            <text:p>-0.0013235807</text:p>
          </table:table-cell>
          <table:table-cell table:formula="of:=[.B77]-[.G77]" office:value-type="float" office:value="-0.279641330242" calcext:value-type="float">
            <text:p>-0.2796413302</text:p>
          </table:table-cell>
          <table:table-cell office:value-type="float" office:value="0.939035177231" calcext:value-type="float">
            <text:p>0.9390351772</text:p>
          </table:table-cell>
          <table:table-cell table:formula="of:=[.P79]-[.J77]" office:value-type="float" office:value="-0.00132358074200001" calcext:value-type="float">
            <text:p>-0.0013235807</text:p>
          </table:table-cell>
          <table:table-cell table:formula="of:=[.B77]-[.J77]" office:value-type="float" office:value="-0.279641330242" calcext:value-type="float">
            <text:p>-0.2796413302</text:p>
          </table:table-cell>
          <table:table-cell office:value-type="float" office:value="0.939035177231" calcext:value-type="float">
            <text:p>0.9390351772</text:p>
          </table:table-cell>
          <table:table-cell table:formula="of:=[.P79]-[.M77]" office:value-type="float" office:value="-0.00132358074200001" calcext:value-type="float">
            <text:p>-0.0013235807</text:p>
          </table:table-cell>
          <table:table-cell table:formula="of:=[.B77]-[.M77]" office:value-type="float" office:value="-0.279641330242" calcext:value-type="float">
            <text:p>-0.2796413302</text:p>
          </table:table-cell>
          <table:table-cell office:value-type="float" office:value="0.939035177231" calcext:value-type="float">
            <text:p>0.9390351772</text:p>
          </table:table-cell>
          <table:table-cell table:formula="of:=[.S79]-[.P77]" office:value-type="float" office:value="-0.00132358074200001" calcext:value-type="float">
            <text:p>-0.0013235807</text:p>
          </table:table-cell>
          <table:table-cell table:formula="of:=[.B77]-[.P77]" office:value-type="float" office:value="-0.279641330242" calcext:value-type="float">
            <text:p>-0.2796413302</text:p>
          </table:table-cell>
          <table:table-cell office:value-type="float" office:value="0.939035177231" calcext:value-type="float">
            <text:p>0.9390351772</text:p>
          </table:table-cell>
          <table:table-cell table:formula="of:=[.A77]-[.S77]" office:value-type="float" office:value="-0.279641330242" calcext:value-type="float">
            <text:p>-0.2796413302</text:p>
          </table:table-cell>
          <table:table-cell table:formula="of:=[.B77]-[.S77]" office:value-type="float" office:value="-0.279641330242" calcext:value-type="float">
            <text:p>-0.2796413302</text:p>
          </table:table-cell>
        </table:table-row>
        <table:table-row table:style-name="ro1">
          <table:table-cell table:number-columns-repeated="2" office:value-type="float" office:value="0.664977669716" calcext:value-type="float">
            <text:p>0.6649776697</text:p>
          </table:table-cell>
          <table:table-cell table:formula="of:=[.J80]-[.B78]" office:value-type="float" office:value="0.272075772285" calcext:value-type="float">
            <text:p>0.2720757723</text:p>
          </table:table-cell>
          <table:table-cell office:value-type="float" office:value="0.938372194767" calcext:value-type="float">
            <text:p>0.9383721948</text:p>
          </table:table-cell>
          <table:table-cell table:formula="of:=[.G80]-[.D78]" office:value-type="float" office:value="-0.00131875276600002" calcext:value-type="float">
            <text:p>-0.0013187528</text:p>
          </table:table-cell>
          <table:table-cell table:formula="of:=[.B78]-[.$D80]" office:value-type="float" office:value="-0.272075772285" calcext:value-type="float">
            <text:p>-0.2720757723</text:p>
          </table:table-cell>
          <table:table-cell office:value-type="float" office:value="0.938372194767" calcext:value-type="float">
            <text:p>0.9383721948</text:p>
          </table:table-cell>
          <table:table-cell table:formula="of:=[.J80]-[.G78]" office:value-type="float" office:value="-0.00131875276600002" calcext:value-type="float">
            <text:p>-0.0013187528</text:p>
          </table:table-cell>
          <table:table-cell table:formula="of:=[.B78]-[.G78]" office:value-type="float" office:value="-0.273394525051" calcext:value-type="float">
            <text:p>-0.2733945251</text:p>
          </table:table-cell>
          <table:table-cell office:value-type="float" office:value="0.938372194767" calcext:value-type="float">
            <text:p>0.9383721948</text:p>
          </table:table-cell>
          <table:table-cell table:formula="of:=[.P80]-[.J78]" office:value-type="float" office:value="-0.00131875276600002" calcext:value-type="float">
            <text:p>-0.0013187528</text:p>
          </table:table-cell>
          <table:table-cell table:formula="of:=[.B78]-[.J78]" office:value-type="float" office:value="-0.273394525051" calcext:value-type="float">
            <text:p>-0.2733945251</text:p>
          </table:table-cell>
          <table:table-cell office:value-type="float" office:value="0.938372194767" calcext:value-type="float">
            <text:p>0.9383721948</text:p>
          </table:table-cell>
          <table:table-cell table:formula="of:=[.P80]-[.M78]" office:value-type="float" office:value="-0.00131875276600002" calcext:value-type="float">
            <text:p>-0.0013187528</text:p>
          </table:table-cell>
          <table:table-cell table:formula="of:=[.B78]-[.M78]" office:value-type="float" office:value="-0.273394525051" calcext:value-type="float">
            <text:p>-0.2733945251</text:p>
          </table:table-cell>
          <table:table-cell office:value-type="float" office:value="0.938372194767" calcext:value-type="float">
            <text:p>0.9383721948</text:p>
          </table:table-cell>
          <table:table-cell table:formula="of:=[.S80]-[.P78]" office:value-type="float" office:value="-0.00131875276600002" calcext:value-type="float">
            <text:p>-0.0013187528</text:p>
          </table:table-cell>
          <table:table-cell table:formula="of:=[.B78]-[.P78]" office:value-type="float" office:value="-0.273394525051" calcext:value-type="float">
            <text:p>-0.2733945251</text:p>
          </table:table-cell>
          <table:table-cell office:value-type="float" office:value="0.938372194767" calcext:value-type="float">
            <text:p>0.9383721948</text:p>
          </table:table-cell>
          <table:table-cell table:formula="of:=[.A78]-[.S78]" office:value-type="float" office:value="-0.273394525051" calcext:value-type="float">
            <text:p>-0.2733945251</text:p>
          </table:table-cell>
          <table:table-cell table:formula="of:=[.B78]-[.S78]" office:value-type="float" office:value="-0.273394525051" calcext:value-type="float">
            <text:p>-0.2733945251</text:p>
          </table:table-cell>
        </table:table-row>
        <table:table-row table:style-name="ro1">
          <table:table-cell table:number-columns-repeated="2" office:value-type="float" office:value="0.667323052883" calcext:value-type="float">
            <text:p>0.6673230529</text:p>
          </table:table-cell>
          <table:table-cell table:formula="of:=[.J81]-[.B79]" office:value-type="float" office:value="0.269074559212" calcext:value-type="float">
            <text:p>0.2690745592</text:p>
          </table:table-cell>
          <table:table-cell office:value-type="float" office:value="0.937711596489" calcext:value-type="float">
            <text:p>0.9377115965</text:p>
          </table:table-cell>
          <table:table-cell table:formula="of:=[.G81]-[.D79]" office:value-type="float" office:value="-0.00131398439399999" calcext:value-type="float">
            <text:p>-0.0013139844</text:p>
          </table:table-cell>
          <table:table-cell table:formula="of:=[.B79]-[.$D81]" office:value-type="float" office:value="-0.269074559212" calcext:value-type="float">
            <text:p>-0.2690745592</text:p>
          </table:table-cell>
          <table:table-cell office:value-type="float" office:value="0.937711596489" calcext:value-type="float">
            <text:p>0.9377115965</text:p>
          </table:table-cell>
          <table:table-cell table:formula="of:=[.J81]-[.G79]" office:value-type="float" office:value="-0.00131398439399999" calcext:value-type="float">
            <text:p>-0.0013139844</text:p>
          </table:table-cell>
          <table:table-cell table:formula="of:=[.B79]-[.G79]" office:value-type="float" office:value="-0.270388543606" calcext:value-type="float">
            <text:p>-0.2703885436</text:p>
          </table:table-cell>
          <table:table-cell office:value-type="float" office:value="0.937711596489" calcext:value-type="float">
            <text:p>0.9377115965</text:p>
          </table:table-cell>
          <table:table-cell table:formula="of:=[.P81]-[.J79]" office:value-type="float" office:value="-0.00131398439399999" calcext:value-type="float">
            <text:p>-0.0013139844</text:p>
          </table:table-cell>
          <table:table-cell table:formula="of:=[.B79]-[.J79]" office:value-type="float" office:value="-0.270388543606" calcext:value-type="float">
            <text:p>-0.2703885436</text:p>
          </table:table-cell>
          <table:table-cell office:value-type="float" office:value="0.937711596489" calcext:value-type="float">
            <text:p>0.9377115965</text:p>
          </table:table-cell>
          <table:table-cell table:formula="of:=[.P81]-[.M79]" office:value-type="float" office:value="-0.00131398439399999" calcext:value-type="float">
            <text:p>-0.0013139844</text:p>
          </table:table-cell>
          <table:table-cell table:formula="of:=[.B79]-[.M79]" office:value-type="float" office:value="-0.270388543606" calcext:value-type="float">
            <text:p>-0.2703885436</text:p>
          </table:table-cell>
          <table:table-cell office:value-type="float" office:value="0.937711596489" calcext:value-type="float">
            <text:p>0.9377115965</text:p>
          </table:table-cell>
          <table:table-cell table:formula="of:=[.S81]-[.P79]" office:value-type="float" office:value="-0.00131398439399999" calcext:value-type="float">
            <text:p>-0.0013139844</text:p>
          </table:table-cell>
          <table:table-cell table:formula="of:=[.B79]-[.P79]" office:value-type="float" office:value="-0.270388543606" calcext:value-type="float">
            <text:p>-0.2703885436</text:p>
          </table:table-cell>
          <table:table-cell office:value-type="float" office:value="0.937711596489" calcext:value-type="float">
            <text:p>0.9377115965</text:p>
          </table:table-cell>
          <table:table-cell table:formula="of:=[.A79]-[.S79]" office:value-type="float" office:value="-0.270388543606" calcext:value-type="float">
            <text:p>-0.2703885436</text:p>
          </table:table-cell>
          <table:table-cell table:formula="of:=[.B79]-[.S79]" office:value-type="float" office:value="-0.270388543606" calcext:value-type="float">
            <text:p>-0.2703885436</text:p>
          </table:table-cell>
        </table:table-row>
        <table:table-row table:style-name="ro1">
          <table:table-cell table:number-columns-repeated="2" office:value-type="float" office:value="0.667951881886" calcext:value-type="float">
            <text:p>0.6679518819</text:p>
          </table:table-cell>
          <table:table-cell table:formula="of:=[.J82]-[.B80]" office:value-type="float" office:value="0.267792344093" calcext:value-type="float">
            <text:p>0.2677923441</text:p>
          </table:table-cell>
          <table:table-cell office:value-type="float" office:value="0.937053442001" calcext:value-type="float">
            <text:p>0.937053442</text:p>
          </table:table-cell>
          <table:table-cell table:formula="of:=[.G82]-[.D80]" office:value-type="float" office:value="-0.00130921602199996" calcext:value-type="float">
            <text:p>-0.001309216</text:p>
          </table:table-cell>
          <table:table-cell table:formula="of:=[.B80]-[.$D82]" office:value-type="float" office:value="-0.267792344093" calcext:value-type="float">
            <text:p>-0.2677923441</text:p>
          </table:table-cell>
          <table:table-cell office:value-type="float" office:value="0.937053442001" calcext:value-type="float">
            <text:p>0.937053442</text:p>
          </table:table-cell>
          <table:table-cell table:formula="of:=[.J82]-[.G80]" office:value-type="float" office:value="-0.00130921602199996" calcext:value-type="float">
            <text:p>-0.001309216</text:p>
          </table:table-cell>
          <table:table-cell table:formula="of:=[.B80]-[.G80]" office:value-type="float" office:value="-0.269101560115" calcext:value-type="float">
            <text:p>-0.2691015601</text:p>
          </table:table-cell>
          <table:table-cell office:value-type="float" office:value="0.937053442001" calcext:value-type="float">
            <text:p>0.937053442</text:p>
          </table:table-cell>
          <table:table-cell table:formula="of:=[.P82]-[.J80]" office:value-type="float" office:value="-0.00130921602199996" calcext:value-type="float">
            <text:p>-0.001309216</text:p>
          </table:table-cell>
          <table:table-cell table:formula="of:=[.B80]-[.J80]" office:value-type="float" office:value="-0.269101560115" calcext:value-type="float">
            <text:p>-0.2691015601</text:p>
          </table:table-cell>
          <table:table-cell office:value-type="float" office:value="0.937053442001" calcext:value-type="float">
            <text:p>0.937053442</text:p>
          </table:table-cell>
          <table:table-cell table:formula="of:=[.P82]-[.M80]" office:value-type="float" office:value="-0.00130921602199996" calcext:value-type="float">
            <text:p>-0.001309216</text:p>
          </table:table-cell>
          <table:table-cell table:formula="of:=[.B80]-[.M80]" office:value-type="float" office:value="-0.269101560115" calcext:value-type="float">
            <text:p>-0.2691015601</text:p>
          </table:table-cell>
          <table:table-cell office:value-type="float" office:value="0.937053442001" calcext:value-type="float">
            <text:p>0.937053442</text:p>
          </table:table-cell>
          <table:table-cell table:formula="of:=[.S82]-[.P80]" office:value-type="float" office:value="-0.00130921602199996" calcext:value-type="float">
            <text:p>-0.001309216</text:p>
          </table:table-cell>
          <table:table-cell table:formula="of:=[.B80]-[.P80]" office:value-type="float" office:value="-0.269101560115" calcext:value-type="float">
            <text:p>-0.2691015601</text:p>
          </table:table-cell>
          <table:table-cell office:value-type="float" office:value="0.937053442001" calcext:value-type="float">
            <text:p>0.937053442</text:p>
          </table:table-cell>
          <table:table-cell table:formula="of:=[.A80]-[.S80]" office:value-type="float" office:value="-0.269101560115" calcext:value-type="float">
            <text:p>-0.2691015601</text:p>
          </table:table-cell>
          <table:table-cell table:formula="of:=[.B80]-[.S80]" office:value-type="float" office:value="-0.269101560115" calcext:value-type="float">
            <text:p>-0.2691015601</text:p>
          </table:table-cell>
        </table:table-row>
        <table:table-row table:style-name="ro1">
          <table:table-cell table:number-columns-repeated="2" office:value-type="float" office:value="0.668581068516" calcext:value-type="float">
            <text:p>0.6685810685</text:p>
          </table:table-cell>
          <table:table-cell table:formula="of:=[.J83]-[.B81]" office:value-type="float" office:value="0.266512155533" calcext:value-type="float">
            <text:p>0.2665121555</text:p>
          </table:table-cell>
          <table:table-cell office:value-type="float" office:value="0.936397612095" calcext:value-type="float">
            <text:p>0.9363976121</text:p>
          </table:table-cell>
          <table:table-cell table:formula="of:=[.G83]-[.D81]" office:value-type="float" office:value="-0.00130438804599997" calcext:value-type="float">
            <text:p>-0.001304388</text:p>
          </table:table-cell>
          <table:table-cell table:formula="of:=[.B81]-[.$D83]" office:value-type="float" office:value="-0.266512155533" calcext:value-type="float">
            <text:p>-0.2665121555</text:p>
          </table:table-cell>
          <table:table-cell office:value-type="float" office:value="0.936397612095" calcext:value-type="float">
            <text:p>0.9363976121</text:p>
          </table:table-cell>
          <table:table-cell table:formula="of:=[.J83]-[.G81]" office:value-type="float" office:value="-0.00130438804599997" calcext:value-type="float">
            <text:p>-0.001304388</text:p>
          </table:table-cell>
          <table:table-cell table:formula="of:=[.B81]-[.G81]" office:value-type="float" office:value="-0.267816543579" calcext:value-type="float">
            <text:p>-0.2678165436</text:p>
          </table:table-cell>
          <table:table-cell office:value-type="float" office:value="0.936397612095" calcext:value-type="float">
            <text:p>0.9363976121</text:p>
          </table:table-cell>
          <table:table-cell table:formula="of:=[.P83]-[.J81]" office:value-type="float" office:value="-0.00130438804599997" calcext:value-type="float">
            <text:p>-0.001304388</text:p>
          </table:table-cell>
          <table:table-cell table:formula="of:=[.B81]-[.J81]" office:value-type="float" office:value="-0.267816543579" calcext:value-type="float">
            <text:p>-0.2678165436</text:p>
          </table:table-cell>
          <table:table-cell office:value-type="float" office:value="0.936397612095" calcext:value-type="float">
            <text:p>0.9363976121</text:p>
          </table:table-cell>
          <table:table-cell table:formula="of:=[.P83]-[.M81]" office:value-type="float" office:value="-0.00130438804599997" calcext:value-type="float">
            <text:p>-0.001304388</text:p>
          </table:table-cell>
          <table:table-cell table:formula="of:=[.B81]-[.M81]" office:value-type="float" office:value="-0.267816543579" calcext:value-type="float">
            <text:p>-0.2678165436</text:p>
          </table:table-cell>
          <table:table-cell office:value-type="float" office:value="0.936397612095" calcext:value-type="float">
            <text:p>0.9363976121</text:p>
          </table:table-cell>
          <table:table-cell table:formula="of:=[.S83]-[.P81]" office:value-type="float" office:value="-0.00130438804599997" calcext:value-type="float">
            <text:p>-0.001304388</text:p>
          </table:table-cell>
          <table:table-cell table:formula="of:=[.B81]-[.P81]" office:value-type="float" office:value="-0.267816543579" calcext:value-type="float">
            <text:p>-0.2678165436</text:p>
          </table:table-cell>
          <table:table-cell office:value-type="float" office:value="0.936397612095" calcext:value-type="float">
            <text:p>0.9363976121</text:p>
          </table:table-cell>
          <table:table-cell table:formula="of:=[.A81]-[.S81]" office:value-type="float" office:value="-0.267816543579" calcext:value-type="float">
            <text:p>-0.2678165436</text:p>
          </table:table-cell>
          <table:table-cell table:formula="of:=[.B81]-[.S81]" office:value-type="float" office:value="-0.267816543579" calcext:value-type="float">
            <text:p>-0.2678165436</text:p>
          </table:table-cell>
        </table:table-row>
        <table:table-row table:style-name="ro1">
          <table:table-cell table:number-columns-repeated="2" office:value-type="float" office:value="0.66921043396" calcext:value-type="float">
            <text:p>0.669210434</text:p>
          </table:table-cell>
          <table:table-cell table:formula="of:=[.J84]-[.B82]" office:value-type="float" office:value="0.265234172344" calcext:value-type="float">
            <text:p>0.2652341723</text:p>
          </table:table-cell>
          <table:table-cell office:value-type="float" office:value="0.935744225979" calcext:value-type="float">
            <text:p>0.935744226</text:p>
          </table:table-cell>
          <table:table-cell table:formula="of:=[.G84]-[.D82]" office:value-type="float" office:value="-0.00129961967500003" calcext:value-type="float">
            <text:p>-0.0012996197</text:p>
          </table:table-cell>
          <table:table-cell table:formula="of:=[.B82]-[.$D84]" office:value-type="float" office:value="-0.265234172344" calcext:value-type="float">
            <text:p>-0.2652341723</text:p>
          </table:table-cell>
          <table:table-cell office:value-type="float" office:value="0.935744225979" calcext:value-type="float">
            <text:p>0.935744226</text:p>
          </table:table-cell>
          <table:table-cell table:formula="of:=[.J84]-[.G82]" office:value-type="float" office:value="-0.00129961967500003" calcext:value-type="float">
            <text:p>-0.0012996197</text:p>
          </table:table-cell>
          <table:table-cell table:formula="of:=[.B82]-[.G82]" office:value-type="float" office:value="-0.266533792019" calcext:value-type="float">
            <text:p>-0.266533792</text:p>
          </table:table-cell>
          <table:table-cell office:value-type="float" office:value="0.935744225979" calcext:value-type="float">
            <text:p>0.935744226</text:p>
          </table:table-cell>
          <table:table-cell table:formula="of:=[.P84]-[.J82]" office:value-type="float" office:value="-0.00129961967500003" calcext:value-type="float">
            <text:p>-0.0012996197</text:p>
          </table:table-cell>
          <table:table-cell table:formula="of:=[.B82]-[.J82]" office:value-type="float" office:value="-0.266533792019" calcext:value-type="float">
            <text:p>-0.266533792</text:p>
          </table:table-cell>
          <table:table-cell office:value-type="float" office:value="0.935744225979" calcext:value-type="float">
            <text:p>0.935744226</text:p>
          </table:table-cell>
          <table:table-cell table:formula="of:=[.P84]-[.M82]" office:value-type="float" office:value="-0.00129961967500003" calcext:value-type="float">
            <text:p>-0.0012996197</text:p>
          </table:table-cell>
          <table:table-cell table:formula="of:=[.B82]-[.M82]" office:value-type="float" office:value="-0.266533792019" calcext:value-type="float">
            <text:p>-0.266533792</text:p>
          </table:table-cell>
          <table:table-cell office:value-type="float" office:value="0.935744225979" calcext:value-type="float">
            <text:p>0.935744226</text:p>
          </table:table-cell>
          <table:table-cell table:formula="of:=[.S84]-[.P82]" office:value-type="float" office:value="-0.00129961967500003" calcext:value-type="float">
            <text:p>-0.0012996197</text:p>
          </table:table-cell>
          <table:table-cell table:formula="of:=[.B82]-[.P82]" office:value-type="float" office:value="-0.266533792019" calcext:value-type="float">
            <text:p>-0.266533792</text:p>
          </table:table-cell>
          <table:table-cell office:value-type="float" office:value="0.935744225979" calcext:value-type="float">
            <text:p>0.935744226</text:p>
          </table:table-cell>
          <table:table-cell table:formula="of:=[.A82]-[.S82]" office:value-type="float" office:value="-0.266533792019" calcext:value-type="float">
            <text:p>-0.266533792</text:p>
          </table:table-cell>
          <table:table-cell table:formula="of:=[.B82]-[.S82]" office:value-type="float" office:value="-0.266533792019" calcext:value-type="float">
            <text:p>-0.266533792</text:p>
          </table:table-cell>
        </table:table-row>
        <table:table-row table:style-name="ro1">
          <table:table-cell table:number-columns-repeated="2" office:value-type="float" office:value="0.672812581062" calcext:value-type="float">
            <text:p>0.6728125811</text:p>
          </table:table-cell>
          <table:table-cell table:formula="of:=[.J85]-[.B83]" office:value-type="float" office:value="0.260985851288" calcext:value-type="float">
            <text:p>0.2609858513</text:p>
          </table:table-cell>
          <table:table-cell office:value-type="float" office:value="0.935093224049" calcext:value-type="float">
            <text:p>0.935093224</text:p>
          </table:table-cell>
          <table:table-cell table:formula="of:=[.G85]-[.D83]" office:value-type="float" office:value="-0.00129479169900004" calcext:value-type="float">
            <text:p>-0.0012947917</text:p>
          </table:table-cell>
          <table:table-cell table:formula="of:=[.B83]-[.$D85]" office:value-type="float" office:value="-0.260985851288" calcext:value-type="float">
            <text:p>-0.2609858513</text:p>
          </table:table-cell>
          <table:table-cell office:value-type="float" office:value="0.935093224049" calcext:value-type="float">
            <text:p>0.935093224</text:p>
          </table:table-cell>
          <table:table-cell table:formula="of:=[.J85]-[.G83]" office:value-type="float" office:value="-0.00129479169900004" calcext:value-type="float">
            <text:p>-0.0012947917</text:p>
          </table:table-cell>
          <table:table-cell table:formula="of:=[.B83]-[.G83]" office:value-type="float" office:value="-0.262280642987" calcext:value-type="float">
            <text:p>-0.262280643</text:p>
          </table:table-cell>
          <table:table-cell office:value-type="float" office:value="0.935093224049" calcext:value-type="float">
            <text:p>0.935093224</text:p>
          </table:table-cell>
          <table:table-cell table:formula="of:=[.P85]-[.J83]" office:value-type="float" office:value="-0.00129479169900004" calcext:value-type="float">
            <text:p>-0.0012947917</text:p>
          </table:table-cell>
          <table:table-cell table:formula="of:=[.B83]-[.J83]" office:value-type="float" office:value="-0.262280642987" calcext:value-type="float">
            <text:p>-0.262280643</text:p>
          </table:table-cell>
          <table:table-cell office:value-type="float" office:value="0.935093224049" calcext:value-type="float">
            <text:p>0.935093224</text:p>
          </table:table-cell>
          <table:table-cell table:formula="of:=[.P85]-[.M83]" office:value-type="float" office:value="-0.00129479169900004" calcext:value-type="float">
            <text:p>-0.0012947917</text:p>
          </table:table-cell>
          <table:table-cell table:formula="of:=[.B83]-[.M83]" office:value-type="float" office:value="-0.262280642987" calcext:value-type="float">
            <text:p>-0.262280643</text:p>
          </table:table-cell>
          <table:table-cell office:value-type="float" office:value="0.935093224049" calcext:value-type="float">
            <text:p>0.935093224</text:p>
          </table:table-cell>
          <table:table-cell table:formula="of:=[.S85]-[.P83]" office:value-type="float" office:value="-0.00129479169900004" calcext:value-type="float">
            <text:p>-0.0012947917</text:p>
          </table:table-cell>
          <table:table-cell table:formula="of:=[.B83]-[.P83]" office:value-type="float" office:value="-0.262280642987" calcext:value-type="float">
            <text:p>-0.262280643</text:p>
          </table:table-cell>
          <table:table-cell office:value-type="float" office:value="0.935093224049" calcext:value-type="float">
            <text:p>0.935093224</text:p>
          </table:table-cell>
          <table:table-cell table:formula="of:=[.A83]-[.S83]" office:value-type="float" office:value="-0.262280642987" calcext:value-type="float">
            <text:p>-0.262280643</text:p>
          </table:table-cell>
          <table:table-cell table:formula="of:=[.B83]-[.S83]" office:value-type="float" office:value="-0.262280642987" calcext:value-type="float">
            <text:p>-0.262280643</text:p>
          </table:table-cell>
        </table:table-row>
        <table:table-row table:style-name="ro1">
          <table:table-cell table:number-columns-repeated="2" office:value-type="float" office:value="0.674704134464" calcext:value-type="float">
            <text:p>0.6747041345</text:p>
          </table:table-cell>
          <table:table-cell table:formula="of:=[.J86]-[.B84]" office:value-type="float" office:value="0.258450508118" calcext:value-type="float">
            <text:p>0.2584505081</text:p>
          </table:table-cell>
          <table:table-cell office:value-type="float" office:value="0.934444606304" calcext:value-type="float">
            <text:p>0.9344446063</text:p>
          </table:table-cell>
          <table:table-cell table:formula="of:=[.G86]-[.D84]" office:value-type="float" office:value="-0.00128996372199997" calcext:value-type="float">
            <text:p>-0.0012899637</text:p>
          </table:table-cell>
          <table:table-cell table:formula="of:=[.B84]-[.$D86]" office:value-type="float" office:value="-0.258450508118" calcext:value-type="float">
            <text:p>-0.2584505081</text:p>
          </table:table-cell>
          <table:table-cell office:value-type="float" office:value="0.934444606304" calcext:value-type="float">
            <text:p>0.9344446063</text:p>
          </table:table-cell>
          <table:table-cell table:formula="of:=[.J86]-[.G84]" office:value-type="float" office:value="-0.00128996372199997" calcext:value-type="float">
            <text:p>-0.0012899637</text:p>
          </table:table-cell>
          <table:table-cell table:formula="of:=[.B84]-[.G84]" office:value-type="float" office:value="-0.25974047184" calcext:value-type="float">
            <text:p>-0.2597404718</text:p>
          </table:table-cell>
          <table:table-cell office:value-type="float" office:value="0.934444606304" calcext:value-type="float">
            <text:p>0.9344446063</text:p>
          </table:table-cell>
          <table:table-cell table:formula="of:=[.P86]-[.J84]" office:value-type="float" office:value="-0.00128996372199997" calcext:value-type="float">
            <text:p>-0.0012899637</text:p>
          </table:table-cell>
          <table:table-cell table:formula="of:=[.B84]-[.J84]" office:value-type="float" office:value="-0.25974047184" calcext:value-type="float">
            <text:p>-0.2597404718</text:p>
          </table:table-cell>
          <table:table-cell office:value-type="float" office:value="0.934444606304" calcext:value-type="float">
            <text:p>0.9344446063</text:p>
          </table:table-cell>
          <table:table-cell table:formula="of:=[.P86]-[.M84]" office:value-type="float" office:value="-0.00128996372199997" calcext:value-type="float">
            <text:p>-0.0012899637</text:p>
          </table:table-cell>
          <table:table-cell table:formula="of:=[.B84]-[.M84]" office:value-type="float" office:value="-0.25974047184" calcext:value-type="float">
            <text:p>-0.2597404718</text:p>
          </table:table-cell>
          <table:table-cell office:value-type="float" office:value="0.934444606304" calcext:value-type="float">
            <text:p>0.9344446063</text:p>
          </table:table-cell>
          <table:table-cell table:formula="of:=[.S86]-[.P84]" office:value-type="float" office:value="-0.00128996372199997" calcext:value-type="float">
            <text:p>-0.0012899637</text:p>
          </table:table-cell>
          <table:table-cell table:formula="of:=[.B84]-[.P84]" office:value-type="float" office:value="-0.25974047184" calcext:value-type="float">
            <text:p>-0.2597404718</text:p>
          </table:table-cell>
          <table:table-cell office:value-type="float" office:value="0.934444606304" calcext:value-type="float">
            <text:p>0.9344446063</text:p>
          </table:table-cell>
          <table:table-cell table:formula="of:=[.A84]-[.S84]" office:value-type="float" office:value="-0.25974047184" calcext:value-type="float">
            <text:p>-0.2597404718</text:p>
          </table:table-cell>
          <table:table-cell table:formula="of:=[.B84]-[.S84]" office:value-type="float" office:value="-0.25974047184" calcext:value-type="float">
            <text:p>-0.2597404718</text:p>
          </table:table-cell>
        </table:table-row>
        <table:table-row table:style-name="ro1">
          <table:table-cell table:number-columns-repeated="2" office:value-type="float" office:value="0.659138262272" calcext:value-type="float">
            <text:p>0.6591382623</text:p>
          </table:table-cell>
          <table:table-cell table:formula="of:=[.J87]-[.B85]" office:value-type="float" office:value="0.273375034332" calcext:value-type="float">
            <text:p>0.2733750343</text:p>
          </table:table-cell>
          <table:table-cell office:value-type="float" office:value="0.93379843235" calcext:value-type="float">
            <text:p>0.9337984324</text:p>
          </table:table-cell>
          <table:table-cell table:formula="of:=[.G87]-[.D85]" office:value-type="float" office:value="-0.00128513574599998" calcext:value-type="float">
            <text:p>-0.0012851357</text:p>
          </table:table-cell>
          <table:table-cell table:formula="of:=[.B85]-[.$D87]" office:value-type="float" office:value="-0.273375034332" calcext:value-type="float">
            <text:p>-0.2733750343</text:p>
          </table:table-cell>
          <table:table-cell office:value-type="float" office:value="0.93379843235" calcext:value-type="float">
            <text:p>0.9337984324</text:p>
          </table:table-cell>
          <table:table-cell table:formula="of:=[.J87]-[.G85]" office:value-type="float" office:value="-0.00128513574599998" calcext:value-type="float">
            <text:p>-0.0012851357</text:p>
          </table:table-cell>
          <table:table-cell table:formula="of:=[.B85]-[.G85]" office:value-type="float" office:value="-0.274660170078" calcext:value-type="float">
            <text:p>-0.2746601701</text:p>
          </table:table-cell>
          <table:table-cell office:value-type="float" office:value="0.93379843235" calcext:value-type="float">
            <text:p>0.9337984324</text:p>
          </table:table-cell>
          <table:table-cell table:formula="of:=[.P87]-[.J85]" office:value-type="float" office:value="-0.00128513574599998" calcext:value-type="float">
            <text:p>-0.0012851357</text:p>
          </table:table-cell>
          <table:table-cell table:formula="of:=[.B85]-[.J85]" office:value-type="float" office:value="-0.274660170078" calcext:value-type="float">
            <text:p>-0.2746601701</text:p>
          </table:table-cell>
          <table:table-cell office:value-type="float" office:value="0.93379843235" calcext:value-type="float">
            <text:p>0.9337984324</text:p>
          </table:table-cell>
          <table:table-cell table:formula="of:=[.P87]-[.M85]" office:value-type="float" office:value="-0.00128513574599998" calcext:value-type="float">
            <text:p>-0.0012851357</text:p>
          </table:table-cell>
          <table:table-cell table:formula="of:=[.B85]-[.M85]" office:value-type="float" office:value="-0.274660170078" calcext:value-type="float">
            <text:p>-0.2746601701</text:p>
          </table:table-cell>
          <table:table-cell office:value-type="float" office:value="0.93379843235" calcext:value-type="float">
            <text:p>0.9337984324</text:p>
          </table:table-cell>
          <table:table-cell table:formula="of:=[.S87]-[.P85]" office:value-type="float" office:value="-0.00128513574599998" calcext:value-type="float">
            <text:p>-0.0012851357</text:p>
          </table:table-cell>
          <table:table-cell table:formula="of:=[.B85]-[.P85]" office:value-type="float" office:value="-0.274660170078" calcext:value-type="float">
            <text:p>-0.2746601701</text:p>
          </table:table-cell>
          <table:table-cell office:value-type="float" office:value="0.93379843235" calcext:value-type="float">
            <text:p>0.9337984324</text:p>
          </table:table-cell>
          <table:table-cell table:formula="of:=[.A85]-[.S85]" office:value-type="float" office:value="-0.274660170078" calcext:value-type="float">
            <text:p>-0.2746601701</text:p>
          </table:table-cell>
          <table:table-cell table:formula="of:=[.B85]-[.S85]" office:value-type="float" office:value="-0.274660170078" calcext:value-type="float">
            <text:p>-0.2746601701</text:p>
          </table:table-cell>
        </table:table-row>
        <table:table-row table:style-name="ro1">
          <table:table-cell table:number-columns-repeated="2" office:value-type="float" office:value="0.659254729748" calcext:value-type="float">
            <text:p>0.6592547297</text:p>
          </table:table-cell>
          <table:table-cell table:formula="of:=[.J88]-[.B86]" office:value-type="float" office:value="0.272619605064" calcext:value-type="float">
            <text:p>0.2726196051</text:p>
          </table:table-cell>
          <table:table-cell office:value-type="float" office:value="0.933154642582" calcext:value-type="float">
            <text:p>0.9331546426</text:p>
          </table:table-cell>
          <table:table-cell table:formula="of:=[.G88]-[.D86]" office:value-type="float" office:value="-0.00128030776999999" calcext:value-type="float">
            <text:p>-0.0012803078</text:p>
          </table:table-cell>
          <table:table-cell table:formula="of:=[.B86]-[.$D88]" office:value-type="float" office:value="-0.272619605064" calcext:value-type="float">
            <text:p>-0.2726196051</text:p>
          </table:table-cell>
          <table:table-cell office:value-type="float" office:value="0.933154642582" calcext:value-type="float">
            <text:p>0.9331546426</text:p>
          </table:table-cell>
          <table:table-cell table:formula="of:=[.J88]-[.G86]" office:value-type="float" office:value="-0.00128030776999999" calcext:value-type="float">
            <text:p>-0.0012803078</text:p>
          </table:table-cell>
          <table:table-cell table:formula="of:=[.B86]-[.G86]" office:value-type="float" office:value="-0.273899912834" calcext:value-type="float">
            <text:p>-0.2738999128</text:p>
          </table:table-cell>
          <table:table-cell office:value-type="float" office:value="0.933154642582" calcext:value-type="float">
            <text:p>0.9331546426</text:p>
          </table:table-cell>
          <table:table-cell table:formula="of:=[.P88]-[.J86]" office:value-type="float" office:value="-0.00128030776999999" calcext:value-type="float">
            <text:p>-0.0012803078</text:p>
          </table:table-cell>
          <table:table-cell table:formula="of:=[.B86]-[.J86]" office:value-type="float" office:value="-0.273899912834" calcext:value-type="float">
            <text:p>-0.2738999128</text:p>
          </table:table-cell>
          <table:table-cell office:value-type="float" office:value="0.933154642582" calcext:value-type="float">
            <text:p>0.9331546426</text:p>
          </table:table-cell>
          <table:table-cell table:formula="of:=[.P88]-[.M86]" office:value-type="float" office:value="-0.00128030776999999" calcext:value-type="float">
            <text:p>-0.0012803078</text:p>
          </table:table-cell>
          <table:table-cell table:formula="of:=[.B86]-[.M86]" office:value-type="float" office:value="-0.273899912834" calcext:value-type="float">
            <text:p>-0.2738999128</text:p>
          </table:table-cell>
          <table:table-cell office:value-type="float" office:value="0.933154642582" calcext:value-type="float">
            <text:p>0.9331546426</text:p>
          </table:table-cell>
          <table:table-cell table:formula="of:=[.S88]-[.P86]" office:value-type="float" office:value="-0.00128030776999999" calcext:value-type="float">
            <text:p>-0.0012803078</text:p>
          </table:table-cell>
          <table:table-cell table:formula="of:=[.B86]-[.P86]" office:value-type="float" office:value="-0.273899912834" calcext:value-type="float">
            <text:p>-0.2738999128</text:p>
          </table:table-cell>
          <table:table-cell office:value-type="float" office:value="0.933154642582" calcext:value-type="float">
            <text:p>0.9331546426</text:p>
          </table:table-cell>
          <table:table-cell table:formula="of:=[.A86]-[.S86]" office:value-type="float" office:value="-0.273899912834" calcext:value-type="float">
            <text:p>-0.2738999128</text:p>
          </table:table-cell>
          <table:table-cell table:formula="of:=[.B86]-[.S86]" office:value-type="float" office:value="-0.273899912834" calcext:value-type="float">
            <text:p>-0.2738999128</text:p>
          </table:table-cell>
        </table:table-row>
        <table:table-row table:style-name="ro1">
          <table:table-cell table:number-columns-repeated="2" office:value-type="float" office:value="0.659496188164" calcext:value-type="float">
            <text:p>0.6594961882</text:p>
          </table:table-cell>
          <table:table-cell table:formula="of:=[.J89]-[.B87]" office:value-type="float" office:value="0.271741688251" calcext:value-type="float">
            <text:p>0.2717416883</text:p>
          </table:table-cell>
          <table:table-cell office:value-type="float" office:value="0.932513296604" calcext:value-type="float">
            <text:p>0.9325132966</text:p>
          </table:table-cell>
          <table:table-cell table:formula="of:=[.G89]-[.D87]" office:value-type="float" office:value="-0.00127542018899995" calcext:value-type="float">
            <text:p>-0.0012754202</text:p>
          </table:table-cell>
          <table:table-cell table:formula="of:=[.B87]-[.$D89]" office:value-type="float" office:value="-0.271741688251" calcext:value-type="float">
            <text:p>-0.2717416883</text:p>
          </table:table-cell>
          <table:table-cell office:value-type="float" office:value="0.932513296604" calcext:value-type="float">
            <text:p>0.9325132966</text:p>
          </table:table-cell>
          <table:table-cell table:formula="of:=[.J89]-[.G87]" office:value-type="float" office:value="-0.00127542018899995" calcext:value-type="float">
            <text:p>-0.0012754202</text:p>
          </table:table-cell>
          <table:table-cell table:formula="of:=[.B87]-[.G87]" office:value-type="float" office:value="-0.27301710844" calcext:value-type="float">
            <text:p>-0.2730171084</text:p>
          </table:table-cell>
          <table:table-cell office:value-type="float" office:value="0.932513296604" calcext:value-type="float">
            <text:p>0.9325132966</text:p>
          </table:table-cell>
          <table:table-cell table:formula="of:=[.P89]-[.J87]" office:value-type="float" office:value="-0.00127542018899995" calcext:value-type="float">
            <text:p>-0.0012754202</text:p>
          </table:table-cell>
          <table:table-cell table:formula="of:=[.B87]-[.J87]" office:value-type="float" office:value="-0.27301710844" calcext:value-type="float">
            <text:p>-0.2730171084</text:p>
          </table:table-cell>
          <table:table-cell office:value-type="float" office:value="0.932513296604" calcext:value-type="float">
            <text:p>0.9325132966</text:p>
          </table:table-cell>
          <table:table-cell table:formula="of:=[.P89]-[.M87]" office:value-type="float" office:value="-0.00127542018899995" calcext:value-type="float">
            <text:p>-0.0012754202</text:p>
          </table:table-cell>
          <table:table-cell table:formula="of:=[.B87]-[.M87]" office:value-type="float" office:value="-0.27301710844" calcext:value-type="float">
            <text:p>-0.2730171084</text:p>
          </table:table-cell>
          <table:table-cell office:value-type="float" office:value="0.932513296604" calcext:value-type="float">
            <text:p>0.9325132966</text:p>
          </table:table-cell>
          <table:table-cell table:formula="of:=[.S89]-[.P87]" office:value-type="float" office:value="-0.00127542018899995" calcext:value-type="float">
            <text:p>-0.0012754202</text:p>
          </table:table-cell>
          <table:table-cell table:formula="of:=[.B87]-[.P87]" office:value-type="float" office:value="-0.27301710844" calcext:value-type="float">
            <text:p>-0.2730171084</text:p>
          </table:table-cell>
          <table:table-cell office:value-type="float" office:value="0.932513296604" calcext:value-type="float">
            <text:p>0.9325132966</text:p>
          </table:table-cell>
          <table:table-cell table:formula="of:=[.A87]-[.S87]" office:value-type="float" office:value="-0.27301710844" calcext:value-type="float">
            <text:p>-0.2730171084</text:p>
          </table:table-cell>
          <table:table-cell table:formula="of:=[.B87]-[.S87]" office:value-type="float" office:value="-0.27301710844" calcext:value-type="float">
            <text:p>-0.2730171084</text:p>
          </table:table-cell>
        </table:table-row>
        <table:table-row table:style-name="ro1">
          <table:table-cell table:number-columns-repeated="2" office:value-type="float" office:value="0.659621179104" calcext:value-type="float">
            <text:p>0.6596211791</text:p>
          </table:table-cell>
          <table:table-cell table:formula="of:=[.J90]-[.B88]" office:value-type="float" office:value="0.2709826231" calcext:value-type="float">
            <text:p>0.2709826231</text:p>
          </table:table-cell>
          <table:table-cell office:value-type="float" office:value="0.931874334812" calcext:value-type="float">
            <text:p>0.9318743348</text:p>
          </table:table-cell>
          <table:table-cell table:formula="of:=[.G90]-[.D88]" office:value-type="float" office:value="-0.00127053260800003" calcext:value-type="float">
            <text:p>-0.0012705326</text:p>
          </table:table-cell>
          <table:table-cell table:formula="of:=[.B88]-[.$D90]" office:value-type="float" office:value="-0.2709826231" calcext:value-type="float">
            <text:p>-0.2709826231</text:p>
          </table:table-cell>
          <table:table-cell office:value-type="float" office:value="0.931874334812" calcext:value-type="float">
            <text:p>0.9318743348</text:p>
          </table:table-cell>
          <table:table-cell table:formula="of:=[.J90]-[.G88]" office:value-type="float" office:value="-0.00127053260800003" calcext:value-type="float">
            <text:p>-0.0012705326</text:p>
          </table:table-cell>
          <table:table-cell table:formula="of:=[.B88]-[.G88]" office:value-type="float" office:value="-0.272253155708" calcext:value-type="float">
            <text:p>-0.2722531557</text:p>
          </table:table-cell>
          <table:table-cell office:value-type="float" office:value="0.931874334812" calcext:value-type="float">
            <text:p>0.9318743348</text:p>
          </table:table-cell>
          <table:table-cell table:formula="of:=[.P90]-[.J88]" office:value-type="float" office:value="-0.00127053260800003" calcext:value-type="float">
            <text:p>-0.0012705326</text:p>
          </table:table-cell>
          <table:table-cell table:formula="of:=[.B88]-[.J88]" office:value-type="float" office:value="-0.272253155708" calcext:value-type="float">
            <text:p>-0.2722531557</text:p>
          </table:table-cell>
          <table:table-cell office:value-type="float" office:value="0.931874334812" calcext:value-type="float">
            <text:p>0.9318743348</text:p>
          </table:table-cell>
          <table:table-cell table:formula="of:=[.P90]-[.M88]" office:value-type="float" office:value="-0.00127053260800003" calcext:value-type="float">
            <text:p>-0.0012705326</text:p>
          </table:table-cell>
          <table:table-cell table:formula="of:=[.B88]-[.M88]" office:value-type="float" office:value="-0.272253155708" calcext:value-type="float">
            <text:p>-0.2722531557</text:p>
          </table:table-cell>
          <table:table-cell office:value-type="float" office:value="0.931874334812" calcext:value-type="float">
            <text:p>0.9318743348</text:p>
          </table:table-cell>
          <table:table-cell table:formula="of:=[.S90]-[.P88]" office:value-type="float" office:value="-0.00127053260800003" calcext:value-type="float">
            <text:p>-0.0012705326</text:p>
          </table:table-cell>
          <table:table-cell table:formula="of:=[.B88]-[.P88]" office:value-type="float" office:value="-0.272253155708" calcext:value-type="float">
            <text:p>-0.2722531557</text:p>
          </table:table-cell>
          <table:table-cell office:value-type="float" office:value="0.931874334812" calcext:value-type="float">
            <text:p>0.9318743348</text:p>
          </table:table-cell>
          <table:table-cell table:formula="of:=[.A88]-[.S88]" office:value-type="float" office:value="-0.272253155708" calcext:value-type="float">
            <text:p>-0.2722531557</text:p>
          </table:table-cell>
          <table:table-cell table:formula="of:=[.B88]-[.S88]" office:value-type="float" office:value="-0.272253155708" calcext:value-type="float">
            <text:p>-0.2722531557</text:p>
          </table:table-cell>
        </table:table-row>
        <table:table-row table:style-name="ro1">
          <table:table-cell table:number-columns-repeated="2" office:value-type="float" office:value="0.660239636898" calcext:value-type="float">
            <text:p>0.6602396369</text:p>
          </table:table-cell>
          <table:table-cell table:formula="of:=[.J91]-[.B89]" office:value-type="float" office:value="0.269732534885" calcext:value-type="float">
            <text:p>0.2697325349</text:p>
          </table:table-cell>
          <table:table-cell office:value-type="float" office:value="0.931237876415" calcext:value-type="float">
            <text:p>0.9312378764</text:p>
          </table:table-cell>
          <table:table-cell table:formula="of:=[.G91]-[.D89]" office:value-type="float" office:value="-0.00126570463200004" calcext:value-type="float">
            <text:p>-0.0012657046</text:p>
          </table:table-cell>
          <table:table-cell table:formula="of:=[.B89]-[.$D91]" office:value-type="float" office:value="-0.269732534885" calcext:value-type="float">
            <text:p>-0.2697325349</text:p>
          </table:table-cell>
          <table:table-cell office:value-type="float" office:value="0.931237876415" calcext:value-type="float">
            <text:p>0.9312378764</text:p>
          </table:table-cell>
          <table:table-cell table:formula="of:=[.J91]-[.G89]" office:value-type="float" office:value="-0.00126570463200004" calcext:value-type="float">
            <text:p>-0.0012657046</text:p>
          </table:table-cell>
          <table:table-cell table:formula="of:=[.B89]-[.G89]" office:value-type="float" office:value="-0.270998239517" calcext:value-type="float">
            <text:p>-0.2709982395</text:p>
          </table:table-cell>
          <table:table-cell office:value-type="float" office:value="0.931237876415" calcext:value-type="float">
            <text:p>0.9312378764</text:p>
          </table:table-cell>
          <table:table-cell table:formula="of:=[.P91]-[.J89]" office:value-type="float" office:value="-0.00126570463200004" calcext:value-type="float">
            <text:p>-0.0012657046</text:p>
          </table:table-cell>
          <table:table-cell table:formula="of:=[.B89]-[.J89]" office:value-type="float" office:value="-0.270998239517" calcext:value-type="float">
            <text:p>-0.2709982395</text:p>
          </table:table-cell>
          <table:table-cell office:value-type="float" office:value="0.931237876415" calcext:value-type="float">
            <text:p>0.9312378764</text:p>
          </table:table-cell>
          <table:table-cell table:formula="of:=[.P91]-[.M89]" office:value-type="float" office:value="-0.00126570463200004" calcext:value-type="float">
            <text:p>-0.0012657046</text:p>
          </table:table-cell>
          <table:table-cell table:formula="of:=[.B89]-[.M89]" office:value-type="float" office:value="-0.270998239517" calcext:value-type="float">
            <text:p>-0.2709982395</text:p>
          </table:table-cell>
          <table:table-cell office:value-type="float" office:value="0.931237876415" calcext:value-type="float">
            <text:p>0.9312378764</text:p>
          </table:table-cell>
          <table:table-cell table:formula="of:=[.S91]-[.P89]" office:value-type="float" office:value="-0.00126570463200004" calcext:value-type="float">
            <text:p>-0.0012657046</text:p>
          </table:table-cell>
          <table:table-cell table:formula="of:=[.B89]-[.P89]" office:value-type="float" office:value="-0.270998239517" calcext:value-type="float">
            <text:p>-0.2709982395</text:p>
          </table:table-cell>
          <table:table-cell office:value-type="float" office:value="0.931237876415" calcext:value-type="float">
            <text:p>0.9312378764</text:p>
          </table:table-cell>
          <table:table-cell table:formula="of:=[.A89]-[.S89]" office:value-type="float" office:value="-0.270998239517" calcext:value-type="float">
            <text:p>-0.2709982395</text:p>
          </table:table-cell>
          <table:table-cell table:formula="of:=[.B89]-[.S89]" office:value-type="float" office:value="-0.270998239517" calcext:value-type="float">
            <text:p>-0.2709982395</text:p>
          </table:table-cell>
        </table:table-row>
        <table:table-row table:style-name="ro1">
          <table:table-cell table:number-columns-repeated="2" office:value-type="float" office:value="0.659749209881" calcext:value-type="float">
            <text:p>0.6597492099</text:p>
          </table:table-cell>
          <table:table-cell table:formula="of:=[.J92]-[.B90]" office:value-type="float" office:value="0.268967032432" calcext:value-type="float">
            <text:p>0.2689670324</text:p>
          </table:table-cell>
          <table:table-cell office:value-type="float" office:value="0.930603802204" calcext:value-type="float">
            <text:p>0.9306038022</text:p>
          </table:table-cell>
          <table:table-cell table:formula="of:=[.G92]-[.D90]" office:value-type="float" office:value="-0.00188755989099998" calcext:value-type="float">
            <text:p>-0.0018875599</text:p>
          </table:table-cell>
          <table:table-cell table:formula="of:=[.B90]-[.$D92]" office:value-type="float" office:value="-0.268967032432" calcext:value-type="float">
            <text:p>-0.2689670324</text:p>
          </table:table-cell>
          <table:table-cell office:value-type="float" office:value="0.930603802204" calcext:value-type="float">
            <text:p>0.9306038022</text:p>
          </table:table-cell>
          <table:table-cell table:formula="of:=[.J92]-[.G90]" office:value-type="float" office:value="-0.00188755989099998" calcext:value-type="float">
            <text:p>-0.0018875599</text:p>
          </table:table-cell>
          <table:table-cell table:formula="of:=[.B90]-[.G90]" office:value-type="float" office:value="-0.270854592323" calcext:value-type="float">
            <text:p>-0.2708545923</text:p>
          </table:table-cell>
          <table:table-cell office:value-type="float" office:value="0.930603802204" calcext:value-type="float">
            <text:p>0.9306038022</text:p>
          </table:table-cell>
          <table:table-cell table:formula="of:=[.P92]-[.J90]" office:value-type="float" office:value="-0.00188755989099998" calcext:value-type="float">
            <text:p>-0.0018875599</text:p>
          </table:table-cell>
          <table:table-cell table:formula="of:=[.B90]-[.J90]" office:value-type="float" office:value="-0.270854592323" calcext:value-type="float">
            <text:p>-0.2708545923</text:p>
          </table:table-cell>
          <table:table-cell office:value-type="float" office:value="0.930603802204" calcext:value-type="float">
            <text:p>0.9306038022</text:p>
          </table:table-cell>
          <table:table-cell table:formula="of:=[.P92]-[.M90]" office:value-type="float" office:value="-0.00188755989099998" calcext:value-type="float">
            <text:p>-0.0018875599</text:p>
          </table:table-cell>
          <table:table-cell table:formula="of:=[.B90]-[.M90]" office:value-type="float" office:value="-0.270854592323" calcext:value-type="float">
            <text:p>-0.2708545923</text:p>
          </table:table-cell>
          <table:table-cell office:value-type="float" office:value="0.930603802204" calcext:value-type="float">
            <text:p>0.9306038022</text:p>
          </table:table-cell>
          <table:table-cell table:formula="of:=[.S92]-[.P90]" office:value-type="float" office:value="-0.00188755989099998" calcext:value-type="float">
            <text:p>-0.0018875599</text:p>
          </table:table-cell>
          <table:table-cell table:formula="of:=[.B90]-[.P90]" office:value-type="float" office:value="-0.270854592323" calcext:value-type="float">
            <text:p>-0.2708545923</text:p>
          </table:table-cell>
          <table:table-cell office:value-type="float" office:value="0.930603802204" calcext:value-type="float">
            <text:p>0.9306038022</text:p>
          </table:table-cell>
          <table:table-cell table:formula="of:=[.A90]-[.S90]" office:value-type="float" office:value="-0.270854592323" calcext:value-type="float">
            <text:p>-0.2708545923</text:p>
          </table:table-cell>
          <table:table-cell table:formula="of:=[.B90]-[.S90]" office:value-type="float" office:value="-0.270854592323" calcext:value-type="float">
            <text:p>-0.2708545923</text:p>
          </table:table-cell>
        </table:table-row>
        <table:table-row table:style-name="ro1">
          <table:table-cell table:number-columns-repeated="2" office:value-type="float" office:value="0.659880280495" calcext:value-type="float">
            <text:p>0.6598802805</text:p>
          </table:table-cell>
          <table:table-cell table:formula="of:=[.J93]-[.B91]" office:value-type="float" office:value="0.268211662769" calcext:value-type="float">
            <text:p>0.2682116628</text:p>
          </table:table-cell>
          <table:table-cell office:value-type="float" office:value="0.929972171783" calcext:value-type="float">
            <text:p>0.9299721718</text:p>
          </table:table-cell>
          <table:table-cell table:formula="of:=[.G93]-[.D91]" office:value-type="float" office:value="-0.00188022851899994" calcext:value-type="float">
            <text:p>-0.0018802285</text:p>
          </table:table-cell>
          <table:table-cell table:formula="of:=[.B91]-[.$D93]" office:value-type="float" office:value="-0.268211662769" calcext:value-type="float">
            <text:p>-0.2682116628</text:p>
          </table:table-cell>
          <table:table-cell office:value-type="float" office:value="0.929972171783" calcext:value-type="float">
            <text:p>0.9299721718</text:p>
          </table:table-cell>
          <table:table-cell table:formula="of:=[.J93]-[.G91]" office:value-type="float" office:value="-0.00188022851899994" calcext:value-type="float">
            <text:p>-0.0018802285</text:p>
          </table:table-cell>
          <table:table-cell table:formula="of:=[.B91]-[.G91]" office:value-type="float" office:value="-0.270091891288" calcext:value-type="float">
            <text:p>-0.2700918913</text:p>
          </table:table-cell>
          <table:table-cell office:value-type="float" office:value="0.929972171783" calcext:value-type="float">
            <text:p>0.9299721718</text:p>
          </table:table-cell>
          <table:table-cell table:formula="of:=[.P93]-[.J91]" office:value-type="float" office:value="-0.00188022851899994" calcext:value-type="float">
            <text:p>-0.0018802285</text:p>
          </table:table-cell>
          <table:table-cell table:formula="of:=[.B91]-[.J91]" office:value-type="float" office:value="-0.270091891288" calcext:value-type="float">
            <text:p>-0.2700918913</text:p>
          </table:table-cell>
          <table:table-cell office:value-type="float" office:value="0.929972171783" calcext:value-type="float">
            <text:p>0.9299721718</text:p>
          </table:table-cell>
          <table:table-cell table:formula="of:=[.P93]-[.M91]" office:value-type="float" office:value="-0.00188022851899994" calcext:value-type="float">
            <text:p>-0.0018802285</text:p>
          </table:table-cell>
          <table:table-cell table:formula="of:=[.B91]-[.M91]" office:value-type="float" office:value="-0.270091891288" calcext:value-type="float">
            <text:p>-0.2700918913</text:p>
          </table:table-cell>
          <table:table-cell office:value-type="float" office:value="0.929972171783" calcext:value-type="float">
            <text:p>0.9299721718</text:p>
          </table:table-cell>
          <table:table-cell table:formula="of:=[.S93]-[.P91]" office:value-type="float" office:value="-0.00188022851899994" calcext:value-type="float">
            <text:p>-0.0018802285</text:p>
          </table:table-cell>
          <table:table-cell table:formula="of:=[.B91]-[.P91]" office:value-type="float" office:value="-0.270091891288" calcext:value-type="float">
            <text:p>-0.2700918913</text:p>
          </table:table-cell>
          <table:table-cell office:value-type="float" office:value="0.929972171783" calcext:value-type="float">
            <text:p>0.9299721718</text:p>
          </table:table-cell>
          <table:table-cell table:formula="of:=[.A91]-[.S91]" office:value-type="float" office:value="-0.270091891288" calcext:value-type="float">
            <text:p>-0.2700918913</text:p>
          </table:table-cell>
          <table:table-cell table:formula="of:=[.B91]-[.S91]" office:value-type="float" office:value="-0.270091891288" calcext:value-type="float">
            <text:p>-0.2700918913</text:p>
          </table:table-cell>
        </table:table-row>
        <table:table-row table:style-name="ro1">
          <table:table-cell table:number-columns-repeated="2" office:value-type="float" office:value="0.660151839256" calcext:value-type="float">
            <text:p>0.6601518393</text:p>
          </table:table-cell>
          <table:table-cell table:formula="of:=[.J94]-[.B92]" office:value-type="float" office:value="0.267318308354" calcext:value-type="float">
            <text:p>0.2673183084</text:p>
          </table:table-cell>
          <table:table-cell office:value-type="float" office:value="0.928716242313" calcext:value-type="float">
            <text:p>0.9287162423</text:p>
          </table:table-cell>
          <table:table-cell table:formula="of:=[.G94]-[.D92]" office:value-type="float" office:value="-0.00124609470300008" calcext:value-type="float">
            <text:p>-0.0012460947</text:p>
          </table:table-cell>
          <table:table-cell table:formula="of:=[.B92]-[.$D94]" office:value-type="float" office:value="-0.267318308354" calcext:value-type="float">
            <text:p>-0.2673183084</text:p>
          </table:table-cell>
          <table:table-cell office:value-type="float" office:value="0.928716242313" calcext:value-type="float">
            <text:p>0.9287162423</text:p>
          </table:table-cell>
          <table:table-cell table:formula="of:=[.J94]-[.G92]" office:value-type="float" office:value="-0.00124609470300008" calcext:value-type="float">
            <text:p>-0.0012460947</text:p>
          </table:table-cell>
          <table:table-cell table:formula="of:=[.B92]-[.G92]" office:value-type="float" office:value="-0.268564403057" calcext:value-type="float">
            <text:p>-0.2685644031</text:p>
          </table:table-cell>
          <table:table-cell office:value-type="float" office:value="0.928716242313" calcext:value-type="float">
            <text:p>0.9287162423</text:p>
          </table:table-cell>
          <table:table-cell table:formula="of:=[.P94]-[.J92]" office:value-type="float" office:value="-0.00124609470300008" calcext:value-type="float">
            <text:p>-0.0012460947</text:p>
          </table:table-cell>
          <table:table-cell table:formula="of:=[.B92]-[.J92]" office:value-type="float" office:value="-0.268564403057" calcext:value-type="float">
            <text:p>-0.2685644031</text:p>
          </table:table-cell>
          <table:table-cell office:value-type="float" office:value="0.928716242313" calcext:value-type="float">
            <text:p>0.9287162423</text:p>
          </table:table-cell>
          <table:table-cell table:formula="of:=[.P94]-[.M92]" office:value-type="float" office:value="-0.00124609470300008" calcext:value-type="float">
            <text:p>-0.0012460947</text:p>
          </table:table-cell>
          <table:table-cell table:formula="of:=[.B92]-[.M92]" office:value-type="float" office:value="-0.268564403057" calcext:value-type="float">
            <text:p>-0.2685644031</text:p>
          </table:table-cell>
          <table:table-cell office:value-type="float" office:value="0.928716242313" calcext:value-type="float">
            <text:p>0.9287162423</text:p>
          </table:table-cell>
          <table:table-cell table:formula="of:=[.S94]-[.P92]" office:value-type="float" office:value="-0.00124609470300008" calcext:value-type="float">
            <text:p>-0.0012460947</text:p>
          </table:table-cell>
          <table:table-cell table:formula="of:=[.B92]-[.P92]" office:value-type="float" office:value="-0.268564403057" calcext:value-type="float">
            <text:p>-0.2685644031</text:p>
          </table:table-cell>
          <table:table-cell office:value-type="float" office:value="0.928716242313" calcext:value-type="float">
            <text:p>0.9287162423</text:p>
          </table:table-cell>
          <table:table-cell table:formula="of:=[.A92]-[.S92]" office:value-type="float" office:value="-0.268564403057" calcext:value-type="float">
            <text:p>-0.2685644031</text:p>
          </table:table-cell>
          <table:table-cell table:formula="of:=[.B92]-[.S92]" office:value-type="float" office:value="-0.268564403057" calcext:value-type="float">
            <text:p>-0.2685644031</text:p>
          </table:table-cell>
        </table:table-row>
        <table:table-row table:style-name="ro1">
          <table:table-cell table:number-columns-repeated="2" office:value-type="float" office:value="0.660292387009" calcext:value-type="float">
            <text:p>0.660292387</text:p>
          </table:table-cell>
          <table:table-cell table:formula="of:=[.J95]-[.B93]" office:value-type="float" office:value="0.266558408737" calcext:value-type="float">
            <text:p>0.2665584087</text:p>
          </table:table-cell>
          <table:table-cell office:value-type="float" office:value="0.928091943264" calcext:value-type="float">
            <text:p>0.9280919433</text:p>
          </table:table-cell>
          <table:table-cell table:formula="of:=[.G95]-[.D93]" office:value-type="float" office:value="-0.00124114751800009" calcext:value-type="float">
            <text:p>-0.0012411475</text:p>
          </table:table-cell>
          <table:table-cell table:formula="of:=[.B93]-[.$D95]" office:value-type="float" office:value="-0.266558408737" calcext:value-type="float">
            <text:p>-0.2665584087</text:p>
          </table:table-cell>
          <table:table-cell office:value-type="float" office:value="0.928091943264" calcext:value-type="float">
            <text:p>0.9280919433</text:p>
          </table:table-cell>
          <table:table-cell table:formula="of:=[.J95]-[.G93]" office:value-type="float" office:value="-0.00124114751800009" calcext:value-type="float">
            <text:p>-0.0012411475</text:p>
          </table:table-cell>
          <table:table-cell table:formula="of:=[.B93]-[.G93]" office:value-type="float" office:value="-0.267799556255" calcext:value-type="float">
            <text:p>-0.2677995563</text:p>
          </table:table-cell>
          <table:table-cell office:value-type="float" office:value="0.928091943264" calcext:value-type="float">
            <text:p>0.9280919433</text:p>
          </table:table-cell>
          <table:table-cell table:formula="of:=[.P95]-[.J93]" office:value-type="float" office:value="-0.00124114751800009" calcext:value-type="float">
            <text:p>-0.0012411475</text:p>
          </table:table-cell>
          <table:table-cell table:formula="of:=[.B93]-[.J93]" office:value-type="float" office:value="-0.267799556255" calcext:value-type="float">
            <text:p>-0.2677995563</text:p>
          </table:table-cell>
          <table:table-cell office:value-type="float" office:value="0.928091943264" calcext:value-type="float">
            <text:p>0.9280919433</text:p>
          </table:table-cell>
          <table:table-cell table:formula="of:=[.P95]-[.M93]" office:value-type="float" office:value="-0.00124114751800009" calcext:value-type="float">
            <text:p>-0.0012411475</text:p>
          </table:table-cell>
          <table:table-cell table:formula="of:=[.B93]-[.M93]" office:value-type="float" office:value="-0.267799556255" calcext:value-type="float">
            <text:p>-0.2677995563</text:p>
          </table:table-cell>
          <table:table-cell office:value-type="float" office:value="0.928091943264" calcext:value-type="float">
            <text:p>0.9280919433</text:p>
          </table:table-cell>
          <table:table-cell table:formula="of:=[.S95]-[.P93]" office:value-type="float" office:value="-0.00124114751800009" calcext:value-type="float">
            <text:p>-0.0012411475</text:p>
          </table:table-cell>
          <table:table-cell table:formula="of:=[.B93]-[.P93]" office:value-type="float" office:value="-0.267799556255" calcext:value-type="float">
            <text:p>-0.2677995563</text:p>
          </table:table-cell>
          <table:table-cell office:value-type="float" office:value="0.928091943264" calcext:value-type="float">
            <text:p>0.9280919433</text:p>
          </table:table-cell>
          <table:table-cell table:formula="of:=[.A93]-[.S93]" office:value-type="float" office:value="-0.267799556255" calcext:value-type="float">
            <text:p>-0.2677995563</text:p>
          </table:table-cell>
          <table:table-cell table:formula="of:=[.B93]-[.S93]" office:value-type="float" office:value="-0.267799556255" calcext:value-type="float">
            <text:p>-0.2677995563</text:p>
          </table:table-cell>
        </table:table-row>
        <table:table-row table:style-name="ro1">
          <table:table-cell table:number-columns-repeated="2" office:value-type="float" office:value="0.6609146595" calcext:value-type="float">
            <text:p>0.6609146595</text:p>
          </table:table-cell>
          <table:table-cell table:formula="of:=[.J96]-[.B94]" office:value-type="float" office:value="0.265319228172" calcext:value-type="float">
            <text:p>0.2653192282</text:p>
          </table:table-cell>
          <table:table-cell office:value-type="float" office:value="0.92747014761" calcext:value-type="float">
            <text:p>0.9274701476</text:p>
          </table:table-cell>
          <table:table-cell table:formula="of:=[.G96]-[.D94]" office:value-type="float" office:value="-0.00123625993799992" calcext:value-type="float">
            <text:p>-0.0012362599</text:p>
          </table:table-cell>
          <table:table-cell table:formula="of:=[.B94]-[.$D96]" office:value-type="float" office:value="-0.265319228172" calcext:value-type="float">
            <text:p>-0.2653192282</text:p>
          </table:table-cell>
          <table:table-cell office:value-type="float" office:value="0.92747014761" calcext:value-type="float">
            <text:p>0.9274701476</text:p>
          </table:table-cell>
          <table:table-cell table:formula="of:=[.J96]-[.G94]" office:value-type="float" office:value="-0.00123625993799992" calcext:value-type="float">
            <text:p>-0.0012362599</text:p>
          </table:table-cell>
          <table:table-cell table:formula="of:=[.B94]-[.G94]" office:value-type="float" office:value="-0.26655548811" calcext:value-type="float">
            <text:p>-0.2665554881</text:p>
          </table:table-cell>
          <table:table-cell office:value-type="float" office:value="0.92747014761" calcext:value-type="float">
            <text:p>0.9274701476</text:p>
          </table:table-cell>
          <table:table-cell table:formula="of:=[.P96]-[.J94]" office:value-type="float" office:value="-0.00123625993799992" calcext:value-type="float">
            <text:p>-0.0012362599</text:p>
          </table:table-cell>
          <table:table-cell table:formula="of:=[.B94]-[.J94]" office:value-type="float" office:value="-0.26655548811" calcext:value-type="float">
            <text:p>-0.2665554881</text:p>
          </table:table-cell>
          <table:table-cell office:value-type="float" office:value="0.92747014761" calcext:value-type="float">
            <text:p>0.9274701476</text:p>
          </table:table-cell>
          <table:table-cell table:formula="of:=[.P96]-[.M94]" office:value-type="float" office:value="-0.00123625993799992" calcext:value-type="float">
            <text:p>-0.0012362599</text:p>
          </table:table-cell>
          <table:table-cell table:formula="of:=[.B94]-[.M94]" office:value-type="float" office:value="-0.26655548811" calcext:value-type="float">
            <text:p>-0.2665554881</text:p>
          </table:table-cell>
          <table:table-cell office:value-type="float" office:value="0.92747014761" calcext:value-type="float">
            <text:p>0.9274701476</text:p>
          </table:table-cell>
          <table:table-cell table:formula="of:=[.S96]-[.P94]" office:value-type="float" office:value="-0.00123625993799992" calcext:value-type="float">
            <text:p>-0.0012362599</text:p>
          </table:table-cell>
          <table:table-cell table:formula="of:=[.B94]-[.P94]" office:value-type="float" office:value="-0.26655548811" calcext:value-type="float">
            <text:p>-0.2665554881</text:p>
          </table:table-cell>
          <table:table-cell office:value-type="float" office:value="0.92747014761" calcext:value-type="float">
            <text:p>0.9274701476</text:p>
          </table:table-cell>
          <table:table-cell table:formula="of:=[.A94]-[.S94]" office:value-type="float" office:value="-0.26655548811" calcext:value-type="float">
            <text:p>-0.2665554881</text:p>
          </table:table-cell>
          <table:table-cell table:formula="of:=[.B94]-[.S94]" office:value-type="float" office:value="-0.26655548811" calcext:value-type="float">
            <text:p>-0.2665554881</text:p>
          </table:table-cell>
        </table:table-row>
        <table:table-row table:style-name="ro1">
          <table:table-cell table:number-columns-repeated="2" office:value-type="float" office:value="0.660436272621" calcext:value-type="float">
            <text:p>0.6604362726</text:p>
          </table:table-cell>
          <table:table-cell table:formula="of:=[.J97]-[.B95]" office:value-type="float" office:value="0.265183210373" calcext:value-type="float">
            <text:p>0.2651832104</text:p>
          </table:table-cell>
          <table:table-cell office:value-type="float" office:value="0.926850795746" calcext:value-type="float">
            <text:p>0.9268507957</text:p>
          </table:table-cell>
          <table:table-cell table:formula="of:=[.G97]-[.D95]" office:value-type="float" office:value="-0.00123131275199995" calcext:value-type="float">
            <text:p>-0.0012313128</text:p>
          </table:table-cell>
          <table:table-cell table:formula="of:=[.B95]-[.$D97]" office:value-type="float" office:value="-0.265183210373" calcext:value-type="float">
            <text:p>-0.2651832104</text:p>
          </table:table-cell>
          <table:table-cell office:value-type="float" office:value="0.926850795746" calcext:value-type="float">
            <text:p>0.9268507957</text:p>
          </table:table-cell>
          <table:table-cell table:formula="of:=[.J97]-[.G95]" office:value-type="float" office:value="-0.00123131275199995" calcext:value-type="float">
            <text:p>-0.0012313128</text:p>
          </table:table-cell>
          <table:table-cell table:formula="of:=[.B95]-[.G95]" office:value-type="float" office:value="-0.266414523125" calcext:value-type="float">
            <text:p>-0.2664145231</text:p>
          </table:table-cell>
          <table:table-cell office:value-type="float" office:value="0.926850795746" calcext:value-type="float">
            <text:p>0.9268507957</text:p>
          </table:table-cell>
          <table:table-cell table:formula="of:=[.P97]-[.J95]" office:value-type="float" office:value="-0.00123131275199995" calcext:value-type="float">
            <text:p>-0.0012313128</text:p>
          </table:table-cell>
          <table:table-cell table:formula="of:=[.B95]-[.J95]" office:value-type="float" office:value="-0.266414523125" calcext:value-type="float">
            <text:p>-0.2664145231</text:p>
          </table:table-cell>
          <table:table-cell office:value-type="float" office:value="0.926850795746" calcext:value-type="float">
            <text:p>0.9268507957</text:p>
          </table:table-cell>
          <table:table-cell table:formula="of:=[.P97]-[.M95]" office:value-type="float" office:value="-0.00123131275199995" calcext:value-type="float">
            <text:p>-0.0012313128</text:p>
          </table:table-cell>
          <table:table-cell table:formula="of:=[.B95]-[.M95]" office:value-type="float" office:value="-0.266414523125" calcext:value-type="float">
            <text:p>-0.2664145231</text:p>
          </table:table-cell>
          <table:table-cell office:value-type="float" office:value="0.926850795746" calcext:value-type="float">
            <text:p>0.9268507957</text:p>
          </table:table-cell>
          <table:table-cell table:formula="of:=[.S97]-[.P95]" office:value-type="float" office:value="-0.00123131275199995" calcext:value-type="float">
            <text:p>-0.0012313128</text:p>
          </table:table-cell>
          <table:table-cell table:formula="of:=[.B95]-[.P95]" office:value-type="float" office:value="-0.266414523125" calcext:value-type="float">
            <text:p>-0.2664145231</text:p>
          </table:table-cell>
          <table:table-cell office:value-type="float" office:value="0.926850795746" calcext:value-type="float">
            <text:p>0.9268507957</text:p>
          </table:table-cell>
          <table:table-cell table:formula="of:=[.A95]-[.S95]" office:value-type="float" office:value="-0.266414523125" calcext:value-type="float">
            <text:p>-0.2664145231</text:p>
          </table:table-cell>
          <table:table-cell table:formula="of:=[.B95]-[.S95]" office:value-type="float" office:value="-0.266414523125" calcext:value-type="float">
            <text:p>-0.2664145231</text:p>
          </table:table-cell>
        </table:table-row>
        <table:table-row table:style-name="ro1">
          <table:table-cell table:number-columns-repeated="2" office:value-type="float" office:value="0.661059379578" calcext:value-type="float">
            <text:p>0.6610593796</text:p>
          </table:table-cell>
          <table:table-cell table:formula="of:=[.J98]-[.B96]" office:value-type="float" office:value="0.263948202133" calcext:value-type="float">
            <text:p>0.2639482021</text:p>
          </table:table-cell>
          <table:table-cell office:value-type="float" office:value="0.926233887672" calcext:value-type="float">
            <text:p>0.9262338877</text:p>
          </table:table-cell>
          <table:table-cell table:formula="of:=[.G98]-[.D96]" office:value-type="float" office:value="-0.00122630596100004" calcext:value-type="float">
            <text:p>-0.001226306</text:p>
          </table:table-cell>
          <table:table-cell table:formula="of:=[.B96]-[.$D98]" office:value-type="float" office:value="-0.263948202133" calcext:value-type="float">
            <text:p>-0.2639482021</text:p>
          </table:table-cell>
          <table:table-cell office:value-type="float" office:value="0.926233887672" calcext:value-type="float">
            <text:p>0.9262338877</text:p>
          </table:table-cell>
          <table:table-cell table:formula="of:=[.J98]-[.G96]" office:value-type="float" office:value="-0.00122630596100004" calcext:value-type="float">
            <text:p>-0.001226306</text:p>
          </table:table-cell>
          <table:table-cell table:formula="of:=[.B96]-[.G96]" office:value-type="float" office:value="-0.265174508094" calcext:value-type="float">
            <text:p>-0.2651745081</text:p>
          </table:table-cell>
          <table:table-cell office:value-type="float" office:value="0.926233887672" calcext:value-type="float">
            <text:p>0.9262338877</text:p>
          </table:table-cell>
          <table:table-cell table:formula="of:=[.P98]-[.J96]" office:value-type="float" office:value="-0.00122630596100004" calcext:value-type="float">
            <text:p>-0.001226306</text:p>
          </table:table-cell>
          <table:table-cell table:formula="of:=[.B96]-[.J96]" office:value-type="float" office:value="-0.265174508094" calcext:value-type="float">
            <text:p>-0.2651745081</text:p>
          </table:table-cell>
          <table:table-cell office:value-type="float" office:value="0.926233887672" calcext:value-type="float">
            <text:p>0.9262338877</text:p>
          </table:table-cell>
          <table:table-cell table:formula="of:=[.P98]-[.M96]" office:value-type="float" office:value="-0.00122630596100004" calcext:value-type="float">
            <text:p>-0.001226306</text:p>
          </table:table-cell>
          <table:table-cell table:formula="of:=[.B96]-[.M96]" office:value-type="float" office:value="-0.265174508094" calcext:value-type="float">
            <text:p>-0.2651745081</text:p>
          </table:table-cell>
          <table:table-cell office:value-type="float" office:value="0.926233887672" calcext:value-type="float">
            <text:p>0.9262338877</text:p>
          </table:table-cell>
          <table:table-cell table:formula="of:=[.S98]-[.P96]" office:value-type="float" office:value="-0.00122630596100004" calcext:value-type="float">
            <text:p>-0.001226306</text:p>
          </table:table-cell>
          <table:table-cell table:formula="of:=[.B96]-[.P96]" office:value-type="float" office:value="-0.265174508094" calcext:value-type="float">
            <text:p>-0.2651745081</text:p>
          </table:table-cell>
          <table:table-cell office:value-type="float" office:value="0.926233887672" calcext:value-type="float">
            <text:p>0.9262338877</text:p>
          </table:table-cell>
          <table:table-cell table:formula="of:=[.A96]-[.S96]" office:value-type="float" office:value="-0.265174508094" calcext:value-type="float">
            <text:p>-0.2651745081</text:p>
          </table:table-cell>
          <table:table-cell table:formula="of:=[.B96]-[.S96]" office:value-type="float" office:value="-0.265174508094" calcext:value-type="float">
            <text:p>-0.2651745081</text:p>
          </table:table-cell>
        </table:table-row>
        <table:table-row table:style-name="ro1">
          <table:table-cell table:number-columns-repeated="2" office:value-type="float" office:value="0.660583436489" calcext:value-type="float">
            <text:p>0.6605834365</text:p>
          </table:table-cell>
          <table:table-cell table:formula="of:=[.J99]-[.B97]" office:value-type="float" office:value="0.263814687729" calcext:value-type="float">
            <text:p>0.2638146877</text:p>
          </table:table-cell>
          <table:table-cell office:value-type="float" office:value="0.925619482994" calcext:value-type="float">
            <text:p>0.925619483</text:p>
          </table:table-cell>
          <table:table-cell table:formula="of:=[.G99]-[.D97]" office:value-type="float" office:value="-0.00122135877600005" calcext:value-type="float">
            <text:p>-0.0012213588</text:p>
          </table:table-cell>
          <table:table-cell table:formula="of:=[.B97]-[.$D99]" office:value-type="float" office:value="-0.263814687729" calcext:value-type="float">
            <text:p>-0.2638146877</text:p>
          </table:table-cell>
          <table:table-cell office:value-type="float" office:value="0.925619482994" calcext:value-type="float">
            <text:p>0.925619483</text:p>
          </table:table-cell>
          <table:table-cell table:formula="of:=[.J99]-[.G97]" office:value-type="float" office:value="-0.00122135877600005" calcext:value-type="float">
            <text:p>-0.0012213588</text:p>
          </table:table-cell>
          <table:table-cell table:formula="of:=[.B97]-[.G97]" office:value-type="float" office:value="-0.265036046505" calcext:value-type="float">
            <text:p>-0.2650360465</text:p>
          </table:table-cell>
          <table:table-cell office:value-type="float" office:value="0.925619482994" calcext:value-type="float">
            <text:p>0.925619483</text:p>
          </table:table-cell>
          <table:table-cell table:formula="of:=[.P99]-[.J97]" office:value-type="float" office:value="-0.00122135877600005" calcext:value-type="float">
            <text:p>-0.0012213588</text:p>
          </table:table-cell>
          <table:table-cell table:formula="of:=[.B97]-[.J97]" office:value-type="float" office:value="-0.265036046505" calcext:value-type="float">
            <text:p>-0.2650360465</text:p>
          </table:table-cell>
          <table:table-cell office:value-type="float" office:value="0.925619482994" calcext:value-type="float">
            <text:p>0.925619483</text:p>
          </table:table-cell>
          <table:table-cell table:formula="of:=[.P99]-[.M97]" office:value-type="float" office:value="-0.00122135877600005" calcext:value-type="float">
            <text:p>-0.0012213588</text:p>
          </table:table-cell>
          <table:table-cell table:formula="of:=[.B97]-[.M97]" office:value-type="float" office:value="-0.265036046505" calcext:value-type="float">
            <text:p>-0.2650360465</text:p>
          </table:table-cell>
          <table:table-cell office:value-type="float" office:value="0.925619482994" calcext:value-type="float">
            <text:p>0.925619483</text:p>
          </table:table-cell>
          <table:table-cell table:formula="of:=[.S99]-[.P97]" office:value-type="float" office:value="-0.00122135877600005" calcext:value-type="float">
            <text:p>-0.0012213588</text:p>
          </table:table-cell>
          <table:table-cell table:formula="of:=[.B97]-[.P97]" office:value-type="float" office:value="-0.265036046505" calcext:value-type="float">
            <text:p>-0.2650360465</text:p>
          </table:table-cell>
          <table:table-cell office:value-type="float" office:value="0.925619482994" calcext:value-type="float">
            <text:p>0.925619483</text:p>
          </table:table-cell>
          <table:table-cell table:formula="of:=[.A97]-[.S97]" office:value-type="float" office:value="-0.265036046505" calcext:value-type="float">
            <text:p>-0.2650360465</text:p>
          </table:table-cell>
          <table:table-cell table:formula="of:=[.B97]-[.S97]" office:value-type="float" office:value="-0.265036046505" calcext:value-type="float">
            <text:p>-0.2650360465</text:p>
          </table:table-cell>
        </table:table-row>
        <table:table-row table:style-name="ro1">
          <table:table-cell office:value-type="float" office:value="0.660888135433" calcext:value-type="float">
            <text:p>0.6608881354</text:p>
          </table:table-cell>
          <table:table-cell office:value-type="float" office:value="0.660418868065" calcext:value-type="float">
            <text:p>0.6604188681</text:p>
          </table:table-cell>
          <table:table-cell table:formula="of:=[.J100]-[.B98]" office:value-type="float" office:value="0.261218965053" calcext:value-type="float">
            <text:p>0.2612189651</text:p>
          </table:table-cell>
          <table:table-cell office:value-type="float" office:value="0.925007581711" calcext:value-type="float">
            <text:p>0.9250075817</text:p>
          </table:table-cell>
          <table:table-cell table:formula="of:=[.G100]-[.D98]" office:value-type="float" office:value="-0.00336974859299999" calcext:value-type="float">
            <text:p>-0.0033697486</text:p>
          </table:table-cell>
          <table:table-cell table:formula="of:=[.B98]-[.$D100]" office:value-type="float" office:value="-0.261218965053" calcext:value-type="float">
            <text:p>-0.2612189651</text:p>
          </table:table-cell>
          <table:table-cell office:value-type="float" office:value="0.925007581711" calcext:value-type="float">
            <text:p>0.9250075817</text:p>
          </table:table-cell>
          <table:table-cell table:formula="of:=[.J100]-[.G98]" office:value-type="float" office:value="-0.00336974859299999" calcext:value-type="float">
            <text:p>-0.0033697486</text:p>
          </table:table-cell>
          <table:table-cell table:formula="of:=[.B98]-[.G98]" office:value-type="float" office:value="-0.264588713646" calcext:value-type="float">
            <text:p>-0.2645887136</text:p>
          </table:table-cell>
          <table:table-cell office:value-type="float" office:value="0.925007581711" calcext:value-type="float">
            <text:p>0.9250075817</text:p>
          </table:table-cell>
          <table:table-cell table:formula="of:=[.P100]-[.J98]" office:value-type="float" office:value="-0.00336974859299999" calcext:value-type="float">
            <text:p>-0.0033697486</text:p>
          </table:table-cell>
          <table:table-cell table:formula="of:=[.B98]-[.J98]" office:value-type="float" office:value="-0.264588713646" calcext:value-type="float">
            <text:p>-0.2645887136</text:p>
          </table:table-cell>
          <table:table-cell office:value-type="float" office:value="0.925007581711" calcext:value-type="float">
            <text:p>0.9250075817</text:p>
          </table:table-cell>
          <table:table-cell table:formula="of:=[.P100]-[.M98]" office:value-type="float" office:value="-0.00336974859299999" calcext:value-type="float">
            <text:p>-0.0033697486</text:p>
          </table:table-cell>
          <table:table-cell table:formula="of:=[.B98]-[.M98]" office:value-type="float" office:value="-0.264588713646" calcext:value-type="float">
            <text:p>-0.2645887136</text:p>
          </table:table-cell>
          <table:table-cell office:value-type="float" office:value="0.925007581711" calcext:value-type="float">
            <text:p>0.9250075817</text:p>
          </table:table-cell>
          <table:table-cell table:formula="of:=[.S100]-[.P98]" office:value-type="float" office:value="-0.00336974859299999" calcext:value-type="float">
            <text:p>-0.0033697486</text:p>
          </table:table-cell>
          <table:table-cell table:formula="of:=[.B98]-[.P98]" office:value-type="float" office:value="-0.264588713646" calcext:value-type="float">
            <text:p>-0.2645887136</text:p>
          </table:table-cell>
          <table:table-cell office:value-type="float" office:value="0.925007581711" calcext:value-type="float">
            <text:p>0.9250075817</text:p>
          </table:table-cell>
          <table:table-cell table:formula="of:=[.A98]-[.S98]" office:value-type="float" office:value="-0.264119446278" calcext:value-type="float">
            <text:p>-0.2641194463</text:p>
          </table:table-cell>
          <table:table-cell table:formula="of:=[.B98]-[.S98]" office:value-type="float" office:value="-0.264588713646" calcext:value-type="float">
            <text:p>-0.2645887136</text:p>
          </table:table-cell>
        </table:table-row>
        <table:table-row table:style-name="ro1">
          <table:table-cell table:number-columns-repeated="2" office:value-type="float" office:value="0.661045730114" calcext:value-type="float">
            <text:p>0.6610457301</text:p>
          </table:table-cell>
          <table:table-cell table:formula="of:=[.J101]-[.B99]" office:value-type="float" office:value="0.259989023209" calcext:value-type="float">
            <text:p>0.2599890232</text:p>
          </table:table-cell>
          <table:table-cell office:value-type="float" office:value="0.924398124218" calcext:value-type="float">
            <text:p>0.9243981242</text:p>
          </table:table-cell>
          <table:table-cell table:formula="of:=[.G101]-[.D99]" office:value-type="float" office:value="-0.00336337089499994" calcext:value-type="float">
            <text:p>-0.0033633709</text:p>
          </table:table-cell>
          <table:table-cell table:formula="of:=[.B99]-[.$D101]" office:value-type="float" office:value="-0.259989023209" calcext:value-type="float">
            <text:p>-0.2599890232</text:p>
          </table:table-cell>
          <table:table-cell office:value-type="float" office:value="0.924398124218" calcext:value-type="float">
            <text:p>0.9243981242</text:p>
          </table:table-cell>
          <table:table-cell table:formula="of:=[.J101]-[.G99]" office:value-type="float" office:value="-0.00336337089499994" calcext:value-type="float">
            <text:p>-0.0033633709</text:p>
          </table:table-cell>
          <table:table-cell table:formula="of:=[.B99]-[.G99]" office:value-type="float" office:value="-0.263352394104" calcext:value-type="float">
            <text:p>-0.2633523941</text:p>
          </table:table-cell>
          <table:table-cell office:value-type="float" office:value="0.924398124218" calcext:value-type="float">
            <text:p>0.9243981242</text:p>
          </table:table-cell>
          <table:table-cell table:formula="of:=[.P101]-[.J99]" office:value-type="float" office:value="-0.00336337089499994" calcext:value-type="float">
            <text:p>-0.0033633709</text:p>
          </table:table-cell>
          <table:table-cell table:formula="of:=[.B99]-[.J99]" office:value-type="float" office:value="-0.263352394104" calcext:value-type="float">
            <text:p>-0.2633523941</text:p>
          </table:table-cell>
          <table:table-cell office:value-type="float" office:value="0.922243356705" calcext:value-type="float">
            <text:p>0.9222433567</text:p>
          </table:table-cell>
          <table:table-cell table:formula="of:=[.P101]-[.M99]" office:value-type="float" office:value="-0.00120860338200002" calcext:value-type="float">
            <text:p>-0.0012086034</text:p>
          </table:table-cell>
          <table:table-cell table:formula="of:=[.B99]-[.M99]" office:value-type="float" office:value="-0.261197626591" calcext:value-type="float">
            <text:p>-0.2611976266</text:p>
          </table:table-cell>
          <table:table-cell office:value-type="float" office:value="0.924398124218" calcext:value-type="float">
            <text:p>0.9243981242</text:p>
          </table:table-cell>
          <table:table-cell table:formula="of:=[.S101]-[.P99]" office:value-type="float" office:value="-0.00336337089499994" calcext:value-type="float">
            <text:p>-0.0033633709</text:p>
          </table:table-cell>
          <table:table-cell table:formula="of:=[.B99]-[.P99]" office:value-type="float" office:value="-0.263352394104" calcext:value-type="float">
            <text:p>-0.2633523941</text:p>
          </table:table-cell>
          <table:table-cell office:value-type="float" office:value="0.924398124218" calcext:value-type="float">
            <text:p>0.9243981242</text:p>
          </table:table-cell>
          <table:table-cell table:formula="of:=[.A99]-[.S99]" office:value-type="float" office:value="-0.263352394104" calcext:value-type="float">
            <text:p>-0.2633523941</text:p>
          </table:table-cell>
          <table:table-cell table:formula="of:=[.B99]-[.S99]" office:value-type="float" office:value="-0.263352394104" calcext:value-type="float">
            <text:p>-0.2633523941</text:p>
          </table:table-cell>
        </table:table-row>
        <table:table-row table:style-name="ro1">
          <table:table-cell table:number-columns-repeated="2" office:value-type="float" office:value="0.660579025745" calcext:value-type="float">
            <text:p>0.6605790257</text:p>
          </table:table-cell>
          <table:table-cell table:formula="of:=[.J102]-[.B100]" office:value-type="float" office:value="0.259855151177" calcext:value-type="float">
            <text:p>0.2598551512</text:p>
          </table:table-cell>
          <table:table-cell office:value-type="float" office:value="0.921637833118" calcext:value-type="float">
            <text:p>0.9216378331</text:p>
          </table:table-cell>
          <table:table-cell table:formula="of:=[.G102]-[.D100]" office:value-type="float" office:value="-0.00120365619599994" calcext:value-type="float">
            <text:p>-0.0012036562</text:p>
          </table:table-cell>
          <table:table-cell table:formula="of:=[.B100]-[.$D102]" office:value-type="float" office:value="-0.259855151177" calcext:value-type="float">
            <text:p>-0.2598551512</text:p>
          </table:table-cell>
          <table:table-cell office:value-type="float" office:value="0.921637833118" calcext:value-type="float">
            <text:p>0.9216378331</text:p>
          </table:table-cell>
          <table:table-cell table:formula="of:=[.J102]-[.G100]" office:value-type="float" office:value="-0.00120365619599994" calcext:value-type="float">
            <text:p>-0.0012036562</text:p>
          </table:table-cell>
          <table:table-cell table:formula="of:=[.B100]-[.G100]" office:value-type="float" office:value="-0.261058807373" calcext:value-type="float">
            <text:p>-0.2610588074</text:p>
          </table:table-cell>
          <table:table-cell office:value-type="float" office:value="0.921637833118" calcext:value-type="float">
            <text:p>0.9216378331</text:p>
          </table:table-cell>
          <table:table-cell table:formula="of:=[.P102]-[.J100]" office:value-type="float" office:value="-0.00120365619599994" calcext:value-type="float">
            <text:p>-0.0012036562</text:p>
          </table:table-cell>
          <table:table-cell table:formula="of:=[.B100]-[.J100]" office:value-type="float" office:value="-0.261058807373" calcext:value-type="float">
            <text:p>-0.2610588074</text:p>
          </table:table-cell>
          <table:table-cell office:value-type="float" office:value="0.921637833118" calcext:value-type="float">
            <text:p>0.9216378331</text:p>
          </table:table-cell>
          <table:table-cell table:formula="of:=[.P102]-[.M100]" office:value-type="float" office:value="-0.00120365619599994" calcext:value-type="float">
            <text:p>-0.0012036562</text:p>
          </table:table-cell>
          <table:table-cell table:formula="of:=[.B100]-[.M100]" office:value-type="float" office:value="-0.261058807373" calcext:value-type="float">
            <text:p>-0.2610588074</text:p>
          </table:table-cell>
          <table:table-cell office:value-type="float" office:value="0.921637833118" calcext:value-type="float">
            <text:p>0.9216378331</text:p>
          </table:table-cell>
          <table:table-cell table:formula="of:=[.S102]-[.P100]" office:value-type="float" office:value="-0.00120365619599994" calcext:value-type="float">
            <text:p>-0.0012036562</text:p>
          </table:table-cell>
          <table:table-cell table:formula="of:=[.B100]-[.P100]" office:value-type="float" office:value="-0.261058807373" calcext:value-type="float">
            <text:p>-0.2610588074</text:p>
          </table:table-cell>
          <table:table-cell office:value-type="float" office:value="0.921637833118" calcext:value-type="float">
            <text:p>0.9216378331</text:p>
          </table:table-cell>
          <table:table-cell table:formula="of:=[.A100]-[.S100]" office:value-type="float" office:value="-0.261058807373" calcext:value-type="float">
            <text:p>-0.2610588074</text:p>
          </table:table-cell>
          <table:table-cell table:formula="of:=[.B100]-[.S100]" office:value-type="float" office:value="-0.261058807373" calcext:value-type="float">
            <text:p>-0.2610588074</text:p>
          </table:table-cell>
        </table:table-row>
        <table:table-row table:style-name="ro1">
          <table:table-cell table:number-columns-repeated="2" office:value-type="float" office:value="0.661206901073" calcext:value-type="float">
            <text:p>0.6612069011</text:p>
          </table:table-cell>
          <table:table-cell table:formula="of:=[.J103]-[.B101]" office:value-type="float" office:value="0.258629262448" calcext:value-type="float">
            <text:p>0.2586292624</text:p>
          </table:table-cell>
          <table:table-cell office:value-type="float" office:value="0.921034753323" calcext:value-type="float">
            <text:p>0.9210347533</text:p>
          </table:table-cell>
          <table:table-cell table:formula="of:=[.G103]-[.D101]" office:value-type="float" office:value="-0.00119858980200005" calcext:value-type="float">
            <text:p>-0.0011985898</text:p>
          </table:table-cell>
          <table:table-cell table:formula="of:=[.B101]-[.$D103]" office:value-type="float" office:value="-0.258629262448" calcext:value-type="float">
            <text:p>-0.2586292624</text:p>
          </table:table-cell>
          <table:table-cell office:value-type="float" office:value="0.921034753323" calcext:value-type="float">
            <text:p>0.9210347533</text:p>
          </table:table-cell>
          <table:table-cell table:formula="of:=[.J103]-[.G101]" office:value-type="float" office:value="-0.00119858980200005" calcext:value-type="float">
            <text:p>-0.0011985898</text:p>
          </table:table-cell>
          <table:table-cell table:formula="of:=[.B101]-[.G101]" office:value-type="float" office:value="-0.25982785225" calcext:value-type="float">
            <text:p>-0.2598278523</text:p>
          </table:table-cell>
          <table:table-cell office:value-type="float" office:value="0.921034753323" calcext:value-type="float">
            <text:p>0.9210347533</text:p>
          </table:table-cell>
          <table:table-cell table:formula="of:=[.P103]-[.J101]" office:value-type="float" office:value="-0.00119858980200005" calcext:value-type="float">
            <text:p>-0.0011985898</text:p>
          </table:table-cell>
          <table:table-cell table:formula="of:=[.B101]-[.J101]" office:value-type="float" office:value="-0.25982785225" calcext:value-type="float">
            <text:p>-0.2598278523</text:p>
          </table:table-cell>
          <table:table-cell office:value-type="float" office:value="0.921034753323" calcext:value-type="float">
            <text:p>0.9210347533</text:p>
          </table:table-cell>
          <table:table-cell table:formula="of:=[.P103]-[.M101]" office:value-type="float" office:value="-0.00119858980200005" calcext:value-type="float">
            <text:p>-0.0011985898</text:p>
          </table:table-cell>
          <table:table-cell table:formula="of:=[.B101]-[.M101]" office:value-type="float" office:value="-0.25982785225" calcext:value-type="float">
            <text:p>-0.2598278523</text:p>
          </table:table-cell>
          <table:table-cell office:value-type="float" office:value="0.921034753323" calcext:value-type="float">
            <text:p>0.9210347533</text:p>
          </table:table-cell>
          <table:table-cell table:formula="of:=[.S103]-[.P101]" office:value-type="float" office:value="-0.00119858980200005" calcext:value-type="float">
            <text:p>-0.0011985898</text:p>
          </table:table-cell>
          <table:table-cell table:formula="of:=[.B101]-[.P101]" office:value-type="float" office:value="-0.25982785225" calcext:value-type="float">
            <text:p>-0.2598278523</text:p>
          </table:table-cell>
          <table:table-cell office:value-type="float" office:value="0.921034753323" calcext:value-type="float">
            <text:p>0.9210347533</text:p>
          </table:table-cell>
          <table:table-cell table:formula="of:=[.A101]-[.S101]" office:value-type="float" office:value="-0.25982785225" calcext:value-type="float">
            <text:p>-0.2598278523</text:p>
          </table:table-cell>
          <table:table-cell table:formula="of:=[.B101]-[.S101]" office:value-type="float" office:value="-0.25982785225" calcext:value-type="float">
            <text:p>-0.2598278523</text:p>
          </table:table-cell>
        </table:table-row>
        <table:table-row table:style-name="ro1">
          <table:table-cell office:value-type="float" office:value="0.661834895611" calcext:value-type="float">
            <text:p>0.6618348956</text:p>
          </table:table-cell>
          <table:table-cell office:value-type="float" office:value="0.660742819309" calcext:value-type="float">
            <text:p>0.6607428193</text:p>
          </table:table-cell>
          <table:table-cell table:formula="of:=[.J104]-[.B102]" office:value-type="float" office:value="0.258497774601" calcext:value-type="float">
            <text:p>0.2584977746</text:p>
          </table:table-cell>
          <table:table-cell office:value-type="float" office:value="0.920434176922" calcext:value-type="float">
            <text:p>0.9204341769</text:p>
          </table:table-cell>
          <table:table-cell table:formula="of:=[.G104]-[.D102]" office:value-type="float" office:value="-0.00119358301200012" calcext:value-type="float">
            <text:p>-0.001193583</text:p>
          </table:table-cell>
          <table:table-cell table:formula="of:=[.B102]-[.$D104]" office:value-type="float" office:value="-0.258497774601" calcext:value-type="float">
            <text:p>-0.2584977746</text:p>
          </table:table-cell>
          <table:table-cell office:value-type="float" office:value="0.920434176922" calcext:value-type="float">
            <text:p>0.9204341769</text:p>
          </table:table-cell>
          <table:table-cell table:formula="of:=[.J104]-[.G102]" office:value-type="float" office:value="-0.00119358301200012" calcext:value-type="float">
            <text:p>-0.001193583</text:p>
          </table:table-cell>
          <table:table-cell table:formula="of:=[.B102]-[.G102]" office:value-type="float" office:value="-0.259691357613" calcext:value-type="float">
            <text:p>-0.2596913576</text:p>
          </table:table-cell>
          <table:table-cell office:value-type="float" office:value="0.920434176922" calcext:value-type="float">
            <text:p>0.9204341769</text:p>
          </table:table-cell>
          <table:table-cell table:formula="of:=[.P104]-[.J102]" office:value-type="float" office:value="-0.00119358301200012" calcext:value-type="float">
            <text:p>-0.001193583</text:p>
          </table:table-cell>
          <table:table-cell table:formula="of:=[.B102]-[.J102]" office:value-type="float" office:value="-0.259691357613" calcext:value-type="float">
            <text:p>-0.2596913576</text:p>
          </table:table-cell>
          <table:table-cell office:value-type="float" office:value="0.920434176922" calcext:value-type="float">
            <text:p>0.9204341769</text:p>
          </table:table-cell>
          <table:table-cell table:formula="of:=[.P104]-[.M102]" office:value-type="float" office:value="-0.00119358301200012" calcext:value-type="float">
            <text:p>-0.001193583</text:p>
          </table:table-cell>
          <table:table-cell table:formula="of:=[.B102]-[.M102]" office:value-type="float" office:value="-0.259691357613" calcext:value-type="float">
            <text:p>-0.2596913576</text:p>
          </table:table-cell>
          <table:table-cell office:value-type="float" office:value="0.920434176922" calcext:value-type="float">
            <text:p>0.9204341769</text:p>
          </table:table-cell>
          <table:table-cell table:formula="of:=[.S104]-[.P102]" office:value-type="float" office:value="-0.00119358301200012" calcext:value-type="float">
            <text:p>-0.001193583</text:p>
          </table:table-cell>
          <table:table-cell table:formula="of:=[.B102]-[.P102]" office:value-type="float" office:value="-0.259691357613" calcext:value-type="float">
            <text:p>-0.2596913576</text:p>
          </table:table-cell>
          <table:table-cell office:value-type="float" office:value="0.920434176922" calcext:value-type="float">
            <text:p>0.9204341769</text:p>
          </table:table-cell>
          <table:table-cell table:formula="of:=[.A102]-[.S102]" office:value-type="float" office:value="-0.258599281311" calcext:value-type="float">
            <text:p>-0.2585992813</text:p>
          </table:table-cell>
          <table:table-cell table:formula="of:=[.B102]-[.S102]" office:value-type="float" office:value="-0.259691357613" calcext:value-type="float">
            <text:p>-0.2596913576</text:p>
          </table:table-cell>
        </table:table-row>
        <table:table-row table:style-name="ro1">
          <table:table-cell office:value-type="float" office:value="0.662463128567" calcext:value-type="float">
            <text:p>0.6624631286</text:p>
          </table:table-cell>
          <table:table-cell office:value-type="float" office:value="0.661371707916" calcext:value-type="float">
            <text:p>0.6613717079</text:p>
          </table:table-cell>
          <table:table-cell table:formula="of:=[.J105]-[.B103]" office:value-type="float" office:value="0.257275819779" calcext:value-type="float">
            <text:p>0.2572758198</text:p>
          </table:table-cell>
          <table:table-cell office:value-type="float" office:value="0.919836163521" calcext:value-type="float">
            <text:p>0.9198361635</text:p>
          </table:table-cell>
          <table:table-cell table:formula="of:=[.G105]-[.D103]" office:value-type="float" office:value="-0.00333505868899997" calcext:value-type="float">
            <text:p>-0.0033350587</text:p>
          </table:table-cell>
          <table:table-cell table:formula="of:=[.B103]-[.$D105]" office:value-type="float" office:value="-0.255129396916" calcext:value-type="float">
            <text:p>-0.2551293969</text:p>
          </table:table-cell>
          <table:table-cell office:value-type="float" office:value="0.919836163521" calcext:value-type="float">
            <text:p>0.9198361635</text:p>
          </table:table-cell>
          <table:table-cell table:formula="of:=[.J105]-[.G103]" office:value-type="float" office:value="-0.00118863582599993" calcext:value-type="float">
            <text:p>-0.0011886358</text:p>
          </table:table-cell>
          <table:table-cell table:formula="of:=[.B103]-[.G103]" office:value-type="float" office:value="-0.258464455605" calcext:value-type="float">
            <text:p>-0.2584644556</text:p>
          </table:table-cell>
          <table:table-cell office:value-type="float" office:value="0.919836163521" calcext:value-type="float">
            <text:p>0.9198361635</text:p>
          </table:table-cell>
          <table:table-cell table:formula="of:=[.P105]-[.J103]" office:value-type="float" office:value="-0.00118863582599993" calcext:value-type="float">
            <text:p>-0.0011886358</text:p>
          </table:table-cell>
          <table:table-cell table:formula="of:=[.B103]-[.J103]" office:value-type="float" office:value="-0.258464455605" calcext:value-type="float">
            <text:p>-0.2584644556</text:p>
          </table:table-cell>
          <table:table-cell office:value-type="float" office:value="0.919836163521" calcext:value-type="float">
            <text:p>0.9198361635</text:p>
          </table:table-cell>
          <table:table-cell table:formula="of:=[.P105]-[.M103]" office:value-type="float" office:value="-0.00118863582599993" calcext:value-type="float">
            <text:p>-0.0011886358</text:p>
          </table:table-cell>
          <table:table-cell table:formula="of:=[.B103]-[.M103]" office:value-type="float" office:value="-0.258464455605" calcext:value-type="float">
            <text:p>-0.2584644556</text:p>
          </table:table-cell>
          <table:table-cell office:value-type="float" office:value="0.919836163521" calcext:value-type="float">
            <text:p>0.9198361635</text:p>
          </table:table-cell>
          <table:table-cell table:formula="of:=[.S105]-[.P103]" office:value-type="float" office:value="-0.00118863582599993" calcext:value-type="float">
            <text:p>-0.0011886358</text:p>
          </table:table-cell>
          <table:table-cell table:formula="of:=[.B103]-[.P103]" office:value-type="float" office:value="-0.258464455605" calcext:value-type="float">
            <text:p>-0.2584644556</text:p>
          </table:table-cell>
          <table:table-cell office:value-type="float" office:value="0.919836163521" calcext:value-type="float">
            <text:p>0.9198361635</text:p>
          </table:table-cell>
          <table:table-cell table:formula="of:=[.A103]-[.S103]" office:value-type="float" office:value="-0.257373034954" calcext:value-type="float">
            <text:p>-0.257373035</text:p>
          </table:table-cell>
          <table:table-cell table:formula="of:=[.B103]-[.S103]" office:value-type="float" office:value="-0.258464455605" calcext:value-type="float">
            <text:p>-0.2584644556</text:p>
          </table:table-cell>
        </table:table-row>
        <table:table-row table:style-name="ro1">
          <table:table-cell office:value-type="float" office:value="0.673442780972" calcext:value-type="float">
            <text:p>0.673442781</text:p>
          </table:table-cell>
          <table:table-cell office:value-type="float" office:value="0.672361791134" calcext:value-type="float">
            <text:p>0.6723617911</text:p>
          </table:table-cell>
          <table:table-cell table:formula="of:=[.J106]-[.B104]" office:value-type="float" office:value="0.24569517374" calcext:value-type="float">
            <text:p>0.2456951737</text:p>
          </table:table-cell>
          <table:table-cell office:value-type="float" office:value="0.91924059391" calcext:value-type="float">
            <text:p>0.9192405939</text:p>
          </table:table-cell>
          <table:table-cell table:formula="of:=[.G106]-[.D104]" office:value-type="float" office:value="-0.00332862138699996" calcext:value-type="float">
            <text:p>-0.0033286214</text:p>
          </table:table-cell>
          <table:table-cell table:formula="of:=[.B104]-[.$D106]" office:value-type="float" office:value="-0.243550181389" calcext:value-type="float">
            <text:p>-0.2435501814</text:p>
          </table:table-cell>
          <table:table-cell office:value-type="float" office:value="0.91924059391" calcext:value-type="float">
            <text:p>0.9192405939</text:p>
          </table:table-cell>
          <table:table-cell table:formula="of:=[.J106]-[.G104]" office:value-type="float" office:value="-0.00118362903599989" calcext:value-type="float">
            <text:p>-0.001183629</text:p>
          </table:table-cell>
          <table:table-cell table:formula="of:=[.B104]-[.G104]" office:value-type="float" office:value="-0.246878802776" calcext:value-type="float">
            <text:p>-0.2468788028</text:p>
          </table:table-cell>
          <table:table-cell office:value-type="float" office:value="0.91924059391" calcext:value-type="float">
            <text:p>0.9192405939</text:p>
          </table:table-cell>
          <table:table-cell table:formula="of:=[.P106]-[.J104]" office:value-type="float" office:value="-0.00118362903599989" calcext:value-type="float">
            <text:p>-0.001183629</text:p>
          </table:table-cell>
          <table:table-cell table:formula="of:=[.B104]-[.J104]" office:value-type="float" office:value="-0.246878802776" calcext:value-type="float">
            <text:p>-0.2468788028</text:p>
          </table:table-cell>
          <table:table-cell office:value-type="float" office:value="0.91924059391" calcext:value-type="float">
            <text:p>0.9192405939</text:p>
          </table:table-cell>
          <table:table-cell table:formula="of:=[.P106]-[.M104]" office:value-type="float" office:value="-0.00118362903599989" calcext:value-type="float">
            <text:p>-0.001183629</text:p>
          </table:table-cell>
          <table:table-cell table:formula="of:=[.B104]-[.M104]" office:value-type="float" office:value="-0.246878802776" calcext:value-type="float">
            <text:p>-0.2468788028</text:p>
          </table:table-cell>
          <table:table-cell office:value-type="float" office:value="0.91924059391" calcext:value-type="float">
            <text:p>0.9192405939</text:p>
          </table:table-cell>
          <table:table-cell table:formula="of:=[.S106]-[.P104]" office:value-type="float" office:value="-0.00118362903599989" calcext:value-type="float">
            <text:p>-0.001183629</text:p>
          </table:table-cell>
          <table:table-cell table:formula="of:=[.B104]-[.P104]" office:value-type="float" office:value="-0.246878802776" calcext:value-type="float">
            <text:p>-0.2468788028</text:p>
          </table:table-cell>
          <table:table-cell office:value-type="float" office:value="0.91924059391" calcext:value-type="float">
            <text:p>0.9192405939</text:p>
          </table:table-cell>
          <table:table-cell table:formula="of:=[.A104]-[.S104]" office:value-type="float" office:value="-0.245797812938" calcext:value-type="float">
            <text:p>-0.2457978129</text:p>
          </table:table-cell>
          <table:table-cell table:formula="of:=[.B104]-[.S104]" office:value-type="float" office:value="-0.246878802776" calcext:value-type="float">
            <text:p>-0.2468788028</text:p>
          </table:table-cell>
        </table:table-row>
        <table:table-row table:style-name="ro1">
          <table:table-cell office:value-type="float" office:value="0.676414251328" calcext:value-type="float">
            <text:p>0.6764142513</text:p>
          </table:table-cell>
          <table:table-cell office:value-type="float" office:value="0.675335466862" calcext:value-type="float">
            <text:p>0.6753354669</text:p>
          </table:table-cell>
          <table:table-cell table:formula="of:=[.J107]-[.B105]" office:value-type="float" office:value="0.242133498192" calcext:value-type="float">
            <text:p>0.2421334982</text:p>
          </table:table-cell>
          <table:table-cell office:value-type="float" office:value="0.916501104832" calcext:value-type="float">
            <text:p>0.9165011048</text:p>
          </table:table-cell>
          <table:table-cell table:formula="of:=[.G107]-[.D105]" office:value-type="float" office:value="-0.001175761223" calcext:value-type="float">
            <text:p>-0.0011757612</text:p>
          </table:table-cell>
          <table:table-cell table:formula="of:=[.B105]-[.$D107]" office:value-type="float" office:value="-0.239989876747" calcext:value-type="float">
            <text:p>-0.2399898767</text:p>
          </table:table-cell>
          <table:table-cell office:value-type="float" office:value="0.916501104832" calcext:value-type="float">
            <text:p>0.9165011048</text:p>
          </table:table-cell>
          <table:table-cell table:formula="of:=[.J107]-[.G105]" office:value-type="float" office:value="0.000967860222000017" calcext:value-type="float">
            <text:p>0.0009678602</text:p>
          </table:table-cell>
          <table:table-cell table:formula="of:=[.B105]-[.G105]" office:value-type="float" office:value="-0.24116563797" calcext:value-type="float">
            <text:p>-0.241165638</text:p>
          </table:table-cell>
          <table:table-cell office:value-type="float" office:value="0.918647527695" calcext:value-type="float">
            <text:p>0.9186475277</text:p>
          </table:table-cell>
          <table:table-cell table:formula="of:=[.P107]-[.J105]" office:value-type="float" office:value="-0.00117856264100003" calcext:value-type="float">
            <text:p>-0.0011785626</text:p>
          </table:table-cell>
          <table:table-cell table:formula="of:=[.B105]-[.J105]" office:value-type="float" office:value="-0.243312060833" calcext:value-type="float">
            <text:p>-0.2433120608</text:p>
          </table:table-cell>
          <table:table-cell office:value-type="float" office:value="0.918647527695" calcext:value-type="float">
            <text:p>0.9186475277</text:p>
          </table:table-cell>
          <table:table-cell table:formula="of:=[.P107]-[.M105]" office:value-type="float" office:value="-0.00117856264100003" calcext:value-type="float">
            <text:p>-0.0011785626</text:p>
          </table:table-cell>
          <table:table-cell table:formula="of:=[.B105]-[.M105]" office:value-type="float" office:value="-0.243312060833" calcext:value-type="float">
            <text:p>-0.2433120608</text:p>
          </table:table-cell>
          <table:table-cell office:value-type="float" office:value="0.918647527695" calcext:value-type="float">
            <text:p>0.9186475277</text:p>
          </table:table-cell>
          <table:table-cell table:formula="of:=[.S107]-[.P105]" office:value-type="float" office:value="-0.00117856264100003" calcext:value-type="float">
            <text:p>-0.0011785626</text:p>
          </table:table-cell>
          <table:table-cell table:formula="of:=[.B105]-[.P105]" office:value-type="float" office:value="-0.243312060833" calcext:value-type="float">
            <text:p>-0.2433120608</text:p>
          </table:table-cell>
          <table:table-cell office:value-type="float" office:value="0.918647527695" calcext:value-type="float">
            <text:p>0.9186475277</text:p>
          </table:table-cell>
          <table:table-cell table:formula="of:=[.A105]-[.S105]" office:value-type="float" office:value="-0.242233276367" calcext:value-type="float">
            <text:p>-0.2422332764</text:p>
          </table:table-cell>
          <table:table-cell table:formula="of:=[.B105]-[.S105]" office:value-type="float" office:value="-0.243312060833" calcext:value-type="float">
            <text:p>-0.2433120608</text:p>
          </table:table-cell>
        </table:table-row>
        <table:table-row table:style-name="ro1">
          <table:table-cell office:value-type="float" office:value="2.72066712379" calcext:value-type="float">
            <text:p>2.7206671238</text:p>
          </table:table-cell>
          <table:table-cell office:value-type="float" office:value="2.72276186943" calcext:value-type="float">
            <text:p>2.7227618694</text:p>
          </table:table-cell>
          <table:table-cell table:formula="of:=[.J108]-[.B106]" office:value-type="float" office:value="-1.805878400802" calcext:value-type="float">
            <text:p>-1.8058784008</text:p>
          </table:table-cell>
          <table:table-cell office:value-type="float" office:value="0.915911972523" calcext:value-type="float">
            <text:p>0.9159119725</text:p>
          </table:table-cell>
          <table:table-cell table:formula="of:=[.G108]-[.D106]" office:value-type="float" office:value="-0.00117081403800001" calcext:value-type="float">
            <text:p>-0.001170814</text:p>
          </table:table-cell>
          <table:table-cell table:formula="of:=[.B106]-[.$D108]" office:value-type="float" office:value="1.808020710945" calcext:value-type="float">
            <text:p>1.8080207109</text:p>
          </table:table-cell>
          <table:table-cell office:value-type="float" office:value="0.915911972523" calcext:value-type="float">
            <text:p>0.9159119725</text:p>
          </table:table-cell>
          <table:table-cell table:formula="of:=[.J108]-[.G106]" office:value-type="float" office:value="0.000971496105000025" calcext:value-type="float">
            <text:p>0.0009714961</text:p>
          </table:table-cell>
          <table:table-cell table:formula="of:=[.B106]-[.G106]" office:value-type="float" office:value="1.806849896907" calcext:value-type="float">
            <text:p>1.8068498969</text:p>
          </table:table-cell>
          <table:table-cell office:value-type="float" office:value="0.918056964874" calcext:value-type="float">
            <text:p>0.9180569649</text:p>
          </table:table-cell>
          <table:table-cell table:formula="of:=[.P108]-[.J106]" office:value-type="float" office:value="-0.00117349624600005" calcext:value-type="float">
            <text:p>-0.0011734962</text:p>
          </table:table-cell>
          <table:table-cell table:formula="of:=[.B106]-[.J106]" office:value-type="float" office:value="1.804704904556" calcext:value-type="float">
            <text:p>1.8047049046</text:p>
          </table:table-cell>
          <table:table-cell office:value-type="float" office:value="0.918056964874" calcext:value-type="float">
            <text:p>0.9180569649</text:p>
          </table:table-cell>
          <table:table-cell table:formula="of:=[.P108]-[.M106]" office:value-type="float" office:value="-0.00117349624600005" calcext:value-type="float">
            <text:p>-0.0011734962</text:p>
          </table:table-cell>
          <table:table-cell table:formula="of:=[.B106]-[.M106]" office:value-type="float" office:value="1.804704904556" calcext:value-type="float">
            <text:p>1.8047049046</text:p>
          </table:table-cell>
          <table:table-cell office:value-type="float" office:value="0.918056964874" calcext:value-type="float">
            <text:p>0.9180569649</text:p>
          </table:table-cell>
          <table:table-cell table:formula="of:=[.S108]-[.P106]" office:value-type="float" office:value="-0.00117349624600005" calcext:value-type="float">
            <text:p>-0.0011734962</text:p>
          </table:table-cell>
          <table:table-cell table:formula="of:=[.B106]-[.P106]" office:value-type="float" office:value="1.804704904556" calcext:value-type="float">
            <text:p>1.8047049046</text:p>
          </table:table-cell>
          <table:table-cell office:value-type="float" office:value="0.918056964874" calcext:value-type="float">
            <text:p>0.9180569649</text:p>
          </table:table-cell>
          <table:table-cell table:formula="of:=[.A106]-[.S106]" office:value-type="float" office:value="1.802610158916" calcext:value-type="float">
            <text:p>1.8026101589</text:p>
          </table:table-cell>
          <table:table-cell table:formula="of:=[.B106]-[.S106]" office:value-type="float" office:value="1.804704904556" calcext:value-type="float">
            <text:p>1.8047049046</text:p>
          </table:table-cell>
        </table:table-row>
        <table:table-row table:style-name="ro1">
          <table:table-cell office:value-type="float" office:value="0.659373998642" calcext:value-type="float">
            <text:p>0.6593739986</text:p>
          </table:table-cell>
          <table:table-cell office:value-type="float" office:value="0.658878207207" calcext:value-type="float">
            <text:p>0.6588782072</text:p>
          </table:table-cell>
          <table:table-cell table:formula="of:=[.J109]-[.B107]" office:value-type="float" office:value="0.25742226839" calcext:value-type="float">
            <text:p>0.2574222684</text:p>
          </table:table-cell>
          <table:table-cell office:value-type="float" office:value="0.915325343609" calcext:value-type="float">
            <text:p>0.9153253436</text:p>
          </table:table-cell>
          <table:table-cell table:formula="of:=[.G109]-[.D107]" office:value-type="float" office:value="-0.00116574764300004" calcext:value-type="float">
            <text:p>-0.0011657476</text:p>
          </table:table-cell>
          <table:table-cell table:formula="of:=[.B107]-[.$D109]" office:value-type="float" office:value="-0.255281388759" calcext:value-type="float">
            <text:p>-0.2552813888</text:p>
          </table:table-cell>
          <table:table-cell office:value-type="float" office:value="0.915325343609" calcext:value-type="float">
            <text:p>0.9153253436</text:p>
          </table:table-cell>
          <table:table-cell table:formula="of:=[.J109]-[.G107]" office:value-type="float" office:value="0.000975131988000033" calcext:value-type="float">
            <text:p>0.000975132</text:p>
          </table:table-cell>
          <table:table-cell table:formula="of:=[.B107]-[.G107]" office:value-type="float" office:value="-0.256447136402" calcext:value-type="float">
            <text:p>-0.2564471364</text:p>
          </table:table-cell>
          <table:table-cell office:value-type="float" office:value="0.917468965054" calcext:value-type="float">
            <text:p>0.9174689651</text:p>
          </table:table-cell>
          <table:table-cell table:formula="of:=[.P109]-[.J107]" office:value-type="float" office:value="-0.00116848945699999" calcext:value-type="float">
            <text:p>-0.0011684895</text:p>
          </table:table-cell>
          <table:table-cell table:formula="of:=[.B107]-[.J107]" office:value-type="float" office:value="-0.258590757847" calcext:value-type="float">
            <text:p>-0.2585907578</text:p>
          </table:table-cell>
          <table:table-cell office:value-type="float" office:value="0.917468965054" calcext:value-type="float">
            <text:p>0.9174689651</text:p>
          </table:table-cell>
          <table:table-cell table:formula="of:=[.P109]-[.M107]" office:value-type="float" office:value="-0.00116848945699999" calcext:value-type="float">
            <text:p>-0.0011684895</text:p>
          </table:table-cell>
          <table:table-cell table:formula="of:=[.B107]-[.M107]" office:value-type="float" office:value="-0.258590757847" calcext:value-type="float">
            <text:p>-0.2585907578</text:p>
          </table:table-cell>
          <table:table-cell office:value-type="float" office:value="0.917468965054" calcext:value-type="float">
            <text:p>0.9174689651</text:p>
          </table:table-cell>
          <table:table-cell table:formula="of:=[.S109]-[.P107]" office:value-type="float" office:value="-0.00116848945699999" calcext:value-type="float">
            <text:p>-0.0011684895</text:p>
          </table:table-cell>
          <table:table-cell table:formula="of:=[.B107]-[.P107]" office:value-type="float" office:value="-0.258590757847" calcext:value-type="float">
            <text:p>-0.2585907578</text:p>
          </table:table-cell>
          <table:table-cell office:value-type="float" office:value="0.917468965054" calcext:value-type="float">
            <text:p>0.9174689651</text:p>
          </table:table-cell>
          <table:table-cell table:formula="of:=[.A107]-[.S107]" office:value-type="float" office:value="-0.258094966412" calcext:value-type="float">
            <text:p>-0.2580949664</text:p>
          </table:table-cell>
          <table:table-cell table:formula="of:=[.B107]-[.S107]" office:value-type="float" office:value="-0.258590757847" calcext:value-type="float">
            <text:p>-0.2585907578</text:p>
          </table:table-cell>
        </table:table-row>
        <table:table-row table:style-name="ro1">
          <table:table-cell table:number-columns-repeated="2" office:value-type="float" office:value="0.66001445055" calcext:value-type="float">
            <text:p>0.6600144506</text:p>
          </table:table-cell>
          <table:table-cell table:formula="of:=[.J110]-[.B108]" office:value-type="float" office:value="0.255705595017" calcext:value-type="float">
            <text:p>0.255705595</text:p>
          </table:table-cell>
          <table:table-cell office:value-type="float" office:value="0.914741158485" calcext:value-type="float">
            <text:p>0.9147411585</text:p>
          </table:table-cell>
          <table:table-cell table:formula="of:=[.G110]-[.D108]" office:value-type="float" office:value="-0.00116068124699997" calcext:value-type="float">
            <text:p>-0.0011606812</text:p>
          </table:table-cell>
          <table:table-cell table:formula="of:=[.B108]-[.$D110]" office:value-type="float" office:value="-0.253566026688" calcext:value-type="float">
            <text:p>-0.2535660267</text:p>
          </table:table-cell>
          <table:table-cell office:value-type="float" office:value="0.914741158485" calcext:value-type="float">
            <text:p>0.9147411585</text:p>
          </table:table-cell>
          <table:table-cell table:formula="of:=[.J110]-[.G108]" office:value-type="float" office:value="0.000978887082000002" calcext:value-type="float">
            <text:p>0.0009788871</text:p>
          </table:table-cell>
          <table:table-cell table:formula="of:=[.B108]-[.G108]" office:value-type="float" office:value="-0.254726707935" calcext:value-type="float">
            <text:p>-0.2547267079</text:p>
          </table:table-cell>
          <table:table-cell office:value-type="float" office:value="0.916883468628" calcext:value-type="float">
            <text:p>0.9168834686</text:p>
          </table:table-cell>
          <table:table-cell table:formula="of:=[.P110]-[.J108]" office:value-type="float" office:value="-0.00116342306100004" calcext:value-type="float">
            <text:p>-0.0011634231</text:p>
          </table:table-cell>
          <table:table-cell table:formula="of:=[.B108]-[.J108]" office:value-type="float" office:value="-0.256869018078" calcext:value-type="float">
            <text:p>-0.2568690181</text:p>
          </table:table-cell>
          <table:table-cell office:value-type="float" office:value="0.916883468628" calcext:value-type="float">
            <text:p>0.9168834686</text:p>
          </table:table-cell>
          <table:table-cell table:formula="of:=[.P110]-[.M108]" office:value-type="float" office:value="-0.00116342306100004" calcext:value-type="float">
            <text:p>-0.0011634231</text:p>
          </table:table-cell>
          <table:table-cell table:formula="of:=[.B108]-[.M108]" office:value-type="float" office:value="-0.256869018078" calcext:value-type="float">
            <text:p>-0.2568690181</text:p>
          </table:table-cell>
          <table:table-cell office:value-type="float" office:value="0.916883468628" calcext:value-type="float">
            <text:p>0.9168834686</text:p>
          </table:table-cell>
          <table:table-cell table:formula="of:=[.S110]-[.P108]" office:value-type="float" office:value="-0.00116342306100004" calcext:value-type="float">
            <text:p>-0.0011634231</text:p>
          </table:table-cell>
          <table:table-cell table:formula="of:=[.B108]-[.P108]" office:value-type="float" office:value="-0.256869018078" calcext:value-type="float">
            <text:p>-0.2568690181</text:p>
          </table:table-cell>
          <table:table-cell office:value-type="float" office:value="0.916883468628" calcext:value-type="float">
            <text:p>0.9168834686</text:p>
          </table:table-cell>
          <table:table-cell table:formula="of:=[.A108]-[.S108]" office:value-type="float" office:value="-0.256869018078" calcext:value-type="float">
            <text:p>-0.2568690181</text:p>
          </table:table-cell>
          <table:table-cell table:formula="of:=[.B108]-[.S108]" office:value-type="float" office:value="-0.256869018078" calcext:value-type="float">
            <text:p>-0.2568690181</text:p>
          </table:table-cell>
        </table:table-row>
        <table:table-row table:style-name="ro1">
          <table:table-cell table:number-columns-repeated="2" office:value-type="float" office:value="0.824666917324" calcext:value-type="float">
            <text:p>0.8246669173</text:p>
          </table:table-cell>
          <table:table-cell table:formula="of:=[.J111]-[.B109]" office:value-type="float" office:value="0.090475201607" calcext:value-type="float">
            <text:p>0.0904752016</text:p>
          </table:table-cell>
          <table:table-cell office:value-type="float" office:value="0.914159595966" calcext:value-type="float">
            <text:p>0.914159596</text:p>
          </table:table-cell>
          <table:table-cell table:formula="of:=[.G111]-[.D109]" office:value-type="float" office:value="-0.00115567445699993" calcext:value-type="float">
            <text:p>-0.0011556745</text:p>
          </table:table-cell>
          <table:table-cell table:formula="of:=[.B109]-[.$D111]" office:value-type="float" office:value="-0.088337004185" calcext:value-type="float">
            <text:p>-0.0883370042</text:p>
          </table:table-cell>
          <table:table-cell office:value-type="float" office:value="0.914159595966" calcext:value-type="float">
            <text:p>0.914159596</text:p>
          </table:table-cell>
          <table:table-cell table:formula="of:=[.J111]-[.G109]" office:value-type="float" office:value="0.00098252296500001" calcext:value-type="float">
            <text:p>0.000982523</text:p>
          </table:table-cell>
          <table:table-cell table:formula="of:=[.B109]-[.G109]" office:value-type="float" office:value="-0.0894926786419999" calcext:value-type="float">
            <text:p>-0.0894926786</text:p>
          </table:table-cell>
          <table:table-cell office:value-type="float" office:value="0.916300475597" calcext:value-type="float">
            <text:p>0.9163004756</text:p>
          </table:table-cell>
          <table:table-cell table:formula="of:=[.P111]-[.J109]" office:value-type="float" office:value="-0.00115835666600006" calcext:value-type="float">
            <text:p>-0.0011583567</text:p>
          </table:table-cell>
          <table:table-cell table:formula="of:=[.B109]-[.J109]" office:value-type="float" office:value="-0.091633558273" calcext:value-type="float">
            <text:p>-0.0916335583</text:p>
          </table:table-cell>
          <table:table-cell office:value-type="float" office:value="0.916300475597" calcext:value-type="float">
            <text:p>0.9163004756</text:p>
          </table:table-cell>
          <table:table-cell table:formula="of:=[.P111]-[.M109]" office:value-type="float" office:value="-0.00115835666600006" calcext:value-type="float">
            <text:p>-0.0011583567</text:p>
          </table:table-cell>
          <table:table-cell table:formula="of:=[.B109]-[.M109]" office:value-type="float" office:value="-0.091633558273" calcext:value-type="float">
            <text:p>-0.0916335583</text:p>
          </table:table-cell>
          <table:table-cell office:value-type="float" office:value="0.916300475597" calcext:value-type="float">
            <text:p>0.9163004756</text:p>
          </table:table-cell>
          <table:table-cell table:formula="of:=[.S111]-[.P109]" office:value-type="float" office:value="-0.00115835666600006" calcext:value-type="float">
            <text:p>-0.0011583567</text:p>
          </table:table-cell>
          <table:table-cell table:formula="of:=[.B109]-[.P109]" office:value-type="float" office:value="-0.091633558273" calcext:value-type="float">
            <text:p>-0.0916335583</text:p>
          </table:table-cell>
          <table:table-cell office:value-type="float" office:value="0.916300475597" calcext:value-type="float">
            <text:p>0.9163004756</text:p>
          </table:table-cell>
          <table:table-cell table:formula="of:=[.A109]-[.S109]" office:value-type="float" office:value="-0.091633558273" calcext:value-type="float">
            <text:p>-0.0916335583</text:p>
          </table:table-cell>
          <table:table-cell table:formula="of:=[.B109]-[.S109]" office:value-type="float" office:value="-0.091633558273" calcext:value-type="float">
            <text:p>-0.0916335583</text:p>
          </table:table-cell>
        </table:table-row>
        <table:table-row table:style-name="ro1">
          <table:table-cell office:value-type="float" office:value="0.820710480213" calcext:value-type="float">
            <text:p>0.8207104802</text:p>
          </table:table-cell>
          <table:table-cell office:value-type="float" office:value="0.818388879299" calcext:value-type="float">
            <text:p>0.8183888793</text:p>
          </table:table-cell>
          <table:table-cell table:formula="of:=[.J112]-[.B110]" office:value-type="float" office:value="0.094041049481" calcext:value-type="float">
            <text:p>0.0940410495</text:p>
          </table:table-cell>
          <table:table-cell office:value-type="float" office:value="0.913580477238" calcext:value-type="float">
            <text:p>0.9135804772</text:p>
          </table:table-cell>
          <table:table-cell table:formula="of:=[.G112]-[.D110]" office:value-type="float" office:value="-0.003287374974" calcext:value-type="float">
            <text:p>-0.003287375</text:p>
          </table:table-cell>
          <table:table-cell table:formula="of:=[.B110]-[.$D112]" office:value-type="float" office:value="-0.094041049481" calcext:value-type="float">
            <text:p>-0.0940410495</text:p>
          </table:table-cell>
          <table:table-cell office:value-type="float" office:value="0.913580477238" calcext:value-type="float">
            <text:p>0.9135804772</text:p>
          </table:table-cell>
          <table:table-cell table:formula="of:=[.J112]-[.G110]" office:value-type="float" office:value="-0.001150548458" calcext:value-type="float">
            <text:p>-0.0011505485</text:p>
          </table:table-cell>
          <table:table-cell table:formula="of:=[.B110]-[.G110]" office:value-type="float" office:value="-0.095191597939" calcext:value-type="float">
            <text:p>-0.0951915979</text:p>
          </table:table-cell>
          <table:table-cell office:value-type="float" office:value="0.915720045567" calcext:value-type="float">
            <text:p>0.9157200456</text:p>
          </table:table-cell>
          <table:table-cell table:formula="of:=[.P112]-[.J110]" office:value-type="float" office:value="-0.00329011678699997" calcext:value-type="float">
            <text:p>-0.0032901168</text:p>
          </table:table-cell>
          <table:table-cell table:formula="of:=[.B110]-[.J110]" office:value-type="float" office:value="-0.097331166268" calcext:value-type="float">
            <text:p>-0.0973311663</text:p>
          </table:table-cell>
          <table:table-cell office:value-type="float" office:value="0.915720045567" calcext:value-type="float">
            <text:p>0.9157200456</text:p>
          </table:table-cell>
          <table:table-cell table:formula="of:=[.P112]-[.M110]" office:value-type="float" office:value="-0.00329011678699997" calcext:value-type="float">
            <text:p>-0.0032901168</text:p>
          </table:table-cell>
          <table:table-cell table:formula="of:=[.B110]-[.M110]" office:value-type="float" office:value="-0.097331166268" calcext:value-type="float">
            <text:p>-0.0973311663</text:p>
          </table:table-cell>
          <table:table-cell office:value-type="float" office:value="0.915720045567" calcext:value-type="float">
            <text:p>0.9157200456</text:p>
          </table:table-cell>
          <table:table-cell table:formula="of:=[.S112]-[.P110]" office:value-type="float" office:value="-0.00329011678699997" calcext:value-type="float">
            <text:p>-0.0032901168</text:p>
          </table:table-cell>
          <table:table-cell table:formula="of:=[.B110]-[.P110]" office:value-type="float" office:value="-0.097331166268" calcext:value-type="float">
            <text:p>-0.0973311663</text:p>
          </table:table-cell>
          <table:table-cell office:value-type="float" office:value="0.915720045567" calcext:value-type="float">
            <text:p>0.9157200456</text:p>
          </table:table-cell>
          <table:table-cell table:formula="of:=[.A110]-[.S110]" office:value-type="float" office:value="-0.095009565354" calcext:value-type="float">
            <text:p>-0.0950095654</text:p>
          </table:table-cell>
          <table:table-cell table:formula="of:=[.B110]-[.S110]" office:value-type="float" office:value="-0.097331166268" calcext:value-type="float">
            <text:p>-0.0973311663</text:p>
          </table:table-cell>
        </table:table-row>
        <table:table-row table:style-name="ro1">
          <table:table-cell office:value-type="float" office:value="0.660143435001" calcext:value-type="float">
            <text:p>0.660143435</text:p>
          </table:table-cell>
          <table:table-cell office:value-type="float" office:value="0.659024596214" calcext:value-type="float">
            <text:p>0.6590245962</text:p>
          </table:table-cell>
          <table:table-cell table:formula="of:=[.J113]-[.B111]" office:value-type="float" office:value="0.252833843231" calcext:value-type="float">
            <text:p>0.2528338432</text:p>
          </table:table-cell>
          <table:table-cell office:value-type="float" office:value="0.913003921509" calcext:value-type="float">
            <text:p>0.9130039215</text:p>
          </table:table-cell>
          <table:table-cell table:formula="of:=[.G113]-[.D111]" office:value-type="float" office:value="-0.00328099727700004" calcext:value-type="float">
            <text:p>-0.0032809973</text:p>
          </table:table-cell>
          <table:table-cell table:formula="of:=[.B111]-[.$D113]" office:value-type="float" office:value="-0.252833843231" calcext:value-type="float">
            <text:p>-0.2528338432</text:p>
          </table:table-cell>
          <table:table-cell office:value-type="float" office:value="0.913003921509" calcext:value-type="float">
            <text:p>0.9130039215</text:p>
          </table:table-cell>
          <table:table-cell table:formula="of:=[.J113]-[.G111]" office:value-type="float" office:value="-0.001145482064" calcext:value-type="float">
            <text:p>-0.0011454821</text:p>
          </table:table-cell>
          <table:table-cell table:formula="of:=[.B111]-[.G111]" office:value-type="float" office:value="-0.253979325295" calcext:value-type="float">
            <text:p>-0.2539793253</text:p>
          </table:table-cell>
          <table:table-cell office:value-type="float" office:value="0.915142118931" calcext:value-type="float">
            <text:p>0.9151421189</text:p>
          </table:table-cell>
          <table:table-cell table:formula="of:=[.P113]-[.J111]" office:value-type="float" office:value="-0.00541919469899999" calcext:value-type="float">
            <text:p>-0.0054191947</text:p>
          </table:table-cell>
          <table:table-cell table:formula="of:=[.B111]-[.J111]" office:value-type="float" office:value="-0.256117522717" calcext:value-type="float">
            <text:p>-0.2561175227</text:p>
          </table:table-cell>
          <table:table-cell office:value-type="float" office:value="0.915142118931" calcext:value-type="float">
            <text:p>0.9151421189</text:p>
          </table:table-cell>
          <table:table-cell table:formula="of:=[.P113]-[.M111]" office:value-type="float" office:value="-0.00541919469899999" calcext:value-type="float">
            <text:p>-0.0054191947</text:p>
          </table:table-cell>
          <table:table-cell table:formula="of:=[.B111]-[.M111]" office:value-type="float" office:value="-0.256117522717" calcext:value-type="float">
            <text:p>-0.2561175227</text:p>
          </table:table-cell>
          <table:table-cell office:value-type="float" office:value="0.915142118931" calcext:value-type="float">
            <text:p>0.9151421189</text:p>
          </table:table-cell>
          <table:table-cell table:formula="of:=[.S113]-[.P111]" office:value-type="float" office:value="-0.00328367948599995" calcext:value-type="float">
            <text:p>-0.0032836795</text:p>
          </table:table-cell>
          <table:table-cell table:formula="of:=[.B111]-[.P111]" office:value-type="float" office:value="-0.256117522717" calcext:value-type="float">
            <text:p>-0.2561175227</text:p>
          </table:table-cell>
          <table:table-cell office:value-type="float" office:value="0.915142118931" calcext:value-type="float">
            <text:p>0.9151421189</text:p>
          </table:table-cell>
          <table:table-cell table:formula="of:=[.A111]-[.S111]" office:value-type="float" office:value="-0.25499868393" calcext:value-type="float">
            <text:p>-0.2549986839</text:p>
          </table:table-cell>
          <table:table-cell table:formula="of:=[.B111]-[.S111]" office:value-type="float" office:value="-0.256117522717" calcext:value-type="float">
            <text:p>-0.2561175227</text:p>
          </table:table-cell>
        </table:table-row>
        <table:table-row table:style-name="ro1">
          <table:table-cell office:value-type="float" office:value="0.659640073776" calcext:value-type="float">
            <text:p>0.6596400738</text:p>
          </table:table-cell>
          <table:table-cell office:value-type="float" office:value="0.658522069454" calcext:value-type="float">
            <text:p>0.6585220695</text:p>
          </table:table-cell>
          <table:table-cell table:formula="of:=[.J114]-[.B112]" office:value-type="float" office:value="0.252767443657" calcext:value-type="float">
            <text:p>0.2527674437</text:p>
          </table:table-cell>
          <table:table-cell office:value-type="float" office:value="0.91242992878" calcext:value-type="float">
            <text:p>0.9124299288</text:p>
          </table:table-cell>
          <table:table-cell table:formula="of:=[.G114]-[.D112]" office:value-type="float" office:value="-0.00327455997499992" calcext:value-type="float">
            <text:p>-0.00327456</text:p>
          </table:table-cell>
          <table:table-cell table:formula="of:=[.B112]-[.$D114]" office:value-type="float" office:value="-0.252767443657" calcext:value-type="float">
            <text:p>-0.2527674437</text:p>
          </table:table-cell>
          <table:table-cell office:value-type="float" office:value="0.910293102264" calcext:value-type="float">
            <text:p>0.9102931023</text:p>
          </table:table-cell>
          <table:table-cell table:formula="of:=[.J114]-[.G112]" office:value-type="float" office:value="0.000996410846999973" calcext:value-type="float">
            <text:p>0.0009964108</text:p>
          </table:table-cell>
          <table:table-cell table:formula="of:=[.B112]-[.G112]" office:value-type="float" office:value="-0.25177103281" calcext:value-type="float">
            <text:p>-0.2517710328</text:p>
          </table:table-cell>
          <table:table-cell office:value-type="float" office:value="0.91242992878" calcext:value-type="float">
            <text:p>0.9124299288</text:p>
          </table:table-cell>
          <table:table-cell table:formula="of:=[.P114]-[.J112]" office:value-type="float" office:value="-0.00114041566900003" calcext:value-type="float">
            <text:p>-0.0011404157</text:p>
          </table:table-cell>
          <table:table-cell table:formula="of:=[.B112]-[.J112]" office:value-type="float" office:value="-0.253907859326" calcext:value-type="float">
            <text:p>-0.2539078593</text:p>
          </table:table-cell>
          <table:table-cell office:value-type="float" office:value="0.91242992878" calcext:value-type="float">
            <text:p>0.9124299288</text:p>
          </table:table-cell>
          <table:table-cell table:formula="of:=[.P114]-[.M112]" office:value-type="float" office:value="-0.00114041566900003" calcext:value-type="float">
            <text:p>-0.0011404157</text:p>
          </table:table-cell>
          <table:table-cell table:formula="of:=[.B112]-[.M112]" office:value-type="float" office:value="-0.253907859326" calcext:value-type="float">
            <text:p>-0.2539078593</text:p>
          </table:table-cell>
          <table:table-cell office:value-type="float" office:value="0.91242992878" calcext:value-type="float">
            <text:p>0.9124299288</text:p>
          </table:table-cell>
          <table:table-cell table:formula="of:=[.S114]-[.P112]" office:value-type="float" office:value="-0.00114041566900003" calcext:value-type="float">
            <text:p>-0.0011404157</text:p>
          </table:table-cell>
          <table:table-cell table:formula="of:=[.B112]-[.P112]" office:value-type="float" office:value="-0.253907859326" calcext:value-type="float">
            <text:p>-0.2539078593</text:p>
          </table:table-cell>
          <table:table-cell office:value-type="float" office:value="0.91242992878" calcext:value-type="float">
            <text:p>0.9124299288</text:p>
          </table:table-cell>
          <table:table-cell table:formula="of:=[.A112]-[.S112]" office:value-type="float" office:value="-0.252789855004" calcext:value-type="float">
            <text:p>-0.252789855</text:p>
          </table:table-cell>
          <table:table-cell table:formula="of:=[.B112]-[.S112]" office:value-type="float" office:value="-0.253907859326" calcext:value-type="float">
            <text:p>-0.2539078593</text:p>
          </table:table-cell>
        </table:table-row>
        <table:table-row table:style-name="ro1">
          <table:table-cell office:value-type="float" office:value="0.65975433588" calcext:value-type="float">
            <text:p>0.6597543359</text:p>
          </table:table-cell>
          <table:table-cell office:value-type="float" office:value="0.658638000488" calcext:value-type="float">
            <text:p>0.6586380005</text:p>
          </table:table-cell>
          <table:table-cell table:formula="of:=[.J115]-[.B113]" office:value-type="float" office:value="0.249952316284" calcext:value-type="float">
            <text:p>0.2499523163</text:p>
          </table:table-cell>
          <table:table-cell office:value-type="float" office:value="0.911858439445" calcext:value-type="float">
            <text:p>0.9118584394</text:p>
          </table:table-cell>
          <table:table-cell table:formula="of:=[.G115]-[.D113]" office:value-type="float" office:value="-0.00326812267300003" calcext:value-type="float">
            <text:p>-0.0032681227</text:p>
          </table:table-cell>
          <table:table-cell table:formula="of:=[.B113]-[.$D115]" office:value-type="float" office:value="-0.249952316284" calcext:value-type="float">
            <text:p>-0.2499523163</text:p>
          </table:table-cell>
          <table:table-cell office:value-type="float" office:value="0.909722924232" calcext:value-type="float">
            <text:p>0.9097229242</text:p>
          </table:table-cell>
          <table:table-cell table:formula="of:=[.J115]-[.G113]" office:value-type="float" office:value="-0.00113260745999999" calcext:value-type="float">
            <text:p>-0.0011326075</text:p>
          </table:table-cell>
          <table:table-cell table:formula="of:=[.B113]-[.G113]" office:value-type="float" office:value="-0.251084923744" calcext:value-type="float">
            <text:p>-0.2510849237</text:p>
          </table:table-cell>
          <table:table-cell office:value-type="float" office:value="0.911858439445" calcext:value-type="float">
            <text:p>0.9118584394</text:p>
          </table:table-cell>
          <table:table-cell table:formula="of:=[.P115]-[.J113]" office:value-type="float" office:value="-0.00326812267300003" calcext:value-type="float">
            <text:p>-0.0032681227</text:p>
          </table:table-cell>
          <table:table-cell table:formula="of:=[.B113]-[.J113]" office:value-type="float" office:value="-0.253220438957" calcext:value-type="float">
            <text:p>-0.253220439</text:p>
          </table:table-cell>
          <table:table-cell office:value-type="float" office:value="0.909722924232" calcext:value-type="float">
            <text:p>0.9097229242</text:p>
          </table:table-cell>
          <table:table-cell table:formula="of:=[.P115]-[.M113]" office:value-type="float" office:value="-0.00113260745999999" calcext:value-type="float">
            <text:p>-0.0011326075</text:p>
          </table:table-cell>
          <table:table-cell table:formula="of:=[.B113]-[.M113]" office:value-type="float" office:value="-0.251084923744" calcext:value-type="float">
            <text:p>-0.2510849237</text:p>
          </table:table-cell>
          <table:table-cell office:value-type="float" office:value="0.909722924232" calcext:value-type="float">
            <text:p>0.9097229242</text:p>
          </table:table-cell>
          <table:table-cell table:formula="of:=[.S115]-[.P113]" office:value-type="float" office:value="-0.00113260745999999" calcext:value-type="float">
            <text:p>-0.0011326075</text:p>
          </table:table-cell>
          <table:table-cell table:formula="of:=[.B113]-[.P113]" office:value-type="float" office:value="-0.251084923744" calcext:value-type="float">
            <text:p>-0.2510849237</text:p>
          </table:table-cell>
          <table:table-cell office:value-type="float" office:value="0.911858439445" calcext:value-type="float">
            <text:p>0.9118584394</text:p>
          </table:table-cell>
          <table:table-cell table:formula="of:=[.A113]-[.S113]" office:value-type="float" office:value="-0.252104103565" calcext:value-type="float">
            <text:p>-0.2521041036</text:p>
          </table:table-cell>
          <table:table-cell table:formula="of:=[.B113]-[.S113]" office:value-type="float" office:value="-0.253220438957" calcext:value-type="float">
            <text:p>-0.253220439</text:p>
          </table:table-cell>
        </table:table-row>
        <table:table-row table:style-name="ro1">
          <table:table-cell table:number-columns-repeated="2" office:value-type="float" office:value="0.660113930702" calcext:value-type="float">
            <text:p>0.6601139307</text:p>
          </table:table-cell>
          <table:table-cell table:formula="of:=[.J116]-[.B114]" office:value-type="float" office:value="0.247913837433" calcext:value-type="float">
            <text:p>0.2479138374</text:p>
          </table:table-cell>
          <table:table-cell office:value-type="float" office:value="0.911289513111" calcext:value-type="float">
            <text:p>0.9112895131</text:p>
          </table:table-cell>
          <table:table-cell table:formula="of:=[.G116]-[.D114]" office:value-type="float" office:value="-0.00326174497599996" calcext:value-type="float">
            <text:p>-0.003261745</text:p>
          </table:table-cell>
          <table:table-cell table:formula="of:=[.B114]-[.$D116]" office:value-type="float" office:value="-0.247913837433" calcext:value-type="float">
            <text:p>-0.2479138374</text:p>
          </table:table-cell>
          <table:table-cell office:value-type="float" office:value="0.909155368805" calcext:value-type="float">
            <text:p>0.9091553688</text:p>
          </table:table-cell>
          <table:table-cell table:formula="of:=[.J116]-[.G114]" office:value-type="float" office:value="-0.00112760067000006" calcext:value-type="float">
            <text:p>-0.0011276007</text:p>
          </table:table-cell>
          <table:table-cell table:formula="of:=[.B114]-[.G114]" office:value-type="float" office:value="-0.249041438103" calcext:value-type="float">
            <text:p>-0.2490414381</text:p>
          </table:table-cell>
          <table:table-cell office:value-type="float" office:value="0.911289513111" calcext:value-type="float">
            <text:p>0.9112895131</text:p>
          </table:table-cell>
          <table:table-cell table:formula="of:=[.P116]-[.J114]" office:value-type="float" office:value="-0.00326174497599996" calcext:value-type="float">
            <text:p>-0.003261745</text:p>
          </table:table-cell>
          <table:table-cell table:formula="of:=[.B114]-[.J114]" office:value-type="float" office:value="-0.251175582409" calcext:value-type="float">
            <text:p>-0.2511755824</text:p>
          </table:table-cell>
          <table:table-cell office:value-type="float" office:value="0.909155368805" calcext:value-type="float">
            <text:p>0.9091553688</text:p>
          </table:table-cell>
          <table:table-cell table:formula="of:=[.P116]-[.M114]" office:value-type="float" office:value="-0.00112760067000006" calcext:value-type="float">
            <text:p>-0.0011276007</text:p>
          </table:table-cell>
          <table:table-cell table:formula="of:=[.B114]-[.M114]" office:value-type="float" office:value="-0.249041438103" calcext:value-type="float">
            <text:p>-0.2490414381</text:p>
          </table:table-cell>
          <table:table-cell office:value-type="float" office:value="0.911289513111" calcext:value-type="float">
            <text:p>0.9112895131</text:p>
          </table:table-cell>
          <table:table-cell table:formula="of:=[.S116]-[.P114]" office:value-type="float" office:value="-0.00326174497599996" calcext:value-type="float">
            <text:p>-0.003261745</text:p>
          </table:table-cell>
          <table:table-cell table:formula="of:=[.B114]-[.P114]" office:value-type="float" office:value="-0.251175582409" calcext:value-type="float">
            <text:p>-0.2511755824</text:p>
          </table:table-cell>
          <table:table-cell office:value-type="float" office:value="0.911289513111" calcext:value-type="float">
            <text:p>0.9112895131</text:p>
          </table:table-cell>
          <table:table-cell table:formula="of:=[.A114]-[.S114]" office:value-type="float" office:value="-0.251175582409" calcext:value-type="float">
            <text:p>-0.2511755824</text:p>
          </table:table-cell>
          <table:table-cell table:formula="of:=[.B114]-[.S114]" office:value-type="float" office:value="-0.251175582409" calcext:value-type="float">
            <text:p>-0.2511755824</text:p>
          </table:table-cell>
        </table:table-row>
        <table:table-row table:style-name="ro1">
          <table:table-cell table:number-columns-repeated="2" office:value-type="float" office:value="0.660773277283" calcext:value-type="float">
            <text:p>0.6607732773</text:p>
          </table:table-cell>
          <table:table-cell table:formula="of:=[.J117]-[.B115]" office:value-type="float" office:value="0.246694564819" calcext:value-type="float">
            <text:p>0.2466945648</text:p>
          </table:table-cell>
          <table:table-cell office:value-type="float" office:value="0.908590316772" calcext:value-type="float">
            <text:p>0.9085903168</text:p>
          </table:table-cell>
          <table:table-cell table:formula="of:=[.G117]-[.D115]" office:value-type="float" office:value="0.00100767612499997" calcext:value-type="float">
            <text:p>0.0010076761</text:p>
          </table:table-cell>
          <table:table-cell table:formula="of:=[.B115]-[.$D117]" office:value-type="float" office:value="-0.246694564819" calcext:value-type="float">
            <text:p>-0.2466945648</text:p>
          </table:table-cell>
          <table:table-cell office:value-type="float" office:value="0.908590316772" calcext:value-type="float">
            <text:p>0.9085903168</text:p>
          </table:table-cell>
          <table:table-cell table:formula="of:=[.J117]-[.G115]" office:value-type="float" office:value="-0.00112247467000004" calcext:value-type="float">
            <text:p>-0.0011224747</text:p>
          </table:table-cell>
          <table:table-cell table:formula="of:=[.B115]-[.G115]" office:value-type="float" office:value="-0.247817039489" calcext:value-type="float">
            <text:p>-0.2478170395</text:p>
          </table:table-cell>
          <table:table-cell office:value-type="float" office:value="0.908590316772" calcext:value-type="float">
            <text:p>0.9085903168</text:p>
          </table:table-cell>
          <table:table-cell table:formula="of:=[.P117]-[.J115]" office:value-type="float" office:value="-0.00112247467000004" calcext:value-type="float">
            <text:p>-0.0011224747</text:p>
          </table:table-cell>
          <table:table-cell table:formula="of:=[.B115]-[.J115]" office:value-type="float" office:value="-0.247817039489" calcext:value-type="float">
            <text:p>-0.2478170395</text:p>
          </table:table-cell>
          <table:table-cell office:value-type="float" office:value="0.910723090172" calcext:value-type="float">
            <text:p>0.9107230902</text:p>
          </table:table-cell>
          <table:table-cell table:formula="of:=[.P117]-[.M115]" office:value-type="float" office:value="-0.00325524806999999" calcext:value-type="float">
            <text:p>-0.0032552481</text:p>
          </table:table-cell>
          <table:table-cell table:formula="of:=[.B115]-[.M115]" office:value-type="float" office:value="-0.249949812889" calcext:value-type="float">
            <text:p>-0.2499498129</text:p>
          </table:table-cell>
          <table:table-cell office:value-type="float" office:value="0.908590316772" calcext:value-type="float">
            <text:p>0.9085903168</text:p>
          </table:table-cell>
          <table:table-cell table:formula="of:=[.S117]-[.P115]" office:value-type="float" office:value="-0.00112247467000004" calcext:value-type="float">
            <text:p>-0.0011224747</text:p>
          </table:table-cell>
          <table:table-cell table:formula="of:=[.B115]-[.P115]" office:value-type="float" office:value="-0.247817039489" calcext:value-type="float">
            <text:p>-0.2478170395</text:p>
          </table:table-cell>
          <table:table-cell office:value-type="float" office:value="0.908590316772" calcext:value-type="float">
            <text:p>0.9085903168</text:p>
          </table:table-cell>
          <table:table-cell table:formula="of:=[.A115]-[.S115]" office:value-type="float" office:value="-0.247817039489" calcext:value-type="float">
            <text:p>-0.2478170395</text:p>
          </table:table-cell>
          <table:table-cell table:formula="of:=[.B115]-[.S115]" office:value-type="float" office:value="-0.247817039489" calcext:value-type="float">
            <text:p>-0.2478170395</text:p>
          </table:table-cell>
        </table:table-row>
        <table:table-row table:style-name="ro1">
          <table:table-cell table:number-columns-repeated="2" office:value-type="float" office:value="0.661207556725" calcext:value-type="float">
            <text:p>0.6612075567</text:p>
          </table:table-cell>
          <table:table-cell table:formula="of:=[.J118]-[.B116]" office:value-type="float" office:value="0.247831761837" calcext:value-type="float">
            <text:p>0.2478317618</text:p>
          </table:table-cell>
          <table:table-cell office:value-type="float" office:value="0.908027768135" calcext:value-type="float">
            <text:p>0.9080277681</text:p>
          </table:table-cell>
          <table:table-cell table:formula="of:=[.G118]-[.D116]" office:value-type="float" office:value="-0.001117348671" calcext:value-type="float">
            <text:p>-0.0011173487</text:p>
          </table:table-cell>
          <table:table-cell table:formula="of:=[.B116]-[.$D118]" office:value-type="float" office:value="-0.245702862739" calcext:value-type="float">
            <text:p>-0.2457028627</text:p>
          </table:table-cell>
          <table:table-cell office:value-type="float" office:value="0.908027768135" calcext:value-type="float">
            <text:p>0.9080277681</text:p>
          </table:table-cell>
          <table:table-cell table:formula="of:=[.J118]-[.G116]" office:value-type="float" office:value="0.00101155042699996" calcext:value-type="float">
            <text:p>0.0010115504</text:p>
          </table:table-cell>
          <table:table-cell table:formula="of:=[.B116]-[.G116]" office:value-type="float" office:value="-0.24682021141" calcext:value-type="float">
            <text:p>-0.2468202114</text:p>
          </table:table-cell>
          <table:table-cell office:value-type="float" office:value="0.908027768135" calcext:value-type="float">
            <text:p>0.9080277681</text:p>
          </table:table-cell>
          <table:table-cell table:formula="of:=[.P118]-[.J116]" office:value-type="float" office:value="-0.001117348671" calcext:value-type="float">
            <text:p>-0.0011173487</text:p>
          </table:table-cell>
          <table:table-cell table:formula="of:=[.B116]-[.J116]" office:value-type="float" office:value="-0.24682021141" calcext:value-type="float">
            <text:p>-0.2468202114</text:p>
          </table:table-cell>
          <table:table-cell office:value-type="float" office:value="0.908027768135" calcext:value-type="float">
            <text:p>0.9080277681</text:p>
          </table:table-cell>
          <table:table-cell table:formula="of:=[.P118]-[.M116]" office:value-type="float" office:value="-0.001117348671" calcext:value-type="float">
            <text:p>-0.0011173487</text:p>
          </table:table-cell>
          <table:table-cell table:formula="of:=[.B116]-[.M116]" office:value-type="float" office:value="-0.24682021141" calcext:value-type="float">
            <text:p>-0.2468202114</text:p>
          </table:table-cell>
          <table:table-cell office:value-type="float" office:value="0.908027768135" calcext:value-type="float">
            <text:p>0.9080277681</text:p>
          </table:table-cell>
          <table:table-cell table:formula="of:=[.S118]-[.P116]" office:value-type="float" office:value="0.00101155042699996" calcext:value-type="float">
            <text:p>0.0010115504</text:p>
          </table:table-cell>
          <table:table-cell table:formula="of:=[.B116]-[.P116]" office:value-type="float" office:value="-0.24682021141" calcext:value-type="float">
            <text:p>-0.2468202114</text:p>
          </table:table-cell>
          <table:table-cell office:value-type="float" office:value="0.908027768135" calcext:value-type="float">
            <text:p>0.9080277681</text:p>
          </table:table-cell>
          <table:table-cell table:formula="of:=[.A116]-[.S116]" office:value-type="float" office:value="-0.24682021141" calcext:value-type="float">
            <text:p>-0.2468202114</text:p>
          </table:table-cell>
          <table:table-cell table:formula="of:=[.B116]-[.S116]" office:value-type="float" office:value="-0.24682021141" calcext:value-type="float">
            <text:p>-0.2468202114</text:p>
          </table:table-cell>
        </table:table-row>
        <table:table-row table:style-name="ro1">
          <table:table-cell table:number-columns-repeated="2" office:value-type="float" office:value="0.660734057426" calcext:value-type="float">
            <text:p>0.6607340574</text:p>
          </table:table-cell>
          <table:table-cell table:formula="of:=[.J119]-[.B117]" office:value-type="float" office:value="0.247749090195" calcext:value-type="float">
            <text:p>0.2477490902</text:p>
          </table:table-cell>
          <table:table-cell office:value-type="float" office:value="0.907467842102" calcext:value-type="float">
            <text:p>0.9074678421</text:p>
          </table:table-cell>
          <table:table-cell table:formula="of:=[.G119]-[.D117]" office:value-type="float" office:value="0.00101530551900009" calcext:value-type="float">
            <text:p>0.0010153055</text:p>
          </table:table-cell>
          <table:table-cell table:formula="of:=[.B117]-[.$D119]" office:value-type="float" office:value="-0.245621562005" calcext:value-type="float">
            <text:p>-0.245621562</text:p>
          </table:table-cell>
          <table:table-cell office:value-type="float" office:value="0.909597992897" calcext:value-type="float">
            <text:p>0.9095979929</text:p>
          </table:table-cell>
          <table:table-cell table:formula="of:=[.J119]-[.G117]" office:value-type="float" office:value="-0.00111484527599992" calcext:value-type="float">
            <text:p>-0.0011148453</text:p>
          </table:table-cell>
          <table:table-cell table:formula="of:=[.B117]-[.G117]" office:value-type="float" office:value="-0.248863935471" calcext:value-type="float">
            <text:p>-0.2488639355</text:p>
          </table:table-cell>
          <table:table-cell office:value-type="float" office:value="0.907467842102" calcext:value-type="float">
            <text:p>0.9074678421</text:p>
          </table:table-cell>
          <table:table-cell table:formula="of:=[.P119]-[.J117]" office:value-type="float" office:value="0.00101530551900009" calcext:value-type="float">
            <text:p>0.0010153055</text:p>
          </table:table-cell>
          <table:table-cell table:formula="of:=[.B117]-[.J117]" office:value-type="float" office:value="-0.246733784676" calcext:value-type="float">
            <text:p>-0.2467337847</text:p>
          </table:table-cell>
          <table:table-cell office:value-type="float" office:value="0.909597992897" calcext:value-type="float">
            <text:p>0.9095979929</text:p>
          </table:table-cell>
          <table:table-cell table:formula="of:=[.P119]-[.M117]" office:value-type="float" office:value="-0.00111484527599992" calcext:value-type="float">
            <text:p>-0.0011148453</text:p>
          </table:table-cell>
          <table:table-cell table:formula="of:=[.B117]-[.M117]" office:value-type="float" office:value="-0.248863935471" calcext:value-type="float">
            <text:p>-0.2488639355</text:p>
          </table:table-cell>
          <table:table-cell office:value-type="float" office:value="0.907467842102" calcext:value-type="float">
            <text:p>0.9074678421</text:p>
          </table:table-cell>
          <table:table-cell table:formula="of:=[.S119]-[.P117]" office:value-type="float" office:value="0.00101530551900009" calcext:value-type="float">
            <text:p>0.0010153055</text:p>
          </table:table-cell>
          <table:table-cell table:formula="of:=[.B117]-[.P117]" office:value-type="float" office:value="-0.246733784676" calcext:value-type="float">
            <text:p>-0.2467337847</text:p>
          </table:table-cell>
          <table:table-cell office:value-type="float" office:value="0.907467842102" calcext:value-type="float">
            <text:p>0.9074678421</text:p>
          </table:table-cell>
          <table:table-cell table:formula="of:=[.A117]-[.S117]" office:value-type="float" office:value="-0.246733784676" calcext:value-type="float">
            <text:p>-0.2467337847</text:p>
          </table:table-cell>
          <table:table-cell table:formula="of:=[.B117]-[.S117]" office:value-type="float" office:value="-0.246733784676" calcext:value-type="float">
            <text:p>-0.2467337847</text:p>
          </table:table-cell>
        </table:table-row>
        <table:table-row table:style-name="ro1">
          <table:table-cell office:value-type="float" office:value="0.661359071732" calcext:value-type="float">
            <text:p>0.6613590717</text:p>
          </table:table-cell>
          <table:table-cell office:value-type="float" office:value="0.660262286663" calcext:value-type="float">
            <text:p>0.6602622867</text:p>
          </table:table-cell>
          <table:table-cell table:formula="of:=[.J120]-[.B118]" office:value-type="float" office:value="0.245541036129" calcext:value-type="float">
            <text:p>0.2455410361</text:p>
          </table:table-cell>
          <table:table-cell office:value-type="float" office:value="0.906910419464" calcext:value-type="float">
            <text:p>0.9069104195</text:p>
          </table:table-cell>
          <table:table-cell table:formula="of:=[.G120]-[.D118]" office:value-type="float" office:value="0.00101917982099997" calcext:value-type="float">
            <text:p>0.0010191798</text:p>
          </table:table-cell>
          <table:table-cell table:formula="of:=[.B118]-[.$D120]" office:value-type="float" office:value="-0.245541036129" calcext:value-type="float">
            <text:p>-0.2455410361</text:p>
          </table:table-cell>
          <table:table-cell office:value-type="float" office:value="0.906910419464" calcext:value-type="float">
            <text:p>0.9069104195</text:p>
          </table:table-cell>
          <table:table-cell table:formula="of:=[.J120]-[.G118]" office:value-type="float" office:value="-0.00110709667200004" calcext:value-type="float">
            <text:p>-0.0011070967</text:p>
          </table:table-cell>
          <table:table-cell table:formula="of:=[.B118]-[.G118]" office:value-type="float" office:value="-0.246648132801" calcext:value-type="float">
            <text:p>-0.2466481328</text:p>
          </table:table-cell>
          <table:table-cell office:value-type="float" office:value="0.909039318562" calcext:value-type="float">
            <text:p>0.9090393186</text:p>
          </table:table-cell>
          <table:table-cell table:formula="of:=[.P120]-[.J118]" office:value-type="float" office:value="-0.00110971927699999" calcext:value-type="float">
            <text:p>-0.0011097193</text:p>
          </table:table-cell>
          <table:table-cell table:formula="of:=[.B118]-[.J118]" office:value-type="float" office:value="-0.248777031899" calcext:value-type="float">
            <text:p>-0.2487770319</text:p>
          </table:table-cell>
          <table:table-cell office:value-type="float" office:value="0.909039318562" calcext:value-type="float">
            <text:p>0.9090393186</text:p>
          </table:table-cell>
          <table:table-cell table:formula="of:=[.P120]-[.M118]" office:value-type="float" office:value="-0.00110971927699999" calcext:value-type="float">
            <text:p>-0.0011097193</text:p>
          </table:table-cell>
          <table:table-cell table:formula="of:=[.B118]-[.M118]" office:value-type="float" office:value="-0.248777031899" calcext:value-type="float">
            <text:p>-0.2487770319</text:p>
          </table:table-cell>
          <table:table-cell office:value-type="float" office:value="0.906910419464" calcext:value-type="float">
            <text:p>0.9069104195</text:p>
          </table:table-cell>
          <table:table-cell table:formula="of:=[.S120]-[.P118]" office:value-type="float" office:value="-0.00110709667200004" calcext:value-type="float">
            <text:p>-0.0011070967</text:p>
          </table:table-cell>
          <table:table-cell table:formula="of:=[.B118]-[.P118]" office:value-type="float" office:value="-0.246648132801" calcext:value-type="float">
            <text:p>-0.2466481328</text:p>
          </table:table-cell>
          <table:table-cell office:value-type="float" office:value="0.909039318562" calcext:value-type="float">
            <text:p>0.9090393186</text:p>
          </table:table-cell>
          <table:table-cell table:formula="of:=[.A118]-[.S118]" office:value-type="float" office:value="-0.24768024683" calcext:value-type="float">
            <text:p>-0.2476802468</text:p>
          </table:table-cell>
          <table:table-cell table:formula="of:=[.B118]-[.S118]" office:value-type="float" office:value="-0.248777031899" calcext:value-type="float">
            <text:p>-0.2487770319</text:p>
          </table:table-cell>
        </table:table-row>
        <table:table-row table:style-name="ro1">
          <table:table-cell table:number-columns-repeated="2" office:value-type="float" office:value="0.677045166492" calcext:value-type="float">
            <text:p>0.6770451665</text:p>
          </table:table-cell>
          <table:table-cell table:formula="of:=[.J121]-[.B119]" office:value-type="float" office:value="0.228208482266" calcext:value-type="float">
            <text:p>0.2282084823</text:p>
          </table:table-cell>
          <table:table-cell office:value-type="float" office:value="0.906355619431" calcext:value-type="float">
            <text:p>0.9063556194</text:p>
          </table:table-cell>
          <table:table-cell table:formula="of:=[.G121]-[.D119]" office:value-type="float" office:value="-0.001101970673" calcext:value-type="float">
            <text:p>-0.0011019707</text:p>
          </table:table-cell>
          <table:table-cell table:formula="of:=[.B119]-[.$D121]" office:value-type="float" office:value="-0.228208482266" calcext:value-type="float">
            <text:p>-0.2282084823</text:p>
          </table:table-cell>
          <table:table-cell office:value-type="float" office:value="0.908483147621" calcext:value-type="float">
            <text:p>0.9084831476</text:p>
          </table:table-cell>
          <table:table-cell table:formula="of:=[.J121]-[.G119]" office:value-type="float" office:value="-0.00322949886300006" calcext:value-type="float">
            <text:p>-0.0032294989</text:p>
          </table:table-cell>
          <table:table-cell table:formula="of:=[.B119]-[.G119]" office:value-type="float" office:value="-0.231437981129" calcext:value-type="float">
            <text:p>-0.2314379811</text:p>
          </table:table-cell>
          <table:table-cell office:value-type="float" office:value="0.908483147621" calcext:value-type="float">
            <text:p>0.9084831476</text:p>
          </table:table-cell>
          <table:table-cell table:formula="of:=[.P121]-[.J119]" office:value-type="float" office:value="-0.00322949886300006" calcext:value-type="float">
            <text:p>-0.0032294989</text:p>
          </table:table-cell>
          <table:table-cell table:formula="of:=[.B119]-[.J119]" office:value-type="float" office:value="-0.231437981129" calcext:value-type="float">
            <text:p>-0.2314379811</text:p>
          </table:table-cell>
          <table:table-cell office:value-type="float" office:value="0.908483147621" calcext:value-type="float">
            <text:p>0.9084831476</text:p>
          </table:table-cell>
          <table:table-cell table:formula="of:=[.P121]-[.M119]" office:value-type="float" office:value="-0.00322949886300006" calcext:value-type="float">
            <text:p>-0.0032294989</text:p>
          </table:table-cell>
          <table:table-cell table:formula="of:=[.B119]-[.M119]" office:value-type="float" office:value="-0.231437981129" calcext:value-type="float">
            <text:p>-0.2314379811</text:p>
          </table:table-cell>
          <table:table-cell office:value-type="float" office:value="0.908483147621" calcext:value-type="float">
            <text:p>0.9084831476</text:p>
          </table:table-cell>
          <table:table-cell table:formula="of:=[.S121]-[.P119]" office:value-type="float" office:value="-0.00322949886300006" calcext:value-type="float">
            <text:p>-0.0032294989</text:p>
          </table:table-cell>
          <table:table-cell table:formula="of:=[.B119]-[.P119]" office:value-type="float" office:value="-0.231437981129" calcext:value-type="float">
            <text:p>-0.2314379811</text:p>
          </table:table-cell>
          <table:table-cell office:value-type="float" office:value="0.908483147621" calcext:value-type="float">
            <text:p>0.9084831476</text:p>
          </table:table-cell>
          <table:table-cell table:formula="of:=[.A119]-[.S119]" office:value-type="float" office:value="-0.231437981129" calcext:value-type="float">
            <text:p>-0.2314379811</text:p>
          </table:table-cell>
          <table:table-cell table:formula="of:=[.B119]-[.S119]" office:value-type="float" office:value="-0.231437981129" calcext:value-type="float">
            <text:p>-0.2314379811</text:p>
          </table:table-cell>
        </table:table-row>
        <table:table-row table:style-name="ro1">
          <table:table-cell table:number-columns-repeated="2" office:value-type="string" calcext:value-type="string">
            <text:p>nan </text:p>
          </table:table-cell>
          <table:table-cell table:formula="of:=[.J122]-[.B120]" office:value-type="string" office:string-value="" calcext:value-type="error">
            <text:p>#VALUE!</text:p>
          </table:table-cell>
          <table:table-cell office:value-type="float" office:value="0.905803322792" calcext:value-type="float">
            <text:p>0.9058033228</text:p>
          </table:table-cell>
          <table:table-cell table:formula="of:=[.G122]-[.D120]" office:value-type="float" office:value="-0.00109678506799993" calcext:value-type="float">
            <text:p>-0.0010967851</text:p>
          </table:table-cell>
          <table:table-cell table:formula="of:=[.B120]-[.$D122]" office:value-type="string" office:string-value="" calcext:value-type="error">
            <text:p>#VALUE!</text:p>
          </table:table-cell>
          <table:table-cell office:value-type="float" office:value="0.907929599285" calcext:value-type="float">
            <text:p>0.9079295993</text:p>
          </table:table-cell>
          <table:table-cell table:formula="of:=[.J122]-[.G120]" office:value-type="float" office:value="-0.00322306156099994" calcext:value-type="float">
            <text:p>-0.0032230616</text:p>
          </table:table-cell>
          <table:table-cell table:formula="of:=[.B120]-[.G120]" office:value-type="string" office:string-value="" calcext:value-type="error">
            <text:p>#VALUE!</text:p>
          </table:table-cell>
          <table:table-cell office:value-type="float" office:value="0.905803322792" calcext:value-type="float">
            <text:p>0.9058033228</text:p>
          </table:table-cell>
          <table:table-cell table:formula="of:=[.P122]-[.J120]" office:value-type="float" office:value="-0.00109678506799993" calcext:value-type="float">
            <text:p>-0.0010967851</text:p>
          </table:table-cell>
          <table:table-cell table:formula="of:=[.B120]-[.J120]" office:value-type="string" office:string-value="" calcext:value-type="error">
            <text:p>#VALUE!</text:p>
          </table:table-cell>
          <table:table-cell office:value-type="float" office:value="0.907929599285" calcext:value-type="float">
            <text:p>0.9079295993</text:p>
          </table:table-cell>
          <table:table-cell table:formula="of:=[.P122]-[.M120]" office:value-type="float" office:value="-0.00322306156099994" calcext:value-type="float">
            <text:p>-0.0032230616</text:p>
          </table:table-cell>
          <table:table-cell table:formula="of:=[.B120]-[.M120]" office:value-type="string" office:string-value="" calcext:value-type="error">
            <text:p>#VALUE!</text:p>
          </table:table-cell>
          <table:table-cell office:value-type="float" office:value="0.907929599285" calcext:value-type="float">
            <text:p>0.9079295993</text:p>
          </table:table-cell>
          <table:table-cell table:formula="of:=[.S122]-[.P120]" office:value-type="float" office:value="-0.00322306156099994" calcext:value-type="float">
            <text:p>-0.0032230616</text:p>
          </table:table-cell>
          <table:table-cell table:formula="of:=[.B120]-[.P120]" office:value-type="string" office:string-value="" calcext:value-type="error">
            <text:p>#VALUE!</text:p>
          </table:table-cell>
          <table:table-cell office:value-type="float" office:value="0.905803322792" calcext:value-type="float">
            <text:p>0.9058033228</text:p>
          </table:table-cell>
          <table:table-cell table:formula="of:=[.A120]-[.S120]" office:value-type="string" office:string-value="" calcext:value-type="error">
            <text:p>#VALUE!</text:p>
          </table:table-cell>
          <table:table-cell table:formula="of:=[.B120]-[.S12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23]-[.B121]" office:value-type="string" office:string-value="" calcext:value-type="error">
            <text:p>#VALUE!</text:p>
          </table:table-cell>
          <table:table-cell office:value-type="float" office:value="0.905253648758" calcext:value-type="float">
            <text:p>0.9052536488</text:p>
          </table:table-cell>
          <table:table-cell table:formula="of:=[.G123]-[.D121]" office:value-type="float" office:value="-0.001091659069" calcext:value-type="float">
            <text:p>-0.0010916591</text:p>
          </table:table-cell>
          <table:table-cell table:formula="of:=[.B121]-[.$D123]" office:value-type="string" office:string-value="" calcext:value-type="error">
            <text:p>#VALUE!</text:p>
          </table:table-cell>
          <table:table-cell office:value-type="float" office:value="0.905253648758" calcext:value-type="float">
            <text:p>0.9052536488</text:p>
          </table:table-cell>
          <table:table-cell table:formula="of:=[.J123]-[.G121]" office:value-type="float" office:value="-0.001091659069" calcext:value-type="float">
            <text:p>-0.0010916591</text:p>
          </table:table-cell>
          <table:table-cell table:formula="of:=[.B121]-[.G121]" office:value-type="string" office:string-value="" calcext:value-type="error">
            <text:p>#VALUE!</text:p>
          </table:table-cell>
          <table:table-cell office:value-type="float" office:value="0.905253648758" calcext:value-type="float">
            <text:p>0.9052536488</text:p>
          </table:table-cell>
          <table:table-cell table:formula="of:=[.P123]-[.J121]" office:value-type="float" office:value="-0.001091659069" calcext:value-type="float">
            <text:p>-0.0010916591</text:p>
          </table:table-cell>
          <table:table-cell table:formula="of:=[.B121]-[.J121]" office:value-type="string" office:string-value="" calcext:value-type="error">
            <text:p>#VALUE!</text:p>
          </table:table-cell>
          <table:table-cell office:value-type="float" office:value="0.905253648758" calcext:value-type="float">
            <text:p>0.9052536488</text:p>
          </table:table-cell>
          <table:table-cell table:formula="of:=[.P123]-[.M121]" office:value-type="float" office:value="-0.001091659069" calcext:value-type="float">
            <text:p>-0.0010916591</text:p>
          </table:table-cell>
          <table:table-cell table:formula="of:=[.B121]-[.M121]" office:value-type="string" office:string-value="" calcext:value-type="error">
            <text:p>#VALUE!</text:p>
          </table:table-cell>
          <table:table-cell office:value-type="float" office:value="0.905253648758" calcext:value-type="float">
            <text:p>0.9052536488</text:p>
          </table:table-cell>
          <table:table-cell table:formula="of:=[.S123]-[.P121]" office:value-type="float" office:value="-0.001091659069" calcext:value-type="float">
            <text:p>-0.0010916591</text:p>
          </table:table-cell>
          <table:table-cell table:formula="of:=[.B121]-[.P121]" office:value-type="string" office:string-value="" calcext:value-type="error">
            <text:p>#VALUE!</text:p>
          </table:table-cell>
          <table:table-cell office:value-type="float" office:value="0.905253648758" calcext:value-type="float">
            <text:p>0.9052536488</text:p>
          </table:table-cell>
          <table:table-cell table:formula="of:=[.A121]-[.S121]" office:value-type="string" office:string-value="" calcext:value-type="error">
            <text:p>#VALUE!</text:p>
          </table:table-cell>
          <table:table-cell table:formula="of:=[.B121]-[.S12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24]-[.B122]" office:value-type="string" office:string-value="" calcext:value-type="error">
            <text:p>#VALUE!</text:p>
          </table:table-cell>
          <table:table-cell office:value-type="float" office:value="0.904706537724" calcext:value-type="float">
            <text:p>0.9047065377</text:p>
          </table:table-cell>
          <table:table-cell table:formula="of:=[.G124]-[.D122]" office:value-type="float" office:value="-0.00162583589600007" calcext:value-type="float">
            <text:p>-0.0016258359</text:p>
          </table:table-cell>
          <table:table-cell table:formula="of:=[.B122]-[.$D124]" office:value-type="string" office:string-value="" calcext:value-type="error">
            <text:p>#VALUE!</text:p>
          </table:table-cell>
          <table:table-cell office:value-type="float" office:value="0.904706537724" calcext:value-type="float">
            <text:p>0.9047065377</text:p>
          </table:table-cell>
          <table:table-cell table:formula="of:=[.J124]-[.G122]" office:value-type="float" office:value="-0.00162583589600007" calcext:value-type="float">
            <text:p>-0.0016258359</text:p>
          </table:table-cell>
          <table:table-cell table:formula="of:=[.B122]-[.G122]" office:value-type="string" office:string-value="" calcext:value-type="error">
            <text:p>#VALUE!</text:p>
          </table:table-cell>
          <table:table-cell office:value-type="float" office:value="0.904706537724" calcext:value-type="float">
            <text:p>0.9047065377</text:p>
          </table:table-cell>
          <table:table-cell table:formula="of:=[.P124]-[.J122]" office:value-type="float" office:value="-0.00162583589600007" calcext:value-type="float">
            <text:p>-0.0016258359</text:p>
          </table:table-cell>
          <table:table-cell table:formula="of:=[.B122]-[.J122]" office:value-type="string" office:string-value="" calcext:value-type="error">
            <text:p>#VALUE!</text:p>
          </table:table-cell>
          <table:table-cell office:value-type="float" office:value="0.904706537724" calcext:value-type="float">
            <text:p>0.9047065377</text:p>
          </table:table-cell>
          <table:table-cell table:formula="of:=[.P124]-[.M122]" office:value-type="float" office:value="-0.00162583589600007" calcext:value-type="float">
            <text:p>-0.0016258359</text:p>
          </table:table-cell>
          <table:table-cell table:formula="of:=[.B122]-[.M122]" office:value-type="string" office:string-value="" calcext:value-type="error">
            <text:p>#VALUE!</text:p>
          </table:table-cell>
          <table:table-cell office:value-type="float" office:value="0.904706537724" calcext:value-type="float">
            <text:p>0.9047065377</text:p>
          </table:table-cell>
          <table:table-cell table:formula="of:=[.S124]-[.P122]" office:value-type="float" office:value="-0.00162583589600007" calcext:value-type="float">
            <text:p>-0.0016258359</text:p>
          </table:table-cell>
          <table:table-cell table:formula="of:=[.B122]-[.P122]" office:value-type="string" office:string-value="" calcext:value-type="error">
            <text:p>#VALUE!</text:p>
          </table:table-cell>
          <table:table-cell office:value-type="float" office:value="0.904706537724" calcext:value-type="float">
            <text:p>0.9047065377</text:p>
          </table:table-cell>
          <table:table-cell table:formula="of:=[.A122]-[.S122]" office:value-type="string" office:string-value="" calcext:value-type="error">
            <text:p>#VALUE!</text:p>
          </table:table-cell>
          <table:table-cell table:formula="of:=[.B122]-[.S12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25]-[.B123]" office:value-type="string" office:string-value="" calcext:value-type="error">
            <text:p>#VALUE!</text:p>
          </table:table-cell>
          <table:table-cell office:value-type="float" office:value="0.904161989689" calcext:value-type="float">
            <text:p>0.9041619897</text:p>
          </table:table-cell>
          <table:table-cell table:formula="of:=[.G125]-[.D123]" office:value-type="float" office:value="-0.00161802768700003" calcext:value-type="float">
            <text:p>-0.0016180277</text:p>
          </table:table-cell>
          <table:table-cell table:formula="of:=[.B123]-[.$D125]" office:value-type="string" office:string-value="" calcext:value-type="error">
            <text:p>#VALUE!</text:p>
          </table:table-cell>
          <table:table-cell office:value-type="float" office:value="0.904161989689" calcext:value-type="float">
            <text:p>0.9041619897</text:p>
          </table:table-cell>
          <table:table-cell table:formula="of:=[.J125]-[.G123]" office:value-type="float" office:value="-0.00161802768700003" calcext:value-type="float">
            <text:p>-0.0016180277</text:p>
          </table:table-cell>
          <table:table-cell table:formula="of:=[.B123]-[.G123]" office:value-type="string" office:string-value="" calcext:value-type="error">
            <text:p>#VALUE!</text:p>
          </table:table-cell>
          <table:table-cell office:value-type="float" office:value="0.904161989689" calcext:value-type="float">
            <text:p>0.9041619897</text:p>
          </table:table-cell>
          <table:table-cell table:formula="of:=[.P125]-[.J123]" office:value-type="float" office:value="-0.00161802768700003" calcext:value-type="float">
            <text:p>-0.0016180277</text:p>
          </table:table-cell>
          <table:table-cell table:formula="of:=[.B123]-[.J123]" office:value-type="string" office:string-value="" calcext:value-type="error">
            <text:p>#VALUE!</text:p>
          </table:table-cell>
          <table:table-cell office:value-type="float" office:value="0.904161989689" calcext:value-type="float">
            <text:p>0.9041619897</text:p>
          </table:table-cell>
          <table:table-cell table:formula="of:=[.P125]-[.M123]" office:value-type="float" office:value="-0.00161802768700003" calcext:value-type="float">
            <text:p>-0.0016180277</text:p>
          </table:table-cell>
          <table:table-cell table:formula="of:=[.B123]-[.M123]" office:value-type="string" office:string-value="" calcext:value-type="error">
            <text:p>#VALUE!</text:p>
          </table:table-cell>
          <table:table-cell office:value-type="float" office:value="0.904161989689" calcext:value-type="float">
            <text:p>0.9041619897</text:p>
          </table:table-cell>
          <table:table-cell table:formula="of:=[.S125]-[.P123]" office:value-type="float" office:value="-0.00161802768700003" calcext:value-type="float">
            <text:p>-0.0016180277</text:p>
          </table:table-cell>
          <table:table-cell table:formula="of:=[.B123]-[.P123]" office:value-type="string" office:string-value="" calcext:value-type="error">
            <text:p>#VALUE!</text:p>
          </table:table-cell>
          <table:table-cell office:value-type="float" office:value="0.904161989689" calcext:value-type="float">
            <text:p>0.9041619897</text:p>
          </table:table-cell>
          <table:table-cell table:formula="of:=[.A123]-[.S123]" office:value-type="string" office:string-value="" calcext:value-type="error">
            <text:p>#VALUE!</text:p>
          </table:table-cell>
          <table:table-cell table:formula="of:=[.B123]-[.S12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26]-[.B124]" office:value-type="string" office:string-value="" calcext:value-type="error">
            <text:p>#VALUE!</text:p>
          </table:table-cell>
          <table:table-cell office:value-type="float" office:value="0.903080701828" calcext:value-type="float">
            <text:p>0.9030807018</text:p>
          </table:table-cell>
          <table:table-cell table:formula="of:=[.G126]-[.D124]" office:value-type="float" office:value="-0.00107091665299996" calcext:value-type="float">
            <text:p>-0.0010709167</text:p>
          </table:table-cell>
          <table:table-cell table:formula="of:=[.B124]-[.$D126]" office:value-type="string" office:string-value="" calcext:value-type="error">
            <text:p>#VALUE!</text:p>
          </table:table-cell>
          <table:table-cell office:value-type="float" office:value="0.903080701828" calcext:value-type="float">
            <text:p>0.9030807018</text:p>
          </table:table-cell>
          <table:table-cell table:formula="of:=[.J126]-[.G124]" office:value-type="float" office:value="-0.00107091665299996" calcext:value-type="float">
            <text:p>-0.0010709167</text:p>
          </table:table-cell>
          <table:table-cell table:formula="of:=[.B124]-[.G124]" office:value-type="string" office:string-value="" calcext:value-type="error">
            <text:p>#VALUE!</text:p>
          </table:table-cell>
          <table:table-cell office:value-type="float" office:value="0.903080701828" calcext:value-type="float">
            <text:p>0.9030807018</text:p>
          </table:table-cell>
          <table:table-cell table:formula="of:=[.P126]-[.J124]" office:value-type="float" office:value="-0.00107091665299996" calcext:value-type="float">
            <text:p>-0.0010709167</text:p>
          </table:table-cell>
          <table:table-cell table:formula="of:=[.B124]-[.J124]" office:value-type="string" office:string-value="" calcext:value-type="error">
            <text:p>#VALUE!</text:p>
          </table:table-cell>
          <table:table-cell office:value-type="float" office:value="0.903080701828" calcext:value-type="float">
            <text:p>0.9030807018</text:p>
          </table:table-cell>
          <table:table-cell table:formula="of:=[.P126]-[.M124]" office:value-type="float" office:value="-0.00107091665299996" calcext:value-type="float">
            <text:p>-0.0010709167</text:p>
          </table:table-cell>
          <table:table-cell table:formula="of:=[.B124]-[.M124]" office:value-type="string" office:string-value="" calcext:value-type="error">
            <text:p>#VALUE!</text:p>
          </table:table-cell>
          <table:table-cell office:value-type="float" office:value="0.903080701828" calcext:value-type="float">
            <text:p>0.9030807018</text:p>
          </table:table-cell>
          <table:table-cell table:formula="of:=[.S126]-[.P124]" office:value-type="float" office:value="-0.00107091665299996" calcext:value-type="float">
            <text:p>-0.0010709167</text:p>
          </table:table-cell>
          <table:table-cell table:formula="of:=[.B124]-[.P124]" office:value-type="string" office:string-value="" calcext:value-type="error">
            <text:p>#VALUE!</text:p>
          </table:table-cell>
          <table:table-cell office:value-type="float" office:value="0.903080701828" calcext:value-type="float">
            <text:p>0.9030807018</text:p>
          </table:table-cell>
          <table:table-cell table:formula="of:=[.A124]-[.S124]" office:value-type="string" office:string-value="" calcext:value-type="error">
            <text:p>#VALUE!</text:p>
          </table:table-cell>
          <table:table-cell table:formula="of:=[.B124]-[.S12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27]-[.B125]" office:value-type="string" office:string-value="" calcext:value-type="error">
            <text:p>#VALUE!</text:p>
          </table:table-cell>
          <table:table-cell office:value-type="float" office:value="0.902543962002" calcext:value-type="float">
            <text:p>0.902543962</text:p>
          </table:table-cell>
          <table:table-cell table:formula="of:=[.G127]-[.D125]" office:value-type="float" office:value="-0.00106573104899999" calcext:value-type="float">
            <text:p>-0.001065731</text:p>
          </table:table-cell>
          <table:table-cell table:formula="of:=[.B125]-[.$D127]" office:value-type="string" office:string-value="" calcext:value-type="error">
            <text:p>#VALUE!</text:p>
          </table:table-cell>
          <table:table-cell office:value-type="float" office:value="0.902543962002" calcext:value-type="float">
            <text:p>0.902543962</text:p>
          </table:table-cell>
          <table:table-cell table:formula="of:=[.J127]-[.G125]" office:value-type="float" office:value="-0.00106573104899999" calcext:value-type="float">
            <text:p>-0.001065731</text:p>
          </table:table-cell>
          <table:table-cell table:formula="of:=[.B125]-[.G125]" office:value-type="string" office:string-value="" calcext:value-type="error">
            <text:p>#VALUE!</text:p>
          </table:table-cell>
          <table:table-cell office:value-type="float" office:value="0.902543962002" calcext:value-type="float">
            <text:p>0.902543962</text:p>
          </table:table-cell>
          <table:table-cell table:formula="of:=[.P127]-[.J125]" office:value-type="float" office:value="-0.00106573104899999" calcext:value-type="float">
            <text:p>-0.001065731</text:p>
          </table:table-cell>
          <table:table-cell table:formula="of:=[.B125]-[.J125]" office:value-type="string" office:string-value="" calcext:value-type="error">
            <text:p>#VALUE!</text:p>
          </table:table-cell>
          <table:table-cell office:value-type="float" office:value="0.902543962002" calcext:value-type="float">
            <text:p>0.902543962</text:p>
          </table:table-cell>
          <table:table-cell table:formula="of:=[.P127]-[.M125]" office:value-type="float" office:value="-0.00106573104899999" calcext:value-type="float">
            <text:p>-0.001065731</text:p>
          </table:table-cell>
          <table:table-cell table:formula="of:=[.B125]-[.M125]" office:value-type="string" office:string-value="" calcext:value-type="error">
            <text:p>#VALUE!</text:p>
          </table:table-cell>
          <table:table-cell office:value-type="float" office:value="0.902543962002" calcext:value-type="float">
            <text:p>0.902543962</text:p>
          </table:table-cell>
          <table:table-cell table:formula="of:=[.S127]-[.P125]" office:value-type="float" office:value="-0.00106573104899999" calcext:value-type="float">
            <text:p>-0.001065731</text:p>
          </table:table-cell>
          <table:table-cell table:formula="of:=[.B125]-[.P125]" office:value-type="string" office:string-value="" calcext:value-type="error">
            <text:p>#VALUE!</text:p>
          </table:table-cell>
          <table:table-cell office:value-type="float" office:value="0.902543962002" calcext:value-type="float">
            <text:p>0.902543962</text:p>
          </table:table-cell>
          <table:table-cell table:formula="of:=[.A125]-[.S125]" office:value-type="string" office:string-value="" calcext:value-type="error">
            <text:p>#VALUE!</text:p>
          </table:table-cell>
          <table:table-cell table:formula="of:=[.B125]-[.S12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28]-[.B126]" office:value-type="string" office:string-value="" calcext:value-type="error">
            <text:p>#VALUE!</text:p>
          </table:table-cell>
          <table:table-cell office:value-type="float" office:value="0.902009785175" calcext:value-type="float">
            <text:p>0.9020097852</text:p>
          </table:table-cell>
          <table:table-cell table:formula="of:=[.G128]-[.D126]" office:value-type="float" office:value="-0.00106048583999996" calcext:value-type="float">
            <text:p>-0.0010604858</text:p>
          </table:table-cell>
          <table:table-cell table:formula="of:=[.B126]-[.$D128]" office:value-type="string" office:string-value="" calcext:value-type="error">
            <text:p>#VALUE!</text:p>
          </table:table-cell>
          <table:table-cell office:value-type="float" office:value="0.902009785175" calcext:value-type="float">
            <text:p>0.9020097852</text:p>
          </table:table-cell>
          <table:table-cell table:formula="of:=[.J128]-[.G126]" office:value-type="float" office:value="-0.00106048583999996" calcext:value-type="float">
            <text:p>-0.0010604858</text:p>
          </table:table-cell>
          <table:table-cell table:formula="of:=[.B126]-[.G126]" office:value-type="string" office:string-value="" calcext:value-type="error">
            <text:p>#VALUE!</text:p>
          </table:table-cell>
          <table:table-cell office:value-type="float" office:value="0.902009785175" calcext:value-type="float">
            <text:p>0.9020097852</text:p>
          </table:table-cell>
          <table:table-cell table:formula="of:=[.P128]-[.J126]" office:value-type="float" office:value="-0.00106048583999996" calcext:value-type="float">
            <text:p>-0.0010604858</text:p>
          </table:table-cell>
          <table:table-cell table:formula="of:=[.B126]-[.J126]" office:value-type="string" office:string-value="" calcext:value-type="error">
            <text:p>#VALUE!</text:p>
          </table:table-cell>
          <table:table-cell office:value-type="float" office:value="0.902009785175" calcext:value-type="float">
            <text:p>0.9020097852</text:p>
          </table:table-cell>
          <table:table-cell table:formula="of:=[.P128]-[.M126]" office:value-type="float" office:value="-0.00106048583999996" calcext:value-type="float">
            <text:p>-0.0010604858</text:p>
          </table:table-cell>
          <table:table-cell table:formula="of:=[.B126]-[.M126]" office:value-type="string" office:string-value="" calcext:value-type="error">
            <text:p>#VALUE!</text:p>
          </table:table-cell>
          <table:table-cell office:value-type="float" office:value="0.902009785175" calcext:value-type="float">
            <text:p>0.9020097852</text:p>
          </table:table-cell>
          <table:table-cell table:formula="of:=[.S128]-[.P126]" office:value-type="float" office:value="-0.00106048583999996" calcext:value-type="float">
            <text:p>-0.0010604858</text:p>
          </table:table-cell>
          <table:table-cell table:formula="of:=[.B126]-[.P126]" office:value-type="string" office:string-value="" calcext:value-type="error">
            <text:p>#VALUE!</text:p>
          </table:table-cell>
          <table:table-cell office:value-type="float" office:value="0.902009785175" calcext:value-type="float">
            <text:p>0.9020097852</text:p>
          </table:table-cell>
          <table:table-cell table:formula="of:=[.A126]-[.S126]" office:value-type="string" office:string-value="" calcext:value-type="error">
            <text:p>#VALUE!</text:p>
          </table:table-cell>
          <table:table-cell table:formula="of:=[.B126]-[.S12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29]-[.B127]" office:value-type="string" office:string-value="" calcext:value-type="error">
            <text:p>#VALUE!</text:p>
          </table:table-cell>
          <table:table-cell office:value-type="float" office:value="0.901478230953" calcext:value-type="float">
            <text:p>0.901478231</text:p>
          </table:table-cell>
          <table:table-cell table:formula="of:=[.G129]-[.D127]" office:value-type="float" office:value="-0.00105530023599998" calcext:value-type="float">
            <text:p>-0.0010553002</text:p>
          </table:table-cell>
          <table:table-cell table:formula="of:=[.B127]-[.$D129]" office:value-type="string" office:string-value="" calcext:value-type="error">
            <text:p>#VALUE!</text:p>
          </table:table-cell>
          <table:table-cell office:value-type="float" office:value="0.901478230953" calcext:value-type="float">
            <text:p>0.901478231</text:p>
          </table:table-cell>
          <table:table-cell table:formula="of:=[.J129]-[.G127]" office:value-type="float" office:value="-0.00105530023599998" calcext:value-type="float">
            <text:p>-0.0010553002</text:p>
          </table:table-cell>
          <table:table-cell table:formula="of:=[.B127]-[.G127]" office:value-type="string" office:string-value="" calcext:value-type="error">
            <text:p>#VALUE!</text:p>
          </table:table-cell>
          <table:table-cell office:value-type="float" office:value="0.901478230953" calcext:value-type="float">
            <text:p>0.901478231</text:p>
          </table:table-cell>
          <table:table-cell table:formula="of:=[.P129]-[.J127]" office:value-type="float" office:value="-0.00105530023599998" calcext:value-type="float">
            <text:p>-0.0010553002</text:p>
          </table:table-cell>
          <table:table-cell table:formula="of:=[.B127]-[.J127]" office:value-type="string" office:string-value="" calcext:value-type="error">
            <text:p>#VALUE!</text:p>
          </table:table-cell>
          <table:table-cell office:value-type="float" office:value="0.901478230953" calcext:value-type="float">
            <text:p>0.901478231</text:p>
          </table:table-cell>
          <table:table-cell table:formula="of:=[.P129]-[.M127]" office:value-type="float" office:value="-0.00105530023599998" calcext:value-type="float">
            <text:p>-0.0010553002</text:p>
          </table:table-cell>
          <table:table-cell table:formula="of:=[.B127]-[.M127]" office:value-type="string" office:string-value="" calcext:value-type="error">
            <text:p>#VALUE!</text:p>
          </table:table-cell>
          <table:table-cell office:value-type="float" office:value="0.901478230953" calcext:value-type="float">
            <text:p>0.901478231</text:p>
          </table:table-cell>
          <table:table-cell table:formula="of:=[.S129]-[.P127]" office:value-type="float" office:value="-0.00105530023599998" calcext:value-type="float">
            <text:p>-0.0010553002</text:p>
          </table:table-cell>
          <table:table-cell table:formula="of:=[.B127]-[.P127]" office:value-type="string" office:string-value="" calcext:value-type="error">
            <text:p>#VALUE!</text:p>
          </table:table-cell>
          <table:table-cell office:value-type="float" office:value="0.901478230953" calcext:value-type="float">
            <text:p>0.901478231</text:p>
          </table:table-cell>
          <table:table-cell table:formula="of:=[.A127]-[.S127]" office:value-type="string" office:string-value="" calcext:value-type="error">
            <text:p>#VALUE!</text:p>
          </table:table-cell>
          <table:table-cell table:formula="of:=[.B127]-[.S12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0]-[.B128]" office:value-type="string" office:string-value="" calcext:value-type="error">
            <text:p>#VALUE!</text:p>
          </table:table-cell>
          <table:table-cell office:value-type="float" office:value="0.900949299335" calcext:value-type="float">
            <text:p>0.9009492993</text:p>
          </table:table-cell>
          <table:table-cell table:formula="of:=[.G130]-[.D128]" office:value-type="float" office:value="-0.00105005502700006" calcext:value-type="float">
            <text:p>-0.001050055</text:p>
          </table:table-cell>
          <table:table-cell table:formula="of:=[.B128]-[.$D130]" office:value-type="string" office:string-value="" calcext:value-type="error">
            <text:p>#VALUE!</text:p>
          </table:table-cell>
          <table:table-cell office:value-type="float" office:value="0.900949299335" calcext:value-type="float">
            <text:p>0.9009492993</text:p>
          </table:table-cell>
          <table:table-cell table:formula="of:=[.J130]-[.G128]" office:value-type="float" office:value="-0.00105005502700006" calcext:value-type="float">
            <text:p>-0.001050055</text:p>
          </table:table-cell>
          <table:table-cell table:formula="of:=[.B128]-[.G128]" office:value-type="string" office:string-value="" calcext:value-type="error">
            <text:p>#VALUE!</text:p>
          </table:table-cell>
          <table:table-cell office:value-type="float" office:value="0.900949299335" calcext:value-type="float">
            <text:p>0.9009492993</text:p>
          </table:table-cell>
          <table:table-cell table:formula="of:=[.P130]-[.J128]" office:value-type="float" office:value="-0.00105005502700006" calcext:value-type="float">
            <text:p>-0.001050055</text:p>
          </table:table-cell>
          <table:table-cell table:formula="of:=[.B128]-[.J128]" office:value-type="string" office:string-value="" calcext:value-type="error">
            <text:p>#VALUE!</text:p>
          </table:table-cell>
          <table:table-cell office:value-type="float" office:value="0.900949299335" calcext:value-type="float">
            <text:p>0.9009492993</text:p>
          </table:table-cell>
          <table:table-cell table:formula="of:=[.P130]-[.M128]" office:value-type="float" office:value="-0.00105005502700006" calcext:value-type="float">
            <text:p>-0.001050055</text:p>
          </table:table-cell>
          <table:table-cell table:formula="of:=[.B128]-[.M128]" office:value-type="string" office:string-value="" calcext:value-type="error">
            <text:p>#VALUE!</text:p>
          </table:table-cell>
          <table:table-cell office:value-type="float" office:value="0.900949299335" calcext:value-type="float">
            <text:p>0.9009492993</text:p>
          </table:table-cell>
          <table:table-cell table:formula="of:=[.S130]-[.P128]" office:value-type="float" office:value="-0.00105005502700006" calcext:value-type="float">
            <text:p>-0.001050055</text:p>
          </table:table-cell>
          <table:table-cell table:formula="of:=[.B128]-[.P128]" office:value-type="string" office:string-value="" calcext:value-type="error">
            <text:p>#VALUE!</text:p>
          </table:table-cell>
          <table:table-cell office:value-type="float" office:value="0.900949299335" calcext:value-type="float">
            <text:p>0.9009492993</text:p>
          </table:table-cell>
          <table:table-cell table:formula="of:=[.A128]-[.S128]" office:value-type="string" office:string-value="" calcext:value-type="error">
            <text:p>#VALUE!</text:p>
          </table:table-cell>
          <table:table-cell table:formula="of:=[.B128]-[.S12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1]-[.B129]" office:value-type="string" office:string-value="" calcext:value-type="error">
            <text:p>#VALUE!</text:p>
          </table:table-cell>
          <table:table-cell office:value-type="float" office:value="0.900422930717" calcext:value-type="float">
            <text:p>0.9004229307</text:p>
          </table:table-cell>
          <table:table-cell table:formula="of:=[.G131]-[.D129]" office:value-type="float" office:value="-0.00104480981800004" calcext:value-type="float">
            <text:p>-0.0010448098</text:p>
          </table:table-cell>
          <table:table-cell table:formula="of:=[.B129]-[.$D131]" office:value-type="string" office:string-value="" calcext:value-type="error">
            <text:p>#VALUE!</text:p>
          </table:table-cell>
          <table:table-cell office:value-type="float" office:value="0.900422930717" calcext:value-type="float">
            <text:p>0.9004229307</text:p>
          </table:table-cell>
          <table:table-cell table:formula="of:=[.J131]-[.G129]" office:value-type="float" office:value="-0.00104480981800004" calcext:value-type="float">
            <text:p>-0.0010448098</text:p>
          </table:table-cell>
          <table:table-cell table:formula="of:=[.B129]-[.G129]" office:value-type="string" office:string-value="" calcext:value-type="error">
            <text:p>#VALUE!</text:p>
          </table:table-cell>
          <table:table-cell office:value-type="float" office:value="0.900422930717" calcext:value-type="float">
            <text:p>0.9004229307</text:p>
          </table:table-cell>
          <table:table-cell table:formula="of:=[.P131]-[.J129]" office:value-type="float" office:value="-0.00104480981800004" calcext:value-type="float">
            <text:p>-0.0010448098</text:p>
          </table:table-cell>
          <table:table-cell table:formula="of:=[.B129]-[.J129]" office:value-type="string" office:string-value="" calcext:value-type="error">
            <text:p>#VALUE!</text:p>
          </table:table-cell>
          <table:table-cell office:value-type="float" office:value="0.900422930717" calcext:value-type="float">
            <text:p>0.9004229307</text:p>
          </table:table-cell>
          <table:table-cell table:formula="of:=[.P131]-[.M129]" office:value-type="float" office:value="-0.00104480981800004" calcext:value-type="float">
            <text:p>-0.0010448098</text:p>
          </table:table-cell>
          <table:table-cell table:formula="of:=[.B129]-[.M129]" office:value-type="string" office:string-value="" calcext:value-type="error">
            <text:p>#VALUE!</text:p>
          </table:table-cell>
          <table:table-cell office:value-type="float" office:value="0.900422930717" calcext:value-type="float">
            <text:p>0.9004229307</text:p>
          </table:table-cell>
          <table:table-cell table:formula="of:=[.S131]-[.P129]" office:value-type="float" office:value="-0.00104480981800004" calcext:value-type="float">
            <text:p>-0.0010448098</text:p>
          </table:table-cell>
          <table:table-cell table:formula="of:=[.B129]-[.P129]" office:value-type="string" office:string-value="" calcext:value-type="error">
            <text:p>#VALUE!</text:p>
          </table:table-cell>
          <table:table-cell office:value-type="float" office:value="0.900422930717" calcext:value-type="float">
            <text:p>0.9004229307</text:p>
          </table:table-cell>
          <table:table-cell table:formula="of:=[.A129]-[.S129]" office:value-type="string" office:string-value="" calcext:value-type="error">
            <text:p>#VALUE!</text:p>
          </table:table-cell>
          <table:table-cell table:formula="of:=[.B129]-[.S12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2]-[.B130]" office:value-type="string" office:string-value="" calcext:value-type="error">
            <text:p>#VALUE!</text:p>
          </table:table-cell>
          <table:table-cell office:value-type="float" office:value="0.899899244308" calcext:value-type="float">
            <text:p>0.8998992443</text:p>
          </table:table-cell>
          <table:table-cell table:formula="of:=[.G132]-[.D130]" office:value-type="float" office:value="-0.00103956460900001" calcext:value-type="float">
            <text:p>-0.0010395646</text:p>
          </table:table-cell>
          <table:table-cell table:formula="of:=[.B130]-[.$D132]" office:value-type="string" office:string-value="" calcext:value-type="error">
            <text:p>#VALUE!</text:p>
          </table:table-cell>
          <table:table-cell office:value-type="float" office:value="0.899899244308" calcext:value-type="float">
            <text:p>0.8998992443</text:p>
          </table:table-cell>
          <table:table-cell table:formula="of:=[.J132]-[.G130]" office:value-type="float" office:value="-0.00103956460900001" calcext:value-type="float">
            <text:p>-0.0010395646</text:p>
          </table:table-cell>
          <table:table-cell table:formula="of:=[.B130]-[.G130]" office:value-type="string" office:string-value="" calcext:value-type="error">
            <text:p>#VALUE!</text:p>
          </table:table-cell>
          <table:table-cell office:value-type="float" office:value="0.899899244308" calcext:value-type="float">
            <text:p>0.8998992443</text:p>
          </table:table-cell>
          <table:table-cell table:formula="of:=[.P132]-[.J130]" office:value-type="float" office:value="-0.00103956460900001" calcext:value-type="float">
            <text:p>-0.0010395646</text:p>
          </table:table-cell>
          <table:table-cell table:formula="of:=[.B130]-[.J130]" office:value-type="string" office:string-value="" calcext:value-type="error">
            <text:p>#VALUE!</text:p>
          </table:table-cell>
          <table:table-cell office:value-type="float" office:value="0.899899244308" calcext:value-type="float">
            <text:p>0.8998992443</text:p>
          </table:table-cell>
          <table:table-cell table:formula="of:=[.P132]-[.M130]" office:value-type="float" office:value="-0.00103956460900001" calcext:value-type="float">
            <text:p>-0.0010395646</text:p>
          </table:table-cell>
          <table:table-cell table:formula="of:=[.B130]-[.M130]" office:value-type="string" office:string-value="" calcext:value-type="error">
            <text:p>#VALUE!</text:p>
          </table:table-cell>
          <table:table-cell office:value-type="float" office:value="0.899899244308" calcext:value-type="float">
            <text:p>0.8998992443</text:p>
          </table:table-cell>
          <table:table-cell table:formula="of:=[.S132]-[.P130]" office:value-type="float" office:value="-0.00103956460900001" calcext:value-type="float">
            <text:p>-0.0010395646</text:p>
          </table:table-cell>
          <table:table-cell table:formula="of:=[.B130]-[.P130]" office:value-type="string" office:string-value="" calcext:value-type="error">
            <text:p>#VALUE!</text:p>
          </table:table-cell>
          <table:table-cell office:value-type="float" office:value="0.899899244308" calcext:value-type="float">
            <text:p>0.8998992443</text:p>
          </table:table-cell>
          <table:table-cell table:formula="of:=[.A130]-[.S130]" office:value-type="string" office:string-value="" calcext:value-type="error">
            <text:p>#VALUE!</text:p>
          </table:table-cell>
          <table:table-cell table:formula="of:=[.B130]-[.S13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3]-[.B131]" office:value-type="string" office:string-value="" calcext:value-type="error">
            <text:p>#VALUE!</text:p>
          </table:table-cell>
          <table:table-cell office:value-type="float" office:value="0.899378120899" calcext:value-type="float">
            <text:p>0.8993781209</text:p>
          </table:table-cell>
          <table:table-cell table:formula="of:=[.G133]-[.D131]" office:value-type="float" office:value="-0.00103425979599991" calcext:value-type="float">
            <text:p>-0.0010342598</text:p>
          </table:table-cell>
          <table:table-cell table:formula="of:=[.B131]-[.$D133]" office:value-type="string" office:string-value="" calcext:value-type="error">
            <text:p>#VALUE!</text:p>
          </table:table-cell>
          <table:table-cell office:value-type="float" office:value="0.899378120899" calcext:value-type="float">
            <text:p>0.8993781209</text:p>
          </table:table-cell>
          <table:table-cell table:formula="of:=[.J133]-[.G131]" office:value-type="float" office:value="-0.00103425979599991" calcext:value-type="float">
            <text:p>-0.0010342598</text:p>
          </table:table-cell>
          <table:table-cell table:formula="of:=[.B131]-[.G131]" office:value-type="string" office:string-value="" calcext:value-type="error">
            <text:p>#VALUE!</text:p>
          </table:table-cell>
          <table:table-cell office:value-type="float" office:value="0.899378120899" calcext:value-type="float">
            <text:p>0.8993781209</text:p>
          </table:table-cell>
          <table:table-cell table:formula="of:=[.P133]-[.J131]" office:value-type="float" office:value="-0.00103425979599991" calcext:value-type="float">
            <text:p>-0.0010342598</text:p>
          </table:table-cell>
          <table:table-cell table:formula="of:=[.B131]-[.J131]" office:value-type="string" office:string-value="" calcext:value-type="error">
            <text:p>#VALUE!</text:p>
          </table:table-cell>
          <table:table-cell office:value-type="float" office:value="0.899378120899" calcext:value-type="float">
            <text:p>0.8993781209</text:p>
          </table:table-cell>
          <table:table-cell table:formula="of:=[.P133]-[.M131]" office:value-type="float" office:value="-0.00103425979599991" calcext:value-type="float">
            <text:p>-0.0010342598</text:p>
          </table:table-cell>
          <table:table-cell table:formula="of:=[.B131]-[.M131]" office:value-type="string" office:string-value="" calcext:value-type="error">
            <text:p>#VALUE!</text:p>
          </table:table-cell>
          <table:table-cell office:value-type="float" office:value="0.899378120899" calcext:value-type="float">
            <text:p>0.8993781209</text:p>
          </table:table-cell>
          <table:table-cell table:formula="of:=[.S133]-[.P131]" office:value-type="float" office:value="-0.00103425979599991" calcext:value-type="float">
            <text:p>-0.0010342598</text:p>
          </table:table-cell>
          <table:table-cell table:formula="of:=[.B131]-[.P131]" office:value-type="string" office:string-value="" calcext:value-type="error">
            <text:p>#VALUE!</text:p>
          </table:table-cell>
          <table:table-cell office:value-type="float" office:value="0.899378120899" calcext:value-type="float">
            <text:p>0.8993781209</text:p>
          </table:table-cell>
          <table:table-cell table:formula="of:=[.A131]-[.S131]" office:value-type="string" office:string-value="" calcext:value-type="error">
            <text:p>#VALUE!</text:p>
          </table:table-cell>
          <table:table-cell table:formula="of:=[.B131]-[.S13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4]-[.B132]" office:value-type="string" office:string-value="" calcext:value-type="error">
            <text:p>#VALUE!</text:p>
          </table:table-cell>
          <table:table-cell office:value-type="float" office:value="0.898859679699" calcext:value-type="float">
            <text:p>0.8988596797</text:p>
          </table:table-cell>
          <table:table-cell table:formula="of:=[.G134]-[.D132]" office:value-type="float" office:value="-0.001029014587" calcext:value-type="float">
            <text:p>-0.0010290146</text:p>
          </table:table-cell>
          <table:table-cell table:formula="of:=[.B132]-[.$D134]" office:value-type="string" office:string-value="" calcext:value-type="error">
            <text:p>#VALUE!</text:p>
          </table:table-cell>
          <table:table-cell office:value-type="float" office:value="0.898859679699" calcext:value-type="float">
            <text:p>0.8988596797</text:p>
          </table:table-cell>
          <table:table-cell table:formula="of:=[.J134]-[.G132]" office:value-type="float" office:value="-0.001029014587" calcext:value-type="float">
            <text:p>-0.0010290146</text:p>
          </table:table-cell>
          <table:table-cell table:formula="of:=[.B132]-[.G132]" office:value-type="string" office:string-value="" calcext:value-type="error">
            <text:p>#VALUE!</text:p>
          </table:table-cell>
          <table:table-cell office:value-type="float" office:value="0.898859679699" calcext:value-type="float">
            <text:p>0.8988596797</text:p>
          </table:table-cell>
          <table:table-cell table:formula="of:=[.P134]-[.J132]" office:value-type="float" office:value="-0.001029014587" calcext:value-type="float">
            <text:p>-0.0010290146</text:p>
          </table:table-cell>
          <table:table-cell table:formula="of:=[.B132]-[.J132]" office:value-type="string" office:string-value="" calcext:value-type="error">
            <text:p>#VALUE!</text:p>
          </table:table-cell>
          <table:table-cell office:value-type="float" office:value="0.898859679699" calcext:value-type="float">
            <text:p>0.8988596797</text:p>
          </table:table-cell>
          <table:table-cell table:formula="of:=[.P134]-[.M132]" office:value-type="float" office:value="-0.001029014587" calcext:value-type="float">
            <text:p>-0.0010290146</text:p>
          </table:table-cell>
          <table:table-cell table:formula="of:=[.B132]-[.M132]" office:value-type="string" office:string-value="" calcext:value-type="error">
            <text:p>#VALUE!</text:p>
          </table:table-cell>
          <table:table-cell office:value-type="float" office:value="0.898859679699" calcext:value-type="float">
            <text:p>0.8988596797</text:p>
          </table:table-cell>
          <table:table-cell table:formula="of:=[.S134]-[.P132]" office:value-type="float" office:value="-0.001029014587" calcext:value-type="float">
            <text:p>-0.0010290146</text:p>
          </table:table-cell>
          <table:table-cell table:formula="of:=[.B132]-[.P132]" office:value-type="string" office:string-value="" calcext:value-type="error">
            <text:p>#VALUE!</text:p>
          </table:table-cell>
          <table:table-cell office:value-type="float" office:value="0.898859679699" calcext:value-type="float">
            <text:p>0.8988596797</text:p>
          </table:table-cell>
          <table:table-cell table:formula="of:=[.A132]-[.S132]" office:value-type="string" office:string-value="" calcext:value-type="error">
            <text:p>#VALUE!</text:p>
          </table:table-cell>
          <table:table-cell table:formula="of:=[.B132]-[.S13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5]-[.B133]" office:value-type="string" office:string-value="" calcext:value-type="error">
            <text:p>#VALUE!</text:p>
          </table:table-cell>
          <table:table-cell office:value-type="float" office:value="0.898343861103" calcext:value-type="float">
            <text:p>0.8983438611</text:p>
          </table:table-cell>
          <table:table-cell table:formula="of:=[.G135]-[.D133]" office:value-type="float" office:value="-0.00102376937900006" calcext:value-type="float">
            <text:p>-0.0010237694</text:p>
          </table:table-cell>
          <table:table-cell table:formula="of:=[.B133]-[.$D135]" office:value-type="string" office:string-value="" calcext:value-type="error">
            <text:p>#VALUE!</text:p>
          </table:table-cell>
          <table:table-cell office:value-type="float" office:value="0.898343861103" calcext:value-type="float">
            <text:p>0.8983438611</text:p>
          </table:table-cell>
          <table:table-cell table:formula="of:=[.J135]-[.G133]" office:value-type="float" office:value="-0.00102376937900006" calcext:value-type="float">
            <text:p>-0.0010237694</text:p>
          </table:table-cell>
          <table:table-cell table:formula="of:=[.B133]-[.G133]" office:value-type="string" office:string-value="" calcext:value-type="error">
            <text:p>#VALUE!</text:p>
          </table:table-cell>
          <table:table-cell office:value-type="float" office:value="0.898343861103" calcext:value-type="float">
            <text:p>0.8983438611</text:p>
          </table:table-cell>
          <table:table-cell table:formula="of:=[.P135]-[.J133]" office:value-type="float" office:value="-0.00102376937900006" calcext:value-type="float">
            <text:p>-0.0010237694</text:p>
          </table:table-cell>
          <table:table-cell table:formula="of:=[.B133]-[.J133]" office:value-type="string" office:string-value="" calcext:value-type="error">
            <text:p>#VALUE!</text:p>
          </table:table-cell>
          <table:table-cell office:value-type="float" office:value="0.898343861103" calcext:value-type="float">
            <text:p>0.8983438611</text:p>
          </table:table-cell>
          <table:table-cell table:formula="of:=[.P135]-[.M133]" office:value-type="float" office:value="-0.00102376937900006" calcext:value-type="float">
            <text:p>-0.0010237694</text:p>
          </table:table-cell>
          <table:table-cell table:formula="of:=[.B133]-[.M133]" office:value-type="string" office:string-value="" calcext:value-type="error">
            <text:p>#VALUE!</text:p>
          </table:table-cell>
          <table:table-cell office:value-type="float" office:value="0.898343861103" calcext:value-type="float">
            <text:p>0.8983438611</text:p>
          </table:table-cell>
          <table:table-cell table:formula="of:=[.S135]-[.P133]" office:value-type="float" office:value="-0.00102376937900006" calcext:value-type="float">
            <text:p>-0.0010237694</text:p>
          </table:table-cell>
          <table:table-cell table:formula="of:=[.B133]-[.P133]" office:value-type="string" office:string-value="" calcext:value-type="error">
            <text:p>#VALUE!</text:p>
          </table:table-cell>
          <table:table-cell office:value-type="float" office:value="0.898343861103" calcext:value-type="float">
            <text:p>0.8983438611</text:p>
          </table:table-cell>
          <table:table-cell table:formula="of:=[.A133]-[.S133]" office:value-type="string" office:string-value="" calcext:value-type="error">
            <text:p>#VALUE!</text:p>
          </table:table-cell>
          <table:table-cell table:formula="of:=[.B133]-[.S13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6]-[.B134]" office:value-type="string" office:string-value="" calcext:value-type="error">
            <text:p>#VALUE!</text:p>
          </table:table-cell>
          <table:table-cell office:value-type="float" office:value="0.897830665112" calcext:value-type="float">
            <text:p>0.8978306651</text:p>
          </table:table-cell>
          <table:table-cell table:formula="of:=[.G136]-[.D134]" office:value-type="float" office:value="-0.00101846456599997" calcext:value-type="float">
            <text:p>-0.0010184646</text:p>
          </table:table-cell>
          <table:table-cell table:formula="of:=[.B134]-[.$D136]" office:value-type="string" office:string-value="" calcext:value-type="error">
            <text:p>#VALUE!</text:p>
          </table:table-cell>
          <table:table-cell office:value-type="float" office:value="0.897830665112" calcext:value-type="float">
            <text:p>0.8978306651</text:p>
          </table:table-cell>
          <table:table-cell table:formula="of:=[.J136]-[.G134]" office:value-type="float" office:value="-0.00312370061899991" calcext:value-type="float">
            <text:p>-0.0031237006</text:p>
          </table:table-cell>
          <table:table-cell table:formula="of:=[.B134]-[.G134]" office:value-type="string" office:string-value="" calcext:value-type="error">
            <text:p>#VALUE!</text:p>
          </table:table-cell>
          <table:table-cell office:value-type="float" office:value="0.897830665112" calcext:value-type="float">
            <text:p>0.8978306651</text:p>
          </table:table-cell>
          <table:table-cell table:formula="of:=[.P136]-[.J134]" office:value-type="float" office:value="-0.00312370061899991" calcext:value-type="float">
            <text:p>-0.0031237006</text:p>
          </table:table-cell>
          <table:table-cell table:formula="of:=[.B134]-[.J134]" office:value-type="string" office:string-value="" calcext:value-type="error">
            <text:p>#VALUE!</text:p>
          </table:table-cell>
          <table:table-cell office:value-type="float" office:value="0.897830665112" calcext:value-type="float">
            <text:p>0.8978306651</text:p>
          </table:table-cell>
          <table:table-cell table:formula="of:=[.P136]-[.M134]" office:value-type="float" office:value="-0.00312370061899991" calcext:value-type="float">
            <text:p>-0.0031237006</text:p>
          </table:table-cell>
          <table:table-cell table:formula="of:=[.B134]-[.M134]" office:value-type="string" office:string-value="" calcext:value-type="error">
            <text:p>#VALUE!</text:p>
          </table:table-cell>
          <table:table-cell office:value-type="float" office:value="0.897830665112" calcext:value-type="float">
            <text:p>0.8978306651</text:p>
          </table:table-cell>
          <table:table-cell table:formula="of:=[.S136]-[.P134]" office:value-type="float" office:value="-0.00312370061899991" calcext:value-type="float">
            <text:p>-0.0031237006</text:p>
          </table:table-cell>
          <table:table-cell table:formula="of:=[.B134]-[.P134]" office:value-type="string" office:string-value="" calcext:value-type="error">
            <text:p>#VALUE!</text:p>
          </table:table-cell>
          <table:table-cell office:value-type="float" office:value="0.897830665112" calcext:value-type="float">
            <text:p>0.8978306651</text:p>
          </table:table-cell>
          <table:table-cell table:formula="of:=[.A134]-[.S134]" office:value-type="string" office:string-value="" calcext:value-type="error">
            <text:p>#VALUE!</text:p>
          </table:table-cell>
          <table:table-cell table:formula="of:=[.B134]-[.S13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7]-[.B135]" office:value-type="string" office:string-value="" calcext:value-type="error">
            <text:p>#VALUE!</text:p>
          </table:table-cell>
          <table:table-cell office:value-type="float" office:value="0.897320091724" calcext:value-type="float">
            <text:p>0.8973200917</text:p>
          </table:table-cell>
          <table:table-cell table:formula="of:=[.G137]-[.D135]" office:value-type="float" office:value="-0.00311720371199997" calcext:value-type="float">
            <text:p>-0.0031172037</text:p>
          </table:table-cell>
          <table:table-cell table:formula="of:=[.B135]-[.$D137]" office:value-type="string" office:string-value="" calcext:value-type="error">
            <text:p>#VALUE!</text:p>
          </table:table-cell>
          <table:table-cell office:value-type="float" office:value="0.897320091724" calcext:value-type="float">
            <text:p>0.8973200917</text:p>
          </table:table-cell>
          <table:table-cell table:formula="of:=[.J137]-[.G135]" office:value-type="float" office:value="-0.00311720371199997" calcext:value-type="float">
            <text:p>-0.0031172037</text:p>
          </table:table-cell>
          <table:table-cell table:formula="of:=[.B135]-[.G135]" office:value-type="string" office:string-value="" calcext:value-type="error">
            <text:p>#VALUE!</text:p>
          </table:table-cell>
          <table:table-cell office:value-type="float" office:value="0.897320091724" calcext:value-type="float">
            <text:p>0.8973200917</text:p>
          </table:table-cell>
          <table:table-cell table:formula="of:=[.P137]-[.J135]" office:value-type="float" office:value="-0.00311720371199997" calcext:value-type="float">
            <text:p>-0.0031172037</text:p>
          </table:table-cell>
          <table:table-cell table:formula="of:=[.B135]-[.J135]" office:value-type="string" office:string-value="" calcext:value-type="error">
            <text:p>#VALUE!</text:p>
          </table:table-cell>
          <table:table-cell office:value-type="float" office:value="0.897320091724" calcext:value-type="float">
            <text:p>0.8973200917</text:p>
          </table:table-cell>
          <table:table-cell table:formula="of:=[.P137]-[.M135]" office:value-type="float" office:value="-0.00311720371199997" calcext:value-type="float">
            <text:p>-0.0031172037</text:p>
          </table:table-cell>
          <table:table-cell table:formula="of:=[.B135]-[.M135]" office:value-type="string" office:string-value="" calcext:value-type="error">
            <text:p>#VALUE!</text:p>
          </table:table-cell>
          <table:table-cell office:value-type="float" office:value="0.897320091724" calcext:value-type="float">
            <text:p>0.8973200917</text:p>
          </table:table-cell>
          <table:table-cell table:formula="of:=[.S137]-[.P135]" office:value-type="float" office:value="-0.00311720371199997" calcext:value-type="float">
            <text:p>-0.0031172037</text:p>
          </table:table-cell>
          <table:table-cell table:formula="of:=[.B135]-[.P135]" office:value-type="string" office:string-value="" calcext:value-type="error">
            <text:p>#VALUE!</text:p>
          </table:table-cell>
          <table:table-cell office:value-type="float" office:value="0.897320091724" calcext:value-type="float">
            <text:p>0.8973200917</text:p>
          </table:table-cell>
          <table:table-cell table:formula="of:=[.A135]-[.S135]" office:value-type="string" office:string-value="" calcext:value-type="error">
            <text:p>#VALUE!</text:p>
          </table:table-cell>
          <table:table-cell table:formula="of:=[.B135]-[.S13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8]-[.B136]" office:value-type="string" office:string-value="" calcext:value-type="error">
            <text:p>#VALUE!</text:p>
          </table:table-cell>
          <table:table-cell office:value-type="float" office:value="0.894706964493" calcext:value-type="float">
            <text:p>0.8947069645</text:p>
          </table:table-cell>
          <table:table-cell table:formula="of:=[.G138]-[.D136]" office:value-type="float" office:value="-0.00100547075300006" calcext:value-type="float">
            <text:p>-0.0010054708</text:p>
          </table:table-cell>
          <table:table-cell table:formula="of:=[.B136]-[.$D138]" office:value-type="string" office:string-value="" calcext:value-type="error">
            <text:p>#VALUE!</text:p>
          </table:table-cell>
          <table:table-cell office:value-type="float" office:value="0.896812200546" calcext:value-type="float">
            <text:p>0.8968122005</text:p>
          </table:table-cell>
          <table:table-cell table:formula="of:=[.J138]-[.G136]" office:value-type="float" office:value="-0.00311070680600001" calcext:value-type="float">
            <text:p>-0.0031107068</text:p>
          </table:table-cell>
          <table:table-cell table:formula="of:=[.B136]-[.G136]" office:value-type="string" office:string-value="" calcext:value-type="error">
            <text:p>#VALUE!</text:p>
          </table:table-cell>
          <table:table-cell office:value-type="float" office:value="0.894706964493" calcext:value-type="float">
            <text:p>0.8947069645</text:p>
          </table:table-cell>
          <table:table-cell table:formula="of:=[.P138]-[.J136]" office:value-type="float" office:value="-0.00100547075300006" calcext:value-type="float">
            <text:p>-0.0010054708</text:p>
          </table:table-cell>
          <table:table-cell table:formula="of:=[.B136]-[.J136]" office:value-type="string" office:string-value="" calcext:value-type="error">
            <text:p>#VALUE!</text:p>
          </table:table-cell>
          <table:table-cell office:value-type="float" office:value="0.894706964493" calcext:value-type="float">
            <text:p>0.8947069645</text:p>
          </table:table-cell>
          <table:table-cell table:formula="of:=[.P138]-[.M136]" office:value-type="float" office:value="-0.00100547075300006" calcext:value-type="float">
            <text:p>-0.0010054708</text:p>
          </table:table-cell>
          <table:table-cell table:formula="of:=[.B136]-[.M136]" office:value-type="string" office:string-value="" calcext:value-type="error">
            <text:p>#VALUE!</text:p>
          </table:table-cell>
          <table:table-cell office:value-type="float" office:value="0.894706964493" calcext:value-type="float">
            <text:p>0.8947069645</text:p>
          </table:table-cell>
          <table:table-cell table:formula="of:=[.S138]-[.P136]" office:value-type="float" office:value="-0.00100547075300006" calcext:value-type="float">
            <text:p>-0.0010054708</text:p>
          </table:table-cell>
          <table:table-cell table:formula="of:=[.B136]-[.P136]" office:value-type="string" office:string-value="" calcext:value-type="error">
            <text:p>#VALUE!</text:p>
          </table:table-cell>
          <table:table-cell office:value-type="float" office:value="0.894706964493" calcext:value-type="float">
            <text:p>0.8947069645</text:p>
          </table:table-cell>
          <table:table-cell table:formula="of:=[.A136]-[.S136]" office:value-type="string" office:string-value="" calcext:value-type="error">
            <text:p>#VALUE!</text:p>
          </table:table-cell>
          <table:table-cell table:formula="of:=[.B136]-[.S13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39]-[.B137]" office:value-type="string" office:string-value="" calcext:value-type="error">
            <text:p>#VALUE!</text:p>
          </table:table-cell>
          <table:table-cell office:value-type="float" office:value="0.894202888012" calcext:value-type="float">
            <text:p>0.894202888</text:p>
          </table:table-cell>
          <table:table-cell table:formula="of:=[.G139]-[.D137]" office:value-type="float" office:value="-0.00100016593899999" calcext:value-type="float">
            <text:p>-0.0010001659</text:p>
          </table:table-cell>
          <table:table-cell table:formula="of:=[.B137]-[.$D139]" office:value-type="string" office:string-value="" calcext:value-type="error">
            <text:p>#VALUE!</text:p>
          </table:table-cell>
          <table:table-cell office:value-type="float" office:value="0.894202888012" calcext:value-type="float">
            <text:p>0.894202888</text:p>
          </table:table-cell>
          <table:table-cell table:formula="of:=[.J139]-[.G137]" office:value-type="float" office:value="-0.00100016593899999" calcext:value-type="float">
            <text:p>-0.0010001659</text:p>
          </table:table-cell>
          <table:table-cell table:formula="of:=[.B137]-[.G137]" office:value-type="string" office:string-value="" calcext:value-type="error">
            <text:p>#VALUE!</text:p>
          </table:table-cell>
          <table:table-cell office:value-type="float" office:value="0.894202888012" calcext:value-type="float">
            <text:p>0.894202888</text:p>
          </table:table-cell>
          <table:table-cell table:formula="of:=[.P139]-[.J137]" office:value-type="float" office:value="-0.00100016593899999" calcext:value-type="float">
            <text:p>-0.0010001659</text:p>
          </table:table-cell>
          <table:table-cell table:formula="of:=[.B137]-[.J137]" office:value-type="string" office:string-value="" calcext:value-type="error">
            <text:p>#VALUE!</text:p>
          </table:table-cell>
          <table:table-cell office:value-type="float" office:value="0.894202888012" calcext:value-type="float">
            <text:p>0.894202888</text:p>
          </table:table-cell>
          <table:table-cell table:formula="of:=[.P139]-[.M137]" office:value-type="float" office:value="-0.00100016593899999" calcext:value-type="float">
            <text:p>-0.0010001659</text:p>
          </table:table-cell>
          <table:table-cell table:formula="of:=[.B137]-[.M137]" office:value-type="string" office:string-value="" calcext:value-type="error">
            <text:p>#VALUE!</text:p>
          </table:table-cell>
          <table:table-cell office:value-type="float" office:value="0.894202888012" calcext:value-type="float">
            <text:p>0.894202888</text:p>
          </table:table-cell>
          <table:table-cell table:formula="of:=[.S139]-[.P137]" office:value-type="float" office:value="-0.00100016593899999" calcext:value-type="float">
            <text:p>-0.0010001659</text:p>
          </table:table-cell>
          <table:table-cell table:formula="of:=[.B137]-[.P137]" office:value-type="string" office:string-value="" calcext:value-type="error">
            <text:p>#VALUE!</text:p>
          </table:table-cell>
          <table:table-cell office:value-type="float" office:value="0.894202888012" calcext:value-type="float">
            <text:p>0.894202888</text:p>
          </table:table-cell>
          <table:table-cell table:formula="of:=[.A137]-[.S137]" office:value-type="string" office:string-value="" calcext:value-type="error">
            <text:p>#VALUE!</text:p>
          </table:table-cell>
          <table:table-cell table:formula="of:=[.B137]-[.S13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0]-[.B138]" office:value-type="string" office:string-value="" calcext:value-type="error">
            <text:p>#VALUE!</text:p>
          </table:table-cell>
          <table:table-cell office:value-type="float" office:value="0.89370149374" calcext:value-type="float">
            <text:p>0.8937014937</text:p>
          </table:table-cell>
          <table:table-cell table:formula="of:=[.G140]-[.D138]" office:value-type="float" office:value="-0.000994861126000002" calcext:value-type="float">
            <text:p>-0.0009948611</text:p>
          </table:table-cell>
          <table:table-cell table:formula="of:=[.B138]-[.$D140]" office:value-type="string" office:string-value="" calcext:value-type="error">
            <text:p>#VALUE!</text:p>
          </table:table-cell>
          <table:table-cell office:value-type="float" office:value="0.89370149374" calcext:value-type="float">
            <text:p>0.8937014937</text:p>
          </table:table-cell>
          <table:table-cell table:formula="of:=[.J140]-[.G138]" office:value-type="float" office:value="-0.000994861126000002" calcext:value-type="float">
            <text:p>-0.0009948611</text:p>
          </table:table-cell>
          <table:table-cell table:formula="of:=[.B138]-[.G138]" office:value-type="string" office:string-value="" calcext:value-type="error">
            <text:p>#VALUE!</text:p>
          </table:table-cell>
          <table:table-cell office:value-type="float" office:value="0.89370149374" calcext:value-type="float">
            <text:p>0.8937014937</text:p>
          </table:table-cell>
          <table:table-cell table:formula="of:=[.P140]-[.J138]" office:value-type="float" office:value="-0.000994861126000002" calcext:value-type="float">
            <text:p>-0.0009948611</text:p>
          </table:table-cell>
          <table:table-cell table:formula="of:=[.B138]-[.J138]" office:value-type="string" office:string-value="" calcext:value-type="error">
            <text:p>#VALUE!</text:p>
          </table:table-cell>
          <table:table-cell office:value-type="float" office:value="0.89370149374" calcext:value-type="float">
            <text:p>0.8937014937</text:p>
          </table:table-cell>
          <table:table-cell table:formula="of:=[.P140]-[.M138]" office:value-type="float" office:value="-0.000994861126000002" calcext:value-type="float">
            <text:p>-0.0009948611</text:p>
          </table:table-cell>
          <table:table-cell table:formula="of:=[.B138]-[.M138]" office:value-type="string" office:string-value="" calcext:value-type="error">
            <text:p>#VALUE!</text:p>
          </table:table-cell>
          <table:table-cell office:value-type="float" office:value="0.89370149374" calcext:value-type="float">
            <text:p>0.8937014937</text:p>
          </table:table-cell>
          <table:table-cell table:formula="of:=[.S140]-[.P138]" office:value-type="float" office:value="-0.000994861126000002" calcext:value-type="float">
            <text:p>-0.0009948611</text:p>
          </table:table-cell>
          <table:table-cell table:formula="of:=[.B138]-[.P138]" office:value-type="string" office:string-value="" calcext:value-type="error">
            <text:p>#VALUE!</text:p>
          </table:table-cell>
          <table:table-cell office:value-type="float" office:value="0.89370149374" calcext:value-type="float">
            <text:p>0.8937014937</text:p>
          </table:table-cell>
          <table:table-cell table:formula="of:=[.A138]-[.S138]" office:value-type="string" office:string-value="" calcext:value-type="error">
            <text:p>#VALUE!</text:p>
          </table:table-cell>
          <table:table-cell table:formula="of:=[.B138]-[.S13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1]-[.B139]" office:value-type="string" office:string-value="" calcext:value-type="error">
            <text:p>#VALUE!</text:p>
          </table:table-cell>
          <table:table-cell office:value-type="float" office:value="0.893202722073" calcext:value-type="float">
            <text:p>0.8932027221</text:p>
          </table:table-cell>
          <table:table-cell table:formula="of:=[.G141]-[.D139]" office:value-type="string" office:string-value="" calcext:value-type="error">
            <text:p>#VALUE!</text:p>
          </table:table-cell>
          <table:table-cell table:formula="of:=[.B139]-[.$D141]" office:value-type="string" office:string-value="" calcext:value-type="error">
            <text:p>#VALUE!</text:p>
          </table:table-cell>
          <table:table-cell office:value-type="float" office:value="0.893202722073" calcext:value-type="float">
            <text:p>0.8932027221</text:p>
          </table:table-cell>
          <table:table-cell table:formula="of:=[.J141]-[.G139]" office:value-type="string" office:string-value="" calcext:value-type="error">
            <text:p>#VALUE!</text:p>
          </table:table-cell>
          <table:table-cell table:formula="of:=[.B139]-[.G139]" office:value-type="string" office:string-value="" calcext:value-type="error">
            <text:p>#VALUE!</text:p>
          </table:table-cell>
          <table:table-cell office:value-type="float" office:value="0.893202722073" calcext:value-type="float">
            <text:p>0.8932027221</text:p>
          </table:table-cell>
          <table:table-cell table:formula="of:=[.P141]-[.J139]" office:value-type="string" office:string-value="" calcext:value-type="error">
            <text:p>#VALUE!</text:p>
          </table:table-cell>
          <table:table-cell table:formula="of:=[.B139]-[.J139]" office:value-type="string" office:string-value="" calcext:value-type="error">
            <text:p>#VALUE!</text:p>
          </table:table-cell>
          <table:table-cell office:value-type="float" office:value="0.893202722073" calcext:value-type="float">
            <text:p>0.8932027221</text:p>
          </table:table-cell>
          <table:table-cell table:formula="of:=[.P141]-[.M139]" office:value-type="string" office:string-value="" calcext:value-type="error">
            <text:p>#VALUE!</text:p>
          </table:table-cell>
          <table:table-cell table:formula="of:=[.B139]-[.M139]" office:value-type="string" office:string-value="" calcext:value-type="error">
            <text:p>#VALUE!</text:p>
          </table:table-cell>
          <table:table-cell office:value-type="float" office:value="0.893202722073" calcext:value-type="float">
            <text:p>0.8932027221</text:p>
          </table:table-cell>
          <table:table-cell table:formula="of:=[.S141]-[.P139]" office:value-type="string" office:string-value="" calcext:value-type="error">
            <text:p>#VALUE!</text:p>
          </table:table-cell>
          <table:table-cell table:formula="of:=[.B139]-[.P139]" office:value-type="string" office:string-value="" calcext:value-type="error">
            <text:p>#VALUE!</text:p>
          </table:table-cell>
          <table:table-cell office:value-type="float" office:value="0.893202722073" calcext:value-type="float">
            <text:p>0.8932027221</text:p>
          </table:table-cell>
          <table:table-cell table:formula="of:=[.A139]-[.S139]" office:value-type="string" office:string-value="" calcext:value-type="error">
            <text:p>#VALUE!</text:p>
          </table:table-cell>
          <table:table-cell table:formula="of:=[.B139]-[.S13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2]-[.B140]" office:value-type="string" office:string-value="" calcext:value-type="error">
            <text:p>#VALUE!</text:p>
          </table:table-cell>
          <table:table-cell office:value-type="float" office:value="0.892706632614" calcext:value-type="float">
            <text:p>0.8927066326</text:p>
          </table:table-cell>
          <table:table-cell table:formula="of:=[.G142]-[.D140]" office:value-type="float" office:value="-0.00049346685399998" calcext:value-type="float">
            <text:p>-0.0004934669</text:p>
          </table:table-cell>
          <table:table-cell table:formula="of:=[.B140]-[.$D142]" office:value-type="string" office:string-value="" calcext:value-type="error">
            <text:p>#VALUE!</text:p>
          </table:table-cell>
          <table:table-cell office:value-type="float" office:value="0.892706632614" calcext:value-type="float">
            <text:p>0.8927066326</text:p>
          </table:table-cell>
          <table:table-cell table:formula="of:=[.J142]-[.G140]" office:value-type="float" office:value="-0.00049346685399998" calcext:value-type="float">
            <text:p>-0.0004934669</text:p>
          </table:table-cell>
          <table:table-cell table:formula="of:=[.B140]-[.G140]" office:value-type="string" office:string-value="" calcext:value-type="error">
            <text:p>#VALUE!</text:p>
          </table:table-cell>
          <table:table-cell office:value-type="float" office:value="0.892706632614" calcext:value-type="float">
            <text:p>0.8927066326</text:p>
          </table:table-cell>
          <table:table-cell table:formula="of:=[.P142]-[.J140]" office:value-type="float" office:value="-0.00049346685399998" calcext:value-type="float">
            <text:p>-0.0004934669</text:p>
          </table:table-cell>
          <table:table-cell table:formula="of:=[.B140]-[.J140]" office:value-type="string" office:string-value="" calcext:value-type="error">
            <text:p>#VALUE!</text:p>
          </table:table-cell>
          <table:table-cell office:value-type="float" office:value="0.892706632614" calcext:value-type="float">
            <text:p>0.8927066326</text:p>
          </table:table-cell>
          <table:table-cell table:formula="of:=[.P142]-[.M140]" office:value-type="float" office:value="-0.00049346685399998" calcext:value-type="float">
            <text:p>-0.0004934669</text:p>
          </table:table-cell>
          <table:table-cell table:formula="of:=[.B140]-[.M140]" office:value-type="string" office:string-value="" calcext:value-type="error">
            <text:p>#VALUE!</text:p>
          </table:table-cell>
          <table:table-cell office:value-type="float" office:value="0.892706632614" calcext:value-type="float">
            <text:p>0.8927066326</text:p>
          </table:table-cell>
          <table:table-cell table:formula="of:=[.S142]-[.P140]" office:value-type="float" office:value="-0.00049346685399998" calcext:value-type="float">
            <text:p>-0.0004934669</text:p>
          </table:table-cell>
          <table:table-cell table:formula="of:=[.B140]-[.P140]" office:value-type="string" office:string-value="" calcext:value-type="error">
            <text:p>#VALUE!</text:p>
          </table:table-cell>
          <table:table-cell office:value-type="float" office:value="0.892706632614" calcext:value-type="float">
            <text:p>0.8927066326</text:p>
          </table:table-cell>
          <table:table-cell table:formula="of:=[.A140]-[.S140]" office:value-type="string" office:string-value="" calcext:value-type="error">
            <text:p>#VALUE!</text:p>
          </table:table-cell>
          <table:table-cell table:formula="of:=[.B140]-[.S14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3]-[.B1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43]-[.D141]" office:value-type="string" office:string-value="" calcext:value-type="error">
            <text:p>#VALUE!</text:p>
          </table:table-cell>
          <table:table-cell table:formula="of:=[.B141]-[.$D14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43]-[.G141]" office:value-type="string" office:string-value="" calcext:value-type="error">
            <text:p>#VALUE!</text:p>
          </table:table-cell>
          <table:table-cell table:formula="of:=[.B141]-[.G1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43]-[.J141]" office:value-type="string" office:string-value="" calcext:value-type="error">
            <text:p>#VALUE!</text:p>
          </table:table-cell>
          <table:table-cell table:formula="of:=[.B141]-[.J1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43]-[.M141]" office:value-type="string" office:string-value="" calcext:value-type="error">
            <text:p>#VALUE!</text:p>
          </table:table-cell>
          <table:table-cell table:formula="of:=[.B141]-[.M1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43]-[.P141]" office:value-type="string" office:string-value="" calcext:value-type="error">
            <text:p>#VALUE!</text:p>
          </table:table-cell>
          <table:table-cell table:formula="of:=[.B141]-[.P1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41]-[.S141]" office:value-type="string" office:string-value="" calcext:value-type="error">
            <text:p>#VALUE!</text:p>
          </table:table-cell>
          <table:table-cell table:formula="of:=[.B141]-[.S14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4]-[.B142]" office:value-type="string" office:string-value="" calcext:value-type="error">
            <text:p>#VALUE!</text:p>
          </table:table-cell>
          <table:table-cell office:value-type="float" office:value="0.89221316576" calcext:value-type="float">
            <text:p>0.8922131658</text:p>
          </table:table-cell>
          <table:table-cell table:formula="of:=[.G144]-[.D142]" office:value-type="float" office:value="-0.000978887081000024" calcext:value-type="float">
            <text:p>-0.0009788871</text:p>
          </table:table-cell>
          <table:table-cell table:formula="of:=[.B142]-[.$D144]" office:value-type="string" office:string-value="" calcext:value-type="error">
            <text:p>#VALUE!</text:p>
          </table:table-cell>
          <table:table-cell office:value-type="float" office:value="0.89221316576" calcext:value-type="float">
            <text:p>0.8922131658</text:p>
          </table:table-cell>
          <table:table-cell table:formula="of:=[.J144]-[.G142]" office:value-type="float" office:value="-0.000978887081000024" calcext:value-type="float">
            <text:p>-0.0009788871</text:p>
          </table:table-cell>
          <table:table-cell table:formula="of:=[.B142]-[.G142]" office:value-type="string" office:string-value="" calcext:value-type="error">
            <text:p>#VALUE!</text:p>
          </table:table-cell>
          <table:table-cell office:value-type="float" office:value="0.89221316576" calcext:value-type="float">
            <text:p>0.8922131658</text:p>
          </table:table-cell>
          <table:table-cell table:formula="of:=[.P144]-[.J142]" office:value-type="float" office:value="-0.000978887081000024" calcext:value-type="float">
            <text:p>-0.0009788871</text:p>
          </table:table-cell>
          <table:table-cell table:formula="of:=[.B142]-[.J142]" office:value-type="string" office:string-value="" calcext:value-type="error">
            <text:p>#VALUE!</text:p>
          </table:table-cell>
          <table:table-cell office:value-type="float" office:value="0.89221316576" calcext:value-type="float">
            <text:p>0.8922131658</text:p>
          </table:table-cell>
          <table:table-cell table:formula="of:=[.P144]-[.M142]" office:value-type="float" office:value="-0.000978887081000024" calcext:value-type="float">
            <text:p>-0.0009788871</text:p>
          </table:table-cell>
          <table:table-cell table:formula="of:=[.B142]-[.M142]" office:value-type="string" office:string-value="" calcext:value-type="error">
            <text:p>#VALUE!</text:p>
          </table:table-cell>
          <table:table-cell office:value-type="float" office:value="0.89221316576" calcext:value-type="float">
            <text:p>0.8922131658</text:p>
          </table:table-cell>
          <table:table-cell table:formula="of:=[.S144]-[.P142]" office:value-type="float" office:value="-0.000978887081000024" calcext:value-type="float">
            <text:p>-0.0009788871</text:p>
          </table:table-cell>
          <table:table-cell table:formula="of:=[.B142]-[.P142]" office:value-type="string" office:string-value="" calcext:value-type="error">
            <text:p>#VALUE!</text:p>
          </table:table-cell>
          <table:table-cell office:value-type="float" office:value="0.89221316576" calcext:value-type="float">
            <text:p>0.8922131658</text:p>
          </table:table-cell>
          <table:table-cell table:formula="of:=[.A142]-[.S142]" office:value-type="string" office:string-value="" calcext:value-type="error">
            <text:p>#VALUE!</text:p>
          </table:table-cell>
          <table:table-cell table:formula="of:=[.B142]-[.S14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5]-[.B143]" office:value-type="string" office:string-value="" calcext:value-type="error">
            <text:p>#VALUE!</text:p>
          </table:table-cell>
          <table:table-cell office:value-type="float" office:value="0.891722381115" calcext:value-type="float">
            <text:p>0.8917223811</text:p>
          </table:table-cell>
          <table:table-cell table:formula="of:=[.G145]-[.D143]" office:value-type="float" office:value="-0.000973522662999993" calcext:value-type="float">
            <text:p>-0.0009735227</text:p>
          </table:table-cell>
          <table:table-cell table:formula="of:=[.B143]-[.$D145]" office:value-type="string" office:string-value="" calcext:value-type="error">
            <text:p>#VALUE!</text:p>
          </table:table-cell>
          <table:table-cell office:value-type="float" office:value="0.891722381115" calcext:value-type="float">
            <text:p>0.8917223811</text:p>
          </table:table-cell>
          <table:table-cell table:formula="of:=[.J145]-[.G143]" office:value-type="float" office:value="-0.000973522662999993" calcext:value-type="float">
            <text:p>-0.0009735227</text:p>
          </table:table-cell>
          <table:table-cell table:formula="of:=[.B143]-[.G143]" office:value-type="string" office:string-value="" calcext:value-type="error">
            <text:p>#VALUE!</text:p>
          </table:table-cell>
          <table:table-cell office:value-type="float" office:value="0.891722381115" calcext:value-type="float">
            <text:p>0.8917223811</text:p>
          </table:table-cell>
          <table:table-cell table:formula="of:=[.P145]-[.J143]" office:value-type="float" office:value="-0.000973522662999993" calcext:value-type="float">
            <text:p>-0.0009735227</text:p>
          </table:table-cell>
          <table:table-cell table:formula="of:=[.B143]-[.J143]" office:value-type="string" office:string-value="" calcext:value-type="error">
            <text:p>#VALUE!</text:p>
          </table:table-cell>
          <table:table-cell office:value-type="float" office:value="0.891722381115" calcext:value-type="float">
            <text:p>0.8917223811</text:p>
          </table:table-cell>
          <table:table-cell table:formula="of:=[.P145]-[.M143]" office:value-type="float" office:value="-0.000973522662999993" calcext:value-type="float">
            <text:p>-0.0009735227</text:p>
          </table:table-cell>
          <table:table-cell table:formula="of:=[.B143]-[.M143]" office:value-type="string" office:string-value="" calcext:value-type="error">
            <text:p>#VALUE!</text:p>
          </table:table-cell>
          <table:table-cell office:value-type="float" office:value="0.891722381115" calcext:value-type="float">
            <text:p>0.8917223811</text:p>
          </table:table-cell>
          <table:table-cell table:formula="of:=[.S145]-[.P143]" office:value-type="float" office:value="-0.000973522662999993" calcext:value-type="float">
            <text:p>-0.0009735227</text:p>
          </table:table-cell>
          <table:table-cell table:formula="of:=[.B143]-[.P143]" office:value-type="string" office:string-value="" calcext:value-type="error">
            <text:p>#VALUE!</text:p>
          </table:table-cell>
          <table:table-cell office:value-type="float" office:value="0.891722381115" calcext:value-type="float">
            <text:p>0.8917223811</text:p>
          </table:table-cell>
          <table:table-cell table:formula="of:=[.A143]-[.S143]" office:value-type="string" office:string-value="" calcext:value-type="error">
            <text:p>#VALUE!</text:p>
          </table:table-cell>
          <table:table-cell table:formula="of:=[.B143]-[.S14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6]-[.B144]" office:value-type="string" office:string-value="" calcext:value-type="error">
            <text:p>#VALUE!</text:p>
          </table:table-cell>
          <table:table-cell office:value-type="float" office:value="0.891234278679" calcext:value-type="float">
            <text:p>0.8912342787</text:p>
          </table:table-cell>
          <table:table-cell table:formula="of:=[.G146]-[.D144]" office:value-type="float" office:value="-0.000968217850000008" calcext:value-type="float">
            <text:p>-0.0009682179</text:p>
          </table:table-cell>
          <table:table-cell table:formula="of:=[.B144]-[.$D146]" office:value-type="string" office:string-value="" calcext:value-type="error">
            <text:p>#VALUE!</text:p>
          </table:table-cell>
          <table:table-cell office:value-type="float" office:value="0.891234278679" calcext:value-type="float">
            <text:p>0.8912342787</text:p>
          </table:table-cell>
          <table:table-cell table:formula="of:=[.J146]-[.G144]" office:value-type="float" office:value="-0.000968217850000008" calcext:value-type="float">
            <text:p>-0.0009682179</text:p>
          </table:table-cell>
          <table:table-cell table:formula="of:=[.B144]-[.G144]" office:value-type="string" office:string-value="" calcext:value-type="error">
            <text:p>#VALUE!</text:p>
          </table:table-cell>
          <table:table-cell office:value-type="float" office:value="0.891234278679" calcext:value-type="float">
            <text:p>0.8912342787</text:p>
          </table:table-cell>
          <table:table-cell table:formula="of:=[.P146]-[.J144]" office:value-type="float" office:value="-0.000968217850000008" calcext:value-type="float">
            <text:p>-0.0009682179</text:p>
          </table:table-cell>
          <table:table-cell table:formula="of:=[.B144]-[.J144]" office:value-type="string" office:string-value="" calcext:value-type="error">
            <text:p>#VALUE!</text:p>
          </table:table-cell>
          <table:table-cell office:value-type="float" office:value="0.891234278679" calcext:value-type="float">
            <text:p>0.8912342787</text:p>
          </table:table-cell>
          <table:table-cell table:formula="of:=[.P146]-[.M144]" office:value-type="float" office:value="-0.000968217850000008" calcext:value-type="float">
            <text:p>-0.0009682179</text:p>
          </table:table-cell>
          <table:table-cell table:formula="of:=[.B144]-[.M144]" office:value-type="string" office:string-value="" calcext:value-type="error">
            <text:p>#VALUE!</text:p>
          </table:table-cell>
          <table:table-cell office:value-type="float" office:value="0.891234278679" calcext:value-type="float">
            <text:p>0.8912342787</text:p>
          </table:table-cell>
          <table:table-cell table:formula="of:=[.S146]-[.P144]" office:value-type="float" office:value="-0.000968217850000008" calcext:value-type="float">
            <text:p>-0.0009682179</text:p>
          </table:table-cell>
          <table:table-cell table:formula="of:=[.B144]-[.P144]" office:value-type="string" office:string-value="" calcext:value-type="error">
            <text:p>#VALUE!</text:p>
          </table:table-cell>
          <table:table-cell office:value-type="float" office:value="0.891234278679" calcext:value-type="float">
            <text:p>0.8912342787</text:p>
          </table:table-cell>
          <table:table-cell table:formula="of:=[.A144]-[.S144]" office:value-type="string" office:string-value="" calcext:value-type="error">
            <text:p>#VALUE!</text:p>
          </table:table-cell>
          <table:table-cell table:formula="of:=[.B144]-[.S14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7]-[.B145]" office:value-type="string" office:string-value="" calcext:value-type="error">
            <text:p>#VALUE!</text:p>
          </table:table-cell>
          <table:table-cell office:value-type="float" office:value="0.890748858452" calcext:value-type="float">
            <text:p>0.8907488585</text:p>
          </table:table-cell>
          <table:table-cell table:formula="of:=[.G147]-[.D145]" office:value-type="float" office:value="-0.000962853432000088" calcext:value-type="float">
            <text:p>-0.0009628534</text:p>
          </table:table-cell>
          <table:table-cell table:formula="of:=[.B145]-[.$D147]" office:value-type="string" office:string-value="" calcext:value-type="error">
            <text:p>#VALUE!</text:p>
          </table:table-cell>
          <table:table-cell office:value-type="float" office:value="0.890748858452" calcext:value-type="float">
            <text:p>0.8907488585</text:p>
          </table:table-cell>
          <table:table-cell table:formula="of:=[.J147]-[.G145]" office:value-type="float" office:value="-0.000962853432000088" calcext:value-type="float">
            <text:p>-0.0009628534</text:p>
          </table:table-cell>
          <table:table-cell table:formula="of:=[.B145]-[.G145]" office:value-type="string" office:string-value="" calcext:value-type="error">
            <text:p>#VALUE!</text:p>
          </table:table-cell>
          <table:table-cell office:value-type="float" office:value="0.890748858452" calcext:value-type="float">
            <text:p>0.8907488585</text:p>
          </table:table-cell>
          <table:table-cell table:formula="of:=[.P147]-[.J145]" office:value-type="float" office:value="-0.000962853432000088" calcext:value-type="float">
            <text:p>-0.0009628534</text:p>
          </table:table-cell>
          <table:table-cell table:formula="of:=[.B145]-[.J145]" office:value-type="string" office:string-value="" calcext:value-type="error">
            <text:p>#VALUE!</text:p>
          </table:table-cell>
          <table:table-cell office:value-type="float" office:value="0.890748858452" calcext:value-type="float">
            <text:p>0.8907488585</text:p>
          </table:table-cell>
          <table:table-cell table:formula="of:=[.P147]-[.M145]" office:value-type="float" office:value="-0.000962853432000088" calcext:value-type="float">
            <text:p>-0.0009628534</text:p>
          </table:table-cell>
          <table:table-cell table:formula="of:=[.B145]-[.M145]" office:value-type="string" office:string-value="" calcext:value-type="error">
            <text:p>#VALUE!</text:p>
          </table:table-cell>
          <table:table-cell office:value-type="float" office:value="0.890748858452" calcext:value-type="float">
            <text:p>0.8907488585</text:p>
          </table:table-cell>
          <table:table-cell table:formula="of:=[.S147]-[.P145]" office:value-type="float" office:value="-0.000962853432000088" calcext:value-type="float">
            <text:p>-0.0009628534</text:p>
          </table:table-cell>
          <table:table-cell table:formula="of:=[.B145]-[.P145]" office:value-type="string" office:string-value="" calcext:value-type="error">
            <text:p>#VALUE!</text:p>
          </table:table-cell>
          <table:table-cell office:value-type="float" office:value="0.890748858452" calcext:value-type="float">
            <text:p>0.8907488585</text:p>
          </table:table-cell>
          <table:table-cell table:formula="of:=[.A145]-[.S145]" office:value-type="string" office:string-value="" calcext:value-type="error">
            <text:p>#VALUE!</text:p>
          </table:table-cell>
          <table:table-cell table:formula="of:=[.B145]-[.S14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8]-[.B146]" office:value-type="string" office:string-value="" calcext:value-type="error">
            <text:p>#VALUE!</text:p>
          </table:table-cell>
          <table:table-cell office:value-type="float" office:value="0.890266060829" calcext:value-type="float">
            <text:p>0.8902660608</text:p>
          </table:table-cell>
          <table:table-cell table:formula="of:=[.G148]-[.D146]" office:value-type="float" office:value="-0.00095742940900001" calcext:value-type="float">
            <text:p>-0.0009574294</text:p>
          </table:table-cell>
          <table:table-cell table:formula="of:=[.B146]-[.$D148]" office:value-type="string" office:string-value="" calcext:value-type="error">
            <text:p>#VALUE!</text:p>
          </table:table-cell>
          <table:table-cell office:value-type="float" office:value="0.890266060829" calcext:value-type="float">
            <text:p>0.8902660608</text:p>
          </table:table-cell>
          <table:table-cell table:formula="of:=[.J148]-[.G146]" office:value-type="float" office:value="-0.00095742940900001" calcext:value-type="float">
            <text:p>-0.0009574294</text:p>
          </table:table-cell>
          <table:table-cell table:formula="of:=[.B146]-[.G146]" office:value-type="string" office:string-value="" calcext:value-type="error">
            <text:p>#VALUE!</text:p>
          </table:table-cell>
          <table:table-cell office:value-type="float" office:value="0.890266060829" calcext:value-type="float">
            <text:p>0.8902660608</text:p>
          </table:table-cell>
          <table:table-cell table:formula="of:=[.P148]-[.J146]" office:value-type="float" office:value="-0.00095742940900001" calcext:value-type="float">
            <text:p>-0.0009574294</text:p>
          </table:table-cell>
          <table:table-cell table:formula="of:=[.B146]-[.J146]" office:value-type="string" office:string-value="" calcext:value-type="error">
            <text:p>#VALUE!</text:p>
          </table:table-cell>
          <table:table-cell office:value-type="float" office:value="0.890266060829" calcext:value-type="float">
            <text:p>0.8902660608</text:p>
          </table:table-cell>
          <table:table-cell table:formula="of:=[.P148]-[.M146]" office:value-type="float" office:value="-0.00095742940900001" calcext:value-type="float">
            <text:p>-0.0009574294</text:p>
          </table:table-cell>
          <table:table-cell table:formula="of:=[.B146]-[.M146]" office:value-type="string" office:string-value="" calcext:value-type="error">
            <text:p>#VALUE!</text:p>
          </table:table-cell>
          <table:table-cell office:value-type="float" office:value="0.890266060829" calcext:value-type="float">
            <text:p>0.8902660608</text:p>
          </table:table-cell>
          <table:table-cell table:formula="of:=[.S148]-[.P146]" office:value-type="float" office:value="-0.00095742940900001" calcext:value-type="float">
            <text:p>-0.0009574294</text:p>
          </table:table-cell>
          <table:table-cell table:formula="of:=[.B146]-[.P146]" office:value-type="string" office:string-value="" calcext:value-type="error">
            <text:p>#VALUE!</text:p>
          </table:table-cell>
          <table:table-cell office:value-type="float" office:value="0.890266060829" calcext:value-type="float">
            <text:p>0.8902660608</text:p>
          </table:table-cell>
          <table:table-cell table:formula="of:=[.A146]-[.S146]" office:value-type="string" office:string-value="" calcext:value-type="error">
            <text:p>#VALUE!</text:p>
          </table:table-cell>
          <table:table-cell table:formula="of:=[.B146]-[.S14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49]-[.B147]" office:value-type="string" office:string-value="" calcext:value-type="error">
            <text:p>#VALUE!</text:p>
          </table:table-cell>
          <table:table-cell office:value-type="float" office:value="0.88978600502" calcext:value-type="float">
            <text:p>0.889786005</text:p>
          </table:table-cell>
          <table:table-cell table:formula="of:=[.G149]-[.D147]" office:value-type="float" office:value="-0.000952064990999979" calcext:value-type="float">
            <text:p>-0.000952065</text:p>
          </table:table-cell>
          <table:table-cell table:formula="of:=[.B147]-[.$D149]" office:value-type="string" office:string-value="" calcext:value-type="error">
            <text:p>#VALUE!</text:p>
          </table:table-cell>
          <table:table-cell office:value-type="float" office:value="0.88978600502" calcext:value-type="float">
            <text:p>0.889786005</text:p>
          </table:table-cell>
          <table:table-cell table:formula="of:=[.J149]-[.G147]" office:value-type="float" office:value="-0.00304341316199996" calcext:value-type="float">
            <text:p>-0.0030434132</text:p>
          </table:table-cell>
          <table:table-cell table:formula="of:=[.B147]-[.G147]" office:value-type="string" office:string-value="" calcext:value-type="error">
            <text:p>#VALUE!</text:p>
          </table:table-cell>
          <table:table-cell office:value-type="float" office:value="0.88978600502" calcext:value-type="float">
            <text:p>0.889786005</text:p>
          </table:table-cell>
          <table:table-cell table:formula="of:=[.P149]-[.J147]" office:value-type="float" office:value="-0.00304341316199996" calcext:value-type="float">
            <text:p>-0.0030434132</text:p>
          </table:table-cell>
          <table:table-cell table:formula="of:=[.B147]-[.J147]" office:value-type="string" office:string-value="" calcext:value-type="error">
            <text:p>#VALUE!</text:p>
          </table:table-cell>
          <table:table-cell office:value-type="float" office:value="0.88978600502" calcext:value-type="float">
            <text:p>0.889786005</text:p>
          </table:table-cell>
          <table:table-cell table:formula="of:=[.P149]-[.M147]" office:value-type="float" office:value="-0.00304341316199996" calcext:value-type="float">
            <text:p>-0.0030434132</text:p>
          </table:table-cell>
          <table:table-cell table:formula="of:=[.B147]-[.M147]" office:value-type="string" office:string-value="" calcext:value-type="error">
            <text:p>#VALUE!</text:p>
          </table:table-cell>
          <table:table-cell office:value-type="float" office:value="0.88978600502" calcext:value-type="float">
            <text:p>0.889786005</text:p>
          </table:table-cell>
          <table:table-cell table:formula="of:=[.S149]-[.P147]" office:value-type="float" office:value="-0.000952064990999979" calcext:value-type="float">
            <text:p>-0.000952065</text:p>
          </table:table-cell>
          <table:table-cell table:formula="of:=[.B147]-[.P147]" office:value-type="string" office:string-value="" calcext:value-type="error">
            <text:p>#VALUE!</text:p>
          </table:table-cell>
          <table:table-cell office:value-type="float" office:value="0.88978600502" calcext:value-type="float">
            <text:p>0.889786005</text:p>
          </table:table-cell>
          <table:table-cell table:formula="of:=[.A147]-[.S147]" office:value-type="string" office:string-value="" calcext:value-type="error">
            <text:p>#VALUE!</text:p>
          </table:table-cell>
          <table:table-cell table:formula="of:=[.B147]-[.S14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0]-[.B148]" office:value-type="string" office:string-value="" calcext:value-type="error">
            <text:p>#VALUE!</text:p>
          </table:table-cell>
          <table:table-cell office:value-type="float" office:value="0.88930863142" calcext:value-type="float">
            <text:p>0.8893086314</text:p>
          </table:table-cell>
          <table:table-cell table:formula="of:=[.G150]-[.D148]" office:value-type="float" office:value="-0.003036916256" calcext:value-type="float">
            <text:p>-0.0030369163</text:p>
          </table:table-cell>
          <table:table-cell table:formula="of:=[.B148]-[.$D150]" office:value-type="string" office:string-value="" calcext:value-type="error">
            <text:p>#VALUE!</text:p>
          </table:table-cell>
          <table:table-cell office:value-type="float" office:value="0.88930863142" calcext:value-type="float">
            <text:p>0.8893086314</text:p>
          </table:table-cell>
          <table:table-cell table:formula="of:=[.J150]-[.G148]" office:value-type="float" office:value="-0.003036916256" calcext:value-type="float">
            <text:p>-0.0030369163</text:p>
          </table:table-cell>
          <table:table-cell table:formula="of:=[.B148]-[.G148]" office:value-type="string" office:string-value="" calcext:value-type="error">
            <text:p>#VALUE!</text:p>
          </table:table-cell>
          <table:table-cell office:value-type="float" office:value="0.88930863142" calcext:value-type="float">
            <text:p>0.8893086314</text:p>
          </table:table-cell>
          <table:table-cell table:formula="of:=[.P150]-[.J148]" office:value-type="float" office:value="-0.003036916256" calcext:value-type="float">
            <text:p>-0.0030369163</text:p>
          </table:table-cell>
          <table:table-cell table:formula="of:=[.B148]-[.J148]" office:value-type="string" office:string-value="" calcext:value-type="error">
            <text:p>#VALUE!</text:p>
          </table:table-cell>
          <table:table-cell office:value-type="float" office:value="0.88930863142" calcext:value-type="float">
            <text:p>0.8893086314</text:p>
          </table:table-cell>
          <table:table-cell table:formula="of:=[.P150]-[.M148]" office:value-type="float" office:value="-0.003036916256" calcext:value-type="float">
            <text:p>-0.0030369163</text:p>
          </table:table-cell>
          <table:table-cell table:formula="of:=[.B148]-[.M148]" office:value-type="string" office:string-value="" calcext:value-type="error">
            <text:p>#VALUE!</text:p>
          </table:table-cell>
          <table:table-cell office:value-type="float" office:value="0.88930863142" calcext:value-type="float">
            <text:p>0.8893086314</text:p>
          </table:table-cell>
          <table:table-cell table:formula="of:=[.S150]-[.P148]" office:value-type="float" office:value="-0.003036916256" calcext:value-type="float">
            <text:p>-0.0030369163</text:p>
          </table:table-cell>
          <table:table-cell table:formula="of:=[.B148]-[.P148]" office:value-type="string" office:string-value="" calcext:value-type="error">
            <text:p>#VALUE!</text:p>
          </table:table-cell>
          <table:table-cell office:value-type="float" office:value="0.88930863142" calcext:value-type="float">
            <text:p>0.8893086314</text:p>
          </table:table-cell>
          <table:table-cell table:formula="of:=[.A148]-[.S148]" office:value-type="string" office:string-value="" calcext:value-type="error">
            <text:p>#VALUE!</text:p>
          </table:table-cell>
          <table:table-cell table:formula="of:=[.B148]-[.S14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1]-[.B149]" office:value-type="string" office:string-value="" calcext:value-type="error">
            <text:p>#VALUE!</text:p>
          </table:table-cell>
          <table:table-cell office:value-type="float" office:value="0.886742591858" calcext:value-type="float">
            <text:p>0.8867425919</text:p>
          </table:table-cell>
          <table:table-cell table:formula="of:=[.G151]-[.D149]" office:value-type="float" office:value="-0.00093907117899994" calcext:value-type="float">
            <text:p>-0.0009390712</text:p>
          </table:table-cell>
          <table:table-cell table:formula="of:=[.B149]-[.$D151]" office:value-type="string" office:string-value="" calcext:value-type="error">
            <text:p>#VALUE!</text:p>
          </table:table-cell>
          <table:table-cell office:value-type="float" office:value="0.888833940029" calcext:value-type="float">
            <text:p>0.88883394</text:p>
          </table:table-cell>
          <table:table-cell table:formula="of:=[.J151]-[.G149]" office:value-type="float" office:value="-0.00303041934999992" calcext:value-type="float">
            <text:p>-0.0030304193</text:p>
          </table:table-cell>
          <table:table-cell table:formula="of:=[.B149]-[.G149]" office:value-type="string" office:string-value="" calcext:value-type="error">
            <text:p>#VALUE!</text:p>
          </table:table-cell>
          <table:table-cell office:value-type="float" office:value="0.886742591858" calcext:value-type="float">
            <text:p>0.8867425919</text:p>
          </table:table-cell>
          <table:table-cell table:formula="of:=[.P151]-[.J149]" office:value-type="float" office:value="-0.00093907117899994" calcext:value-type="float">
            <text:p>-0.0009390712</text:p>
          </table:table-cell>
          <table:table-cell table:formula="of:=[.B149]-[.J149]" office:value-type="string" office:string-value="" calcext:value-type="error">
            <text:p>#VALUE!</text:p>
          </table:table-cell>
          <table:table-cell office:value-type="float" office:value="0.886742591858" calcext:value-type="float">
            <text:p>0.8867425919</text:p>
          </table:table-cell>
          <table:table-cell table:formula="of:=[.P151]-[.M149]" office:value-type="float" office:value="-0.00093907117899994" calcext:value-type="float">
            <text:p>-0.0009390712</text:p>
          </table:table-cell>
          <table:table-cell table:formula="of:=[.B149]-[.M149]" office:value-type="string" office:string-value="" calcext:value-type="error">
            <text:p>#VALUE!</text:p>
          </table:table-cell>
          <table:table-cell office:value-type="float" office:value="0.886742591858" calcext:value-type="float">
            <text:p>0.8867425919</text:p>
          </table:table-cell>
          <table:table-cell table:formula="of:=[.S151]-[.P149]" office:value-type="float" office:value="0.001150071621" calcext:value-type="float">
            <text:p>0.0011500716</text:p>
          </table:table-cell>
          <table:table-cell table:formula="of:=[.B149]-[.P149]" office:value-type="string" office:string-value="" calcext:value-type="error">
            <text:p>#VALUE!</text:p>
          </table:table-cell>
          <table:table-cell office:value-type="float" office:value="0.888833940029" calcext:value-type="float">
            <text:p>0.88883394</text:p>
          </table:table-cell>
          <table:table-cell table:formula="of:=[.A149]-[.S149]" office:value-type="string" office:string-value="" calcext:value-type="error">
            <text:p>#VALUE!</text:p>
          </table:table-cell>
          <table:table-cell table:formula="of:=[.B149]-[.S14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2]-[.B150]" office:value-type="string" office:string-value="" calcext:value-type="error">
            <text:p>#VALUE!</text:p>
          </table:table-cell>
          <table:table-cell office:value-type="float" office:value="0.886271715164" calcext:value-type="float">
            <text:p>0.8862717152</text:p>
          </table:table-cell>
          <table:table-cell table:formula="of:=[.G152]-[.D150]" office:value-type="float" office:value="0.00115436315600004" calcext:value-type="float">
            <text:p>0.0011543632</text:p>
          </table:table-cell>
          <table:table-cell table:formula="of:=[.B150]-[.$D152]" office:value-type="string" office:string-value="" calcext:value-type="error">
            <text:p>#VALUE!</text:p>
          </table:table-cell>
          <table:table-cell office:value-type="float" office:value="0.886271715164" calcext:value-type="float">
            <text:p>0.8862717152</text:p>
          </table:table-cell>
          <table:table-cell table:formula="of:=[.J152]-[.G150]" office:value-type="float" office:value="0.00115436315600004" calcext:value-type="float">
            <text:p>0.0011543632</text:p>
          </table:table-cell>
          <table:table-cell table:formula="of:=[.B150]-[.G150]" office:value-type="string" office:string-value="" calcext:value-type="error">
            <text:p>#VALUE!</text:p>
          </table:table-cell>
          <table:table-cell office:value-type="float" office:value="0.886271715164" calcext:value-type="float">
            <text:p>0.8862717152</text:p>
          </table:table-cell>
          <table:table-cell table:formula="of:=[.P152]-[.J150]" office:value-type="float" office:value="0.00115436315600004" calcext:value-type="float">
            <text:p>0.0011543632</text:p>
          </table:table-cell>
          <table:table-cell table:formula="of:=[.B150]-[.J150]" office:value-type="string" office:string-value="" calcext:value-type="error">
            <text:p>#VALUE!</text:p>
          </table:table-cell>
          <table:table-cell office:value-type="float" office:value="0.886271715164" calcext:value-type="float">
            <text:p>0.8862717152</text:p>
          </table:table-cell>
          <table:table-cell table:formula="of:=[.P152]-[.M150]" office:value-type="float" office:value="0.00115436315600004" calcext:value-type="float">
            <text:p>0.0011543632</text:p>
          </table:table-cell>
          <table:table-cell table:formula="of:=[.B150]-[.M150]" office:value-type="string" office:string-value="" calcext:value-type="error">
            <text:p>#VALUE!</text:p>
          </table:table-cell>
          <table:table-cell office:value-type="float" office:value="0.886271715164" calcext:value-type="float">
            <text:p>0.8862717152</text:p>
          </table:table-cell>
          <table:table-cell table:formula="of:=[.S152]-[.P150]" office:value-type="float" office:value="0.00115436315600004" calcext:value-type="float">
            <text:p>0.0011543632</text:p>
          </table:table-cell>
          <table:table-cell table:formula="of:=[.B150]-[.P150]" office:value-type="string" office:string-value="" calcext:value-type="error">
            <text:p>#VALUE!</text:p>
          </table:table-cell>
          <table:table-cell office:value-type="float" office:value="0.886271715164" calcext:value-type="float">
            <text:p>0.8862717152</text:p>
          </table:table-cell>
          <table:table-cell table:formula="of:=[.A150]-[.S150]" office:value-type="string" office:string-value="" calcext:value-type="error">
            <text:p>#VALUE!</text:p>
          </table:table-cell>
          <table:table-cell table:formula="of:=[.B150]-[.S15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3]-[.B151]" office:value-type="string" office:string-value="" calcext:value-type="error">
            <text:p>#VALUE!</text:p>
          </table:table-cell>
          <table:table-cell office:value-type="float" office:value="0.885803520679" calcext:value-type="float">
            <text:p>0.8858035207</text:p>
          </table:table-cell>
          <table:table-cell table:formula="of:=[.G153]-[.D151]" office:value-type="float" office:value="-0.000928282737000075" calcext:value-type="float">
            <text:p>-0.0009282827</text:p>
          </table:table-cell>
          <table:table-cell table:formula="of:=[.B151]-[.$D153]" office:value-type="string" office:string-value="" calcext:value-type="error">
            <text:p>#VALUE!</text:p>
          </table:table-cell>
          <table:table-cell office:value-type="float" office:value="0.885803520679" calcext:value-type="float">
            <text:p>0.8858035207</text:p>
          </table:table-cell>
          <table:table-cell table:formula="of:=[.J153]-[.G151]" office:value-type="float" office:value="-0.000928282737000075" calcext:value-type="float">
            <text:p>-0.0009282827</text:p>
          </table:table-cell>
          <table:table-cell table:formula="of:=[.B151]-[.G151]" office:value-type="string" office:string-value="" calcext:value-type="error">
            <text:p>#VALUE!</text:p>
          </table:table-cell>
          <table:table-cell office:value-type="float" office:value="0.885803520679" calcext:value-type="float">
            <text:p>0.8858035207</text:p>
          </table:table-cell>
          <table:table-cell table:formula="of:=[.P153]-[.J151]" office:value-type="float" office:value="-0.000928282737000075" calcext:value-type="float">
            <text:p>-0.0009282827</text:p>
          </table:table-cell>
          <table:table-cell table:formula="of:=[.B151]-[.J151]" office:value-type="string" office:string-value="" calcext:value-type="error">
            <text:p>#VALUE!</text:p>
          </table:table-cell>
          <table:table-cell office:value-type="float" office:value="0.885803520679" calcext:value-type="float">
            <text:p>0.8858035207</text:p>
          </table:table-cell>
          <table:table-cell table:formula="of:=[.P153]-[.M151]" office:value-type="float" office:value="-0.000928282737000075" calcext:value-type="float">
            <text:p>-0.0009282827</text:p>
          </table:table-cell>
          <table:table-cell table:formula="of:=[.B151]-[.M151]" office:value-type="string" office:string-value="" calcext:value-type="error">
            <text:p>#VALUE!</text:p>
          </table:table-cell>
          <table:table-cell office:value-type="float" office:value="0.885803520679" calcext:value-type="float">
            <text:p>0.8858035207</text:p>
          </table:table-cell>
          <table:table-cell table:formula="of:=[.S153]-[.P151]" office:value-type="float" office:value="-0.000928282737000075" calcext:value-type="float">
            <text:p>-0.0009282827</text:p>
          </table:table-cell>
          <table:table-cell table:formula="of:=[.B151]-[.P151]" office:value-type="string" office:string-value="" calcext:value-type="error">
            <text:p>#VALUE!</text:p>
          </table:table-cell>
          <table:table-cell office:value-type="float" office:value="0.887892663479" calcext:value-type="float">
            <text:p>0.8878926635</text:p>
          </table:table-cell>
          <table:table-cell table:formula="of:=[.A151]-[.S151]" office:value-type="string" office:string-value="" calcext:value-type="error">
            <text:p>#VALUE!</text:p>
          </table:table-cell>
          <table:table-cell table:formula="of:=[.B151]-[.S15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4]-[.B152]" office:value-type="string" office:string-value="" calcext:value-type="error">
            <text:p>#VALUE!</text:p>
          </table:table-cell>
          <table:table-cell office:value-type="float" office:value="0.885338068008" calcext:value-type="float">
            <text:p>0.885338068</text:p>
          </table:table-cell>
          <table:table-cell table:formula="of:=[.G154]-[.D152]" office:value-type="float" office:value="-0.000922858714999975" calcext:value-type="float">
            <text:p>-0.0009228587</text:p>
          </table:table-cell>
          <table:table-cell table:formula="of:=[.B152]-[.$D154]" office:value-type="string" office:string-value="" calcext:value-type="error">
            <text:p>#VALUE!</text:p>
          </table:table-cell>
          <table:table-cell office:value-type="float" office:value="0.88742607832" calcext:value-type="float">
            <text:p>0.8874260783</text:p>
          </table:table-cell>
          <table:table-cell table:formula="of:=[.J154]-[.G152]" office:value-type="float" office:value="-0.00301086902699998" calcext:value-type="float">
            <text:p>-0.003010869</text:p>
          </table:table-cell>
          <table:table-cell table:formula="of:=[.B152]-[.G152]" office:value-type="string" office:string-value="" calcext:value-type="error">
            <text:p>#VALUE!</text:p>
          </table:table-cell>
          <table:table-cell office:value-type="float" office:value="0.88742607832" calcext:value-type="float">
            <text:p>0.8874260783</text:p>
          </table:table-cell>
          <table:table-cell table:formula="of:=[.P154]-[.J152]" office:value-type="float" office:value="-0.000925004483000036" calcext:value-type="float">
            <text:p>-0.0009250045</text:p>
          </table:table-cell>
          <table:table-cell table:formula="of:=[.B152]-[.J152]" office:value-type="string" office:string-value="" calcext:value-type="error">
            <text:p>#VALUE!</text:p>
          </table:table-cell>
          <table:table-cell office:value-type="float" office:value="0.885338068008" calcext:value-type="float">
            <text:p>0.885338068</text:p>
          </table:table-cell>
          <table:table-cell table:formula="of:=[.P154]-[.M152]" office:value-type="float" office:value="0.00116300582899997" calcext:value-type="float">
            <text:p>0.0011630058</text:p>
          </table:table-cell>
          <table:table-cell table:formula="of:=[.B152]-[.M152]" office:value-type="string" office:string-value="" calcext:value-type="error">
            <text:p>#VALUE!</text:p>
          </table:table-cell>
          <table:table-cell office:value-type="float" office:value="0.88742607832" calcext:value-type="float">
            <text:p>0.8874260783</text:p>
          </table:table-cell>
          <table:table-cell table:formula="of:=[.S154]-[.P152]" office:value-type="float" office:value="-0.00301086902699998" calcext:value-type="float">
            <text:p>-0.003010869</text:p>
          </table:table-cell>
          <table:table-cell table:formula="of:=[.B152]-[.P152]" office:value-type="string" office:string-value="" calcext:value-type="error">
            <text:p>#VALUE!</text:p>
          </table:table-cell>
          <table:table-cell office:value-type="float" office:value="0.88742607832" calcext:value-type="float">
            <text:p>0.8874260783</text:p>
          </table:table-cell>
          <table:table-cell table:formula="of:=[.A152]-[.S152]" office:value-type="string" office:string-value="" calcext:value-type="error">
            <text:p>#VALUE!</text:p>
          </table:table-cell>
          <table:table-cell table:formula="of:=[.B152]-[.S15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5]-[.B153]" office:value-type="string" office:string-value="" calcext:value-type="error">
            <text:p>#VALUE!</text:p>
          </table:table-cell>
          <table:table-cell office:value-type="float" office:value="0.884875237942" calcext:value-type="float">
            <text:p>0.8848752379</text:p>
          </table:table-cell>
          <table:table-cell table:formula="of:=[.G155]-[.D153]" office:value-type="float" office:value="0.00116735696799997" calcext:value-type="float">
            <text:p>0.001167357</text:p>
          </table:table-cell>
          <table:table-cell table:formula="of:=[.B153]-[.$D155]" office:value-type="string" office:string-value="" calcext:value-type="error">
            <text:p>#VALUE!</text:p>
          </table:table-cell>
          <table:table-cell office:value-type="float" office:value="0.884875237942" calcext:value-type="float">
            <text:p>0.8848752379</text:p>
          </table:table-cell>
          <table:table-cell table:formula="of:=[.J155]-[.G153]" office:value-type="float" office:value="-0.000917434692999986" calcext:value-type="float">
            <text:p>-0.0009174347</text:p>
          </table:table-cell>
          <table:table-cell table:formula="of:=[.B153]-[.G153]" office:value-type="string" office:string-value="" calcext:value-type="error">
            <text:p>#VALUE!</text:p>
          </table:table-cell>
          <table:table-cell office:value-type="float" office:value="0.884875237942" calcext:value-type="float">
            <text:p>0.8848752379</text:p>
          </table:table-cell>
          <table:table-cell table:formula="of:=[.P155]-[.J153]" office:value-type="float" office:value="0.00116735696799997" calcext:value-type="float">
            <text:p>0.001167357</text:p>
          </table:table-cell>
          <table:table-cell table:formula="of:=[.B153]-[.J153]" office:value-type="string" office:string-value="" calcext:value-type="error">
            <text:p>#VALUE!</text:p>
          </table:table-cell>
          <table:table-cell office:value-type="float" office:value="0.884875237942" calcext:value-type="float">
            <text:p>0.8848752379</text:p>
          </table:table-cell>
          <table:table-cell table:formula="of:=[.P155]-[.M153]" office:value-type="float" office:value="0.00116735696799997" calcext:value-type="float">
            <text:p>0.001167357</text:p>
          </table:table-cell>
          <table:table-cell table:formula="of:=[.B153]-[.M153]" office:value-type="string" office:string-value="" calcext:value-type="error">
            <text:p>#VALUE!</text:p>
          </table:table-cell>
          <table:table-cell office:value-type="float" office:value="0.884875237942" calcext:value-type="float">
            <text:p>0.8848752379</text:p>
          </table:table-cell>
          <table:table-cell table:formula="of:=[.S155]-[.P153]" office:value-type="float" office:value="-0.000917434692999986" calcext:value-type="float">
            <text:p>-0.0009174347</text:p>
          </table:table-cell>
          <table:table-cell table:formula="of:=[.B153]-[.P153]" office:value-type="string" office:string-value="" calcext:value-type="error">
            <text:p>#VALUE!</text:p>
          </table:table-cell>
          <table:table-cell office:value-type="float" office:value="0.884875237942" calcext:value-type="float">
            <text:p>0.8848752379</text:p>
          </table:table-cell>
          <table:table-cell table:formula="of:=[.A153]-[.S153]" office:value-type="string" office:string-value="" calcext:value-type="error">
            <text:p>#VALUE!</text:p>
          </table:table-cell>
          <table:table-cell table:formula="of:=[.B153]-[.S15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6]-[.B154]" office:value-type="string" office:string-value="" calcext:value-type="error">
            <text:p>#VALUE!</text:p>
          </table:table-cell>
          <table:table-cell office:value-type="float" office:value="0.884415209293" calcext:value-type="float">
            <text:p>0.8844152093</text:p>
          </table:table-cell>
          <table:table-cell table:formula="of:=[.G156]-[.D154]" office:value-type="float" office:value="0.001171648503" calcext:value-type="float">
            <text:p>0.0011716485</text:p>
          </table:table-cell>
          <table:table-cell table:formula="of:=[.B154]-[.$D156]" office:value-type="string" office:string-value="" calcext:value-type="error">
            <text:p>#VALUE!</text:p>
          </table:table-cell>
          <table:table-cell office:value-type="float" office:value="0.884415209293" calcext:value-type="float">
            <text:p>0.8844152093</text:p>
          </table:table-cell>
          <table:table-cell table:formula="of:=[.J156]-[.G154]" office:value-type="float" office:value="-0.000912010669000041" calcext:value-type="float">
            <text:p>-0.0009120107</text:p>
          </table:table-cell>
          <table:table-cell table:formula="of:=[.B154]-[.G154]" office:value-type="string" office:string-value="" calcext:value-type="error">
            <text:p>#VALUE!</text:p>
          </table:table-cell>
          <table:table-cell office:value-type="float" office:value="0.884415209293" calcext:value-type="float">
            <text:p>0.8844152093</text:p>
          </table:table-cell>
          <table:table-cell table:formula="of:=[.P156]-[.J154]" office:value-type="float" office:value="0.001171648503" calcext:value-type="float">
            <text:p>0.0011716485</text:p>
          </table:table-cell>
          <table:table-cell table:formula="of:=[.B154]-[.J154]" office:value-type="string" office:string-value="" calcext:value-type="error">
            <text:p>#VALUE!</text:p>
          </table:table-cell>
          <table:table-cell office:value-type="float" office:value="0.884415209293" calcext:value-type="float">
            <text:p>0.8844152093</text:p>
          </table:table-cell>
          <table:table-cell table:formula="of:=[.P156]-[.M154]" office:value-type="float" office:value="0.001171648503" calcext:value-type="float">
            <text:p>0.0011716485</text:p>
          </table:table-cell>
          <table:table-cell table:formula="of:=[.B154]-[.M154]" office:value-type="string" office:string-value="" calcext:value-type="error">
            <text:p>#VALUE!</text:p>
          </table:table-cell>
          <table:table-cell office:value-type="float" office:value="0.886501073837" calcext:value-type="float">
            <text:p>0.8865010738</text:p>
          </table:table-cell>
          <table:table-cell table:formula="of:=[.S156]-[.P154]" office:value-type="float" office:value="-0.00299787521299999" calcext:value-type="float">
            <text:p>-0.0029978752</text:p>
          </table:table-cell>
          <table:table-cell table:formula="of:=[.B154]-[.P154]" office:value-type="string" office:string-value="" calcext:value-type="error">
            <text:p>#VALUE!</text:p>
          </table:table-cell>
          <table:table-cell office:value-type="float" office:value="0.884415209293" calcext:value-type="float">
            <text:p>0.8844152093</text:p>
          </table:table-cell>
          <table:table-cell table:formula="of:=[.A154]-[.S154]" office:value-type="string" office:string-value="" calcext:value-type="error">
            <text:p>#VALUE!</text:p>
          </table:table-cell>
          <table:table-cell table:formula="of:=[.B154]-[.S15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7]-[.B155]" office:value-type="string" office:string-value="" calcext:value-type="error">
            <text:p>#VALUE!</text:p>
          </table:table-cell>
          <table:table-cell office:value-type="float" office:value="0.88604259491" calcext:value-type="float">
            <text:p>0.8860425949</text:p>
          </table:table-cell>
          <table:table-cell table:formula="of:=[.G157]-[.D155]" office:value-type="float" office:value="-0.00299131870299996" calcext:value-type="float">
            <text:p>-0.0029913187</text:p>
          </table:table-cell>
          <table:table-cell table:formula="of:=[.B155]-[.$D157]" office:value-type="string" office:string-value="" calcext:value-type="error">
            <text:p>#VALUE!</text:p>
          </table:table-cell>
          <table:table-cell office:value-type="float" office:value="0.88604259491" calcext:value-type="float">
            <text:p>0.8860425949</text:p>
          </table:table-cell>
          <table:table-cell table:formula="of:=[.J157]-[.G155]" office:value-type="float" office:value="-0.00299131870299996" calcext:value-type="float">
            <text:p>-0.0029913187</text:p>
          </table:table-cell>
          <table:table-cell table:formula="of:=[.B155]-[.G155]" office:value-type="string" office:string-value="" calcext:value-type="error">
            <text:p>#VALUE!</text:p>
          </table:table-cell>
          <table:table-cell office:value-type="float" office:value="0.883957803249" calcext:value-type="float">
            <text:p>0.8839578032</text:p>
          </table:table-cell>
          <table:table-cell table:formula="of:=[.P157]-[.J155]" office:value-type="float" office:value="-0.000906527042000005" calcext:value-type="float">
            <text:p>-0.000906527</text:p>
          </table:table-cell>
          <table:table-cell table:formula="of:=[.B155]-[.J155]" office:value-type="string" office:string-value="" calcext:value-type="error">
            <text:p>#VALUE!</text:p>
          </table:table-cell>
          <table:table-cell office:value-type="float" office:value="0.883957803249" calcext:value-type="float">
            <text:p>0.8839578032</text:p>
          </table:table-cell>
          <table:table-cell table:formula="of:=[.P157]-[.M155]" office:value-type="float" office:value="-0.000906527042000005" calcext:value-type="float">
            <text:p>-0.000906527</text:p>
          </table:table-cell>
          <table:table-cell table:formula="of:=[.B155]-[.M155]" office:value-type="string" office:string-value="" calcext:value-type="error">
            <text:p>#VALUE!</text:p>
          </table:table-cell>
          <table:table-cell office:value-type="float" office:value="0.88604259491" calcext:value-type="float">
            <text:p>0.8860425949</text:p>
          </table:table-cell>
          <table:table-cell table:formula="of:=[.S157]-[.P155]" office:value-type="float" office:value="-0.00299131870299996" calcext:value-type="float">
            <text:p>-0.0029913187</text:p>
          </table:table-cell>
          <table:table-cell table:formula="of:=[.B155]-[.P155]" office:value-type="string" office:string-value="" calcext:value-type="error">
            <text:p>#VALUE!</text:p>
          </table:table-cell>
          <table:table-cell office:value-type="float" office:value="0.883957803249" calcext:value-type="float">
            <text:p>0.8839578032</text:p>
          </table:table-cell>
          <table:table-cell table:formula="of:=[.A155]-[.S155]" office:value-type="string" office:string-value="" calcext:value-type="error">
            <text:p>#VALUE!</text:p>
          </table:table-cell>
          <table:table-cell table:formula="of:=[.B155]-[.S15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8]-[.B156]" office:value-type="string" office:string-value="" calcext:value-type="error">
            <text:p>#VALUE!</text:p>
          </table:table-cell>
          <table:table-cell office:value-type="float" office:value="0.885586857796" calcext:value-type="float">
            <text:p>0.8855868578</text:p>
          </table:table-cell>
          <table:table-cell table:formula="of:=[.G158]-[.D156]" office:value-type="float" office:value="-0.00298482179699999" calcext:value-type="float">
            <text:p>-0.0029848218</text:p>
          </table:table-cell>
          <table:table-cell table:formula="of:=[.B156]-[.$D158]" office:value-type="string" office:string-value="" calcext:value-type="error">
            <text:p>#VALUE!</text:p>
          </table:table-cell>
          <table:table-cell office:value-type="float" office:value="0.885586857796" calcext:value-type="float">
            <text:p>0.8855868578</text:p>
          </table:table-cell>
          <table:table-cell table:formula="of:=[.J158]-[.G156]" office:value-type="float" office:value="-0.00298482179699999" calcext:value-type="float">
            <text:p>-0.0029848218</text:p>
          </table:table-cell>
          <table:table-cell table:formula="of:=[.B156]-[.G156]" office:value-type="string" office:string-value="" calcext:value-type="error">
            <text:p>#VALUE!</text:p>
          </table:table-cell>
          <table:table-cell office:value-type="float" office:value="0.883503198624" calcext:value-type="float">
            <text:p>0.8835031986</text:p>
          </table:table-cell>
          <table:table-cell table:formula="of:=[.P158]-[.J156]" office:value-type="float" office:value="-0.000901162624999952" calcext:value-type="float">
            <text:p>-0.0009011626</text:p>
          </table:table-cell>
          <table:table-cell table:formula="of:=[.B156]-[.J156]" office:value-type="string" office:string-value="" calcext:value-type="error">
            <text:p>#VALUE!</text:p>
          </table:table-cell>
          <table:table-cell office:value-type="float" office:value="0.883503198624" calcext:value-type="float">
            <text:p>0.8835031986</text:p>
          </table:table-cell>
          <table:table-cell table:formula="of:=[.P158]-[.M156]" office:value-type="float" office:value="-0.000901162624999952" calcext:value-type="float">
            <text:p>-0.0009011626</text:p>
          </table:table-cell>
          <table:table-cell table:formula="of:=[.B156]-[.M156]" office:value-type="string" office:string-value="" calcext:value-type="error">
            <text:p>#VALUE!</text:p>
          </table:table-cell>
          <table:table-cell office:value-type="float" office:value="0.885586857796" calcext:value-type="float">
            <text:p>0.8855868578</text:p>
          </table:table-cell>
          <table:table-cell table:formula="of:=[.S158]-[.P156]" office:value-type="float" office:value="-0.00298482179699999" calcext:value-type="float">
            <text:p>-0.0029848218</text:p>
          </table:table-cell>
          <table:table-cell table:formula="of:=[.B156]-[.P156]" office:value-type="string" office:string-value="" calcext:value-type="error">
            <text:p>#VALUE!</text:p>
          </table:table-cell>
          <table:table-cell office:value-type="float" office:value="0.883503198624" calcext:value-type="float">
            <text:p>0.8835031986</text:p>
          </table:table-cell>
          <table:table-cell table:formula="of:=[.A156]-[.S156]" office:value-type="string" office:string-value="" calcext:value-type="error">
            <text:p>#VALUE!</text:p>
          </table:table-cell>
          <table:table-cell table:formula="of:=[.B156]-[.S15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59]-[.B157]" office:value-type="string" office:string-value="" calcext:value-type="error">
            <text:p>#VALUE!</text:p>
          </table:table-cell>
          <table:table-cell office:value-type="float" office:value="0.883051276207" calcext:value-type="float">
            <text:p>0.8830512762</text:p>
          </table:table-cell>
          <table:table-cell table:formula="of:=[.G159]-[.D157]" office:value-type="float" office:value="-0.000895678997000049" calcext:value-type="float">
            <text:p>-0.000895679</text:p>
          </table:table-cell>
          <table:table-cell table:formula="of:=[.B157]-[.$D159]" office:value-type="string" office:string-value="" calcext:value-type="error">
            <text:p>#VALUE!</text:p>
          </table:table-cell>
          <table:table-cell office:value-type="float" office:value="0.883051276207" calcext:value-type="float">
            <text:p>0.8830512762</text:p>
          </table:table-cell>
          <table:table-cell table:formula="of:=[.J159]-[.G157]" office:value-type="float" office:value="-0.000895678997000049" calcext:value-type="float">
            <text:p>-0.000895679</text:p>
          </table:table-cell>
          <table:table-cell table:formula="of:=[.B157]-[.G157]" office:value-type="string" office:string-value="" calcext:value-type="error">
            <text:p>#VALUE!</text:p>
          </table:table-cell>
          <table:table-cell office:value-type="float" office:value="0.883051276207" calcext:value-type="float">
            <text:p>0.8830512762</text:p>
          </table:table-cell>
          <table:table-cell table:formula="of:=[.P159]-[.J157]" office:value-type="float" office:value="-0.000895678997000049" calcext:value-type="float">
            <text:p>-0.000895679</text:p>
          </table:table-cell>
          <table:table-cell table:formula="of:=[.B157]-[.J157]" office:value-type="string" office:string-value="" calcext:value-type="error">
            <text:p>#VALUE!</text:p>
          </table:table-cell>
          <table:table-cell office:value-type="float" office:value="0.883051276207" calcext:value-type="float">
            <text:p>0.8830512762</text:p>
          </table:table-cell>
          <table:table-cell table:formula="of:=[.P159]-[.M157]" office:value-type="float" office:value="-0.000895678997000049" calcext:value-type="float">
            <text:p>-0.000895679</text:p>
          </table:table-cell>
          <table:table-cell table:formula="of:=[.B157]-[.M157]" office:value-type="string" office:string-value="" calcext:value-type="error">
            <text:p>#VALUE!</text:p>
          </table:table-cell>
          <table:table-cell office:value-type="float" office:value="0.883051276207" calcext:value-type="float">
            <text:p>0.8830512762</text:p>
          </table:table-cell>
          <table:table-cell table:formula="of:=[.S159]-[.P157]" office:value-type="float" office:value="-0.000895678997000049" calcext:value-type="float">
            <text:p>-0.000895679</text:p>
          </table:table-cell>
          <table:table-cell table:formula="of:=[.B157]-[.P157]" office:value-type="string" office:string-value="" calcext:value-type="error">
            <text:p>#VALUE!</text:p>
          </table:table-cell>
          <table:table-cell office:value-type="float" office:value="0.883051276207" calcext:value-type="float">
            <text:p>0.8830512762</text:p>
          </table:table-cell>
          <table:table-cell table:formula="of:=[.A157]-[.S157]" office:value-type="string" office:string-value="" calcext:value-type="error">
            <text:p>#VALUE!</text:p>
          </table:table-cell>
          <table:table-cell table:formula="of:=[.B157]-[.S15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0]-[.B158]" office:value-type="string" office:string-value="" calcext:value-type="error">
            <text:p>#VALUE!</text:p>
          </table:table-cell>
          <table:table-cell office:value-type="float" office:value="0.882602035999" calcext:value-type="float">
            <text:p>0.882602036</text:p>
          </table:table-cell>
          <table:table-cell table:formula="of:=[.G160]-[.D158]" office:value-type="float" office:value="-0.000890195369000035" calcext:value-type="float">
            <text:p>-0.0008901954</text:p>
          </table:table-cell>
          <table:table-cell table:formula="of:=[.B158]-[.$D160]" office:value-type="string" office:string-value="" calcext:value-type="error">
            <text:p>#VALUE!</text:p>
          </table:table-cell>
          <table:table-cell office:value-type="float" office:value="0.882602035999" calcext:value-type="float">
            <text:p>0.882602036</text:p>
          </table:table-cell>
          <table:table-cell table:formula="of:=[.J160]-[.G158]" office:value-type="float" office:value="-0.000890195369000035" calcext:value-type="float">
            <text:p>-0.0008901954</text:p>
          </table:table-cell>
          <table:table-cell table:formula="of:=[.B158]-[.G158]" office:value-type="string" office:string-value="" calcext:value-type="error">
            <text:p>#VALUE!</text:p>
          </table:table-cell>
          <table:table-cell office:value-type="float" office:value="0.882602035999" calcext:value-type="float">
            <text:p>0.882602036</text:p>
          </table:table-cell>
          <table:table-cell table:formula="of:=[.P160]-[.J158]" office:value-type="float" office:value="-0.000890195369000035" calcext:value-type="float">
            <text:p>-0.0008901954</text:p>
          </table:table-cell>
          <table:table-cell table:formula="of:=[.B158]-[.J158]" office:value-type="string" office:string-value="" calcext:value-type="error">
            <text:p>#VALUE!</text:p>
          </table:table-cell>
          <table:table-cell office:value-type="float" office:value="0.882602035999" calcext:value-type="float">
            <text:p>0.882602036</text:p>
          </table:table-cell>
          <table:table-cell table:formula="of:=[.P160]-[.M158]" office:value-type="float" office:value="-0.000890195369000035" calcext:value-type="float">
            <text:p>-0.0008901954</text:p>
          </table:table-cell>
          <table:table-cell table:formula="of:=[.B158]-[.M158]" office:value-type="string" office:string-value="" calcext:value-type="error">
            <text:p>#VALUE!</text:p>
          </table:table-cell>
          <table:table-cell office:value-type="float" office:value="0.882602035999" calcext:value-type="float">
            <text:p>0.882602036</text:p>
          </table:table-cell>
          <table:table-cell table:formula="of:=[.S160]-[.P158]" office:value-type="float" office:value="-0.000890195369000035" calcext:value-type="float">
            <text:p>-0.0008901954</text:p>
          </table:table-cell>
          <table:table-cell table:formula="of:=[.B158]-[.P158]" office:value-type="string" office:string-value="" calcext:value-type="error">
            <text:p>#VALUE!</text:p>
          </table:table-cell>
          <table:table-cell office:value-type="float" office:value="0.882602035999" calcext:value-type="float">
            <text:p>0.882602036</text:p>
          </table:table-cell>
          <table:table-cell table:formula="of:=[.A158]-[.S158]" office:value-type="string" office:string-value="" calcext:value-type="error">
            <text:p>#VALUE!</text:p>
          </table:table-cell>
          <table:table-cell table:formula="of:=[.B158]-[.S15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1]-[.B159]" office:value-type="string" office:string-value="" calcext:value-type="error">
            <text:p>#VALUE!</text:p>
          </table:table-cell>
          <table:table-cell office:value-type="float" office:value="0.88215559721" calcext:value-type="float">
            <text:p>0.8821555972</text:p>
          </table:table-cell>
          <table:table-cell table:formula="of:=[.G161]-[.D159]" office:value-type="float" office:value="-0.000884771346999935" calcext:value-type="float">
            <text:p>-0.0008847713</text:p>
          </table:table-cell>
          <table:table-cell table:formula="of:=[.B159]-[.$D161]" office:value-type="string" office:string-value="" calcext:value-type="error">
            <text:p>#VALUE!</text:p>
          </table:table-cell>
          <table:table-cell office:value-type="float" office:value="0.88215559721" calcext:value-type="float">
            <text:p>0.8821555972</text:p>
          </table:table-cell>
          <table:table-cell table:formula="of:=[.J161]-[.G159]" office:value-type="float" office:value="-0.000884771346999935" calcext:value-type="float">
            <text:p>-0.0008847713</text:p>
          </table:table-cell>
          <table:table-cell table:formula="of:=[.B159]-[.G159]" office:value-type="string" office:string-value="" calcext:value-type="error">
            <text:p>#VALUE!</text:p>
          </table:table-cell>
          <table:table-cell office:value-type="float" office:value="0.88215559721" calcext:value-type="float">
            <text:p>0.8821555972</text:p>
          </table:table-cell>
          <table:table-cell table:formula="of:=[.P161]-[.J159]" office:value-type="float" office:value="-0.000884771346999935" calcext:value-type="float">
            <text:p>-0.0008847713</text:p>
          </table:table-cell>
          <table:table-cell table:formula="of:=[.B159]-[.J159]" office:value-type="string" office:string-value="" calcext:value-type="error">
            <text:p>#VALUE!</text:p>
          </table:table-cell>
          <table:table-cell office:value-type="float" office:value="0.88215559721" calcext:value-type="float">
            <text:p>0.8821555972</text:p>
          </table:table-cell>
          <table:table-cell table:formula="of:=[.P161]-[.M159]" office:value-type="float" office:value="-0.000884771346999935" calcext:value-type="float">
            <text:p>-0.0008847713</text:p>
          </table:table-cell>
          <table:table-cell table:formula="of:=[.B159]-[.M159]" office:value-type="string" office:string-value="" calcext:value-type="error">
            <text:p>#VALUE!</text:p>
          </table:table-cell>
          <table:table-cell office:value-type="float" office:value="0.88215559721" calcext:value-type="float">
            <text:p>0.8821555972</text:p>
          </table:table-cell>
          <table:table-cell table:formula="of:=[.S161]-[.P159]" office:value-type="float" office:value="-0.000884771346999935" calcext:value-type="float">
            <text:p>-0.0008847713</text:p>
          </table:table-cell>
          <table:table-cell table:formula="of:=[.B159]-[.P159]" office:value-type="string" office:string-value="" calcext:value-type="error">
            <text:p>#VALUE!</text:p>
          </table:table-cell>
          <table:table-cell office:value-type="float" office:value="0.88215559721" calcext:value-type="float">
            <text:p>0.8821555972</text:p>
          </table:table-cell>
          <table:table-cell table:formula="of:=[.A159]-[.S159]" office:value-type="string" office:string-value="" calcext:value-type="error">
            <text:p>#VALUE!</text:p>
          </table:table-cell>
          <table:table-cell table:formula="of:=[.B159]-[.S15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2]-[.B160]" office:value-type="string" office:string-value="" calcext:value-type="error">
            <text:p>#VALUE!</text:p>
          </table:table-cell>
          <table:table-cell office:value-type="float" office:value="0.88171184063" calcext:value-type="float">
            <text:p>0.8817118406</text:p>
          </table:table-cell>
          <table:table-cell table:formula="of:=[.G162]-[.D160]" office:value-type="float" office:value="-0.00087928772000001" calcext:value-type="float">
            <text:p>-0.0008792877</text:p>
          </table:table-cell>
          <table:table-cell table:formula="of:=[.B160]-[.$D162]" office:value-type="string" office:string-value="" calcext:value-type="error">
            <text:p>#VALUE!</text:p>
          </table:table-cell>
          <table:table-cell office:value-type="float" office:value="0.88171184063" calcext:value-type="float">
            <text:p>0.8817118406</text:p>
          </table:table-cell>
          <table:table-cell table:formula="of:=[.J162]-[.G160]" office:value-type="float" office:value="-0.00087928772000001" calcext:value-type="float">
            <text:p>-0.0008792877</text:p>
          </table:table-cell>
          <table:table-cell table:formula="of:=[.B160]-[.G160]" office:value-type="string" office:string-value="" calcext:value-type="error">
            <text:p>#VALUE!</text:p>
          </table:table-cell>
          <table:table-cell office:value-type="float" office:value="0.88171184063" calcext:value-type="float">
            <text:p>0.8817118406</text:p>
          </table:table-cell>
          <table:table-cell table:formula="of:=[.P162]-[.J160]" office:value-type="float" office:value="-0.00087928772000001" calcext:value-type="float">
            <text:p>-0.0008792877</text:p>
          </table:table-cell>
          <table:table-cell table:formula="of:=[.B160]-[.J160]" office:value-type="string" office:string-value="" calcext:value-type="error">
            <text:p>#VALUE!</text:p>
          </table:table-cell>
          <table:table-cell office:value-type="float" office:value="0.88171184063" calcext:value-type="float">
            <text:p>0.8817118406</text:p>
          </table:table-cell>
          <table:table-cell table:formula="of:=[.P162]-[.M160]" office:value-type="float" office:value="-0.00087928772000001" calcext:value-type="float">
            <text:p>-0.0008792877</text:p>
          </table:table-cell>
          <table:table-cell table:formula="of:=[.B160]-[.M160]" office:value-type="string" office:string-value="" calcext:value-type="error">
            <text:p>#VALUE!</text:p>
          </table:table-cell>
          <table:table-cell office:value-type="float" office:value="0.88171184063" calcext:value-type="float">
            <text:p>0.8817118406</text:p>
          </table:table-cell>
          <table:table-cell table:formula="of:=[.S162]-[.P160]" office:value-type="float" office:value="-0.00087928772000001" calcext:value-type="float">
            <text:p>-0.0008792877</text:p>
          </table:table-cell>
          <table:table-cell table:formula="of:=[.B160]-[.P160]" office:value-type="string" office:string-value="" calcext:value-type="error">
            <text:p>#VALUE!</text:p>
          </table:table-cell>
          <table:table-cell office:value-type="float" office:value="0.88171184063" calcext:value-type="float">
            <text:p>0.8817118406</text:p>
          </table:table-cell>
          <table:table-cell table:formula="of:=[.A160]-[.S160]" office:value-type="string" office:string-value="" calcext:value-type="error">
            <text:p>#VALUE!</text:p>
          </table:table-cell>
          <table:table-cell table:formula="of:=[.B160]-[.S16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3]-[.B161]" office:value-type="string" office:string-value="" calcext:value-type="error">
            <text:p>#VALUE!</text:p>
          </table:table-cell>
          <table:table-cell office:value-type="float" office:value="0.881270825863" calcext:value-type="float">
            <text:p>0.8812708259</text:p>
          </table:table-cell>
          <table:table-cell table:formula="of:=[.G163]-[.D161]" office:value-type="float" office:value="-0.000873744488000039" calcext:value-type="float">
            <text:p>-0.0008737445</text:p>
          </table:table-cell>
          <table:table-cell table:formula="of:=[.B161]-[.$D163]" office:value-type="string" office:string-value="" calcext:value-type="error">
            <text:p>#VALUE!</text:p>
          </table:table-cell>
          <table:table-cell office:value-type="float" office:value="0.881270825863" calcext:value-type="float">
            <text:p>0.8812708259</text:p>
          </table:table-cell>
          <table:table-cell table:formula="of:=[.J163]-[.G161]" office:value-type="float" office:value="-0.000873744488000039" calcext:value-type="float">
            <text:p>-0.0008737445</text:p>
          </table:table-cell>
          <table:table-cell table:formula="of:=[.B161]-[.G161]" office:value-type="string" office:string-value="" calcext:value-type="error">
            <text:p>#VALUE!</text:p>
          </table:table-cell>
          <table:table-cell office:value-type="float" office:value="0.881270825863" calcext:value-type="float">
            <text:p>0.8812708259</text:p>
          </table:table-cell>
          <table:table-cell table:formula="of:=[.P163]-[.J161]" office:value-type="float" office:value="-0.000873744488000039" calcext:value-type="float">
            <text:p>-0.0008737445</text:p>
          </table:table-cell>
          <table:table-cell table:formula="of:=[.B161]-[.J161]" office:value-type="string" office:string-value="" calcext:value-type="error">
            <text:p>#VALUE!</text:p>
          </table:table-cell>
          <table:table-cell office:value-type="float" office:value="0.881270825863" calcext:value-type="float">
            <text:p>0.8812708259</text:p>
          </table:table-cell>
          <table:table-cell table:formula="of:=[.P163]-[.M161]" office:value-type="float" office:value="-0.000873744488000039" calcext:value-type="float">
            <text:p>-0.0008737445</text:p>
          </table:table-cell>
          <table:table-cell table:formula="of:=[.B161]-[.M161]" office:value-type="string" office:string-value="" calcext:value-type="error">
            <text:p>#VALUE!</text:p>
          </table:table-cell>
          <table:table-cell office:value-type="float" office:value="0.881270825863" calcext:value-type="float">
            <text:p>0.8812708259</text:p>
          </table:table-cell>
          <table:table-cell table:formula="of:=[.S163]-[.P161]" office:value-type="float" office:value="-0.000873744488000039" calcext:value-type="float">
            <text:p>-0.0008737445</text:p>
          </table:table-cell>
          <table:table-cell table:formula="of:=[.B161]-[.P161]" office:value-type="string" office:string-value="" calcext:value-type="error">
            <text:p>#VALUE!</text:p>
          </table:table-cell>
          <table:table-cell office:value-type="float" office:value="0.881270825863" calcext:value-type="float">
            <text:p>0.8812708259</text:p>
          </table:table-cell>
          <table:table-cell table:formula="of:=[.A161]-[.S161]" office:value-type="string" office:string-value="" calcext:value-type="error">
            <text:p>#VALUE!</text:p>
          </table:table-cell>
          <table:table-cell table:formula="of:=[.B161]-[.S16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4]-[.B162]" office:value-type="string" office:string-value="" calcext:value-type="error">
            <text:p>#VALUE!</text:p>
          </table:table-cell>
          <table:table-cell office:value-type="float" office:value="0.88083255291" calcext:value-type="float">
            <text:p>0.8808325529</text:p>
          </table:table-cell>
          <table:table-cell table:formula="of:=[.G164]-[.D162]" office:value-type="float" office:value="-0.000868260861000003" calcext:value-type="float">
            <text:p>-0.0008682609</text:p>
          </table:table-cell>
          <table:table-cell table:formula="of:=[.B162]-[.$D164]" office:value-type="string" office:string-value="" calcext:value-type="error">
            <text:p>#VALUE!</text:p>
          </table:table-cell>
          <table:table-cell office:value-type="float" office:value="0.88083255291" calcext:value-type="float">
            <text:p>0.8808325529</text:p>
          </table:table-cell>
          <table:table-cell table:formula="of:=[.J164]-[.G162]" office:value-type="float" office:value="-0.000868260861000003" calcext:value-type="float">
            <text:p>-0.0008682609</text:p>
          </table:table-cell>
          <table:table-cell table:formula="of:=[.B162]-[.G162]" office:value-type="string" office:string-value="" calcext:value-type="error">
            <text:p>#VALUE!</text:p>
          </table:table-cell>
          <table:table-cell office:value-type="float" office:value="0.88083255291" calcext:value-type="float">
            <text:p>0.8808325529</text:p>
          </table:table-cell>
          <table:table-cell table:formula="of:=[.P164]-[.J162]" office:value-type="float" office:value="-0.000868260861000003" calcext:value-type="float">
            <text:p>-0.0008682609</text:p>
          </table:table-cell>
          <table:table-cell table:formula="of:=[.B162]-[.J162]" office:value-type="string" office:string-value="" calcext:value-type="error">
            <text:p>#VALUE!</text:p>
          </table:table-cell>
          <table:table-cell office:value-type="float" office:value="0.88083255291" calcext:value-type="float">
            <text:p>0.8808325529</text:p>
          </table:table-cell>
          <table:table-cell table:formula="of:=[.P164]-[.M162]" office:value-type="float" office:value="-0.000868260861000003" calcext:value-type="float">
            <text:p>-0.0008682609</text:p>
          </table:table-cell>
          <table:table-cell table:formula="of:=[.B162]-[.M162]" office:value-type="string" office:string-value="" calcext:value-type="error">
            <text:p>#VALUE!</text:p>
          </table:table-cell>
          <table:table-cell office:value-type="float" office:value="0.88083255291" calcext:value-type="float">
            <text:p>0.8808325529</text:p>
          </table:table-cell>
          <table:table-cell table:formula="of:=[.S164]-[.P162]" office:value-type="float" office:value="-0.000868260861000003" calcext:value-type="float">
            <text:p>-0.0008682609</text:p>
          </table:table-cell>
          <table:table-cell table:formula="of:=[.B162]-[.P162]" office:value-type="string" office:string-value="" calcext:value-type="error">
            <text:p>#VALUE!</text:p>
          </table:table-cell>
          <table:table-cell office:value-type="float" office:value="0.88083255291" calcext:value-type="float">
            <text:p>0.8808325529</text:p>
          </table:table-cell>
          <table:table-cell table:formula="of:=[.A162]-[.S162]" office:value-type="string" office:string-value="" calcext:value-type="error">
            <text:p>#VALUE!</text:p>
          </table:table-cell>
          <table:table-cell table:formula="of:=[.B162]-[.S16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5]-[.B163]" office:value-type="string" office:string-value="" calcext:value-type="error">
            <text:p>#VALUE!</text:p>
          </table:table-cell>
          <table:table-cell office:value-type="float" office:value="0.880397081375" calcext:value-type="float">
            <text:p>0.8803970814</text:p>
          </table:table-cell>
          <table:table-cell table:formula="of:=[.G165]-[.D163]" office:value-type="float" office:value="-0.000862777232999989" calcext:value-type="float">
            <text:p>-0.0008627772</text:p>
          </table:table-cell>
          <table:table-cell table:formula="of:=[.B163]-[.$D165]" office:value-type="string" office:string-value="" calcext:value-type="error">
            <text:p>#VALUE!</text:p>
          </table:table-cell>
          <table:table-cell office:value-type="float" office:value="0.880397081375" calcext:value-type="float">
            <text:p>0.8803970814</text:p>
          </table:table-cell>
          <table:table-cell table:formula="of:=[.J165]-[.G163]" office:value-type="float" office:value="-0.000862777232999989" calcext:value-type="float">
            <text:p>-0.0008627772</text:p>
          </table:table-cell>
          <table:table-cell table:formula="of:=[.B163]-[.G163]" office:value-type="string" office:string-value="" calcext:value-type="error">
            <text:p>#VALUE!</text:p>
          </table:table-cell>
          <table:table-cell office:value-type="float" office:value="0.880397081375" calcext:value-type="float">
            <text:p>0.8803970814</text:p>
          </table:table-cell>
          <table:table-cell table:formula="of:=[.P165]-[.J163]" office:value-type="float" office:value="-0.000862777232999989" calcext:value-type="float">
            <text:p>-0.0008627772</text:p>
          </table:table-cell>
          <table:table-cell table:formula="of:=[.B163]-[.J163]" office:value-type="string" office:string-value="" calcext:value-type="error">
            <text:p>#VALUE!</text:p>
          </table:table-cell>
          <table:table-cell office:value-type="float" office:value="0.880397081375" calcext:value-type="float">
            <text:p>0.8803970814</text:p>
          </table:table-cell>
          <table:table-cell table:formula="of:=[.P165]-[.M163]" office:value-type="float" office:value="-0.000862777232999989" calcext:value-type="float">
            <text:p>-0.0008627772</text:p>
          </table:table-cell>
          <table:table-cell table:formula="of:=[.B163]-[.M163]" office:value-type="string" office:string-value="" calcext:value-type="error">
            <text:p>#VALUE!</text:p>
          </table:table-cell>
          <table:table-cell office:value-type="float" office:value="0.880397081375" calcext:value-type="float">
            <text:p>0.8803970814</text:p>
          </table:table-cell>
          <table:table-cell table:formula="of:=[.S165]-[.P163]" office:value-type="float" office:value="-0.000862777232999989" calcext:value-type="float">
            <text:p>-0.0008627772</text:p>
          </table:table-cell>
          <table:table-cell table:formula="of:=[.B163]-[.P163]" office:value-type="string" office:string-value="" calcext:value-type="error">
            <text:p>#VALUE!</text:p>
          </table:table-cell>
          <table:table-cell office:value-type="float" office:value="0.880397081375" calcext:value-type="float">
            <text:p>0.8803970814</text:p>
          </table:table-cell>
          <table:table-cell table:formula="of:=[.A163]-[.S163]" office:value-type="string" office:string-value="" calcext:value-type="error">
            <text:p>#VALUE!</text:p>
          </table:table-cell>
          <table:table-cell table:formula="of:=[.B163]-[.S16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6]-[.B164]" office:value-type="string" office:string-value="" calcext:value-type="error">
            <text:p>#VALUE!</text:p>
          </table:table-cell>
          <table:table-cell office:value-type="float" office:value="0.879964292049" calcext:value-type="float">
            <text:p>0.879964292</text:p>
          </table:table-cell>
          <table:table-cell table:formula="of:=[.G166]-[.D164]" office:value-type="float" office:value="-0.000857293604999976" calcext:value-type="float">
            <text:p>-0.0008572936</text:p>
          </table:table-cell>
          <table:table-cell table:formula="of:=[.B164]-[.$D166]" office:value-type="string" office:string-value="" calcext:value-type="error">
            <text:p>#VALUE!</text:p>
          </table:table-cell>
          <table:table-cell office:value-type="float" office:value="0.879964292049" calcext:value-type="float">
            <text:p>0.879964292</text:p>
          </table:table-cell>
          <table:table-cell table:formula="of:=[.J166]-[.G164]" office:value-type="float" office:value="-0.000857293604999976" calcext:value-type="float">
            <text:p>-0.0008572936</text:p>
          </table:table-cell>
          <table:table-cell table:formula="of:=[.B164]-[.G164]" office:value-type="string" office:string-value="" calcext:value-type="error">
            <text:p>#VALUE!</text:p>
          </table:table-cell>
          <table:table-cell office:value-type="float" office:value="0.879964292049" calcext:value-type="float">
            <text:p>0.879964292</text:p>
          </table:table-cell>
          <table:table-cell table:formula="of:=[.P166]-[.J164]" office:value-type="float" office:value="-0.000857293604999976" calcext:value-type="float">
            <text:p>-0.0008572936</text:p>
          </table:table-cell>
          <table:table-cell table:formula="of:=[.B164]-[.J164]" office:value-type="string" office:string-value="" calcext:value-type="error">
            <text:p>#VALUE!</text:p>
          </table:table-cell>
          <table:table-cell office:value-type="float" office:value="0.879964292049" calcext:value-type="float">
            <text:p>0.879964292</text:p>
          </table:table-cell>
          <table:table-cell table:formula="of:=[.P166]-[.M164]" office:value-type="float" office:value="-0.000857293604999976" calcext:value-type="float">
            <text:p>-0.0008572936</text:p>
          </table:table-cell>
          <table:table-cell table:formula="of:=[.B164]-[.M164]" office:value-type="string" office:string-value="" calcext:value-type="error">
            <text:p>#VALUE!</text:p>
          </table:table-cell>
          <table:table-cell office:value-type="float" office:value="0.879964292049" calcext:value-type="float">
            <text:p>0.879964292</text:p>
          </table:table-cell>
          <table:table-cell table:formula="of:=[.S166]-[.P164]" office:value-type="float" office:value="-0.000857293604999976" calcext:value-type="float">
            <text:p>-0.0008572936</text:p>
          </table:table-cell>
          <table:table-cell table:formula="of:=[.B164]-[.P164]" office:value-type="string" office:string-value="" calcext:value-type="error">
            <text:p>#VALUE!</text:p>
          </table:table-cell>
          <table:table-cell office:value-type="float" office:value="0.879964292049" calcext:value-type="float">
            <text:p>0.879964292</text:p>
          </table:table-cell>
          <table:table-cell table:formula="of:=[.A164]-[.S164]" office:value-type="string" office:string-value="" calcext:value-type="error">
            <text:p>#VALUE!</text:p>
          </table:table-cell>
          <table:table-cell table:formula="of:=[.B164]-[.S16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7]-[.B165]" office:value-type="string" office:string-value="" calcext:value-type="error">
            <text:p>#VALUE!</text:p>
          </table:table-cell>
          <table:table-cell office:value-type="float" office:value="0.879534304142" calcext:value-type="float">
            <text:p>0.8795343041</text:p>
          </table:table-cell>
          <table:table-cell table:formula="of:=[.G167]-[.D165]" office:value-type="float" office:value="-0.00085180997799994" calcext:value-type="float">
            <text:p>-0.00085181</text:p>
          </table:table-cell>
          <table:table-cell table:formula="of:=[.B165]-[.$D167]" office:value-type="string" office:string-value="" calcext:value-type="error">
            <text:p>#VALUE!</text:p>
          </table:table-cell>
          <table:table-cell office:value-type="float" office:value="0.879534304142" calcext:value-type="float">
            <text:p>0.8795343041</text:p>
          </table:table-cell>
          <table:table-cell table:formula="of:=[.J167]-[.G165]" office:value-type="float" office:value="-0.00085180997799994" calcext:value-type="float">
            <text:p>-0.00085181</text:p>
          </table:table-cell>
          <table:table-cell table:formula="of:=[.B165]-[.G165]" office:value-type="string" office:string-value="" calcext:value-type="error">
            <text:p>#VALUE!</text:p>
          </table:table-cell>
          <table:table-cell office:value-type="float" office:value="0.879534304142" calcext:value-type="float">
            <text:p>0.8795343041</text:p>
          </table:table-cell>
          <table:table-cell table:formula="of:=[.P167]-[.J165]" office:value-type="float" office:value="-0.00085180997799994" calcext:value-type="float">
            <text:p>-0.00085181</text:p>
          </table:table-cell>
          <table:table-cell table:formula="of:=[.B165]-[.J165]" office:value-type="string" office:string-value="" calcext:value-type="error">
            <text:p>#VALUE!</text:p>
          </table:table-cell>
          <table:table-cell office:value-type="float" office:value="0.879534304142" calcext:value-type="float">
            <text:p>0.8795343041</text:p>
          </table:table-cell>
          <table:table-cell table:formula="of:=[.P167]-[.M165]" office:value-type="float" office:value="-0.00085180997799994" calcext:value-type="float">
            <text:p>-0.00085181</text:p>
          </table:table-cell>
          <table:table-cell table:formula="of:=[.B165]-[.M165]" office:value-type="string" office:string-value="" calcext:value-type="error">
            <text:p>#VALUE!</text:p>
          </table:table-cell>
          <table:table-cell office:value-type="float" office:value="0.879534304142" calcext:value-type="float">
            <text:p>0.8795343041</text:p>
          </table:table-cell>
          <table:table-cell table:formula="of:=[.S167]-[.P165]" office:value-type="float" office:value="-0.00085180997799994" calcext:value-type="float">
            <text:p>-0.00085181</text:p>
          </table:table-cell>
          <table:table-cell table:formula="of:=[.B165]-[.P165]" office:value-type="string" office:string-value="" calcext:value-type="error">
            <text:p>#VALUE!</text:p>
          </table:table-cell>
          <table:table-cell office:value-type="float" office:value="0.879534304142" calcext:value-type="float">
            <text:p>0.8795343041</text:p>
          </table:table-cell>
          <table:table-cell table:formula="of:=[.A165]-[.S165]" office:value-type="string" office:string-value="" calcext:value-type="error">
            <text:p>#VALUE!</text:p>
          </table:table-cell>
          <table:table-cell table:formula="of:=[.B165]-[.S16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68]-[.B166]" office:value-type="string" office:string-value="" calcext:value-type="error">
            <text:p>#VALUE!</text:p>
          </table:table-cell>
          <table:table-cell office:value-type="float" office:value="0.879106998444" calcext:value-type="float">
            <text:p>0.8791069984</text:p>
          </table:table-cell>
          <table:table-cell table:formula="of:=[.G168]-[.D166]" office:value-type="float" office:value="-0.000846207142000011" calcext:value-type="float">
            <text:p>-0.0008462071</text:p>
          </table:table-cell>
          <table:table-cell table:formula="of:=[.B166]-[.$D168]" office:value-type="string" office:string-value="" calcext:value-type="error">
            <text:p>#VALUE!</text:p>
          </table:table-cell>
          <table:table-cell office:value-type="float" office:value="0.879106998444" calcext:value-type="float">
            <text:p>0.8791069984</text:p>
          </table:table-cell>
          <table:table-cell table:formula="of:=[.J168]-[.G166]" office:value-type="float" office:value="-0.000846207142000011" calcext:value-type="float">
            <text:p>-0.0008462071</text:p>
          </table:table-cell>
          <table:table-cell table:formula="of:=[.B166]-[.G166]" office:value-type="string" office:string-value="" calcext:value-type="error">
            <text:p>#VALUE!</text:p>
          </table:table-cell>
          <table:table-cell office:value-type="float" office:value="0.879106998444" calcext:value-type="float">
            <text:p>0.8791069984</text:p>
          </table:table-cell>
          <table:table-cell table:formula="of:=[.P168]-[.J166]" office:value-type="float" office:value="-0.000846207142000011" calcext:value-type="float">
            <text:p>-0.0008462071</text:p>
          </table:table-cell>
          <table:table-cell table:formula="of:=[.B166]-[.J166]" office:value-type="string" office:string-value="" calcext:value-type="error">
            <text:p>#VALUE!</text:p>
          </table:table-cell>
          <table:table-cell office:value-type="float" office:value="0.879106998444" calcext:value-type="float">
            <text:p>0.8791069984</text:p>
          </table:table-cell>
          <table:table-cell table:formula="of:=[.P168]-[.M166]" office:value-type="float" office:value="-0.000846207142000011" calcext:value-type="float">
            <text:p>-0.0008462071</text:p>
          </table:table-cell>
          <table:table-cell table:formula="of:=[.B166]-[.M166]" office:value-type="string" office:string-value="" calcext:value-type="error">
            <text:p>#VALUE!</text:p>
          </table:table-cell>
          <table:table-cell office:value-type="float" office:value="0.879106998444" calcext:value-type="float">
            <text:p>0.8791069984</text:p>
          </table:table-cell>
          <table:table-cell table:formula="of:=[.S168]-[.P166]" office:value-type="float" office:value="-0.000846207142000011" calcext:value-type="float">
            <text:p>-0.0008462071</text:p>
          </table:table-cell>
          <table:table-cell table:formula="of:=[.B166]-[.P166]" office:value-type="string" office:string-value="" calcext:value-type="error">
            <text:p>#VALUE!</text:p>
          </table:table-cell>
          <table:table-cell office:value-type="float" office:value="0.879106998444" calcext:value-type="float">
            <text:p>0.8791069984</text:p>
          </table:table-cell>
          <table:table-cell table:formula="of:=[.A166]-[.S166]" office:value-type="string" office:string-value="" calcext:value-type="error">
            <text:p>#VALUE!</text:p>
          </table:table-cell>
          <table:table-cell table:formula="of:=[.B166]-[.S16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0.679384887218" calcext:value-type="float">
            <text:p>0.6793848872</text:p>
          </table:table-cell>
          <table:table-cell table:formula="of:=[.J169]-[.B167]" office:value-type="float" office:value="0.198456943036" calcext:value-type="float">
            <text:p>0.198456943</text:p>
          </table:table-cell>
          <table:table-cell office:value-type="float" office:value="0.878682494164" calcext:value-type="float">
            <text:p>0.8786824942</text:p>
          </table:table-cell>
          <table:table-cell table:formula="of:=[.G169]-[.D167]" office:value-type="float" office:value="-0.000840663910000039" calcext:value-type="float">
            <text:p>-0.0008406639</text:p>
          </table:table-cell>
          <table:table-cell table:formula="of:=[.B167]-[.$D169]" office:value-type="float" office:value="-0.198456943036" calcext:value-type="float">
            <text:p>-0.198456943</text:p>
          </table:table-cell>
          <table:table-cell office:value-type="float" office:value="0.878682494164" calcext:value-type="float">
            <text:p>0.8786824942</text:p>
          </table:table-cell>
          <table:table-cell table:formula="of:=[.J169]-[.G167]" office:value-type="float" office:value="-0.000840663910000039" calcext:value-type="float">
            <text:p>-0.0008406639</text:p>
          </table:table-cell>
          <table:table-cell table:formula="of:=[.B167]-[.G167]" office:value-type="float" office:value="-0.199297606946" calcext:value-type="float">
            <text:p>-0.1992976069</text:p>
          </table:table-cell>
          <table:table-cell office:value-type="float" office:value="0.878682494164" calcext:value-type="float">
            <text:p>0.8786824942</text:p>
          </table:table-cell>
          <table:table-cell table:formula="of:=[.P169]-[.J167]" office:value-type="float" office:value="-0.000840663910000039" calcext:value-type="float">
            <text:p>-0.0008406639</text:p>
          </table:table-cell>
          <table:table-cell table:formula="of:=[.B167]-[.J167]" office:value-type="float" office:value="-0.199297606946" calcext:value-type="float">
            <text:p>-0.1992976069</text:p>
          </table:table-cell>
          <table:table-cell office:value-type="float" office:value="0.878682494164" calcext:value-type="float">
            <text:p>0.8786824942</text:p>
          </table:table-cell>
          <table:table-cell table:formula="of:=[.P169]-[.M167]" office:value-type="float" office:value="-0.000840663910000039" calcext:value-type="float">
            <text:p>-0.0008406639</text:p>
          </table:table-cell>
          <table:table-cell table:formula="of:=[.B167]-[.M167]" office:value-type="float" office:value="-0.199297606946" calcext:value-type="float">
            <text:p>-0.1992976069</text:p>
          </table:table-cell>
          <table:table-cell office:value-type="float" office:value="0.878682494164" calcext:value-type="float">
            <text:p>0.8786824942</text:p>
          </table:table-cell>
          <table:table-cell table:formula="of:=[.S169]-[.P167]" office:value-type="float" office:value="-0.000840663910000039" calcext:value-type="float">
            <text:p>-0.0008406639</text:p>
          </table:table-cell>
          <table:table-cell table:formula="of:=[.B167]-[.P167]" office:value-type="float" office:value="-0.199297606946" calcext:value-type="float">
            <text:p>-0.1992976069</text:p>
          </table:table-cell>
          <table:table-cell office:value-type="float" office:value="0.878682494164" calcext:value-type="float">
            <text:p>0.8786824942</text:p>
          </table:table-cell>
          <table:table-cell table:formula="of:=[.A167]-[.S167]" office:value-type="float" office:value="-0.199297606946" calcext:value-type="float">
            <text:p>-0.1992976069</text:p>
          </table:table-cell>
          <table:table-cell table:formula="of:=[.B167]-[.S167]" office:value-type="float" office:value="-0.199297606946" calcext:value-type="float">
            <text:p>-0.1992976069</text:p>
          </table:table-cell>
        </table:table-row>
        <table:table-row table:style-name="ro1">
          <table:table-cell table:number-columns-repeated="2" office:value-type="float" office:value="0.681092262268" calcext:value-type="float">
            <text:p>0.6810922623</text:p>
          </table:table-cell>
          <table:table-cell table:formula="of:=[.J170]-[.B168]" office:value-type="float" office:value="0.196333408356" calcext:value-type="float">
            <text:p>0.1963334084</text:p>
          </table:table-cell>
          <table:table-cell office:value-type="float" office:value="0.878260791302" calcext:value-type="float">
            <text:p>0.8782607913</text:p>
          </table:table-cell>
          <table:table-cell table:formula="of:=[.G170]-[.D168]" office:value-type="float" office:value="-0.000835120677999957" calcext:value-type="float">
            <text:p>-0.0008351207</text:p>
          </table:table-cell>
          <table:table-cell table:formula="of:=[.B168]-[.$D170]" office:value-type="float" office:value="-0.196333408356" calcext:value-type="float">
            <text:p>-0.1963334084</text:p>
          </table:table-cell>
          <table:table-cell office:value-type="float" office:value="0.878260791302" calcext:value-type="float">
            <text:p>0.8782607913</text:p>
          </table:table-cell>
          <table:table-cell table:formula="of:=[.J170]-[.G168]" office:value-type="float" office:value="-0.000835120677999957" calcext:value-type="float">
            <text:p>-0.0008351207</text:p>
          </table:table-cell>
          <table:table-cell table:formula="of:=[.B168]-[.G168]" office:value-type="float" office:value="-0.197168529034" calcext:value-type="float">
            <text:p>-0.197168529</text:p>
          </table:table-cell>
          <table:table-cell office:value-type="float" office:value="0.878260791302" calcext:value-type="float">
            <text:p>0.8782607913</text:p>
          </table:table-cell>
          <table:table-cell table:formula="of:=[.P170]-[.J168]" office:value-type="float" office:value="-0.000835120677999957" calcext:value-type="float">
            <text:p>-0.0008351207</text:p>
          </table:table-cell>
          <table:table-cell table:formula="of:=[.B168]-[.J168]" office:value-type="float" office:value="-0.197168529034" calcext:value-type="float">
            <text:p>-0.197168529</text:p>
          </table:table-cell>
          <table:table-cell office:value-type="float" office:value="0.878260791302" calcext:value-type="float">
            <text:p>0.8782607913</text:p>
          </table:table-cell>
          <table:table-cell table:formula="of:=[.P170]-[.M168]" office:value-type="float" office:value="-0.000835120677999957" calcext:value-type="float">
            <text:p>-0.0008351207</text:p>
          </table:table-cell>
          <table:table-cell table:formula="of:=[.B168]-[.M168]" office:value-type="float" office:value="-0.197168529034" calcext:value-type="float">
            <text:p>-0.197168529</text:p>
          </table:table-cell>
          <table:table-cell office:value-type="float" office:value="0.878260791302" calcext:value-type="float">
            <text:p>0.8782607913</text:p>
          </table:table-cell>
          <table:table-cell table:formula="of:=[.S170]-[.P168]" office:value-type="float" office:value="-0.000835120677999957" calcext:value-type="float">
            <text:p>-0.0008351207</text:p>
          </table:table-cell>
          <table:table-cell table:formula="of:=[.B168]-[.P168]" office:value-type="float" office:value="-0.197168529034" calcext:value-type="float">
            <text:p>-0.197168529</text:p>
          </table:table-cell>
          <table:table-cell office:value-type="float" office:value="0.878260791302" calcext:value-type="float">
            <text:p>0.8782607913</text:p>
          </table:table-cell>
          <table:table-cell table:formula="of:=[.A168]-[.S168]" office:value-type="float" office:value="-0.197168529034" calcext:value-type="float">
            <text:p>-0.197168529</text:p>
          </table:table-cell>
          <table:table-cell table:formula="of:=[.B168]-[.S168]" office:value-type="float" office:value="-0.197168529034" calcext:value-type="float">
            <text:p>-0.197168529</text:p>
          </table:table-cell>
        </table:table-row>
        <table:table-row table:style-name="ro1">
          <table:table-cell office:value-type="float" office:value="0.68064814806" calcext:value-type="float">
            <text:p>0.6806481481</text:p>
          </table:table-cell>
          <table:table-cell office:value-type="float" office:value="0.681723415852" calcext:value-type="float">
            <text:p>0.6817234159</text:p>
          </table:table-cell>
          <table:table-cell table:formula="of:=[.J171]-[.B169]" office:value-type="float" office:value="0.195288836956" calcext:value-type="float">
            <text:p>0.195288837</text:p>
          </table:table-cell>
          <table:table-cell office:value-type="float" office:value="0.877841830254" calcext:value-type="float">
            <text:p>0.8778418303</text:p>
          </table:table-cell>
          <table:table-cell table:formula="of:=[.G171]-[.D169]" office:value-type="float" office:value="-0.000829577445999985" calcext:value-type="float">
            <text:p>-0.0008295774</text:p>
          </table:table-cell>
          <table:table-cell table:formula="of:=[.B169]-[.$D171]" office:value-type="float" office:value="-0.195288836956" calcext:value-type="float">
            <text:p>-0.195288837</text:p>
          </table:table-cell>
          <table:table-cell office:value-type="float" office:value="0.877841830254" calcext:value-type="float">
            <text:p>0.8778418303</text:p>
          </table:table-cell>
          <table:table-cell table:formula="of:=[.J171]-[.G169]" office:value-type="float" office:value="-0.000829577445999985" calcext:value-type="float">
            <text:p>-0.0008295774</text:p>
          </table:table-cell>
          <table:table-cell table:formula="of:=[.B169]-[.G169]" office:value-type="float" office:value="-0.196118414402" calcext:value-type="float">
            <text:p>-0.1961184144</text:p>
          </table:table-cell>
          <table:table-cell office:value-type="float" office:value="0.877841830254" calcext:value-type="float">
            <text:p>0.8778418303</text:p>
          </table:table-cell>
          <table:table-cell table:formula="of:=[.P171]-[.J169]" office:value-type="float" office:value="-0.000829577445999985" calcext:value-type="float">
            <text:p>-0.0008295774</text:p>
          </table:table-cell>
          <table:table-cell table:formula="of:=[.B169]-[.J169]" office:value-type="float" office:value="-0.196118414402" calcext:value-type="float">
            <text:p>-0.1961184144</text:p>
          </table:table-cell>
          <table:table-cell office:value-type="float" office:value="0.877841830254" calcext:value-type="float">
            <text:p>0.8778418303</text:p>
          </table:table-cell>
          <table:table-cell table:formula="of:=[.P171]-[.M169]" office:value-type="float" office:value="-0.000829577445999985" calcext:value-type="float">
            <text:p>-0.0008295774</text:p>
          </table:table-cell>
          <table:table-cell table:formula="of:=[.B169]-[.M169]" office:value-type="float" office:value="-0.196118414402" calcext:value-type="float">
            <text:p>-0.1961184144</text:p>
          </table:table-cell>
          <table:table-cell office:value-type="float" office:value="0.877841830254" calcext:value-type="float">
            <text:p>0.8778418303</text:p>
          </table:table-cell>
          <table:table-cell table:formula="of:=[.S171]-[.P169]" office:value-type="float" office:value="-0.000829577445999985" calcext:value-type="float">
            <text:p>-0.0008295774</text:p>
          </table:table-cell>
          <table:table-cell table:formula="of:=[.B169]-[.P169]" office:value-type="float" office:value="-0.196118414402" calcext:value-type="float">
            <text:p>-0.1961184144</text:p>
          </table:table-cell>
          <table:table-cell office:value-type="float" office:value="0.877841830254" calcext:value-type="float">
            <text:p>0.8778418303</text:p>
          </table:table-cell>
          <table:table-cell table:formula="of:=[.A169]-[.S169]" office:value-type="float" office:value="-0.197193682194" calcext:value-type="float">
            <text:p>-0.1971936822</text:p>
          </table:table-cell>
          <table:table-cell table:formula="of:=[.B169]-[.S169]" office:value-type="float" office:value="-0.196118414402" calcext:value-type="float">
            <text:p>-0.1961184144</text:p>
          </table:table-cell>
        </table:table-row>
        <table:table-row table:style-name="ro1">
          <table:table-cell table:number-columns-repeated="2" office:value-type="float" office:value="0.681280434132" calcext:value-type="float">
            <text:p>0.6812804341</text:p>
          </table:table-cell>
          <table:table-cell table:formula="of:=[.J172]-[.B170]" office:value-type="float" office:value="0.195321202278" calcext:value-type="float">
            <text:p>0.1953212023</text:p>
          </table:table-cell>
          <table:table-cell office:value-type="float" office:value="0.877425670624" calcext:value-type="float">
            <text:p>0.8774256706</text:p>
          </table:table-cell>
          <table:table-cell table:formula="of:=[.G172]-[.D170]" office:value-type="float" office:value="-0.000824034214000013" calcext:value-type="float">
            <text:p>-0.0008240342</text:p>
          </table:table-cell>
          <table:table-cell table:formula="of:=[.B170]-[.$D172]" office:value-type="float" office:value="-0.195321202278" calcext:value-type="float">
            <text:p>-0.1953212023</text:p>
          </table:table-cell>
          <table:table-cell office:value-type="float" office:value="0.877425670624" calcext:value-type="float">
            <text:p>0.8774256706</text:p>
          </table:table-cell>
          <table:table-cell table:formula="of:=[.J172]-[.G170]" office:value-type="float" office:value="-0.000824034214000013" calcext:value-type="float">
            <text:p>-0.0008240342</text:p>
          </table:table-cell>
          <table:table-cell table:formula="of:=[.B170]-[.G170]" office:value-type="float" office:value="-0.196145236492" calcext:value-type="float">
            <text:p>-0.1961452365</text:p>
          </table:table-cell>
          <table:table-cell office:value-type="float" office:value="0.877425670624" calcext:value-type="float">
            <text:p>0.8774256706</text:p>
          </table:table-cell>
          <table:table-cell table:formula="of:=[.P172]-[.J170]" office:value-type="float" office:value="-0.000824034214000013" calcext:value-type="float">
            <text:p>-0.0008240342</text:p>
          </table:table-cell>
          <table:table-cell table:formula="of:=[.B170]-[.J170]" office:value-type="float" office:value="-0.196145236492" calcext:value-type="float">
            <text:p>-0.1961452365</text:p>
          </table:table-cell>
          <table:table-cell office:value-type="float" office:value="0.877425670624" calcext:value-type="float">
            <text:p>0.8774256706</text:p>
          </table:table-cell>
          <table:table-cell table:formula="of:=[.P172]-[.M170]" office:value-type="float" office:value="-0.000824034214000013" calcext:value-type="float">
            <text:p>-0.0008240342</text:p>
          </table:table-cell>
          <table:table-cell table:formula="of:=[.B170]-[.M170]" office:value-type="float" office:value="-0.196145236492" calcext:value-type="float">
            <text:p>-0.1961452365</text:p>
          </table:table-cell>
          <table:table-cell office:value-type="float" office:value="0.877425670624" calcext:value-type="float">
            <text:p>0.8774256706</text:p>
          </table:table-cell>
          <table:table-cell table:formula="of:=[.S172]-[.P170]" office:value-type="float" office:value="-0.000824034214000013" calcext:value-type="float">
            <text:p>-0.0008240342</text:p>
          </table:table-cell>
          <table:table-cell table:formula="of:=[.B170]-[.P170]" office:value-type="float" office:value="-0.196145236492" calcext:value-type="float">
            <text:p>-0.1961452365</text:p>
          </table:table-cell>
          <table:table-cell office:value-type="float" office:value="0.877425670624" calcext:value-type="float">
            <text:p>0.8774256706</text:p>
          </table:table-cell>
          <table:table-cell table:formula="of:=[.A170]-[.S170]" office:value-type="float" office:value="-0.196145236492" calcext:value-type="float">
            <text:p>-0.1961452365</text:p>
          </table:table-cell>
          <table:table-cell table:formula="of:=[.B170]-[.S170]" office:value-type="float" office:value="-0.196145236492" calcext:value-type="float">
            <text:p>-0.1961452365</text:p>
          </table:table-cell>
        </table:table-row>
        <table:table-row table:style-name="ro1">
          <table:table-cell table:number-columns-repeated="2" office:value-type="float" office:value="0.68083935976" calcext:value-type="float">
            <text:p>0.6808393598</text:p>
          </table:table-cell>
          <table:table-cell table:formula="of:=[.J173]-[.B171]" office:value-type="float" office:value="0.195354402066" calcext:value-type="float">
            <text:p>0.1953544021</text:p>
          </table:table-cell>
          <table:table-cell office:value-type="float" office:value="0.877012252808" calcext:value-type="float">
            <text:p>0.8770122528</text:p>
          </table:table-cell>
          <table:table-cell table:formula="of:=[.G173]-[.D171]" office:value-type="float" office:value="-0.000818490982000042" calcext:value-type="float">
            <text:p>-0.000818491</text:p>
          </table:table-cell>
          <table:table-cell table:formula="of:=[.B171]-[.$D173]" office:value-type="float" office:value="-0.195354402066" calcext:value-type="float">
            <text:p>-0.1953544021</text:p>
          </table:table-cell>
          <table:table-cell office:value-type="float" office:value="0.877012252808" calcext:value-type="float">
            <text:p>0.8770122528</text:p>
          </table:table-cell>
          <table:table-cell table:formula="of:=[.J173]-[.G171]" office:value-type="float" office:value="-0.000818490982000042" calcext:value-type="float">
            <text:p>-0.000818491</text:p>
          </table:table-cell>
          <table:table-cell table:formula="of:=[.B171]-[.G171]" office:value-type="float" office:value="-0.196172893048" calcext:value-type="float">
            <text:p>-0.196172893</text:p>
          </table:table-cell>
          <table:table-cell office:value-type="float" office:value="0.877012252808" calcext:value-type="float">
            <text:p>0.8770122528</text:p>
          </table:table-cell>
          <table:table-cell table:formula="of:=[.P173]-[.J171]" office:value-type="float" office:value="-0.000818490982000042" calcext:value-type="float">
            <text:p>-0.000818491</text:p>
          </table:table-cell>
          <table:table-cell table:formula="of:=[.B171]-[.J171]" office:value-type="float" office:value="-0.196172893048" calcext:value-type="float">
            <text:p>-0.196172893</text:p>
          </table:table-cell>
          <table:table-cell office:value-type="float" office:value="0.877012252808" calcext:value-type="float">
            <text:p>0.8770122528</text:p>
          </table:table-cell>
          <table:table-cell table:formula="of:=[.P173]-[.M171]" office:value-type="float" office:value="-0.000818490982000042" calcext:value-type="float">
            <text:p>-0.000818491</text:p>
          </table:table-cell>
          <table:table-cell table:formula="of:=[.B171]-[.M171]" office:value-type="float" office:value="-0.196172893048" calcext:value-type="float">
            <text:p>-0.196172893</text:p>
          </table:table-cell>
          <table:table-cell office:value-type="float" office:value="0.877012252808" calcext:value-type="float">
            <text:p>0.8770122528</text:p>
          </table:table-cell>
          <table:table-cell table:formula="of:=[.S173]-[.P171]" office:value-type="float" office:value="-0.000818490982000042" calcext:value-type="float">
            <text:p>-0.000818491</text:p>
          </table:table-cell>
          <table:table-cell table:formula="of:=[.B171]-[.P171]" office:value-type="float" office:value="-0.196172893048" calcext:value-type="float">
            <text:p>-0.196172893</text:p>
          </table:table-cell>
          <table:table-cell office:value-type="float" office:value="0.877012252808" calcext:value-type="float">
            <text:p>0.8770122528</text:p>
          </table:table-cell>
          <table:table-cell table:formula="of:=[.A171]-[.S171]" office:value-type="float" office:value="-0.196172893048" calcext:value-type="float">
            <text:p>-0.196172893</text:p>
          </table:table-cell>
          <table:table-cell table:formula="of:=[.B171]-[.S171]" office:value-type="float" office:value="-0.196172893048" calcext:value-type="float">
            <text:p>-0.196172893</text:p>
          </table:table-cell>
        </table:table-row>
        <table:table-row table:style-name="ro1">
          <table:table-cell office:value-type="float" office:value="0.692205190659" calcext:value-type="float">
            <text:p>0.6922051907</text:p>
          </table:table-cell>
          <table:table-cell office:value-type="float" office:value="0.691132009029" calcext:value-type="float">
            <text:p>0.691132009</text:p>
          </table:table-cell>
          <table:table-cell table:formula="of:=[.J174]-[.B172]" office:value-type="float" office:value="0.184656679631" calcext:value-type="float">
            <text:p>0.1846566796</text:p>
          </table:table-cell>
          <table:table-cell office:value-type="float" office:value="0.87660163641" calcext:value-type="float">
            <text:p>0.8766016364</text:p>
          </table:table-cell>
          <table:table-cell table:formula="of:=[.G174]-[.D172]" office:value-type="float" office:value="-0.00081294775000007" calcext:value-type="float">
            <text:p>-0.0008129478</text:p>
          </table:table-cell>
          <table:table-cell table:formula="of:=[.B172]-[.$D174]" office:value-type="float" office:value="-0.184656679631" calcext:value-type="float">
            <text:p>-0.1846566796</text:p>
          </table:table-cell>
          <table:table-cell office:value-type="float" office:value="0.87660163641" calcext:value-type="float">
            <text:p>0.8766016364</text:p>
          </table:table-cell>
          <table:table-cell table:formula="of:=[.J174]-[.G172]" office:value-type="float" office:value="-0.00081294775000007" calcext:value-type="float">
            <text:p>-0.0008129478</text:p>
          </table:table-cell>
          <table:table-cell table:formula="of:=[.B172]-[.G172]" office:value-type="float" office:value="-0.185469627381" calcext:value-type="float">
            <text:p>-0.1854696274</text:p>
          </table:table-cell>
          <table:table-cell office:value-type="float" office:value="0.87660163641" calcext:value-type="float">
            <text:p>0.8766016364</text:p>
          </table:table-cell>
          <table:table-cell table:formula="of:=[.P174]-[.J172]" office:value-type="float" office:value="-0.00081294775000007" calcext:value-type="float">
            <text:p>-0.0008129478</text:p>
          </table:table-cell>
          <table:table-cell table:formula="of:=[.B172]-[.J172]" office:value-type="float" office:value="-0.185469627381" calcext:value-type="float">
            <text:p>-0.1854696274</text:p>
          </table:table-cell>
          <table:table-cell office:value-type="float" office:value="0.87660163641" calcext:value-type="float">
            <text:p>0.8766016364</text:p>
          </table:table-cell>
          <table:table-cell table:formula="of:=[.P174]-[.M172]" office:value-type="float" office:value="-0.00081294775000007" calcext:value-type="float">
            <text:p>-0.0008129478</text:p>
          </table:table-cell>
          <table:table-cell table:formula="of:=[.B172]-[.M172]" office:value-type="float" office:value="-0.185469627381" calcext:value-type="float">
            <text:p>-0.1854696274</text:p>
          </table:table-cell>
          <table:table-cell office:value-type="float" office:value="0.87660163641" calcext:value-type="float">
            <text:p>0.8766016364</text:p>
          </table:table-cell>
          <table:table-cell table:formula="of:=[.S174]-[.P172]" office:value-type="float" office:value="-0.00081294775000007" calcext:value-type="float">
            <text:p>-0.0008129478</text:p>
          </table:table-cell>
          <table:table-cell table:formula="of:=[.B172]-[.P172]" office:value-type="float" office:value="-0.185469627381" calcext:value-type="float">
            <text:p>-0.1854696274</text:p>
          </table:table-cell>
          <table:table-cell office:value-type="float" office:value="0.87660163641" calcext:value-type="float">
            <text:p>0.8766016364</text:p>
          </table:table-cell>
          <table:table-cell table:formula="of:=[.A172]-[.S172]" office:value-type="float" office:value="-0.184396445751" calcext:value-type="float">
            <text:p>-0.1843964458</text:p>
          </table:table-cell>
          <table:table-cell table:formula="of:=[.B172]-[.S172]" office:value-type="float" office:value="-0.185469627381" calcext:value-type="float">
            <text:p>-0.1854696274</text:p>
          </table:table-cell>
        </table:table-row>
        <table:table-row table:style-name="ro1">
          <table:table-cell table:number-columns-repeated="2" office:value-type="float" office:value="0.692832708359" calcext:value-type="float">
            <text:p>0.6928327084</text:p>
          </table:table-cell>
          <table:table-cell table:formula="of:=[.J175]-[.B173]" office:value-type="float" office:value="0.182553768158" calcext:value-type="float">
            <text:p>0.1825537682</text:p>
          </table:table-cell>
          <table:table-cell office:value-type="float" office:value="0.876193761826" calcext:value-type="float">
            <text:p>0.8761937618</text:p>
          </table:table-cell>
          <table:table-cell table:formula="of:=[.G175]-[.D173]" office:value-type="float" office:value="-0.000807285308999983" calcext:value-type="float">
            <text:p>-0.0008072853</text:p>
          </table:table-cell>
          <table:table-cell table:formula="of:=[.B173]-[.$D175]" office:value-type="float" office:value="-0.182553768158" calcext:value-type="float">
            <text:p>-0.1825537682</text:p>
          </table:table-cell>
          <table:table-cell office:value-type="float" office:value="0.876193761826" calcext:value-type="float">
            <text:p>0.8761937618</text:p>
          </table:table-cell>
          <table:table-cell table:formula="of:=[.J175]-[.G173]" office:value-type="float" office:value="-0.000807285308999983" calcext:value-type="float">
            <text:p>-0.0008072853</text:p>
          </table:table-cell>
          <table:table-cell table:formula="of:=[.B173]-[.G173]" office:value-type="float" office:value="-0.183361053467" calcext:value-type="float">
            <text:p>-0.1833610535</text:p>
          </table:table-cell>
          <table:table-cell office:value-type="float" office:value="0.876193761826" calcext:value-type="float">
            <text:p>0.8761937618</text:p>
          </table:table-cell>
          <table:table-cell table:formula="of:=[.P175]-[.J173]" office:value-type="float" office:value="-0.000807285308999983" calcext:value-type="float">
            <text:p>-0.0008072853</text:p>
          </table:table-cell>
          <table:table-cell table:formula="of:=[.B173]-[.J173]" office:value-type="float" office:value="-0.183361053467" calcext:value-type="float">
            <text:p>-0.1833610535</text:p>
          </table:table-cell>
          <table:table-cell office:value-type="float" office:value="0.876193761826" calcext:value-type="float">
            <text:p>0.8761937618</text:p>
          </table:table-cell>
          <table:table-cell table:formula="of:=[.P175]-[.M173]" office:value-type="float" office:value="-0.000807285308999983" calcext:value-type="float">
            <text:p>-0.0008072853</text:p>
          </table:table-cell>
          <table:table-cell table:formula="of:=[.B173]-[.M173]" office:value-type="float" office:value="-0.183361053467" calcext:value-type="float">
            <text:p>-0.1833610535</text:p>
          </table:table-cell>
          <table:table-cell office:value-type="float" office:value="0.876193761826" calcext:value-type="float">
            <text:p>0.8761937618</text:p>
          </table:table-cell>
          <table:table-cell table:formula="of:=[.S175]-[.P173]" office:value-type="float" office:value="-0.000807285308999983" calcext:value-type="float">
            <text:p>-0.0008072853</text:p>
          </table:table-cell>
          <table:table-cell table:formula="of:=[.B173]-[.P173]" office:value-type="float" office:value="-0.183361053467" calcext:value-type="float">
            <text:p>-0.1833610535</text:p>
          </table:table-cell>
          <table:table-cell office:value-type="float" office:value="0.876193761826" calcext:value-type="float">
            <text:p>0.8761937618</text:p>
          </table:table-cell>
          <table:table-cell table:formula="of:=[.A173]-[.S173]" office:value-type="float" office:value="-0.183361053467" calcext:value-type="float">
            <text:p>-0.1833610535</text:p>
          </table:table-cell>
          <table:table-cell table:formula="of:=[.B173]-[.S173]" office:value-type="float" office:value="-0.183361053467" calcext:value-type="float">
            <text:p>-0.1833610535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76]-[.B174]" office:value-type="string" office:string-value="" calcext:value-type="error">
            <text:p>#VALUE!</text:p>
          </table:table-cell>
          <table:table-cell office:value-type="float" office:value="0.87578868866" calcext:value-type="float">
            <text:p>0.8757886887</text:p>
          </table:table-cell>
          <table:table-cell table:formula="of:=[.G176]-[.D174]" office:value-type="float" office:value="-0.000801682472999943" calcext:value-type="float">
            <text:p>-0.0008016825</text:p>
          </table:table-cell>
          <table:table-cell table:formula="of:=[.B174]-[.$D176]" office:value-type="string" office:string-value="" calcext:value-type="error">
            <text:p>#VALUE!</text:p>
          </table:table-cell>
          <table:table-cell office:value-type="float" office:value="0.87578868866" calcext:value-type="float">
            <text:p>0.8757886887</text:p>
          </table:table-cell>
          <table:table-cell table:formula="of:=[.J176]-[.G174]" office:value-type="float" office:value="-0.000801682472999943" calcext:value-type="float">
            <text:p>-0.0008016825</text:p>
          </table:table-cell>
          <table:table-cell table:formula="of:=[.B174]-[.G174]" office:value-type="string" office:string-value="" calcext:value-type="error">
            <text:p>#VALUE!</text:p>
          </table:table-cell>
          <table:table-cell office:value-type="float" office:value="0.87578868866" calcext:value-type="float">
            <text:p>0.8757886887</text:p>
          </table:table-cell>
          <table:table-cell table:formula="of:=[.P176]-[.J174]" office:value-type="float" office:value="-0.000801682472999943" calcext:value-type="float">
            <text:p>-0.0008016825</text:p>
          </table:table-cell>
          <table:table-cell table:formula="of:=[.B174]-[.J174]" office:value-type="string" office:string-value="" calcext:value-type="error">
            <text:p>#VALUE!</text:p>
          </table:table-cell>
          <table:table-cell office:value-type="float" office:value="0.87578868866" calcext:value-type="float">
            <text:p>0.8757886887</text:p>
          </table:table-cell>
          <table:table-cell table:formula="of:=[.P176]-[.M174]" office:value-type="float" office:value="-0.000801682472999943" calcext:value-type="float">
            <text:p>-0.0008016825</text:p>
          </table:table-cell>
          <table:table-cell table:formula="of:=[.B174]-[.M174]" office:value-type="string" office:string-value="" calcext:value-type="error">
            <text:p>#VALUE!</text:p>
          </table:table-cell>
          <table:table-cell office:value-type="float" office:value="0.87578868866" calcext:value-type="float">
            <text:p>0.8757886887</text:p>
          </table:table-cell>
          <table:table-cell table:formula="of:=[.S176]-[.P174]" office:value-type="float" office:value="-0.000801682472999943" calcext:value-type="float">
            <text:p>-0.0008016825</text:p>
          </table:table-cell>
          <table:table-cell table:formula="of:=[.B174]-[.P174]" office:value-type="string" office:string-value="" calcext:value-type="error">
            <text:p>#VALUE!</text:p>
          </table:table-cell>
          <table:table-cell office:value-type="float" office:value="0.87578868866" calcext:value-type="float">
            <text:p>0.8757886887</text:p>
          </table:table-cell>
          <table:table-cell table:formula="of:=[.A174]-[.S174]" office:value-type="string" office:string-value="" calcext:value-type="error">
            <text:p>#VALUE!</text:p>
          </table:table-cell>
          <table:table-cell table:formula="of:=[.B174]-[.S17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77]-[.B175]" office:value-type="string" office:string-value="" calcext:value-type="error">
            <text:p>#VALUE!</text:p>
          </table:table-cell>
          <table:table-cell office:value-type="float" office:value="0.875386476517" calcext:value-type="float">
            <text:p>0.8753864765</text:p>
          </table:table-cell>
          <table:table-cell table:formula="of:=[.G177]-[.D175]" office:value-type="string" office:string-value="" calcext:value-type="error">
            <text:p>#VALUE!</text:p>
          </table:table-cell>
          <table:table-cell table:formula="of:=[.B175]-[.$D177]" office:value-type="string" office:string-value="" calcext:value-type="error">
            <text:p>#VALUE!</text:p>
          </table:table-cell>
          <table:table-cell office:value-type="float" office:value="0.875386476517" calcext:value-type="float">
            <text:p>0.8753864765</text:p>
          </table:table-cell>
          <table:table-cell table:formula="of:=[.J177]-[.G175]" office:value-type="string" office:string-value="" calcext:value-type="error">
            <text:p>#VALUE!</text:p>
          </table:table-cell>
          <table:table-cell table:formula="of:=[.B175]-[.G175]" office:value-type="string" office:string-value="" calcext:value-type="error">
            <text:p>#VALUE!</text:p>
          </table:table-cell>
          <table:table-cell office:value-type="float" office:value="0.875386476517" calcext:value-type="float">
            <text:p>0.8753864765</text:p>
          </table:table-cell>
          <table:table-cell table:formula="of:=[.P177]-[.J175]" office:value-type="string" office:string-value="" calcext:value-type="error">
            <text:p>#VALUE!</text:p>
          </table:table-cell>
          <table:table-cell table:formula="of:=[.B175]-[.J175]" office:value-type="string" office:string-value="" calcext:value-type="error">
            <text:p>#VALUE!</text:p>
          </table:table-cell>
          <table:table-cell office:value-type="float" office:value="0.875386476517" calcext:value-type="float">
            <text:p>0.8753864765</text:p>
          </table:table-cell>
          <table:table-cell table:formula="of:=[.P177]-[.M175]" office:value-type="string" office:string-value="" calcext:value-type="error">
            <text:p>#VALUE!</text:p>
          </table:table-cell>
          <table:table-cell table:formula="of:=[.B175]-[.M175]" office:value-type="string" office:string-value="" calcext:value-type="error">
            <text:p>#VALUE!</text:p>
          </table:table-cell>
          <table:table-cell office:value-type="float" office:value="0.875386476517" calcext:value-type="float">
            <text:p>0.8753864765</text:p>
          </table:table-cell>
          <table:table-cell table:formula="of:=[.S177]-[.P175]" office:value-type="string" office:string-value="" calcext:value-type="error">
            <text:p>#VALUE!</text:p>
          </table:table-cell>
          <table:table-cell table:formula="of:=[.B175]-[.P175]" office:value-type="string" office:string-value="" calcext:value-type="error">
            <text:p>#VALUE!</text:p>
          </table:table-cell>
          <table:table-cell office:value-type="float" office:value="0.875386476517" calcext:value-type="float">
            <text:p>0.8753864765</text:p>
          </table:table-cell>
          <table:table-cell table:formula="of:=[.A175]-[.S175]" office:value-type="string" office:string-value="" calcext:value-type="error">
            <text:p>#VALUE!</text:p>
          </table:table-cell>
          <table:table-cell table:formula="of:=[.B175]-[.S17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78]-[.B176]" office:value-type="string" office:string-value="" calcext:value-type="error">
            <text:p>#VALUE!</text:p>
          </table:table-cell>
          <table:table-cell office:value-type="float" office:value="0.874987006187" calcext:value-type="float">
            <text:p>0.8749870062</text:p>
          </table:table-cell>
          <table:table-cell table:formula="of:=[.G178]-[.D176]" office:value-type="float" office:value="-0.000396668910999987" calcext:value-type="float">
            <text:p>-0.0003966689</text:p>
          </table:table-cell>
          <table:table-cell table:formula="of:=[.B176]-[.$D178]" office:value-type="string" office:string-value="" calcext:value-type="error">
            <text:p>#VALUE!</text:p>
          </table:table-cell>
          <table:table-cell office:value-type="float" office:value="0.874987006187" calcext:value-type="float">
            <text:p>0.8749870062</text:p>
          </table:table-cell>
          <table:table-cell table:formula="of:=[.J178]-[.G176]" office:value-type="float" office:value="-0.000396668910999987" calcext:value-type="float">
            <text:p>-0.0003966689</text:p>
          </table:table-cell>
          <table:table-cell table:formula="of:=[.B176]-[.G176]" office:value-type="string" office:string-value="" calcext:value-type="error">
            <text:p>#VALUE!</text:p>
          </table:table-cell>
          <table:table-cell office:value-type="float" office:value="0.874987006187" calcext:value-type="float">
            <text:p>0.8749870062</text:p>
          </table:table-cell>
          <table:table-cell table:formula="of:=[.P178]-[.J176]" office:value-type="float" office:value="-0.000396668910999987" calcext:value-type="float">
            <text:p>-0.0003966689</text:p>
          </table:table-cell>
          <table:table-cell table:formula="of:=[.B176]-[.J176]" office:value-type="string" office:string-value="" calcext:value-type="error">
            <text:p>#VALUE!</text:p>
          </table:table-cell>
          <table:table-cell office:value-type="float" office:value="0.874987006187" calcext:value-type="float">
            <text:p>0.8749870062</text:p>
          </table:table-cell>
          <table:table-cell table:formula="of:=[.P178]-[.M176]" office:value-type="float" office:value="-0.000396668910999987" calcext:value-type="float">
            <text:p>-0.0003966689</text:p>
          </table:table-cell>
          <table:table-cell table:formula="of:=[.B176]-[.M176]" office:value-type="string" office:string-value="" calcext:value-type="error">
            <text:p>#VALUE!</text:p>
          </table:table-cell>
          <table:table-cell office:value-type="float" office:value="0.874987006187" calcext:value-type="float">
            <text:p>0.8749870062</text:p>
          </table:table-cell>
          <table:table-cell table:formula="of:=[.S178]-[.P176]" office:value-type="float" office:value="-0.000396668910999987" calcext:value-type="float">
            <text:p>-0.0003966689</text:p>
          </table:table-cell>
          <table:table-cell table:formula="of:=[.B176]-[.P176]" office:value-type="string" office:string-value="" calcext:value-type="error">
            <text:p>#VALUE!</text:p>
          </table:table-cell>
          <table:table-cell office:value-type="float" office:value="0.874987006187" calcext:value-type="float">
            <text:p>0.8749870062</text:p>
          </table:table-cell>
          <table:table-cell table:formula="of:=[.A176]-[.S176]" office:value-type="string" office:string-value="" calcext:value-type="error">
            <text:p>#VALUE!</text:p>
          </table:table-cell>
          <table:table-cell table:formula="of:=[.B176]-[.S17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79]-[.B17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79]-[.D177]" office:value-type="string" office:string-value="" calcext:value-type="error">
            <text:p>#VALUE!</text:p>
          </table:table-cell>
          <table:table-cell table:formula="of:=[.B177]-[.$D17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79]-[.G177]" office:value-type="string" office:string-value="" calcext:value-type="error">
            <text:p>#VALUE!</text:p>
          </table:table-cell>
          <table:table-cell table:formula="of:=[.B177]-[.G17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79]-[.J177]" office:value-type="string" office:string-value="" calcext:value-type="error">
            <text:p>#VALUE!</text:p>
          </table:table-cell>
          <table:table-cell table:formula="of:=[.B177]-[.J17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79]-[.M177]" office:value-type="string" office:string-value="" calcext:value-type="error">
            <text:p>#VALUE!</text:p>
          </table:table-cell>
          <table:table-cell table:formula="of:=[.B177]-[.M17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79]-[.P177]" office:value-type="string" office:string-value="" calcext:value-type="error">
            <text:p>#VALUE!</text:p>
          </table:table-cell>
          <table:table-cell table:formula="of:=[.B177]-[.P17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77]-[.S177]" office:value-type="string" office:string-value="" calcext:value-type="error">
            <text:p>#VALUE!</text:p>
          </table:table-cell>
          <table:table-cell table:formula="of:=[.B177]-[.S17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0]-[.B178]" office:value-type="string" office:string-value="" calcext:value-type="error">
            <text:p>#VALUE!</text:p>
          </table:table-cell>
          <table:table-cell office:value-type="float" office:value="0.874590337276" calcext:value-type="float">
            <text:p>0.8745903373</text:p>
          </table:table-cell>
          <table:table-cell table:formula="of:=[.G180]-[.D178]" office:value-type="float" office:value="-0.000784933567000046" calcext:value-type="float">
            <text:p>-0.0007849336</text:p>
          </table:table-cell>
          <table:table-cell table:formula="of:=[.B178]-[.$D180]" office:value-type="string" office:string-value="" calcext:value-type="error">
            <text:p>#VALUE!</text:p>
          </table:table-cell>
          <table:table-cell office:value-type="float" office:value="0.874590337276" calcext:value-type="float">
            <text:p>0.8745903373</text:p>
          </table:table-cell>
          <table:table-cell table:formula="of:=[.J180]-[.G178]" office:value-type="float" office:value="-0.000784933567000046" calcext:value-type="float">
            <text:p>-0.0007849336</text:p>
          </table:table-cell>
          <table:table-cell table:formula="of:=[.B178]-[.G178]" office:value-type="string" office:string-value="" calcext:value-type="error">
            <text:p>#VALUE!</text:p>
          </table:table-cell>
          <table:table-cell office:value-type="float" office:value="0.874590337276" calcext:value-type="float">
            <text:p>0.8745903373</text:p>
          </table:table-cell>
          <table:table-cell table:formula="of:=[.P180]-[.J178]" office:value-type="float" office:value="-0.000784933567000046" calcext:value-type="float">
            <text:p>-0.0007849336</text:p>
          </table:table-cell>
          <table:table-cell table:formula="of:=[.B178]-[.J178]" office:value-type="string" office:string-value="" calcext:value-type="error">
            <text:p>#VALUE!</text:p>
          </table:table-cell>
          <table:table-cell office:value-type="float" office:value="0.874590337276" calcext:value-type="float">
            <text:p>0.8745903373</text:p>
          </table:table-cell>
          <table:table-cell table:formula="of:=[.P180]-[.M178]" office:value-type="float" office:value="-0.000784933567000046" calcext:value-type="float">
            <text:p>-0.0007849336</text:p>
          </table:table-cell>
          <table:table-cell table:formula="of:=[.B178]-[.M178]" office:value-type="string" office:string-value="" calcext:value-type="error">
            <text:p>#VALUE!</text:p>
          </table:table-cell>
          <table:table-cell office:value-type="float" office:value="0.874590337276" calcext:value-type="float">
            <text:p>0.8745903373</text:p>
          </table:table-cell>
          <table:table-cell table:formula="of:=[.S180]-[.P178]" office:value-type="float" office:value="-0.000784933567000046" calcext:value-type="float">
            <text:p>-0.0007849336</text:p>
          </table:table-cell>
          <table:table-cell table:formula="of:=[.B178]-[.P178]" office:value-type="string" office:string-value="" calcext:value-type="error">
            <text:p>#VALUE!</text:p>
          </table:table-cell>
          <table:table-cell office:value-type="float" office:value="0.874590337276" calcext:value-type="float">
            <text:p>0.8745903373</text:p>
          </table:table-cell>
          <table:table-cell table:formula="of:=[.A178]-[.S178]" office:value-type="string" office:string-value="" calcext:value-type="error">
            <text:p>#VALUE!</text:p>
          </table:table-cell>
          <table:table-cell table:formula="of:=[.B178]-[.S17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1]-[.B179]" office:value-type="string" office:string-value="" calcext:value-type="error">
            <text:p>#VALUE!</text:p>
          </table:table-cell>
          <table:table-cell office:value-type="float" office:value="0.874196469784" calcext:value-type="float">
            <text:p>0.8741964698</text:p>
          </table:table-cell>
          <table:table-cell table:formula="of:=[.G181]-[.D179]" office:value-type="float" office:value="-0.00386923551600005" calcext:value-type="float">
            <text:p>-0.0038692355</text:p>
          </table:table-cell>
          <table:table-cell table:formula="of:=[.B179]-[.$D181]" office:value-type="string" office:string-value="" calcext:value-type="error">
            <text:p>#VALUE!</text:p>
          </table:table-cell>
          <table:table-cell office:value-type="float" office:value="0.874196469784" calcext:value-type="float">
            <text:p>0.8741964698</text:p>
          </table:table-cell>
          <table:table-cell table:formula="of:=[.J181]-[.G179]" office:value-type="float" office:value="-0.00386923551600005" calcext:value-type="float">
            <text:p>-0.0038692355</text:p>
          </table:table-cell>
          <table:table-cell table:formula="of:=[.B179]-[.G179]" office:value-type="string" office:string-value="" calcext:value-type="error">
            <text:p>#VALUE!</text:p>
          </table:table-cell>
          <table:table-cell office:value-type="float" office:value="0.874196469784" calcext:value-type="float">
            <text:p>0.8741964698</text:p>
          </table:table-cell>
          <table:table-cell table:formula="of:=[.P181]-[.J179]" office:value-type="float" office:value="-0.00386923551600005" calcext:value-type="float">
            <text:p>-0.0038692355</text:p>
          </table:table-cell>
          <table:table-cell table:formula="of:=[.B179]-[.J179]" office:value-type="string" office:string-value="" calcext:value-type="error">
            <text:p>#VALUE!</text:p>
          </table:table-cell>
          <table:table-cell office:value-type="float" office:value="0.874196469784" calcext:value-type="float">
            <text:p>0.8741964698</text:p>
          </table:table-cell>
          <table:table-cell table:formula="of:=[.P181]-[.M179]" office:value-type="float" office:value="-0.00386923551600005" calcext:value-type="float">
            <text:p>-0.0038692355</text:p>
          </table:table-cell>
          <table:table-cell table:formula="of:=[.B179]-[.M179]" office:value-type="string" office:string-value="" calcext:value-type="error">
            <text:p>#VALUE!</text:p>
          </table:table-cell>
          <table:table-cell office:value-type="float" office:value="0.874196469784" calcext:value-type="float">
            <text:p>0.8741964698</text:p>
          </table:table-cell>
          <table:table-cell table:formula="of:=[.S181]-[.P179]" office:value-type="float" office:value="-0.00386923551600005" calcext:value-type="float">
            <text:p>-0.0038692355</text:p>
          </table:table-cell>
          <table:table-cell table:formula="of:=[.B179]-[.P179]" office:value-type="string" office:string-value="" calcext:value-type="error">
            <text:p>#VALUE!</text:p>
          </table:table-cell>
          <table:table-cell office:value-type="float" office:value="0.874196469784" calcext:value-type="float">
            <text:p>0.8741964698</text:p>
          </table:table-cell>
          <table:table-cell table:formula="of:=[.A179]-[.S179]" office:value-type="string" office:string-value="" calcext:value-type="error">
            <text:p>#VALUE!</text:p>
          </table:table-cell>
          <table:table-cell table:formula="of:=[.B179]-[.S17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2]-[.B180]" office:value-type="string" office:string-value="" calcext:value-type="error">
            <text:p>#VALUE!</text:p>
          </table:table-cell>
          <table:table-cell office:value-type="float" office:value="0.873805403709" calcext:value-type="float">
            <text:p>0.8738054037</text:p>
          </table:table-cell>
          <table:table-cell table:formula="of:=[.G182]-[.D180]" office:value-type="float" office:value="-0.00386220216699995" calcext:value-type="float">
            <text:p>-0.0038622022</text:p>
          </table:table-cell>
          <table:table-cell table:formula="of:=[.B180]-[.$D182]" office:value-type="string" office:string-value="" calcext:value-type="error">
            <text:p>#VALUE!</text:p>
          </table:table-cell>
          <table:table-cell office:value-type="float" office:value="0.873805403709" calcext:value-type="float">
            <text:p>0.8738054037</text:p>
          </table:table-cell>
          <table:table-cell table:formula="of:=[.J182]-[.G180]" office:value-type="float" office:value="-0.00386220216699995" calcext:value-type="float">
            <text:p>-0.0038622022</text:p>
          </table:table-cell>
          <table:table-cell table:formula="of:=[.B180]-[.G180]" office:value-type="string" office:string-value="" calcext:value-type="error">
            <text:p>#VALUE!</text:p>
          </table:table-cell>
          <table:table-cell office:value-type="float" office:value="0.873805403709" calcext:value-type="float">
            <text:p>0.8738054037</text:p>
          </table:table-cell>
          <table:table-cell table:formula="of:=[.P182]-[.J180]" office:value-type="float" office:value="-0.00386220216699995" calcext:value-type="float">
            <text:p>-0.0038622022</text:p>
          </table:table-cell>
          <table:table-cell table:formula="of:=[.B180]-[.J180]" office:value-type="string" office:string-value="" calcext:value-type="error">
            <text:p>#VALUE!</text:p>
          </table:table-cell>
          <table:table-cell office:value-type="float" office:value="0.873805403709" calcext:value-type="float">
            <text:p>0.8738054037</text:p>
          </table:table-cell>
          <table:table-cell table:formula="of:=[.P182]-[.M180]" office:value-type="float" office:value="-0.00386220216699995" calcext:value-type="float">
            <text:p>-0.0038622022</text:p>
          </table:table-cell>
          <table:table-cell table:formula="of:=[.B180]-[.M180]" office:value-type="string" office:string-value="" calcext:value-type="error">
            <text:p>#VALUE!</text:p>
          </table:table-cell>
          <table:table-cell office:value-type="float" office:value="0.873805403709" calcext:value-type="float">
            <text:p>0.8738054037</text:p>
          </table:table-cell>
          <table:table-cell table:formula="of:=[.S182]-[.P180]" office:value-type="float" office:value="-0.00386220216699995" calcext:value-type="float">
            <text:p>-0.0038622022</text:p>
          </table:table-cell>
          <table:table-cell table:formula="of:=[.B180]-[.P180]" office:value-type="string" office:string-value="" calcext:value-type="error">
            <text:p>#VALUE!</text:p>
          </table:table-cell>
          <table:table-cell office:value-type="float" office:value="0.873805403709" calcext:value-type="float">
            <text:p>0.8738054037</text:p>
          </table:table-cell>
          <table:table-cell table:formula="of:=[.A180]-[.S180]" office:value-type="string" office:string-value="" calcext:value-type="error">
            <text:p>#VALUE!</text:p>
          </table:table-cell>
          <table:table-cell table:formula="of:=[.B180]-[.S18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3]-[.B181]" office:value-type="string" office:string-value="" calcext:value-type="error">
            <text:p>#VALUE!</text:p>
          </table:table-cell>
          <table:table-cell office:value-type="float" office:value="0.873417198658" calcext:value-type="float">
            <text:p>0.8734171987</text:p>
          </table:table-cell>
          <table:table-cell table:formula="of:=[.G183]-[.D181]" office:value-type="float" office:value="-0.000768065453000011" calcext:value-type="float">
            <text:p>-0.0007680655</text:p>
          </table:table-cell>
          <table:table-cell table:formula="of:=[.B181]-[.$D183]" office:value-type="string" office:string-value="" calcext:value-type="error">
            <text:p>#VALUE!</text:p>
          </table:table-cell>
          <table:table-cell office:value-type="float" office:value="0.870327234268" calcext:value-type="float">
            <text:p>0.8703272343</text:p>
          </table:table-cell>
          <table:table-cell table:formula="of:=[.J183]-[.G181]" office:value-type="float" office:value="0.00232189893699997" calcext:value-type="float">
            <text:p>0.0023218989</text:p>
          </table:table-cell>
          <table:table-cell table:formula="of:=[.B181]-[.G181]" office:value-type="string" office:string-value="" calcext:value-type="error">
            <text:p>#VALUE!</text:p>
          </table:table-cell>
          <table:table-cell office:value-type="float" office:value="0.870327234268" calcext:value-type="float">
            <text:p>0.8703272343</text:p>
          </table:table-cell>
          <table:table-cell table:formula="of:=[.P183]-[.J181]" office:value-type="float" office:value="0.00232189893699997" calcext:value-type="float">
            <text:p>0.0023218989</text:p>
          </table:table-cell>
          <table:table-cell table:formula="of:=[.B181]-[.J181]" office:value-type="string" office:string-value="" calcext:value-type="error">
            <text:p>#VALUE!</text:p>
          </table:table-cell>
          <table:table-cell office:value-type="float" office:value="0.870327234268" calcext:value-type="float">
            <text:p>0.8703272343</text:p>
          </table:table-cell>
          <table:table-cell table:formula="of:=[.P183]-[.M181]" office:value-type="float" office:value="0.00232189893699997" calcext:value-type="float">
            <text:p>0.0023218989</text:p>
          </table:table-cell>
          <table:table-cell table:formula="of:=[.B181]-[.M181]" office:value-type="string" office:string-value="" calcext:value-type="error">
            <text:p>#VALUE!</text:p>
          </table:table-cell>
          <table:table-cell office:value-type="float" office:value="0.870327234268" calcext:value-type="float">
            <text:p>0.8703272343</text:p>
          </table:table-cell>
          <table:table-cell table:formula="of:=[.S183]-[.P181]" office:value-type="float" office:value="0.00232189893699997" calcext:value-type="float">
            <text:p>0.0023218989</text:p>
          </table:table-cell>
          <table:table-cell table:formula="of:=[.B181]-[.P181]" office:value-type="string" office:string-value="" calcext:value-type="error">
            <text:p>#VALUE!</text:p>
          </table:table-cell>
          <table:table-cell office:value-type="float" office:value="0.870327234268" calcext:value-type="float">
            <text:p>0.8703272343</text:p>
          </table:table-cell>
          <table:table-cell table:formula="of:=[.A181]-[.S181]" office:value-type="string" office:string-value="" calcext:value-type="error">
            <text:p>#VALUE!</text:p>
          </table:table-cell>
          <table:table-cell table:formula="of:=[.B181]-[.S18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4]-[.B182]" office:value-type="string" office:string-value="" calcext:value-type="error">
            <text:p>#VALUE!</text:p>
          </table:table-cell>
          <table:table-cell office:value-type="float" office:value="0.869943201542" calcext:value-type="float">
            <text:p>0.8699432015</text:p>
          </table:table-cell>
          <table:table-cell table:formula="of:=[.G184]-[.D182]" office:value-type="float" office:value="0.002326190472" calcext:value-type="float">
            <text:p>0.0023261905</text:p>
          </table:table-cell>
          <table:table-cell table:formula="of:=[.B182]-[.$D184]" office:value-type="string" office:string-value="" calcext:value-type="error">
            <text:p>#VALUE!</text:p>
          </table:table-cell>
          <table:table-cell office:value-type="float" office:value="0.869943201542" calcext:value-type="float">
            <text:p>0.8699432015</text:p>
          </table:table-cell>
          <table:table-cell table:formula="of:=[.J184]-[.G182]" office:value-type="float" office:value="-0.000759720802000041" calcext:value-type="float">
            <text:p>-0.0007597208</text:p>
          </table:table-cell>
          <table:table-cell table:formula="of:=[.B182]-[.G182]" office:value-type="string" office:string-value="" calcext:value-type="error">
            <text:p>#VALUE!</text:p>
          </table:table-cell>
          <table:table-cell office:value-type="float" office:value="0.869943201542" calcext:value-type="float">
            <text:p>0.8699432015</text:p>
          </table:table-cell>
          <table:table-cell table:formula="of:=[.P184]-[.J182]" office:value-type="float" office:value="-0.000759720802000041" calcext:value-type="float">
            <text:p>-0.0007597208</text:p>
          </table:table-cell>
          <table:table-cell table:formula="of:=[.B182]-[.J182]" office:value-type="string" office:string-value="" calcext:value-type="error">
            <text:p>#VALUE!</text:p>
          </table:table-cell>
          <table:table-cell office:value-type="float" office:value="0.869943201542" calcext:value-type="float">
            <text:p>0.8699432015</text:p>
          </table:table-cell>
          <table:table-cell table:formula="of:=[.P184]-[.M182]" office:value-type="float" office:value="-0.000759720802000041" calcext:value-type="float">
            <text:p>-0.0007597208</text:p>
          </table:table-cell>
          <table:table-cell table:formula="of:=[.B182]-[.M182]" office:value-type="string" office:string-value="" calcext:value-type="error">
            <text:p>#VALUE!</text:p>
          </table:table-cell>
          <table:table-cell office:value-type="float" office:value="0.869943201542" calcext:value-type="float">
            <text:p>0.8699432015</text:p>
          </table:table-cell>
          <table:table-cell table:formula="of:=[.S184]-[.P182]" office:value-type="float" office:value="0.002326190472" calcext:value-type="float">
            <text:p>0.0023261905</text:p>
          </table:table-cell>
          <table:table-cell table:formula="of:=[.B182]-[.P182]" office:value-type="string" office:string-value="" calcext:value-type="error">
            <text:p>#VALUE!</text:p>
          </table:table-cell>
          <table:table-cell office:value-type="float" office:value="0.869943201542" calcext:value-type="float">
            <text:p>0.8699432015</text:p>
          </table:table-cell>
          <table:table-cell table:formula="of:=[.A182]-[.S182]" office:value-type="string" office:string-value="" calcext:value-type="error">
            <text:p>#VALUE!</text:p>
          </table:table-cell>
          <table:table-cell table:formula="of:=[.B182]-[.S18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5]-[.B183]" office:value-type="string" office:string-value="" calcext:value-type="error">
            <text:p>#VALUE!</text:p>
          </table:table-cell>
          <table:table-cell office:value-type="float" office:value="0.872649133205" calcext:value-type="float">
            <text:p>0.8726491332</text:p>
          </table:table-cell>
          <table:table-cell table:formula="of:=[.G185]-[.D183]" office:value-type="float" office:value="-0.00075674056999997" calcext:value-type="float">
            <text:p>-0.0007567406</text:p>
          </table:table-cell>
          <table:table-cell table:formula="of:=[.B183]-[.$D185]" office:value-type="string" office:string-value="" calcext:value-type="error">
            <text:p>#VALUE!</text:p>
          </table:table-cell>
          <table:table-cell office:value-type="float" office:value="0.872649133205" calcext:value-type="float">
            <text:p>0.8726491332</text:p>
          </table:table-cell>
          <table:table-cell table:formula="of:=[.J185]-[.G183]" office:value-type="float" office:value="-0.00384128093699998" calcext:value-type="float">
            <text:p>-0.0038412809</text:p>
          </table:table-cell>
          <table:table-cell table:formula="of:=[.B183]-[.G183]" office:value-type="string" office:string-value="" calcext:value-type="error">
            <text:p>#VALUE!</text:p>
          </table:table-cell>
          <table:table-cell office:value-type="float" office:value="0.872649133205" calcext:value-type="float">
            <text:p>0.8726491332</text:p>
          </table:table-cell>
          <table:table-cell table:formula="of:=[.P185]-[.J183]" office:value-type="float" office:value="-0.00384128093699998" calcext:value-type="float">
            <text:p>-0.0038412809</text:p>
          </table:table-cell>
          <table:table-cell table:formula="of:=[.B183]-[.J183]" office:value-type="string" office:string-value="" calcext:value-type="error">
            <text:p>#VALUE!</text:p>
          </table:table-cell>
          <table:table-cell office:value-type="float" office:value="0.872649133205" calcext:value-type="float">
            <text:p>0.8726491332</text:p>
          </table:table-cell>
          <table:table-cell table:formula="of:=[.P185]-[.M183]" office:value-type="float" office:value="-0.00384128093699998" calcext:value-type="float">
            <text:p>-0.0038412809</text:p>
          </table:table-cell>
          <table:table-cell table:formula="of:=[.B183]-[.M183]" office:value-type="string" office:string-value="" calcext:value-type="error">
            <text:p>#VALUE!</text:p>
          </table:table-cell>
          <table:table-cell office:value-type="float" office:value="0.872649133205" calcext:value-type="float">
            <text:p>0.8726491332</text:p>
          </table:table-cell>
          <table:table-cell table:formula="of:=[.S185]-[.P183]" office:value-type="float" office:value="-0.00075674056999997" calcext:value-type="float">
            <text:p>-0.0007567406</text:p>
          </table:table-cell>
          <table:table-cell table:formula="of:=[.B183]-[.P183]" office:value-type="string" office:string-value="" calcext:value-type="error">
            <text:p>#VALUE!</text:p>
          </table:table-cell>
          <table:table-cell office:value-type="float" office:value="0.872649133205" calcext:value-type="float">
            <text:p>0.8726491332</text:p>
          </table:table-cell>
          <table:table-cell table:formula="of:=[.A183]-[.S183]" office:value-type="string" office:string-value="" calcext:value-type="error">
            <text:p>#VALUE!</text:p>
          </table:table-cell>
          <table:table-cell table:formula="of:=[.B183]-[.S18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6]-[.B184]" office:value-type="string" office:string-value="" calcext:value-type="error">
            <text:p>#VALUE!</text:p>
          </table:table-cell>
          <table:table-cell office:value-type="float" office:value="0.872269392014" calcext:value-type="float">
            <text:p>0.872269392</text:p>
          </table:table-cell>
          <table:table-cell table:formula="of:=[.G186]-[.D184]" office:value-type="float" office:value="-0.00383430719400002" calcext:value-type="float">
            <text:p>-0.0038343072</text:p>
          </table:table-cell>
          <table:table-cell table:formula="of:=[.B184]-[.$D186]" office:value-type="string" office:string-value="" calcext:value-type="error">
            <text:p>#VALUE!</text:p>
          </table:table-cell>
          <table:table-cell office:value-type="float" office:value="0.872269392014" calcext:value-type="float">
            <text:p>0.872269392</text:p>
          </table:table-cell>
          <table:table-cell table:formula="of:=[.J186]-[.G184]" office:value-type="float" office:value="-0.000751078128999994" calcext:value-type="float">
            <text:p>-0.0007510781</text:p>
          </table:table-cell>
          <table:table-cell table:formula="of:=[.B184]-[.G184]" office:value-type="string" office:string-value="" calcext:value-type="error">
            <text:p>#VALUE!</text:p>
          </table:table-cell>
          <table:table-cell office:value-type="float" office:value="0.86918348074" calcext:value-type="float">
            <text:p>0.8691834807</text:p>
          </table:table-cell>
          <table:table-cell table:formula="of:=[.P186]-[.J184]" office:value-type="float" office:value="0.00233483314500005" calcext:value-type="float">
            <text:p>0.0023348331</text:p>
          </table:table-cell>
          <table:table-cell table:formula="of:=[.B184]-[.J184]" office:value-type="string" office:string-value="" calcext:value-type="error">
            <text:p>#VALUE!</text:p>
          </table:table-cell>
          <table:table-cell office:value-type="float" office:value="0.86918348074" calcext:value-type="float">
            <text:p>0.8691834807</text:p>
          </table:table-cell>
          <table:table-cell table:formula="of:=[.P186]-[.M184]" office:value-type="float" office:value="0.00233483314500005" calcext:value-type="float">
            <text:p>0.0023348331</text:p>
          </table:table-cell>
          <table:table-cell table:formula="of:=[.B184]-[.M184]" office:value-type="string" office:string-value="" calcext:value-type="error">
            <text:p>#VALUE!</text:p>
          </table:table-cell>
          <table:table-cell office:value-type="float" office:value="0.86918348074" calcext:value-type="float">
            <text:p>0.8691834807</text:p>
          </table:table-cell>
          <table:table-cell table:formula="of:=[.S186]-[.P184]" office:value-type="float" office:value="0.00233483314500005" calcext:value-type="float">
            <text:p>0.0023348331</text:p>
          </table:table-cell>
          <table:table-cell table:formula="of:=[.B184]-[.P184]" office:value-type="string" office:string-value="" calcext:value-type="error">
            <text:p>#VALUE!</text:p>
          </table:table-cell>
          <table:table-cell office:value-type="float" office:value="0.872269392014" calcext:value-type="float">
            <text:p>0.872269392</text:p>
          </table:table-cell>
          <table:table-cell table:formula="of:=[.A184]-[.S184]" office:value-type="string" office:string-value="" calcext:value-type="error">
            <text:p>#VALUE!</text:p>
          </table:table-cell>
          <table:table-cell table:formula="of:=[.B184]-[.S18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7]-[.B185]" office:value-type="string" office:string-value="" calcext:value-type="error">
            <text:p>#VALUE!</text:p>
          </table:table-cell>
          <table:table-cell office:value-type="float" office:value="0.871892392635" calcext:value-type="float">
            <text:p>0.8718923926</text:p>
          </table:table-cell>
          <table:table-cell table:formula="of:=[.G187]-[.D185]" office:value-type="float" office:value="-0.00382727384500003" calcext:value-type="float">
            <text:p>-0.0038272738</text:p>
          </table:table-cell>
          <table:table-cell table:formula="of:=[.B185]-[.$D187]" office:value-type="string" office:string-value="" calcext:value-type="error">
            <text:p>#VALUE!</text:p>
          </table:table-cell>
          <table:table-cell office:value-type="float" office:value="0.871892392635" calcext:value-type="float">
            <text:p>0.8718923926</text:p>
          </table:table-cell>
          <table:table-cell table:formula="of:=[.J187]-[.G185]" office:value-type="float" office:value="-0.00382727384500003" calcext:value-type="float">
            <text:p>-0.0038272738</text:p>
          </table:table-cell>
          <table:table-cell table:formula="of:=[.B185]-[.G185]" office:value-type="string" office:string-value="" calcext:value-type="error">
            <text:p>#VALUE!</text:p>
          </table:table-cell>
          <table:table-cell office:value-type="float" office:value="0.868807852268" calcext:value-type="float">
            <text:p>0.8688078523</text:p>
          </table:table-cell>
          <table:table-cell table:formula="of:=[.P187]-[.J185]" office:value-type="float" office:value="-0.000742733478000024" calcext:value-type="float">
            <text:p>-0.0007427335</text:p>
          </table:table-cell>
          <table:table-cell table:formula="of:=[.B185]-[.J185]" office:value-type="string" office:string-value="" calcext:value-type="error">
            <text:p>#VALUE!</text:p>
          </table:table-cell>
          <table:table-cell office:value-type="float" office:value="0.868807852268" calcext:value-type="float">
            <text:p>0.8688078523</text:p>
          </table:table-cell>
          <table:table-cell table:formula="of:=[.P187]-[.M185]" office:value-type="float" office:value="-0.000742733478000024" calcext:value-type="float">
            <text:p>-0.0007427335</text:p>
          </table:table-cell>
          <table:table-cell table:formula="of:=[.B185]-[.M185]" office:value-type="string" office:string-value="" calcext:value-type="error">
            <text:p>#VALUE!</text:p>
          </table:table-cell>
          <table:table-cell office:value-type="float" office:value="0.868807852268" calcext:value-type="float">
            <text:p>0.8688078523</text:p>
          </table:table-cell>
          <table:table-cell table:formula="of:=[.S187]-[.P185]" office:value-type="float" office:value="-0.000742733478000024" calcext:value-type="float">
            <text:p>-0.0007427335</text:p>
          </table:table-cell>
          <table:table-cell table:formula="of:=[.B185]-[.P185]" office:value-type="string" office:string-value="" calcext:value-type="error">
            <text:p>#VALUE!</text:p>
          </table:table-cell>
          <table:table-cell office:value-type="float" office:value="0.871892392635" calcext:value-type="float">
            <text:p>0.8718923926</text:p>
          </table:table-cell>
          <table:table-cell table:formula="of:=[.A185]-[.S185]" office:value-type="string" office:string-value="" calcext:value-type="error">
            <text:p>#VALUE!</text:p>
          </table:table-cell>
          <table:table-cell table:formula="of:=[.B185]-[.S18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8]-[.B186]" office:value-type="string" office:string-value="" calcext:value-type="error">
            <text:p>#VALUE!</text:p>
          </table:table-cell>
          <table:table-cell office:value-type="float" office:value="0.86843508482" calcext:value-type="float">
            <text:p>0.8684350848</text:p>
          </table:table-cell>
          <table:table-cell table:formula="of:=[.G188]-[.D186]" office:value-type="float" office:value="-0.000737130641999983" calcext:value-type="float">
            <text:p>-0.0007371306</text:p>
          </table:table-cell>
          <table:table-cell table:formula="of:=[.B186]-[.$D188]" office:value-type="string" office:string-value="" calcext:value-type="error">
            <text:p>#VALUE!</text:p>
          </table:table-cell>
          <table:table-cell office:value-type="float" office:value="0.86843508482" calcext:value-type="float">
            <text:p>0.8684350848</text:p>
          </table:table-cell>
          <table:table-cell table:formula="of:=[.J188]-[.G186]" office:value-type="float" office:value="-0.000737130641999983" calcext:value-type="float">
            <text:p>-0.0007371306</text:p>
          </table:table-cell>
          <table:table-cell table:formula="of:=[.B186]-[.G186]" office:value-type="string" office:string-value="" calcext:value-type="error">
            <text:p>#VALUE!</text:p>
          </table:table-cell>
          <table:table-cell office:value-type="float" office:value="0.871518313885" calcext:value-type="float">
            <text:p>0.8715183139</text:p>
          </table:table-cell>
          <table:table-cell table:formula="of:=[.P188]-[.J186]" office:value-type="float" office:value="-0.00382035970700001" calcext:value-type="float">
            <text:p>-0.0038203597</text:p>
          </table:table-cell>
          <table:table-cell table:formula="of:=[.B186]-[.J186]" office:value-type="string" office:string-value="" calcext:value-type="error">
            <text:p>#VALUE!</text:p>
          </table:table-cell>
          <table:table-cell office:value-type="float" office:value="0.871518313885" calcext:value-type="float">
            <text:p>0.8715183139</text:p>
          </table:table-cell>
          <table:table-cell table:formula="of:=[.P188]-[.M186]" office:value-type="float" office:value="-0.00382035970700001" calcext:value-type="float">
            <text:p>-0.0038203597</text:p>
          </table:table-cell>
          <table:table-cell table:formula="of:=[.B186]-[.M186]" office:value-type="string" office:string-value="" calcext:value-type="error">
            <text:p>#VALUE!</text:p>
          </table:table-cell>
          <table:table-cell office:value-type="float" office:value="0.871518313885" calcext:value-type="float">
            <text:p>0.8715183139</text:p>
          </table:table-cell>
          <table:table-cell table:formula="of:=[.S188]-[.P186]" office:value-type="float" office:value="-0.00382035970700001" calcext:value-type="float">
            <text:p>-0.0038203597</text:p>
          </table:table-cell>
          <table:table-cell table:formula="of:=[.B186]-[.P186]" office:value-type="string" office:string-value="" calcext:value-type="error">
            <text:p>#VALUE!</text:p>
          </table:table-cell>
          <table:table-cell office:value-type="float" office:value="0.871518313885" calcext:value-type="float">
            <text:p>0.8715183139</text:p>
          </table:table-cell>
          <table:table-cell table:formula="of:=[.A186]-[.S186]" office:value-type="string" office:string-value="" calcext:value-type="error">
            <text:p>#VALUE!</text:p>
          </table:table-cell>
          <table:table-cell table:formula="of:=[.B186]-[.S18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89]-[.B187]" office:value-type="string" office:string-value="" calcext:value-type="error">
            <text:p>#VALUE!</text:p>
          </table:table-cell>
          <table:table-cell office:value-type="float" office:value="0.86806511879" calcext:value-type="float">
            <text:p>0.8680651188</text:p>
          </table:table-cell>
          <table:table-cell table:formula="of:=[.G189]-[.D187]" office:value-type="float" office:value="-0.000731468200999896" calcext:value-type="float">
            <text:p>-0.0007314682</text:p>
          </table:table-cell>
          <table:table-cell table:formula="of:=[.B187]-[.$D189]" office:value-type="string" office:string-value="" calcext:value-type="error">
            <text:p>#VALUE!</text:p>
          </table:table-cell>
          <table:table-cell office:value-type="float" office:value="0.86806511879" calcext:value-type="float">
            <text:p>0.8680651188</text:p>
          </table:table-cell>
          <table:table-cell table:formula="of:=[.J189]-[.G187]" office:value-type="float" office:value="-0.000731468200999896" calcext:value-type="float">
            <text:p>-0.0007314682</text:p>
          </table:table-cell>
          <table:table-cell table:formula="of:=[.B187]-[.G187]" office:value-type="string" office:string-value="" calcext:value-type="error">
            <text:p>#VALUE!</text:p>
          </table:table-cell>
          <table:table-cell office:value-type="float" office:value="0.86806511879" calcext:value-type="float">
            <text:p>0.8680651188</text:p>
          </table:table-cell>
          <table:table-cell table:formula="of:=[.P189]-[.J187]" office:value-type="float" office:value="-0.000731468200999896" calcext:value-type="float">
            <text:p>-0.0007314682</text:p>
          </table:table-cell>
          <table:table-cell table:formula="of:=[.B187]-[.J187]" office:value-type="string" office:string-value="" calcext:value-type="error">
            <text:p>#VALUE!</text:p>
          </table:table-cell>
          <table:table-cell office:value-type="float" office:value="0.86806511879" calcext:value-type="float">
            <text:p>0.8680651188</text:p>
          </table:table-cell>
          <table:table-cell table:formula="of:=[.P189]-[.M187]" office:value-type="float" office:value="-0.000731468200999896" calcext:value-type="float">
            <text:p>-0.0007314682</text:p>
          </table:table-cell>
          <table:table-cell table:formula="of:=[.B187]-[.M187]" office:value-type="string" office:string-value="" calcext:value-type="error">
            <text:p>#VALUE!</text:p>
          </table:table-cell>
          <table:table-cell office:value-type="float" office:value="0.86806511879" calcext:value-type="float">
            <text:p>0.8680651188</text:p>
          </table:table-cell>
          <table:table-cell table:formula="of:=[.S189]-[.P187]" office:value-type="float" office:value="-0.000731468200999896" calcext:value-type="float">
            <text:p>-0.0007314682</text:p>
          </table:table-cell>
          <table:table-cell table:formula="of:=[.B187]-[.P187]" office:value-type="string" office:string-value="" calcext:value-type="error">
            <text:p>#VALUE!</text:p>
          </table:table-cell>
          <table:table-cell office:value-type="float" office:value="0.86806511879" calcext:value-type="float">
            <text:p>0.8680651188</text:p>
          </table:table-cell>
          <table:table-cell table:formula="of:=[.A187]-[.S187]" office:value-type="string" office:string-value="" calcext:value-type="error">
            <text:p>#VALUE!</text:p>
          </table:table-cell>
          <table:table-cell table:formula="of:=[.B187]-[.S18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0]-[.B188]" office:value-type="string" office:string-value="" calcext:value-type="error">
            <text:p>#VALUE!</text:p>
          </table:table-cell>
          <table:table-cell office:value-type="float" office:value="0.867697954178" calcext:value-type="float">
            <text:p>0.8676979542</text:p>
          </table:table-cell>
          <table:table-cell table:formula="of:=[.G190]-[.D188]" office:value-type="float" office:value="-0.000725805760000031" calcext:value-type="float">
            <text:p>-0.0007258058</text:p>
          </table:table-cell>
          <table:table-cell table:formula="of:=[.B188]-[.$D190]" office:value-type="string" office:string-value="" calcext:value-type="error">
            <text:p>#VALUE!</text:p>
          </table:table-cell>
          <table:table-cell office:value-type="float" office:value="0.867697954178" calcext:value-type="float">
            <text:p>0.8676979542</text:p>
          </table:table-cell>
          <table:table-cell table:formula="of:=[.J190]-[.G188]" office:value-type="float" office:value="-0.000725805760000031" calcext:value-type="float">
            <text:p>-0.0007258058</text:p>
          </table:table-cell>
          <table:table-cell table:formula="of:=[.B188]-[.G188]" office:value-type="string" office:string-value="" calcext:value-type="error">
            <text:p>#VALUE!</text:p>
          </table:table-cell>
          <table:table-cell office:value-type="float" office:value="0.867697954178" calcext:value-type="float">
            <text:p>0.8676979542</text:p>
          </table:table-cell>
          <table:table-cell table:formula="of:=[.P190]-[.J188]" office:value-type="float" office:value="-0.000725805760000031" calcext:value-type="float">
            <text:p>-0.0007258058</text:p>
          </table:table-cell>
          <table:table-cell table:formula="of:=[.B188]-[.J188]" office:value-type="string" office:string-value="" calcext:value-type="error">
            <text:p>#VALUE!</text:p>
          </table:table-cell>
          <table:table-cell office:value-type="float" office:value="0.867697954178" calcext:value-type="float">
            <text:p>0.8676979542</text:p>
          </table:table-cell>
          <table:table-cell table:formula="of:=[.P190]-[.M188]" office:value-type="float" office:value="-0.000725805760000031" calcext:value-type="float">
            <text:p>-0.0007258058</text:p>
          </table:table-cell>
          <table:table-cell table:formula="of:=[.B188]-[.M188]" office:value-type="string" office:string-value="" calcext:value-type="error">
            <text:p>#VALUE!</text:p>
          </table:table-cell>
          <table:table-cell office:value-type="float" office:value="0.867697954178" calcext:value-type="float">
            <text:p>0.8676979542</text:p>
          </table:table-cell>
          <table:table-cell table:formula="of:=[.S190]-[.P188]" office:value-type="float" office:value="-0.000725805760000031" calcext:value-type="float">
            <text:p>-0.0007258058</text:p>
          </table:table-cell>
          <table:table-cell table:formula="of:=[.B188]-[.P188]" office:value-type="string" office:string-value="" calcext:value-type="error">
            <text:p>#VALUE!</text:p>
          </table:table-cell>
          <table:table-cell office:value-type="float" office:value="0.867697954178" calcext:value-type="float">
            <text:p>0.8676979542</text:p>
          </table:table-cell>
          <table:table-cell table:formula="of:=[.A188]-[.S188]" office:value-type="string" office:string-value="" calcext:value-type="error">
            <text:p>#VALUE!</text:p>
          </table:table-cell>
          <table:table-cell table:formula="of:=[.B188]-[.S18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1]-[.B189]" office:value-type="string" office:string-value="" calcext:value-type="error">
            <text:p>#VALUE!</text:p>
          </table:table-cell>
          <table:table-cell office:value-type="float" office:value="0.867333650589" calcext:value-type="float">
            <text:p>0.8673336506</text:p>
          </table:table-cell>
          <table:table-cell table:formula="of:=[.G191]-[.D189]" office:value-type="float" office:value="-0.000720143318000077" calcext:value-type="float">
            <text:p>-0.0007201433</text:p>
          </table:table-cell>
          <table:table-cell table:formula="of:=[.B189]-[.$D191]" office:value-type="string" office:string-value="" calcext:value-type="error">
            <text:p>#VALUE!</text:p>
          </table:table-cell>
          <table:table-cell office:value-type="float" office:value="0.867333650589" calcext:value-type="float">
            <text:p>0.8673336506</text:p>
          </table:table-cell>
          <table:table-cell table:formula="of:=[.J191]-[.G189]" office:value-type="float" office:value="-0.000720143318000077" calcext:value-type="float">
            <text:p>-0.0007201433</text:p>
          </table:table-cell>
          <table:table-cell table:formula="of:=[.B189]-[.G189]" office:value-type="string" office:string-value="" calcext:value-type="error">
            <text:p>#VALUE!</text:p>
          </table:table-cell>
          <table:table-cell office:value-type="float" office:value="0.867333650589" calcext:value-type="float">
            <text:p>0.8673336506</text:p>
          </table:table-cell>
          <table:table-cell table:formula="of:=[.P191]-[.J189]" office:value-type="float" office:value="-0.000720143318000077" calcext:value-type="float">
            <text:p>-0.0007201433</text:p>
          </table:table-cell>
          <table:table-cell table:formula="of:=[.B189]-[.J189]" office:value-type="string" office:string-value="" calcext:value-type="error">
            <text:p>#VALUE!</text:p>
          </table:table-cell>
          <table:table-cell office:value-type="float" office:value="0.867333650589" calcext:value-type="float">
            <text:p>0.8673336506</text:p>
          </table:table-cell>
          <table:table-cell table:formula="of:=[.P191]-[.M189]" office:value-type="float" office:value="-0.000720143318000077" calcext:value-type="float">
            <text:p>-0.0007201433</text:p>
          </table:table-cell>
          <table:table-cell table:formula="of:=[.B189]-[.M189]" office:value-type="string" office:string-value="" calcext:value-type="error">
            <text:p>#VALUE!</text:p>
          </table:table-cell>
          <table:table-cell office:value-type="float" office:value="0.867333650589" calcext:value-type="float">
            <text:p>0.8673336506</text:p>
          </table:table-cell>
          <table:table-cell table:formula="of:=[.S191]-[.P189]" office:value-type="float" office:value="-0.000720143318000077" calcext:value-type="float">
            <text:p>-0.0007201433</text:p>
          </table:table-cell>
          <table:table-cell table:formula="of:=[.B189]-[.P189]" office:value-type="string" office:string-value="" calcext:value-type="error">
            <text:p>#VALUE!</text:p>
          </table:table-cell>
          <table:table-cell office:value-type="float" office:value="0.867333650589" calcext:value-type="float">
            <text:p>0.8673336506</text:p>
          </table:table-cell>
          <table:table-cell table:formula="of:=[.A189]-[.S189]" office:value-type="string" office:string-value="" calcext:value-type="error">
            <text:p>#VALUE!</text:p>
          </table:table-cell>
          <table:table-cell table:formula="of:=[.B189]-[.S18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2]-[.B190]" office:value-type="string" office:string-value="" calcext:value-type="error">
            <text:p>#VALUE!</text:p>
          </table:table-cell>
          <table:table-cell office:value-type="float" office:value="0.866972148418" calcext:value-type="float">
            <text:p>0.8669721484</text:p>
          </table:table-cell>
          <table:table-cell table:formula="of:=[.G192]-[.D190]" office:value-type="float" office:value="-0.000714421271999943" calcext:value-type="float">
            <text:p>-0.0007144213</text:p>
          </table:table-cell>
          <table:table-cell table:formula="of:=[.B190]-[.$D192]" office:value-type="string" office:string-value="" calcext:value-type="error">
            <text:p>#VALUE!</text:p>
          </table:table-cell>
          <table:table-cell office:value-type="float" office:value="0.866972148418" calcext:value-type="float">
            <text:p>0.8669721484</text:p>
          </table:table-cell>
          <table:table-cell table:formula="of:=[.J192]-[.G190]" office:value-type="float" office:value="-0.000714421271999943" calcext:value-type="float">
            <text:p>-0.0007144213</text:p>
          </table:table-cell>
          <table:table-cell table:formula="of:=[.B190]-[.G190]" office:value-type="string" office:string-value="" calcext:value-type="error">
            <text:p>#VALUE!</text:p>
          </table:table-cell>
          <table:table-cell office:value-type="float" office:value="0.866972148418" calcext:value-type="float">
            <text:p>0.8669721484</text:p>
          </table:table-cell>
          <table:table-cell table:formula="of:=[.P192]-[.J190]" office:value-type="float" office:value="-0.000714421271999943" calcext:value-type="float">
            <text:p>-0.0007144213</text:p>
          </table:table-cell>
          <table:table-cell table:formula="of:=[.B190]-[.J190]" office:value-type="string" office:string-value="" calcext:value-type="error">
            <text:p>#VALUE!</text:p>
          </table:table-cell>
          <table:table-cell office:value-type="float" office:value="0.866972148418" calcext:value-type="float">
            <text:p>0.8669721484</text:p>
          </table:table-cell>
          <table:table-cell table:formula="of:=[.P192]-[.M190]" office:value-type="float" office:value="-0.000714421271999943" calcext:value-type="float">
            <text:p>-0.0007144213</text:p>
          </table:table-cell>
          <table:table-cell table:formula="of:=[.B190]-[.M190]" office:value-type="string" office:string-value="" calcext:value-type="error">
            <text:p>#VALUE!</text:p>
          </table:table-cell>
          <table:table-cell office:value-type="float" office:value="0.866972148418" calcext:value-type="float">
            <text:p>0.8669721484</text:p>
          </table:table-cell>
          <table:table-cell table:formula="of:=[.S192]-[.P190]" office:value-type="float" office:value="-0.000714421271999943" calcext:value-type="float">
            <text:p>-0.0007144213</text:p>
          </table:table-cell>
          <table:table-cell table:formula="of:=[.B190]-[.P190]" office:value-type="string" office:string-value="" calcext:value-type="error">
            <text:p>#VALUE!</text:p>
          </table:table-cell>
          <table:table-cell office:value-type="float" office:value="0.866972148418" calcext:value-type="float">
            <text:p>0.8669721484</text:p>
          </table:table-cell>
          <table:table-cell table:formula="of:=[.A190]-[.S190]" office:value-type="string" office:string-value="" calcext:value-type="error">
            <text:p>#VALUE!</text:p>
          </table:table-cell>
          <table:table-cell table:formula="of:=[.B190]-[.S19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3]-[.B191]" office:value-type="string" office:string-value="" calcext:value-type="error">
            <text:p>#VALUE!</text:p>
          </table:table-cell>
          <table:table-cell office:value-type="float" office:value="0.866613507271" calcext:value-type="float">
            <text:p>0.8666135073</text:p>
          </table:table-cell>
          <table:table-cell table:formula="of:=[.G193]-[.D191]" office:value-type="float" office:value="-0.000708758830999967" calcext:value-type="float">
            <text:p>-0.0007087588</text:p>
          </table:table-cell>
          <table:table-cell table:formula="of:=[.B191]-[.$D193]" office:value-type="string" office:string-value="" calcext:value-type="error">
            <text:p>#VALUE!</text:p>
          </table:table-cell>
          <table:table-cell office:value-type="float" office:value="0.866613507271" calcext:value-type="float">
            <text:p>0.8666135073</text:p>
          </table:table-cell>
          <table:table-cell table:formula="of:=[.J193]-[.G191]" office:value-type="float" office:value="-0.000708758830999967" calcext:value-type="float">
            <text:p>-0.0007087588</text:p>
          </table:table-cell>
          <table:table-cell table:formula="of:=[.B191]-[.G191]" office:value-type="string" office:string-value="" calcext:value-type="error">
            <text:p>#VALUE!</text:p>
          </table:table-cell>
          <table:table-cell office:value-type="float" office:value="0.866613507271" calcext:value-type="float">
            <text:p>0.8666135073</text:p>
          </table:table-cell>
          <table:table-cell table:formula="of:=[.P193]-[.J191]" office:value-type="float" office:value="-0.000708758830999967" calcext:value-type="float">
            <text:p>-0.0007087588</text:p>
          </table:table-cell>
          <table:table-cell table:formula="of:=[.B191]-[.J191]" office:value-type="string" office:string-value="" calcext:value-type="error">
            <text:p>#VALUE!</text:p>
          </table:table-cell>
          <table:table-cell office:value-type="float" office:value="0.866613507271" calcext:value-type="float">
            <text:p>0.8666135073</text:p>
          </table:table-cell>
          <table:table-cell table:formula="of:=[.P193]-[.M191]" office:value-type="float" office:value="-0.000708758830999967" calcext:value-type="float">
            <text:p>-0.0007087588</text:p>
          </table:table-cell>
          <table:table-cell table:formula="of:=[.B191]-[.M191]" office:value-type="string" office:string-value="" calcext:value-type="error">
            <text:p>#VALUE!</text:p>
          </table:table-cell>
          <table:table-cell office:value-type="float" office:value="0.866613507271" calcext:value-type="float">
            <text:p>0.8666135073</text:p>
          </table:table-cell>
          <table:table-cell table:formula="of:=[.S193]-[.P191]" office:value-type="float" office:value="-0.000708758830999967" calcext:value-type="float">
            <text:p>-0.0007087588</text:p>
          </table:table-cell>
          <table:table-cell table:formula="of:=[.B191]-[.P191]" office:value-type="string" office:string-value="" calcext:value-type="error">
            <text:p>#VALUE!</text:p>
          </table:table-cell>
          <table:table-cell office:value-type="float" office:value="0.866613507271" calcext:value-type="float">
            <text:p>0.8666135073</text:p>
          </table:table-cell>
          <table:table-cell table:formula="of:=[.A191]-[.S191]" office:value-type="string" office:string-value="" calcext:value-type="error">
            <text:p>#VALUE!</text:p>
          </table:table-cell>
          <table:table-cell table:formula="of:=[.B191]-[.S19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4]-[.B192]" office:value-type="string" office:string-value="" calcext:value-type="error">
            <text:p>#VALUE!</text:p>
          </table:table-cell>
          <table:table-cell office:value-type="float" office:value="0.866257727146" calcext:value-type="float">
            <text:p>0.8662577271</text:p>
          </table:table-cell>
          <table:table-cell table:formula="of:=[.G194]-[.D192]" office:value-type="float" office:value="-0.000703036785000055" calcext:value-type="float">
            <text:p>-0.0007030368</text:p>
          </table:table-cell>
          <table:table-cell table:formula="of:=[.B192]-[.$D194]" office:value-type="string" office:string-value="" calcext:value-type="error">
            <text:p>#VALUE!</text:p>
          </table:table-cell>
          <table:table-cell office:value-type="float" office:value="0.866257727146" calcext:value-type="float">
            <text:p>0.8662577271</text:p>
          </table:table-cell>
          <table:table-cell table:formula="of:=[.J194]-[.G192]" office:value-type="float" office:value="-0.000703036785000055" calcext:value-type="float">
            <text:p>-0.0007030368</text:p>
          </table:table-cell>
          <table:table-cell table:formula="of:=[.B192]-[.G192]" office:value-type="string" office:string-value="" calcext:value-type="error">
            <text:p>#VALUE!</text:p>
          </table:table-cell>
          <table:table-cell office:value-type="float" office:value="0.866257727146" calcext:value-type="float">
            <text:p>0.8662577271</text:p>
          </table:table-cell>
          <table:table-cell table:formula="of:=[.P194]-[.J192]" office:value-type="float" office:value="-0.000703036785000055" calcext:value-type="float">
            <text:p>-0.0007030368</text:p>
          </table:table-cell>
          <table:table-cell table:formula="of:=[.B192]-[.J192]" office:value-type="string" office:string-value="" calcext:value-type="error">
            <text:p>#VALUE!</text:p>
          </table:table-cell>
          <table:table-cell office:value-type="float" office:value="0.866257727146" calcext:value-type="float">
            <text:p>0.8662577271</text:p>
          </table:table-cell>
          <table:table-cell table:formula="of:=[.P194]-[.M192]" office:value-type="float" office:value="-0.000703036785000055" calcext:value-type="float">
            <text:p>-0.0007030368</text:p>
          </table:table-cell>
          <table:table-cell table:formula="of:=[.B192]-[.M192]" office:value-type="string" office:string-value="" calcext:value-type="error">
            <text:p>#VALUE!</text:p>
          </table:table-cell>
          <table:table-cell office:value-type="float" office:value="0.866257727146" calcext:value-type="float">
            <text:p>0.8662577271</text:p>
          </table:table-cell>
          <table:table-cell table:formula="of:=[.S194]-[.P192]" office:value-type="float" office:value="-0.000703036785000055" calcext:value-type="float">
            <text:p>-0.0007030368</text:p>
          </table:table-cell>
          <table:table-cell table:formula="of:=[.B192]-[.P192]" office:value-type="string" office:string-value="" calcext:value-type="error">
            <text:p>#VALUE!</text:p>
          </table:table-cell>
          <table:table-cell office:value-type="float" office:value="0.866257727146" calcext:value-type="float">
            <text:p>0.8662577271</text:p>
          </table:table-cell>
          <table:table-cell table:formula="of:=[.A192]-[.S192]" office:value-type="string" office:string-value="" calcext:value-type="error">
            <text:p>#VALUE!</text:p>
          </table:table-cell>
          <table:table-cell table:formula="of:=[.B192]-[.S19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5]-[.B193]" office:value-type="string" office:string-value="" calcext:value-type="error">
            <text:p>#VALUE!</text:p>
          </table:table-cell>
          <table:table-cell office:value-type="float" office:value="0.86590474844" calcext:value-type="float">
            <text:p>0.8659047484</text:p>
          </table:table-cell>
          <table:table-cell table:formula="of:=[.G195]-[.D193]" office:value-type="float" office:value="-0.00274515151999999" calcext:value-type="float">
            <text:p>-0.0027451515</text:p>
          </table:table-cell>
          <table:table-cell table:formula="of:=[.B193]-[.$D195]" office:value-type="string" office:string-value="" calcext:value-type="error">
            <text:p>#VALUE!</text:p>
          </table:table-cell>
          <table:table-cell office:value-type="float" office:value="0.86590474844" calcext:value-type="float">
            <text:p>0.8659047484</text:p>
          </table:table-cell>
          <table:table-cell table:formula="of:=[.J195]-[.G193]" office:value-type="float" office:value="-0.00274515151999999" calcext:value-type="float">
            <text:p>-0.0027451515</text:p>
          </table:table-cell>
          <table:table-cell table:formula="of:=[.B193]-[.G193]" office:value-type="string" office:string-value="" calcext:value-type="error">
            <text:p>#VALUE!</text:p>
          </table:table-cell>
          <table:table-cell office:value-type="float" office:value="0.86590474844" calcext:value-type="float">
            <text:p>0.8659047484</text:p>
          </table:table-cell>
          <table:table-cell table:formula="of:=[.P195]-[.J193]" office:value-type="float" office:value="-0.00274515151999999" calcext:value-type="float">
            <text:p>-0.0027451515</text:p>
          </table:table-cell>
          <table:table-cell table:formula="of:=[.B193]-[.J193]" office:value-type="string" office:string-value="" calcext:value-type="error">
            <text:p>#VALUE!</text:p>
          </table:table-cell>
          <table:table-cell office:value-type="float" office:value="0.86590474844" calcext:value-type="float">
            <text:p>0.8659047484</text:p>
          </table:table-cell>
          <table:table-cell table:formula="of:=[.P195]-[.M193]" office:value-type="float" office:value="-0.00274515151999999" calcext:value-type="float">
            <text:p>-0.0027451515</text:p>
          </table:table-cell>
          <table:table-cell table:formula="of:=[.B193]-[.M193]" office:value-type="string" office:string-value="" calcext:value-type="error">
            <text:p>#VALUE!</text:p>
          </table:table-cell>
          <table:table-cell office:value-type="float" office:value="0.86590474844" calcext:value-type="float">
            <text:p>0.8659047484</text:p>
          </table:table-cell>
          <table:table-cell table:formula="of:=[.S195]-[.P193]" office:value-type="float" office:value="-0.00274515151999999" calcext:value-type="float">
            <text:p>-0.0027451515</text:p>
          </table:table-cell>
          <table:table-cell table:formula="of:=[.B193]-[.P193]" office:value-type="string" office:string-value="" calcext:value-type="error">
            <text:p>#VALUE!</text:p>
          </table:table-cell>
          <table:table-cell office:value-type="float" office:value="0.86590474844" calcext:value-type="float">
            <text:p>0.8659047484</text:p>
          </table:table-cell>
          <table:table-cell table:formula="of:=[.A193]-[.S193]" office:value-type="string" office:string-value="" calcext:value-type="error">
            <text:p>#VALUE!</text:p>
          </table:table-cell>
          <table:table-cell table:formula="of:=[.B193]-[.S19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6]-[.B194]" office:value-type="string" office:string-value="" calcext:value-type="error">
            <text:p>#VALUE!</text:p>
          </table:table-cell>
          <table:table-cell office:value-type="float" office:value="0.865554690361" calcext:value-type="float">
            <text:p>0.8655546904</text:p>
          </table:table-cell>
          <table:table-cell table:formula="of:=[.G196]-[.D194]" office:value-type="string" office:string-value="" calcext:value-type="error">
            <text:p>#VALUE!</text:p>
          </table:table-cell>
          <table:table-cell table:formula="of:=[.B194]-[.$D196]" office:value-type="string" office:string-value="" calcext:value-type="error">
            <text:p>#VALUE!</text:p>
          </table:table-cell>
          <table:table-cell office:value-type="float" office:value="0.865554690361" calcext:value-type="float">
            <text:p>0.8655546904</text:p>
          </table:table-cell>
          <table:table-cell table:formula="of:=[.J196]-[.G194]" office:value-type="string" office:string-value="" calcext:value-type="error">
            <text:p>#VALUE!</text:p>
          </table:table-cell>
          <table:table-cell table:formula="of:=[.B194]-[.G194]" office:value-type="string" office:string-value="" calcext:value-type="error">
            <text:p>#VALUE!</text:p>
          </table:table-cell>
          <table:table-cell office:value-type="float" office:value="0.865554690361" calcext:value-type="float">
            <text:p>0.8655546904</text:p>
          </table:table-cell>
          <table:table-cell table:formula="of:=[.P196]-[.J194]" office:value-type="string" office:string-value="" calcext:value-type="error">
            <text:p>#VALUE!</text:p>
          </table:table-cell>
          <table:table-cell table:formula="of:=[.B194]-[.J194]" office:value-type="string" office:string-value="" calcext:value-type="error">
            <text:p>#VALUE!</text:p>
          </table:table-cell>
          <table:table-cell office:value-type="float" office:value="0.865554690361" calcext:value-type="float">
            <text:p>0.8655546904</text:p>
          </table:table-cell>
          <table:table-cell table:formula="of:=[.P196]-[.M194]" office:value-type="string" office:string-value="" calcext:value-type="error">
            <text:p>#VALUE!</text:p>
          </table:table-cell>
          <table:table-cell table:formula="of:=[.B194]-[.M194]" office:value-type="string" office:string-value="" calcext:value-type="error">
            <text:p>#VALUE!</text:p>
          </table:table-cell>
          <table:table-cell office:value-type="float" office:value="0.865554690361" calcext:value-type="float">
            <text:p>0.8655546904</text:p>
          </table:table-cell>
          <table:table-cell table:formula="of:=[.S196]-[.P194]" office:value-type="string" office:string-value="" calcext:value-type="error">
            <text:p>#VALUE!</text:p>
          </table:table-cell>
          <table:table-cell table:formula="of:=[.B194]-[.P194]" office:value-type="string" office:string-value="" calcext:value-type="error">
            <text:p>#VALUE!</text:p>
          </table:table-cell>
          <table:table-cell office:value-type="float" office:value="0.865554690361" calcext:value-type="float">
            <text:p>0.8655546904</text:p>
          </table:table-cell>
          <table:table-cell table:formula="of:=[.A194]-[.S194]" office:value-type="string" office:string-value="" calcext:value-type="error">
            <text:p>#VALUE!</text:p>
          </table:table-cell>
          <table:table-cell table:formula="of:=[.B194]-[.S19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7]-[.B195]" office:value-type="string" office:string-value="" calcext:value-type="error">
            <text:p>#VALUE!</text:p>
          </table:table-cell>
          <table:table-cell office:value-type="float" office:value="0.86315959692" calcext:value-type="float">
            <text:p>0.8631595969</text:p>
          </table:table-cell>
          <table:table-cell table:formula="of:=[.G197]-[.D195]" office:value-type="float" office:value="-0.000343561171999962" calcext:value-type="float">
            <text:p>-0.0003435612</text:p>
          </table:table-cell>
          <table:table-cell table:formula="of:=[.B195]-[.$D197]" office:value-type="string" office:string-value="" calcext:value-type="error">
            <text:p>#VALUE!</text:p>
          </table:table-cell>
          <table:table-cell office:value-type="float" office:value="0.86315959692" calcext:value-type="float">
            <text:p>0.8631595969</text:p>
          </table:table-cell>
          <table:table-cell table:formula="of:=[.J197]-[.G195]" office:value-type="float" office:value="-0.000343561171999962" calcext:value-type="float">
            <text:p>-0.0003435612</text:p>
          </table:table-cell>
          <table:table-cell table:formula="of:=[.B195]-[.G195]" office:value-type="string" office:string-value="" calcext:value-type="error">
            <text:p>#VALUE!</text:p>
          </table:table-cell>
          <table:table-cell office:value-type="float" office:value="0.86315959692" calcext:value-type="float">
            <text:p>0.8631595969</text:p>
          </table:table-cell>
          <table:table-cell table:formula="of:=[.P197]-[.J195]" office:value-type="float" office:value="-0.000343561171999962" calcext:value-type="float">
            <text:p>-0.0003435612</text:p>
          </table:table-cell>
          <table:table-cell table:formula="of:=[.B195]-[.J195]" office:value-type="string" office:string-value="" calcext:value-type="error">
            <text:p>#VALUE!</text:p>
          </table:table-cell>
          <table:table-cell office:value-type="float" office:value="0.86315959692" calcext:value-type="float">
            <text:p>0.8631595969</text:p>
          </table:table-cell>
          <table:table-cell table:formula="of:=[.P197]-[.M195]" office:value-type="float" office:value="-0.000343561171999962" calcext:value-type="float">
            <text:p>-0.0003435612</text:p>
          </table:table-cell>
          <table:table-cell table:formula="of:=[.B195]-[.M195]" office:value-type="string" office:string-value="" calcext:value-type="error">
            <text:p>#VALUE!</text:p>
          </table:table-cell>
          <table:table-cell office:value-type="float" office:value="0.86315959692" calcext:value-type="float">
            <text:p>0.8631595969</text:p>
          </table:table-cell>
          <table:table-cell table:formula="of:=[.S197]-[.P195]" office:value-type="float" office:value="-0.000343561171999962" calcext:value-type="float">
            <text:p>-0.0003435612</text:p>
          </table:table-cell>
          <table:table-cell table:formula="of:=[.B195]-[.P195]" office:value-type="string" office:string-value="" calcext:value-type="error">
            <text:p>#VALUE!</text:p>
          </table:table-cell>
          <table:table-cell office:value-type="float" office:value="0.86315959692" calcext:value-type="float">
            <text:p>0.8631595969</text:p>
          </table:table-cell>
          <table:table-cell table:formula="of:=[.A195]-[.S195]" office:value-type="string" office:string-value="" calcext:value-type="error">
            <text:p>#VALUE!</text:p>
          </table:table-cell>
          <table:table-cell table:formula="of:=[.B195]-[.S19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8]-[.B19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198]-[.D196]" office:value-type="string" office:string-value="" calcext:value-type="error">
            <text:p>#VALUE!</text:p>
          </table:table-cell>
          <table:table-cell table:formula="of:=[.B196]-[.$D19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198]-[.G196]" office:value-type="string" office:string-value="" calcext:value-type="error">
            <text:p>#VALUE!</text:p>
          </table:table-cell>
          <table:table-cell table:formula="of:=[.B196]-[.G19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98]-[.J196]" office:value-type="string" office:string-value="" calcext:value-type="error">
            <text:p>#VALUE!</text:p>
          </table:table-cell>
          <table:table-cell table:formula="of:=[.B196]-[.J19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198]-[.M196]" office:value-type="string" office:string-value="" calcext:value-type="error">
            <text:p>#VALUE!</text:p>
          </table:table-cell>
          <table:table-cell table:formula="of:=[.B196]-[.M19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198]-[.P196]" office:value-type="string" office:string-value="" calcext:value-type="error">
            <text:p>#VALUE!</text:p>
          </table:table-cell>
          <table:table-cell table:formula="of:=[.B196]-[.P19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196]-[.S196]" office:value-type="string" office:string-value="" calcext:value-type="error">
            <text:p>#VALUE!</text:p>
          </table:table-cell>
          <table:table-cell table:formula="of:=[.B196]-[.S19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199]-[.B197]" office:value-type="string" office:string-value="" calcext:value-type="error">
            <text:p>#VALUE!</text:p>
          </table:table-cell>
          <table:table-cell office:value-type="float" office:value="0.862816035748" calcext:value-type="float">
            <text:p>0.8628160357</text:p>
          </table:table-cell>
          <table:table-cell table:formula="of:=[.G199]-[.D197]" office:value-type="float" office:value="-0.000678598881000081" calcext:value-type="float">
            <text:p>-0.0006785989</text:p>
          </table:table-cell>
          <table:table-cell table:formula="of:=[.B197]-[.$D199]" office:value-type="string" office:string-value="" calcext:value-type="error">
            <text:p>#VALUE!</text:p>
          </table:table-cell>
          <table:table-cell office:value-type="float" office:value="0.862816035748" calcext:value-type="float">
            <text:p>0.8628160357</text:p>
          </table:table-cell>
          <table:table-cell table:formula="of:=[.J199]-[.G197]" office:value-type="float" office:value="-0.000678598881000081" calcext:value-type="float">
            <text:p>-0.0006785989</text:p>
          </table:table-cell>
          <table:table-cell table:formula="of:=[.B197]-[.G197]" office:value-type="string" office:string-value="" calcext:value-type="error">
            <text:p>#VALUE!</text:p>
          </table:table-cell>
          <table:table-cell office:value-type="float" office:value="0.862816035748" calcext:value-type="float">
            <text:p>0.8628160357</text:p>
          </table:table-cell>
          <table:table-cell table:formula="of:=[.P199]-[.J197]" office:value-type="float" office:value="-0.000678598881000081" calcext:value-type="float">
            <text:p>-0.0006785989</text:p>
          </table:table-cell>
          <table:table-cell table:formula="of:=[.B197]-[.J197]" office:value-type="string" office:string-value="" calcext:value-type="error">
            <text:p>#VALUE!</text:p>
          </table:table-cell>
          <table:table-cell office:value-type="float" office:value="0.862816035748" calcext:value-type="float">
            <text:p>0.8628160357</text:p>
          </table:table-cell>
          <table:table-cell table:formula="of:=[.P199]-[.M197]" office:value-type="float" office:value="-0.000678598881000081" calcext:value-type="float">
            <text:p>-0.0006785989</text:p>
          </table:table-cell>
          <table:table-cell table:formula="of:=[.B197]-[.M197]" office:value-type="string" office:string-value="" calcext:value-type="error">
            <text:p>#VALUE!</text:p>
          </table:table-cell>
          <table:table-cell office:value-type="float" office:value="0.862816035748" calcext:value-type="float">
            <text:p>0.8628160357</text:p>
          </table:table-cell>
          <table:table-cell table:formula="of:=[.S199]-[.P197]" office:value-type="float" office:value="-0.000678598881000081" calcext:value-type="float">
            <text:p>-0.0006785989</text:p>
          </table:table-cell>
          <table:table-cell table:formula="of:=[.B197]-[.P197]" office:value-type="string" office:string-value="" calcext:value-type="error">
            <text:p>#VALUE!</text:p>
          </table:table-cell>
          <table:table-cell office:value-type="float" office:value="0.862816035748" calcext:value-type="float">
            <text:p>0.8628160357</text:p>
          </table:table-cell>
          <table:table-cell table:formula="of:=[.A197]-[.S197]" office:value-type="string" office:string-value="" calcext:value-type="error">
            <text:p>#VALUE!</text:p>
          </table:table-cell>
          <table:table-cell table:formula="of:=[.B197]-[.S19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200]-[.B198]" office:value-type="string" office:string-value="" calcext:value-type="error">
            <text:p>#VALUE!</text:p>
          </table:table-cell>
          <table:table-cell office:value-type="float" office:value="0.862475275993" calcext:value-type="float">
            <text:p>0.862475276</text:p>
          </table:table-cell>
          <table:table-cell table:formula="of:=[.G200]-[.D198]" office:value-type="float" office:value="-0.000672876835000058" calcext:value-type="float">
            <text:p>-0.0006728768</text:p>
          </table:table-cell>
          <table:table-cell table:formula="of:=[.B198]-[.$D200]" office:value-type="string" office:string-value="" calcext:value-type="error">
            <text:p>#VALUE!</text:p>
          </table:table-cell>
          <table:table-cell office:value-type="float" office:value="0.862475275993" calcext:value-type="float">
            <text:p>0.862475276</text:p>
          </table:table-cell>
          <table:table-cell table:formula="of:=[.J200]-[.G198]" office:value-type="float" office:value="-0.000672876835000058" calcext:value-type="float">
            <text:p>-0.0006728768</text:p>
          </table:table-cell>
          <table:table-cell table:formula="of:=[.B198]-[.G198]" office:value-type="string" office:string-value="" calcext:value-type="error">
            <text:p>#VALUE!</text:p>
          </table:table-cell>
          <table:table-cell office:value-type="float" office:value="0.862475275993" calcext:value-type="float">
            <text:p>0.862475276</text:p>
          </table:table-cell>
          <table:table-cell table:formula="of:=[.P200]-[.J198]" office:value-type="float" office:value="-0.000672876835000058" calcext:value-type="float">
            <text:p>-0.0006728768</text:p>
          </table:table-cell>
          <table:table-cell table:formula="of:=[.B198]-[.J198]" office:value-type="string" office:string-value="" calcext:value-type="error">
            <text:p>#VALUE!</text:p>
          </table:table-cell>
          <table:table-cell office:value-type="float" office:value="0.862475275993" calcext:value-type="float">
            <text:p>0.862475276</text:p>
          </table:table-cell>
          <table:table-cell table:formula="of:=[.P200]-[.M198]" office:value-type="float" office:value="-0.000672876835000058" calcext:value-type="float">
            <text:p>-0.0006728768</text:p>
          </table:table-cell>
          <table:table-cell table:formula="of:=[.B198]-[.M198]" office:value-type="string" office:string-value="" calcext:value-type="error">
            <text:p>#VALUE!</text:p>
          </table:table-cell>
          <table:table-cell office:value-type="float" office:value="0.862475275993" calcext:value-type="float">
            <text:p>0.862475276</text:p>
          </table:table-cell>
          <table:table-cell table:formula="of:=[.S200]-[.P198]" office:value-type="float" office:value="-0.000672876835000058" calcext:value-type="float">
            <text:p>-0.0006728768</text:p>
          </table:table-cell>
          <table:table-cell table:formula="of:=[.B198]-[.P198]" office:value-type="string" office:string-value="" calcext:value-type="error">
            <text:p>#VALUE!</text:p>
          </table:table-cell>
          <table:table-cell office:value-type="float" office:value="0.862475275993" calcext:value-type="float">
            <text:p>0.862475276</text:p>
          </table:table-cell>
          <table:table-cell table:formula="of:=[.A198]-[.S198]" office:value-type="string" office:string-value="" calcext:value-type="error">
            <text:p>#VALUE!</text:p>
          </table:table-cell>
          <table:table-cell table:formula="of:=[.B198]-[.S19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2055988312" calcext:value-type="float">
            <text:p>2.4205598831</text:p>
          </table:table-cell>
          <table:table-cell table:formula="of:=[.J201]-[.B199]" office:value-type="float" office:value="-1.559089601042" calcext:value-type="float">
            <text:p>-1.559089601</text:p>
          </table:table-cell>
          <table:table-cell office:value-type="float" office:value="0.862137436867" calcext:value-type="float">
            <text:p>0.8621374369</text:p>
          </table:table-cell>
          <table:table-cell table:formula="of:=[.G201]-[.D199]" office:value-type="float" office:value="-0.000667154788999924" calcext:value-type="float">
            <text:p>-0.0006671548</text:p>
          </table:table-cell>
          <table:table-cell table:formula="of:=[.B199]-[.$D201]" office:value-type="float" office:value="1.559089601042" calcext:value-type="float">
            <text:p>1.559089601</text:p>
          </table:table-cell>
          <table:table-cell office:value-type="float" office:value="0.862137436867" calcext:value-type="float">
            <text:p>0.8621374369</text:p>
          </table:table-cell>
          <table:table-cell table:formula="of:=[.J201]-[.G199]" office:value-type="float" office:value="-0.000667154788999924" calcext:value-type="float">
            <text:p>-0.0006671548</text:p>
          </table:table-cell>
          <table:table-cell table:formula="of:=[.B199]-[.G199]" office:value-type="float" office:value="1.558422446253" calcext:value-type="float">
            <text:p>1.5584224463</text:p>
          </table:table-cell>
          <table:table-cell office:value-type="float" office:value="0.862137436867" calcext:value-type="float">
            <text:p>0.8621374369</text:p>
          </table:table-cell>
          <table:table-cell table:formula="of:=[.P201]-[.J199]" office:value-type="float" office:value="-0.000667154788999924" calcext:value-type="float">
            <text:p>-0.0006671548</text:p>
          </table:table-cell>
          <table:table-cell table:formula="of:=[.B199]-[.J199]" office:value-type="float" office:value="1.558422446253" calcext:value-type="float">
            <text:p>1.5584224463</text:p>
          </table:table-cell>
          <table:table-cell office:value-type="float" office:value="0.862137436867" calcext:value-type="float">
            <text:p>0.8621374369</text:p>
          </table:table-cell>
          <table:table-cell table:formula="of:=[.P201]-[.M199]" office:value-type="float" office:value="-0.000667154788999924" calcext:value-type="float">
            <text:p>-0.0006671548</text:p>
          </table:table-cell>
          <table:table-cell table:formula="of:=[.B199]-[.M199]" office:value-type="float" office:value="1.558422446253" calcext:value-type="float">
            <text:p>1.5584224463</text:p>
          </table:table-cell>
          <table:table-cell office:value-type="float" office:value="0.862137436867" calcext:value-type="float">
            <text:p>0.8621374369</text:p>
          </table:table-cell>
          <table:table-cell table:formula="of:=[.S201]-[.P199]" office:value-type="float" office:value="-0.000667154788999924" calcext:value-type="float">
            <text:p>-0.0006671548</text:p>
          </table:table-cell>
          <table:table-cell table:formula="of:=[.B199]-[.P199]" office:value-type="float" office:value="1.558422446253" calcext:value-type="float">
            <text:p>1.5584224463</text:p>
          </table:table-cell>
          <table:table-cell office:value-type="float" office:value="0.862137436867" calcext:value-type="float">
            <text:p>0.8621374369</text:p>
          </table:table-cell>
          <table:table-cell table:formula="of:=[.A199]-[.S199]" office:value-type="float" office:value="1.558422446253" calcext:value-type="float">
            <text:p>1.5584224463</text:p>
          </table:table-cell>
          <table:table-cell table:formula="of:=[.B199]-[.S199]" office:value-type="float" office:value="1.558422446253" calcext:value-type="float">
            <text:p>1.5584224463</text:p>
          </table:table-cell>
        </table:table-row>
        <table:table-row table:style-name="ro1">
          <table:table-cell office:value-type="float" office:value="2.41509699821" calcext:value-type="float">
            <text:p>2.4150969982</text:p>
          </table:table-cell>
          <table:table-cell office:value-type="float" office:value="2.39827418327" calcext:value-type="float">
            <text:p>2.3982741833</text:p>
          </table:table-cell>
          <table:table-cell table:formula="of:=[.J202]-[.B200]" office:value-type="float" office:value="-1.537133216855" calcext:value-type="float">
            <text:p>-1.5371332169</text:p>
          </table:table-cell>
          <table:table-cell office:value-type="float" office:value="0.861802399158" calcext:value-type="float">
            <text:p>0.8618023992</text:p>
          </table:table-cell>
          <table:table-cell table:formula="of:=[.G202]-[.D200]" office:value-type="float" office:value="-0.000661432743000012" calcext:value-type="float">
            <text:p>-0.0006614327</text:p>
          </table:table-cell>
          <table:table-cell table:formula="of:=[.B200]-[.$D202]" office:value-type="float" office:value="1.537133216855" calcext:value-type="float">
            <text:p>1.5371332169</text:p>
          </table:table-cell>
          <table:table-cell office:value-type="float" office:value="0.861802399158" calcext:value-type="float">
            <text:p>0.8618023992</text:p>
          </table:table-cell>
          <table:table-cell table:formula="of:=[.J202]-[.G200]" office:value-type="float" office:value="-0.000661432743000012" calcext:value-type="float">
            <text:p>-0.0006614327</text:p>
          </table:table-cell>
          <table:table-cell table:formula="of:=[.B200]-[.G200]" office:value-type="float" office:value="1.536471784112" calcext:value-type="float">
            <text:p>1.5364717841</text:p>
          </table:table-cell>
          <table:table-cell office:value-type="float" office:value="0.861802399158" calcext:value-type="float">
            <text:p>0.8618023992</text:p>
          </table:table-cell>
          <table:table-cell table:formula="of:=[.P202]-[.J200]" office:value-type="float" office:value="-0.000661432743000012" calcext:value-type="float">
            <text:p>-0.0006614327</text:p>
          </table:table-cell>
          <table:table-cell table:formula="of:=[.B200]-[.J200]" office:value-type="float" office:value="1.536471784112" calcext:value-type="float">
            <text:p>1.5364717841</text:p>
          </table:table-cell>
          <table:table-cell office:value-type="float" office:value="0.861802399158" calcext:value-type="float">
            <text:p>0.8618023992</text:p>
          </table:table-cell>
          <table:table-cell table:formula="of:=[.P202]-[.M200]" office:value-type="float" office:value="-0.000661432743000012" calcext:value-type="float">
            <text:p>-0.0006614327</text:p>
          </table:table-cell>
          <table:table-cell table:formula="of:=[.B200]-[.M200]" office:value-type="float" office:value="1.536471784112" calcext:value-type="float">
            <text:p>1.5364717841</text:p>
          </table:table-cell>
          <table:table-cell office:value-type="float" office:value="0.861802399158" calcext:value-type="float">
            <text:p>0.8618023992</text:p>
          </table:table-cell>
          <table:table-cell table:formula="of:=[.S202]-[.P200]" office:value-type="float" office:value="-0.000661432743000012" calcext:value-type="float">
            <text:p>-0.0006614327</text:p>
          </table:table-cell>
          <table:table-cell table:formula="of:=[.B200]-[.P200]" office:value-type="float" office:value="1.536471784112" calcext:value-type="float">
            <text:p>1.5364717841</text:p>
          </table:table-cell>
          <table:table-cell office:value-type="float" office:value="0.861802399158" calcext:value-type="float">
            <text:p>0.8618023992</text:p>
          </table:table-cell>
          <table:table-cell table:formula="of:=[.A200]-[.S200]" office:value-type="float" office:value="1.553294599052" calcext:value-type="float">
            <text:p>1.5532945991</text:p>
          </table:table-cell>
          <table:table-cell table:formula="of:=[.B200]-[.S200]" office:value-type="float" office:value="1.536471784112" calcext:value-type="float">
            <text:p>1.5364717841</text:p>
          </table:table-cell>
        </table:table-row>
        <table:table-row table:style-name="ro1">
          <table:table-cell office:value-type="float" office:value="2.42816185951" calcext:value-type="float">
            <text:p>2.4281618595</text:p>
          </table:table-cell>
          <table:table-cell office:value-type="float" office:value="2.4124083519" calcext:value-type="float">
            <text:p>2.4124083519</text:p>
          </table:table-cell>
          <table:table-cell table:formula="of:=[.J203]-[.B201]" office:value-type="float" office:value="-1.549551546575" calcext:value-type="float">
            <text:p>-1.5495515466</text:p>
          </table:table-cell>
          <table:table-cell office:value-type="float" office:value="0.861470282078" calcext:value-type="float">
            <text:p>0.8614702821</text:p>
          </table:table-cell>
          <table:table-cell table:formula="of:=[.G203]-[.D201]" office:value-type="float" office:value="0.00138652324699995" calcext:value-type="float">
            <text:p>0.0013865232</text:p>
          </table:table-cell>
          <table:table-cell table:formula="of:=[.B201]-[.$D203]" office:value-type="float" office:value="1.549551546575" calcext:value-type="float">
            <text:p>1.5495515466</text:p>
          </table:table-cell>
          <table:table-cell office:value-type="float" office:value="0.861470282078" calcext:value-type="float">
            <text:p>0.8614702821</text:p>
          </table:table-cell>
          <table:table-cell table:formula="of:=[.J203]-[.G201]" office:value-type="float" office:value="0.00138652324699995" calcext:value-type="float">
            <text:p>0.0013865232</text:p>
          </table:table-cell>
          <table:table-cell table:formula="of:=[.B201]-[.G201]" office:value-type="float" office:value="1.550938069822" calcext:value-type="float">
            <text:p>1.5509380698</text:p>
          </table:table-cell>
          <table:table-cell office:value-type="float" office:value="0.861470282078" calcext:value-type="float">
            <text:p>0.8614702821</text:p>
          </table:table-cell>
          <table:table-cell table:formula="of:=[.P203]-[.J201]" office:value-type="float" office:value="-0.000655710696999989" calcext:value-type="float">
            <text:p>-0.0006557107</text:p>
          </table:table-cell>
          <table:table-cell table:formula="of:=[.B201]-[.J201]" office:value-type="float" office:value="1.550938069822" calcext:value-type="float">
            <text:p>1.5509380698</text:p>
          </table:table-cell>
          <table:table-cell office:value-type="float" office:value="0.861470282078" calcext:value-type="float">
            <text:p>0.8614702821</text:p>
          </table:table-cell>
          <table:table-cell table:formula="of:=[.P203]-[.M201]" office:value-type="float" office:value="-0.000655710696999989" calcext:value-type="float">
            <text:p>-0.0006557107</text:p>
          </table:table-cell>
          <table:table-cell table:formula="of:=[.B201]-[.M201]" office:value-type="float" office:value="1.550938069822" calcext:value-type="float">
            <text:p>1.5509380698</text:p>
          </table:table-cell>
          <table:table-cell office:value-type="float" office:value="0.861470282078" calcext:value-type="float">
            <text:p>0.8614702821</text:p>
          </table:table-cell>
          <table:table-cell table:formula="of:=[.S203]-[.P201]" office:value-type="float" office:value="0.00138652324699995" calcext:value-type="float">
            <text:p>0.0013865232</text:p>
          </table:table-cell>
          <table:table-cell table:formula="of:=[.B201]-[.P201]" office:value-type="float" office:value="1.550938069822" calcext:value-type="float">
            <text:p>1.5509380698</text:p>
          </table:table-cell>
          <table:table-cell office:value-type="float" office:value="0.861470282078" calcext:value-type="float">
            <text:p>0.8614702821</text:p>
          </table:table-cell>
          <table:table-cell table:formula="of:=[.A201]-[.S201]" office:value-type="float" office:value="1.566691577432" calcext:value-type="float">
            <text:p>1.5666915774</text:p>
          </table:table-cell>
          <table:table-cell table:formula="of:=[.B201]-[.S201]" office:value-type="float" office:value="1.550938069822" calcext:value-type="float">
            <text:p>1.5509380698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204]-[.B202]" office:value-type="string" office:string-value="" calcext:value-type="error">
            <text:p>#VALUE!</text:p>
          </table:table-cell>
          <table:table-cell office:value-type="float" office:value="0.861140966415" calcext:value-type="float">
            <text:p>0.8611409664</text:p>
          </table:table-cell>
          <table:table-cell table:formula="of:=[.G204]-[.D202]" office:value-type="float" office:value="-0.00064992904599992" calcext:value-type="float">
            <text:p>-0.000649929</text:p>
          </table:table-cell>
          <table:table-cell table:formula="of:=[.B202]-[.$D204]" office:value-type="string" office:string-value="" calcext:value-type="error">
            <text:p>#VALUE!</text:p>
          </table:table-cell>
          <table:table-cell office:value-type="float" office:value="0.861140966415" calcext:value-type="float">
            <text:p>0.8611409664</text:p>
          </table:table-cell>
          <table:table-cell table:formula="of:=[.J204]-[.G202]" office:value-type="float" office:value="-0.00064992904599992" calcext:value-type="float">
            <text:p>-0.000649929</text:p>
          </table:table-cell>
          <table:table-cell table:formula="of:=[.B202]-[.G202]" office:value-type="string" office:string-value="" calcext:value-type="error">
            <text:p>#VALUE!</text:p>
          </table:table-cell>
          <table:table-cell office:value-type="float" office:value="0.861140966415" calcext:value-type="float">
            <text:p>0.8611409664</text:p>
          </table:table-cell>
          <table:table-cell table:formula="of:=[.P204]-[.J202]" office:value-type="float" office:value="-0.00064992904599992" calcext:value-type="float">
            <text:p>-0.000649929</text:p>
          </table:table-cell>
          <table:table-cell table:formula="of:=[.B202]-[.J202]" office:value-type="string" office:string-value="" calcext:value-type="error">
            <text:p>#VALUE!</text:p>
          </table:table-cell>
          <table:table-cell office:value-type="float" office:value="0.861140966415" calcext:value-type="float">
            <text:p>0.8611409664</text:p>
          </table:table-cell>
          <table:table-cell table:formula="of:=[.P204]-[.M202]" office:value-type="float" office:value="-0.00064992904599992" calcext:value-type="float">
            <text:p>-0.000649929</text:p>
          </table:table-cell>
          <table:table-cell table:formula="of:=[.B202]-[.M202]" office:value-type="string" office:string-value="" calcext:value-type="error">
            <text:p>#VALUE!</text:p>
          </table:table-cell>
          <table:table-cell office:value-type="float" office:value="0.861140966415" calcext:value-type="float">
            <text:p>0.8611409664</text:p>
          </table:table-cell>
          <table:table-cell table:formula="of:=[.S204]-[.P202]" office:value-type="float" office:value="-0.00064992904599992" calcext:value-type="float">
            <text:p>-0.000649929</text:p>
          </table:table-cell>
          <table:table-cell table:formula="of:=[.B202]-[.P202]" office:value-type="string" office:string-value="" calcext:value-type="error">
            <text:p>#VALUE!</text:p>
          </table:table-cell>
          <table:table-cell office:value-type="float" office:value="0.861140966415" calcext:value-type="float">
            <text:p>0.8611409664</text:p>
          </table:table-cell>
          <table:table-cell table:formula="of:=[.A202]-[.S202]" office:value-type="string" office:string-value="" calcext:value-type="error">
            <text:p>#VALUE!</text:p>
          </table:table-cell>
          <table:table-cell table:formula="of:=[.B202]-[.S202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42681980133" calcext:value-type="float">
            <text:p>2.4268198013</text:p>
          </table:table-cell>
          <table:table-cell office:value-type="float" office:value="2.41107487679" calcext:value-type="float">
            <text:p>2.4110748768</text:p>
          </table:table-cell>
          <table:table-cell table:formula="of:=[.J205]-[.B203]" office:value-type="float" office:value="-1.55090451241" calcext:value-type="float">
            <text:p>-1.5509045124</text:p>
          </table:table-cell>
          <table:table-cell office:value-type="float" office:value="0.862856805325" calcext:value-type="float">
            <text:p>0.8628568053</text:p>
          </table:table-cell>
          <table:table-cell table:formula="of:=[.G205]-[.D203]" office:value-type="float" office:value="-0.00268644094500003" calcext:value-type="float">
            <text:p>-0.0026864409</text:p>
          </table:table-cell>
          <table:table-cell table:formula="of:=[.B203]-[.$D205]" office:value-type="float" office:value="1.55090451241" calcext:value-type="float">
            <text:p>1.5509045124</text:p>
          </table:table-cell>
          <table:table-cell office:value-type="float" office:value="0.862856805325" calcext:value-type="float">
            <text:p>0.8628568053</text:p>
          </table:table-cell>
          <table:table-cell table:formula="of:=[.J205]-[.G203]" office:value-type="float" office:value="-0.00268644094500003" calcext:value-type="float">
            <text:p>-0.0026864409</text:p>
          </table:table-cell>
          <table:table-cell table:formula="of:=[.B203]-[.G203]" office:value-type="float" office:value="1.548218071465" calcext:value-type="float">
            <text:p>1.5482180715</text:p>
          </table:table-cell>
          <table:table-cell office:value-type="float" office:value="0.862856805325" calcext:value-type="float">
            <text:p>0.8628568053</text:p>
          </table:table-cell>
          <table:table-cell table:formula="of:=[.P205]-[.J203]" office:value-type="float" office:value="-0.00268644094500003" calcext:value-type="float">
            <text:p>-0.0026864409</text:p>
          </table:table-cell>
          <table:table-cell table:formula="of:=[.B203]-[.J203]" office:value-type="float" office:value="1.548218071465" calcext:value-type="float">
            <text:p>1.5482180715</text:p>
          </table:table-cell>
          <table:table-cell office:value-type="float" office:value="0.862856805325" calcext:value-type="float">
            <text:p>0.8628568053</text:p>
          </table:table-cell>
          <table:table-cell table:formula="of:=[.P205]-[.M203]" office:value-type="float" office:value="-0.00268644094500003" calcext:value-type="float">
            <text:p>-0.0026864409</text:p>
          </table:table-cell>
          <table:table-cell table:formula="of:=[.B203]-[.M203]" office:value-type="float" office:value="1.548218071465" calcext:value-type="float">
            <text:p>1.5482180715</text:p>
          </table:table-cell>
          <table:table-cell office:value-type="float" office:value="0.860814571381" calcext:value-type="float">
            <text:p>0.8608145714</text:p>
          </table:table-cell>
          <table:table-cell table:formula="of:=[.S205]-[.P203]" office:value-type="float" office:value="-0.000644207001000097" calcext:value-type="float">
            <text:p>-0.000644207</text:p>
          </table:table-cell>
          <table:table-cell table:formula="of:=[.B203]-[.P203]" office:value-type="float" office:value="1.550260305409" calcext:value-type="float">
            <text:p>1.5502603054</text:p>
          </table:table-cell>
          <table:table-cell office:value-type="float" office:value="0.862856805325" calcext:value-type="float">
            <text:p>0.8628568053</text:p>
          </table:table-cell>
          <table:table-cell table:formula="of:=[.A203]-[.S203]" office:value-type="float" office:value="1.563962996005" calcext:value-type="float">
            <text:p>1.563962996</text:p>
          </table:table-cell>
          <table:table-cell table:formula="of:=[.B203]-[.S203]" office:value-type="float" office:value="1.548218071465" calcext:value-type="float">
            <text:p>1.5482180715</text:p>
          </table:table-cell>
        </table:table-row>
        <table:table-row table:style-name="ro1">
          <table:table-cell table:number-columns-repeated="2" office:value-type="float" office:value="2.42548489571" calcext:value-type="float">
            <text:p>2.4254848957</text:p>
          </table:table-cell>
          <table:table-cell table:formula="of:=[.J206]-[.B204]" office:value-type="float" office:value="-1.565632343296" calcext:value-type="float">
            <text:p>-1.5656323433</text:p>
          </table:table-cell>
          <table:table-cell office:value-type="float" office:value="0.860491037369" calcext:value-type="float">
            <text:p>0.8604910374</text:p>
          </table:table-cell>
          <table:table-cell table:formula="of:=[.G206]-[.D204]" office:value-type="float" office:value="-0.000638484955000074" calcext:value-type="float">
            <text:p>-0.000638485</text:p>
          </table:table-cell>
          <table:table-cell table:formula="of:=[.B204]-[.$D206]" office:value-type="float" office:value="1.565632343296" calcext:value-type="float">
            <text:p>1.5656323433</text:p>
          </table:table-cell>
          <table:table-cell office:value-type="float" office:value="0.860491037369" calcext:value-type="float">
            <text:p>0.8604910374</text:p>
          </table:table-cell>
          <table:table-cell table:formula="of:=[.J206]-[.G204]" office:value-type="float" office:value="-0.000638484955000074" calcext:value-type="float">
            <text:p>-0.000638485</text:p>
          </table:table-cell>
          <table:table-cell table:formula="of:=[.B204]-[.G204]" office:value-type="float" office:value="1.564993858341" calcext:value-type="float">
            <text:p>1.5649938583</text:p>
          </table:table-cell>
          <table:table-cell office:value-type="float" office:value="0.860491037369" calcext:value-type="float">
            <text:p>0.8604910374</text:p>
          </table:table-cell>
          <table:table-cell table:formula="of:=[.P206]-[.J204]" office:value-type="float" office:value="-0.000638484955000074" calcext:value-type="float">
            <text:p>-0.000638485</text:p>
          </table:table-cell>
          <table:table-cell table:formula="of:=[.B204]-[.J204]" office:value-type="float" office:value="1.564993858341" calcext:value-type="float">
            <text:p>1.5649938583</text:p>
          </table:table-cell>
          <table:table-cell office:value-type="float" office:value="0.860491037369" calcext:value-type="float">
            <text:p>0.8604910374</text:p>
          </table:table-cell>
          <table:table-cell table:formula="of:=[.P206]-[.M204]" office:value-type="float" office:value="-0.000638484955000074" calcext:value-type="float">
            <text:p>-0.000638485</text:p>
          </table:table-cell>
          <table:table-cell table:formula="of:=[.B204]-[.M204]" office:value-type="float" office:value="1.564993858341" calcext:value-type="float">
            <text:p>1.5649938583</text:p>
          </table:table-cell>
          <table:table-cell office:value-type="float" office:value="0.860491037369" calcext:value-type="float">
            <text:p>0.8604910374</text:p>
          </table:table-cell>
          <table:table-cell table:formula="of:=[.S206]-[.P204]" office:value-type="float" office:value="-0.000638484955000074" calcext:value-type="float">
            <text:p>-0.000638485</text:p>
          </table:table-cell>
          <table:table-cell table:formula="of:=[.B204]-[.P204]" office:value-type="float" office:value="1.564993858341" calcext:value-type="float">
            <text:p>1.5649938583</text:p>
          </table:table-cell>
          <table:table-cell office:value-type="float" office:value="0.860491037369" calcext:value-type="float">
            <text:p>0.8604910374</text:p>
          </table:table-cell>
          <table:table-cell table:formula="of:=[.A204]-[.S204]" office:value-type="float" office:value="1.564993858341" calcext:value-type="float">
            <text:p>1.5649938583</text:p>
          </table:table-cell>
          <table:table-cell table:formula="of:=[.B204]-[.S204]" office:value-type="float" office:value="1.564993858341" calcext:value-type="float">
            <text:p>1.5649938583</text:p>
          </table:table-cell>
        </table:table-row>
        <table:table-row table:style-name="ro1">
          <table:table-cell table:number-columns-repeated="2" office:value-type="float" office:value="2.42415714264" calcext:value-type="float">
            <text:p>2.4241571426</text:p>
          </table:table-cell>
          <table:table-cell table:formula="of:=[.J207]-[.B205]" office:value-type="float" office:value="-1.564619481564" calcext:value-type="float">
            <text:p>-1.5646194816</text:p>
          </table:table-cell>
          <table:table-cell office:value-type="float" office:value="0.86017036438" calcext:value-type="float">
            <text:p>0.8601703644</text:p>
          </table:table-cell>
          <table:table-cell table:formula="of:=[.G207]-[.D205]" office:value-type="float" office:value="-0.000632703304000004" calcext:value-type="float">
            <text:p>-0.0006327033</text:p>
          </table:table-cell>
          <table:table-cell table:formula="of:=[.B205]-[.$D207]" office:value-type="float" office:value="1.564619481564" calcext:value-type="float">
            <text:p>1.5646194816</text:p>
          </table:table-cell>
          <table:table-cell office:value-type="float" office:value="0.86017036438" calcext:value-type="float">
            <text:p>0.8601703644</text:p>
          </table:table-cell>
          <table:table-cell table:formula="of:=[.J207]-[.G205]" office:value-type="float" office:value="-0.000632703304000004" calcext:value-type="float">
            <text:p>-0.0006327033</text:p>
          </table:table-cell>
          <table:table-cell table:formula="of:=[.B205]-[.G205]" office:value-type="float" office:value="1.56398677826" calcext:value-type="float">
            <text:p>1.5639867783</text:p>
          </table:table-cell>
          <table:table-cell office:value-type="float" office:value="0.86017036438" calcext:value-type="float">
            <text:p>0.8601703644</text:p>
          </table:table-cell>
          <table:table-cell table:formula="of:=[.P207]-[.J205]" office:value-type="float" office:value="-0.000632703304000004" calcext:value-type="float">
            <text:p>-0.0006327033</text:p>
          </table:table-cell>
          <table:table-cell table:formula="of:=[.B205]-[.J205]" office:value-type="float" office:value="1.56398677826" calcext:value-type="float">
            <text:p>1.5639867783</text:p>
          </table:table-cell>
          <table:table-cell office:value-type="float" office:value="0.86017036438" calcext:value-type="float">
            <text:p>0.8601703644</text:p>
          </table:table-cell>
          <table:table-cell table:formula="of:=[.P207]-[.M205]" office:value-type="float" office:value="-0.000632703304000004" calcext:value-type="float">
            <text:p>-0.0006327033</text:p>
          </table:table-cell>
          <table:table-cell table:formula="of:=[.B205]-[.M205]" office:value-type="float" office:value="1.56398677826" calcext:value-type="float">
            <text:p>1.5639867783</text:p>
          </table:table-cell>
          <table:table-cell office:value-type="float" office:value="0.86017036438" calcext:value-type="float">
            <text:p>0.8601703644</text:p>
          </table:table-cell>
          <table:table-cell table:formula="of:=[.S207]-[.P205]" office:value-type="float" office:value="-0.000632703304000004" calcext:value-type="float">
            <text:p>-0.0006327033</text:p>
          </table:table-cell>
          <table:table-cell table:formula="of:=[.B205]-[.P205]" office:value-type="float" office:value="1.56398677826" calcext:value-type="float">
            <text:p>1.5639867783</text:p>
          </table:table-cell>
          <table:table-cell office:value-type="float" office:value="0.86017036438" calcext:value-type="float">
            <text:p>0.8601703644</text:p>
          </table:table-cell>
          <table:table-cell table:formula="of:=[.A205]-[.S205]" office:value-type="float" office:value="1.56398677826" calcext:value-type="float">
            <text:p>1.5639867783</text:p>
          </table:table-cell>
          <table:table-cell table:formula="of:=[.B205]-[.S205]" office:value-type="float" office:value="1.56398677826" calcext:value-type="float">
            <text:p>1.5639867783</text:p>
          </table:table-cell>
        </table:table-row>
        <table:table-row table:style-name="ro1">
          <table:table-cell table:number-columns-repeated="2" office:value-type="float" office:value="2.42283678055" calcext:value-type="float">
            <text:p>2.4228367806</text:p>
          </table:table-cell>
          <table:table-cell table:formula="of:=[.J208]-[.B206]" office:value-type="float" office:value="-1.56361114979" calcext:value-type="float">
            <text:p>-1.5636111498</text:p>
          </table:table-cell>
          <table:table-cell office:value-type="float" office:value="0.859852552414" calcext:value-type="float">
            <text:p>0.8598525524</text:p>
          </table:table-cell>
          <table:table-cell table:formula="of:=[.G208]-[.D206]" office:value-type="float" office:value="-0.000626921654000023" calcext:value-type="float">
            <text:p>-0.0006269217</text:p>
          </table:table-cell>
          <table:table-cell table:formula="of:=[.B206]-[.$D208]" office:value-type="float" office:value="1.56361114979" calcext:value-type="float">
            <text:p>1.5636111498</text:p>
          </table:table-cell>
          <table:table-cell office:value-type="float" office:value="0.859852552414" calcext:value-type="float">
            <text:p>0.8598525524</text:p>
          </table:table-cell>
          <table:table-cell table:formula="of:=[.J208]-[.G206]" office:value-type="float" office:value="-0.000626921654000023" calcext:value-type="float">
            <text:p>-0.0006269217</text:p>
          </table:table-cell>
          <table:table-cell table:formula="of:=[.B206]-[.G206]" office:value-type="float" office:value="1.562984228136" calcext:value-type="float">
            <text:p>1.5629842281</text:p>
          </table:table-cell>
          <table:table-cell office:value-type="float" office:value="0.859852552414" calcext:value-type="float">
            <text:p>0.8598525524</text:p>
          </table:table-cell>
          <table:table-cell table:formula="of:=[.P208]-[.J206]" office:value-type="float" office:value="-0.000626921654000023" calcext:value-type="float">
            <text:p>-0.0006269217</text:p>
          </table:table-cell>
          <table:table-cell table:formula="of:=[.B206]-[.J206]" office:value-type="float" office:value="1.562984228136" calcext:value-type="float">
            <text:p>1.5629842281</text:p>
          </table:table-cell>
          <table:table-cell office:value-type="float" office:value="0.859852552414" calcext:value-type="float">
            <text:p>0.8598525524</text:p>
          </table:table-cell>
          <table:table-cell table:formula="of:=[.P208]-[.M206]" office:value-type="float" office:value="-0.000626921654000023" calcext:value-type="float">
            <text:p>-0.0006269217</text:p>
          </table:table-cell>
          <table:table-cell table:formula="of:=[.B206]-[.M206]" office:value-type="float" office:value="1.562984228136" calcext:value-type="float">
            <text:p>1.5629842281</text:p>
          </table:table-cell>
          <table:table-cell office:value-type="float" office:value="0.859852552414" calcext:value-type="float">
            <text:p>0.8598525524</text:p>
          </table:table-cell>
          <table:table-cell table:formula="of:=[.S208]-[.P206]" office:value-type="float" office:value="-0.000626921654000023" calcext:value-type="float">
            <text:p>-0.0006269217</text:p>
          </table:table-cell>
          <table:table-cell table:formula="of:=[.B206]-[.P206]" office:value-type="float" office:value="1.562984228136" calcext:value-type="float">
            <text:p>1.5629842281</text:p>
          </table:table-cell>
          <table:table-cell office:value-type="float" office:value="0.859852552414" calcext:value-type="float">
            <text:p>0.8598525524</text:p>
          </table:table-cell>
          <table:table-cell table:formula="of:=[.A206]-[.S206]" office:value-type="float" office:value="1.562984228136" calcext:value-type="float">
            <text:p>1.5629842281</text:p>
          </table:table-cell>
          <table:table-cell table:formula="of:=[.B206]-[.S206]" office:value-type="float" office:value="1.562984228136" calcext:value-type="float">
            <text:p>1.5629842281</text:p>
          </table:table-cell>
        </table:table-row>
        <table:table-row table:style-name="ro1">
          <table:table-cell table:number-columns-repeated="2" office:value-type="float" office:value="2.42152380943" calcext:value-type="float">
            <text:p>2.4215238094</text:p>
          </table:table-cell>
          <table:table-cell table:formula="of:=[.J209]-[.B207]" office:value-type="float" office:value="-1.562607288358" calcext:value-type="float">
            <text:p>-1.5626072884</text:p>
          </table:table-cell>
          <table:table-cell office:value-type="float" office:value="0.859537661076" calcext:value-type="float">
            <text:p>0.8595376611</text:p>
          </table:table-cell>
          <table:table-cell table:formula="of:=[.G209]-[.D207]" office:value-type="float" office:value="-0.000621140003999932" calcext:value-type="float">
            <text:p>-0.00062114</text:p>
          </table:table-cell>
          <table:table-cell table:formula="of:=[.B207]-[.$D209]" office:value-type="float" office:value="1.562607288358" calcext:value-type="float">
            <text:p>1.5626072884</text:p>
          </table:table-cell>
          <table:table-cell office:value-type="float" office:value="0.859537661076" calcext:value-type="float">
            <text:p>0.8595376611</text:p>
          </table:table-cell>
          <table:table-cell table:formula="of:=[.J209]-[.G207]" office:value-type="float" office:value="-0.000621140003999932" calcext:value-type="float">
            <text:p>-0.00062114</text:p>
          </table:table-cell>
          <table:table-cell table:formula="of:=[.B207]-[.G207]" office:value-type="float" office:value="1.561986148354" calcext:value-type="float">
            <text:p>1.5619861484</text:p>
          </table:table-cell>
          <table:table-cell office:value-type="float" office:value="0.859537661076" calcext:value-type="float">
            <text:p>0.8595376611</text:p>
          </table:table-cell>
          <table:table-cell table:formula="of:=[.P209]-[.J207]" office:value-type="float" office:value="-0.000621140003999932" calcext:value-type="float">
            <text:p>-0.00062114</text:p>
          </table:table-cell>
          <table:table-cell table:formula="of:=[.B207]-[.J207]" office:value-type="float" office:value="1.561986148354" calcext:value-type="float">
            <text:p>1.5619861484</text:p>
          </table:table-cell>
          <table:table-cell office:value-type="float" office:value="0.859537661076" calcext:value-type="float">
            <text:p>0.8595376611</text:p>
          </table:table-cell>
          <table:table-cell table:formula="of:=[.P209]-[.M207]" office:value-type="float" office:value="-0.000621140003999932" calcext:value-type="float">
            <text:p>-0.00062114</text:p>
          </table:table-cell>
          <table:table-cell table:formula="of:=[.B207]-[.M207]" office:value-type="float" office:value="1.561986148354" calcext:value-type="float">
            <text:p>1.5619861484</text:p>
          </table:table-cell>
          <table:table-cell office:value-type="float" office:value="0.859537661076" calcext:value-type="float">
            <text:p>0.8595376611</text:p>
          </table:table-cell>
          <table:table-cell table:formula="of:=[.S209]-[.P207]" office:value-type="float" office:value="-0.000621140003999932" calcext:value-type="float">
            <text:p>-0.00062114</text:p>
          </table:table-cell>
          <table:table-cell table:formula="of:=[.B207]-[.P207]" office:value-type="float" office:value="1.561986148354" calcext:value-type="float">
            <text:p>1.5619861484</text:p>
          </table:table-cell>
          <table:table-cell office:value-type="float" office:value="0.859537661076" calcext:value-type="float">
            <text:p>0.8595376611</text:p>
          </table:table-cell>
          <table:table-cell table:formula="of:=[.A207]-[.S207]" office:value-type="float" office:value="1.561986148354" calcext:value-type="float">
            <text:p>1.5619861484</text:p>
          </table:table-cell>
          <table:table-cell table:formula="of:=[.B207]-[.S207]" office:value-type="float" office:value="1.561986148354" calcext:value-type="float">
            <text:p>1.5619861484</text:p>
          </table:table-cell>
        </table:table-row>
        <table:table-row table:style-name="ro1">
          <table:table-cell table:number-columns-repeated="2" office:value-type="float" office:value="2.42021799088" calcext:value-type="float">
            <text:p>2.4202179909</text:p>
          </table:table-cell>
          <table:table-cell table:formula="of:=[.J210]-[.B208]" office:value-type="float" office:value="-1.561607718472" calcext:value-type="float">
            <text:p>-1.5616077185</text:p>
          </table:table-cell>
          <table:table-cell office:value-type="float" office:value="0.85922563076" calcext:value-type="float">
            <text:p>0.8592256308</text:p>
          </table:table-cell>
          <table:table-cell table:formula="of:=[.G210]-[.D208]" office:value-type="float" office:value="-0.000615358351999884" calcext:value-type="float">
            <text:p>-0.0006153584</text:p>
          </table:table-cell>
          <table:table-cell table:formula="of:=[.B208]-[.$D210]" office:value-type="float" office:value="1.561607718472" calcext:value-type="float">
            <text:p>1.5616077185</text:p>
          </table:table-cell>
          <table:table-cell office:value-type="float" office:value="0.85922563076" calcext:value-type="float">
            <text:p>0.8592256308</text:p>
          </table:table-cell>
          <table:table-cell table:formula="of:=[.J210]-[.G208]" office:value-type="float" office:value="-0.000615358351999884" calcext:value-type="float">
            <text:p>-0.0006153584</text:p>
          </table:table-cell>
          <table:table-cell table:formula="of:=[.B208]-[.G208]" office:value-type="float" office:value="1.56099236012" calcext:value-type="float">
            <text:p>1.5609923601</text:p>
          </table:table-cell>
          <table:table-cell office:value-type="float" office:value="0.85922563076" calcext:value-type="float">
            <text:p>0.8592256308</text:p>
          </table:table-cell>
          <table:table-cell table:formula="of:=[.P210]-[.J208]" office:value-type="float" office:value="-0.000615358351999884" calcext:value-type="float">
            <text:p>-0.0006153584</text:p>
          </table:table-cell>
          <table:table-cell table:formula="of:=[.B208]-[.J208]" office:value-type="float" office:value="1.56099236012" calcext:value-type="float">
            <text:p>1.5609923601</text:p>
          </table:table-cell>
          <table:table-cell office:value-type="float" office:value="0.85922563076" calcext:value-type="float">
            <text:p>0.8592256308</text:p>
          </table:table-cell>
          <table:table-cell table:formula="of:=[.P210]-[.M208]" office:value-type="float" office:value="-0.000615358351999884" calcext:value-type="float">
            <text:p>-0.0006153584</text:p>
          </table:table-cell>
          <table:table-cell table:formula="of:=[.B208]-[.M208]" office:value-type="float" office:value="1.56099236012" calcext:value-type="float">
            <text:p>1.5609923601</text:p>
          </table:table-cell>
          <table:table-cell office:value-type="float" office:value="0.85922563076" calcext:value-type="float">
            <text:p>0.8592256308</text:p>
          </table:table-cell>
          <table:table-cell table:formula="of:=[.S210]-[.P208]" office:value-type="float" office:value="-0.000615358351999884" calcext:value-type="float">
            <text:p>-0.0006153584</text:p>
          </table:table-cell>
          <table:table-cell table:formula="of:=[.B208]-[.P208]" office:value-type="float" office:value="1.56099236012" calcext:value-type="float">
            <text:p>1.5609923601</text:p>
          </table:table-cell>
          <table:table-cell office:value-type="float" office:value="0.85922563076" calcext:value-type="float">
            <text:p>0.8592256308</text:p>
          </table:table-cell>
          <table:table-cell table:formula="of:=[.A208]-[.S208]" office:value-type="float" office:value="1.56099236012" calcext:value-type="float">
            <text:p>1.5609923601</text:p>
          </table:table-cell>
          <table:table-cell table:formula="of:=[.B208]-[.S208]" office:value-type="float" office:value="1.56099236012" calcext:value-type="float">
            <text:p>1.5609923601</text:p>
          </table:table-cell>
        </table:table-row>
        <table:table-row table:style-name="ro1">
          <table:table-cell table:number-columns-repeated="2" office:value-type="float" office:value="2.41891956329" calcext:value-type="float">
            <text:p>2.4189195633</text:p>
          </table:table-cell>
          <table:table-cell table:formula="of:=[.J211]-[.B209]" office:value-type="float" office:value="-1.560612678524" calcext:value-type="float">
            <text:p>-1.5606126785</text:p>
          </table:table-cell>
          <table:table-cell office:value-type="float" office:value="0.858916521072" calcext:value-type="float">
            <text:p>0.8589165211</text:p>
          </table:table-cell>
          <table:table-cell table:formula="of:=[.G211]-[.D209]" office:value-type="float" office:value="-0.000609636305999972" calcext:value-type="float">
            <text:p>-0.0006096363</text:p>
          </table:table-cell>
          <table:table-cell table:formula="of:=[.B209]-[.$D211]" office:value-type="float" office:value="1.560612678524" calcext:value-type="float">
            <text:p>1.5606126785</text:p>
          </table:table-cell>
          <table:table-cell office:value-type="float" office:value="0.858916521072" calcext:value-type="float">
            <text:p>0.8589165211</text:p>
          </table:table-cell>
          <table:table-cell table:formula="of:=[.J211]-[.G209]" office:value-type="float" office:value="-0.000609636305999972" calcext:value-type="float">
            <text:p>-0.0006096363</text:p>
          </table:table-cell>
          <table:table-cell table:formula="of:=[.B209]-[.G209]" office:value-type="float" office:value="1.560003042218" calcext:value-type="float">
            <text:p>1.5600030422</text:p>
          </table:table-cell>
          <table:table-cell office:value-type="float" office:value="0.858916521072" calcext:value-type="float">
            <text:p>0.8589165211</text:p>
          </table:table-cell>
          <table:table-cell table:formula="of:=[.P211]-[.J209]" office:value-type="float" office:value="-0.000609636305999972" calcext:value-type="float">
            <text:p>-0.0006096363</text:p>
          </table:table-cell>
          <table:table-cell table:formula="of:=[.B209]-[.J209]" office:value-type="float" office:value="1.560003042218" calcext:value-type="float">
            <text:p>1.5600030422</text:p>
          </table:table-cell>
          <table:table-cell office:value-type="float" office:value="0.858916521072" calcext:value-type="float">
            <text:p>0.8589165211</text:p>
          </table:table-cell>
          <table:table-cell table:formula="of:=[.P211]-[.M209]" office:value-type="float" office:value="-0.000609636305999972" calcext:value-type="float">
            <text:p>-0.0006096363</text:p>
          </table:table-cell>
          <table:table-cell table:formula="of:=[.B209]-[.M209]" office:value-type="float" office:value="1.560003042218" calcext:value-type="float">
            <text:p>1.5600030422</text:p>
          </table:table-cell>
          <table:table-cell office:value-type="float" office:value="0.858916521072" calcext:value-type="float">
            <text:p>0.8589165211</text:p>
          </table:table-cell>
          <table:table-cell table:formula="of:=[.S211]-[.P209]" office:value-type="float" office:value="-0.000609636305999972" calcext:value-type="float">
            <text:p>-0.0006096363</text:p>
          </table:table-cell>
          <table:table-cell table:formula="of:=[.B209]-[.P209]" office:value-type="float" office:value="1.560003042218" calcext:value-type="float">
            <text:p>1.5600030422</text:p>
          </table:table-cell>
          <table:table-cell office:value-type="float" office:value="0.858916521072" calcext:value-type="float">
            <text:p>0.8589165211</text:p>
          </table:table-cell>
          <table:table-cell table:formula="of:=[.A209]-[.S209]" office:value-type="float" office:value="1.560003042218" calcext:value-type="float">
            <text:p>1.5600030422</text:p>
          </table:table-cell>
          <table:table-cell table:formula="of:=[.B209]-[.S209]" office:value-type="float" office:value="1.560003042218" calcext:value-type="float">
            <text:p>1.5600030422</text:p>
          </table:table-cell>
        </table:table-row>
        <table:table-row table:style-name="ro1">
          <table:table-cell table:number-columns-repeated="2" office:value-type="float" office:value="2.42567205429" calcext:value-type="float">
            <text:p>2.4256720543</text:p>
          </table:table-cell>
          <table:table-cell table:formula="of:=[.J212]-[.B210]" office:value-type="string" office:string-value="" calcext:value-type="error">
            <text:p>#VALUE!</text:p>
          </table:table-cell>
          <table:table-cell office:value-type="float" office:value="0.858610272408" calcext:value-type="float">
            <text:p>0.8586102724</text:p>
          </table:table-cell>
          <table:table-cell table:formula="of:=[.G212]-[.D210]" office:value-type="string" office:string-value="" calcext:value-type="error">
            <text:p>#VALUE!</text:p>
          </table:table-cell>
          <table:table-cell table:formula="of:=[.B210]-[.$D212]" office:value-type="string" office:string-value="" calcext:value-type="error">
            <text:p>#VALUE!</text:p>
          </table:table-cell>
          <table:table-cell office:value-type="float" office:value="0.858610272408" calcext:value-type="float">
            <text:p>0.8586102724</text:p>
          </table:table-cell>
          <table:table-cell table:formula="of:=[.J212]-[.G210]" office:value-type="string" office:string-value="" calcext:value-type="error">
            <text:p>#VALUE!</text:p>
          </table:table-cell>
          <table:table-cell table:formula="of:=[.B210]-[.G210]" office:value-type="float" office:value="1.567061781882" calcext:value-type="float">
            <text:p>1.5670617819</text:p>
          </table:table-cell>
          <table:table-cell office:value-type="float" office:value="0.858610272408" calcext:value-type="float">
            <text:p>0.8586102724</text:p>
          </table:table-cell>
          <table:table-cell table:formula="of:=[.P212]-[.J210]" office:value-type="string" office:string-value="" calcext:value-type="error">
            <text:p>#VALUE!</text:p>
          </table:table-cell>
          <table:table-cell table:formula="of:=[.B210]-[.J210]" office:value-type="float" office:value="1.567061781882" calcext:value-type="float">
            <text:p>1.5670617819</text:p>
          </table:table-cell>
          <table:table-cell office:value-type="float" office:value="0.858610272408" calcext:value-type="float">
            <text:p>0.8586102724</text:p>
          </table:table-cell>
          <table:table-cell table:formula="of:=[.P212]-[.M210]" office:value-type="string" office:string-value="" calcext:value-type="error">
            <text:p>#VALUE!</text:p>
          </table:table-cell>
          <table:table-cell table:formula="of:=[.B210]-[.M210]" office:value-type="float" office:value="1.567061781882" calcext:value-type="float">
            <text:p>1.5670617819</text:p>
          </table:table-cell>
          <table:table-cell office:value-type="float" office:value="0.858610272408" calcext:value-type="float">
            <text:p>0.8586102724</text:p>
          </table:table-cell>
          <table:table-cell table:formula="of:=[.S212]-[.P210]" office:value-type="string" office:string-value="" calcext:value-type="error">
            <text:p>#VALUE!</text:p>
          </table:table-cell>
          <table:table-cell table:formula="of:=[.B210]-[.P210]" office:value-type="float" office:value="1.567061781882" calcext:value-type="float">
            <text:p>1.5670617819</text:p>
          </table:table-cell>
          <table:table-cell office:value-type="float" office:value="0.858610272408" calcext:value-type="float">
            <text:p>0.8586102724</text:p>
          </table:table-cell>
          <table:table-cell table:formula="of:=[.A210]-[.S210]" office:value-type="float" office:value="1.567061781882" calcext:value-type="float">
            <text:p>1.5670617819</text:p>
          </table:table-cell>
          <table:table-cell table:formula="of:=[.B210]-[.S210]" office:value-type="float" office:value="1.567061781882" calcext:value-type="float">
            <text:p>1.5670617819</text:p>
          </table:table-cell>
        </table:table-row>
        <table:table-row table:style-name="ro1">
          <table:table-cell table:number-columns-repeated="2" office:value-type="float" office:value="2.42442440987" calcext:value-type="float">
            <text:p>2.4244244099</text:p>
          </table:table-cell>
          <table:table-cell table:formula="of:=[.J213]-[.B211]" office:value-type="float" office:value="-1.568453609947" calcext:value-type="float">
            <text:p>-1.5684536099</text:p>
          </table:table-cell>
          <table:table-cell office:value-type="float" office:value="0.858306884766" calcext:value-type="float">
            <text:p>0.8583068848</text:p>
          </table:table-cell>
          <table:table-cell table:formula="of:=[.G213]-[.D211]" office:value-type="float" office:value="-0.00233608484300007" calcext:value-type="float">
            <text:p>-0.0023360848</text:p>
          </table:table-cell>
          <table:table-cell table:formula="of:=[.B211]-[.$D213]" office:value-type="float" office:value="1.568453609947" calcext:value-type="float">
            <text:p>1.5684536099</text:p>
          </table:table-cell>
          <table:table-cell office:value-type="float" office:value="0.858306884766" calcext:value-type="float">
            <text:p>0.8583068848</text:p>
          </table:table-cell>
          <table:table-cell table:formula="of:=[.J213]-[.G211]" office:value-type="float" office:value="-0.00233608484300007" calcext:value-type="float">
            <text:p>-0.0023360848</text:p>
          </table:table-cell>
          <table:table-cell table:formula="of:=[.B211]-[.G211]" office:value-type="float" office:value="1.566117525104" calcext:value-type="float">
            <text:p>1.5661175251</text:p>
          </table:table-cell>
          <table:table-cell office:value-type="float" office:value="0.858306884766" calcext:value-type="float">
            <text:p>0.8583068848</text:p>
          </table:table-cell>
          <table:table-cell table:formula="of:=[.P213]-[.J211]" office:value-type="float" office:value="-0.00233608484300007" calcext:value-type="float">
            <text:p>-0.0023360848</text:p>
          </table:table-cell>
          <table:table-cell table:formula="of:=[.B211]-[.J211]" office:value-type="float" office:value="1.566117525104" calcext:value-type="float">
            <text:p>1.5661175251</text:p>
          </table:table-cell>
          <table:table-cell office:value-type="float" office:value="0.858306884766" calcext:value-type="float">
            <text:p>0.8583068848</text:p>
          </table:table-cell>
          <table:table-cell table:formula="of:=[.P213]-[.M211]" office:value-type="float" office:value="-0.00233608484300007" calcext:value-type="float">
            <text:p>-0.0023360848</text:p>
          </table:table-cell>
          <table:table-cell table:formula="of:=[.B211]-[.M211]" office:value-type="float" office:value="1.566117525104" calcext:value-type="float">
            <text:p>1.5661175251</text:p>
          </table:table-cell>
          <table:table-cell office:value-type="float" office:value="0.858306884766" calcext:value-type="float">
            <text:p>0.8583068848</text:p>
          </table:table-cell>
          <table:table-cell table:formula="of:=[.S213]-[.P211]" office:value-type="float" office:value="-0.00233608484300007" calcext:value-type="float">
            <text:p>-0.0023360848</text:p>
          </table:table-cell>
          <table:table-cell table:formula="of:=[.B211]-[.P211]" office:value-type="float" office:value="1.566117525104" calcext:value-type="float">
            <text:p>1.5661175251</text:p>
          </table:table-cell>
          <table:table-cell office:value-type="float" office:value="0.858306884766" calcext:value-type="float">
            <text:p>0.8583068848</text:p>
          </table:table-cell>
          <table:table-cell table:formula="of:=[.A211]-[.S211]" office:value-type="float" office:value="1.566117525104" calcext:value-type="float">
            <text:p>1.5661175251</text:p>
          </table:table-cell>
          <table:table-cell table:formula="of:=[.B211]-[.S211]" office:value-type="float" office:value="1.566117525104" calcext:value-type="float">
            <text:p>1.5661175251</text:p>
          </table:table-cell>
        </table:table-row>
        <table:table-row table:style-name="ro1">
          <table:table-cell table:number-columns-repeated="2" office:value-type="float" office:value="2.42318415642" calcext:value-type="float">
            <text:p>2.4231841564</text:p>
          </table:table-cell>
          <table:table-cell table:formula="of:=[.J214]-[.B212]" office:value-type="float" office:value="-1.567510187628" calcext:value-type="float">
            <text:p>-1.5675101876</text:p>
          </table:table-cell>
          <table:table-cell office:value-type="string" calcext:value-type="string">
            <text:p><text:s/>nan </text:p>
          </table:table-cell>
          <table:table-cell table:formula="of:=[.G214]-[.D212]" office:value-type="string" office:string-value="" calcext:value-type="error">
            <text:p>#VALUE!</text:p>
          </table:table-cell>
          <table:table-cell table:formula="of:=[.B212]-[.$D214]" office:value-type="float" office:value="1.567510187628" calcext:value-type="float">
            <text:p>1.5675101876</text:p>
          </table:table-cell>
          <table:table-cell office:value-type="string" calcext:value-type="string">
            <text:p><text:s/>nan </text:p>
          </table:table-cell>
          <table:table-cell table:formula="of:=[.J214]-[.G212]" office:value-type="string" office:string-value="" calcext:value-type="error">
            <text:p>#VALUE!</text:p>
          </table:table-cell>
          <table:table-cell table:formula="of:=[.B212]-[.G2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14]-[.J212]" office:value-type="string" office:string-value="" calcext:value-type="error">
            <text:p>#VALUE!</text:p>
          </table:table-cell>
          <table:table-cell table:formula="of:=[.B212]-[.J2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14]-[.M212]" office:value-type="string" office:string-value="" calcext:value-type="error">
            <text:p>#VALUE!</text:p>
          </table:table-cell>
          <table:table-cell table:formula="of:=[.B212]-[.M2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14]-[.P212]" office:value-type="string" office:string-value="" calcext:value-type="error">
            <text:p>#VALUE!</text:p>
          </table:table-cell>
          <table:table-cell table:formula="of:=[.B212]-[.P2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12]-[.S212]" office:value-type="string" office:string-value="" calcext:value-type="error">
            <text:p>#VALUE!</text:p>
          </table:table-cell>
          <table:table-cell table:formula="of:=[.B212]-[.S21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0512228012" calcext:value-type="float">
            <text:p>2.4051222801</text:p>
          </table:table-cell>
          <table:table-cell table:formula="of:=[.J215]-[.B213]" office:value-type="float" office:value="-1.549742221831" calcext:value-type="float">
            <text:p>-1.5497422218</text:p>
          </table:table-cell>
          <table:table-cell office:value-type="float" office:value="0.855970799923" calcext:value-type="float">
            <text:p>0.8559707999</text:p>
          </table:table-cell>
          <table:table-cell table:formula="of:=[.G215]-[.D213]" office:value-type="float" office:value="-0.000590741633999969" calcext:value-type="float">
            <text:p>-0.0005907416</text:p>
          </table:table-cell>
          <table:table-cell table:formula="of:=[.B213]-[.$D215]" office:value-type="float" office:value="1.549742221831" calcext:value-type="float">
            <text:p>1.5497422218</text:p>
          </table:table-cell>
          <table:table-cell office:value-type="float" office:value="0.855970799923" calcext:value-type="float">
            <text:p>0.8559707999</text:p>
          </table:table-cell>
          <table:table-cell table:formula="of:=[.J215]-[.G213]" office:value-type="float" office:value="-0.000590741633999969" calcext:value-type="float">
            <text:p>-0.0005907416</text:p>
          </table:table-cell>
          <table:table-cell table:formula="of:=[.B213]-[.G213]" office:value-type="float" office:value="1.549151480197" calcext:value-type="float">
            <text:p>1.5491514802</text:p>
          </table:table-cell>
          <table:table-cell office:value-type="float" office:value="0.855970799923" calcext:value-type="float">
            <text:p>0.8559707999</text:p>
          </table:table-cell>
          <table:table-cell table:formula="of:=[.P215]-[.J213]" office:value-type="float" office:value="-0.000590741633999969" calcext:value-type="float">
            <text:p>-0.0005907416</text:p>
          </table:table-cell>
          <table:table-cell table:formula="of:=[.B213]-[.J213]" office:value-type="float" office:value="1.549151480197" calcext:value-type="float">
            <text:p>1.5491514802</text:p>
          </table:table-cell>
          <table:table-cell office:value-type="float" office:value="0.855970799923" calcext:value-type="float">
            <text:p>0.8559707999</text:p>
          </table:table-cell>
          <table:table-cell table:formula="of:=[.P215]-[.M213]" office:value-type="float" office:value="-0.000590741633999969" calcext:value-type="float">
            <text:p>-0.0005907416</text:p>
          </table:table-cell>
          <table:table-cell table:formula="of:=[.B213]-[.M213]" office:value-type="float" office:value="1.549151480197" calcext:value-type="float">
            <text:p>1.5491514802</text:p>
          </table:table-cell>
          <table:table-cell office:value-type="float" office:value="0.855970799923" calcext:value-type="float">
            <text:p>0.8559707999</text:p>
          </table:table-cell>
          <table:table-cell table:formula="of:=[.S215]-[.P213]" office:value-type="float" office:value="-0.000590741633999969" calcext:value-type="float">
            <text:p>-0.0005907416</text:p>
          </table:table-cell>
          <table:table-cell table:formula="of:=[.B213]-[.P213]" office:value-type="float" office:value="1.549151480197" calcext:value-type="float">
            <text:p>1.5491514802</text:p>
          </table:table-cell>
          <table:table-cell office:value-type="float" office:value="0.855970799923" calcext:value-type="float">
            <text:p>0.8559707999</text:p>
          </table:table-cell>
          <table:table-cell table:formula="of:=[.A213]-[.S213]" office:value-type="float" office:value="1.549151480197" calcext:value-type="float">
            <text:p>1.5491514802</text:p>
          </table:table-cell>
          <table:table-cell table:formula="of:=[.B213]-[.S213]" office:value-type="float" office:value="1.549151480197" calcext:value-type="float">
            <text:p>1.5491514802</text:p>
          </table:table-cell>
        </table:table-row>
        <table:table-row table:style-name="ro1">
          <table:table-cell table:number-columns-repeated="2" office:value-type="float" office:value="2.40391230583" calcext:value-type="float">
            <text:p>2.4039123058</text:p>
          </table:table-cell>
          <table:table-cell table:formula="of:=[.J216]-[.B214]" office:value-type="float" office:value="-1.548823297022" calcext:value-type="float">
            <text:p>-1.548823297</text:p>
          </table:table-cell>
          <table:table-cell office:value-type="float" office:value="0.855673968792" calcext:value-type="float">
            <text:p>0.8556739688</text:p>
          </table:table-cell>
          <table:table-cell table:formula="of:=[.G216]-[.D214]" office:value-type="float" office:value="-0.000584959983999989" calcext:value-type="float">
            <text:p>-0.00058496</text:p>
          </table:table-cell>
          <table:table-cell table:formula="of:=[.B214]-[.$D216]" office:value-type="float" office:value="1.548823297022" calcext:value-type="float">
            <text:p>1.548823297</text:p>
          </table:table-cell>
          <table:table-cell office:value-type="float" office:value="0.855673968792" calcext:value-type="float">
            <text:p>0.8556739688</text:p>
          </table:table-cell>
          <table:table-cell table:formula="of:=[.J216]-[.G214]" office:value-type="float" office:value="-0.000584959983999989" calcext:value-type="float">
            <text:p>-0.00058496</text:p>
          </table:table-cell>
          <table:table-cell table:formula="of:=[.B214]-[.G214]" office:value-type="float" office:value="1.548238337038" calcext:value-type="float">
            <text:p>1.548238337</text:p>
          </table:table-cell>
          <table:table-cell office:value-type="float" office:value="0.855673968792" calcext:value-type="float">
            <text:p>0.8556739688</text:p>
          </table:table-cell>
          <table:table-cell table:formula="of:=[.P216]-[.J214]" office:value-type="float" office:value="-0.000584959983999989" calcext:value-type="float">
            <text:p>-0.00058496</text:p>
          </table:table-cell>
          <table:table-cell table:formula="of:=[.B214]-[.J214]" office:value-type="float" office:value="1.548238337038" calcext:value-type="float">
            <text:p>1.548238337</text:p>
          </table:table-cell>
          <table:table-cell office:value-type="float" office:value="0.855673968792" calcext:value-type="float">
            <text:p>0.8556739688</text:p>
          </table:table-cell>
          <table:table-cell table:formula="of:=[.P216]-[.M214]" office:value-type="float" office:value="-0.000584959983999989" calcext:value-type="float">
            <text:p>-0.00058496</text:p>
          </table:table-cell>
          <table:table-cell table:formula="of:=[.B214]-[.M214]" office:value-type="float" office:value="1.548238337038" calcext:value-type="float">
            <text:p>1.548238337</text:p>
          </table:table-cell>
          <table:table-cell office:value-type="float" office:value="0.855673968792" calcext:value-type="float">
            <text:p>0.8556739688</text:p>
          </table:table-cell>
          <table:table-cell table:formula="of:=[.S216]-[.P214]" office:value-type="float" office:value="-0.000584959983999989" calcext:value-type="float">
            <text:p>-0.00058496</text:p>
          </table:table-cell>
          <table:table-cell table:formula="of:=[.B214]-[.P214]" office:value-type="float" office:value="1.548238337038" calcext:value-type="float">
            <text:p>1.548238337</text:p>
          </table:table-cell>
          <table:table-cell office:value-type="float" office:value="0.855673968792" calcext:value-type="float">
            <text:p>0.8556739688</text:p>
          </table:table-cell>
          <table:table-cell table:formula="of:=[.A214]-[.S214]" office:value-type="float" office:value="1.548238337038" calcext:value-type="float">
            <text:p>1.548238337</text:p>
          </table:table-cell>
          <table:table-cell table:formula="of:=[.B214]-[.S214]" office:value-type="float" office:value="1.548238337038" calcext:value-type="float">
            <text:p>1.548238337</text:p>
          </table:table-cell>
        </table:table-row>
        <table:table-row table:style-name="ro1">
          <table:table-cell table:number-columns-repeated="2" office:value-type="float" office:value="2.40270996094" calcext:value-type="float">
            <text:p>2.4027099609</text:p>
          </table:table-cell>
          <table:table-cell table:formula="of:=[.J217]-[.B215]" office:value-type="float" office:value="-1.547909080985" calcext:value-type="float">
            <text:p>-1.547909081</text:p>
          </table:table-cell>
          <table:table-cell office:value-type="float" office:value="0.855380058289" calcext:value-type="float">
            <text:p>0.8553800583</text:p>
          </table:table-cell>
          <table:table-cell table:formula="of:=[.G217]-[.D215]" office:value-type="float" office:value="-0.000579178334000008" calcext:value-type="float">
            <text:p>-0.0005791783</text:p>
          </table:table-cell>
          <table:table-cell table:formula="of:=[.B215]-[.$D217]" office:value-type="float" office:value="1.547909080985" calcext:value-type="float">
            <text:p>1.547909081</text:p>
          </table:table-cell>
          <table:table-cell office:value-type="float" office:value="0.855380058289" calcext:value-type="float">
            <text:p>0.8553800583</text:p>
          </table:table-cell>
          <table:table-cell table:formula="of:=[.J217]-[.G215]" office:value-type="float" office:value="-0.000579178334000008" calcext:value-type="float">
            <text:p>-0.0005791783</text:p>
          </table:table-cell>
          <table:table-cell table:formula="of:=[.B215]-[.G215]" office:value-type="float" office:value="1.547329902651" calcext:value-type="float">
            <text:p>1.5473299027</text:p>
          </table:table-cell>
          <table:table-cell office:value-type="float" office:value="0.855380058289" calcext:value-type="float">
            <text:p>0.8553800583</text:p>
          </table:table-cell>
          <table:table-cell table:formula="of:=[.P217]-[.J215]" office:value-type="float" office:value="-0.000579178334000008" calcext:value-type="float">
            <text:p>-0.0005791783</text:p>
          </table:table-cell>
          <table:table-cell table:formula="of:=[.B215]-[.J215]" office:value-type="float" office:value="1.547329902651" calcext:value-type="float">
            <text:p>1.5473299027</text:p>
          </table:table-cell>
          <table:table-cell office:value-type="float" office:value="0.855380058289" calcext:value-type="float">
            <text:p>0.8553800583</text:p>
          </table:table-cell>
          <table:table-cell table:formula="of:=[.P217]-[.M215]" office:value-type="float" office:value="-0.000579178334000008" calcext:value-type="float">
            <text:p>-0.0005791783</text:p>
          </table:table-cell>
          <table:table-cell table:formula="of:=[.B215]-[.M215]" office:value-type="float" office:value="1.547329902651" calcext:value-type="float">
            <text:p>1.5473299027</text:p>
          </table:table-cell>
          <table:table-cell office:value-type="float" office:value="0.855380058289" calcext:value-type="float">
            <text:p>0.8553800583</text:p>
          </table:table-cell>
          <table:table-cell table:formula="of:=[.S217]-[.P215]" office:value-type="float" office:value="-0.000579178334000008" calcext:value-type="float">
            <text:p>-0.0005791783</text:p>
          </table:table-cell>
          <table:table-cell table:formula="of:=[.B215]-[.P215]" office:value-type="float" office:value="1.547329902651" calcext:value-type="float">
            <text:p>1.5473299027</text:p>
          </table:table-cell>
          <table:table-cell office:value-type="float" office:value="0.855380058289" calcext:value-type="float">
            <text:p>0.8553800583</text:p>
          </table:table-cell>
          <table:table-cell table:formula="of:=[.A215]-[.S215]" office:value-type="float" office:value="1.547329902651" calcext:value-type="float">
            <text:p>1.5473299027</text:p>
          </table:table-cell>
          <table:table-cell table:formula="of:=[.B215]-[.S215]" office:value-type="float" office:value="1.547329902651" calcext:value-type="float">
            <text:p>1.5473299027</text:p>
          </table:table-cell>
        </table:table-row>
        <table:table-row table:style-name="ro1">
          <table:table-cell table:number-columns-repeated="2" office:value-type="float" office:value="2.41471338272" calcext:value-type="float">
            <text:p>2.4147133827</text:p>
          </table:table-cell>
          <table:table-cell table:formula="of:=[.J218]-[.B216]" office:value-type="float" office:value="-1.562229871749" calcext:value-type="float">
            <text:p>-1.5622298717</text:p>
          </table:table-cell>
          <table:table-cell office:value-type="float" office:value="0.855089008808" calcext:value-type="float">
            <text:p>0.8550890088</text:p>
          </table:table-cell>
          <table:table-cell table:formula="of:=[.G218]-[.D216]" office:value-type="float" office:value="-0.00260549783700004" calcext:value-type="float">
            <text:p>-0.0026054978</text:p>
          </table:table-cell>
          <table:table-cell table:formula="of:=[.B216]-[.$D218]" office:value-type="float" office:value="1.562229871749" calcext:value-type="float">
            <text:p>1.5622298717</text:p>
          </table:table-cell>
          <table:table-cell office:value-type="float" office:value="0.855089008808" calcext:value-type="float">
            <text:p>0.8550890088</text:p>
          </table:table-cell>
          <table:table-cell table:formula="of:=[.J218]-[.G216]" office:value-type="float" office:value="-0.00260549783700004" calcext:value-type="float">
            <text:p>-0.0026054978</text:p>
          </table:table-cell>
          <table:table-cell table:formula="of:=[.B216]-[.G216]" office:value-type="float" office:value="1.559624373912" calcext:value-type="float">
            <text:p>1.5596243739</text:p>
          </table:table-cell>
          <table:table-cell office:value-type="float" office:value="0.855089008808" calcext:value-type="float">
            <text:p>0.8550890088</text:p>
          </table:table-cell>
          <table:table-cell table:formula="of:=[.P218]-[.J216]" office:value-type="float" office:value="-0.000573396683000049" calcext:value-type="float">
            <text:p>-0.0005733967</text:p>
          </table:table-cell>
          <table:table-cell table:formula="of:=[.B216]-[.J216]" office:value-type="float" office:value="1.559624373912" calcext:value-type="float">
            <text:p>1.5596243739</text:p>
          </table:table-cell>
          <table:table-cell office:value-type="float" office:value="0.855089008808" calcext:value-type="float">
            <text:p>0.8550890088</text:p>
          </table:table-cell>
          <table:table-cell table:formula="of:=[.P218]-[.M216]" office:value-type="float" office:value="-0.000573396683000049" calcext:value-type="float">
            <text:p>-0.0005733967</text:p>
          </table:table-cell>
          <table:table-cell table:formula="of:=[.B216]-[.M216]" office:value-type="float" office:value="1.559624373912" calcext:value-type="float">
            <text:p>1.5596243739</text:p>
          </table:table-cell>
          <table:table-cell office:value-type="float" office:value="0.855089008808" calcext:value-type="float">
            <text:p>0.8550890088</text:p>
          </table:table-cell>
          <table:table-cell table:formula="of:=[.S218]-[.P216]" office:value-type="float" office:value="-0.000573396683000049" calcext:value-type="float">
            <text:p>-0.0005733967</text:p>
          </table:table-cell>
          <table:table-cell table:formula="of:=[.B216]-[.P216]" office:value-type="float" office:value="1.559624373912" calcext:value-type="float">
            <text:p>1.5596243739</text:p>
          </table:table-cell>
          <table:table-cell office:value-type="float" office:value="0.855089008808" calcext:value-type="float">
            <text:p>0.8550890088</text:p>
          </table:table-cell>
          <table:table-cell table:formula="of:=[.A216]-[.S216]" office:value-type="float" office:value="1.559624373912" calcext:value-type="float">
            <text:p>1.5596243739</text:p>
          </table:table-cell>
          <table:table-cell table:formula="of:=[.B216]-[.S216]" office:value-type="float" office:value="1.559624373912" calcext:value-type="float">
            <text:p>1.5596243739</text:p>
          </table:table-cell>
        </table:table-row>
        <table:table-row table:style-name="ro1">
          <table:table-cell table:number-columns-repeated="2" office:value-type="float" office:value="2.41353321075" calcext:value-type="float">
            <text:p>2.4135332108</text:p>
          </table:table-cell>
          <table:table-cell table:formula="of:=[.J219]-[.B217]" office:value-type="float" office:value="-1.56133139133" calcext:value-type="float">
            <text:p>-1.5613313913</text:p>
          </table:table-cell>
          <table:table-cell office:value-type="float" office:value="0.854800879955" calcext:value-type="float">
            <text:p>0.85480088</text:p>
          </table:table-cell>
          <table:table-cell table:formula="of:=[.G219]-[.D217]" office:value-type="float" office:value="-0.00259906053500003" calcext:value-type="float">
            <text:p>-0.0025990605</text:p>
          </table:table-cell>
          <table:table-cell table:formula="of:=[.B217]-[.$D219]" office:value-type="float" office:value="1.56133139133" calcext:value-type="float">
            <text:p>1.5613313913</text:p>
          </table:table-cell>
          <table:table-cell office:value-type="float" office:value="0.854800879955" calcext:value-type="float">
            <text:p>0.85480088</text:p>
          </table:table-cell>
          <table:table-cell table:formula="of:=[.J219]-[.G217]" office:value-type="float" office:value="-0.00259906053500003" calcext:value-type="float">
            <text:p>-0.0025990605</text:p>
          </table:table-cell>
          <table:table-cell table:formula="of:=[.B217]-[.G217]" office:value-type="float" office:value="1.558732330795" calcext:value-type="float">
            <text:p>1.5587323308</text:p>
          </table:table-cell>
          <table:table-cell office:value-type="float" office:value="0.854800879955" calcext:value-type="float">
            <text:p>0.85480088</text:p>
          </table:table-cell>
          <table:table-cell table:formula="of:=[.P219]-[.J217]" office:value-type="float" office:value="-0.00259906053500003" calcext:value-type="float">
            <text:p>-0.0025990605</text:p>
          </table:table-cell>
          <table:table-cell table:formula="of:=[.B217]-[.J217]" office:value-type="float" office:value="1.558732330795" calcext:value-type="float">
            <text:p>1.5587323308</text:p>
          </table:table-cell>
          <table:table-cell office:value-type="float" office:value="0.854800879955" calcext:value-type="float">
            <text:p>0.85480088</text:p>
          </table:table-cell>
          <table:table-cell table:formula="of:=[.P219]-[.M217]" office:value-type="float" office:value="-0.00259906053500003" calcext:value-type="float">
            <text:p>-0.0025990605</text:p>
          </table:table-cell>
          <table:table-cell table:formula="of:=[.B217]-[.M217]" office:value-type="float" office:value="1.558732330795" calcext:value-type="float">
            <text:p>1.5587323308</text:p>
          </table:table-cell>
          <table:table-cell office:value-type="float" office:value="0.854800879955" calcext:value-type="float">
            <text:p>0.85480088</text:p>
          </table:table-cell>
          <table:table-cell table:formula="of:=[.S219]-[.P217]" office:value-type="float" office:value="-0.00259906053500003" calcext:value-type="float">
            <text:p>-0.0025990605</text:p>
          </table:table-cell>
          <table:table-cell table:formula="of:=[.B217]-[.P217]" office:value-type="float" office:value="1.558732330795" calcext:value-type="float">
            <text:p>1.5587323308</text:p>
          </table:table-cell>
          <table:table-cell office:value-type="float" office:value="0.854800879955" calcext:value-type="float">
            <text:p>0.85480088</text:p>
          </table:table-cell>
          <table:table-cell table:formula="of:=[.A217]-[.S217]" office:value-type="float" office:value="1.558732330795" calcext:value-type="float">
            <text:p>1.5587323308</text:p>
          </table:table-cell>
          <table:table-cell table:formula="of:=[.B217]-[.S217]" office:value-type="float" office:value="1.558732330795" calcext:value-type="float">
            <text:p>1.5587323308</text:p>
          </table:table-cell>
        </table:table-row>
        <table:table-row table:style-name="ro1">
          <table:table-cell table:number-columns-repeated="2" office:value-type="float" office:value="2.4123609066" calcext:value-type="float">
            <text:p>2.4123609066</text:p>
          </table:table-cell>
          <table:table-cell table:formula="of:=[.J220]-[.B218]" office:value-type="float" office:value="-1.560437798499" calcext:value-type="float">
            <text:p>-1.5604377985</text:p>
          </table:table-cell>
          <table:table-cell office:value-type="float" office:value="0.852483510971" calcext:value-type="float">
            <text:p>0.852483511</text:p>
          </table:table-cell>
          <table:table-cell table:formula="of:=[.G220]-[.D218]" office:value-type="float" office:value="-0.000560402869999921" calcext:value-type="float">
            <text:p>-0.0005604029</text:p>
          </table:table-cell>
          <table:table-cell table:formula="of:=[.B218]-[.$D220]" office:value-type="float" office:value="1.560437798499" calcext:value-type="float">
            <text:p>1.5604377985</text:p>
          </table:table-cell>
          <table:table-cell office:value-type="float" office:value="0.852483510971" calcext:value-type="float">
            <text:p>0.852483511</text:p>
          </table:table-cell>
          <table:table-cell table:formula="of:=[.J220]-[.G218]" office:value-type="float" office:value="-0.000560402869999921" calcext:value-type="float">
            <text:p>-0.0005604029</text:p>
          </table:table-cell>
          <table:table-cell table:formula="of:=[.B218]-[.G218]" office:value-type="float" office:value="1.559877395629" calcext:value-type="float">
            <text:p>1.5598773956</text:p>
          </table:table-cell>
          <table:table-cell office:value-type="float" office:value="0.852483510971" calcext:value-type="float">
            <text:p>0.852483511</text:p>
          </table:table-cell>
          <table:table-cell table:formula="of:=[.P220]-[.J218]" office:value-type="float" office:value="-0.000560402869999921" calcext:value-type="float">
            <text:p>-0.0005604029</text:p>
          </table:table-cell>
          <table:table-cell table:formula="of:=[.B218]-[.J218]" office:value-type="float" office:value="1.559877395629" calcext:value-type="float">
            <text:p>1.5598773956</text:p>
          </table:table-cell>
          <table:table-cell office:value-type="float" office:value="0.854515612125" calcext:value-type="float">
            <text:p>0.8545156121</text:p>
          </table:table-cell>
          <table:table-cell table:formula="of:=[.P220]-[.M218]" office:value-type="float" office:value="-0.00259250402399991" calcext:value-type="float">
            <text:p>-0.002592504</text:p>
          </table:table-cell>
          <table:table-cell table:formula="of:=[.B218]-[.M218]" office:value-type="float" office:value="1.557845294475" calcext:value-type="float">
            <text:p>1.5578452945</text:p>
          </table:table-cell>
          <table:table-cell office:value-type="float" office:value="0.854515612125" calcext:value-type="float">
            <text:p>0.8545156121</text:p>
          </table:table-cell>
          <table:table-cell table:formula="of:=[.S220]-[.P218]" office:value-type="float" office:value="-0.00259250402399991" calcext:value-type="float">
            <text:p>-0.002592504</text:p>
          </table:table-cell>
          <table:table-cell table:formula="of:=[.B218]-[.P218]" office:value-type="float" office:value="1.557845294475" calcext:value-type="float">
            <text:p>1.5578452945</text:p>
          </table:table-cell>
          <table:table-cell office:value-type="float" office:value="0.854515612125" calcext:value-type="float">
            <text:p>0.8545156121</text:p>
          </table:table-cell>
          <table:table-cell table:formula="of:=[.A218]-[.S218]" office:value-type="float" office:value="1.557845294475" calcext:value-type="float">
            <text:p>1.5578452945</text:p>
          </table:table-cell>
          <table:table-cell table:formula="of:=[.B218]-[.S218]" office:value-type="float" office:value="1.557845294475" calcext:value-type="float">
            <text:p>1.5578452945</text:p>
          </table:table-cell>
        </table:table-row>
        <table:table-row table:style-name="ro1">
          <table:table-cell table:number-columns-repeated="2" office:value-type="float" office:value="2.41119599342" calcext:value-type="float">
            <text:p>2.4111959934</text:p>
          </table:table-cell>
          <table:table-cell table:formula="of:=[.J221]-[.B219]" office:value-type="float" office:value="-1.559548735615" calcext:value-type="float">
            <text:p>-1.5595487356</text:p>
          </table:table-cell>
          <table:table-cell office:value-type="float" office:value="0.85220181942" calcext:value-type="float">
            <text:p>0.8522018194</text:p>
          </table:table-cell>
          <table:table-cell table:formula="of:=[.G221]-[.D219]" office:value-type="float" office:value="-0.000554561615000004" calcext:value-type="float">
            <text:p>-0.0005545616</text:p>
          </table:table-cell>
          <table:table-cell table:formula="of:=[.B219]-[.$D221]" office:value-type="float" office:value="1.559548735615" calcext:value-type="float">
            <text:p>1.5595487356</text:p>
          </table:table-cell>
          <table:table-cell office:value-type="float" office:value="0.85220181942" calcext:value-type="float">
            <text:p>0.8522018194</text:p>
          </table:table-cell>
          <table:table-cell table:formula="of:=[.J221]-[.G219]" office:value-type="float" office:value="-0.000554561615000004" calcext:value-type="float">
            <text:p>-0.0005545616</text:p>
          </table:table-cell>
          <table:table-cell table:formula="of:=[.B219]-[.G219]" office:value-type="float" office:value="1.558994174" calcext:value-type="float">
            <text:p>1.558994174</text:p>
          </table:table-cell>
          <table:table-cell office:value-type="float" office:value="0.85220181942" calcext:value-type="float">
            <text:p>0.8522018194</text:p>
          </table:table-cell>
          <table:table-cell table:formula="of:=[.P221]-[.J219]" office:value-type="float" office:value="-0.000554561615000004" calcext:value-type="float">
            <text:p>-0.0005545616</text:p>
          </table:table-cell>
          <table:table-cell table:formula="of:=[.B219]-[.J219]" office:value-type="float" office:value="1.558994174" calcext:value-type="float">
            <text:p>1.558994174</text:p>
          </table:table-cell>
          <table:table-cell office:value-type="float" office:value="0.85220181942" calcext:value-type="float">
            <text:p>0.8522018194</text:p>
          </table:table-cell>
          <table:table-cell table:formula="of:=[.P221]-[.M219]" office:value-type="float" office:value="-0.000554561615000004" calcext:value-type="float">
            <text:p>-0.0005545616</text:p>
          </table:table-cell>
          <table:table-cell table:formula="of:=[.B219]-[.M219]" office:value-type="float" office:value="1.558994174" calcext:value-type="float">
            <text:p>1.558994174</text:p>
          </table:table-cell>
          <table:table-cell office:value-type="float" office:value="0.85220181942" calcext:value-type="float">
            <text:p>0.8522018194</text:p>
          </table:table-cell>
          <table:table-cell table:formula="of:=[.S221]-[.P219]" office:value-type="float" office:value="-0.000554561615000004" calcext:value-type="float">
            <text:p>-0.0005545616</text:p>
          </table:table-cell>
          <table:table-cell table:formula="of:=[.B219]-[.P219]" office:value-type="float" office:value="1.558994174" calcext:value-type="float">
            <text:p>1.558994174</text:p>
          </table:table-cell>
          <table:table-cell office:value-type="float" office:value="0.85220181942" calcext:value-type="float">
            <text:p>0.8522018194</text:p>
          </table:table-cell>
          <table:table-cell table:formula="of:=[.A219]-[.S219]" office:value-type="float" office:value="1.558994174" calcext:value-type="float">
            <text:p>1.558994174</text:p>
          </table:table-cell>
          <table:table-cell table:formula="of:=[.B219]-[.S219]" office:value-type="float" office:value="1.558994174" calcext:value-type="float">
            <text:p>1.558994174</text:p>
          </table:table-cell>
        </table:table-row>
        <table:table-row table:style-name="ro1">
          <table:table-cell table:number-columns-repeated="2" office:value-type="float" office:value="2.41003870964" calcext:value-type="float">
            <text:p>2.4100387096</text:p>
          </table:table-cell>
          <table:table-cell table:formula="of:=[.J222]-[.B220]" office:value-type="float" office:value="-1.558664381504" calcext:value-type="float">
            <text:p>-1.5586643815</text:p>
          </table:table-cell>
          <table:table-cell office:value-type="float" office:value="0.851923108101" calcext:value-type="float">
            <text:p>0.8519231081</text:p>
          </table:table-cell>
          <table:table-cell table:formula="of:=[.G222]-[.D220]" office:value-type="float" office:value="-0.000548779965000024" calcext:value-type="float">
            <text:p>-0.00054878</text:p>
          </table:table-cell>
          <table:table-cell table:formula="of:=[.B220]-[.$D222]" office:value-type="float" office:value="1.558664381504" calcext:value-type="float">
            <text:p>1.5586643815</text:p>
          </table:table-cell>
          <table:table-cell office:value-type="float" office:value="0.851923108101" calcext:value-type="float">
            <text:p>0.8519231081</text:p>
          </table:table-cell>
          <table:table-cell table:formula="of:=[.J222]-[.G220]" office:value-type="float" office:value="-0.000548779965000024" calcext:value-type="float">
            <text:p>-0.00054878</text:p>
          </table:table-cell>
          <table:table-cell table:formula="of:=[.B220]-[.G220]" office:value-type="float" office:value="1.558115601539" calcext:value-type="float">
            <text:p>1.5581156015</text:p>
          </table:table-cell>
          <table:table-cell office:value-type="float" office:value="0.851923108101" calcext:value-type="float">
            <text:p>0.8519231081</text:p>
          </table:table-cell>
          <table:table-cell table:formula="of:=[.P222]-[.J220]" office:value-type="float" office:value="-0.000548779965000024" calcext:value-type="float">
            <text:p>-0.00054878</text:p>
          </table:table-cell>
          <table:table-cell table:formula="of:=[.B220]-[.J220]" office:value-type="float" office:value="1.558115601539" calcext:value-type="float">
            <text:p>1.5581156015</text:p>
          </table:table-cell>
          <table:table-cell office:value-type="float" office:value="0.851923108101" calcext:value-type="float">
            <text:p>0.8519231081</text:p>
          </table:table-cell>
          <table:table-cell table:formula="of:=[.P222]-[.M220]" office:value-type="float" office:value="-0.000548779965000024" calcext:value-type="float">
            <text:p>-0.00054878</text:p>
          </table:table-cell>
          <table:table-cell table:formula="of:=[.B220]-[.M220]" office:value-type="float" office:value="1.558115601539" calcext:value-type="float">
            <text:p>1.5581156015</text:p>
          </table:table-cell>
          <table:table-cell office:value-type="float" office:value="0.851923108101" calcext:value-type="float">
            <text:p>0.8519231081</text:p>
          </table:table-cell>
          <table:table-cell table:formula="of:=[.S222]-[.P220]" office:value-type="float" office:value="-0.000548779965000024" calcext:value-type="float">
            <text:p>-0.00054878</text:p>
          </table:table-cell>
          <table:table-cell table:formula="of:=[.B220]-[.P220]" office:value-type="float" office:value="1.558115601539" calcext:value-type="float">
            <text:p>1.5581156015</text:p>
          </table:table-cell>
          <table:table-cell office:value-type="float" office:value="0.851923108101" calcext:value-type="float">
            <text:p>0.8519231081</text:p>
          </table:table-cell>
          <table:table-cell table:formula="of:=[.A220]-[.S220]" office:value-type="float" office:value="1.558115601539" calcext:value-type="float">
            <text:p>1.5581156015</text:p>
          </table:table-cell>
          <table:table-cell table:formula="of:=[.B220]-[.S220]" office:value-type="float" office:value="1.558115601539" calcext:value-type="float">
            <text:p>1.5581156015</text:p>
          </table:table-cell>
        </table:table-row>
        <table:table-row table:style-name="ro1">
          <table:table-cell table:number-columns-repeated="2" office:value-type="float" office:value="2.40888905525" calcext:value-type="float">
            <text:p>2.4088890553</text:p>
          </table:table-cell>
          <table:table-cell table:formula="of:=[.J223]-[.B221]" office:value-type="float" office:value="-1.557784736154" calcext:value-type="float">
            <text:p>-1.5577847362</text:p>
          </table:table-cell>
          <table:table-cell office:value-type="float" office:value="0.851647257805" calcext:value-type="float">
            <text:p>0.8516472578</text:p>
          </table:table-cell>
          <table:table-cell table:formula="of:=[.G223]-[.D221]" office:value-type="float" office:value="-0.000542938709000018" calcext:value-type="float">
            <text:p>-0.0005429387</text:p>
          </table:table-cell>
          <table:table-cell table:formula="of:=[.B221]-[.$D223]" office:value-type="float" office:value="1.557784736154" calcext:value-type="float">
            <text:p>1.5577847362</text:p>
          </table:table-cell>
          <table:table-cell office:value-type="float" office:value="0.851647257805" calcext:value-type="float">
            <text:p>0.8516472578</text:p>
          </table:table-cell>
          <table:table-cell table:formula="of:=[.J223]-[.G221]" office:value-type="float" office:value="-0.000542938709000018" calcext:value-type="float">
            <text:p>-0.0005429387</text:p>
          </table:table-cell>
          <table:table-cell table:formula="of:=[.B221]-[.G221]" office:value-type="float" office:value="1.557241797445" calcext:value-type="float">
            <text:p>1.5572417974</text:p>
          </table:table-cell>
          <table:table-cell office:value-type="float" office:value="0.851647257805" calcext:value-type="float">
            <text:p>0.8516472578</text:p>
          </table:table-cell>
          <table:table-cell table:formula="of:=[.P223]-[.J221]" office:value-type="float" office:value="-0.000542938709000018" calcext:value-type="float">
            <text:p>-0.0005429387</text:p>
          </table:table-cell>
          <table:table-cell table:formula="of:=[.B221]-[.J221]" office:value-type="float" office:value="1.557241797445" calcext:value-type="float">
            <text:p>1.5572417974</text:p>
          </table:table-cell>
          <table:table-cell office:value-type="float" office:value="0.851647257805" calcext:value-type="float">
            <text:p>0.8516472578</text:p>
          </table:table-cell>
          <table:table-cell table:formula="of:=[.P223]-[.M221]" office:value-type="float" office:value="-0.000542938709000018" calcext:value-type="float">
            <text:p>-0.0005429387</text:p>
          </table:table-cell>
          <table:table-cell table:formula="of:=[.B221]-[.M221]" office:value-type="float" office:value="1.557241797445" calcext:value-type="float">
            <text:p>1.5572417974</text:p>
          </table:table-cell>
          <table:table-cell office:value-type="float" office:value="0.851647257805" calcext:value-type="float">
            <text:p>0.8516472578</text:p>
          </table:table-cell>
          <table:table-cell table:formula="of:=[.S223]-[.P221]" office:value-type="float" office:value="-0.000542938709000018" calcext:value-type="float">
            <text:p>-0.0005429387</text:p>
          </table:table-cell>
          <table:table-cell table:formula="of:=[.B221]-[.P221]" office:value-type="float" office:value="1.557241797445" calcext:value-type="float">
            <text:p>1.5572417974</text:p>
          </table:table-cell>
          <table:table-cell office:value-type="float" office:value="0.851647257805" calcext:value-type="float">
            <text:p>0.8516472578</text:p>
          </table:table-cell>
          <table:table-cell table:formula="of:=[.A221]-[.S221]" office:value-type="float" office:value="1.557241797445" calcext:value-type="float">
            <text:p>1.5572417974</text:p>
          </table:table-cell>
          <table:table-cell table:formula="of:=[.B221]-[.S221]" office:value-type="float" office:value="1.557241797445" calcext:value-type="float">
            <text:p>1.5572417974</text:p>
          </table:table-cell>
        </table:table-row>
        <table:table-row table:style-name="ro1">
          <table:table-cell table:number-columns-repeated="2" office:value-type="float" office:value="2.40774703026" calcext:value-type="float">
            <text:p>2.4077470303</text:p>
          </table:table-cell>
          <table:table-cell table:formula="of:=[.J224]-[.B222]" office:value-type="float" office:value="-1.556909859182" calcext:value-type="float">
            <text:p>-1.5569098592</text:p>
          </table:table-cell>
          <table:table-cell office:value-type="float" office:value="0.851374328136" calcext:value-type="float">
            <text:p>0.8513743281</text:p>
          </table:table-cell>
          <table:table-cell table:formula="of:=[.G224]-[.D222]" office:value-type="float" office:value="-0.00053715705800006" calcext:value-type="float">
            <text:p>-0.0005371571</text:p>
          </table:table-cell>
          <table:table-cell table:formula="of:=[.B222]-[.$D224]" office:value-type="float" office:value="1.556909859182" calcext:value-type="float">
            <text:p>1.5569098592</text:p>
          </table:table-cell>
          <table:table-cell office:value-type="float" office:value="0.851374328136" calcext:value-type="float">
            <text:p>0.8513743281</text:p>
          </table:table-cell>
          <table:table-cell table:formula="of:=[.J224]-[.G222]" office:value-type="float" office:value="-0.00053715705800006" calcext:value-type="float">
            <text:p>-0.0005371571</text:p>
          </table:table-cell>
          <table:table-cell table:formula="of:=[.B222]-[.G222]" office:value-type="float" office:value="1.556372702124" calcext:value-type="float">
            <text:p>1.5563727021</text:p>
          </table:table-cell>
          <table:table-cell office:value-type="float" office:value="0.851374328136" calcext:value-type="float">
            <text:p>0.8513743281</text:p>
          </table:table-cell>
          <table:table-cell table:formula="of:=[.P224]-[.J222]" office:value-type="float" office:value="-0.00053715705800006" calcext:value-type="float">
            <text:p>-0.0005371571</text:p>
          </table:table-cell>
          <table:table-cell table:formula="of:=[.B222]-[.J222]" office:value-type="float" office:value="1.556372702124" calcext:value-type="float">
            <text:p>1.5563727021</text:p>
          </table:table-cell>
          <table:table-cell office:value-type="float" office:value="0.851374328136" calcext:value-type="float">
            <text:p>0.8513743281</text:p>
          </table:table-cell>
          <table:table-cell table:formula="of:=[.P224]-[.M222]" office:value-type="float" office:value="-0.00053715705800006" calcext:value-type="float">
            <text:p>-0.0005371571</text:p>
          </table:table-cell>
          <table:table-cell table:formula="of:=[.B222]-[.M222]" office:value-type="float" office:value="1.556372702124" calcext:value-type="float">
            <text:p>1.5563727021</text:p>
          </table:table-cell>
          <table:table-cell office:value-type="float" office:value="0.851374328136" calcext:value-type="float">
            <text:p>0.8513743281</text:p>
          </table:table-cell>
          <table:table-cell table:formula="of:=[.S224]-[.P222]" office:value-type="float" office:value="-0.00053715705800006" calcext:value-type="float">
            <text:p>-0.0005371571</text:p>
          </table:table-cell>
          <table:table-cell table:formula="of:=[.B222]-[.P222]" office:value-type="float" office:value="1.556372702124" calcext:value-type="float">
            <text:p>1.5563727021</text:p>
          </table:table-cell>
          <table:table-cell office:value-type="float" office:value="0.851374328136" calcext:value-type="float">
            <text:p>0.8513743281</text:p>
          </table:table-cell>
          <table:table-cell table:formula="of:=[.A222]-[.S222]" office:value-type="float" office:value="1.556372702124" calcext:value-type="float">
            <text:p>1.5563727021</text:p>
          </table:table-cell>
          <table:table-cell table:formula="of:=[.B222]-[.S222]" office:value-type="float" office:value="1.556372702124" calcext:value-type="float">
            <text:p>1.5563727021</text:p>
          </table:table-cell>
        </table:table-row>
        <table:table-row table:style-name="ro1">
          <table:table-cell table:number-columns-repeated="2" office:value-type="float" office:value="2.40661263466" calcext:value-type="float">
            <text:p>2.4066126347</text:p>
          </table:table-cell>
          <table:table-cell table:formula="of:=[.J225]-[.B223]" office:value-type="float" office:value="-1.556039631368" calcext:value-type="float">
            <text:p>-1.5560396314</text:p>
          </table:table-cell>
          <table:table-cell office:value-type="float" office:value="0.851104319096" calcext:value-type="float">
            <text:p>0.8511043191</text:p>
          </table:table-cell>
          <table:table-cell table:formula="of:=[.G225]-[.D223]" office:value-type="float" office:value="-0.000531315803999899" calcext:value-type="float">
            <text:p>-0.0005313158</text:p>
          </table:table-cell>
          <table:table-cell table:formula="of:=[.B223]-[.$D225]" office:value-type="float" office:value="1.556039631368" calcext:value-type="float">
            <text:p>1.5560396314</text:p>
          </table:table-cell>
          <table:table-cell office:value-type="float" office:value="0.851104319096" calcext:value-type="float">
            <text:p>0.8511043191</text:p>
          </table:table-cell>
          <table:table-cell table:formula="of:=[.J225]-[.G223]" office:value-type="float" office:value="-0.000531315803999899" calcext:value-type="float">
            <text:p>-0.0005313158</text:p>
          </table:table-cell>
          <table:table-cell table:formula="of:=[.B223]-[.G223]" office:value-type="float" office:value="1.555508315564" calcext:value-type="float">
            <text:p>1.5555083156</text:p>
          </table:table-cell>
          <table:table-cell office:value-type="float" office:value="0.851104319096" calcext:value-type="float">
            <text:p>0.8511043191</text:p>
          </table:table-cell>
          <table:table-cell table:formula="of:=[.P225]-[.J223]" office:value-type="float" office:value="-0.000531315803999899" calcext:value-type="float">
            <text:p>-0.0005313158</text:p>
          </table:table-cell>
          <table:table-cell table:formula="of:=[.B223]-[.J223]" office:value-type="float" office:value="1.555508315564" calcext:value-type="float">
            <text:p>1.5555083156</text:p>
          </table:table-cell>
          <table:table-cell office:value-type="float" office:value="0.851104319096" calcext:value-type="float">
            <text:p>0.8511043191</text:p>
          </table:table-cell>
          <table:table-cell table:formula="of:=[.P225]-[.M223]" office:value-type="float" office:value="-0.000531315803999899" calcext:value-type="float">
            <text:p>-0.0005313158</text:p>
          </table:table-cell>
          <table:table-cell table:formula="of:=[.B223]-[.M223]" office:value-type="float" office:value="1.555508315564" calcext:value-type="float">
            <text:p>1.5555083156</text:p>
          </table:table-cell>
          <table:table-cell office:value-type="float" office:value="0.851104319096" calcext:value-type="float">
            <text:p>0.8511043191</text:p>
          </table:table-cell>
          <table:table-cell table:formula="of:=[.S225]-[.P223]" office:value-type="float" office:value="-0.000531315803999899" calcext:value-type="float">
            <text:p>-0.0005313158</text:p>
          </table:table-cell>
          <table:table-cell table:formula="of:=[.B223]-[.P223]" office:value-type="float" office:value="1.555508315564" calcext:value-type="float">
            <text:p>1.5555083156</text:p>
          </table:table-cell>
          <table:table-cell office:value-type="float" office:value="0.851104319096" calcext:value-type="float">
            <text:p>0.8511043191</text:p>
          </table:table-cell>
          <table:table-cell table:formula="of:=[.A223]-[.S223]" office:value-type="float" office:value="1.555508315564" calcext:value-type="float">
            <text:p>1.5555083156</text:p>
          </table:table-cell>
          <table:table-cell table:formula="of:=[.B223]-[.S223]" office:value-type="float" office:value="1.555508315564" calcext:value-type="float">
            <text:p>1.5555083156</text:p>
          </table:table-cell>
        </table:table-row>
        <table:table-row table:style-name="ro1">
          <table:table-cell table:number-columns-repeated="2" office:value-type="float" office:value="2.40548586845" calcext:value-type="float">
            <text:p>2.4054858685</text:p>
          </table:table-cell>
          <table:table-cell table:formula="of:=[.J226]-[.B224]" office:value-type="string" office:string-value="" calcext:value-type="error">
            <text:p>#VALUE!</text:p>
          </table:table-cell>
          <table:table-cell office:value-type="float" office:value="0.850837171078" calcext:value-type="float">
            <text:p>0.8508371711</text:p>
          </table:table-cell>
          <table:table-cell table:formula="of:=[.G226]-[.D224]" office:value-type="string" office:string-value="" calcext:value-type="error">
            <text:p>#VALUE!</text:p>
          </table:table-cell>
          <table:table-cell table:formula="of:=[.B224]-[.$D226]" office:value-type="string" office:string-value="" calcext:value-type="error">
            <text:p>#VALUE!</text:p>
          </table:table-cell>
          <table:table-cell office:value-type="float" office:value="0.850837171078" calcext:value-type="float">
            <text:p>0.8508371711</text:p>
          </table:table-cell>
          <table:table-cell table:formula="of:=[.J226]-[.G224]" office:value-type="string" office:string-value="" calcext:value-type="error">
            <text:p>#VALUE!</text:p>
          </table:table-cell>
          <table:table-cell table:formula="of:=[.B224]-[.G224]" office:value-type="float" office:value="1.554648697372" calcext:value-type="float">
            <text:p>1.5546486974</text:p>
          </table:table-cell>
          <table:table-cell office:value-type="float" office:value="0.850837171078" calcext:value-type="float">
            <text:p>0.8508371711</text:p>
          </table:table-cell>
          <table:table-cell table:formula="of:=[.P226]-[.J224]" office:value-type="string" office:string-value="" calcext:value-type="error">
            <text:p>#VALUE!</text:p>
          </table:table-cell>
          <table:table-cell table:formula="of:=[.B224]-[.J224]" office:value-type="float" office:value="1.554648697372" calcext:value-type="float">
            <text:p>1.5546486974</text:p>
          </table:table-cell>
          <table:table-cell office:value-type="float" office:value="0.850837171078" calcext:value-type="float">
            <text:p>0.8508371711</text:p>
          </table:table-cell>
          <table:table-cell table:formula="of:=[.P226]-[.M224]" office:value-type="string" office:string-value="" calcext:value-type="error">
            <text:p>#VALUE!</text:p>
          </table:table-cell>
          <table:table-cell table:formula="of:=[.B224]-[.M224]" office:value-type="float" office:value="1.554648697372" calcext:value-type="float">
            <text:p>1.5546486974</text:p>
          </table:table-cell>
          <table:table-cell office:value-type="float" office:value="0.850837171078" calcext:value-type="float">
            <text:p>0.8508371711</text:p>
          </table:table-cell>
          <table:table-cell table:formula="of:=[.S226]-[.P224]" office:value-type="string" office:string-value="" calcext:value-type="error">
            <text:p>#VALUE!</text:p>
          </table:table-cell>
          <table:table-cell table:formula="of:=[.B224]-[.P224]" office:value-type="float" office:value="1.554648697372" calcext:value-type="float">
            <text:p>1.5546486974</text:p>
          </table:table-cell>
          <table:table-cell office:value-type="float" office:value="0.850837171078" calcext:value-type="float">
            <text:p>0.8508371711</text:p>
          </table:table-cell>
          <table:table-cell table:formula="of:=[.A224]-[.S224]" office:value-type="float" office:value="1.554648697372" calcext:value-type="float">
            <text:p>1.5546486974</text:p>
          </table:table-cell>
          <table:table-cell table:formula="of:=[.B224]-[.S224]" office:value-type="float" office:value="1.554648697372" calcext:value-type="float">
            <text:p>1.5546486974</text:p>
          </table:table-cell>
        </table:table-row>
        <table:table-row table:style-name="ro1">
          <table:table-cell table:number-columns-repeated="2" office:value-type="float" office:value="2.40436673164" calcext:value-type="float">
            <text:p>2.4043667316</text:p>
          </table:table-cell>
          <table:table-cell table:formula="of:=[.J227]-[.B225]" office:value-type="float" office:value="-1.554054975506" calcext:value-type="float">
            <text:p>-1.5540549755</text:p>
          </table:table-cell>
          <table:table-cell office:value-type="float" office:value="0.850573003292" calcext:value-type="float">
            <text:p>0.8505730033</text:p>
          </table:table-cell>
          <table:table-cell table:formula="of:=[.G227]-[.D225]" office:value-type="float" office:value="-0.000261247158000022" calcext:value-type="float">
            <text:p>-0.0002612472</text:p>
          </table:table-cell>
          <table:table-cell table:formula="of:=[.B225]-[.$D227]" office:value-type="float" office:value="1.554054975506" calcext:value-type="float">
            <text:p>1.5540549755</text:p>
          </table:table-cell>
          <table:table-cell office:value-type="float" office:value="0.850573003292" calcext:value-type="float">
            <text:p>0.8505730033</text:p>
          </table:table-cell>
          <table:table-cell table:formula="of:=[.J227]-[.G225]" office:value-type="float" office:value="-0.000261247158000022" calcext:value-type="float">
            <text:p>-0.0002612472</text:p>
          </table:table-cell>
          <table:table-cell table:formula="of:=[.B225]-[.G225]" office:value-type="float" office:value="1.553793728348" calcext:value-type="float">
            <text:p>1.5537937283</text:p>
          </table:table-cell>
          <table:table-cell office:value-type="float" office:value="0.850573003292" calcext:value-type="float">
            <text:p>0.8505730033</text:p>
          </table:table-cell>
          <table:table-cell table:formula="of:=[.P227]-[.J225]" office:value-type="float" office:value="-0.000261247158000022" calcext:value-type="float">
            <text:p>-0.0002612472</text:p>
          </table:table-cell>
          <table:table-cell table:formula="of:=[.B225]-[.J225]" office:value-type="float" office:value="1.553793728348" calcext:value-type="float">
            <text:p>1.5537937283</text:p>
          </table:table-cell>
          <table:table-cell office:value-type="float" office:value="0.850573003292" calcext:value-type="float">
            <text:p>0.8505730033</text:p>
          </table:table-cell>
          <table:table-cell table:formula="of:=[.P227]-[.M225]" office:value-type="float" office:value="-0.000261247158000022" calcext:value-type="float">
            <text:p>-0.0002612472</text:p>
          </table:table-cell>
          <table:table-cell table:formula="of:=[.B225]-[.M225]" office:value-type="float" office:value="1.553793728348" calcext:value-type="float">
            <text:p>1.5537937283</text:p>
          </table:table-cell>
          <table:table-cell office:value-type="float" office:value="0.850573003292" calcext:value-type="float">
            <text:p>0.8505730033</text:p>
          </table:table-cell>
          <table:table-cell table:formula="of:=[.S227]-[.P225]" office:value-type="float" office:value="-0.000261247158000022" calcext:value-type="float">
            <text:p>-0.0002612472</text:p>
          </table:table-cell>
          <table:table-cell table:formula="of:=[.B225]-[.P225]" office:value-type="float" office:value="1.553793728348" calcext:value-type="float">
            <text:p>1.5537937283</text:p>
          </table:table-cell>
          <table:table-cell office:value-type="float" office:value="0.850573003292" calcext:value-type="float">
            <text:p>0.8505730033</text:p>
          </table:table-cell>
          <table:table-cell table:formula="of:=[.A225]-[.S225]" office:value-type="float" office:value="1.553793728348" calcext:value-type="float">
            <text:p>1.5537937283</text:p>
          </table:table-cell>
          <table:table-cell table:formula="of:=[.B225]-[.S225]" office:value-type="float" office:value="1.553793728348" calcext:value-type="float">
            <text:p>1.5537937283</text:p>
          </table:table-cell>
        </table:table-row>
        <table:table-row table:style-name="ro1">
          <table:table-cell office:value-type="float" office:value="2.40325522423" calcext:value-type="float">
            <text:p>2.4032552242</text:p>
          </table:table-cell>
          <table:table-cell office:value-type="float" office:value="2.41977953911" calcext:value-type="float">
            <text:p>2.4197795391</text:p>
          </table:table-cell>
          <table:table-cell table:formula="of:=[.J228]-[.B226]" office:value-type="float" office:value="-1.569726109506" calcext:value-type="float">
            <text:p>-1.5697261095</text:p>
          </table:table-cell>
          <table:table-cell office:value-type="string" calcext:value-type="string">
            <text:p><text:s/>nan </text:p>
          </table:table-cell>
          <table:table-cell table:formula="of:=[.G228]-[.D226]" office:value-type="string" office:string-value="" calcext:value-type="error">
            <text:p>#VALUE!</text:p>
          </table:table-cell>
          <table:table-cell table:formula="of:=[.B226]-[.$D228]" office:value-type="float" office:value="1.569726109506" calcext:value-type="float">
            <text:p>1.5697261095</text:p>
          </table:table-cell>
          <table:table-cell office:value-type="string" calcext:value-type="string">
            <text:p><text:s/>nan </text:p>
          </table:table-cell>
          <table:table-cell table:formula="of:=[.J228]-[.G226]" office:value-type="string" office:string-value="" calcext:value-type="error">
            <text:p>#VALUE!</text:p>
          </table:table-cell>
          <table:table-cell table:formula="of:=[.B226]-[.G2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28]-[.J226]" office:value-type="string" office:string-value="" calcext:value-type="error">
            <text:p>#VALUE!</text:p>
          </table:table-cell>
          <table:table-cell table:formula="of:=[.B226]-[.J2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28]-[.M226]" office:value-type="string" office:string-value="" calcext:value-type="error">
            <text:p>#VALUE!</text:p>
          </table:table-cell>
          <table:table-cell table:formula="of:=[.B226]-[.M2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28]-[.P226]" office:value-type="string" office:string-value="" calcext:value-type="error">
            <text:p>#VALUE!</text:p>
          </table:table-cell>
          <table:table-cell table:formula="of:=[.B226]-[.P22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26]-[.S226]" office:value-type="string" office:string-value="" calcext:value-type="error">
            <text:p>#VALUE!</text:p>
          </table:table-cell>
          <table:table-cell table:formula="of:=[.B226]-[.S22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1756439209" calcext:value-type="float">
            <text:p>2.4175643921</text:p>
          </table:table-cell>
          <table:table-cell table:formula="of:=[.J229]-[.B227]" office:value-type="float" office:value="-1.567766427994" calcext:value-type="float">
            <text:p>-1.567766428</text:p>
          </table:table-cell>
          <table:table-cell office:value-type="float" office:value="0.850311756134" calcext:value-type="float">
            <text:p>0.8503117561</text:p>
          </table:table-cell>
          <table:table-cell table:formula="of:=[.G229]-[.D227]" office:value-type="float" office:value="-0.00051379203800006" calcext:value-type="float">
            <text:p>-0.000513792</text:p>
          </table:table-cell>
          <table:table-cell table:formula="of:=[.B227]-[.$D229]" office:value-type="float" office:value="1.567766427994" calcext:value-type="float">
            <text:p>1.567766428</text:p>
          </table:table-cell>
          <table:table-cell office:value-type="float" office:value="0.850311756134" calcext:value-type="float">
            <text:p>0.8503117561</text:p>
          </table:table-cell>
          <table:table-cell table:formula="of:=[.J229]-[.G227]" office:value-type="float" office:value="-0.00051379203800006" calcext:value-type="float">
            <text:p>-0.000513792</text:p>
          </table:table-cell>
          <table:table-cell table:formula="of:=[.B227]-[.G227]" office:value-type="float" office:value="1.567252635956" calcext:value-type="float">
            <text:p>1.567252636</text:p>
          </table:table-cell>
          <table:table-cell office:value-type="float" office:value="0.850311756134" calcext:value-type="float">
            <text:p>0.8503117561</text:p>
          </table:table-cell>
          <table:table-cell table:formula="of:=[.P229]-[.J227]" office:value-type="float" office:value="-0.00051379203800006" calcext:value-type="float">
            <text:p>-0.000513792</text:p>
          </table:table-cell>
          <table:table-cell table:formula="of:=[.B227]-[.J227]" office:value-type="float" office:value="1.567252635956" calcext:value-type="float">
            <text:p>1.567252636</text:p>
          </table:table-cell>
          <table:table-cell office:value-type="float" office:value="0.850311756134" calcext:value-type="float">
            <text:p>0.8503117561</text:p>
          </table:table-cell>
          <table:table-cell table:formula="of:=[.P229]-[.M227]" office:value-type="float" office:value="-0.00051379203800006" calcext:value-type="float">
            <text:p>-0.000513792</text:p>
          </table:table-cell>
          <table:table-cell table:formula="of:=[.B227]-[.M227]" office:value-type="float" office:value="1.567252635956" calcext:value-type="float">
            <text:p>1.567252636</text:p>
          </table:table-cell>
          <table:table-cell office:value-type="float" office:value="0.850311756134" calcext:value-type="float">
            <text:p>0.8503117561</text:p>
          </table:table-cell>
          <table:table-cell table:formula="of:=[.S229]-[.P227]" office:value-type="float" office:value="-0.00051379203800006" calcext:value-type="float">
            <text:p>-0.000513792</text:p>
          </table:table-cell>
          <table:table-cell table:formula="of:=[.B227]-[.P227]" office:value-type="float" office:value="1.567252635956" calcext:value-type="float">
            <text:p>1.567252636</text:p>
          </table:table-cell>
          <table:table-cell office:value-type="float" office:value="0.850311756134" calcext:value-type="float">
            <text:p>0.8503117561</text:p>
          </table:table-cell>
          <table:table-cell table:formula="of:=[.A227]-[.S227]" office:value-type="float" office:value="1.567252635956" calcext:value-type="float">
            <text:p>1.567252636</text:p>
          </table:table-cell>
          <table:table-cell table:formula="of:=[.B227]-[.S227]" office:value-type="float" office:value="1.567252635956" calcext:value-type="float">
            <text:p>1.567252636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230]-[.B228]" office:value-type="string" office:string-value="" calcext:value-type="error">
            <text:p>#VALUE!</text:p>
          </table:table-cell>
          <table:table-cell office:value-type="float" office:value="0.850053429604" calcext:value-type="float">
            <text:p>0.8500534296</text:p>
          </table:table-cell>
          <table:table-cell table:formula="of:=[.G230]-[.D228]" office:value-type="float" office:value="-0.000507950783000033" calcext:value-type="float">
            <text:p>-0.0005079508</text:p>
          </table:table-cell>
          <table:table-cell table:formula="of:=[.B228]-[.$D230]" office:value-type="string" office:string-value="" calcext:value-type="error">
            <text:p>#VALUE!</text:p>
          </table:table-cell>
          <table:table-cell office:value-type="float" office:value="0.850053429604" calcext:value-type="float">
            <text:p>0.8500534296</text:p>
          </table:table-cell>
          <table:table-cell table:formula="of:=[.J230]-[.G228]" office:value-type="float" office:value="-0.000507950783000033" calcext:value-type="float">
            <text:p>-0.0005079508</text:p>
          </table:table-cell>
          <table:table-cell table:formula="of:=[.B228]-[.G228]" office:value-type="string" office:string-value="" calcext:value-type="error">
            <text:p>#VALUE!</text:p>
          </table:table-cell>
          <table:table-cell office:value-type="float" office:value="0.850053429604" calcext:value-type="float">
            <text:p>0.8500534296</text:p>
          </table:table-cell>
          <table:table-cell table:formula="of:=[.P230]-[.J228]" office:value-type="float" office:value="-0.000507950783000033" calcext:value-type="float">
            <text:p>-0.0005079508</text:p>
          </table:table-cell>
          <table:table-cell table:formula="of:=[.B228]-[.J228]" office:value-type="string" office:string-value="" calcext:value-type="error">
            <text:p>#VALUE!</text:p>
          </table:table-cell>
          <table:table-cell office:value-type="float" office:value="0.850053429604" calcext:value-type="float">
            <text:p>0.8500534296</text:p>
          </table:table-cell>
          <table:table-cell table:formula="of:=[.P230]-[.M228]" office:value-type="float" office:value="-0.000507950783000033" calcext:value-type="float">
            <text:p>-0.0005079508</text:p>
          </table:table-cell>
          <table:table-cell table:formula="of:=[.B228]-[.M228]" office:value-type="string" office:string-value="" calcext:value-type="error">
            <text:p>#VALUE!</text:p>
          </table:table-cell>
          <table:table-cell office:value-type="float" office:value="0.850053429604" calcext:value-type="float">
            <text:p>0.8500534296</text:p>
          </table:table-cell>
          <table:table-cell table:formula="of:=[.S230]-[.P228]" office:value-type="float" office:value="-0.000507950783000033" calcext:value-type="float">
            <text:p>-0.0005079508</text:p>
          </table:table-cell>
          <table:table-cell table:formula="of:=[.B228]-[.P228]" office:value-type="string" office:string-value="" calcext:value-type="error">
            <text:p>#VALUE!</text:p>
          </table:table-cell>
          <table:table-cell office:value-type="float" office:value="0.850053429604" calcext:value-type="float">
            <text:p>0.8500534296</text:p>
          </table:table-cell>
          <table:table-cell table:formula="of:=[.A228]-[.S228]" office:value-type="string" office:string-value="" calcext:value-type="error">
            <text:p>#VALUE!</text:p>
          </table:table-cell>
          <table:table-cell table:formula="of:=[.B228]-[.S22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1646838188" calcext:value-type="float">
            <text:p>2.4164683819</text:p>
          </table:table-cell>
          <table:table-cell table:formula="of:=[.J231]-[.B229]" office:value-type="float" office:value="-1.567172408102" calcext:value-type="float">
            <text:p>-1.5671724081</text:p>
          </table:table-cell>
          <table:table-cell office:value-type="float" office:value="0.849797964096" calcext:value-type="float">
            <text:p>0.8497979641</text:p>
          </table:table-cell>
          <table:table-cell table:formula="of:=[.G231]-[.D229]" office:value-type="float" office:value="-0.000501990317999912" calcext:value-type="float">
            <text:p>-0.0005019903</text:p>
          </table:table-cell>
          <table:table-cell table:formula="of:=[.B229]-[.$D231]" office:value-type="float" office:value="1.567172408102" calcext:value-type="float">
            <text:p>1.5671724081</text:p>
          </table:table-cell>
          <table:table-cell office:value-type="float" office:value="0.849797964096" calcext:value-type="float">
            <text:p>0.8497979641</text:p>
          </table:table-cell>
          <table:table-cell table:formula="of:=[.J231]-[.G229]" office:value-type="float" office:value="-0.000501990317999912" calcext:value-type="float">
            <text:p>-0.0005019903</text:p>
          </table:table-cell>
          <table:table-cell table:formula="of:=[.B229]-[.G229]" office:value-type="float" office:value="1.566670417784" calcext:value-type="float">
            <text:p>1.5666704178</text:p>
          </table:table-cell>
          <table:table-cell office:value-type="float" office:value="0.849797964096" calcext:value-type="float">
            <text:p>0.8497979641</text:p>
          </table:table-cell>
          <table:table-cell table:formula="of:=[.P231]-[.J229]" office:value-type="float" office:value="-0.000501990317999912" calcext:value-type="float">
            <text:p>-0.0005019903</text:p>
          </table:table-cell>
          <table:table-cell table:formula="of:=[.B229]-[.J229]" office:value-type="float" office:value="1.566670417784" calcext:value-type="float">
            <text:p>1.5666704178</text:p>
          </table:table-cell>
          <table:table-cell office:value-type="float" office:value="0.849797964096" calcext:value-type="float">
            <text:p>0.8497979641</text:p>
          </table:table-cell>
          <table:table-cell table:formula="of:=[.P231]-[.M229]" office:value-type="float" office:value="-0.000501990317999912" calcext:value-type="float">
            <text:p>-0.0005019903</text:p>
          </table:table-cell>
          <table:table-cell table:formula="of:=[.B229]-[.M229]" office:value-type="float" office:value="1.566670417784" calcext:value-type="float">
            <text:p>1.5666704178</text:p>
          </table:table-cell>
          <table:table-cell office:value-type="float" office:value="0.849797964096" calcext:value-type="float">
            <text:p>0.8497979641</text:p>
          </table:table-cell>
          <table:table-cell table:formula="of:=[.S231]-[.P229]" office:value-type="float" office:value="-0.000501990317999912" calcext:value-type="float">
            <text:p>-0.0005019903</text:p>
          </table:table-cell>
          <table:table-cell table:formula="of:=[.B229]-[.P229]" office:value-type="float" office:value="1.566670417784" calcext:value-type="float">
            <text:p>1.5666704178</text:p>
          </table:table-cell>
          <table:table-cell office:value-type="float" office:value="0.849797964096" calcext:value-type="float">
            <text:p>0.8497979641</text:p>
          </table:table-cell>
          <table:table-cell table:formula="of:=[.A229]-[.S229]" office:value-type="float" office:value="1.566670417784" calcext:value-type="float">
            <text:p>1.5666704178</text:p>
          </table:table-cell>
          <table:table-cell table:formula="of:=[.B229]-[.S229]" office:value-type="float" office:value="1.566670417784" calcext:value-type="float">
            <text:p>1.5666704178</text:p>
          </table:table-cell>
        </table:table-row>
        <table:table-row table:style-name="ro1">
          <table:table-cell table:number-columns-repeated="2" office:value-type="float" office:value="2.41538023949" calcext:value-type="float">
            <text:p>2.4153802395</text:p>
          </table:table-cell>
          <table:table-cell table:formula="of:=[.J232]-[.B230]" office:value-type="float" office:value="-1.566330909732" calcext:value-type="float">
            <text:p>-1.5663309097</text:p>
          </table:table-cell>
          <table:table-cell office:value-type="float" office:value="0.849545478821" calcext:value-type="float">
            <text:p>0.8495454788</text:p>
          </table:table-cell>
          <table:table-cell table:formula="of:=[.G232]-[.D230]" office:value-type="float" office:value="-0.000496149062999995" calcext:value-type="float">
            <text:p>-0.0004961491</text:p>
          </table:table-cell>
          <table:table-cell table:formula="of:=[.B230]-[.$D232]" office:value-type="float" office:value="1.568354904655" calcext:value-type="float">
            <text:p>1.5683549047</text:p>
          </table:table-cell>
          <table:table-cell office:value-type="float" office:value="0.849545478821" calcext:value-type="float">
            <text:p>0.8495454788</text:p>
          </table:table-cell>
          <table:table-cell table:formula="of:=[.J232]-[.G230]" office:value-type="float" office:value="-0.000496149062999995" calcext:value-type="float">
            <text:p>-0.0004961491</text:p>
          </table:table-cell>
          <table:table-cell table:formula="of:=[.B230]-[.G230]" office:value-type="float" office:value="1.565834760669" calcext:value-type="float">
            <text:p>1.5658347607</text:p>
          </table:table-cell>
          <table:table-cell office:value-type="float" office:value="0.849545478821" calcext:value-type="float">
            <text:p>0.8495454788</text:p>
          </table:table-cell>
          <table:table-cell table:formula="of:=[.P232]-[.J230]" office:value-type="float" office:value="-0.00252014398599998" calcext:value-type="float">
            <text:p>-0.002520144</text:p>
          </table:table-cell>
          <table:table-cell table:formula="of:=[.B230]-[.J230]" office:value-type="float" office:value="1.565834760669" calcext:value-type="float">
            <text:p>1.5658347607</text:p>
          </table:table-cell>
          <table:table-cell office:value-type="float" office:value="0.849545478821" calcext:value-type="float">
            <text:p>0.8495454788</text:p>
          </table:table-cell>
          <table:table-cell table:formula="of:=[.P232]-[.M230]" office:value-type="float" office:value="-0.00252014398599998" calcext:value-type="float">
            <text:p>-0.002520144</text:p>
          </table:table-cell>
          <table:table-cell table:formula="of:=[.B230]-[.M230]" office:value-type="float" office:value="1.565834760669" calcext:value-type="float">
            <text:p>1.5658347607</text:p>
          </table:table-cell>
          <table:table-cell office:value-type="float" office:value="0.849545478821" calcext:value-type="float">
            <text:p>0.8495454788</text:p>
          </table:table-cell>
          <table:table-cell table:formula="of:=[.S232]-[.P230]" office:value-type="float" office:value="-0.00252014398599998" calcext:value-type="float">
            <text:p>-0.002520144</text:p>
          </table:table-cell>
          <table:table-cell table:formula="of:=[.B230]-[.P230]" office:value-type="float" office:value="1.565834760669" calcext:value-type="float">
            <text:p>1.5658347607</text:p>
          </table:table-cell>
          <table:table-cell office:value-type="float" office:value="0.849545478821" calcext:value-type="float">
            <text:p>0.8495454788</text:p>
          </table:table-cell>
          <table:table-cell table:formula="of:=[.A230]-[.S230]" office:value-type="float" office:value="1.565834760669" calcext:value-type="float">
            <text:p>1.5658347607</text:p>
          </table:table-cell>
          <table:table-cell table:formula="of:=[.B230]-[.S230]" office:value-type="float" office:value="1.565834760669" calcext:value-type="float">
            <text:p>1.5658347607</text:p>
          </table:table-cell>
        </table:table-row>
        <table:table-row table:style-name="ro1">
          <table:table-cell table:number-columns-repeated="2" office:value-type="float" office:value="2.41429972649" calcext:value-type="float">
            <text:p>2.4142997265</text:p>
          </table:table-cell>
          <table:table-cell table:formula="of:=[.J233]-[.B231]" office:value-type="float" office:value="-1.567517459396" calcext:value-type="float">
            <text:p>-1.5675174594</text:p>
          </table:table-cell>
          <table:table-cell office:value-type="float" office:value="0.849295973778" calcext:value-type="float">
            <text:p>0.8492959738</text:p>
          </table:table-cell>
          <table:table-cell table:formula="of:=[.G233]-[.D231]" office:value-type="float" office:value="-0.00251370668400008" calcext:value-type="float">
            <text:p>-0.0025137067</text:p>
          </table:table-cell>
          <table:table-cell table:formula="of:=[.B231]-[.$D233]" office:value-type="float" office:value="1.567517459396" calcext:value-type="float">
            <text:p>1.5675174594</text:p>
          </table:table-cell>
          <table:table-cell office:value-type="float" office:value="0.849295973778" calcext:value-type="float">
            <text:p>0.8492959738</text:p>
          </table:table-cell>
          <table:table-cell table:formula="of:=[.J233]-[.G231]" office:value-type="float" office:value="-0.00251370668400008" calcext:value-type="float">
            <text:p>-0.0025137067</text:p>
          </table:table-cell>
          <table:table-cell table:formula="of:=[.B231]-[.G231]" office:value-type="float" office:value="1.565003752712" calcext:value-type="float">
            <text:p>1.5650037527</text:p>
          </table:table-cell>
          <table:table-cell office:value-type="float" office:value="0.849295973778" calcext:value-type="float">
            <text:p>0.8492959738</text:p>
          </table:table-cell>
          <table:table-cell table:formula="of:=[.P233]-[.J231]" office:value-type="float" office:value="-0.00251370668400008" calcext:value-type="float">
            <text:p>-0.0025137067</text:p>
          </table:table-cell>
          <table:table-cell table:formula="of:=[.B231]-[.J231]" office:value-type="float" office:value="1.565003752712" calcext:value-type="float">
            <text:p>1.5650037527</text:p>
          </table:table-cell>
          <table:table-cell office:value-type="float" office:value="0.847271382809" calcext:value-type="float">
            <text:p>0.8472713828</text:p>
          </table:table-cell>
          <table:table-cell table:formula="of:=[.P233]-[.M231]" office:value-type="float" office:value="-0.000489115714999988" calcext:value-type="float">
            <text:p>-0.0004891157</text:p>
          </table:table-cell>
          <table:table-cell table:formula="of:=[.B231]-[.M231]" office:value-type="float" office:value="1.567028343681" calcext:value-type="float">
            <text:p>1.5670283437</text:p>
          </table:table-cell>
          <table:table-cell office:value-type="float" office:value="0.849295973778" calcext:value-type="float">
            <text:p>0.8492959738</text:p>
          </table:table-cell>
          <table:table-cell table:formula="of:=[.S233]-[.P231]" office:value-type="float" office:value="-0.00251370668400008" calcext:value-type="float">
            <text:p>-0.0025137067</text:p>
          </table:table-cell>
          <table:table-cell table:formula="of:=[.B231]-[.P231]" office:value-type="float" office:value="1.565003752712" calcext:value-type="float">
            <text:p>1.5650037527</text:p>
          </table:table-cell>
          <table:table-cell office:value-type="float" office:value="0.849295973778" calcext:value-type="float">
            <text:p>0.8492959738</text:p>
          </table:table-cell>
          <table:table-cell table:formula="of:=[.A231]-[.S231]" office:value-type="float" office:value="1.565003752712" calcext:value-type="float">
            <text:p>1.5650037527</text:p>
          </table:table-cell>
          <table:table-cell table:formula="of:=[.B231]-[.S231]" office:value-type="float" office:value="1.565003752712" calcext:value-type="float">
            <text:p>1.5650037527</text:p>
          </table:table-cell>
        </table:table-row>
        <table:table-row table:style-name="ro1">
          <table:table-cell table:number-columns-repeated="2" office:value-type="float" office:value="2.4132270813" calcext:value-type="float">
            <text:p>2.4132270813</text:p>
          </table:table-cell>
          <table:table-cell table:formula="of:=[.J234]-[.B232]" office:value-type="float" office:value="-1.566685020925" calcext:value-type="float">
            <text:p>-1.5666850209</text:p>
          </table:table-cell>
          <table:table-cell office:value-type="float" office:value="0.847025334835" calcext:value-type="float">
            <text:p>0.8470253348</text:p>
          </table:table-cell>
          <table:table-cell table:formula="of:=[.G234]-[.D232]" office:value-type="float" office:value="-0.000483274459999961" calcext:value-type="float">
            <text:p>-0.0004832745</text:p>
          </table:table-cell>
          <table:table-cell table:formula="of:=[.B232]-[.$D234]" office:value-type="float" office:value="1.566685020925" calcext:value-type="float">
            <text:p>1.5666850209</text:p>
          </table:table-cell>
          <table:table-cell office:value-type="float" office:value="0.849049329758" calcext:value-type="float">
            <text:p>0.8490493298</text:p>
          </table:table-cell>
          <table:table-cell table:formula="of:=[.J234]-[.G232]" office:value-type="float" office:value="-0.00250726938299994" calcext:value-type="float">
            <text:p>-0.0025072694</text:p>
          </table:table-cell>
          <table:table-cell table:formula="of:=[.B232]-[.G232]" office:value-type="float" office:value="1.564177751542" calcext:value-type="float">
            <text:p>1.5641777515</text:p>
          </table:table-cell>
          <table:table-cell office:value-type="float" office:value="0.849049329758" calcext:value-type="float">
            <text:p>0.8490493298</text:p>
          </table:table-cell>
          <table:table-cell table:formula="of:=[.P234]-[.J232]" office:value-type="float" office:value="-0.00250726938299994" calcext:value-type="float">
            <text:p>-0.0025072694</text:p>
          </table:table-cell>
          <table:table-cell table:formula="of:=[.B232]-[.J232]" office:value-type="float" office:value="1.564177751542" calcext:value-type="float">
            <text:p>1.5641777515</text:p>
          </table:table-cell>
          <table:table-cell office:value-type="float" office:value="0.847025334835" calcext:value-type="float">
            <text:p>0.8470253348</text:p>
          </table:table-cell>
          <table:table-cell table:formula="of:=[.P234]-[.M232]" office:value-type="float" office:value="-0.000483274459999961" calcext:value-type="float">
            <text:p>-0.0004832745</text:p>
          </table:table-cell>
          <table:table-cell table:formula="of:=[.B232]-[.M232]" office:value-type="float" office:value="1.566201746465" calcext:value-type="float">
            <text:p>1.5662017465</text:p>
          </table:table-cell>
          <table:table-cell office:value-type="float" office:value="0.847025334835" calcext:value-type="float">
            <text:p>0.8470253348</text:p>
          </table:table-cell>
          <table:table-cell table:formula="of:=[.S234]-[.P232]" office:value-type="float" office:value="-0.000483274459999961" calcext:value-type="float">
            <text:p>-0.0004832745</text:p>
          </table:table-cell>
          <table:table-cell table:formula="of:=[.B232]-[.P232]" office:value-type="float" office:value="1.566201746465" calcext:value-type="float">
            <text:p>1.5662017465</text:p>
          </table:table-cell>
          <table:table-cell office:value-type="float" office:value="0.847025334835" calcext:value-type="float">
            <text:p>0.8470253348</text:p>
          </table:table-cell>
          <table:table-cell table:formula="of:=[.A232]-[.S232]" office:value-type="float" office:value="1.566201746465" calcext:value-type="float">
            <text:p>1.5662017465</text:p>
          </table:table-cell>
          <table:table-cell table:formula="of:=[.B232]-[.S232]" office:value-type="float" office:value="1.566201746465" calcext:value-type="float">
            <text:p>1.5662017465</text:p>
          </table:table-cell>
        </table:table-row>
        <table:table-row table:style-name="ro1">
          <table:table-cell table:number-columns-repeated="2" office:value-type="float" office:value="2.41216206551" calcext:value-type="float">
            <text:p>2.4121620655</text:p>
          </table:table-cell>
          <table:table-cell table:formula="of:=[.J235]-[.B233]" office:value-type="float" office:value="-1.565857231621" calcext:value-type="float">
            <text:p>-1.5658572316</text:p>
          </table:table-cell>
          <table:table-cell office:value-type="float" office:value="0.846782267094" calcext:value-type="float">
            <text:p>0.8467822671</text:p>
          </table:table-cell>
          <table:table-cell table:formula="of:=[.G235]-[.D233]" office:value-type="float" office:value="-0.000477433204999933" calcext:value-type="float">
            <text:p>-0.0004774332</text:p>
          </table:table-cell>
          <table:table-cell table:formula="of:=[.B233]-[.$D235]" office:value-type="float" office:value="1.565857231621" calcext:value-type="float">
            <text:p>1.5658572316</text:p>
          </table:table-cell>
          <table:table-cell office:value-type="float" office:value="0.846782267094" calcext:value-type="float">
            <text:p>0.8467822671</text:p>
          </table:table-cell>
          <table:table-cell table:formula="of:=[.J235]-[.G233]" office:value-type="float" office:value="-0.000477433204999933" calcext:value-type="float">
            <text:p>-0.0004774332</text:p>
          </table:table-cell>
          <table:table-cell table:formula="of:=[.B233]-[.G233]" office:value-type="float" office:value="1.565379798416" calcext:value-type="float">
            <text:p>1.5653797984</text:p>
          </table:table-cell>
          <table:table-cell office:value-type="float" office:value="0.846782267094" calcext:value-type="float">
            <text:p>0.8467822671</text:p>
          </table:table-cell>
          <table:table-cell table:formula="of:=[.P235]-[.J233]" office:value-type="float" office:value="-0.000477433204999933" calcext:value-type="float">
            <text:p>-0.0004774332</text:p>
          </table:table-cell>
          <table:table-cell table:formula="of:=[.B233]-[.J233]" office:value-type="float" office:value="1.565379798416" calcext:value-type="float">
            <text:p>1.5653797984</text:p>
          </table:table-cell>
          <table:table-cell office:value-type="float" office:value="0.846782267094" calcext:value-type="float">
            <text:p>0.8467822671</text:p>
          </table:table-cell>
          <table:table-cell table:formula="of:=[.P235]-[.M233]" office:value-type="float" office:value="-0.000477433204999933" calcext:value-type="float">
            <text:p>-0.0004774332</text:p>
          </table:table-cell>
          <table:table-cell table:formula="of:=[.B233]-[.M233]" office:value-type="float" office:value="1.565379798416" calcext:value-type="float">
            <text:p>1.5653797984</text:p>
          </table:table-cell>
          <table:table-cell office:value-type="float" office:value="0.846782267094" calcext:value-type="float">
            <text:p>0.8467822671</text:p>
          </table:table-cell>
          <table:table-cell table:formula="of:=[.S235]-[.P233]" office:value-type="float" office:value="-0.000477433204999933" calcext:value-type="float">
            <text:p>-0.0004774332</text:p>
          </table:table-cell>
          <table:table-cell table:formula="of:=[.B233]-[.P233]" office:value-type="float" office:value="1.565379798416" calcext:value-type="float">
            <text:p>1.5653797984</text:p>
          </table:table-cell>
          <table:table-cell office:value-type="float" office:value="0.846782267094" calcext:value-type="float">
            <text:p>0.8467822671</text:p>
          </table:table-cell>
          <table:table-cell table:formula="of:=[.A233]-[.S233]" office:value-type="float" office:value="1.565379798416" calcext:value-type="float">
            <text:p>1.5653797984</text:p>
          </table:table-cell>
          <table:table-cell table:formula="of:=[.B233]-[.S233]" office:value-type="float" office:value="1.565379798416" calcext:value-type="float">
            <text:p>1.5653797984</text:p>
          </table:table-cell>
        </table:table-row>
        <table:table-row table:style-name="ro1">
          <table:table-cell table:number-columns-repeated="2" office:value-type="float" office:value="2.41110491753" calcext:value-type="float">
            <text:p>2.4111049175</text:p>
          </table:table-cell>
          <table:table-cell table:formula="of:=[.J236]-[.B234]" office:value-type="float" office:value="-1.565034329895" calcext:value-type="float">
            <text:p>-1.5650343299</text:p>
          </table:table-cell>
          <table:table-cell office:value-type="float" office:value="0.846542060375" calcext:value-type="float">
            <text:p>0.8465420604</text:p>
          </table:table-cell>
          <table:table-cell table:formula="of:=[.G236]-[.D234]" office:value-type="float" office:value="-0.000471472740000034" calcext:value-type="float">
            <text:p>-0.0004714727</text:p>
          </table:table-cell>
          <table:table-cell table:formula="of:=[.B234]-[.$D236]" office:value-type="float" office:value="1.565034329895" calcext:value-type="float">
            <text:p>1.5650343299</text:p>
          </table:table-cell>
          <table:table-cell office:value-type="float" office:value="0.846542060375" calcext:value-type="float">
            <text:p>0.8465420604</text:p>
          </table:table-cell>
          <table:table-cell table:formula="of:=[.J236]-[.G234]" office:value-type="float" office:value="-0.000471472740000034" calcext:value-type="float">
            <text:p>-0.0004714727</text:p>
          </table:table-cell>
          <table:table-cell table:formula="of:=[.B234]-[.G234]" office:value-type="float" office:value="1.564562857155" calcext:value-type="float">
            <text:p>1.5645628572</text:p>
          </table:table-cell>
          <table:table-cell office:value-type="float" office:value="0.846542060375" calcext:value-type="float">
            <text:p>0.8465420604</text:p>
          </table:table-cell>
          <table:table-cell table:formula="of:=[.P236]-[.J234]" office:value-type="float" office:value="-0.000471472740000034" calcext:value-type="float">
            <text:p>-0.0004714727</text:p>
          </table:table-cell>
          <table:table-cell table:formula="of:=[.B234]-[.J234]" office:value-type="float" office:value="1.564562857155" calcext:value-type="float">
            <text:p>1.5645628572</text:p>
          </table:table-cell>
          <table:table-cell office:value-type="float" office:value="0.846542060375" calcext:value-type="float">
            <text:p>0.8465420604</text:p>
          </table:table-cell>
          <table:table-cell table:formula="of:=[.P236]-[.M234]" office:value-type="float" office:value="-0.000471472740000034" calcext:value-type="float">
            <text:p>-0.0004714727</text:p>
          </table:table-cell>
          <table:table-cell table:formula="of:=[.B234]-[.M234]" office:value-type="float" office:value="1.564562857155" calcext:value-type="float">
            <text:p>1.5645628572</text:p>
          </table:table-cell>
          <table:table-cell office:value-type="float" office:value="0.846542060375" calcext:value-type="float">
            <text:p>0.8465420604</text:p>
          </table:table-cell>
          <table:table-cell table:formula="of:=[.S236]-[.P234]" office:value-type="float" office:value="-0.000471472740000034" calcext:value-type="float">
            <text:p>-0.0004714727</text:p>
          </table:table-cell>
          <table:table-cell table:formula="of:=[.B234]-[.P234]" office:value-type="float" office:value="1.564562857155" calcext:value-type="float">
            <text:p>1.5645628572</text:p>
          </table:table-cell>
          <table:table-cell office:value-type="float" office:value="0.846542060375" calcext:value-type="float">
            <text:p>0.8465420604</text:p>
          </table:table-cell>
          <table:table-cell table:formula="of:=[.A234]-[.S234]" office:value-type="float" office:value="1.564562857155" calcext:value-type="float">
            <text:p>1.5645628572</text:p>
          </table:table-cell>
          <table:table-cell table:formula="of:=[.B234]-[.S234]" office:value-type="float" office:value="1.564562857155" calcext:value-type="float">
            <text:p>1.5645628572</text:p>
          </table:table-cell>
        </table:table-row>
        <table:table-row table:style-name="ro1">
          <table:table-cell table:number-columns-repeated="2" office:value-type="float" office:value="2.41005563736" calcext:value-type="float">
            <text:p>2.4100556374</text:p>
          </table:table-cell>
          <table:table-cell table:formula="of:=[.J237]-[.B235]" office:value-type="float" office:value="-1.564216434956" calcext:value-type="float">
            <text:p>-1.564216435</text:p>
          </table:table-cell>
          <table:table-cell office:value-type="float" office:value="0.846304833889" calcext:value-type="float">
            <text:p>0.8463048339</text:p>
          </table:table-cell>
          <table:table-cell table:formula="of:=[.G237]-[.D235]" office:value-type="float" office:value="-0.000465631485000007" calcext:value-type="float">
            <text:p>-0.0004656315</text:p>
          </table:table-cell>
          <table:table-cell table:formula="of:=[.B235]-[.$D237]" office:value-type="float" office:value="1.564216434956" calcext:value-type="float">
            <text:p>1.564216435</text:p>
          </table:table-cell>
          <table:table-cell office:value-type="float" office:value="0.846304833889" calcext:value-type="float">
            <text:p>0.8463048339</text:p>
          </table:table-cell>
          <table:table-cell table:formula="of:=[.J237]-[.G235]" office:value-type="float" office:value="-0.000465631485000007" calcext:value-type="float">
            <text:p>-0.0004656315</text:p>
          </table:table-cell>
          <table:table-cell table:formula="of:=[.B235]-[.G235]" office:value-type="float" office:value="1.563750803471" calcext:value-type="float">
            <text:p>1.5637508035</text:p>
          </table:table-cell>
          <table:table-cell office:value-type="float" office:value="0.846304833889" calcext:value-type="float">
            <text:p>0.8463048339</text:p>
          </table:table-cell>
          <table:table-cell table:formula="of:=[.P237]-[.J235]" office:value-type="float" office:value="-0.000465631485000007" calcext:value-type="float">
            <text:p>-0.0004656315</text:p>
          </table:table-cell>
          <table:table-cell table:formula="of:=[.B235]-[.J235]" office:value-type="float" office:value="1.563750803471" calcext:value-type="float">
            <text:p>1.5637508035</text:p>
          </table:table-cell>
          <table:table-cell office:value-type="float" office:value="0.846304833889" calcext:value-type="float">
            <text:p>0.8463048339</text:p>
          </table:table-cell>
          <table:table-cell table:formula="of:=[.P237]-[.M235]" office:value-type="float" office:value="-0.000465631485000007" calcext:value-type="float">
            <text:p>-0.0004656315</text:p>
          </table:table-cell>
          <table:table-cell table:formula="of:=[.B235]-[.M235]" office:value-type="float" office:value="1.563750803471" calcext:value-type="float">
            <text:p>1.5637508035</text:p>
          </table:table-cell>
          <table:table-cell office:value-type="float" office:value="0.846304833889" calcext:value-type="float">
            <text:p>0.8463048339</text:p>
          </table:table-cell>
          <table:table-cell table:formula="of:=[.S237]-[.P235]" office:value-type="float" office:value="-0.000465631485000007" calcext:value-type="float">
            <text:p>-0.0004656315</text:p>
          </table:table-cell>
          <table:table-cell table:formula="of:=[.B235]-[.P235]" office:value-type="float" office:value="1.563750803471" calcext:value-type="float">
            <text:p>1.5637508035</text:p>
          </table:table-cell>
          <table:table-cell office:value-type="float" office:value="0.846304833889" calcext:value-type="float">
            <text:p>0.8463048339</text:p>
          </table:table-cell>
          <table:table-cell table:formula="of:=[.A235]-[.S235]" office:value-type="float" office:value="1.563750803471" calcext:value-type="float">
            <text:p>1.5637508035</text:p>
          </table:table-cell>
          <table:table-cell table:formula="of:=[.B235]-[.S235]" office:value-type="float" office:value="1.563750803471" calcext:value-type="float">
            <text:p>1.5637508035</text:p>
          </table:table-cell>
        </table:table-row>
        <table:table-row table:style-name="ro1">
          <table:table-cell table:number-columns-repeated="2" office:value-type="float" office:value="2.40901422501" calcext:value-type="float">
            <text:p>2.409014225</text:p>
          </table:table-cell>
          <table:table-cell table:formula="of:=[.J238]-[.B236]" office:value-type="string" office:string-value="" calcext:value-type="error">
            <text:p>#VALUE!</text:p>
          </table:table-cell>
          <table:table-cell office:value-type="float" office:value="0.846070587635" calcext:value-type="float">
            <text:p>0.8460705876</text:p>
          </table:table-cell>
          <table:table-cell table:formula="of:=[.G238]-[.D236]" office:value-type="string" office:string-value="" calcext:value-type="error">
            <text:p>#VALUE!</text:p>
          </table:table-cell>
          <table:table-cell table:formula="of:=[.B236]-[.$D238]" office:value-type="string" office:string-value="" calcext:value-type="error">
            <text:p>#VALUE!</text:p>
          </table:table-cell>
          <table:table-cell office:value-type="float" office:value="0.846070587635" calcext:value-type="float">
            <text:p>0.8460705876</text:p>
          </table:table-cell>
          <table:table-cell table:formula="of:=[.J238]-[.G236]" office:value-type="string" office:string-value="" calcext:value-type="error">
            <text:p>#VALUE!</text:p>
          </table:table-cell>
          <table:table-cell table:formula="of:=[.B236]-[.G236]" office:value-type="float" office:value="1.562943637375" calcext:value-type="float">
            <text:p>1.5629436374</text:p>
          </table:table-cell>
          <table:table-cell office:value-type="float" office:value="0.846070587635" calcext:value-type="float">
            <text:p>0.8460705876</text:p>
          </table:table-cell>
          <table:table-cell table:formula="of:=[.P238]-[.J236]" office:value-type="string" office:string-value="" calcext:value-type="error">
            <text:p>#VALUE!</text:p>
          </table:table-cell>
          <table:table-cell table:formula="of:=[.B236]-[.J236]" office:value-type="float" office:value="1.562943637375" calcext:value-type="float">
            <text:p>1.5629436374</text:p>
          </table:table-cell>
          <table:table-cell office:value-type="float" office:value="0.846070587635" calcext:value-type="float">
            <text:p>0.8460705876</text:p>
          </table:table-cell>
          <table:table-cell table:formula="of:=[.P238]-[.M236]" office:value-type="string" office:string-value="" calcext:value-type="error">
            <text:p>#VALUE!</text:p>
          </table:table-cell>
          <table:table-cell table:formula="of:=[.B236]-[.M236]" office:value-type="float" office:value="1.562943637375" calcext:value-type="float">
            <text:p>1.5629436374</text:p>
          </table:table-cell>
          <table:table-cell office:value-type="float" office:value="0.846070587635" calcext:value-type="float">
            <text:p>0.8460705876</text:p>
          </table:table-cell>
          <table:table-cell table:formula="of:=[.S238]-[.P236]" office:value-type="string" office:string-value="" calcext:value-type="error">
            <text:p>#VALUE!</text:p>
          </table:table-cell>
          <table:table-cell table:formula="of:=[.B236]-[.P236]" office:value-type="float" office:value="1.562943637375" calcext:value-type="float">
            <text:p>1.5629436374</text:p>
          </table:table-cell>
          <table:table-cell office:value-type="float" office:value="0.846070587635" calcext:value-type="float">
            <text:p>0.8460705876</text:p>
          </table:table-cell>
          <table:table-cell table:formula="of:=[.A236]-[.S236]" office:value-type="float" office:value="1.562943637375" calcext:value-type="float">
            <text:p>1.5629436374</text:p>
          </table:table-cell>
          <table:table-cell table:formula="of:=[.B236]-[.S236]" office:value-type="float" office:value="1.562943637375" calcext:value-type="float">
            <text:p>1.5629436374</text:p>
          </table:table-cell>
        </table:table-row>
        <table:table-row table:style-name="ro1">
          <table:table-cell table:number-columns-repeated="2" office:value-type="float" office:value="2.42339134216" calcext:value-type="float">
            <text:p>2.4233913422</text:p>
          </table:table-cell>
          <table:table-cell table:formula="of:=[.J239]-[.B237]" office:value-type="float" office:value="-1.577780544755" calcext:value-type="float">
            <text:p>-1.5777805448</text:p>
          </table:table-cell>
          <table:table-cell office:value-type="float" office:value="0.845839202404" calcext:value-type="float">
            <text:p>0.8458392024</text:p>
          </table:table-cell>
          <table:table-cell table:formula="of:=[.G239]-[.D237]" office:value-type="float" office:value="-0.000228404999000009" calcext:value-type="float">
            <text:p>-0.000228405</text:p>
          </table:table-cell>
          <table:table-cell table:formula="of:=[.B237]-[.$D239]" office:value-type="float" office:value="1.577780544755" calcext:value-type="float">
            <text:p>1.5777805448</text:p>
          </table:table-cell>
          <table:table-cell office:value-type="float" office:value="0.845839202404" calcext:value-type="float">
            <text:p>0.8458392024</text:p>
          </table:table-cell>
          <table:table-cell table:formula="of:=[.J239]-[.G237]" office:value-type="float" office:value="-0.000228404999000009" calcext:value-type="float">
            <text:p>-0.000228405</text:p>
          </table:table-cell>
          <table:table-cell table:formula="of:=[.B237]-[.G237]" office:value-type="float" office:value="1.577552139756" calcext:value-type="float">
            <text:p>1.5775521398</text:p>
          </table:table-cell>
          <table:table-cell office:value-type="float" office:value="0.845839202404" calcext:value-type="float">
            <text:p>0.8458392024</text:p>
          </table:table-cell>
          <table:table-cell table:formula="of:=[.P239]-[.J237]" office:value-type="float" office:value="-0.000228404999000009" calcext:value-type="float">
            <text:p>-0.000228405</text:p>
          </table:table-cell>
          <table:table-cell table:formula="of:=[.B237]-[.J237]" office:value-type="float" office:value="1.577552139756" calcext:value-type="float">
            <text:p>1.5775521398</text:p>
          </table:table-cell>
          <table:table-cell office:value-type="float" office:value="0.845839202404" calcext:value-type="float">
            <text:p>0.8458392024</text:p>
          </table:table-cell>
          <table:table-cell table:formula="of:=[.P239]-[.M237]" office:value-type="float" office:value="-0.000228404999000009" calcext:value-type="float">
            <text:p>-0.000228405</text:p>
          </table:table-cell>
          <table:table-cell table:formula="of:=[.B237]-[.M237]" office:value-type="float" office:value="1.577552139756" calcext:value-type="float">
            <text:p>1.5775521398</text:p>
          </table:table-cell>
          <table:table-cell office:value-type="float" office:value="0.845839202404" calcext:value-type="float">
            <text:p>0.8458392024</text:p>
          </table:table-cell>
          <table:table-cell table:formula="of:=[.S239]-[.P237]" office:value-type="float" office:value="-0.000228404999000009" calcext:value-type="float">
            <text:p>-0.000228405</text:p>
          </table:table-cell>
          <table:table-cell table:formula="of:=[.B237]-[.P237]" office:value-type="float" office:value="1.577552139756" calcext:value-type="float">
            <text:p>1.5775521398</text:p>
          </table:table-cell>
          <table:table-cell office:value-type="float" office:value="0.845839202404" calcext:value-type="float">
            <text:p>0.8458392024</text:p>
          </table:table-cell>
          <table:table-cell table:formula="of:=[.A237]-[.S237]" office:value-type="float" office:value="1.577552139756" calcext:value-type="float">
            <text:p>1.5775521398</text:p>
          </table:table-cell>
          <table:table-cell table:formula="of:=[.B237]-[.S237]" office:value-type="float" office:value="1.577552139756" calcext:value-type="float">
            <text:p>1.5775521398</text:p>
          </table:table-cell>
        </table:table-row>
        <table:table-row table:style-name="ro1">
          <table:table-cell table:number-columns-repeated="2" office:value-type="float" office:value="2.42236638069" calcext:value-type="float">
            <text:p>2.4223663807</text:p>
          </table:table-cell>
          <table:table-cell table:formula="of:=[.J240]-[.B238]" office:value-type="float" office:value="-1.576981067656" calcext:value-type="float">
            <text:p>-1.5769810677</text:p>
          </table:table-cell>
          <table:table-cell office:value-type="string" calcext:value-type="string">
            <text:p><text:s/>nan </text:p>
          </table:table-cell>
          <table:table-cell table:formula="of:=[.G240]-[.D238]" office:value-type="string" office:string-value="" calcext:value-type="error">
            <text:p>#VALUE!</text:p>
          </table:table-cell>
          <table:table-cell table:formula="of:=[.B238]-[.$D240]" office:value-type="float" office:value="1.576981067656" calcext:value-type="float">
            <text:p>1.5769810677</text:p>
          </table:table-cell>
          <table:table-cell office:value-type="string" calcext:value-type="string">
            <text:p><text:s/>nan </text:p>
          </table:table-cell>
          <table:table-cell table:formula="of:=[.J240]-[.G238]" office:value-type="string" office:string-value="" calcext:value-type="error">
            <text:p>#VALUE!</text:p>
          </table:table-cell>
          <table:table-cell table:formula="of:=[.B238]-[.G2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40]-[.J238]" office:value-type="string" office:string-value="" calcext:value-type="error">
            <text:p>#VALUE!</text:p>
          </table:table-cell>
          <table:table-cell table:formula="of:=[.B238]-[.J2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40]-[.M238]" office:value-type="string" office:string-value="" calcext:value-type="error">
            <text:p>#VALUE!</text:p>
          </table:table-cell>
          <table:table-cell table:formula="of:=[.B238]-[.M2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40]-[.P238]" office:value-type="string" office:string-value="" calcext:value-type="error">
            <text:p>#VALUE!</text:p>
          </table:table-cell>
          <table:table-cell table:formula="of:=[.B238]-[.P23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38]-[.S238]" office:value-type="string" office:string-value="" calcext:value-type="error">
            <text:p>#VALUE!</text:p>
          </table:table-cell>
          <table:table-cell table:formula="of:=[.B238]-[.S23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3379640579" calcext:value-type="float">
            <text:p>2.4337964058</text:p>
          </table:table-cell>
          <table:table-cell table:formula="of:=[.J241]-[.B239]" office:value-type="float" office:value="-1.590653061865" calcext:value-type="float">
            <text:p>-1.5906530619</text:p>
          </table:table-cell>
          <table:table-cell office:value-type="float" office:value="0.845610797405" calcext:value-type="float">
            <text:p>0.8456107974</text:p>
          </table:table-cell>
          <table:table-cell table:formula="of:=[.G241]-[.D239]" office:value-type="float" office:value="-0.00246745347999999" calcext:value-type="float">
            <text:p>-0.0024674535</text:p>
          </table:table-cell>
          <table:table-cell table:formula="of:=[.B239]-[.$D241]" office:value-type="float" office:value="1.590653061865" calcext:value-type="float">
            <text:p>1.5906530619</text:p>
          </table:table-cell>
          <table:table-cell office:value-type="float" office:value="0.845610797405" calcext:value-type="float">
            <text:p>0.8456107974</text:p>
          </table:table-cell>
          <table:table-cell table:formula="of:=[.J241]-[.G239]" office:value-type="float" office:value="-0.00246745347999999" calcext:value-type="float">
            <text:p>-0.0024674535</text:p>
          </table:table-cell>
          <table:table-cell table:formula="of:=[.B239]-[.G239]" office:value-type="float" office:value="1.588185608385" calcext:value-type="float">
            <text:p>1.5881856084</text:p>
          </table:table-cell>
          <table:table-cell office:value-type="float" office:value="0.845610797405" calcext:value-type="float">
            <text:p>0.8456107974</text:p>
          </table:table-cell>
          <table:table-cell table:formula="of:=[.P241]-[.J239]" office:value-type="float" office:value="-0.00246745347999999" calcext:value-type="float">
            <text:p>-0.0024674535</text:p>
          </table:table-cell>
          <table:table-cell table:formula="of:=[.B239]-[.J239]" office:value-type="float" office:value="1.588185608385" calcext:value-type="float">
            <text:p>1.5881856084</text:p>
          </table:table-cell>
          <table:table-cell office:value-type="float" office:value="0.845610797405" calcext:value-type="float">
            <text:p>0.8456107974</text:p>
          </table:table-cell>
          <table:table-cell table:formula="of:=[.P241]-[.M239]" office:value-type="float" office:value="-0.00246745347999999" calcext:value-type="float">
            <text:p>-0.0024674535</text:p>
          </table:table-cell>
          <table:table-cell table:formula="of:=[.B239]-[.M239]" office:value-type="float" office:value="1.588185608385" calcext:value-type="float">
            <text:p>1.5881856084</text:p>
          </table:table-cell>
          <table:table-cell office:value-type="float" office:value="0.845610797405" calcext:value-type="float">
            <text:p>0.8456107974</text:p>
          </table:table-cell>
          <table:table-cell table:formula="of:=[.S241]-[.P239]" office:value-type="float" office:value="-0.00246745347999999" calcext:value-type="float">
            <text:p>-0.0024674535</text:p>
          </table:table-cell>
          <table:table-cell table:formula="of:=[.B239]-[.P239]" office:value-type="float" office:value="1.588185608385" calcext:value-type="float">
            <text:p>1.5881856084</text:p>
          </table:table-cell>
          <table:table-cell office:value-type="float" office:value="0.845610797405" calcext:value-type="float">
            <text:p>0.8456107974</text:p>
          </table:table-cell>
          <table:table-cell table:formula="of:=[.A239]-[.S239]" office:value-type="float" office:value="1.588185608385" calcext:value-type="float">
            <text:p>1.5881856084</text:p>
          </table:table-cell>
          <table:table-cell table:formula="of:=[.B239]-[.S239]" office:value-type="float" office:value="1.588185608385" calcext:value-type="float">
            <text:p>1.5881856084</text:p>
          </table:table-cell>
        </table:table-row>
        <table:table-row table:style-name="ro1">
          <table:table-cell table:number-columns-repeated="2" office:value-type="float" office:value="2.43282008171" calcext:value-type="float">
            <text:p>2.4328200817</text:p>
          </table:table-cell>
          <table:table-cell table:formula="of:=[.J242]-[.B240]" office:value-type="float" office:value="-1.589895784854" calcext:value-type="float">
            <text:p>-1.5898957849</text:p>
          </table:table-cell>
          <table:table-cell office:value-type="float" office:value="0.845385313034" calcext:value-type="float">
            <text:p>0.845385313</text:p>
          </table:table-cell>
          <table:table-cell table:formula="of:=[.G242]-[.D240]" office:value-type="float" office:value="-0.00246101617799999" calcext:value-type="float">
            <text:p>-0.0024610162</text:p>
          </table:table-cell>
          <table:table-cell table:formula="of:=[.B240]-[.$D242]" office:value-type="float" office:value="1.589895784854" calcext:value-type="float">
            <text:p>1.5898957849</text:p>
          </table:table-cell>
          <table:table-cell office:value-type="float" office:value="0.845385313034" calcext:value-type="float">
            <text:p>0.845385313</text:p>
          </table:table-cell>
          <table:table-cell table:formula="of:=[.J242]-[.G240]" office:value-type="float" office:value="-0.00246101617799999" calcext:value-type="float">
            <text:p>-0.0024610162</text:p>
          </table:table-cell>
          <table:table-cell table:formula="of:=[.B240]-[.G240]" office:value-type="float" office:value="1.587434768676" calcext:value-type="float">
            <text:p>1.5874347687</text:p>
          </table:table-cell>
          <table:table-cell office:value-type="float" office:value="0.845385313034" calcext:value-type="float">
            <text:p>0.845385313</text:p>
          </table:table-cell>
          <table:table-cell table:formula="of:=[.P242]-[.J240]" office:value-type="float" office:value="-0.00246101617799999" calcext:value-type="float">
            <text:p>-0.0024610162</text:p>
          </table:table-cell>
          <table:table-cell table:formula="of:=[.B240]-[.J240]" office:value-type="float" office:value="1.587434768676" calcext:value-type="float">
            <text:p>1.5874347687</text:p>
          </table:table-cell>
          <table:table-cell office:value-type="float" office:value="0.845385313034" calcext:value-type="float">
            <text:p>0.845385313</text:p>
          </table:table-cell>
          <table:table-cell table:formula="of:=[.P242]-[.M240]" office:value-type="float" office:value="-0.00246101617799999" calcext:value-type="float">
            <text:p>-0.0024610162</text:p>
          </table:table-cell>
          <table:table-cell table:formula="of:=[.B240]-[.M240]" office:value-type="float" office:value="1.587434768676" calcext:value-type="float">
            <text:p>1.5874347687</text:p>
          </table:table-cell>
          <table:table-cell office:value-type="float" office:value="0.845385313034" calcext:value-type="float">
            <text:p>0.845385313</text:p>
          </table:table-cell>
          <table:table-cell table:formula="of:=[.S242]-[.P240]" office:value-type="float" office:value="-0.00246101617799999" calcext:value-type="float">
            <text:p>-0.0024610162</text:p>
          </table:table-cell>
          <table:table-cell table:formula="of:=[.B240]-[.P240]" office:value-type="float" office:value="1.587434768676" calcext:value-type="float">
            <text:p>1.5874347687</text:p>
          </table:table-cell>
          <table:table-cell office:value-type="float" office:value="0.845385313034" calcext:value-type="float">
            <text:p>0.845385313</text:p>
          </table:table-cell>
          <table:table-cell table:formula="of:=[.A240]-[.S240]" office:value-type="float" office:value="1.587434768676" calcext:value-type="float">
            <text:p>1.5874347687</text:p>
          </table:table-cell>
          <table:table-cell table:formula="of:=[.B240]-[.S240]" office:value-type="float" office:value="1.587434768676" calcext:value-type="float">
            <text:p>1.5874347687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243]-[.B241]" office:value-type="string" office:string-value="" calcext:value-type="error">
            <text:p>#VALUE!</text:p>
          </table:table-cell>
          <table:table-cell office:value-type="float" office:value="0.843143343925" calcext:value-type="float">
            <text:p>0.8431433439</text:p>
          </table:table-cell>
          <table:table-cell table:formula="of:=[.G243]-[.D241]" office:value-type="float" office:value="-0.000435173510999976" calcext:value-type="float">
            <text:p>-0.0004351735</text:p>
          </table:table-cell>
          <table:table-cell table:formula="of:=[.B241]-[.$D243]" office:value-type="string" office:string-value="" calcext:value-type="error">
            <text:p>#VALUE!</text:p>
          </table:table-cell>
          <table:table-cell office:value-type="float" office:value="0.843143343925" calcext:value-type="float">
            <text:p>0.8431433439</text:p>
          </table:table-cell>
          <table:table-cell table:formula="of:=[.J243]-[.G241]" office:value-type="float" office:value="-0.000435173510999976" calcext:value-type="float">
            <text:p>-0.0004351735</text:p>
          </table:table-cell>
          <table:table-cell table:formula="of:=[.B241]-[.G241]" office:value-type="string" office:string-value="" calcext:value-type="error">
            <text:p>#VALUE!</text:p>
          </table:table-cell>
          <table:table-cell office:value-type="float" office:value="0.843143343925" calcext:value-type="float">
            <text:p>0.8431433439</text:p>
          </table:table-cell>
          <table:table-cell table:formula="of:=[.P243]-[.J241]" office:value-type="float" office:value="-0.000435173510999976" calcext:value-type="float">
            <text:p>-0.0004351735</text:p>
          </table:table-cell>
          <table:table-cell table:formula="of:=[.B241]-[.J241]" office:value-type="string" office:string-value="" calcext:value-type="error">
            <text:p>#VALUE!</text:p>
          </table:table-cell>
          <table:table-cell office:value-type="float" office:value="0.845162808895" calcext:value-type="float">
            <text:p>0.8451628089</text:p>
          </table:table-cell>
          <table:table-cell table:formula="of:=[.P243]-[.M241]" office:value-type="float" office:value="-0.00245463848099992" calcext:value-type="float">
            <text:p>-0.0024546385</text:p>
          </table:table-cell>
          <table:table-cell table:formula="of:=[.B241]-[.M241]" office:value-type="string" office:string-value="" calcext:value-type="error">
            <text:p>#VALUE!</text:p>
          </table:table-cell>
          <table:table-cell office:value-type="float" office:value="0.843143343925" calcext:value-type="float">
            <text:p>0.8431433439</text:p>
          </table:table-cell>
          <table:table-cell table:formula="of:=[.S243]-[.P241]" office:value-type="float" office:value="-0.000435173510999976" calcext:value-type="float">
            <text:p>-0.0004351735</text:p>
          </table:table-cell>
          <table:table-cell table:formula="of:=[.B241]-[.P241]" office:value-type="string" office:string-value="" calcext:value-type="error">
            <text:p>#VALUE!</text:p>
          </table:table-cell>
          <table:table-cell office:value-type="float" office:value="0.843143343925" calcext:value-type="float">
            <text:p>0.8431433439</text:p>
          </table:table-cell>
          <table:table-cell table:formula="of:=[.A241]-[.S241]" office:value-type="string" office:string-value="" calcext:value-type="error">
            <text:p>#VALUE!</text:p>
          </table:table-cell>
          <table:table-cell table:formula="of:=[.B241]-[.S24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3185162544" calcext:value-type="float">
            <text:p>2.4318516254</text:p>
          </table:table-cell>
          <table:table-cell table:formula="of:=[.J244]-[.B242]" office:value-type="float" office:value="-1.589356601236" calcext:value-type="float">
            <text:p>-1.5893566012</text:p>
          </table:table-cell>
          <table:table-cell office:value-type="float" office:value="0.842924296856" calcext:value-type="float">
            <text:p>0.8429242969</text:p>
          </table:table-cell>
          <table:table-cell table:formula="of:=[.G244]-[.D242]" office:value-type="float" office:value="-0.00042927265199999" calcext:value-type="float">
            <text:p>-0.0004292727</text:p>
          </table:table-cell>
          <table:table-cell table:formula="of:=[.B242]-[.$D244]" office:value-type="float" office:value="1.589356601236" calcext:value-type="float">
            <text:p>1.5893566012</text:p>
          </table:table-cell>
          <table:table-cell office:value-type="float" office:value="0.842924296856" calcext:value-type="float">
            <text:p>0.8429242969</text:p>
          </table:table-cell>
          <table:table-cell table:formula="of:=[.J244]-[.G242]" office:value-type="float" office:value="-0.00042927265199999" calcext:value-type="float">
            <text:p>-0.0004292727</text:p>
          </table:table-cell>
          <table:table-cell table:formula="of:=[.B242]-[.G242]" office:value-type="float" office:value="1.588927328584" calcext:value-type="float">
            <text:p>1.5889273286</text:p>
          </table:table-cell>
          <table:table-cell office:value-type="float" office:value="0.842924296856" calcext:value-type="float">
            <text:p>0.8429242969</text:p>
          </table:table-cell>
          <table:table-cell table:formula="of:=[.P244]-[.J242]" office:value-type="float" office:value="-0.00042927265199999" calcext:value-type="float">
            <text:p>-0.0004292727</text:p>
          </table:table-cell>
          <table:table-cell table:formula="of:=[.B242]-[.J242]" office:value-type="float" office:value="1.588927328584" calcext:value-type="float">
            <text:p>1.5889273286</text:p>
          </table:table-cell>
          <table:table-cell office:value-type="float" office:value="0.844943225384" calcext:value-type="float">
            <text:p>0.8449432254</text:p>
          </table:table-cell>
          <table:table-cell table:formula="of:=[.P244]-[.M242]" office:value-type="float" office:value="-0.00244820118" calcext:value-type="float">
            <text:p>-0.0024482012</text:p>
          </table:table-cell>
          <table:table-cell table:formula="of:=[.B242]-[.M242]" office:value-type="float" office:value="1.586908400056" calcext:value-type="float">
            <text:p>1.5869084001</text:p>
          </table:table-cell>
          <table:table-cell office:value-type="float" office:value="0.842924296856" calcext:value-type="float">
            <text:p>0.8429242969</text:p>
          </table:table-cell>
          <table:table-cell table:formula="of:=[.S244]-[.P242]" office:value-type="float" office:value="-0.00042927265199999" calcext:value-type="float">
            <text:p>-0.0004292727</text:p>
          </table:table-cell>
          <table:table-cell table:formula="of:=[.B242]-[.P242]" office:value-type="float" office:value="1.588927328584" calcext:value-type="float">
            <text:p>1.5889273286</text:p>
          </table:table-cell>
          <table:table-cell office:value-type="float" office:value="0.842924296856" calcext:value-type="float">
            <text:p>0.8429242969</text:p>
          </table:table-cell>
          <table:table-cell table:formula="of:=[.A242]-[.S242]" office:value-type="float" office:value="1.588927328584" calcext:value-type="float">
            <text:p>1.5889273286</text:p>
          </table:table-cell>
          <table:table-cell table:formula="of:=[.B242]-[.S242]" office:value-type="float" office:value="1.588927328584" calcext:value-type="float">
            <text:p>1.5889273286</text:p>
          </table:table-cell>
        </table:table-row>
        <table:table-row table:style-name="ro1">
          <table:table-cell table:number-columns-repeated="2" office:value-type="float" office:value="2.43089127541" calcext:value-type="float">
            <text:p>2.4308912754</text:p>
          </table:table-cell>
          <table:table-cell table:formula="of:=[.J245]-[.B243]" office:value-type="float" office:value="-1.588606417183" calcext:value-type="float">
            <text:p>-1.5886064172</text:p>
          </table:table-cell>
          <table:table-cell office:value-type="float" office:value="0.842708170414" calcext:value-type="float">
            <text:p>0.8427081704</text:p>
          </table:table-cell>
          <table:table-cell table:formula="of:=[.G245]-[.D243]" office:value-type="float" office:value="-0.000423312187000091" calcext:value-type="float">
            <text:p>-0.0004233122</text:p>
          </table:table-cell>
          <table:table-cell table:formula="of:=[.B243]-[.$D245]" office:value-type="float" office:value="1.588606417183" calcext:value-type="float">
            <text:p>1.5886064172</text:p>
          </table:table-cell>
          <table:table-cell office:value-type="float" office:value="0.842708170414" calcext:value-type="float">
            <text:p>0.8427081704</text:p>
          </table:table-cell>
          <table:table-cell table:formula="of:=[.J245]-[.G243]" office:value-type="float" office:value="-0.000423312187000091" calcext:value-type="float">
            <text:p>-0.0004233122</text:p>
          </table:table-cell>
          <table:table-cell table:formula="of:=[.B243]-[.G243]" office:value-type="float" office:value="1.588183104996" calcext:value-type="float">
            <text:p>1.588183105</text:p>
          </table:table-cell>
          <table:table-cell office:value-type="float" office:value="0.842708170414" calcext:value-type="float">
            <text:p>0.8427081704</text:p>
          </table:table-cell>
          <table:table-cell table:formula="of:=[.P245]-[.J243]" office:value-type="float" office:value="-0.000423312187000091" calcext:value-type="float">
            <text:p>-0.0004233122</text:p>
          </table:table-cell>
          <table:table-cell table:formula="of:=[.B243]-[.J243]" office:value-type="float" office:value="1.588183104996" calcext:value-type="float">
            <text:p>1.588183105</text:p>
          </table:table-cell>
          <table:table-cell office:value-type="float" office:value="0.842708170414" calcext:value-type="float">
            <text:p>0.8427081704</text:p>
          </table:table-cell>
          <table:table-cell table:formula="of:=[.P245]-[.M243]" office:value-type="float" office:value="-0.000423312187000091" calcext:value-type="float">
            <text:p>-0.0004233122</text:p>
          </table:table-cell>
          <table:table-cell table:formula="of:=[.B243]-[.M243]" office:value-type="float" office:value="1.588183104996" calcext:value-type="float">
            <text:p>1.588183105</text:p>
          </table:table-cell>
          <table:table-cell office:value-type="float" office:value="0.842708170414" calcext:value-type="float">
            <text:p>0.8427081704</text:p>
          </table:table-cell>
          <table:table-cell table:formula="of:=[.S245]-[.P243]" office:value-type="float" office:value="-0.000423312187000091" calcext:value-type="float">
            <text:p>-0.0004233122</text:p>
          </table:table-cell>
          <table:table-cell table:formula="of:=[.B243]-[.P243]" office:value-type="float" office:value="1.588183104996" calcext:value-type="float">
            <text:p>1.588183105</text:p>
          </table:table-cell>
          <table:table-cell office:value-type="float" office:value="0.842708170414" calcext:value-type="float">
            <text:p>0.8427081704</text:p>
          </table:table-cell>
          <table:table-cell table:formula="of:=[.A243]-[.S243]" office:value-type="float" office:value="1.588183104996" calcext:value-type="float">
            <text:p>1.588183105</text:p>
          </table:table-cell>
          <table:table-cell table:formula="of:=[.B243]-[.S243]" office:value-type="float" office:value="1.588183104996" calcext:value-type="float">
            <text:p>1.588183105</text:p>
          </table:table-cell>
        </table:table-row>
        <table:table-row table:style-name="ro1">
          <table:table-cell table:number-columns-repeated="2" office:value-type="float" office:value="2.4299390316" calcext:value-type="float">
            <text:p>2.4299390316</text:p>
          </table:table-cell>
          <table:table-cell table:formula="of:=[.J246]-[.B244]" office:value-type="float" office:value="-1.587861478328" calcext:value-type="float">
            <text:p>-1.5878614783</text:p>
          </table:table-cell>
          <table:table-cell office:value-type="float" office:value="0.842495024204" calcext:value-type="float">
            <text:p>0.8424950242</text:p>
          </table:table-cell>
          <table:table-cell table:formula="of:=[.G246]-[.D244]" office:value-type="float" office:value="-0.000417470932000064" calcext:value-type="float">
            <text:p>-0.0004174709</text:p>
          </table:table-cell>
          <table:table-cell table:formula="of:=[.B244]-[.$D246]" office:value-type="float" office:value="1.587861478328" calcext:value-type="float">
            <text:p>1.5878614783</text:p>
          </table:table-cell>
          <table:table-cell office:value-type="float" office:value="0.842495024204" calcext:value-type="float">
            <text:p>0.8424950242</text:p>
          </table:table-cell>
          <table:table-cell table:formula="of:=[.J246]-[.G244]" office:value-type="float" office:value="-0.000417470932000064" calcext:value-type="float">
            <text:p>-0.0004174709</text:p>
          </table:table-cell>
          <table:table-cell table:formula="of:=[.B244]-[.G244]" office:value-type="float" office:value="1.587444007396" calcext:value-type="float">
            <text:p>1.5874440074</text:p>
          </table:table-cell>
          <table:table-cell office:value-type="float" office:value="0.842495024204" calcext:value-type="float">
            <text:p>0.8424950242</text:p>
          </table:table-cell>
          <table:table-cell table:formula="of:=[.P246]-[.J244]" office:value-type="float" office:value="-0.000417470932000064" calcext:value-type="float">
            <text:p>-0.0004174709</text:p>
          </table:table-cell>
          <table:table-cell table:formula="of:=[.B244]-[.J244]" office:value-type="float" office:value="1.587444007396" calcext:value-type="float">
            <text:p>1.5874440074</text:p>
          </table:table-cell>
          <table:table-cell office:value-type="float" office:value="0.842495024204" calcext:value-type="float">
            <text:p>0.8424950242</text:p>
          </table:table-cell>
          <table:table-cell table:formula="of:=[.P246]-[.M244]" office:value-type="float" office:value="-0.000417470932000064" calcext:value-type="float">
            <text:p>-0.0004174709</text:p>
          </table:table-cell>
          <table:table-cell table:formula="of:=[.B244]-[.M244]" office:value-type="float" office:value="1.587444007396" calcext:value-type="float">
            <text:p>1.5874440074</text:p>
          </table:table-cell>
          <table:table-cell office:value-type="float" office:value="0.842495024204" calcext:value-type="float">
            <text:p>0.8424950242</text:p>
          </table:table-cell>
          <table:table-cell table:formula="of:=[.S246]-[.P244]" office:value-type="float" office:value="-0.000417470932000064" calcext:value-type="float">
            <text:p>-0.0004174709</text:p>
          </table:table-cell>
          <table:table-cell table:formula="of:=[.B244]-[.P244]" office:value-type="float" office:value="1.587444007396" calcext:value-type="float">
            <text:p>1.5874440074</text:p>
          </table:table-cell>
          <table:table-cell office:value-type="float" office:value="0.842495024204" calcext:value-type="float">
            <text:p>0.8424950242</text:p>
          </table:table-cell>
          <table:table-cell table:formula="of:=[.A244]-[.S244]" office:value-type="float" office:value="1.587444007396" calcext:value-type="float">
            <text:p>1.5874440074</text:p>
          </table:table-cell>
          <table:table-cell table:formula="of:=[.B244]-[.S244]" office:value-type="float" office:value="1.587444007396" calcext:value-type="float">
            <text:p>1.5874440074</text:p>
          </table:table-cell>
        </table:table-row>
        <table:table-row table:style-name="ro1">
          <table:table-cell table:number-columns-repeated="2" office:value-type="float" office:value="2.42899465561" calcext:value-type="float">
            <text:p>2.4289946556</text:p>
          </table:table-cell>
          <table:table-cell table:formula="of:=[.J247]-[.B245]" office:value-type="float" office:value="-1.587121367455" calcext:value-type="float">
            <text:p>-1.5871213675</text:p>
          </table:table-cell>
          <table:table-cell office:value-type="float" office:value="0.842284858227" calcext:value-type="float">
            <text:p>0.8422848582</text:p>
          </table:table-cell>
          <table:table-cell table:formula="of:=[.G247]-[.D245]" office:value-type="float" office:value="-0.000411570071999989" calcext:value-type="float">
            <text:p>-0.0004115701</text:p>
          </table:table-cell>
          <table:table-cell table:formula="of:=[.B245]-[.$D247]" office:value-type="float" office:value="1.587121367455" calcext:value-type="float">
            <text:p>1.5871213675</text:p>
          </table:table-cell>
          <table:table-cell office:value-type="float" office:value="0.842284858227" calcext:value-type="float">
            <text:p>0.8422848582</text:p>
          </table:table-cell>
          <table:table-cell table:formula="of:=[.J247]-[.G245]" office:value-type="float" office:value="-0.000411570071999989" calcext:value-type="float">
            <text:p>-0.0004115701</text:p>
          </table:table-cell>
          <table:table-cell table:formula="of:=[.B245]-[.G245]" office:value-type="float" office:value="1.586709797383" calcext:value-type="float">
            <text:p>1.5867097974</text:p>
          </table:table-cell>
          <table:table-cell office:value-type="float" office:value="0.842284858227" calcext:value-type="float">
            <text:p>0.8422848582</text:p>
          </table:table-cell>
          <table:table-cell table:formula="of:=[.P247]-[.J245]" office:value-type="float" office:value="-0.000411570071999989" calcext:value-type="float">
            <text:p>-0.0004115701</text:p>
          </table:table-cell>
          <table:table-cell table:formula="of:=[.B245]-[.J245]" office:value-type="float" office:value="1.586709797383" calcext:value-type="float">
            <text:p>1.5867097974</text:p>
          </table:table-cell>
          <table:table-cell office:value-type="float" office:value="0.842284858227" calcext:value-type="float">
            <text:p>0.8422848582</text:p>
          </table:table-cell>
          <table:table-cell table:formula="of:=[.P247]-[.M245]" office:value-type="float" office:value="-0.000411570071999989" calcext:value-type="float">
            <text:p>-0.0004115701</text:p>
          </table:table-cell>
          <table:table-cell table:formula="of:=[.B245]-[.M245]" office:value-type="float" office:value="1.586709797383" calcext:value-type="float">
            <text:p>1.5867097974</text:p>
          </table:table-cell>
          <table:table-cell office:value-type="float" office:value="0.842284858227" calcext:value-type="float">
            <text:p>0.8422848582</text:p>
          </table:table-cell>
          <table:table-cell table:formula="of:=[.S247]-[.P245]" office:value-type="float" office:value="-0.000411570071999989" calcext:value-type="float">
            <text:p>-0.0004115701</text:p>
          </table:table-cell>
          <table:table-cell table:formula="of:=[.B245]-[.P245]" office:value-type="float" office:value="1.586709797383" calcext:value-type="float">
            <text:p>1.5867097974</text:p>
          </table:table-cell>
          <table:table-cell office:value-type="float" office:value="0.842284858227" calcext:value-type="float">
            <text:p>0.8422848582</text:p>
          </table:table-cell>
          <table:table-cell table:formula="of:=[.A245]-[.S245]" office:value-type="float" office:value="1.586709797383" calcext:value-type="float">
            <text:p>1.5867097974</text:p>
          </table:table-cell>
          <table:table-cell table:formula="of:=[.B245]-[.S245]" office:value-type="float" office:value="1.586709797383" calcext:value-type="float">
            <text:p>1.5867097974</text:p>
          </table:table-cell>
        </table:table-row>
        <table:table-row table:style-name="ro1">
          <table:table-cell table:number-columns-repeated="2" office:value-type="float" office:value="2.42805862427" calcext:value-type="float">
            <text:p>2.4280586243</text:p>
          </table:table-cell>
          <table:table-cell table:formula="of:=[.J248]-[.B246]" office:value-type="float" office:value="-1.588402628901" calcext:value-type="float">
            <text:p>-1.5884026289</text:p>
          </table:table-cell>
          <table:table-cell office:value-type="float" office:value="0.842077553272" calcext:value-type="float">
            <text:p>0.8420775533</text:p>
          </table:table-cell>
          <table:table-cell table:formula="of:=[.G248]-[.D246]" office:value-type="float" office:value="-0.00242155790300003" calcext:value-type="float">
            <text:p>-0.0024215579</text:p>
          </table:table-cell>
          <table:table-cell table:formula="of:=[.B246]-[.$D248]" office:value-type="float" office:value="1.588402628901" calcext:value-type="float">
            <text:p>1.5884026289</text:p>
          </table:table-cell>
          <table:table-cell office:value-type="float" office:value="0.842077553272" calcext:value-type="float">
            <text:p>0.8420775533</text:p>
          </table:table-cell>
          <table:table-cell table:formula="of:=[.J248]-[.G246]" office:value-type="float" office:value="-0.00242155790300003" calcext:value-type="float">
            <text:p>-0.0024215579</text:p>
          </table:table-cell>
          <table:table-cell table:formula="of:=[.B246]-[.G246]" office:value-type="float" office:value="1.585981070998" calcext:value-type="float">
            <text:p>1.585981071</text:p>
          </table:table-cell>
          <table:table-cell office:value-type="float" office:value="0.842077553272" calcext:value-type="float">
            <text:p>0.8420775533</text:p>
          </table:table-cell>
          <table:table-cell table:formula="of:=[.P248]-[.J246]" office:value-type="float" office:value="-0.000405609606999979" calcext:value-type="float">
            <text:p>-0.0004056096</text:p>
          </table:table-cell>
          <table:table-cell table:formula="of:=[.B246]-[.J246]" office:value-type="float" office:value="1.585981070998" calcext:value-type="float">
            <text:p>1.585981071</text:p>
          </table:table-cell>
          <table:table-cell office:value-type="float" office:value="0.842077553272" calcext:value-type="float">
            <text:p>0.8420775533</text:p>
          </table:table-cell>
          <table:table-cell table:formula="of:=[.P248]-[.M246]" office:value-type="float" office:value="-0.000405609606999979" calcext:value-type="float">
            <text:p>-0.0004056096</text:p>
          </table:table-cell>
          <table:table-cell table:formula="of:=[.B246]-[.M246]" office:value-type="float" office:value="1.585981070998" calcext:value-type="float">
            <text:p>1.585981071</text:p>
          </table:table-cell>
          <table:table-cell office:value-type="float" office:value="0.842077553272" calcext:value-type="float">
            <text:p>0.8420775533</text:p>
          </table:table-cell>
          <table:table-cell table:formula="of:=[.S248]-[.P246]" office:value-type="float" office:value="-0.000405609606999979" calcext:value-type="float">
            <text:p>-0.0004056096</text:p>
          </table:table-cell>
          <table:table-cell table:formula="of:=[.B246]-[.P246]" office:value-type="float" office:value="1.585981070998" calcext:value-type="float">
            <text:p>1.585981071</text:p>
          </table:table-cell>
          <table:table-cell office:value-type="float" office:value="0.842077553272" calcext:value-type="float">
            <text:p>0.8420775533</text:p>
          </table:table-cell>
          <table:table-cell table:formula="of:=[.A246]-[.S246]" office:value-type="float" office:value="1.585981070998" calcext:value-type="float">
            <text:p>1.585981071</text:p>
          </table:table-cell>
          <table:table-cell table:formula="of:=[.B246]-[.S246]" office:value-type="float" office:value="1.585981070998" calcext:value-type="float">
            <text:p>1.585981071</text:p>
          </table:table-cell>
        </table:table-row>
        <table:table-row table:style-name="ro1">
          <table:table-cell table:number-columns-repeated="2" office:value-type="float" office:value="2.42713046074" calcext:value-type="float">
            <text:p>2.4271304607</text:p>
          </table:table-cell>
          <table:table-cell table:formula="of:=[.J249]-[.B247]" office:value-type="float" office:value="-1.585656881333" calcext:value-type="float">
            <text:p>-1.5856568813</text:p>
          </table:table-cell>
          <table:table-cell office:value-type="float" office:value="0.841873288155" calcext:value-type="float">
            <text:p>0.8418732882</text:p>
          </table:table-cell>
          <table:table-cell table:formula="of:=[.G249]-[.D247]" office:value-type="float" office:value="-0.000399708747999994" calcext:value-type="float">
            <text:p>-0.0003997087</text:p>
          </table:table-cell>
          <table:table-cell table:formula="of:=[.B247]-[.$D249]" office:value-type="float" office:value="1.587672412396" calcext:value-type="float">
            <text:p>1.5876724124</text:p>
          </table:table-cell>
          <table:table-cell office:value-type="float" office:value="0.841873288155" calcext:value-type="float">
            <text:p>0.8418732882</text:p>
          </table:table-cell>
          <table:table-cell table:formula="of:=[.J249]-[.G247]" office:value-type="float" office:value="-0.000399708747999994" calcext:value-type="float">
            <text:p>-0.0003997087</text:p>
          </table:table-cell>
          <table:table-cell table:formula="of:=[.B247]-[.G247]" office:value-type="float" office:value="1.585257172585" calcext:value-type="float">
            <text:p>1.5852571726</text:p>
          </table:table-cell>
          <table:table-cell office:value-type="float" office:value="0.841873288155" calcext:value-type="float">
            <text:p>0.8418732882</text:p>
          </table:table-cell>
          <table:table-cell table:formula="of:=[.P249]-[.J247]" office:value-type="float" office:value="-0.002415239811" calcext:value-type="float">
            <text:p>-0.0024152398</text:p>
          </table:table-cell>
          <table:table-cell table:formula="of:=[.B247]-[.J247]" office:value-type="float" office:value="1.585257172585" calcext:value-type="float">
            <text:p>1.5852571726</text:p>
          </table:table-cell>
          <table:table-cell office:value-type="float" office:value="0.839856863022" calcext:value-type="float">
            <text:p>0.839856863</text:p>
          </table:table-cell>
          <table:table-cell table:formula="of:=[.P249]-[.M247]" office:value-type="float" office:value="-0.00039881467800007" calcext:value-type="float">
            <text:p>-0.0003988147</text:p>
          </table:table-cell>
          <table:table-cell table:formula="of:=[.B247]-[.M247]" office:value-type="float" office:value="1.587273597718" calcext:value-type="float">
            <text:p>1.5872735977</text:p>
          </table:table-cell>
          <table:table-cell office:value-type="float" office:value="0.841873288155" calcext:value-type="float">
            <text:p>0.8418732882</text:p>
          </table:table-cell>
          <table:table-cell table:formula="of:=[.S249]-[.P247]" office:value-type="float" office:value="-0.000399708747999994" calcext:value-type="float">
            <text:p>-0.0003997087</text:p>
          </table:table-cell>
          <table:table-cell table:formula="of:=[.B247]-[.P247]" office:value-type="float" office:value="1.585257172585" calcext:value-type="float">
            <text:p>1.5852571726</text:p>
          </table:table-cell>
          <table:table-cell office:value-type="float" office:value="0.841873288155" calcext:value-type="float">
            <text:p>0.8418732882</text:p>
          </table:table-cell>
          <table:table-cell table:formula="of:=[.A247]-[.S247]" office:value-type="float" office:value="1.585257172585" calcext:value-type="float">
            <text:p>1.5852571726</text:p>
          </table:table-cell>
          <table:table-cell table:formula="of:=[.B247]-[.S247]" office:value-type="float" office:value="1.585257172585" calcext:value-type="float">
            <text:p>1.5852571726</text:p>
          </table:table-cell>
        </table:table-row>
        <table:table-row table:style-name="ro1">
          <table:table-cell table:number-columns-repeated="2" office:value-type="float" office:value="2.42621040344" calcext:value-type="float">
            <text:p>2.4262104034</text:p>
          </table:table-cell>
          <table:table-cell table:formula="of:=[.J250]-[.B248]" office:value-type="string" office:string-value="" calcext:value-type="error">
            <text:p>#VALUE!</text:p>
          </table:table-cell>
          <table:table-cell office:value-type="float" office:value="0.839655995369" calcext:value-type="float">
            <text:p>0.8396559954</text:p>
          </table:table-cell>
          <table:table-cell table:formula="of:=[.G250]-[.D248]" office:value-type="string" office:string-value="" calcext:value-type="error">
            <text:p>#VALUE!</text:p>
          </table:table-cell>
          <table:table-cell table:formula="of:=[.B248]-[.$D250]" office:value-type="string" office:string-value="" calcext:value-type="error">
            <text:p>#VALUE!</text:p>
          </table:table-cell>
          <table:table-cell office:value-type="float" office:value="0.839655995369" calcext:value-type="float">
            <text:p>0.8396559954</text:p>
          </table:table-cell>
          <table:table-cell table:formula="of:=[.J250]-[.G248]" office:value-type="string" office:string-value="" calcext:value-type="error">
            <text:p>#VALUE!</text:p>
          </table:table-cell>
          <table:table-cell table:formula="of:=[.B248]-[.G248]" office:value-type="float" office:value="1.586554408071" calcext:value-type="float">
            <text:p>1.5865544081</text:p>
          </table:table-cell>
          <table:table-cell office:value-type="float" office:value="0.839655995369" calcext:value-type="float">
            <text:p>0.8396559954</text:p>
          </table:table-cell>
          <table:table-cell table:formula="of:=[.P250]-[.J248]" office:value-type="string" office:string-value="" calcext:value-type="error">
            <text:p>#VALUE!</text:p>
          </table:table-cell>
          <table:table-cell table:formula="of:=[.B248]-[.J248]" office:value-type="float" office:value="1.586554408071" calcext:value-type="float">
            <text:p>1.5865544081</text:p>
          </table:table-cell>
          <table:table-cell office:value-type="float" office:value="0.839655995369" calcext:value-type="float">
            <text:p>0.8396559954</text:p>
          </table:table-cell>
          <table:table-cell table:formula="of:=[.P250]-[.M248]" office:value-type="string" office:string-value="" calcext:value-type="error">
            <text:p>#VALUE!</text:p>
          </table:table-cell>
          <table:table-cell table:formula="of:=[.B248]-[.M248]" office:value-type="float" office:value="1.586554408071" calcext:value-type="float">
            <text:p>1.5865544081</text:p>
          </table:table-cell>
          <table:table-cell office:value-type="float" office:value="0.841671943665" calcext:value-type="float">
            <text:p>0.8416719437</text:p>
          </table:table-cell>
          <table:table-cell table:formula="of:=[.S250]-[.P248]" office:value-type="string" office:string-value="" calcext:value-type="error">
            <text:p>#VALUE!</text:p>
          </table:table-cell>
          <table:table-cell table:formula="of:=[.B248]-[.P248]" office:value-type="float" office:value="1.584538459775" calcext:value-type="float">
            <text:p>1.5845384598</text:p>
          </table:table-cell>
          <table:table-cell office:value-type="float" office:value="0.841671943665" calcext:value-type="float">
            <text:p>0.8416719437</text:p>
          </table:table-cell>
          <table:table-cell table:formula="of:=[.A248]-[.S248]" office:value-type="float" office:value="1.584538459775" calcext:value-type="float">
            <text:p>1.5845384598</text:p>
          </table:table-cell>
          <table:table-cell table:formula="of:=[.B248]-[.S248]" office:value-type="float" office:value="1.584538459775" calcext:value-type="float">
            <text:p>1.5845384598</text:p>
          </table:table-cell>
        </table:table-row>
        <table:table-row table:style-name="ro1">
          <table:table-cell table:number-columns-repeated="2" office:value-type="float" office:value="2.42529845238" calcext:value-type="float">
            <text:p>2.4252984524</text:p>
          </table:table-cell>
          <table:table-cell table:formula="of:=[.J251]-[.B249]" office:value-type="float" office:value="-1.586035311225" calcext:value-type="float">
            <text:p>-1.5860353112</text:p>
          </table:table-cell>
          <table:table-cell office:value-type="float" office:value="0.839458048344" calcext:value-type="float">
            <text:p>0.8394580483</text:p>
          </table:table-cell>
          <table:table-cell table:formula="of:=[.G251]-[.D249]" office:value-type="float" office:value="-0.000194907188999949" calcext:value-type="float">
            <text:p>-0.0001949072</text:p>
          </table:table-cell>
          <table:table-cell table:formula="of:=[.B249]-[.$D251]" office:value-type="float" office:value="1.586035311225" calcext:value-type="float">
            <text:p>1.5860353112</text:p>
          </table:table-cell>
          <table:table-cell office:value-type="float" office:value="0.841473579407" calcext:value-type="float">
            <text:p>0.8414735794</text:p>
          </table:table-cell>
          <table:table-cell table:formula="of:=[.J251]-[.G249]" office:value-type="float" office:value="-0.00221043825199996" calcext:value-type="float">
            <text:p>-0.0022104383</text:p>
          </table:table-cell>
          <table:table-cell table:formula="of:=[.B249]-[.G249]" office:value-type="float" office:value="1.583824872973" calcext:value-type="float">
            <text:p>1.583824873</text:p>
          </table:table-cell>
          <table:table-cell office:value-type="float" office:value="0.841473579407" calcext:value-type="float">
            <text:p>0.8414735794</text:p>
          </table:table-cell>
          <table:table-cell table:formula="of:=[.P251]-[.J249]" office:value-type="float" office:value="-0.00221043825199996" calcext:value-type="float">
            <text:p>-0.0022104383</text:p>
          </table:table-cell>
          <table:table-cell table:formula="of:=[.B249]-[.J249]" office:value-type="float" office:value="1.583824872973" calcext:value-type="float">
            <text:p>1.583824873</text:p>
          </table:table-cell>
          <table:table-cell office:value-type="float" office:value="0.839458048344" calcext:value-type="float">
            <text:p>0.8394580483</text:p>
          </table:table-cell>
          <table:table-cell table:formula="of:=[.P251]-[.M249]" office:value-type="float" office:value="-0.000194907188999949" calcext:value-type="float">
            <text:p>-0.0001949072</text:p>
          </table:table-cell>
          <table:table-cell table:formula="of:=[.B249]-[.M249]" office:value-type="float" office:value="1.585840404036" calcext:value-type="float">
            <text:p>1.585840404</text:p>
          </table:table-cell>
          <table:table-cell office:value-type="float" office:value="0.839458048344" calcext:value-type="float">
            <text:p>0.8394580483</text:p>
          </table:table-cell>
          <table:table-cell table:formula="of:=[.S251]-[.P249]" office:value-type="float" office:value="-0.000194907188999949" calcext:value-type="float">
            <text:p>-0.0001949072</text:p>
          </table:table-cell>
          <table:table-cell table:formula="of:=[.B249]-[.P249]" office:value-type="float" office:value="1.585840404036" calcext:value-type="float">
            <text:p>1.585840404</text:p>
          </table:table-cell>
          <table:table-cell office:value-type="float" office:value="0.841473579407" calcext:value-type="float">
            <text:p>0.8414735794</text:p>
          </table:table-cell>
          <table:table-cell table:formula="of:=[.A249]-[.S249]" office:value-type="float" office:value="1.583824872973" calcext:value-type="float">
            <text:p>1.583824873</text:p>
          </table:table-cell>
          <table:table-cell table:formula="of:=[.B249]-[.S249]" office:value-type="float" office:value="1.583824872973" calcext:value-type="float">
            <text:p>1.583824873</text:p>
          </table:table-cell>
        </table:table-row>
        <table:table-row table:style-name="ro1">
          <table:table-cell table:number-columns-repeated="2" office:value-type="float" office:value="2.42439484596" calcext:value-type="float">
            <text:p>2.424394846</text:p>
          </table:table-cell>
          <table:table-cell table:formula="of:=[.J252]-[.B250]" office:value-type="float" office:value="-1.58532375097" calcext:value-type="float">
            <text:p>-1.585323751</text:p>
          </table:table-cell>
          <table:table-cell office:value-type="string" calcext:value-type="string">
            <text:p><text:s/>nan </text:p>
          </table:table-cell>
          <table:table-cell table:formula="of:=[.G252]-[.D250]" office:value-type="string" office:string-value="" calcext:value-type="error">
            <text:p>#VALUE!</text:p>
          </table:table-cell>
          <table:table-cell table:formula="of:=[.B250]-[.$D252]" office:value-type="float" office:value="1.58532375097" calcext:value-type="float">
            <text:p>1.585323751</text:p>
          </table:table-cell>
          <table:table-cell office:value-type="string" calcext:value-type="string">
            <text:p><text:s/>nan </text:p>
          </table:table-cell>
          <table:table-cell table:formula="of:=[.J252]-[.G250]" office:value-type="string" office:string-value="" calcext:value-type="error">
            <text:p>#VALUE!</text:p>
          </table:table-cell>
          <table:table-cell table:formula="of:=[.B250]-[.G25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52]-[.J250]" office:value-type="string" office:string-value="" calcext:value-type="error">
            <text:p>#VALUE!</text:p>
          </table:table-cell>
          <table:table-cell table:formula="of:=[.B250]-[.J25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52]-[.M250]" office:value-type="string" office:string-value="" calcext:value-type="error">
            <text:p>#VALUE!</text:p>
          </table:table-cell>
          <table:table-cell table:formula="of:=[.B250]-[.M25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52]-[.P250]" office:value-type="string" office:string-value="" calcext:value-type="error">
            <text:p>#VALUE!</text:p>
          </table:table-cell>
          <table:table-cell table:formula="of:=[.B250]-[.P25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50]-[.S250]" office:value-type="string" office:string-value="" calcext:value-type="error">
            <text:p>#VALUE!</text:p>
          </table:table-cell>
          <table:table-cell table:formula="of:=[.B250]-[.S25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3892550468" calcext:value-type="float">
            <text:p>2.4389255047</text:p>
          </table:table-cell>
          <table:table-cell table:formula="of:=[.J253]-[.B251]" office:value-type="float" office:value="-1.598029315467" calcext:value-type="float">
            <text:p>-1.5980293155</text:p>
          </table:table-cell>
          <table:table-cell office:value-type="float" office:value="0.839263141155" calcext:value-type="float">
            <text:p>0.8392631412</text:p>
          </table:table-cell>
          <table:table-cell table:formula="of:=[.G253]-[.D251]" office:value-type="float" office:value="0.00163304805800002" calcext:value-type="float">
            <text:p>0.0016330481</text:p>
          </table:table-cell>
          <table:table-cell table:formula="of:=[.B251]-[.$D253]" office:value-type="float" office:value="1.598029315467" calcext:value-type="float">
            <text:p>1.5980293155</text:p>
          </table:table-cell>
          <table:table-cell office:value-type="float" office:value="0.839263141155" calcext:value-type="float">
            <text:p>0.8392631412</text:p>
          </table:table-cell>
          <table:table-cell table:formula="of:=[.J253]-[.G251]" office:value-type="float" office:value="0.00163304805800002" calcext:value-type="float">
            <text:p>0.0016330481</text:p>
          </table:table-cell>
          <table:table-cell table:formula="of:=[.B251]-[.G251]" office:value-type="float" office:value="1.599662363525" calcext:value-type="float">
            <text:p>1.5996623635</text:p>
          </table:table-cell>
          <table:table-cell office:value-type="float" office:value="0.839263141155" calcext:value-type="float">
            <text:p>0.8392631412</text:p>
          </table:table-cell>
          <table:table-cell table:formula="of:=[.P253]-[.J251]" office:value-type="float" office:value="0.00163304805800002" calcext:value-type="float">
            <text:p>0.0016330481</text:p>
          </table:table-cell>
          <table:table-cell table:formula="of:=[.B251]-[.J251]" office:value-type="float" office:value="1.599662363525" calcext:value-type="float">
            <text:p>1.5996623635</text:p>
          </table:table-cell>
          <table:table-cell office:value-type="float" office:value="0.839263141155" calcext:value-type="float">
            <text:p>0.8392631412</text:p>
          </table:table-cell>
          <table:table-cell table:formula="of:=[.P253]-[.M251]" office:value-type="float" office:value="0.00163304805800002" calcext:value-type="float">
            <text:p>0.0016330481</text:p>
          </table:table-cell>
          <table:table-cell table:formula="of:=[.B251]-[.M251]" office:value-type="float" office:value="1.599662363525" calcext:value-type="float">
            <text:p>1.5996623635</text:p>
          </table:table-cell>
          <table:table-cell office:value-type="float" office:value="0.839263141155" calcext:value-type="float">
            <text:p>0.8392631412</text:p>
          </table:table-cell>
          <table:table-cell table:formula="of:=[.S253]-[.P251]" office:value-type="float" office:value="0.00163304805800002" calcext:value-type="float">
            <text:p>0.0016330481</text:p>
          </table:table-cell>
          <table:table-cell table:formula="of:=[.B251]-[.P251]" office:value-type="float" office:value="1.599662363525" calcext:value-type="float">
            <text:p>1.5996623635</text:p>
          </table:table-cell>
          <table:table-cell office:value-type="float" office:value="0.839263141155" calcext:value-type="float">
            <text:p>0.8392631412</text:p>
          </table:table-cell>
          <table:table-cell table:formula="of:=[.A251]-[.S251]" office:value-type="float" office:value="1.599662363525" calcext:value-type="float">
            <text:p>1.5996623635</text:p>
          </table:table-cell>
          <table:table-cell table:formula="of:=[.B251]-[.S251]" office:value-type="float" office:value="1.599662363525" calcext:value-type="float">
            <text:p>1.5996623635</text:p>
          </table:table-cell>
        </table:table-row>
        <table:table-row table:style-name="ro1">
          <table:table-cell table:number-columns-repeated="2" office:value-type="float" office:value="2.43804001808" calcext:value-type="float">
            <text:p>2.4380400181</text:p>
          </table:table-cell>
          <table:table-cell table:formula="of:=[.J254]-[.B252]" office:value-type="float" office:value="-1.597330391405" calcext:value-type="float">
            <text:p>-1.5973303914</text:p>
          </table:table-cell>
          <table:table-cell office:value-type="float" office:value="0.83907109499" calcext:value-type="float">
            <text:p>0.839071095</text:p>
          </table:table-cell>
          <table:table-cell table:formula="of:=[.G254]-[.D252]" office:value-type="float" office:value="-0.000375092030000079" calcext:value-type="float">
            <text:p>-0.000375092</text:p>
          </table:table-cell>
          <table:table-cell table:formula="of:=[.B252]-[.$D254]" office:value-type="float" office:value="1.59934401512" calcext:value-type="float">
            <text:p>1.5993440151</text:p>
          </table:table-cell>
          <table:table-cell office:value-type="float" office:value="0.83907109499" calcext:value-type="float">
            <text:p>0.839071095</text:p>
          </table:table-cell>
          <table:table-cell table:formula="of:=[.J254]-[.G252]" office:value-type="float" office:value="0.00163853168499994" calcext:value-type="float">
            <text:p>0.0016385317</text:p>
          </table:table-cell>
          <table:table-cell table:formula="of:=[.B252]-[.G252]" office:value-type="float" office:value="1.59896892309" calcext:value-type="float">
            <text:p>1.5989689231</text:p>
          </table:table-cell>
          <table:table-cell office:value-type="float" office:value="0.83907109499" calcext:value-type="float">
            <text:p>0.839071095</text:p>
          </table:table-cell>
          <table:table-cell table:formula="of:=[.P254]-[.J252]" office:value-type="float" office:value="-0.000375092030000079" calcext:value-type="float">
            <text:p>-0.000375092</text:p>
          </table:table-cell>
          <table:table-cell table:formula="of:=[.B252]-[.J252]" office:value-type="float" office:value="1.59896892309" calcext:value-type="float">
            <text:p>1.5989689231</text:p>
          </table:table-cell>
          <table:table-cell office:value-type="float" office:value="0.83907109499" calcext:value-type="float">
            <text:p>0.839071095</text:p>
          </table:table-cell>
          <table:table-cell table:formula="of:=[.P254]-[.M252]" office:value-type="float" office:value="-0.000375092030000079" calcext:value-type="float">
            <text:p>-0.000375092</text:p>
          </table:table-cell>
          <table:table-cell table:formula="of:=[.B252]-[.M252]" office:value-type="float" office:value="1.59896892309" calcext:value-type="float">
            <text:p>1.5989689231</text:p>
          </table:table-cell>
          <table:table-cell office:value-type="float" office:value="0.83907109499" calcext:value-type="float">
            <text:p>0.839071095</text:p>
          </table:table-cell>
          <table:table-cell table:formula="of:=[.S254]-[.P252]" office:value-type="float" office:value="0.00163853168499994" calcext:value-type="float">
            <text:p>0.0016385317</text:p>
          </table:table-cell>
          <table:table-cell table:formula="of:=[.B252]-[.P252]" office:value-type="float" office:value="1.59896892309" calcext:value-type="float">
            <text:p>1.5989689231</text:p>
          </table:table-cell>
          <table:table-cell office:value-type="float" office:value="0.83907109499" calcext:value-type="float">
            <text:p>0.839071095</text:p>
          </table:table-cell>
          <table:table-cell table:formula="of:=[.A252]-[.S252]" office:value-type="float" office:value="1.59896892309" calcext:value-type="float">
            <text:p>1.5989689231</text:p>
          </table:table-cell>
          <table:table-cell table:formula="of:=[.B252]-[.S252]" office:value-type="float" office:value="1.59896892309" calcext:value-type="float">
            <text:p>1.5989689231</text:p>
          </table:table-cell>
        </table:table-row>
        <table:table-row table:style-name="ro1">
          <table:table-cell table:number-columns-repeated="2" office:value-type="float" office:value="2.43716287613" calcext:value-type="float">
            <text:p>2.4371628761</text:p>
          </table:table-cell>
          <table:table-cell table:formula="of:=[.J255]-[.B253]" office:value-type="float" office:value="-1.598650038243" calcext:value-type="float">
            <text:p>-1.5986500382</text:p>
          </table:table-cell>
          <table:table-cell office:value-type="float" office:value="0.840896189213" calcext:value-type="float">
            <text:p>0.8408961892</text:p>
          </table:table-cell>
          <table:table-cell table:formula="of:=[.G255]-[.D253]" office:value-type="float" office:value="-0.00238335132600009" calcext:value-type="float">
            <text:p>-0.0023833513</text:p>
          </table:table-cell>
          <table:table-cell table:formula="of:=[.B253]-[.$D255]" office:value-type="float" office:value="1.598650038243" calcext:value-type="float">
            <text:p>1.5986500382</text:p>
          </table:table-cell>
          <table:table-cell office:value-type="float" office:value="0.840896189213" calcext:value-type="float">
            <text:p>0.8408961892</text:p>
          </table:table-cell>
          <table:table-cell table:formula="of:=[.J255]-[.G253]" office:value-type="float" office:value="-0.00238335132600009" calcext:value-type="float">
            <text:p>-0.0023833513</text:p>
          </table:table-cell>
          <table:table-cell table:formula="of:=[.B253]-[.G253]" office:value-type="float" office:value="1.596266686917" calcext:value-type="float">
            <text:p>1.5962666869</text:p>
          </table:table-cell>
          <table:table-cell office:value-type="float" office:value="0.840896189213" calcext:value-type="float">
            <text:p>0.8408961892</text:p>
          </table:table-cell>
          <table:table-cell table:formula="of:=[.P255]-[.J253]" office:value-type="float" office:value="-0.00238335132600009" calcext:value-type="float">
            <text:p>-0.0023833513</text:p>
          </table:table-cell>
          <table:table-cell table:formula="of:=[.B253]-[.J253]" office:value-type="float" office:value="1.596266686917" calcext:value-type="float">
            <text:p>1.5962666869</text:p>
          </table:table-cell>
          <table:table-cell office:value-type="float" office:value="0.840896189213" calcext:value-type="float">
            <text:p>0.8408961892</text:p>
          </table:table-cell>
          <table:table-cell table:formula="of:=[.P255]-[.M253]" office:value-type="float" office:value="-0.00238335132600009" calcext:value-type="float">
            <text:p>-0.0023833513</text:p>
          </table:table-cell>
          <table:table-cell table:formula="of:=[.B253]-[.M253]" office:value-type="float" office:value="1.596266686917" calcext:value-type="float">
            <text:p>1.5962666869</text:p>
          </table:table-cell>
          <table:table-cell office:value-type="float" office:value="0.840896189213" calcext:value-type="float">
            <text:p>0.8408961892</text:p>
          </table:table-cell>
          <table:table-cell table:formula="of:=[.S255]-[.P253]" office:value-type="float" office:value="-0.00238335132600009" calcext:value-type="float">
            <text:p>-0.0023833513</text:p>
          </table:table-cell>
          <table:table-cell table:formula="of:=[.B253]-[.P253]" office:value-type="float" office:value="1.596266686917" calcext:value-type="float">
            <text:p>1.5962666869</text:p>
          </table:table-cell>
          <table:table-cell office:value-type="float" office:value="0.840896189213" calcext:value-type="float">
            <text:p>0.8408961892</text:p>
          </table:table-cell>
          <table:table-cell table:formula="of:=[.A253]-[.S253]" office:value-type="float" office:value="1.596266686917" calcext:value-type="float">
            <text:p>1.5962666869</text:p>
          </table:table-cell>
          <table:table-cell table:formula="of:=[.B253]-[.S253]" office:value-type="float" office:value="1.596266686917" calcext:value-type="float">
            <text:p>1.5962666869</text:p>
          </table:table-cell>
        </table:table-row>
        <table:table-row table:style-name="ro1">
          <table:table-cell table:number-columns-repeated="2" office:value-type="float" office:value="2.43629384041" calcext:value-type="float">
            <text:p>2.4362938404</text:p>
          </table:table-cell>
          <table:table-cell table:formula="of:=[.J256]-[.B254]" office:value-type="float" office:value="-1.59796112776" calcext:value-type="float">
            <text:p>-1.5979611278</text:p>
          </table:table-cell>
          <table:table-cell office:value-type="float" office:value="0.83869600296" calcext:value-type="float">
            <text:p>0.838696003</text:p>
          </table:table-cell>
          <table:table-cell table:formula="of:=[.G256]-[.D254]" office:value-type="float" office:value="-0.000363290309999931" calcext:value-type="float">
            <text:p>-0.0003632903</text:p>
          </table:table-cell>
          <table:table-cell table:formula="of:=[.B254]-[.$D256]" office:value-type="float" office:value="1.59796112776" calcext:value-type="float">
            <text:p>1.5979611278</text:p>
          </table:table-cell>
          <table:table-cell office:value-type="float" office:value="0.83869600296" calcext:value-type="float">
            <text:p>0.838696003</text:p>
          </table:table-cell>
          <table:table-cell table:formula="of:=[.J256]-[.G254]" office:value-type="float" office:value="-0.000363290309999931" calcext:value-type="float">
            <text:p>-0.0003632903</text:p>
          </table:table-cell>
          <table:table-cell table:formula="of:=[.B254]-[.G254]" office:value-type="float" office:value="1.59759783745" calcext:value-type="float">
            <text:p>1.5975978375</text:p>
          </table:table-cell>
          <table:table-cell office:value-type="float" office:value="0.840709626675" calcext:value-type="float">
            <text:p>0.8407096267</text:p>
          </table:table-cell>
          <table:table-cell table:formula="of:=[.P256]-[.J254]" office:value-type="float" office:value="-0.00237691402499995" calcext:value-type="float">
            <text:p>-0.002376914</text:p>
          </table:table-cell>
          <table:table-cell table:formula="of:=[.B254]-[.J254]" office:value-type="float" office:value="1.595584213735" calcext:value-type="float">
            <text:p>1.5955842137</text:p>
          </table:table-cell>
          <table:table-cell office:value-type="float" office:value="0.83869600296" calcext:value-type="float">
            <text:p>0.838696003</text:p>
          </table:table-cell>
          <table:table-cell table:formula="of:=[.P256]-[.M254]" office:value-type="float" office:value="-0.000363290309999931" calcext:value-type="float">
            <text:p>-0.0003632903</text:p>
          </table:table-cell>
          <table:table-cell table:formula="of:=[.B254]-[.M254]" office:value-type="float" office:value="1.59759783745" calcext:value-type="float">
            <text:p>1.5975978375</text:p>
          </table:table-cell>
          <table:table-cell office:value-type="float" office:value="0.83869600296" calcext:value-type="float">
            <text:p>0.838696003</text:p>
          </table:table-cell>
          <table:table-cell table:formula="of:=[.S256]-[.P254]" office:value-type="float" office:value="-0.000363290309999931" calcext:value-type="float">
            <text:p>-0.0003632903</text:p>
          </table:table-cell>
          <table:table-cell table:formula="of:=[.B254]-[.P254]" office:value-type="float" office:value="1.59759783745" calcext:value-type="float">
            <text:p>1.5975978375</text:p>
          </table:table-cell>
          <table:table-cell office:value-type="float" office:value="0.840709626675" calcext:value-type="float">
            <text:p>0.8407096267</text:p>
          </table:table-cell>
          <table:table-cell table:formula="of:=[.A254]-[.S254]" office:value-type="float" office:value="1.595584213735" calcext:value-type="float">
            <text:p>1.5955842137</text:p>
          </table:table-cell>
          <table:table-cell table:formula="of:=[.B254]-[.S254]" office:value-type="float" office:value="1.595584213735" calcext:value-type="float">
            <text:p>1.5955842137</text:p>
          </table:table-cell>
        </table:table-row>
        <table:table-row table:style-name="ro1">
          <table:table-cell table:number-columns-repeated="2" office:value-type="float" office:value="2.43543314934" calcext:value-type="float">
            <text:p>2.4354331493</text:p>
          </table:table-cell>
          <table:table-cell table:formula="of:=[.J257]-[.B255]" office:value-type="float" office:value="-1.597277641299" calcext:value-type="float">
            <text:p>-1.5972776413</text:p>
          </table:table-cell>
          <table:table-cell office:value-type="float" office:value="0.838512837887" calcext:value-type="float">
            <text:p>0.8385128379</text:p>
          </table:table-cell>
          <table:table-cell table:formula="of:=[.G257]-[.D255]" office:value-type="float" office:value="-0.000357329845999899" calcext:value-type="float">
            <text:p>-0.0003573298</text:p>
          </table:table-cell>
          <table:table-cell table:formula="of:=[.B255]-[.$D257]" office:value-type="float" office:value="1.597277641299" calcext:value-type="float">
            <text:p>1.5972776413</text:p>
          </table:table-cell>
          <table:table-cell office:value-type="float" office:value="0.838512837887" calcext:value-type="float">
            <text:p>0.8385128379</text:p>
          </table:table-cell>
          <table:table-cell table:formula="of:=[.J257]-[.G255]" office:value-type="float" office:value="-0.000357329845999899" calcext:value-type="float">
            <text:p>-0.0003573298</text:p>
          </table:table-cell>
          <table:table-cell table:formula="of:=[.B255]-[.G255]" office:value-type="float" office:value="1.596920311453" calcext:value-type="float">
            <text:p>1.5969203115</text:p>
          </table:table-cell>
          <table:table-cell office:value-type="float" office:value="0.838512837887" calcext:value-type="float">
            <text:p>0.8385128379</text:p>
          </table:table-cell>
          <table:table-cell table:formula="of:=[.P257]-[.J255]" office:value-type="float" office:value="-0.000357329845999899" calcext:value-type="float">
            <text:p>-0.0003573298</text:p>
          </table:table-cell>
          <table:table-cell table:formula="of:=[.B255]-[.J255]" office:value-type="float" office:value="1.596920311453" calcext:value-type="float">
            <text:p>1.5969203115</text:p>
          </table:table-cell>
          <table:table-cell office:value-type="float" office:value="0.838512837887" calcext:value-type="float">
            <text:p>0.8385128379</text:p>
          </table:table-cell>
          <table:table-cell table:formula="of:=[.P257]-[.M255]" office:value-type="float" office:value="-0.000357329845999899" calcext:value-type="float">
            <text:p>-0.0003573298</text:p>
          </table:table-cell>
          <table:table-cell table:formula="of:=[.B255]-[.M255]" office:value-type="float" office:value="1.596920311453" calcext:value-type="float">
            <text:p>1.5969203115</text:p>
          </table:table-cell>
          <table:table-cell office:value-type="float" office:value="0.838512837887" calcext:value-type="float">
            <text:p>0.8385128379</text:p>
          </table:table-cell>
          <table:table-cell table:formula="of:=[.S257]-[.P255]" office:value-type="float" office:value="-0.00236976146699996" calcext:value-type="float">
            <text:p>-0.0023697615</text:p>
          </table:table-cell>
          <table:table-cell table:formula="of:=[.B255]-[.P255]" office:value-type="float" office:value="1.596920311453" calcext:value-type="float">
            <text:p>1.5969203115</text:p>
          </table:table-cell>
          <table:table-cell office:value-type="float" office:value="0.838512837887" calcext:value-type="float">
            <text:p>0.8385128379</text:p>
          </table:table-cell>
          <table:table-cell table:formula="of:=[.A255]-[.S255]" office:value-type="float" office:value="1.596920311453" calcext:value-type="float">
            <text:p>1.5969203115</text:p>
          </table:table-cell>
          <table:table-cell table:formula="of:=[.B255]-[.S255]" office:value-type="float" office:value="1.596920311453" calcext:value-type="float">
            <text:p>1.5969203115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258]-[.B256]" office:value-type="string" office:string-value="" calcext:value-type="error">
            <text:p>#VALUE!</text:p>
          </table:table-cell>
          <table:table-cell office:value-type="float" office:value="0.83833271265" calcext:value-type="float">
            <text:p>0.8383327127</text:p>
          </table:table-cell>
          <table:table-cell table:formula="of:=[.G258]-[.D256]" office:value-type="float" office:value="-0.000351428984999957" calcext:value-type="float">
            <text:p>-0.000351429</text:p>
          </table:table-cell>
          <table:table-cell table:formula="of:=[.B256]-[.$D258]" office:value-type="string" office:string-value="" calcext:value-type="error">
            <text:p>#VALUE!</text:p>
          </table:table-cell>
          <table:table-cell office:value-type="float" office:value="0.83833271265" calcext:value-type="float">
            <text:p>0.8383327127</text:p>
          </table:table-cell>
          <table:table-cell table:formula="of:=[.J258]-[.G256]" office:value-type="float" office:value="-0.000351428984999957" calcext:value-type="float">
            <text:p>-0.000351429</text:p>
          </table:table-cell>
          <table:table-cell table:formula="of:=[.B256]-[.G256]" office:value-type="string" office:string-value="" calcext:value-type="error">
            <text:p>#VALUE!</text:p>
          </table:table-cell>
          <table:table-cell office:value-type="float" office:value="0.83833271265" calcext:value-type="float">
            <text:p>0.8383327127</text:p>
          </table:table-cell>
          <table:table-cell table:formula="of:=[.P258]-[.J256]" office:value-type="float" office:value="-0.000351428984999957" calcext:value-type="float">
            <text:p>-0.000351429</text:p>
          </table:table-cell>
          <table:table-cell table:formula="of:=[.B256]-[.J256]" office:value-type="string" office:string-value="" calcext:value-type="error">
            <text:p>#VALUE!</text:p>
          </table:table-cell>
          <table:table-cell office:value-type="float" office:value="0.83833271265" calcext:value-type="float">
            <text:p>0.8383327127</text:p>
          </table:table-cell>
          <table:table-cell table:formula="of:=[.P258]-[.M256]" office:value-type="float" office:value="-0.000351428984999957" calcext:value-type="float">
            <text:p>-0.000351429</text:p>
          </table:table-cell>
          <table:table-cell table:formula="of:=[.B256]-[.M256]" office:value-type="string" office:string-value="" calcext:value-type="error">
            <text:p>#VALUE!</text:p>
          </table:table-cell>
          <table:table-cell office:value-type="float" office:value="0.83833271265" calcext:value-type="float">
            <text:p>0.8383327127</text:p>
          </table:table-cell>
          <table:table-cell table:formula="of:=[.S258]-[.P256]" office:value-type="float" office:value="-0.00236344337399996" calcext:value-type="float">
            <text:p>-0.0023634434</text:p>
          </table:table-cell>
          <table:table-cell table:formula="of:=[.B256]-[.P256]" office:value-type="string" office:string-value="" calcext:value-type="error">
            <text:p>#VALUE!</text:p>
          </table:table-cell>
          <table:table-cell office:value-type="float" office:value="0.83833271265" calcext:value-type="float">
            <text:p>0.8383327127</text:p>
          </table:table-cell>
          <table:table-cell table:formula="of:=[.A256]-[.S256]" office:value-type="string" office:string-value="" calcext:value-type="error">
            <text:p>#VALUE!</text:p>
          </table:table-cell>
          <table:table-cell table:formula="of:=[.B256]-[.S25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345805645" calcext:value-type="float">
            <text:p>2.4345805645</text:p>
          </table:table-cell>
          <table:table-cell table:formula="of:=[.J259]-[.B257]" office:value-type="float" office:value="-1.598782122136" calcext:value-type="float">
            <text:p>-1.5987821221</text:p>
          </table:table-cell>
          <table:table-cell office:value-type="float" office:value="0.838155508041" calcext:value-type="float">
            <text:p>0.838155508</text:p>
          </table:table-cell>
          <table:table-cell table:formula="of:=[.G259]-[.D257]" office:value-type="float" office:value="-0.002357065677" calcext:value-type="float">
            <text:p>-0.0023570657</text:p>
          </table:table-cell>
          <table:table-cell table:formula="of:=[.B257]-[.$D259]" office:value-type="float" office:value="1.598782122136" calcext:value-type="float">
            <text:p>1.5987821221</text:p>
          </table:table-cell>
          <table:table-cell office:value-type="float" office:value="0.838155508041" calcext:value-type="float">
            <text:p>0.838155508</text:p>
          </table:table-cell>
          <table:table-cell table:formula="of:=[.J259]-[.G257]" office:value-type="float" office:value="-0.002357065677" calcext:value-type="float">
            <text:p>-0.0023570657</text:p>
          </table:table-cell>
          <table:table-cell table:formula="of:=[.B257]-[.G257]" office:value-type="float" office:value="1.596425056459" calcext:value-type="float">
            <text:p>1.5964250565</text:p>
          </table:table-cell>
          <table:table-cell office:value-type="float" office:value="0.838155508041" calcext:value-type="float">
            <text:p>0.838155508</text:p>
          </table:table-cell>
          <table:table-cell table:formula="of:=[.P259]-[.J257]" office:value-type="float" office:value="-0.002357065677" calcext:value-type="float">
            <text:p>-0.0023570657</text:p>
          </table:table-cell>
          <table:table-cell table:formula="of:=[.B257]-[.J257]" office:value-type="float" office:value="1.596425056459" calcext:value-type="float">
            <text:p>1.5964250565</text:p>
          </table:table-cell>
          <table:table-cell office:value-type="float" office:value="0.838155508041" calcext:value-type="float">
            <text:p>0.838155508</text:p>
          </table:table-cell>
          <table:table-cell table:formula="of:=[.P259]-[.M257]" office:value-type="float" office:value="-0.002357065677" calcext:value-type="float">
            <text:p>-0.0023570657</text:p>
          </table:table-cell>
          <table:table-cell table:formula="of:=[.B257]-[.M257]" office:value-type="float" office:value="1.596425056459" calcext:value-type="float">
            <text:p>1.5964250565</text:p>
          </table:table-cell>
          <table:table-cell office:value-type="float" office:value="0.838155508041" calcext:value-type="float">
            <text:p>0.838155508</text:p>
          </table:table-cell>
          <table:table-cell table:formula="of:=[.S259]-[.P257]" office:value-type="float" office:value="-0.002357065677" calcext:value-type="float">
            <text:p>-0.0023570657</text:p>
          </table:table-cell>
          <table:table-cell table:formula="of:=[.B257]-[.P257]" office:value-type="float" office:value="1.596425056459" calcext:value-type="float">
            <text:p>1.5964250565</text:p>
          </table:table-cell>
          <table:table-cell office:value-type="float" office:value="0.83614307642" calcext:value-type="float">
            <text:p>0.8361430764</text:p>
          </table:table-cell>
          <table:table-cell table:formula="of:=[.A257]-[.S257]" office:value-type="float" office:value="1.59843748808" calcext:value-type="float">
            <text:p>1.5984374881</text:p>
          </table:table-cell>
          <table:table-cell table:formula="of:=[.B257]-[.S257]" office:value-type="float" office:value="1.59843748808" calcext:value-type="float">
            <text:p>1.5984374881</text:p>
          </table:table-cell>
        </table:table-row>
        <table:table-row table:style-name="ro1">
          <table:table-cell table:number-columns-repeated="2" office:value-type="float" office:value="2.43373632431" calcext:value-type="float">
            <text:p>2.4337363243</text:p>
          </table:table-cell>
          <table:table-cell table:formula="of:=[.J260]-[.B258]" office:value-type="float" office:value="-1.598105788231" calcext:value-type="float">
            <text:p>-1.5981057882</text:p>
          </table:table-cell>
          <table:table-cell office:value-type="float" office:value="0.837981283665" calcext:value-type="float">
            <text:p>0.8379812837</text:p>
          </table:table-cell>
          <table:table-cell table:formula="of:=[.G260]-[.D258]" office:value-type="float" office:value="-0.00235074758600007" calcext:value-type="float">
            <text:p>-0.0023507476</text:p>
          </table:table-cell>
          <table:table-cell table:formula="of:=[.B258]-[.$D260]" office:value-type="float" office:value="1.598105788231" calcext:value-type="float">
            <text:p>1.5981057882</text:p>
          </table:table-cell>
          <table:table-cell office:value-type="float" office:value="0.837981283665" calcext:value-type="float">
            <text:p>0.8379812837</text:p>
          </table:table-cell>
          <table:table-cell table:formula="of:=[.J260]-[.G258]" office:value-type="float" office:value="-0.00235074758600007" calcext:value-type="float">
            <text:p>-0.0023507476</text:p>
          </table:table-cell>
          <table:table-cell table:formula="of:=[.B258]-[.G258]" office:value-type="float" office:value="1.595755040645" calcext:value-type="float">
            <text:p>1.5957550406</text:p>
          </table:table-cell>
          <table:table-cell office:value-type="float" office:value="0.837981283665" calcext:value-type="float">
            <text:p>0.8379812837</text:p>
          </table:table-cell>
          <table:table-cell table:formula="of:=[.P260]-[.J258]" office:value-type="float" office:value="-0.00235074758600007" calcext:value-type="float">
            <text:p>-0.0023507476</text:p>
          </table:table-cell>
          <table:table-cell table:formula="of:=[.B258]-[.J258]" office:value-type="float" office:value="1.595755040645" calcext:value-type="float">
            <text:p>1.5957550406</text:p>
          </table:table-cell>
          <table:table-cell office:value-type="float" office:value="0.837981283665" calcext:value-type="float">
            <text:p>0.8379812837</text:p>
          </table:table-cell>
          <table:table-cell table:formula="of:=[.P260]-[.M258]" office:value-type="float" office:value="-0.00235074758600007" calcext:value-type="float">
            <text:p>-0.0023507476</text:p>
          </table:table-cell>
          <table:table-cell table:formula="of:=[.B258]-[.M258]" office:value-type="float" office:value="1.595755040645" calcext:value-type="float">
            <text:p>1.5957550406</text:p>
          </table:table-cell>
          <table:table-cell office:value-type="float" office:value="0.837981283665" calcext:value-type="float">
            <text:p>0.8379812837</text:p>
          </table:table-cell>
          <table:table-cell table:formula="of:=[.S260]-[.P258]" office:value-type="float" office:value="-0.00235074758600007" calcext:value-type="float">
            <text:p>-0.0023507476</text:p>
          </table:table-cell>
          <table:table-cell table:formula="of:=[.B258]-[.P258]" office:value-type="float" office:value="1.595755040645" calcext:value-type="float">
            <text:p>1.5957550406</text:p>
          </table:table-cell>
          <table:table-cell office:value-type="float" office:value="0.835969269276" calcext:value-type="float">
            <text:p>0.8359692693</text:p>
          </table:table-cell>
          <table:table-cell table:formula="of:=[.A258]-[.S258]" office:value-type="float" office:value="1.597767055034" calcext:value-type="float">
            <text:p>1.597767055</text:p>
          </table:table-cell>
          <table:table-cell table:formula="of:=[.B258]-[.S258]" office:value-type="float" office:value="1.597767055034" calcext:value-type="float">
            <text:p>1.597767055</text:p>
          </table:table-cell>
        </table:table-row>
        <table:table-row table:style-name="ro1">
          <table:table-cell table:number-columns-repeated="2" office:value-type="float" office:value="2.43290042877" calcext:value-type="float">
            <text:p>2.4329004288</text:p>
          </table:table-cell>
          <table:table-cell table:formula="of:=[.J261]-[.B259]" office:value-type="string" office:string-value="" calcext:value-type="error">
            <text:p>#VALUE!</text:p>
          </table:table-cell>
          <table:table-cell office:value-type="float" office:value="0.835798442364" calcext:value-type="float">
            <text:p>0.8357984424</text:p>
          </table:table-cell>
          <table:table-cell table:formula="of:=[.G261]-[.D259]" office:value-type="string" office:string-value="" calcext:value-type="error">
            <text:p>#VALUE!</text:p>
          </table:table-cell>
          <table:table-cell table:formula="of:=[.B259]-[.$D261]" office:value-type="string" office:string-value="" calcext:value-type="error">
            <text:p>#VALUE!</text:p>
          </table:table-cell>
          <table:table-cell office:value-type="float" office:value="0.835798442364" calcext:value-type="float">
            <text:p>0.8357984424</text:p>
          </table:table-cell>
          <table:table-cell table:formula="of:=[.J261]-[.G259]" office:value-type="string" office:string-value="" calcext:value-type="error">
            <text:p>#VALUE!</text:p>
          </table:table-cell>
          <table:table-cell table:formula="of:=[.B259]-[.G259]" office:value-type="float" office:value="1.597101986406" calcext:value-type="float">
            <text:p>1.5971019864</text:p>
          </table:table-cell>
          <table:table-cell office:value-type="float" office:value="0.835798442364" calcext:value-type="float">
            <text:p>0.8357984424</text:p>
          </table:table-cell>
          <table:table-cell table:formula="of:=[.P261]-[.J259]" office:value-type="string" office:string-value="" calcext:value-type="error">
            <text:p>#VALUE!</text:p>
          </table:table-cell>
          <table:table-cell table:formula="of:=[.B259]-[.J259]" office:value-type="float" office:value="1.597101986406" calcext:value-type="float">
            <text:p>1.5971019864</text:p>
          </table:table-cell>
          <table:table-cell office:value-type="float" office:value="0.83781003952" calcext:value-type="float">
            <text:p>0.8378100395</text:p>
          </table:table-cell>
          <table:table-cell table:formula="of:=[.P261]-[.M259]" office:value-type="string" office:string-value="" calcext:value-type="error">
            <text:p>#VALUE!</text:p>
          </table:table-cell>
          <table:table-cell table:formula="of:=[.B259]-[.M259]" office:value-type="float" office:value="1.59509038925" calcext:value-type="float">
            <text:p>1.5950903893</text:p>
          </table:table-cell>
          <table:table-cell office:value-type="float" office:value="0.835798442364" calcext:value-type="float">
            <text:p>0.8357984424</text:p>
          </table:table-cell>
          <table:table-cell table:formula="of:=[.S261]-[.P259]" office:value-type="string" office:string-value="" calcext:value-type="error">
            <text:p>#VALUE!</text:p>
          </table:table-cell>
          <table:table-cell table:formula="of:=[.B259]-[.P259]" office:value-type="float" office:value="1.597101986406" calcext:value-type="float">
            <text:p>1.5971019864</text:p>
          </table:table-cell>
          <table:table-cell office:value-type="float" office:value="0.835798442364" calcext:value-type="float">
            <text:p>0.8357984424</text:p>
          </table:table-cell>
          <table:table-cell table:formula="of:=[.A259]-[.S259]" office:value-type="float" office:value="1.597101986406" calcext:value-type="float">
            <text:p>1.5971019864</text:p>
          </table:table-cell>
          <table:table-cell table:formula="of:=[.B259]-[.S259]" office:value-type="float" office:value="1.597101986406" calcext:value-type="float">
            <text:p>1.5971019864</text:p>
          </table:table-cell>
        </table:table-row>
        <table:table-row table:style-name="ro1">
          <table:table-cell table:number-columns-repeated="2" office:value-type="float" office:value="2.43207263947" calcext:value-type="float">
            <text:p>2.4320726395</text:p>
          </table:table-cell>
          <table:table-cell table:formula="of:=[.J262]-[.B260]" office:value-type="float" office:value="-1.596607029443" calcext:value-type="float">
            <text:p>-1.5966070294</text:p>
          </table:table-cell>
          <table:table-cell office:value-type="float" office:value="0.835630536079" calcext:value-type="float">
            <text:p>0.8356305361</text:p>
          </table:table-cell>
          <table:table-cell table:formula="of:=[.G262]-[.D260]" office:value-type="float" office:value="-0.000164926051999914" calcext:value-type="float">
            <text:p>-0.0001649261</text:p>
          </table:table-cell>
          <table:table-cell table:formula="of:=[.B260]-[.$D262]" office:value-type="float" office:value="1.596607029443" calcext:value-type="float">
            <text:p>1.5966070294</text:p>
          </table:table-cell>
          <table:table-cell office:value-type="float" office:value="0.835630536079" calcext:value-type="float">
            <text:p>0.8356305361</text:p>
          </table:table-cell>
          <table:table-cell table:formula="of:=[.J262]-[.G260]" office:value-type="float" office:value="-0.000164926051999914" calcext:value-type="float">
            <text:p>-0.0001649261</text:p>
          </table:table-cell>
          <table:table-cell table:formula="of:=[.B260]-[.G260]" office:value-type="float" office:value="1.596442103391" calcext:value-type="float">
            <text:p>1.5964421034</text:p>
          </table:table-cell>
          <table:table-cell office:value-type="float" office:value="0.835630536079" calcext:value-type="float">
            <text:p>0.8356305361</text:p>
          </table:table-cell>
          <table:table-cell table:formula="of:=[.P262]-[.J260]" office:value-type="float" office:value="-0.000164926051999914" calcext:value-type="float">
            <text:p>-0.0001649261</text:p>
          </table:table-cell>
          <table:table-cell table:formula="of:=[.B260]-[.J260]" office:value-type="float" office:value="1.596442103391" calcext:value-type="float">
            <text:p>1.5964421034</text:p>
          </table:table-cell>
          <table:table-cell office:value-type="float" office:value="0.835630536079" calcext:value-type="float">
            <text:p>0.8356305361</text:p>
          </table:table-cell>
          <table:table-cell table:formula="of:=[.P262]-[.M260]" office:value-type="float" office:value="-0.000164926051999914" calcext:value-type="float">
            <text:p>-0.0001649261</text:p>
          </table:table-cell>
          <table:table-cell table:formula="of:=[.B260]-[.M260]" office:value-type="float" office:value="1.596442103391" calcext:value-type="float">
            <text:p>1.5964421034</text:p>
          </table:table-cell>
          <table:table-cell office:value-type="float" office:value="0.835630536079" calcext:value-type="float">
            <text:p>0.8356305361</text:p>
          </table:table-cell>
          <table:table-cell table:formula="of:=[.S262]-[.P260]" office:value-type="float" office:value="-0.000164926051999914" calcext:value-type="float">
            <text:p>-0.0001649261</text:p>
          </table:table-cell>
          <table:table-cell table:formula="of:=[.B260]-[.P260]" office:value-type="float" office:value="1.596442103391" calcext:value-type="float">
            <text:p>1.5964421034</text:p>
          </table:table-cell>
          <table:table-cell office:value-type="float" office:value="0.835630536079" calcext:value-type="float">
            <text:p>0.8356305361</text:p>
          </table:table-cell>
          <table:table-cell table:formula="of:=[.A260]-[.S260]" office:value-type="float" office:value="1.596442103391" calcext:value-type="float">
            <text:p>1.5964421034</text:p>
          </table:table-cell>
          <table:table-cell table:formula="of:=[.B260]-[.S260]" office:value-type="float" office:value="1.596442103391" calcext:value-type="float">
            <text:p>1.5964421034</text:p>
          </table:table-cell>
        </table:table-row>
        <table:table-row table:style-name="ro1">
          <table:table-cell table:number-columns-repeated="2" office:value-type="float" office:value="2.43125295639" calcext:value-type="float">
            <text:p>2.4312529564</text:p>
          </table:table-cell>
          <table:table-cell table:formula="of:=[.J263]-[.B261]" office:value-type="float" office:value="-1.595949292183" calcext:value-type="float">
            <text:p>-1.5959492922</text:p>
          </table:table-cell>
          <table:table-cell office:value-type="string" calcext:value-type="string">
            <text:p><text:s/>nan </text:p>
          </table:table-cell>
          <table:table-cell table:formula="of:=[.G263]-[.D261]" office:value-type="string" office:string-value="" calcext:value-type="error">
            <text:p>#VALUE!</text:p>
          </table:table-cell>
          <table:table-cell table:formula="of:=[.B261]-[.$D263]" office:value-type="float" office:value="1.595949292183" calcext:value-type="float">
            <text:p>1.5959492922</text:p>
          </table:table-cell>
          <table:table-cell office:value-type="string" calcext:value-type="string">
            <text:p><text:s/>nan </text:p>
          </table:table-cell>
          <table:table-cell table:formula="of:=[.J263]-[.G261]" office:value-type="string" office:string-value="" calcext:value-type="error">
            <text:p>#VALUE!</text:p>
          </table:table-cell>
          <table:table-cell table:formula="of:=[.B261]-[.G26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63]-[.J261]" office:value-type="string" office:string-value="" calcext:value-type="error">
            <text:p>#VALUE!</text:p>
          </table:table-cell>
          <table:table-cell table:formula="of:=[.B261]-[.J26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63]-[.M261]" office:value-type="string" office:string-value="" calcext:value-type="error">
            <text:p>#VALUE!</text:p>
          </table:table-cell>
          <table:table-cell table:formula="of:=[.B261]-[.M26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63]-[.P261]" office:value-type="string" office:string-value="" calcext:value-type="error">
            <text:p>#VALUE!</text:p>
          </table:table-cell>
          <table:table-cell table:formula="of:=[.B261]-[.P26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61]-[.S261]" office:value-type="string" office:string-value="" calcext:value-type="error">
            <text:p>#VALUE!</text:p>
          </table:table-cell>
          <table:table-cell table:formula="of:=[.B261]-[.S26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3044161797" calcext:value-type="float">
            <text:p>2.430441618</text:p>
          </table:table-cell>
          <table:table-cell table:formula="of:=[.J264]-[.B262]" office:value-type="float" office:value="-1.597306847577" calcext:value-type="float">
            <text:p>-1.5973068476</text:p>
          </table:table-cell>
          <table:table-cell office:value-type="float" office:value="0.835465610027" calcext:value-type="float">
            <text:p>0.83546561</text:p>
          </table:table-cell>
          <table:table-cell table:formula="of:=[.G264]-[.D262]" office:value-type="float" office:value="-0.00233083963400005" calcext:value-type="float">
            <text:p>-0.0023308396</text:p>
          </table:table-cell>
          <table:table-cell table:formula="of:=[.B262]-[.$D264]" office:value-type="float" office:value="1.597306847577" calcext:value-type="float">
            <text:p>1.5973068476</text:p>
          </table:table-cell>
          <table:table-cell office:value-type="float" office:value="0.835465610027" calcext:value-type="float">
            <text:p>0.83546561</text:p>
          </table:table-cell>
          <table:table-cell table:formula="of:=[.J264]-[.G262]" office:value-type="float" office:value="-0.00233083963400005" calcext:value-type="float">
            <text:p>-0.0023308396</text:p>
          </table:table-cell>
          <table:table-cell table:formula="of:=[.B262]-[.G262]" office:value-type="float" office:value="1.594976007943" calcext:value-type="float">
            <text:p>1.5949760079</text:p>
          </table:table-cell>
          <table:table-cell office:value-type="float" office:value="0.835465610027" calcext:value-type="float">
            <text:p>0.83546561</text:p>
          </table:table-cell>
          <table:table-cell table:formula="of:=[.P264]-[.J262]" office:value-type="float" office:value="-0.00233083963400005" calcext:value-type="float">
            <text:p>-0.0023308396</text:p>
          </table:table-cell>
          <table:table-cell table:formula="of:=[.B262]-[.J262]" office:value-type="float" office:value="1.594976007943" calcext:value-type="float">
            <text:p>1.5949760079</text:p>
          </table:table-cell>
          <table:table-cell office:value-type="float" office:value="0.835465610027" calcext:value-type="float">
            <text:p>0.83546561</text:p>
          </table:table-cell>
          <table:table-cell table:formula="of:=[.P264]-[.M262]" office:value-type="float" office:value="-0.00233083963400005" calcext:value-type="float">
            <text:p>-0.0023308396</text:p>
          </table:table-cell>
          <table:table-cell table:formula="of:=[.B262]-[.M262]" office:value-type="float" office:value="1.594976007943" calcext:value-type="float">
            <text:p>1.5949760079</text:p>
          </table:table-cell>
          <table:table-cell office:value-type="float" office:value="0.835465610027" calcext:value-type="float">
            <text:p>0.83546561</text:p>
          </table:table-cell>
          <table:table-cell table:formula="of:=[.S264]-[.P262]" office:value-type="float" office:value="-0.00233083963400005" calcext:value-type="float">
            <text:p>-0.0023308396</text:p>
          </table:table-cell>
          <table:table-cell table:formula="of:=[.B262]-[.P262]" office:value-type="float" office:value="1.594976007943" calcext:value-type="float">
            <text:p>1.5949760079</text:p>
          </table:table-cell>
          <table:table-cell office:value-type="float" office:value="0.835465610027" calcext:value-type="float">
            <text:p>0.83546561</text:p>
          </table:table-cell>
          <table:table-cell table:formula="of:=[.A262]-[.S262]" office:value-type="float" office:value="1.594976007943" calcext:value-type="float">
            <text:p>1.5949760079</text:p>
          </table:table-cell>
          <table:table-cell table:formula="of:=[.B262]-[.S262]" office:value-type="float" office:value="1.594976007943" calcext:value-type="float">
            <text:p>1.5949760079</text:p>
          </table:table-cell>
        </table:table-row>
        <table:table-row table:style-name="ro1">
          <table:table-cell table:number-columns-repeated="2" office:value-type="float" office:value="2.42963862419" calcext:value-type="float">
            <text:p>2.4296386242</text:p>
          </table:table-cell>
          <table:table-cell table:formula="of:=[.J265]-[.B263]" office:value-type="float" office:value="-1.596659541129" calcext:value-type="float">
            <text:p>-1.5966595411</text:p>
          </table:table-cell>
          <table:table-cell office:value-type="float" office:value="0.835303664207" calcext:value-type="float">
            <text:p>0.8353036642</text:p>
          </table:table-cell>
          <table:table-cell table:formula="of:=[.G265]-[.D263]" office:value-type="float" office:value="-0.00232458114599998" calcext:value-type="float">
            <text:p>-0.0023245811</text:p>
          </table:table-cell>
          <table:table-cell table:formula="of:=[.B263]-[.$D265]" office:value-type="float" office:value="1.596659541129" calcext:value-type="float">
            <text:p>1.5966595411</text:p>
          </table:table-cell>
          <table:table-cell office:value-type="float" office:value="0.835303664207" calcext:value-type="float">
            <text:p>0.8353036642</text:p>
          </table:table-cell>
          <table:table-cell table:formula="of:=[.J265]-[.G263]" office:value-type="float" office:value="-0.00232458114599998" calcext:value-type="float">
            <text:p>-0.0023245811</text:p>
          </table:table-cell>
          <table:table-cell table:formula="of:=[.B263]-[.G263]" office:value-type="float" office:value="1.594334959983" calcext:value-type="float">
            <text:p>1.59433496</text:p>
          </table:table-cell>
          <table:table-cell office:value-type="float" office:value="0.835303664207" calcext:value-type="float">
            <text:p>0.8353036642</text:p>
          </table:table-cell>
          <table:table-cell table:formula="of:=[.P265]-[.J263]" office:value-type="float" office:value="-0.00232458114599998" calcext:value-type="float">
            <text:p>-0.0023245811</text:p>
          </table:table-cell>
          <table:table-cell table:formula="of:=[.B263]-[.J263]" office:value-type="float" office:value="1.594334959983" calcext:value-type="float">
            <text:p>1.59433496</text:p>
          </table:table-cell>
          <table:table-cell office:value-type="float" office:value="0.835303664207" calcext:value-type="float">
            <text:p>0.8353036642</text:p>
          </table:table-cell>
          <table:table-cell table:formula="of:=[.P265]-[.M263]" office:value-type="float" office:value="-0.00232458114599998" calcext:value-type="float">
            <text:p>-0.0023245811</text:p>
          </table:table-cell>
          <table:table-cell table:formula="of:=[.B263]-[.M263]" office:value-type="float" office:value="1.594334959983" calcext:value-type="float">
            <text:p>1.59433496</text:p>
          </table:table-cell>
          <table:table-cell office:value-type="float" office:value="0.835303664207" calcext:value-type="float">
            <text:p>0.8353036642</text:p>
          </table:table-cell>
          <table:table-cell table:formula="of:=[.S265]-[.P263]" office:value-type="float" office:value="-0.00232458114599998" calcext:value-type="float">
            <text:p>-0.0023245811</text:p>
          </table:table-cell>
          <table:table-cell table:formula="of:=[.B263]-[.P263]" office:value-type="float" office:value="1.594334959983" calcext:value-type="float">
            <text:p>1.59433496</text:p>
          </table:table-cell>
          <table:table-cell office:value-type="float" office:value="0.835303664207" calcext:value-type="float">
            <text:p>0.8353036642</text:p>
          </table:table-cell>
          <table:table-cell table:formula="of:=[.A263]-[.S263]" office:value-type="float" office:value="1.594334959983" calcext:value-type="float">
            <text:p>1.59433496</text:p>
          </table:table-cell>
          <table:table-cell table:formula="of:=[.B263]-[.S263]" office:value-type="float" office:value="1.594334959983" calcext:value-type="float">
            <text:p>1.59433496</text:p>
          </table:table-cell>
        </table:table-row>
        <table:table-row table:style-name="ro1">
          <table:table-cell table:number-columns-repeated="2" office:value-type="float" office:value="2.42884397507" calcext:value-type="float">
            <text:p>2.4288439751</text:p>
          </table:table-cell>
          <table:table-cell table:formula="of:=[.J266]-[.B264]" office:value-type="float" office:value="-1.596017539504" calcext:value-type="float">
            <text:p>-1.5960175395</text:p>
          </table:table-cell>
          <table:table-cell office:value-type="float" office:value="0.833134770393" calcext:value-type="float">
            <text:p>0.8331347704</text:p>
          </table:table-cell>
          <table:table-cell table:formula="of:=[.G266]-[.D264]" office:value-type="float" office:value="-0.00030833482699999" calcext:value-type="float">
            <text:p>-0.0003083348</text:p>
          </table:table-cell>
          <table:table-cell table:formula="of:=[.B264]-[.$D266]" office:value-type="float" office:value="1.596017539504" calcext:value-type="float">
            <text:p>1.5960175395</text:p>
          </table:table-cell>
          <table:table-cell office:value-type="float" office:value="0.833134770393" calcext:value-type="float">
            <text:p>0.8331347704</text:p>
          </table:table-cell>
          <table:table-cell table:formula="of:=[.J266]-[.G264]" office:value-type="float" office:value="-0.00030833482699999" calcext:value-type="float">
            <text:p>-0.0003083348</text:p>
          </table:table-cell>
          <table:table-cell table:formula="of:=[.B264]-[.G264]" office:value-type="float" office:value="1.595709204677" calcext:value-type="float">
            <text:p>1.5957092047</text:p>
          </table:table-cell>
          <table:table-cell office:value-type="float" office:value="0.833134770393" calcext:value-type="float">
            <text:p>0.8331347704</text:p>
          </table:table-cell>
          <table:table-cell table:formula="of:=[.P266]-[.J264]" office:value-type="float" office:value="-0.00030833482699999" calcext:value-type="float">
            <text:p>-0.0003083348</text:p>
          </table:table-cell>
          <table:table-cell table:formula="of:=[.B264]-[.J264]" office:value-type="float" office:value="1.595709204677" calcext:value-type="float">
            <text:p>1.5957092047</text:p>
          </table:table-cell>
          <table:table-cell office:value-type="float" office:value="0.833134770393" calcext:value-type="float">
            <text:p>0.8331347704</text:p>
          </table:table-cell>
          <table:table-cell table:formula="of:=[.P266]-[.M264]" office:value-type="float" office:value="-0.00030833482699999" calcext:value-type="float">
            <text:p>-0.0003083348</text:p>
          </table:table-cell>
          <table:table-cell table:formula="of:=[.B264]-[.M264]" office:value-type="float" office:value="1.595709204677" calcext:value-type="float">
            <text:p>1.5957092047</text:p>
          </table:table-cell>
          <table:table-cell office:value-type="float" office:value="0.833134770393" calcext:value-type="float">
            <text:p>0.8331347704</text:p>
          </table:table-cell>
          <table:table-cell table:formula="of:=[.S266]-[.P264]" office:value-type="float" office:value="-0.00030833482699999" calcext:value-type="float">
            <text:p>-0.0003083348</text:p>
          </table:table-cell>
          <table:table-cell table:formula="of:=[.B264]-[.P264]" office:value-type="float" office:value="1.595709204677" calcext:value-type="float">
            <text:p>1.5957092047</text:p>
          </table:table-cell>
          <table:table-cell office:value-type="float" office:value="0.833134770393" calcext:value-type="float">
            <text:p>0.8331347704</text:p>
          </table:table-cell>
          <table:table-cell table:formula="of:=[.A264]-[.S264]" office:value-type="float" office:value="1.595709204677" calcext:value-type="float">
            <text:p>1.5957092047</text:p>
          </table:table-cell>
          <table:table-cell table:formula="of:=[.B264]-[.S264]" office:value-type="float" office:value="1.595709204677" calcext:value-type="float">
            <text:p>1.5957092047</text:p>
          </table:table-cell>
        </table:table-row>
        <table:table-row table:style-name="ro1">
          <table:table-cell table:number-columns-repeated="2" office:value-type="float" office:value="2.42805743217" calcext:value-type="float">
            <text:p>2.4280574322</text:p>
          </table:table-cell>
          <table:table-cell table:formula="of:=[.J267]-[.B265]" office:value-type="float" office:value="-1.595380723472" calcext:value-type="float">
            <text:p>-1.5953807235</text:p>
          </table:table-cell>
          <table:table-cell office:value-type="float" office:value="0.832979083061" calcext:value-type="float">
            <text:p>0.8329790831</text:p>
          </table:table-cell>
          <table:table-cell table:formula="of:=[.G267]-[.D265]" office:value-type="float" office:value="-0.000302374362999958" calcext:value-type="float">
            <text:p>-0.0003023744</text:p>
          </table:table-cell>
          <table:table-cell table:formula="of:=[.B265]-[.$D267]" office:value-type="float" office:value="1.595380723472" calcext:value-type="float">
            <text:p>1.5953807235</text:p>
          </table:table-cell>
          <table:table-cell office:value-type="float" office:value="0.832979083061" calcext:value-type="float">
            <text:p>0.8329790831</text:p>
          </table:table-cell>
          <table:table-cell table:formula="of:=[.J267]-[.G265]" office:value-type="float" office:value="-0.000302374362999958" calcext:value-type="float">
            <text:p>-0.0003023744</text:p>
          </table:table-cell>
          <table:table-cell table:formula="of:=[.B265]-[.G265]" office:value-type="float" office:value="1.595078349109" calcext:value-type="float">
            <text:p>1.5950783491</text:p>
          </table:table-cell>
          <table:table-cell office:value-type="float" office:value="0.832979083061" calcext:value-type="float">
            <text:p>0.8329790831</text:p>
          </table:table-cell>
          <table:table-cell table:formula="of:=[.P267]-[.J265]" office:value-type="float" office:value="-0.000302374362999958" calcext:value-type="float">
            <text:p>-0.0003023744</text:p>
          </table:table-cell>
          <table:table-cell table:formula="of:=[.B265]-[.J265]" office:value-type="float" office:value="1.595078349109" calcext:value-type="float">
            <text:p>1.5950783491</text:p>
          </table:table-cell>
          <table:table-cell office:value-type="float" office:value="0.832979083061" calcext:value-type="float">
            <text:p>0.8329790831</text:p>
          </table:table-cell>
          <table:table-cell table:formula="of:=[.P267]-[.M265]" office:value-type="float" office:value="-0.000302374362999958" calcext:value-type="float">
            <text:p>-0.0003023744</text:p>
          </table:table-cell>
          <table:table-cell table:formula="of:=[.B265]-[.M265]" office:value-type="float" office:value="1.595078349109" calcext:value-type="float">
            <text:p>1.5950783491</text:p>
          </table:table-cell>
          <table:table-cell office:value-type="float" office:value="0.832979083061" calcext:value-type="float">
            <text:p>0.8329790831</text:p>
          </table:table-cell>
          <table:table-cell table:formula="of:=[.S267]-[.P265]" office:value-type="float" office:value="-0.000302374362999958" calcext:value-type="float">
            <text:p>-0.0003023744</text:p>
          </table:table-cell>
          <table:table-cell table:formula="of:=[.B265]-[.P265]" office:value-type="float" office:value="1.595078349109" calcext:value-type="float">
            <text:p>1.5950783491</text:p>
          </table:table-cell>
          <table:table-cell office:value-type="float" office:value="0.832979083061" calcext:value-type="float">
            <text:p>0.8329790831</text:p>
          </table:table-cell>
          <table:table-cell table:formula="of:=[.A265]-[.S265]" office:value-type="float" office:value="1.595078349109" calcext:value-type="float">
            <text:p>1.5950783491</text:p>
          </table:table-cell>
          <table:table-cell table:formula="of:=[.B265]-[.S265]" office:value-type="float" office:value="1.595078349109" calcext:value-type="float">
            <text:p>1.5950783491</text:p>
          </table:table-cell>
        </table:table-row>
        <table:table-row table:style-name="ro1">
          <table:table-cell table:number-columns-repeated="2" office:value-type="float" office:value="2.42727947235" calcext:value-type="float">
            <text:p>2.4272794724</text:p>
          </table:table-cell>
          <table:table-cell table:formula="of:=[.J268]-[.B266]" office:value-type="float" office:value="-1.594749510287" calcext:value-type="float">
            <text:p>-1.5947495103</text:p>
          </table:table-cell>
          <table:table-cell office:value-type="float" office:value="0.832826435566" calcext:value-type="float">
            <text:p>0.8328264356</text:p>
          </table:table-cell>
          <table:table-cell table:formula="of:=[.G268]-[.D266]" office:value-type="float" office:value="-0.000296473502999994" calcext:value-type="float">
            <text:p>-0.0002964735</text:p>
          </table:table-cell>
          <table:table-cell table:formula="of:=[.B266]-[.$D268]" office:value-type="float" office:value="1.594749510287" calcext:value-type="float">
            <text:p>1.5947495103</text:p>
          </table:table-cell>
          <table:table-cell office:value-type="float" office:value="0.832826435566" calcext:value-type="float">
            <text:p>0.8328264356</text:p>
          </table:table-cell>
          <table:table-cell table:formula="of:=[.J268]-[.G266]" office:value-type="float" office:value="-0.000296473502999994" calcext:value-type="float">
            <text:p>-0.0002964735</text:p>
          </table:table-cell>
          <table:table-cell table:formula="of:=[.B266]-[.G266]" office:value-type="float" office:value="1.594453036784" calcext:value-type="float">
            <text:p>1.5944530368</text:p>
          </table:table-cell>
          <table:table-cell office:value-type="float" office:value="0.832826435566" calcext:value-type="float">
            <text:p>0.8328264356</text:p>
          </table:table-cell>
          <table:table-cell table:formula="of:=[.P268]-[.J266]" office:value-type="float" office:value="-0.000296473502999994" calcext:value-type="float">
            <text:p>-0.0002964735</text:p>
          </table:table-cell>
          <table:table-cell table:formula="of:=[.B266]-[.J266]" office:value-type="float" office:value="1.594453036784" calcext:value-type="float">
            <text:p>1.5944530368</text:p>
          </table:table-cell>
          <table:table-cell office:value-type="float" office:value="0.832826435566" calcext:value-type="float">
            <text:p>0.8328264356</text:p>
          </table:table-cell>
          <table:table-cell table:formula="of:=[.P268]-[.M266]" office:value-type="float" office:value="-0.000296473502999994" calcext:value-type="float">
            <text:p>-0.0002964735</text:p>
          </table:table-cell>
          <table:table-cell table:formula="of:=[.B266]-[.M266]" office:value-type="float" office:value="1.594453036784" calcext:value-type="float">
            <text:p>1.5944530368</text:p>
          </table:table-cell>
          <table:table-cell office:value-type="float" office:value="0.832826435566" calcext:value-type="float">
            <text:p>0.8328264356</text:p>
          </table:table-cell>
          <table:table-cell table:formula="of:=[.S268]-[.P266]" office:value-type="float" office:value="-0.000296473502999994" calcext:value-type="float">
            <text:p>-0.0002964735</text:p>
          </table:table-cell>
          <table:table-cell table:formula="of:=[.B266]-[.P266]" office:value-type="float" office:value="1.594453036784" calcext:value-type="float">
            <text:p>1.5944530368</text:p>
          </table:table-cell>
          <table:table-cell office:value-type="float" office:value="0.832826435566" calcext:value-type="float">
            <text:p>0.8328264356</text:p>
          </table:table-cell>
          <table:table-cell table:formula="of:=[.A266]-[.S266]" office:value-type="float" office:value="1.594453036784" calcext:value-type="float">
            <text:p>1.5944530368</text:p>
          </table:table-cell>
          <table:table-cell table:formula="of:=[.B266]-[.S266]" office:value-type="float" office:value="1.594453036784" calcext:value-type="float">
            <text:p>1.5944530368</text:p>
          </table:table-cell>
        </table:table-row>
        <table:table-row table:style-name="ro1">
          <table:table-cell table:number-columns-repeated="2" office:value-type="float" office:value="2.42650961876" calcext:value-type="float">
            <text:p>2.4265096188</text:p>
          </table:table-cell>
          <table:table-cell table:formula="of:=[.J269]-[.B267]" office:value-type="float" office:value="-1.5941234231" calcext:value-type="float">
            <text:p>-1.5941234231</text:p>
          </table:table-cell>
          <table:table-cell office:value-type="float" office:value="0.832676708698" calcext:value-type="float">
            <text:p>0.8326767087</text:p>
          </table:table-cell>
          <table:table-cell table:formula="of:=[.G269]-[.D267]" office:value-type="float" office:value="0.00171762704899991" calcext:value-type="float">
            <text:p>0.001717627</text:p>
          </table:table-cell>
          <table:table-cell table:formula="of:=[.B267]-[.$D269]" office:value-type="float" office:value="1.592115283013" calcext:value-type="float">
            <text:p>1.592115283</text:p>
          </table:table-cell>
          <table:table-cell office:value-type="float" office:value="0.832676708698" calcext:value-type="float">
            <text:p>0.8326767087</text:p>
          </table:table-cell>
          <table:table-cell table:formula="of:=[.J269]-[.G267]" office:value-type="float" office:value="-0.000290513038000095" calcext:value-type="float">
            <text:p>-0.000290513</text:p>
          </table:table-cell>
          <table:table-cell table:formula="of:=[.B267]-[.G267]" office:value-type="float" office:value="1.593832910062" calcext:value-type="float">
            <text:p>1.5938329101</text:p>
          </table:table-cell>
          <table:table-cell office:value-type="float" office:value="0.832676708698" calcext:value-type="float">
            <text:p>0.8326767087</text:p>
          </table:table-cell>
          <table:table-cell table:formula="of:=[.P269]-[.J267]" office:value-type="float" office:value="-0.000290513038000095" calcext:value-type="float">
            <text:p>-0.000290513</text:p>
          </table:table-cell>
          <table:table-cell table:formula="of:=[.B267]-[.J267]" office:value-type="float" office:value="1.593832910062" calcext:value-type="float">
            <text:p>1.5938329101</text:p>
          </table:table-cell>
          <table:table-cell office:value-type="float" office:value="0.832676708698" calcext:value-type="float">
            <text:p>0.8326767087</text:p>
          </table:table-cell>
          <table:table-cell table:formula="of:=[.P269]-[.M267]" office:value-type="float" office:value="-0.000290513038000095" calcext:value-type="float">
            <text:p>-0.000290513</text:p>
          </table:table-cell>
          <table:table-cell table:formula="of:=[.B267]-[.M267]" office:value-type="float" office:value="1.593832910062" calcext:value-type="float">
            <text:p>1.5938329101</text:p>
          </table:table-cell>
          <table:table-cell office:value-type="float" office:value="0.832676708698" calcext:value-type="float">
            <text:p>0.8326767087</text:p>
          </table:table-cell>
          <table:table-cell table:formula="of:=[.S269]-[.P267]" office:value-type="float" office:value="0.00171762704899991" calcext:value-type="float">
            <text:p>0.001717627</text:p>
          </table:table-cell>
          <table:table-cell table:formula="of:=[.B267]-[.P267]" office:value-type="float" office:value="1.593832910062" calcext:value-type="float">
            <text:p>1.5938329101</text:p>
          </table:table-cell>
          <table:table-cell office:value-type="float" office:value="0.832676708698" calcext:value-type="float">
            <text:p>0.8326767087</text:p>
          </table:table-cell>
          <table:table-cell table:formula="of:=[.A267]-[.S267]" office:value-type="float" office:value="1.593832910062" calcext:value-type="float">
            <text:p>1.5938329101</text:p>
          </table:table-cell>
          <table:table-cell table:formula="of:=[.B267]-[.S267]" office:value-type="float" office:value="1.593832910062" calcext:value-type="float">
            <text:p>1.5938329101</text:p>
          </table:table-cell>
        </table:table-row>
        <table:table-row table:style-name="ro1">
          <table:table-cell table:number-columns-repeated="2" office:value-type="float" office:value="2.42574810982" calcext:value-type="float">
            <text:p>2.4257481098</text:p>
          </table:table-cell>
          <table:table-cell table:formula="of:=[.J270]-[.B268]" office:value-type="float" office:value="-1.591494917872" calcext:value-type="float">
            <text:p>-1.5914949179</text:p>
          </table:table-cell>
          <table:table-cell office:value-type="float" office:value="0.832529962063" calcext:value-type="float">
            <text:p>0.8325299621</text:p>
          </table:table-cell>
          <table:table-cell table:formula="of:=[.G270]-[.D268]" office:value-type="float" office:value="0.00172322988499996" calcext:value-type="float">
            <text:p>0.0017232299</text:p>
          </table:table-cell>
          <table:table-cell table:formula="of:=[.B268]-[.$D270]" office:value-type="float" office:value="1.591494917872" calcext:value-type="float">
            <text:p>1.5914949179</text:p>
          </table:table-cell>
          <table:table-cell office:value-type="float" office:value="0.832529962063" calcext:value-type="float">
            <text:p>0.8325299621</text:p>
          </table:table-cell>
          <table:table-cell table:formula="of:=[.J270]-[.G268]" office:value-type="float" office:value="0.00172322988499996" calcext:value-type="float">
            <text:p>0.0017232299</text:p>
          </table:table-cell>
          <table:table-cell table:formula="of:=[.B268]-[.G268]" office:value-type="float" office:value="1.593218147757" calcext:value-type="float">
            <text:p>1.5932181478</text:p>
          </table:table-cell>
          <table:table-cell office:value-type="float" office:value="0.832529962063" calcext:value-type="float">
            <text:p>0.8325299621</text:p>
          </table:table-cell>
          <table:table-cell table:formula="of:=[.P270]-[.J268]" office:value-type="float" office:value="0.00172322988499996" calcext:value-type="float">
            <text:p>0.0017232299</text:p>
          </table:table-cell>
          <table:table-cell table:formula="of:=[.B268]-[.J268]" office:value-type="float" office:value="1.593218147757" calcext:value-type="float">
            <text:p>1.5932181478</text:p>
          </table:table-cell>
          <table:table-cell office:value-type="float" office:value="0.832529962063" calcext:value-type="float">
            <text:p>0.8325299621</text:p>
          </table:table-cell>
          <table:table-cell table:formula="of:=[.P270]-[.M268]" office:value-type="float" office:value="0.00172322988499996" calcext:value-type="float">
            <text:p>0.0017232299</text:p>
          </table:table-cell>
          <table:table-cell table:formula="of:=[.B268]-[.M268]" office:value-type="float" office:value="1.593218147757" calcext:value-type="float">
            <text:p>1.5932181478</text:p>
          </table:table-cell>
          <table:table-cell office:value-type="float" office:value="0.832529962063" calcext:value-type="float">
            <text:p>0.8325299621</text:p>
          </table:table-cell>
          <table:table-cell table:formula="of:=[.S270]-[.P268]" office:value-type="float" office:value="0.00172322988499996" calcext:value-type="float">
            <text:p>0.0017232299</text:p>
          </table:table-cell>
          <table:table-cell table:formula="of:=[.B268]-[.P268]" office:value-type="float" office:value="1.593218147757" calcext:value-type="float">
            <text:p>1.5932181478</text:p>
          </table:table-cell>
          <table:table-cell office:value-type="float" office:value="0.832529962063" calcext:value-type="float">
            <text:p>0.8325299621</text:p>
          </table:table-cell>
          <table:table-cell table:formula="of:=[.A268]-[.S268]" office:value-type="float" office:value="1.593218147757" calcext:value-type="float">
            <text:p>1.5932181478</text:p>
          </table:table-cell>
          <table:table-cell table:formula="of:=[.B268]-[.S268]" office:value-type="float" office:value="1.593218147757" calcext:value-type="float">
            <text:p>1.5932181478</text:p>
          </table:table-cell>
        </table:table-row>
        <table:table-row table:style-name="ro1">
          <table:table-cell table:number-columns-repeated="2" office:value-type="float" office:value="2.42499494553" calcext:value-type="float">
            <text:p>2.4249949455</text:p>
          </table:table-cell>
          <table:table-cell table:formula="of:=[.J271]-[.B269]" office:value-type="float" office:value="-1.590879857544" calcext:value-type="float">
            <text:p>-1.5908798575</text:p>
          </table:table-cell>
          <table:table-cell office:value-type="float" office:value="0.834394335747" calcext:value-type="float">
            <text:p>0.8343943357</text:p>
          </table:table-cell>
          <table:table-cell table:formula="of:=[.G271]-[.D269]" office:value-type="float" office:value="-0.000279247760999968" calcext:value-type="float">
            <text:p>-0.0002792478</text:p>
          </table:table-cell>
          <table:table-cell table:formula="of:=[.B269]-[.$D271]" office:value-type="float" office:value="1.590879857544" calcext:value-type="float">
            <text:p>1.5908798575</text:p>
          </table:table-cell>
          <table:table-cell office:value-type="float" office:value="0.834394335747" calcext:value-type="float">
            <text:p>0.8343943357</text:p>
          </table:table-cell>
          <table:table-cell table:formula="of:=[.J271]-[.G269]" office:value-type="float" office:value="-0.000279247760999968" calcext:value-type="float">
            <text:p>-0.0002792478</text:p>
          </table:table-cell>
          <table:table-cell table:formula="of:=[.B269]-[.G269]" office:value-type="float" office:value="1.590600609783" calcext:value-type="float">
            <text:p>1.5906006098</text:p>
          </table:table-cell>
          <table:table-cell office:value-type="float" office:value="0.83238619566" calcext:value-type="float">
            <text:p>0.8323861957</text:p>
          </table:table-cell>
          <table:table-cell table:formula="of:=[.P271]-[.J269]" office:value-type="float" office:value="0.00172889232600004" calcext:value-type="float">
            <text:p>0.0017288923</text:p>
          </table:table-cell>
          <table:table-cell table:formula="of:=[.B269]-[.J269]" office:value-type="float" office:value="1.59260874987" calcext:value-type="float">
            <text:p>1.5926087499</text:p>
          </table:table-cell>
          <table:table-cell office:value-type="float" office:value="0.834394335747" calcext:value-type="float">
            <text:p>0.8343943357</text:p>
          </table:table-cell>
          <table:table-cell table:formula="of:=[.P271]-[.M269]" office:value-type="float" office:value="-0.000279247760999968" calcext:value-type="float">
            <text:p>-0.0002792478</text:p>
          </table:table-cell>
          <table:table-cell table:formula="of:=[.B269]-[.M269]" office:value-type="float" office:value="1.590600609783" calcext:value-type="float">
            <text:p>1.5906006098</text:p>
          </table:table-cell>
          <table:table-cell office:value-type="float" office:value="0.83238619566" calcext:value-type="float">
            <text:p>0.8323861957</text:p>
          </table:table-cell>
          <table:table-cell table:formula="of:=[.S271]-[.P269]" office:value-type="float" office:value="0.00172889232600004" calcext:value-type="float">
            <text:p>0.0017288923</text:p>
          </table:table-cell>
          <table:table-cell table:formula="of:=[.B269]-[.P269]" office:value-type="float" office:value="1.59260874987" calcext:value-type="float">
            <text:p>1.5926087499</text:p>
          </table:table-cell>
          <table:table-cell office:value-type="float" office:value="0.834394335747" calcext:value-type="float">
            <text:p>0.8343943357</text:p>
          </table:table-cell>
          <table:table-cell table:formula="of:=[.A269]-[.S269]" office:value-type="float" office:value="1.590600609783" calcext:value-type="float">
            <text:p>1.5906006098</text:p>
          </table:table-cell>
          <table:table-cell table:formula="of:=[.B269]-[.S269]" office:value-type="float" office:value="1.590600609783" calcext:value-type="float">
            <text:p>1.5906006098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272]-[.B270]" office:value-type="string" office:string-value="" calcext:value-type="error">
            <text:p>#VALUE!</text:p>
          </table:table-cell>
          <table:table-cell office:value-type="float" office:value="0.834253191948" calcext:value-type="float">
            <text:p>0.8342531919</text:p>
          </table:table-cell>
          <table:table-cell table:formula="of:=[.G272]-[.D270]" office:value-type="string" office:string-value="" calcext:value-type="error">
            <text:p>#VALUE!</text:p>
          </table:table-cell>
          <table:table-cell table:formula="of:=[.B270]-[.$D272]" office:value-type="string" office:string-value="" calcext:value-type="error">
            <text:p>#VALUE!</text:p>
          </table:table-cell>
          <table:table-cell office:value-type="float" office:value="0.834253191948" calcext:value-type="float">
            <text:p>0.8342531919</text:p>
          </table:table-cell>
          <table:table-cell table:formula="of:=[.J272]-[.G270]" office:value-type="string" office:string-value="" calcext:value-type="error">
            <text:p>#VALUE!</text:p>
          </table:table-cell>
          <table:table-cell table:formula="of:=[.B270]-[.G270]" office:value-type="string" office:string-value="" calcext:value-type="error">
            <text:p>#VALUE!</text:p>
          </table:table-cell>
          <table:table-cell office:value-type="float" office:value="0.834253191948" calcext:value-type="float">
            <text:p>0.8342531919</text:p>
          </table:table-cell>
          <table:table-cell table:formula="of:=[.P272]-[.J270]" office:value-type="string" office:string-value="" calcext:value-type="error">
            <text:p>#VALUE!</text:p>
          </table:table-cell>
          <table:table-cell table:formula="of:=[.B270]-[.J270]" office:value-type="string" office:string-value="" calcext:value-type="error">
            <text:p>#VALUE!</text:p>
          </table:table-cell>
          <table:table-cell office:value-type="float" office:value="0.834253191948" calcext:value-type="float">
            <text:p>0.8342531919</text:p>
          </table:table-cell>
          <table:table-cell table:formula="of:=[.P272]-[.M270]" office:value-type="string" office:string-value="" calcext:value-type="error">
            <text:p>#VALUE!</text:p>
          </table:table-cell>
          <table:table-cell table:formula="of:=[.B270]-[.M270]" office:value-type="string" office:string-value="" calcext:value-type="error">
            <text:p>#VALUE!</text:p>
          </table:table-cell>
          <table:table-cell office:value-type="float" office:value="0.834253191948" calcext:value-type="float">
            <text:p>0.8342531919</text:p>
          </table:table-cell>
          <table:table-cell table:formula="of:=[.S272]-[.P270]" office:value-type="string" office:string-value="" calcext:value-type="error">
            <text:p>#VALUE!</text:p>
          </table:table-cell>
          <table:table-cell table:formula="of:=[.B270]-[.P270]" office:value-type="string" office:string-value="" calcext:value-type="error">
            <text:p>#VALUE!</text:p>
          </table:table-cell>
          <table:table-cell office:value-type="float" office:value="0.834253191948" calcext:value-type="float">
            <text:p>0.8342531919</text:p>
          </table:table-cell>
          <table:table-cell table:formula="of:=[.A270]-[.S270]" office:value-type="string" office:string-value="" calcext:value-type="error">
            <text:p>#VALUE!</text:p>
          </table:table-cell>
          <table:table-cell table:formula="of:=[.B270]-[.S27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2424988747" calcext:value-type="float">
            <text:p>2.4242498875</text:p>
          </table:table-cell>
          <table:table-cell table:formula="of:=[.J273]-[.B271]" office:value-type="float" office:value="-1.590269982818" calcext:value-type="float">
            <text:p>-1.5902699828</text:p>
          </table:table-cell>
          <table:table-cell office:value-type="float" office:value="0.834115087986" calcext:value-type="float">
            <text:p>0.834115088</text:p>
          </table:table-cell>
          <table:table-cell table:formula="of:=[.G273]-[.D271]" office:value-type="float" office:value="-0.000135183333999978" calcext:value-type="float">
            <text:p>-0.0001351833</text:p>
          </table:table-cell>
          <table:table-cell table:formula="of:=[.B271]-[.$D273]" office:value-type="float" office:value="1.592277169231" calcext:value-type="float">
            <text:p>1.5922771692</text:p>
          </table:table-cell>
          <table:table-cell office:value-type="float" office:value="0.834115087986" calcext:value-type="float">
            <text:p>0.834115088</text:p>
          </table:table-cell>
          <table:table-cell table:formula="of:=[.J273]-[.G271]" office:value-type="float" office:value="-0.000135183333999978" calcext:value-type="float">
            <text:p>-0.0001351833</text:p>
          </table:table-cell>
          <table:table-cell table:formula="of:=[.B271]-[.G271]" office:value-type="float" office:value="1.590134799484" calcext:value-type="float">
            <text:p>1.5901347995</text:p>
          </table:table-cell>
          <table:table-cell office:value-type="float" office:value="0.834115087986" calcext:value-type="float">
            <text:p>0.834115088</text:p>
          </table:table-cell>
          <table:table-cell table:formula="of:=[.P273]-[.J271]" office:value-type="float" office:value="-0.000135183333999978" calcext:value-type="float">
            <text:p>-0.0001351833</text:p>
          </table:table-cell>
          <table:table-cell table:formula="of:=[.B271]-[.J271]" office:value-type="float" office:value="1.590134799484" calcext:value-type="float">
            <text:p>1.5901347995</text:p>
          </table:table-cell>
          <table:table-cell office:value-type="float" office:value="0.834115087986" calcext:value-type="float">
            <text:p>0.834115088</text:p>
          </table:table-cell>
          <table:table-cell table:formula="of:=[.P273]-[.M271]" office:value-type="float" office:value="-0.000135183333999978" calcext:value-type="float">
            <text:p>-0.0001351833</text:p>
          </table:table-cell>
          <table:table-cell table:formula="of:=[.B271]-[.M271]" office:value-type="float" office:value="1.590134799484" calcext:value-type="float">
            <text:p>1.5901347995</text:p>
          </table:table-cell>
          <table:table-cell office:value-type="float" office:value="0.834115087986" calcext:value-type="float">
            <text:p>0.834115088</text:p>
          </table:table-cell>
          <table:table-cell table:formula="of:=[.S273]-[.P271]" office:value-type="float" office:value="-0.000135183333999978" calcext:value-type="float">
            <text:p>-0.0001351833</text:p>
          </table:table-cell>
          <table:table-cell table:formula="of:=[.B271]-[.P271]" office:value-type="float" office:value="1.590134799484" calcext:value-type="float">
            <text:p>1.5901347995</text:p>
          </table:table-cell>
          <table:table-cell office:value-type="float" office:value="0.834115087986" calcext:value-type="float">
            <text:p>0.834115088</text:p>
          </table:table-cell>
          <table:table-cell table:formula="of:=[.A271]-[.S271]" office:value-type="float" office:value="1.590134799484" calcext:value-type="float">
            <text:p>1.5901347995</text:p>
          </table:table-cell>
          <table:table-cell table:formula="of:=[.B271]-[.S271]" office:value-type="float" office:value="1.590134799484" calcext:value-type="float">
            <text:p>1.5901347995</text:p>
          </table:table-cell>
        </table:table-row>
        <table:table-row table:style-name="ro1">
          <table:table-cell table:number-columns-repeated="2" office:value-type="float" office:value="2.42351341248" calcext:value-type="float">
            <text:p>2.4235134125</text:p>
          </table:table-cell>
          <table:table-cell table:formula="of:=[.J274]-[.B272]" office:value-type="float" office:value="-1.591672539715" calcext:value-type="float">
            <text:p>-1.5916725397</text:p>
          </table:table-cell>
          <table:table-cell office:value-type="string" calcext:value-type="string">
            <text:p><text:s/>nan </text:p>
          </table:table-cell>
          <table:table-cell table:formula="of:=[.G274]-[.D272]" office:value-type="string" office:string-value="" calcext:value-type="error">
            <text:p>#VALUE!</text:p>
          </table:table-cell>
          <table:table-cell table:formula="of:=[.B272]-[.$D274]" office:value-type="float" office:value="1.591672539715" calcext:value-type="float">
            <text:p>1.5916725397</text:p>
          </table:table-cell>
          <table:table-cell office:value-type="string" calcext:value-type="string">
            <text:p><text:s/>nan </text:p>
          </table:table-cell>
          <table:table-cell table:formula="of:=[.J274]-[.G272]" office:value-type="string" office:string-value="" calcext:value-type="error">
            <text:p>#VALUE!</text:p>
          </table:table-cell>
          <table:table-cell table:formula="of:=[.B272]-[.G27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74]-[.J272]" office:value-type="string" office:string-value="" calcext:value-type="error">
            <text:p>#VALUE!</text:p>
          </table:table-cell>
          <table:table-cell table:formula="of:=[.B272]-[.J27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74]-[.M272]" office:value-type="string" office:string-value="" calcext:value-type="error">
            <text:p>#VALUE!</text:p>
          </table:table-cell>
          <table:table-cell table:formula="of:=[.B272]-[.M27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74]-[.P272]" office:value-type="string" office:string-value="" calcext:value-type="error">
            <text:p>#VALUE!</text:p>
          </table:table-cell>
          <table:table-cell table:formula="of:=[.B272]-[.P27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72]-[.S272]" office:value-type="string" office:string-value="" calcext:value-type="error">
            <text:p>#VALUE!</text:p>
          </table:table-cell>
          <table:table-cell table:formula="of:=[.B272]-[.S27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2278528214" calcext:value-type="float">
            <text:p>2.4227852821</text:p>
          </table:table-cell>
          <table:table-cell table:formula="of:=[.J275]-[.B273]" office:value-type="float" office:value="-1.591073334222" calcext:value-type="float">
            <text:p>-1.5910733342</text:p>
          </table:table-cell>
          <table:table-cell office:value-type="float" office:value="0.831972718239" calcext:value-type="float">
            <text:p>0.8319727182</text:p>
          </table:table-cell>
          <table:table-cell table:formula="of:=[.G275]-[.D273]" office:value-type="float" office:value="-0.000260770321000026" calcext:value-type="float">
            <text:p>-0.0002607703</text:p>
          </table:table-cell>
          <table:table-cell table:formula="of:=[.B273]-[.$D275]" office:value-type="float" office:value="1.591073334222" calcext:value-type="float">
            <text:p>1.5910733342</text:p>
          </table:table-cell>
          <table:table-cell office:value-type="float" office:value="0.833979904652" calcext:value-type="float">
            <text:p>0.8339799047</text:p>
          </table:table-cell>
          <table:table-cell table:formula="of:=[.J275]-[.G273]" office:value-type="float" office:value="-0.00226795673400004" calcext:value-type="float">
            <text:p>-0.0022679567</text:p>
          </table:table-cell>
          <table:table-cell table:formula="of:=[.B273]-[.G273]" office:value-type="float" office:value="1.588805377488" calcext:value-type="float">
            <text:p>1.5888053775</text:p>
          </table:table-cell>
          <table:table-cell office:value-type="float" office:value="0.833979904652" calcext:value-type="float">
            <text:p>0.8339799047</text:p>
          </table:table-cell>
          <table:table-cell table:formula="of:=[.P275]-[.J273]" office:value-type="float" office:value="-0.00226795673400004" calcext:value-type="float">
            <text:p>-0.0022679567</text:p>
          </table:table-cell>
          <table:table-cell table:formula="of:=[.B273]-[.J273]" office:value-type="float" office:value="1.588805377488" calcext:value-type="float">
            <text:p>1.5888053775</text:p>
          </table:table-cell>
          <table:table-cell office:value-type="float" office:value="0.833979904652" calcext:value-type="float">
            <text:p>0.8339799047</text:p>
          </table:table-cell>
          <table:table-cell table:formula="of:=[.P275]-[.M273]" office:value-type="float" office:value="-0.00226795673400004" calcext:value-type="float">
            <text:p>-0.0022679567</text:p>
          </table:table-cell>
          <table:table-cell table:formula="of:=[.B273]-[.M273]" office:value-type="float" office:value="1.588805377488" calcext:value-type="float">
            <text:p>1.5888053775</text:p>
          </table:table-cell>
          <table:table-cell office:value-type="float" office:value="0.833979904652" calcext:value-type="float">
            <text:p>0.8339799047</text:p>
          </table:table-cell>
          <table:table-cell table:formula="of:=[.S275]-[.P273]" office:value-type="float" office:value="-0.00226795673400004" calcext:value-type="float">
            <text:p>-0.0022679567</text:p>
          </table:table-cell>
          <table:table-cell table:formula="of:=[.B273]-[.P273]" office:value-type="float" office:value="1.588805377488" calcext:value-type="float">
            <text:p>1.5888053775</text:p>
          </table:table-cell>
          <table:table-cell office:value-type="float" office:value="0.833979904652" calcext:value-type="float">
            <text:p>0.8339799047</text:p>
          </table:table-cell>
          <table:table-cell table:formula="of:=[.A273]-[.S273]" office:value-type="float" office:value="1.588805377488" calcext:value-type="float">
            <text:p>1.5888053775</text:p>
          </table:table-cell>
          <table:table-cell table:formula="of:=[.B273]-[.S273]" office:value-type="float" office:value="1.588805377488" calcext:value-type="float">
            <text:p>1.5888053775</text:p>
          </table:table-cell>
        </table:table-row>
        <table:table-row table:style-name="ro1">
          <table:table-cell table:number-columns-repeated="2" office:value-type="float" office:value="2.42206549644" calcext:value-type="float">
            <text:p>2.4220654964</text:p>
          </table:table-cell>
          <table:table-cell table:formula="of:=[.J276]-[.B274]" office:value-type="float" office:value="-1.590479433532" calcext:value-type="float">
            <text:p>-1.5904794335</text:p>
          </table:table-cell>
          <table:table-cell office:value-type="float" office:value="0.831840872765" calcext:value-type="float">
            <text:p>0.8318408728</text:p>
          </table:table-cell>
          <table:table-cell table:formula="of:=[.G276]-[.D274]" office:value-type="float" office:value="-0.000254809856999993" calcext:value-type="float">
            <text:p>-0.0002548099</text:p>
          </table:table-cell>
          <table:table-cell table:formula="of:=[.B274]-[.$D276]" office:value-type="float" office:value="1.590479433532" calcext:value-type="float">
            <text:p>1.5904794335</text:p>
          </table:table-cell>
          <table:table-cell office:value-type="float" office:value="0.831840872765" calcext:value-type="float">
            <text:p>0.8318408728</text:p>
          </table:table-cell>
          <table:table-cell table:formula="of:=[.J276]-[.G274]" office:value-type="float" office:value="-0.000254809856999993" calcext:value-type="float">
            <text:p>-0.0002548099</text:p>
          </table:table-cell>
          <table:table-cell table:formula="of:=[.B274]-[.G274]" office:value-type="float" office:value="1.590224623675" calcext:value-type="float">
            <text:p>1.5902246237</text:p>
          </table:table-cell>
          <table:table-cell office:value-type="float" office:value="0.831840872765" calcext:value-type="float">
            <text:p>0.8318408728</text:p>
          </table:table-cell>
          <table:table-cell table:formula="of:=[.P276]-[.J274]" office:value-type="float" office:value="-0.000254809856999993" calcext:value-type="float">
            <text:p>-0.0002548099</text:p>
          </table:table-cell>
          <table:table-cell table:formula="of:=[.B274]-[.J274]" office:value-type="float" office:value="1.590224623675" calcext:value-type="float">
            <text:p>1.5902246237</text:p>
          </table:table-cell>
          <table:table-cell office:value-type="float" office:value="0.831840872765" calcext:value-type="float">
            <text:p>0.8318408728</text:p>
          </table:table-cell>
          <table:table-cell table:formula="of:=[.P276]-[.M274]" office:value-type="float" office:value="-0.000254809856999993" calcext:value-type="float">
            <text:p>-0.0002548099</text:p>
          </table:table-cell>
          <table:table-cell table:formula="of:=[.B274]-[.M274]" office:value-type="float" office:value="1.590224623675" calcext:value-type="float">
            <text:p>1.5902246237</text:p>
          </table:table-cell>
          <table:table-cell office:value-type="float" office:value="0.831840872765" calcext:value-type="float">
            <text:p>0.8318408728</text:p>
          </table:table-cell>
          <table:table-cell table:formula="of:=[.S276]-[.P274]" office:value-type="float" office:value="-0.000254809856999993" calcext:value-type="float">
            <text:p>-0.0002548099</text:p>
          </table:table-cell>
          <table:table-cell table:formula="of:=[.B274]-[.P274]" office:value-type="float" office:value="1.590224623675" calcext:value-type="float">
            <text:p>1.5902246237</text:p>
          </table:table-cell>
          <table:table-cell office:value-type="float" office:value="0.831840872765" calcext:value-type="float">
            <text:p>0.8318408728</text:p>
          </table:table-cell>
          <table:table-cell table:formula="of:=[.A274]-[.S274]" office:value-type="float" office:value="1.590224623675" calcext:value-type="float">
            <text:p>1.5902246237</text:p>
          </table:table-cell>
          <table:table-cell table:formula="of:=[.B274]-[.S274]" office:value-type="float" office:value="1.590224623675" calcext:value-type="float">
            <text:p>1.5902246237</text:p>
          </table:table-cell>
        </table:table-row>
        <table:table-row table:style-name="ro1">
          <table:table-cell table:number-columns-repeated="2" office:value-type="float" office:value="2.4213540554" calcext:value-type="float">
            <text:p>2.4213540554</text:p>
          </table:table-cell>
          <table:table-cell table:formula="of:=[.J277]-[.B275]" office:value-type="float" office:value="-1.589890956874" calcext:value-type="float">
            <text:p>-1.5898909569</text:p>
          </table:table-cell>
          <table:table-cell office:value-type="float" office:value="0.831711947918" calcext:value-type="float">
            <text:p>0.8317119479</text:p>
          </table:table-cell>
          <table:table-cell table:formula="of:=[.G277]-[.D275]" office:value-type="float" office:value="-0.000248849391999983" calcext:value-type="float">
            <text:p>-0.0002488494</text:p>
          </table:table-cell>
          <table:table-cell table:formula="of:=[.B275]-[.$D277]" office:value-type="float" office:value="1.589890956874" calcext:value-type="float">
            <text:p>1.5898909569</text:p>
          </table:table-cell>
          <table:table-cell office:value-type="float" office:value="0.831711947918" calcext:value-type="float">
            <text:p>0.8317119479</text:p>
          </table:table-cell>
          <table:table-cell table:formula="of:=[.J277]-[.G275]" office:value-type="float" office:value="-0.000248849391999983" calcext:value-type="float">
            <text:p>-0.0002488494</text:p>
          </table:table-cell>
          <table:table-cell table:formula="of:=[.B275]-[.G275]" office:value-type="float" office:value="1.589642107482" calcext:value-type="float">
            <text:p>1.5896421075</text:p>
          </table:table-cell>
          <table:table-cell office:value-type="float" office:value="0.831711947918" calcext:value-type="float">
            <text:p>0.8317119479</text:p>
          </table:table-cell>
          <table:table-cell table:formula="of:=[.P277]-[.J275]" office:value-type="float" office:value="-0.000248849391999983" calcext:value-type="float">
            <text:p>-0.0002488494</text:p>
          </table:table-cell>
          <table:table-cell table:formula="of:=[.B275]-[.J275]" office:value-type="float" office:value="1.589642107482" calcext:value-type="float">
            <text:p>1.5896421075</text:p>
          </table:table-cell>
          <table:table-cell office:value-type="float" office:value="0.831711947918" calcext:value-type="float">
            <text:p>0.8317119479</text:p>
          </table:table-cell>
          <table:table-cell table:formula="of:=[.P277]-[.M275]" office:value-type="float" office:value="-0.000248849391999983" calcext:value-type="float">
            <text:p>-0.0002488494</text:p>
          </table:table-cell>
          <table:table-cell table:formula="of:=[.B275]-[.M275]" office:value-type="float" office:value="1.589642107482" calcext:value-type="float">
            <text:p>1.5896421075</text:p>
          </table:table-cell>
          <table:table-cell office:value-type="float" office:value="0.831711947918" calcext:value-type="float">
            <text:p>0.8317119479</text:p>
          </table:table-cell>
          <table:table-cell table:formula="of:=[.S277]-[.P275]" office:value-type="float" office:value="-0.000248849391999983" calcext:value-type="float">
            <text:p>-0.0002488494</text:p>
          </table:table-cell>
          <table:table-cell table:formula="of:=[.B275]-[.P275]" office:value-type="float" office:value="1.589642107482" calcext:value-type="float">
            <text:p>1.5896421075</text:p>
          </table:table-cell>
          <table:table-cell office:value-type="float" office:value="0.831711947918" calcext:value-type="float">
            <text:p>0.8317119479</text:p>
          </table:table-cell>
          <table:table-cell table:formula="of:=[.A275]-[.S275]" office:value-type="float" office:value="1.589642107482" calcext:value-type="float">
            <text:p>1.5896421075</text:p>
          </table:table-cell>
          <table:table-cell table:formula="of:=[.B275]-[.S275]" office:value-type="float" office:value="1.589642107482" calcext:value-type="float">
            <text:p>1.5896421075</text:p>
          </table:table-cell>
        </table:table-row>
        <table:table-row table:style-name="ro1">
          <table:table-cell table:number-columns-repeated="2" office:value-type="float" office:value="2.43785452843" calcext:value-type="float">
            <text:p>2.4378545284</text:p>
          </table:table-cell>
          <table:table-cell table:formula="of:=[.J278]-[.B276]" office:value-type="float" office:value="-1.606511414054" calcext:value-type="float">
            <text:p>-1.6065114141</text:p>
          </table:table-cell>
          <table:table-cell office:value-type="float" office:value="0.831586062908" calcext:value-type="float">
            <text:p>0.8315860629</text:p>
          </table:table-cell>
          <table:table-cell table:formula="of:=[.G278]-[.D276]" office:value-type="float" office:value="-0.00024294853200002" calcext:value-type="float">
            <text:p>-0.0002429485</text:p>
          </table:table-cell>
          <table:table-cell table:formula="of:=[.B276]-[.$D278]" office:value-type="float" office:value="1.606511414054" calcext:value-type="float">
            <text:p>1.6065114141</text:p>
          </table:table-cell>
          <table:table-cell office:value-type="float" office:value="0.831586062908" calcext:value-type="float">
            <text:p>0.8315860629</text:p>
          </table:table-cell>
          <table:table-cell table:formula="of:=[.J278]-[.G276]" office:value-type="float" office:value="-0.00024294853200002" calcext:value-type="float">
            <text:p>-0.0002429485</text:p>
          </table:table-cell>
          <table:table-cell table:formula="of:=[.B276]-[.G276]" office:value-type="float" office:value="1.606268465522" calcext:value-type="float">
            <text:p>1.6062684655</text:p>
          </table:table-cell>
          <table:table-cell office:value-type="float" office:value="0.831586062908" calcext:value-type="float">
            <text:p>0.8315860629</text:p>
          </table:table-cell>
          <table:table-cell table:formula="of:=[.P278]-[.J276]" office:value-type="float" office:value="-0.00024294853200002" calcext:value-type="float">
            <text:p>-0.0002429485</text:p>
          </table:table-cell>
          <table:table-cell table:formula="of:=[.B276]-[.J276]" office:value-type="float" office:value="1.606268465522" calcext:value-type="float">
            <text:p>1.6062684655</text:p>
          </table:table-cell>
          <table:table-cell office:value-type="float" office:value="0.831586062908" calcext:value-type="float">
            <text:p>0.8315860629</text:p>
          </table:table-cell>
          <table:table-cell table:formula="of:=[.P278]-[.M276]" office:value-type="float" office:value="-0.00024294853200002" calcext:value-type="float">
            <text:p>-0.0002429485</text:p>
          </table:table-cell>
          <table:table-cell table:formula="of:=[.B276]-[.M276]" office:value-type="float" office:value="1.606268465522" calcext:value-type="float">
            <text:p>1.6062684655</text:p>
          </table:table-cell>
          <table:table-cell office:value-type="float" office:value="0.831586062908" calcext:value-type="float">
            <text:p>0.8315860629</text:p>
          </table:table-cell>
          <table:table-cell table:formula="of:=[.S278]-[.P276]" office:value-type="float" office:value="-0.00024294853200002" calcext:value-type="float">
            <text:p>-0.0002429485</text:p>
          </table:table-cell>
          <table:table-cell table:formula="of:=[.B276]-[.P276]" office:value-type="float" office:value="1.606268465522" calcext:value-type="float">
            <text:p>1.6062684655</text:p>
          </table:table-cell>
          <table:table-cell office:value-type="float" office:value="0.831586062908" calcext:value-type="float">
            <text:p>0.8315860629</text:p>
          </table:table-cell>
          <table:table-cell table:formula="of:=[.A276]-[.S276]" office:value-type="float" office:value="1.606268465522" calcext:value-type="float">
            <text:p>1.6062684655</text:p>
          </table:table-cell>
          <table:table-cell table:formula="of:=[.B276]-[.S276]" office:value-type="float" office:value="1.606268465522" calcext:value-type="float">
            <text:p>1.6062684655</text:p>
          </table:table-cell>
        </table:table-row>
        <table:table-row table:style-name="ro1">
          <table:table-cell table:number-columns-repeated="2" office:value-type="float" office:value="2.4371547699" calcext:value-type="float">
            <text:p>2.4371547699</text:p>
          </table:table-cell>
          <table:table-cell table:formula="of:=[.J279]-[.B277]" office:value-type="float" office:value="-1.605928599837" calcext:value-type="float">
            <text:p>-1.6059285998</text:p>
          </table:table-cell>
          <table:table-cell office:value-type="float" office:value="0.831463098526" calcext:value-type="float">
            <text:p>0.8314630985</text:p>
          </table:table-cell>
          <table:table-cell table:formula="of:=[.G279]-[.D277]" office:value-type="float" office:value="-0.000236928462999941" calcext:value-type="float">
            <text:p>-0.0002369285</text:p>
          </table:table-cell>
          <table:table-cell table:formula="of:=[.B277]-[.$D279]" office:value-type="float" office:value="1.605928599837" calcext:value-type="float">
            <text:p>1.6059285998</text:p>
          </table:table-cell>
          <table:table-cell office:value-type="float" office:value="0.831463098526" calcext:value-type="float">
            <text:p>0.8314630985</text:p>
          </table:table-cell>
          <table:table-cell table:formula="of:=[.J279]-[.G277]" office:value-type="float" office:value="-0.000236928462999941" calcext:value-type="float">
            <text:p>-0.0002369285</text:p>
          </table:table-cell>
          <table:table-cell table:formula="of:=[.B277]-[.G277]" office:value-type="float" office:value="1.605691671374" calcext:value-type="float">
            <text:p>1.6056916714</text:p>
          </table:table-cell>
          <table:table-cell office:value-type="float" office:value="0.831463098526" calcext:value-type="float">
            <text:p>0.8314630985</text:p>
          </table:table-cell>
          <table:table-cell table:formula="of:=[.P279]-[.J277]" office:value-type="float" office:value="-0.000236928462999941" calcext:value-type="float">
            <text:p>-0.0002369285</text:p>
          </table:table-cell>
          <table:table-cell table:formula="of:=[.B277]-[.J277]" office:value-type="float" office:value="1.605691671374" calcext:value-type="float">
            <text:p>1.6056916714</text:p>
          </table:table-cell>
          <table:table-cell office:value-type="float" office:value="0.831463098526" calcext:value-type="float">
            <text:p>0.8314630985</text:p>
          </table:table-cell>
          <table:table-cell table:formula="of:=[.P279]-[.M277]" office:value-type="float" office:value="-0.000236928462999941" calcext:value-type="float">
            <text:p>-0.0002369285</text:p>
          </table:table-cell>
          <table:table-cell table:formula="of:=[.B277]-[.M277]" office:value-type="float" office:value="1.605691671374" calcext:value-type="float">
            <text:p>1.6056916714</text:p>
          </table:table-cell>
          <table:table-cell office:value-type="float" office:value="0.831463098526" calcext:value-type="float">
            <text:p>0.8314630985</text:p>
          </table:table-cell>
          <table:table-cell table:formula="of:=[.S279]-[.P277]" office:value-type="float" office:value="-0.000236928462999941" calcext:value-type="float">
            <text:p>-0.0002369285</text:p>
          </table:table-cell>
          <table:table-cell table:formula="of:=[.B277]-[.P277]" office:value-type="float" office:value="1.605691671374" calcext:value-type="float">
            <text:p>1.6056916714</text:p>
          </table:table-cell>
          <table:table-cell office:value-type="float" office:value="0.831463098526" calcext:value-type="float">
            <text:p>0.8314630985</text:p>
          </table:table-cell>
          <table:table-cell table:formula="of:=[.A277]-[.S277]" office:value-type="float" office:value="1.605691671374" calcext:value-type="float">
            <text:p>1.6056916714</text:p>
          </table:table-cell>
          <table:table-cell table:formula="of:=[.B277]-[.S277]" office:value-type="float" office:value="1.605691671374" calcext:value-type="float">
            <text:p>1.6056916714</text:p>
          </table:table-cell>
        </table:table-row>
        <table:table-row table:style-name="ro1">
          <table:table-cell table:number-columns-repeated="2" office:value-type="float" office:value="2.43646359444" calcext:value-type="float">
            <text:p>2.4364635944</text:p>
          </table:table-cell>
          <table:table-cell table:formula="of:=[.J280]-[.B278]" office:value-type="float" office:value="-1.605351448062" calcext:value-type="float">
            <text:p>-1.6053514481</text:p>
          </table:table-cell>
          <table:table-cell office:value-type="float" office:value="0.831343114376" calcext:value-type="float">
            <text:p>0.8313431144</text:p>
          </table:table-cell>
          <table:table-cell table:formula="of:=[.G280]-[.D278]" office:value-type="float" office:value="-0.000230967997999931" calcext:value-type="float">
            <text:p>-0.000230968</text:p>
          </table:table-cell>
          <table:table-cell table:formula="of:=[.B278]-[.$D280]" office:value-type="float" office:value="1.605351448062" calcext:value-type="float">
            <text:p>1.6053514481</text:p>
          </table:table-cell>
          <table:table-cell office:value-type="float" office:value="0.831343114376" calcext:value-type="float">
            <text:p>0.8313431144</text:p>
          </table:table-cell>
          <table:table-cell table:formula="of:=[.J280]-[.G278]" office:value-type="float" office:value="-0.000230967997999931" calcext:value-type="float">
            <text:p>-0.000230968</text:p>
          </table:table-cell>
          <table:table-cell table:formula="of:=[.B278]-[.G278]" office:value-type="float" office:value="1.605120480064" calcext:value-type="float">
            <text:p>1.6051204801</text:p>
          </table:table-cell>
          <table:table-cell office:value-type="float" office:value="0.831343114376" calcext:value-type="float">
            <text:p>0.8313431144</text:p>
          </table:table-cell>
          <table:table-cell table:formula="of:=[.P280]-[.J278]" office:value-type="float" office:value="-0.000230967997999931" calcext:value-type="float">
            <text:p>-0.000230968</text:p>
          </table:table-cell>
          <table:table-cell table:formula="of:=[.B278]-[.J278]" office:value-type="float" office:value="1.605120480064" calcext:value-type="float">
            <text:p>1.6051204801</text:p>
          </table:table-cell>
          <table:table-cell office:value-type="float" office:value="0.831343114376" calcext:value-type="float">
            <text:p>0.8313431144</text:p>
          </table:table-cell>
          <table:table-cell table:formula="of:=[.P280]-[.M278]" office:value-type="float" office:value="-0.000230967997999931" calcext:value-type="float">
            <text:p>-0.000230968</text:p>
          </table:table-cell>
          <table:table-cell table:formula="of:=[.B278]-[.M278]" office:value-type="float" office:value="1.605120480064" calcext:value-type="float">
            <text:p>1.6051204801</text:p>
          </table:table-cell>
          <table:table-cell office:value-type="float" office:value="0.831343114376" calcext:value-type="float">
            <text:p>0.8313431144</text:p>
          </table:table-cell>
          <table:table-cell table:formula="of:=[.S280]-[.P278]" office:value-type="float" office:value="-0.000230967997999931" calcext:value-type="float">
            <text:p>-0.000230968</text:p>
          </table:table-cell>
          <table:table-cell table:formula="of:=[.B278]-[.P278]" office:value-type="float" office:value="1.605120480064" calcext:value-type="float">
            <text:p>1.6051204801</text:p>
          </table:table-cell>
          <table:table-cell office:value-type="float" office:value="0.831343114376" calcext:value-type="float">
            <text:p>0.8313431144</text:p>
          </table:table-cell>
          <table:table-cell table:formula="of:=[.A278]-[.S278]" office:value-type="float" office:value="1.605120480064" calcext:value-type="float">
            <text:p>1.6051204801</text:p>
          </table:table-cell>
          <table:table-cell table:formula="of:=[.B278]-[.S278]" office:value-type="float" office:value="1.605120480064" calcext:value-type="float">
            <text:p>1.6051204801</text:p>
          </table:table-cell>
        </table:table-row>
        <table:table-row table:style-name="ro1">
          <table:table-cell table:number-columns-repeated="2" office:value-type="float" office:value="2.43578076363" calcext:value-type="float">
            <text:p>2.4357807636</text:p>
          </table:table-cell>
          <table:table-cell table:formula="of:=[.J281]-[.B279]" office:value-type="float" office:value="-1.604779601101" calcext:value-type="float">
            <text:p>-1.6047796011</text:p>
          </table:table-cell>
          <table:table-cell office:value-type="float" office:value="0.831226170063" calcext:value-type="float">
            <text:p>0.8312261701</text:p>
          </table:table-cell>
          <table:table-cell table:formula="of:=[.G281]-[.D279]" office:value-type="float" office:value="-0.00022500753400001" calcext:value-type="float">
            <text:p>-0.0002250075</text:p>
          </table:table-cell>
          <table:table-cell table:formula="of:=[.B279]-[.$D281]" office:value-type="float" office:value="1.604779601101" calcext:value-type="float">
            <text:p>1.6047796011</text:p>
          </table:table-cell>
          <table:table-cell office:value-type="float" office:value="0.831226170063" calcext:value-type="float">
            <text:p>0.8312261701</text:p>
          </table:table-cell>
          <table:table-cell table:formula="of:=[.J281]-[.G279]" office:value-type="float" office:value="-0.00022500753400001" calcext:value-type="float">
            <text:p>-0.0002250075</text:p>
          </table:table-cell>
          <table:table-cell table:formula="of:=[.B279]-[.G279]" office:value-type="float" office:value="1.604554593567" calcext:value-type="float">
            <text:p>1.6045545936</text:p>
          </table:table-cell>
          <table:table-cell office:value-type="float" office:value="0.831226170063" calcext:value-type="float">
            <text:p>0.8312261701</text:p>
          </table:table-cell>
          <table:table-cell table:formula="of:=[.P281]-[.J279]" office:value-type="float" office:value="-0.00022500753400001" calcext:value-type="float">
            <text:p>-0.0002250075</text:p>
          </table:table-cell>
          <table:table-cell table:formula="of:=[.B279]-[.J279]" office:value-type="float" office:value="1.604554593567" calcext:value-type="float">
            <text:p>1.6045545936</text:p>
          </table:table-cell>
          <table:table-cell office:value-type="float" office:value="0.831226170063" calcext:value-type="float">
            <text:p>0.8312261701</text:p>
          </table:table-cell>
          <table:table-cell table:formula="of:=[.P281]-[.M279]" office:value-type="float" office:value="-0.00022500753400001" calcext:value-type="float">
            <text:p>-0.0002250075</text:p>
          </table:table-cell>
          <table:table-cell table:formula="of:=[.B279]-[.M279]" office:value-type="float" office:value="1.604554593567" calcext:value-type="float">
            <text:p>1.6045545936</text:p>
          </table:table-cell>
          <table:table-cell office:value-type="float" office:value="0.831226170063" calcext:value-type="float">
            <text:p>0.8312261701</text:p>
          </table:table-cell>
          <table:table-cell table:formula="of:=[.S281]-[.P279]" office:value-type="float" office:value="-0.00022500753400001" calcext:value-type="float">
            <text:p>-0.0002250075</text:p>
          </table:table-cell>
          <table:table-cell table:formula="of:=[.B279]-[.P279]" office:value-type="float" office:value="1.604554593567" calcext:value-type="float">
            <text:p>1.6045545936</text:p>
          </table:table-cell>
          <table:table-cell office:value-type="float" office:value="0.831226170063" calcext:value-type="float">
            <text:p>0.8312261701</text:p>
          </table:table-cell>
          <table:table-cell table:formula="of:=[.A279]-[.S279]" office:value-type="float" office:value="1.604554593567" calcext:value-type="float">
            <text:p>1.6045545936</text:p>
          </table:table-cell>
          <table:table-cell table:formula="of:=[.B279]-[.S279]" office:value-type="float" office:value="1.604554593567" calcext:value-type="float">
            <text:p>1.6045545936</text:p>
          </table:table-cell>
        </table:table-row>
        <table:table-row table:style-name="ro1">
          <table:table-cell table:number-columns-repeated="2" office:value-type="float" office:value="2.41726112366" calcext:value-type="float">
            <text:p>2.4172611237</text:p>
          </table:table-cell>
          <table:table-cell table:formula="of:=[.J282]-[.B280]" office:value-type="string" office:string-value="" calcext:value-type="error">
            <text:p>#VALUE!</text:p>
          </table:table-cell>
          <table:table-cell office:value-type="float" office:value="0.831112146378" calcext:value-type="float">
            <text:p>0.8311121464</text:p>
          </table:table-cell>
          <table:table-cell table:formula="of:=[.G282]-[.D280]" office:value-type="string" office:string-value="" calcext:value-type="error">
            <text:p>#VALUE!</text:p>
          </table:table-cell>
          <table:table-cell table:formula="of:=[.B280]-[.$D282]" office:value-type="string" office:string-value="" calcext:value-type="error">
            <text:p>#VALUE!</text:p>
          </table:table-cell>
          <table:table-cell office:value-type="float" office:value="0.831112146378" calcext:value-type="float">
            <text:p>0.8311121464</text:p>
          </table:table-cell>
          <table:table-cell table:formula="of:=[.J282]-[.G280]" office:value-type="string" office:string-value="" calcext:value-type="error">
            <text:p>#VALUE!</text:p>
          </table:table-cell>
          <table:table-cell table:formula="of:=[.B280]-[.G280]" office:value-type="float" office:value="1.586148977282" calcext:value-type="float">
            <text:p>1.5861489773</text:p>
          </table:table-cell>
          <table:table-cell office:value-type="float" office:value="0.831112146378" calcext:value-type="float">
            <text:p>0.8311121464</text:p>
          </table:table-cell>
          <table:table-cell table:formula="of:=[.P282]-[.J280]" office:value-type="string" office:string-value="" calcext:value-type="error">
            <text:p>#VALUE!</text:p>
          </table:table-cell>
          <table:table-cell table:formula="of:=[.B280]-[.J280]" office:value-type="float" office:value="1.586148977282" calcext:value-type="float">
            <text:p>1.5861489773</text:p>
          </table:table-cell>
          <table:table-cell office:value-type="float" office:value="0.831112146378" calcext:value-type="float">
            <text:p>0.8311121464</text:p>
          </table:table-cell>
          <table:table-cell table:formula="of:=[.P282]-[.M280]" office:value-type="string" office:string-value="" calcext:value-type="error">
            <text:p>#VALUE!</text:p>
          </table:table-cell>
          <table:table-cell table:formula="of:=[.B280]-[.M280]" office:value-type="float" office:value="1.586148977282" calcext:value-type="float">
            <text:p>1.5861489773</text:p>
          </table:table-cell>
          <table:table-cell office:value-type="float" office:value="0.831112146378" calcext:value-type="float">
            <text:p>0.8311121464</text:p>
          </table:table-cell>
          <table:table-cell table:formula="of:=[.S282]-[.P280]" office:value-type="string" office:string-value="" calcext:value-type="error">
            <text:p>#VALUE!</text:p>
          </table:table-cell>
          <table:table-cell table:formula="of:=[.B280]-[.P280]" office:value-type="float" office:value="1.586148977282" calcext:value-type="float">
            <text:p>1.5861489773</text:p>
          </table:table-cell>
          <table:table-cell office:value-type="float" office:value="0.831112146378" calcext:value-type="float">
            <text:p>0.8311121464</text:p>
          </table:table-cell>
          <table:table-cell table:formula="of:=[.A280]-[.S280]" office:value-type="float" office:value="1.586148977282" calcext:value-type="float">
            <text:p>1.5861489773</text:p>
          </table:table-cell>
          <table:table-cell table:formula="of:=[.B280]-[.S280]" office:value-type="float" office:value="1.586148977282" calcext:value-type="float">
            <text:p>1.5861489773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283]-[.B281]" office:value-type="string" office:string-value="" calcext:value-type="error">
            <text:p>#VALUE!</text:p>
          </table:table-cell>
          <table:table-cell office:value-type="float" office:value="0.831001162529" calcext:value-type="float">
            <text:p>0.8310011625</text:p>
          </table:table-cell>
          <table:table-cell table:formula="of:=[.G283]-[.D281]" office:value-type="float" office:value="-0.000108063220999988" calcext:value-type="float">
            <text:p>-0.0001080632</text:p>
          </table:table-cell>
          <table:table-cell table:formula="of:=[.B281]-[.$D283]" office:value-type="string" office:string-value="" calcext:value-type="error">
            <text:p>#VALUE!</text:p>
          </table:table-cell>
          <table:table-cell office:value-type="float" office:value="0.831001162529" calcext:value-type="float">
            <text:p>0.8310011625</text:p>
          </table:table-cell>
          <table:table-cell table:formula="of:=[.J283]-[.G281]" office:value-type="float" office:value="-0.000108063220999988" calcext:value-type="float">
            <text:p>-0.0001080632</text:p>
          </table:table-cell>
          <table:table-cell table:formula="of:=[.B281]-[.G281]" office:value-type="string" office:string-value="" calcext:value-type="error">
            <text:p>#VALUE!</text:p>
          </table:table-cell>
          <table:table-cell office:value-type="float" office:value="0.831001162529" calcext:value-type="float">
            <text:p>0.8310011625</text:p>
          </table:table-cell>
          <table:table-cell table:formula="of:=[.P283]-[.J281]" office:value-type="float" office:value="-0.000108063220999988" calcext:value-type="float">
            <text:p>-0.0001080632</text:p>
          </table:table-cell>
          <table:table-cell table:formula="of:=[.B281]-[.J281]" office:value-type="string" office:string-value="" calcext:value-type="error">
            <text:p>#VALUE!</text:p>
          </table:table-cell>
          <table:table-cell office:value-type="float" office:value="0.831001162529" calcext:value-type="float">
            <text:p>0.8310011625</text:p>
          </table:table-cell>
          <table:table-cell table:formula="of:=[.P283]-[.M281]" office:value-type="float" office:value="-0.000108063220999988" calcext:value-type="float">
            <text:p>-0.0001080632</text:p>
          </table:table-cell>
          <table:table-cell table:formula="of:=[.B281]-[.M281]" office:value-type="string" office:string-value="" calcext:value-type="error">
            <text:p>#VALUE!</text:p>
          </table:table-cell>
          <table:table-cell office:value-type="float" office:value="0.831001162529" calcext:value-type="float">
            <text:p>0.8310011625</text:p>
          </table:table-cell>
          <table:table-cell table:formula="of:=[.S283]-[.P281]" office:value-type="float" office:value="-0.000108063220999988" calcext:value-type="float">
            <text:p>-0.0001080632</text:p>
          </table:table-cell>
          <table:table-cell table:formula="of:=[.B281]-[.P281]" office:value-type="string" office:string-value="" calcext:value-type="error">
            <text:p>#VALUE!</text:p>
          </table:table-cell>
          <table:table-cell office:value-type="float" office:value="0.831001162529" calcext:value-type="float">
            <text:p>0.8310011625</text:p>
          </table:table-cell>
          <table:table-cell table:formula="of:=[.A281]-[.S281]" office:value-type="string" office:string-value="" calcext:value-type="error">
            <text:p>#VALUE!</text:p>
          </table:table-cell>
          <table:table-cell table:formula="of:=[.B281]-[.S28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1660833359" calcext:value-type="float">
            <text:p>2.4166083336</text:p>
          </table:table-cell>
          <table:table-cell table:formula="of:=[.J284]-[.B282]" office:value-type="float" office:value="-1.585820257666" calcext:value-type="float">
            <text:p>-1.5858202577</text:p>
          </table:table-cell>
          <table:table-cell office:value-type="string" calcext:value-type="string">
            <text:p><text:s/>nan </text:p>
          </table:table-cell>
          <table:table-cell table:formula="of:=[.G284]-[.D282]" office:value-type="string" office:string-value="" calcext:value-type="error">
            <text:p>#VALUE!</text:p>
          </table:table-cell>
          <table:table-cell table:formula="of:=[.B282]-[.$D284]" office:value-type="float" office:value="1.585820257666" calcext:value-type="float">
            <text:p>1.5858202577</text:p>
          </table:table-cell>
          <table:table-cell office:value-type="string" calcext:value-type="string">
            <text:p><text:s/>nan </text:p>
          </table:table-cell>
          <table:table-cell table:formula="of:=[.J284]-[.G282]" office:value-type="string" office:string-value="" calcext:value-type="error">
            <text:p>#VALUE!</text:p>
          </table:table-cell>
          <table:table-cell table:formula="of:=[.B282]-[.G28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84]-[.J282]" office:value-type="string" office:string-value="" calcext:value-type="error">
            <text:p>#VALUE!</text:p>
          </table:table-cell>
          <table:table-cell table:formula="of:=[.B282]-[.J28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84]-[.M282]" office:value-type="string" office:string-value="" calcext:value-type="error">
            <text:p>#VALUE!</text:p>
          </table:table-cell>
          <table:table-cell table:formula="of:=[.B282]-[.M28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84]-[.P282]" office:value-type="string" office:string-value="" calcext:value-type="error">
            <text:p>#VALUE!</text:p>
          </table:table-cell>
          <table:table-cell table:formula="of:=[.B282]-[.P28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82]-[.S282]" office:value-type="string" office:string-value="" calcext:value-type="error">
            <text:p>#VALUE!</text:p>
          </table:table-cell>
          <table:table-cell table:formula="of:=[.B282]-[.S28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331343174" calcext:value-type="float">
            <text:p>2.4331343174</text:p>
          </table:table-cell>
          <table:table-cell table:formula="of:=[.J285]-[.B283]" office:value-type="float" office:value="-1.602448284628" calcext:value-type="float">
            <text:p>-1.6024482846</text:p>
          </table:table-cell>
          <table:table-cell office:value-type="float" office:value="0.830893099308" calcext:value-type="float">
            <text:p>0.8308930993</text:p>
          </table:table-cell>
          <table:table-cell table:formula="of:=[.G285]-[.D283]" office:value-type="float" office:value="-0.000207066536" calcext:value-type="float">
            <text:p>-0.0002070665</text:p>
          </table:table-cell>
          <table:table-cell table:formula="of:=[.B283]-[.$D285]" office:value-type="float" office:value="1.602448284628" calcext:value-type="float">
            <text:p>1.6024482846</text:p>
          </table:table-cell>
          <table:table-cell office:value-type="float" office:value="0.830893099308" calcext:value-type="float">
            <text:p>0.8308930993</text:p>
          </table:table-cell>
          <table:table-cell table:formula="of:=[.J285]-[.G283]" office:value-type="float" office:value="-0.000207066536" calcext:value-type="float">
            <text:p>-0.0002070665</text:p>
          </table:table-cell>
          <table:table-cell table:formula="of:=[.B283]-[.G283]" office:value-type="float" office:value="1.602241218092" calcext:value-type="float">
            <text:p>1.6022412181</text:p>
          </table:table-cell>
          <table:table-cell office:value-type="float" office:value="0.830893099308" calcext:value-type="float">
            <text:p>0.8308930993</text:p>
          </table:table-cell>
          <table:table-cell table:formula="of:=[.P285]-[.J283]" office:value-type="float" office:value="-0.000207066536" calcext:value-type="float">
            <text:p>-0.0002070665</text:p>
          </table:table-cell>
          <table:table-cell table:formula="of:=[.B283]-[.J283]" office:value-type="float" office:value="1.602241218092" calcext:value-type="float">
            <text:p>1.6022412181</text:p>
          </table:table-cell>
          <table:table-cell office:value-type="float" office:value="0.830893099308" calcext:value-type="float">
            <text:p>0.8308930993</text:p>
          </table:table-cell>
          <table:table-cell table:formula="of:=[.P285]-[.M283]" office:value-type="float" office:value="-0.000207066536" calcext:value-type="float">
            <text:p>-0.0002070665</text:p>
          </table:table-cell>
          <table:table-cell table:formula="of:=[.B283]-[.M283]" office:value-type="float" office:value="1.602241218092" calcext:value-type="float">
            <text:p>1.6022412181</text:p>
          </table:table-cell>
          <table:table-cell office:value-type="float" office:value="0.830893099308" calcext:value-type="float">
            <text:p>0.8308930993</text:p>
          </table:table-cell>
          <table:table-cell table:formula="of:=[.S285]-[.P283]" office:value-type="float" office:value="-0.000207066536" calcext:value-type="float">
            <text:p>-0.0002070665</text:p>
          </table:table-cell>
          <table:table-cell table:formula="of:=[.B283]-[.P283]" office:value-type="float" office:value="1.602241218092" calcext:value-type="float">
            <text:p>1.6022412181</text:p>
          </table:table-cell>
          <table:table-cell office:value-type="float" office:value="0.830893099308" calcext:value-type="float">
            <text:p>0.8308930993</text:p>
          </table:table-cell>
          <table:table-cell table:formula="of:=[.A283]-[.S283]" office:value-type="float" office:value="1.602241218092" calcext:value-type="float">
            <text:p>1.6022412181</text:p>
          </table:table-cell>
          <table:table-cell table:formula="of:=[.B283]-[.S283]" office:value-type="float" office:value="1.602241218092" calcext:value-type="float">
            <text:p>1.6022412181</text:p>
          </table:table-cell>
        </table:table-row>
        <table:table-row table:style-name="ro1">
          <table:table-cell table:number-columns-repeated="2" office:value-type="float" office:value="2.43249368668" calcext:value-type="float">
            <text:p>2.4324936867</text:p>
          </table:table-cell>
          <table:table-cell table:formula="of:=[.J286]-[.B284]" office:value-type="float" office:value="-1.601906716828" calcext:value-type="float">
            <text:p>-1.6019067168</text:p>
          </table:table-cell>
          <table:table-cell office:value-type="float" office:value="0.830788075924" calcext:value-type="float">
            <text:p>0.8307880759</text:p>
          </table:table-cell>
          <table:table-cell table:formula="of:=[.G286]-[.D284]" office:value-type="float" office:value="-0.000201106071999968" calcext:value-type="float">
            <text:p>-0.0002011061</text:p>
          </table:table-cell>
          <table:table-cell table:formula="of:=[.B284]-[.$D286]" office:value-type="float" office:value="1.601906716828" calcext:value-type="float">
            <text:p>1.6019067168</text:p>
          </table:table-cell>
          <table:table-cell office:value-type="float" office:value="0.830788075924" calcext:value-type="float">
            <text:p>0.8307880759</text:p>
          </table:table-cell>
          <table:table-cell table:formula="of:=[.J286]-[.G284]" office:value-type="float" office:value="-0.000201106071999968" calcext:value-type="float">
            <text:p>-0.0002011061</text:p>
          </table:table-cell>
          <table:table-cell table:formula="of:=[.B284]-[.G284]" office:value-type="float" office:value="1.601705610756" calcext:value-type="float">
            <text:p>1.6017056108</text:p>
          </table:table-cell>
          <table:table-cell office:value-type="float" office:value="0.830788075924" calcext:value-type="float">
            <text:p>0.8307880759</text:p>
          </table:table-cell>
          <table:table-cell table:formula="of:=[.P286]-[.J284]" office:value-type="float" office:value="-0.000201106071999968" calcext:value-type="float">
            <text:p>-0.0002011061</text:p>
          </table:table-cell>
          <table:table-cell table:formula="of:=[.B284]-[.J284]" office:value-type="float" office:value="1.601705610756" calcext:value-type="float">
            <text:p>1.6017056108</text:p>
          </table:table-cell>
          <table:table-cell office:value-type="float" office:value="0.830788075924" calcext:value-type="float">
            <text:p>0.8307880759</text:p>
          </table:table-cell>
          <table:table-cell table:formula="of:=[.P286]-[.M284]" office:value-type="float" office:value="-0.000201106071999968" calcext:value-type="float">
            <text:p>-0.0002011061</text:p>
          </table:table-cell>
          <table:table-cell table:formula="of:=[.B284]-[.M284]" office:value-type="float" office:value="1.601705610756" calcext:value-type="float">
            <text:p>1.6017056108</text:p>
          </table:table-cell>
          <table:table-cell office:value-type="float" office:value="0.830788075924" calcext:value-type="float">
            <text:p>0.8307880759</text:p>
          </table:table-cell>
          <table:table-cell table:formula="of:=[.S286]-[.P284]" office:value-type="float" office:value="-0.000201106071999968" calcext:value-type="float">
            <text:p>-0.0002011061</text:p>
          </table:table-cell>
          <table:table-cell table:formula="of:=[.B284]-[.P284]" office:value-type="float" office:value="1.601705610756" calcext:value-type="float">
            <text:p>1.6017056108</text:p>
          </table:table-cell>
          <table:table-cell office:value-type="float" office:value="0.830788075924" calcext:value-type="float">
            <text:p>0.8307880759</text:p>
          </table:table-cell>
          <table:table-cell table:formula="of:=[.A284]-[.S284]" office:value-type="float" office:value="1.601705610756" calcext:value-type="float">
            <text:p>1.6017056108</text:p>
          </table:table-cell>
          <table:table-cell table:formula="of:=[.B284]-[.S284]" office:value-type="float" office:value="1.601705610756" calcext:value-type="float">
            <text:p>1.6017056108</text:p>
          </table:table-cell>
        </table:table-row>
        <table:table-row table:style-name="ro1">
          <table:table-cell table:number-columns-repeated="2" office:value-type="float" office:value="2.44839525223" calcext:value-type="float">
            <text:p>2.4483952522</text:p>
          </table:table-cell>
          <table:table-cell table:formula="of:=[.J287]-[.B285]" office:value-type="float" office:value="-1.617904365065" calcext:value-type="float">
            <text:p>-1.6179043651</text:p>
          </table:table-cell>
          <table:table-cell office:value-type="float" office:value="0.830686032772" calcext:value-type="float">
            <text:p>0.8306860328</text:p>
          </table:table-cell>
          <table:table-cell table:formula="of:=[.G287]-[.D285]" office:value-type="float" office:value="-0.000195145607000069" calcext:value-type="float">
            <text:p>-0.0001951456</text:p>
          </table:table-cell>
          <table:table-cell table:formula="of:=[.B285]-[.$D287]" office:value-type="float" office:value="1.617904365065" calcext:value-type="float">
            <text:p>1.6179043651</text:p>
          </table:table-cell>
          <table:table-cell office:value-type="float" office:value="0.830686032772" calcext:value-type="float">
            <text:p>0.8306860328</text:p>
          </table:table-cell>
          <table:table-cell table:formula="of:=[.J287]-[.G285]" office:value-type="float" office:value="-0.000195145607000069" calcext:value-type="float">
            <text:p>-0.0001951456</text:p>
          </table:table-cell>
          <table:table-cell table:formula="of:=[.B285]-[.G285]" office:value-type="float" office:value="1.617709219458" calcext:value-type="float">
            <text:p>1.6177092195</text:p>
          </table:table-cell>
          <table:table-cell office:value-type="float" office:value="0.830686032772" calcext:value-type="float">
            <text:p>0.8306860328</text:p>
          </table:table-cell>
          <table:table-cell table:formula="of:=[.P287]-[.J285]" office:value-type="float" office:value="-0.000195145607000069" calcext:value-type="float">
            <text:p>-0.0001951456</text:p>
          </table:table-cell>
          <table:table-cell table:formula="of:=[.B285]-[.J285]" office:value-type="float" office:value="1.617709219458" calcext:value-type="float">
            <text:p>1.6177092195</text:p>
          </table:table-cell>
          <table:table-cell office:value-type="float" office:value="0.830686032772" calcext:value-type="float">
            <text:p>0.8306860328</text:p>
          </table:table-cell>
          <table:table-cell table:formula="of:=[.P287]-[.M285]" office:value-type="float" office:value="-0.000195145607000069" calcext:value-type="float">
            <text:p>-0.0001951456</text:p>
          </table:table-cell>
          <table:table-cell table:formula="of:=[.B285]-[.M285]" office:value-type="float" office:value="1.617709219458" calcext:value-type="float">
            <text:p>1.6177092195</text:p>
          </table:table-cell>
          <table:table-cell office:value-type="float" office:value="0.830686032772" calcext:value-type="float">
            <text:p>0.8306860328</text:p>
          </table:table-cell>
          <table:table-cell table:formula="of:=[.S287]-[.P285]" office:value-type="float" office:value="-0.000195145607000069" calcext:value-type="float">
            <text:p>-0.0001951456</text:p>
          </table:table-cell>
          <table:table-cell table:formula="of:=[.B285]-[.P285]" office:value-type="float" office:value="1.617709219458" calcext:value-type="float">
            <text:p>1.6177092195</text:p>
          </table:table-cell>
          <table:table-cell office:value-type="float" office:value="0.830686032772" calcext:value-type="float">
            <text:p>0.8306860328</text:p>
          </table:table-cell>
          <table:table-cell table:formula="of:=[.A285]-[.S285]" office:value-type="float" office:value="1.617709219458" calcext:value-type="float">
            <text:p>1.6177092195</text:p>
          </table:table-cell>
          <table:table-cell table:formula="of:=[.B285]-[.S285]" office:value-type="float" office:value="1.617709219458" calcext:value-type="float">
            <text:p>1.6177092195</text:p>
          </table:table-cell>
        </table:table-row>
        <table:table-row table:style-name="ro1">
          <table:table-cell table:number-columns-repeated="2" office:value-type="float" office:value="2.44777607918" calcext:value-type="float">
            <text:p>2.4477760792</text:p>
          </table:table-cell>
          <table:table-cell table:formula="of:=[.J288]-[.B286]" office:value-type="float" office:value="-1.619381666186" calcext:value-type="float">
            <text:p>-1.6193816662</text:p>
          </table:table-cell>
          <table:table-cell office:value-type="float" office:value="0.830586969852" calcext:value-type="float">
            <text:p>0.8305869699</text:p>
          </table:table-cell>
          <table:table-cell table:formula="of:=[.G288]-[.D286]" office:value-type="float" office:value="-0.00219255685800002" calcext:value-type="float">
            <text:p>-0.0021925569</text:p>
          </table:table-cell>
          <table:table-cell table:formula="of:=[.B286]-[.$D288]" office:value-type="float" office:value="1.619381666186" calcext:value-type="float">
            <text:p>1.6193816662</text:p>
          </table:table-cell>
          <table:table-cell office:value-type="float" office:value="0.830586969852" calcext:value-type="float">
            <text:p>0.8305869699</text:p>
          </table:table-cell>
          <table:table-cell table:formula="of:=[.J288]-[.G286]" office:value-type="float" office:value="-0.00219255685800002" calcext:value-type="float">
            <text:p>-0.0021925569</text:p>
          </table:table-cell>
          <table:table-cell table:formula="of:=[.B286]-[.G286]" office:value-type="float" office:value="1.617189109328" calcext:value-type="float">
            <text:p>1.6171891093</text:p>
          </table:table-cell>
          <table:table-cell office:value-type="float" office:value="0.830586969852" calcext:value-type="float">
            <text:p>0.8305869699</text:p>
          </table:table-cell>
          <table:table-cell table:formula="of:=[.P288]-[.J286]" office:value-type="float" office:value="-0.00219255685800002" calcext:value-type="float">
            <text:p>-0.0021925569</text:p>
          </table:table-cell>
          <table:table-cell table:formula="of:=[.B286]-[.J286]" office:value-type="float" office:value="1.617189109328" calcext:value-type="float">
            <text:p>1.6171891093</text:p>
          </table:table-cell>
          <table:table-cell office:value-type="float" office:value="0.830586969852" calcext:value-type="float">
            <text:p>0.8305869699</text:p>
          </table:table-cell>
          <table:table-cell table:formula="of:=[.P288]-[.M286]" office:value-type="float" office:value="-0.00219255685800002" calcext:value-type="float">
            <text:p>-0.0021925569</text:p>
          </table:table-cell>
          <table:table-cell table:formula="of:=[.B286]-[.M286]" office:value-type="float" office:value="1.617189109328" calcext:value-type="float">
            <text:p>1.6171891093</text:p>
          </table:table-cell>
          <table:table-cell office:value-type="float" office:value="0.830586969852" calcext:value-type="float">
            <text:p>0.8305869699</text:p>
          </table:table-cell>
          <table:table-cell table:formula="of:=[.S288]-[.P286]" office:value-type="float" office:value="-0.00219255685800002" calcext:value-type="float">
            <text:p>-0.0021925569</text:p>
          </table:table-cell>
          <table:table-cell table:formula="of:=[.B286]-[.P286]" office:value-type="float" office:value="1.617189109328" calcext:value-type="float">
            <text:p>1.6171891093</text:p>
          </table:table-cell>
          <table:table-cell office:value-type="float" office:value="0.830586969852" calcext:value-type="float">
            <text:p>0.8305869699</text:p>
          </table:table-cell>
          <table:table-cell table:formula="of:=[.A286]-[.S286]" office:value-type="float" office:value="1.617189109328" calcext:value-type="float">
            <text:p>1.6171891093</text:p>
          </table:table-cell>
          <table:table-cell table:formula="of:=[.B286]-[.S286]" office:value-type="float" office:value="1.617189109328" calcext:value-type="float">
            <text:p>1.6171891093</text:p>
          </table:table-cell>
        </table:table-row>
        <table:table-row table:style-name="ro1">
          <table:table-cell table:number-columns-repeated="2" office:value-type="float" office:value="2.44716525078" calcext:value-type="float">
            <text:p>2.4471652508</text:p>
          </table:table-cell>
          <table:table-cell table:formula="of:=[.J289]-[.B287]" office:value-type="float" office:value="-1.618860661985" calcext:value-type="float">
            <text:p>-1.618860662</text:p>
          </table:table-cell>
          <table:table-cell office:value-type="float" office:value="0.830490887165" calcext:value-type="float">
            <text:p>0.8304908872</text:p>
          </table:table-cell>
          <table:table-cell table:formula="of:=[.G289]-[.D287]" office:value-type="float" office:value="-0.00218629836999995" calcext:value-type="float">
            <text:p>-0.0021862984</text:p>
          </table:table-cell>
          <table:table-cell table:formula="of:=[.B287]-[.$D289]" office:value-type="float" office:value="1.618860661985" calcext:value-type="float">
            <text:p>1.618860662</text:p>
          </table:table-cell>
          <table:table-cell office:value-type="float" office:value="0.830490887165" calcext:value-type="float">
            <text:p>0.8304908872</text:p>
          </table:table-cell>
          <table:table-cell table:formula="of:=[.J289]-[.G287]" office:value-type="float" office:value="-0.00218629836999995" calcext:value-type="float">
            <text:p>-0.0021862984</text:p>
          </table:table-cell>
          <table:table-cell table:formula="of:=[.B287]-[.G287]" office:value-type="float" office:value="1.616674363615" calcext:value-type="float">
            <text:p>1.6166743636</text:p>
          </table:table-cell>
          <table:table-cell office:value-type="float" office:value="0.830490887165" calcext:value-type="float">
            <text:p>0.8304908872</text:p>
          </table:table-cell>
          <table:table-cell table:formula="of:=[.P289]-[.J287]" office:value-type="float" office:value="-0.00218629836999995" calcext:value-type="float">
            <text:p>-0.0021862984</text:p>
          </table:table-cell>
          <table:table-cell table:formula="of:=[.B287]-[.J287]" office:value-type="float" office:value="1.616674363615" calcext:value-type="float">
            <text:p>1.6166743636</text:p>
          </table:table-cell>
          <table:table-cell office:value-type="float" office:value="0.830490887165" calcext:value-type="float">
            <text:p>0.8304908872</text:p>
          </table:table-cell>
          <table:table-cell table:formula="of:=[.P289]-[.M287]" office:value-type="float" office:value="-0.00218629836999995" calcext:value-type="float">
            <text:p>-0.0021862984</text:p>
          </table:table-cell>
          <table:table-cell table:formula="of:=[.B287]-[.M287]" office:value-type="float" office:value="1.616674363615" calcext:value-type="float">
            <text:p>1.6166743636</text:p>
          </table:table-cell>
          <table:table-cell office:value-type="float" office:value="0.830490887165" calcext:value-type="float">
            <text:p>0.8304908872</text:p>
          </table:table-cell>
          <table:table-cell table:formula="of:=[.S289]-[.P287]" office:value-type="float" office:value="-0.00218629836999995" calcext:value-type="float">
            <text:p>-0.0021862984</text:p>
          </table:table-cell>
          <table:table-cell table:formula="of:=[.B287]-[.P287]" office:value-type="float" office:value="1.616674363615" calcext:value-type="float">
            <text:p>1.6166743636</text:p>
          </table:table-cell>
          <table:table-cell office:value-type="float" office:value="0.830490887165" calcext:value-type="float">
            <text:p>0.8304908872</text:p>
          </table:table-cell>
          <table:table-cell table:formula="of:=[.A287]-[.S287]" office:value-type="float" office:value="1.616674363615" calcext:value-type="float">
            <text:p>1.6166743636</text:p>
          </table:table-cell>
          <table:table-cell table:formula="of:=[.B287]-[.S287]" office:value-type="float" office:value="1.616674363615" calcext:value-type="float">
            <text:p>1.6166743636</text:p>
          </table:table-cell>
        </table:table-row>
        <table:table-row table:style-name="ro1">
          <table:table-cell table:number-columns-repeated="2" office:value-type="float" office:value="2.44656324387" calcext:value-type="float">
            <text:p>2.4465632439</text:p>
          </table:table-cell>
          <table:table-cell table:formula="of:=[.J290]-[.B288]" office:value-type="float" office:value="-1.618345558647" calcext:value-type="float">
            <text:p>-1.6183455586</text:p>
          </table:table-cell>
          <table:table-cell office:value-type="float" office:value="0.828394412994" calcext:value-type="float">
            <text:p>0.828394413</text:p>
          </table:table-cell>
          <table:table-cell table:formula="of:=[.G290]-[.D288]" office:value-type="float" office:value="-0.000176727770999974" calcext:value-type="float">
            <text:p>-0.0001767278</text:p>
          </table:table-cell>
          <table:table-cell table:formula="of:=[.B288]-[.$D290]" office:value-type="float" office:value="1.618345558647" calcext:value-type="float">
            <text:p>1.6183455586</text:p>
          </table:table-cell>
          <table:table-cell office:value-type="float" office:value="0.828394412994" calcext:value-type="float">
            <text:p>0.828394413</text:p>
          </table:table-cell>
          <table:table-cell table:formula="of:=[.J290]-[.G288]" office:value-type="float" office:value="-0.000176727770999974" calcext:value-type="float">
            <text:p>-0.0001767278</text:p>
          </table:table-cell>
          <table:table-cell table:formula="of:=[.B288]-[.G288]" office:value-type="float" office:value="1.618168830876" calcext:value-type="float">
            <text:p>1.6181688309</text:p>
          </table:table-cell>
          <table:table-cell office:value-type="float" office:value="0.828394412994" calcext:value-type="float">
            <text:p>0.828394413</text:p>
          </table:table-cell>
          <table:table-cell table:formula="of:=[.P290]-[.J288]" office:value-type="float" office:value="-0.000176727770999974" calcext:value-type="float">
            <text:p>-0.0001767278</text:p>
          </table:table-cell>
          <table:table-cell table:formula="of:=[.B288]-[.J288]" office:value-type="float" office:value="1.618168830876" calcext:value-type="float">
            <text:p>1.6181688309</text:p>
          </table:table-cell>
          <table:table-cell office:value-type="float" office:value="0.828394412994" calcext:value-type="float">
            <text:p>0.828394413</text:p>
          </table:table-cell>
          <table:table-cell table:formula="of:=[.P290]-[.M288]" office:value-type="float" office:value="-0.000176727770999974" calcext:value-type="float">
            <text:p>-0.0001767278</text:p>
          </table:table-cell>
          <table:table-cell table:formula="of:=[.B288]-[.M288]" office:value-type="float" office:value="1.618168830876" calcext:value-type="float">
            <text:p>1.6181688309</text:p>
          </table:table-cell>
          <table:table-cell office:value-type="float" office:value="0.828394412994" calcext:value-type="float">
            <text:p>0.828394413</text:p>
          </table:table-cell>
          <table:table-cell table:formula="of:=[.S290]-[.P288]" office:value-type="float" office:value="-0.000176727770999974" calcext:value-type="float">
            <text:p>-0.0001767278</text:p>
          </table:table-cell>
          <table:table-cell table:formula="of:=[.B288]-[.P288]" office:value-type="float" office:value="1.618168830876" calcext:value-type="float">
            <text:p>1.6181688309</text:p>
          </table:table-cell>
          <table:table-cell office:value-type="float" office:value="0.828394412994" calcext:value-type="float">
            <text:p>0.828394413</text:p>
          </table:table-cell>
          <table:table-cell table:formula="of:=[.A288]-[.S288]" office:value-type="float" office:value="1.618168830876" calcext:value-type="float">
            <text:p>1.6181688309</text:p>
          </table:table-cell>
          <table:table-cell table:formula="of:=[.B288]-[.S288]" office:value-type="float" office:value="1.618168830876" calcext:value-type="float">
            <text:p>1.6181688309</text:p>
          </table:table-cell>
        </table:table-row>
        <table:table-row table:style-name="ro1">
          <table:table-cell table:number-columns-repeated="2" office:value-type="float" office:value="2.4459695816" calcext:value-type="float">
            <text:p>2.4459695816</text:p>
          </table:table-cell>
          <table:table-cell table:formula="of:=[.J291]-[.B289]" office:value-type="float" office:value="-1.619838535782" calcext:value-type="float">
            <text:p>-1.6198385358</text:p>
          </table:table-cell>
          <table:table-cell office:value-type="float" office:value="0.828304588795" calcext:value-type="float">
            <text:p>0.8283045888</text:p>
          </table:table-cell>
          <table:table-cell table:formula="of:=[.G291]-[.D289]" office:value-type="float" office:value="-0.00217354297700001" calcext:value-type="float">
            <text:p>-0.002173543</text:p>
          </table:table-cell>
          <table:table-cell table:formula="of:=[.B289]-[.$D291]" office:value-type="float" office:value="1.619838535782" calcext:value-type="float">
            <text:p>1.6198385358</text:p>
          </table:table-cell>
          <table:table-cell office:value-type="float" office:value="0.828304588795" calcext:value-type="float">
            <text:p>0.8283045888</text:p>
          </table:table-cell>
          <table:table-cell table:formula="of:=[.J291]-[.G289]" office:value-type="float" office:value="-0.00217354297700001" calcext:value-type="float">
            <text:p>-0.002173543</text:p>
          </table:table-cell>
          <table:table-cell table:formula="of:=[.B289]-[.G289]" office:value-type="float" office:value="1.617664992805" calcext:value-type="float">
            <text:p>1.6176649928</text:p>
          </table:table-cell>
          <table:table-cell office:value-type="float" office:value="0.828304588795" calcext:value-type="float">
            <text:p>0.8283045888</text:p>
          </table:table-cell>
          <table:table-cell table:formula="of:=[.P291]-[.J289]" office:value-type="float" office:value="-0.00217354297700001" calcext:value-type="float">
            <text:p>-0.002173543</text:p>
          </table:table-cell>
          <table:table-cell table:formula="of:=[.B289]-[.J289]" office:value-type="float" office:value="1.617664992805" calcext:value-type="float">
            <text:p>1.6176649928</text:p>
          </table:table-cell>
          <table:table-cell office:value-type="float" office:value="0.828304588795" calcext:value-type="float">
            <text:p>0.8283045888</text:p>
          </table:table-cell>
          <table:table-cell table:formula="of:=[.P291]-[.M289]" office:value-type="float" office:value="-0.00217354297700001" calcext:value-type="float">
            <text:p>-0.002173543</text:p>
          </table:table-cell>
          <table:table-cell table:formula="of:=[.B289]-[.M289]" office:value-type="float" office:value="1.617664992805" calcext:value-type="float">
            <text:p>1.6176649928</text:p>
          </table:table-cell>
          <table:table-cell office:value-type="float" office:value="0.828304588795" calcext:value-type="float">
            <text:p>0.8283045888</text:p>
          </table:table-cell>
          <table:table-cell table:formula="of:=[.S291]-[.P289]" office:value-type="float" office:value="-0.00217354297700001" calcext:value-type="float">
            <text:p>-0.002173543</text:p>
          </table:table-cell>
          <table:table-cell table:formula="of:=[.B289]-[.P289]" office:value-type="float" office:value="1.617664992805" calcext:value-type="float">
            <text:p>1.6176649928</text:p>
          </table:table-cell>
          <table:table-cell office:value-type="float" office:value="0.828304588795" calcext:value-type="float">
            <text:p>0.8283045888</text:p>
          </table:table-cell>
          <table:table-cell table:formula="of:=[.A289]-[.S289]" office:value-type="float" office:value="1.617664992805" calcext:value-type="float">
            <text:p>1.6176649928</text:p>
          </table:table-cell>
          <table:table-cell table:formula="of:=[.B289]-[.S289]" office:value-type="float" office:value="1.617664992805" calcext:value-type="float">
            <text:p>1.6176649928</text:p>
          </table:table-cell>
        </table:table-row>
        <table:table-row table:style-name="ro1">
          <table:table-cell table:number-columns-repeated="2" office:value-type="float" office:value="2.44538450241" calcext:value-type="float">
            <text:p>2.4453845024</text:p>
          </table:table-cell>
          <table:table-cell table:formula="of:=[.J292]-[.B290]" office:value-type="string" office:string-value="" calcext:value-type="error">
            <text:p>#VALUE!</text:p>
          </table:table-cell>
          <table:table-cell office:value-type="float" office:value="0.828217685223" calcext:value-type="float">
            <text:p>0.8282176852</text:p>
          </table:table-cell>
          <table:table-cell table:formula="of:=[.G292]-[.D290]" office:value-type="string" office:string-value="" calcext:value-type="error">
            <text:p>#VALUE!</text:p>
          </table:table-cell>
          <table:table-cell table:formula="of:=[.B290]-[.$D292]" office:value-type="string" office:string-value="" calcext:value-type="error">
            <text:p>#VALUE!</text:p>
          </table:table-cell>
          <table:table-cell office:value-type="float" office:value="0.828217685223" calcext:value-type="float">
            <text:p>0.8282176852</text:p>
          </table:table-cell>
          <table:table-cell table:formula="of:=[.J292]-[.G290]" office:value-type="string" office:string-value="" calcext:value-type="error">
            <text:p>#VALUE!</text:p>
          </table:table-cell>
          <table:table-cell table:formula="of:=[.B290]-[.G290]" office:value-type="float" office:value="1.617166817187" calcext:value-type="float">
            <text:p>1.6171668172</text:p>
          </table:table-cell>
          <table:table-cell office:value-type="float" office:value="0.828217685223" calcext:value-type="float">
            <text:p>0.8282176852</text:p>
          </table:table-cell>
          <table:table-cell table:formula="of:=[.P292]-[.J290]" office:value-type="string" office:string-value="" calcext:value-type="error">
            <text:p>#VALUE!</text:p>
          </table:table-cell>
          <table:table-cell table:formula="of:=[.B290]-[.J290]" office:value-type="float" office:value="1.617166817187" calcext:value-type="float">
            <text:p>1.6171668172</text:p>
          </table:table-cell>
          <table:table-cell office:value-type="float" office:value="0.828217685223" calcext:value-type="float">
            <text:p>0.8282176852</text:p>
          </table:table-cell>
          <table:table-cell table:formula="of:=[.P292]-[.M290]" office:value-type="string" office:string-value="" calcext:value-type="error">
            <text:p>#VALUE!</text:p>
          </table:table-cell>
          <table:table-cell table:formula="of:=[.B290]-[.M290]" office:value-type="float" office:value="1.617166817187" calcext:value-type="float">
            <text:p>1.6171668172</text:p>
          </table:table-cell>
          <table:table-cell office:value-type="float" office:value="0.828217685223" calcext:value-type="float">
            <text:p>0.8282176852</text:p>
          </table:table-cell>
          <table:table-cell table:formula="of:=[.S292]-[.P290]" office:value-type="string" office:string-value="" calcext:value-type="error">
            <text:p>#VALUE!</text:p>
          </table:table-cell>
          <table:table-cell table:formula="of:=[.B290]-[.P290]" office:value-type="float" office:value="1.617166817187" calcext:value-type="float">
            <text:p>1.6171668172</text:p>
          </table:table-cell>
          <table:table-cell office:value-type="float" office:value="0.828217685223" calcext:value-type="float">
            <text:p>0.8282176852</text:p>
          </table:table-cell>
          <table:table-cell table:formula="of:=[.A290]-[.S290]" office:value-type="float" office:value="1.617166817187" calcext:value-type="float">
            <text:p>1.6171668172</text:p>
          </table:table-cell>
          <table:table-cell table:formula="of:=[.B290]-[.S290]" office:value-type="float" office:value="1.617166817187" calcext:value-type="float">
            <text:p>1.6171668172</text:p>
          </table:table-cell>
        </table:table-row>
        <table:table-row table:style-name="ro1">
          <table:table-cell table:number-columns-repeated="2" office:value-type="float" office:value="2.44480824471" calcext:value-type="float">
            <text:p>2.4448082447</text:p>
          </table:table-cell>
          <table:table-cell table:formula="of:=[.J293]-[.B291]" office:value-type="float" office:value="-1.618757903581" calcext:value-type="float">
            <text:p>-1.6187579036</text:p>
          </table:table-cell>
          <table:table-cell office:value-type="float" office:value="0.826131045818" calcext:value-type="float">
            <text:p>0.8261310458</text:p>
          </table:table-cell>
          <table:table-cell table:formula="of:=[.G293]-[.D291]" office:value-type="float" office:value="-0.0000807046890000107" calcext:value-type="float">
            <text:p>-8.07046890000107E-005</text:p>
          </table:table-cell>
          <table:table-cell table:formula="of:=[.B291]-[.$D293]" office:value-type="float" office:value="1.618757903581" calcext:value-type="float">
            <text:p>1.6187579036</text:p>
          </table:table-cell>
          <table:table-cell office:value-type="float" office:value="0.826131045818" calcext:value-type="float">
            <text:p>0.8261310458</text:p>
          </table:table-cell>
          <table:table-cell table:formula="of:=[.J293]-[.G291]" office:value-type="float" office:value="-0.0000807046890000107" calcext:value-type="float">
            <text:p>-8.07046890000107E-005</text:p>
          </table:table-cell>
          <table:table-cell table:formula="of:=[.B291]-[.G291]" office:value-type="float" office:value="1.618677198892" calcext:value-type="float">
            <text:p>1.6186771989</text:p>
          </table:table-cell>
          <table:table-cell office:value-type="float" office:value="0.826131045818" calcext:value-type="float">
            <text:p>0.8261310458</text:p>
          </table:table-cell>
          <table:table-cell table:formula="of:=[.P293]-[.J291]" office:value-type="float" office:value="-0.0000807046890000107" calcext:value-type="float">
            <text:p>-8.07046890000107E-005</text:p>
          </table:table-cell>
          <table:table-cell table:formula="of:=[.B291]-[.J291]" office:value-type="float" office:value="1.618677198892" calcext:value-type="float">
            <text:p>1.6186771989</text:p>
          </table:table-cell>
          <table:table-cell office:value-type="float" office:value="0.826131045818" calcext:value-type="float">
            <text:p>0.8261310458</text:p>
          </table:table-cell>
          <table:table-cell table:formula="of:=[.P293]-[.M291]" office:value-type="float" office:value="-0.0000807046890000107" calcext:value-type="float">
            <text:p>-8.07046890000107E-005</text:p>
          </table:table-cell>
          <table:table-cell table:formula="of:=[.B291]-[.M291]" office:value-type="float" office:value="1.618677198892" calcext:value-type="float">
            <text:p>1.6186771989</text:p>
          </table:table-cell>
          <table:table-cell office:value-type="float" office:value="0.826131045818" calcext:value-type="float">
            <text:p>0.8261310458</text:p>
          </table:table-cell>
          <table:table-cell table:formula="of:=[.S293]-[.P291]" office:value-type="float" office:value="-0.0000807046890000107" calcext:value-type="float">
            <text:p>-8.07046890000107E-005</text:p>
          </table:table-cell>
          <table:table-cell table:formula="of:=[.B291]-[.P291]" office:value-type="float" office:value="1.618677198892" calcext:value-type="float">
            <text:p>1.6186771989</text:p>
          </table:table-cell>
          <table:table-cell office:value-type="float" office:value="0.826131045818" calcext:value-type="float">
            <text:p>0.8261310458</text:p>
          </table:table-cell>
          <table:table-cell table:formula="of:=[.A291]-[.S291]" office:value-type="float" office:value="1.618677198892" calcext:value-type="float">
            <text:p>1.6186771989</text:p>
          </table:table-cell>
          <table:table-cell table:formula="of:=[.B291]-[.S291]" office:value-type="float" office:value="1.618677198892" calcext:value-type="float">
            <text:p>1.6186771989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294]-[.B29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294]-[.D292]" office:value-type="string" office:string-value="" calcext:value-type="error">
            <text:p>#VALUE!</text:p>
          </table:table-cell>
          <table:table-cell table:formula="of:=[.B292]-[.$D29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294]-[.G292]" office:value-type="string" office:string-value="" calcext:value-type="error">
            <text:p>#VALUE!</text:p>
          </table:table-cell>
          <table:table-cell table:formula="of:=[.B292]-[.G29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94]-[.J292]" office:value-type="string" office:string-value="" calcext:value-type="error">
            <text:p>#VALUE!</text:p>
          </table:table-cell>
          <table:table-cell table:formula="of:=[.B292]-[.J29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294]-[.M292]" office:value-type="string" office:string-value="" calcext:value-type="error">
            <text:p>#VALUE!</text:p>
          </table:table-cell>
          <table:table-cell table:formula="of:=[.B292]-[.M29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294]-[.P292]" office:value-type="string" office:string-value="" calcext:value-type="error">
            <text:p>#VALUE!</text:p>
          </table:table-cell>
          <table:table-cell table:formula="of:=[.B292]-[.P29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292]-[.S292]" office:value-type="string" office:string-value="" calcext:value-type="error">
            <text:p>#VALUE!</text:p>
          </table:table-cell>
          <table:table-cell table:formula="of:=[.B292]-[.S29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4424033165" calcext:value-type="float">
            <text:p>2.4442403317</text:p>
          </table:table-cell>
          <table:table-cell table:formula="of:=[.J295]-[.B293]" office:value-type="float" office:value="-1.618342459202" calcext:value-type="float">
            <text:p>-1.6183424592</text:p>
          </table:table-cell>
          <table:table-cell office:value-type="float" office:value="0.826050341129" calcext:value-type="float">
            <text:p>0.8260503411</text:p>
          </table:table-cell>
          <table:table-cell table:formula="of:=[.G295]-[.D293]" office:value-type="float" office:value="-0.000152468681000051" calcext:value-type="float">
            <text:p>-0.0001524687</text:p>
          </table:table-cell>
          <table:table-cell table:formula="of:=[.B293]-[.$D295]" office:value-type="float" office:value="1.618342459202" calcext:value-type="float">
            <text:p>1.6183424592</text:p>
          </table:table-cell>
          <table:table-cell office:value-type="float" office:value="0.826050341129" calcext:value-type="float">
            <text:p>0.8260503411</text:p>
          </table:table-cell>
          <table:table-cell table:formula="of:=[.J295]-[.G293]" office:value-type="float" office:value="-0.000152468681000051" calcext:value-type="float">
            <text:p>-0.0001524687</text:p>
          </table:table-cell>
          <table:table-cell table:formula="of:=[.B293]-[.G293]" office:value-type="float" office:value="1.618189990521" calcext:value-type="float">
            <text:p>1.6181899905</text:p>
          </table:table-cell>
          <table:table-cell office:value-type="float" office:value="0.826050341129" calcext:value-type="float">
            <text:p>0.8260503411</text:p>
          </table:table-cell>
          <table:table-cell table:formula="of:=[.P295]-[.J293]" office:value-type="float" office:value="-0.000152468681000051" calcext:value-type="float">
            <text:p>-0.0001524687</text:p>
          </table:table-cell>
          <table:table-cell table:formula="of:=[.B293]-[.J293]" office:value-type="float" office:value="1.618189990521" calcext:value-type="float">
            <text:p>1.6181899905</text:p>
          </table:table-cell>
          <table:table-cell office:value-type="float" office:value="0.826050341129" calcext:value-type="float">
            <text:p>0.8260503411</text:p>
          </table:table-cell>
          <table:table-cell table:formula="of:=[.P295]-[.M293]" office:value-type="float" office:value="-0.000152468681000051" calcext:value-type="float">
            <text:p>-0.0001524687</text:p>
          </table:table-cell>
          <table:table-cell table:formula="of:=[.B293]-[.M293]" office:value-type="float" office:value="1.618189990521" calcext:value-type="float">
            <text:p>1.6181899905</text:p>
          </table:table-cell>
          <table:table-cell office:value-type="float" office:value="0.826050341129" calcext:value-type="float">
            <text:p>0.8260503411</text:p>
          </table:table-cell>
          <table:table-cell table:formula="of:=[.S295]-[.P293]" office:value-type="float" office:value="-0.000152468681000051" calcext:value-type="float">
            <text:p>-0.0001524687</text:p>
          </table:table-cell>
          <table:table-cell table:formula="of:=[.B293]-[.P293]" office:value-type="float" office:value="1.618189990521" calcext:value-type="float">
            <text:p>1.6181899905</text:p>
          </table:table-cell>
          <table:table-cell office:value-type="float" office:value="0.826050341129" calcext:value-type="float">
            <text:p>0.8260503411</text:p>
          </table:table-cell>
          <table:table-cell table:formula="of:=[.A293]-[.S293]" office:value-type="float" office:value="1.618189990521" calcext:value-type="float">
            <text:p>1.6181899905</text:p>
          </table:table-cell>
          <table:table-cell table:formula="of:=[.B293]-[.S293]" office:value-type="float" office:value="1.618189990521" calcext:value-type="float">
            <text:p>1.6181899905</text:p>
          </table:table-cell>
        </table:table-row>
        <table:table-row table:style-name="ro1">
          <table:table-cell table:number-columns-repeated="2" office:value-type="float" office:value="2.44368124008" calcext:value-type="float">
            <text:p>2.4436812401</text:p>
          </table:table-cell>
          <table:table-cell table:formula="of:=[.J296]-[.B294]" office:value-type="float" office:value="-1.615853130816" calcext:value-type="float">
            <text:p>-1.6158531308</text:p>
          </table:table-cell>
          <table:table-cell office:value-type="float" office:value="0.825972616673" calcext:value-type="float">
            <text:p>0.8259726167</text:p>
          </table:table-cell>
          <table:table-cell table:formula="of:=[.G296]-[.D294]" office:value-type="float" office:value="0.00185549259099993" calcext:value-type="float">
            <text:p>0.0018554926</text:p>
          </table:table-cell>
          <table:table-cell table:formula="of:=[.B294]-[.$D296]" office:value-type="float" office:value="1.617855131624" calcext:value-type="float">
            <text:p>1.6178551316</text:p>
          </table:table-cell>
          <table:table-cell office:value-type="float" office:value="0.825972616673" calcext:value-type="float">
            <text:p>0.8259726167</text:p>
          </table:table-cell>
          <table:table-cell table:formula="of:=[.J296]-[.G294]" office:value-type="float" office:value="0.00185549259099993" calcext:value-type="float">
            <text:p>0.0018554926</text:p>
          </table:table-cell>
          <table:table-cell table:formula="of:=[.B294]-[.G294]" office:value-type="float" office:value="1.617708623407" calcext:value-type="float">
            <text:p>1.6177086234</text:p>
          </table:table-cell>
          <table:table-cell office:value-type="float" office:value="0.825972616673" calcext:value-type="float">
            <text:p>0.8259726167</text:p>
          </table:table-cell>
          <table:table-cell table:formula="of:=[.P296]-[.J294]" office:value-type="float" office:value="0.00185549259099993" calcext:value-type="float">
            <text:p>0.0018554926</text:p>
          </table:table-cell>
          <table:table-cell table:formula="of:=[.B294]-[.J294]" office:value-type="float" office:value="1.617708623407" calcext:value-type="float">
            <text:p>1.6177086234</text:p>
          </table:table-cell>
          <table:table-cell office:value-type="float" office:value="0.825972616673" calcext:value-type="float">
            <text:p>0.8259726167</text:p>
          </table:table-cell>
          <table:table-cell table:formula="of:=[.P296]-[.M294]" office:value-type="float" office:value="0.00185549259099993" calcext:value-type="float">
            <text:p>0.0018554926</text:p>
          </table:table-cell>
          <table:table-cell table:formula="of:=[.B294]-[.M294]" office:value-type="float" office:value="1.617708623407" calcext:value-type="float">
            <text:p>1.6177086234</text:p>
          </table:table-cell>
          <table:table-cell office:value-type="float" office:value="0.825972616673" calcext:value-type="float">
            <text:p>0.8259726167</text:p>
          </table:table-cell>
          <table:table-cell table:formula="of:=[.S296]-[.P294]" office:value-type="float" office:value="0.00185549259099993" calcext:value-type="float">
            <text:p>0.0018554926</text:p>
          </table:table-cell>
          <table:table-cell table:formula="of:=[.B294]-[.P294]" office:value-type="float" office:value="1.617708623407" calcext:value-type="float">
            <text:p>1.6177086234</text:p>
          </table:table-cell>
          <table:table-cell office:value-type="float" office:value="0.825972616673" calcext:value-type="float">
            <text:p>0.8259726167</text:p>
          </table:table-cell>
          <table:table-cell table:formula="of:=[.A294]-[.S294]" office:value-type="float" office:value="1.617708623407" calcext:value-type="float">
            <text:p>1.6177086234</text:p>
          </table:table-cell>
          <table:table-cell table:formula="of:=[.B294]-[.S294]" office:value-type="float" office:value="1.617708623407" calcext:value-type="float">
            <text:p>1.6177086234</text:p>
          </table:table-cell>
        </table:table-row>
        <table:table-row table:style-name="ro1">
          <table:table-cell table:number-columns-repeated="2" office:value-type="float" office:value="2.44313073158" calcext:value-type="float">
            <text:p>2.4431307316</text:p>
          </table:table-cell>
          <table:table-cell table:formula="of:=[.J297]-[.B295]" office:value-type="float" office:value="-1.61537158489" calcext:value-type="float">
            <text:p>-1.6153715849</text:p>
          </table:table-cell>
          <table:table-cell office:value-type="float" office:value="0.825897872448" calcext:value-type="float">
            <text:p>0.8258978724</text:p>
          </table:table-cell>
          <table:table-cell table:formula="of:=[.G297]-[.D295]" office:value-type="float" office:value="-0.000140547752000009" calcext:value-type="float">
            <text:p>-0.0001405478</text:p>
          </table:table-cell>
          <table:table-cell table:formula="of:=[.B295]-[.$D297]" office:value-type="float" office:value="1.617373406884" calcext:value-type="float">
            <text:p>1.6173734069</text:p>
          </table:table-cell>
          <table:table-cell office:value-type="float" office:value="0.825897872448" calcext:value-type="float">
            <text:p>0.8258978724</text:p>
          </table:table-cell>
          <table:table-cell table:formula="of:=[.J297]-[.G295]" office:value-type="float" office:value="0.001861274242" calcext:value-type="float">
            <text:p>0.0018612742</text:p>
          </table:table-cell>
          <table:table-cell table:formula="of:=[.B295]-[.G295]" office:value-type="float" office:value="1.617232859132" calcext:value-type="float">
            <text:p>1.6172328591</text:p>
          </table:table-cell>
          <table:table-cell office:value-type="float" office:value="0.825897872448" calcext:value-type="float">
            <text:p>0.8258978724</text:p>
          </table:table-cell>
          <table:table-cell table:formula="of:=[.P297]-[.J295]" office:value-type="float" office:value="0.001861274242" calcext:value-type="float">
            <text:p>0.0018612742</text:p>
          </table:table-cell>
          <table:table-cell table:formula="of:=[.B295]-[.J295]" office:value-type="float" office:value="1.617232859132" calcext:value-type="float">
            <text:p>1.6172328591</text:p>
          </table:table-cell>
          <table:table-cell office:value-type="float" office:value="0.825897872448" calcext:value-type="float">
            <text:p>0.8258978724</text:p>
          </table:table-cell>
          <table:table-cell table:formula="of:=[.P297]-[.M295]" office:value-type="float" office:value="0.001861274242" calcext:value-type="float">
            <text:p>0.0018612742</text:p>
          </table:table-cell>
          <table:table-cell table:formula="of:=[.B295]-[.M295]" office:value-type="float" office:value="1.617232859132" calcext:value-type="float">
            <text:p>1.6172328591</text:p>
          </table:table-cell>
          <table:table-cell office:value-type="float" office:value="0.825897872448" calcext:value-type="float">
            <text:p>0.8258978724</text:p>
          </table:table-cell>
          <table:table-cell table:formula="of:=[.S297]-[.P295]" office:value-type="float" office:value="0.001861274242" calcext:value-type="float">
            <text:p>0.0018612742</text:p>
          </table:table-cell>
          <table:table-cell table:formula="of:=[.B295]-[.P295]" office:value-type="float" office:value="1.617232859132" calcext:value-type="float">
            <text:p>1.6172328591</text:p>
          </table:table-cell>
          <table:table-cell office:value-type="float" office:value="0.825897872448" calcext:value-type="float">
            <text:p>0.8258978724</text:p>
          </table:table-cell>
          <table:table-cell table:formula="of:=[.A295]-[.S295]" office:value-type="float" office:value="1.617232859132" calcext:value-type="float">
            <text:p>1.6172328591</text:p>
          </table:table-cell>
          <table:table-cell table:formula="of:=[.B295]-[.S295]" office:value-type="float" office:value="1.617232859132" calcext:value-type="float">
            <text:p>1.6172328591</text:p>
          </table:table-cell>
        </table:table-row>
        <table:table-row table:style-name="ro1">
          <table:table-cell table:number-columns-repeated="2" office:value-type="float" office:value="2.45970487595" calcext:value-type="float">
            <text:p>2.459704876</text:p>
          </table:table-cell>
          <table:table-cell table:formula="of:=[.J298]-[.B296]" office:value-type="float" office:value="-1.632011651997" calcext:value-type="float">
            <text:p>-1.632011652</text:p>
          </table:table-cell>
          <table:table-cell office:value-type="float" office:value="0.825826108456" calcext:value-type="float">
            <text:p>0.8258261085</text:p>
          </table:table-cell>
          <table:table-cell table:formula="of:=[.G298]-[.D296]" office:value-type="float" office:value="-0.000134527684000019" calcext:value-type="float">
            <text:p>-0.0001345277</text:p>
          </table:table-cell>
          <table:table-cell table:formula="of:=[.B296]-[.$D298]" office:value-type="float" office:value="1.634013295178" calcext:value-type="float">
            <text:p>1.6340132952</text:p>
          </table:table-cell>
          <table:table-cell office:value-type="float" office:value="0.827828109264" calcext:value-type="float">
            <text:p>0.8278281093</text:p>
          </table:table-cell>
          <table:table-cell table:formula="of:=[.J298]-[.G296]" office:value-type="float" office:value="-0.000134885311000033" calcext:value-type="float">
            <text:p>-0.0001348853</text:p>
          </table:table-cell>
          <table:table-cell table:formula="of:=[.B296]-[.G296]" office:value-type="float" office:value="1.631876766686" calcext:value-type="float">
            <text:p>1.6318767667</text:p>
          </table:table-cell>
          <table:table-cell office:value-type="float" office:value="0.827828109264" calcext:value-type="float">
            <text:p>0.8278281093</text:p>
          </table:table-cell>
          <table:table-cell table:formula="of:=[.P298]-[.J296]" office:value-type="float" office:value="-0.000134885311000033" calcext:value-type="float">
            <text:p>-0.0001348853</text:p>
          </table:table-cell>
          <table:table-cell table:formula="of:=[.B296]-[.J296]" office:value-type="float" office:value="1.631876766686" calcext:value-type="float">
            <text:p>1.6318767667</text:p>
          </table:table-cell>
          <table:table-cell office:value-type="float" office:value="0.827828109264" calcext:value-type="float">
            <text:p>0.8278281093</text:p>
          </table:table-cell>
          <table:table-cell table:formula="of:=[.P298]-[.M296]" office:value-type="float" office:value="-0.000134885311000033" calcext:value-type="float">
            <text:p>-0.0001348853</text:p>
          </table:table-cell>
          <table:table-cell table:formula="of:=[.B296]-[.M296]" office:value-type="float" office:value="1.631876766686" calcext:value-type="float">
            <text:p>1.6318767667</text:p>
          </table:table-cell>
          <table:table-cell office:value-type="float" office:value="0.827828109264" calcext:value-type="float">
            <text:p>0.8278281093</text:p>
          </table:table-cell>
          <table:table-cell table:formula="of:=[.S298]-[.P296]" office:value-type="float" office:value="-0.000134885311000033" calcext:value-type="float">
            <text:p>-0.0001348853</text:p>
          </table:table-cell>
          <table:table-cell table:formula="of:=[.B296]-[.P296]" office:value-type="float" office:value="1.631876766686" calcext:value-type="float">
            <text:p>1.6318767667</text:p>
          </table:table-cell>
          <table:table-cell office:value-type="float" office:value="0.827828109264" calcext:value-type="float">
            <text:p>0.8278281093</text:p>
          </table:table-cell>
          <table:table-cell table:formula="of:=[.A296]-[.S296]" office:value-type="float" office:value="1.631876766686" calcext:value-type="float">
            <text:p>1.6318767667</text:p>
          </table:table-cell>
          <table:table-cell table:formula="of:=[.B296]-[.S296]" office:value-type="float" office:value="1.631876766686" calcext:value-type="float">
            <text:p>1.6318767667</text:p>
          </table:table-cell>
        </table:table-row>
        <table:table-row table:style-name="ro1">
          <table:table-cell table:number-columns-repeated="2" office:value-type="float" office:value="2.45916795731" calcext:value-type="float">
            <text:p>2.4591679573</text:p>
          </table:table-cell>
          <table:table-cell table:formula="of:=[.J299]-[.B297]" office:value-type="float" office:value="-1.631537675862" calcext:value-type="float">
            <text:p>-1.6315376759</text:p>
          </table:table-cell>
          <table:table-cell office:value-type="float" office:value="0.825757324696" calcext:value-type="float">
            <text:p>0.8257573247</text:p>
          </table:table-cell>
          <table:table-cell table:formula="of:=[.G299]-[.D297]" office:value-type="float" office:value="-0.000128567219000009" calcext:value-type="float">
            <text:p>-0.0001285672</text:p>
          </table:table-cell>
          <table:table-cell table:formula="of:=[.B297]-[.$D299]" office:value-type="float" office:value="1.633539199833" calcext:value-type="float">
            <text:p>1.6335391998</text:p>
          </table:table-cell>
          <table:table-cell office:value-type="float" office:value="0.825757324696" calcext:value-type="float">
            <text:p>0.8257573247</text:p>
          </table:table-cell>
          <table:table-cell table:formula="of:=[.J299]-[.G297]" office:value-type="float" office:value="0.00187295675200005" calcext:value-type="float">
            <text:p>0.0018729568</text:p>
          </table:table-cell>
          <table:table-cell table:formula="of:=[.B297]-[.G297]" office:value-type="float" office:value="1.633410632614" calcext:value-type="float">
            <text:p>1.6334106326</text:p>
          </table:table-cell>
          <table:table-cell office:value-type="float" office:value="0.82775914669" calcext:value-type="float">
            <text:p>0.8277591467</text:p>
          </table:table-cell>
          <table:table-cell table:formula="of:=[.P299]-[.J297]" office:value-type="float" office:value="-0.000128865241999954" calcext:value-type="float">
            <text:p>-0.0001288652</text:p>
          </table:table-cell>
          <table:table-cell table:formula="of:=[.B297]-[.J297]" office:value-type="float" office:value="1.63140881062" calcext:value-type="float">
            <text:p>1.6314088106</text:p>
          </table:table-cell>
          <table:table-cell office:value-type="float" office:value="0.82775914669" calcext:value-type="float">
            <text:p>0.8277591467</text:p>
          </table:table-cell>
          <table:table-cell table:formula="of:=[.P299]-[.M297]" office:value-type="float" office:value="-0.000128865241999954" calcext:value-type="float">
            <text:p>-0.0001288652</text:p>
          </table:table-cell>
          <table:table-cell table:formula="of:=[.B297]-[.M297]" office:value-type="float" office:value="1.63140881062" calcext:value-type="float">
            <text:p>1.6314088106</text:p>
          </table:table-cell>
          <table:table-cell office:value-type="float" office:value="0.82775914669" calcext:value-type="float">
            <text:p>0.8277591467</text:p>
          </table:table-cell>
          <table:table-cell table:formula="of:=[.S299]-[.P297]" office:value-type="float" office:value="-0.000128865241999954" calcext:value-type="float">
            <text:p>-0.0001288652</text:p>
          </table:table-cell>
          <table:table-cell table:formula="of:=[.B297]-[.P297]" office:value-type="float" office:value="1.63140881062" calcext:value-type="float">
            <text:p>1.6314088106</text:p>
          </table:table-cell>
          <table:table-cell office:value-type="float" office:value="0.82775914669" calcext:value-type="float">
            <text:p>0.8277591467</text:p>
          </table:table-cell>
          <table:table-cell table:formula="of:=[.A297]-[.S297]" office:value-type="float" office:value="1.63140881062" calcext:value-type="float">
            <text:p>1.6314088106</text:p>
          </table:table-cell>
          <table:table-cell table:formula="of:=[.B297]-[.S297]" office:value-type="float" office:value="1.63140881062" calcext:value-type="float">
            <text:p>1.6314088106</text:p>
          </table:table-cell>
        </table:table-row>
        <table:table-row table:style-name="ro1">
          <table:table-cell table:number-columns-repeated="2" office:value-type="float" office:value="2.45661306381" calcext:value-type="float">
            <text:p>2.4566130638</text:p>
          </table:table-cell>
          <table:table-cell table:formula="of:=[.J300]-[.B298]" office:value-type="float" office:value="-1.629042804239" calcext:value-type="float">
            <text:p>-1.6290428042</text:p>
          </table:table-cell>
          <table:table-cell office:value-type="float" office:value="0.825691580772" calcext:value-type="float">
            <text:p>0.8256915808</text:p>
          </table:table-cell>
          <table:table-cell table:formula="of:=[.G300]-[.D298]" office:value-type="float" office:value="-0.000122666359000045" calcext:value-type="float">
            <text:p>-0.0001226664</text:p>
          </table:table-cell>
          <table:table-cell table:formula="of:=[.B298]-[.$D300]" office:value-type="float" office:value="1.631044149397" calcext:value-type="float">
            <text:p>1.6310441494</text:p>
          </table:table-cell>
          <table:table-cell office:value-type="float" office:value="0.825691580772" calcext:value-type="float">
            <text:p>0.8256915808</text:p>
          </table:table-cell>
          <table:table-cell table:formula="of:=[.J300]-[.G298]" office:value-type="float" office:value="0.00187867879899994" calcext:value-type="float">
            <text:p>0.0018786788</text:p>
          </table:table-cell>
          <table:table-cell table:formula="of:=[.B298]-[.G298]" office:value-type="float" office:value="1.630921483038" calcext:value-type="float">
            <text:p>1.630921483</text:p>
          </table:table-cell>
          <table:table-cell office:value-type="float" office:value="0.827693223953" calcext:value-type="float">
            <text:p>0.827693224</text:p>
          </table:table-cell>
          <table:table-cell table:formula="of:=[.P300]-[.J298]" office:value-type="float" office:value="-0.00012296438199999" calcext:value-type="float">
            <text:p>-0.0001229644</text:p>
          </table:table-cell>
          <table:table-cell table:formula="of:=[.B298]-[.J298]" office:value-type="float" office:value="1.628919839857" calcext:value-type="float">
            <text:p>1.6289198399</text:p>
          </table:table-cell>
          <table:table-cell office:value-type="float" office:value="0.827693223953" calcext:value-type="float">
            <text:p>0.827693224</text:p>
          </table:table-cell>
          <table:table-cell table:formula="of:=[.P300]-[.M298]" office:value-type="float" office:value="-0.00012296438199999" calcext:value-type="float">
            <text:p>-0.0001229644</text:p>
          </table:table-cell>
          <table:table-cell table:formula="of:=[.B298]-[.M298]" office:value-type="float" office:value="1.628919839857" calcext:value-type="float">
            <text:p>1.6289198399</text:p>
          </table:table-cell>
          <table:table-cell office:value-type="float" office:value="0.827693223953" calcext:value-type="float">
            <text:p>0.827693224</text:p>
          </table:table-cell>
          <table:table-cell table:formula="of:=[.S300]-[.P298]" office:value-type="float" office:value="-0.00012296438199999" calcext:value-type="float">
            <text:p>-0.0001229644</text:p>
          </table:table-cell>
          <table:table-cell table:formula="of:=[.B298]-[.P298]" office:value-type="float" office:value="1.628919839857" calcext:value-type="float">
            <text:p>1.6289198399</text:p>
          </table:table-cell>
          <table:table-cell office:value-type="float" office:value="0.827693223953" calcext:value-type="float">
            <text:p>0.827693224</text:p>
          </table:table-cell>
          <table:table-cell table:formula="of:=[.A298]-[.S298]" office:value-type="float" office:value="1.628919839857" calcext:value-type="float">
            <text:p>1.6289198399</text:p>
          </table:table-cell>
          <table:table-cell table:formula="of:=[.B298]-[.S298]" office:value-type="float" office:value="1.628919839857" calcext:value-type="float">
            <text:p>1.6289198399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01]-[.B299]" office:value-type="string" office:string-value="" calcext:value-type="error">
            <text:p>#VALUE!</text:p>
          </table:table-cell>
          <table:table-cell office:value-type="float" office:value="0.825628757477" calcext:value-type="float">
            <text:p>0.8256287575</text:p>
          </table:table-cell>
          <table:table-cell table:formula="of:=[.G301]-[.D299]" office:value-type="float" office:value="-0.000116646289999967" calcext:value-type="float">
            <text:p>-0.0001166463</text:p>
          </table:table-cell>
          <table:table-cell table:formula="of:=[.B299]-[.$D301]" office:value-type="string" office:string-value="" calcext:value-type="error">
            <text:p>#VALUE!</text:p>
          </table:table-cell>
          <table:table-cell office:value-type="float" office:value="0.825628757477" calcext:value-type="float">
            <text:p>0.8256287575</text:p>
          </table:table-cell>
          <table:table-cell table:formula="of:=[.J301]-[.G299]" office:value-type="float" office:value="-0.000116646289999967" calcext:value-type="float">
            <text:p>-0.0001166463</text:p>
          </table:table-cell>
          <table:table-cell table:formula="of:=[.B299]-[.G299]" office:value-type="string" office:string-value="" calcext:value-type="error">
            <text:p>#VALUE!</text:p>
          </table:table-cell>
          <table:table-cell office:value-type="float" office:value="0.827630281448" calcext:value-type="float">
            <text:p>0.8276302814</text:p>
          </table:table-cell>
          <table:table-cell table:formula="of:=[.P301]-[.J299]" office:value-type="float" office:value="-0.00211817026100003" calcext:value-type="float">
            <text:p>-0.0021181703</text:p>
          </table:table-cell>
          <table:table-cell table:formula="of:=[.B299]-[.J299]" office:value-type="string" office:string-value="" calcext:value-type="error">
            <text:p>#VALUE!</text:p>
          </table:table-cell>
          <table:table-cell office:value-type="float" office:value="0.827630281448" calcext:value-type="float">
            <text:p>0.8276302814</text:p>
          </table:table-cell>
          <table:table-cell table:formula="of:=[.P301]-[.M299]" office:value-type="float" office:value="-0.00211817026100003" calcext:value-type="float">
            <text:p>-0.0021181703</text:p>
          </table:table-cell>
          <table:table-cell table:formula="of:=[.B299]-[.M299]" office:value-type="string" office:string-value="" calcext:value-type="error">
            <text:p>#VALUE!</text:p>
          </table:table-cell>
          <table:table-cell office:value-type="float" office:value="0.827630281448" calcext:value-type="float">
            <text:p>0.8276302814</text:p>
          </table:table-cell>
          <table:table-cell table:formula="of:=[.S301]-[.P299]" office:value-type="float" office:value="-0.00211817026100003" calcext:value-type="float">
            <text:p>-0.0021181703</text:p>
          </table:table-cell>
          <table:table-cell table:formula="of:=[.B299]-[.P299]" office:value-type="string" office:string-value="" calcext:value-type="error">
            <text:p>#VALUE!</text:p>
          </table:table-cell>
          <table:table-cell office:value-type="float" office:value="0.827630281448" calcext:value-type="float">
            <text:p>0.8276302814</text:p>
          </table:table-cell>
          <table:table-cell table:formula="of:=[.A299]-[.S299]" office:value-type="string" office:string-value="" calcext:value-type="error">
            <text:p>#VALUE!</text:p>
          </table:table-cell>
          <table:table-cell table:formula="of:=[.B299]-[.S29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5612812042" calcext:value-type="float">
            <text:p>2.4561281204</text:p>
          </table:table-cell>
          <table:table-cell table:formula="of:=[.J302]-[.B300]" office:value-type="string" office:string-value="" calcext:value-type="error">
            <text:p>#VALUE!</text:p>
          </table:table-cell>
          <table:table-cell office:value-type="float" office:value="0.825568914413" calcext:value-type="float">
            <text:p>0.8255689144</text:p>
          </table:table-cell>
          <table:table-cell table:formula="of:=[.G302]-[.D300]" office:value-type="string" office:string-value="" calcext:value-type="error">
            <text:p>#VALUE!</text:p>
          </table:table-cell>
          <table:table-cell table:formula="of:=[.B300]-[.$D302]" office:value-type="string" office:string-value="" calcext:value-type="error">
            <text:p>#VALUE!</text:p>
          </table:table-cell>
          <table:table-cell office:value-type="float" office:value="0.825568914413" calcext:value-type="float">
            <text:p>0.8255689144</text:p>
          </table:table-cell>
          <table:table-cell table:formula="of:=[.J302]-[.G300]" office:value-type="string" office:string-value="" calcext:value-type="error">
            <text:p>#VALUE!</text:p>
          </table:table-cell>
          <table:table-cell table:formula="of:=[.B300]-[.G300]" office:value-type="float" office:value="1.630559206007" calcext:value-type="float">
            <text:p>1.630559206</text:p>
          </table:table-cell>
          <table:table-cell office:value-type="float" office:value="0.827570259571" calcext:value-type="float">
            <text:p>0.8275702596</text:p>
          </table:table-cell>
          <table:table-cell table:formula="of:=[.P302]-[.J300]" office:value-type="string" office:string-value="" calcext:value-type="error">
            <text:p>#VALUE!</text:p>
          </table:table-cell>
          <table:table-cell table:formula="of:=[.B300]-[.J300]" office:value-type="float" office:value="1.628557860849" calcext:value-type="float">
            <text:p>1.6285578608</text:p>
          </table:table-cell>
          <table:table-cell office:value-type="float" office:value="0.827570259571" calcext:value-type="float">
            <text:p>0.8275702596</text:p>
          </table:table-cell>
          <table:table-cell table:formula="of:=[.P302]-[.M300]" office:value-type="string" office:string-value="" calcext:value-type="error">
            <text:p>#VALUE!</text:p>
          </table:table-cell>
          <table:table-cell table:formula="of:=[.B300]-[.M300]" office:value-type="float" office:value="1.628557860849" calcext:value-type="float">
            <text:p>1.6285578608</text:p>
          </table:table-cell>
          <table:table-cell office:value-type="float" office:value="0.827570259571" calcext:value-type="float">
            <text:p>0.8275702596</text:p>
          </table:table-cell>
          <table:table-cell table:formula="of:=[.S302]-[.P300]" office:value-type="string" office:string-value="" calcext:value-type="error">
            <text:p>#VALUE!</text:p>
          </table:table-cell>
          <table:table-cell table:formula="of:=[.B300]-[.P300]" office:value-type="float" office:value="1.628557860849" calcext:value-type="float">
            <text:p>1.6285578608</text:p>
          </table:table-cell>
          <table:table-cell office:value-type="float" office:value="0.827570259571" calcext:value-type="float">
            <text:p>0.8275702596</text:p>
          </table:table-cell>
          <table:table-cell table:formula="of:=[.A300]-[.S300]" office:value-type="float" office:value="1.628557860849" calcext:value-type="float">
            <text:p>1.6285578608</text:p>
          </table:table-cell>
          <table:table-cell table:formula="of:=[.B300]-[.S300]" office:value-type="float" office:value="1.628557860849" calcext:value-type="float">
            <text:p>1.6285578608</text:p>
          </table:table-cell>
        </table:table-row>
        <table:table-row table:style-name="ro1">
          <table:table-cell table:number-columns-repeated="2" office:value-type="float" office:value="2.45565199852" calcext:value-type="float">
            <text:p>2.4556519985</text:p>
          </table:table-cell>
          <table:table-cell table:formula="of:=[.J303]-[.B301]" office:value-type="float" office:value="-1.630193769932" calcext:value-type="float">
            <text:p>-1.6301937699</text:p>
          </table:table-cell>
          <table:table-cell office:value-type="float" office:value="0.825512111187" calcext:value-type="float">
            <text:p>0.8255121112</text:p>
          </table:table-cell>
          <table:table-cell table:formula="of:=[.G303]-[.D301]" office:value-type="float" office:value="-0.0000538825989999658" calcext:value-type="float">
            <text:p>-5.38825989999658E-005</text:p>
          </table:table-cell>
          <table:table-cell table:formula="of:=[.B301]-[.$D303]" office:value-type="float" office:value="1.630193769932" calcext:value-type="float">
            <text:p>1.6301937699</text:p>
          </table:table-cell>
          <table:table-cell office:value-type="float" office:value="0.825512111187" calcext:value-type="float">
            <text:p>0.8255121112</text:p>
          </table:table-cell>
          <table:table-cell table:formula="of:=[.J303]-[.G301]" office:value-type="float" office:value="-0.0000538825989999658" calcext:value-type="float">
            <text:p>-5.38825989999658E-005</text:p>
          </table:table-cell>
          <table:table-cell table:formula="of:=[.B301]-[.G301]" office:value-type="float" office:value="1.630139887333" calcext:value-type="float">
            <text:p>1.6301398873</text:p>
          </table:table-cell>
          <table:table-cell office:value-type="float" office:value="0.825512111187" calcext:value-type="float">
            <text:p>0.8255121112</text:p>
          </table:table-cell>
          <table:table-cell table:formula="of:=[.P303]-[.J301]" office:value-type="float" office:value="-0.0000538825989999658" calcext:value-type="float">
            <text:p>-5.38825989999658E-005</text:p>
          </table:table-cell>
          <table:table-cell table:formula="of:=[.B301]-[.J301]" office:value-type="float" office:value="1.630139887333" calcext:value-type="float">
            <text:p>1.6301398873</text:p>
          </table:table-cell>
          <table:table-cell office:value-type="float" office:value="0.825512111187" calcext:value-type="float">
            <text:p>0.8255121112</text:p>
          </table:table-cell>
          <table:table-cell table:formula="of:=[.P303]-[.M301]" office:value-type="float" office:value="-0.0000538825989999658" calcext:value-type="float">
            <text:p>-5.38825989999658E-005</text:p>
          </table:table-cell>
          <table:table-cell table:formula="of:=[.B301]-[.M301]" office:value-type="float" office:value="1.630139887333" calcext:value-type="float">
            <text:p>1.6301398873</text:p>
          </table:table-cell>
          <table:table-cell office:value-type="float" office:value="0.825512111187" calcext:value-type="float">
            <text:p>0.8255121112</text:p>
          </table:table-cell>
          <table:table-cell table:formula="of:=[.S303]-[.P301]" office:value-type="float" office:value="-0.0000538825989999658" calcext:value-type="float">
            <text:p>-5.38825989999658E-005</text:p>
          </table:table-cell>
          <table:table-cell table:formula="of:=[.B301]-[.P301]" office:value-type="float" office:value="1.630139887333" calcext:value-type="float">
            <text:p>1.6301398873</text:p>
          </table:table-cell>
          <table:table-cell office:value-type="float" office:value="0.825512111187" calcext:value-type="float">
            <text:p>0.8255121112</text:p>
          </table:table-cell>
          <table:table-cell table:formula="of:=[.A301]-[.S301]" office:value-type="float" office:value="1.630139887333" calcext:value-type="float">
            <text:p>1.6301398873</text:p>
          </table:table-cell>
          <table:table-cell table:formula="of:=[.B301]-[.S301]" office:value-type="float" office:value="1.630139887333" calcext:value-type="float">
            <text:p>1.6301398873</text:p>
          </table:table-cell>
        </table:table-row>
        <table:table-row table:style-name="ro1">
          <table:table-cell table:number-columns-repeated="2" office:value-type="float" office:value="2.4551846981" calcext:value-type="float">
            <text:p>2.4551846981</text:p>
          </table:table-cell>
          <table:table-cell table:formula="of:=[.J304]-[.B302]" office:value-type="float" office:value="-1.629777312274" calcext:value-type="float">
            <text:p>-1.6297773123</text:p>
          </table:table-cell>
          <table:table-cell office:value-type="string" calcext:value-type="string">
            <text:p><text:s/>nan </text:p>
          </table:table-cell>
          <table:table-cell table:formula="of:=[.G304]-[.D302]" office:value-type="string" office:string-value="" calcext:value-type="error">
            <text:p>#VALUE!</text:p>
          </table:table-cell>
          <table:table-cell table:formula="of:=[.B302]-[.$D304]" office:value-type="float" office:value="1.629777312274" calcext:value-type="float">
            <text:p>1.6297773123</text:p>
          </table:table-cell>
          <table:table-cell office:value-type="string" calcext:value-type="string">
            <text:p><text:s/>nan </text:p>
          </table:table-cell>
          <table:table-cell table:formula="of:=[.J304]-[.G302]" office:value-type="string" office:string-value="" calcext:value-type="error">
            <text:p>#VALUE!</text:p>
          </table:table-cell>
          <table:table-cell table:formula="of:=[.B302]-[.G30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04]-[.J302]" office:value-type="string" office:string-value="" calcext:value-type="error">
            <text:p>#VALUE!</text:p>
          </table:table-cell>
          <table:table-cell table:formula="of:=[.B302]-[.J30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04]-[.M302]" office:value-type="string" office:string-value="" calcext:value-type="error">
            <text:p>#VALUE!</text:p>
          </table:table-cell>
          <table:table-cell table:formula="of:=[.B302]-[.M30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04]-[.P302]" office:value-type="string" office:string-value="" calcext:value-type="error">
            <text:p>#VALUE!</text:p>
          </table:table-cell>
          <table:table-cell table:formula="of:=[.B302]-[.P30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02]-[.S302]" office:value-type="string" office:string-value="" calcext:value-type="error">
            <text:p>#VALUE!</text:p>
          </table:table-cell>
          <table:table-cell table:formula="of:=[.B302]-[.S30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5472598076" calcext:value-type="float">
            <text:p>2.4547259808</text:p>
          </table:table-cell>
          <table:table-cell table:formula="of:=[.J305]-[.B303]" office:value-type="float" office:value="-1.629366457464" calcext:value-type="float">
            <text:p>-1.6293664575</text:p>
          </table:table-cell>
          <table:table-cell office:value-type="float" office:value="0.825458228588" calcext:value-type="float">
            <text:p>0.8254582286</text:p>
          </table:table-cell>
          <table:table-cell table:formula="of:=[.G305]-[.D303]" office:value-type="float" office:value="-0.0000987052920000675" calcext:value-type="float">
            <text:p>-9.87052920000675E-005</text:p>
          </table:table-cell>
          <table:table-cell table:formula="of:=[.B303]-[.$D305]" office:value-type="float" office:value="1.629366457464" calcext:value-type="float">
            <text:p>1.6293664575</text:p>
          </table:table-cell>
          <table:table-cell office:value-type="float" office:value="0.825458228588" calcext:value-type="float">
            <text:p>0.8254582286</text:p>
          </table:table-cell>
          <table:table-cell table:formula="of:=[.J305]-[.G303]" office:value-type="float" office:value="-0.0000987052920000675" calcext:value-type="float">
            <text:p>-9.87052920000675E-005</text:p>
          </table:table-cell>
          <table:table-cell table:formula="of:=[.B303]-[.G303]" office:value-type="float" office:value="1.629267752172" calcext:value-type="float">
            <text:p>1.6292677522</text:p>
          </table:table-cell>
          <table:table-cell office:value-type="float" office:value="0.825458228588" calcext:value-type="float">
            <text:p>0.8254582286</text:p>
          </table:table-cell>
          <table:table-cell table:formula="of:=[.P305]-[.J303]" office:value-type="float" office:value="-0.0000987052920000675" calcext:value-type="float">
            <text:p>-9.87052920000675E-005</text:p>
          </table:table-cell>
          <table:table-cell table:formula="of:=[.B303]-[.J303]" office:value-type="float" office:value="1.629267752172" calcext:value-type="float">
            <text:p>1.6292677522</text:p>
          </table:table-cell>
          <table:table-cell office:value-type="float" office:value="0.825458228588" calcext:value-type="float">
            <text:p>0.8254582286</text:p>
          </table:table-cell>
          <table:table-cell table:formula="of:=[.P305]-[.M303]" office:value-type="float" office:value="-0.0000987052920000675" calcext:value-type="float">
            <text:p>-9.87052920000675E-005</text:p>
          </table:table-cell>
          <table:table-cell table:formula="of:=[.B303]-[.M303]" office:value-type="float" office:value="1.629267752172" calcext:value-type="float">
            <text:p>1.6292677522</text:p>
          </table:table-cell>
          <table:table-cell office:value-type="float" office:value="0.825458228588" calcext:value-type="float">
            <text:p>0.8254582286</text:p>
          </table:table-cell>
          <table:table-cell table:formula="of:=[.S305]-[.P303]" office:value-type="float" office:value="-0.0000987052920000675" calcext:value-type="float">
            <text:p>-9.87052920000675E-005</text:p>
          </table:table-cell>
          <table:table-cell table:formula="of:=[.B303]-[.P303]" office:value-type="float" office:value="1.629267752172" calcext:value-type="float">
            <text:p>1.6292677522</text:p>
          </table:table-cell>
          <table:table-cell office:value-type="float" office:value="0.825458228588" calcext:value-type="float">
            <text:p>0.8254582286</text:p>
          </table:table-cell>
          <table:table-cell table:formula="of:=[.A303]-[.S303]" office:value-type="float" office:value="1.629267752172" calcext:value-type="float">
            <text:p>1.6292677522</text:p>
          </table:table-cell>
          <table:table-cell table:formula="of:=[.B303]-[.S303]" office:value-type="float" office:value="1.629267752172" calcext:value-type="float">
            <text:p>1.6292677522</text:p>
          </table:table-cell>
        </table:table-row>
        <table:table-row table:style-name="ro1">
          <table:table-cell table:number-columns-repeated="2" office:value-type="float" office:value="2.4542760849" calcext:value-type="float">
            <text:p>2.4542760849</text:p>
          </table:table-cell>
          <table:table-cell table:formula="of:=[.J306]-[.B304]" office:value-type="float" office:value="-1.628961443901" calcext:value-type="float">
            <text:p>-1.6289614439</text:p>
          </table:table-cell>
          <table:table-cell office:value-type="float" office:value="0.825407385826" calcext:value-type="float">
            <text:p>0.8254073858</text:p>
          </table:table-cell>
          <table:table-cell table:formula="of:=[.G306]-[.D304]" office:value-type="float" office:value="-0.00209355354299989" calcext:value-type="float">
            <text:p>-0.0020935535</text:p>
          </table:table-cell>
          <table:table-cell table:formula="of:=[.B304]-[.$D306]" office:value-type="float" office:value="1.628961443901" calcext:value-type="float">
            <text:p>1.6289614439</text:p>
          </table:table-cell>
          <table:table-cell office:value-type="float" office:value="0.825407385826" calcext:value-type="float">
            <text:p>0.8254073858</text:p>
          </table:table-cell>
          <table:table-cell table:formula="of:=[.J306]-[.G304]" office:value-type="float" office:value="-0.0000927448269999465" calcext:value-type="float">
            <text:p>-9.27448269999465E-005</text:p>
          </table:table-cell>
          <table:table-cell table:formula="of:=[.B304]-[.G304]" office:value-type="float" office:value="1.628868699074" calcext:value-type="float">
            <text:p>1.6288686991</text:p>
          </table:table-cell>
          <table:table-cell office:value-type="float" office:value="0.825407385826" calcext:value-type="float">
            <text:p>0.8254073858</text:p>
          </table:table-cell>
          <table:table-cell table:formula="of:=[.P306]-[.J304]" office:value-type="float" office:value="-0.00209355354299989" calcext:value-type="float">
            <text:p>-0.0020935535</text:p>
          </table:table-cell>
          <table:table-cell table:formula="of:=[.B304]-[.J304]" office:value-type="float" office:value="1.628868699074" calcext:value-type="float">
            <text:p>1.6288686991</text:p>
          </table:table-cell>
          <table:table-cell office:value-type="float" office:value="0.825407385826" calcext:value-type="float">
            <text:p>0.8254073858</text:p>
          </table:table-cell>
          <table:table-cell table:formula="of:=[.P306]-[.M304]" office:value-type="float" office:value="-0.00209355354299989" calcext:value-type="float">
            <text:p>-0.0020935535</text:p>
          </table:table-cell>
          <table:table-cell table:formula="of:=[.B304]-[.M304]" office:value-type="float" office:value="1.628868699074" calcext:value-type="float">
            <text:p>1.6288686991</text:p>
          </table:table-cell>
          <table:table-cell office:value-type="float" office:value="0.825407385826" calcext:value-type="float">
            <text:p>0.8254073858</text:p>
          </table:table-cell>
          <table:table-cell table:formula="of:=[.S306]-[.P304]" office:value-type="float" office:value="-0.00209355354299989" calcext:value-type="float">
            <text:p>-0.0020935535</text:p>
          </table:table-cell>
          <table:table-cell table:formula="of:=[.B304]-[.P304]" office:value-type="float" office:value="1.628868699074" calcext:value-type="float">
            <text:p>1.6288686991</text:p>
          </table:table-cell>
          <table:table-cell office:value-type="float" office:value="0.825407385826" calcext:value-type="float">
            <text:p>0.8254073858</text:p>
          </table:table-cell>
          <table:table-cell table:formula="of:=[.A304]-[.S304]" office:value-type="float" office:value="1.628868699074" calcext:value-type="float">
            <text:p>1.6288686991</text:p>
          </table:table-cell>
          <table:table-cell table:formula="of:=[.B304]-[.S304]" office:value-type="float" office:value="1.628868699074" calcext:value-type="float">
            <text:p>1.6288686991</text:p>
          </table:table-cell>
        </table:table-row>
        <table:table-row table:style-name="ro1">
          <table:table-cell table:number-columns-repeated="2" office:value-type="float" office:value="2.45383501053" calcext:value-type="float">
            <text:p>2.4538350105</text:p>
          </table:table-cell>
          <table:table-cell table:formula="of:=[.J307]-[.B305]" office:value-type="float" office:value="-1.628562271596" calcext:value-type="float">
            <text:p>-1.6285622716</text:p>
          </table:table-cell>
          <table:table-cell office:value-type="float" office:value="0.825359523296" calcext:value-type="float">
            <text:p>0.8253595233</text:p>
          </table:table-cell>
          <table:table-cell table:formula="of:=[.G307]-[.D305]" office:value-type="float" office:value="-0.00208747386899999" calcext:value-type="float">
            <text:p>-0.0020874739</text:p>
          </table:table-cell>
          <table:table-cell table:formula="of:=[.B305]-[.$D307]" office:value-type="float" office:value="1.630562961103" calcext:value-type="float">
            <text:p>1.6305629611</text:p>
          </table:table-cell>
          <table:table-cell office:value-type="float" office:value="0.825359523296" calcext:value-type="float">
            <text:p>0.8253595233</text:p>
          </table:table-cell>
          <table:table-cell table:formula="of:=[.J307]-[.G305]" office:value-type="float" office:value="-0.0000867843619999364" calcext:value-type="float">
            <text:p>-8.67843619999364E-005</text:p>
          </table:table-cell>
          <table:table-cell table:formula="of:=[.B305]-[.G305]" office:value-type="float" office:value="1.628475487234" calcext:value-type="float">
            <text:p>1.6284754872</text:p>
          </table:table-cell>
          <table:table-cell office:value-type="float" office:value="0.825359523296" calcext:value-type="float">
            <text:p>0.8253595233</text:p>
          </table:table-cell>
          <table:table-cell table:formula="of:=[.P307]-[.J305]" office:value-type="float" office:value="-0.00208747386899999" calcext:value-type="float">
            <text:p>-0.0020874739</text:p>
          </table:table-cell>
          <table:table-cell table:formula="of:=[.B305]-[.J305]" office:value-type="float" office:value="1.628475487234" calcext:value-type="float">
            <text:p>1.6284754872</text:p>
          </table:table-cell>
          <table:table-cell office:value-type="float" office:value="0.825359523296" calcext:value-type="float">
            <text:p>0.8253595233</text:p>
          </table:table-cell>
          <table:table-cell table:formula="of:=[.P307]-[.M305]" office:value-type="float" office:value="-0.00208747386899999" calcext:value-type="float">
            <text:p>-0.0020874739</text:p>
          </table:table-cell>
          <table:table-cell table:formula="of:=[.B305]-[.M305]" office:value-type="float" office:value="1.628475487234" calcext:value-type="float">
            <text:p>1.6284754872</text:p>
          </table:table-cell>
          <table:table-cell office:value-type="float" office:value="0.825359523296" calcext:value-type="float">
            <text:p>0.8253595233</text:p>
          </table:table-cell>
          <table:table-cell table:formula="of:=[.S307]-[.P305]" office:value-type="float" office:value="-0.00208747386899999" calcext:value-type="float">
            <text:p>-0.0020874739</text:p>
          </table:table-cell>
          <table:table-cell table:formula="of:=[.B305]-[.P305]" office:value-type="float" office:value="1.628475487234" calcext:value-type="float">
            <text:p>1.6284754872</text:p>
          </table:table-cell>
          <table:table-cell office:value-type="float" office:value="0.825359523296" calcext:value-type="float">
            <text:p>0.8253595233</text:p>
          </table:table-cell>
          <table:table-cell table:formula="of:=[.A305]-[.S305]" office:value-type="float" office:value="1.628475487234" calcext:value-type="float">
            <text:p>1.6284754872</text:p>
          </table:table-cell>
          <table:table-cell table:formula="of:=[.B305]-[.S305]" office:value-type="float" office:value="1.628475487234" calcext:value-type="float">
            <text:p>1.6284754872</text:p>
          </table:table-cell>
        </table:table-row>
        <table:table-row table:style-name="ro1">
          <table:table-cell table:number-columns-repeated="2" office:value-type="float" office:value="2.45340251923" calcext:value-type="float">
            <text:p>2.4534025192</text:p>
          </table:table-cell>
          <table:table-cell table:formula="of:=[.J308]-[.B306]" office:value-type="float" office:value="-1.628168642525" calcext:value-type="float">
            <text:p>-1.6281686425</text:p>
          </table:table-cell>
          <table:table-cell office:value-type="float" office:value="0.825314640999" calcext:value-type="float">
            <text:p>0.825314641</text:p>
          </table:table-cell>
          <table:table-cell table:formula="of:=[.G308]-[.D306]" office:value-type="float" office:value="-0.00208139419599995" calcext:value-type="float">
            <text:p>-0.0020813942</text:p>
          </table:table-cell>
          <table:table-cell table:formula="of:=[.B306]-[.$D308]" office:value-type="float" office:value="1.628168642525" calcext:value-type="float">
            <text:p>1.6281686425</text:p>
          </table:table-cell>
          <table:table-cell office:value-type="float" office:value="0.823313832283" calcext:value-type="float">
            <text:p>0.8233138323</text:p>
          </table:table-cell>
          <table:table-cell table:formula="of:=[.J308]-[.G306]" office:value-type="float" office:value="0.001920044422" calcext:value-type="float">
            <text:p>0.0019200444</text:p>
          </table:table-cell>
          <table:table-cell table:formula="of:=[.B306]-[.G306]" office:value-type="float" office:value="1.630088686947" calcext:value-type="float">
            <text:p>1.6300886869</text:p>
          </table:table-cell>
          <table:table-cell office:value-type="float" office:value="0.825314640999" calcext:value-type="float">
            <text:p>0.825314641</text:p>
          </table:table-cell>
          <table:table-cell table:formula="of:=[.P308]-[.J306]" office:value-type="float" office:value="-0.00208139419599995" calcext:value-type="float">
            <text:p>-0.0020813942</text:p>
          </table:table-cell>
          <table:table-cell table:formula="of:=[.B306]-[.J306]" office:value-type="float" office:value="1.628087878231" calcext:value-type="float">
            <text:p>1.6280878782</text:p>
          </table:table-cell>
          <table:table-cell office:value-type="float" office:value="0.823313832283" calcext:value-type="float">
            <text:p>0.8233138323</text:p>
          </table:table-cell>
          <table:table-cell table:formula="of:=[.P308]-[.M306]" office:value-type="float" office:value="-0.0000805854800000061" calcext:value-type="float">
            <text:p>-8.05854800000061E-005</text:p>
          </table:table-cell>
          <table:table-cell table:formula="of:=[.B306]-[.M306]" office:value-type="float" office:value="1.630088686947" calcext:value-type="float">
            <text:p>1.6300886869</text:p>
          </table:table-cell>
          <table:table-cell office:value-type="float" office:value="0.823313832283" calcext:value-type="float">
            <text:p>0.8233138323</text:p>
          </table:table-cell>
          <table:table-cell table:formula="of:=[.S308]-[.P306]" office:value-type="float" office:value="-0.0000805854800000061" calcext:value-type="float">
            <text:p>-8.05854800000061E-005</text:p>
          </table:table-cell>
          <table:table-cell table:formula="of:=[.B306]-[.P306]" office:value-type="float" office:value="1.630088686947" calcext:value-type="float">
            <text:p>1.6300886869</text:p>
          </table:table-cell>
          <table:table-cell office:value-type="float" office:value="0.823313832283" calcext:value-type="float">
            <text:p>0.8233138323</text:p>
          </table:table-cell>
          <table:table-cell table:formula="of:=[.A306]-[.S306]" office:value-type="float" office:value="1.630088686947" calcext:value-type="float">
            <text:p>1.6300886869</text:p>
          </table:table-cell>
          <table:table-cell table:formula="of:=[.B306]-[.S306]" office:value-type="float" office:value="1.630088686947" calcext:value-type="float">
            <text:p>1.6300886869</text:p>
          </table:table-cell>
        </table:table-row>
        <table:table-row table:style-name="ro1">
          <table:table-cell table:number-columns-repeated="2" office:value-type="float" office:value="2.45297884941" calcext:value-type="float">
            <text:p>2.4529788494</text:p>
          </table:table-cell>
          <table:table-cell table:formula="of:=[.J309]-[.B307]" office:value-type="float" office:value="-1.629781424998" calcext:value-type="float">
            <text:p>-1.629781425</text:p>
          </table:table-cell>
          <table:table-cell office:value-type="float" office:value="0.823272049427" calcext:value-type="float">
            <text:p>0.8232720494</text:p>
          </table:table-cell>
          <table:table-cell table:formula="of:=[.G309]-[.D307]" office:value-type="float" office:value="-0.0000746250149999961" calcext:value-type="float">
            <text:p>-0.000074625</text:p>
          </table:table-cell>
          <table:table-cell table:formula="of:=[.B307]-[.$D309]" office:value-type="float" office:value="1.629781424998" calcext:value-type="float">
            <text:p>1.629781425</text:p>
          </table:table-cell>
          <table:table-cell office:value-type="float" office:value="0.823272049427" calcext:value-type="float">
            <text:p>0.8232720494</text:p>
          </table:table-cell>
          <table:table-cell table:formula="of:=[.J309]-[.G307]" office:value-type="float" office:value="-0.0000746250149999961" calcext:value-type="float">
            <text:p>-0.000074625</text:p>
          </table:table-cell>
          <table:table-cell table:formula="of:=[.B307]-[.G307]" office:value-type="float" office:value="1.629706799983" calcext:value-type="float">
            <text:p>1.6297068</text:p>
          </table:table-cell>
          <table:table-cell office:value-type="float" office:value="0.825272738934" calcext:value-type="float">
            <text:p>0.8252727389</text:p>
          </table:table-cell>
          <table:table-cell table:formula="of:=[.P309]-[.J307]" office:value-type="float" office:value="-0.00207531452200005" calcext:value-type="float">
            <text:p>-0.0020753145</text:p>
          </table:table-cell>
          <table:table-cell table:formula="of:=[.B307]-[.J307]" office:value-type="float" office:value="1.627706110476" calcext:value-type="float">
            <text:p>1.6277061105</text:p>
          </table:table-cell>
          <table:table-cell office:value-type="float" office:value="0.823272049427" calcext:value-type="float">
            <text:p>0.8232720494</text:p>
          </table:table-cell>
          <table:table-cell table:formula="of:=[.P309]-[.M307]" office:value-type="float" office:value="-0.0000746250149999961" calcext:value-type="float">
            <text:p>-0.000074625</text:p>
          </table:table-cell>
          <table:table-cell table:formula="of:=[.B307]-[.M307]" office:value-type="float" office:value="1.629706799983" calcext:value-type="float">
            <text:p>1.6297068</text:p>
          </table:table-cell>
          <table:table-cell office:value-type="float" office:value="0.823272049427" calcext:value-type="float">
            <text:p>0.8232720494</text:p>
          </table:table-cell>
          <table:table-cell table:formula="of:=[.S309]-[.P307]" office:value-type="float" office:value="-0.0000746250149999961" calcext:value-type="float">
            <text:p>-0.000074625</text:p>
          </table:table-cell>
          <table:table-cell table:formula="of:=[.B307]-[.P307]" office:value-type="float" office:value="1.629706799983" calcext:value-type="float">
            <text:p>1.6297068</text:p>
          </table:table-cell>
          <table:table-cell office:value-type="float" office:value="0.823272049427" calcext:value-type="float">
            <text:p>0.8232720494</text:p>
          </table:table-cell>
          <table:table-cell table:formula="of:=[.A307]-[.S307]" office:value-type="float" office:value="1.629706799983" calcext:value-type="float">
            <text:p>1.6297068</text:p>
          </table:table-cell>
          <table:table-cell table:formula="of:=[.B307]-[.S307]" office:value-type="float" office:value="1.629706799983" calcext:value-type="float">
            <text:p>1.6297068</text:p>
          </table:table-cell>
        </table:table-row>
        <table:table-row table:style-name="ro1">
          <table:table-cell table:number-columns-repeated="2" office:value-type="float" office:value="2.45256400108" calcext:value-type="float">
            <text:p>2.4525640011</text:p>
          </table:table-cell>
          <table:table-cell table:formula="of:=[.J310]-[.B308]" office:value-type="float" office:value="-1.629399418827" calcext:value-type="float">
            <text:p>-1.6293994188</text:p>
          </table:table-cell>
          <table:table-cell office:value-type="float" office:value="0.825233876705" calcext:value-type="float">
            <text:p>0.8252338767</text:p>
          </table:table-cell>
          <table:table-cell table:formula="of:=[.G310]-[.D308]" office:value-type="float" office:value="-0.0020692944520001" calcext:value-type="float">
            <text:p>-0.0020692945</text:p>
          </table:table-cell>
          <table:table-cell table:formula="of:=[.B308]-[.$D310]" office:value-type="float" office:value="1.629399418827" calcext:value-type="float">
            <text:p>1.6293994188</text:p>
          </table:table-cell>
          <table:table-cell office:value-type="float" office:value="0.823233246803" calcext:value-type="float">
            <text:p>0.8232332468</text:p>
          </table:table-cell>
          <table:table-cell table:formula="of:=[.J310]-[.G308]" office:value-type="float" office:value="-0.0000686645500000971" calcext:value-type="float">
            <text:p>-6.86645500000971E-005</text:p>
          </table:table-cell>
          <table:table-cell table:formula="of:=[.B308]-[.G308]" office:value-type="float" office:value="1.629330754277" calcext:value-type="float">
            <text:p>1.6293307543</text:p>
          </table:table-cell>
          <table:table-cell office:value-type="float" office:value="0.825233876705" calcext:value-type="float">
            <text:p>0.8252338767</text:p>
          </table:table-cell>
          <table:table-cell table:formula="of:=[.P310]-[.J308]" office:value-type="float" office:value="-0.0020692944520001" calcext:value-type="float">
            <text:p>-0.0020692945</text:p>
          </table:table-cell>
          <table:table-cell table:formula="of:=[.B308]-[.J308]" office:value-type="float" office:value="1.627330124375" calcext:value-type="float">
            <text:p>1.6273301244</text:p>
          </table:table-cell>
          <table:table-cell office:value-type="float" office:value="0.823233246803" calcext:value-type="float">
            <text:p>0.8232332468</text:p>
          </table:table-cell>
          <table:table-cell table:formula="of:=[.P310]-[.M308]" office:value-type="float" office:value="-0.0000686645500000971" calcext:value-type="float">
            <text:p>-6.86645500000971E-005</text:p>
          </table:table-cell>
          <table:table-cell table:formula="of:=[.B308]-[.M308]" office:value-type="float" office:value="1.629330754277" calcext:value-type="float">
            <text:p>1.6293307543</text:p>
          </table:table-cell>
          <table:table-cell office:value-type="float" office:value="0.823233246803" calcext:value-type="float">
            <text:p>0.8232332468</text:p>
          </table:table-cell>
          <table:table-cell table:formula="of:=[.S310]-[.P308]" office:value-type="float" office:value="-0.0000686645500000971" calcext:value-type="float">
            <text:p>-6.86645500000971E-005</text:p>
          </table:table-cell>
          <table:table-cell table:formula="of:=[.B308]-[.P308]" office:value-type="float" office:value="1.629330754277" calcext:value-type="float">
            <text:p>1.6293307543</text:p>
          </table:table-cell>
          <table:table-cell office:value-type="float" office:value="0.823233246803" calcext:value-type="float">
            <text:p>0.8232332468</text:p>
          </table:table-cell>
          <table:table-cell table:formula="of:=[.A308]-[.S308]" office:value-type="float" office:value="1.629330754277" calcext:value-type="float">
            <text:p>1.6293307543</text:p>
          </table:table-cell>
          <table:table-cell table:formula="of:=[.B308]-[.S308]" office:value-type="float" office:value="1.629330754277" calcext:value-type="float">
            <text:p>1.6293307543</text:p>
          </table:table-cell>
        </table:table-row>
        <table:table-row table:style-name="ro1">
          <table:table-cell table:number-columns-repeated="2" office:value-type="float" office:value="2.45215773582" calcext:value-type="float">
            <text:p>2.4521577358</text:p>
          </table:table-cell>
          <table:table-cell table:formula="of:=[.J311]-[.B309]" office:value-type="float" office:value="-1.629023015495" calcext:value-type="float">
            <text:p>-1.6290230155</text:p>
          </table:table-cell>
          <table:table-cell office:value-type="float" office:value="0.823197424412" calcext:value-type="float">
            <text:p>0.8231974244</text:p>
          </table:table-cell>
          <table:table-cell table:formula="of:=[.G311]-[.D309]" office:value-type="float" office:value="-0.0000627040869999318" calcext:value-type="float">
            <text:p>-6.27040869999318E-005</text:p>
          </table:table-cell>
          <table:table-cell table:formula="of:=[.B309]-[.$D311]" office:value-type="float" office:value="1.629023015495" calcext:value-type="float">
            <text:p>1.6290230155</text:p>
          </table:table-cell>
          <table:table-cell office:value-type="float" office:value="0.823197424412" calcext:value-type="float">
            <text:p>0.8231974244</text:p>
          </table:table-cell>
          <table:table-cell table:formula="of:=[.J311]-[.G309]" office:value-type="float" office:value="-0.0000627040869999318" calcext:value-type="float">
            <text:p>-6.27040869999318E-005</text:p>
          </table:table-cell>
          <table:table-cell table:formula="of:=[.B309]-[.G309]" office:value-type="float" office:value="1.628960311408" calcext:value-type="float">
            <text:p>1.6289603114</text:p>
          </table:table-cell>
          <table:table-cell office:value-type="float" office:value="0.823197424412" calcext:value-type="float">
            <text:p>0.8231974244</text:p>
          </table:table-cell>
          <table:table-cell table:formula="of:=[.P311]-[.J309]" office:value-type="float" office:value="-0.0000627040869999318" calcext:value-type="float">
            <text:p>-6.27040869999318E-005</text:p>
          </table:table-cell>
          <table:table-cell table:formula="of:=[.B309]-[.J309]" office:value-type="float" office:value="1.628960311408" calcext:value-type="float">
            <text:p>1.6289603114</text:p>
          </table:table-cell>
          <table:table-cell office:value-type="float" office:value="0.823197424412" calcext:value-type="float">
            <text:p>0.8231974244</text:p>
          </table:table-cell>
          <table:table-cell table:formula="of:=[.P311]-[.M309]" office:value-type="float" office:value="-0.0000627040869999318" calcext:value-type="float">
            <text:p>-6.27040869999318E-005</text:p>
          </table:table-cell>
          <table:table-cell table:formula="of:=[.B309]-[.M309]" office:value-type="float" office:value="1.628960311408" calcext:value-type="float">
            <text:p>1.6289603114</text:p>
          </table:table-cell>
          <table:table-cell office:value-type="float" office:value="0.823197424412" calcext:value-type="float">
            <text:p>0.8231974244</text:p>
          </table:table-cell>
          <table:table-cell table:formula="of:=[.S311]-[.P309]" office:value-type="float" office:value="-0.0000627040869999318" calcext:value-type="float">
            <text:p>-6.27040869999318E-005</text:p>
          </table:table-cell>
          <table:table-cell table:formula="of:=[.B309]-[.P309]" office:value-type="float" office:value="1.628960311408" calcext:value-type="float">
            <text:p>1.6289603114</text:p>
          </table:table-cell>
          <table:table-cell office:value-type="float" office:value="0.823197424412" calcext:value-type="float">
            <text:p>0.8231974244</text:p>
          </table:table-cell>
          <table:table-cell table:formula="of:=[.A309]-[.S309]" office:value-type="float" office:value="1.628960311408" calcext:value-type="float">
            <text:p>1.6289603114</text:p>
          </table:table-cell>
          <table:table-cell table:formula="of:=[.B309]-[.S309]" office:value-type="float" office:value="1.628960311408" calcext:value-type="float">
            <text:p>1.6289603114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12]-[.B310]" office:value-type="string" office:string-value="" calcext:value-type="error">
            <text:p>#VALUE!</text:p>
          </table:table-cell>
          <table:table-cell office:value-type="float" office:value="0.823164582253" calcext:value-type="float">
            <text:p>0.8231645823</text:p>
          </table:table-cell>
          <table:table-cell table:formula="of:=[.G312]-[.D310]" office:value-type="string" office:string-value="" calcext:value-type="error">
            <text:p>#VALUE!</text:p>
          </table:table-cell>
          <table:table-cell table:formula="of:=[.B310]-[.$D312]" office:value-type="string" office:string-value="" calcext:value-type="error">
            <text:p>#VALUE!</text:p>
          </table:table-cell>
          <table:table-cell office:value-type="float" office:value="0.823164582253" calcext:value-type="float">
            <text:p>0.8231645823</text:p>
          </table:table-cell>
          <table:table-cell table:formula="of:=[.J312]-[.G310]" office:value-type="string" office:string-value="" calcext:value-type="error">
            <text:p>#VALUE!</text:p>
          </table:table-cell>
          <table:table-cell table:formula="of:=[.B310]-[.G310]" office:value-type="string" office:string-value="" calcext:value-type="error">
            <text:p>#VALUE!</text:p>
          </table:table-cell>
          <table:table-cell office:value-type="float" office:value="0.823164582253" calcext:value-type="float">
            <text:p>0.8231645823</text:p>
          </table:table-cell>
          <table:table-cell table:formula="of:=[.P312]-[.J310]" office:value-type="string" office:string-value="" calcext:value-type="error">
            <text:p>#VALUE!</text:p>
          </table:table-cell>
          <table:table-cell table:formula="of:=[.B310]-[.J310]" office:value-type="string" office:string-value="" calcext:value-type="error">
            <text:p>#VALUE!</text:p>
          </table:table-cell>
          <table:table-cell office:value-type="float" office:value="0.823164582253" calcext:value-type="float">
            <text:p>0.8231645823</text:p>
          </table:table-cell>
          <table:table-cell table:formula="of:=[.P312]-[.M310]" office:value-type="string" office:string-value="" calcext:value-type="error">
            <text:p>#VALUE!</text:p>
          </table:table-cell>
          <table:table-cell table:formula="of:=[.B310]-[.M310]" office:value-type="string" office:string-value="" calcext:value-type="error">
            <text:p>#VALUE!</text:p>
          </table:table-cell>
          <table:table-cell office:value-type="float" office:value="0.823164582253" calcext:value-type="float">
            <text:p>0.8231645823</text:p>
          </table:table-cell>
          <table:table-cell table:formula="of:=[.S312]-[.P310]" office:value-type="string" office:string-value="" calcext:value-type="error">
            <text:p>#VALUE!</text:p>
          </table:table-cell>
          <table:table-cell table:formula="of:=[.B310]-[.P310]" office:value-type="string" office:string-value="" calcext:value-type="error">
            <text:p>#VALUE!</text:p>
          </table:table-cell>
          <table:table-cell office:value-type="float" office:value="0.823164582253" calcext:value-type="float">
            <text:p>0.8231645823</text:p>
          </table:table-cell>
          <table:table-cell table:formula="of:=[.A310]-[.S310]" office:value-type="string" office:string-value="" calcext:value-type="error">
            <text:p>#VALUE!</text:p>
          </table:table-cell>
          <table:table-cell table:formula="of:=[.B310]-[.S31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5176029205" calcext:value-type="float">
            <text:p>2.4517602921</text:p>
          </table:table-cell>
          <table:table-cell table:formula="of:=[.J313]-[.B311]" office:value-type="float" office:value="-1.628652393815" calcext:value-type="float">
            <text:p>-1.6286523938</text:p>
          </table:table-cell>
          <table:table-cell office:value-type="float" office:value="0.823134720325" calcext:value-type="float">
            <text:p>0.8231347203</text:p>
          </table:table-cell>
          <table:table-cell table:formula="of:=[.G313]-[.D311]" office:value-type="float" office:value="-0.0000268220900000449" calcext:value-type="float">
            <text:p>-2.68220900000449E-005</text:p>
          </table:table-cell>
          <table:table-cell table:formula="of:=[.B311]-[.$D313]" office:value-type="float" office:value="1.628652393815" calcext:value-type="float">
            <text:p>1.6286523938</text:p>
          </table:table-cell>
          <table:table-cell office:value-type="float" office:value="0.823134720325" calcext:value-type="float">
            <text:p>0.8231347203</text:p>
          </table:table-cell>
          <table:table-cell table:formula="of:=[.J313]-[.G311]" office:value-type="float" office:value="-0.0000268220900000449" calcext:value-type="float">
            <text:p>-2.68220900000449E-005</text:p>
          </table:table-cell>
          <table:table-cell table:formula="of:=[.B311]-[.G311]" office:value-type="float" office:value="1.628625571725" calcext:value-type="float">
            <text:p>1.6286255717</text:p>
          </table:table-cell>
          <table:table-cell office:value-type="float" office:value="0.823134720325" calcext:value-type="float">
            <text:p>0.8231347203</text:p>
          </table:table-cell>
          <table:table-cell table:formula="of:=[.P313]-[.J311]" office:value-type="float" office:value="-0.0000268220900000449" calcext:value-type="float">
            <text:p>-2.68220900000449E-005</text:p>
          </table:table-cell>
          <table:table-cell table:formula="of:=[.B311]-[.J311]" office:value-type="float" office:value="1.628625571725" calcext:value-type="float">
            <text:p>1.6286255717</text:p>
          </table:table-cell>
          <table:table-cell office:value-type="float" office:value="0.823134720325" calcext:value-type="float">
            <text:p>0.8231347203</text:p>
          </table:table-cell>
          <table:table-cell table:formula="of:=[.P313]-[.M311]" office:value-type="float" office:value="-0.0000268220900000449" calcext:value-type="float">
            <text:p>-2.68220900000449E-005</text:p>
          </table:table-cell>
          <table:table-cell table:formula="of:=[.B311]-[.M311]" office:value-type="float" office:value="1.628625571725" calcext:value-type="float">
            <text:p>1.6286255717</text:p>
          </table:table-cell>
          <table:table-cell office:value-type="float" office:value="0.823134720325" calcext:value-type="float">
            <text:p>0.8231347203</text:p>
          </table:table-cell>
          <table:table-cell table:formula="of:=[.S313]-[.P311]" office:value-type="float" office:value="-0.0000268220900000449" calcext:value-type="float">
            <text:p>-2.68220900000449E-005</text:p>
          </table:table-cell>
          <table:table-cell table:formula="of:=[.B311]-[.P311]" office:value-type="float" office:value="1.628625571725" calcext:value-type="float">
            <text:p>1.6286255717</text:p>
          </table:table-cell>
          <table:table-cell office:value-type="float" office:value="0.823134720325" calcext:value-type="float">
            <text:p>0.8231347203</text:p>
          </table:table-cell>
          <table:table-cell table:formula="of:=[.A311]-[.S311]" office:value-type="float" office:value="1.628625571725" calcext:value-type="float">
            <text:p>1.6286255717</text:p>
          </table:table-cell>
          <table:table-cell table:formula="of:=[.B311]-[.S311]" office:value-type="float" office:value="1.628625571725" calcext:value-type="float">
            <text:p>1.6286255717</text:p>
          </table:table-cell>
        </table:table-row>
        <table:table-row table:style-name="ro1">
          <table:table-cell table:number-columns-repeated="2" office:value-type="float" office:value="2.45137166977" calcext:value-type="float">
            <text:p>2.4513716698</text:p>
          </table:table-cell>
          <table:table-cell table:formula="of:=[.J314]-[.B312]" office:value-type="float" office:value="-1.628287672997" calcext:value-type="float">
            <text:p>-1.628287673</text:p>
          </table:table-cell>
          <table:table-cell office:value-type="string" calcext:value-type="string">
            <text:p><text:s/>nan </text:p>
          </table:table-cell>
          <table:table-cell table:formula="of:=[.G314]-[.D312]" office:value-type="string" office:string-value="" calcext:value-type="error">
            <text:p>#VALUE!</text:p>
          </table:table-cell>
          <table:table-cell table:formula="of:=[.B312]-[.$D314]" office:value-type="float" office:value="1.628287672997" calcext:value-type="float">
            <text:p>1.628287673</text:p>
          </table:table-cell>
          <table:table-cell office:value-type="string" calcext:value-type="string">
            <text:p><text:s/>nan </text:p>
          </table:table-cell>
          <table:table-cell table:formula="of:=[.J314]-[.G312]" office:value-type="string" office:string-value="" calcext:value-type="error">
            <text:p>#VALUE!</text:p>
          </table:table-cell>
          <table:table-cell table:formula="of:=[.B312]-[.G3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14]-[.J312]" office:value-type="string" office:string-value="" calcext:value-type="error">
            <text:p>#VALUE!</text:p>
          </table:table-cell>
          <table:table-cell table:formula="of:=[.B312]-[.J3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14]-[.M312]" office:value-type="string" office:string-value="" calcext:value-type="error">
            <text:p>#VALUE!</text:p>
          </table:table-cell>
          <table:table-cell table:formula="of:=[.B312]-[.M3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14]-[.P312]" office:value-type="string" office:string-value="" calcext:value-type="error">
            <text:p>#VALUE!</text:p>
          </table:table-cell>
          <table:table-cell table:formula="of:=[.B312]-[.P31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12]-[.S312]" office:value-type="string" office:string-value="" calcext:value-type="error">
            <text:p>#VALUE!</text:p>
          </table:table-cell>
          <table:table-cell table:formula="of:=[.B312]-[.S31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5099186897" calcext:value-type="float">
            <text:p>2.450991869</text:p>
          </table:table-cell>
          <table:table-cell table:formula="of:=[.J315]-[.B313]" office:value-type="float" office:value="-1.627928793428" calcext:value-type="float">
            <text:p>-1.6279287934</text:p>
          </table:table-cell>
          <table:table-cell office:value-type="float" office:value="0.823107898235" calcext:value-type="float">
            <text:p>0.8231078982</text:p>
          </table:table-cell>
          <table:table-cell table:formula="of:=[.G315]-[.D313]" office:value-type="float" office:value="-0.0000448226929999906" calcext:value-type="float">
            <text:p>-4.48226929999906E-005</text:p>
          </table:table-cell>
          <table:table-cell table:formula="of:=[.B313]-[.$D315]" office:value-type="float" office:value="1.627928793428" calcext:value-type="float">
            <text:p>1.6279287934</text:p>
          </table:table-cell>
          <table:table-cell office:value-type="float" office:value="0.823107898235" calcext:value-type="float">
            <text:p>0.8231078982</text:p>
          </table:table-cell>
          <table:table-cell table:formula="of:=[.J315]-[.G313]" office:value-type="float" office:value="-0.0000448226929999906" calcext:value-type="float">
            <text:p>-4.48226929999906E-005</text:p>
          </table:table-cell>
          <table:table-cell table:formula="of:=[.B313]-[.G313]" office:value-type="float" office:value="1.627883970735" calcext:value-type="float">
            <text:p>1.6278839707</text:p>
          </table:table-cell>
          <table:table-cell office:value-type="float" office:value="0.823107898235" calcext:value-type="float">
            <text:p>0.8231078982</text:p>
          </table:table-cell>
          <table:table-cell table:formula="of:=[.P315]-[.J313]" office:value-type="float" office:value="-0.0000448226929999906" calcext:value-type="float">
            <text:p>-4.48226929999906E-005</text:p>
          </table:table-cell>
          <table:table-cell table:formula="of:=[.B313]-[.J313]" office:value-type="float" office:value="1.627883970735" calcext:value-type="float">
            <text:p>1.6278839707</text:p>
          </table:table-cell>
          <table:table-cell office:value-type="float" office:value="0.823107898235" calcext:value-type="float">
            <text:p>0.8231078982</text:p>
          </table:table-cell>
          <table:table-cell table:formula="of:=[.P315]-[.M313]" office:value-type="float" office:value="-0.0000448226929999906" calcext:value-type="float">
            <text:p>-4.48226929999906E-005</text:p>
          </table:table-cell>
          <table:table-cell table:formula="of:=[.B313]-[.M313]" office:value-type="float" office:value="1.627883970735" calcext:value-type="float">
            <text:p>1.6278839707</text:p>
          </table:table-cell>
          <table:table-cell office:value-type="float" office:value="0.823107898235" calcext:value-type="float">
            <text:p>0.8231078982</text:p>
          </table:table-cell>
          <table:table-cell table:formula="of:=[.S315]-[.P313]" office:value-type="float" office:value="-0.0000448226929999906" calcext:value-type="float">
            <text:p>-4.48226929999906E-005</text:p>
          </table:table-cell>
          <table:table-cell table:formula="of:=[.B313]-[.P313]" office:value-type="float" office:value="1.627883970735" calcext:value-type="float">
            <text:p>1.6278839707</text:p>
          </table:table-cell>
          <table:table-cell office:value-type="float" office:value="0.823107898235" calcext:value-type="float">
            <text:p>0.8231078982</text:p>
          </table:table-cell>
          <table:table-cell table:formula="of:=[.A313]-[.S313]" office:value-type="float" office:value="1.627883970735" calcext:value-type="float">
            <text:p>1.6278839707</text:p>
          </table:table-cell>
          <table:table-cell table:formula="of:=[.B313]-[.S313]" office:value-type="float" office:value="1.627883970735" calcext:value-type="float">
            <text:p>1.6278839707</text:p>
          </table:table-cell>
        </table:table-row>
        <table:table-row table:style-name="ro1">
          <table:table-cell table:number-columns-repeated="2" office:value-type="float" office:value="2.45062065125" calcext:value-type="float">
            <text:p>2.4506206513</text:p>
          </table:table-cell>
          <table:table-cell table:formula="of:=[.J316]-[.B314]" office:value-type="float" office:value="-1.627575457101" calcext:value-type="float">
            <text:p>-1.6275754571</text:p>
          </table:table-cell>
          <table:table-cell office:value-type="float" office:value="0.823083996773" calcext:value-type="float">
            <text:p>0.8230839968</text:p>
          </table:table-cell>
          <table:table-cell table:formula="of:=[.G316]-[.D314]" office:value-type="float" office:value="-0.0000388026240000228" calcext:value-type="float">
            <text:p>-3.88026240000228E-005</text:p>
          </table:table-cell>
          <table:table-cell table:formula="of:=[.B314]-[.$D316]" office:value-type="float" office:value="1.627575457101" calcext:value-type="float">
            <text:p>1.6275754571</text:p>
          </table:table-cell>
          <table:table-cell office:value-type="float" office:value="0.823083996773" calcext:value-type="float">
            <text:p>0.8230839968</text:p>
          </table:table-cell>
          <table:table-cell table:formula="of:=[.J316]-[.G314]" office:value-type="float" office:value="-0.0000388026240000228" calcext:value-type="float">
            <text:p>-3.88026240000228E-005</text:p>
          </table:table-cell>
          <table:table-cell table:formula="of:=[.B314]-[.G314]" office:value-type="float" office:value="1.627536654477" calcext:value-type="float">
            <text:p>1.6275366545</text:p>
          </table:table-cell>
          <table:table-cell office:value-type="float" office:value="0.823083996773" calcext:value-type="float">
            <text:p>0.8230839968</text:p>
          </table:table-cell>
          <table:table-cell table:formula="of:=[.P316]-[.J314]" office:value-type="float" office:value="-0.0000388026240000228" calcext:value-type="float">
            <text:p>-3.88026240000228E-005</text:p>
          </table:table-cell>
          <table:table-cell table:formula="of:=[.B314]-[.J314]" office:value-type="float" office:value="1.627536654477" calcext:value-type="float">
            <text:p>1.6275366545</text:p>
          </table:table-cell>
          <table:table-cell office:value-type="float" office:value="0.823083996773" calcext:value-type="float">
            <text:p>0.8230839968</text:p>
          </table:table-cell>
          <table:table-cell table:formula="of:=[.P316]-[.M314]" office:value-type="float" office:value="-0.0000388026240000228" calcext:value-type="float">
            <text:p>-3.88026240000228E-005</text:p>
          </table:table-cell>
          <table:table-cell table:formula="of:=[.B314]-[.M314]" office:value-type="float" office:value="1.627536654477" calcext:value-type="float">
            <text:p>1.6275366545</text:p>
          </table:table-cell>
          <table:table-cell office:value-type="float" office:value="0.823083996773" calcext:value-type="float">
            <text:p>0.8230839968</text:p>
          </table:table-cell>
          <table:table-cell table:formula="of:=[.S316]-[.P314]" office:value-type="float" office:value="-0.0000388026240000228" calcext:value-type="float">
            <text:p>-3.88026240000228E-005</text:p>
          </table:table-cell>
          <table:table-cell table:formula="of:=[.B314]-[.P314]" office:value-type="float" office:value="1.627536654477" calcext:value-type="float">
            <text:p>1.6275366545</text:p>
          </table:table-cell>
          <table:table-cell office:value-type="float" office:value="0.823083996773" calcext:value-type="float">
            <text:p>0.8230839968</text:p>
          </table:table-cell>
          <table:table-cell table:formula="of:=[.A314]-[.S314]" office:value-type="float" office:value="1.627536654477" calcext:value-type="float">
            <text:p>1.6275366545</text:p>
          </table:table-cell>
          <table:table-cell table:formula="of:=[.B314]-[.S314]" office:value-type="float" office:value="1.627536654477" calcext:value-type="float">
            <text:p>1.6275366545</text:p>
          </table:table-cell>
        </table:table-row>
        <table:table-row table:style-name="ro1">
          <table:table-cell table:number-columns-repeated="2" office:value-type="float" office:value="2.45025849342" calcext:value-type="float">
            <text:p>2.4502584934</text:p>
          </table:table-cell>
          <table:table-cell table:formula="of:=[.J317]-[.B315]" office:value-type="float" office:value="-1.627228260037" calcext:value-type="float">
            <text:p>-1.62722826</text:p>
          </table:table-cell>
          <table:table-cell office:value-type="float" office:value="0.823063075542" calcext:value-type="float">
            <text:p>0.8230630755</text:p>
          </table:table-cell>
          <table:table-cell table:formula="of:=[.G317]-[.D315]" office:value-type="float" office:value="-0.0000328421590000127" calcext:value-type="float">
            <text:p>-3.28421590000127E-005</text:p>
          </table:table-cell>
          <table:table-cell table:formula="of:=[.B315]-[.$D317]" office:value-type="float" office:value="1.627228260037" calcext:value-type="float">
            <text:p>1.62722826</text:p>
          </table:table-cell>
          <table:table-cell office:value-type="float" office:value="0.823063075542" calcext:value-type="float">
            <text:p>0.8230630755</text:p>
          </table:table-cell>
          <table:table-cell table:formula="of:=[.J317]-[.G315]" office:value-type="float" office:value="-0.0000328421590000127" calcext:value-type="float">
            <text:p>-3.28421590000127E-005</text:p>
          </table:table-cell>
          <table:table-cell table:formula="of:=[.B315]-[.G315]" office:value-type="float" office:value="1.627195417878" calcext:value-type="float">
            <text:p>1.6271954179</text:p>
          </table:table-cell>
          <table:table-cell office:value-type="float" office:value="0.823063075542" calcext:value-type="float">
            <text:p>0.8230630755</text:p>
          </table:table-cell>
          <table:table-cell table:formula="of:=[.P317]-[.J315]" office:value-type="float" office:value="-0.0000328421590000127" calcext:value-type="float">
            <text:p>-3.28421590000127E-005</text:p>
          </table:table-cell>
          <table:table-cell table:formula="of:=[.B315]-[.J315]" office:value-type="float" office:value="1.627195417878" calcext:value-type="float">
            <text:p>1.6271954179</text:p>
          </table:table-cell>
          <table:table-cell office:value-type="float" office:value="0.823063075542" calcext:value-type="float">
            <text:p>0.8230630755</text:p>
          </table:table-cell>
          <table:table-cell table:formula="of:=[.P317]-[.M315]" office:value-type="float" office:value="-0.0000328421590000127" calcext:value-type="float">
            <text:p>-3.28421590000127E-005</text:p>
          </table:table-cell>
          <table:table-cell table:formula="of:=[.B315]-[.M315]" office:value-type="float" office:value="1.627195417878" calcext:value-type="float">
            <text:p>1.6271954179</text:p>
          </table:table-cell>
          <table:table-cell office:value-type="float" office:value="0.823063075542" calcext:value-type="float">
            <text:p>0.8230630755</text:p>
          </table:table-cell>
          <table:table-cell table:formula="of:=[.S317]-[.P315]" office:value-type="float" office:value="-0.0000328421590000127" calcext:value-type="float">
            <text:p>-3.28421590000127E-005</text:p>
          </table:table-cell>
          <table:table-cell table:formula="of:=[.B315]-[.P315]" office:value-type="float" office:value="1.627195417878" calcext:value-type="float">
            <text:p>1.6271954179</text:p>
          </table:table-cell>
          <table:table-cell office:value-type="float" office:value="0.823063075542" calcext:value-type="float">
            <text:p>0.8230630755</text:p>
          </table:table-cell>
          <table:table-cell table:formula="of:=[.A315]-[.S315]" office:value-type="float" office:value="1.627195417878" calcext:value-type="float">
            <text:p>1.6271954179</text:p>
          </table:table-cell>
          <table:table-cell table:formula="of:=[.B315]-[.S315]" office:value-type="float" office:value="1.627195417878" calcext:value-type="float">
            <text:p>1.6271954179</text:p>
          </table:table-cell>
        </table:table-row>
        <table:table-row table:style-name="ro1">
          <table:table-cell table:number-columns-repeated="2" office:value-type="float" office:value="2.44990491867" calcext:value-type="float">
            <text:p>2.4499049187</text:p>
          </table:table-cell>
          <table:table-cell table:formula="of:=[.J318]-[.B316]" office:value-type="float" office:value="-1.626886606216" calcext:value-type="float">
            <text:p>-1.6268866062</text:p>
          </table:table-cell>
          <table:table-cell office:value-type="float" office:value="0.823045194149" calcext:value-type="float">
            <text:p>0.8230451941</text:p>
          </table:table-cell>
          <table:table-cell table:formula="of:=[.G318]-[.D316]" office:value-type="float" office:value="-0.0000268816949999806" calcext:value-type="float">
            <text:p>-2.68816949999806E-005</text:p>
          </table:table-cell>
          <table:table-cell table:formula="of:=[.B316]-[.$D318]" office:value-type="float" office:value="1.626886606216" calcext:value-type="float">
            <text:p>1.6268866062</text:p>
          </table:table-cell>
          <table:table-cell office:value-type="float" office:value="0.823045194149" calcext:value-type="float">
            <text:p>0.8230451941</text:p>
          </table:table-cell>
          <table:table-cell table:formula="of:=[.J318]-[.G316]" office:value-type="float" office:value="-0.0000268816949999806" calcext:value-type="float">
            <text:p>-2.68816949999806E-005</text:p>
          </table:table-cell>
          <table:table-cell table:formula="of:=[.B316]-[.G316]" office:value-type="float" office:value="1.626859724521" calcext:value-type="float">
            <text:p>1.6268597245</text:p>
          </table:table-cell>
          <table:table-cell office:value-type="float" office:value="0.823045194149" calcext:value-type="float">
            <text:p>0.8230451941</text:p>
          </table:table-cell>
          <table:table-cell table:formula="of:=[.P318]-[.J316]" office:value-type="float" office:value="-0.0000268816949999806" calcext:value-type="float">
            <text:p>-2.68816949999806E-005</text:p>
          </table:table-cell>
          <table:table-cell table:formula="of:=[.B316]-[.J316]" office:value-type="float" office:value="1.626859724521" calcext:value-type="float">
            <text:p>1.6268597245</text:p>
          </table:table-cell>
          <table:table-cell office:value-type="float" office:value="0.823045194149" calcext:value-type="float">
            <text:p>0.8230451941</text:p>
          </table:table-cell>
          <table:table-cell table:formula="of:=[.P318]-[.M316]" office:value-type="float" office:value="-0.0000268816949999806" calcext:value-type="float">
            <text:p>-2.68816949999806E-005</text:p>
          </table:table-cell>
          <table:table-cell table:formula="of:=[.B316]-[.M316]" office:value-type="float" office:value="1.626859724521" calcext:value-type="float">
            <text:p>1.6268597245</text:p>
          </table:table-cell>
          <table:table-cell office:value-type="float" office:value="0.823045194149" calcext:value-type="float">
            <text:p>0.8230451941</text:p>
          </table:table-cell>
          <table:table-cell table:formula="of:=[.S318]-[.P316]" office:value-type="float" office:value="-0.0000268816949999806" calcext:value-type="float">
            <text:p>-2.68816949999806E-005</text:p>
          </table:table-cell>
          <table:table-cell table:formula="of:=[.B316]-[.P316]" office:value-type="float" office:value="1.626859724521" calcext:value-type="float">
            <text:p>1.6268597245</text:p>
          </table:table-cell>
          <table:table-cell office:value-type="float" office:value="0.823045194149" calcext:value-type="float">
            <text:p>0.8230451941</text:p>
          </table:table-cell>
          <table:table-cell table:formula="of:=[.A316]-[.S316]" office:value-type="float" office:value="1.626859724521" calcext:value-type="float">
            <text:p>1.6268597245</text:p>
          </table:table-cell>
          <table:table-cell table:formula="of:=[.B316]-[.S316]" office:value-type="float" office:value="1.626859724521" calcext:value-type="float">
            <text:p>1.6268597245</text:p>
          </table:table-cell>
        </table:table-row>
        <table:table-row table:style-name="ro1">
          <table:table-cell table:number-columns-repeated="2" office:value-type="float" office:value="2.44956016541" calcext:value-type="float">
            <text:p>2.4495601654</text:p>
          </table:table-cell>
          <table:table-cell table:formula="of:=[.J319]-[.B317]" office:value-type="float" office:value="-1.626550793652" calcext:value-type="float">
            <text:p>-1.6265507937</text:p>
          </table:table-cell>
          <table:table-cell office:value-type="float" office:value="0.823030233383" calcext:value-type="float">
            <text:p>0.8230302334</text:p>
          </table:table-cell>
          <table:table-cell table:formula="of:=[.G319]-[.D317]" office:value-type="float" office:value="-0.0000208616250000349" calcext:value-type="float">
            <text:p>-2.08616250000349E-005</text:p>
          </table:table-cell>
          <table:table-cell table:formula="of:=[.B317]-[.$D319]" office:value-type="float" office:value="1.626550793652" calcext:value-type="float">
            <text:p>1.6265507937</text:p>
          </table:table-cell>
          <table:table-cell office:value-type="float" office:value="0.823030233383" calcext:value-type="float">
            <text:p>0.8230302334</text:p>
          </table:table-cell>
          <table:table-cell table:formula="of:=[.J319]-[.G317]" office:value-type="float" office:value="-0.0000208616250000349" calcext:value-type="float">
            <text:p>-2.08616250000349E-005</text:p>
          </table:table-cell>
          <table:table-cell table:formula="of:=[.B317]-[.G317]" office:value-type="float" office:value="1.626529932027" calcext:value-type="float">
            <text:p>1.626529932</text:p>
          </table:table-cell>
          <table:table-cell office:value-type="float" office:value="0.823030233383" calcext:value-type="float">
            <text:p>0.8230302334</text:p>
          </table:table-cell>
          <table:table-cell table:formula="of:=[.P319]-[.J317]" office:value-type="float" office:value="-0.0000208616250000349" calcext:value-type="float">
            <text:p>-2.08616250000349E-005</text:p>
          </table:table-cell>
          <table:table-cell table:formula="of:=[.B317]-[.J317]" office:value-type="float" office:value="1.626529932027" calcext:value-type="float">
            <text:p>1.626529932</text:p>
          </table:table-cell>
          <table:table-cell office:value-type="float" office:value="0.823030233383" calcext:value-type="float">
            <text:p>0.8230302334</text:p>
          </table:table-cell>
          <table:table-cell table:formula="of:=[.P319]-[.M317]" office:value-type="float" office:value="-0.0000208616250000349" calcext:value-type="float">
            <text:p>-2.08616250000349E-005</text:p>
          </table:table-cell>
          <table:table-cell table:formula="of:=[.B317]-[.M317]" office:value-type="float" office:value="1.626529932027" calcext:value-type="float">
            <text:p>1.626529932</text:p>
          </table:table-cell>
          <table:table-cell office:value-type="float" office:value="0.823030233383" calcext:value-type="float">
            <text:p>0.8230302334</text:p>
          </table:table-cell>
          <table:table-cell table:formula="of:=[.S319]-[.P317]" office:value-type="float" office:value="-0.0000208616250000349" calcext:value-type="float">
            <text:p>-2.08616250000349E-005</text:p>
          </table:table-cell>
          <table:table-cell table:formula="of:=[.B317]-[.P317]" office:value-type="float" office:value="1.626529932027" calcext:value-type="float">
            <text:p>1.626529932</text:p>
          </table:table-cell>
          <table:table-cell office:value-type="float" office:value="0.823030233383" calcext:value-type="float">
            <text:p>0.8230302334</text:p>
          </table:table-cell>
          <table:table-cell table:formula="of:=[.A317]-[.S317]" office:value-type="float" office:value="1.626529932027" calcext:value-type="float">
            <text:p>1.626529932</text:p>
          </table:table-cell>
          <table:table-cell table:formula="of:=[.B317]-[.S317]" office:value-type="float" office:value="1.626529932027" calcext:value-type="float">
            <text:p>1.626529932</text:p>
          </table:table-cell>
        </table:table-row>
        <table:table-row table:style-name="ro1">
          <table:table-cell table:number-columns-repeated="2" office:value-type="float" office:value="2.44922423363" calcext:value-type="float">
            <text:p>2.4492242336</text:p>
          </table:table-cell>
          <table:table-cell table:formula="of:=[.J320]-[.B318]" office:value-type="float" office:value="-1.626220881942" calcext:value-type="float">
            <text:p>-1.6262208819</text:p>
          </table:table-cell>
          <table:table-cell office:value-type="float" office:value="0.823018312454" calcext:value-type="float">
            <text:p>0.8230183125</text:p>
          </table:table-cell>
          <table:table-cell table:formula="of:=[.G320]-[.D318]" office:value-type="float" office:value="-0.0000149607660000495" calcext:value-type="float">
            <text:p>-1.49607660000495E-005</text:p>
          </table:table-cell>
          <table:table-cell table:formula="of:=[.B318]-[.$D320]" office:value-type="float" office:value="1.626220881942" calcext:value-type="float">
            <text:p>1.6262208819</text:p>
          </table:table-cell>
          <table:table-cell office:value-type="float" office:value="0.823018312454" calcext:value-type="float">
            <text:p>0.8230183125</text:p>
          </table:table-cell>
          <table:table-cell table:formula="of:=[.J320]-[.G318]" office:value-type="float" office:value="-0.0000149607660000495" calcext:value-type="float">
            <text:p>-1.49607660000495E-005</text:p>
          </table:table-cell>
          <table:table-cell table:formula="of:=[.B318]-[.G318]" office:value-type="float" office:value="1.626205921176" calcext:value-type="float">
            <text:p>1.6262059212</text:p>
          </table:table-cell>
          <table:table-cell office:value-type="float" office:value="0.823018312454" calcext:value-type="float">
            <text:p>0.8230183125</text:p>
          </table:table-cell>
          <table:table-cell table:formula="of:=[.P320]-[.J318]" office:value-type="float" office:value="-0.0000149607660000495" calcext:value-type="float">
            <text:p>-1.49607660000495E-005</text:p>
          </table:table-cell>
          <table:table-cell table:formula="of:=[.B318]-[.J318]" office:value-type="float" office:value="1.626205921176" calcext:value-type="float">
            <text:p>1.6262059212</text:p>
          </table:table-cell>
          <table:table-cell office:value-type="float" office:value="0.823018312454" calcext:value-type="float">
            <text:p>0.8230183125</text:p>
          </table:table-cell>
          <table:table-cell table:formula="of:=[.P320]-[.M318]" office:value-type="float" office:value="-0.0000149607660000495" calcext:value-type="float">
            <text:p>-1.49607660000495E-005</text:p>
          </table:table-cell>
          <table:table-cell table:formula="of:=[.B318]-[.M318]" office:value-type="float" office:value="1.626205921176" calcext:value-type="float">
            <text:p>1.6262059212</text:p>
          </table:table-cell>
          <table:table-cell office:value-type="float" office:value="0.823018312454" calcext:value-type="float">
            <text:p>0.8230183125</text:p>
          </table:table-cell>
          <table:table-cell table:formula="of:=[.S320]-[.P318]" office:value-type="float" office:value="-0.0000149607660000495" calcext:value-type="float">
            <text:p>-1.49607660000495E-005</text:p>
          </table:table-cell>
          <table:table-cell table:formula="of:=[.B318]-[.P318]" office:value-type="float" office:value="1.626205921176" calcext:value-type="float">
            <text:p>1.6262059212</text:p>
          </table:table-cell>
          <table:table-cell office:value-type="float" office:value="0.823018312454" calcext:value-type="float">
            <text:p>0.8230183125</text:p>
          </table:table-cell>
          <table:table-cell table:formula="of:=[.A318]-[.S318]" office:value-type="float" office:value="1.626205921176" calcext:value-type="float">
            <text:p>1.6262059212</text:p>
          </table:table-cell>
          <table:table-cell table:formula="of:=[.B318]-[.S318]" office:value-type="float" office:value="1.626205921176" calcext:value-type="float">
            <text:p>1.6262059212</text:p>
          </table:table-cell>
        </table:table-row>
        <table:table-row table:style-name="ro1">
          <table:table-cell table:number-columns-repeated="2" office:value-type="float" office:value="2.44889712334" calcext:value-type="float">
            <text:p>2.4488971233</text:p>
          </table:table-cell>
          <table:table-cell table:formula="of:=[.J321]-[.B319]" office:value-type="float" office:value="-1.625896751884" calcext:value-type="float">
            <text:p>-1.6258967519</text:p>
          </table:table-cell>
          <table:table-cell office:value-type="float" office:value="0.823009371758" calcext:value-type="float">
            <text:p>0.8230093718</text:p>
          </table:table-cell>
          <table:table-cell table:formula="of:=[.G321]-[.D319]" office:value-type="float" office:value="-0.00000900030199990631" calcext:value-type="float">
            <text:p>-9.00030199990631E-006</text:p>
          </table:table-cell>
          <table:table-cell table:formula="of:=[.B319]-[.$D321]" office:value-type="float" office:value="1.625896751884" calcext:value-type="float">
            <text:p>1.6258967519</text:p>
          </table:table-cell>
          <table:table-cell office:value-type="float" office:value="0.823009371758" calcext:value-type="float">
            <text:p>0.8230093718</text:p>
          </table:table-cell>
          <table:table-cell table:formula="of:=[.J321]-[.G319]" office:value-type="float" office:value="-0.00000900030199990631" calcext:value-type="float">
            <text:p>-9.00030199990631E-006</text:p>
          </table:table-cell>
          <table:table-cell table:formula="of:=[.B319]-[.G319]" office:value-type="float" office:value="1.625887751582" calcext:value-type="float">
            <text:p>1.6258877516</text:p>
          </table:table-cell>
          <table:table-cell office:value-type="float" office:value="0.823009371758" calcext:value-type="float">
            <text:p>0.8230093718</text:p>
          </table:table-cell>
          <table:table-cell table:formula="of:=[.P321]-[.J319]" office:value-type="float" office:value="-0.00000900030199990631" calcext:value-type="float">
            <text:p>-9.00030199990631E-006</text:p>
          </table:table-cell>
          <table:table-cell table:formula="of:=[.B319]-[.J319]" office:value-type="float" office:value="1.625887751582" calcext:value-type="float">
            <text:p>1.6258877516</text:p>
          </table:table-cell>
          <table:table-cell office:value-type="float" office:value="0.823009371758" calcext:value-type="float">
            <text:p>0.8230093718</text:p>
          </table:table-cell>
          <table:table-cell table:formula="of:=[.P321]-[.M319]" office:value-type="float" office:value="-0.00000900030199990631" calcext:value-type="float">
            <text:p>-9.00030199990631E-006</text:p>
          </table:table-cell>
          <table:table-cell table:formula="of:=[.B319]-[.M319]" office:value-type="float" office:value="1.625887751582" calcext:value-type="float">
            <text:p>1.6258877516</text:p>
          </table:table-cell>
          <table:table-cell office:value-type="float" office:value="0.823009371758" calcext:value-type="float">
            <text:p>0.8230093718</text:p>
          </table:table-cell>
          <table:table-cell table:formula="of:=[.S321]-[.P319]" office:value-type="float" office:value="-0.00000900030199990631" calcext:value-type="float">
            <text:p>-9.00030199990631E-006</text:p>
          </table:table-cell>
          <table:table-cell table:formula="of:=[.B319]-[.P319]" office:value-type="float" office:value="1.625887751582" calcext:value-type="float">
            <text:p>1.6258877516</text:p>
          </table:table-cell>
          <table:table-cell office:value-type="float" office:value="0.823009371758" calcext:value-type="float">
            <text:p>0.8230093718</text:p>
          </table:table-cell>
          <table:table-cell table:formula="of:=[.A319]-[.S319]" office:value-type="float" office:value="1.625887751582" calcext:value-type="float">
            <text:p>1.6258877516</text:p>
          </table:table-cell>
          <table:table-cell table:formula="of:=[.B319]-[.S319]" office:value-type="float" office:value="1.625887751582" calcext:value-type="float">
            <text:p>1.6258877516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22]-[.B320]" office:value-type="string" office:string-value="" calcext:value-type="error">
            <text:p>#VALUE!</text:p>
          </table:table-cell>
          <table:table-cell office:value-type="float" office:value="0.823003351688" calcext:value-type="float">
            <text:p>0.8230033517</text:p>
          </table:table-cell>
          <table:table-cell table:formula="of:=[.G322]-[.D320]" office:value-type="string" office:string-value="" calcext:value-type="error">
            <text:p>#VALUE!</text:p>
          </table:table-cell>
          <table:table-cell table:formula="of:=[.B320]-[.$D322]" office:value-type="string" office:string-value="" calcext:value-type="error">
            <text:p>#VALUE!</text:p>
          </table:table-cell>
          <table:table-cell office:value-type="float" office:value="0.823003351688" calcext:value-type="float">
            <text:p>0.8230033517</text:p>
          </table:table-cell>
          <table:table-cell table:formula="of:=[.J322]-[.G320]" office:value-type="string" office:string-value="" calcext:value-type="error">
            <text:p>#VALUE!</text:p>
          </table:table-cell>
          <table:table-cell table:formula="of:=[.B320]-[.G320]" office:value-type="string" office:string-value="" calcext:value-type="error">
            <text:p>#VALUE!</text:p>
          </table:table-cell>
          <table:table-cell office:value-type="float" office:value="0.823003351688" calcext:value-type="float">
            <text:p>0.8230033517</text:p>
          </table:table-cell>
          <table:table-cell table:formula="of:=[.P322]-[.J320]" office:value-type="string" office:string-value="" calcext:value-type="error">
            <text:p>#VALUE!</text:p>
          </table:table-cell>
          <table:table-cell table:formula="of:=[.B320]-[.J320]" office:value-type="string" office:string-value="" calcext:value-type="error">
            <text:p>#VALUE!</text:p>
          </table:table-cell>
          <table:table-cell office:value-type="float" office:value="0.823003351688" calcext:value-type="float">
            <text:p>0.8230033517</text:p>
          </table:table-cell>
          <table:table-cell table:formula="of:=[.P322]-[.M320]" office:value-type="string" office:string-value="" calcext:value-type="error">
            <text:p>#VALUE!</text:p>
          </table:table-cell>
          <table:table-cell table:formula="of:=[.B320]-[.M320]" office:value-type="string" office:string-value="" calcext:value-type="error">
            <text:p>#VALUE!</text:p>
          </table:table-cell>
          <table:table-cell office:value-type="float" office:value="0.823003351688" calcext:value-type="float">
            <text:p>0.8230033517</text:p>
          </table:table-cell>
          <table:table-cell table:formula="of:=[.S322]-[.P320]" office:value-type="string" office:string-value="" calcext:value-type="error">
            <text:p>#VALUE!</text:p>
          </table:table-cell>
          <table:table-cell table:formula="of:=[.B320]-[.P320]" office:value-type="string" office:string-value="" calcext:value-type="error">
            <text:p>#VALUE!</text:p>
          </table:table-cell>
          <table:table-cell office:value-type="float" office:value="0.823003351688" calcext:value-type="float">
            <text:p>0.8230033517</text:p>
          </table:table-cell>
          <table:table-cell table:formula="of:=[.A320]-[.S320]" office:value-type="string" office:string-value="" calcext:value-type="error">
            <text:p>#VALUE!</text:p>
          </table:table-cell>
          <table:table-cell table:formula="of:=[.B320]-[.S32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4857883453" calcext:value-type="float">
            <text:p>2.4485788345</text:p>
          </table:table-cell>
          <table:table-cell table:formula="of:=[.J323]-[.B321]" office:value-type="float" office:value="-1.625578463074" calcext:value-type="float">
            <text:p>-1.6255784631</text:p>
          </table:table-cell>
          <table:table-cell office:value-type="float" office:value="0.823000371456" calcext:value-type="float">
            <text:p>0.8230003715</text:p>
          </table:table-cell>
          <table:table-cell table:formula="of:=[.G323]-[.D321]" office:value-type="float" office:value="0" calcext:value-type="float">
            <text:p>0</text:p>
          </table:table-cell>
          <table:table-cell table:formula="of:=[.B321]-[.$D323]" office:value-type="float" office:value="1.625578463074" calcext:value-type="float">
            <text:p>1.6255784631</text:p>
          </table:table-cell>
          <table:table-cell office:value-type="float" office:value="0.823000371456" calcext:value-type="float">
            <text:p>0.8230003715</text:p>
          </table:table-cell>
          <table:table-cell table:formula="of:=[.J323]-[.G321]" office:value-type="float" office:value="0" calcext:value-type="float">
            <text:p>0</text:p>
          </table:table-cell>
          <table:table-cell table:formula="of:=[.B321]-[.G321]" office:value-type="float" office:value="1.625578463074" calcext:value-type="float">
            <text:p>1.6255784631</text:p>
          </table:table-cell>
          <table:table-cell office:value-type="float" office:value="0.823000371456" calcext:value-type="float">
            <text:p>0.8230003715</text:p>
          </table:table-cell>
          <table:table-cell table:formula="of:=[.P323]-[.J321]" office:value-type="float" office:value="0" calcext:value-type="float">
            <text:p>0</text:p>
          </table:table-cell>
          <table:table-cell table:formula="of:=[.B321]-[.J321]" office:value-type="float" office:value="1.625578463074" calcext:value-type="float">
            <text:p>1.6255784631</text:p>
          </table:table-cell>
          <table:table-cell office:value-type="float" office:value="0.823000371456" calcext:value-type="float">
            <text:p>0.8230003715</text:p>
          </table:table-cell>
          <table:table-cell table:formula="of:=[.P323]-[.M321]" office:value-type="float" office:value="0" calcext:value-type="float">
            <text:p>0</text:p>
          </table:table-cell>
          <table:table-cell table:formula="of:=[.B321]-[.M321]" office:value-type="float" office:value="1.625578463074" calcext:value-type="float">
            <text:p>1.6255784631</text:p>
          </table:table-cell>
          <table:table-cell office:value-type="float" office:value="0.823000371456" calcext:value-type="float">
            <text:p>0.8230003715</text:p>
          </table:table-cell>
          <table:table-cell table:formula="of:=[.S323]-[.P321]" office:value-type="float" office:value="0" calcext:value-type="float">
            <text:p>0</text:p>
          </table:table-cell>
          <table:table-cell table:formula="of:=[.B321]-[.P321]" office:value-type="float" office:value="1.625578463074" calcext:value-type="float">
            <text:p>1.6255784631</text:p>
          </table:table-cell>
          <table:table-cell office:value-type="float" office:value="0.823000371456" calcext:value-type="float">
            <text:p>0.8230003715</text:p>
          </table:table-cell>
          <table:table-cell table:formula="of:=[.A321]-[.S321]" office:value-type="float" office:value="1.625578463074" calcext:value-type="float">
            <text:p>1.6255784631</text:p>
          </table:table-cell>
          <table:table-cell table:formula="of:=[.B321]-[.S321]" office:value-type="float" office:value="1.625578463074" calcext:value-type="float">
            <text:p>1.6255784631</text:p>
          </table:table-cell>
        </table:table-row>
        <table:table-row table:style-name="ro1">
          <table:table-cell table:number-columns-repeated="2" office:value-type="float" office:value="2.44826936722" calcext:value-type="float">
            <text:p>2.4482693672</text:p>
          </table:table-cell>
          <table:table-cell table:formula="of:=[.J324]-[.B322]" office:value-type="float" office:value="-1.625266015532" calcext:value-type="float">
            <text:p>-1.6252660155</text:p>
          </table:table-cell>
          <table:table-cell office:value-type="string" calcext:value-type="string">
            <text:p><text:s/>nan </text:p>
          </table:table-cell>
          <table:table-cell table:formula="of:=[.G324]-[.D322]" office:value-type="string" office:string-value="" calcext:value-type="error">
            <text:p>#VALUE!</text:p>
          </table:table-cell>
          <table:table-cell table:formula="of:=[.B322]-[.$D324]" office:value-type="float" office:value="1.625266015532" calcext:value-type="float">
            <text:p>1.6252660155</text:p>
          </table:table-cell>
          <table:table-cell office:value-type="string" calcext:value-type="string">
            <text:p><text:s/>nan </text:p>
          </table:table-cell>
          <table:table-cell table:formula="of:=[.J324]-[.G322]" office:value-type="string" office:string-value="" calcext:value-type="error">
            <text:p>#VALUE!</text:p>
          </table:table-cell>
          <table:table-cell table:formula="of:=[.B322]-[.G3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24]-[.J322]" office:value-type="string" office:string-value="" calcext:value-type="error">
            <text:p>#VALUE!</text:p>
          </table:table-cell>
          <table:table-cell table:formula="of:=[.B322]-[.J3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24]-[.M322]" office:value-type="string" office:string-value="" calcext:value-type="error">
            <text:p>#VALUE!</text:p>
          </table:table-cell>
          <table:table-cell table:formula="of:=[.B322]-[.M3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24]-[.P322]" office:value-type="string" office:string-value="" calcext:value-type="error">
            <text:p>#VALUE!</text:p>
          </table:table-cell>
          <table:table-cell table:formula="of:=[.B322]-[.P32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22]-[.S322]" office:value-type="string" office:string-value="" calcext:value-type="error">
            <text:p>#VALUE!</text:p>
          </table:table-cell>
          <table:table-cell table:formula="of:=[.B322]-[.S32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4796848297" calcext:value-type="float">
            <text:p>2.447968483</text:p>
          </table:table-cell>
          <table:table-cell table:formula="of:=[.J325]-[.B323]" office:value-type="float" office:value="-1.624959111212" calcext:value-type="float">
            <text:p>-1.6249591112</text:p>
          </table:table-cell>
          <table:table-cell office:value-type="float" office:value="0.823000371456" calcext:value-type="float">
            <text:p>0.8230003715</text:p>
          </table:table-cell>
          <table:table-cell table:formula="of:=[.G325]-[.D323]" office:value-type="float" office:value="0.00000900030199990631" calcext:value-type="float">
            <text:p>9.00030199990631E-006</text:p>
          </table:table-cell>
          <table:table-cell table:formula="of:=[.B323]-[.$D325]" office:value-type="float" office:value="1.624959111212" calcext:value-type="float">
            <text:p>1.6249591112</text:p>
          </table:table-cell>
          <table:table-cell office:value-type="float" office:value="0.823000371456" calcext:value-type="float">
            <text:p>0.8230003715</text:p>
          </table:table-cell>
          <table:table-cell table:formula="of:=[.J325]-[.G323]" office:value-type="float" office:value="0.00000900030199990631" calcext:value-type="float">
            <text:p>9.00030199990631E-006</text:p>
          </table:table-cell>
          <table:table-cell table:formula="of:=[.B323]-[.G323]" office:value-type="float" office:value="1.624968111514" calcext:value-type="float">
            <text:p>1.6249681115</text:p>
          </table:table-cell>
          <table:table-cell office:value-type="float" office:value="0.823000371456" calcext:value-type="float">
            <text:p>0.8230003715</text:p>
          </table:table-cell>
          <table:table-cell table:formula="of:=[.P325]-[.J323]" office:value-type="float" office:value="0.00000900030199990631" calcext:value-type="float">
            <text:p>9.00030199990631E-006</text:p>
          </table:table-cell>
          <table:table-cell table:formula="of:=[.B323]-[.J323]" office:value-type="float" office:value="1.624968111514" calcext:value-type="float">
            <text:p>1.6249681115</text:p>
          </table:table-cell>
          <table:table-cell office:value-type="float" office:value="0.823000371456" calcext:value-type="float">
            <text:p>0.8230003715</text:p>
          </table:table-cell>
          <table:table-cell table:formula="of:=[.P325]-[.M323]" office:value-type="float" office:value="0.00000900030199990631" calcext:value-type="float">
            <text:p>9.00030199990631E-006</text:p>
          </table:table-cell>
          <table:table-cell table:formula="of:=[.B323]-[.M323]" office:value-type="float" office:value="1.624968111514" calcext:value-type="float">
            <text:p>1.6249681115</text:p>
          </table:table-cell>
          <table:table-cell office:value-type="float" office:value="0.823000371456" calcext:value-type="float">
            <text:p>0.8230003715</text:p>
          </table:table-cell>
          <table:table-cell table:formula="of:=[.S325]-[.P323]" office:value-type="float" office:value="0.00000900030199990631" calcext:value-type="float">
            <text:p>9.00030199990631E-006</text:p>
          </table:table-cell>
          <table:table-cell table:formula="of:=[.B323]-[.P323]" office:value-type="float" office:value="1.624968111514" calcext:value-type="float">
            <text:p>1.6249681115</text:p>
          </table:table-cell>
          <table:table-cell office:value-type="float" office:value="0.823000371456" calcext:value-type="float">
            <text:p>0.8230003715</text:p>
          </table:table-cell>
          <table:table-cell table:formula="of:=[.A323]-[.S323]" office:value-type="float" office:value="1.624968111514" calcext:value-type="float">
            <text:p>1.6249681115</text:p>
          </table:table-cell>
          <table:table-cell table:formula="of:=[.B323]-[.S323]" office:value-type="float" office:value="1.624968111514" calcext:value-type="float">
            <text:p>1.6249681115</text:p>
          </table:table-cell>
        </table:table-row>
        <table:table-row table:style-name="ro1">
          <table:table-cell table:number-columns-repeated="2" office:value-type="float" office:value="2.44767665863" calcext:value-type="float">
            <text:p>2.4476766586</text:p>
          </table:table-cell>
          <table:table-cell table:formula="of:=[.J326]-[.B324]" office:value-type="float" office:value="-1.624658346176" calcext:value-type="float">
            <text:p>-1.6246583462</text:p>
          </table:table-cell>
          <table:table-cell office:value-type="float" office:value="0.823003351688" calcext:value-type="float">
            <text:p>0.8230033517</text:p>
          </table:table-cell>
          <table:table-cell table:formula="of:=[.G326]-[.D324]" office:value-type="float" office:value="0.0000149607660000495" calcext:value-type="float">
            <text:p>1.49607660000495E-005</text:p>
          </table:table-cell>
          <table:table-cell table:formula="of:=[.B324]-[.$D326]" office:value-type="float" office:value="1.624658346176" calcext:value-type="float">
            <text:p>1.6246583462</text:p>
          </table:table-cell>
          <table:table-cell office:value-type="float" office:value="0.823003351688" calcext:value-type="float">
            <text:p>0.8230033517</text:p>
          </table:table-cell>
          <table:table-cell table:formula="of:=[.J326]-[.G324]" office:value-type="float" office:value="0.0000149607660000495" calcext:value-type="float">
            <text:p>1.49607660000495E-005</text:p>
          </table:table-cell>
          <table:table-cell table:formula="of:=[.B324]-[.G324]" office:value-type="float" office:value="1.624673306942" calcext:value-type="float">
            <text:p>1.6246733069</text:p>
          </table:table-cell>
          <table:table-cell office:value-type="float" office:value="0.823003351688" calcext:value-type="float">
            <text:p>0.8230033517</text:p>
          </table:table-cell>
          <table:table-cell table:formula="of:=[.P326]-[.J324]" office:value-type="float" office:value="0.0000149607660000495" calcext:value-type="float">
            <text:p>1.49607660000495E-005</text:p>
          </table:table-cell>
          <table:table-cell table:formula="of:=[.B324]-[.J324]" office:value-type="float" office:value="1.624673306942" calcext:value-type="float">
            <text:p>1.6246733069</text:p>
          </table:table-cell>
          <table:table-cell office:value-type="float" office:value="0.823003351688" calcext:value-type="float">
            <text:p>0.8230033517</text:p>
          </table:table-cell>
          <table:table-cell table:formula="of:=[.P326]-[.M324]" office:value-type="float" office:value="0.0000149607660000495" calcext:value-type="float">
            <text:p>1.49607660000495E-005</text:p>
          </table:table-cell>
          <table:table-cell table:formula="of:=[.B324]-[.M324]" office:value-type="float" office:value="1.624673306942" calcext:value-type="float">
            <text:p>1.6246733069</text:p>
          </table:table-cell>
          <table:table-cell office:value-type="float" office:value="0.823003351688" calcext:value-type="float">
            <text:p>0.8230033517</text:p>
          </table:table-cell>
          <table:table-cell table:formula="of:=[.S326]-[.P324]" office:value-type="float" office:value="0.0000149607660000495" calcext:value-type="float">
            <text:p>1.49607660000495E-005</text:p>
          </table:table-cell>
          <table:table-cell table:formula="of:=[.B324]-[.P324]" office:value-type="float" office:value="1.624673306942" calcext:value-type="float">
            <text:p>1.6246733069</text:p>
          </table:table-cell>
          <table:table-cell office:value-type="float" office:value="0.823003351688" calcext:value-type="float">
            <text:p>0.8230033517</text:p>
          </table:table-cell>
          <table:table-cell table:formula="of:=[.A324]-[.S324]" office:value-type="float" office:value="1.624673306942" calcext:value-type="float">
            <text:p>1.6246733069</text:p>
          </table:table-cell>
          <table:table-cell table:formula="of:=[.B324]-[.S324]" office:value-type="float" office:value="1.624673306942" calcext:value-type="float">
            <text:p>1.6246733069</text:p>
          </table:table-cell>
        </table:table-row>
        <table:table-row table:style-name="ro1">
          <table:table-cell table:number-columns-repeated="2" office:value-type="float" office:value="2.44739341736" calcext:value-type="float">
            <text:p>2.4473934174</text:p>
          </table:table-cell>
          <table:table-cell table:formula="of:=[.J327]-[.B325]" office:value-type="float" office:value="-1.624363183977" calcext:value-type="float">
            <text:p>-1.624363184</text:p>
          </table:table-cell>
          <table:table-cell office:value-type="float" office:value="0.823009371758" calcext:value-type="float">
            <text:p>0.8230093718</text:p>
          </table:table-cell>
          <table:table-cell table:formula="of:=[.G327]-[.D325]" office:value-type="float" office:value="0.0000208616250000349" calcext:value-type="float">
            <text:p>2.08616250000349E-005</text:p>
          </table:table-cell>
          <table:table-cell table:formula="of:=[.B325]-[.$D327]" office:value-type="float" office:value="1.624363183977" calcext:value-type="float">
            <text:p>1.624363184</text:p>
          </table:table-cell>
          <table:table-cell office:value-type="float" office:value="0.823009371758" calcext:value-type="float">
            <text:p>0.8230093718</text:p>
          </table:table-cell>
          <table:table-cell table:formula="of:=[.J327]-[.G325]" office:value-type="float" office:value="0.0000208616250000349" calcext:value-type="float">
            <text:p>2.08616250000349E-005</text:p>
          </table:table-cell>
          <table:table-cell table:formula="of:=[.B325]-[.G325]" office:value-type="float" office:value="1.624384045602" calcext:value-type="float">
            <text:p>1.6243840456</text:p>
          </table:table-cell>
          <table:table-cell office:value-type="float" office:value="0.823009371758" calcext:value-type="float">
            <text:p>0.8230093718</text:p>
          </table:table-cell>
          <table:table-cell table:formula="of:=[.P327]-[.J325]" office:value-type="float" office:value="0.0000208616250000349" calcext:value-type="float">
            <text:p>2.08616250000349E-005</text:p>
          </table:table-cell>
          <table:table-cell table:formula="of:=[.B325]-[.J325]" office:value-type="float" office:value="1.624384045602" calcext:value-type="float">
            <text:p>1.6243840456</text:p>
          </table:table-cell>
          <table:table-cell office:value-type="float" office:value="0.823009371758" calcext:value-type="float">
            <text:p>0.8230093718</text:p>
          </table:table-cell>
          <table:table-cell table:formula="of:=[.P327]-[.M325]" office:value-type="float" office:value="0.0000208616250000349" calcext:value-type="float">
            <text:p>2.08616250000349E-005</text:p>
          </table:table-cell>
          <table:table-cell table:formula="of:=[.B325]-[.M325]" office:value-type="float" office:value="1.624384045602" calcext:value-type="float">
            <text:p>1.6243840456</text:p>
          </table:table-cell>
          <table:table-cell office:value-type="float" office:value="0.823009371758" calcext:value-type="float">
            <text:p>0.8230093718</text:p>
          </table:table-cell>
          <table:table-cell table:formula="of:=[.S327]-[.P325]" office:value-type="float" office:value="0.0000208616250000349" calcext:value-type="float">
            <text:p>2.08616250000349E-005</text:p>
          </table:table-cell>
          <table:table-cell table:formula="of:=[.B325]-[.P325]" office:value-type="float" office:value="1.624384045602" calcext:value-type="float">
            <text:p>1.6243840456</text:p>
          </table:table-cell>
          <table:table-cell office:value-type="float" office:value="0.823009371758" calcext:value-type="float">
            <text:p>0.8230093718</text:p>
          </table:table-cell>
          <table:table-cell table:formula="of:=[.A325]-[.S325]" office:value-type="float" office:value="1.624384045602" calcext:value-type="float">
            <text:p>1.6243840456</text:p>
          </table:table-cell>
          <table:table-cell table:formula="of:=[.B325]-[.S325]" office:value-type="float" office:value="1.624384045602" calcext:value-type="float">
            <text:p>1.6243840456</text:p>
          </table:table-cell>
        </table:table-row>
        <table:table-row table:style-name="ro1">
          <table:table-cell table:number-columns-repeated="2" office:value-type="float" office:value="2.44711923599" calcext:value-type="float">
            <text:p>2.447119236</text:p>
          </table:table-cell>
          <table:table-cell table:formula="of:=[.J328]-[.B326]" office:value-type="float" office:value="-1.624074041841" calcext:value-type="float">
            <text:p>-1.6240740418</text:p>
          </table:table-cell>
          <table:table-cell office:value-type="float" office:value="0.823018312454" calcext:value-type="float">
            <text:p>0.8230183125</text:p>
          </table:table-cell>
          <table:table-cell table:formula="of:=[.G328]-[.D326]" office:value-type="float" office:value="0.0000268816949999806" calcext:value-type="float">
            <text:p>2.68816949999806E-005</text:p>
          </table:table-cell>
          <table:table-cell table:formula="of:=[.B326]-[.$D328]" office:value-type="float" office:value="1.624074041841" calcext:value-type="float">
            <text:p>1.6240740418</text:p>
          </table:table-cell>
          <table:table-cell office:value-type="float" office:value="0.823018312454" calcext:value-type="float">
            <text:p>0.8230183125</text:p>
          </table:table-cell>
          <table:table-cell table:formula="of:=[.J328]-[.G326]" office:value-type="float" office:value="0.0000268816949999806" calcext:value-type="float">
            <text:p>2.68816949999806E-005</text:p>
          </table:table-cell>
          <table:table-cell table:formula="of:=[.B326]-[.G326]" office:value-type="float" office:value="1.624100923536" calcext:value-type="float">
            <text:p>1.6241009235</text:p>
          </table:table-cell>
          <table:table-cell office:value-type="float" office:value="0.823018312454" calcext:value-type="float">
            <text:p>0.8230183125</text:p>
          </table:table-cell>
          <table:table-cell table:formula="of:=[.P328]-[.J326]" office:value-type="float" office:value="0.0000268816949999806" calcext:value-type="float">
            <text:p>2.68816949999806E-005</text:p>
          </table:table-cell>
          <table:table-cell table:formula="of:=[.B326]-[.J326]" office:value-type="float" office:value="1.624100923536" calcext:value-type="float">
            <text:p>1.6241009235</text:p>
          </table:table-cell>
          <table:table-cell office:value-type="float" office:value="0.823018312454" calcext:value-type="float">
            <text:p>0.8230183125</text:p>
          </table:table-cell>
          <table:table-cell table:formula="of:=[.P328]-[.M326]" office:value-type="float" office:value="0.0000268816949999806" calcext:value-type="float">
            <text:p>2.68816949999806E-005</text:p>
          </table:table-cell>
          <table:table-cell table:formula="of:=[.B326]-[.M326]" office:value-type="float" office:value="1.624100923536" calcext:value-type="float">
            <text:p>1.6241009235</text:p>
          </table:table-cell>
          <table:table-cell office:value-type="float" office:value="0.823018312454" calcext:value-type="float">
            <text:p>0.8230183125</text:p>
          </table:table-cell>
          <table:table-cell table:formula="of:=[.S328]-[.P326]" office:value-type="float" office:value="0.0000268816949999806" calcext:value-type="float">
            <text:p>2.68816949999806E-005</text:p>
          </table:table-cell>
          <table:table-cell table:formula="of:=[.B326]-[.P326]" office:value-type="float" office:value="1.624100923536" calcext:value-type="float">
            <text:p>1.6241009235</text:p>
          </table:table-cell>
          <table:table-cell office:value-type="float" office:value="0.823018312454" calcext:value-type="float">
            <text:p>0.8230183125</text:p>
          </table:table-cell>
          <table:table-cell table:formula="of:=[.A326]-[.S326]" office:value-type="float" office:value="1.624100923536" calcext:value-type="float">
            <text:p>1.6241009235</text:p>
          </table:table-cell>
          <table:table-cell table:formula="of:=[.B326]-[.S326]" office:value-type="float" office:value="1.624100923536" calcext:value-type="float">
            <text:p>1.6241009235</text:p>
          </table:table-cell>
        </table:table-row>
        <table:table-row table:style-name="ro1">
          <table:table-cell table:number-columns-repeated="2" office:value-type="float" office:value="2.44685387611" calcext:value-type="float">
            <text:p>2.4468538761</text:p>
          </table:table-cell>
          <table:table-cell table:formula="of:=[.J329]-[.B327]" office:value-type="float" office:value="-1.623790800568" calcext:value-type="float">
            <text:p>-1.6237908006</text:p>
          </table:table-cell>
          <table:table-cell office:value-type="float" office:value="0.823030233383" calcext:value-type="float">
            <text:p>0.8230302334</text:p>
          </table:table-cell>
          <table:table-cell table:formula="of:=[.G329]-[.D327]" office:value-type="float" office:value="0.0000328421590000127" calcext:value-type="float">
            <text:p>3.28421590000127E-005</text:p>
          </table:table-cell>
          <table:table-cell table:formula="of:=[.B327]-[.$D329]" office:value-type="float" office:value="1.625790894028" calcext:value-type="float">
            <text:p>1.625790894</text:p>
          </table:table-cell>
          <table:table-cell office:value-type="float" office:value="0.823030233383" calcext:value-type="float">
            <text:p>0.8230302334</text:p>
          </table:table-cell>
          <table:table-cell table:formula="of:=[.J329]-[.G327]" office:value-type="float" office:value="0.0000328421590000127" calcext:value-type="float">
            <text:p>3.28421590000127E-005</text:p>
          </table:table-cell>
          <table:table-cell table:formula="of:=[.B327]-[.G327]" office:value-type="float" office:value="1.623823642727" calcext:value-type="float">
            <text:p>1.6238236427</text:p>
          </table:table-cell>
          <table:table-cell office:value-type="float" office:value="0.823030233383" calcext:value-type="float">
            <text:p>0.8230302334</text:p>
          </table:table-cell>
          <table:table-cell table:formula="of:=[.P329]-[.J327]" office:value-type="float" office:value="0.0000328421590000127" calcext:value-type="float">
            <text:p>3.28421590000127E-005</text:p>
          </table:table-cell>
          <table:table-cell table:formula="of:=[.B327]-[.J327]" office:value-type="float" office:value="1.623823642727" calcext:value-type="float">
            <text:p>1.6238236427</text:p>
          </table:table-cell>
          <table:table-cell office:value-type="float" office:value="0.823030233383" calcext:value-type="float">
            <text:p>0.8230302334</text:p>
          </table:table-cell>
          <table:table-cell table:formula="of:=[.P329]-[.M327]" office:value-type="float" office:value="0.0000328421590000127" calcext:value-type="float">
            <text:p>3.28421590000127E-005</text:p>
          </table:table-cell>
          <table:table-cell table:formula="of:=[.B327]-[.M327]" office:value-type="float" office:value="1.623823642727" calcext:value-type="float">
            <text:p>1.6238236427</text:p>
          </table:table-cell>
          <table:table-cell office:value-type="float" office:value="0.823030233383" calcext:value-type="float">
            <text:p>0.8230302334</text:p>
          </table:table-cell>
          <table:table-cell table:formula="of:=[.S329]-[.P327]" office:value-type="float" office:value="0.0000328421590000127" calcext:value-type="float">
            <text:p>3.28421590000127E-005</text:p>
          </table:table-cell>
          <table:table-cell table:formula="of:=[.B327]-[.P327]" office:value-type="float" office:value="1.623823642727" calcext:value-type="float">
            <text:p>1.6238236427</text:p>
          </table:table-cell>
          <table:table-cell office:value-type="float" office:value="0.823030233383" calcext:value-type="float">
            <text:p>0.8230302334</text:p>
          </table:table-cell>
          <table:table-cell table:formula="of:=[.A327]-[.S327]" office:value-type="float" office:value="1.623823642727" calcext:value-type="float">
            <text:p>1.6238236427</text:p>
          </table:table-cell>
          <table:table-cell table:formula="of:=[.B327]-[.S327]" office:value-type="float" office:value="1.623823642727" calcext:value-type="float">
            <text:p>1.6238236427</text:p>
          </table:table-cell>
        </table:table-row>
        <table:table-row table:style-name="ro1">
          <table:table-cell table:number-columns-repeated="2" office:value-type="float" office:value="2.4465970993" calcext:value-type="float">
            <text:p>2.4465970993</text:p>
          </table:table-cell>
          <table:table-cell table:formula="of:=[.J330]-[.B328]" office:value-type="float" office:value="-1.623513102527" calcext:value-type="float">
            <text:p>-1.6235131025</text:p>
          </table:table-cell>
          <table:table-cell office:value-type="float" office:value="0.823045194149" calcext:value-type="float">
            <text:p>0.8230451941</text:p>
          </table:table-cell>
          <table:table-cell table:formula="of:=[.G330]-[.D328]" office:value-type="float" office:value="0.0000388026240000228" calcext:value-type="float">
            <text:p>3.88026240000228E-005</text:p>
          </table:table-cell>
          <table:table-cell table:formula="of:=[.B328]-[.$D330]" office:value-type="float" office:value="1.625513315197" calcext:value-type="float">
            <text:p>1.6255133152</text:p>
          </table:table-cell>
          <table:table-cell office:value-type="float" office:value="0.823045194149" calcext:value-type="float">
            <text:p>0.8230451941</text:p>
          </table:table-cell>
          <table:table-cell table:formula="of:=[.J330]-[.G328]" office:value-type="float" office:value="0.0000388026240000228" calcext:value-type="float">
            <text:p>3.88026240000228E-005</text:p>
          </table:table-cell>
          <table:table-cell table:formula="of:=[.B328]-[.G328]" office:value-type="float" office:value="1.623551905151" calcext:value-type="float">
            <text:p>1.6235519052</text:p>
          </table:table-cell>
          <table:table-cell office:value-type="float" office:value="0.823045194149" calcext:value-type="float">
            <text:p>0.8230451941</text:p>
          </table:table-cell>
          <table:table-cell table:formula="of:=[.P330]-[.J328]" office:value-type="float" office:value="-0.00196141004600003" calcext:value-type="float">
            <text:p>-0.00196141</text:p>
          </table:table-cell>
          <table:table-cell table:formula="of:=[.B328]-[.J328]" office:value-type="float" office:value="1.623551905151" calcext:value-type="float">
            <text:p>1.6235519052</text:p>
          </table:table-cell>
          <table:table-cell office:value-type="float" office:value="0.823045194149" calcext:value-type="float">
            <text:p>0.8230451941</text:p>
          </table:table-cell>
          <table:table-cell table:formula="of:=[.P330]-[.M328]" office:value-type="float" office:value="-0.00196141004600003" calcext:value-type="float">
            <text:p>-0.00196141</text:p>
          </table:table-cell>
          <table:table-cell table:formula="of:=[.B328]-[.M328]" office:value-type="float" office:value="1.623551905151" calcext:value-type="float">
            <text:p>1.6235519052</text:p>
          </table:table-cell>
          <table:table-cell office:value-type="float" office:value="0.823045194149" calcext:value-type="float">
            <text:p>0.8230451941</text:p>
          </table:table-cell>
          <table:table-cell table:formula="of:=[.S330]-[.P328]" office:value-type="float" office:value="0.0000388026240000228" calcext:value-type="float">
            <text:p>3.88026240000228E-005</text:p>
          </table:table-cell>
          <table:table-cell table:formula="of:=[.B328]-[.P328]" office:value-type="float" office:value="1.623551905151" calcext:value-type="float">
            <text:p>1.6235519052</text:p>
          </table:table-cell>
          <table:table-cell office:value-type="float" office:value="0.823045194149" calcext:value-type="float">
            <text:p>0.8230451941</text:p>
          </table:table-cell>
          <table:table-cell table:formula="of:=[.A328]-[.S328]" office:value-type="float" office:value="1.623551905151" calcext:value-type="float">
            <text:p>1.6235519052</text:p>
          </table:table-cell>
          <table:table-cell table:formula="of:=[.B328]-[.S328]" office:value-type="float" office:value="1.623551905151" calcext:value-type="float">
            <text:p>1.6235519052</text:p>
          </table:table-cell>
        </table:table-row>
        <table:table-row table:style-name="ro1">
          <table:table-cell table:number-columns-repeated="2" office:value-type="float" office:value="2.46337246895" calcext:value-type="float">
            <text:p>2.463372469</text:p>
          </table:table-cell>
          <table:table-cell table:formula="of:=[.J331]-[.B329]" office:value-type="float" office:value="-1.642264842989" calcext:value-type="float">
            <text:p>-1.642264843</text:p>
          </table:table-cell>
          <table:table-cell office:value-type="float" office:value="0.821062982082" calcext:value-type="float">
            <text:p>0.8210629821</text:p>
          </table:table-cell>
          <table:table-cell table:formula="of:=[.G331]-[.D329]" office:value-type="float" office:value="0.0000446438789999393" calcext:value-type="float">
            <text:p>4.46438789999393E-005</text:p>
          </table:table-cell>
          <table:table-cell table:formula="of:=[.B329]-[.$D331]" office:value-type="float" office:value="1.642264842989" calcext:value-type="float">
            <text:p>1.642264843</text:p>
          </table:table-cell>
          <table:table-cell office:value-type="float" office:value="0.823063075542" calcext:value-type="float">
            <text:p>0.8230630755</text:p>
          </table:table-cell>
          <table:table-cell table:formula="of:=[.J331]-[.G329]" office:value-type="float" office:value="-0.00195544958100002" calcext:value-type="float">
            <text:p>-0.0019554496</text:p>
          </table:table-cell>
          <table:table-cell table:formula="of:=[.B329]-[.G329]" office:value-type="float" office:value="1.640309393408" calcext:value-type="float">
            <text:p>1.6403093934</text:p>
          </table:table-cell>
          <table:table-cell office:value-type="float" office:value="0.823063075542" calcext:value-type="float">
            <text:p>0.8230630755</text:p>
          </table:table-cell>
          <table:table-cell table:formula="of:=[.P331]-[.J329]" office:value-type="float" office:value="-0.00195544958100002" calcext:value-type="float">
            <text:p>-0.0019554496</text:p>
          </table:table-cell>
          <table:table-cell table:formula="of:=[.B329]-[.J329]" office:value-type="float" office:value="1.640309393408" calcext:value-type="float">
            <text:p>1.6403093934</text:p>
          </table:table-cell>
          <table:table-cell office:value-type="float" office:value="0.823063075542" calcext:value-type="float">
            <text:p>0.8230630755</text:p>
          </table:table-cell>
          <table:table-cell table:formula="of:=[.P331]-[.M329]" office:value-type="float" office:value="-0.00195544958100002" calcext:value-type="float">
            <text:p>-0.0019554496</text:p>
          </table:table-cell>
          <table:table-cell table:formula="of:=[.B329]-[.M329]" office:value-type="float" office:value="1.640309393408" calcext:value-type="float">
            <text:p>1.6403093934</text:p>
          </table:table-cell>
          <table:table-cell office:value-type="float" office:value="0.823063075542" calcext:value-type="float">
            <text:p>0.8230630755</text:p>
          </table:table-cell>
          <table:table-cell table:formula="of:=[.S331]-[.P329]" office:value-type="float" office:value="-0.00195544958100002" calcext:value-type="float">
            <text:p>-0.0019554496</text:p>
          </table:table-cell>
          <table:table-cell table:formula="of:=[.B329]-[.P329]" office:value-type="float" office:value="1.640309393408" calcext:value-type="float">
            <text:p>1.6403093934</text:p>
          </table:table-cell>
          <table:table-cell office:value-type="float" office:value="0.823063075542" calcext:value-type="float">
            <text:p>0.8230630755</text:p>
          </table:table-cell>
          <table:table-cell table:formula="of:=[.A329]-[.S329]" office:value-type="float" office:value="1.640309393408" calcext:value-type="float">
            <text:p>1.6403093934</text:p>
          </table:table-cell>
          <table:table-cell table:formula="of:=[.B329]-[.S329]" office:value-type="float" office:value="1.640309393408" calcext:value-type="float">
            <text:p>1.6403093934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32]-[.B330]" office:value-type="string" office:string-value="" calcext:value-type="error">
            <text:p>#VALUE!</text:p>
          </table:table-cell>
          <table:table-cell office:value-type="float" office:value="0.821083784103" calcext:value-type="float">
            <text:p>0.8210837841</text:p>
          </table:table-cell>
          <table:table-cell table:formula="of:=[.G332]-[.D330]" office:value-type="string" office:string-value="" calcext:value-type="error">
            <text:p>#VALUE!</text:p>
          </table:table-cell>
          <table:table-cell table:formula="of:=[.B330]-[.$D332]" office:value-type="string" office:string-value="" calcext:value-type="error">
            <text:p>#VALUE!</text:p>
          </table:table-cell>
          <table:table-cell office:value-type="float" office:value="0.823083996773" calcext:value-type="float">
            <text:p>0.8230839968</text:p>
          </table:table-cell>
          <table:table-cell table:formula="of:=[.J332]-[.G330]" office:value-type="string" office:string-value="" calcext:value-type="error">
            <text:p>#VALUE!</text:p>
          </table:table-cell>
          <table:table-cell table:formula="of:=[.B330]-[.G330]" office:value-type="string" office:string-value="" calcext:value-type="error">
            <text:p>#VALUE!</text:p>
          </table:table-cell>
          <table:table-cell office:value-type="float" office:value="0.823083996773" calcext:value-type="float">
            <text:p>0.8230839968</text:p>
          </table:table-cell>
          <table:table-cell table:formula="of:=[.P332]-[.J330]" office:value-type="string" office:string-value="" calcext:value-type="error">
            <text:p>#VALUE!</text:p>
          </table:table-cell>
          <table:table-cell table:formula="of:=[.B330]-[.J330]" office:value-type="string" office:string-value="" calcext:value-type="error">
            <text:p>#VALUE!</text:p>
          </table:table-cell>
          <table:table-cell office:value-type="float" office:value="0.823083996773" calcext:value-type="float">
            <text:p>0.8230839968</text:p>
          </table:table-cell>
          <table:table-cell table:formula="of:=[.P332]-[.M330]" office:value-type="string" office:string-value="" calcext:value-type="error">
            <text:p>#VALUE!</text:p>
          </table:table-cell>
          <table:table-cell table:formula="of:=[.B330]-[.M330]" office:value-type="string" office:string-value="" calcext:value-type="error">
            <text:p>#VALUE!</text:p>
          </table:table-cell>
          <table:table-cell office:value-type="float" office:value="0.821083784103" calcext:value-type="float">
            <text:p>0.8210837841</text:p>
          </table:table-cell>
          <table:table-cell table:formula="of:=[.S332]-[.P330]" office:value-type="string" office:string-value="" calcext:value-type="error">
            <text:p>#VALUE!</text:p>
          </table:table-cell>
          <table:table-cell table:formula="of:=[.B330]-[.P330]" office:value-type="string" office:string-value="" calcext:value-type="error">
            <text:p>#VALUE!</text:p>
          </table:table-cell>
          <table:table-cell office:value-type="float" office:value="0.823083996773" calcext:value-type="float">
            <text:p>0.8230839968</text:p>
          </table:table-cell>
          <table:table-cell table:formula="of:=[.A330]-[.S330]" office:value-type="string" office:string-value="" calcext:value-type="error">
            <text:p>#VALUE!</text:p>
          </table:table-cell>
          <table:table-cell table:formula="of:=[.B330]-[.S33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631319046" calcext:value-type="float">
            <text:p>2.4631319046</text:p>
          </table:table-cell>
          <table:table-cell table:formula="of:=[.J333]-[.B331]" office:value-type="float" office:value="-1.639997184275" calcext:value-type="float">
            <text:p>-1.6399971843</text:p>
          </table:table-cell>
          <table:table-cell office:value-type="float" office:value="0.821107625961" calcext:value-type="float">
            <text:p>0.821107626</text:p>
          </table:table-cell>
          <table:table-cell table:formula="of:=[.G333]-[.D331]" office:value-type="float" office:value="0.00202709436400006" calcext:value-type="float">
            <text:p>0.0020270944</text:p>
          </table:table-cell>
          <table:table-cell table:formula="of:=[.B331]-[.$D333]" office:value-type="float" office:value="1.639997184275" calcext:value-type="float">
            <text:p>1.6399971843</text:p>
          </table:table-cell>
          <table:table-cell office:value-type="float" office:value="0.821107625961" calcext:value-type="float">
            <text:p>0.821107626</text:p>
          </table:table-cell>
          <table:table-cell table:formula="of:=[.J333]-[.G331]" office:value-type="float" office:value="0.00202709436400006" calcext:value-type="float">
            <text:p>0.0020270944</text:p>
          </table:table-cell>
          <table:table-cell table:formula="of:=[.B331]-[.G331]" office:value-type="float" office:value="1.642024278639" calcext:value-type="float">
            <text:p>1.6420242786</text:p>
          </table:table-cell>
          <table:table-cell office:value-type="float" office:value="0.821107625961" calcext:value-type="float">
            <text:p>0.821107626</text:p>
          </table:table-cell>
          <table:table-cell table:formula="of:=[.P333]-[.J331]" office:value-type="float" office:value="0.00202709436400006" calcext:value-type="float">
            <text:p>0.0020270944</text:p>
          </table:table-cell>
          <table:table-cell table:formula="of:=[.B331]-[.J331]" office:value-type="float" office:value="1.642024278639" calcext:value-type="float">
            <text:p>1.6420242786</text:p>
          </table:table-cell>
          <table:table-cell office:value-type="float" office:value="0.821107625961" calcext:value-type="float">
            <text:p>0.821107626</text:p>
          </table:table-cell>
          <table:table-cell table:formula="of:=[.P333]-[.M331]" office:value-type="float" office:value="0.00202709436400006" calcext:value-type="float">
            <text:p>0.0020270944</text:p>
          </table:table-cell>
          <table:table-cell table:formula="of:=[.B331]-[.M331]" office:value-type="float" office:value="1.642024278639" calcext:value-type="float">
            <text:p>1.6420242786</text:p>
          </table:table-cell>
          <table:table-cell office:value-type="float" office:value="0.821107625961" calcext:value-type="float">
            <text:p>0.821107626</text:p>
          </table:table-cell>
          <table:table-cell table:formula="of:=[.S333]-[.P331]" office:value-type="float" office:value="0.00202709436400006" calcext:value-type="float">
            <text:p>0.0020270944</text:p>
          </table:table-cell>
          <table:table-cell table:formula="of:=[.B331]-[.P331]" office:value-type="float" office:value="1.642024278639" calcext:value-type="float">
            <text:p>1.6420242786</text:p>
          </table:table-cell>
          <table:table-cell office:value-type="float" office:value="0.821107625961" calcext:value-type="float">
            <text:p>0.821107626</text:p>
          </table:table-cell>
          <table:table-cell table:formula="of:=[.A331]-[.S331]" office:value-type="float" office:value="1.642024278639" calcext:value-type="float">
            <text:p>1.6420242786</text:p>
          </table:table-cell>
          <table:table-cell table:formula="of:=[.B331]-[.S331]" office:value-type="float" office:value="1.642024278639" calcext:value-type="float">
            <text:p>1.6420242786</text:p>
          </table:table-cell>
        </table:table-row>
        <table:table-row table:style-name="ro1">
          <table:table-cell table:number-columns-repeated="2" office:value-type="float" office:value="2.46290016174" calcext:value-type="float">
            <text:p>2.4629001617</text:p>
          </table:table-cell>
          <table:table-cell table:formula="of:=[.J334]-[.B332]" office:value-type="float" office:value="-1.639735579487" calcext:value-type="float">
            <text:p>-1.6397355795</text:p>
          </table:table-cell>
          <table:table-cell office:value-type="string" calcext:value-type="string">
            <text:p><text:s/>nan </text:p>
          </table:table-cell>
          <table:table-cell table:formula="of:=[.G334]-[.D332]" office:value-type="string" office:string-value="" calcext:value-type="error">
            <text:p>#VALUE!</text:p>
          </table:table-cell>
          <table:table-cell table:formula="of:=[.B332]-[.$D334]" office:value-type="float" office:value="1.641735911366" calcext:value-type="float">
            <text:p>1.6417359114</text:p>
          </table:table-cell>
          <table:table-cell office:value-type="string" calcext:value-type="string">
            <text:p><text:s/>nan </text:p>
          </table:table-cell>
          <table:table-cell table:formula="of:=[.J334]-[.G332]" office:value-type="string" office:string-value="" calcext:value-type="error">
            <text:p>#VALUE!</text:p>
          </table:table-cell>
          <table:table-cell table:formula="of:=[.B332]-[.G3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34]-[.J332]" office:value-type="string" office:string-value="" calcext:value-type="error">
            <text:p>#VALUE!</text:p>
          </table:table-cell>
          <table:table-cell table:formula="of:=[.B332]-[.J3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34]-[.M332]" office:value-type="string" office:string-value="" calcext:value-type="error">
            <text:p>#VALUE!</text:p>
          </table:table-cell>
          <table:table-cell table:formula="of:=[.B332]-[.M3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34]-[.P332]" office:value-type="string" office:string-value="" calcext:value-type="error">
            <text:p>#VALUE!</text:p>
          </table:table-cell>
          <table:table-cell table:formula="of:=[.B332]-[.P3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32]-[.S332]" office:value-type="string" office:string-value="" calcext:value-type="error">
            <text:p>#VALUE!</text:p>
          </table:table-cell>
          <table:table-cell table:formula="of:=[.B332]-[.S33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6267724037" calcext:value-type="float">
            <text:p>2.4626772404</text:p>
          </table:table-cell>
          <table:table-cell table:formula="of:=[.J335]-[.B333]" office:value-type="float" office:value="-1.639479815958" calcext:value-type="float">
            <text:p>-1.639479816</text:p>
          </table:table-cell>
          <table:table-cell office:value-type="float" office:value="0.823134720325" calcext:value-type="float">
            <text:p>0.8231347203</text:p>
          </table:table-cell>
          <table:table-cell table:formula="of:=[.G335]-[.D333]" office:value-type="float" office:value="0.0000627040869999318" calcext:value-type="float">
            <text:p>6.27040869999318E-005</text:p>
          </table:table-cell>
          <table:table-cell table:formula="of:=[.B333]-[.$D335]" office:value-type="float" office:value="1.639479815958" calcext:value-type="float">
            <text:p>1.639479816</text:p>
          </table:table-cell>
          <table:table-cell office:value-type="float" office:value="0.823134720325" calcext:value-type="float">
            <text:p>0.8231347203</text:p>
          </table:table-cell>
          <table:table-cell table:formula="of:=[.J335]-[.G333]" office:value-type="float" office:value="0.0000627040869999318" calcext:value-type="float">
            <text:p>6.27040869999318E-005</text:p>
          </table:table-cell>
          <table:table-cell table:formula="of:=[.B333]-[.G333]" office:value-type="float" office:value="1.639542520045" calcext:value-type="float">
            <text:p>1.63954252</text:p>
          </table:table-cell>
          <table:table-cell office:value-type="float" office:value="0.823134720325" calcext:value-type="float">
            <text:p>0.8231347203</text:p>
          </table:table-cell>
          <table:table-cell table:formula="of:=[.P335]-[.J333]" office:value-type="float" office:value="0.0000627040869999318" calcext:value-type="float">
            <text:p>6.27040869999318E-005</text:p>
          </table:table-cell>
          <table:table-cell table:formula="of:=[.B333]-[.J333]" office:value-type="float" office:value="1.639542520045" calcext:value-type="float">
            <text:p>1.63954252</text:p>
          </table:table-cell>
          <table:table-cell office:value-type="float" office:value="0.823134720325" calcext:value-type="float">
            <text:p>0.8231347203</text:p>
          </table:table-cell>
          <table:table-cell table:formula="of:=[.P335]-[.M333]" office:value-type="float" office:value="0.0000627040869999318" calcext:value-type="float">
            <text:p>6.27040869999318E-005</text:p>
          </table:table-cell>
          <table:table-cell table:formula="of:=[.B333]-[.M333]" office:value-type="float" office:value="1.639542520045" calcext:value-type="float">
            <text:p>1.63954252</text:p>
          </table:table-cell>
          <table:table-cell office:value-type="float" office:value="0.823134720325" calcext:value-type="float">
            <text:p>0.8231347203</text:p>
          </table:table-cell>
          <table:table-cell table:formula="of:=[.S335]-[.P333]" office:value-type="float" office:value="-0.00193774700100002" calcext:value-type="float">
            <text:p>-0.001937747</text:p>
          </table:table-cell>
          <table:table-cell table:formula="of:=[.B333]-[.P333]" office:value-type="float" office:value="1.639542520045" calcext:value-type="float">
            <text:p>1.63954252</text:p>
          </table:table-cell>
          <table:table-cell office:value-type="float" office:value="0.823134720325" calcext:value-type="float">
            <text:p>0.8231347203</text:p>
          </table:table-cell>
          <table:table-cell table:formula="of:=[.A333]-[.S333]" office:value-type="float" office:value="1.639542520045" calcext:value-type="float">
            <text:p>1.63954252</text:p>
          </table:table-cell>
          <table:table-cell table:formula="of:=[.B333]-[.S333]" office:value-type="float" office:value="1.639542520045" calcext:value-type="float">
            <text:p>1.63954252</text:p>
          </table:table-cell>
        </table:table-row>
        <table:table-row table:style-name="ro1">
          <table:table-cell table:number-columns-repeated="2" office:value-type="float" office:value="2.46246337891" calcext:value-type="float">
            <text:p>2.4624633789</text:p>
          </table:table-cell>
          <table:table-cell table:formula="of:=[.J336]-[.B334]" office:value-type="float" office:value="-1.641230642799" calcext:value-type="float">
            <text:p>-1.6412306428</text:p>
          </table:table-cell>
          <table:table-cell office:value-type="float" office:value="0.821164250374" calcext:value-type="float">
            <text:p>0.8211642504</text:p>
          </table:table-cell>
          <table:table-cell table:formula="of:=[.G336]-[.D334]" office:value-type="float" office:value="0.0000684857370000236" calcext:value-type="float">
            <text:p>6.84857370000236E-005</text:p>
          </table:table-cell>
          <table:table-cell table:formula="of:=[.B334]-[.$D336]" office:value-type="float" office:value="1.641230642799" calcext:value-type="float">
            <text:p>1.6412306428</text:p>
          </table:table-cell>
          <table:table-cell office:value-type="float" office:value="0.823164582253" calcext:value-type="float">
            <text:p>0.8231645823</text:p>
          </table:table-cell>
          <table:table-cell table:formula="of:=[.J336]-[.G334]" office:value-type="float" office:value="-0.00193184614199993" calcext:value-type="float">
            <text:p>-0.0019318461</text:p>
          </table:table-cell>
          <table:table-cell table:formula="of:=[.B334]-[.G334]" office:value-type="float" office:value="1.639298796657" calcext:value-type="float">
            <text:p>1.6392987967</text:p>
          </table:table-cell>
          <table:table-cell office:value-type="float" office:value="0.823164582253" calcext:value-type="float">
            <text:p>0.8231645823</text:p>
          </table:table-cell>
          <table:table-cell table:formula="of:=[.P336]-[.J334]" office:value-type="float" office:value="-0.00193184614199993" calcext:value-type="float">
            <text:p>-0.0019318461</text:p>
          </table:table-cell>
          <table:table-cell table:formula="of:=[.B334]-[.J334]" office:value-type="float" office:value="1.639298796657" calcext:value-type="float">
            <text:p>1.6392987967</text:p>
          </table:table-cell>
          <table:table-cell office:value-type="float" office:value="0.821164250374" calcext:value-type="float">
            <text:p>0.8211642504</text:p>
          </table:table-cell>
          <table:table-cell table:formula="of:=[.P336]-[.M334]" office:value-type="float" office:value="0.0000684857370000236" calcext:value-type="float">
            <text:p>6.84857370000236E-005</text:p>
          </table:table-cell>
          <table:table-cell table:formula="of:=[.B334]-[.M334]" office:value-type="float" office:value="1.641299128536" calcext:value-type="float">
            <text:p>1.6412991285</text:p>
          </table:table-cell>
          <table:table-cell office:value-type="float" office:value="0.823164582253" calcext:value-type="float">
            <text:p>0.8231645823</text:p>
          </table:table-cell>
          <table:table-cell table:formula="of:=[.S336]-[.P334]" office:value-type="float" office:value="-0.00193184614199993" calcext:value-type="float">
            <text:p>-0.0019318461</text:p>
          </table:table-cell>
          <table:table-cell table:formula="of:=[.B334]-[.P334]" office:value-type="float" office:value="1.639298796657" calcext:value-type="float">
            <text:p>1.6392987967</text:p>
          </table:table-cell>
          <table:table-cell office:value-type="float" office:value="0.821164250374" calcext:value-type="float">
            <text:p>0.8211642504</text:p>
          </table:table-cell>
          <table:table-cell table:formula="of:=[.A334]-[.S334]" office:value-type="float" office:value="1.641299128536" calcext:value-type="float">
            <text:p>1.6412991285</text:p>
          </table:table-cell>
          <table:table-cell table:formula="of:=[.B334]-[.S334]" office:value-type="float" office:value="1.641299128536" calcext:value-type="float">
            <text:p>1.6412991285</text:p>
          </table:table-cell>
        </table:table-row>
        <table:table-row table:style-name="ro1">
          <table:table-cell table:number-columns-repeated="2" office:value-type="float" office:value="2.46225810051" calcext:value-type="float">
            <text:p>2.4622581005</text:p>
          </table:table-cell>
          <table:table-cell table:formula="of:=[.J337]-[.B335]" office:value-type="float" office:value="-1.640986680985" calcext:value-type="float">
            <text:p>-1.640986681</text:p>
          </table:table-cell>
          <table:table-cell office:value-type="float" office:value="0.823197424412" calcext:value-type="float">
            <text:p>0.8231974244</text:p>
          </table:table-cell>
          <table:table-cell table:formula="of:=[.G337]-[.D335]" office:value-type="float" office:value="-0.00192600488700001" calcext:value-type="float">
            <text:p>-0.0019260049</text:p>
          </table:table-cell>
          <table:table-cell table:formula="of:=[.B335]-[.$D337]" office:value-type="float" office:value="1.640986680985" calcext:value-type="float">
            <text:p>1.640986681</text:p>
          </table:table-cell>
          <table:table-cell office:value-type="float" office:value="0.823197424412" calcext:value-type="float">
            <text:p>0.8231974244</text:p>
          </table:table-cell>
          <table:table-cell table:formula="of:=[.J337]-[.G335]" office:value-type="float" office:value="-0.00192600488700001" calcext:value-type="float">
            <text:p>-0.0019260049</text:p>
          </table:table-cell>
          <table:table-cell table:formula="of:=[.B335]-[.G335]" office:value-type="float" office:value="1.639060676098" calcext:value-type="float">
            <text:p>1.6390606761</text:p>
          </table:table-cell>
          <table:table-cell office:value-type="float" office:value="0.823197424412" calcext:value-type="float">
            <text:p>0.8231974244</text:p>
          </table:table-cell>
          <table:table-cell table:formula="of:=[.P337]-[.J335]" office:value-type="float" office:value="-0.00192600488700001" calcext:value-type="float">
            <text:p>-0.0019260049</text:p>
          </table:table-cell>
          <table:table-cell table:formula="of:=[.B335]-[.J335]" office:value-type="float" office:value="1.639060676098" calcext:value-type="float">
            <text:p>1.6390606761</text:p>
          </table:table-cell>
          <table:table-cell office:value-type="float" office:value="0.823197424412" calcext:value-type="float">
            <text:p>0.8231974244</text:p>
          </table:table-cell>
          <table:table-cell table:formula="of:=[.P337]-[.M335]" office:value-type="float" office:value="-0.00192600488700001" calcext:value-type="float">
            <text:p>-0.0019260049</text:p>
          </table:table-cell>
          <table:table-cell table:formula="of:=[.B335]-[.M335]" office:value-type="float" office:value="1.639060676098" calcext:value-type="float">
            <text:p>1.6390606761</text:p>
          </table:table-cell>
          <table:table-cell office:value-type="float" office:value="0.823197424412" calcext:value-type="float">
            <text:p>0.8231974244</text:p>
          </table:table-cell>
          <table:table-cell table:formula="of:=[.S337]-[.P335]" office:value-type="float" office:value="-0.00192600488700001" calcext:value-type="float">
            <text:p>-0.0019260049</text:p>
          </table:table-cell>
          <table:table-cell table:formula="of:=[.B335]-[.P335]" office:value-type="float" office:value="1.639060676098" calcext:value-type="float">
            <text:p>1.6390606761</text:p>
          </table:table-cell>
          <table:table-cell office:value-type="float" office:value="0.821196973324" calcext:value-type="float">
            <text:p>0.8211969733</text:p>
          </table:table-cell>
          <table:table-cell table:formula="of:=[.A335]-[.S335]" office:value-type="float" office:value="1.641061127186" calcext:value-type="float">
            <text:p>1.6410611272</text:p>
          </table:table-cell>
          <table:table-cell table:formula="of:=[.B335]-[.S335]" office:value-type="float" office:value="1.641061127186" calcext:value-type="float">
            <text:p>1.6410611272</text:p>
          </table:table-cell>
        </table:table-row>
        <table:table-row table:style-name="ro1">
          <table:table-cell table:number-columns-repeated="2" office:value-type="float" office:value="2.46187472343" calcext:value-type="float">
            <text:p>2.4618747234</text:p>
          </table:table-cell>
          <table:table-cell table:formula="of:=[.J338]-[.B336]" office:value-type="float" office:value="-1.638560891147" calcext:value-type="float">
            <text:p>-1.6385608911</text:p>
          </table:table-cell>
          <table:table-cell office:value-type="float" office:value="0.821232736111" calcext:value-type="float">
            <text:p>0.8212327361</text:p>
          </table:table-cell>
          <table:table-cell table:formula="of:=[.G338]-[.D336]" office:value-type="float" office:value="0.00208109617200003" calcext:value-type="float">
            <text:p>0.0020810962</text:p>
          </table:table-cell>
          <table:table-cell table:formula="of:=[.B336]-[.$D338]" office:value-type="float" office:value="1.638560891147" calcext:value-type="float">
            <text:p>1.6385608911</text:p>
          </table:table-cell>
          <table:table-cell office:value-type="float" office:value="0.821232736111" calcext:value-type="float">
            <text:p>0.8212327361</text:p>
          </table:table-cell>
          <table:table-cell table:formula="of:=[.J338]-[.G336]" office:value-type="float" office:value="0.00208109617200003" calcext:value-type="float">
            <text:p>0.0020810962</text:p>
          </table:table-cell>
          <table:table-cell table:formula="of:=[.B336]-[.G336]" office:value-type="float" office:value="1.640641987319" calcext:value-type="float">
            <text:p>1.6406419873</text:p>
          </table:table-cell>
          <table:table-cell office:value-type="float" office:value="0.821232736111" calcext:value-type="float">
            <text:p>0.8212327361</text:p>
          </table:table-cell>
          <table:table-cell table:formula="of:=[.P338]-[.J336]" office:value-type="float" office:value="0.00208109617200003" calcext:value-type="float">
            <text:p>0.0020810962</text:p>
          </table:table-cell>
          <table:table-cell table:formula="of:=[.B336]-[.J336]" office:value-type="float" office:value="1.640641987319" calcext:value-type="float">
            <text:p>1.6406419873</text:p>
          </table:table-cell>
          <table:table-cell office:value-type="float" office:value="0.821232736111" calcext:value-type="float">
            <text:p>0.8212327361</text:p>
          </table:table-cell>
          <table:table-cell table:formula="of:=[.P338]-[.M336]" office:value-type="float" office:value="0.00208109617200003" calcext:value-type="float">
            <text:p>0.0020810962</text:p>
          </table:table-cell>
          <table:table-cell table:formula="of:=[.B336]-[.M336]" office:value-type="float" office:value="1.640641987319" calcext:value-type="float">
            <text:p>1.6406419873</text:p>
          </table:table-cell>
          <table:table-cell office:value-type="float" office:value="0.821232736111" calcext:value-type="float">
            <text:p>0.8212327361</text:p>
          </table:table-cell>
          <table:table-cell table:formula="of:=[.S338]-[.P336]" office:value-type="float" office:value="0.00208109617200003" calcext:value-type="float">
            <text:p>0.0020810962</text:p>
          </table:table-cell>
          <table:table-cell table:formula="of:=[.B336]-[.P336]" office:value-type="float" office:value="1.640641987319" calcext:value-type="float">
            <text:p>1.6406419873</text:p>
          </table:table-cell>
          <table:table-cell office:value-type="float" office:value="0.821232736111" calcext:value-type="float">
            <text:p>0.8212327361</text:p>
          </table:table-cell>
          <table:table-cell table:formula="of:=[.A336]-[.S336]" office:value-type="float" office:value="1.640641987319" calcext:value-type="float">
            <text:p>1.6406419873</text:p>
          </table:table-cell>
          <table:table-cell table:formula="of:=[.B336]-[.S336]" office:value-type="float" office:value="1.640641987319" calcext:value-type="float">
            <text:p>1.6406419873</text:p>
          </table:table-cell>
        </table:table-row>
        <table:table-row table:style-name="ro1">
          <table:table-cell table:number-columns-repeated="2" office:value-type="float" office:value="2.46152687073" calcext:value-type="float">
            <text:p>2.4615268707</text:p>
          </table:table-cell>
          <table:table-cell table:formula="of:=[.J339]-[.B337]" office:value-type="float" office:value="-1.638168275359" calcext:value-type="float">
            <text:p>-1.6381682754</text:p>
          </table:table-cell>
          <table:table-cell office:value-type="float" office:value="0.821271419525" calcext:value-type="float">
            <text:p>0.8212714195</text:p>
          </table:table-cell>
          <table:table-cell table:formula="of:=[.G339]-[.D337]" office:value-type="float" office:value="0.0000863671300000979" calcext:value-type="float">
            <text:p>8.63671300000979E-005</text:p>
          </table:table-cell>
          <table:table-cell table:formula="of:=[.B337]-[.$D339]" office:value-type="float" office:value="1.640169084075" calcext:value-type="float">
            <text:p>1.6401690841</text:p>
          </table:table-cell>
          <table:table-cell office:value-type="float" office:value="0.821271419525" calcext:value-type="float">
            <text:p>0.8212714195</text:p>
          </table:table-cell>
          <table:table-cell table:formula="of:=[.J339]-[.G337]" office:value-type="float" office:value="0.00208717584600004" calcext:value-type="float">
            <text:p>0.0020871758</text:p>
          </table:table-cell>
          <table:table-cell table:formula="of:=[.B337]-[.G337]" office:value-type="float" office:value="1.640255451205" calcext:value-type="float">
            <text:p>1.6402554512</text:p>
          </table:table-cell>
          <table:table-cell office:value-type="float" office:value="0.821271419525" calcext:value-type="float">
            <text:p>0.8212714195</text:p>
          </table:table-cell>
          <table:table-cell table:formula="of:=[.P339]-[.J337]" office:value-type="float" office:value="0.00208717584600004" calcext:value-type="float">
            <text:p>0.0020871758</text:p>
          </table:table-cell>
          <table:table-cell table:formula="of:=[.B337]-[.J337]" office:value-type="float" office:value="1.640255451205" calcext:value-type="float">
            <text:p>1.6402554512</text:p>
          </table:table-cell>
          <table:table-cell office:value-type="float" office:value="0.821271419525" calcext:value-type="float">
            <text:p>0.8212714195</text:p>
          </table:table-cell>
          <table:table-cell table:formula="of:=[.P339]-[.M337]" office:value-type="float" office:value="0.00208717584600004" calcext:value-type="float">
            <text:p>0.0020871758</text:p>
          </table:table-cell>
          <table:table-cell table:formula="of:=[.B337]-[.M337]" office:value-type="float" office:value="1.640255451205" calcext:value-type="float">
            <text:p>1.6402554512</text:p>
          </table:table-cell>
          <table:table-cell office:value-type="float" office:value="0.821271419525" calcext:value-type="float">
            <text:p>0.8212714195</text:p>
          </table:table-cell>
          <table:table-cell table:formula="of:=[.S339]-[.P337]" office:value-type="float" office:value="0.0000863671300000979" calcext:value-type="float">
            <text:p>8.63671300000979E-005</text:p>
          </table:table-cell>
          <table:table-cell table:formula="of:=[.B337]-[.P337]" office:value-type="float" office:value="1.640255451205" calcext:value-type="float">
            <text:p>1.6402554512</text:p>
          </table:table-cell>
          <table:table-cell office:value-type="float" office:value="0.821271419525" calcext:value-type="float">
            <text:p>0.8212714195</text:p>
          </table:table-cell>
          <table:table-cell table:formula="of:=[.A337]-[.S337]" office:value-type="float" office:value="1.640255451205" calcext:value-type="float">
            <text:p>1.6402554512</text:p>
          </table:table-cell>
          <table:table-cell table:formula="of:=[.B337]-[.S337]" office:value-type="float" office:value="1.640255451205" calcext:value-type="float">
            <text:p>1.6402554512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40]-[.B338]" office:value-type="string" office:string-value="" calcext:value-type="error">
            <text:p>#VALUE!</text:p>
          </table:table-cell>
          <table:table-cell office:value-type="float" office:value="0.823313832283" calcext:value-type="float">
            <text:p>0.8233138323</text:p>
          </table:table-cell>
          <table:table-cell table:formula="of:=[.G340]-[.D338]" office:value-type="float" office:value="-0.00190842151600001" calcext:value-type="float">
            <text:p>-0.0019084215</text:p>
          </table:table-cell>
          <table:table-cell table:formula="of:=[.B338]-[.$D340]" office:value-type="string" office:string-value="" calcext:value-type="error">
            <text:p>#VALUE!</text:p>
          </table:table-cell>
          <table:table-cell office:value-type="float" office:value="0.823313832283" calcext:value-type="float">
            <text:p>0.8233138323</text:p>
          </table:table-cell>
          <table:table-cell table:formula="of:=[.J340]-[.G338]" office:value-type="float" office:value="0.0000925660129998951" calcext:value-type="float">
            <text:p>0.000092566</text:p>
          </table:table-cell>
          <table:table-cell table:formula="of:=[.B338]-[.G338]" office:value-type="string" office:string-value="" calcext:value-type="error">
            <text:p>#VALUE!</text:p>
          </table:table-cell>
          <table:table-cell office:value-type="float" office:value="0.823313832283" calcext:value-type="float">
            <text:p>0.8233138323</text:p>
          </table:table-cell>
          <table:table-cell table:formula="of:=[.P340]-[.J338]" office:value-type="float" office:value="-0.00190842151600001" calcext:value-type="float">
            <text:p>-0.0019084215</text:p>
          </table:table-cell>
          <table:table-cell table:formula="of:=[.B338]-[.J338]" office:value-type="string" office:string-value="" calcext:value-type="error">
            <text:p>#VALUE!</text:p>
          </table:table-cell>
          <table:table-cell office:value-type="float" office:value="0.823313832283" calcext:value-type="float">
            <text:p>0.8233138323</text:p>
          </table:table-cell>
          <table:table-cell table:formula="of:=[.P340]-[.M338]" office:value-type="float" office:value="-0.00190842151600001" calcext:value-type="float">
            <text:p>-0.0019084215</text:p>
          </table:table-cell>
          <table:table-cell table:formula="of:=[.B338]-[.M338]" office:value-type="string" office:string-value="" calcext:value-type="error">
            <text:p>#VALUE!</text:p>
          </table:table-cell>
          <table:table-cell office:value-type="float" office:value="0.823313832283" calcext:value-type="float">
            <text:p>0.8233138323</text:p>
          </table:table-cell>
          <table:table-cell table:formula="of:=[.S340]-[.P338]" office:value-type="float" office:value="-0.00190842151600001" calcext:value-type="float">
            <text:p>-0.0019084215</text:p>
          </table:table-cell>
          <table:table-cell table:formula="of:=[.B338]-[.P338]" office:value-type="string" office:string-value="" calcext:value-type="error">
            <text:p>#VALUE!</text:p>
          </table:table-cell>
          <table:table-cell office:value-type="float" office:value="0.823313832283" calcext:value-type="float">
            <text:p>0.8233138323</text:p>
          </table:table-cell>
          <table:table-cell table:formula="of:=[.A338]-[.S338]" office:value-type="string" office:string-value="" calcext:value-type="error">
            <text:p>#VALUE!</text:p>
          </table:table-cell>
          <table:table-cell table:formula="of:=[.B338]-[.S33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6136641502" calcext:value-type="float">
            <text:p>2.461366415</text:p>
          </table:table-cell>
          <table:table-cell table:formula="of:=[.J341]-[.B339]" office:value-type="float" office:value="-1.63991039991" calcext:value-type="float">
            <text:p>-1.6399103999</text:p>
          </table:table-cell>
          <table:table-cell office:value-type="float" office:value="0.821357786655" calcext:value-type="float">
            <text:p>0.8213577867</text:p>
          </table:table-cell>
          <table:table-cell table:formula="of:=[.G341]-[.D339]" office:value-type="float" office:value="0.0000982284549999601" calcext:value-type="float">
            <text:p>9.82284549999601E-005</text:p>
          </table:table-cell>
          <table:table-cell table:formula="of:=[.B339]-[.$D341]" office:value-type="float" office:value="1.63991039991" calcext:value-type="float">
            <text:p>1.6399103999</text:p>
          </table:table-cell>
          <table:table-cell office:value-type="float" office:value="0.821357786655" calcext:value-type="float">
            <text:p>0.8213577867</text:p>
          </table:table-cell>
          <table:table-cell table:formula="of:=[.J341]-[.G339]" office:value-type="float" office:value="0.0000982284549999601" calcext:value-type="float">
            <text:p>9.82284549999601E-005</text:p>
          </table:table-cell>
          <table:table-cell table:formula="of:=[.B339]-[.G339]" office:value-type="float" office:value="1.640008628365" calcext:value-type="float">
            <text:p>1.6400086284</text:p>
          </table:table-cell>
          <table:table-cell office:value-type="float" office:value="0.823358595371" calcext:value-type="float">
            <text:p>0.8233585954</text:p>
          </table:table-cell>
          <table:table-cell table:formula="of:=[.P341]-[.J339]" office:value-type="float" office:value="-0.00190258026099999" calcext:value-type="float">
            <text:p>-0.0019025803</text:p>
          </table:table-cell>
          <table:table-cell table:formula="of:=[.B339]-[.J339]" office:value-type="float" office:value="1.638007819649" calcext:value-type="float">
            <text:p>1.6380078196</text:p>
          </table:table-cell>
          <table:table-cell office:value-type="float" office:value="0.821357786655" calcext:value-type="float">
            <text:p>0.8213577867</text:p>
          </table:table-cell>
          <table:table-cell table:formula="of:=[.P341]-[.M339]" office:value-type="float" office:value="0.0000982284549999601" calcext:value-type="float">
            <text:p>9.82284549999601E-005</text:p>
          </table:table-cell>
          <table:table-cell table:formula="of:=[.B339]-[.M339]" office:value-type="float" office:value="1.640008628365" calcext:value-type="float">
            <text:p>1.6400086284</text:p>
          </table:table-cell>
          <table:table-cell office:value-type="float" office:value="0.823358595371" calcext:value-type="float">
            <text:p>0.8233585954</text:p>
          </table:table-cell>
          <table:table-cell table:formula="of:=[.S341]-[.P339]" office:value-type="float" office:value="-0.00190258026099999" calcext:value-type="float">
            <text:p>-0.0019025803</text:p>
          </table:table-cell>
          <table:table-cell table:formula="of:=[.B339]-[.P339]" office:value-type="float" office:value="1.638007819649" calcext:value-type="float">
            <text:p>1.6380078196</text:p>
          </table:table-cell>
          <table:table-cell office:value-type="float" office:value="0.821357786655" calcext:value-type="float">
            <text:p>0.8213577867</text:p>
          </table:table-cell>
          <table:table-cell table:formula="of:=[.A339]-[.S339]" office:value-type="float" office:value="1.640008628365" calcext:value-type="float">
            <text:p>1.6400086284</text:p>
          </table:table-cell>
          <table:table-cell table:formula="of:=[.B339]-[.S339]" office:value-type="float" office:value="1.640008628365" calcext:value-type="float">
            <text:p>1.6400086284</text:p>
          </table:table-cell>
        </table:table-row>
        <table:table-row table:style-name="ro1">
          <table:table-cell table:number-columns-repeated="2" office:value-type="float" office:value="2.46121478081" calcext:value-type="float">
            <text:p>2.4612147808</text:p>
          </table:table-cell>
          <table:table-cell table:formula="of:=[.J342]-[.B340]" office:value-type="string" office:string-value="" calcext:value-type="error">
            <text:p>#VALUE!</text:p>
          </table:table-cell>
          <table:table-cell office:value-type="float" office:value="0.821405410767" calcext:value-type="float">
            <text:p>0.8214054108</text:p>
          </table:table-cell>
          <table:table-cell table:formula="of:=[.G342]-[.D340]" office:value-type="string" office:string-value="" calcext:value-type="error">
            <text:p>#VALUE!</text:p>
          </table:table-cell>
          <table:table-cell table:formula="of:=[.B340]-[.$D342]" office:value-type="string" office:string-value="" calcext:value-type="error">
            <text:p>#VALUE!</text:p>
          </table:table-cell>
          <table:table-cell office:value-type="float" office:value="0.821405410767" calcext:value-type="float">
            <text:p>0.8214054108</text:p>
          </table:table-cell>
          <table:table-cell table:formula="of:=[.J342]-[.G340]" office:value-type="string" office:string-value="" calcext:value-type="error">
            <text:p>#VALUE!</text:p>
          </table:table-cell>
          <table:table-cell table:formula="of:=[.B340]-[.G340]" office:value-type="float" office:value="1.639809370043" calcext:value-type="float">
            <text:p>1.63980937</text:p>
          </table:table-cell>
          <table:table-cell office:value-type="float" office:value="0.823406398296" calcext:value-type="float">
            <text:p>0.8234063983</text:p>
          </table:table-cell>
          <table:table-cell table:formula="of:=[.P342]-[.J340]" office:value-type="string" office:string-value="" calcext:value-type="error">
            <text:p>#VALUE!</text:p>
          </table:table-cell>
          <table:table-cell table:formula="of:=[.B340]-[.J340]" office:value-type="float" office:value="1.637808382514" calcext:value-type="float">
            <text:p>1.6378083825</text:p>
          </table:table-cell>
          <table:table-cell office:value-type="float" office:value="0.821405410767" calcext:value-type="float">
            <text:p>0.8214054108</text:p>
          </table:table-cell>
          <table:table-cell table:formula="of:=[.P342]-[.M340]" office:value-type="string" office:string-value="" calcext:value-type="error">
            <text:p>#VALUE!</text:p>
          </table:table-cell>
          <table:table-cell table:formula="of:=[.B340]-[.M340]" office:value-type="float" office:value="1.639809370043" calcext:value-type="float">
            <text:p>1.63980937</text:p>
          </table:table-cell>
          <table:table-cell office:value-type="float" office:value="0.821405410767" calcext:value-type="float">
            <text:p>0.8214054108</text:p>
          </table:table-cell>
          <table:table-cell table:formula="of:=[.S342]-[.P340]" office:value-type="string" office:string-value="" calcext:value-type="error">
            <text:p>#VALUE!</text:p>
          </table:table-cell>
          <table:table-cell table:formula="of:=[.B340]-[.P340]" office:value-type="float" office:value="1.639809370043" calcext:value-type="float">
            <text:p>1.63980937</text:p>
          </table:table-cell>
          <table:table-cell office:value-type="float" office:value="0.821405410767" calcext:value-type="float">
            <text:p>0.8214054108</text:p>
          </table:table-cell>
          <table:table-cell table:formula="of:=[.A340]-[.S340]" office:value-type="float" office:value="1.639809370043" calcext:value-type="float">
            <text:p>1.63980937</text:p>
          </table:table-cell>
          <table:table-cell table:formula="of:=[.B340]-[.S340]" office:value-type="float" office:value="1.639809370043" calcext:value-type="float">
            <text:p>1.63980937</text:p>
          </table:table-cell>
        </table:table-row>
        <table:table-row table:style-name="ro1">
          <table:table-cell table:number-columns-repeated="2" office:value-type="float" office:value="2.46107196808" calcext:value-type="float">
            <text:p>2.4610719681</text:p>
          </table:table-cell>
          <table:table-cell table:formula="of:=[.J343]-[.B341]" office:value-type="float" office:value="-1.639562368394" calcext:value-type="float">
            <text:p>-1.6395623684</text:p>
          </table:table-cell>
          <table:table-cell office:value-type="float" office:value="0.82145601511" calcext:value-type="float">
            <text:p>0.8214560151</text:p>
          </table:table-cell>
          <table:table-cell table:formula="of:=[.G343]-[.D341]" office:value-type="float" office:value="-0.00194764137299996" calcext:value-type="float">
            <text:p>-0.0019476414</text:p>
          </table:table-cell>
          <table:table-cell table:formula="of:=[.B341]-[.$D343]" office:value-type="float" office:value="1.641563594343" calcext:value-type="float">
            <text:p>1.6415635943</text:p>
          </table:table-cell>
          <table:table-cell office:value-type="float" office:value="0.82145601511" calcext:value-type="float">
            <text:p>0.8214560151</text:p>
          </table:table-cell>
          <table:table-cell table:formula="of:=[.J343]-[.G341]" office:value-type="float" office:value="0.0000535845760000209" calcext:value-type="float">
            <text:p>5.35845760000209E-005</text:p>
          </table:table-cell>
          <table:table-cell table:formula="of:=[.B341]-[.G341]" office:value-type="float" office:value="1.63961595297" calcext:value-type="float">
            <text:p>1.639615953</text:p>
          </table:table-cell>
          <table:table-cell office:value-type="float" office:value="0.82145601511" calcext:value-type="float">
            <text:p>0.8214560151</text:p>
          </table:table-cell>
          <table:table-cell table:formula="of:=[.P343]-[.J341]" office:value-type="float" office:value="0.0000535845760000209" calcext:value-type="float">
            <text:p>5.35845760000209E-005</text:p>
          </table:table-cell>
          <table:table-cell table:formula="of:=[.B341]-[.J341]" office:value-type="float" office:value="1.63961595297" calcext:value-type="float">
            <text:p>1.639615953</text:p>
          </table:table-cell>
          <table:table-cell office:value-type="float" office:value="0.82145601511" calcext:value-type="float">
            <text:p>0.8214560151</text:p>
          </table:table-cell>
          <table:table-cell table:formula="of:=[.P343]-[.M341]" office:value-type="float" office:value="0.0000535845760000209" calcext:value-type="float">
            <text:p>5.35845760000209E-005</text:p>
          </table:table-cell>
          <table:table-cell table:formula="of:=[.B341]-[.M341]" office:value-type="float" office:value="1.63961595297" calcext:value-type="float">
            <text:p>1.639615953</text:p>
          </table:table-cell>
          <table:table-cell office:value-type="float" office:value="0.82145601511" calcext:value-type="float">
            <text:p>0.8214560151</text:p>
          </table:table-cell>
          <table:table-cell table:formula="of:=[.S343]-[.P341]" office:value-type="float" office:value="0.0000535845760000209" calcext:value-type="float">
            <text:p>5.35845760000209E-005</text:p>
          </table:table-cell>
          <table:table-cell table:formula="of:=[.B341]-[.P341]" office:value-type="float" office:value="1.63961595297" calcext:value-type="float">
            <text:p>1.639615953</text:p>
          </table:table-cell>
          <table:table-cell office:value-type="float" office:value="0.82145601511" calcext:value-type="float">
            <text:p>0.8214560151</text:p>
          </table:table-cell>
          <table:table-cell table:formula="of:=[.A341]-[.S341]" office:value-type="float" office:value="1.63961595297" calcext:value-type="float">
            <text:p>1.639615953</text:p>
          </table:table-cell>
          <table:table-cell table:formula="of:=[.B341]-[.S341]" office:value-type="float" office:value="1.63961595297" calcext:value-type="float">
            <text:p>1.639615953</text:p>
          </table:table-cell>
        </table:table-row>
        <table:table-row table:style-name="ro1">
          <table:table-cell table:number-columns-repeated="2" office:value-type="float" office:value="2.46093821526" calcext:value-type="float">
            <text:p>2.4609382153</text:p>
          </table:table-cell>
          <table:table-cell table:formula="of:=[.J344]-[.B342]" office:value-type="float" office:value="-1.641373395924" calcext:value-type="float">
            <text:p>-1.6413733959</text:p>
          </table:table-cell>
          <table:table-cell office:value-type="string" calcext:value-type="string">
            <text:p><text:s/>nan </text:p>
          </table:table-cell>
          <table:table-cell table:formula="of:=[.G344]-[.D342]" office:value-type="string" office:string-value="" calcext:value-type="error">
            <text:p>#VALUE!</text:p>
          </table:table-cell>
          <table:table-cell table:formula="of:=[.B342]-[.$D344]" office:value-type="float" office:value="1.641373395924" calcext:value-type="float">
            <text:p>1.6413733959</text:p>
          </table:table-cell>
          <table:table-cell office:value-type="string" calcext:value-type="string">
            <text:p><text:s/>nan </text:p>
          </table:table-cell>
          <table:table-cell table:formula="of:=[.J344]-[.G342]" office:value-type="string" office:string-value="" calcext:value-type="error">
            <text:p>#VALUE!</text:p>
          </table:table-cell>
          <table:table-cell table:formula="of:=[.B342]-[.G3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44]-[.J342]" office:value-type="string" office:string-value="" calcext:value-type="error">
            <text:p>#VALUE!</text:p>
          </table:table-cell>
          <table:table-cell table:formula="of:=[.B342]-[.J3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44]-[.M342]" office:value-type="string" office:string-value="" calcext:value-type="error">
            <text:p>#VALUE!</text:p>
          </table:table-cell>
          <table:table-cell table:formula="of:=[.B342]-[.M3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44]-[.P342]" office:value-type="string" office:string-value="" calcext:value-type="error">
            <text:p>#VALUE!</text:p>
          </table:table-cell>
          <table:table-cell table:formula="of:=[.B342]-[.P3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42]-[.S342]" office:value-type="string" office:string-value="" calcext:value-type="error">
            <text:p>#VALUE!</text:p>
          </table:table-cell>
          <table:table-cell table:formula="of:=[.B342]-[.S342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47881937027" calcext:value-type="float">
            <text:p>2.4788193703</text:p>
          </table:table-cell>
          <table:table-cell office:value-type="float" office:value="2.46081328392" calcext:value-type="float">
            <text:p>2.4608132839</text:p>
          </table:table-cell>
          <table:table-cell table:formula="of:=[.J345]-[.B343]" office:value-type="float" office:value="-1.641189098358" calcext:value-type="float">
            <text:p>-1.6411890984</text:p>
          </table:table-cell>
          <table:table-cell office:value-type="float" office:value="0.819508373737" calcext:value-type="float">
            <text:p>0.8195083737</text:p>
          </table:table-cell>
          <table:table-cell table:formula="of:=[.G345]-[.D343]" office:value-type="float" office:value="0.000115811824999978" calcext:value-type="float">
            <text:p>0.0001158118</text:p>
          </table:table-cell>
          <table:table-cell table:formula="of:=[.B343]-[.$D345]" office:value-type="float" office:value="1.639187574386" calcext:value-type="float">
            <text:p>1.6391875744</text:p>
          </table:table-cell>
          <table:table-cell office:value-type="float" office:value="0.819508373737" calcext:value-type="float">
            <text:p>0.8195083737</text:p>
          </table:table-cell>
          <table:table-cell table:formula="of:=[.J345]-[.G343]" office:value-type="float" office:value="0.000115811824999978" calcext:value-type="float">
            <text:p>0.0001158118</text:p>
          </table:table-cell>
          <table:table-cell table:formula="of:=[.B343]-[.G343]" office:value-type="float" office:value="1.641304910183" calcext:value-type="float">
            <text:p>1.6413049102</text:p>
          </table:table-cell>
          <table:table-cell office:value-type="float" office:value="0.821509599686" calcext:value-type="float">
            <text:p>0.8215095997</text:p>
          </table:table-cell>
          <table:table-cell table:formula="of:=[.P345]-[.J343]" office:value-type="float" office:value="-0.00188541412400001" calcext:value-type="float">
            <text:p>-0.0018854141</text:p>
          </table:table-cell>
          <table:table-cell table:formula="of:=[.B343]-[.J343]" office:value-type="float" office:value="1.639303684234" calcext:value-type="float">
            <text:p>1.6393036842</text:p>
          </table:table-cell>
          <table:table-cell office:value-type="float" office:value="0.821509599686" calcext:value-type="float">
            <text:p>0.8215095997</text:p>
          </table:table-cell>
          <table:table-cell table:formula="of:=[.P345]-[.M343]" office:value-type="float" office:value="-0.00188541412400001" calcext:value-type="float">
            <text:p>-0.0018854141</text:p>
          </table:table-cell>
          <table:table-cell table:formula="of:=[.B343]-[.M343]" office:value-type="float" office:value="1.639303684234" calcext:value-type="float">
            <text:p>1.6393036842</text:p>
          </table:table-cell>
          <table:table-cell office:value-type="float" office:value="0.821509599686" calcext:value-type="float">
            <text:p>0.8215095997</text:p>
          </table:table-cell>
          <table:table-cell table:formula="of:=[.S345]-[.P343]" office:value-type="float" office:value="-0.00188541412400001" calcext:value-type="float">
            <text:p>-0.0018854141</text:p>
          </table:table-cell>
          <table:table-cell table:formula="of:=[.B343]-[.P343]" office:value-type="float" office:value="1.639303684234" calcext:value-type="float">
            <text:p>1.6393036842</text:p>
          </table:table-cell>
          <table:table-cell office:value-type="float" office:value="0.821509599686" calcext:value-type="float">
            <text:p>0.8215095997</text:p>
          </table:table-cell>
          <table:table-cell table:formula="of:=[.A343]-[.S343]" office:value-type="float" office:value="1.657309770584" calcext:value-type="float">
            <text:p>1.6573097706</text:p>
          </table:table-cell>
          <table:table-cell table:formula="of:=[.B343]-[.S343]" office:value-type="float" office:value="1.639303684234" calcext:value-type="float">
            <text:p>1.6393036842</text:p>
          </table:table-cell>
        </table:table-row>
        <table:table-row table:style-name="ro1">
          <table:table-cell table:number-columns-repeated="2" office:value-type="float" office:value="2.47870254517" calcext:value-type="float">
            <text:p>2.4787025452</text:p>
          </table:table-cell>
          <table:table-cell table:formula="of:=[.J346]-[.B344]" office:value-type="float" office:value="-1.659016013149" calcext:value-type="float">
            <text:p>-1.6590160131</text:p>
          </table:table-cell>
          <table:table-cell office:value-type="float" office:value="0.819564819336" calcext:value-type="float">
            <text:p>0.8195648193</text:p>
          </table:table-cell>
          <table:table-cell table:formula="of:=[.G346]-[.D344]" office:value-type="float" office:value="0.000121712684999942" calcext:value-type="float">
            <text:p>0.0001217127</text:p>
          </table:table-cell>
          <table:table-cell table:formula="of:=[.B344]-[.$D346]" office:value-type="float" office:value="1.659016013149" calcext:value-type="float">
            <text:p>1.6590160131</text:p>
          </table:table-cell>
          <table:table-cell office:value-type="float" office:value="0.819564819336" calcext:value-type="float">
            <text:p>0.8195648193</text:p>
          </table:table-cell>
          <table:table-cell table:formula="of:=[.J346]-[.G344]" office:value-type="float" office:value="0.000121712684999942" calcext:value-type="float">
            <text:p>0.0001217127</text:p>
          </table:table-cell>
          <table:table-cell table:formula="of:=[.B344]-[.G344]" office:value-type="float" office:value="1.659137725834" calcext:value-type="float">
            <text:p>1.6591377258</text:p>
          </table:table-cell>
          <table:table-cell office:value-type="float" office:value="0.819564819336" calcext:value-type="float">
            <text:p>0.8195648193</text:p>
          </table:table-cell>
          <table:table-cell table:formula="of:=[.P346]-[.J344]" office:value-type="float" office:value="0.000121712684999942" calcext:value-type="float">
            <text:p>0.0001217127</text:p>
          </table:table-cell>
          <table:table-cell table:formula="of:=[.B344]-[.J344]" office:value-type="float" office:value="1.659137725834" calcext:value-type="float">
            <text:p>1.6591377258</text:p>
          </table:table-cell>
          <table:table-cell office:value-type="float" office:value="0.819564819336" calcext:value-type="float">
            <text:p>0.8195648193</text:p>
          </table:table-cell>
          <table:table-cell table:formula="of:=[.P346]-[.M344]" office:value-type="float" office:value="0.000121712684999942" calcext:value-type="float">
            <text:p>0.0001217127</text:p>
          </table:table-cell>
          <table:table-cell table:formula="of:=[.B344]-[.M344]" office:value-type="float" office:value="1.659137725834" calcext:value-type="float">
            <text:p>1.6591377258</text:p>
          </table:table-cell>
          <table:table-cell office:value-type="float" office:value="0.819564819336" calcext:value-type="float">
            <text:p>0.8195648193</text:p>
          </table:table-cell>
          <table:table-cell table:formula="of:=[.S346]-[.P344]" office:value-type="float" office:value="0.000121712684999942" calcext:value-type="float">
            <text:p>0.0001217127</text:p>
          </table:table-cell>
          <table:table-cell table:formula="of:=[.B344]-[.P344]" office:value-type="float" office:value="1.659137725834" calcext:value-type="float">
            <text:p>1.6591377258</text:p>
          </table:table-cell>
          <table:table-cell office:value-type="float" office:value="0.819564819336" calcext:value-type="float">
            <text:p>0.8195648193</text:p>
          </table:table-cell>
          <table:table-cell table:formula="of:=[.A344]-[.S344]" office:value-type="float" office:value="1.659137725834" calcext:value-type="float">
            <text:p>1.6591377258</text:p>
          </table:table-cell>
          <table:table-cell table:formula="of:=[.B344]-[.S344]" office:value-type="float" office:value="1.659137725834" calcext:value-type="float">
            <text:p>1.6591377258</text:p>
          </table:table-cell>
        </table:table-row>
        <table:table-row table:style-name="ro1">
          <table:table-cell table:number-columns-repeated="2" office:value-type="float" office:value="2.49659872055" calcext:value-type="float">
            <text:p>2.4965987206</text:p>
          </table:table-cell>
          <table:table-cell table:formula="of:=[.J347]-[.B345]" office:value-type="float" office:value="-1.676846861839" calcext:value-type="float">
            <text:p>-1.6768468618</text:p>
          </table:table-cell>
          <table:table-cell office:value-type="float" office:value="0.821625709534" calcext:value-type="float">
            <text:p>0.8216257095</text:p>
          </table:table-cell>
          <table:table-cell table:formula="of:=[.G347]-[.D345]" office:value-type="float" office:value="-0.00187385082299996" calcext:value-type="float">
            <text:p>-0.0018738508</text:p>
          </table:table-cell>
          <table:table-cell table:formula="of:=[.B345]-[.$D347]" office:value-type="float" office:value="1.674845039844" calcext:value-type="float">
            <text:p>1.6748450398</text:p>
          </table:table-cell>
          <table:table-cell office:value-type="float" office:value="0.819624185562" calcext:value-type="float">
            <text:p>0.8196241856</text:p>
          </table:table-cell>
          <table:table-cell table:formula="of:=[.J347]-[.G345]" office:value-type="float" office:value="0.000127673148999974" calcext:value-type="float">
            <text:p>0.0001276731</text:p>
          </table:table-cell>
          <table:table-cell table:formula="of:=[.B345]-[.G345]" office:value-type="float" office:value="1.676974534988" calcext:value-type="float">
            <text:p>1.676974535</text:p>
          </table:table-cell>
          <table:table-cell office:value-type="float" office:value="0.819624185562" calcext:value-type="float">
            <text:p>0.8196241856</text:p>
          </table:table-cell>
          <table:table-cell table:formula="of:=[.P347]-[.J345]" office:value-type="float" office:value="0.000127673148999974" calcext:value-type="float">
            <text:p>0.0001276731</text:p>
          </table:table-cell>
          <table:table-cell table:formula="of:=[.B345]-[.J345]" office:value-type="float" office:value="1.676974534988" calcext:value-type="float">
            <text:p>1.676974535</text:p>
          </table:table-cell>
          <table:table-cell office:value-type="float" office:value="0.819624185562" calcext:value-type="float">
            <text:p>0.8196241856</text:p>
          </table:table-cell>
          <table:table-cell table:formula="of:=[.P347]-[.M345]" office:value-type="float" office:value="0.000127673148999974" calcext:value-type="float">
            <text:p>0.0001276731</text:p>
          </table:table-cell>
          <table:table-cell table:formula="of:=[.B345]-[.M345]" office:value-type="float" office:value="1.676974534988" calcext:value-type="float">
            <text:p>1.676974535</text:p>
          </table:table-cell>
          <table:table-cell office:value-type="float" office:value="0.819624185562" calcext:value-type="float">
            <text:p>0.8196241856</text:p>
          </table:table-cell>
          <table:table-cell table:formula="of:=[.S347]-[.P345]" office:value-type="float" office:value="0.000127673148999974" calcext:value-type="float">
            <text:p>0.0001276731</text:p>
          </table:table-cell>
          <table:table-cell table:formula="of:=[.B345]-[.P345]" office:value-type="float" office:value="1.676974534988" calcext:value-type="float">
            <text:p>1.676974535</text:p>
          </table:table-cell>
          <table:table-cell office:value-type="float" office:value="0.819624185562" calcext:value-type="float">
            <text:p>0.8196241856</text:p>
          </table:table-cell>
          <table:table-cell table:formula="of:=[.A345]-[.S345]" office:value-type="float" office:value="1.676974534988" calcext:value-type="float">
            <text:p>1.676974535</text:p>
          </table:table-cell>
          <table:table-cell table:formula="of:=[.B345]-[.S345]" office:value-type="float" office:value="1.676974534988" calcext:value-type="float">
            <text:p>1.676974535</text:p>
          </table:table-cell>
        </table:table-row>
        <table:table-row table:style-name="ro1">
          <table:table-cell table:number-columns-repeated="2" office:value-type="float" office:value="2.4964993" calcext:value-type="float">
            <text:p>2.4964993</text:p>
          </table:table-cell>
          <table:table-cell table:formula="of:=[.J348]-[.B346]" office:value-type="float" office:value="-1.676679134366" calcext:value-type="float">
            <text:p>-1.6766791344</text:p>
          </table:table-cell>
          <table:table-cell office:value-type="float" office:value="0.819686532021" calcext:value-type="float">
            <text:p>0.819686532</text:p>
          </table:table-cell>
          <table:table-cell table:formula="of:=[.G348]-[.D346]" office:value-type="float" office:value="0.000133633613000006" calcext:value-type="float">
            <text:p>0.0001336336</text:p>
          </table:table-cell>
          <table:table-cell table:formula="of:=[.B346]-[.$D348]" office:value-type="float" office:value="1.674677193162" calcext:value-type="float">
            <text:p>1.6746771932</text:p>
          </table:table-cell>
          <table:table-cell office:value-type="float" office:value="0.819686532021" calcext:value-type="float">
            <text:p>0.819686532</text:p>
          </table:table-cell>
          <table:table-cell table:formula="of:=[.J348]-[.G346]" office:value-type="float" office:value="0.000133633613000006" calcext:value-type="float">
            <text:p>0.0001336336</text:p>
          </table:table-cell>
          <table:table-cell table:formula="of:=[.B346]-[.G346]" office:value-type="float" office:value="1.676812767979" calcext:value-type="float">
            <text:p>1.676812768</text:p>
          </table:table-cell>
          <table:table-cell office:value-type="float" office:value="0.819686532021" calcext:value-type="float">
            <text:p>0.819686532</text:p>
          </table:table-cell>
          <table:table-cell table:formula="of:=[.P348]-[.J346]" office:value-type="float" office:value="0.002135574817" calcext:value-type="float">
            <text:p>0.0021355748</text:p>
          </table:table-cell>
          <table:table-cell table:formula="of:=[.B346]-[.J346]" office:value-type="float" office:value="1.676812767979" calcext:value-type="float">
            <text:p>1.676812768</text:p>
          </table:table-cell>
          <table:table-cell office:value-type="float" office:value="0.819686532021" calcext:value-type="float">
            <text:p>0.819686532</text:p>
          </table:table-cell>
          <table:table-cell table:formula="of:=[.P348]-[.M346]" office:value-type="float" office:value="0.002135574817" calcext:value-type="float">
            <text:p>0.0021355748</text:p>
          </table:table-cell>
          <table:table-cell table:formula="of:=[.B346]-[.M346]" office:value-type="float" office:value="1.676812767979" calcext:value-type="float">
            <text:p>1.676812768</text:p>
          </table:table-cell>
          <table:table-cell office:value-type="float" office:value="0.819686532021" calcext:value-type="float">
            <text:p>0.819686532</text:p>
          </table:table-cell>
          <table:table-cell table:formula="of:=[.S348]-[.P346]" office:value-type="float" office:value="0.002135574817" calcext:value-type="float">
            <text:p>0.0021355748</text:p>
          </table:table-cell>
          <table:table-cell table:formula="of:=[.B346]-[.P346]" office:value-type="float" office:value="1.676812767979" calcext:value-type="float">
            <text:p>1.676812768</text:p>
          </table:table-cell>
          <table:table-cell office:value-type="float" office:value="0.819686532021" calcext:value-type="float">
            <text:p>0.819686532</text:p>
          </table:table-cell>
          <table:table-cell table:formula="of:=[.A346]-[.S346]" office:value-type="float" office:value="1.676812767979" calcext:value-type="float">
            <text:p>1.676812768</text:p>
          </table:table-cell>
          <table:table-cell table:formula="of:=[.B346]-[.S346]" office:value-type="float" office:value="1.676812767979" calcext:value-type="float">
            <text:p>1.676812768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49]-[.B347]" office:value-type="string" office:string-value="" calcext:value-type="error">
            <text:p>#VALUE!</text:p>
          </table:table-cell>
          <table:table-cell office:value-type="float" office:value="0.821753680706" calcext:value-type="float">
            <text:p>0.8217536807</text:p>
          </table:table-cell>
          <table:table-cell table:formula="of:=[.G349]-[.D347]" office:value-type="float" office:value="-0.00186228752100004" calcext:value-type="float">
            <text:p>-0.0018622875</text:p>
          </table:table-cell>
          <table:table-cell table:formula="of:=[.B347]-[.$D349]" office:value-type="string" office:string-value="" calcext:value-type="error">
            <text:p>#VALUE!</text:p>
          </table:table-cell>
          <table:table-cell office:value-type="float" office:value="0.819751858711" calcext:value-type="float">
            <text:p>0.8197518587</text:p>
          </table:table-cell>
          <table:table-cell table:formula="of:=[.J349]-[.G347]" office:value-type="float" office:value="0.000139534473999947" calcext:value-type="float">
            <text:p>0.0001395345</text:p>
          </table:table-cell>
          <table:table-cell table:formula="of:=[.B347]-[.G347]" office:value-type="string" office:string-value="" calcext:value-type="error">
            <text:p>#VALUE!</text:p>
          </table:table-cell>
          <table:table-cell office:value-type="float" office:value="0.819751858711" calcext:value-type="float">
            <text:p>0.8197518587</text:p>
          </table:table-cell>
          <table:table-cell table:formula="of:=[.P349]-[.J347]" office:value-type="float" office:value="0.00214165449199999" calcext:value-type="float">
            <text:p>0.0021416545</text:p>
          </table:table-cell>
          <table:table-cell table:formula="of:=[.B347]-[.J347]" office:value-type="string" office:string-value="" calcext:value-type="error">
            <text:p>#VALUE!</text:p>
          </table:table-cell>
          <table:table-cell office:value-type="float" office:value="0.819751858711" calcext:value-type="float">
            <text:p>0.8197518587</text:p>
          </table:table-cell>
          <table:table-cell table:formula="of:=[.P349]-[.M347]" office:value-type="float" office:value="0.00214165449199999" calcext:value-type="float">
            <text:p>0.0021416545</text:p>
          </table:table-cell>
          <table:table-cell table:formula="of:=[.B347]-[.M347]" office:value-type="string" office:string-value="" calcext:value-type="error">
            <text:p>#VALUE!</text:p>
          </table:table-cell>
          <table:table-cell office:value-type="float" office:value="0.819751858711" calcext:value-type="float">
            <text:p>0.8197518587</text:p>
          </table:table-cell>
          <table:table-cell table:formula="of:=[.S349]-[.P347]" office:value-type="float" office:value="0.000139534473999947" calcext:value-type="float">
            <text:p>0.0001395345</text:p>
          </table:table-cell>
          <table:table-cell table:formula="of:=[.B347]-[.P347]" office:value-type="string" office:string-value="" calcext:value-type="error">
            <text:p>#VALUE!</text:p>
          </table:table-cell>
          <table:table-cell office:value-type="float" office:value="0.819751858711" calcext:value-type="float">
            <text:p>0.8197518587</text:p>
          </table:table-cell>
          <table:table-cell table:formula="of:=[.A347]-[.S347]" office:value-type="string" office:string-value="" calcext:value-type="error">
            <text:p>#VALUE!</text:p>
          </table:table-cell>
          <table:table-cell table:formula="of:=[.B347]-[.S347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47825312614" calcext:value-type="float">
            <text:p>2.4782531261</text:p>
          </table:table-cell>
          <table:table-cell office:value-type="float" office:value="2.49625468254" calcext:value-type="float">
            <text:p>2.4962546825</text:p>
          </table:table-cell>
          <table:table-cell table:formula="of:=[.J350]-[.B348]" office:value-type="float" office:value="-1.676289081573" calcext:value-type="float">
            <text:p>-1.6762890816</text:p>
          </table:table-cell>
          <table:table-cell office:value-type="float" office:value="0.821822106838" calcext:value-type="float">
            <text:p>0.8218221068</text:p>
          </table:table-cell>
          <table:table-cell table:formula="of:=[.G350]-[.D348]" office:value-type="float" office:value="-0.00185650587099995" calcext:value-type="float">
            <text:p>-0.0018565059</text:p>
          </table:table-cell>
          <table:table-cell table:formula="of:=[.B348]-[.$D350]" office:value-type="float" office:value="1.674286782741" calcext:value-type="float">
            <text:p>1.6742867827</text:p>
          </table:table-cell>
          <table:table-cell office:value-type="float" office:value="0.819820165634" calcext:value-type="float">
            <text:p>0.8198201656</text:p>
          </table:table-cell>
          <table:table-cell table:formula="of:=[.J350]-[.G348]" office:value-type="float" office:value="0.000145435333000044" calcext:value-type="float">
            <text:p>0.0001454353</text:p>
          </table:table-cell>
          <table:table-cell table:formula="of:=[.B348]-[.G348]" office:value-type="float" office:value="1.676434516906" calcext:value-type="float">
            <text:p>1.6764345169</text:p>
          </table:table-cell>
          <table:table-cell office:value-type="float" office:value="0.819820165634" calcext:value-type="float">
            <text:p>0.8198201656</text:p>
          </table:table-cell>
          <table:table-cell table:formula="of:=[.P350]-[.J348]" office:value-type="float" office:value="0.000145435333000044" calcext:value-type="float">
            <text:p>0.0001454353</text:p>
          </table:table-cell>
          <table:table-cell table:formula="of:=[.B348]-[.J348]" office:value-type="float" office:value="1.676434516906" calcext:value-type="float">
            <text:p>1.6764345169</text:p>
          </table:table-cell>
          <table:table-cell office:value-type="float" office:value="0.819820165634" calcext:value-type="float">
            <text:p>0.8198201656</text:p>
          </table:table-cell>
          <table:table-cell table:formula="of:=[.P350]-[.M348]" office:value-type="float" office:value="0.000145435333000044" calcext:value-type="float">
            <text:p>0.0001454353</text:p>
          </table:table-cell>
          <table:table-cell table:formula="of:=[.B348]-[.M348]" office:value-type="float" office:value="1.676434516906" calcext:value-type="float">
            <text:p>1.6764345169</text:p>
          </table:table-cell>
          <table:table-cell office:value-type="float" office:value="0.821822106838" calcext:value-type="float">
            <text:p>0.8218221068</text:p>
          </table:table-cell>
          <table:table-cell table:formula="of:=[.S350]-[.P348]" office:value-type="float" office:value="-0.00185650587099995" calcext:value-type="float">
            <text:p>-0.0018565059</text:p>
          </table:table-cell>
          <table:table-cell table:formula="of:=[.B348]-[.P348]" office:value-type="float" office:value="1.674432575702" calcext:value-type="float">
            <text:p>1.6744325757</text:p>
          </table:table-cell>
          <table:table-cell office:value-type="float" office:value="0.821822106838" calcext:value-type="float">
            <text:p>0.8218221068</text:p>
          </table:table-cell>
          <table:table-cell table:formula="of:=[.A348]-[.S348]" office:value-type="float" office:value="1.656431019302" calcext:value-type="float">
            <text:p>1.6564310193</text:p>
          </table:table-cell>
          <table:table-cell table:formula="of:=[.B348]-[.S348]" office:value-type="float" office:value="1.674432575702" calcext:value-type="float">
            <text:p>1.6744325757</text:p>
          </table:table-cell>
        </table:table-row>
        <table:table-row table:style-name="ro1">
          <table:table-cell office:value-type="float" office:value="2.47819018364" calcext:value-type="float">
            <text:p>2.4781901836</text:p>
          </table:table-cell>
          <table:table-cell office:value-type="float" office:value="2.4961912632" calcext:value-type="float">
            <text:p>2.4961912632</text:p>
          </table:table-cell>
          <table:table-cell table:formula="of:=[.J351]-[.B349]" office:value-type="float" office:value="-1.676148533822" calcext:value-type="float">
            <text:p>-1.6761485338</text:p>
          </table:table-cell>
          <table:table-cell office:value-type="float" office:value="0.821893513203" calcext:value-type="float">
            <text:p>0.8218935132</text:p>
          </table:table-cell>
          <table:table-cell table:formula="of:=[.G351]-[.D349]" office:value-type="float" office:value="-0.00185078382500004" calcext:value-type="float">
            <text:p>-0.0018507838</text:p>
          </table:table-cell>
          <table:table-cell table:formula="of:=[.B349]-[.$D351]" office:value-type="float" office:value="1.674145996572" calcext:value-type="float">
            <text:p>1.6741459966</text:p>
          </table:table-cell>
          <table:table-cell office:value-type="float" office:value="0.819891393185" calcext:value-type="float">
            <text:p>0.8198913932</text:p>
          </table:table-cell>
          <table:table-cell table:formula="of:=[.J351]-[.G349]" office:value-type="float" office:value="0.000151336193000007" calcext:value-type="float">
            <text:p>0.0001513362</text:p>
          </table:table-cell>
          <table:table-cell table:formula="of:=[.B349]-[.G349]" office:value-type="float" office:value="1.676299870015" calcext:value-type="float">
            <text:p>1.67629987</text:p>
          </table:table-cell>
          <table:table-cell office:value-type="float" office:value="0.819891393185" calcext:value-type="float">
            <text:p>0.8198913932</text:p>
          </table:table-cell>
          <table:table-cell table:formula="of:=[.P351]-[.J349]" office:value-type="float" office:value="0.000151336193000007" calcext:value-type="float">
            <text:p>0.0001513362</text:p>
          </table:table-cell>
          <table:table-cell table:formula="of:=[.B349]-[.J349]" office:value-type="float" office:value="1.676299870015" calcext:value-type="float">
            <text:p>1.67629987</text:p>
          </table:table-cell>
          <table:table-cell office:value-type="float" office:value="0.819891393185" calcext:value-type="float">
            <text:p>0.8198913932</text:p>
          </table:table-cell>
          <table:table-cell table:formula="of:=[.P351]-[.M349]" office:value-type="float" office:value="0.000151336193000007" calcext:value-type="float">
            <text:p>0.0001513362</text:p>
          </table:table-cell>
          <table:table-cell table:formula="of:=[.B349]-[.M349]" office:value-type="float" office:value="1.676299870015" calcext:value-type="float">
            <text:p>1.67629987</text:p>
          </table:table-cell>
          <table:table-cell office:value-type="float" office:value="0.821893513203" calcext:value-type="float">
            <text:p>0.8218935132</text:p>
          </table:table-cell>
          <table:table-cell table:formula="of:=[.S351]-[.P349]" office:value-type="float" office:value="-0.00185078382500004" calcext:value-type="float">
            <text:p>-0.0018507838</text:p>
          </table:table-cell>
          <table:table-cell table:formula="of:=[.B349]-[.P349]" office:value-type="float" office:value="1.674297749997" calcext:value-type="float">
            <text:p>1.67429775</text:p>
          </table:table-cell>
          <table:table-cell office:value-type="float" office:value="0.819891393185" calcext:value-type="float">
            <text:p>0.8198913932</text:p>
          </table:table-cell>
          <table:table-cell table:formula="of:=[.A349]-[.S349]" office:value-type="float" office:value="1.658298790455" calcext:value-type="float">
            <text:p>1.6582987905</text:p>
          </table:table-cell>
          <table:table-cell table:formula="of:=[.B349]-[.S349]" office:value-type="float" office:value="1.676299870015" calcext:value-type="float">
            <text:p>1.67629987</text:p>
          </table:table-cell>
        </table:table-row>
        <table:table-row table:style-name="ro1">
          <table:table-cell office:value-type="float" office:value="2.47813606262" calcext:value-type="float">
            <text:p>2.4781360626</text:p>
          </table:table-cell>
          <table:table-cell office:value-type="float" office:value="2.49613690376" calcext:value-type="float">
            <text:p>2.4961369038</text:p>
          </table:table-cell>
          <table:table-cell table:formula="of:=[.J352]-[.B350]" office:value-type="string" office:string-value="" calcext:value-type="error">
            <text:p>#VALUE!</text:p>
          </table:table-cell>
          <table:table-cell office:value-type="float" office:value="0.821967899799" calcext:value-type="float">
            <text:p>0.8219678998</text:p>
          </table:table-cell>
          <table:table-cell table:formula="of:=[.G352]-[.D350]" office:value-type="string" office:string-value="" calcext:value-type="error">
            <text:p>#VALUE!</text:p>
          </table:table-cell>
          <table:table-cell table:formula="of:=[.B350]-[.$D352]" office:value-type="string" office:string-value="" calcext:value-type="error">
            <text:p>#VALUE!</text:p>
          </table:table-cell>
          <table:table-cell office:value-type="float" office:value="0.819965600967" calcext:value-type="float">
            <text:p>0.819965601</text:p>
          </table:table-cell>
          <table:table-cell table:formula="of:=[.J352]-[.G350]" office:value-type="string" office:string-value="" calcext:value-type="error">
            <text:p>#VALUE!</text:p>
          </table:table-cell>
          <table:table-cell table:formula="of:=[.B350]-[.G350]" office:value-type="float" office:value="1.676171302793" calcext:value-type="float">
            <text:p>1.6761713028</text:p>
          </table:table-cell>
          <table:table-cell office:value-type="float" office:value="0.819965600967" calcext:value-type="float">
            <text:p>0.819965601</text:p>
          </table:table-cell>
          <table:table-cell table:formula="of:=[.P352]-[.J350]" office:value-type="string" office:string-value="" calcext:value-type="error">
            <text:p>#VALUE!</text:p>
          </table:table-cell>
          <table:table-cell table:formula="of:=[.B350]-[.J350]" office:value-type="float" office:value="1.676171302793" calcext:value-type="float">
            <text:p>1.6761713028</text:p>
          </table:table-cell>
          <table:table-cell office:value-type="float" office:value="0.819965600967" calcext:value-type="float">
            <text:p>0.819965601</text:p>
          </table:table-cell>
          <table:table-cell table:formula="of:=[.P352]-[.M350]" office:value-type="string" office:string-value="" calcext:value-type="error">
            <text:p>#VALUE!</text:p>
          </table:table-cell>
          <table:table-cell table:formula="of:=[.B350]-[.M350]" office:value-type="float" office:value="1.676171302793" calcext:value-type="float">
            <text:p>1.6761713028</text:p>
          </table:table-cell>
          <table:table-cell office:value-type="float" office:value="0.819965600967" calcext:value-type="float">
            <text:p>0.819965601</text:p>
          </table:table-cell>
          <table:table-cell table:formula="of:=[.S352]-[.P350]" office:value-type="string" office:string-value="" calcext:value-type="error">
            <text:p>#VALUE!</text:p>
          </table:table-cell>
          <table:table-cell table:formula="of:=[.B350]-[.P350]" office:value-type="float" office:value="1.676171302793" calcext:value-type="float">
            <text:p>1.6761713028</text:p>
          </table:table-cell>
          <table:table-cell office:value-type="float" office:value="0.819965600967" calcext:value-type="float">
            <text:p>0.819965601</text:p>
          </table:table-cell>
          <table:table-cell table:formula="of:=[.A350]-[.S350]" office:value-type="float" office:value="1.658170461653" calcext:value-type="float">
            <text:p>1.6581704617</text:p>
          </table:table-cell>
          <table:table-cell table:formula="of:=[.B350]-[.S350]" office:value-type="float" office:value="1.676171302793" calcext:value-type="float">
            <text:p>1.6761713028</text:p>
          </table:table-cell>
        </table:table-row>
        <table:table-row table:style-name="ro1">
          <table:table-cell office:value-type="float" office:value="2.47809123993" calcext:value-type="float">
            <text:p>2.4780912399</text:p>
          </table:table-cell>
          <table:table-cell office:value-type="float" office:value="2.49609184265" calcext:value-type="float">
            <text:p>2.4960918427</text:p>
          </table:table-cell>
          <table:table-cell table:formula="of:=[.J353]-[.B351]" office:value-type="float" office:value="-1.67596900463" calcext:value-type="float">
            <text:p>-1.6759690046</text:p>
          </table:table-cell>
          <table:table-cell office:value-type="float" office:value="0.822045266628" calcext:value-type="float">
            <text:p>0.8220452666</text:p>
          </table:table-cell>
          <table:table-cell table:formula="of:=[.G353]-[.D351]" office:value-type="float" office:value="-0.00192242860800007" calcext:value-type="float">
            <text:p>-0.0019224286</text:p>
          </table:table-cell>
          <table:table-cell table:formula="of:=[.B351]-[.$D353]" office:value-type="float" office:value="1.67596900463" calcext:value-type="float">
            <text:p>1.6759690046</text:p>
          </table:table-cell>
          <table:table-cell office:value-type="float" office:value="0.820042729378" calcext:value-type="float">
            <text:p>0.8200427294</text:p>
          </table:table-cell>
          <table:table-cell table:formula="of:=[.J353]-[.G351]" office:value-type="float" office:value="0.0000801086420000319" calcext:value-type="float">
            <text:p>8.01086420000319E-005</text:p>
          </table:table-cell>
          <table:table-cell table:formula="of:=[.B351]-[.G351]" office:value-type="float" office:value="1.676049113272" calcext:value-type="float">
            <text:p>1.6760491133</text:p>
          </table:table-cell>
          <table:table-cell office:value-type="float" office:value="0.820042729378" calcext:value-type="float">
            <text:p>0.8200427294</text:p>
          </table:table-cell>
          <table:table-cell table:formula="of:=[.P353]-[.J351]" office:value-type="float" office:value="0.0000801086420000319" calcext:value-type="float">
            <text:p>8.01086420000319E-005</text:p>
          </table:table-cell>
          <table:table-cell table:formula="of:=[.B351]-[.J351]" office:value-type="float" office:value="1.676049113272" calcext:value-type="float">
            <text:p>1.6760491133</text:p>
          </table:table-cell>
          <table:table-cell office:value-type="float" office:value="0.820042729378" calcext:value-type="float">
            <text:p>0.8200427294</text:p>
          </table:table-cell>
          <table:table-cell table:formula="of:=[.P353]-[.M351]" office:value-type="float" office:value="0.0000801086420000319" calcext:value-type="float">
            <text:p>8.01086420000319E-005</text:p>
          </table:table-cell>
          <table:table-cell table:formula="of:=[.B351]-[.M351]" office:value-type="float" office:value="1.676049113272" calcext:value-type="float">
            <text:p>1.6760491133</text:p>
          </table:table-cell>
          <table:table-cell office:value-type="float" office:value="0.820042729378" calcext:value-type="float">
            <text:p>0.8200427294</text:p>
          </table:table-cell>
          <table:table-cell table:formula="of:=[.S353]-[.P351]" office:value-type="float" office:value="0.0000801086420000319" calcext:value-type="float">
            <text:p>8.01086420000319E-005</text:p>
          </table:table-cell>
          <table:table-cell table:formula="of:=[.B351]-[.P351]" office:value-type="float" office:value="1.676049113272" calcext:value-type="float">
            <text:p>1.6760491133</text:p>
          </table:table-cell>
          <table:table-cell office:value-type="float" office:value="0.820042729378" calcext:value-type="float">
            <text:p>0.8200427294</text:p>
          </table:table-cell>
          <table:table-cell table:formula="of:=[.A351]-[.S351]" office:value-type="float" office:value="1.658048510552" calcext:value-type="float">
            <text:p>1.6580485106</text:p>
          </table:table-cell>
          <table:table-cell table:formula="of:=[.B351]-[.S351]" office:value-type="float" office:value="1.676049113272" calcext:value-type="float">
            <text:p>1.6760491133</text:p>
          </table:table-cell>
        </table:table-row>
        <table:table-row table:style-name="ro1">
          <table:table-cell office:value-type="float" office:value="2.47805523872" calcext:value-type="float">
            <text:p>2.4780552387</text:p>
          </table:table-cell>
          <table:table-cell office:value-type="float" office:value="2.49605560303" calcext:value-type="float">
            <text:p>2.496055603</text:p>
          </table:table-cell>
          <table:table-cell table:formula="of:=[.J354]-[.B352]" office:value-type="float" office:value="-1.675849676135" calcext:value-type="float">
            <text:p>-1.6758496761</text:p>
          </table:table-cell>
          <table:table-cell office:value-type="string" calcext:value-type="string">
            <text:p><text:s/>nan </text:p>
          </table:table-cell>
          <table:table-cell table:formula="of:=[.G354]-[.D352]" office:value-type="string" office:string-value="" calcext:value-type="error">
            <text:p>#VALUE!</text:p>
          </table:table-cell>
          <table:table-cell table:formula="of:=[.B352]-[.$D354]" office:value-type="float" office:value="1.675849676135" calcext:value-type="float">
            <text:p>1.6758496761</text:p>
          </table:table-cell>
          <table:table-cell office:value-type="string" calcext:value-type="string">
            <text:p><text:s/>nan </text:p>
          </table:table-cell>
          <table:table-cell table:formula="of:=[.J354]-[.G352]" office:value-type="string" office:string-value="" calcext:value-type="error">
            <text:p>#VALUE!</text:p>
          </table:table-cell>
          <table:table-cell table:formula="of:=[.B352]-[.G35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54]-[.J352]" office:value-type="string" office:string-value="" calcext:value-type="error">
            <text:p>#VALUE!</text:p>
          </table:table-cell>
          <table:table-cell table:formula="of:=[.B352]-[.J35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54]-[.M352]" office:value-type="string" office:string-value="" calcext:value-type="error">
            <text:p>#VALUE!</text:p>
          </table:table-cell>
          <table:table-cell table:formula="of:=[.B352]-[.M35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54]-[.P352]" office:value-type="string" office:string-value="" calcext:value-type="error">
            <text:p>#VALUE!</text:p>
          </table:table-cell>
          <table:table-cell table:formula="of:=[.B352]-[.P35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52]-[.S352]" office:value-type="string" office:string-value="" calcext:value-type="error">
            <text:p>#VALUE!</text:p>
          </table:table-cell>
          <table:table-cell table:formula="of:=[.B352]-[.S35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9602842331" calcext:value-type="float">
            <text:p>2.4960284233</text:p>
          </table:table-cell>
          <table:table-cell table:formula="of:=[.J355]-[.B353]" office:value-type="float" office:value="-1.675736427308" calcext:value-type="float">
            <text:p>-1.6757364273</text:p>
          </table:table-cell>
          <table:table-cell office:value-type="float" office:value="0.82012283802" calcext:value-type="float">
            <text:p>0.820122838</text:p>
          </table:table-cell>
          <table:table-cell table:formula="of:=[.G355]-[.D353]" office:value-type="float" office:value="0.000169157982000012" calcext:value-type="float">
            <text:p>0.000169158</text:p>
          </table:table-cell>
          <table:table-cell table:formula="of:=[.B353]-[.$D355]" office:value-type="float" office:value="1.675736427308" calcext:value-type="float">
            <text:p>1.6757364273</text:p>
          </table:table-cell>
          <table:table-cell office:value-type="float" office:value="0.82012283802" calcext:value-type="float">
            <text:p>0.820122838</text:p>
          </table:table-cell>
          <table:table-cell table:formula="of:=[.J355]-[.G353]" office:value-type="float" office:value="0.000169157982000012" calcext:value-type="float">
            <text:p>0.000169158</text:p>
          </table:table-cell>
          <table:table-cell table:formula="of:=[.B353]-[.G353]" office:value-type="float" office:value="1.67590558529" calcext:value-type="float">
            <text:p>1.6759055853</text:p>
          </table:table-cell>
          <table:table-cell office:value-type="float" office:value="0.82012283802" calcext:value-type="float">
            <text:p>0.820122838</text:p>
          </table:table-cell>
          <table:table-cell table:formula="of:=[.P355]-[.J353]" office:value-type="float" office:value="0.000169157982000012" calcext:value-type="float">
            <text:p>0.000169158</text:p>
          </table:table-cell>
          <table:table-cell table:formula="of:=[.B353]-[.J353]" office:value-type="float" office:value="1.67590558529" calcext:value-type="float">
            <text:p>1.6759055853</text:p>
          </table:table-cell>
          <table:table-cell office:value-type="float" office:value="0.82012283802" calcext:value-type="float">
            <text:p>0.820122838</text:p>
          </table:table-cell>
          <table:table-cell table:formula="of:=[.P355]-[.M353]" office:value-type="float" office:value="0.000169157982000012" calcext:value-type="float">
            <text:p>0.000169158</text:p>
          </table:table-cell>
          <table:table-cell table:formula="of:=[.B353]-[.M353]" office:value-type="float" office:value="1.67590558529" calcext:value-type="float">
            <text:p>1.6759055853</text:p>
          </table:table-cell>
          <table:table-cell office:value-type="float" office:value="0.82012283802" calcext:value-type="float">
            <text:p>0.820122838</text:p>
          </table:table-cell>
          <table:table-cell table:formula="of:=[.S355]-[.P353]" office:value-type="float" office:value="0.000169157982000012" calcext:value-type="float">
            <text:p>0.000169158</text:p>
          </table:table-cell>
          <table:table-cell table:formula="of:=[.B353]-[.P353]" office:value-type="float" office:value="1.67590558529" calcext:value-type="float">
            <text:p>1.6759055853</text:p>
          </table:table-cell>
          <table:table-cell office:value-type="float" office:value="0.82012283802" calcext:value-type="float">
            <text:p>0.820122838</text:p>
          </table:table-cell>
          <table:table-cell table:formula="of:=[.A353]-[.S353]" office:value-type="float" office:value="1.67590558529" calcext:value-type="float">
            <text:p>1.6759055853</text:p>
          </table:table-cell>
          <table:table-cell table:formula="of:=[.B353]-[.S353]" office:value-type="float" office:value="1.67590558529" calcext:value-type="float">
            <text:p>1.6759055853</text:p>
          </table:table-cell>
        </table:table-row>
        <table:table-row table:style-name="ro1">
          <table:table-cell table:number-columns-repeated="2" office:value-type="float" office:value="2.47801017761" calcext:value-type="float">
            <text:p>2.4780101776</text:p>
          </table:table-cell>
          <table:table-cell table:formula="of:=[.J356]-[.B354]" office:value-type="float" office:value="-1.657629191873" calcext:value-type="float">
            <text:p>-1.6576291919</text:p>
          </table:table-cell>
          <table:table-cell office:value-type="float" office:value="0.820205926895" calcext:value-type="float">
            <text:p>0.8202059269</text:p>
          </table:table-cell>
          <table:table-cell table:formula="of:=[.G356]-[.D354]" office:value-type="float" office:value="0.000175058842000086" calcext:value-type="float">
            <text:p>0.0001750588</text:p>
          </table:table-cell>
          <table:table-cell table:formula="of:=[.B354]-[.$D356]" office:value-type="float" office:value="1.657629191873" calcext:value-type="float">
            <text:p>1.6576291919</text:p>
          </table:table-cell>
          <table:table-cell office:value-type="float" office:value="0.820205926895" calcext:value-type="float">
            <text:p>0.8202059269</text:p>
          </table:table-cell>
          <table:table-cell table:formula="of:=[.J356]-[.G354]" office:value-type="float" office:value="0.000175058842000086" calcext:value-type="float">
            <text:p>0.0001750588</text:p>
          </table:table-cell>
          <table:table-cell table:formula="of:=[.B354]-[.G354]" office:value-type="float" office:value="1.657804250715" calcext:value-type="float">
            <text:p>1.6578042507</text:p>
          </table:table-cell>
          <table:table-cell office:value-type="float" office:value="0.820205926895" calcext:value-type="float">
            <text:p>0.8202059269</text:p>
          </table:table-cell>
          <table:table-cell table:formula="of:=[.P356]-[.J354]" office:value-type="float" office:value="0.000175058842000086" calcext:value-type="float">
            <text:p>0.0001750588</text:p>
          </table:table-cell>
          <table:table-cell table:formula="of:=[.B354]-[.J354]" office:value-type="float" office:value="1.657804250715" calcext:value-type="float">
            <text:p>1.6578042507</text:p>
          </table:table-cell>
          <table:table-cell office:value-type="float" office:value="0.820205926895" calcext:value-type="float">
            <text:p>0.8202059269</text:p>
          </table:table-cell>
          <table:table-cell table:formula="of:=[.P356]-[.M354]" office:value-type="float" office:value="0.000175058842000086" calcext:value-type="float">
            <text:p>0.0001750588</text:p>
          </table:table-cell>
          <table:table-cell table:formula="of:=[.B354]-[.M354]" office:value-type="float" office:value="1.657804250715" calcext:value-type="float">
            <text:p>1.6578042507</text:p>
          </table:table-cell>
          <table:table-cell office:value-type="float" office:value="0.820205926895" calcext:value-type="float">
            <text:p>0.8202059269</text:p>
          </table:table-cell>
          <table:table-cell table:formula="of:=[.S356]-[.P354]" office:value-type="float" office:value="0.00217843055700007" calcext:value-type="float">
            <text:p>0.0021784306</text:p>
          </table:table-cell>
          <table:table-cell table:formula="of:=[.B354]-[.P354]" office:value-type="float" office:value="1.657804250715" calcext:value-type="float">
            <text:p>1.6578042507</text:p>
          </table:table-cell>
          <table:table-cell office:value-type="float" office:value="0.820205926895" calcext:value-type="float">
            <text:p>0.8202059269</text:p>
          </table:table-cell>
          <table:table-cell table:formula="of:=[.A354]-[.S354]" office:value-type="float" office:value="1.657804250715" calcext:value-type="float">
            <text:p>1.6578042507</text:p>
          </table:table-cell>
          <table:table-cell table:formula="of:=[.B354]-[.S354]" office:value-type="float" office:value="1.657804250715" calcext:value-type="float">
            <text:p>1.6578042507</text:p>
          </table:table-cell>
        </table:table-row>
        <table:table-row table:style-name="ro1">
          <table:table-cell table:number-columns-repeated="2" office:value-type="float" office:value="2.49600124359" calcext:value-type="float">
            <text:p>2.4960012436</text:p>
          </table:table-cell>
          <table:table-cell table:formula="of:=[.J357]-[.B355]" office:value-type="float" office:value="-1.675528287886" calcext:value-type="float">
            <text:p>-1.6755282879</text:p>
          </table:table-cell>
          <table:table-cell office:value-type="float" office:value="0.820291996002" calcext:value-type="float">
            <text:p>0.820291996</text:p>
          </table:table-cell>
          <table:table-cell table:formula="of:=[.G357]-[.D355]" office:value-type="float" office:value="0.00018095970200005" calcext:value-type="float">
            <text:p>0.0001809597</text:p>
          </table:table-cell>
          <table:table-cell table:formula="of:=[.B355]-[.$D357]" office:value-type="float" office:value="1.675528287886" calcext:value-type="float">
            <text:p>1.6755282879</text:p>
          </table:table-cell>
          <table:table-cell office:value-type="float" office:value="0.820291996002" calcext:value-type="float">
            <text:p>0.820291996</text:p>
          </table:table-cell>
          <table:table-cell table:formula="of:=[.J357]-[.G355]" office:value-type="float" office:value="0.00018095970200005" calcext:value-type="float">
            <text:p>0.0001809597</text:p>
          </table:table-cell>
          <table:table-cell table:formula="of:=[.B355]-[.G355]" office:value-type="float" office:value="1.675709247588" calcext:value-type="float">
            <text:p>1.6757092476</text:p>
          </table:table-cell>
          <table:table-cell office:value-type="float" office:value="0.820291996002" calcext:value-type="float">
            <text:p>0.820291996</text:p>
          </table:table-cell>
          <table:table-cell table:formula="of:=[.P357]-[.J355]" office:value-type="float" office:value="0.00018095970200005" calcext:value-type="float">
            <text:p>0.0001809597</text:p>
          </table:table-cell>
          <table:table-cell table:formula="of:=[.B355]-[.J355]" office:value-type="float" office:value="1.675709247588" calcext:value-type="float">
            <text:p>1.6757092476</text:p>
          </table:table-cell>
          <table:table-cell office:value-type="float" office:value="0.820291996002" calcext:value-type="float">
            <text:p>0.820291996</text:p>
          </table:table-cell>
          <table:table-cell table:formula="of:=[.P357]-[.M355]" office:value-type="float" office:value="0.00018095970200005" calcext:value-type="float">
            <text:p>0.0001809597</text:p>
          </table:table-cell>
          <table:table-cell table:formula="of:=[.B355]-[.M355]" office:value-type="float" office:value="1.675709247588" calcext:value-type="float">
            <text:p>1.6757092476</text:p>
          </table:table-cell>
          <table:table-cell office:value-type="float" office:value="0.820291996002" calcext:value-type="float">
            <text:p>0.820291996</text:p>
          </table:table-cell>
          <table:table-cell table:formula="of:=[.S357]-[.P355]" office:value-type="float" office:value="0.00018095970200005" calcext:value-type="float">
            <text:p>0.0001809597</text:p>
          </table:table-cell>
          <table:table-cell table:formula="of:=[.B355]-[.P355]" office:value-type="float" office:value="1.675709247588" calcext:value-type="float">
            <text:p>1.6757092476</text:p>
          </table:table-cell>
          <table:table-cell office:value-type="float" office:value="0.820291996002" calcext:value-type="float">
            <text:p>0.820291996</text:p>
          </table:table-cell>
          <table:table-cell table:formula="of:=[.A355]-[.S355]" office:value-type="float" office:value="1.675709247588" calcext:value-type="float">
            <text:p>1.6757092476</text:p>
          </table:table-cell>
          <table:table-cell table:formula="of:=[.B355]-[.S355]" office:value-type="float" office:value="1.675709247588" calcext:value-type="float">
            <text:p>1.6757092476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58]-[.B356]" office:value-type="string" office:string-value="" calcext:value-type="error">
            <text:p>#VALUE!</text:p>
          </table:table-cell>
          <table:table-cell office:value-type="float" office:value="0.820380985737" calcext:value-type="float">
            <text:p>0.8203809857</text:p>
          </table:table-cell>
          <table:table-cell table:formula="of:=[.G358]-[.D356]" office:value-type="float" office:value="0.000186860560999924" calcext:value-type="float">
            <text:p>0.0001868606</text:p>
          </table:table-cell>
          <table:table-cell table:formula="of:=[.B356]-[.$D358]" office:value-type="string" office:string-value="" calcext:value-type="error">
            <text:p>#VALUE!</text:p>
          </table:table-cell>
          <table:table-cell office:value-type="float" office:value="0.820380985737" calcext:value-type="float">
            <text:p>0.8203809857</text:p>
          </table:table-cell>
          <table:table-cell table:formula="of:=[.J358]-[.G356]" office:value-type="float" office:value="0.000186860560999924" calcext:value-type="float">
            <text:p>0.0001868606</text:p>
          </table:table-cell>
          <table:table-cell table:formula="of:=[.B356]-[.G356]" office:value-type="string" office:string-value="" calcext:value-type="error">
            <text:p>#VALUE!</text:p>
          </table:table-cell>
          <table:table-cell office:value-type="float" office:value="0.820380985737" calcext:value-type="float">
            <text:p>0.8203809857</text:p>
          </table:table-cell>
          <table:table-cell table:formula="of:=[.P358]-[.J356]" office:value-type="float" office:value="0.000186860560999924" calcext:value-type="float">
            <text:p>0.0001868606</text:p>
          </table:table-cell>
          <table:table-cell table:formula="of:=[.B356]-[.J356]" office:value-type="string" office:string-value="" calcext:value-type="error">
            <text:p>#VALUE!</text:p>
          </table:table-cell>
          <table:table-cell office:value-type="float" office:value="0.820380985737" calcext:value-type="float">
            <text:p>0.8203809857</text:p>
          </table:table-cell>
          <table:table-cell table:formula="of:=[.P358]-[.M356]" office:value-type="float" office:value="0.000186860560999924" calcext:value-type="float">
            <text:p>0.0001868606</text:p>
          </table:table-cell>
          <table:table-cell table:formula="of:=[.B356]-[.M356]" office:value-type="string" office:string-value="" calcext:value-type="error">
            <text:p>#VALUE!</text:p>
          </table:table-cell>
          <table:table-cell office:value-type="float" office:value="0.820380985737" calcext:value-type="float">
            <text:p>0.8203809857</text:p>
          </table:table-cell>
          <table:table-cell table:formula="of:=[.S358]-[.P356]" office:value-type="float" office:value="0.000186860560999924" calcext:value-type="float">
            <text:p>0.0001868606</text:p>
          </table:table-cell>
          <table:table-cell table:formula="of:=[.B356]-[.P356]" office:value-type="string" office:string-value="" calcext:value-type="error">
            <text:p>#VALUE!</text:p>
          </table:table-cell>
          <table:table-cell office:value-type="float" office:value="0.822384357452" calcext:value-type="float">
            <text:p>0.8223843575</text:p>
          </table:table-cell>
          <table:table-cell table:formula="of:=[.A356]-[.S356]" office:value-type="string" office:string-value="" calcext:value-type="error">
            <text:p>#VALUE!</text:p>
          </table:table-cell>
          <table:table-cell table:formula="of:=[.B356]-[.S35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9600124359" calcext:value-type="float">
            <text:p>2.4960012436</text:p>
          </table:table-cell>
          <table:table-cell table:formula="of:=[.J359]-[.B357]" office:value-type="float" office:value="-1.673331499098" calcext:value-type="float">
            <text:p>-1.6733314991</text:p>
          </table:table-cell>
          <table:table-cell office:value-type="float" office:value="0.820472955704" calcext:value-type="float">
            <text:p>0.8204729557</text:p>
          </table:table-cell>
          <table:table-cell table:formula="of:=[.G359]-[.D357]" office:value-type="float" office:value="0.002196788788" calcext:value-type="float">
            <text:p>0.0021967888</text:p>
          </table:table-cell>
          <table:table-cell table:formula="of:=[.B357]-[.$D359]" office:value-type="float" office:value="1.675335526465" calcext:value-type="float">
            <text:p>1.6753355265</text:p>
          </table:table-cell>
          <table:table-cell office:value-type="float" office:value="0.820472955704" calcext:value-type="float">
            <text:p>0.8204729557</text:p>
          </table:table-cell>
          <table:table-cell table:formula="of:=[.J359]-[.G357]" office:value-type="float" office:value="0.002196788788" calcext:value-type="float">
            <text:p>0.0021967888</text:p>
          </table:table-cell>
          <table:table-cell table:formula="of:=[.B357]-[.G357]" office:value-type="float" office:value="1.675528287886" calcext:value-type="float">
            <text:p>1.6755282879</text:p>
          </table:table-cell>
          <table:table-cell office:value-type="float" office:value="0.820472955704" calcext:value-type="float">
            <text:p>0.8204729557</text:p>
          </table:table-cell>
          <table:table-cell table:formula="of:=[.P359]-[.J357]" office:value-type="float" office:value="0.000192761420999998" calcext:value-type="float">
            <text:p>0.0001927614</text:p>
          </table:table-cell>
          <table:table-cell table:formula="of:=[.B357]-[.J357]" office:value-type="float" office:value="1.675528287886" calcext:value-type="float">
            <text:p>1.6755282879</text:p>
          </table:table-cell>
          <table:table-cell office:value-type="float" office:value="0.820472955704" calcext:value-type="float">
            <text:p>0.8204729557</text:p>
          </table:table-cell>
          <table:table-cell table:formula="of:=[.P359]-[.M357]" office:value-type="float" office:value="0.000192761420999998" calcext:value-type="float">
            <text:p>0.0001927614</text:p>
          </table:table-cell>
          <table:table-cell table:formula="of:=[.B357]-[.M357]" office:value-type="float" office:value="1.675528287886" calcext:value-type="float">
            <text:p>1.6755282879</text:p>
          </table:table-cell>
          <table:table-cell office:value-type="float" office:value="0.820472955704" calcext:value-type="float">
            <text:p>0.8204729557</text:p>
          </table:table-cell>
          <table:table-cell table:formula="of:=[.S359]-[.P357]" office:value-type="float" office:value="0.002196788788" calcext:value-type="float">
            <text:p>0.0021967888</text:p>
          </table:table-cell>
          <table:table-cell table:formula="of:=[.B357]-[.P357]" office:value-type="float" office:value="1.675528287886" calcext:value-type="float">
            <text:p>1.6755282879</text:p>
          </table:table-cell>
          <table:table-cell office:value-type="float" office:value="0.820472955704" calcext:value-type="float">
            <text:p>0.8204729557</text:p>
          </table:table-cell>
          <table:table-cell table:formula="of:=[.A357]-[.S357]" office:value-type="float" office:value="1.675528287886" calcext:value-type="float">
            <text:p>1.6755282879</text:p>
          </table:table-cell>
          <table:table-cell table:formula="of:=[.B357]-[.S357]" office:value-type="float" office:value="1.675528287886" calcext:value-type="float">
            <text:p>1.6755282879</text:p>
          </table:table-cell>
        </table:table-row>
        <table:table-row table:style-name="ro1">
          <table:table-cell table:number-columns-repeated="2" office:value-type="float" office:value="2.49602842331" calcext:value-type="float">
            <text:p>2.4960284233</text:p>
          </table:table-cell>
          <table:table-cell table:formula="of:=[.J360]-[.B358]" office:value-type="float" office:value="-1.675261914731" calcext:value-type="float">
            <text:p>-1.6752619147</text:p>
          </table:table-cell>
          <table:table-cell office:value-type="float" office:value="0.820567846298" calcext:value-type="float">
            <text:p>0.8205678463</text:p>
          </table:table-cell>
          <table:table-cell table:formula="of:=[.G360]-[.D358]" office:value-type="float" office:value="0.000198662281000073" calcext:value-type="float">
            <text:p>0.0001986623</text:p>
          </table:table-cell>
          <table:table-cell table:formula="of:=[.B358]-[.$D360]" office:value-type="float" office:value="1.675261914731" calcext:value-type="float">
            <text:p>1.6752619147</text:p>
          </table:table-cell>
          <table:table-cell office:value-type="float" office:value="0.820567846298" calcext:value-type="float">
            <text:p>0.8205678463</text:p>
          </table:table-cell>
          <table:table-cell table:formula="of:=[.J360]-[.G358]" office:value-type="float" office:value="0.000198662281000073" calcext:value-type="float">
            <text:p>0.0001986623</text:p>
          </table:table-cell>
          <table:table-cell table:formula="of:=[.B358]-[.G358]" office:value-type="float" office:value="1.675460577012" calcext:value-type="float">
            <text:p>1.675460577</text:p>
          </table:table-cell>
          <table:table-cell office:value-type="float" office:value="0.820567846298" calcext:value-type="float">
            <text:p>0.8205678463</text:p>
          </table:table-cell>
          <table:table-cell table:formula="of:=[.P360]-[.J358]" office:value-type="float" office:value="0.000198662281000073" calcext:value-type="float">
            <text:p>0.0001986623</text:p>
          </table:table-cell>
          <table:table-cell table:formula="of:=[.B358]-[.J358]" office:value-type="float" office:value="1.675460577012" calcext:value-type="float">
            <text:p>1.675460577</text:p>
          </table:table-cell>
          <table:table-cell office:value-type="float" office:value="0.820567846298" calcext:value-type="float">
            <text:p>0.8205678463</text:p>
          </table:table-cell>
          <table:table-cell table:formula="of:=[.P360]-[.M358]" office:value-type="float" office:value="0.000198662281000073" calcext:value-type="float">
            <text:p>0.0001986623</text:p>
          </table:table-cell>
          <table:table-cell table:formula="of:=[.B358]-[.M358]" office:value-type="float" office:value="1.675460577012" calcext:value-type="float">
            <text:p>1.675460577</text:p>
          </table:table-cell>
          <table:table-cell office:value-type="float" office:value="0.820567846298" calcext:value-type="float">
            <text:p>0.8205678463</text:p>
          </table:table-cell>
          <table:table-cell table:formula="of:=[.S360]-[.P358]" office:value-type="float" office:value="0.000198662281000073" calcext:value-type="float">
            <text:p>0.0001986623</text:p>
          </table:table-cell>
          <table:table-cell table:formula="of:=[.B358]-[.P358]" office:value-type="float" office:value="1.675460577012" calcext:value-type="float">
            <text:p>1.675460577</text:p>
          </table:table-cell>
          <table:table-cell office:value-type="float" office:value="0.820567846298" calcext:value-type="float">
            <text:p>0.8205678463</text:p>
          </table:table-cell>
          <table:table-cell table:formula="of:=[.A358]-[.S358]" office:value-type="float" office:value="1.675460577012" calcext:value-type="float">
            <text:p>1.675460577</text:p>
          </table:table-cell>
          <table:table-cell table:formula="of:=[.B358]-[.S358]" office:value-type="float" office:value="1.675460577012" calcext:value-type="float">
            <text:p>1.675460577</text:p>
          </table:table-cell>
        </table:table-row>
        <table:table-row table:style-name="ro1">
          <table:table-cell table:number-columns-repeated="2" office:value-type="float" office:value="2.51405596733" calcext:value-type="float">
            <text:p>2.5140559673</text:p>
          </table:table-cell>
          <table:table-cell table:formula="of:=[.J361]-[.B359]" office:value-type="float" office:value="-1.693185687064" calcext:value-type="float">
            <text:p>-1.6931856871</text:p>
          </table:table-cell>
          <table:table-cell office:value-type="float" office:value="0.820665717125" calcext:value-type="float">
            <text:p>0.8206657171</text:p>
          </table:table-cell>
          <table:table-cell table:formula="of:=[.G361]-[.D359]" office:value-type="float" office:value="0.000204563140999925" calcext:value-type="float">
            <text:p>0.0002045631</text:p>
          </table:table-cell>
          <table:table-cell table:formula="of:=[.B359]-[.$D361]" office:value-type="float" office:value="1.693185687064" calcext:value-type="float">
            <text:p>1.6931856871</text:p>
          </table:table-cell>
          <table:table-cell office:value-type="float" office:value="0.822669744492" calcext:value-type="float">
            <text:p>0.8226697445</text:p>
          </table:table-cell>
          <table:table-cell table:formula="of:=[.J361]-[.G359]" office:value-type="float" office:value="-0.00179946422600008" calcext:value-type="float">
            <text:p>-0.0017994642</text:p>
          </table:table-cell>
          <table:table-cell table:formula="of:=[.B359]-[.G359]" office:value-type="float" office:value="1.691386222838" calcext:value-type="float">
            <text:p>1.6913862228</text:p>
          </table:table-cell>
          <table:table-cell office:value-type="float" office:value="0.822669744492" calcext:value-type="float">
            <text:p>0.8226697445</text:p>
          </table:table-cell>
          <table:table-cell table:formula="of:=[.P361]-[.J359]" office:value-type="float" office:value="-0.00179946422600008" calcext:value-type="float">
            <text:p>-0.0017994642</text:p>
          </table:table-cell>
          <table:table-cell table:formula="of:=[.B359]-[.J359]" office:value-type="float" office:value="1.691386222838" calcext:value-type="float">
            <text:p>1.6913862228</text:p>
          </table:table-cell>
          <table:table-cell office:value-type="float" office:value="0.820665717125" calcext:value-type="float">
            <text:p>0.8206657171</text:p>
          </table:table-cell>
          <table:table-cell table:formula="of:=[.P361]-[.M359]" office:value-type="float" office:value="0.000204563140999925" calcext:value-type="float">
            <text:p>0.0002045631</text:p>
          </table:table-cell>
          <table:table-cell table:formula="of:=[.B359]-[.M359]" office:value-type="float" office:value="1.693390250205" calcext:value-type="float">
            <text:p>1.6933902502</text:p>
          </table:table-cell>
          <table:table-cell office:value-type="float" office:value="0.820665717125" calcext:value-type="float">
            <text:p>0.8206657171</text:p>
          </table:table-cell>
          <table:table-cell table:formula="of:=[.S361]-[.P359]" office:value-type="float" office:value="0.000204563140999925" calcext:value-type="float">
            <text:p>0.0002045631</text:p>
          </table:table-cell>
          <table:table-cell table:formula="of:=[.B359]-[.P359]" office:value-type="float" office:value="1.693390250205" calcext:value-type="float">
            <text:p>1.6933902502</text:p>
          </table:table-cell>
          <table:table-cell office:value-type="float" office:value="0.822669744492" calcext:value-type="float">
            <text:p>0.8226697445</text:p>
          </table:table-cell>
          <table:table-cell table:formula="of:=[.A359]-[.S359]" office:value-type="float" office:value="1.691386222838" calcext:value-type="float">
            <text:p>1.6913862228</text:p>
          </table:table-cell>
          <table:table-cell table:formula="of:=[.B359]-[.S359]" office:value-type="float" office:value="1.691386222838" calcext:value-type="float">
            <text:p>1.6913862228</text:p>
          </table:table-cell>
        </table:table-row>
        <table:table-row table:style-name="ro1">
          <table:table-cell table:number-columns-repeated="2" office:value-type="float" office:value="2.51409244537" calcext:value-type="float">
            <text:p>2.5140924454</text:p>
          </table:table-cell>
          <table:table-cell table:formula="of:=[.J362]-[.B360]" office:value-type="string" office:string-value="" calcext:value-type="error">
            <text:p>#VALUE!</text:p>
          </table:table-cell>
          <table:table-cell office:value-type="float" office:value="0.820766508579" calcext:value-type="float">
            <text:p>0.8207665086</text:p>
          </table:table-cell>
          <table:table-cell table:formula="of:=[.G362]-[.D360]" office:value-type="string" office:string-value="" calcext:value-type="error">
            <text:p>#VALUE!</text:p>
          </table:table-cell>
          <table:table-cell table:formula="of:=[.B360]-[.$D362]" office:value-type="string" office:string-value="" calcext:value-type="error">
            <text:p>#VALUE!</text:p>
          </table:table-cell>
          <table:table-cell office:value-type="float" office:value="0.820766508579" calcext:value-type="float">
            <text:p>0.8207665086</text:p>
          </table:table-cell>
          <table:table-cell table:formula="of:=[.J362]-[.G360]" office:value-type="string" office:string-value="" calcext:value-type="error">
            <text:p>#VALUE!</text:p>
          </table:table-cell>
          <table:table-cell table:formula="of:=[.B360]-[.G360]" office:value-type="float" office:value="1.693325936791" calcext:value-type="float">
            <text:p>1.6933259368</text:p>
          </table:table-cell>
          <table:table-cell office:value-type="float" office:value="0.820766508579" calcext:value-type="float">
            <text:p>0.8207665086</text:p>
          </table:table-cell>
          <table:table-cell table:formula="of:=[.P362]-[.J360]" office:value-type="string" office:string-value="" calcext:value-type="error">
            <text:p>#VALUE!</text:p>
          </table:table-cell>
          <table:table-cell table:formula="of:=[.B360]-[.J360]" office:value-type="float" office:value="1.693325936791" calcext:value-type="float">
            <text:p>1.6933259368</text:p>
          </table:table-cell>
          <table:table-cell office:value-type="float" office:value="0.820766508579" calcext:value-type="float">
            <text:p>0.8207665086</text:p>
          </table:table-cell>
          <table:table-cell table:formula="of:=[.P362]-[.M360]" office:value-type="string" office:string-value="" calcext:value-type="error">
            <text:p>#VALUE!</text:p>
          </table:table-cell>
          <table:table-cell table:formula="of:=[.B360]-[.M360]" office:value-type="float" office:value="1.693325936791" calcext:value-type="float">
            <text:p>1.6933259368</text:p>
          </table:table-cell>
          <table:table-cell office:value-type="float" office:value="0.820766508579" calcext:value-type="float">
            <text:p>0.8207665086</text:p>
          </table:table-cell>
          <table:table-cell table:formula="of:=[.S362]-[.P360]" office:value-type="string" office:string-value="" calcext:value-type="error">
            <text:p>#VALUE!</text:p>
          </table:table-cell>
          <table:table-cell table:formula="of:=[.B360]-[.P360]" office:value-type="float" office:value="1.693325936791" calcext:value-type="float">
            <text:p>1.6933259368</text:p>
          </table:table-cell>
          <table:table-cell office:value-type="float" office:value="0.820766508579" calcext:value-type="float">
            <text:p>0.8207665086</text:p>
          </table:table-cell>
          <table:table-cell table:formula="of:=[.A360]-[.S360]" office:value-type="float" office:value="1.693325936791" calcext:value-type="float">
            <text:p>1.6933259368</text:p>
          </table:table-cell>
          <table:table-cell table:formula="of:=[.B360]-[.S360]" office:value-type="float" office:value="1.693325936791" calcext:value-type="float">
            <text:p>1.6933259368</text:p>
          </table:table-cell>
        </table:table-row>
        <table:table-row table:style-name="ro1">
          <table:table-cell table:number-columns-repeated="2" office:value-type="float" office:value="2.51413822174" calcext:value-type="float">
            <text:p>2.5141382217</text:p>
          </table:table-cell>
          <table:table-cell table:formula="of:=[.J363]-[.B361]" office:value-type="float" office:value="-1.693161189555" calcext:value-type="float">
            <text:p>-1.6931611896</text:p>
          </table:table-cell>
          <table:table-cell office:value-type="float" office:value="0.820870280266" calcext:value-type="float">
            <text:p>0.8208702803</text:p>
          </table:table-cell>
          <table:table-cell table:formula="of:=[.G363]-[.D361]" office:value-type="float" office:value="0.000106751919000003" calcext:value-type="float">
            <text:p>0.0001067519</text:p>
          </table:table-cell>
          <table:table-cell table:formula="of:=[.B361]-[.$D363]" office:value-type="float" office:value="1.693161189555" calcext:value-type="float">
            <text:p>1.6931611896</text:p>
          </table:table-cell>
          <table:table-cell office:value-type="float" office:value="0.820870280266" calcext:value-type="float">
            <text:p>0.8208702803</text:p>
          </table:table-cell>
          <table:table-cell table:formula="of:=[.J363]-[.G361]" office:value-type="float" office:value="0.000106751919000003" calcext:value-type="float">
            <text:p>0.0001067519</text:p>
          </table:table-cell>
          <table:table-cell table:formula="of:=[.B361]-[.G361]" office:value-type="float" office:value="1.693267941474" calcext:value-type="float">
            <text:p>1.6932679415</text:p>
          </table:table-cell>
          <table:table-cell office:value-type="float" office:value="0.820870280266" calcext:value-type="float">
            <text:p>0.8208702803</text:p>
          </table:table-cell>
          <table:table-cell table:formula="of:=[.P363]-[.J361]" office:value-type="float" office:value="0.000106751919000003" calcext:value-type="float">
            <text:p>0.0001067519</text:p>
          </table:table-cell>
          <table:table-cell table:formula="of:=[.B361]-[.J361]" office:value-type="float" office:value="1.693267941474" calcext:value-type="float">
            <text:p>1.6932679415</text:p>
          </table:table-cell>
          <table:table-cell office:value-type="float" office:value="0.820870280266" calcext:value-type="float">
            <text:p>0.8208702803</text:p>
          </table:table-cell>
          <table:table-cell table:formula="of:=[.P363]-[.M361]" office:value-type="float" office:value="0.000106751919000003" calcext:value-type="float">
            <text:p>0.0001067519</text:p>
          </table:table-cell>
          <table:table-cell table:formula="of:=[.B361]-[.M361]" office:value-type="float" office:value="1.693267941474" calcext:value-type="float">
            <text:p>1.6932679415</text:p>
          </table:table-cell>
          <table:table-cell office:value-type="float" office:value="0.820870280266" calcext:value-type="float">
            <text:p>0.8208702803</text:p>
          </table:table-cell>
          <table:table-cell table:formula="of:=[.S363]-[.P361]" office:value-type="float" office:value="0.000106751919000003" calcext:value-type="float">
            <text:p>0.0001067519</text:p>
          </table:table-cell>
          <table:table-cell table:formula="of:=[.B361]-[.P361]" office:value-type="float" office:value="1.693267941474" calcext:value-type="float">
            <text:p>1.6932679415</text:p>
          </table:table-cell>
          <table:table-cell office:value-type="float" office:value="0.820870280266" calcext:value-type="float">
            <text:p>0.8208702803</text:p>
          </table:table-cell>
          <table:table-cell table:formula="of:=[.A361]-[.S361]" office:value-type="float" office:value="1.693267941474" calcext:value-type="float">
            <text:p>1.6932679415</text:p>
          </table:table-cell>
          <table:table-cell table:formula="of:=[.B361]-[.S361]" office:value-type="float" office:value="1.693267941474" calcext:value-type="float">
            <text:p>1.6932679415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64]-[.B36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364]-[.D362]" office:value-type="string" office:string-value="" calcext:value-type="error">
            <text:p>#VALUE!</text:p>
          </table:table-cell>
          <table:table-cell table:formula="of:=[.B362]-[.$D36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364]-[.G362]" office:value-type="string" office:string-value="" calcext:value-type="error">
            <text:p>#VALUE!</text:p>
          </table:table-cell>
          <table:table-cell table:formula="of:=[.B362]-[.G36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64]-[.J362]" office:value-type="string" office:string-value="" calcext:value-type="error">
            <text:p>#VALUE!</text:p>
          </table:table-cell>
          <table:table-cell table:formula="of:=[.B362]-[.J36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64]-[.M362]" office:value-type="string" office:string-value="" calcext:value-type="error">
            <text:p>#VALUE!</text:p>
          </table:table-cell>
          <table:table-cell table:formula="of:=[.B362]-[.M36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64]-[.P362]" office:value-type="string" office:string-value="" calcext:value-type="error">
            <text:p>#VALUE!</text:p>
          </table:table-cell>
          <table:table-cell table:formula="of:=[.B362]-[.P36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62]-[.S362]" office:value-type="string" office:string-value="" calcext:value-type="error">
            <text:p>#VALUE!</text:p>
          </table:table-cell>
          <table:table-cell table:formula="of:=[.B362]-[.S36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3250646591" calcext:value-type="float">
            <text:p>2.5325064659</text:p>
          </table:table-cell>
          <table:table-cell table:formula="of:=[.J365]-[.B363]" office:value-type="float" office:value="-1.711307168005" calcext:value-type="float">
            <text:p>-1.711307168</text:p>
          </table:table-cell>
          <table:table-cell office:value-type="float" office:value="0.820977032185" calcext:value-type="float">
            <text:p>0.8209770322</text:p>
          </table:table-cell>
          <table:table-cell table:formula="of:=[.G365]-[.D363]" office:value-type="float" office:value="0.000222265720000059" calcext:value-type="float">
            <text:p>0.0002222657</text:p>
          </table:table-cell>
          <table:table-cell table:formula="of:=[.B363]-[.$D365]" office:value-type="float" office:value="1.711307168005" calcext:value-type="float">
            <text:p>1.711307168</text:p>
          </table:table-cell>
          <table:table-cell office:value-type="float" office:value="0.820977032185" calcext:value-type="float">
            <text:p>0.8209770322</text:p>
          </table:table-cell>
          <table:table-cell table:formula="of:=[.J365]-[.G363]" office:value-type="float" office:value="0.000222265720000059" calcext:value-type="float">
            <text:p>0.0002222657</text:p>
          </table:table-cell>
          <table:table-cell table:formula="of:=[.B363]-[.G363]" office:value-type="float" office:value="1.711529433725" calcext:value-type="float">
            <text:p>1.7115294337</text:p>
          </table:table-cell>
          <table:table-cell office:value-type="float" office:value="0.820977032185" calcext:value-type="float">
            <text:p>0.8209770322</text:p>
          </table:table-cell>
          <table:table-cell table:formula="of:=[.P365]-[.J363]" office:value-type="float" office:value="0.000222265720000059" calcext:value-type="float">
            <text:p>0.0002222657</text:p>
          </table:table-cell>
          <table:table-cell table:formula="of:=[.B363]-[.J363]" office:value-type="float" office:value="1.711529433725" calcext:value-type="float">
            <text:p>1.7115294337</text:p>
          </table:table-cell>
          <table:table-cell office:value-type="float" office:value="0.820977032185" calcext:value-type="float">
            <text:p>0.8209770322</text:p>
          </table:table-cell>
          <table:table-cell table:formula="of:=[.P365]-[.M363]" office:value-type="float" office:value="0.000222265720000059" calcext:value-type="float">
            <text:p>0.0002222657</text:p>
          </table:table-cell>
          <table:table-cell table:formula="of:=[.B363]-[.M363]" office:value-type="float" office:value="1.711529433725" calcext:value-type="float">
            <text:p>1.7115294337</text:p>
          </table:table-cell>
          <table:table-cell office:value-type="float" office:value="0.820977032185" calcext:value-type="float">
            <text:p>0.8209770322</text:p>
          </table:table-cell>
          <table:table-cell table:formula="of:=[.S365]-[.P363]" office:value-type="float" office:value="0.000222265720000059" calcext:value-type="float">
            <text:p>0.0002222657</text:p>
          </table:table-cell>
          <table:table-cell table:formula="of:=[.B363]-[.P363]" office:value-type="float" office:value="1.711529433725" calcext:value-type="float">
            <text:p>1.7115294337</text:p>
          </table:table-cell>
          <table:table-cell office:value-type="float" office:value="0.820977032185" calcext:value-type="float">
            <text:p>0.8209770322</text:p>
          </table:table-cell>
          <table:table-cell table:formula="of:=[.A363]-[.S363]" office:value-type="float" office:value="1.711529433725" calcext:value-type="float">
            <text:p>1.7115294337</text:p>
          </table:table-cell>
          <table:table-cell table:formula="of:=[.B363]-[.S363]" office:value-type="float" office:value="1.711529433725" calcext:value-type="float">
            <text:p>1.7115294337</text:p>
          </table:table-cell>
        </table:table-row>
        <table:table-row table:style-name="ro1">
          <table:table-cell table:number-columns-repeated="2" office:value-type="float" office:value="2.53260755539" calcext:value-type="float">
            <text:p>2.5326075554</text:p>
          </table:table-cell>
          <table:table-cell table:formula="of:=[.J366]-[.B364]" office:value-type="float" office:value="-1.711292684079" calcext:value-type="float">
            <text:p>-1.7112926841</text:p>
          </table:table-cell>
          <table:table-cell office:value-type="float" office:value="0.821086704731" calcext:value-type="float">
            <text:p>0.8210867047</text:p>
          </table:table-cell>
          <table:table-cell table:formula="of:=[.G366]-[.D364]" office:value-type="float" office:value="0.000228166580000022" calcext:value-type="float">
            <text:p>0.0002281666</text:p>
          </table:table-cell>
          <table:table-cell table:formula="of:=[.B364]-[.$D366]" office:value-type="float" office:value="1.711292684079" calcext:value-type="float">
            <text:p>1.7112926841</text:p>
          </table:table-cell>
          <table:table-cell office:value-type="float" office:value="0.821086704731" calcext:value-type="float">
            <text:p>0.8210867047</text:p>
          </table:table-cell>
          <table:table-cell table:formula="of:=[.J366]-[.G364]" office:value-type="float" office:value="0.000228166580000022" calcext:value-type="float">
            <text:p>0.0002281666</text:p>
          </table:table-cell>
          <table:table-cell table:formula="of:=[.B364]-[.G364]" office:value-type="float" office:value="1.711520850659" calcext:value-type="float">
            <text:p>1.7115208507</text:p>
          </table:table-cell>
          <table:table-cell office:value-type="float" office:value="0.821086704731" calcext:value-type="float">
            <text:p>0.8210867047</text:p>
          </table:table-cell>
          <table:table-cell table:formula="of:=[.P366]-[.J364]" office:value-type="float" office:value="0.000228166580000022" calcext:value-type="float">
            <text:p>0.0002281666</text:p>
          </table:table-cell>
          <table:table-cell table:formula="of:=[.B364]-[.J364]" office:value-type="float" office:value="1.711520850659" calcext:value-type="float">
            <text:p>1.7115208507</text:p>
          </table:table-cell>
          <table:table-cell office:value-type="float" office:value="0.821086704731" calcext:value-type="float">
            <text:p>0.8210867047</text:p>
          </table:table-cell>
          <table:table-cell table:formula="of:=[.P366]-[.M364]" office:value-type="float" office:value="0.000228166580000022" calcext:value-type="float">
            <text:p>0.0002281666</text:p>
          </table:table-cell>
          <table:table-cell table:formula="of:=[.B364]-[.M364]" office:value-type="float" office:value="1.711520850659" calcext:value-type="float">
            <text:p>1.7115208507</text:p>
          </table:table-cell>
          <table:table-cell office:value-type="float" office:value="0.821086704731" calcext:value-type="float">
            <text:p>0.8210867047</text:p>
          </table:table-cell>
          <table:table-cell table:formula="of:=[.S366]-[.P364]" office:value-type="float" office:value="0.000228166580000022" calcext:value-type="float">
            <text:p>0.0002281666</text:p>
          </table:table-cell>
          <table:table-cell table:formula="of:=[.B364]-[.P364]" office:value-type="float" office:value="1.711520850659" calcext:value-type="float">
            <text:p>1.7115208507</text:p>
          </table:table-cell>
          <table:table-cell office:value-type="float" office:value="0.821086704731" calcext:value-type="float">
            <text:p>0.8210867047</text:p>
          </table:table-cell>
          <table:table-cell table:formula="of:=[.A364]-[.S364]" office:value-type="float" office:value="1.711520850659" calcext:value-type="float">
            <text:p>1.7115208507</text:p>
          </table:table-cell>
          <table:table-cell table:formula="of:=[.B364]-[.S364]" office:value-type="float" office:value="1.711520850659" calcext:value-type="float">
            <text:p>1.7115208507</text:p>
          </table:table-cell>
        </table:table-row>
        <table:table-row table:style-name="ro1">
          <table:table-cell table:number-columns-repeated="2" office:value-type="float" office:value="2.53271770477" calcext:value-type="float">
            <text:p>2.5327177048</text:p>
          </table:table-cell>
          <table:table-cell table:formula="of:=[.J367]-[.B365]" office:value-type="float" office:value="-1.711284339425" calcext:value-type="float">
            <text:p>-1.7112843394</text:p>
          </table:table-cell>
          <table:table-cell office:value-type="float" office:value="0.821199297905" calcext:value-type="float">
            <text:p>0.8211992979</text:p>
          </table:table-cell>
          <table:table-cell table:formula="of:=[.G367]-[.D365]" office:value-type="float" office:value="0.000234067439999985" calcext:value-type="float">
            <text:p>0.0002340674</text:p>
          </table:table-cell>
          <table:table-cell table:formula="of:=[.B365]-[.$D367]" office:value-type="float" office:value="1.711284339425" calcext:value-type="float">
            <text:p>1.7112843394</text:p>
          </table:table-cell>
          <table:table-cell office:value-type="float" office:value="0.821199297905" calcext:value-type="float">
            <text:p>0.8211992979</text:p>
          </table:table-cell>
          <table:table-cell table:formula="of:=[.J367]-[.G365]" office:value-type="float" office:value="0.000234067439999985" calcext:value-type="float">
            <text:p>0.0002340674</text:p>
          </table:table-cell>
          <table:table-cell table:formula="of:=[.B365]-[.G365]" office:value-type="float" office:value="1.711518406865" calcext:value-type="float">
            <text:p>1.7115184069</text:p>
          </table:table-cell>
          <table:table-cell office:value-type="float" office:value="0.821199297905" calcext:value-type="float">
            <text:p>0.8211992979</text:p>
          </table:table-cell>
          <table:table-cell table:formula="of:=[.P367]-[.J365]" office:value-type="float" office:value="0.000234067439999985" calcext:value-type="float">
            <text:p>0.0002340674</text:p>
          </table:table-cell>
          <table:table-cell table:formula="of:=[.B365]-[.J365]" office:value-type="float" office:value="1.711518406865" calcext:value-type="float">
            <text:p>1.7115184069</text:p>
          </table:table-cell>
          <table:table-cell office:value-type="float" office:value="0.821199297905" calcext:value-type="float">
            <text:p>0.8211992979</text:p>
          </table:table-cell>
          <table:table-cell table:formula="of:=[.P367]-[.M365]" office:value-type="float" office:value="0.000234067439999985" calcext:value-type="float">
            <text:p>0.0002340674</text:p>
          </table:table-cell>
          <table:table-cell table:formula="of:=[.B365]-[.M365]" office:value-type="float" office:value="1.711518406865" calcext:value-type="float">
            <text:p>1.7115184069</text:p>
          </table:table-cell>
          <table:table-cell office:value-type="float" office:value="0.821199297905" calcext:value-type="float">
            <text:p>0.8211992979</text:p>
          </table:table-cell>
          <table:table-cell table:formula="of:=[.S367]-[.P365]" office:value-type="float" office:value="0.000234067439999985" calcext:value-type="float">
            <text:p>0.0002340674</text:p>
          </table:table-cell>
          <table:table-cell table:formula="of:=[.B365]-[.P365]" office:value-type="float" office:value="1.711518406865" calcext:value-type="float">
            <text:p>1.7115184069</text:p>
          </table:table-cell>
          <table:table-cell office:value-type="float" office:value="0.821199297905" calcext:value-type="float">
            <text:p>0.8211992979</text:p>
          </table:table-cell>
          <table:table-cell table:formula="of:=[.A365]-[.S365]" office:value-type="float" office:value="1.711518406865" calcext:value-type="float">
            <text:p>1.7115184069</text:p>
          </table:table-cell>
          <table:table-cell table:formula="of:=[.B365]-[.S365]" office:value-type="float" office:value="1.711518406865" calcext:value-type="float">
            <text:p>1.7115184069</text:p>
          </table:table-cell>
        </table:table-row>
        <table:table-row table:style-name="ro1">
          <table:table-cell table:number-columns-repeated="2" office:value-type="float" office:value="2.53283715248" calcext:value-type="float">
            <text:p>2.5328371525</text:p>
          </table:table-cell>
          <table:table-cell table:formula="of:=[.J368]-[.B366]" office:value-type="float" office:value="-1.711282312869" calcext:value-type="float">
            <text:p>-1.7112823129</text:p>
          </table:table-cell>
          <table:table-cell office:value-type="float" office:value="0.821314871311" calcext:value-type="float">
            <text:p>0.8213148713</text:p>
          </table:table-cell>
          <table:table-cell table:formula="of:=[.G368]-[.D366]" office:value-type="float" office:value="0.000239968299999949" calcext:value-type="float">
            <text:p>0.0002399683</text:p>
          </table:table-cell>
          <table:table-cell table:formula="of:=[.B366]-[.$D368]" office:value-type="float" office:value="1.711282312869" calcext:value-type="float">
            <text:p>1.7112823129</text:p>
          </table:table-cell>
          <table:table-cell office:value-type="float" office:value="0.821314871311" calcext:value-type="float">
            <text:p>0.8213148713</text:p>
          </table:table-cell>
          <table:table-cell table:formula="of:=[.J368]-[.G366]" office:value-type="float" office:value="0.000239968299999949" calcext:value-type="float">
            <text:p>0.0002399683</text:p>
          </table:table-cell>
          <table:table-cell table:formula="of:=[.B366]-[.G366]" office:value-type="float" office:value="1.711522281169" calcext:value-type="float">
            <text:p>1.7115222812</text:p>
          </table:table-cell>
          <table:table-cell office:value-type="float" office:value="0.821314871311" calcext:value-type="float">
            <text:p>0.8213148713</text:p>
          </table:table-cell>
          <table:table-cell table:formula="of:=[.P368]-[.J366]" office:value-type="float" office:value="0.000239968299999949" calcext:value-type="float">
            <text:p>0.0002399683</text:p>
          </table:table-cell>
          <table:table-cell table:formula="of:=[.B366]-[.J366]" office:value-type="float" office:value="1.711522281169" calcext:value-type="float">
            <text:p>1.7115222812</text:p>
          </table:table-cell>
          <table:table-cell office:value-type="float" office:value="0.821314871311" calcext:value-type="float">
            <text:p>0.8213148713</text:p>
          </table:table-cell>
          <table:table-cell table:formula="of:=[.P368]-[.M366]" office:value-type="float" office:value="0.000239968299999949" calcext:value-type="float">
            <text:p>0.0002399683</text:p>
          </table:table-cell>
          <table:table-cell table:formula="of:=[.B366]-[.M366]" office:value-type="float" office:value="1.711522281169" calcext:value-type="float">
            <text:p>1.7115222812</text:p>
          </table:table-cell>
          <table:table-cell office:value-type="float" office:value="0.821314871311" calcext:value-type="float">
            <text:p>0.8213148713</text:p>
          </table:table-cell>
          <table:table-cell table:formula="of:=[.S368]-[.P366]" office:value-type="float" office:value="0.000239968299999949" calcext:value-type="float">
            <text:p>0.0002399683</text:p>
          </table:table-cell>
          <table:table-cell table:formula="of:=[.B366]-[.P366]" office:value-type="float" office:value="1.711522281169" calcext:value-type="float">
            <text:p>1.7115222812</text:p>
          </table:table-cell>
          <table:table-cell office:value-type="float" office:value="0.821314871311" calcext:value-type="float">
            <text:p>0.8213148713</text:p>
          </table:table-cell>
          <table:table-cell table:formula="of:=[.A366]-[.S366]" office:value-type="float" office:value="1.711522281169" calcext:value-type="float">
            <text:p>1.7115222812</text:p>
          </table:table-cell>
          <table:table-cell table:formula="of:=[.B366]-[.S366]" office:value-type="float" office:value="1.711522281169" calcext:value-type="float">
            <text:p>1.7115222812</text:p>
          </table:table-cell>
        </table:table-row>
        <table:table-row table:style-name="ro1">
          <table:table-cell table:number-columns-repeated="2" office:value-type="float" office:value="2.5329656601" calcext:value-type="float">
            <text:p>2.5329656601</text:p>
          </table:table-cell>
          <table:table-cell table:formula="of:=[.J369]-[.B367]" office:value-type="float" office:value="-1.711286425595" calcext:value-type="float">
            <text:p>-1.7112864256</text:p>
          </table:table-cell>
          <table:table-cell office:value-type="float" office:value="0.821433365345" calcext:value-type="float">
            <text:p>0.8214333653</text:p>
          </table:table-cell>
          <table:table-cell table:formula="of:=[.G369]-[.D367]" office:value-type="float" office:value="0.000245869160000023" calcext:value-type="float">
            <text:p>0.0002458692</text:p>
          </table:table-cell>
          <table:table-cell table:formula="of:=[.B367]-[.$D369]" office:value-type="float" office:value="1.711286425595" calcext:value-type="float">
            <text:p>1.7112864256</text:p>
          </table:table-cell>
          <table:table-cell office:value-type="float" office:value="0.821433365345" calcext:value-type="float">
            <text:p>0.8214333653</text:p>
          </table:table-cell>
          <table:table-cell table:formula="of:=[.J369]-[.G367]" office:value-type="float" office:value="0.000245869160000023" calcext:value-type="float">
            <text:p>0.0002458692</text:p>
          </table:table-cell>
          <table:table-cell table:formula="of:=[.B367]-[.G367]" office:value-type="float" office:value="1.711532294755" calcext:value-type="float">
            <text:p>1.7115322948</text:p>
          </table:table-cell>
          <table:table-cell office:value-type="float" office:value="0.821433365345" calcext:value-type="float">
            <text:p>0.8214333653</text:p>
          </table:table-cell>
          <table:table-cell table:formula="of:=[.P369]-[.J367]" office:value-type="float" office:value="0.000245869160000023" calcext:value-type="float">
            <text:p>0.0002458692</text:p>
          </table:table-cell>
          <table:table-cell table:formula="of:=[.B367]-[.J367]" office:value-type="float" office:value="1.711532294755" calcext:value-type="float">
            <text:p>1.7115322948</text:p>
          </table:table-cell>
          <table:table-cell office:value-type="float" office:value="0.821433365345" calcext:value-type="float">
            <text:p>0.8214333653</text:p>
          </table:table-cell>
          <table:table-cell table:formula="of:=[.P369]-[.M367]" office:value-type="float" office:value="0.000245869160000023" calcext:value-type="float">
            <text:p>0.0002458692</text:p>
          </table:table-cell>
          <table:table-cell table:formula="of:=[.B367]-[.M367]" office:value-type="float" office:value="1.711532294755" calcext:value-type="float">
            <text:p>1.7115322948</text:p>
          </table:table-cell>
          <table:table-cell office:value-type="float" office:value="0.821433365345" calcext:value-type="float">
            <text:p>0.8214333653</text:p>
          </table:table-cell>
          <table:table-cell table:formula="of:=[.S369]-[.P367]" office:value-type="float" office:value="0.000245869160000023" calcext:value-type="float">
            <text:p>0.0002458692</text:p>
          </table:table-cell>
          <table:table-cell table:formula="of:=[.B367]-[.P367]" office:value-type="float" office:value="1.711532294755" calcext:value-type="float">
            <text:p>1.7115322948</text:p>
          </table:table-cell>
          <table:table-cell office:value-type="float" office:value="0.821433365345" calcext:value-type="float">
            <text:p>0.8214333653</text:p>
          </table:table-cell>
          <table:table-cell table:formula="of:=[.A367]-[.S367]" office:value-type="float" office:value="1.711532294755" calcext:value-type="float">
            <text:p>1.7115322948</text:p>
          </table:table-cell>
          <table:table-cell table:formula="of:=[.B367]-[.S367]" office:value-type="float" office:value="1.711532294755" calcext:value-type="float">
            <text:p>1.7115322948</text:p>
          </table:table-cell>
        </table:table-row>
        <table:table-row table:style-name="ro1">
          <table:table-cell table:number-columns-repeated="2" office:value-type="float" office:value="2.53310322762" calcext:value-type="float">
            <text:p>2.5331032276</text:p>
          </table:table-cell>
          <table:table-cell table:formula="of:=[.J370]-[.B368]" office:value-type="float" office:value="-1.711296617989" calcext:value-type="float">
            <text:p>-1.711296618</text:p>
          </table:table-cell>
          <table:table-cell office:value-type="float" office:value="0.821554839611" calcext:value-type="float">
            <text:p>0.8215548396</text:p>
          </table:table-cell>
          <table:table-cell table:formula="of:=[.G370]-[.D368]" office:value-type="float" office:value="0.000251770019999986" calcext:value-type="float">
            <text:p>0.00025177</text:p>
          </table:table-cell>
          <table:table-cell table:formula="of:=[.B368]-[.$D370]" office:value-type="float" office:value="1.711296617989" calcext:value-type="float">
            <text:p>1.711296618</text:p>
          </table:table-cell>
          <table:table-cell office:value-type="float" office:value="0.821554839611" calcext:value-type="float">
            <text:p>0.8215548396</text:p>
          </table:table-cell>
          <table:table-cell table:formula="of:=[.J370]-[.G368]" office:value-type="float" office:value="0.000251770019999986" calcext:value-type="float">
            <text:p>0.00025177</text:p>
          </table:table-cell>
          <table:table-cell table:formula="of:=[.B368]-[.G368]" office:value-type="float" office:value="1.711548388009" calcext:value-type="float">
            <text:p>1.711548388</text:p>
          </table:table-cell>
          <table:table-cell office:value-type="float" office:value="0.821554839611" calcext:value-type="float">
            <text:p>0.8215548396</text:p>
          </table:table-cell>
          <table:table-cell table:formula="of:=[.P370]-[.J368]" office:value-type="float" office:value="0.000251770019999986" calcext:value-type="float">
            <text:p>0.00025177</text:p>
          </table:table-cell>
          <table:table-cell table:formula="of:=[.B368]-[.J368]" office:value-type="float" office:value="1.711548388009" calcext:value-type="float">
            <text:p>1.711548388</text:p>
          </table:table-cell>
          <table:table-cell office:value-type="float" office:value="0.821554839611" calcext:value-type="float">
            <text:p>0.8215548396</text:p>
          </table:table-cell>
          <table:table-cell table:formula="of:=[.P370]-[.M368]" office:value-type="float" office:value="0.000251770019999986" calcext:value-type="float">
            <text:p>0.00025177</text:p>
          </table:table-cell>
          <table:table-cell table:formula="of:=[.B368]-[.M368]" office:value-type="float" office:value="1.711548388009" calcext:value-type="float">
            <text:p>1.711548388</text:p>
          </table:table-cell>
          <table:table-cell office:value-type="float" office:value="0.821554839611" calcext:value-type="float">
            <text:p>0.8215548396</text:p>
          </table:table-cell>
          <table:table-cell table:formula="of:=[.S370]-[.P368]" office:value-type="float" office:value="0.000251770019999986" calcext:value-type="float">
            <text:p>0.00025177</text:p>
          </table:table-cell>
          <table:table-cell table:formula="of:=[.B368]-[.P368]" office:value-type="float" office:value="1.711548388009" calcext:value-type="float">
            <text:p>1.711548388</text:p>
          </table:table-cell>
          <table:table-cell office:value-type="float" office:value="0.821554839611" calcext:value-type="float">
            <text:p>0.8215548396</text:p>
          </table:table-cell>
          <table:table-cell table:formula="of:=[.A368]-[.S368]" office:value-type="float" office:value="1.711548388009" calcext:value-type="float">
            <text:p>1.711548388</text:p>
          </table:table-cell>
          <table:table-cell table:formula="of:=[.B368]-[.S368]" office:value-type="float" office:value="1.711548388009" calcext:value-type="float">
            <text:p>1.711548388</text:p>
          </table:table-cell>
        </table:table-row>
        <table:table-row table:style-name="ro1">
          <table:table-cell table:number-columns-repeated="2" office:value-type="float" office:value="2.55241703987" calcext:value-type="float">
            <text:p>2.5524170399</text:p>
          </table:table-cell>
          <table:table-cell table:formula="of:=[.J371]-[.B369]" office:value-type="float" office:value="-1.730480134486" calcext:value-type="float">
            <text:p>-1.7304801345</text:p>
          </table:table-cell>
          <table:table-cell office:value-type="float" office:value="0.821679234505" calcext:value-type="float">
            <text:p>0.8216792345</text:p>
          </table:table-cell>
          <table:table-cell table:formula="of:=[.G371]-[.D369]" office:value-type="float" office:value="0.000257670878999972" calcext:value-type="float">
            <text:p>0.0002576709</text:p>
          </table:table-cell>
          <table:table-cell table:formula="of:=[.B369]-[.$D371]" office:value-type="float" office:value="1.730480134486" calcext:value-type="float">
            <text:p>1.7304801345</text:p>
          </table:table-cell>
          <table:table-cell office:value-type="float" office:value="0.821679234505" calcext:value-type="float">
            <text:p>0.8216792345</text:p>
          </table:table-cell>
          <table:table-cell table:formula="of:=[.J371]-[.G369]" office:value-type="float" office:value="0.000257670878999972" calcext:value-type="float">
            <text:p>0.0002576709</text:p>
          </table:table-cell>
          <table:table-cell table:formula="of:=[.B369]-[.G369]" office:value-type="float" office:value="1.730737805365" calcext:value-type="float">
            <text:p>1.7307378054</text:p>
          </table:table-cell>
          <table:table-cell office:value-type="float" office:value="0.821679234505" calcext:value-type="float">
            <text:p>0.8216792345</text:p>
          </table:table-cell>
          <table:table-cell table:formula="of:=[.P371]-[.J369]" office:value-type="float" office:value="0.000257670878999972" calcext:value-type="float">
            <text:p>0.0002576709</text:p>
          </table:table-cell>
          <table:table-cell table:formula="of:=[.B369]-[.J369]" office:value-type="float" office:value="1.730737805365" calcext:value-type="float">
            <text:p>1.7307378054</text:p>
          </table:table-cell>
          <table:table-cell office:value-type="float" office:value="0.821679234505" calcext:value-type="float">
            <text:p>0.8216792345</text:p>
          </table:table-cell>
          <table:table-cell table:formula="of:=[.P371]-[.M369]" office:value-type="float" office:value="0.000257670878999972" calcext:value-type="float">
            <text:p>0.0002576709</text:p>
          </table:table-cell>
          <table:table-cell table:formula="of:=[.B369]-[.M369]" office:value-type="float" office:value="1.730737805365" calcext:value-type="float">
            <text:p>1.7307378054</text:p>
          </table:table-cell>
          <table:table-cell office:value-type="float" office:value="0.821679234505" calcext:value-type="float">
            <text:p>0.8216792345</text:p>
          </table:table-cell>
          <table:table-cell table:formula="of:=[.S371]-[.P369]" office:value-type="float" office:value="0.000257670878999972" calcext:value-type="float">
            <text:p>0.0002576709</text:p>
          </table:table-cell>
          <table:table-cell table:formula="of:=[.B369]-[.P369]" office:value-type="float" office:value="1.730737805365" calcext:value-type="float">
            <text:p>1.7307378054</text:p>
          </table:table-cell>
          <table:table-cell office:value-type="float" office:value="0.821679234505" calcext:value-type="float">
            <text:p>0.8216792345</text:p>
          </table:table-cell>
          <table:table-cell table:formula="of:=[.A369]-[.S369]" office:value-type="float" office:value="1.730737805365" calcext:value-type="float">
            <text:p>1.7307378054</text:p>
          </table:table-cell>
          <table:table-cell table:formula="of:=[.B369]-[.S369]" office:value-type="float" office:value="1.730737805365" calcext:value-type="float">
            <text:p>1.7307378054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72]-[.B370]" office:value-type="string" office:string-value="" calcext:value-type="error">
            <text:p>#VALUE!</text:p>
          </table:table-cell>
          <table:table-cell office:value-type="float" office:value="0.821806609631" calcext:value-type="float">
            <text:p>0.8218066096</text:p>
          </table:table-cell>
          <table:table-cell table:formula="of:=[.G372]-[.D370]" office:value-type="string" office:string-value="" calcext:value-type="error">
            <text:p>#VALUE!</text:p>
          </table:table-cell>
          <table:table-cell table:formula="of:=[.B370]-[.$D372]" office:value-type="string" office:string-value="" calcext:value-type="error">
            <text:p>#VALUE!</text:p>
          </table:table-cell>
          <table:table-cell office:value-type="float" office:value="0.821806609631" calcext:value-type="float">
            <text:p>0.8218066096</text:p>
          </table:table-cell>
          <table:table-cell table:formula="of:=[.J372]-[.G370]" office:value-type="string" office:string-value="" calcext:value-type="error">
            <text:p>#VALUE!</text:p>
          </table:table-cell>
          <table:table-cell table:formula="of:=[.B370]-[.G370]" office:value-type="string" office:string-value="" calcext:value-type="error">
            <text:p>#VALUE!</text:p>
          </table:table-cell>
          <table:table-cell office:value-type="float" office:value="0.821806609631" calcext:value-type="float">
            <text:p>0.8218066096</text:p>
          </table:table-cell>
          <table:table-cell table:formula="of:=[.P372]-[.J370]" office:value-type="string" office:string-value="" calcext:value-type="error">
            <text:p>#VALUE!</text:p>
          </table:table-cell>
          <table:table-cell table:formula="of:=[.B370]-[.J370]" office:value-type="string" office:string-value="" calcext:value-type="error">
            <text:p>#VALUE!</text:p>
          </table:table-cell>
          <table:table-cell office:value-type="float" office:value="0.821806609631" calcext:value-type="float">
            <text:p>0.8218066096</text:p>
          </table:table-cell>
          <table:table-cell table:formula="of:=[.P372]-[.M370]" office:value-type="string" office:string-value="" calcext:value-type="error">
            <text:p>#VALUE!</text:p>
          </table:table-cell>
          <table:table-cell table:formula="of:=[.B370]-[.M370]" office:value-type="string" office:string-value="" calcext:value-type="error">
            <text:p>#VALUE!</text:p>
          </table:table-cell>
          <table:table-cell office:value-type="float" office:value="0.821806609631" calcext:value-type="float">
            <text:p>0.8218066096</text:p>
          </table:table-cell>
          <table:table-cell table:formula="of:=[.S372]-[.P370]" office:value-type="string" office:string-value="" calcext:value-type="error">
            <text:p>#VALUE!</text:p>
          </table:table-cell>
          <table:table-cell table:formula="of:=[.B370]-[.P370]" office:value-type="string" office:string-value="" calcext:value-type="error">
            <text:p>#VALUE!</text:p>
          </table:table-cell>
          <table:table-cell office:value-type="float" office:value="0.821806609631" calcext:value-type="float">
            <text:p>0.8218066096</text:p>
          </table:table-cell>
          <table:table-cell table:formula="of:=[.A370]-[.S370]" office:value-type="string" office:string-value="" calcext:value-type="error">
            <text:p>#VALUE!</text:p>
          </table:table-cell>
          <table:table-cell table:formula="of:=[.B370]-[.S37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5258345604" calcext:value-type="float">
            <text:p>2.552583456</text:p>
          </table:table-cell>
          <table:table-cell table:formula="of:=[.J373]-[.B371]" office:value-type="float" office:value="-1.730513334275" calcext:value-type="float">
            <text:p>-1.7305133343</text:p>
          </table:table-cell>
          <table:table-cell office:value-type="float" office:value="0.821936905384" calcext:value-type="float">
            <text:p>0.8219369054</text:p>
          </table:table-cell>
          <table:table-cell table:formula="of:=[.G373]-[.D371]" office:value-type="float" office:value="0.000133216380999945" calcext:value-type="float">
            <text:p>0.0001332164</text:p>
          </table:table-cell>
          <table:table-cell table:formula="of:=[.B371]-[.$D373]" office:value-type="float" office:value="1.730513334275" calcext:value-type="float">
            <text:p>1.7305133343</text:p>
          </table:table-cell>
          <table:table-cell office:value-type="float" office:value="0.821936905384" calcext:value-type="float">
            <text:p>0.8219369054</text:p>
          </table:table-cell>
          <table:table-cell table:formula="of:=[.J373]-[.G371]" office:value-type="float" office:value="0.000133216380999945" calcext:value-type="float">
            <text:p>0.0001332164</text:p>
          </table:table-cell>
          <table:table-cell table:formula="of:=[.B371]-[.G371]" office:value-type="float" office:value="1.730646550656" calcext:value-type="float">
            <text:p>1.7306465507</text:p>
          </table:table-cell>
          <table:table-cell office:value-type="float" office:value="0.821936905384" calcext:value-type="float">
            <text:p>0.8219369054</text:p>
          </table:table-cell>
          <table:table-cell table:formula="of:=[.P373]-[.J371]" office:value-type="float" office:value="0.000133216380999945" calcext:value-type="float">
            <text:p>0.0001332164</text:p>
          </table:table-cell>
          <table:table-cell table:formula="of:=[.B371]-[.J371]" office:value-type="float" office:value="1.730646550656" calcext:value-type="float">
            <text:p>1.7306465507</text:p>
          </table:table-cell>
          <table:table-cell office:value-type="float" office:value="0.821936905384" calcext:value-type="float">
            <text:p>0.8219369054</text:p>
          </table:table-cell>
          <table:table-cell table:formula="of:=[.P373]-[.M371]" office:value-type="float" office:value="0.000133216380999945" calcext:value-type="float">
            <text:p>0.0001332164</text:p>
          </table:table-cell>
          <table:table-cell table:formula="of:=[.B371]-[.M371]" office:value-type="float" office:value="1.730646550656" calcext:value-type="float">
            <text:p>1.7306465507</text:p>
          </table:table-cell>
          <table:table-cell office:value-type="float" office:value="0.821936905384" calcext:value-type="float">
            <text:p>0.8219369054</text:p>
          </table:table-cell>
          <table:table-cell table:formula="of:=[.S373]-[.P371]" office:value-type="float" office:value="0.000133216380999945" calcext:value-type="float">
            <text:p>0.0001332164</text:p>
          </table:table-cell>
          <table:table-cell table:formula="of:=[.B371]-[.P371]" office:value-type="float" office:value="1.730646550656" calcext:value-type="float">
            <text:p>1.7306465507</text:p>
          </table:table-cell>
          <table:table-cell office:value-type="float" office:value="0.821936905384" calcext:value-type="float">
            <text:p>0.8219369054</text:p>
          </table:table-cell>
          <table:table-cell table:formula="of:=[.A371]-[.S371]" office:value-type="float" office:value="1.730646550656" calcext:value-type="float">
            <text:p>1.7306465507</text:p>
          </table:table-cell>
          <table:table-cell table:formula="of:=[.B371]-[.S371]" office:value-type="float" office:value="1.730646550656" calcext:value-type="float">
            <text:p>1.7306465507</text:p>
          </table:table-cell>
        </table:table-row>
        <table:table-row table:style-name="ro1">
          <table:table-cell table:number-columns-repeated="2" office:value-type="float" office:value="2.55275917053" calcext:value-type="float">
            <text:p>2.5527591705</text:p>
          </table:table-cell>
          <table:table-cell table:formula="of:=[.J374]-[.B372]" office:value-type="float" office:value="-1.730552911756" calcext:value-type="float">
            <text:p>-1.7305529118</text:p>
          </table:table-cell>
          <table:table-cell office:value-type="string" calcext:value-type="string">
            <text:p><text:s/>nan </text:p>
          </table:table-cell>
          <table:table-cell table:formula="of:=[.G374]-[.D372]" office:value-type="string" office:string-value="" calcext:value-type="error">
            <text:p>#VALUE!</text:p>
          </table:table-cell>
          <table:table-cell table:formula="of:=[.B372]-[.$D374]" office:value-type="float" office:value="1.730552911756" calcext:value-type="float">
            <text:p>1.7305529118</text:p>
          </table:table-cell>
          <table:table-cell office:value-type="string" calcext:value-type="string">
            <text:p><text:s/>nan </text:p>
          </table:table-cell>
          <table:table-cell table:formula="of:=[.J374]-[.G372]" office:value-type="string" office:string-value="" calcext:value-type="error">
            <text:p>#VALUE!</text:p>
          </table:table-cell>
          <table:table-cell table:formula="of:=[.B372]-[.G37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74]-[.J372]" office:value-type="string" office:string-value="" calcext:value-type="error">
            <text:p>#VALUE!</text:p>
          </table:table-cell>
          <table:table-cell table:formula="of:=[.B372]-[.J37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74]-[.M372]" office:value-type="string" office:string-value="" calcext:value-type="error">
            <text:p>#VALUE!</text:p>
          </table:table-cell>
          <table:table-cell table:formula="of:=[.B372]-[.M37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74]-[.P372]" office:value-type="string" office:string-value="" calcext:value-type="error">
            <text:p>#VALUE!</text:p>
          </table:table-cell>
          <table:table-cell table:formula="of:=[.B372]-[.P37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72]-[.S372]" office:value-type="string" office:string-value="" calcext:value-type="error">
            <text:p>#VALUE!</text:p>
          </table:table-cell>
          <table:table-cell table:formula="of:=[.B372]-[.S37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5294418335" calcext:value-type="float">
            <text:p>2.5529441834</text:p>
          </table:table-cell>
          <table:table-cell table:formula="of:=[.J375]-[.B373]" office:value-type="float" office:value="-1.730598807335" calcext:value-type="float">
            <text:p>-1.7305988073</text:p>
          </table:table-cell>
          <table:table-cell office:value-type="float" office:value="0.822070121765" calcext:value-type="float">
            <text:p>0.8220701218</text:p>
          </table:table-cell>
          <table:table-cell table:formula="of:=[.G375]-[.D373]" office:value-type="float" office:value="0.000275254250000079" calcext:value-type="float">
            <text:p>0.0002752543</text:p>
          </table:table-cell>
          <table:table-cell table:formula="of:=[.B373]-[.$D375]" office:value-type="float" office:value="1.730598807335" calcext:value-type="float">
            <text:p>1.7305988073</text:p>
          </table:table-cell>
          <table:table-cell office:value-type="float" office:value="0.822070121765" calcext:value-type="float">
            <text:p>0.8220701218</text:p>
          </table:table-cell>
          <table:table-cell table:formula="of:=[.J375]-[.G373]" office:value-type="float" office:value="0.000275254250000079" calcext:value-type="float">
            <text:p>0.0002752543</text:p>
          </table:table-cell>
          <table:table-cell table:formula="of:=[.B373]-[.G373]" office:value-type="float" office:value="1.730874061585" calcext:value-type="float">
            <text:p>1.7308740616</text:p>
          </table:table-cell>
          <table:table-cell office:value-type="float" office:value="0.822070121765" calcext:value-type="float">
            <text:p>0.8220701218</text:p>
          </table:table-cell>
          <table:table-cell table:formula="of:=[.P375]-[.J373]" office:value-type="float" office:value="0.000275254250000079" calcext:value-type="float">
            <text:p>0.0002752543</text:p>
          </table:table-cell>
          <table:table-cell table:formula="of:=[.B373]-[.J373]" office:value-type="float" office:value="1.730874061585" calcext:value-type="float">
            <text:p>1.7308740616</text:p>
          </table:table-cell>
          <table:table-cell office:value-type="float" office:value="0.822070121765" calcext:value-type="float">
            <text:p>0.8220701218</text:p>
          </table:table-cell>
          <table:table-cell table:formula="of:=[.P375]-[.M373]" office:value-type="float" office:value="0.000275254250000079" calcext:value-type="float">
            <text:p>0.0002752543</text:p>
          </table:table-cell>
          <table:table-cell table:formula="of:=[.B373]-[.M373]" office:value-type="float" office:value="1.730874061585" calcext:value-type="float">
            <text:p>1.7308740616</text:p>
          </table:table-cell>
          <table:table-cell office:value-type="float" office:value="0.822070121765" calcext:value-type="float">
            <text:p>0.8220701218</text:p>
          </table:table-cell>
          <table:table-cell table:formula="of:=[.S375]-[.P373]" office:value-type="float" office:value="0.000275254250000079" calcext:value-type="float">
            <text:p>0.0002752543</text:p>
          </table:table-cell>
          <table:table-cell table:formula="of:=[.B373]-[.P373]" office:value-type="float" office:value="1.730874061585" calcext:value-type="float">
            <text:p>1.7308740616</text:p>
          </table:table-cell>
          <table:table-cell office:value-type="float" office:value="0.822070121765" calcext:value-type="float">
            <text:p>0.8220701218</text:p>
          </table:table-cell>
          <table:table-cell table:formula="of:=[.A373]-[.S373]" office:value-type="float" office:value="1.730874061585" calcext:value-type="float">
            <text:p>1.7308740616</text:p>
          </table:table-cell>
          <table:table-cell table:formula="of:=[.B373]-[.S373]" office:value-type="float" office:value="1.730874061585" calcext:value-type="float">
            <text:p>1.7308740616</text:p>
          </table:table-cell>
        </table:table-row>
        <table:table-row table:style-name="ro1">
          <table:table-cell table:number-columns-repeated="2" office:value-type="float" office:value="2.55313825607" calcext:value-type="float">
            <text:p>2.5531382561</text:p>
          </table:table-cell>
          <table:table-cell table:formula="of:=[.J376]-[.B374]" office:value-type="float" office:value="-1.730650842187" calcext:value-type="float">
            <text:p>-1.7306508422</text:p>
          </table:table-cell>
          <table:table-cell office:value-type="float" office:value="0.822206258774" calcext:value-type="float">
            <text:p>0.8222062588</text:p>
          </table:table-cell>
          <table:table-cell table:formula="of:=[.G376]-[.D374]" office:value-type="float" office:value="0.000281155108999953" calcext:value-type="float">
            <text:p>0.0002811551</text:p>
          </table:table-cell>
          <table:table-cell table:formula="of:=[.B374]-[.$D376]" office:value-type="float" office:value="1.730650842187" calcext:value-type="float">
            <text:p>1.7306508422</text:p>
          </table:table-cell>
          <table:table-cell office:value-type="float" office:value="0.822206258774" calcext:value-type="float">
            <text:p>0.8222062588</text:p>
          </table:table-cell>
          <table:table-cell table:formula="of:=[.J376]-[.G374]" office:value-type="float" office:value="0.000281155108999953" calcext:value-type="float">
            <text:p>0.0002811551</text:p>
          </table:table-cell>
          <table:table-cell table:formula="of:=[.B374]-[.G374]" office:value-type="float" office:value="1.730931997296" calcext:value-type="float">
            <text:p>1.7309319973</text:p>
          </table:table-cell>
          <table:table-cell office:value-type="float" office:value="0.822206258774" calcext:value-type="float">
            <text:p>0.8222062588</text:p>
          </table:table-cell>
          <table:table-cell table:formula="of:=[.P376]-[.J374]" office:value-type="float" office:value="0.000281155108999953" calcext:value-type="float">
            <text:p>0.0002811551</text:p>
          </table:table-cell>
          <table:table-cell table:formula="of:=[.B374]-[.J374]" office:value-type="float" office:value="1.730931997296" calcext:value-type="float">
            <text:p>1.7309319973</text:p>
          </table:table-cell>
          <table:table-cell office:value-type="float" office:value="0.822206258774" calcext:value-type="float">
            <text:p>0.8222062588</text:p>
          </table:table-cell>
          <table:table-cell table:formula="of:=[.P376]-[.M374]" office:value-type="float" office:value="0.000281155108999953" calcext:value-type="float">
            <text:p>0.0002811551</text:p>
          </table:table-cell>
          <table:table-cell table:formula="of:=[.B374]-[.M374]" office:value-type="float" office:value="1.730931997296" calcext:value-type="float">
            <text:p>1.7309319973</text:p>
          </table:table-cell>
          <table:table-cell office:value-type="float" office:value="0.822206258774" calcext:value-type="float">
            <text:p>0.8222062588</text:p>
          </table:table-cell>
          <table:table-cell table:formula="of:=[.S376]-[.P374]" office:value-type="float" office:value="0.000281155108999953" calcext:value-type="float">
            <text:p>0.0002811551</text:p>
          </table:table-cell>
          <table:table-cell table:formula="of:=[.B374]-[.P374]" office:value-type="float" office:value="1.730931997296" calcext:value-type="float">
            <text:p>1.7309319973</text:p>
          </table:table-cell>
          <table:table-cell office:value-type="float" office:value="0.822206258774" calcext:value-type="float">
            <text:p>0.8222062588</text:p>
          </table:table-cell>
          <table:table-cell table:formula="of:=[.A374]-[.S374]" office:value-type="float" office:value="1.730931997296" calcext:value-type="float">
            <text:p>1.7309319973</text:p>
          </table:table-cell>
          <table:table-cell table:formula="of:=[.B374]-[.S374]" office:value-type="float" office:value="1.730931997296" calcext:value-type="float">
            <text:p>1.7309319973</text:p>
          </table:table-cell>
        </table:table-row>
        <table:table-row table:style-name="ro1">
          <table:table-cell table:number-columns-repeated="2" office:value-type="float" office:value="2.55334186554" calcext:value-type="float">
            <text:p>2.5533418655</text:p>
          </table:table-cell>
          <table:table-cell table:formula="of:=[.J377]-[.B375]" office:value-type="float" office:value="-1.730709493161" calcext:value-type="float">
            <text:p>-1.7307094932</text:p>
          </table:table-cell>
          <table:table-cell office:value-type="float" office:value="0.822345376015" calcext:value-type="float">
            <text:p>0.822345376</text:p>
          </table:table-cell>
          <table:table-cell table:formula="of:=[.G377]-[.D375]" office:value-type="float" office:value="0.000286996363999981" calcext:value-type="float">
            <text:p>0.0002869964</text:p>
          </table:table-cell>
          <table:table-cell table:formula="of:=[.B375]-[.$D377]" office:value-type="float" office:value="1.730709493161" calcext:value-type="float">
            <text:p>1.7307094932</text:p>
          </table:table-cell>
          <table:table-cell office:value-type="float" office:value="0.822345376015" calcext:value-type="float">
            <text:p>0.822345376</text:p>
          </table:table-cell>
          <table:table-cell table:formula="of:=[.J377]-[.G375]" office:value-type="float" office:value="0.000286996363999981" calcext:value-type="float">
            <text:p>0.0002869964</text:p>
          </table:table-cell>
          <table:table-cell table:formula="of:=[.B375]-[.G375]" office:value-type="float" office:value="1.730996489525" calcext:value-type="float">
            <text:p>1.7309964895</text:p>
          </table:table-cell>
          <table:table-cell office:value-type="float" office:value="0.822345376015" calcext:value-type="float">
            <text:p>0.822345376</text:p>
          </table:table-cell>
          <table:table-cell table:formula="of:=[.P377]-[.J375]" office:value-type="float" office:value="0.000286996363999981" calcext:value-type="float">
            <text:p>0.0002869964</text:p>
          </table:table-cell>
          <table:table-cell table:formula="of:=[.B375]-[.J375]" office:value-type="float" office:value="1.730996489525" calcext:value-type="float">
            <text:p>1.7309964895</text:p>
          </table:table-cell>
          <table:table-cell office:value-type="float" office:value="0.822345376015" calcext:value-type="float">
            <text:p>0.822345376</text:p>
          </table:table-cell>
          <table:table-cell table:formula="of:=[.P377]-[.M375]" office:value-type="float" office:value="0.000286996363999981" calcext:value-type="float">
            <text:p>0.0002869964</text:p>
          </table:table-cell>
          <table:table-cell table:formula="of:=[.B375]-[.M375]" office:value-type="float" office:value="1.730996489525" calcext:value-type="float">
            <text:p>1.7309964895</text:p>
          </table:table-cell>
          <table:table-cell office:value-type="float" office:value="0.822345376015" calcext:value-type="float">
            <text:p>0.822345376</text:p>
          </table:table-cell>
          <table:table-cell table:formula="of:=[.S377]-[.P375]" office:value-type="float" office:value="0.000286996363999981" calcext:value-type="float">
            <text:p>0.0002869964</text:p>
          </table:table-cell>
          <table:table-cell table:formula="of:=[.B375]-[.P375]" office:value-type="float" office:value="1.730996489525" calcext:value-type="float">
            <text:p>1.7309964895</text:p>
          </table:table-cell>
          <table:table-cell office:value-type="float" office:value="0.822345376015" calcext:value-type="float">
            <text:p>0.822345376</text:p>
          </table:table-cell>
          <table:table-cell table:formula="of:=[.A375]-[.S375]" office:value-type="float" office:value="1.730996489525" calcext:value-type="float">
            <text:p>1.7309964895</text:p>
          </table:table-cell>
          <table:table-cell table:formula="of:=[.B375]-[.S375]" office:value-type="float" office:value="1.730996489525" calcext:value-type="float">
            <text:p>1.7309964895</text:p>
          </table:table-cell>
        </table:table-row>
        <table:table-row table:style-name="ro1">
          <table:table-cell table:number-columns-repeated="2" office:value-type="float" office:value="2.55355453491" calcext:value-type="float">
            <text:p>2.5535545349</text:p>
          </table:table-cell>
          <table:table-cell table:formula="of:=[.J378]-[.B376]" office:value-type="float" office:value="-1.730774223802" calcext:value-type="float">
            <text:p>-1.7307742238</text:p>
          </table:table-cell>
          <table:table-cell office:value-type="float" office:value="0.822487413883" calcext:value-type="float">
            <text:p>0.8224874139</text:p>
          </table:table-cell>
          <table:table-cell table:formula="of:=[.G378]-[.D376]" office:value-type="float" office:value="0.000292897225000033" calcext:value-type="float">
            <text:p>0.0002928972</text:p>
          </table:table-cell>
          <table:table-cell table:formula="of:=[.B376]-[.$D378]" office:value-type="float" office:value="1.730774223802" calcext:value-type="float">
            <text:p>1.7307742238</text:p>
          </table:table-cell>
          <table:table-cell office:value-type="float" office:value="0.822487413883" calcext:value-type="float">
            <text:p>0.8224874139</text:p>
          </table:table-cell>
          <table:table-cell table:formula="of:=[.J378]-[.G376]" office:value-type="float" office:value="0.000292897225000033" calcext:value-type="float">
            <text:p>0.0002928972</text:p>
          </table:table-cell>
          <table:table-cell table:formula="of:=[.B376]-[.G376]" office:value-type="float" office:value="1.731067121027" calcext:value-type="float">
            <text:p>1.731067121</text:p>
          </table:table-cell>
          <table:table-cell office:value-type="float" office:value="0.822487413883" calcext:value-type="float">
            <text:p>0.8224874139</text:p>
          </table:table-cell>
          <table:table-cell table:formula="of:=[.P378]-[.J376]" office:value-type="float" office:value="0.000292897225000033" calcext:value-type="float">
            <text:p>0.0002928972</text:p>
          </table:table-cell>
          <table:table-cell table:formula="of:=[.B376]-[.J376]" office:value-type="float" office:value="1.731067121027" calcext:value-type="float">
            <text:p>1.731067121</text:p>
          </table:table-cell>
          <table:table-cell office:value-type="float" office:value="0.822487413883" calcext:value-type="float">
            <text:p>0.8224874139</text:p>
          </table:table-cell>
          <table:table-cell table:formula="of:=[.P378]-[.M376]" office:value-type="float" office:value="0.000292897225000033" calcext:value-type="float">
            <text:p>0.0002928972</text:p>
          </table:table-cell>
          <table:table-cell table:formula="of:=[.B376]-[.M376]" office:value-type="float" office:value="1.731067121027" calcext:value-type="float">
            <text:p>1.731067121</text:p>
          </table:table-cell>
          <table:table-cell office:value-type="float" office:value="0.822487413883" calcext:value-type="float">
            <text:p>0.8224874139</text:p>
          </table:table-cell>
          <table:table-cell table:formula="of:=[.S378]-[.P376]" office:value-type="float" office:value="0.000292897225000033" calcext:value-type="float">
            <text:p>0.0002928972</text:p>
          </table:table-cell>
          <table:table-cell table:formula="of:=[.B376]-[.P376]" office:value-type="float" office:value="1.731067121027" calcext:value-type="float">
            <text:p>1.731067121</text:p>
          </table:table-cell>
          <table:table-cell office:value-type="float" office:value="0.822487413883" calcext:value-type="float">
            <text:p>0.8224874139</text:p>
          </table:table-cell>
          <table:table-cell table:formula="of:=[.A376]-[.S376]" office:value-type="float" office:value="1.731067121027" calcext:value-type="float">
            <text:p>1.731067121</text:p>
          </table:table-cell>
          <table:table-cell table:formula="of:=[.B376]-[.S376]" office:value-type="float" office:value="1.731067121027" calcext:value-type="float">
            <text:p>1.731067121</text:p>
          </table:table-cell>
        </table:table-row>
        <table:table-row table:style-name="ro1">
          <table:table-cell table:number-columns-repeated="2" office:value-type="float" office:value="2.55377626419" calcext:value-type="float">
            <text:p>2.5537762642</text:p>
          </table:table-cell>
          <table:table-cell table:formula="of:=[.J379]-[.B377]" office:value-type="float" office:value="-1.730845153331" calcext:value-type="float">
            <text:p>-1.7308451533</text:p>
          </table:table-cell>
          <table:table-cell office:value-type="float" office:value="0.822632372379" calcext:value-type="float">
            <text:p>0.8226323724</text:p>
          </table:table-cell>
          <table:table-cell table:formula="of:=[.G379]-[.D377]" office:value-type="float" office:value="0.000298738479999949" calcext:value-type="float">
            <text:p>0.0002987385</text:p>
          </table:table-cell>
          <table:table-cell table:formula="of:=[.B377]-[.$D379]" office:value-type="float" office:value="1.730845153331" calcext:value-type="float">
            <text:p>1.7308451533</text:p>
          </table:table-cell>
          <table:table-cell office:value-type="float" office:value="0.822632372379" calcext:value-type="float">
            <text:p>0.8226323724</text:p>
          </table:table-cell>
          <table:table-cell table:formula="of:=[.J379]-[.G377]" office:value-type="float" office:value="0.000298738479999949" calcext:value-type="float">
            <text:p>0.0002987385</text:p>
          </table:table-cell>
          <table:table-cell table:formula="of:=[.B377]-[.G377]" office:value-type="float" office:value="1.731143891811" calcext:value-type="float">
            <text:p>1.7311438918</text:p>
          </table:table-cell>
          <table:table-cell office:value-type="float" office:value="0.822632372379" calcext:value-type="float">
            <text:p>0.8226323724</text:p>
          </table:table-cell>
          <table:table-cell table:formula="of:=[.P379]-[.J377]" office:value-type="float" office:value="0.000298738479999949" calcext:value-type="float">
            <text:p>0.0002987385</text:p>
          </table:table-cell>
          <table:table-cell table:formula="of:=[.B377]-[.J377]" office:value-type="float" office:value="1.731143891811" calcext:value-type="float">
            <text:p>1.7311438918</text:p>
          </table:table-cell>
          <table:table-cell office:value-type="float" office:value="0.822632372379" calcext:value-type="float">
            <text:p>0.8226323724</text:p>
          </table:table-cell>
          <table:table-cell table:formula="of:=[.P379]-[.M377]" office:value-type="float" office:value="0.000298738479999949" calcext:value-type="float">
            <text:p>0.0002987385</text:p>
          </table:table-cell>
          <table:table-cell table:formula="of:=[.B377]-[.M377]" office:value-type="float" office:value="1.731143891811" calcext:value-type="float">
            <text:p>1.7311438918</text:p>
          </table:table-cell>
          <table:table-cell office:value-type="float" office:value="0.822632372379" calcext:value-type="float">
            <text:p>0.8226323724</text:p>
          </table:table-cell>
          <table:table-cell table:formula="of:=[.S379]-[.P377]" office:value-type="float" office:value="0.000298738479999949" calcext:value-type="float">
            <text:p>0.0002987385</text:p>
          </table:table-cell>
          <table:table-cell table:formula="of:=[.B377]-[.P377]" office:value-type="float" office:value="1.731143891811" calcext:value-type="float">
            <text:p>1.7311438918</text:p>
          </table:table-cell>
          <table:table-cell office:value-type="float" office:value="0.822632372379" calcext:value-type="float">
            <text:p>0.8226323724</text:p>
          </table:table-cell>
          <table:table-cell table:formula="of:=[.A377]-[.S377]" office:value-type="float" office:value="1.731143891811" calcext:value-type="float">
            <text:p>1.7311438918</text:p>
          </table:table-cell>
          <table:table-cell table:formula="of:=[.B377]-[.S377]" office:value-type="float" office:value="1.731143891811" calcext:value-type="float">
            <text:p>1.7311438918</text:p>
          </table:table-cell>
        </table:table-row>
        <table:table-row table:style-name="ro1">
          <table:table-cell table:number-columns-repeated="2" office:value-type="float" office:value="2.57302999496" calcext:value-type="float">
            <text:p>2.573029995</text:p>
          </table:table-cell>
          <table:table-cell table:formula="of:=[.J380]-[.B378]" office:value-type="float" office:value="-1.749945104118" calcext:value-type="float">
            <text:p>-1.7499451041</text:p>
          </table:table-cell>
          <table:table-cell office:value-type="float" office:value="0.822780311108" calcext:value-type="float">
            <text:p>0.8227803111</text:p>
          </table:table-cell>
          <table:table-cell table:formula="of:=[.G380]-[.D378]" office:value-type="float" office:value="0.000304579733999999" calcext:value-type="float">
            <text:p>0.0003045797</text:p>
          </table:table-cell>
          <table:table-cell table:formula="of:=[.B378]-[.$D380]" office:value-type="float" office:value="1.749945104118" calcext:value-type="float">
            <text:p>1.7499451041</text:p>
          </table:table-cell>
          <table:table-cell office:value-type="float" office:value="0.822780311108" calcext:value-type="float">
            <text:p>0.8227803111</text:p>
          </table:table-cell>
          <table:table-cell table:formula="of:=[.J380]-[.G378]" office:value-type="float" office:value="0.000304579733999999" calcext:value-type="float">
            <text:p>0.0003045797</text:p>
          </table:table-cell>
          <table:table-cell table:formula="of:=[.B378]-[.G378]" office:value-type="float" office:value="1.750249683852" calcext:value-type="float">
            <text:p>1.7502496839</text:p>
          </table:table-cell>
          <table:table-cell office:value-type="float" office:value="0.822780311108" calcext:value-type="float">
            <text:p>0.8227803111</text:p>
          </table:table-cell>
          <table:table-cell table:formula="of:=[.P380]-[.J378]" office:value-type="float" office:value="0.000304579733999999" calcext:value-type="float">
            <text:p>0.0003045797</text:p>
          </table:table-cell>
          <table:table-cell table:formula="of:=[.B378]-[.J378]" office:value-type="float" office:value="1.750249683852" calcext:value-type="float">
            <text:p>1.7502496839</text:p>
          </table:table-cell>
          <table:table-cell office:value-type="float" office:value="0.822780311108" calcext:value-type="float">
            <text:p>0.8227803111</text:p>
          </table:table-cell>
          <table:table-cell table:formula="of:=[.P380]-[.M378]" office:value-type="float" office:value="0.000304579733999999" calcext:value-type="float">
            <text:p>0.0003045797</text:p>
          </table:table-cell>
          <table:table-cell table:formula="of:=[.B378]-[.M378]" office:value-type="float" office:value="1.750249683852" calcext:value-type="float">
            <text:p>1.7502496839</text:p>
          </table:table-cell>
          <table:table-cell office:value-type="float" office:value="0.822780311108" calcext:value-type="float">
            <text:p>0.8227803111</text:p>
          </table:table-cell>
          <table:table-cell table:formula="of:=[.S380]-[.P378]" office:value-type="float" office:value="0.000304579733999999" calcext:value-type="float">
            <text:p>0.0003045797</text:p>
          </table:table-cell>
          <table:table-cell table:formula="of:=[.B378]-[.P378]" office:value-type="float" office:value="1.750249683852" calcext:value-type="float">
            <text:p>1.7502496839</text:p>
          </table:table-cell>
          <table:table-cell office:value-type="float" office:value="0.822780311108" calcext:value-type="float">
            <text:p>0.8227803111</text:p>
          </table:table-cell>
          <table:table-cell table:formula="of:=[.A378]-[.S378]" office:value-type="float" office:value="1.750249683852" calcext:value-type="float">
            <text:p>1.7502496839</text:p>
          </table:table-cell>
          <table:table-cell table:formula="of:=[.B378]-[.S378]" office:value-type="float" office:value="1.750249683852" calcext:value-type="float">
            <text:p>1.7502496839</text:p>
          </table:table-cell>
        </table:table-row>
        <table:table-row table:style-name="ro1">
          <table:table-cell table:number-columns-repeated="2" office:value-type="float" office:value="2.57327198982" calcext:value-type="float">
            <text:p>2.5732719898</text:p>
          </table:table-cell>
          <table:table-cell table:formula="of:=[.J381]-[.B379]" office:value-type="float" office:value="-1.750030398366" calcext:value-type="float">
            <text:p>-1.7500303984</text:p>
          </table:table-cell>
          <table:table-cell office:value-type="float" office:value="0.822931110859" calcext:value-type="float">
            <text:p>0.8229311109</text:p>
          </table:table-cell>
          <table:table-cell table:formula="of:=[.G381]-[.D379]" office:value-type="float" office:value="0.000310480595000051" calcext:value-type="float">
            <text:p>0.0003104806</text:p>
          </table:table-cell>
          <table:table-cell table:formula="of:=[.B379]-[.$D381]" office:value-type="float" office:value="1.750030398366" calcext:value-type="float">
            <text:p>1.7500303984</text:p>
          </table:table-cell>
          <table:table-cell office:value-type="float" office:value="0.822931110859" calcext:value-type="float">
            <text:p>0.8229311109</text:p>
          </table:table-cell>
          <table:table-cell table:formula="of:=[.J381]-[.G379]" office:value-type="float" office:value="0.000310480595000051" calcext:value-type="float">
            <text:p>0.0003104806</text:p>
          </table:table-cell>
          <table:table-cell table:formula="of:=[.B379]-[.G379]" office:value-type="float" office:value="1.750340878961" calcext:value-type="float">
            <text:p>1.750340879</text:p>
          </table:table-cell>
          <table:table-cell office:value-type="float" office:value="0.822931110859" calcext:value-type="float">
            <text:p>0.8229311109</text:p>
          </table:table-cell>
          <table:table-cell table:formula="of:=[.P381]-[.J379]" office:value-type="float" office:value="0.000310480595000051" calcext:value-type="float">
            <text:p>0.0003104806</text:p>
          </table:table-cell>
          <table:table-cell table:formula="of:=[.B379]-[.J379]" office:value-type="float" office:value="1.750340878961" calcext:value-type="float">
            <text:p>1.750340879</text:p>
          </table:table-cell>
          <table:table-cell office:value-type="float" office:value="0.822931110859" calcext:value-type="float">
            <text:p>0.8229311109</text:p>
          </table:table-cell>
          <table:table-cell table:formula="of:=[.P381]-[.M379]" office:value-type="float" office:value="0.000310480595000051" calcext:value-type="float">
            <text:p>0.0003104806</text:p>
          </table:table-cell>
          <table:table-cell table:formula="of:=[.B379]-[.M379]" office:value-type="float" office:value="1.750340878961" calcext:value-type="float">
            <text:p>1.750340879</text:p>
          </table:table-cell>
          <table:table-cell office:value-type="float" office:value="0.822931110859" calcext:value-type="float">
            <text:p>0.8229311109</text:p>
          </table:table-cell>
          <table:table-cell table:formula="of:=[.S381]-[.P379]" office:value-type="float" office:value="0.000310480595000051" calcext:value-type="float">
            <text:p>0.0003104806</text:p>
          </table:table-cell>
          <table:table-cell table:formula="of:=[.B379]-[.P379]" office:value-type="float" office:value="1.750340878961" calcext:value-type="float">
            <text:p>1.750340879</text:p>
          </table:table-cell>
          <table:table-cell office:value-type="float" office:value="0.822931110859" calcext:value-type="float">
            <text:p>0.8229311109</text:p>
          </table:table-cell>
          <table:table-cell table:formula="of:=[.A379]-[.S379]" office:value-type="float" office:value="1.750340878961" calcext:value-type="float">
            <text:p>1.750340879</text:p>
          </table:table-cell>
          <table:table-cell table:formula="of:=[.B379]-[.S379]" office:value-type="float" office:value="1.750340878961" calcext:value-type="float">
            <text:p>1.750340879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82]-[.B380]" office:value-type="string" office:string-value="" calcext:value-type="error">
            <text:p>#VALUE!</text:p>
          </table:table-cell>
          <table:table-cell office:value-type="float" office:value="0.823084890842" calcext:value-type="float">
            <text:p>0.8230848908</text:p>
          </table:table-cell>
          <table:table-cell table:formula="of:=[.G382]-[.D380]" office:value-type="float" office:value="0.000316321849999968" calcext:value-type="float">
            <text:p>0.0003163218</text:p>
          </table:table-cell>
          <table:table-cell table:formula="of:=[.B380]-[.$D382]" office:value-type="string" office:string-value="" calcext:value-type="error">
            <text:p>#VALUE!</text:p>
          </table:table-cell>
          <table:table-cell office:value-type="float" office:value="0.823084890842" calcext:value-type="float">
            <text:p>0.8230848908</text:p>
          </table:table-cell>
          <table:table-cell table:formula="of:=[.J382]-[.G380]" office:value-type="float" office:value="0.000316321849999968" calcext:value-type="float">
            <text:p>0.0003163218</text:p>
          </table:table-cell>
          <table:table-cell table:formula="of:=[.B380]-[.G380]" office:value-type="string" office:string-value="" calcext:value-type="error">
            <text:p>#VALUE!</text:p>
          </table:table-cell>
          <table:table-cell office:value-type="float" office:value="0.823084890842" calcext:value-type="float">
            <text:p>0.8230848908</text:p>
          </table:table-cell>
          <table:table-cell table:formula="of:=[.P382]-[.J380]" office:value-type="float" office:value="0.000316321849999968" calcext:value-type="float">
            <text:p>0.0003163218</text:p>
          </table:table-cell>
          <table:table-cell table:formula="of:=[.B380]-[.J380]" office:value-type="string" office:string-value="" calcext:value-type="error">
            <text:p>#VALUE!</text:p>
          </table:table-cell>
          <table:table-cell office:value-type="float" office:value="0.823084890842" calcext:value-type="float">
            <text:p>0.8230848908</text:p>
          </table:table-cell>
          <table:table-cell table:formula="of:=[.P382]-[.M380]" office:value-type="float" office:value="0.000316321849999968" calcext:value-type="float">
            <text:p>0.0003163218</text:p>
          </table:table-cell>
          <table:table-cell table:formula="of:=[.B380]-[.M380]" office:value-type="string" office:string-value="" calcext:value-type="error">
            <text:p>#VALUE!</text:p>
          </table:table-cell>
          <table:table-cell office:value-type="float" office:value="0.823084890842" calcext:value-type="float">
            <text:p>0.8230848908</text:p>
          </table:table-cell>
          <table:table-cell table:formula="of:=[.S382]-[.P380]" office:value-type="float" office:value="0.000316321849999968" calcext:value-type="float">
            <text:p>0.0003163218</text:p>
          </table:table-cell>
          <table:table-cell table:formula="of:=[.B380]-[.P380]" office:value-type="string" office:string-value="" calcext:value-type="error">
            <text:p>#VALUE!</text:p>
          </table:table-cell>
          <table:table-cell office:value-type="float" office:value="0.823084890842" calcext:value-type="float">
            <text:p>0.8230848908</text:p>
          </table:table-cell>
          <table:table-cell table:formula="of:=[.A380]-[.S380]" office:value-type="string" office:string-value="" calcext:value-type="error">
            <text:p>#VALUE!</text:p>
          </table:table-cell>
          <table:table-cell table:formula="of:=[.B380]-[.S38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7352352142" calcext:value-type="float">
            <text:p>2.5735235214</text:p>
          </table:table-cell>
          <table:table-cell table:formula="of:=[.J383]-[.B381]" office:value-type="string" office:string-value="" calcext:value-type="error">
            <text:p>#VALUE!</text:p>
          </table:table-cell>
          <table:table-cell office:value-type="float" office:value="0.823241591454" calcext:value-type="float">
            <text:p>0.8232415915</text:p>
          </table:table-cell>
          <table:table-cell table:formula="of:=[.G383]-[.D381]" office:value-type="string" office:string-value="" calcext:value-type="error">
            <text:p>#VALUE!</text:p>
          </table:table-cell>
          <table:table-cell table:formula="of:=[.B381]-[.$D383]" office:value-type="string" office:string-value="" calcext:value-type="error">
            <text:p>#VALUE!</text:p>
          </table:table-cell>
          <table:table-cell office:value-type="float" office:value="0.823241591454" calcext:value-type="float">
            <text:p>0.8232415915</text:p>
          </table:table-cell>
          <table:table-cell table:formula="of:=[.J383]-[.G381]" office:value-type="string" office:string-value="" calcext:value-type="error">
            <text:p>#VALUE!</text:p>
          </table:table-cell>
          <table:table-cell table:formula="of:=[.B381]-[.G381]" office:value-type="float" office:value="1.750281929966" calcext:value-type="float">
            <text:p>1.75028193</text:p>
          </table:table-cell>
          <table:table-cell office:value-type="float" office:value="0.823241591454" calcext:value-type="float">
            <text:p>0.8232415915</text:p>
          </table:table-cell>
          <table:table-cell table:formula="of:=[.P383]-[.J381]" office:value-type="string" office:string-value="" calcext:value-type="error">
            <text:p>#VALUE!</text:p>
          </table:table-cell>
          <table:table-cell table:formula="of:=[.B381]-[.J381]" office:value-type="float" office:value="1.750281929966" calcext:value-type="float">
            <text:p>1.75028193</text:p>
          </table:table-cell>
          <table:table-cell office:value-type="float" office:value="0.823241591454" calcext:value-type="float">
            <text:p>0.8232415915</text:p>
          </table:table-cell>
          <table:table-cell table:formula="of:=[.P383]-[.M381]" office:value-type="string" office:string-value="" calcext:value-type="error">
            <text:p>#VALUE!</text:p>
          </table:table-cell>
          <table:table-cell table:formula="of:=[.B381]-[.M381]" office:value-type="float" office:value="1.750281929966" calcext:value-type="float">
            <text:p>1.75028193</text:p>
          </table:table-cell>
          <table:table-cell office:value-type="float" office:value="0.823241591454" calcext:value-type="float">
            <text:p>0.8232415915</text:p>
          </table:table-cell>
          <table:table-cell table:formula="of:=[.S383]-[.P381]" office:value-type="string" office:string-value="" calcext:value-type="error">
            <text:p>#VALUE!</text:p>
          </table:table-cell>
          <table:table-cell table:formula="of:=[.B381]-[.P381]" office:value-type="float" office:value="1.750281929966" calcext:value-type="float">
            <text:p>1.75028193</text:p>
          </table:table-cell>
          <table:table-cell office:value-type="float" office:value="0.823241591454" calcext:value-type="float">
            <text:p>0.8232415915</text:p>
          </table:table-cell>
          <table:table-cell table:formula="of:=[.A381]-[.S381]" office:value-type="float" office:value="1.750281929966" calcext:value-type="float">
            <text:p>1.75028193</text:p>
          </table:table-cell>
          <table:table-cell table:formula="of:=[.B381]-[.S381]" office:value-type="float" office:value="1.750281929966" calcext:value-type="float">
            <text:p>1.75028193</text:p>
          </table:table-cell>
        </table:table-row>
        <table:table-row table:style-name="ro1">
          <table:table-cell table:number-columns-repeated="2" office:value-type="float" office:value="2.57378411293" calcext:value-type="float">
            <text:p>2.5737841129</text:p>
          </table:table-cell>
          <table:table-cell table:formula="of:=[.J384]-[.B382]" office:value-type="float" office:value="-1.750220417976" calcext:value-type="float">
            <text:p>-1.750220418</text:p>
          </table:table-cell>
          <table:table-cell office:value-type="float" office:value="0.823401212692" calcext:value-type="float">
            <text:p>0.8234012127</text:p>
          </table:table-cell>
          <table:table-cell table:formula="of:=[.G384]-[.D382]" office:value-type="float" office:value="0.000162482261999997" calcext:value-type="float">
            <text:p>0.0001624823</text:p>
          </table:table-cell>
          <table:table-cell table:formula="of:=[.B382]-[.$D384]" office:value-type="float" office:value="1.750220417976" calcext:value-type="float">
            <text:p>1.750220418</text:p>
          </table:table-cell>
          <table:table-cell office:value-type="float" office:value="0.823401212692" calcext:value-type="float">
            <text:p>0.8234012127</text:p>
          </table:table-cell>
          <table:table-cell table:formula="of:=[.J384]-[.G382]" office:value-type="float" office:value="0.000162482261999997" calcext:value-type="float">
            <text:p>0.0001624823</text:p>
          </table:table-cell>
          <table:table-cell table:formula="of:=[.B382]-[.G382]" office:value-type="float" office:value="1.750382900238" calcext:value-type="float">
            <text:p>1.7503829002</text:p>
          </table:table-cell>
          <table:table-cell office:value-type="float" office:value="0.823401212692" calcext:value-type="float">
            <text:p>0.8234012127</text:p>
          </table:table-cell>
          <table:table-cell table:formula="of:=[.P384]-[.J382]" office:value-type="float" office:value="0.000162482261999997" calcext:value-type="float">
            <text:p>0.0001624823</text:p>
          </table:table-cell>
          <table:table-cell table:formula="of:=[.B382]-[.J382]" office:value-type="float" office:value="1.750382900238" calcext:value-type="float">
            <text:p>1.7503829002</text:p>
          </table:table-cell>
          <table:table-cell office:value-type="float" office:value="0.823401212692" calcext:value-type="float">
            <text:p>0.8234012127</text:p>
          </table:table-cell>
          <table:table-cell table:formula="of:=[.P384]-[.M382]" office:value-type="float" office:value="0.000162482261999997" calcext:value-type="float">
            <text:p>0.0001624823</text:p>
          </table:table-cell>
          <table:table-cell table:formula="of:=[.B382]-[.M382]" office:value-type="float" office:value="1.750382900238" calcext:value-type="float">
            <text:p>1.7503829002</text:p>
          </table:table-cell>
          <table:table-cell office:value-type="float" office:value="0.823401212692" calcext:value-type="float">
            <text:p>0.8234012127</text:p>
          </table:table-cell>
          <table:table-cell table:formula="of:=[.S384]-[.P382]" office:value-type="float" office:value="0.000162482261999997" calcext:value-type="float">
            <text:p>0.0001624823</text:p>
          </table:table-cell>
          <table:table-cell table:formula="of:=[.B382]-[.P382]" office:value-type="float" office:value="1.750382900238" calcext:value-type="float">
            <text:p>1.7503829002</text:p>
          </table:table-cell>
          <table:table-cell office:value-type="float" office:value="0.823401212692" calcext:value-type="float">
            <text:p>0.8234012127</text:p>
          </table:table-cell>
          <table:table-cell table:formula="of:=[.A382]-[.S382]" office:value-type="float" office:value="1.750382900238" calcext:value-type="float">
            <text:p>1.7503829002</text:p>
          </table:table-cell>
          <table:table-cell table:formula="of:=[.B382]-[.S382]" office:value-type="float" office:value="1.750382900238" calcext:value-type="float">
            <text:p>1.7503829002</text:p>
          </table:table-cell>
        </table:table-row>
        <table:table-row table:style-name="ro1">
          <table:table-cell table:number-columns-repeated="2" office:value-type="float" office:value="2.57405424118" calcext:value-type="float">
            <text:p>2.5740542412</text:p>
          </table:table-cell>
          <table:table-cell table:formula="of:=[.J385]-[.B383]" office:value-type="float" office:value="-1.750325083732" calcext:value-type="float">
            <text:p>-1.7503250837</text:p>
          </table:table-cell>
          <table:table-cell office:value-type="string" calcext:value-type="string">
            <text:p><text:s/>nan </text:p>
          </table:table-cell>
          <table:table-cell table:formula="of:=[.G385]-[.D383]" office:value-type="string" office:string-value="" calcext:value-type="error">
            <text:p>#VALUE!</text:p>
          </table:table-cell>
          <table:table-cell table:formula="of:=[.B383]-[.$D385]" office:value-type="float" office:value="1.750325083732" calcext:value-type="float">
            <text:p>1.7503250837</text:p>
          </table:table-cell>
          <table:table-cell office:value-type="string" calcext:value-type="string">
            <text:p><text:s/>nan </text:p>
          </table:table-cell>
          <table:table-cell table:formula="of:=[.J385]-[.G383]" office:value-type="string" office:string-value="" calcext:value-type="error">
            <text:p>#VALUE!</text:p>
          </table:table-cell>
          <table:table-cell table:formula="of:=[.B383]-[.G38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85]-[.J383]" office:value-type="string" office:string-value="" calcext:value-type="error">
            <text:p>#VALUE!</text:p>
          </table:table-cell>
          <table:table-cell table:formula="of:=[.B383]-[.J38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85]-[.M383]" office:value-type="string" office:string-value="" calcext:value-type="error">
            <text:p>#VALUE!</text:p>
          </table:table-cell>
          <table:table-cell table:formula="of:=[.B383]-[.M38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85]-[.P383]" office:value-type="string" office:string-value="" calcext:value-type="error">
            <text:p>#VALUE!</text:p>
          </table:table-cell>
          <table:table-cell table:formula="of:=[.B383]-[.P38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83]-[.S383]" office:value-type="string" office:string-value="" calcext:value-type="error">
            <text:p>#VALUE!</text:p>
          </table:table-cell>
          <table:table-cell table:formula="of:=[.B383]-[.S38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7433342934" calcext:value-type="float">
            <text:p>2.5743334293</text:p>
          </table:table-cell>
          <table:table-cell table:formula="of:=[.J386]-[.B384]" office:value-type="float" office:value="-1.750435888771" calcext:value-type="float">
            <text:p>-1.7504358888</text:p>
          </table:table-cell>
          <table:table-cell office:value-type="float" office:value="0.823563694954" calcext:value-type="float">
            <text:p>0.823563695</text:p>
          </table:table-cell>
          <table:table-cell table:formula="of:=[.G386]-[.D384]" office:value-type="float" office:value="0.00033384561500005" calcext:value-type="float">
            <text:p>0.0003338456</text:p>
          </table:table-cell>
          <table:table-cell table:formula="of:=[.B384]-[.$D386]" office:value-type="float" office:value="1.750435888771" calcext:value-type="float">
            <text:p>1.7504358888</text:p>
          </table:table-cell>
          <table:table-cell office:value-type="float" office:value="0.823563694954" calcext:value-type="float">
            <text:p>0.823563695</text:p>
          </table:table-cell>
          <table:table-cell table:formula="of:=[.J386]-[.G384]" office:value-type="float" office:value="0.00033384561500005" calcext:value-type="float">
            <text:p>0.0003338456</text:p>
          </table:table-cell>
          <table:table-cell table:formula="of:=[.B384]-[.G384]" office:value-type="float" office:value="1.750769734386" calcext:value-type="float">
            <text:p>1.7507697344</text:p>
          </table:table-cell>
          <table:table-cell office:value-type="float" office:value="0.823563694954" calcext:value-type="float">
            <text:p>0.823563695</text:p>
          </table:table-cell>
          <table:table-cell table:formula="of:=[.P386]-[.J384]" office:value-type="float" office:value="0.00033384561500005" calcext:value-type="float">
            <text:p>0.0003338456</text:p>
          </table:table-cell>
          <table:table-cell table:formula="of:=[.B384]-[.J384]" office:value-type="float" office:value="1.750769734386" calcext:value-type="float">
            <text:p>1.7507697344</text:p>
          </table:table-cell>
          <table:table-cell office:value-type="float" office:value="0.823563694954" calcext:value-type="float">
            <text:p>0.823563695</text:p>
          </table:table-cell>
          <table:table-cell table:formula="of:=[.P386]-[.M384]" office:value-type="float" office:value="0.00033384561500005" calcext:value-type="float">
            <text:p>0.0003338456</text:p>
          </table:table-cell>
          <table:table-cell table:formula="of:=[.B384]-[.M384]" office:value-type="float" office:value="1.750769734386" calcext:value-type="float">
            <text:p>1.7507697344</text:p>
          </table:table-cell>
          <table:table-cell office:value-type="float" office:value="0.823563694954" calcext:value-type="float">
            <text:p>0.823563695</text:p>
          </table:table-cell>
          <table:table-cell table:formula="of:=[.S386]-[.P384]" office:value-type="float" office:value="0.00033384561500005" calcext:value-type="float">
            <text:p>0.0003338456</text:p>
          </table:table-cell>
          <table:table-cell table:formula="of:=[.B384]-[.P384]" office:value-type="float" office:value="1.750769734386" calcext:value-type="float">
            <text:p>1.7507697344</text:p>
          </table:table-cell>
          <table:table-cell office:value-type="float" office:value="0.823563694954" calcext:value-type="float">
            <text:p>0.823563695</text:p>
          </table:table-cell>
          <table:table-cell table:formula="of:=[.A384]-[.S384]" office:value-type="float" office:value="1.750769734386" calcext:value-type="float">
            <text:p>1.7507697344</text:p>
          </table:table-cell>
          <table:table-cell table:formula="of:=[.B384]-[.S384]" office:value-type="float" office:value="1.750769734386" calcext:value-type="float">
            <text:p>1.7507697344</text:p>
          </table:table-cell>
        </table:table-row>
        <table:table-row table:style-name="ro1">
          <table:table-cell table:number-columns-repeated="2" office:value-type="float" office:value="2.57462191582" calcext:value-type="float">
            <text:p>2.5746219158</text:p>
          </table:table-cell>
          <table:table-cell table:formula="of:=[.J387]-[.B385]" office:value-type="float" office:value="-1.750553071502" calcext:value-type="float">
            <text:p>-1.7505530715</text:p>
          </table:table-cell>
          <table:table-cell office:value-type="float" office:value="0.823729157448" calcext:value-type="float">
            <text:p>0.8237291574</text:p>
          </table:table-cell>
          <table:table-cell table:formula="of:=[.G387]-[.D385]" office:value-type="float" office:value="0.000339686869999967" calcext:value-type="float">
            <text:p>0.0003396869</text:p>
          </table:table-cell>
          <table:table-cell table:formula="of:=[.B385]-[.$D387]" office:value-type="float" office:value="1.750553071502" calcext:value-type="float">
            <text:p>1.7505530715</text:p>
          </table:table-cell>
          <table:table-cell office:value-type="float" office:value="0.823729157448" calcext:value-type="float">
            <text:p>0.8237291574</text:p>
          </table:table-cell>
          <table:table-cell table:formula="of:=[.J387]-[.G385]" office:value-type="float" office:value="0.000339686869999967" calcext:value-type="float">
            <text:p>0.0003396869</text:p>
          </table:table-cell>
          <table:table-cell table:formula="of:=[.B385]-[.G385]" office:value-type="float" office:value="1.750892758372" calcext:value-type="float">
            <text:p>1.7508927584</text:p>
          </table:table-cell>
          <table:table-cell office:value-type="float" office:value="0.823729157448" calcext:value-type="float">
            <text:p>0.8237291574</text:p>
          </table:table-cell>
          <table:table-cell table:formula="of:=[.P387]-[.J385]" office:value-type="float" office:value="0.000339686869999967" calcext:value-type="float">
            <text:p>0.0003396869</text:p>
          </table:table-cell>
          <table:table-cell table:formula="of:=[.B385]-[.J385]" office:value-type="float" office:value="1.750892758372" calcext:value-type="float">
            <text:p>1.7508927584</text:p>
          </table:table-cell>
          <table:table-cell office:value-type="float" office:value="0.823729157448" calcext:value-type="float">
            <text:p>0.8237291574</text:p>
          </table:table-cell>
          <table:table-cell table:formula="of:=[.P387]-[.M385]" office:value-type="float" office:value="0.000339686869999967" calcext:value-type="float">
            <text:p>0.0003396869</text:p>
          </table:table-cell>
          <table:table-cell table:formula="of:=[.B385]-[.M385]" office:value-type="float" office:value="1.750892758372" calcext:value-type="float">
            <text:p>1.7508927584</text:p>
          </table:table-cell>
          <table:table-cell office:value-type="float" office:value="0.823729157448" calcext:value-type="float">
            <text:p>0.8237291574</text:p>
          </table:table-cell>
          <table:table-cell table:formula="of:=[.S387]-[.P385]" office:value-type="float" office:value="0.000339686869999967" calcext:value-type="float">
            <text:p>0.0003396869</text:p>
          </table:table-cell>
          <table:table-cell table:formula="of:=[.B385]-[.P385]" office:value-type="float" office:value="1.750892758372" calcext:value-type="float">
            <text:p>1.7508927584</text:p>
          </table:table-cell>
          <table:table-cell office:value-type="float" office:value="0.823729157448" calcext:value-type="float">
            <text:p>0.8237291574</text:p>
          </table:table-cell>
          <table:table-cell table:formula="of:=[.A385]-[.S385]" office:value-type="float" office:value="1.750892758372" calcext:value-type="float">
            <text:p>1.7508927584</text:p>
          </table:table-cell>
          <table:table-cell table:formula="of:=[.B385]-[.S385]" office:value-type="float" office:value="1.750892758372" calcext:value-type="float">
            <text:p>1.7508927584</text:p>
          </table:table-cell>
        </table:table-row>
        <table:table-row table:style-name="ro1">
          <table:table-cell table:number-columns-repeated="2" office:value-type="float" office:value="2.57491993904" calcext:value-type="float">
            <text:p>2.574919939</text:p>
          </table:table-cell>
          <table:table-cell table:formula="of:=[.J388]-[.B386]" office:value-type="float" office:value="-1.750676870345" calcext:value-type="float">
            <text:p>-1.7506768703</text:p>
          </table:table-cell>
          <table:table-cell office:value-type="float" office:value="0.823897540569" calcext:value-type="float">
            <text:p>0.8238975406</text:p>
          </table:table-cell>
          <table:table-cell table:formula="of:=[.G388]-[.D386]" office:value-type="float" office:value="0.000345528125999972" calcext:value-type="float">
            <text:p>0.0003455281</text:p>
          </table:table-cell>
          <table:table-cell table:formula="of:=[.B386]-[.$D388]" office:value-type="float" office:value="1.750676870345" calcext:value-type="float">
            <text:p>1.7506768703</text:p>
          </table:table-cell>
          <table:table-cell office:value-type="float" office:value="0.823897540569" calcext:value-type="float">
            <text:p>0.8238975406</text:p>
          </table:table-cell>
          <table:table-cell table:formula="of:=[.J388]-[.G386]" office:value-type="float" office:value="0.000345528125999972" calcext:value-type="float">
            <text:p>0.0003455281</text:p>
          </table:table-cell>
          <table:table-cell table:formula="of:=[.B386]-[.G386]" office:value-type="float" office:value="1.751022398471" calcext:value-type="float">
            <text:p>1.7510223985</text:p>
          </table:table-cell>
          <table:table-cell office:value-type="float" office:value="0.823897540569" calcext:value-type="float">
            <text:p>0.8238975406</text:p>
          </table:table-cell>
          <table:table-cell table:formula="of:=[.P388]-[.J386]" office:value-type="float" office:value="0.000345528125999972" calcext:value-type="float">
            <text:p>0.0003455281</text:p>
          </table:table-cell>
          <table:table-cell table:formula="of:=[.B386]-[.J386]" office:value-type="float" office:value="1.751022398471" calcext:value-type="float">
            <text:p>1.7510223985</text:p>
          </table:table-cell>
          <table:table-cell office:value-type="float" office:value="0.823897540569" calcext:value-type="float">
            <text:p>0.8238975406</text:p>
          </table:table-cell>
          <table:table-cell table:formula="of:=[.P388]-[.M386]" office:value-type="float" office:value="0.000345528125999972" calcext:value-type="float">
            <text:p>0.0003455281</text:p>
          </table:table-cell>
          <table:table-cell table:formula="of:=[.B386]-[.M386]" office:value-type="float" office:value="1.751022398471" calcext:value-type="float">
            <text:p>1.7510223985</text:p>
          </table:table-cell>
          <table:table-cell office:value-type="float" office:value="0.823897540569" calcext:value-type="float">
            <text:p>0.8238975406</text:p>
          </table:table-cell>
          <table:table-cell table:formula="of:=[.S388]-[.P386]" office:value-type="float" office:value="0.000345528125999972" calcext:value-type="float">
            <text:p>0.0003455281</text:p>
          </table:table-cell>
          <table:table-cell table:formula="of:=[.B386]-[.P386]" office:value-type="float" office:value="1.751022398471" calcext:value-type="float">
            <text:p>1.7510223985</text:p>
          </table:table-cell>
          <table:table-cell office:value-type="float" office:value="0.823897540569" calcext:value-type="float">
            <text:p>0.8238975406</text:p>
          </table:table-cell>
          <table:table-cell table:formula="of:=[.A386]-[.S386]" office:value-type="float" office:value="1.751022398471" calcext:value-type="float">
            <text:p>1.7510223985</text:p>
          </table:table-cell>
          <table:table-cell table:formula="of:=[.B386]-[.S386]" office:value-type="float" office:value="1.751022398471" calcext:value-type="float">
            <text:p>1.7510223985</text:p>
          </table:table-cell>
        </table:table-row>
        <table:table-row table:style-name="ro1">
          <table:table-cell table:number-columns-repeated="2" office:value-type="float" office:value="2.57554340363" calcext:value-type="float">
            <text:p>2.5755434036</text:p>
          </table:table-cell>
          <table:table-cell table:formula="of:=[.J389]-[.B387]" office:value-type="float" office:value="-1.751123189931" calcext:value-type="float">
            <text:p>-1.7511231899</text:p>
          </table:table-cell>
          <table:table-cell office:value-type="float" office:value="0.824068844318" calcext:value-type="float">
            <text:p>0.8240688443</text:p>
          </table:table-cell>
          <table:table-cell table:formula="of:=[.G389]-[.D387]" office:value-type="float" office:value="0.000351369381" calcext:value-type="float">
            <text:p>0.0003513694</text:p>
          </table:table-cell>
          <table:table-cell table:formula="of:=[.B387]-[.$D389]" office:value-type="float" office:value="1.751123189931" calcext:value-type="float">
            <text:p>1.7511231899</text:p>
          </table:table-cell>
          <table:table-cell office:value-type="float" office:value="0.824068844318" calcext:value-type="float">
            <text:p>0.8240688443</text:p>
          </table:table-cell>
          <table:table-cell table:formula="of:=[.J389]-[.G387]" office:value-type="float" office:value="0.000351369381" calcext:value-type="float">
            <text:p>0.0003513694</text:p>
          </table:table-cell>
          <table:table-cell table:formula="of:=[.B387]-[.G387]" office:value-type="float" office:value="1.751474559312" calcext:value-type="float">
            <text:p>1.7514745593</text:p>
          </table:table-cell>
          <table:table-cell office:value-type="float" office:value="0.824068844318" calcext:value-type="float">
            <text:p>0.8240688443</text:p>
          </table:table-cell>
          <table:table-cell table:formula="of:=[.P389]-[.J387]" office:value-type="float" office:value="0.000351369381" calcext:value-type="float">
            <text:p>0.0003513694</text:p>
          </table:table-cell>
          <table:table-cell table:formula="of:=[.B387]-[.J387]" office:value-type="float" office:value="1.751474559312" calcext:value-type="float">
            <text:p>1.7514745593</text:p>
          </table:table-cell>
          <table:table-cell office:value-type="float" office:value="0.824068844318" calcext:value-type="float">
            <text:p>0.8240688443</text:p>
          </table:table-cell>
          <table:table-cell table:formula="of:=[.P389]-[.M387]" office:value-type="float" office:value="0.000351369381" calcext:value-type="float">
            <text:p>0.0003513694</text:p>
          </table:table-cell>
          <table:table-cell table:formula="of:=[.B387]-[.M387]" office:value-type="float" office:value="1.751474559312" calcext:value-type="float">
            <text:p>1.7514745593</text:p>
          </table:table-cell>
          <table:table-cell office:value-type="float" office:value="0.824068844318" calcext:value-type="float">
            <text:p>0.8240688443</text:p>
          </table:table-cell>
          <table:table-cell table:formula="of:=[.S389]-[.P387]" office:value-type="float" office:value="0.000351369381" calcext:value-type="float">
            <text:p>0.0003513694</text:p>
          </table:table-cell>
          <table:table-cell table:formula="of:=[.B387]-[.P387]" office:value-type="float" office:value="1.751474559312" calcext:value-type="float">
            <text:p>1.7514745593</text:p>
          </table:table-cell>
          <table:table-cell office:value-type="float" office:value="0.824068844318" calcext:value-type="float">
            <text:p>0.8240688443</text:p>
          </table:table-cell>
          <table:table-cell table:formula="of:=[.A387]-[.S387]" office:value-type="float" office:value="1.751474559312" calcext:value-type="float">
            <text:p>1.7514745593</text:p>
          </table:table-cell>
          <table:table-cell table:formula="of:=[.B387]-[.S387]" office:value-type="float" office:value="1.751474559312" calcext:value-type="float">
            <text:p>1.7514745593</text:p>
          </table:table-cell>
        </table:table-row>
        <table:table-row table:style-name="ro1">
          <table:table-cell table:number-columns-repeated="2" office:value-type="float" office:value="2.57586884499" calcext:value-type="float">
            <text:p>2.575868845</text:p>
          </table:table-cell>
          <table:table-cell table:formula="of:=[.J390]-[.B388]" office:value-type="float" office:value="-1.751268565659" calcext:value-type="float">
            <text:p>-1.7512685657</text:p>
          </table:table-cell>
          <table:table-cell office:value-type="float" office:value="0.824243068695" calcext:value-type="float">
            <text:p>0.8242430687</text:p>
          </table:table-cell>
          <table:table-cell table:formula="of:=[.G390]-[.D388]" office:value-type="float" office:value="0.000357210636000027" calcext:value-type="float">
            <text:p>0.0003572106</text:p>
          </table:table-cell>
          <table:table-cell table:formula="of:=[.B388]-[.$D390]" office:value-type="float" office:value="1.751268565659" calcext:value-type="float">
            <text:p>1.7512685657</text:p>
          </table:table-cell>
          <table:table-cell office:value-type="float" office:value="0.824243068695" calcext:value-type="float">
            <text:p>0.8242430687</text:p>
          </table:table-cell>
          <table:table-cell table:formula="of:=[.J390]-[.G388]" office:value-type="float" office:value="0.000357210636000027" calcext:value-type="float">
            <text:p>0.0003572106</text:p>
          </table:table-cell>
          <table:table-cell table:formula="of:=[.B388]-[.G388]" office:value-type="float" office:value="1.751625776295" calcext:value-type="float">
            <text:p>1.7516257763</text:p>
          </table:table-cell>
          <table:table-cell office:value-type="float" office:value="0.824243068695" calcext:value-type="float">
            <text:p>0.8242430687</text:p>
          </table:table-cell>
          <table:table-cell table:formula="of:=[.P390]-[.J388]" office:value-type="float" office:value="0.000357210636000027" calcext:value-type="float">
            <text:p>0.0003572106</text:p>
          </table:table-cell>
          <table:table-cell table:formula="of:=[.B388]-[.J388]" office:value-type="float" office:value="1.751625776295" calcext:value-type="float">
            <text:p>1.7516257763</text:p>
          </table:table-cell>
          <table:table-cell office:value-type="float" office:value="0.824243068695" calcext:value-type="float">
            <text:p>0.8242430687</text:p>
          </table:table-cell>
          <table:table-cell table:formula="of:=[.P390]-[.M388]" office:value-type="float" office:value="0.000357210636000027" calcext:value-type="float">
            <text:p>0.0003572106</text:p>
          </table:table-cell>
          <table:table-cell table:formula="of:=[.B388]-[.M388]" office:value-type="float" office:value="1.751625776295" calcext:value-type="float">
            <text:p>1.7516257763</text:p>
          </table:table-cell>
          <table:table-cell office:value-type="float" office:value="0.824243068695" calcext:value-type="float">
            <text:p>0.8242430687</text:p>
          </table:table-cell>
          <table:table-cell table:formula="of:=[.S390]-[.P388]" office:value-type="float" office:value="0.000357210636000027" calcext:value-type="float">
            <text:p>0.0003572106</text:p>
          </table:table-cell>
          <table:table-cell table:formula="of:=[.B388]-[.P388]" office:value-type="float" office:value="1.751625776295" calcext:value-type="float">
            <text:p>1.7516257763</text:p>
          </table:table-cell>
          <table:table-cell office:value-type="float" office:value="0.824243068695" calcext:value-type="float">
            <text:p>0.8242430687</text:p>
          </table:table-cell>
          <table:table-cell table:formula="of:=[.A388]-[.S388]" office:value-type="float" office:value="1.751625776295" calcext:value-type="float">
            <text:p>1.7516257763</text:p>
          </table:table-cell>
          <table:table-cell table:formula="of:=[.B388]-[.S388]" office:value-type="float" office:value="1.751625776295" calcext:value-type="float">
            <text:p>1.7516257763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91]-[.B389]" office:value-type="string" office:string-value="" calcext:value-type="error">
            <text:p>#VALUE!</text:p>
          </table:table-cell>
          <table:table-cell office:value-type="float" office:value="0.824420213699" calcext:value-type="float">
            <text:p>0.8244202137</text:p>
          </table:table-cell>
          <table:table-cell table:formula="of:=[.G391]-[.D389]" office:value-type="float" office:value="0.000362992286999986" calcext:value-type="float">
            <text:p>0.0003629923</text:p>
          </table:table-cell>
          <table:table-cell table:formula="of:=[.B389]-[.$D391]" office:value-type="string" office:string-value="" calcext:value-type="error">
            <text:p>#VALUE!</text:p>
          </table:table-cell>
          <table:table-cell office:value-type="float" office:value="0.824420213699" calcext:value-type="float">
            <text:p>0.8244202137</text:p>
          </table:table-cell>
          <table:table-cell table:formula="of:=[.J391]-[.G389]" office:value-type="float" office:value="0.000362992286999986" calcext:value-type="float">
            <text:p>0.0003629923</text:p>
          </table:table-cell>
          <table:table-cell table:formula="of:=[.B389]-[.G389]" office:value-type="string" office:string-value="" calcext:value-type="error">
            <text:p>#VALUE!</text:p>
          </table:table-cell>
          <table:table-cell office:value-type="float" office:value="0.824420213699" calcext:value-type="float">
            <text:p>0.8244202137</text:p>
          </table:table-cell>
          <table:table-cell table:formula="of:=[.P391]-[.J389]" office:value-type="float" office:value="0.000362992286999986" calcext:value-type="float">
            <text:p>0.0003629923</text:p>
          </table:table-cell>
          <table:table-cell table:formula="of:=[.B389]-[.J389]" office:value-type="string" office:string-value="" calcext:value-type="error">
            <text:p>#VALUE!</text:p>
          </table:table-cell>
          <table:table-cell office:value-type="float" office:value="0.824420213699" calcext:value-type="float">
            <text:p>0.8244202137</text:p>
          </table:table-cell>
          <table:table-cell table:formula="of:=[.P391]-[.M389]" office:value-type="float" office:value="0.000362992286999986" calcext:value-type="float">
            <text:p>0.0003629923</text:p>
          </table:table-cell>
          <table:table-cell table:formula="of:=[.B389]-[.M389]" office:value-type="string" office:string-value="" calcext:value-type="error">
            <text:p>#VALUE!</text:p>
          </table:table-cell>
          <table:table-cell office:value-type="float" office:value="0.824420213699" calcext:value-type="float">
            <text:p>0.8244202137</text:p>
          </table:table-cell>
          <table:table-cell table:formula="of:=[.S391]-[.P389]" office:value-type="float" office:value="0.000362992286999986" calcext:value-type="float">
            <text:p>0.0003629923</text:p>
          </table:table-cell>
          <table:table-cell table:formula="of:=[.B389]-[.P389]" office:value-type="string" office:string-value="" calcext:value-type="error">
            <text:p>#VALUE!</text:p>
          </table:table-cell>
          <table:table-cell office:value-type="float" office:value="0.824420213699" calcext:value-type="float">
            <text:p>0.8244202137</text:p>
          </table:table-cell>
          <table:table-cell table:formula="of:=[.A389]-[.S389]" office:value-type="string" office:string-value="" calcext:value-type="error">
            <text:p>#VALUE!</text:p>
          </table:table-cell>
          <table:table-cell table:formula="of:=[.B389]-[.S38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7620382309" calcext:value-type="float">
            <text:p>2.5762038231</text:p>
          </table:table-cell>
          <table:table-cell table:formula="of:=[.J392]-[.B390]" office:value-type="float" office:value="-1.751234710217" calcext:value-type="float">
            <text:p>-1.7512347102</text:p>
          </table:table-cell>
          <table:table-cell office:value-type="float" office:value="0.824600279331" calcext:value-type="float">
            <text:p>0.8246002793</text:p>
          </table:table-cell>
          <table:table-cell table:formula="of:=[.G392]-[.D390]" office:value-type="float" office:value="0.000368833542000013" calcext:value-type="float">
            <text:p>0.0003688335</text:p>
          </table:table-cell>
          <table:table-cell table:formula="of:=[.B390]-[.$D392]" office:value-type="float" office:value="1.751234710217" calcext:value-type="float">
            <text:p>1.7512347102</text:p>
          </table:table-cell>
          <table:table-cell office:value-type="float" office:value="0.824600279331" calcext:value-type="float">
            <text:p>0.8246002793</text:p>
          </table:table-cell>
          <table:table-cell table:formula="of:=[.J392]-[.G390]" office:value-type="float" office:value="0.000368833542000013" calcext:value-type="float">
            <text:p>0.0003688335</text:p>
          </table:table-cell>
          <table:table-cell table:formula="of:=[.B390]-[.G390]" office:value-type="float" office:value="1.751603543759" calcext:value-type="float">
            <text:p>1.7516035438</text:p>
          </table:table-cell>
          <table:table-cell office:value-type="float" office:value="0.824600279331" calcext:value-type="float">
            <text:p>0.8246002793</text:p>
          </table:table-cell>
          <table:table-cell table:formula="of:=[.P392]-[.J390]" office:value-type="float" office:value="0.000368833542000013" calcext:value-type="float">
            <text:p>0.0003688335</text:p>
          </table:table-cell>
          <table:table-cell table:formula="of:=[.B390]-[.J390]" office:value-type="float" office:value="1.751603543759" calcext:value-type="float">
            <text:p>1.7516035438</text:p>
          </table:table-cell>
          <table:table-cell office:value-type="float" office:value="0.824600279331" calcext:value-type="float">
            <text:p>0.8246002793</text:p>
          </table:table-cell>
          <table:table-cell table:formula="of:=[.P392]-[.M390]" office:value-type="float" office:value="0.000368833542000013" calcext:value-type="float">
            <text:p>0.0003688335</text:p>
          </table:table-cell>
          <table:table-cell table:formula="of:=[.B390]-[.M390]" office:value-type="float" office:value="1.751603543759" calcext:value-type="float">
            <text:p>1.7516035438</text:p>
          </table:table-cell>
          <table:table-cell office:value-type="float" office:value="0.824600279331" calcext:value-type="float">
            <text:p>0.8246002793</text:p>
          </table:table-cell>
          <table:table-cell table:formula="of:=[.S392]-[.P390]" office:value-type="float" office:value="0.000368833542000013" calcext:value-type="float">
            <text:p>0.0003688335</text:p>
          </table:table-cell>
          <table:table-cell table:formula="of:=[.B390]-[.P390]" office:value-type="float" office:value="1.751603543759" calcext:value-type="float">
            <text:p>1.7516035438</text:p>
          </table:table-cell>
          <table:table-cell office:value-type="float" office:value="0.824600279331" calcext:value-type="float">
            <text:p>0.8246002793</text:p>
          </table:table-cell>
          <table:table-cell table:formula="of:=[.A390]-[.S390]" office:value-type="float" office:value="1.751603543759" calcext:value-type="float">
            <text:p>1.7516035438</text:p>
          </table:table-cell>
          <table:table-cell table:formula="of:=[.B390]-[.S390]" office:value-type="float" office:value="1.751603543759" calcext:value-type="float">
            <text:p>1.7516035438</text:p>
          </table:table-cell>
        </table:table-row>
        <table:table-row table:style-name="ro1">
          <table:table-cell table:number-columns-repeated="2" office:value-type="float" office:value="2.5765478611" calcext:value-type="float">
            <text:p>2.5765478611</text:p>
          </table:table-cell>
          <table:table-cell table:formula="of:=[.J393]-[.B391]" office:value-type="float" office:value="-1.751389980317" calcext:value-type="float">
            <text:p>-1.7513899803</text:p>
          </table:table-cell>
          <table:table-cell office:value-type="float" office:value="0.824783205986" calcext:value-type="float">
            <text:p>0.824783206</text:p>
          </table:table-cell>
          <table:table-cell table:formula="of:=[.G393]-[.D391]" office:value-type="float" office:value="0.000374674797000041" calcext:value-type="float">
            <text:p>0.0003746748</text:p>
          </table:table-cell>
          <table:table-cell table:formula="of:=[.B391]-[.$D393]" office:value-type="float" office:value="1.751389980317" calcext:value-type="float">
            <text:p>1.7513899803</text:p>
          </table:table-cell>
          <table:table-cell office:value-type="float" office:value="0.824783205986" calcext:value-type="float">
            <text:p>0.824783206</text:p>
          </table:table-cell>
          <table:table-cell table:formula="of:=[.J393]-[.G391]" office:value-type="float" office:value="0.000374674797000041" calcext:value-type="float">
            <text:p>0.0003746748</text:p>
          </table:table-cell>
          <table:table-cell table:formula="of:=[.B391]-[.G391]" office:value-type="float" office:value="1.751764655114" calcext:value-type="float">
            <text:p>1.7517646551</text:p>
          </table:table-cell>
          <table:table-cell office:value-type="float" office:value="0.824783205986" calcext:value-type="float">
            <text:p>0.824783206</text:p>
          </table:table-cell>
          <table:table-cell table:formula="of:=[.P393]-[.J391]" office:value-type="float" office:value="0.000374674797000041" calcext:value-type="float">
            <text:p>0.0003746748</text:p>
          </table:table-cell>
          <table:table-cell table:formula="of:=[.B391]-[.J391]" office:value-type="float" office:value="1.751764655114" calcext:value-type="float">
            <text:p>1.7517646551</text:p>
          </table:table-cell>
          <table:table-cell office:value-type="float" office:value="0.824783205986" calcext:value-type="float">
            <text:p>0.824783206</text:p>
          </table:table-cell>
          <table:table-cell table:formula="of:=[.P393]-[.M391]" office:value-type="float" office:value="0.000374674797000041" calcext:value-type="float">
            <text:p>0.0003746748</text:p>
          </table:table-cell>
          <table:table-cell table:formula="of:=[.B391]-[.M391]" office:value-type="float" office:value="1.751764655114" calcext:value-type="float">
            <text:p>1.7517646551</text:p>
          </table:table-cell>
          <table:table-cell office:value-type="float" office:value="0.824783205986" calcext:value-type="float">
            <text:p>0.824783206</text:p>
          </table:table-cell>
          <table:table-cell table:formula="of:=[.S393]-[.P391]" office:value-type="float" office:value="0.000374674797000041" calcext:value-type="float">
            <text:p>0.0003746748</text:p>
          </table:table-cell>
          <table:table-cell table:formula="of:=[.B391]-[.P391]" office:value-type="float" office:value="1.751764655114" calcext:value-type="float">
            <text:p>1.7517646551</text:p>
          </table:table-cell>
          <table:table-cell office:value-type="float" office:value="0.824783205986" calcext:value-type="float">
            <text:p>0.824783206</text:p>
          </table:table-cell>
          <table:table-cell table:formula="of:=[.A391]-[.S391]" office:value-type="float" office:value="1.751764655114" calcext:value-type="float">
            <text:p>1.7517646551</text:p>
          </table:table-cell>
          <table:table-cell table:formula="of:=[.B391]-[.S391]" office:value-type="float" office:value="1.751764655114" calcext:value-type="float">
            <text:p>1.7517646551</text:p>
          </table:table-cell>
        </table:table-row>
        <table:table-row table:style-name="ro1">
          <table:table-cell table:number-columns-repeated="2" office:value-type="float" office:value="2.59669232368" calcext:value-type="float">
            <text:p>2.5966923237</text:p>
          </table:table-cell>
          <table:table-cell table:formula="of:=[.J394]-[.B392]" office:value-type="string" office:string-value="" calcext:value-type="error">
            <text:p>#VALUE!</text:p>
          </table:table-cell>
          <table:table-cell office:value-type="float" office:value="0.824969112873" calcext:value-type="float">
            <text:p>0.8249691129</text:p>
          </table:table-cell>
          <table:table-cell table:formula="of:=[.G394]-[.D392]" office:value-type="string" office:string-value="" calcext:value-type="error">
            <text:p>#VALUE!</text:p>
          </table:table-cell>
          <table:table-cell table:formula="of:=[.B392]-[.$D394]" office:value-type="string" office:string-value="" calcext:value-type="error">
            <text:p>#VALUE!</text:p>
          </table:table-cell>
          <table:table-cell office:value-type="float" office:value="0.824969112873" calcext:value-type="float">
            <text:p>0.8249691129</text:p>
          </table:table-cell>
          <table:table-cell table:formula="of:=[.J394]-[.G392]" office:value-type="string" office:string-value="" calcext:value-type="error">
            <text:p>#VALUE!</text:p>
          </table:table-cell>
          <table:table-cell table:formula="of:=[.B392]-[.G392]" office:value-type="float" office:value="1.771723210807" calcext:value-type="float">
            <text:p>1.7717232108</text:p>
          </table:table-cell>
          <table:table-cell office:value-type="float" office:value="0.824969112873" calcext:value-type="float">
            <text:p>0.8249691129</text:p>
          </table:table-cell>
          <table:table-cell table:formula="of:=[.P394]-[.J392]" office:value-type="string" office:string-value="" calcext:value-type="error">
            <text:p>#VALUE!</text:p>
          </table:table-cell>
          <table:table-cell table:formula="of:=[.B392]-[.J392]" office:value-type="float" office:value="1.771723210807" calcext:value-type="float">
            <text:p>1.7717232108</text:p>
          </table:table-cell>
          <table:table-cell office:value-type="float" office:value="0.824969112873" calcext:value-type="float">
            <text:p>0.8249691129</text:p>
          </table:table-cell>
          <table:table-cell table:formula="of:=[.P394]-[.M392]" office:value-type="string" office:string-value="" calcext:value-type="error">
            <text:p>#VALUE!</text:p>
          </table:table-cell>
          <table:table-cell table:formula="of:=[.B392]-[.M392]" office:value-type="float" office:value="1.771723210807" calcext:value-type="float">
            <text:p>1.7717232108</text:p>
          </table:table-cell>
          <table:table-cell office:value-type="float" office:value="0.824969112873" calcext:value-type="float">
            <text:p>0.8249691129</text:p>
          </table:table-cell>
          <table:table-cell table:formula="of:=[.S394]-[.P392]" office:value-type="string" office:string-value="" calcext:value-type="error">
            <text:p>#VALUE!</text:p>
          </table:table-cell>
          <table:table-cell table:formula="of:=[.B392]-[.P392]" office:value-type="float" office:value="1.771723210807" calcext:value-type="float">
            <text:p>1.7717232108</text:p>
          </table:table-cell>
          <table:table-cell office:value-type="float" office:value="0.824969112873" calcext:value-type="float">
            <text:p>0.8249691129</text:p>
          </table:table-cell>
          <table:table-cell table:formula="of:=[.A392]-[.S392]" office:value-type="float" office:value="1.771723210807" calcext:value-type="float">
            <text:p>1.7717232108</text:p>
          </table:table-cell>
          <table:table-cell table:formula="of:=[.B392]-[.S392]" office:value-type="float" office:value="1.771723210807" calcext:value-type="float">
            <text:p>1.7717232108</text:p>
          </table:table-cell>
        </table:table-row>
        <table:table-row table:style-name="ro1">
          <table:table-cell table:number-columns-repeated="2" office:value-type="float" office:value="2.59707641602" calcext:value-type="float">
            <text:p>2.597076416</text:p>
          </table:table-cell>
          <table:table-cell table:formula="of:=[.J395]-[.B393]" office:value-type="float" office:value="-1.771726906304" calcext:value-type="float">
            <text:p>-1.7717269063</text:p>
          </table:table-cell>
          <table:table-cell office:value-type="float" office:value="0.825157880783" calcext:value-type="float">
            <text:p>0.8251578808</text:p>
          </table:table-cell>
          <table:table-cell table:formula="of:=[.G395]-[.D393]" office:value-type="float" office:value="0.000191628932999954" calcext:value-type="float">
            <text:p>0.0001916289</text:p>
          </table:table-cell>
          <table:table-cell table:formula="of:=[.B393]-[.$D395]" office:value-type="float" office:value="1.771726906304" calcext:value-type="float">
            <text:p>1.7717269063</text:p>
          </table:table-cell>
          <table:table-cell office:value-type="float" office:value="0.825157880783" calcext:value-type="float">
            <text:p>0.8251578808</text:p>
          </table:table-cell>
          <table:table-cell table:formula="of:=[.J395]-[.G393]" office:value-type="float" office:value="0.000191628932999954" calcext:value-type="float">
            <text:p>0.0001916289</text:p>
          </table:table-cell>
          <table:table-cell table:formula="of:=[.B393]-[.G393]" office:value-type="float" office:value="1.771918535237" calcext:value-type="float">
            <text:p>1.7719185352</text:p>
          </table:table-cell>
          <table:table-cell office:value-type="float" office:value="0.825157880783" calcext:value-type="float">
            <text:p>0.8251578808</text:p>
          </table:table-cell>
          <table:table-cell table:formula="of:=[.P395]-[.J393]" office:value-type="float" office:value="0.000191628932999954" calcext:value-type="float">
            <text:p>0.0001916289</text:p>
          </table:table-cell>
          <table:table-cell table:formula="of:=[.B393]-[.J393]" office:value-type="float" office:value="1.771918535237" calcext:value-type="float">
            <text:p>1.7719185352</text:p>
          </table:table-cell>
          <table:table-cell office:value-type="float" office:value="0.825157880783" calcext:value-type="float">
            <text:p>0.8251578808</text:p>
          </table:table-cell>
          <table:table-cell table:formula="of:=[.P395]-[.M393]" office:value-type="float" office:value="0.000191628932999954" calcext:value-type="float">
            <text:p>0.0001916289</text:p>
          </table:table-cell>
          <table:table-cell table:formula="of:=[.B393]-[.M393]" office:value-type="float" office:value="1.771918535237" calcext:value-type="float">
            <text:p>1.7719185352</text:p>
          </table:table-cell>
          <table:table-cell office:value-type="float" office:value="0.825157880783" calcext:value-type="float">
            <text:p>0.8251578808</text:p>
          </table:table-cell>
          <table:table-cell table:formula="of:=[.S395]-[.P393]" office:value-type="float" office:value="0.000191628932999954" calcext:value-type="float">
            <text:p>0.0001916289</text:p>
          </table:table-cell>
          <table:table-cell table:formula="of:=[.B393]-[.P393]" office:value-type="float" office:value="1.771918535237" calcext:value-type="float">
            <text:p>1.7719185352</text:p>
          </table:table-cell>
          <table:table-cell office:value-type="float" office:value="0.825157880783" calcext:value-type="float">
            <text:p>0.8251578808</text:p>
          </table:table-cell>
          <table:table-cell table:formula="of:=[.A393]-[.S393]" office:value-type="float" office:value="1.771918535237" calcext:value-type="float">
            <text:p>1.7719185352</text:p>
          </table:table-cell>
          <table:table-cell table:formula="of:=[.B393]-[.S393]" office:value-type="float" office:value="1.771918535237" calcext:value-type="float">
            <text:p>1.7719185352</text:p>
          </table:table-cell>
        </table:table-row>
        <table:table-row table:style-name="ro1">
          <table:table-cell table:number-columns-repeated="2" office:value-type="float" office:value="2.59746956825" calcext:value-type="float">
            <text:p>2.5974695683</text:p>
          </table:table-cell>
          <table:table-cell table:formula="of:=[.J396]-[.B394]" office:value-type="float" office:value="-1.771925449369" calcext:value-type="float">
            <text:p>-1.7719254494</text:p>
          </table:table-cell>
          <table:table-cell office:value-type="string" calcext:value-type="string">
            <text:p><text:s/>nan </text:p>
          </table:table-cell>
          <table:table-cell table:formula="of:=[.G396]-[.D394]" office:value-type="string" office:string-value="" calcext:value-type="error">
            <text:p>#VALUE!</text:p>
          </table:table-cell>
          <table:table-cell table:formula="of:=[.B394]-[.$D396]" office:value-type="float" office:value="1.771925449369" calcext:value-type="float">
            <text:p>1.7719254494</text:p>
          </table:table-cell>
          <table:table-cell office:value-type="string" calcext:value-type="string">
            <text:p><text:s/>nan </text:p>
          </table:table-cell>
          <table:table-cell table:formula="of:=[.J396]-[.G394]" office:value-type="string" office:string-value="" calcext:value-type="error">
            <text:p>#VALUE!</text:p>
          </table:table-cell>
          <table:table-cell table:formula="of:=[.B394]-[.G39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96]-[.J394]" office:value-type="string" office:string-value="" calcext:value-type="error">
            <text:p>#VALUE!</text:p>
          </table:table-cell>
          <table:table-cell table:formula="of:=[.B394]-[.J39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396]-[.M394]" office:value-type="string" office:string-value="" calcext:value-type="error">
            <text:p>#VALUE!</text:p>
          </table:table-cell>
          <table:table-cell table:formula="of:=[.B394]-[.M39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396]-[.P394]" office:value-type="string" office:string-value="" calcext:value-type="error">
            <text:p>#VALUE!</text:p>
          </table:table-cell>
          <table:table-cell table:formula="of:=[.B394]-[.P394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394]-[.S394]" office:value-type="string" office:string-value="" calcext:value-type="error">
            <text:p>#VALUE!</text:p>
          </table:table-cell>
          <table:table-cell table:formula="of:=[.B394]-[.S39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1835575104" calcext:value-type="float">
            <text:p>2.618355751</text:p>
          </table:table-cell>
          <table:table-cell table:formula="of:=[.J397]-[.B395]" office:value-type="float" office:value="-1.792614161971" calcext:value-type="float">
            <text:p>-1.792614162</text:p>
          </table:table-cell>
          <table:table-cell office:value-type="float" office:value="0.825349509716" calcext:value-type="float">
            <text:p>0.8253495097</text:p>
          </table:table-cell>
          <table:table-cell table:formula="of:=[.G397]-[.D395]" office:value-type="float" office:value="0.000392079353000008" calcext:value-type="float">
            <text:p>0.0003920794</text:p>
          </table:table-cell>
          <table:table-cell table:formula="of:=[.B395]-[.$D397]" office:value-type="float" office:value="1.792614161971" calcext:value-type="float">
            <text:p>1.792614162</text:p>
          </table:table-cell>
          <table:table-cell office:value-type="float" office:value="0.825349509716" calcext:value-type="float">
            <text:p>0.8253495097</text:p>
          </table:table-cell>
          <table:table-cell table:formula="of:=[.J397]-[.G395]" office:value-type="float" office:value="0.000392079353000008" calcext:value-type="float">
            <text:p>0.0003920794</text:p>
          </table:table-cell>
          <table:table-cell table:formula="of:=[.B395]-[.G395]" office:value-type="float" office:value="1.793006241324" calcext:value-type="float">
            <text:p>1.7930062413</text:p>
          </table:table-cell>
          <table:table-cell office:value-type="float" office:value="0.825349509716" calcext:value-type="float">
            <text:p>0.8253495097</text:p>
          </table:table-cell>
          <table:table-cell table:formula="of:=[.P397]-[.J395]" office:value-type="float" office:value="0.000392079353000008" calcext:value-type="float">
            <text:p>0.0003920794</text:p>
          </table:table-cell>
          <table:table-cell table:formula="of:=[.B395]-[.J395]" office:value-type="float" office:value="1.793006241324" calcext:value-type="float">
            <text:p>1.7930062413</text:p>
          </table:table-cell>
          <table:table-cell office:value-type="float" office:value="0.825349509716" calcext:value-type="float">
            <text:p>0.8253495097</text:p>
          </table:table-cell>
          <table:table-cell table:formula="of:=[.P397]-[.M395]" office:value-type="float" office:value="0.000392079353000008" calcext:value-type="float">
            <text:p>0.0003920794</text:p>
          </table:table-cell>
          <table:table-cell table:formula="of:=[.B395]-[.M395]" office:value-type="float" office:value="1.793006241324" calcext:value-type="float">
            <text:p>1.7930062413</text:p>
          </table:table-cell>
          <table:table-cell office:value-type="float" office:value="0.825349509716" calcext:value-type="float">
            <text:p>0.8253495097</text:p>
          </table:table-cell>
          <table:table-cell table:formula="of:=[.S397]-[.P395]" office:value-type="float" office:value="0.000392079353000008" calcext:value-type="float">
            <text:p>0.0003920794</text:p>
          </table:table-cell>
          <table:table-cell table:formula="of:=[.B395]-[.P395]" office:value-type="float" office:value="1.793006241324" calcext:value-type="float">
            <text:p>1.7930062413</text:p>
          </table:table-cell>
          <table:table-cell office:value-type="float" office:value="0.825349509716" calcext:value-type="float">
            <text:p>0.8253495097</text:p>
          </table:table-cell>
          <table:table-cell table:formula="of:=[.A395]-[.S395]" office:value-type="float" office:value="1.793006241324" calcext:value-type="float">
            <text:p>1.7930062413</text:p>
          </table:table-cell>
          <table:table-cell table:formula="of:=[.B395]-[.S395]" office:value-type="float" office:value="1.793006241324" calcext:value-type="float">
            <text:p>1.7930062413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398]-[.B396]" office:value-type="string" office:string-value="" calcext:value-type="error">
            <text:p>#VALUE!</text:p>
          </table:table-cell>
          <table:table-cell office:value-type="float" office:value="0.825544118881" calcext:value-type="float">
            <text:p>0.8255441189</text:p>
          </table:table-cell>
          <table:table-cell table:formula="of:=[.G398]-[.D396]" office:value-type="float" office:value="0.000397861003999966" calcext:value-type="float">
            <text:p>0.000397861</text:p>
          </table:table-cell>
          <table:table-cell table:formula="of:=[.B396]-[.$D398]" office:value-type="string" office:string-value="" calcext:value-type="error">
            <text:p>#VALUE!</text:p>
          </table:table-cell>
          <table:table-cell office:value-type="float" office:value="0.825544118881" calcext:value-type="float">
            <text:p>0.8255441189</text:p>
          </table:table-cell>
          <table:table-cell table:formula="of:=[.J398]-[.G396]" office:value-type="float" office:value="0.000397861003999966" calcext:value-type="float">
            <text:p>0.000397861</text:p>
          </table:table-cell>
          <table:table-cell table:formula="of:=[.B396]-[.G396]" office:value-type="string" office:string-value="" calcext:value-type="error">
            <text:p>#VALUE!</text:p>
          </table:table-cell>
          <table:table-cell office:value-type="float" office:value="0.825544118881" calcext:value-type="float">
            <text:p>0.8255441189</text:p>
          </table:table-cell>
          <table:table-cell table:formula="of:=[.P398]-[.J396]" office:value-type="float" office:value="0.000397861003999966" calcext:value-type="float">
            <text:p>0.000397861</text:p>
          </table:table-cell>
          <table:table-cell table:formula="of:=[.B396]-[.J396]" office:value-type="string" office:string-value="" calcext:value-type="error">
            <text:p>#VALUE!</text:p>
          </table:table-cell>
          <table:table-cell office:value-type="float" office:value="0.825544118881" calcext:value-type="float">
            <text:p>0.8255441189</text:p>
          </table:table-cell>
          <table:table-cell table:formula="of:=[.P398]-[.M396]" office:value-type="float" office:value="0.000397861003999966" calcext:value-type="float">
            <text:p>0.000397861</text:p>
          </table:table-cell>
          <table:table-cell table:formula="of:=[.B396]-[.M396]" office:value-type="string" office:string-value="" calcext:value-type="error">
            <text:p>#VALUE!</text:p>
          </table:table-cell>
          <table:table-cell office:value-type="float" office:value="0.825544118881" calcext:value-type="float">
            <text:p>0.8255441189</text:p>
          </table:table-cell>
          <table:table-cell table:formula="of:=[.S398]-[.P396]" office:value-type="float" office:value="0.000397861003999966" calcext:value-type="float">
            <text:p>0.000397861</text:p>
          </table:table-cell>
          <table:table-cell table:formula="of:=[.B396]-[.P396]" office:value-type="string" office:string-value="" calcext:value-type="error">
            <text:p>#VALUE!</text:p>
          </table:table-cell>
          <table:table-cell office:value-type="float" office:value="0.825544118881" calcext:value-type="float">
            <text:p>0.8255441189</text:p>
          </table:table-cell>
          <table:table-cell table:formula="of:=[.A396]-[.S396]" office:value-type="string" office:string-value="" calcext:value-type="error">
            <text:p>#VALUE!</text:p>
          </table:table-cell>
          <table:table-cell table:formula="of:=[.B396]-[.S39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59870505333" calcext:value-type="float">
            <text:p>2.5987050533</text:p>
          </table:table-cell>
          <table:table-cell table:formula="of:=[.J399]-[.B397]" office:value-type="float" office:value="-1.772559762002" calcext:value-type="float">
            <text:p>-1.772559762</text:p>
          </table:table-cell>
          <table:table-cell office:value-type="float" office:value="0.825741589069" calcext:value-type="float">
            <text:p>0.8257415891</text:p>
          </table:table-cell>
          <table:table-cell table:formula="of:=[.G399]-[.D397]" office:value-type="float" office:value="0.000403702258999994" calcext:value-type="float">
            <text:p>0.0004037023</text:p>
          </table:table-cell>
          <table:table-cell table:formula="of:=[.B397]-[.$D399]" office:value-type="float" office:value="1.772559762002" calcext:value-type="float">
            <text:p>1.772559762</text:p>
          </table:table-cell>
          <table:table-cell office:value-type="float" office:value="0.825741589069" calcext:value-type="float">
            <text:p>0.8257415891</text:p>
          </table:table-cell>
          <table:table-cell table:formula="of:=[.J399]-[.G397]" office:value-type="float" office:value="0.000403702258999994" calcext:value-type="float">
            <text:p>0.0004037023</text:p>
          </table:table-cell>
          <table:table-cell table:formula="of:=[.B397]-[.G397]" office:value-type="float" office:value="1.772963464261" calcext:value-type="float">
            <text:p>1.7729634643</text:p>
          </table:table-cell>
          <table:table-cell office:value-type="float" office:value="0.825741589069" calcext:value-type="float">
            <text:p>0.8257415891</text:p>
          </table:table-cell>
          <table:table-cell table:formula="of:=[.P399]-[.J397]" office:value-type="float" office:value="0.000403702258999994" calcext:value-type="float">
            <text:p>0.0004037023</text:p>
          </table:table-cell>
          <table:table-cell table:formula="of:=[.B397]-[.J397]" office:value-type="float" office:value="1.772963464261" calcext:value-type="float">
            <text:p>1.7729634643</text:p>
          </table:table-cell>
          <table:table-cell office:value-type="float" office:value="0.825741589069" calcext:value-type="float">
            <text:p>0.8257415891</text:p>
          </table:table-cell>
          <table:table-cell table:formula="of:=[.P399]-[.M397]" office:value-type="float" office:value="0.000403702258999994" calcext:value-type="float">
            <text:p>0.0004037023</text:p>
          </table:table-cell>
          <table:table-cell table:formula="of:=[.B397]-[.M397]" office:value-type="float" office:value="1.772963464261" calcext:value-type="float">
            <text:p>1.7729634643</text:p>
          </table:table-cell>
          <table:table-cell office:value-type="float" office:value="0.825741589069" calcext:value-type="float">
            <text:p>0.8257415891</text:p>
          </table:table-cell>
          <table:table-cell table:formula="of:=[.S399]-[.P397]" office:value-type="float" office:value="0.000403702258999994" calcext:value-type="float">
            <text:p>0.0004037023</text:p>
          </table:table-cell>
          <table:table-cell table:formula="of:=[.B397]-[.P397]" office:value-type="float" office:value="1.772963464261" calcext:value-type="float">
            <text:p>1.7729634643</text:p>
          </table:table-cell>
          <table:table-cell office:value-type="float" office:value="0.825741589069" calcext:value-type="float">
            <text:p>0.8257415891</text:p>
          </table:table-cell>
          <table:table-cell table:formula="of:=[.A397]-[.S397]" office:value-type="float" office:value="1.772963464261" calcext:value-type="float">
            <text:p>1.7729634643</text:p>
          </table:table-cell>
          <table:table-cell table:formula="of:=[.B397]-[.S397]" office:value-type="float" office:value="1.772963464261" calcext:value-type="float">
            <text:p>1.7729634643</text:p>
          </table:table-cell>
        </table:table-row>
        <table:table-row table:style-name="ro1">
          <table:table-cell table:number-columns-repeated="2" office:value-type="float" office:value="2.59957528114" calcext:value-type="float">
            <text:p>2.5995752811</text:p>
          </table:table-cell>
          <table:table-cell table:formula="of:=[.J400]-[.B398]" office:value-type="float" office:value="-1.773223817345" calcext:value-type="float">
            <text:p>-1.7732238173</text:p>
          </table:table-cell>
          <table:table-cell office:value-type="float" office:value="0.825941979885" calcext:value-type="float">
            <text:p>0.8259419799</text:p>
          </table:table-cell>
          <table:table-cell table:formula="of:=[.G400]-[.D398]" office:value-type="float" office:value="0.000409483910000064" calcext:value-type="float">
            <text:p>0.0004094839</text:p>
          </table:table-cell>
          <table:table-cell table:formula="of:=[.B398]-[.$D400]" office:value-type="float" office:value="1.773223817345" calcext:value-type="float">
            <text:p>1.7732238173</text:p>
          </table:table-cell>
          <table:table-cell office:value-type="float" office:value="0.825941979885" calcext:value-type="float">
            <text:p>0.8259419799</text:p>
          </table:table-cell>
          <table:table-cell table:formula="of:=[.J400]-[.G398]" office:value-type="float" office:value="0.000409483910000064" calcext:value-type="float">
            <text:p>0.0004094839</text:p>
          </table:table-cell>
          <table:table-cell table:formula="of:=[.B398]-[.G398]" office:value-type="float" office:value="1.773633301255" calcext:value-type="float">
            <text:p>1.7736333013</text:p>
          </table:table-cell>
          <table:table-cell office:value-type="float" office:value="0.825941979885" calcext:value-type="float">
            <text:p>0.8259419799</text:p>
          </table:table-cell>
          <table:table-cell table:formula="of:=[.P400]-[.J398]" office:value-type="float" office:value="0.000409483910000064" calcext:value-type="float">
            <text:p>0.0004094839</text:p>
          </table:table-cell>
          <table:table-cell table:formula="of:=[.B398]-[.J398]" office:value-type="float" office:value="1.773633301255" calcext:value-type="float">
            <text:p>1.7736333013</text:p>
          </table:table-cell>
          <table:table-cell office:value-type="float" office:value="0.825941979885" calcext:value-type="float">
            <text:p>0.8259419799</text:p>
          </table:table-cell>
          <table:table-cell table:formula="of:=[.P400]-[.M398]" office:value-type="float" office:value="0.000409483910000064" calcext:value-type="float">
            <text:p>0.0004094839</text:p>
          </table:table-cell>
          <table:table-cell table:formula="of:=[.B398]-[.M398]" office:value-type="float" office:value="1.773633301255" calcext:value-type="float">
            <text:p>1.7736333013</text:p>
          </table:table-cell>
          <table:table-cell office:value-type="float" office:value="0.825941979885" calcext:value-type="float">
            <text:p>0.8259419799</text:p>
          </table:table-cell>
          <table:table-cell table:formula="of:=[.S400]-[.P398]" office:value-type="float" office:value="0.000409483910000064" calcext:value-type="float">
            <text:p>0.0004094839</text:p>
          </table:table-cell>
          <table:table-cell table:formula="of:=[.B398]-[.P398]" office:value-type="float" office:value="1.773633301255" calcext:value-type="float">
            <text:p>1.7736333013</text:p>
          </table:table-cell>
          <table:table-cell office:value-type="float" office:value="0.825941979885" calcext:value-type="float">
            <text:p>0.8259419799</text:p>
          </table:table-cell>
          <table:table-cell table:formula="of:=[.A398]-[.S398]" office:value-type="float" office:value="1.773633301255" calcext:value-type="float">
            <text:p>1.7736333013</text:p>
          </table:table-cell>
          <table:table-cell table:formula="of:=[.B398]-[.S398]" office:value-type="float" office:value="1.773633301255" calcext:value-type="float">
            <text:p>1.7736333013</text:p>
          </table:table-cell>
        </table:table-row>
        <table:table-row table:style-name="ro1">
          <table:table-cell table:number-columns-repeated="2" office:value-type="float" office:value="2.60002422333" calcext:value-type="float">
            <text:p>2.6000242233</text:p>
          </table:table-cell>
          <table:table-cell table:formula="of:=[.J401]-[.B399]" office:value-type="float" office:value="-1.773463726046" calcext:value-type="float">
            <text:p>-1.773463726</text:p>
          </table:table-cell>
          <table:table-cell office:value-type="float" office:value="0.826145291328" calcext:value-type="float">
            <text:p>0.8261452913</text:p>
          </table:table-cell>
          <table:table-cell table:formula="of:=[.G401]-[.D399]" office:value-type="float" office:value="0.000415205955999975" calcext:value-type="float">
            <text:p>0.000415206</text:p>
          </table:table-cell>
          <table:table-cell table:formula="of:=[.B399]-[.$D401]" office:value-type="float" office:value="1.773463726046" calcext:value-type="float">
            <text:p>1.773463726</text:p>
          </table:table-cell>
          <table:table-cell office:value-type="float" office:value="0.826145291328" calcext:value-type="float">
            <text:p>0.8261452913</text:p>
          </table:table-cell>
          <table:table-cell table:formula="of:=[.J401]-[.G399]" office:value-type="float" office:value="0.000415205955999975" calcext:value-type="float">
            <text:p>0.000415206</text:p>
          </table:table-cell>
          <table:table-cell table:formula="of:=[.B399]-[.G399]" office:value-type="float" office:value="1.773878932002" calcext:value-type="float">
            <text:p>1.773878932</text:p>
          </table:table-cell>
          <table:table-cell office:value-type="float" office:value="0.826145291328" calcext:value-type="float">
            <text:p>0.8261452913</text:p>
          </table:table-cell>
          <table:table-cell table:formula="of:=[.P401]-[.J399]" office:value-type="float" office:value="0.000415205955999975" calcext:value-type="float">
            <text:p>0.000415206</text:p>
          </table:table-cell>
          <table:table-cell table:formula="of:=[.B399]-[.J399]" office:value-type="float" office:value="1.773878932002" calcext:value-type="float">
            <text:p>1.773878932</text:p>
          </table:table-cell>
          <table:table-cell office:value-type="float" office:value="0.826145291328" calcext:value-type="float">
            <text:p>0.8261452913</text:p>
          </table:table-cell>
          <table:table-cell table:formula="of:=[.P401]-[.M399]" office:value-type="float" office:value="0.000415205955999975" calcext:value-type="float">
            <text:p>0.000415206</text:p>
          </table:table-cell>
          <table:table-cell table:formula="of:=[.B399]-[.M399]" office:value-type="float" office:value="1.773878932002" calcext:value-type="float">
            <text:p>1.773878932</text:p>
          </table:table-cell>
          <table:table-cell office:value-type="float" office:value="0.826145291328" calcext:value-type="float">
            <text:p>0.8261452913</text:p>
          </table:table-cell>
          <table:table-cell table:formula="of:=[.S401]-[.P399]" office:value-type="float" office:value="0.000415205955999975" calcext:value-type="float">
            <text:p>0.000415206</text:p>
          </table:table-cell>
          <table:table-cell table:formula="of:=[.B399]-[.P399]" office:value-type="float" office:value="1.773878932002" calcext:value-type="float">
            <text:p>1.773878932</text:p>
          </table:table-cell>
          <table:table-cell office:value-type="float" office:value="0.826145291328" calcext:value-type="float">
            <text:p>0.8261452913</text:p>
          </table:table-cell>
          <table:table-cell table:formula="of:=[.A399]-[.S399]" office:value-type="float" office:value="1.773878932002" calcext:value-type="float">
            <text:p>1.773878932</text:p>
          </table:table-cell>
          <table:table-cell table:formula="of:=[.B399]-[.S399]" office:value-type="float" office:value="1.773878932002" calcext:value-type="float">
            <text:p>1.773878932</text:p>
          </table:table-cell>
        </table:table-row>
        <table:table-row table:style-name="ro1">
          <table:table-cell table:number-columns-repeated="2" office:value-type="float" office:value="2.62057137489" calcext:value-type="float">
            <text:p>2.6205713749</text:p>
          </table:table-cell>
          <table:table-cell table:formula="of:=[.J402]-[.B400]" office:value-type="float" office:value="-1.793798923489" calcext:value-type="float">
            <text:p>-1.7937989235</text:p>
          </table:table-cell>
          <table:table-cell office:value-type="float" office:value="0.826351463795" calcext:value-type="float">
            <text:p>0.8263514638</text:p>
          </table:table-cell>
          <table:table-cell table:formula="of:=[.G402]-[.D400]" office:value-type="float" office:value="0.000420987605999956" calcext:value-type="float">
            <text:p>0.0004209876</text:p>
          </table:table-cell>
          <table:table-cell table:formula="of:=[.B400]-[.$D402]" office:value-type="float" office:value="1.793798923489" calcext:value-type="float">
            <text:p>1.7937989235</text:p>
          </table:table-cell>
          <table:table-cell office:value-type="float" office:value="0.826351463795" calcext:value-type="float">
            <text:p>0.8263514638</text:p>
          </table:table-cell>
          <table:table-cell table:formula="of:=[.J402]-[.G400]" office:value-type="float" office:value="0.000420987605999956" calcext:value-type="float">
            <text:p>0.0004209876</text:p>
          </table:table-cell>
          <table:table-cell table:formula="of:=[.B400]-[.G400]" office:value-type="float" office:value="1.794219911095" calcext:value-type="float">
            <text:p>1.7942199111</text:p>
          </table:table-cell>
          <table:table-cell office:value-type="float" office:value="0.826351463795" calcext:value-type="float">
            <text:p>0.8263514638</text:p>
          </table:table-cell>
          <table:table-cell table:formula="of:=[.P402]-[.J400]" office:value-type="float" office:value="0.000420987605999956" calcext:value-type="float">
            <text:p>0.0004209876</text:p>
          </table:table-cell>
          <table:table-cell table:formula="of:=[.B400]-[.J400]" office:value-type="float" office:value="1.794219911095" calcext:value-type="float">
            <text:p>1.7942199111</text:p>
          </table:table-cell>
          <table:table-cell office:value-type="float" office:value="0.826351463795" calcext:value-type="float">
            <text:p>0.8263514638</text:p>
          </table:table-cell>
          <table:table-cell table:formula="of:=[.P402]-[.M400]" office:value-type="float" office:value="0.000420987605999956" calcext:value-type="float">
            <text:p>0.0004209876</text:p>
          </table:table-cell>
          <table:table-cell table:formula="of:=[.B400]-[.M400]" office:value-type="float" office:value="1.794219911095" calcext:value-type="float">
            <text:p>1.7942199111</text:p>
          </table:table-cell>
          <table:table-cell office:value-type="float" office:value="0.826351463795" calcext:value-type="float">
            <text:p>0.8263514638</text:p>
          </table:table-cell>
          <table:table-cell table:formula="of:=[.S402]-[.P400]" office:value-type="float" office:value="0.000420987605999956" calcext:value-type="float">
            <text:p>0.0004209876</text:p>
          </table:table-cell>
          <table:table-cell table:formula="of:=[.B400]-[.P400]" office:value-type="float" office:value="1.794219911095" calcext:value-type="float">
            <text:p>1.7942199111</text:p>
          </table:table-cell>
          <table:table-cell office:value-type="float" office:value="0.826351463795" calcext:value-type="float">
            <text:p>0.8263514638</text:p>
          </table:table-cell>
          <table:table-cell table:formula="of:=[.A400]-[.S400]" office:value-type="float" office:value="1.794219911095" calcext:value-type="float">
            <text:p>1.7942199111</text:p>
          </table:table-cell>
          <table:table-cell table:formula="of:=[.B400]-[.S400]" office:value-type="float" office:value="1.794219911095" calcext:value-type="float">
            <text:p>1.7942199111</text:p>
          </table:table-cell>
        </table:table-row>
        <table:table-row table:style-name="ro1">
          <table:table-cell table:number-columns-repeated="2" office:value-type="float" office:value="2.60095024109" calcext:value-type="float">
            <text:p>2.6009502411</text:p>
          </table:table-cell>
          <table:table-cell table:formula="of:=[.J403]-[.B401]" office:value-type="float" office:value="-1.773962914945" calcext:value-type="float">
            <text:p>-1.7739629149</text:p>
          </table:table-cell>
          <table:table-cell office:value-type="float" office:value="0.826560497284" calcext:value-type="float">
            <text:p>0.8265604973</text:p>
          </table:table-cell>
          <table:table-cell table:formula="of:=[.G403]-[.D401]" office:value-type="float" office:value="0.000426828861000095" calcext:value-type="float">
            <text:p>0.0004268289</text:p>
          </table:table-cell>
          <table:table-cell table:formula="of:=[.B401]-[.$D403]" office:value-type="float" office:value="1.773962914945" calcext:value-type="float">
            <text:p>1.7739629149</text:p>
          </table:table-cell>
          <table:table-cell office:value-type="float" office:value="0.826560497284" calcext:value-type="float">
            <text:p>0.8265604973</text:p>
          </table:table-cell>
          <table:table-cell table:formula="of:=[.J403]-[.G401]" office:value-type="float" office:value="0.000426828861000095" calcext:value-type="float">
            <text:p>0.0004268289</text:p>
          </table:table-cell>
          <table:table-cell table:formula="of:=[.B401]-[.G401]" office:value-type="float" office:value="1.774389743806" calcext:value-type="float">
            <text:p>1.7743897438</text:p>
          </table:table-cell>
          <table:table-cell office:value-type="float" office:value="0.826560497284" calcext:value-type="float">
            <text:p>0.8265604973</text:p>
          </table:table-cell>
          <table:table-cell table:formula="of:=[.P403]-[.J401]" office:value-type="float" office:value="0.000426828861000095" calcext:value-type="float">
            <text:p>0.0004268289</text:p>
          </table:table-cell>
          <table:table-cell table:formula="of:=[.B401]-[.J401]" office:value-type="float" office:value="1.774389743806" calcext:value-type="float">
            <text:p>1.7743897438</text:p>
          </table:table-cell>
          <table:table-cell office:value-type="float" office:value="0.826560497284" calcext:value-type="float">
            <text:p>0.8265604973</text:p>
          </table:table-cell>
          <table:table-cell table:formula="of:=[.P403]-[.M401]" office:value-type="float" office:value="0.000426828861000095" calcext:value-type="float">
            <text:p>0.0004268289</text:p>
          </table:table-cell>
          <table:table-cell table:formula="of:=[.B401]-[.M401]" office:value-type="float" office:value="1.774389743806" calcext:value-type="float">
            <text:p>1.7743897438</text:p>
          </table:table-cell>
          <table:table-cell office:value-type="float" office:value="0.826560497284" calcext:value-type="float">
            <text:p>0.8265604973</text:p>
          </table:table-cell>
          <table:table-cell table:formula="of:=[.S403]-[.P401]" office:value-type="float" office:value="0.000426828861000095" calcext:value-type="float">
            <text:p>0.0004268289</text:p>
          </table:table-cell>
          <table:table-cell table:formula="of:=[.B401]-[.P401]" office:value-type="float" office:value="1.774389743806" calcext:value-type="float">
            <text:p>1.7743897438</text:p>
          </table:table-cell>
          <table:table-cell office:value-type="float" office:value="0.826560497284" calcext:value-type="float">
            <text:p>0.8265604973</text:p>
          </table:table-cell>
          <table:table-cell table:formula="of:=[.A401]-[.S401]" office:value-type="float" office:value="1.774389743806" calcext:value-type="float">
            <text:p>1.7743897438</text:p>
          </table:table-cell>
          <table:table-cell table:formula="of:=[.B401]-[.S401]" office:value-type="float" office:value="1.774389743806" calcext:value-type="float">
            <text:p>1.7743897438</text:p>
          </table:table-cell>
        </table:table-row>
        <table:table-row table:style-name="ro1">
          <table:table-cell table:number-columns-repeated="2" office:value-type="float" office:value="2.62152290344" calcext:value-type="float">
            <text:p>2.6215229034</text:p>
          </table:table-cell>
          <table:table-cell table:formula="of:=[.J404]-[.B402]" office:value-type="float" office:value="-1.796337902544" calcext:value-type="float">
            <text:p>-1.7963379025</text:p>
          </table:table-cell>
          <table:table-cell office:value-type="float" office:value="0.826772451401" calcext:value-type="float">
            <text:p>0.8267724514</text:p>
          </table:table-cell>
          <table:table-cell table:formula="of:=[.G404]-[.D402]" office:value-type="float" office:value="-0.00158745050499998" calcext:value-type="float">
            <text:p>-0.0015874505</text:p>
          </table:table-cell>
          <table:table-cell table:formula="of:=[.B402]-[.$D404]" office:value-type="float" office:value="1.796337902544" calcext:value-type="float">
            <text:p>1.7963379025</text:p>
          </table:table-cell>
          <table:table-cell office:value-type="float" office:value="0.826772451401" calcext:value-type="float">
            <text:p>0.8267724514</text:p>
          </table:table-cell>
          <table:table-cell table:formula="of:=[.J404]-[.G402]" office:value-type="float" office:value="-0.00158745050499998" calcext:value-type="float">
            <text:p>-0.0015874505</text:p>
          </table:table-cell>
          <table:table-cell table:formula="of:=[.B402]-[.G402]" office:value-type="float" office:value="1.794750452039" calcext:value-type="float">
            <text:p>1.794750452</text:p>
          </table:table-cell>
          <table:table-cell office:value-type="float" office:value="0.826772451401" calcext:value-type="float">
            <text:p>0.8267724514</text:p>
          </table:table-cell>
          <table:table-cell table:formula="of:=[.P404]-[.J402]" office:value-type="float" office:value="-0.00158745050499998" calcext:value-type="float">
            <text:p>-0.0015874505</text:p>
          </table:table-cell>
          <table:table-cell table:formula="of:=[.B402]-[.J402]" office:value-type="float" office:value="1.794750452039" calcext:value-type="float">
            <text:p>1.794750452</text:p>
          </table:table-cell>
          <table:table-cell office:value-type="float" office:value="0.826772451401" calcext:value-type="float">
            <text:p>0.8267724514</text:p>
          </table:table-cell>
          <table:table-cell table:formula="of:=[.P404]-[.M402]" office:value-type="float" office:value="-0.00158745050499998" calcext:value-type="float">
            <text:p>-0.0015874505</text:p>
          </table:table-cell>
          <table:table-cell table:formula="of:=[.B402]-[.M402]" office:value-type="float" office:value="1.794750452039" calcext:value-type="float">
            <text:p>1.794750452</text:p>
          </table:table-cell>
          <table:table-cell office:value-type="float" office:value="0.826772451401" calcext:value-type="float">
            <text:p>0.8267724514</text:p>
          </table:table-cell>
          <table:table-cell table:formula="of:=[.S404]-[.P402]" office:value-type="float" office:value="-0.00158745050499998" calcext:value-type="float">
            <text:p>-0.0015874505</text:p>
          </table:table-cell>
          <table:table-cell table:formula="of:=[.B402]-[.P402]" office:value-type="float" office:value="1.794750452039" calcext:value-type="float">
            <text:p>1.794750452</text:p>
          </table:table-cell>
          <table:table-cell office:value-type="float" office:value="0.826772451401" calcext:value-type="float">
            <text:p>0.8267724514</text:p>
          </table:table-cell>
          <table:table-cell table:formula="of:=[.A402]-[.S402]" office:value-type="float" office:value="1.794750452039" calcext:value-type="float">
            <text:p>1.794750452</text:p>
          </table:table-cell>
          <table:table-cell table:formula="of:=[.B402]-[.S402]" office:value-type="float" office:value="1.794750452039" calcext:value-type="float">
            <text:p>1.794750452</text:p>
          </table:table-cell>
        </table:table-row>
        <table:table-row table:style-name="ro1">
          <table:table-cell table:number-columns-repeated="2" office:value-type="float" office:value="2.62201285362" calcext:value-type="float">
            <text:p>2.6220128536</text:p>
          </table:table-cell>
          <table:table-cell table:formula="of:=[.J405]-[.B403]" office:value-type="float" office:value="-1.796607792375" calcext:value-type="float">
            <text:p>-1.7966077924</text:p>
          </table:table-cell>
          <table:table-cell office:value-type="float" office:value="0.826987326145" calcext:value-type="float">
            <text:p>0.8269873261</text:p>
          </table:table-cell>
          <table:table-cell table:formula="of:=[.G405]-[.D403]" office:value-type="float" office:value="-0.00158226490000002" calcext:value-type="float">
            <text:p>-0.0015822649</text:p>
          </table:table-cell>
          <table:table-cell table:formula="of:=[.B403]-[.$D405]" office:value-type="float" office:value="1.794587194917" calcext:value-type="float">
            <text:p>1.7945871949</text:p>
          </table:table-cell>
          <table:table-cell office:value-type="float" office:value="0.826987326145" calcext:value-type="float">
            <text:p>0.8269873261</text:p>
          </table:table-cell>
          <table:table-cell table:formula="of:=[.J405]-[.G403]" office:value-type="float" office:value="-0.00158226490000002" calcext:value-type="float">
            <text:p>-0.0015822649</text:p>
          </table:table-cell>
          <table:table-cell table:formula="of:=[.B403]-[.G403]" office:value-type="float" office:value="1.795025527475" calcext:value-type="float">
            <text:p>1.7950255275</text:p>
          </table:table-cell>
          <table:table-cell office:value-type="float" office:value="0.826987326145" calcext:value-type="float">
            <text:p>0.8269873261</text:p>
          </table:table-cell>
          <table:table-cell table:formula="of:=[.P405]-[.J403]" office:value-type="float" office:value="-0.00158226490000002" calcext:value-type="float">
            <text:p>-0.0015822649</text:p>
          </table:table-cell>
          <table:table-cell table:formula="of:=[.B403]-[.J403]" office:value-type="float" office:value="1.795025527475" calcext:value-type="float">
            <text:p>1.7950255275</text:p>
          </table:table-cell>
          <table:table-cell office:value-type="float" office:value="0.826987326145" calcext:value-type="float">
            <text:p>0.8269873261</text:p>
          </table:table-cell>
          <table:table-cell table:formula="of:=[.P405]-[.M403]" office:value-type="float" office:value="-0.00158226490000002" calcext:value-type="float">
            <text:p>-0.0015822649</text:p>
          </table:table-cell>
          <table:table-cell table:formula="of:=[.B403]-[.M403]" office:value-type="float" office:value="1.795025527475" calcext:value-type="float">
            <text:p>1.7950255275</text:p>
          </table:table-cell>
          <table:table-cell office:value-type="float" office:value="0.826987326145" calcext:value-type="float">
            <text:p>0.8269873261</text:p>
          </table:table-cell>
          <table:table-cell table:formula="of:=[.S405]-[.P403]" office:value-type="float" office:value="-0.00158226490000002" calcext:value-type="float">
            <text:p>-0.0015822649</text:p>
          </table:table-cell>
          <table:table-cell table:formula="of:=[.B403]-[.P403]" office:value-type="float" office:value="1.795025527475" calcext:value-type="float">
            <text:p>1.7950255275</text:p>
          </table:table-cell>
          <table:table-cell office:value-type="float" office:value="0.826987326145" calcext:value-type="float">
            <text:p>0.8269873261</text:p>
          </table:table-cell>
          <table:table-cell table:formula="of:=[.A403]-[.S403]" office:value-type="float" office:value="1.795025527475" calcext:value-type="float">
            <text:p>1.7950255275</text:p>
          </table:table-cell>
          <table:table-cell table:formula="of:=[.B403]-[.S403]" office:value-type="float" office:value="1.795025527475" calcext:value-type="float">
            <text:p>1.7950255275</text:p>
          </table:table-cell>
        </table:table-row>
        <table:table-row table:style-name="ro1">
          <table:table-cell table:number-columns-repeated="2" office:value-type="float" office:value="2.62251186371" calcext:value-type="float">
            <text:p>2.6225118637</text:p>
          </table:table-cell>
          <table:table-cell table:formula="of:=[.J406]-[.B404]" office:value-type="string" office:string-value="" calcext:value-type="error">
            <text:p>#VALUE!</text:p>
          </table:table-cell>
          <table:table-cell office:value-type="float" office:value="0.825185000896" calcext:value-type="float">
            <text:p>0.8251850009</text:p>
          </table:table-cell>
          <table:table-cell table:formula="of:=[.G406]-[.D404]" office:value-type="string" office:string-value="" calcext:value-type="error">
            <text:p>#VALUE!</text:p>
          </table:table-cell>
          <table:table-cell table:formula="of:=[.B404]-[.$D406]" office:value-type="string" office:string-value="" calcext:value-type="error">
            <text:p>#VALUE!</text:p>
          </table:table-cell>
          <table:table-cell office:value-type="float" office:value="0.825185000896" calcext:value-type="float">
            <text:p>0.8251850009</text:p>
          </table:table-cell>
          <table:table-cell table:formula="of:=[.J406]-[.G404]" office:value-type="string" office:string-value="" calcext:value-type="error">
            <text:p>#VALUE!</text:p>
          </table:table-cell>
          <table:table-cell table:formula="of:=[.B404]-[.G404]" office:value-type="float" office:value="1.797326862814" calcext:value-type="float">
            <text:p>1.7973268628</text:p>
          </table:table-cell>
          <table:table-cell office:value-type="float" office:value="0.825185000896" calcext:value-type="float">
            <text:p>0.8251850009</text:p>
          </table:table-cell>
          <table:table-cell table:formula="of:=[.P406]-[.J404]" office:value-type="string" office:string-value="" calcext:value-type="error">
            <text:p>#VALUE!</text:p>
          </table:table-cell>
          <table:table-cell table:formula="of:=[.B404]-[.J404]" office:value-type="float" office:value="1.797326862814" calcext:value-type="float">
            <text:p>1.7973268628</text:p>
          </table:table-cell>
          <table:table-cell office:value-type="float" office:value="0.827205061913" calcext:value-type="float">
            <text:p>0.8272050619</text:p>
          </table:table-cell>
          <table:table-cell table:formula="of:=[.P406]-[.M404]" office:value-type="string" office:string-value="" calcext:value-type="error">
            <text:p>#VALUE!</text:p>
          </table:table-cell>
          <table:table-cell table:formula="of:=[.B404]-[.M404]" office:value-type="float" office:value="1.795306801797" calcext:value-type="float">
            <text:p>1.7953068018</text:p>
          </table:table-cell>
          <table:table-cell office:value-type="float" office:value="0.825185000896" calcext:value-type="float">
            <text:p>0.8251850009</text:p>
          </table:table-cell>
          <table:table-cell table:formula="of:=[.S406]-[.P404]" office:value-type="string" office:string-value="" calcext:value-type="error">
            <text:p>#VALUE!</text:p>
          </table:table-cell>
          <table:table-cell table:formula="of:=[.B404]-[.P404]" office:value-type="float" office:value="1.797326862814" calcext:value-type="float">
            <text:p>1.7973268628</text:p>
          </table:table-cell>
          <table:table-cell office:value-type="float" office:value="0.825185000896" calcext:value-type="float">
            <text:p>0.8251850009</text:p>
          </table:table-cell>
          <table:table-cell table:formula="of:=[.A404]-[.S404]" office:value-type="float" office:value="1.797326862814" calcext:value-type="float">
            <text:p>1.7973268628</text:p>
          </table:table-cell>
          <table:table-cell table:formula="of:=[.B404]-[.S404]" office:value-type="float" office:value="1.797326862814" calcext:value-type="float">
            <text:p>1.7973268628</text:p>
          </table:table-cell>
        </table:table-row>
        <table:table-row table:style-name="ro1">
          <table:table-cell table:number-columns-repeated="2" office:value-type="float" office:value="2.62302041054" calcext:value-type="float">
            <text:p>2.6230204105</text:p>
          </table:table-cell>
          <table:table-cell table:formula="of:=[.J407]-[.B405]" office:value-type="float" office:value="-1.797392368319" calcext:value-type="float">
            <text:p>-1.7973923683</text:p>
          </table:table-cell>
          <table:table-cell office:value-type="float" office:value="0.827425658703" calcext:value-type="float">
            <text:p>0.8274256587</text:p>
          </table:table-cell>
          <table:table-cell table:formula="of:=[.G407]-[.D405]" office:value-type="float" office:value="0.000223517417999974" calcext:value-type="float">
            <text:p>0.0002235174</text:p>
          </table:table-cell>
          <table:table-cell table:formula="of:=[.B405]-[.$D407]" office:value-type="float" office:value="1.795371234419" calcext:value-type="float">
            <text:p>1.7953712344</text:p>
          </table:table-cell>
          <table:table-cell office:value-type="float" office:value="0.825405061245" calcext:value-type="float">
            <text:p>0.8254050612</text:p>
          </table:table-cell>
          <table:table-cell table:formula="of:=[.J407]-[.G405]" office:value-type="float" office:value="0.000222980975999931" calcext:value-type="float">
            <text:p>0.000222981</text:p>
          </table:table-cell>
          <table:table-cell table:formula="of:=[.B405]-[.G405]" office:value-type="float" office:value="1.797615349295" calcext:value-type="float">
            <text:p>1.7976153493</text:p>
          </table:table-cell>
          <table:table-cell office:value-type="float" office:value="0.825405061245" calcext:value-type="float">
            <text:p>0.8254050612</text:p>
          </table:table-cell>
          <table:table-cell table:formula="of:=[.P407]-[.J405]" office:value-type="float" office:value="0.00224411487599996" calcext:value-type="float">
            <text:p>0.0022441149</text:p>
          </table:table-cell>
          <table:table-cell table:formula="of:=[.B405]-[.J405]" office:value-type="float" office:value="1.797615349295" calcext:value-type="float">
            <text:p>1.7976153493</text:p>
          </table:table-cell>
          <table:table-cell office:value-type="float" office:value="0.825405061245" calcext:value-type="float">
            <text:p>0.8254050612</text:p>
          </table:table-cell>
          <table:table-cell table:formula="of:=[.P407]-[.M405]" office:value-type="float" office:value="0.00224411487599996" calcext:value-type="float">
            <text:p>0.0022441149</text:p>
          </table:table-cell>
          <table:table-cell table:formula="of:=[.B405]-[.M405]" office:value-type="float" office:value="1.797615349295" calcext:value-type="float">
            <text:p>1.7976153493</text:p>
          </table:table-cell>
          <table:table-cell office:value-type="float" office:value="0.825405061245" calcext:value-type="float">
            <text:p>0.8254050612</text:p>
          </table:table-cell>
          <table:table-cell table:formula="of:=[.S407]-[.P405]" office:value-type="float" office:value="0.00224411487599996" calcext:value-type="float">
            <text:p>0.0022441149</text:p>
          </table:table-cell>
          <table:table-cell table:formula="of:=[.B405]-[.P405]" office:value-type="float" office:value="1.797615349295" calcext:value-type="float">
            <text:p>1.7976153493</text:p>
          </table:table-cell>
          <table:table-cell office:value-type="float" office:value="0.825405061245" calcext:value-type="float">
            <text:p>0.8254050612</text:p>
          </table:table-cell>
          <table:table-cell table:formula="of:=[.A405]-[.S405]" office:value-type="float" office:value="1.797615349295" calcext:value-type="float">
            <text:p>1.7976153493</text:p>
          </table:table-cell>
          <table:table-cell table:formula="of:=[.B405]-[.S405]" office:value-type="float" office:value="1.797615349295" calcext:value-type="float">
            <text:p>1.7976153493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408]-[.B40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408]-[.D406]" office:value-type="string" office:string-value="" calcext:value-type="error">
            <text:p>#VALUE!</text:p>
          </table:table-cell>
          <table:table-cell table:formula="of:=[.B406]-[.$D40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408]-[.G406]" office:value-type="string" office:string-value="" calcext:value-type="error">
            <text:p>#VALUE!</text:p>
          </table:table-cell>
          <table:table-cell table:formula="of:=[.B406]-[.G40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08]-[.J406]" office:value-type="string" office:string-value="" calcext:value-type="error">
            <text:p>#VALUE!</text:p>
          </table:table-cell>
          <table:table-cell table:formula="of:=[.B406]-[.J40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08]-[.M406]" office:value-type="string" office:string-value="" calcext:value-type="error">
            <text:p>#VALUE!</text:p>
          </table:table-cell>
          <table:table-cell table:formula="of:=[.B406]-[.M40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08]-[.P406]" office:value-type="string" office:string-value="" calcext:value-type="error">
            <text:p>#VALUE!</text:p>
          </table:table-cell>
          <table:table-cell table:formula="of:=[.B406]-[.P406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06]-[.S406]" office:value-type="string" office:string-value="" calcext:value-type="error">
            <text:p>#VALUE!</text:p>
          </table:table-cell>
          <table:table-cell table:formula="of:=[.B406]-[.S40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2353825569" calcext:value-type="float">
            <text:p>2.6235382557</text:p>
          </table:table-cell>
          <table:table-cell table:formula="of:=[.J409]-[.B407]" office:value-type="float" office:value="-1.795433461665" calcext:value-type="float">
            <text:p>-1.7954334617</text:p>
          </table:table-cell>
          <table:table-cell office:value-type="float" office:value="0.827649176121" calcext:value-type="float">
            <text:p>0.8276491761</text:p>
          </table:table-cell>
          <table:table-cell table:formula="of:=[.G409]-[.D407]" office:value-type="float" office:value="0.000455617904000061" calcext:value-type="float">
            <text:p>0.0004556179</text:p>
          </table:table-cell>
          <table:table-cell table:formula="of:=[.B407]-[.$D409]" office:value-type="float" office:value="1.795433461665" calcext:value-type="float">
            <text:p>1.7954334617</text:p>
          </table:table-cell>
          <table:table-cell office:value-type="float" office:value="0.827649176121" calcext:value-type="float">
            <text:p>0.8276491761</text:p>
          </table:table-cell>
          <table:table-cell table:formula="of:=[.J409]-[.G407]" office:value-type="float" office:value="0.000455617904000061" calcext:value-type="float">
            <text:p>0.0004556179</text:p>
          </table:table-cell>
          <table:table-cell table:formula="of:=[.B407]-[.G407]" office:value-type="float" office:value="1.795889079569" calcext:value-type="float">
            <text:p>1.7958890796</text:p>
          </table:table-cell>
          <table:table-cell office:value-type="float" office:value="0.825628042221" calcext:value-type="float">
            <text:p>0.8256280422</text:p>
          </table:table-cell>
          <table:table-cell table:formula="of:=[.P409]-[.J407]" office:value-type="float" office:value="0.00247675180400009" calcext:value-type="float">
            <text:p>0.0024767518</text:p>
          </table:table-cell>
          <table:table-cell table:formula="of:=[.B407]-[.J407]" office:value-type="float" office:value="1.797910213469" calcext:value-type="float">
            <text:p>1.7979102135</text:p>
          </table:table-cell>
          <table:table-cell office:value-type="float" office:value="0.827649176121" calcext:value-type="float">
            <text:p>0.8276491761</text:p>
          </table:table-cell>
          <table:table-cell table:formula="of:=[.P409]-[.M407]" office:value-type="float" office:value="0.000455617904000061" calcext:value-type="float">
            <text:p>0.0004556179</text:p>
          </table:table-cell>
          <table:table-cell table:formula="of:=[.B407]-[.M407]" office:value-type="float" office:value="1.795889079569" calcext:value-type="float">
            <text:p>1.7958890796</text:p>
          </table:table-cell>
          <table:table-cell office:value-type="float" office:value="0.827649176121" calcext:value-type="float">
            <text:p>0.8276491761</text:p>
          </table:table-cell>
          <table:table-cell table:formula="of:=[.S409]-[.P407]" office:value-type="float" office:value="0.000455617904000061" calcext:value-type="float">
            <text:p>0.0004556179</text:p>
          </table:table-cell>
          <table:table-cell table:formula="of:=[.B407]-[.P407]" office:value-type="float" office:value="1.795889079569" calcext:value-type="float">
            <text:p>1.7958890796</text:p>
          </table:table-cell>
          <table:table-cell office:value-type="float" office:value="0.827649176121" calcext:value-type="float">
            <text:p>0.8276491761</text:p>
          </table:table-cell>
          <table:table-cell table:formula="of:=[.A407]-[.S407]" office:value-type="float" office:value="1.795889079569" calcext:value-type="float">
            <text:p>1.7958890796</text:p>
          </table:table-cell>
          <table:table-cell table:formula="of:=[.B407]-[.S407]" office:value-type="float" office:value="1.795889079569" calcext:value-type="float">
            <text:p>1.7958890796</text:p>
          </table:table-cell>
        </table:table-row>
        <table:table-row table:style-name="ro1">
          <table:table-cell table:number-columns-repeated="2" office:value-type="float" office:value="2.62406516075" calcext:value-type="float">
            <text:p>2.6240651608</text:p>
          </table:table-cell>
          <table:table-cell table:formula="of:=[.J410]-[.B408]" office:value-type="float" office:value="-1.795728206633" calcext:value-type="float">
            <text:p>-1.7957282066</text:p>
          </table:table-cell>
          <table:table-cell office:value-type="float" office:value="0.827875554562" calcext:value-type="float">
            <text:p>0.8278755546</text:p>
          </table:table-cell>
          <table:table-cell table:formula="of:=[.G410]-[.D408]" office:value-type="float" office:value="0.000461399555000019" calcext:value-type="float">
            <text:p>0.0004613996</text:p>
          </table:table-cell>
          <table:table-cell table:formula="of:=[.B408]-[.$D410]" office:value-type="float" office:value="1.795728206633" calcext:value-type="float">
            <text:p>1.7957282066</text:p>
          </table:table-cell>
          <table:table-cell office:value-type="float" office:value="0.827875554562" calcext:value-type="float">
            <text:p>0.8278755546</text:p>
          </table:table-cell>
          <table:table-cell table:formula="of:=[.J410]-[.G408]" office:value-type="float" office:value="0.000461399555000019" calcext:value-type="float">
            <text:p>0.0004613996</text:p>
          </table:table-cell>
          <table:table-cell table:formula="of:=[.B408]-[.G408]" office:value-type="float" office:value="1.796189606188" calcext:value-type="float">
            <text:p>1.7961896062</text:p>
          </table:table-cell>
          <table:table-cell office:value-type="float" office:value="0.825853824615" calcext:value-type="float">
            <text:p>0.8258538246</text:p>
          </table:table-cell>
          <table:table-cell table:formula="of:=[.P410]-[.J408]" office:value-type="float" office:value="0.00248312950200003" calcext:value-type="float">
            <text:p>0.0024831295</text:p>
          </table:table-cell>
          <table:table-cell table:formula="of:=[.B408]-[.J408]" office:value-type="float" office:value="1.798211336135" calcext:value-type="float">
            <text:p>1.7982113361</text:p>
          </table:table-cell>
          <table:table-cell office:value-type="float" office:value="0.827875554562" calcext:value-type="float">
            <text:p>0.8278755546</text:p>
          </table:table-cell>
          <table:table-cell table:formula="of:=[.P410]-[.M408]" office:value-type="float" office:value="0.000461399555000019" calcext:value-type="float">
            <text:p>0.0004613996</text:p>
          </table:table-cell>
          <table:table-cell table:formula="of:=[.B408]-[.M408]" office:value-type="float" office:value="1.796189606188" calcext:value-type="float">
            <text:p>1.7961896062</text:p>
          </table:table-cell>
          <table:table-cell office:value-type="float" office:value="0.827875554562" calcext:value-type="float">
            <text:p>0.8278755546</text:p>
          </table:table-cell>
          <table:table-cell table:formula="of:=[.S410]-[.P408]" office:value-type="float" office:value="0.000461399555000019" calcext:value-type="float">
            <text:p>0.0004613996</text:p>
          </table:table-cell>
          <table:table-cell table:formula="of:=[.B408]-[.P408]" office:value-type="float" office:value="1.796189606188" calcext:value-type="float">
            <text:p>1.7961896062</text:p>
          </table:table-cell>
          <table:table-cell office:value-type="float" office:value="0.827875554562" calcext:value-type="float">
            <text:p>0.8278755546</text:p>
          </table:table-cell>
          <table:table-cell table:formula="of:=[.A408]-[.S408]" office:value-type="float" office:value="1.796189606188" calcext:value-type="float">
            <text:p>1.7961896062</text:p>
          </table:table-cell>
          <table:table-cell table:formula="of:=[.B408]-[.S408]" office:value-type="float" office:value="1.796189606188" calcext:value-type="float">
            <text:p>1.7961896062</text:p>
          </table:table-cell>
        </table:table-row>
        <table:table-row table:style-name="ro1">
          <table:table-cell table:number-columns-repeated="2" office:value-type="float" office:value="2.62460160255" calcext:value-type="float">
            <text:p>2.6246016026</text:p>
          </table:table-cell>
          <table:table-cell table:formula="of:=[.J411]-[.B409]" office:value-type="float" office:value="-1.796029686923" calcext:value-type="float">
            <text:p>-1.7960296869</text:p>
          </table:table-cell>
          <table:table-cell office:value-type="float" office:value="0.828104794025" calcext:value-type="float">
            <text:p>0.828104794</text:p>
          </table:table-cell>
          <table:table-cell table:formula="of:=[.G411]-[.D409]" office:value-type="float" office:value="0.000467121601999909" calcext:value-type="float">
            <text:p>0.0004671216</text:p>
          </table:table-cell>
          <table:table-cell table:formula="of:=[.B409]-[.$D411]" office:value-type="float" office:value="1.796029686923" calcext:value-type="float">
            <text:p>1.7960296869</text:p>
          </table:table-cell>
          <table:table-cell office:value-type="float" office:value="0.828104794025" calcext:value-type="float">
            <text:p>0.828104794</text:p>
          </table:table-cell>
          <table:table-cell table:formula="of:=[.J411]-[.G409]" office:value-type="float" office:value="0.000467121601999909" calcext:value-type="float">
            <text:p>0.0004671216</text:p>
          </table:table-cell>
          <table:table-cell table:formula="of:=[.B409]-[.G409]" office:value-type="float" office:value="1.796496808525" calcext:value-type="float">
            <text:p>1.7964968085</text:p>
          </table:table-cell>
          <table:table-cell office:value-type="float" office:value="0.828104794025" calcext:value-type="float">
            <text:p>0.828104794</text:p>
          </table:table-cell>
          <table:table-cell table:formula="of:=[.P411]-[.J409]" office:value-type="float" office:value="0.000467121601999909" calcext:value-type="float">
            <text:p>0.0004671216</text:p>
          </table:table-cell>
          <table:table-cell table:formula="of:=[.B409]-[.J409]" office:value-type="float" office:value="1.796496808525" calcext:value-type="float">
            <text:p>1.7964968085</text:p>
          </table:table-cell>
          <table:table-cell office:value-type="float" office:value="0.828104794025" calcext:value-type="float">
            <text:p>0.828104794</text:p>
          </table:table-cell>
          <table:table-cell table:formula="of:=[.P411]-[.M409]" office:value-type="float" office:value="0.000467121601999909" calcext:value-type="float">
            <text:p>0.0004671216</text:p>
          </table:table-cell>
          <table:table-cell table:formula="of:=[.B409]-[.M409]" office:value-type="float" office:value="1.796496808525" calcext:value-type="float">
            <text:p>1.7964968085</text:p>
          </table:table-cell>
          <table:table-cell office:value-type="float" office:value="0.828104794025" calcext:value-type="float">
            <text:p>0.828104794</text:p>
          </table:table-cell>
          <table:table-cell table:formula="of:=[.S411]-[.P409]" office:value-type="float" office:value="0.000467121601999909" calcext:value-type="float">
            <text:p>0.0004671216</text:p>
          </table:table-cell>
          <table:table-cell table:formula="of:=[.B409]-[.P409]" office:value-type="float" office:value="1.796496808525" calcext:value-type="float">
            <text:p>1.7964968085</text:p>
          </table:table-cell>
          <table:table-cell office:value-type="float" office:value="0.828104794025" calcext:value-type="float">
            <text:p>0.828104794</text:p>
          </table:table-cell>
          <table:table-cell table:formula="of:=[.A409]-[.S409]" office:value-type="float" office:value="1.796496808525" calcext:value-type="float">
            <text:p>1.7964968085</text:p>
          </table:table-cell>
          <table:table-cell table:formula="of:=[.B409]-[.S409]" office:value-type="float" office:value="1.796496808525" calcext:value-type="float">
            <text:p>1.7964968085</text:p>
          </table:table-cell>
        </table:table-row>
        <table:table-row table:style-name="ro1">
          <table:table-cell table:number-columns-repeated="2" office:value-type="float" office:value="2.62514734268" calcext:value-type="float">
            <text:p>2.6251473427</text:p>
          </table:table-cell>
          <table:table-cell table:formula="of:=[.J412]-[.B410]" office:value-type="float" office:value="-1.796337544916" calcext:value-type="float">
            <text:p>-1.7963375449</text:p>
          </table:table-cell>
          <table:table-cell office:value-type="float" office:value="0.828336954117" calcext:value-type="float">
            <text:p>0.8283369541</text:p>
          </table:table-cell>
          <table:table-cell table:formula="of:=[.G412]-[.D410]" office:value-type="float" office:value="0.000472843646999954" calcext:value-type="float">
            <text:p>0.0004728436</text:p>
          </table:table-cell>
          <table:table-cell table:formula="of:=[.B410]-[.$D412]" office:value-type="float" office:value="1.796337544916" calcext:value-type="float">
            <text:p>1.7963375449</text:p>
          </table:table-cell>
          <table:table-cell office:value-type="float" office:value="0.828336954117" calcext:value-type="float">
            <text:p>0.8283369541</text:p>
          </table:table-cell>
          <table:table-cell table:formula="of:=[.J412]-[.G410]" office:value-type="float" office:value="0.000472843646999954" calcext:value-type="float">
            <text:p>0.0004728436</text:p>
          </table:table-cell>
          <table:table-cell table:formula="of:=[.B410]-[.G410]" office:value-type="float" office:value="1.796810388563" calcext:value-type="float">
            <text:p>1.7968103886</text:p>
          </table:table-cell>
          <table:table-cell office:value-type="float" office:value="0.828336954117" calcext:value-type="float">
            <text:p>0.8283369541</text:p>
          </table:table-cell>
          <table:table-cell table:formula="of:=[.P412]-[.J410]" office:value-type="float" office:value="0.000472843646999954" calcext:value-type="float">
            <text:p>0.0004728436</text:p>
          </table:table-cell>
          <table:table-cell table:formula="of:=[.B410]-[.J410]" office:value-type="float" office:value="1.796810388563" calcext:value-type="float">
            <text:p>1.7968103886</text:p>
          </table:table-cell>
          <table:table-cell office:value-type="float" office:value="0.828336954117" calcext:value-type="float">
            <text:p>0.8283369541</text:p>
          </table:table-cell>
          <table:table-cell table:formula="of:=[.P412]-[.M410]" office:value-type="float" office:value="0.000472843646999954" calcext:value-type="float">
            <text:p>0.0004728436</text:p>
          </table:table-cell>
          <table:table-cell table:formula="of:=[.B410]-[.M410]" office:value-type="float" office:value="1.796810388563" calcext:value-type="float">
            <text:p>1.7968103886</text:p>
          </table:table-cell>
          <table:table-cell office:value-type="float" office:value="0.828336954117" calcext:value-type="float">
            <text:p>0.8283369541</text:p>
          </table:table-cell>
          <table:table-cell table:formula="of:=[.S412]-[.P410]" office:value-type="float" office:value="0.000472843646999954" calcext:value-type="float">
            <text:p>0.0004728436</text:p>
          </table:table-cell>
          <table:table-cell table:formula="of:=[.B410]-[.P410]" office:value-type="float" office:value="1.796810388563" calcext:value-type="float">
            <text:p>1.7968103886</text:p>
          </table:table-cell>
          <table:table-cell office:value-type="float" office:value="0.828336954117" calcext:value-type="float">
            <text:p>0.8283369541</text:p>
          </table:table-cell>
          <table:table-cell table:formula="of:=[.A410]-[.S410]" office:value-type="float" office:value="1.796810388563" calcext:value-type="float">
            <text:p>1.7968103886</text:p>
          </table:table-cell>
          <table:table-cell table:formula="of:=[.B410]-[.S410]" office:value-type="float" office:value="1.796810388563" calcext:value-type="float">
            <text:p>1.7968103886</text:p>
          </table:table-cell>
        </table:table-row>
        <table:table-row table:style-name="ro1">
          <table:table-cell office:value-type="float" office:value="2.64583039284" calcext:value-type="float">
            <text:p>2.6458303928</text:p>
          </table:table-cell>
          <table:table-cell office:value-type="float" office:value="2.62570238113" calcext:value-type="float">
            <text:p>2.6257023811</text:p>
          </table:table-cell>
          <table:table-cell table:formula="of:=[.J413]-[.B411]" office:value-type="float" office:value="-1.796651840206" calcext:value-type="float">
            <text:p>-1.7966518402</text:p>
          </table:table-cell>
          <table:table-cell office:value-type="float" office:value="0.828571915627" calcext:value-type="float">
            <text:p>0.8285719156</text:p>
          </table:table-cell>
          <table:table-cell table:formula="of:=[.G413]-[.D411]" office:value-type="float" office:value="0.000478625297000046" calcext:value-type="float">
            <text:p>0.0004786253</text:p>
          </table:table-cell>
          <table:table-cell table:formula="of:=[.B411]-[.$D413]" office:value-type="float" office:value="1.796651840206" calcext:value-type="float">
            <text:p>1.7966518402</text:p>
          </table:table-cell>
          <table:table-cell office:value-type="float" office:value="0.828571915627" calcext:value-type="float">
            <text:p>0.8285719156</text:p>
          </table:table-cell>
          <table:table-cell table:formula="of:=[.J413]-[.G411]" office:value-type="float" office:value="0.000478625297000046" calcext:value-type="float">
            <text:p>0.0004786253</text:p>
          </table:table-cell>
          <table:table-cell table:formula="of:=[.B411]-[.G411]" office:value-type="float" office:value="1.797130465503" calcext:value-type="float">
            <text:p>1.7971304655</text:p>
          </table:table-cell>
          <table:table-cell office:value-type="float" office:value="0.828571915627" calcext:value-type="float">
            <text:p>0.8285719156</text:p>
          </table:table-cell>
          <table:table-cell table:formula="of:=[.P413]-[.J411]" office:value-type="float" office:value="0.000478625297000046" calcext:value-type="float">
            <text:p>0.0004786253</text:p>
          </table:table-cell>
          <table:table-cell table:formula="of:=[.B411]-[.J411]" office:value-type="float" office:value="1.797130465503" calcext:value-type="float">
            <text:p>1.7971304655</text:p>
          </table:table-cell>
          <table:table-cell office:value-type="float" office:value="0.828571915627" calcext:value-type="float">
            <text:p>0.8285719156</text:p>
          </table:table-cell>
          <table:table-cell table:formula="of:=[.P413]-[.M411]" office:value-type="float" office:value="0.000478625297000046" calcext:value-type="float">
            <text:p>0.0004786253</text:p>
          </table:table-cell>
          <table:table-cell table:formula="of:=[.B411]-[.M411]" office:value-type="float" office:value="1.797130465503" calcext:value-type="float">
            <text:p>1.7971304655</text:p>
          </table:table-cell>
          <table:table-cell office:value-type="float" office:value="0.828571915627" calcext:value-type="float">
            <text:p>0.8285719156</text:p>
          </table:table-cell>
          <table:table-cell table:formula="of:=[.S413]-[.P411]" office:value-type="float" office:value="0.000478625297000046" calcext:value-type="float">
            <text:p>0.0004786253</text:p>
          </table:table-cell>
          <table:table-cell table:formula="of:=[.B411]-[.P411]" office:value-type="float" office:value="1.797130465503" calcext:value-type="float">
            <text:p>1.7971304655</text:p>
          </table:table-cell>
          <table:table-cell office:value-type="float" office:value="0.828571915627" calcext:value-type="float">
            <text:p>0.8285719156</text:p>
          </table:table-cell>
          <table:table-cell table:formula="of:=[.A411]-[.S411]" office:value-type="float" office:value="1.817258477213" calcext:value-type="float">
            <text:p>1.8172584772</text:p>
          </table:table-cell>
          <table:table-cell table:formula="of:=[.B411]-[.S411]" office:value-type="float" office:value="1.797130465503" calcext:value-type="float">
            <text:p>1.7971304655</text:p>
          </table:table-cell>
        </table:table-row>
        <table:table-row table:style-name="ro1">
          <table:table-cell table:number-columns-repeated="2" office:value-type="float" office:value="2.62626647949" calcext:value-type="float">
            <text:p>2.6262664795</text:p>
          </table:table-cell>
          <table:table-cell table:formula="of:=[.J414]-[.B412]" office:value-type="float" office:value="-1.796972334383" calcext:value-type="float">
            <text:p>-1.7969723344</text:p>
          </table:table-cell>
          <table:table-cell office:value-type="float" office:value="0.828809797764" calcext:value-type="float">
            <text:p>0.8288097978</text:p>
          </table:table-cell>
          <table:table-cell table:formula="of:=[.G414]-[.D412]" office:value-type="float" office:value="0.000484347342999958" calcext:value-type="float">
            <text:p>0.0004843473</text:p>
          </table:table-cell>
          <table:table-cell table:formula="of:=[.B412]-[.$D414]" office:value-type="float" office:value="1.796972334383" calcext:value-type="float">
            <text:p>1.7969723344</text:p>
          </table:table-cell>
          <table:table-cell office:value-type="float" office:value="0.828809797764" calcext:value-type="float">
            <text:p>0.8288097978</text:p>
          </table:table-cell>
          <table:table-cell table:formula="of:=[.J414]-[.G412]" office:value-type="float" office:value="0.000484347342999958" calcext:value-type="float">
            <text:p>0.0004843473</text:p>
          </table:table-cell>
          <table:table-cell table:formula="of:=[.B412]-[.G412]" office:value-type="float" office:value="1.797456681726" calcext:value-type="float">
            <text:p>1.7974566817</text:p>
          </table:table-cell>
          <table:table-cell office:value-type="float" office:value="0.828809797764" calcext:value-type="float">
            <text:p>0.8288097978</text:p>
          </table:table-cell>
          <table:table-cell table:formula="of:=[.P414]-[.J412]" office:value-type="float" office:value="0.000484347342999958" calcext:value-type="float">
            <text:p>0.0004843473</text:p>
          </table:table-cell>
          <table:table-cell table:formula="of:=[.B412]-[.J412]" office:value-type="float" office:value="1.797456681726" calcext:value-type="float">
            <text:p>1.7974566817</text:p>
          </table:table-cell>
          <table:table-cell office:value-type="float" office:value="0.828809797764" calcext:value-type="float">
            <text:p>0.8288097978</text:p>
          </table:table-cell>
          <table:table-cell table:formula="of:=[.P414]-[.M412]" office:value-type="float" office:value="0.000484347342999958" calcext:value-type="float">
            <text:p>0.0004843473</text:p>
          </table:table-cell>
          <table:table-cell table:formula="of:=[.B412]-[.M412]" office:value-type="float" office:value="1.797456681726" calcext:value-type="float">
            <text:p>1.7974566817</text:p>
          </table:table-cell>
          <table:table-cell office:value-type="float" office:value="0.828809797764" calcext:value-type="float">
            <text:p>0.8288097978</text:p>
          </table:table-cell>
          <table:table-cell table:formula="of:=[.S414]-[.P412]" office:value-type="float" office:value="0.000484347342999958" calcext:value-type="float">
            <text:p>0.0004843473</text:p>
          </table:table-cell>
          <table:table-cell table:formula="of:=[.B412]-[.P412]" office:value-type="float" office:value="1.797456681726" calcext:value-type="float">
            <text:p>1.7974566817</text:p>
          </table:table-cell>
          <table:table-cell office:value-type="float" office:value="0.828809797764" calcext:value-type="float">
            <text:p>0.8288097978</text:p>
          </table:table-cell>
          <table:table-cell table:formula="of:=[.A412]-[.S412]" office:value-type="float" office:value="1.797456681726" calcext:value-type="float">
            <text:p>1.7974566817</text:p>
          </table:table-cell>
          <table:table-cell table:formula="of:=[.B412]-[.S412]" office:value-type="float" office:value="1.797456681726" calcext:value-type="float">
            <text:p>1.7974566817</text:p>
          </table:table-cell>
        </table:table-row>
        <table:table-row table:style-name="ro1">
          <table:table-cell table:number-columns-repeated="2" office:value-type="float" office:value="2.62684011459" calcext:value-type="float">
            <text:p>2.6268401146</text:p>
          </table:table-cell>
          <table:table-cell table:formula="of:=[.J415]-[.B413]" office:value-type="float" office:value="-1.797299504277" calcext:value-type="float">
            <text:p>-1.7972995043</text:p>
          </table:table-cell>
          <table:table-cell office:value-type="float" office:value="0.829050540924" calcext:value-type="float">
            <text:p>0.8290505409</text:p>
          </table:table-cell>
          <table:table-cell table:formula="of:=[.G415]-[.D413]" office:value-type="float" office:value="0.000490069388999981" calcext:value-type="float">
            <text:p>0.0004900694</text:p>
          </table:table-cell>
          <table:table-cell table:formula="of:=[.B413]-[.$D415]" office:value-type="float" office:value="1.797299504277" calcext:value-type="float">
            <text:p>1.7972995043</text:p>
          </table:table-cell>
          <table:table-cell office:value-type="float" office:value="0.829050540924" calcext:value-type="float">
            <text:p>0.8290505409</text:p>
          </table:table-cell>
          <table:table-cell table:formula="of:=[.J415]-[.G413]" office:value-type="float" office:value="0.000490069388999981" calcext:value-type="float">
            <text:p>0.0004900694</text:p>
          </table:table-cell>
          <table:table-cell table:formula="of:=[.B413]-[.G413]" office:value-type="float" office:value="1.797789573666" calcext:value-type="float">
            <text:p>1.7977895737</text:p>
          </table:table-cell>
          <table:table-cell office:value-type="float" office:value="0.829050540924" calcext:value-type="float">
            <text:p>0.8290505409</text:p>
          </table:table-cell>
          <table:table-cell table:formula="of:=[.P415]-[.J413]" office:value-type="float" office:value="0.000490069388999981" calcext:value-type="float">
            <text:p>0.0004900694</text:p>
          </table:table-cell>
          <table:table-cell table:formula="of:=[.B413]-[.J413]" office:value-type="float" office:value="1.797789573666" calcext:value-type="float">
            <text:p>1.7977895737</text:p>
          </table:table-cell>
          <table:table-cell office:value-type="float" office:value="0.829050540924" calcext:value-type="float">
            <text:p>0.8290505409</text:p>
          </table:table-cell>
          <table:table-cell table:formula="of:=[.P415]-[.M413]" office:value-type="float" office:value="0.000490069388999981" calcext:value-type="float">
            <text:p>0.0004900694</text:p>
          </table:table-cell>
          <table:table-cell table:formula="of:=[.B413]-[.M413]" office:value-type="float" office:value="1.797789573666" calcext:value-type="float">
            <text:p>1.7977895737</text:p>
          </table:table-cell>
          <table:table-cell office:value-type="float" office:value="0.829050540924" calcext:value-type="float">
            <text:p>0.8290505409</text:p>
          </table:table-cell>
          <table:table-cell table:formula="of:=[.S415]-[.P413]" office:value-type="float" office:value="0.000490069388999981" calcext:value-type="float">
            <text:p>0.0004900694</text:p>
          </table:table-cell>
          <table:table-cell table:formula="of:=[.B413]-[.P413]" office:value-type="float" office:value="1.797789573666" calcext:value-type="float">
            <text:p>1.7977895737</text:p>
          </table:table-cell>
          <table:table-cell office:value-type="float" office:value="0.829050540924" calcext:value-type="float">
            <text:p>0.8290505409</text:p>
          </table:table-cell>
          <table:table-cell table:formula="of:=[.A413]-[.S413]" office:value-type="float" office:value="1.797789573666" calcext:value-type="float">
            <text:p>1.7977895737</text:p>
          </table:table-cell>
          <table:table-cell table:formula="of:=[.B413]-[.S413]" office:value-type="float" office:value="1.797789573666" calcext:value-type="float">
            <text:p>1.7977895737</text:p>
          </table:table-cell>
        </table:table-row>
        <table:table-row table:style-name="ro1">
          <table:table-cell table:number-columns-repeated="2" office:value-type="float" office:value="2.62742304802" calcext:value-type="float">
            <text:p>2.627423048</text:p>
          </table:table-cell>
          <table:table-cell table:formula="of:=[.J416]-[.B414]" office:value-type="float" office:value="-1.797633111477" calcext:value-type="float">
            <text:p>-1.7976331115</text:p>
          </table:table-cell>
          <table:table-cell office:value-type="float" office:value="0.829294145107" calcext:value-type="float">
            <text:p>0.8292941451</text:p>
          </table:table-cell>
          <table:table-cell table:formula="of:=[.G416]-[.D414]" office:value-type="float" office:value="0.000495791435999982" calcext:value-type="float">
            <text:p>0.0004957914</text:p>
          </table:table-cell>
          <table:table-cell table:formula="of:=[.B414]-[.$D416]" office:value-type="float" office:value="1.797633111477" calcext:value-type="float">
            <text:p>1.7976331115</text:p>
          </table:table-cell>
          <table:table-cell office:value-type="float" office:value="0.829294145107" calcext:value-type="float">
            <text:p>0.8292941451</text:p>
          </table:table-cell>
          <table:table-cell table:formula="of:=[.J416]-[.G414]" office:value-type="float" office:value="0.000495791435999982" calcext:value-type="float">
            <text:p>0.0004957914</text:p>
          </table:table-cell>
          <table:table-cell table:formula="of:=[.B414]-[.G414]" office:value-type="float" office:value="1.798128902913" calcext:value-type="float">
            <text:p>1.7981289029</text:p>
          </table:table-cell>
          <table:table-cell office:value-type="float" office:value="0.829294145107" calcext:value-type="float">
            <text:p>0.8292941451</text:p>
          </table:table-cell>
          <table:table-cell table:formula="of:=[.P416]-[.J414]" office:value-type="float" office:value="0.000495791435999982" calcext:value-type="float">
            <text:p>0.0004957914</text:p>
          </table:table-cell>
          <table:table-cell table:formula="of:=[.B414]-[.J414]" office:value-type="float" office:value="1.798128902913" calcext:value-type="float">
            <text:p>1.7981289029</text:p>
          </table:table-cell>
          <table:table-cell office:value-type="float" office:value="0.829294145107" calcext:value-type="float">
            <text:p>0.8292941451</text:p>
          </table:table-cell>
          <table:table-cell table:formula="of:=[.P416]-[.M414]" office:value-type="float" office:value="0.000495791435999982" calcext:value-type="float">
            <text:p>0.0004957914</text:p>
          </table:table-cell>
          <table:table-cell table:formula="of:=[.B414]-[.M414]" office:value-type="float" office:value="1.798128902913" calcext:value-type="float">
            <text:p>1.7981289029</text:p>
          </table:table-cell>
          <table:table-cell office:value-type="float" office:value="0.829294145107" calcext:value-type="float">
            <text:p>0.8292941451</text:p>
          </table:table-cell>
          <table:table-cell table:formula="of:=[.S416]-[.P414]" office:value-type="float" office:value="0.000495791435999982" calcext:value-type="float">
            <text:p>0.0004957914</text:p>
          </table:table-cell>
          <table:table-cell table:formula="of:=[.B414]-[.P414]" office:value-type="float" office:value="1.798128902913" calcext:value-type="float">
            <text:p>1.7981289029</text:p>
          </table:table-cell>
          <table:table-cell office:value-type="float" office:value="0.829294145107" calcext:value-type="float">
            <text:p>0.8292941451</text:p>
          </table:table-cell>
          <table:table-cell table:formula="of:=[.A414]-[.S414]" office:value-type="float" office:value="1.798128902913" calcext:value-type="float">
            <text:p>1.7981289029</text:p>
          </table:table-cell>
          <table:table-cell table:formula="of:=[.B414]-[.S414]" office:value-type="float" office:value="1.798128902913" calcext:value-type="float">
            <text:p>1.7981289029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417]-[.B415]" office:value-type="string" office:string-value="" calcext:value-type="error">
            <text:p>#VALUE!</text:p>
          </table:table-cell>
          <table:table-cell office:value-type="float" office:value="0.829540610313" calcext:value-type="float">
            <text:p>0.8295406103</text:p>
          </table:table-cell>
          <table:table-cell table:formula="of:=[.G417]-[.D415]" office:value-type="float" office:value="0.000501513482000004" calcext:value-type="float">
            <text:p>0.0005015135</text:p>
          </table:table-cell>
          <table:table-cell table:formula="of:=[.B415]-[.$D417]" office:value-type="string" office:string-value="" calcext:value-type="error">
            <text:p>#VALUE!</text:p>
          </table:table-cell>
          <table:table-cell office:value-type="float" office:value="0.829540610313" calcext:value-type="float">
            <text:p>0.8295406103</text:p>
          </table:table-cell>
          <table:table-cell table:formula="of:=[.J417]-[.G415]" office:value-type="float" office:value="0.000501513482000004" calcext:value-type="float">
            <text:p>0.0005015135</text:p>
          </table:table-cell>
          <table:table-cell table:formula="of:=[.B415]-[.G415]" office:value-type="string" office:string-value="" calcext:value-type="error">
            <text:p>#VALUE!</text:p>
          </table:table-cell>
          <table:table-cell office:value-type="float" office:value="0.829540610313" calcext:value-type="float">
            <text:p>0.8295406103</text:p>
          </table:table-cell>
          <table:table-cell table:formula="of:=[.P417]-[.J415]" office:value-type="float" office:value="0.000501513482000004" calcext:value-type="float">
            <text:p>0.0005015135</text:p>
          </table:table-cell>
          <table:table-cell table:formula="of:=[.B415]-[.J415]" office:value-type="string" office:string-value="" calcext:value-type="error">
            <text:p>#VALUE!</text:p>
          </table:table-cell>
          <table:table-cell office:value-type="float" office:value="0.829540610313" calcext:value-type="float">
            <text:p>0.8295406103</text:p>
          </table:table-cell>
          <table:table-cell table:formula="of:=[.P417]-[.M415]" office:value-type="float" office:value="0.000501513482000004" calcext:value-type="float">
            <text:p>0.0005015135</text:p>
          </table:table-cell>
          <table:table-cell table:formula="of:=[.B415]-[.M415]" office:value-type="string" office:string-value="" calcext:value-type="error">
            <text:p>#VALUE!</text:p>
          </table:table-cell>
          <table:table-cell office:value-type="float" office:value="0.829540610313" calcext:value-type="float">
            <text:p>0.8295406103</text:p>
          </table:table-cell>
          <table:table-cell table:formula="of:=[.S417]-[.P415]" office:value-type="float" office:value="0.000501513482000004" calcext:value-type="float">
            <text:p>0.0005015135</text:p>
          </table:table-cell>
          <table:table-cell table:formula="of:=[.B415]-[.P415]" office:value-type="string" office:string-value="" calcext:value-type="error">
            <text:p>#VALUE!</text:p>
          </table:table-cell>
          <table:table-cell office:value-type="float" office:value="0.829540610313" calcext:value-type="float">
            <text:p>0.8295406103</text:p>
          </table:table-cell>
          <table:table-cell table:formula="of:=[.A415]-[.S415]" office:value-type="string" office:string-value="" calcext:value-type="error">
            <text:p>#VALUE!</text:p>
          </table:table-cell>
          <table:table-cell table:formula="of:=[.B415]-[.S415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64938211441" calcext:value-type="float">
            <text:p>2.6493821144</text:p>
          </table:table-cell>
          <table:table-cell office:value-type="float" office:value="2.62922692299" calcext:value-type="float">
            <text:p>2.629226923</text:p>
          </table:table-cell>
          <table:table-cell table:formula="of:=[.J418]-[.B416]" office:value-type="string" office:string-value="" calcext:value-type="error">
            <text:p>#VALUE!</text:p>
          </table:table-cell>
          <table:table-cell office:value-type="float" office:value="0.829789936543" calcext:value-type="float">
            <text:p>0.8297899365</text:p>
          </table:table-cell>
          <table:table-cell table:formula="of:=[.G418]-[.D416]" office:value-type="string" office:string-value="" calcext:value-type="error">
            <text:p>#VALUE!</text:p>
          </table:table-cell>
          <table:table-cell table:formula="of:=[.B416]-[.$D418]" office:value-type="string" office:string-value="" calcext:value-type="error">
            <text:p>#VALUE!</text:p>
          </table:table-cell>
          <table:table-cell office:value-type="float" office:value="0.829789936543" calcext:value-type="float">
            <text:p>0.8297899365</text:p>
          </table:table-cell>
          <table:table-cell table:formula="of:=[.J418]-[.G416]" office:value-type="string" office:string-value="" calcext:value-type="error">
            <text:p>#VALUE!</text:p>
          </table:table-cell>
          <table:table-cell table:formula="of:=[.B416]-[.G416]" office:value-type="float" office:value="1.799436986447" calcext:value-type="float">
            <text:p>1.7994369864</text:p>
          </table:table-cell>
          <table:table-cell office:value-type="float" office:value="0.829789936543" calcext:value-type="float">
            <text:p>0.8297899365</text:p>
          </table:table-cell>
          <table:table-cell table:formula="of:=[.P418]-[.J416]" office:value-type="string" office:string-value="" calcext:value-type="error">
            <text:p>#VALUE!</text:p>
          </table:table-cell>
          <table:table-cell table:formula="of:=[.B416]-[.J416]" office:value-type="float" office:value="1.799436986447" calcext:value-type="float">
            <text:p>1.7994369864</text:p>
          </table:table-cell>
          <table:table-cell office:value-type="float" office:value="0.829789936543" calcext:value-type="float">
            <text:p>0.8297899365</text:p>
          </table:table-cell>
          <table:table-cell table:formula="of:=[.P418]-[.M416]" office:value-type="string" office:string-value="" calcext:value-type="error">
            <text:p>#VALUE!</text:p>
          </table:table-cell>
          <table:table-cell table:formula="of:=[.B416]-[.M416]" office:value-type="float" office:value="1.799436986447" calcext:value-type="float">
            <text:p>1.7994369864</text:p>
          </table:table-cell>
          <table:table-cell office:value-type="float" office:value="0.829789936543" calcext:value-type="float">
            <text:p>0.8297899365</text:p>
          </table:table-cell>
          <table:table-cell table:formula="of:=[.S418]-[.P416]" office:value-type="string" office:string-value="" calcext:value-type="error">
            <text:p>#VALUE!</text:p>
          </table:table-cell>
          <table:table-cell table:formula="of:=[.B416]-[.P416]" office:value-type="float" office:value="1.799436986447" calcext:value-type="float">
            <text:p>1.7994369864</text:p>
          </table:table-cell>
          <table:table-cell office:value-type="float" office:value="0.829789936543" calcext:value-type="float">
            <text:p>0.8297899365</text:p>
          </table:table-cell>
          <table:table-cell table:formula="of:=[.A416]-[.S416]" office:value-type="float" office:value="1.819592177867" calcext:value-type="float">
            <text:p>1.8195921779</text:p>
          </table:table-cell>
          <table:table-cell table:formula="of:=[.B416]-[.S416]" office:value-type="float" office:value="1.799436986447" calcext:value-type="float">
            <text:p>1.7994369864</text:p>
          </table:table-cell>
        </table:table-row>
        <table:table-row table:style-name="ro1">
          <table:table-cell office:value-type="float" office:value="2.62984681129" calcext:value-type="float">
            <text:p>2.6298468113</text:p>
          </table:table-cell>
          <table:table-cell office:value-type="float" office:value="2.65000677109" calcext:value-type="float">
            <text:p>2.6500067711</text:p>
          </table:table-cell>
          <table:table-cell table:formula="of:=[.J419]-[.B417]" office:value-type="float" office:value="-1.81970959902" calcext:value-type="float">
            <text:p>-1.819709599</text:p>
          </table:table-cell>
          <table:table-cell office:value-type="float" office:value="0.830042123795" calcext:value-type="float">
            <text:p>0.8300421238</text:p>
          </table:table-cell>
          <table:table-cell table:formula="of:=[.G419]-[.D417]" office:value-type="float" office:value="0.000255048275000003" calcext:value-type="float">
            <text:p>0.0002550483</text:p>
          </table:table-cell>
          <table:table-cell table:formula="of:=[.B417]-[.$D419]" office:value-type="float" office:value="1.81970959902" calcext:value-type="float">
            <text:p>1.819709599</text:p>
          </table:table-cell>
          <table:table-cell office:value-type="float" office:value="0.830042123795" calcext:value-type="float">
            <text:p>0.8300421238</text:p>
          </table:table-cell>
          <table:table-cell table:formula="of:=[.J419]-[.G417]" office:value-type="float" office:value="0.000255048275000003" calcext:value-type="float">
            <text:p>0.0002550483</text:p>
          </table:table-cell>
          <table:table-cell table:formula="of:=[.B417]-[.G417]" office:value-type="float" office:value="1.819964647295" calcext:value-type="float">
            <text:p>1.8199646473</text:p>
          </table:table-cell>
          <table:table-cell office:value-type="float" office:value="0.830042123795" calcext:value-type="float">
            <text:p>0.8300421238</text:p>
          </table:table-cell>
          <table:table-cell table:formula="of:=[.P419]-[.J417]" office:value-type="float" office:value="0.000255048275000003" calcext:value-type="float">
            <text:p>0.0002550483</text:p>
          </table:table-cell>
          <table:table-cell table:formula="of:=[.B417]-[.J417]" office:value-type="float" office:value="1.819964647295" calcext:value-type="float">
            <text:p>1.8199646473</text:p>
          </table:table-cell>
          <table:table-cell office:value-type="float" office:value="0.830042123795" calcext:value-type="float">
            <text:p>0.8300421238</text:p>
          </table:table-cell>
          <table:table-cell table:formula="of:=[.P419]-[.M417]" office:value-type="float" office:value="0.000255048275000003" calcext:value-type="float">
            <text:p>0.0002550483</text:p>
          </table:table-cell>
          <table:table-cell table:formula="of:=[.B417]-[.M417]" office:value-type="float" office:value="1.819964647295" calcext:value-type="float">
            <text:p>1.8199646473</text:p>
          </table:table-cell>
          <table:table-cell office:value-type="float" office:value="0.830042123795" calcext:value-type="float">
            <text:p>0.8300421238</text:p>
          </table:table-cell>
          <table:table-cell table:formula="of:=[.S419]-[.P417]" office:value-type="float" office:value="0.000255048275000003" calcext:value-type="float">
            <text:p>0.0002550483</text:p>
          </table:table-cell>
          <table:table-cell table:formula="of:=[.B417]-[.P417]" office:value-type="float" office:value="1.819964647295" calcext:value-type="float">
            <text:p>1.8199646473</text:p>
          </table:table-cell>
          <table:table-cell office:value-type="float" office:value="0.830042123795" calcext:value-type="float">
            <text:p>0.8300421238</text:p>
          </table:table-cell>
          <table:table-cell table:formula="of:=[.A417]-[.S417]" office:value-type="float" office:value="1.799804687495" calcext:value-type="float">
            <text:p>1.7998046875</text:p>
          </table:table-cell>
          <table:table-cell table:formula="of:=[.B417]-[.S417]" office:value-type="float" office:value="1.819964647295" calcext:value-type="float">
            <text:p>1.8199646473</text:p>
          </table:table-cell>
        </table:table-row>
        <table:table-row table:style-name="ro1">
          <table:table-cell table:number-columns-repeated="2" office:value-type="float" office:value="2.65064072609" calcext:value-type="float">
            <text:p>2.6506407261</text:p>
          </table:table-cell>
          <table:table-cell table:formula="of:=[.J420]-[.B418]" office:value-type="float" office:value="-1.820085704327" calcext:value-type="float">
            <text:p>-1.8200857043</text:p>
          </table:table-cell>
          <table:table-cell office:value-type="string" calcext:value-type="string">
            <text:p><text:s/>nan </text:p>
          </table:table-cell>
          <table:table-cell table:formula="of:=[.G420]-[.D418]" office:value-type="string" office:string-value="" calcext:value-type="error">
            <text:p>#VALUE!</text:p>
          </table:table-cell>
          <table:table-cell table:formula="of:=[.B418]-[.$D420]" office:value-type="float" office:value="1.820085704327" calcext:value-type="float">
            <text:p>1.8200857043</text:p>
          </table:table-cell>
          <table:table-cell office:value-type="string" calcext:value-type="string">
            <text:p><text:s/>nan </text:p>
          </table:table-cell>
          <table:table-cell table:formula="of:=[.J420]-[.G418]" office:value-type="string" office:string-value="" calcext:value-type="error">
            <text:p>#VALUE!</text:p>
          </table:table-cell>
          <table:table-cell table:formula="of:=[.B418]-[.G4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20]-[.J418]" office:value-type="string" office:string-value="" calcext:value-type="error">
            <text:p>#VALUE!</text:p>
          </table:table-cell>
          <table:table-cell table:formula="of:=[.B418]-[.J4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20]-[.M418]" office:value-type="string" office:string-value="" calcext:value-type="error">
            <text:p>#VALUE!</text:p>
          </table:table-cell>
          <table:table-cell table:formula="of:=[.B418]-[.M4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20]-[.P418]" office:value-type="string" office:string-value="" calcext:value-type="error">
            <text:p>#VALUE!</text:p>
          </table:table-cell>
          <table:table-cell table:formula="of:=[.B418]-[.P41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18]-[.S418]" office:value-type="string" office:string-value="" calcext:value-type="error">
            <text:p>#VALUE!</text:p>
          </table:table-cell>
          <table:table-cell table:formula="of:=[.B418]-[.S41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51283741" calcext:value-type="float">
            <text:p>2.651283741</text:p>
          </table:table-cell>
          <table:table-cell table:formula="of:=[.J421]-[.B419]" office:value-type="float" office:value="-1.820467948916" calcext:value-type="float">
            <text:p>-1.8204679489</text:p>
          </table:table-cell>
          <table:table-cell office:value-type="float" office:value="0.83029717207" calcext:value-type="float">
            <text:p>0.8302971721</text:p>
          </table:table-cell>
          <table:table-cell table:formula="of:=[.G421]-[.D419]" office:value-type="float" office:value="0.000518620014000049" calcext:value-type="float">
            <text:p>0.00051862</text:p>
          </table:table-cell>
          <table:table-cell table:formula="of:=[.B419]-[.$D421]" office:value-type="float" office:value="1.820467948916" calcext:value-type="float">
            <text:p>1.8204679489</text:p>
          </table:table-cell>
          <table:table-cell office:value-type="float" office:value="0.83029717207" calcext:value-type="float">
            <text:p>0.8302971721</text:p>
          </table:table-cell>
          <table:table-cell table:formula="of:=[.J421]-[.G419]" office:value-type="float" office:value="0.000518620014000049" calcext:value-type="float">
            <text:p>0.00051862</text:p>
          </table:table-cell>
          <table:table-cell table:formula="of:=[.B419]-[.G419]" office:value-type="float" office:value="1.82098656893" calcext:value-type="float">
            <text:p>1.8209865689</text:p>
          </table:table-cell>
          <table:table-cell office:value-type="float" office:value="0.83029717207" calcext:value-type="float">
            <text:p>0.8302971721</text:p>
          </table:table-cell>
          <table:table-cell table:formula="of:=[.P421]-[.J419]" office:value-type="float" office:value="0.000518620014000049" calcext:value-type="float">
            <text:p>0.00051862</text:p>
          </table:table-cell>
          <table:table-cell table:formula="of:=[.B419]-[.J419]" office:value-type="float" office:value="1.82098656893" calcext:value-type="float">
            <text:p>1.8209865689</text:p>
          </table:table-cell>
          <table:table-cell office:value-type="float" office:value="0.83029717207" calcext:value-type="float">
            <text:p>0.8302971721</text:p>
          </table:table-cell>
          <table:table-cell table:formula="of:=[.P421]-[.M419]" office:value-type="float" office:value="0.000518620014000049" calcext:value-type="float">
            <text:p>0.00051862</text:p>
          </table:table-cell>
          <table:table-cell table:formula="of:=[.B419]-[.M419]" office:value-type="float" office:value="1.82098656893" calcext:value-type="float">
            <text:p>1.8209865689</text:p>
          </table:table-cell>
          <table:table-cell office:value-type="float" office:value="0.83029717207" calcext:value-type="float">
            <text:p>0.8302971721</text:p>
          </table:table-cell>
          <table:table-cell table:formula="of:=[.S421]-[.P419]" office:value-type="float" office:value="0.000518620014000049" calcext:value-type="float">
            <text:p>0.00051862</text:p>
          </table:table-cell>
          <table:table-cell table:formula="of:=[.B419]-[.P419]" office:value-type="float" office:value="1.82098656893" calcext:value-type="float">
            <text:p>1.8209865689</text:p>
          </table:table-cell>
          <table:table-cell office:value-type="float" office:value="0.83029717207" calcext:value-type="float">
            <text:p>0.8302971721</text:p>
          </table:table-cell>
          <table:table-cell table:formula="of:=[.A419]-[.S419]" office:value-type="float" office:value="1.82098656893" calcext:value-type="float">
            <text:p>1.8209865689</text:p>
          </table:table-cell>
          <table:table-cell table:formula="of:=[.B419]-[.S419]" office:value-type="float" office:value="1.82098656893" calcext:value-type="float">
            <text:p>1.8209865689</text:p>
          </table:table-cell>
        </table:table-row>
        <table:table-row table:style-name="ro1">
          <table:table-cell table:number-columns-repeated="2" office:value-type="float" office:value="2.65193629265" calcext:value-type="float">
            <text:p>2.6519362927</text:p>
          </table:table-cell>
          <table:table-cell table:formula="of:=[.J422]-[.B420]" office:value-type="float" office:value="-1.820856928827" calcext:value-type="float">
            <text:p>-1.8208569288</text:p>
          </table:table-cell>
          <table:table-cell office:value-type="float" office:value="0.830555021763" calcext:value-type="float">
            <text:p>0.8305550218</text:p>
          </table:table-cell>
          <table:table-cell table:formula="of:=[.G422]-[.D420]" office:value-type="float" office:value="0.00052434205999996" calcext:value-type="float">
            <text:p>0.0005243421</text:p>
          </table:table-cell>
          <table:table-cell table:formula="of:=[.B420]-[.$D422]" office:value-type="float" office:value="1.820856928827" calcext:value-type="float">
            <text:p>1.8208569288</text:p>
          </table:table-cell>
          <table:table-cell office:value-type="float" office:value="0.830555021763" calcext:value-type="float">
            <text:p>0.8305550218</text:p>
          </table:table-cell>
          <table:table-cell table:formula="of:=[.J422]-[.G420]" office:value-type="float" office:value="0.00052434205999996" calcext:value-type="float">
            <text:p>0.0005243421</text:p>
          </table:table-cell>
          <table:table-cell table:formula="of:=[.B420]-[.G420]" office:value-type="float" office:value="1.821381270887" calcext:value-type="float">
            <text:p>1.8213812709</text:p>
          </table:table-cell>
          <table:table-cell office:value-type="float" office:value="0.830555021763" calcext:value-type="float">
            <text:p>0.8305550218</text:p>
          </table:table-cell>
          <table:table-cell table:formula="of:=[.P422]-[.J420]" office:value-type="float" office:value="0.00052434205999996" calcext:value-type="float">
            <text:p>0.0005243421</text:p>
          </table:table-cell>
          <table:table-cell table:formula="of:=[.B420]-[.J420]" office:value-type="float" office:value="1.821381270887" calcext:value-type="float">
            <text:p>1.8213812709</text:p>
          </table:table-cell>
          <table:table-cell office:value-type="float" office:value="0.830555021763" calcext:value-type="float">
            <text:p>0.8305550218</text:p>
          </table:table-cell>
          <table:table-cell table:formula="of:=[.P422]-[.M420]" office:value-type="float" office:value="0.00052434205999996" calcext:value-type="float">
            <text:p>0.0005243421</text:p>
          </table:table-cell>
          <table:table-cell table:formula="of:=[.B420]-[.M420]" office:value-type="float" office:value="1.821381270887" calcext:value-type="float">
            <text:p>1.8213812709</text:p>
          </table:table-cell>
          <table:table-cell office:value-type="float" office:value="0.830555021763" calcext:value-type="float">
            <text:p>0.8305550218</text:p>
          </table:table-cell>
          <table:table-cell table:formula="of:=[.S422]-[.P420]" office:value-type="float" office:value="0.00052434205999996" calcext:value-type="float">
            <text:p>0.0005243421</text:p>
          </table:table-cell>
          <table:table-cell table:formula="of:=[.B420]-[.P420]" office:value-type="float" office:value="1.821381270887" calcext:value-type="float">
            <text:p>1.8213812709</text:p>
          </table:table-cell>
          <table:table-cell office:value-type="float" office:value="0.830555021763" calcext:value-type="float">
            <text:p>0.8305550218</text:p>
          </table:table-cell>
          <table:table-cell table:formula="of:=[.A420]-[.S420]" office:value-type="float" office:value="1.821381270887" calcext:value-type="float">
            <text:p>1.8213812709</text:p>
          </table:table-cell>
          <table:table-cell table:formula="of:=[.B420]-[.S420]" office:value-type="float" office:value="1.821381270887" calcext:value-type="float">
            <text:p>1.8213812709</text:p>
          </table:table-cell>
        </table:table-row>
        <table:table-row table:style-name="ro1">
          <table:table-cell table:number-columns-repeated="2" office:value-type="float" office:value="2.65259814262" calcext:value-type="float">
            <text:p>2.6525981426</text:p>
          </table:table-cell>
          <table:table-cell table:formula="of:=[.J423]-[.B421]" office:value-type="float" office:value="-1.821252346035" calcext:value-type="float">
            <text:p>-1.821252346</text:p>
          </table:table-cell>
          <table:table-cell office:value-type="float" office:value="0.830815792084" calcext:value-type="float">
            <text:p>0.8308157921</text:p>
          </table:table-cell>
          <table:table-cell table:formula="of:=[.G423]-[.D421]" office:value-type="float" office:value="0.000530004500999937" calcext:value-type="float">
            <text:p>0.0005300045</text:p>
          </table:table-cell>
          <table:table-cell table:formula="of:=[.B421]-[.$D423]" office:value-type="float" office:value="1.821252346035" calcext:value-type="float">
            <text:p>1.821252346</text:p>
          </table:table-cell>
          <table:table-cell office:value-type="float" office:value="0.830815792084" calcext:value-type="float">
            <text:p>0.8308157921</text:p>
          </table:table-cell>
          <table:table-cell table:formula="of:=[.J423]-[.G421]" office:value-type="float" office:value="0.000530004500999937" calcext:value-type="float">
            <text:p>0.0005300045</text:p>
          </table:table-cell>
          <table:table-cell table:formula="of:=[.B421]-[.G421]" office:value-type="float" office:value="1.821782350536" calcext:value-type="float">
            <text:p>1.8217823505</text:p>
          </table:table-cell>
          <table:table-cell office:value-type="float" office:value="0.830815792084" calcext:value-type="float">
            <text:p>0.8308157921</text:p>
          </table:table-cell>
          <table:table-cell table:formula="of:=[.P423]-[.J421]" office:value-type="float" office:value="0.000530004500999937" calcext:value-type="float">
            <text:p>0.0005300045</text:p>
          </table:table-cell>
          <table:table-cell table:formula="of:=[.B421]-[.J421]" office:value-type="float" office:value="1.821782350536" calcext:value-type="float">
            <text:p>1.8217823505</text:p>
          </table:table-cell>
          <table:table-cell office:value-type="float" office:value="0.830815792084" calcext:value-type="float">
            <text:p>0.8308157921</text:p>
          </table:table-cell>
          <table:table-cell table:formula="of:=[.P423]-[.M421]" office:value-type="float" office:value="0.000530004500999937" calcext:value-type="float">
            <text:p>0.0005300045</text:p>
          </table:table-cell>
          <table:table-cell table:formula="of:=[.B421]-[.M421]" office:value-type="float" office:value="1.821782350536" calcext:value-type="float">
            <text:p>1.8217823505</text:p>
          </table:table-cell>
          <table:table-cell office:value-type="float" office:value="0.830815792084" calcext:value-type="float">
            <text:p>0.8308157921</text:p>
          </table:table-cell>
          <table:table-cell table:formula="of:=[.S423]-[.P421]" office:value-type="float" office:value="0.000530004500999937" calcext:value-type="float">
            <text:p>0.0005300045</text:p>
          </table:table-cell>
          <table:table-cell table:formula="of:=[.B421]-[.P421]" office:value-type="float" office:value="1.821782350536" calcext:value-type="float">
            <text:p>1.8217823505</text:p>
          </table:table-cell>
          <table:table-cell office:value-type="float" office:value="0.830815792084" calcext:value-type="float">
            <text:p>0.8308157921</text:p>
          </table:table-cell>
          <table:table-cell table:formula="of:=[.A421]-[.S421]" office:value-type="float" office:value="1.821782350536" calcext:value-type="float">
            <text:p>1.8217823505</text:p>
          </table:table-cell>
          <table:table-cell table:formula="of:=[.B421]-[.S421]" office:value-type="float" office:value="1.821782350536" calcext:value-type="float">
            <text:p>1.8217823505</text:p>
          </table:table-cell>
        </table:table-row>
        <table:table-row table:style-name="ro1">
          <table:table-cell table:number-columns-repeated="2" office:value-type="float" office:value="2.65326929092" calcext:value-type="float">
            <text:p>2.6532692909</text:p>
          </table:table-cell>
          <table:table-cell table:formula="of:=[.J424]-[.B422]" office:value-type="float" office:value="-1.821654260154" calcext:value-type="float">
            <text:p>-1.8216542602</text:p>
          </table:table-cell>
          <table:table-cell office:value-type="float" office:value="0.831079363823" calcext:value-type="float">
            <text:p>0.8310793638</text:p>
          </table:table-cell>
          <table:table-cell table:formula="of:=[.G424]-[.D422]" office:value-type="float" office:value="0.000535666943000002" calcext:value-type="float">
            <text:p>0.0005356669</text:p>
          </table:table-cell>
          <table:table-cell table:formula="of:=[.B422]-[.$D424]" office:value-type="float" office:value="1.821654260154" calcext:value-type="float">
            <text:p>1.8216542602</text:p>
          </table:table-cell>
          <table:table-cell office:value-type="float" office:value="0.831079363823" calcext:value-type="float">
            <text:p>0.8310793638</text:p>
          </table:table-cell>
          <table:table-cell table:formula="of:=[.J424]-[.G422]" office:value-type="float" office:value="0.000535666943000002" calcext:value-type="float">
            <text:p>0.0005356669</text:p>
          </table:table-cell>
          <table:table-cell table:formula="of:=[.B422]-[.G422]" office:value-type="float" office:value="1.822189927097" calcext:value-type="float">
            <text:p>1.8221899271</text:p>
          </table:table-cell>
          <table:table-cell office:value-type="float" office:value="0.831079363823" calcext:value-type="float">
            <text:p>0.8310793638</text:p>
          </table:table-cell>
          <table:table-cell table:formula="of:=[.P424]-[.J422]" office:value-type="float" office:value="0.000535666943000002" calcext:value-type="float">
            <text:p>0.0005356669</text:p>
          </table:table-cell>
          <table:table-cell table:formula="of:=[.B422]-[.J422]" office:value-type="float" office:value="1.822189927097" calcext:value-type="float">
            <text:p>1.8221899271</text:p>
          </table:table-cell>
          <table:table-cell office:value-type="float" office:value="0.831079363823" calcext:value-type="float">
            <text:p>0.8310793638</text:p>
          </table:table-cell>
          <table:table-cell table:formula="of:=[.P424]-[.M422]" office:value-type="float" office:value="0.000535666943000002" calcext:value-type="float">
            <text:p>0.0005356669</text:p>
          </table:table-cell>
          <table:table-cell table:formula="of:=[.B422]-[.M422]" office:value-type="float" office:value="1.822189927097" calcext:value-type="float">
            <text:p>1.8221899271</text:p>
          </table:table-cell>
          <table:table-cell office:value-type="float" office:value="0.831079363823" calcext:value-type="float">
            <text:p>0.8310793638</text:p>
          </table:table-cell>
          <table:table-cell table:formula="of:=[.S424]-[.P422]" office:value-type="float" office:value="0.000535666943000002" calcext:value-type="float">
            <text:p>0.0005356669</text:p>
          </table:table-cell>
          <table:table-cell table:formula="of:=[.B422]-[.P422]" office:value-type="float" office:value="1.822189927097" calcext:value-type="float">
            <text:p>1.8221899271</text:p>
          </table:table-cell>
          <table:table-cell office:value-type="float" office:value="0.831079363823" calcext:value-type="float">
            <text:p>0.8310793638</text:p>
          </table:table-cell>
          <table:table-cell table:formula="of:=[.A422]-[.S422]" office:value-type="float" office:value="1.822189927097" calcext:value-type="float">
            <text:p>1.8221899271</text:p>
          </table:table-cell>
          <table:table-cell table:formula="of:=[.B422]-[.S422]" office:value-type="float" office:value="1.822189927097" calcext:value-type="float">
            <text:p>1.8221899271</text:p>
          </table:table-cell>
        </table:table-row>
        <table:table-row table:style-name="ro1">
          <table:table-cell table:number-columns-repeated="2" office:value-type="float" office:value="2.65394973755" calcext:value-type="float">
            <text:p>2.6539497376</text:p>
          </table:table-cell>
          <table:table-cell table:formula="of:=[.J425]-[.B423]" office:value-type="float" office:value="-1.822062551976" calcext:value-type="float">
            <text:p>-1.822062552</text:p>
          </table:table-cell>
          <table:table-cell office:value-type="float" office:value="0.831345796585" calcext:value-type="float">
            <text:p>0.8313457966</text:p>
          </table:table-cell>
          <table:table-cell table:formula="of:=[.G425]-[.D423]" office:value-type="float" office:value="0.000541388989000025" calcext:value-type="float">
            <text:p>0.000541389</text:p>
          </table:table-cell>
          <table:table-cell table:formula="of:=[.B423]-[.$D425]" office:value-type="float" office:value="1.822062551976" calcext:value-type="float">
            <text:p>1.822062552</text:p>
          </table:table-cell>
          <table:table-cell office:value-type="float" office:value="0.831345796585" calcext:value-type="float">
            <text:p>0.8313457966</text:p>
          </table:table-cell>
          <table:table-cell table:formula="of:=[.J425]-[.G423]" office:value-type="float" office:value="0.000541388989000025" calcext:value-type="float">
            <text:p>0.000541389</text:p>
          </table:table-cell>
          <table:table-cell table:formula="of:=[.B423]-[.G423]" office:value-type="float" office:value="1.822603940965" calcext:value-type="float">
            <text:p>1.822603941</text:p>
          </table:table-cell>
          <table:table-cell office:value-type="float" office:value="0.831345796585" calcext:value-type="float">
            <text:p>0.8313457966</text:p>
          </table:table-cell>
          <table:table-cell table:formula="of:=[.P425]-[.J423]" office:value-type="float" office:value="0.000541388989000025" calcext:value-type="float">
            <text:p>0.000541389</text:p>
          </table:table-cell>
          <table:table-cell table:formula="of:=[.B423]-[.J423]" office:value-type="float" office:value="1.822603940965" calcext:value-type="float">
            <text:p>1.822603941</text:p>
          </table:table-cell>
          <table:table-cell office:value-type="float" office:value="0.831345796585" calcext:value-type="float">
            <text:p>0.8313457966</text:p>
          </table:table-cell>
          <table:table-cell table:formula="of:=[.P425]-[.M423]" office:value-type="float" office:value="0.000541388989000025" calcext:value-type="float">
            <text:p>0.000541389</text:p>
          </table:table-cell>
          <table:table-cell table:formula="of:=[.B423]-[.M423]" office:value-type="float" office:value="1.822603940965" calcext:value-type="float">
            <text:p>1.822603941</text:p>
          </table:table-cell>
          <table:table-cell office:value-type="float" office:value="0.831345796585" calcext:value-type="float">
            <text:p>0.8313457966</text:p>
          </table:table-cell>
          <table:table-cell table:formula="of:=[.S425]-[.P423]" office:value-type="float" office:value="0.000541388989000025" calcext:value-type="float">
            <text:p>0.000541389</text:p>
          </table:table-cell>
          <table:table-cell table:formula="of:=[.B423]-[.P423]" office:value-type="float" office:value="1.822603940965" calcext:value-type="float">
            <text:p>1.822603941</text:p>
          </table:table-cell>
          <table:table-cell office:value-type="float" office:value="0.831345796585" calcext:value-type="float">
            <text:p>0.8313457966</text:p>
          </table:table-cell>
          <table:table-cell table:formula="of:=[.A423]-[.S423]" office:value-type="float" office:value="1.822603940965" calcext:value-type="float">
            <text:p>1.822603941</text:p>
          </table:table-cell>
          <table:table-cell table:formula="of:=[.B423]-[.S423]" office:value-type="float" office:value="1.822603940965" calcext:value-type="float">
            <text:p>1.822603941</text:p>
          </table:table-cell>
        </table:table-row>
        <table:table-row table:style-name="ro1">
          <table:table-cell table:number-columns-repeated="2" office:value-type="float" office:value="2.6546394825" calcext:value-type="float">
            <text:p>2.6546394825</text:p>
          </table:table-cell>
          <table:table-cell table:formula="of:=[.J426]-[.B424]" office:value-type="float" office:value="-1.822477400305" calcext:value-type="float">
            <text:p>-1.8224774003</text:p>
          </table:table-cell>
          <table:table-cell office:value-type="float" office:value="0.831615030766" calcext:value-type="float">
            <text:p>0.8316150308</text:p>
          </table:table-cell>
          <table:table-cell table:formula="of:=[.G426]-[.D424]" office:value-type="float" office:value="0.000547051429000023" calcext:value-type="float">
            <text:p>0.0005470514</text:p>
          </table:table-cell>
          <table:table-cell table:formula="of:=[.B424]-[.$D426]" office:value-type="float" office:value="1.822477400305" calcext:value-type="float">
            <text:p>1.8224774003</text:p>
          </table:table-cell>
          <table:table-cell office:value-type="float" office:value="0.831615030766" calcext:value-type="float">
            <text:p>0.8316150308</text:p>
          </table:table-cell>
          <table:table-cell table:formula="of:=[.J426]-[.G424]" office:value-type="float" office:value="0.000547051429000023" calcext:value-type="float">
            <text:p>0.0005470514</text:p>
          </table:table-cell>
          <table:table-cell table:formula="of:=[.B424]-[.G424]" office:value-type="float" office:value="1.823024451734" calcext:value-type="float">
            <text:p>1.8230244517</text:p>
          </table:table-cell>
          <table:table-cell office:value-type="float" office:value="0.831615030766" calcext:value-type="float">
            <text:p>0.8316150308</text:p>
          </table:table-cell>
          <table:table-cell table:formula="of:=[.P426]-[.J424]" office:value-type="float" office:value="-0.00148510933000001" calcext:value-type="float">
            <text:p>-0.0014851093</text:p>
          </table:table-cell>
          <table:table-cell table:formula="of:=[.B424]-[.J424]" office:value-type="float" office:value="1.823024451734" calcext:value-type="float">
            <text:p>1.8230244517</text:p>
          </table:table-cell>
          <table:table-cell office:value-type="float" office:value="0.831615030766" calcext:value-type="float">
            <text:p>0.8316150308</text:p>
          </table:table-cell>
          <table:table-cell table:formula="of:=[.P426]-[.M424]" office:value-type="float" office:value="-0.00148510933000001" calcext:value-type="float">
            <text:p>-0.0014851093</text:p>
          </table:table-cell>
          <table:table-cell table:formula="of:=[.B424]-[.M424]" office:value-type="float" office:value="1.823024451734" calcext:value-type="float">
            <text:p>1.8230244517</text:p>
          </table:table-cell>
          <table:table-cell office:value-type="float" office:value="0.831615030766" calcext:value-type="float">
            <text:p>0.8316150308</text:p>
          </table:table-cell>
          <table:table-cell table:formula="of:=[.S426]-[.P424]" office:value-type="float" office:value="0.000547051429000023" calcext:value-type="float">
            <text:p>0.0005470514</text:p>
          </table:table-cell>
          <table:table-cell table:formula="of:=[.B424]-[.P424]" office:value-type="float" office:value="1.823024451734" calcext:value-type="float">
            <text:p>1.8230244517</text:p>
          </table:table-cell>
          <table:table-cell office:value-type="float" office:value="0.831615030766" calcext:value-type="float">
            <text:p>0.8316150308</text:p>
          </table:table-cell>
          <table:table-cell table:formula="of:=[.A424]-[.S424]" office:value-type="float" office:value="1.823024451734" calcext:value-type="float">
            <text:p>1.8230244517</text:p>
          </table:table-cell>
          <table:table-cell table:formula="of:=[.B424]-[.S424]" office:value-type="float" office:value="1.823024451734" calcext:value-type="float">
            <text:p>1.8230244517</text:p>
          </table:table-cell>
        </table:table-row>
        <table:table-row table:style-name="ro1">
          <table:table-cell table:number-columns-repeated="2" office:value-type="float" office:value="2.65533828735" calcext:value-type="float">
            <text:p>2.6553382874</text:p>
          </table:table-cell>
          <table:table-cell table:formula="of:=[.J427]-[.B425]" office:value-type="float" office:value="-1.822898387905" calcext:value-type="float">
            <text:p>-1.8228983879</text:p>
          </table:table-cell>
          <table:table-cell office:value-type="float" office:value="0.831887185574" calcext:value-type="float">
            <text:p>0.8318871856</text:p>
          </table:table-cell>
          <table:table-cell table:formula="of:=[.G427]-[.D425]" office:value-type="float" office:value="0.000552713870999977" calcext:value-type="float">
            <text:p>0.0005527139</text:p>
          </table:table-cell>
          <table:table-cell table:formula="of:=[.B425]-[.$D427]" office:value-type="float" office:value="1.822898387905" calcext:value-type="float">
            <text:p>1.8228983879</text:p>
          </table:table-cell>
          <table:table-cell office:value-type="float" office:value="0.831887185574" calcext:value-type="float">
            <text:p>0.8318871856</text:p>
          </table:table-cell>
          <table:table-cell table:formula="of:=[.J427]-[.G425]" office:value-type="float" office:value="0.000552713870999977" calcext:value-type="float">
            <text:p>0.0005527139</text:p>
          </table:table-cell>
          <table:table-cell table:formula="of:=[.B425]-[.G425]" office:value-type="float" office:value="1.823451101776" calcext:value-type="float">
            <text:p>1.8234511018</text:p>
          </table:table-cell>
          <table:table-cell office:value-type="float" office:value="0.831887185574" calcext:value-type="float">
            <text:p>0.8318871856</text:p>
          </table:table-cell>
          <table:table-cell table:formula="of:=[.P427]-[.J425]" office:value-type="float" office:value="0.000552713870999977" calcext:value-type="float">
            <text:p>0.0005527139</text:p>
          </table:table-cell>
          <table:table-cell table:formula="of:=[.B425]-[.J425]" office:value-type="float" office:value="1.823451101776" calcext:value-type="float">
            <text:p>1.8234511018</text:p>
          </table:table-cell>
          <table:table-cell office:value-type="float" office:value="0.831887185574" calcext:value-type="float">
            <text:p>0.8318871856</text:p>
          </table:table-cell>
          <table:table-cell table:formula="of:=[.P427]-[.M425]" office:value-type="float" office:value="0.000552713870999977" calcext:value-type="float">
            <text:p>0.0005527139</text:p>
          </table:table-cell>
          <table:table-cell table:formula="of:=[.B425]-[.M425]" office:value-type="float" office:value="1.823451101776" calcext:value-type="float">
            <text:p>1.8234511018</text:p>
          </table:table-cell>
          <table:table-cell office:value-type="float" office:value="0.831887185574" calcext:value-type="float">
            <text:p>0.8318871856</text:p>
          </table:table-cell>
          <table:table-cell table:formula="of:=[.S427]-[.P425]" office:value-type="float" office:value="0.000552713870999977" calcext:value-type="float">
            <text:p>0.0005527139</text:p>
          </table:table-cell>
          <table:table-cell table:formula="of:=[.B425]-[.P425]" office:value-type="float" office:value="1.823451101776" calcext:value-type="float">
            <text:p>1.8234511018</text:p>
          </table:table-cell>
          <table:table-cell office:value-type="float" office:value="0.831887185574" calcext:value-type="float">
            <text:p>0.8318871856</text:p>
          </table:table-cell>
          <table:table-cell table:formula="of:=[.A425]-[.S425]" office:value-type="float" office:value="1.823451101776" calcext:value-type="float">
            <text:p>1.8234511018</text:p>
          </table:table-cell>
          <table:table-cell table:formula="of:=[.B425]-[.S425]" office:value-type="float" office:value="1.823451101776" calcext:value-type="float">
            <text:p>1.8234511018</text:p>
          </table:table-cell>
        </table:table-row>
        <table:table-row table:style-name="ro1">
          <table:table-cell table:number-columns-repeated="2" office:value-type="float" office:value="2.65604639053" calcext:value-type="float">
            <text:p>2.6560463905</text:p>
          </table:table-cell>
          <table:table-cell table:formula="of:=[.J428]-[.B426]" office:value-type="float" office:value="-1.823325932022" calcext:value-type="float">
            <text:p>-1.823325932</text:p>
          </table:table-cell>
          <table:table-cell office:value-type="float" office:value="0.832162082195" calcext:value-type="float">
            <text:p>0.8321620822</text:p>
          </table:table-cell>
          <table:table-cell table:formula="of:=[.G428]-[.D426]" office:value-type="float" office:value="0.000558376313000042" calcext:value-type="float">
            <text:p>0.0005583763</text:p>
          </table:table-cell>
          <table:table-cell table:formula="of:=[.B426]-[.$D428]" office:value-type="float" office:value="1.823325932022" calcext:value-type="float">
            <text:p>1.823325932</text:p>
          </table:table-cell>
          <table:table-cell office:value-type="float" office:value="0.832162082195" calcext:value-type="float">
            <text:p>0.8321620822</text:p>
          </table:table-cell>
          <table:table-cell table:formula="of:=[.J428]-[.G426]" office:value-type="float" office:value="0.000558376313000042" calcext:value-type="float">
            <text:p>0.0005583763</text:p>
          </table:table-cell>
          <table:table-cell table:formula="of:=[.B426]-[.G426]" office:value-type="float" office:value="1.823884308335" calcext:value-type="float">
            <text:p>1.8238843083</text:p>
          </table:table-cell>
          <table:table-cell office:value-type="float" office:value="0.832162082195" calcext:value-type="float">
            <text:p>0.8321620822</text:p>
          </table:table-cell>
          <table:table-cell table:formula="of:=[.P428]-[.J426]" office:value-type="float" office:value="0.000558376313000042" calcext:value-type="float">
            <text:p>0.0005583763</text:p>
          </table:table-cell>
          <table:table-cell table:formula="of:=[.B426]-[.J426]" office:value-type="float" office:value="1.823884308335" calcext:value-type="float">
            <text:p>1.8238843083</text:p>
          </table:table-cell>
          <table:table-cell office:value-type="float" office:value="0.830129921436" calcext:value-type="float">
            <text:p>0.8301299214</text:p>
          </table:table-cell>
          <table:table-cell table:formula="of:=[.P428]-[.M426]" office:value-type="float" office:value="0.00259053707200008" calcext:value-type="float">
            <text:p>0.0025905371</text:p>
          </table:table-cell>
          <table:table-cell table:formula="of:=[.B426]-[.M426]" office:value-type="float" office:value="1.825916469094" calcext:value-type="float">
            <text:p>1.8259164691</text:p>
          </table:table-cell>
          <table:table-cell office:value-type="float" office:value="0.830129921436" calcext:value-type="float">
            <text:p>0.8301299214</text:p>
          </table:table-cell>
          <table:table-cell table:formula="of:=[.S428]-[.P426]" office:value-type="float" office:value="0.00259053707200008" calcext:value-type="float">
            <text:p>0.0025905371</text:p>
          </table:table-cell>
          <table:table-cell table:formula="of:=[.B426]-[.P426]" office:value-type="float" office:value="1.825916469094" calcext:value-type="float">
            <text:p>1.8259164691</text:p>
          </table:table-cell>
          <table:table-cell office:value-type="float" office:value="0.832162082195" calcext:value-type="float">
            <text:p>0.8321620822</text:p>
          </table:table-cell>
          <table:table-cell table:formula="of:=[.A426]-[.S426]" office:value-type="float" office:value="1.823884308335" calcext:value-type="float">
            <text:p>1.8238843083</text:p>
          </table:table-cell>
          <table:table-cell table:formula="of:=[.B426]-[.S426]" office:value-type="float" office:value="1.823884308335" calcext:value-type="float">
            <text:p>1.8238843083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429]-[.B427]" office:value-type="string" office:string-value="" calcext:value-type="error">
            <text:p>#VALUE!</text:p>
          </table:table-cell>
          <table:table-cell office:value-type="float" office:value="0.832439899445" calcext:value-type="float">
            <text:p>0.8324398994</text:p>
          </table:table-cell>
          <table:table-cell table:formula="of:=[.G429]-[.D427]" office:value-type="float" office:value="0.00056403875300004" calcext:value-type="float">
            <text:p>0.0005640388</text:p>
          </table:table-cell>
          <table:table-cell table:formula="of:=[.B427]-[.$D429]" office:value-type="string" office:string-value="" calcext:value-type="error">
            <text:p>#VALUE!</text:p>
          </table:table-cell>
          <table:table-cell office:value-type="float" office:value="0.832439899445" calcext:value-type="float">
            <text:p>0.8324398994</text:p>
          </table:table-cell>
          <table:table-cell table:formula="of:=[.J429]-[.G427]" office:value-type="float" office:value="0.00056403875300004" calcext:value-type="float">
            <text:p>0.0005640388</text:p>
          </table:table-cell>
          <table:table-cell table:formula="of:=[.B427]-[.G427]" office:value-type="string" office:string-value="" calcext:value-type="error">
            <text:p>#VALUE!</text:p>
          </table:table-cell>
          <table:table-cell office:value-type="float" office:value="0.832439899445" calcext:value-type="float">
            <text:p>0.8324398994</text:p>
          </table:table-cell>
          <table:table-cell table:formula="of:=[.P429]-[.J427]" office:value-type="float" office:value="0.00056403875300004" calcext:value-type="float">
            <text:p>0.0005640388</text:p>
          </table:table-cell>
          <table:table-cell table:formula="of:=[.B427]-[.J427]" office:value-type="string" office:string-value="" calcext:value-type="error">
            <text:p>#VALUE!</text:p>
          </table:table-cell>
          <table:table-cell office:value-type="float" office:value="0.832439899445" calcext:value-type="float">
            <text:p>0.8324398994</text:p>
          </table:table-cell>
          <table:table-cell table:formula="of:=[.P429]-[.M427]" office:value-type="float" office:value="0.00056403875300004" calcext:value-type="float">
            <text:p>0.0005640388</text:p>
          </table:table-cell>
          <table:table-cell table:formula="of:=[.B427]-[.M427]" office:value-type="string" office:string-value="" calcext:value-type="error">
            <text:p>#VALUE!</text:p>
          </table:table-cell>
          <table:table-cell office:value-type="float" office:value="0.832439899445" calcext:value-type="float">
            <text:p>0.8324398994</text:p>
          </table:table-cell>
          <table:table-cell table:formula="of:=[.S429]-[.P427]" office:value-type="float" office:value="0.00056403875300004" calcext:value-type="float">
            <text:p>0.0005640388</text:p>
          </table:table-cell>
          <table:table-cell table:formula="of:=[.B427]-[.P427]" office:value-type="string" office:string-value="" calcext:value-type="error">
            <text:p>#VALUE!</text:p>
          </table:table-cell>
          <table:table-cell office:value-type="float" office:value="0.832439899445" calcext:value-type="float">
            <text:p>0.8324398994</text:p>
          </table:table-cell>
          <table:table-cell table:formula="of:=[.A427]-[.S427]" office:value-type="string" office:string-value="" calcext:value-type="error">
            <text:p>#VALUE!</text:p>
          </table:table-cell>
          <table:table-cell table:formula="of:=[.B427]-[.S42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5676403046" calcext:value-type="float">
            <text:p>2.6567640305</text:p>
          </table:table-cell>
          <table:table-cell table:formula="of:=[.J430]-[.B428]" office:value-type="float" office:value="-1.823473870758" calcext:value-type="float">
            <text:p>-1.8234738708</text:p>
          </table:table-cell>
          <table:table-cell office:value-type="float" office:value="0.832720458508" calcext:value-type="float">
            <text:p>0.8327204585</text:p>
          </table:table-cell>
          <table:table-cell table:formula="of:=[.G430]-[.D428]" office:value-type="float" office:value="0.000569701193999905" calcext:value-type="float">
            <text:p>0.0005697012</text:p>
          </table:table-cell>
          <table:table-cell table:formula="of:=[.B428]-[.$D430]" office:value-type="float" office:value="1.823473870758" calcext:value-type="float">
            <text:p>1.8234738708</text:p>
          </table:table-cell>
          <table:table-cell office:value-type="float" office:value="0.832720458508" calcext:value-type="float">
            <text:p>0.8327204585</text:p>
          </table:table-cell>
          <table:table-cell table:formula="of:=[.J430]-[.G428]" office:value-type="float" office:value="0.000569701193999905" calcext:value-type="float">
            <text:p>0.0005697012</text:p>
          </table:table-cell>
          <table:table-cell table:formula="of:=[.B428]-[.G428]" office:value-type="float" office:value="1.824043571952" calcext:value-type="float">
            <text:p>1.824043572</text:p>
          </table:table-cell>
          <table:table-cell office:value-type="float" office:value="0.832720458508" calcext:value-type="float">
            <text:p>0.8327204585</text:p>
          </table:table-cell>
          <table:table-cell table:formula="of:=[.P430]-[.J428]" office:value-type="float" office:value="0.000569701193999905" calcext:value-type="float">
            <text:p>0.0005697012</text:p>
          </table:table-cell>
          <table:table-cell table:formula="of:=[.B428]-[.J428]" office:value-type="float" office:value="1.824043571952" calcext:value-type="float">
            <text:p>1.824043572</text:p>
          </table:table-cell>
          <table:table-cell office:value-type="float" office:value="0.832720458508" calcext:value-type="float">
            <text:p>0.8327204585</text:p>
          </table:table-cell>
          <table:table-cell table:formula="of:=[.P430]-[.M428]" office:value-type="float" office:value="0.000569701193999905" calcext:value-type="float">
            <text:p>0.0005697012</text:p>
          </table:table-cell>
          <table:table-cell table:formula="of:=[.B428]-[.M428]" office:value-type="float" office:value="1.824043571952" calcext:value-type="float">
            <text:p>1.824043572</text:p>
          </table:table-cell>
          <table:table-cell office:value-type="float" office:value="0.832720458508" calcext:value-type="float">
            <text:p>0.8327204585</text:p>
          </table:table-cell>
          <table:table-cell table:formula="of:=[.S430]-[.P428]" office:value-type="float" office:value="0.000569701193999905" calcext:value-type="float">
            <text:p>0.0005697012</text:p>
          </table:table-cell>
          <table:table-cell table:formula="of:=[.B428]-[.P428]" office:value-type="float" office:value="1.824043571952" calcext:value-type="float">
            <text:p>1.824043572</text:p>
          </table:table-cell>
          <table:table-cell office:value-type="float" office:value="0.832720458508" calcext:value-type="float">
            <text:p>0.8327204585</text:p>
          </table:table-cell>
          <table:table-cell table:formula="of:=[.A428]-[.S428]" office:value-type="float" office:value="1.824043571952" calcext:value-type="float">
            <text:p>1.824043572</text:p>
          </table:table-cell>
          <table:table-cell table:formula="of:=[.B428]-[.S428]" office:value-type="float" office:value="1.824043571952" calcext:value-type="float">
            <text:p>1.824043572</text:p>
          </table:table-cell>
        </table:table-row>
        <table:table-row table:style-name="ro1">
          <table:table-cell table:number-columns-repeated="2" office:value-type="float" office:value="2.65749049187" calcext:value-type="float">
            <text:p>2.6574904919</text:p>
          </table:table-cell>
          <table:table-cell table:formula="of:=[.J431]-[.B429]" office:value-type="float" office:value="-1.823911249641" calcext:value-type="float">
            <text:p>-1.8239112496</text:p>
          </table:table-cell>
          <table:table-cell office:value-type="float" office:value="0.833003938198" calcext:value-type="float">
            <text:p>0.8330039382</text:p>
          </table:table-cell>
          <table:table-cell table:formula="of:=[.G431]-[.D429]" office:value-type="float" office:value="0.000575304030999924" calcext:value-type="float">
            <text:p>0.000575304</text:p>
          </table:table-cell>
          <table:table-cell table:formula="of:=[.B429]-[.$D431]" office:value-type="float" office:value="1.823911249641" calcext:value-type="float">
            <text:p>1.8239112496</text:p>
          </table:table-cell>
          <table:table-cell office:value-type="float" office:value="0.833003938198" calcext:value-type="float">
            <text:p>0.8330039382</text:p>
          </table:table-cell>
          <table:table-cell table:formula="of:=[.J431]-[.G429]" office:value-type="float" office:value="0.000575304030999924" calcext:value-type="float">
            <text:p>0.000575304</text:p>
          </table:table-cell>
          <table:table-cell table:formula="of:=[.B429]-[.G429]" office:value-type="float" office:value="1.824486553672" calcext:value-type="float">
            <text:p>1.8244865537</text:p>
          </table:table-cell>
          <table:table-cell office:value-type="float" office:value="0.833003938198" calcext:value-type="float">
            <text:p>0.8330039382</text:p>
          </table:table-cell>
          <table:table-cell table:formula="of:=[.P431]-[.J429]" office:value-type="float" office:value="0.000575304030999924" calcext:value-type="float">
            <text:p>0.000575304</text:p>
          </table:table-cell>
          <table:table-cell table:formula="of:=[.B429]-[.J429]" office:value-type="float" office:value="1.824486553672" calcext:value-type="float">
            <text:p>1.8244865537</text:p>
          </table:table-cell>
          <table:table-cell office:value-type="float" office:value="0.833003938198" calcext:value-type="float">
            <text:p>0.8330039382</text:p>
          </table:table-cell>
          <table:table-cell table:formula="of:=[.P431]-[.M429]" office:value-type="float" office:value="0.000575304030999924" calcext:value-type="float">
            <text:p>0.000575304</text:p>
          </table:table-cell>
          <table:table-cell table:formula="of:=[.B429]-[.M429]" office:value-type="float" office:value="1.824486553672" calcext:value-type="float">
            <text:p>1.8244865537</text:p>
          </table:table-cell>
          <table:table-cell office:value-type="float" office:value="0.833003938198" calcext:value-type="float">
            <text:p>0.8330039382</text:p>
          </table:table-cell>
          <table:table-cell table:formula="of:=[.S431]-[.P429]" office:value-type="float" office:value="0.000575304030999924" calcext:value-type="float">
            <text:p>0.000575304</text:p>
          </table:table-cell>
          <table:table-cell table:formula="of:=[.B429]-[.P429]" office:value-type="float" office:value="1.824486553672" calcext:value-type="float">
            <text:p>1.8244865537</text:p>
          </table:table-cell>
          <table:table-cell office:value-type="float" office:value="0.833003938198" calcext:value-type="float">
            <text:p>0.8330039382</text:p>
          </table:table-cell>
          <table:table-cell table:formula="of:=[.A429]-[.S429]" office:value-type="float" office:value="1.824486553672" calcext:value-type="float">
            <text:p>1.8244865537</text:p>
          </table:table-cell>
          <table:table-cell table:formula="of:=[.B429]-[.S429]" office:value-type="float" office:value="1.824486553672" calcext:value-type="float">
            <text:p>1.8244865537</text:p>
          </table:table-cell>
        </table:table-row>
        <table:table-row table:style-name="ro1">
          <table:table-cell table:number-columns-repeated="2" office:value-type="float" office:value="2.65822649002" calcext:value-type="float">
            <text:p>2.65822649</text:p>
          </table:table-cell>
          <table:table-cell table:formula="of:=[.J432]-[.B430]" office:value-type="string" office:string-value="" calcext:value-type="error">
            <text:p>#VALUE!</text:p>
          </table:table-cell>
          <table:table-cell office:value-type="float" office:value="0.833290159702" calcext:value-type="float">
            <text:p>0.8332901597</text:p>
          </table:table-cell>
          <table:table-cell table:formula="of:=[.G432]-[.D430]" office:value-type="string" office:string-value="" calcext:value-type="error">
            <text:p>#VALUE!</text:p>
          </table:table-cell>
          <table:table-cell table:formula="of:=[.B430]-[.$D432]" office:value-type="string" office:string-value="" calcext:value-type="error">
            <text:p>#VALUE!</text:p>
          </table:table-cell>
          <table:table-cell office:value-type="float" office:value="0.833290159702" calcext:value-type="float">
            <text:p>0.8332901597</text:p>
          </table:table-cell>
          <table:table-cell table:formula="of:=[.J432]-[.G430]" office:value-type="string" office:string-value="" calcext:value-type="error">
            <text:p>#VALUE!</text:p>
          </table:table-cell>
          <table:table-cell table:formula="of:=[.B430]-[.G430]" office:value-type="float" office:value="1.824936330318" calcext:value-type="float">
            <text:p>1.8249363303</text:p>
          </table:table-cell>
          <table:table-cell office:value-type="float" office:value="0.833290159702" calcext:value-type="float">
            <text:p>0.8332901597</text:p>
          </table:table-cell>
          <table:table-cell table:formula="of:=[.P432]-[.J430]" office:value-type="string" office:string-value="" calcext:value-type="error">
            <text:p>#VALUE!</text:p>
          </table:table-cell>
          <table:table-cell table:formula="of:=[.B430]-[.J430]" office:value-type="float" office:value="1.824936330318" calcext:value-type="float">
            <text:p>1.8249363303</text:p>
          </table:table-cell>
          <table:table-cell office:value-type="float" office:value="0.833290159702" calcext:value-type="float">
            <text:p>0.8332901597</text:p>
          </table:table-cell>
          <table:table-cell table:formula="of:=[.P432]-[.M430]" office:value-type="string" office:string-value="" calcext:value-type="error">
            <text:p>#VALUE!</text:p>
          </table:table-cell>
          <table:table-cell table:formula="of:=[.B430]-[.M430]" office:value-type="float" office:value="1.824936330318" calcext:value-type="float">
            <text:p>1.8249363303</text:p>
          </table:table-cell>
          <table:table-cell office:value-type="float" office:value="0.833290159702" calcext:value-type="float">
            <text:p>0.8332901597</text:p>
          </table:table-cell>
          <table:table-cell table:formula="of:=[.S432]-[.P430]" office:value-type="string" office:string-value="" calcext:value-type="error">
            <text:p>#VALUE!</text:p>
          </table:table-cell>
          <table:table-cell table:formula="of:=[.B430]-[.P430]" office:value-type="float" office:value="1.824936330318" calcext:value-type="float">
            <text:p>1.8249363303</text:p>
          </table:table-cell>
          <table:table-cell office:value-type="float" office:value="0.833290159702" calcext:value-type="float">
            <text:p>0.8332901597</text:p>
          </table:table-cell>
          <table:table-cell table:formula="of:=[.A430]-[.S430]" office:value-type="float" office:value="1.824936330318" calcext:value-type="float">
            <text:p>1.8249363303</text:p>
          </table:table-cell>
          <table:table-cell table:formula="of:=[.B430]-[.S430]" office:value-type="float" office:value="1.824936330318" calcext:value-type="float">
            <text:p>1.8249363303</text:p>
          </table:table-cell>
        </table:table-row>
        <table:table-row table:style-name="ro1">
          <table:table-cell table:number-columns-repeated="2" office:value-type="float" office:value="2.65897154808" calcext:value-type="float">
            <text:p>2.6589715481</text:p>
          </table:table-cell>
          <table:table-cell table:formula="of:=[.J433]-[.B431]" office:value-type="float" office:value="-1.825100421905" calcext:value-type="float">
            <text:p>-1.8251004219</text:p>
          </table:table-cell>
          <table:table-cell office:value-type="float" office:value="0.833579242229" calcext:value-type="float">
            <text:p>0.8335792422</text:p>
          </table:table-cell>
          <table:table-cell table:formula="of:=[.G433]-[.D431]" office:value-type="float" office:value="0.000291883946000104" calcext:value-type="float">
            <text:p>0.0002918839</text:p>
          </table:table-cell>
          <table:table-cell table:formula="of:=[.B431]-[.$D433]" office:value-type="float" office:value="1.825100421905" calcext:value-type="float">
            <text:p>1.8251004219</text:p>
          </table:table-cell>
          <table:table-cell office:value-type="float" office:value="0.833579242229" calcext:value-type="float">
            <text:p>0.8335792422</text:p>
          </table:table-cell>
          <table:table-cell table:formula="of:=[.J433]-[.G431]" office:value-type="float" office:value="0.000291883946000104" calcext:value-type="float">
            <text:p>0.0002918839</text:p>
          </table:table-cell>
          <table:table-cell table:formula="of:=[.B431]-[.G431]" office:value-type="float" office:value="1.825392305851" calcext:value-type="float">
            <text:p>1.8253923059</text:p>
          </table:table-cell>
          <table:table-cell office:value-type="float" office:value="0.833579242229" calcext:value-type="float">
            <text:p>0.8335792422</text:p>
          </table:table-cell>
          <table:table-cell table:formula="of:=[.P433]-[.J431]" office:value-type="float" office:value="0.000291883946000104" calcext:value-type="float">
            <text:p>0.0002918839</text:p>
          </table:table-cell>
          <table:table-cell table:formula="of:=[.B431]-[.J431]" office:value-type="float" office:value="1.825392305851" calcext:value-type="float">
            <text:p>1.8253923059</text:p>
          </table:table-cell>
          <table:table-cell office:value-type="float" office:value="0.833579242229" calcext:value-type="float">
            <text:p>0.8335792422</text:p>
          </table:table-cell>
          <table:table-cell table:formula="of:=[.P433]-[.M431]" office:value-type="float" office:value="0.000291883946000104" calcext:value-type="float">
            <text:p>0.0002918839</text:p>
          </table:table-cell>
          <table:table-cell table:formula="of:=[.B431]-[.M431]" office:value-type="float" office:value="1.825392305851" calcext:value-type="float">
            <text:p>1.8253923059</text:p>
          </table:table-cell>
          <table:table-cell office:value-type="float" office:value="0.833579242229" calcext:value-type="float">
            <text:p>0.8335792422</text:p>
          </table:table-cell>
          <table:table-cell table:formula="of:=[.S433]-[.P431]" office:value-type="float" office:value="0.000291883946000104" calcext:value-type="float">
            <text:p>0.0002918839</text:p>
          </table:table-cell>
          <table:table-cell table:formula="of:=[.B431]-[.P431]" office:value-type="float" office:value="1.825392305851" calcext:value-type="float">
            <text:p>1.8253923059</text:p>
          </table:table-cell>
          <table:table-cell office:value-type="float" office:value="0.833579242229" calcext:value-type="float">
            <text:p>0.8335792422</text:p>
          </table:table-cell>
          <table:table-cell table:formula="of:=[.A431]-[.S431]" office:value-type="float" office:value="1.825392305851" calcext:value-type="float">
            <text:p>1.8253923059</text:p>
          </table:table-cell>
          <table:table-cell table:formula="of:=[.B431]-[.S431]" office:value-type="float" office:value="1.825392305851" calcext:value-type="float">
            <text:p>1.8253923059</text:p>
          </table:table-cell>
        </table:table-row>
        <table:table-row table:style-name="ro1">
          <table:table-cell table:number-columns-repeated="2" office:value-type="float" office:value="2.65972590446" calcext:value-type="float">
            <text:p>2.6597259045</text:p>
          </table:table-cell>
          <table:table-cell table:formula="of:=[.J434]-[.B432]" office:value-type="float" office:value="-1.825560033317" calcext:value-type="float">
            <text:p>-1.8255600333</text:p>
          </table:table-cell>
          <table:table-cell office:value-type="string" calcext:value-type="string">
            <text:p><text:s/>nan </text:p>
          </table:table-cell>
          <table:table-cell table:formula="of:=[.G434]-[.D432]" office:value-type="string" office:string-value="" calcext:value-type="error">
            <text:p>#VALUE!</text:p>
          </table:table-cell>
          <table:table-cell table:formula="of:=[.B432]-[.$D434]" office:value-type="float" office:value="1.825560033317" calcext:value-type="float">
            <text:p>1.8255600333</text:p>
          </table:table-cell>
          <table:table-cell office:value-type="string" calcext:value-type="string">
            <text:p><text:s/>nan </text:p>
          </table:table-cell>
          <table:table-cell table:formula="of:=[.J434]-[.G432]" office:value-type="string" office:string-value="" calcext:value-type="error">
            <text:p>#VALUE!</text:p>
          </table:table-cell>
          <table:table-cell table:formula="of:=[.B432]-[.G4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34]-[.J432]" office:value-type="string" office:string-value="" calcext:value-type="error">
            <text:p>#VALUE!</text:p>
          </table:table-cell>
          <table:table-cell table:formula="of:=[.B432]-[.J4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34]-[.M432]" office:value-type="string" office:string-value="" calcext:value-type="error">
            <text:p>#VALUE!</text:p>
          </table:table-cell>
          <table:table-cell table:formula="of:=[.B432]-[.M4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34]-[.P432]" office:value-type="string" office:string-value="" calcext:value-type="error">
            <text:p>#VALUE!</text:p>
          </table:table-cell>
          <table:table-cell table:formula="of:=[.B432]-[.P43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32]-[.S432]" office:value-type="string" office:string-value="" calcext:value-type="error">
            <text:p>#VALUE!</text:p>
          </table:table-cell>
          <table:table-cell table:formula="of:=[.B432]-[.S43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6048955917" calcext:value-type="float">
            <text:p>2.6604895592</text:p>
          </table:table-cell>
          <table:table-cell table:formula="of:=[.J435]-[.B433]" office:value-type="float" office:value="-1.826026201245" calcext:value-type="float">
            <text:p>-1.8260262012</text:p>
          </table:table-cell>
          <table:table-cell office:value-type="float" office:value="0.833871126175" calcext:value-type="float">
            <text:p>0.8338711262</text:p>
          </table:table-cell>
          <table:table-cell table:formula="of:=[.G435]-[.D433]" office:value-type="float" office:value="0.000592231750000005" calcext:value-type="float">
            <text:p>0.0005922318</text:p>
          </table:table-cell>
          <table:table-cell table:formula="of:=[.B433]-[.$D435]" office:value-type="float" office:value="1.826026201245" calcext:value-type="float">
            <text:p>1.8260262012</text:p>
          </table:table-cell>
          <table:table-cell office:value-type="float" office:value="0.833871126175" calcext:value-type="float">
            <text:p>0.8338711262</text:p>
          </table:table-cell>
          <table:table-cell table:formula="of:=[.J435]-[.G433]" office:value-type="float" office:value="0.000592231750000005" calcext:value-type="float">
            <text:p>0.0005922318</text:p>
          </table:table-cell>
          <table:table-cell table:formula="of:=[.B433]-[.G433]" office:value-type="float" office:value="1.826618432995" calcext:value-type="float">
            <text:p>1.826618433</text:p>
          </table:table-cell>
          <table:table-cell office:value-type="float" office:value="0.833871126175" calcext:value-type="float">
            <text:p>0.8338711262</text:p>
          </table:table-cell>
          <table:table-cell table:formula="of:=[.P435]-[.J433]" office:value-type="float" office:value="0.000592231750000005" calcext:value-type="float">
            <text:p>0.0005922318</text:p>
          </table:table-cell>
          <table:table-cell table:formula="of:=[.B433]-[.J433]" office:value-type="float" office:value="1.826618432995" calcext:value-type="float">
            <text:p>1.826618433</text:p>
          </table:table-cell>
          <table:table-cell office:value-type="float" office:value="0.833871126175" calcext:value-type="float">
            <text:p>0.8338711262</text:p>
          </table:table-cell>
          <table:table-cell table:formula="of:=[.P435]-[.M433]" office:value-type="float" office:value="0.000592231750000005" calcext:value-type="float">
            <text:p>0.0005922318</text:p>
          </table:table-cell>
          <table:table-cell table:formula="of:=[.B433]-[.M433]" office:value-type="float" office:value="1.826618432995" calcext:value-type="float">
            <text:p>1.826618433</text:p>
          </table:table-cell>
          <table:table-cell office:value-type="float" office:value="0.833871126175" calcext:value-type="float">
            <text:p>0.8338711262</text:p>
          </table:table-cell>
          <table:table-cell table:formula="of:=[.S435]-[.P433]" office:value-type="float" office:value="0.000592231750000005" calcext:value-type="float">
            <text:p>0.0005922318</text:p>
          </table:table-cell>
          <table:table-cell table:formula="of:=[.B433]-[.P433]" office:value-type="float" office:value="1.826618432995" calcext:value-type="float">
            <text:p>1.826618433</text:p>
          </table:table-cell>
          <table:table-cell office:value-type="float" office:value="0.833871126175" calcext:value-type="float">
            <text:p>0.8338711262</text:p>
          </table:table-cell>
          <table:table-cell table:formula="of:=[.A433]-[.S433]" office:value-type="float" office:value="1.826618432995" calcext:value-type="float">
            <text:p>1.826618433</text:p>
          </table:table-cell>
          <table:table-cell table:formula="of:=[.B433]-[.S433]" office:value-type="float" office:value="1.826618432995" calcext:value-type="float">
            <text:p>1.826618433</text:p>
          </table:table-cell>
        </table:table-row>
        <table:table-row table:style-name="ro1">
          <table:table-cell table:number-columns-repeated="2" office:value-type="float" office:value="2.66126227379" calcext:value-type="float">
            <text:p>2.6612622738</text:p>
          </table:table-cell>
          <table:table-cell table:formula="of:=[.J436]-[.B434]" office:value-type="float" office:value="-1.82649856806" calcext:value-type="float">
            <text:p>-1.8264985681</text:p>
          </table:table-cell>
          <table:table-cell office:value-type="float" office:value="0.834165871143" calcext:value-type="float">
            <text:p>0.8341658711</text:p>
          </table:table-cell>
          <table:table-cell table:formula="of:=[.G436]-[.D434]" office:value-type="float" office:value="0.000597834586999912" calcext:value-type="float">
            <text:p>0.0005978346</text:p>
          </table:table-cell>
          <table:table-cell table:formula="of:=[.B434]-[.$D436]" office:value-type="float" office:value="1.82649856806" calcext:value-type="float">
            <text:p>1.8264985681</text:p>
          </table:table-cell>
          <table:table-cell office:value-type="float" office:value="0.834165871143" calcext:value-type="float">
            <text:p>0.8341658711</text:p>
          </table:table-cell>
          <table:table-cell table:formula="of:=[.J436]-[.G434]" office:value-type="float" office:value="0.000597834586999912" calcext:value-type="float">
            <text:p>0.0005978346</text:p>
          </table:table-cell>
          <table:table-cell table:formula="of:=[.B434]-[.G434]" office:value-type="float" office:value="1.827096402647" calcext:value-type="float">
            <text:p>1.8270964026</text:p>
          </table:table-cell>
          <table:table-cell office:value-type="float" office:value="0.834165871143" calcext:value-type="float">
            <text:p>0.8341658711</text:p>
          </table:table-cell>
          <table:table-cell table:formula="of:=[.P436]-[.J434]" office:value-type="float" office:value="0.000597834586999912" calcext:value-type="float">
            <text:p>0.0005978346</text:p>
          </table:table-cell>
          <table:table-cell table:formula="of:=[.B434]-[.J434]" office:value-type="float" office:value="1.827096402647" calcext:value-type="float">
            <text:p>1.8270964026</text:p>
          </table:table-cell>
          <table:table-cell office:value-type="float" office:value="0.834165871143" calcext:value-type="float">
            <text:p>0.8341658711</text:p>
          </table:table-cell>
          <table:table-cell table:formula="of:=[.P436]-[.M434]" office:value-type="float" office:value="0.000597834586999912" calcext:value-type="float">
            <text:p>0.0005978346</text:p>
          </table:table-cell>
          <table:table-cell table:formula="of:=[.B434]-[.M434]" office:value-type="float" office:value="1.827096402647" calcext:value-type="float">
            <text:p>1.8270964026</text:p>
          </table:table-cell>
          <table:table-cell office:value-type="float" office:value="0.834165871143" calcext:value-type="float">
            <text:p>0.8341658711</text:p>
          </table:table-cell>
          <table:table-cell table:formula="of:=[.S436]-[.P434]" office:value-type="float" office:value="0.000597834586999912" calcext:value-type="float">
            <text:p>0.0005978346</text:p>
          </table:table-cell>
          <table:table-cell table:formula="of:=[.B434]-[.P434]" office:value-type="float" office:value="1.827096402647" calcext:value-type="float">
            <text:p>1.8270964026</text:p>
          </table:table-cell>
          <table:table-cell office:value-type="float" office:value="0.834165871143" calcext:value-type="float">
            <text:p>0.8341658711</text:p>
          </table:table-cell>
          <table:table-cell table:formula="of:=[.A434]-[.S434]" office:value-type="float" office:value="1.827096402647" calcext:value-type="float">
            <text:p>1.8270964026</text:p>
          </table:table-cell>
          <table:table-cell table:formula="of:=[.B434]-[.S434]" office:value-type="float" office:value="1.827096402647" calcext:value-type="float">
            <text:p>1.8270964026</text:p>
          </table:table-cell>
        </table:table-row>
        <table:table-row table:style-name="ro1">
          <table:table-cell table:number-columns-repeated="2" office:value-type="float" office:value="2.66204428673" calcext:value-type="float">
            <text:p>2.6620442867</text:p>
          </table:table-cell>
          <table:table-cell table:formula="of:=[.J437]-[.B435]" office:value-type="float" office:value="-1.826977431776" calcext:value-type="float">
            <text:p>-1.8269774318</text:p>
          </table:table-cell>
          <table:table-cell office:value-type="float" office:value="0.834463357925" calcext:value-type="float">
            <text:p>0.8344633579</text:p>
          </table:table-cell>
          <table:table-cell table:formula="of:=[.G437]-[.D435]" office:value-type="float" office:value="0.000603497028999978" calcext:value-type="float">
            <text:p>0.000603497</text:p>
          </table:table-cell>
          <table:table-cell table:formula="of:=[.B435]-[.$D437]" office:value-type="float" office:value="1.826977431776" calcext:value-type="float">
            <text:p>1.8269774318</text:p>
          </table:table-cell>
          <table:table-cell office:value-type="float" office:value="0.834463357925" calcext:value-type="float">
            <text:p>0.8344633579</text:p>
          </table:table-cell>
          <table:table-cell table:formula="of:=[.J437]-[.G435]" office:value-type="float" office:value="0.000603497028999978" calcext:value-type="float">
            <text:p>0.000603497</text:p>
          </table:table-cell>
          <table:table-cell table:formula="of:=[.B435]-[.G435]" office:value-type="float" office:value="1.827580928805" calcext:value-type="float">
            <text:p>1.8275809288</text:p>
          </table:table-cell>
          <table:table-cell office:value-type="float" office:value="0.834463357925" calcext:value-type="float">
            <text:p>0.8344633579</text:p>
          </table:table-cell>
          <table:table-cell table:formula="of:=[.P437]-[.J435]" office:value-type="float" office:value="0.000603497028999978" calcext:value-type="float">
            <text:p>0.000603497</text:p>
          </table:table-cell>
          <table:table-cell table:formula="of:=[.B435]-[.J435]" office:value-type="float" office:value="1.827580928805" calcext:value-type="float">
            <text:p>1.8275809288</text:p>
          </table:table-cell>
          <table:table-cell office:value-type="float" office:value="0.834463357925" calcext:value-type="float">
            <text:p>0.8344633579</text:p>
          </table:table-cell>
          <table:table-cell table:formula="of:=[.P437]-[.M435]" office:value-type="float" office:value="0.000603497028999978" calcext:value-type="float">
            <text:p>0.000603497</text:p>
          </table:table-cell>
          <table:table-cell table:formula="of:=[.B435]-[.M435]" office:value-type="float" office:value="1.827580928805" calcext:value-type="float">
            <text:p>1.8275809288</text:p>
          </table:table-cell>
          <table:table-cell office:value-type="float" office:value="0.834463357925" calcext:value-type="float">
            <text:p>0.8344633579</text:p>
          </table:table-cell>
          <table:table-cell table:formula="of:=[.S437]-[.P435]" office:value-type="float" office:value="0.000603497028999978" calcext:value-type="float">
            <text:p>0.000603497</text:p>
          </table:table-cell>
          <table:table-cell table:formula="of:=[.B435]-[.P435]" office:value-type="float" office:value="1.827580928805" calcext:value-type="float">
            <text:p>1.8275809288</text:p>
          </table:table-cell>
          <table:table-cell office:value-type="float" office:value="0.834463357925" calcext:value-type="float">
            <text:p>0.8344633579</text:p>
          </table:table-cell>
          <table:table-cell table:formula="of:=[.A435]-[.S435]" office:value-type="float" office:value="1.827580928805" calcext:value-type="float">
            <text:p>1.8275809288</text:p>
          </table:table-cell>
          <table:table-cell table:formula="of:=[.B435]-[.S435]" office:value-type="float" office:value="1.827580928805" calcext:value-type="float">
            <text:p>1.8275809288</text:p>
          </table:table-cell>
        </table:table-row>
        <table:table-row table:style-name="ro1">
          <table:table-cell table:number-columns-repeated="2" office:value-type="float" office:value="2.66283535957" calcext:value-type="float">
            <text:p>2.6628353596</text:p>
          </table:table-cell>
          <table:table-cell table:formula="of:=[.J438]-[.B436]" office:value-type="float" office:value="-1.827462553975" calcext:value-type="float">
            <text:p>-1.827462554</text:p>
          </table:table-cell>
          <table:table-cell office:value-type="float" office:value="0.83476370573" calcext:value-type="float">
            <text:p>0.8347637057</text:p>
          </table:table-cell>
          <table:table-cell table:formula="of:=[.G438]-[.D436]" office:value-type="float" office:value="-0.0014309287069999" calcext:value-type="float">
            <text:p>-0.0014309287</text:p>
          </table:table-cell>
          <table:table-cell table:formula="of:=[.B436]-[.$D438]" office:value-type="float" office:value="1.827462553975" calcext:value-type="float">
            <text:p>1.827462554</text:p>
          </table:table-cell>
          <table:table-cell office:value-type="float" office:value="0.83476370573" calcext:value-type="float">
            <text:p>0.8347637057</text:p>
          </table:table-cell>
          <table:table-cell table:formula="of:=[.J438]-[.G436]" office:value-type="float" office:value="0.000609099865000018" calcext:value-type="float">
            <text:p>0.0006090999</text:p>
          </table:table-cell>
          <table:table-cell table:formula="of:=[.B436]-[.G436]" office:value-type="float" office:value="1.82807165384" calcext:value-type="float">
            <text:p>1.8280716538</text:p>
          </table:table-cell>
          <table:table-cell office:value-type="float" office:value="0.83476370573" calcext:value-type="float">
            <text:p>0.8347637057</text:p>
          </table:table-cell>
          <table:table-cell table:formula="of:=[.P438]-[.J436]" office:value-type="float" office:value="0.000609099865000018" calcext:value-type="float">
            <text:p>0.0006090999</text:p>
          </table:table-cell>
          <table:table-cell table:formula="of:=[.B436]-[.J436]" office:value-type="float" office:value="1.82807165384" calcext:value-type="float">
            <text:p>1.8280716538</text:p>
          </table:table-cell>
          <table:table-cell office:value-type="float" office:value="0.83476370573" calcext:value-type="float">
            <text:p>0.8347637057</text:p>
          </table:table-cell>
          <table:table-cell table:formula="of:=[.P438]-[.M436]" office:value-type="float" office:value="0.000609099865000018" calcext:value-type="float">
            <text:p>0.0006090999</text:p>
          </table:table-cell>
          <table:table-cell table:formula="of:=[.B436]-[.M436]" office:value-type="float" office:value="1.82807165384" calcext:value-type="float">
            <text:p>1.8280716538</text:p>
          </table:table-cell>
          <table:table-cell office:value-type="float" office:value="0.83476370573" calcext:value-type="float">
            <text:p>0.8347637057</text:p>
          </table:table-cell>
          <table:table-cell table:formula="of:=[.S438]-[.P436]" office:value-type="float" office:value="0.000609099865000018" calcext:value-type="float">
            <text:p>0.0006090999</text:p>
          </table:table-cell>
          <table:table-cell table:formula="of:=[.B436]-[.P436]" office:value-type="float" office:value="1.82807165384" calcext:value-type="float">
            <text:p>1.8280716538</text:p>
          </table:table-cell>
          <table:table-cell office:value-type="float" office:value="0.83476370573" calcext:value-type="float">
            <text:p>0.8347637057</text:p>
          </table:table-cell>
          <table:table-cell table:formula="of:=[.A436]-[.S436]" office:value-type="float" office:value="1.82807165384" calcext:value-type="float">
            <text:p>1.8280716538</text:p>
          </table:table-cell>
          <table:table-cell table:formula="of:=[.B436]-[.S436]" office:value-type="float" office:value="1.82807165384" calcext:value-type="float">
            <text:p>1.8280716538</text:p>
          </table:table-cell>
        </table:table-row>
        <table:table-row table:style-name="ro1">
          <table:table-cell table:number-columns-repeated="2" office:value-type="float" office:value="2.66363573074" calcext:value-type="float">
            <text:p>2.6636357307</text:p>
          </table:table-cell>
          <table:table-cell table:formula="of:=[.J439]-[.B437]" office:value-type="float" office:value="-1.827954232689" calcext:value-type="float">
            <text:p>-1.8279542327</text:p>
          </table:table-cell>
          <table:table-cell office:value-type="float" office:value="0.835066854954" calcext:value-type="float">
            <text:p>0.835066855</text:p>
          </table:table-cell>
          <table:table-cell table:formula="of:=[.G439]-[.D437]" office:value-type="float" office:value="-0.00142610073100002" calcext:value-type="float">
            <text:p>-0.0014261007</text:p>
          </table:table-cell>
          <table:table-cell table:formula="of:=[.B437]-[.$D439]" office:value-type="float" office:value="1.827954232689" calcext:value-type="float">
            <text:p>1.8279542327</text:p>
          </table:table-cell>
          <table:table-cell office:value-type="float" office:value="0.835066854954" calcext:value-type="float">
            <text:p>0.835066855</text:p>
          </table:table-cell>
          <table:table-cell table:formula="of:=[.J439]-[.G437]" office:value-type="float" office:value="0.000614643096999989" calcext:value-type="float">
            <text:p>0.0006146431</text:p>
          </table:table-cell>
          <table:table-cell table:formula="of:=[.B437]-[.G437]" office:value-type="float" office:value="1.828568875786" calcext:value-type="float">
            <text:p>1.8285688758</text:p>
          </table:table-cell>
          <table:table-cell office:value-type="float" office:value="0.835066854954" calcext:value-type="float">
            <text:p>0.835066855</text:p>
          </table:table-cell>
          <table:table-cell table:formula="of:=[.P439]-[.J437]" office:value-type="float" office:value="-0.00142610073100002" calcext:value-type="float">
            <text:p>-0.0014261007</text:p>
          </table:table-cell>
          <table:table-cell table:formula="of:=[.B437]-[.J437]" office:value-type="float" office:value="1.828568875786" calcext:value-type="float">
            <text:p>1.8285688758</text:p>
          </table:table-cell>
          <table:table-cell office:value-type="float" office:value="0.835066854954" calcext:value-type="float">
            <text:p>0.835066855</text:p>
          </table:table-cell>
          <table:table-cell table:formula="of:=[.P439]-[.M437]" office:value-type="float" office:value="-0.00142610073100002" calcext:value-type="float">
            <text:p>-0.0014261007</text:p>
          </table:table-cell>
          <table:table-cell table:formula="of:=[.B437]-[.M437]" office:value-type="float" office:value="1.828568875786" calcext:value-type="float">
            <text:p>1.8285688758</text:p>
          </table:table-cell>
          <table:table-cell office:value-type="float" office:value="0.835066854954" calcext:value-type="float">
            <text:p>0.835066855</text:p>
          </table:table-cell>
          <table:table-cell table:formula="of:=[.S439]-[.P437]" office:value-type="float" office:value="0.000614643096999989" calcext:value-type="float">
            <text:p>0.0006146431</text:p>
          </table:table-cell>
          <table:table-cell table:formula="of:=[.B437]-[.P437]" office:value-type="float" office:value="1.828568875786" calcext:value-type="float">
            <text:p>1.8285688758</text:p>
          </table:table-cell>
          <table:table-cell office:value-type="float" office:value="0.835066854954" calcext:value-type="float">
            <text:p>0.835066855</text:p>
          </table:table-cell>
          <table:table-cell table:formula="of:=[.A437]-[.S437]" office:value-type="float" office:value="1.828568875786" calcext:value-type="float">
            <text:p>1.8285688758</text:p>
          </table:table-cell>
          <table:table-cell table:formula="of:=[.B437]-[.S437]" office:value-type="float" office:value="1.828568875786" calcext:value-type="float">
            <text:p>1.8285688758</text:p>
          </table:table-cell>
        </table:table-row>
        <table:table-row table:style-name="ro1">
          <table:table-cell table:number-columns-repeated="2" office:value-type="float" office:value="2.66444540024" calcext:value-type="float">
            <text:p>2.6644454002</text:p>
          </table:table-cell>
          <table:table-cell table:formula="of:=[.J440]-[.B438]" office:value-type="float" office:value="-1.828452348711" calcext:value-type="float">
            <text:p>-1.8284523487</text:p>
          </table:table-cell>
          <table:table-cell office:value-type="float" office:value="0.835372805595" calcext:value-type="float">
            <text:p>0.8353728056</text:p>
          </table:table-cell>
          <table:table-cell table:formula="of:=[.G440]-[.D438]" office:value-type="float" office:value="-0.00142127275399995" calcext:value-type="float">
            <text:p>-0.0014212728</text:p>
          </table:table-cell>
          <table:table-cell table:formula="of:=[.B438]-[.$D440]" office:value-type="float" office:value="1.830493867399" calcext:value-type="float">
            <text:p>1.8304938674</text:p>
          </table:table-cell>
          <table:table-cell office:value-type="float" office:value="0.833332777023" calcext:value-type="float">
            <text:p>0.833332777</text:p>
          </table:table-cell>
          <table:table-cell table:formula="of:=[.J440]-[.G438]" office:value-type="float" office:value="0.00266027450599993" calcext:value-type="float">
            <text:p>0.0026602745</text:p>
          </table:table-cell>
          <table:table-cell table:formula="of:=[.B438]-[.G438]" office:value-type="float" office:value="1.831112623217" calcext:value-type="float">
            <text:p>1.8311126232</text:p>
          </table:table-cell>
          <table:table-cell office:value-type="float" office:value="0.835372805595" calcext:value-type="float">
            <text:p>0.8353728056</text:p>
          </table:table-cell>
          <table:table-cell table:formula="of:=[.P440]-[.J438]" office:value-type="float" office:value="-0.00142127275399995" calcext:value-type="float">
            <text:p>-0.0014212728</text:p>
          </table:table-cell>
          <table:table-cell table:formula="of:=[.B438]-[.J438]" office:value-type="float" office:value="1.829072594645" calcext:value-type="float">
            <text:p>1.8290725946</text:p>
          </table:table-cell>
          <table:table-cell office:value-type="float" office:value="0.835372805595" calcext:value-type="float">
            <text:p>0.8353728056</text:p>
          </table:table-cell>
          <table:table-cell table:formula="of:=[.P440]-[.M438]" office:value-type="float" office:value="-0.00142127275399995" calcext:value-type="float">
            <text:p>-0.0014212728</text:p>
          </table:table-cell>
          <table:table-cell table:formula="of:=[.B438]-[.M438]" office:value-type="float" office:value="1.829072594645" calcext:value-type="float">
            <text:p>1.8290725946</text:p>
          </table:table-cell>
          <table:table-cell office:value-type="float" office:value="0.835372805595" calcext:value-type="float">
            <text:p>0.8353728056</text:p>
          </table:table-cell>
          <table:table-cell table:formula="of:=[.S440]-[.P438]" office:value-type="float" office:value="-0.00142127275399995" calcext:value-type="float">
            <text:p>-0.0014212728</text:p>
          </table:table-cell>
          <table:table-cell table:formula="of:=[.B438]-[.P438]" office:value-type="float" office:value="1.829072594645" calcext:value-type="float">
            <text:p>1.8290725946</text:p>
          </table:table-cell>
          <table:table-cell office:value-type="float" office:value="0.835372805595" calcext:value-type="float">
            <text:p>0.8353728056</text:p>
          </table:table-cell>
          <table:table-cell table:formula="of:=[.A438]-[.S438]" office:value-type="float" office:value="1.829072594645" calcext:value-type="float">
            <text:p>1.8290725946</text:p>
          </table:table-cell>
          <table:table-cell table:formula="of:=[.B438]-[.S438]" office:value-type="float" office:value="1.829072594645" calcext:value-type="float">
            <text:p>1.8290725946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441]-[.B439]" office:value-type="string" office:string-value="" calcext:value-type="error">
            <text:p>#VALUE!</text:p>
          </table:table-cell>
          <table:table-cell office:value-type="float" office:value="0.835681498051" calcext:value-type="float">
            <text:p>0.8356814981</text:p>
          </table:table-cell>
          <table:table-cell table:formula="of:=[.G441]-[.D439]" office:value-type="float" office:value="-0.001416385174" calcext:value-type="float">
            <text:p>-0.0014163852</text:p>
          </table:table-cell>
          <table:table-cell table:formula="of:=[.B439]-[.$D441]" office:value-type="string" office:string-value="" calcext:value-type="error">
            <text:p>#VALUE!</text:p>
          </table:table-cell>
          <table:table-cell office:value-type="float" office:value="0.833640754223" calcext:value-type="float">
            <text:p>0.8336407542</text:p>
          </table:table-cell>
          <table:table-cell table:formula="of:=[.J441]-[.G439]" office:value-type="float" office:value="0.000624358654000012" calcext:value-type="float">
            <text:p>0.0006243587</text:p>
          </table:table-cell>
          <table:table-cell table:formula="of:=[.B439]-[.G439]" office:value-type="string" office:string-value="" calcext:value-type="error">
            <text:p>#VALUE!</text:p>
          </table:table-cell>
          <table:table-cell office:value-type="float" office:value="0.835681498051" calcext:value-type="float">
            <text:p>0.8356814981</text:p>
          </table:table-cell>
          <table:table-cell table:formula="of:=[.P441]-[.J439]" office:value-type="float" office:value="-0.001416385174" calcext:value-type="float">
            <text:p>-0.0014163852</text:p>
          </table:table-cell>
          <table:table-cell table:formula="of:=[.B439]-[.J439]" office:value-type="string" office:string-value="" calcext:value-type="error">
            <text:p>#VALUE!</text:p>
          </table:table-cell>
          <table:table-cell office:value-type="float" office:value="0.833640754223" calcext:value-type="float">
            <text:p>0.8336407542</text:p>
          </table:table-cell>
          <table:table-cell table:formula="of:=[.P441]-[.M439]" office:value-type="float" office:value="0.000624358654000012" calcext:value-type="float">
            <text:p>0.0006243587</text:p>
          </table:table-cell>
          <table:table-cell table:formula="of:=[.B439]-[.M439]" office:value-type="string" office:string-value="" calcext:value-type="error">
            <text:p>#VALUE!</text:p>
          </table:table-cell>
          <table:table-cell office:value-type="float" office:value="0.833640754223" calcext:value-type="float">
            <text:p>0.8336407542</text:p>
          </table:table-cell>
          <table:table-cell table:formula="of:=[.S441]-[.P439]" office:value-type="float" office:value="0.000624358654000012" calcext:value-type="float">
            <text:p>0.0006243587</text:p>
          </table:table-cell>
          <table:table-cell table:formula="of:=[.B439]-[.P439]" office:value-type="string" office:string-value="" calcext:value-type="error">
            <text:p>#VALUE!</text:p>
          </table:table-cell>
          <table:table-cell office:value-type="float" office:value="0.835681498051" calcext:value-type="float">
            <text:p>0.8356814981</text:p>
          </table:table-cell>
          <table:table-cell table:formula="of:=[.A439]-[.S439]" office:value-type="string" office:string-value="" calcext:value-type="error">
            <text:p>#VALUE!</text:p>
          </table:table-cell>
          <table:table-cell table:formula="of:=[.B439]-[.S43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6526389122" calcext:value-type="float">
            <text:p>2.6652638912</text:p>
          </table:table-cell>
          <table:table-cell table:formula="of:=[.J442]-[.B440]" office:value-type="float" office:value="-1.830682456493" calcext:value-type="float">
            <text:p>-1.8306824565</text:p>
          </table:table-cell>
          <table:table-cell office:value-type="float" office:value="0.833951532841" calcext:value-type="float">
            <text:p>0.8339515328</text:p>
          </table:table-cell>
          <table:table-cell table:formula="of:=[.G442]-[.D440]" office:value-type="float" office:value="0.000629901885999984" calcext:value-type="float">
            <text:p>0.0006299019</text:p>
          </table:table-cell>
          <table:table-cell table:formula="of:=[.B440]-[.$D442]" office:value-type="float" office:value="1.830682456493" calcext:value-type="float">
            <text:p>1.8306824565</text:p>
          </table:table-cell>
          <table:table-cell office:value-type="float" office:value="0.833951532841" calcext:value-type="float">
            <text:p>0.8339515328</text:p>
          </table:table-cell>
          <table:table-cell table:formula="of:=[.J442]-[.G440]" office:value-type="float" office:value="0.000629901885999984" calcext:value-type="float">
            <text:p>0.0006299019</text:p>
          </table:table-cell>
          <table:table-cell table:formula="of:=[.B440]-[.G440]" office:value-type="float" office:value="1.831312358379" calcext:value-type="float">
            <text:p>1.8313123584</text:p>
          </table:table-cell>
          <table:table-cell office:value-type="float" office:value="0.835993051529" calcext:value-type="float">
            <text:p>0.8359930515</text:p>
          </table:table-cell>
          <table:table-cell table:formula="of:=[.P442]-[.J440]" office:value-type="float" office:value="-0.00141161680199997" calcext:value-type="float">
            <text:p>-0.0014116168</text:p>
          </table:table-cell>
          <table:table-cell table:formula="of:=[.B440]-[.J440]" office:value-type="float" office:value="1.829270839691" calcext:value-type="float">
            <text:p>1.8292708397</text:p>
          </table:table-cell>
          <table:table-cell office:value-type="float" office:value="0.833951532841" calcext:value-type="float">
            <text:p>0.8339515328</text:p>
          </table:table-cell>
          <table:table-cell table:formula="of:=[.P442]-[.M440]" office:value-type="float" office:value="0.000629901885999984" calcext:value-type="float">
            <text:p>0.0006299019</text:p>
          </table:table-cell>
          <table:table-cell table:formula="of:=[.B440]-[.M440]" office:value-type="float" office:value="1.831312358379" calcext:value-type="float">
            <text:p>1.8313123584</text:p>
          </table:table-cell>
          <table:table-cell office:value-type="float" office:value="0.833951532841" calcext:value-type="float">
            <text:p>0.8339515328</text:p>
          </table:table-cell>
          <table:table-cell table:formula="of:=[.S442]-[.P440]" office:value-type="float" office:value="0.000629901885999984" calcext:value-type="float">
            <text:p>0.0006299019</text:p>
          </table:table-cell>
          <table:table-cell table:formula="of:=[.B440]-[.P440]" office:value-type="float" office:value="1.831312358379" calcext:value-type="float">
            <text:p>1.8313123584</text:p>
          </table:table-cell>
          <table:table-cell office:value-type="float" office:value="0.833951532841" calcext:value-type="float">
            <text:p>0.8339515328</text:p>
          </table:table-cell>
          <table:table-cell table:formula="of:=[.A440]-[.S440]" office:value-type="float" office:value="1.831312358379" calcext:value-type="float">
            <text:p>1.8313123584</text:p>
          </table:table-cell>
          <table:table-cell table:formula="of:=[.B440]-[.S440]" office:value-type="float" office:value="1.831312358379" calcext:value-type="float">
            <text:p>1.8313123584</text:p>
          </table:table-cell>
        </table:table-row>
        <table:table-row table:style-name="ro1">
          <table:table-cell table:number-columns-repeated="2" office:value-type="float" office:value="2.66609168053" calcext:value-type="float">
            <text:p>2.6660916805</text:p>
          </table:table-cell>
          <table:table-cell table:formula="of:=[.J443]-[.B441]" office:value-type="float" office:value="-1.831191122535" calcext:value-type="float">
            <text:p>-1.8311911225</text:p>
          </table:table-cell>
          <table:table-cell office:value-type="float" office:value="0.834265112877" calcext:value-type="float">
            <text:p>0.8342651129</text:p>
          </table:table-cell>
          <table:table-cell table:formula="of:=[.G443]-[.D441]" office:value-type="float" office:value="0.000635445117999955" calcext:value-type="float">
            <text:p>0.0006354451</text:p>
          </table:table-cell>
          <table:table-cell table:formula="of:=[.B441]-[.$D443]" office:value-type="float" office:value="1.831191122535" calcext:value-type="float">
            <text:p>1.8311911225</text:p>
          </table:table-cell>
          <table:table-cell office:value-type="float" office:value="0.834265112877" calcext:value-type="float">
            <text:p>0.8342651129</text:p>
          </table:table-cell>
          <table:table-cell table:formula="of:=[.J443]-[.G441]" office:value-type="float" office:value="0.000635445117999955" calcext:value-type="float">
            <text:p>0.0006354451</text:p>
          </table:table-cell>
          <table:table-cell table:formula="of:=[.B441]-[.G441]" office:value-type="float" office:value="1.831826567653" calcext:value-type="float">
            <text:p>1.8318265677</text:p>
          </table:table-cell>
          <table:table-cell office:value-type="float" office:value="0.834265112877" calcext:value-type="float">
            <text:p>0.8342651129</text:p>
          </table:table-cell>
          <table:table-cell table:formula="of:=[.P443]-[.J441]" office:value-type="float" office:value="0.000635445117999955" calcext:value-type="float">
            <text:p>0.0006354451</text:p>
          </table:table-cell>
          <table:table-cell table:formula="of:=[.B441]-[.J441]" office:value-type="float" office:value="1.831826567653" calcext:value-type="float">
            <text:p>1.8318265677</text:p>
          </table:table-cell>
          <table:table-cell office:value-type="float" office:value="0.834265112877" calcext:value-type="float">
            <text:p>0.8342651129</text:p>
          </table:table-cell>
          <table:table-cell table:formula="of:=[.P443]-[.M441]" office:value-type="float" office:value="0.000635445117999955" calcext:value-type="float">
            <text:p>0.0006354451</text:p>
          </table:table-cell>
          <table:table-cell table:formula="of:=[.B441]-[.M441]" office:value-type="float" office:value="1.831826567653" calcext:value-type="float">
            <text:p>1.8318265677</text:p>
          </table:table-cell>
          <table:table-cell office:value-type="float" office:value="0.834265112877" calcext:value-type="float">
            <text:p>0.8342651129</text:p>
          </table:table-cell>
          <table:table-cell table:formula="of:=[.S443]-[.P441]" office:value-type="float" office:value="0.000635445117999955" calcext:value-type="float">
            <text:p>0.0006354451</text:p>
          </table:table-cell>
          <table:table-cell table:formula="of:=[.B441]-[.P441]" office:value-type="float" office:value="1.831826567653" calcext:value-type="float">
            <text:p>1.8318265677</text:p>
          </table:table-cell>
          <table:table-cell office:value-type="float" office:value="0.834265112877" calcext:value-type="float">
            <text:p>0.8342651129</text:p>
          </table:table-cell>
          <table:table-cell table:formula="of:=[.A441]-[.S441]" office:value-type="float" office:value="1.831826567653" calcext:value-type="float">
            <text:p>1.8318265677</text:p>
          </table:table-cell>
          <table:table-cell table:formula="of:=[.B441]-[.S441]" office:value-type="float" office:value="1.831826567653" calcext:value-type="float">
            <text:p>1.8318265677</text:p>
          </table:table-cell>
        </table:table-row>
        <table:table-row table:style-name="ro1">
          <table:table-cell table:number-columns-repeated="2" office:value-type="float" office:value="2.66692876816" calcext:value-type="float">
            <text:p>2.6669287682</text:p>
          </table:table-cell>
          <table:table-cell table:formula="of:=[.J444]-[.B442]" office:value-type="float" office:value="-1.829661667349" calcext:value-type="float">
            <text:p>-1.8296616673</text:p>
          </table:table-cell>
          <table:table-cell office:value-type="float" office:value="0.834581434727" calcext:value-type="float">
            <text:p>0.8345814347</text:p>
          </table:table-cell>
          <table:table-cell table:formula="of:=[.G444]-[.D442]" office:value-type="float" office:value="0.000641047953999996" calcext:value-type="float">
            <text:p>0.000641048</text:p>
          </table:table-cell>
          <table:table-cell table:formula="of:=[.B442]-[.$D444]" office:value-type="float" office:value="1.829661667349" calcext:value-type="float">
            <text:p>1.8296616673</text:p>
          </table:table-cell>
          <table:table-cell office:value-type="float" office:value="0.834581434727" calcext:value-type="float">
            <text:p>0.8345814347</text:p>
          </table:table-cell>
          <table:table-cell table:formula="of:=[.J444]-[.G442]" office:value-type="float" office:value="0.002685666084" calcext:value-type="float">
            <text:p>0.0026856661</text:p>
          </table:table-cell>
          <table:table-cell table:formula="of:=[.B442]-[.G442]" office:value-type="float" office:value="1.832347333433" calcext:value-type="float">
            <text:p>1.8323473334</text:p>
          </table:table-cell>
          <table:table-cell office:value-type="float" office:value="0.834581434727" calcext:value-type="float">
            <text:p>0.8345814347</text:p>
          </table:table-cell>
          <table:table-cell table:formula="of:=[.P444]-[.J442]" office:value-type="float" office:value="0.002685666084" calcext:value-type="float">
            <text:p>0.0026856661</text:p>
          </table:table-cell>
          <table:table-cell table:formula="of:=[.B442]-[.J442]" office:value-type="float" office:value="1.832347333433" calcext:value-type="float">
            <text:p>1.8323473334</text:p>
          </table:table-cell>
          <table:table-cell office:value-type="float" office:value="0.834581434727" calcext:value-type="float">
            <text:p>0.8345814347</text:p>
          </table:table-cell>
          <table:table-cell table:formula="of:=[.P444]-[.M442]" office:value-type="float" office:value="0.002685666084" calcext:value-type="float">
            <text:p>0.0026856661</text:p>
          </table:table-cell>
          <table:table-cell table:formula="of:=[.B442]-[.M442]" office:value-type="float" office:value="1.832347333433" calcext:value-type="float">
            <text:p>1.8323473334</text:p>
          </table:table-cell>
          <table:table-cell office:value-type="float" office:value="0.834581434727" calcext:value-type="float">
            <text:p>0.8345814347</text:p>
          </table:table-cell>
          <table:table-cell table:formula="of:=[.S444]-[.P442]" office:value-type="float" office:value="0.002685666084" calcext:value-type="float">
            <text:p>0.0026856661</text:p>
          </table:table-cell>
          <table:table-cell table:formula="of:=[.B442]-[.P442]" office:value-type="float" office:value="1.832347333433" calcext:value-type="float">
            <text:p>1.8323473334</text:p>
          </table:table-cell>
          <table:table-cell office:value-type="float" office:value="0.834581434727" calcext:value-type="float">
            <text:p>0.8345814347</text:p>
          </table:table-cell>
          <table:table-cell table:formula="of:=[.A442]-[.S442]" office:value-type="float" office:value="1.832347333433" calcext:value-type="float">
            <text:p>1.8323473334</text:p>
          </table:table-cell>
          <table:table-cell table:formula="of:=[.B442]-[.S442]" office:value-type="float" office:value="1.832347333433" calcext:value-type="float">
            <text:p>1.8323473334</text:p>
          </table:table-cell>
        </table:table-row>
        <table:table-row table:style-name="ro1">
          <table:table-cell table:number-columns-repeated="2" office:value-type="float" office:value="2.6677749157" calcext:value-type="float">
            <text:p>2.6677749157</text:p>
          </table:table-cell>
          <table:table-cell table:formula="of:=[.J445]-[.B443]" office:value-type="float" office:value="-1.830182313924" calcext:value-type="float">
            <text:p>-1.8301823139</text:p>
          </table:table-cell>
          <table:table-cell office:value-type="float" office:value="0.834900557995" calcext:value-type="float">
            <text:p>0.834900558</text:p>
          </table:table-cell>
          <table:table-cell table:formula="of:=[.G445]-[.D443]" office:value-type="float" office:value="0.00269204378100008" calcext:value-type="float">
            <text:p>0.0026920438</text:p>
          </table:table-cell>
          <table:table-cell table:formula="of:=[.B443]-[.$D445]" office:value-type="float" office:value="1.830182313924" calcext:value-type="float">
            <text:p>1.8301823139</text:p>
          </table:table-cell>
          <table:table-cell office:value-type="float" office:value="0.834900557995" calcext:value-type="float">
            <text:p>0.834900558</text:p>
          </table:table-cell>
          <table:table-cell table:formula="of:=[.J445]-[.G443]" office:value-type="float" office:value="0.00269204378100008" calcext:value-type="float">
            <text:p>0.0026920438</text:p>
          </table:table-cell>
          <table:table-cell table:formula="of:=[.B443]-[.G443]" office:value-type="float" office:value="1.832874357705" calcext:value-type="float">
            <text:p>1.8328743577</text:p>
          </table:table-cell>
          <table:table-cell office:value-type="float" office:value="0.834900557995" calcext:value-type="float">
            <text:p>0.834900558</text:p>
          </table:table-cell>
          <table:table-cell table:formula="of:=[.P445]-[.J443]" office:value-type="float" office:value="0.00269204378100008" calcext:value-type="float">
            <text:p>0.0026920438</text:p>
          </table:table-cell>
          <table:table-cell table:formula="of:=[.B443]-[.J443]" office:value-type="float" office:value="1.832874357705" calcext:value-type="float">
            <text:p>1.8328743577</text:p>
          </table:table-cell>
          <table:table-cell office:value-type="float" office:value="0.834900557995" calcext:value-type="float">
            <text:p>0.834900558</text:p>
          </table:table-cell>
          <table:table-cell table:formula="of:=[.P445]-[.M443]" office:value-type="float" office:value="0.00269204378100008" calcext:value-type="float">
            <text:p>0.0026920438</text:p>
          </table:table-cell>
          <table:table-cell table:formula="of:=[.B443]-[.M443]" office:value-type="float" office:value="1.832874357705" calcext:value-type="float">
            <text:p>1.8328743577</text:p>
          </table:table-cell>
          <table:table-cell office:value-type="float" office:value="0.834900557995" calcext:value-type="float">
            <text:p>0.834900558</text:p>
          </table:table-cell>
          <table:table-cell table:formula="of:=[.S445]-[.P443]" office:value-type="float" office:value="0.00269204378100008" calcext:value-type="float">
            <text:p>0.0026920438</text:p>
          </table:table-cell>
          <table:table-cell table:formula="of:=[.B443]-[.P443]" office:value-type="float" office:value="1.832874357705" calcext:value-type="float">
            <text:p>1.8328743577</text:p>
          </table:table-cell>
          <table:table-cell office:value-type="float" office:value="0.834900557995" calcext:value-type="float">
            <text:p>0.834900558</text:p>
          </table:table-cell>
          <table:table-cell table:formula="of:=[.A443]-[.S443]" office:value-type="float" office:value="1.832874357705" calcext:value-type="float">
            <text:p>1.8328743577</text:p>
          </table:table-cell>
          <table:table-cell table:formula="of:=[.B443]-[.S443]" office:value-type="float" office:value="1.832874357705" calcext:value-type="float">
            <text:p>1.8328743577</text:p>
          </table:table-cell>
        </table:table-row>
        <table:table-row table:style-name="ro1">
          <table:table-cell table:number-columns-repeated="2" office:value-type="float" office:value="2.66863012314" calcext:value-type="float">
            <text:p>2.6686301231</text:p>
          </table:table-cell>
          <table:table-cell table:formula="of:=[.J446]-[.B444]" office:value-type="float" office:value="-1.830709278585" calcext:value-type="float">
            <text:p>-1.8307092786</text:p>
          </table:table-cell>
          <table:table-cell office:value-type="float" office:value="0.837267100811" calcext:value-type="float">
            <text:p>0.8372671008</text:p>
          </table:table-cell>
          <table:table-cell table:formula="of:=[.G446]-[.D444]" office:value-type="float" office:value="-0.00139248371099998" calcext:value-type="float">
            <text:p>-0.0013924837</text:p>
          </table:table-cell>
          <table:table-cell table:formula="of:=[.B444]-[.$D446]" office:value-type="float" office:value="1.830709278585" calcext:value-type="float">
            <text:p>1.8307092786</text:p>
          </table:table-cell>
          <table:table-cell office:value-type="float" office:value="0.835222482681" calcext:value-type="float">
            <text:p>0.8352224827</text:p>
          </table:table-cell>
          <table:table-cell table:formula="of:=[.J446]-[.G444]" office:value-type="float" office:value="0.00269836187399997" calcext:value-type="float">
            <text:p>0.0026983619</text:p>
          </table:table-cell>
          <table:table-cell table:formula="of:=[.B444]-[.G444]" office:value-type="float" office:value="1.833407640459" calcext:value-type="float">
            <text:p>1.8334076405</text:p>
          </table:table-cell>
          <table:table-cell office:value-type="float" office:value="0.837267100811" calcext:value-type="float">
            <text:p>0.8372671008</text:p>
          </table:table-cell>
          <table:table-cell table:formula="of:=[.P446]-[.J444]" office:value-type="float" office:value="0.000653743743999957" calcext:value-type="float">
            <text:p>0.0006537437</text:p>
          </table:table-cell>
          <table:table-cell table:formula="of:=[.B444]-[.J444]" office:value-type="float" office:value="1.831363022329" calcext:value-type="float">
            <text:p>1.8313630223</text:p>
          </table:table-cell>
          <table:table-cell office:value-type="float" office:value="0.837267100811" calcext:value-type="float">
            <text:p>0.8372671008</text:p>
          </table:table-cell>
          <table:table-cell table:formula="of:=[.P446]-[.M444]" office:value-type="float" office:value="0.000653743743999957" calcext:value-type="float">
            <text:p>0.0006537437</text:p>
          </table:table-cell>
          <table:table-cell table:formula="of:=[.B444]-[.M444]" office:value-type="float" office:value="1.831363022329" calcext:value-type="float">
            <text:p>1.8313630223</text:p>
          </table:table-cell>
          <table:table-cell office:value-type="float" office:value="0.837267100811" calcext:value-type="float">
            <text:p>0.8372671008</text:p>
          </table:table-cell>
          <table:table-cell table:formula="of:=[.S446]-[.P444]" office:value-type="float" office:value="0.000653743743999957" calcext:value-type="float">
            <text:p>0.0006537437</text:p>
          </table:table-cell>
          <table:table-cell table:formula="of:=[.B444]-[.P444]" office:value-type="float" office:value="1.831363022329" calcext:value-type="float">
            <text:p>1.8313630223</text:p>
          </table:table-cell>
          <table:table-cell office:value-type="float" office:value="0.837267100811" calcext:value-type="float">
            <text:p>0.8372671008</text:p>
          </table:table-cell>
          <table:table-cell table:formula="of:=[.A444]-[.S444]" office:value-type="float" office:value="1.831363022329" calcext:value-type="float">
            <text:p>1.8313630223</text:p>
          </table:table-cell>
          <table:table-cell table:formula="of:=[.B444]-[.S444]" office:value-type="float" office:value="1.831363022329" calcext:value-type="float">
            <text:p>1.8313630223</text:p>
          </table:table-cell>
        </table:table-row>
        <table:table-row table:style-name="ro1">
          <table:table-cell table:number-columns-repeated="2" office:value-type="float" office:value="2.69068264961" calcext:value-type="float">
            <text:p>2.6906826496</text:p>
          </table:table-cell>
          <table:table-cell table:formula="of:=[.J447]-[.B445]" office:value-type="float" office:value="-1.852430760858" calcext:value-type="float">
            <text:p>-1.8524307609</text:p>
          </table:table-cell>
          <table:table-cell office:value-type="float" office:value="0.837592601776" calcext:value-type="float">
            <text:p>0.8375926018</text:p>
          </table:table-cell>
          <table:table-cell table:formula="of:=[.G447]-[.D445]" office:value-type="float" office:value="0.000659286975999929" calcext:value-type="float">
            <text:p>0.000659287</text:p>
          </table:table-cell>
          <table:table-cell table:formula="of:=[.B445]-[.$D447]" office:value-type="float" office:value="1.852430760858" calcext:value-type="float">
            <text:p>1.8524307609</text:p>
          </table:table-cell>
          <table:table-cell office:value-type="float" office:value="0.837592601776" calcext:value-type="float">
            <text:p>0.8375926018</text:p>
          </table:table-cell>
          <table:table-cell table:formula="of:=[.J447]-[.G445]" office:value-type="float" office:value="0.000659286975999929" calcext:value-type="float">
            <text:p>0.000659287</text:p>
          </table:table-cell>
          <table:table-cell table:formula="of:=[.B445]-[.G445]" office:value-type="float" office:value="1.853090047834" calcext:value-type="float">
            <text:p>1.8530900478</text:p>
          </table:table-cell>
          <table:table-cell office:value-type="float" office:value="0.837592601776" calcext:value-type="float">
            <text:p>0.8375926018</text:p>
          </table:table-cell>
          <table:table-cell table:formula="of:=[.P447]-[.J445]" office:value-type="float" office:value="0.000659286975999929" calcext:value-type="float">
            <text:p>0.000659287</text:p>
          </table:table-cell>
          <table:table-cell table:formula="of:=[.B445]-[.J445]" office:value-type="float" office:value="1.853090047834" calcext:value-type="float">
            <text:p>1.8530900478</text:p>
          </table:table-cell>
          <table:table-cell office:value-type="float" office:value="0.837592601776" calcext:value-type="float">
            <text:p>0.8375926018</text:p>
          </table:table-cell>
          <table:table-cell table:formula="of:=[.P447]-[.M445]" office:value-type="float" office:value="0.000659286975999929" calcext:value-type="float">
            <text:p>0.000659287</text:p>
          </table:table-cell>
          <table:table-cell table:formula="of:=[.B445]-[.M445]" office:value-type="float" office:value="1.853090047834" calcext:value-type="float">
            <text:p>1.8530900478</text:p>
          </table:table-cell>
          <table:table-cell office:value-type="float" office:value="0.837592601776" calcext:value-type="float">
            <text:p>0.8375926018</text:p>
          </table:table-cell>
          <table:table-cell table:formula="of:=[.S447]-[.P445]" office:value-type="float" office:value="0.000659286975999929" calcext:value-type="float">
            <text:p>0.000659287</text:p>
          </table:table-cell>
          <table:table-cell table:formula="of:=[.B445]-[.P445]" office:value-type="float" office:value="1.853090047834" calcext:value-type="float">
            <text:p>1.8530900478</text:p>
          </table:table-cell>
          <table:table-cell office:value-type="float" office:value="0.837592601776" calcext:value-type="float">
            <text:p>0.8375926018</text:p>
          </table:table-cell>
          <table:table-cell table:formula="of:=[.A445]-[.S445]" office:value-type="float" office:value="1.853090047834" calcext:value-type="float">
            <text:p>1.8530900478</text:p>
          </table:table-cell>
          <table:table-cell table:formula="of:=[.B445]-[.S445]" office:value-type="float" office:value="1.853090047834" calcext:value-type="float">
            <text:p>1.8530900478</text:p>
          </table:table-cell>
        </table:table-row>
        <table:table-row table:style-name="ro1">
          <table:table-cell table:number-columns-repeated="2" office:value-type="float" office:value="2.69157195091" calcext:value-type="float">
            <text:p>2.6915719509</text:p>
          </table:table-cell>
          <table:table-cell table:formula="of:=[.J448]-[.B446]" office:value-type="string" office:string-value="" calcext:value-type="error">
            <text:p>#VALUE!</text:p>
          </table:table-cell>
          <table:table-cell office:value-type="float" office:value="0.837920844555" calcext:value-type="float">
            <text:p>0.8379208446</text:p>
          </table:table-cell>
          <table:table-cell table:formula="of:=[.G448]-[.D446]" office:value-type="string" office:string-value="" calcext:value-type="error">
            <text:p>#VALUE!</text:p>
          </table:table-cell>
          <table:table-cell table:formula="of:=[.B446]-[.$D448]" office:value-type="string" office:string-value="" calcext:value-type="error">
            <text:p>#VALUE!</text:p>
          </table:table-cell>
          <table:table-cell office:value-type="float" office:value="0.8358746171" calcext:value-type="float">
            <text:p>0.8358746171</text:p>
          </table:table-cell>
          <table:table-cell table:formula="of:=[.J448]-[.G446]" office:value-type="string" office:string-value="" calcext:value-type="error">
            <text:p>#VALUE!</text:p>
          </table:table-cell>
          <table:table-cell table:formula="of:=[.B446]-[.G446]" office:value-type="float" office:value="1.85569733381" calcext:value-type="float">
            <text:p>1.8556973338</text:p>
          </table:table-cell>
          <table:table-cell office:value-type="float" office:value="0.837920844555" calcext:value-type="float">
            <text:p>0.8379208446</text:p>
          </table:table-cell>
          <table:table-cell table:formula="of:=[.P448]-[.J446]" office:value-type="string" office:string-value="" calcext:value-type="error">
            <text:p>#VALUE!</text:p>
          </table:table-cell>
          <table:table-cell table:formula="of:=[.B446]-[.J446]" office:value-type="float" office:value="1.853651106355" calcext:value-type="float">
            <text:p>1.8536511064</text:p>
          </table:table-cell>
          <table:table-cell office:value-type="float" office:value="0.837920844555" calcext:value-type="float">
            <text:p>0.8379208446</text:p>
          </table:table-cell>
          <table:table-cell table:formula="of:=[.P448]-[.M446]" office:value-type="string" office:string-value="" calcext:value-type="error">
            <text:p>#VALUE!</text:p>
          </table:table-cell>
          <table:table-cell table:formula="of:=[.B446]-[.M446]" office:value-type="float" office:value="1.853651106355" calcext:value-type="float">
            <text:p>1.8536511064</text:p>
          </table:table-cell>
          <table:table-cell office:value-type="float" office:value="0.837920844555" calcext:value-type="float">
            <text:p>0.8379208446</text:p>
          </table:table-cell>
          <table:table-cell table:formula="of:=[.S448]-[.P446]" office:value-type="string" office:string-value="" calcext:value-type="error">
            <text:p>#VALUE!</text:p>
          </table:table-cell>
          <table:table-cell table:formula="of:=[.B446]-[.P446]" office:value-type="float" office:value="1.853651106355" calcext:value-type="float">
            <text:p>1.8536511064</text:p>
          </table:table-cell>
          <table:table-cell office:value-type="float" office:value="0.837920844555" calcext:value-type="float">
            <text:p>0.8379208446</text:p>
          </table:table-cell>
          <table:table-cell table:formula="of:=[.A446]-[.S446]" office:value-type="float" office:value="1.853651106355" calcext:value-type="float">
            <text:p>1.8536511064</text:p>
          </table:table-cell>
          <table:table-cell table:formula="of:=[.B446]-[.S446]" office:value-type="float" office:value="1.853651106355" calcext:value-type="float">
            <text:p>1.8536511064</text:p>
          </table:table-cell>
        </table:table-row>
        <table:table-row table:style-name="ro1">
          <table:table-cell table:number-columns-repeated="2" office:value-type="float" office:value="2.69247031212" calcext:value-type="float">
            <text:p>2.6924703121</text:p>
          </table:table-cell>
          <table:table-cell table:formula="of:=[.J449]-[.B447]" office:value-type="float" office:value="-1.853884637357" calcext:value-type="float">
            <text:p>-1.8538846374</text:p>
          </table:table-cell>
          <table:table-cell office:value-type="float" office:value="0.838251888752" calcext:value-type="float">
            <text:p>0.8382518888</text:p>
          </table:table-cell>
          <table:table-cell table:formula="of:=[.G449]-[.D447]" office:value-type="float" office:value="0.000333786010999981" calcext:value-type="float">
            <text:p>0.000333786</text:p>
          </table:table-cell>
          <table:table-cell table:formula="of:=[.B447]-[.$D449]" office:value-type="float" office:value="1.853884637357" calcext:value-type="float">
            <text:p>1.8538846374</text:p>
          </table:table-cell>
          <table:table-cell office:value-type="float" office:value="0.838251888752" calcext:value-type="float">
            <text:p>0.8382518888</text:p>
          </table:table-cell>
          <table:table-cell table:formula="of:=[.J449]-[.G447]" office:value-type="float" office:value="0.000333786010999981" calcext:value-type="float">
            <text:p>0.000333786</text:p>
          </table:table-cell>
          <table:table-cell table:formula="of:=[.B447]-[.G447]" office:value-type="float" office:value="1.854218423368" calcext:value-type="float">
            <text:p>1.8542184234</text:p>
          </table:table-cell>
          <table:table-cell office:value-type="float" office:value="0.838251888752" calcext:value-type="float">
            <text:p>0.8382518888</text:p>
          </table:table-cell>
          <table:table-cell table:formula="of:=[.P449]-[.J447]" office:value-type="float" office:value="0.000333786010999981" calcext:value-type="float">
            <text:p>0.000333786</text:p>
          </table:table-cell>
          <table:table-cell table:formula="of:=[.B447]-[.J447]" office:value-type="float" office:value="1.854218423368" calcext:value-type="float">
            <text:p>1.8542184234</text:p>
          </table:table-cell>
          <table:table-cell office:value-type="float" office:value="0.838251888752" calcext:value-type="float">
            <text:p>0.8382518888</text:p>
          </table:table-cell>
          <table:table-cell table:formula="of:=[.P449]-[.M447]" office:value-type="float" office:value="0.000333786010999981" calcext:value-type="float">
            <text:p>0.000333786</text:p>
          </table:table-cell>
          <table:table-cell table:formula="of:=[.B447]-[.M447]" office:value-type="float" office:value="1.854218423368" calcext:value-type="float">
            <text:p>1.8542184234</text:p>
          </table:table-cell>
          <table:table-cell office:value-type="float" office:value="0.838251888752" calcext:value-type="float">
            <text:p>0.8382518888</text:p>
          </table:table-cell>
          <table:table-cell table:formula="of:=[.S449]-[.P447]" office:value-type="float" office:value="0.000333786010999981" calcext:value-type="float">
            <text:p>0.000333786</text:p>
          </table:table-cell>
          <table:table-cell table:formula="of:=[.B447]-[.P447]" office:value-type="float" office:value="1.854218423368" calcext:value-type="float">
            <text:p>1.8542184234</text:p>
          </table:table-cell>
          <table:table-cell office:value-type="float" office:value="0.838251888752" calcext:value-type="float">
            <text:p>0.8382518888</text:p>
          </table:table-cell>
          <table:table-cell table:formula="of:=[.A447]-[.S447]" office:value-type="float" office:value="1.854218423368" calcext:value-type="float">
            <text:p>1.8542184234</text:p>
          </table:table-cell>
          <table:table-cell table:formula="of:=[.B447]-[.S447]" office:value-type="float" office:value="1.854218423368" calcext:value-type="float">
            <text:p>1.8542184234</text:p>
          </table:table-cell>
        </table:table-row>
        <table:table-row table:style-name="ro1">
          <table:table-cell table:number-columns-repeated="2" office:value-type="float" office:value="2.6730427742" calcext:value-type="float">
            <text:p>2.6730427742</text:p>
          </table:table-cell>
          <table:table-cell table:formula="of:=[.J450]-[.B448]" office:value-type="float" office:value="-1.834120512008" calcext:value-type="float">
            <text:p>-1.834120512</text:p>
          </table:table-cell>
          <table:table-cell office:value-type="string" calcext:value-type="string">
            <text:p><text:s/>nan </text:p>
          </table:table-cell>
          <table:table-cell table:formula="of:=[.G450]-[.D448]" office:value-type="string" office:string-value="" calcext:value-type="error">
            <text:p>#VALUE!</text:p>
          </table:table-cell>
          <table:table-cell table:formula="of:=[.B448]-[.$D450]" office:value-type="float" office:value="1.834120512008" calcext:value-type="float">
            <text:p>1.834120512</text:p>
          </table:table-cell>
          <table:table-cell office:value-type="string" calcext:value-type="string">
            <text:p><text:s/>nan </text:p>
          </table:table-cell>
          <table:table-cell table:formula="of:=[.J450]-[.G448]" office:value-type="string" office:string-value="" calcext:value-type="error">
            <text:p>#VALUE!</text:p>
          </table:table-cell>
          <table:table-cell table:formula="of:=[.B448]-[.G44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50]-[.J448]" office:value-type="string" office:string-value="" calcext:value-type="error">
            <text:p>#VALUE!</text:p>
          </table:table-cell>
          <table:table-cell table:formula="of:=[.B448]-[.J44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50]-[.M448]" office:value-type="string" office:string-value="" calcext:value-type="error">
            <text:p>#VALUE!</text:p>
          </table:table-cell>
          <table:table-cell table:formula="of:=[.B448]-[.M44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50]-[.P448]" office:value-type="string" office:string-value="" calcext:value-type="error">
            <text:p>#VALUE!</text:p>
          </table:table-cell>
          <table:table-cell table:formula="of:=[.B448]-[.P448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48]-[.S448]" office:value-type="string" office:string-value="" calcext:value-type="error">
            <text:p>#VALUE!</text:p>
          </table:table-cell>
          <table:table-cell table:formula="of:=[.B448]-[.S44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7395281792" calcext:value-type="float">
            <text:p>2.6739528179</text:p>
          </table:table-cell>
          <table:table-cell table:formula="of:=[.J451]-[.B449]" office:value-type="float" office:value="-1.834691226486" calcext:value-type="float">
            <text:p>-1.8346912265</text:p>
          </table:table-cell>
          <table:table-cell office:value-type="float" office:value="0.838585674763" calcext:value-type="float">
            <text:p>0.8385856748</text:p>
          </table:table-cell>
          <table:table-cell table:formula="of:=[.G451]-[.D449]" office:value-type="float" office:value="0.000675916671000087" calcext:value-type="float">
            <text:p>0.0006759167</text:p>
          </table:table-cell>
          <table:table-cell table:formula="of:=[.B449]-[.$D451]" office:value-type="float" office:value="1.834691226486" calcext:value-type="float">
            <text:p>1.8346912265</text:p>
          </table:table-cell>
          <table:table-cell office:value-type="float" office:value="0.838585674763" calcext:value-type="float">
            <text:p>0.8385856748</text:p>
          </table:table-cell>
          <table:table-cell table:formula="of:=[.J451]-[.G449]" office:value-type="float" office:value="0.000675916671000087" calcext:value-type="float">
            <text:p>0.0006759167</text:p>
          </table:table-cell>
          <table:table-cell table:formula="of:=[.B449]-[.G449]" office:value-type="float" office:value="1.835367143157" calcext:value-type="float">
            <text:p>1.8353671432</text:p>
          </table:table-cell>
          <table:table-cell office:value-type="float" office:value="0.838585674763" calcext:value-type="float">
            <text:p>0.8385856748</text:p>
          </table:table-cell>
          <table:table-cell table:formula="of:=[.P451]-[.J449]" office:value-type="float" office:value="0.000675916671000087" calcext:value-type="float">
            <text:p>0.0006759167</text:p>
          </table:table-cell>
          <table:table-cell table:formula="of:=[.B449]-[.J449]" office:value-type="float" office:value="1.835367143157" calcext:value-type="float">
            <text:p>1.8353671432</text:p>
          </table:table-cell>
          <table:table-cell office:value-type="float" office:value="0.838585674763" calcext:value-type="float">
            <text:p>0.8385856748</text:p>
          </table:table-cell>
          <table:table-cell table:formula="of:=[.P451]-[.M449]" office:value-type="float" office:value="0.000675916671000087" calcext:value-type="float">
            <text:p>0.0006759167</text:p>
          </table:table-cell>
          <table:table-cell table:formula="of:=[.B449]-[.M449]" office:value-type="float" office:value="1.835367143157" calcext:value-type="float">
            <text:p>1.8353671432</text:p>
          </table:table-cell>
          <table:table-cell office:value-type="float" office:value="0.838585674763" calcext:value-type="float">
            <text:p>0.8385856748</text:p>
          </table:table-cell>
          <table:table-cell table:formula="of:=[.S451]-[.P449]" office:value-type="float" office:value="0.000675916671000087" calcext:value-type="float">
            <text:p>0.0006759167</text:p>
          </table:table-cell>
          <table:table-cell table:formula="of:=[.B449]-[.P449]" office:value-type="float" office:value="1.835367143157" calcext:value-type="float">
            <text:p>1.8353671432</text:p>
          </table:table-cell>
          <table:table-cell office:value-type="float" office:value="0.838585674763" calcext:value-type="float">
            <text:p>0.8385856748</text:p>
          </table:table-cell>
          <table:table-cell table:formula="of:=[.A449]-[.S449]" office:value-type="float" office:value="1.835367143157" calcext:value-type="float">
            <text:p>1.8353671432</text:p>
          </table:table-cell>
          <table:table-cell table:formula="of:=[.B449]-[.S449]" office:value-type="float" office:value="1.835367143157" calcext:value-type="float">
            <text:p>1.8353671432</text:p>
          </table:table-cell>
        </table:table-row>
        <table:table-row table:style-name="ro1">
          <table:table-cell table:number-columns-repeated="2" office:value-type="float" office:value="2.67487168312" calcext:value-type="float">
            <text:p>2.6748716831</text:p>
          </table:table-cell>
          <table:table-cell table:formula="of:=[.J452]-[.B450]" office:value-type="float" office:value="-1.835268020629" calcext:value-type="float">
            <text:p>-1.8352680206</text:p>
          </table:table-cell>
          <table:table-cell office:value-type="float" office:value="0.838922262192" calcext:value-type="float">
            <text:p>0.8389222622</text:p>
          </table:table-cell>
          <table:table-cell table:formula="of:=[.G452]-[.D450]" office:value-type="float" office:value="0.00068140029899999" calcext:value-type="float">
            <text:p>0.0006814003</text:p>
          </table:table-cell>
          <table:table-cell table:formula="of:=[.B450]-[.$D452]" office:value-type="float" office:value="1.835268020629" calcext:value-type="float">
            <text:p>1.8352680206</text:p>
          </table:table-cell>
          <table:table-cell office:value-type="float" office:value="0.838922262192" calcext:value-type="float">
            <text:p>0.8389222622</text:p>
          </table:table-cell>
          <table:table-cell table:formula="of:=[.J452]-[.G450]" office:value-type="float" office:value="0.00068140029899999" calcext:value-type="float">
            <text:p>0.0006814003</text:p>
          </table:table-cell>
          <table:table-cell table:formula="of:=[.B450]-[.G450]" office:value-type="float" office:value="1.835949420928" calcext:value-type="float">
            <text:p>1.8359494209</text:p>
          </table:table-cell>
          <table:table-cell office:value-type="float" office:value="0.838922262192" calcext:value-type="float">
            <text:p>0.8389222622</text:p>
          </table:table-cell>
          <table:table-cell table:formula="of:=[.P452]-[.J450]" office:value-type="float" office:value="0.00068140029899999" calcext:value-type="float">
            <text:p>0.0006814003</text:p>
          </table:table-cell>
          <table:table-cell table:formula="of:=[.B450]-[.J450]" office:value-type="float" office:value="1.835949420928" calcext:value-type="float">
            <text:p>1.8359494209</text:p>
          </table:table-cell>
          <table:table-cell office:value-type="float" office:value="0.838922262192" calcext:value-type="float">
            <text:p>0.8389222622</text:p>
          </table:table-cell>
          <table:table-cell table:formula="of:=[.P452]-[.M450]" office:value-type="float" office:value="0.00068140029899999" calcext:value-type="float">
            <text:p>0.0006814003</text:p>
          </table:table-cell>
          <table:table-cell table:formula="of:=[.B450]-[.M450]" office:value-type="float" office:value="1.835949420928" calcext:value-type="float">
            <text:p>1.8359494209</text:p>
          </table:table-cell>
          <table:table-cell office:value-type="float" office:value="0.838922262192" calcext:value-type="float">
            <text:p>0.8389222622</text:p>
          </table:table-cell>
          <table:table-cell table:formula="of:=[.S452]-[.P450]" office:value-type="float" office:value="0.00068140029899999" calcext:value-type="float">
            <text:p>0.0006814003</text:p>
          </table:table-cell>
          <table:table-cell table:formula="of:=[.B450]-[.P450]" office:value-type="float" office:value="1.835949420928" calcext:value-type="float">
            <text:p>1.8359494209</text:p>
          </table:table-cell>
          <table:table-cell office:value-type="float" office:value="0.838922262192" calcext:value-type="float">
            <text:p>0.8389222622</text:p>
          </table:table-cell>
          <table:table-cell table:formula="of:=[.A450]-[.S450]" office:value-type="float" office:value="1.835949420928" calcext:value-type="float">
            <text:p>1.8359494209</text:p>
          </table:table-cell>
          <table:table-cell table:formula="of:=[.B450]-[.S450]" office:value-type="float" office:value="1.835949420928" calcext:value-type="float">
            <text:p>1.8359494209</text:p>
          </table:table-cell>
        </table:table-row>
        <table:table-row table:style-name="ro1">
          <table:table-cell table:number-columns-repeated="2" office:value-type="float" office:value="2.67579960823" calcext:value-type="float">
            <text:p>2.6757996082</text:p>
          </table:table-cell>
          <table:table-cell table:formula="of:=[.J453]-[.B451]" office:value-type="float" office:value="-1.837902247905" calcext:value-type="float">
            <text:p>-1.8379022479</text:p>
          </table:table-cell>
          <table:table-cell office:value-type="float" office:value="0.839261591434" calcext:value-type="float">
            <text:p>0.8392615914</text:p>
          </table:table-cell>
          <table:table-cell table:formula="of:=[.G453]-[.D451]" office:value-type="float" office:value="0.00068694353199994" calcext:value-type="float">
            <text:p>0.0006869435</text:p>
          </table:table-cell>
          <table:table-cell table:formula="of:=[.B451]-[.$D453]" office:value-type="float" office:value="1.837902247905" calcext:value-type="float">
            <text:p>1.8379022479</text:p>
          </table:table-cell>
          <table:table-cell office:value-type="float" office:value="0.839261591434" calcext:value-type="float">
            <text:p>0.8392615914</text:p>
          </table:table-cell>
          <table:table-cell table:formula="of:=[.J453]-[.G451]" office:value-type="float" office:value="-0.00136423110900008" calcext:value-type="float">
            <text:p>-0.0013642311</text:p>
          </table:table-cell>
          <table:table-cell table:formula="of:=[.B451]-[.G451]" office:value-type="float" office:value="1.836538016796" calcext:value-type="float">
            <text:p>1.8365380168</text:p>
          </table:table-cell>
          <table:table-cell office:value-type="float" office:value="0.839261591434" calcext:value-type="float">
            <text:p>0.8392615914</text:p>
          </table:table-cell>
          <table:table-cell table:formula="of:=[.P453]-[.J451]" office:value-type="float" office:value="0.00068694353199994" calcext:value-type="float">
            <text:p>0.0006869435</text:p>
          </table:table-cell>
          <table:table-cell table:formula="of:=[.B451]-[.J451]" office:value-type="float" office:value="1.836538016796" calcext:value-type="float">
            <text:p>1.8365380168</text:p>
          </table:table-cell>
          <table:table-cell office:value-type="float" office:value="0.839261591434" calcext:value-type="float">
            <text:p>0.8392615914</text:p>
          </table:table-cell>
          <table:table-cell table:formula="of:=[.P453]-[.M451]" office:value-type="float" office:value="0.00068694353199994" calcext:value-type="float">
            <text:p>0.0006869435</text:p>
          </table:table-cell>
          <table:table-cell table:formula="of:=[.B451]-[.M451]" office:value-type="float" office:value="1.836538016796" calcext:value-type="float">
            <text:p>1.8365380168</text:p>
          </table:table-cell>
          <table:table-cell office:value-type="float" office:value="0.839261591434" calcext:value-type="float">
            <text:p>0.8392615914</text:p>
          </table:table-cell>
          <table:table-cell table:formula="of:=[.S453]-[.P451]" office:value-type="float" office:value="0.00068694353199994" calcext:value-type="float">
            <text:p>0.0006869435</text:p>
          </table:table-cell>
          <table:table-cell table:formula="of:=[.B451]-[.P451]" office:value-type="float" office:value="1.836538016796" calcext:value-type="float">
            <text:p>1.8365380168</text:p>
          </table:table-cell>
          <table:table-cell office:value-type="float" office:value="0.839261591434" calcext:value-type="float">
            <text:p>0.8392615914</text:p>
          </table:table-cell>
          <table:table-cell table:formula="of:=[.A451]-[.S451]" office:value-type="float" office:value="1.836538016796" calcext:value-type="float">
            <text:p>1.8365380168</text:p>
          </table:table-cell>
          <table:table-cell table:formula="of:=[.B451]-[.S451]" office:value-type="float" office:value="1.836538016796" calcext:value-type="float">
            <text:p>1.8365380168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454]-[.B452]" office:value-type="string" office:string-value="" calcext:value-type="error">
            <text:p>#VALUE!</text:p>
          </table:table-cell>
          <table:table-cell office:value-type="float" office:value="0.839603662491" calcext:value-type="float">
            <text:p>0.8396036625</text:p>
          </table:table-cell>
          <table:table-cell table:formula="of:=[.G454]-[.D452]" office:value-type="float" office:value="0.000692486763000044" calcext:value-type="float">
            <text:p>0.0006924868</text:p>
          </table:table-cell>
          <table:table-cell table:formula="of:=[.B452]-[.$D454]" office:value-type="string" office:string-value="" calcext:value-type="error">
            <text:p>#VALUE!</text:p>
          </table:table-cell>
          <table:table-cell office:value-type="float" office:value="0.839603662491" calcext:value-type="float">
            <text:p>0.8396036625</text:p>
          </table:table-cell>
          <table:table-cell table:formula="of:=[.J454]-[.G452]" office:value-type="float" office:value="0.000692486763000044" calcext:value-type="float">
            <text:p>0.0006924868</text:p>
          </table:table-cell>
          <table:table-cell table:formula="of:=[.B452]-[.G452]" office:value-type="string" office:string-value="" calcext:value-type="error">
            <text:p>#VALUE!</text:p>
          </table:table-cell>
          <table:table-cell office:value-type="float" office:value="0.839603662491" calcext:value-type="float">
            <text:p>0.8396036625</text:p>
          </table:table-cell>
          <table:table-cell table:formula="of:=[.P454]-[.J452]" office:value-type="float" office:value="0.000692486763000044" calcext:value-type="float">
            <text:p>0.0006924868</text:p>
          </table:table-cell>
          <table:table-cell table:formula="of:=[.B452]-[.J452]" office:value-type="string" office:string-value="" calcext:value-type="error">
            <text:p>#VALUE!</text:p>
          </table:table-cell>
          <table:table-cell office:value-type="float" office:value="0.839603662491" calcext:value-type="float">
            <text:p>0.8396036625</text:p>
          </table:table-cell>
          <table:table-cell table:formula="of:=[.P454]-[.M452]" office:value-type="float" office:value="0.000692486763000044" calcext:value-type="float">
            <text:p>0.0006924868</text:p>
          </table:table-cell>
          <table:table-cell table:formula="of:=[.B452]-[.M452]" office:value-type="string" office:string-value="" calcext:value-type="error">
            <text:p>#VALUE!</text:p>
          </table:table-cell>
          <table:table-cell office:value-type="float" office:value="0.839603662491" calcext:value-type="float">
            <text:p>0.8396036625</text:p>
          </table:table-cell>
          <table:table-cell table:formula="of:=[.S454]-[.P452]" office:value-type="float" office:value="0.000692486763000044" calcext:value-type="float">
            <text:p>0.0006924868</text:p>
          </table:table-cell>
          <table:table-cell table:formula="of:=[.B452]-[.P452]" office:value-type="string" office:string-value="" calcext:value-type="error">
            <text:p>#VALUE!</text:p>
          </table:table-cell>
          <table:table-cell office:value-type="float" office:value="0.839603662491" calcext:value-type="float">
            <text:p>0.8396036625</text:p>
          </table:table-cell>
          <table:table-cell table:formula="of:=[.A452]-[.S452]" office:value-type="string" office:string-value="" calcext:value-type="error">
            <text:p>#VALUE!</text:p>
          </table:table-cell>
          <table:table-cell table:formula="of:=[.B452]-[.S45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67673659325" calcext:value-type="float">
            <text:p>2.6767365933</text:p>
          </table:table-cell>
          <table:table-cell table:formula="of:=[.J455]-[.B453]" office:value-type="float" office:value="-1.836090087894" calcext:value-type="float">
            <text:p>-1.8360900879</text:p>
          </table:table-cell>
          <table:table-cell office:value-type="float" office:value="0.837897360325" calcext:value-type="float">
            <text:p>0.8378973603</text:p>
          </table:table-cell>
          <table:table-cell table:formula="of:=[.G455]-[.D453]" office:value-type="float" office:value="0.00274914503099999" calcext:value-type="float">
            <text:p>0.002749145</text:p>
          </table:table-cell>
          <table:table-cell table:formula="of:=[.B453]-[.$D455]" office:value-type="float" office:value="1.836090087894" calcext:value-type="float">
            <text:p>1.8360900879</text:p>
          </table:table-cell>
          <table:table-cell office:value-type="float" office:value="0.839948534966" calcext:value-type="float">
            <text:p>0.839948535</text:p>
          </table:table-cell>
          <table:table-cell table:formula="of:=[.J455]-[.G453]" office:value-type="float" office:value="0.000697970389999969" calcext:value-type="float">
            <text:p>0.0006979704</text:p>
          </table:table-cell>
          <table:table-cell table:formula="of:=[.B453]-[.G453]" office:value-type="float" office:value="1.836788058284" calcext:value-type="float">
            <text:p>1.8367880583</text:p>
          </table:table-cell>
          <table:table-cell office:value-type="float" office:value="0.837897360325" calcext:value-type="float">
            <text:p>0.8378973603</text:p>
          </table:table-cell>
          <table:table-cell table:formula="of:=[.P455]-[.J453]" office:value-type="float" office:value="0.00274914503099999" calcext:value-type="float">
            <text:p>0.002749145</text:p>
          </table:table-cell>
          <table:table-cell table:formula="of:=[.B453]-[.J453]" office:value-type="float" office:value="1.838839232925" calcext:value-type="float">
            <text:p>1.8388392329</text:p>
          </table:table-cell>
          <table:table-cell office:value-type="float" office:value="0.839948534966" calcext:value-type="float">
            <text:p>0.839948535</text:p>
          </table:table-cell>
          <table:table-cell table:formula="of:=[.P455]-[.M453]" office:value-type="float" office:value="0.000697970389999969" calcext:value-type="float">
            <text:p>0.0006979704</text:p>
          </table:table-cell>
          <table:table-cell table:formula="of:=[.B453]-[.M453]" office:value-type="float" office:value="1.836788058284" calcext:value-type="float">
            <text:p>1.8367880583</text:p>
          </table:table-cell>
          <table:table-cell office:value-type="float" office:value="0.839948534966" calcext:value-type="float">
            <text:p>0.839948535</text:p>
          </table:table-cell>
          <table:table-cell table:formula="of:=[.S455]-[.P453]" office:value-type="float" office:value="0.000697970389999969" calcext:value-type="float">
            <text:p>0.0006979704</text:p>
          </table:table-cell>
          <table:table-cell table:formula="of:=[.B453]-[.P453]" office:value-type="float" office:value="1.836788058284" calcext:value-type="float">
            <text:p>1.8367880583</text:p>
          </table:table-cell>
          <table:table-cell office:value-type="float" office:value="0.839948534966" calcext:value-type="float">
            <text:p>0.839948535</text:p>
          </table:table-cell>
          <table:table-cell table:formula="of:=[.A453]-[.S453]" office:value-type="float" office:value="1.836788058284" calcext:value-type="float">
            <text:p>1.8367880583</text:p>
          </table:table-cell>
          <table:table-cell table:formula="of:=[.B453]-[.S453]" office:value-type="float" office:value="1.836788058284" calcext:value-type="float">
            <text:p>1.8367880583</text:p>
          </table:table-cell>
        </table:table-row>
        <table:table-row table:style-name="ro1">
          <table:table-cell office:value-type="float" office:value="2.67768263817" calcext:value-type="float">
            <text:p>2.6776826382</text:p>
          </table:table-cell>
          <table:table-cell office:value-type="float" office:value="2.69805288315" calcext:value-type="float">
            <text:p>2.6980528832</text:p>
          </table:table-cell>
          <table:table-cell table:formula="of:=[.J456]-[.B454]" office:value-type="float" office:value="-1.857053279879" calcext:value-type="float">
            <text:p>-1.8570532799</text:p>
          </table:table-cell>
          <table:table-cell office:value-type="float" office:value="0.840296149254" calcext:value-type="float">
            <text:p>0.8402961493</text:p>
          </table:table-cell>
          <table:table-cell table:formula="of:=[.G456]-[.D454]" office:value-type="float" office:value="0.000703454017000005" calcext:value-type="float">
            <text:p>0.000703454</text:p>
          </table:table-cell>
          <table:table-cell table:formula="of:=[.B454]-[.$D456]" office:value-type="float" office:value="1.857053279879" calcext:value-type="float">
            <text:p>1.8570532799</text:p>
          </table:table-cell>
          <table:table-cell office:value-type="float" office:value="0.840296149254" calcext:value-type="float">
            <text:p>0.8402961493</text:p>
          </table:table-cell>
          <table:table-cell table:formula="of:=[.J456]-[.G454]" office:value-type="float" office:value="0.000703454017000005" calcext:value-type="float">
            <text:p>0.000703454</text:p>
          </table:table-cell>
          <table:table-cell table:formula="of:=[.B454]-[.G454]" office:value-type="float" office:value="1.857756733896" calcext:value-type="float">
            <text:p>1.8577567339</text:p>
          </table:table-cell>
          <table:table-cell office:value-type="float" office:value="0.840296149254" calcext:value-type="float">
            <text:p>0.8402961493</text:p>
          </table:table-cell>
          <table:table-cell table:formula="of:=[.P456]-[.J454]" office:value-type="float" office:value="0.000703454017000005" calcext:value-type="float">
            <text:p>0.000703454</text:p>
          </table:table-cell>
          <table:table-cell table:formula="of:=[.B454]-[.J454]" office:value-type="float" office:value="1.857756733896" calcext:value-type="float">
            <text:p>1.8577567339</text:p>
          </table:table-cell>
          <table:table-cell office:value-type="float" office:value="0.840296149254" calcext:value-type="float">
            <text:p>0.8402961493</text:p>
          </table:table-cell>
          <table:table-cell table:formula="of:=[.P456]-[.M454]" office:value-type="float" office:value="0.000703454017000005" calcext:value-type="float">
            <text:p>0.000703454</text:p>
          </table:table-cell>
          <table:table-cell table:formula="of:=[.B454]-[.M454]" office:value-type="float" office:value="1.857756733896" calcext:value-type="float">
            <text:p>1.8577567339</text:p>
          </table:table-cell>
          <table:table-cell office:value-type="float" office:value="0.840296149254" calcext:value-type="float">
            <text:p>0.8402961493</text:p>
          </table:table-cell>
          <table:table-cell table:formula="of:=[.S456]-[.P454]" office:value-type="float" office:value="0.000703454017000005" calcext:value-type="float">
            <text:p>0.000703454</text:p>
          </table:table-cell>
          <table:table-cell table:formula="of:=[.B454]-[.P454]" office:value-type="float" office:value="1.857756733896" calcext:value-type="float">
            <text:p>1.8577567339</text:p>
          </table:table-cell>
          <table:table-cell office:value-type="float" office:value="0.840296149254" calcext:value-type="float">
            <text:p>0.8402961493</text:p>
          </table:table-cell>
          <table:table-cell table:formula="of:=[.A454]-[.S454]" office:value-type="float" office:value="1.837386488916" calcext:value-type="float">
            <text:p>1.8373864889</text:p>
          </table:table-cell>
          <table:table-cell table:formula="of:=[.B454]-[.S454]" office:value-type="float" office:value="1.857756733896" calcext:value-type="float">
            <text:p>1.8577567339</text:p>
          </table:table-cell>
        </table:table-row>
        <table:table-row table:style-name="ro1">
          <table:table-cell table:number-columns-repeated="2" office:value-type="float" office:value="2.69901514053" calcext:value-type="float">
            <text:p>2.6990151405</text:p>
          </table:table-cell>
          <table:table-cell table:formula="of:=[.J457]-[.B455]" office:value-type="float" office:value="-1.857659697529" calcext:value-type="float">
            <text:p>-1.8576596975</text:p>
          </table:table-cell>
          <table:table-cell office:value-type="float" office:value="0.840646505356" calcext:value-type="float">
            <text:p>0.8406465054</text:p>
          </table:table-cell>
          <table:table-cell table:formula="of:=[.G457]-[.D455]" office:value-type="float" office:value="0.000708937645000018" calcext:value-type="float">
            <text:p>0.0007089376</text:p>
          </table:table-cell>
          <table:table-cell table:formula="of:=[.B455]-[.$D457]" office:value-type="float" office:value="1.857659697529" calcext:value-type="float">
            <text:p>1.8576596975</text:p>
          </table:table-cell>
          <table:table-cell office:value-type="float" office:value="0.840646505356" calcext:value-type="float">
            <text:p>0.8406465054</text:p>
          </table:table-cell>
          <table:table-cell table:formula="of:=[.J457]-[.G455]" office:value-type="float" office:value="0.000708937645000018" calcext:value-type="float">
            <text:p>0.0007089376</text:p>
          </table:table-cell>
          <table:table-cell table:formula="of:=[.B455]-[.G455]" office:value-type="float" office:value="1.858368635174" calcext:value-type="float">
            <text:p>1.8583686352</text:p>
          </table:table-cell>
          <table:table-cell office:value-type="float" office:value="0.840646505356" calcext:value-type="float">
            <text:p>0.8406465054</text:p>
          </table:table-cell>
          <table:table-cell table:formula="of:=[.P457]-[.J455]" office:value-type="float" office:value="0.000708937645000018" calcext:value-type="float">
            <text:p>0.0007089376</text:p>
          </table:table-cell>
          <table:table-cell table:formula="of:=[.B455]-[.J455]" office:value-type="float" office:value="1.858368635174" calcext:value-type="float">
            <text:p>1.8583686352</text:p>
          </table:table-cell>
          <table:table-cell office:value-type="float" office:value="0.840646505356" calcext:value-type="float">
            <text:p>0.8406465054</text:p>
          </table:table-cell>
          <table:table-cell table:formula="of:=[.P457]-[.M455]" office:value-type="float" office:value="0.000708937645000018" calcext:value-type="float">
            <text:p>0.0007089376</text:p>
          </table:table-cell>
          <table:table-cell table:formula="of:=[.B455]-[.M455]" office:value-type="float" office:value="1.858368635174" calcext:value-type="float">
            <text:p>1.8583686352</text:p>
          </table:table-cell>
          <table:table-cell office:value-type="float" office:value="0.840646505356" calcext:value-type="float">
            <text:p>0.8406465054</text:p>
          </table:table-cell>
          <table:table-cell table:formula="of:=[.S457]-[.P455]" office:value-type="float" office:value="0.000708937645000018" calcext:value-type="float">
            <text:p>0.0007089376</text:p>
          </table:table-cell>
          <table:table-cell table:formula="of:=[.B455]-[.P455]" office:value-type="float" office:value="1.858368635174" calcext:value-type="float">
            <text:p>1.8583686352</text:p>
          </table:table-cell>
          <table:table-cell office:value-type="float" office:value="0.840646505356" calcext:value-type="float">
            <text:p>0.8406465054</text:p>
          </table:table-cell>
          <table:table-cell table:formula="of:=[.A455]-[.S455]" office:value-type="float" office:value="1.858368635174" calcext:value-type="float">
            <text:p>1.8583686352</text:p>
          </table:table-cell>
          <table:table-cell table:formula="of:=[.B455]-[.S455]" office:value-type="float" office:value="1.858368635174" calcext:value-type="float">
            <text:p>1.8583686352</text:p>
          </table:table-cell>
        </table:table-row>
        <table:table-row table:style-name="ro1">
          <table:table-cell table:number-columns-repeated="2" office:value-type="float" office:value="2.69998669624" calcext:value-type="float">
            <text:p>2.6999866962</text:p>
          </table:table-cell>
          <table:table-cell table:formula="of:=[.J458]-[.B456]" office:value-type="float" office:value="-1.858272671696" calcext:value-type="float">
            <text:p>-1.8582726717</text:p>
          </table:table-cell>
          <table:table-cell office:value-type="float" office:value="0.840999603271" calcext:value-type="float">
            <text:p>0.8409996033</text:p>
          </table:table-cell>
          <table:table-cell table:formula="of:=[.G458]-[.D456]" office:value-type="float" office:value="0.000714421273000032" calcext:value-type="float">
            <text:p>0.0007144213</text:p>
          </table:table-cell>
          <table:table-cell table:formula="of:=[.B456]-[.$D458]" office:value-type="float" office:value="1.858272671696" calcext:value-type="float">
            <text:p>1.8582726717</text:p>
          </table:table-cell>
          <table:table-cell office:value-type="float" office:value="0.840999603271" calcext:value-type="float">
            <text:p>0.8409996033</text:p>
          </table:table-cell>
          <table:table-cell table:formula="of:=[.J458]-[.G456]" office:value-type="float" office:value="0.000714421273000032" calcext:value-type="float">
            <text:p>0.0007144213</text:p>
          </table:table-cell>
          <table:table-cell table:formula="of:=[.B456]-[.G456]" office:value-type="float" office:value="1.858987092969" calcext:value-type="float">
            <text:p>1.858987093</text:p>
          </table:table-cell>
          <table:table-cell office:value-type="float" office:value="0.840999603271" calcext:value-type="float">
            <text:p>0.8409996033</text:p>
          </table:table-cell>
          <table:table-cell table:formula="of:=[.P458]-[.J456]" office:value-type="float" office:value="0.000714421273000032" calcext:value-type="float">
            <text:p>0.0007144213</text:p>
          </table:table-cell>
          <table:table-cell table:formula="of:=[.B456]-[.J456]" office:value-type="float" office:value="1.858987092969" calcext:value-type="float">
            <text:p>1.858987093</text:p>
          </table:table-cell>
          <table:table-cell office:value-type="float" office:value="0.840999603271" calcext:value-type="float">
            <text:p>0.8409996033</text:p>
          </table:table-cell>
          <table:table-cell table:formula="of:=[.P458]-[.M456]" office:value-type="float" office:value="0.000714421273000032" calcext:value-type="float">
            <text:p>0.0007144213</text:p>
          </table:table-cell>
          <table:table-cell table:formula="of:=[.B456]-[.M456]" office:value-type="float" office:value="1.858987092969" calcext:value-type="float">
            <text:p>1.858987093</text:p>
          </table:table-cell>
          <table:table-cell office:value-type="float" office:value="0.840999603271" calcext:value-type="float">
            <text:p>0.8409996033</text:p>
          </table:table-cell>
          <table:table-cell table:formula="of:=[.S458]-[.P456]" office:value-type="float" office:value="0.000714421273000032" calcext:value-type="float">
            <text:p>0.0007144213</text:p>
          </table:table-cell>
          <table:table-cell table:formula="of:=[.B456]-[.P456]" office:value-type="float" office:value="1.858987092969" calcext:value-type="float">
            <text:p>1.858987093</text:p>
          </table:table-cell>
          <table:table-cell office:value-type="float" office:value="0.840999603271" calcext:value-type="float">
            <text:p>0.8409996033</text:p>
          </table:table-cell>
          <table:table-cell table:formula="of:=[.A456]-[.S456]" office:value-type="float" office:value="1.858987092969" calcext:value-type="float">
            <text:p>1.858987093</text:p>
          </table:table-cell>
          <table:table-cell table:formula="of:=[.B456]-[.S456]" office:value-type="float" office:value="1.858987092969" calcext:value-type="float">
            <text:p>1.858987093</text:p>
          </table:table-cell>
        </table:table-row>
        <table:table-row table:style-name="ro1">
          <table:table-cell table:number-columns-repeated="2" office:value-type="float" office:value="2.70096707344" calcext:value-type="float">
            <text:p>2.7009670734</text:p>
          </table:table-cell>
          <table:table-cell table:formula="of:=[.J459]-[.B457]" office:value-type="float" office:value="-1.85889172554" calcext:value-type="float">
            <text:p>-1.8588917255</text:p>
          </table:table-cell>
          <table:table-cell office:value-type="float" office:value="0.841355443001" calcext:value-type="float">
            <text:p>0.841355443</text:p>
          </table:table-cell>
          <table:table-cell table:formula="of:=[.G459]-[.D457]" office:value-type="float" office:value="0.00071990489900009" calcext:value-type="float">
            <text:p>0.0007199049</text:p>
          </table:table-cell>
          <table:table-cell table:formula="of:=[.B457]-[.$D459]" office:value-type="float" office:value="1.85889172554" calcext:value-type="float">
            <text:p>1.8588917255</text:p>
          </table:table-cell>
          <table:table-cell office:value-type="float" office:value="0.841355443001" calcext:value-type="float">
            <text:p>0.841355443</text:p>
          </table:table-cell>
          <table:table-cell table:formula="of:=[.J459]-[.G457]" office:value-type="float" office:value="0.00071990489900009" calcext:value-type="float">
            <text:p>0.0007199049</text:p>
          </table:table-cell>
          <table:table-cell table:formula="of:=[.B457]-[.G457]" office:value-type="float" office:value="1.859611630439" calcext:value-type="float">
            <text:p>1.8596116304</text:p>
          </table:table-cell>
          <table:table-cell office:value-type="float" office:value="0.841355443001" calcext:value-type="float">
            <text:p>0.841355443</text:p>
          </table:table-cell>
          <table:table-cell table:formula="of:=[.P459]-[.J457]" office:value-type="float" office:value="0.00071990489900009" calcext:value-type="float">
            <text:p>0.0007199049</text:p>
          </table:table-cell>
          <table:table-cell table:formula="of:=[.B457]-[.J457]" office:value-type="float" office:value="1.859611630439" calcext:value-type="float">
            <text:p>1.8596116304</text:p>
          </table:table-cell>
          <table:table-cell office:value-type="float" office:value="0.841355443001" calcext:value-type="float">
            <text:p>0.841355443</text:p>
          </table:table-cell>
          <table:table-cell table:formula="of:=[.P459]-[.M457]" office:value-type="float" office:value="0.00071990489900009" calcext:value-type="float">
            <text:p>0.0007199049</text:p>
          </table:table-cell>
          <table:table-cell table:formula="of:=[.B457]-[.M457]" office:value-type="float" office:value="1.859611630439" calcext:value-type="float">
            <text:p>1.8596116304</text:p>
          </table:table-cell>
          <table:table-cell office:value-type="float" office:value="0.841355443001" calcext:value-type="float">
            <text:p>0.841355443</text:p>
          </table:table-cell>
          <table:table-cell table:formula="of:=[.S459]-[.P457]" office:value-type="float" office:value="0.00071990489900009" calcext:value-type="float">
            <text:p>0.0007199049</text:p>
          </table:table-cell>
          <table:table-cell table:formula="of:=[.B457]-[.P457]" office:value-type="float" office:value="1.859611630439" calcext:value-type="float">
            <text:p>1.8596116304</text:p>
          </table:table-cell>
          <table:table-cell office:value-type="float" office:value="0.841355443001" calcext:value-type="float">
            <text:p>0.841355443</text:p>
          </table:table-cell>
          <table:table-cell table:formula="of:=[.A457]-[.S457]" office:value-type="float" office:value="1.859611630439" calcext:value-type="float">
            <text:p>1.8596116304</text:p>
          </table:table-cell>
          <table:table-cell table:formula="of:=[.B457]-[.S457]" office:value-type="float" office:value="1.859611630439" calcext:value-type="float">
            <text:p>1.8596116304</text:p>
          </table:table-cell>
        </table:table-row>
        <table:table-row table:style-name="ro1">
          <table:table-cell table:number-columns-repeated="2" office:value-type="float" office:value="2.70195651054" calcext:value-type="float">
            <text:p>2.7019565105</text:p>
          </table:table-cell>
          <table:table-cell table:formula="of:=[.J460]-[.B458]" office:value-type="float" office:value="-1.859517097469" calcext:value-type="float">
            <text:p>-1.8595170975</text:p>
          </table:table-cell>
          <table:table-cell office:value-type="float" office:value="0.841714024544" calcext:value-type="float">
            <text:p>0.8417140245</text:p>
          </table:table-cell>
          <table:table-cell table:formula="of:=[.G460]-[.D458]" office:value-type="float" office:value="0.000725388526999993" calcext:value-type="float">
            <text:p>0.0007253885</text:p>
          </table:table-cell>
          <table:table-cell table:formula="of:=[.B458]-[.$D460]" office:value-type="float" office:value="1.859517097469" calcext:value-type="float">
            <text:p>1.8595170975</text:p>
          </table:table-cell>
          <table:table-cell office:value-type="float" office:value="0.841714024544" calcext:value-type="float">
            <text:p>0.8417140245</text:p>
          </table:table-cell>
          <table:table-cell table:formula="of:=[.J460]-[.G458]" office:value-type="float" office:value="0.000725388526999993" calcext:value-type="float">
            <text:p>0.0007253885</text:p>
          </table:table-cell>
          <table:table-cell table:formula="of:=[.B458]-[.G458]" office:value-type="float" office:value="1.860242485996" calcext:value-type="float">
            <text:p>1.860242486</text:p>
          </table:table-cell>
          <table:table-cell office:value-type="float" office:value="0.841714024544" calcext:value-type="float">
            <text:p>0.8417140245</text:p>
          </table:table-cell>
          <table:table-cell table:formula="of:=[.P460]-[.J458]" office:value-type="float" office:value="0.000725388526999993" calcext:value-type="float">
            <text:p>0.0007253885</text:p>
          </table:table-cell>
          <table:table-cell table:formula="of:=[.B458]-[.J458]" office:value-type="float" office:value="1.860242485996" calcext:value-type="float">
            <text:p>1.860242486</text:p>
          </table:table-cell>
          <table:table-cell office:value-type="float" office:value="0.841714024544" calcext:value-type="float">
            <text:p>0.8417140245</text:p>
          </table:table-cell>
          <table:table-cell table:formula="of:=[.P460]-[.M458]" office:value-type="float" office:value="0.000725388526999993" calcext:value-type="float">
            <text:p>0.0007253885</text:p>
          </table:table-cell>
          <table:table-cell table:formula="of:=[.B458]-[.M458]" office:value-type="float" office:value="1.860242485996" calcext:value-type="float">
            <text:p>1.860242486</text:p>
          </table:table-cell>
          <table:table-cell office:value-type="float" office:value="0.841714024544" calcext:value-type="float">
            <text:p>0.8417140245</text:p>
          </table:table-cell>
          <table:table-cell table:formula="of:=[.S460]-[.P458]" office:value-type="float" office:value="0.000725388526999993" calcext:value-type="float">
            <text:p>0.0007253885</text:p>
          </table:table-cell>
          <table:table-cell table:formula="of:=[.B458]-[.P458]" office:value-type="float" office:value="1.860242485996" calcext:value-type="float">
            <text:p>1.860242486</text:p>
          </table:table-cell>
          <table:table-cell office:value-type="float" office:value="0.841714024544" calcext:value-type="float">
            <text:p>0.8417140245</text:p>
          </table:table-cell>
          <table:table-cell table:formula="of:=[.A458]-[.S458]" office:value-type="float" office:value="1.860242485996" calcext:value-type="float">
            <text:p>1.860242486</text:p>
          </table:table-cell>
          <table:table-cell table:formula="of:=[.B458]-[.S458]" office:value-type="float" office:value="1.860242485996" calcext:value-type="float">
            <text:p>1.860242486</text:p>
          </table:table-cell>
        </table:table-row>
        <table:table-row table:style-name="ro1">
          <table:table-cell table:number-columns-repeated="2" office:value-type="float" office:value="2.70396280289" calcext:value-type="float">
            <text:p>2.7039628029</text:p>
          </table:table-cell>
          <table:table-cell table:formula="of:=[.J461]-[.B459]" office:value-type="float" office:value="-1.861156582835" calcext:value-type="float">
            <text:p>-1.8611565828</text:p>
          </table:table-cell>
          <table:table-cell office:value-type="float" office:value="0.8420753479" calcext:value-type="float">
            <text:p>0.8420753479</text:p>
          </table:table-cell>
          <table:table-cell table:formula="of:=[.G461]-[.D459]" office:value-type="float" office:value="0.000730872154999895" calcext:value-type="float">
            <text:p>0.0007308722</text:p>
          </table:table-cell>
          <table:table-cell table:formula="of:=[.B459]-[.$D461]" office:value-type="float" office:value="1.861156582835" calcext:value-type="float">
            <text:p>1.8611565828</text:p>
          </table:table-cell>
          <table:table-cell office:value-type="float" office:value="0.8420753479" calcext:value-type="float">
            <text:p>0.8420753479</text:p>
          </table:table-cell>
          <table:table-cell table:formula="of:=[.J461]-[.G459]" office:value-type="float" office:value="0.000730872154999895" calcext:value-type="float">
            <text:p>0.0007308722</text:p>
          </table:table-cell>
          <table:table-cell table:formula="of:=[.B459]-[.G459]" office:value-type="float" office:value="1.86188745499" calcext:value-type="float">
            <text:p>1.861887455</text:p>
          </table:table-cell>
          <table:table-cell office:value-type="float" office:value="0.8420753479" calcext:value-type="float">
            <text:p>0.8420753479</text:p>
          </table:table-cell>
          <table:table-cell table:formula="of:=[.P461]-[.J459]" office:value-type="float" office:value="0.000730872154999895" calcext:value-type="float">
            <text:p>0.0007308722</text:p>
          </table:table-cell>
          <table:table-cell table:formula="of:=[.B459]-[.J459]" office:value-type="float" office:value="1.86188745499" calcext:value-type="float">
            <text:p>1.861887455</text:p>
          </table:table-cell>
          <table:table-cell office:value-type="float" office:value="0.8420753479" calcext:value-type="float">
            <text:p>0.8420753479</text:p>
          </table:table-cell>
          <table:table-cell table:formula="of:=[.P461]-[.M459]" office:value-type="float" office:value="0.000730872154999895" calcext:value-type="float">
            <text:p>0.0007308722</text:p>
          </table:table-cell>
          <table:table-cell table:formula="of:=[.B459]-[.M459]" office:value-type="float" office:value="1.86188745499" calcext:value-type="float">
            <text:p>1.861887455</text:p>
          </table:table-cell>
          <table:table-cell office:value-type="float" office:value="0.8420753479" calcext:value-type="float">
            <text:p>0.8420753479</text:p>
          </table:table-cell>
          <table:table-cell table:formula="of:=[.S461]-[.P459]" office:value-type="float" office:value="0.000730872154999895" calcext:value-type="float">
            <text:p>0.0007308722</text:p>
          </table:table-cell>
          <table:table-cell table:formula="of:=[.B459]-[.P459]" office:value-type="float" office:value="1.86188745499" calcext:value-type="float">
            <text:p>1.861887455</text:p>
          </table:table-cell>
          <table:table-cell office:value-type="float" office:value="0.8420753479" calcext:value-type="float">
            <text:p>0.8420753479</text:p>
          </table:table-cell>
          <table:table-cell table:formula="of:=[.A459]-[.S459]" office:value-type="float" office:value="1.86188745499" calcext:value-type="float">
            <text:p>1.861887455</text:p>
          </table:table-cell>
          <table:table-cell table:formula="of:=[.B459]-[.S459]" office:value-type="float" office:value="1.86188745499" calcext:value-type="float">
            <text:p>1.861887455</text:p>
          </table:table-cell>
        </table:table-row>
        <table:table-row table:style-name="ro1">
          <table:table-cell table:number-columns-repeated="2" office:value-type="float" office:value="2.70497965813" calcext:value-type="float">
            <text:p>2.7049796581</text:p>
          </table:table-cell>
          <table:table-cell table:formula="of:=[.J462]-[.B460]" office:value-type="float" office:value="-1.861803948882" calcext:value-type="float">
            <text:p>-1.8618039489</text:p>
          </table:table-cell>
          <table:table-cell office:value-type="float" office:value="0.842439413071" calcext:value-type="float">
            <text:p>0.8424394131</text:p>
          </table:table-cell>
          <table:table-cell table:formula="of:=[.G462]-[.D460]" office:value-type="float" office:value="0.000736296176999995" calcext:value-type="float">
            <text:p>0.0007362962</text:p>
          </table:table-cell>
          <table:table-cell table:formula="of:=[.B460]-[.$D462]" office:value-type="float" office:value="1.861803948882" calcext:value-type="float">
            <text:p>1.8618039489</text:p>
          </table:table-cell>
          <table:table-cell office:value-type="float" office:value="0.842439413071" calcext:value-type="float">
            <text:p>0.8424394131</text:p>
          </table:table-cell>
          <table:table-cell table:formula="of:=[.J462]-[.G460]" office:value-type="float" office:value="0.000736296176999995" calcext:value-type="float">
            <text:p>0.0007362962</text:p>
          </table:table-cell>
          <table:table-cell table:formula="of:=[.B460]-[.G460]" office:value-type="float" office:value="1.862540245059" calcext:value-type="float">
            <text:p>1.8625402451</text:p>
          </table:table-cell>
          <table:table-cell office:value-type="float" office:value="0.842439413071" calcext:value-type="float">
            <text:p>0.8424394131</text:p>
          </table:table-cell>
          <table:table-cell table:formula="of:=[.P462]-[.J460]" office:value-type="float" office:value="0.000736296176999995" calcext:value-type="float">
            <text:p>0.0007362962</text:p>
          </table:table-cell>
          <table:table-cell table:formula="of:=[.B460]-[.J460]" office:value-type="float" office:value="1.862540245059" calcext:value-type="float">
            <text:p>1.8625402451</text:p>
          </table:table-cell>
          <table:table-cell office:value-type="float" office:value="0.842439413071" calcext:value-type="float">
            <text:p>0.8424394131</text:p>
          </table:table-cell>
          <table:table-cell table:formula="of:=[.P462]-[.M460]" office:value-type="float" office:value="0.000736296176999995" calcext:value-type="float">
            <text:p>0.0007362962</text:p>
          </table:table-cell>
          <table:table-cell table:formula="of:=[.B460]-[.M460]" office:value-type="float" office:value="1.862540245059" calcext:value-type="float">
            <text:p>1.8625402451</text:p>
          </table:table-cell>
          <table:table-cell office:value-type="float" office:value="0.842439413071" calcext:value-type="float">
            <text:p>0.8424394131</text:p>
          </table:table-cell>
          <table:table-cell table:formula="of:=[.S462]-[.P460]" office:value-type="float" office:value="0.000736296176999995" calcext:value-type="float">
            <text:p>0.0007362962</text:p>
          </table:table-cell>
          <table:table-cell table:formula="of:=[.B460]-[.P460]" office:value-type="float" office:value="1.862540245059" calcext:value-type="float">
            <text:p>1.8625402451</text:p>
          </table:table-cell>
          <table:table-cell office:value-type="float" office:value="0.842439413071" calcext:value-type="float">
            <text:p>0.8424394131</text:p>
          </table:table-cell>
          <table:table-cell table:formula="of:=[.A460]-[.S460]" office:value-type="float" office:value="1.862540245059" calcext:value-type="float">
            <text:p>1.8625402451</text:p>
          </table:table-cell>
          <table:table-cell table:formula="of:=[.B460]-[.S460]" office:value-type="float" office:value="1.862540245059" calcext:value-type="float">
            <text:p>1.8625402451</text:p>
          </table:table-cell>
        </table:table-row>
        <table:table-row table:style-name="ro1">
          <table:table-cell table:number-columns-repeated="2" office:value-type="float" office:value="2.70600533485" calcext:value-type="float">
            <text:p>2.7060053349</text:p>
          </table:table-cell>
          <table:table-cell table:formula="of:=[.J463]-[.B461]" office:value-type="float" office:value="-1.862457334991" calcext:value-type="float">
            <text:p>-1.862457335</text:p>
          </table:table-cell>
          <table:table-cell office:value-type="float" office:value="0.842806220055" calcext:value-type="float">
            <text:p>0.8428062201</text:p>
          </table:table-cell>
          <table:table-cell table:formula="of:=[.G463]-[.D461]" office:value-type="float" office:value="0.000741779804000031" calcext:value-type="float">
            <text:p>0.0007417798</text:p>
          </table:table-cell>
          <table:table-cell table:formula="of:=[.B461]-[.$D463]" office:value-type="float" office:value="1.862457334991" calcext:value-type="float">
            <text:p>1.862457335</text:p>
          </table:table-cell>
          <table:table-cell office:value-type="float" office:value="0.842806220055" calcext:value-type="float">
            <text:p>0.8428062201</text:p>
          </table:table-cell>
          <table:table-cell table:formula="of:=[.J463]-[.G461]" office:value-type="float" office:value="0.000741779804000031" calcext:value-type="float">
            <text:p>0.0007417798</text:p>
          </table:table-cell>
          <table:table-cell table:formula="of:=[.B461]-[.G461]" office:value-type="float" office:value="1.863199114795" calcext:value-type="float">
            <text:p>1.8631991148</text:p>
          </table:table-cell>
          <table:table-cell office:value-type="float" office:value="0.842806220055" calcext:value-type="float">
            <text:p>0.8428062201</text:p>
          </table:table-cell>
          <table:table-cell table:formula="of:=[.P463]-[.J461]" office:value-type="float" office:value="0.000741779804000031" calcext:value-type="float">
            <text:p>0.0007417798</text:p>
          </table:table-cell>
          <table:table-cell table:formula="of:=[.B461]-[.J461]" office:value-type="float" office:value="1.863199114795" calcext:value-type="float">
            <text:p>1.8631991148</text:p>
          </table:table-cell>
          <table:table-cell office:value-type="float" office:value="0.842806220055" calcext:value-type="float">
            <text:p>0.8428062201</text:p>
          </table:table-cell>
          <table:table-cell table:formula="of:=[.P463]-[.M461]" office:value-type="float" office:value="0.000741779804000031" calcext:value-type="float">
            <text:p>0.0007417798</text:p>
          </table:table-cell>
          <table:table-cell table:formula="of:=[.B461]-[.M461]" office:value-type="float" office:value="1.863199114795" calcext:value-type="float">
            <text:p>1.8631991148</text:p>
          </table:table-cell>
          <table:table-cell office:value-type="float" office:value="0.842806220055" calcext:value-type="float">
            <text:p>0.8428062201</text:p>
          </table:table-cell>
          <table:table-cell table:formula="of:=[.S463]-[.P461]" office:value-type="float" office:value="0.000741779804000031" calcext:value-type="float">
            <text:p>0.0007417798</text:p>
          </table:table-cell>
          <table:table-cell table:formula="of:=[.B461]-[.P461]" office:value-type="float" office:value="1.863199114795" calcext:value-type="float">
            <text:p>1.8631991148</text:p>
          </table:table-cell>
          <table:table-cell office:value-type="float" office:value="0.842806220055" calcext:value-type="float">
            <text:p>0.8428062201</text:p>
          </table:table-cell>
          <table:table-cell table:formula="of:=[.A461]-[.S461]" office:value-type="float" office:value="1.863199114795" calcext:value-type="float">
            <text:p>1.8631991148</text:p>
          </table:table-cell>
          <table:table-cell table:formula="of:=[.B461]-[.S461]" office:value-type="float" office:value="1.863199114795" calcext:value-type="float">
            <text:p>1.8631991148</text:p>
          </table:table-cell>
        </table:table-row>
        <table:table-row table:style-name="ro1">
          <table:table-cell office:value-type="float" office:value="2.70704007149" calcext:value-type="float">
            <text:p>2.7070400715</text:p>
          </table:table-cell>
          <table:table-cell office:value-type="float" office:value="2.72747826576" calcext:value-type="float">
            <text:p>2.7274782658</text:p>
          </table:table-cell>
          <table:table-cell table:formula="of:=[.J464]-[.B462]" office:value-type="float" office:value="-1.883555352686" calcext:value-type="float">
            <text:p>-1.8835553527</text:p>
          </table:table-cell>
          <table:table-cell office:value-type="float" office:value="0.843175709248" calcext:value-type="float">
            <text:p>0.8431757092</text:p>
          </table:table-cell>
          <table:table-cell table:formula="of:=[.G464]-[.D462]" office:value-type="float" office:value="0.00074720382600002" calcext:value-type="float">
            <text:p>0.0007472038</text:p>
          </table:table-cell>
          <table:table-cell table:formula="of:=[.B462]-[.$D464]" office:value-type="float" office:value="1.883555352686" calcext:value-type="float">
            <text:p>1.8835553527</text:p>
          </table:table-cell>
          <table:table-cell office:value-type="float" office:value="0.843175709248" calcext:value-type="float">
            <text:p>0.8431757092</text:p>
          </table:table-cell>
          <table:table-cell table:formula="of:=[.J464]-[.G462]" office:value-type="float" office:value="0.00074720382600002" calcext:value-type="float">
            <text:p>0.0007472038</text:p>
          </table:table-cell>
          <table:table-cell table:formula="of:=[.B462]-[.G462]" office:value-type="float" office:value="1.884302556512" calcext:value-type="float">
            <text:p>1.8843025565</text:p>
          </table:table-cell>
          <table:table-cell office:value-type="float" office:value="0.843175709248" calcext:value-type="float">
            <text:p>0.8431757092</text:p>
          </table:table-cell>
          <table:table-cell table:formula="of:=[.P464]-[.J462]" office:value-type="float" office:value="0.00074720382600002" calcext:value-type="float">
            <text:p>0.0007472038</text:p>
          </table:table-cell>
          <table:table-cell table:formula="of:=[.B462]-[.J462]" office:value-type="float" office:value="1.884302556512" calcext:value-type="float">
            <text:p>1.8843025565</text:p>
          </table:table-cell>
          <table:table-cell office:value-type="float" office:value="0.843175709248" calcext:value-type="float">
            <text:p>0.8431757092</text:p>
          </table:table-cell>
          <table:table-cell table:formula="of:=[.P464]-[.M462]" office:value-type="float" office:value="0.00074720382600002" calcext:value-type="float">
            <text:p>0.0007472038</text:p>
          </table:table-cell>
          <table:table-cell table:formula="of:=[.B462]-[.M462]" office:value-type="float" office:value="1.884302556512" calcext:value-type="float">
            <text:p>1.8843025565</text:p>
          </table:table-cell>
          <table:table-cell office:value-type="float" office:value="0.843175709248" calcext:value-type="float">
            <text:p>0.8431757092</text:p>
          </table:table-cell>
          <table:table-cell table:formula="of:=[.S464]-[.P462]" office:value-type="float" office:value="0.00074720382600002" calcext:value-type="float">
            <text:p>0.0007472038</text:p>
          </table:table-cell>
          <table:table-cell table:formula="of:=[.B462]-[.P462]" office:value-type="float" office:value="1.884302556512" calcext:value-type="float">
            <text:p>1.8843025565</text:p>
          </table:table-cell>
          <table:table-cell office:value-type="float" office:value="0.843175709248" calcext:value-type="float">
            <text:p>0.8431757092</text:p>
          </table:table-cell>
          <table:table-cell table:formula="of:=[.A462]-[.S462]" office:value-type="float" office:value="1.863864362242" calcext:value-type="float">
            <text:p>1.8638643622</text:p>
          </table:table-cell>
          <table:table-cell table:formula="of:=[.B462]-[.S462]" office:value-type="float" office:value="1.884302556512" calcext:value-type="float">
            <text:p>1.8843025565</text:p>
          </table:table-cell>
        </table:table-row>
        <table:table-row table:style-name="ro1">
          <table:table-cell table:number-columns-repeated="2" office:value-type="float" office:value="2.72959041595" calcext:value-type="float">
            <text:p>2.729590416</text:p>
          </table:table-cell>
          <table:table-cell table:formula="of:=[.J465]-[.B463]" office:value-type="float" office:value="-1.885289788242" calcext:value-type="float">
            <text:p>-1.8852897882</text:p>
          </table:table-cell>
          <table:table-cell office:value-type="float" office:value="0.843547999859" calcext:value-type="float">
            <text:p>0.8435479999</text:p>
          </table:table-cell>
          <table:table-cell table:formula="of:=[.G465]-[.D463]" office:value-type="float" office:value="0.000752627848999987" calcext:value-type="float">
            <text:p>0.0007526278</text:p>
          </table:table-cell>
          <table:table-cell table:formula="of:=[.B463]-[.$D465]" office:value-type="float" office:value="1.885289788242" calcext:value-type="float">
            <text:p>1.8852897882</text:p>
          </table:table-cell>
          <table:table-cell office:value-type="float" office:value="0.843547999859" calcext:value-type="float">
            <text:p>0.8435479999</text:p>
          </table:table-cell>
          <table:table-cell table:formula="of:=[.J465]-[.G463]" office:value-type="float" office:value="0.000752627848999987" calcext:value-type="float">
            <text:p>0.0007526278</text:p>
          </table:table-cell>
          <table:table-cell table:formula="of:=[.B463]-[.G463]" office:value-type="float" office:value="1.886042416091" calcext:value-type="float">
            <text:p>1.8860424161</text:p>
          </table:table-cell>
          <table:table-cell office:value-type="float" office:value="0.843547999859" calcext:value-type="float">
            <text:p>0.8435479999</text:p>
          </table:table-cell>
          <table:table-cell table:formula="of:=[.P465]-[.J463]" office:value-type="float" office:value="0.000752627848999987" calcext:value-type="float">
            <text:p>0.0007526278</text:p>
          </table:table-cell>
          <table:table-cell table:formula="of:=[.B463]-[.J463]" office:value-type="float" office:value="1.886042416091" calcext:value-type="float">
            <text:p>1.8860424161</text:p>
          </table:table-cell>
          <table:table-cell office:value-type="float" office:value="0.843547999859" calcext:value-type="float">
            <text:p>0.8435479999</text:p>
          </table:table-cell>
          <table:table-cell table:formula="of:=[.P465]-[.M463]" office:value-type="float" office:value="0.000752627848999987" calcext:value-type="float">
            <text:p>0.0007526278</text:p>
          </table:table-cell>
          <table:table-cell table:formula="of:=[.B463]-[.M463]" office:value-type="float" office:value="1.886042416091" calcext:value-type="float">
            <text:p>1.8860424161</text:p>
          </table:table-cell>
          <table:table-cell office:value-type="float" office:value="0.843547999859" calcext:value-type="float">
            <text:p>0.8435479999</text:p>
          </table:table-cell>
          <table:table-cell table:formula="of:=[.S465]-[.P463]" office:value-type="float" office:value="0.000752627848999987" calcext:value-type="float">
            <text:p>0.0007526278</text:p>
          </table:table-cell>
          <table:table-cell table:formula="of:=[.B463]-[.P463]" office:value-type="float" office:value="1.886042416091" calcext:value-type="float">
            <text:p>1.8860424161</text:p>
          </table:table-cell>
          <table:table-cell office:value-type="float" office:value="0.843547999859" calcext:value-type="float">
            <text:p>0.8435479999</text:p>
          </table:table-cell>
          <table:table-cell table:formula="of:=[.A463]-[.S463]" office:value-type="float" office:value="1.886042416091" calcext:value-type="float">
            <text:p>1.8860424161</text:p>
          </table:table-cell>
          <table:table-cell table:formula="of:=[.B463]-[.S463]" office:value-type="float" office:value="1.886042416091" calcext:value-type="float">
            <text:p>1.8860424161</text:p>
          </table:table-cell>
        </table:table-row>
        <table:table-row table:style-name="ro1">
          <table:table-cell table:number-columns-repeated="2" office:value-type="float" office:value="2.73066020012" calcext:value-type="float">
            <text:p>2.7306602001</text:p>
          </table:table-cell>
          <table:table-cell table:formula="of:=[.J466]-[.B464]" office:value-type="float" office:value="-1.885979175569" calcext:value-type="float">
            <text:p>-1.8859791756</text:p>
          </table:table-cell>
          <table:table-cell office:value-type="float" office:value="0.843922913074" calcext:value-type="float">
            <text:p>0.8439229131</text:p>
          </table:table-cell>
          <table:table-cell table:formula="of:=[.G466]-[.D464]" office:value-type="float" office:value="0.000758111477000001" calcext:value-type="float">
            <text:p>0.0007581115</text:p>
          </table:table-cell>
          <table:table-cell table:formula="of:=[.B464]-[.$D466]" office:value-type="float" office:value="1.885979175569" calcext:value-type="float">
            <text:p>1.8859791756</text:p>
          </table:table-cell>
          <table:table-cell office:value-type="float" office:value="0.843922913074" calcext:value-type="float">
            <text:p>0.8439229131</text:p>
          </table:table-cell>
          <table:table-cell table:formula="of:=[.J466]-[.G464]" office:value-type="float" office:value="0.000758111477000001" calcext:value-type="float">
            <text:p>0.0007581115</text:p>
          </table:table-cell>
          <table:table-cell table:formula="of:=[.B464]-[.G464]" office:value-type="float" office:value="1.886737287046" calcext:value-type="float">
            <text:p>1.886737287</text:p>
          </table:table-cell>
          <table:table-cell office:value-type="float" office:value="0.843922913074" calcext:value-type="float">
            <text:p>0.8439229131</text:p>
          </table:table-cell>
          <table:table-cell table:formula="of:=[.P466]-[.J464]" office:value-type="float" office:value="0.000758111477000001" calcext:value-type="float">
            <text:p>0.0007581115</text:p>
          </table:table-cell>
          <table:table-cell table:formula="of:=[.B464]-[.J464]" office:value-type="float" office:value="1.886737287046" calcext:value-type="float">
            <text:p>1.886737287</text:p>
          </table:table-cell>
          <table:table-cell office:value-type="float" office:value="0.843922913074" calcext:value-type="float">
            <text:p>0.8439229131</text:p>
          </table:table-cell>
          <table:table-cell table:formula="of:=[.P466]-[.M464]" office:value-type="float" office:value="0.000758111477000001" calcext:value-type="float">
            <text:p>0.0007581115</text:p>
          </table:table-cell>
          <table:table-cell table:formula="of:=[.B464]-[.M464]" office:value-type="float" office:value="1.886737287046" calcext:value-type="float">
            <text:p>1.886737287</text:p>
          </table:table-cell>
          <table:table-cell office:value-type="float" office:value="0.843922913074" calcext:value-type="float">
            <text:p>0.8439229131</text:p>
          </table:table-cell>
          <table:table-cell table:formula="of:=[.S466]-[.P464]" office:value-type="float" office:value="0.000758111477000001" calcext:value-type="float">
            <text:p>0.0007581115</text:p>
          </table:table-cell>
          <table:table-cell table:formula="of:=[.B464]-[.P464]" office:value-type="float" office:value="1.886737287046" calcext:value-type="float">
            <text:p>1.886737287</text:p>
          </table:table-cell>
          <table:table-cell office:value-type="float" office:value="0.843922913074" calcext:value-type="float">
            <text:p>0.8439229131</text:p>
          </table:table-cell>
          <table:table-cell table:formula="of:=[.A464]-[.S464]" office:value-type="float" office:value="1.886737287046" calcext:value-type="float">
            <text:p>1.886737287</text:p>
          </table:table-cell>
          <table:table-cell table:formula="of:=[.B464]-[.S464]" office:value-type="float" office:value="1.886737287046" calcext:value-type="float">
            <text:p>1.886737287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467]-[.B465]" office:value-type="string" office:string-value="" calcext:value-type="error">
            <text:p>#VALUE!</text:p>
          </table:table-cell>
          <table:table-cell office:value-type="float" office:value="0.844300627708" calcext:value-type="float">
            <text:p>0.8443006277</text:p>
          </table:table-cell>
          <table:table-cell table:formula="of:=[.G467]-[.D465]" office:value-type="string" office:string-value="" calcext:value-type="error">
            <text:p>#VALUE!</text:p>
          </table:table-cell>
          <table:table-cell table:formula="of:=[.B465]-[.$D467]" office:value-type="string" office:string-value="" calcext:value-type="error">
            <text:p>#VALUE!</text:p>
          </table:table-cell>
          <table:table-cell office:value-type="float" office:value="0.844300627708" calcext:value-type="float">
            <text:p>0.8443006277</text:p>
          </table:table-cell>
          <table:table-cell table:formula="of:=[.J467]-[.G465]" office:value-type="string" office:string-value="" calcext:value-type="error">
            <text:p>#VALUE!</text:p>
          </table:table-cell>
          <table:table-cell table:formula="of:=[.B465]-[.G465]" office:value-type="string" office:string-value="" calcext:value-type="error">
            <text:p>#VALUE!</text:p>
          </table:table-cell>
          <table:table-cell office:value-type="float" office:value="0.844300627708" calcext:value-type="float">
            <text:p>0.8443006277</text:p>
          </table:table-cell>
          <table:table-cell table:formula="of:=[.P467]-[.J465]" office:value-type="string" office:string-value="" calcext:value-type="error">
            <text:p>#VALUE!</text:p>
          </table:table-cell>
          <table:table-cell table:formula="of:=[.B465]-[.J465]" office:value-type="string" office:string-value="" calcext:value-type="error">
            <text:p>#VALUE!</text:p>
          </table:table-cell>
          <table:table-cell office:value-type="float" office:value="0.844300627708" calcext:value-type="float">
            <text:p>0.8443006277</text:p>
          </table:table-cell>
          <table:table-cell table:formula="of:=[.P467]-[.M465]" office:value-type="string" office:string-value="" calcext:value-type="error">
            <text:p>#VALUE!</text:p>
          </table:table-cell>
          <table:table-cell table:formula="of:=[.B465]-[.M465]" office:value-type="string" office:string-value="" calcext:value-type="error">
            <text:p>#VALUE!</text:p>
          </table:table-cell>
          <table:table-cell office:value-type="float" office:value="0.844300627708" calcext:value-type="float">
            <text:p>0.8443006277</text:p>
          </table:table-cell>
          <table:table-cell table:formula="of:=[.S467]-[.P465]" office:value-type="string" office:string-value="" calcext:value-type="error">
            <text:p>#VALUE!</text:p>
          </table:table-cell>
          <table:table-cell table:formula="of:=[.B465]-[.P465]" office:value-type="string" office:string-value="" calcext:value-type="error">
            <text:p>#VALUE!</text:p>
          </table:table-cell>
          <table:table-cell office:value-type="float" office:value="0.844300627708" calcext:value-type="float">
            <text:p>0.8443006277</text:p>
          </table:table-cell>
          <table:table-cell table:formula="of:=[.A465]-[.S465]" office:value-type="string" office:string-value="" calcext:value-type="error">
            <text:p>#VALUE!</text:p>
          </table:table-cell>
          <table:table-cell table:formula="of:=[.B465]-[.S465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.73392367363" calcext:value-type="float">
            <text:p>2.7339236736</text:p>
          </table:table-cell>
          <table:table-cell office:value-type="float" office:value="2.75543427467" calcext:value-type="float">
            <text:p>2.7554342747</text:p>
          </table:table-cell>
          <table:table-cell table:formula="of:=[.J468]-[.B466]" office:value-type="float" office:value="-1.910370171067" calcext:value-type="float">
            <text:p>-1.9103701711</text:p>
          </table:table-cell>
          <table:table-cell office:value-type="float" office:value="0.844681024551" calcext:value-type="float">
            <text:p>0.8446810246</text:p>
          </table:table-cell>
          <table:table-cell table:formula="of:=[.G468]-[.D466]" office:value-type="float" office:value="0.000383079051999968" calcext:value-type="float">
            <text:p>0.0003830791</text:p>
          </table:table-cell>
          <table:table-cell table:formula="of:=[.B466]-[.$D468]" office:value-type="float" office:value="1.910370171067" calcext:value-type="float">
            <text:p>1.9103701711</text:p>
          </table:table-cell>
          <table:table-cell office:value-type="float" office:value="0.844681024551" calcext:value-type="float">
            <text:p>0.8446810246</text:p>
          </table:table-cell>
          <table:table-cell table:formula="of:=[.J468]-[.G466]" office:value-type="float" office:value="0.000383079051999968" calcext:value-type="float">
            <text:p>0.0003830791</text:p>
          </table:table-cell>
          <table:table-cell table:formula="of:=[.B466]-[.G466]" office:value-type="float" office:value="1.910753250119" calcext:value-type="float">
            <text:p>1.9107532501</text:p>
          </table:table-cell>
          <table:table-cell office:value-type="float" office:value="0.844681024551" calcext:value-type="float">
            <text:p>0.8446810246</text:p>
          </table:table-cell>
          <table:table-cell table:formula="of:=[.P468]-[.J466]" office:value-type="float" office:value="0.000383079051999968" calcext:value-type="float">
            <text:p>0.0003830791</text:p>
          </table:table-cell>
          <table:table-cell table:formula="of:=[.B466]-[.J466]" office:value-type="float" office:value="1.910753250119" calcext:value-type="float">
            <text:p>1.9107532501</text:p>
          </table:table-cell>
          <table:table-cell office:value-type="float" office:value="0.844681024551" calcext:value-type="float">
            <text:p>0.8446810246</text:p>
          </table:table-cell>
          <table:table-cell table:formula="of:=[.P468]-[.M466]" office:value-type="float" office:value="0.000383079051999968" calcext:value-type="float">
            <text:p>0.0003830791</text:p>
          </table:table-cell>
          <table:table-cell table:formula="of:=[.B466]-[.M466]" office:value-type="float" office:value="1.910753250119" calcext:value-type="float">
            <text:p>1.9107532501</text:p>
          </table:table-cell>
          <table:table-cell office:value-type="float" office:value="0.844681024551" calcext:value-type="float">
            <text:p>0.8446810246</text:p>
          </table:table-cell>
          <table:table-cell table:formula="of:=[.S468]-[.P466]" office:value-type="float" office:value="0.000383079051999968" calcext:value-type="float">
            <text:p>0.0003830791</text:p>
          </table:table-cell>
          <table:table-cell table:formula="of:=[.B466]-[.P466]" office:value-type="float" office:value="1.910753250119" calcext:value-type="float">
            <text:p>1.9107532501</text:p>
          </table:table-cell>
          <table:table-cell office:value-type="float" office:value="0.844681024551" calcext:value-type="float">
            <text:p>0.8446810246</text:p>
          </table:table-cell>
          <table:table-cell table:formula="of:=[.A466]-[.S466]" office:value-type="float" office:value="1.889242649079" calcext:value-type="float">
            <text:p>1.8892426491</text:p>
          </table:table-cell>
          <table:table-cell table:formula="of:=[.B466]-[.S466]" office:value-type="float" office:value="1.910753250119" calcext:value-type="float">
            <text:p>1.9107532501</text:p>
          </table:table-cell>
        </table:table-row>
        <table:table-row table:style-name="ro1">
          <table:table-cell table:number-columns-repeated="2" office:value-type="float" office:value="2.735029459" calcext:value-type="float">
            <text:p>2.735029459</text:p>
          </table:table-cell>
          <table:table-cell table:formula="of:=[.J469]-[.B467]" office:value-type="float" office:value="-1.889579534531" calcext:value-type="float">
            <text:p>-1.8895795345</text:p>
          </table:table-cell>
          <table:table-cell office:value-type="string" calcext:value-type="string">
            <text:p><text:s/>nan </text:p>
          </table:table-cell>
          <table:table-cell table:formula="of:=[.G469]-[.D467]" office:value-type="string" office:string-value="" calcext:value-type="error">
            <text:p>#VALUE!</text:p>
          </table:table-cell>
          <table:table-cell table:formula="of:=[.B467]-[.$D469]" office:value-type="float" office:value="1.889579534531" calcext:value-type="float">
            <text:p>1.8895795345</text:p>
          </table:table-cell>
          <table:table-cell office:value-type="string" calcext:value-type="string">
            <text:p><text:s/>nan </text:p>
          </table:table-cell>
          <table:table-cell table:formula="of:=[.J469]-[.G467]" office:value-type="string" office:string-value="" calcext:value-type="error">
            <text:p>#VALUE!</text:p>
          </table:table-cell>
          <table:table-cell table:formula="of:=[.B467]-[.G46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69]-[.J467]" office:value-type="string" office:string-value="" calcext:value-type="error">
            <text:p>#VALUE!</text:p>
          </table:table-cell>
          <table:table-cell table:formula="of:=[.B467]-[.J46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469]-[.M467]" office:value-type="string" office:string-value="" calcext:value-type="error">
            <text:p>#VALUE!</text:p>
          </table:table-cell>
          <table:table-cell table:formula="of:=[.B467]-[.M46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469]-[.P467]" office:value-type="string" office:string-value="" calcext:value-type="error">
            <text:p>#VALUE!</text:p>
          </table:table-cell>
          <table:table-cell table:formula="of:=[.B467]-[.P467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467]-[.S467]" office:value-type="string" office:string-value="" calcext:value-type="error">
            <text:p>#VALUE!</text:p>
          </table:table-cell>
          <table:table-cell table:formula="of:=[.B467]-[.S46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73614430428" calcext:value-type="float">
            <text:p>2.7361443043</text:p>
          </table:table-cell>
          <table:table-cell table:formula="of:=[.J470]-[.B468]" office:value-type="float" office:value="-1.890305876736" calcext:value-type="float">
            <text:p>-1.8903058767</text:p>
          </table:table-cell>
          <table:table-cell office:value-type="float" office:value="0.845064103603" calcext:value-type="float">
            <text:p>0.8450641036</text:p>
          </table:table-cell>
          <table:table-cell table:formula="of:=[.G470]-[.D468]" office:value-type="float" office:value="0.000774323940999966" calcext:value-type="float">
            <text:p>0.0007743239</text:p>
          </table:table-cell>
          <table:table-cell table:formula="of:=[.B468]-[.$D470]" office:value-type="float" office:value="1.890305876736" calcext:value-type="float">
            <text:p>1.8903058767</text:p>
          </table:table-cell>
          <table:table-cell office:value-type="float" office:value="0.845064103603" calcext:value-type="float">
            <text:p>0.8450641036</text:p>
          </table:table-cell>
          <table:table-cell table:formula="of:=[.J470]-[.G468]" office:value-type="float" office:value="0.000774323940999966" calcext:value-type="float">
            <text:p>0.0007743239</text:p>
          </table:table-cell>
          <table:table-cell table:formula="of:=[.B468]-[.G468]" office:value-type="float" office:value="1.891080200677" calcext:value-type="float">
            <text:p>1.8910802007</text:p>
          </table:table-cell>
          <table:table-cell office:value-type="float" office:value="0.845064103603" calcext:value-type="float">
            <text:p>0.8450641036</text:p>
          </table:table-cell>
          <table:table-cell table:formula="of:=[.P470]-[.J468]" office:value-type="float" office:value="0.000774323940999966" calcext:value-type="float">
            <text:p>0.0007743239</text:p>
          </table:table-cell>
          <table:table-cell table:formula="of:=[.B468]-[.J468]" office:value-type="float" office:value="1.891080200677" calcext:value-type="float">
            <text:p>1.8910802007</text:p>
          </table:table-cell>
          <table:table-cell office:value-type="float" office:value="0.845064103603" calcext:value-type="float">
            <text:p>0.8450641036</text:p>
          </table:table-cell>
          <table:table-cell table:formula="of:=[.P470]-[.M468]" office:value-type="float" office:value="0.000774323940999966" calcext:value-type="float">
            <text:p>0.0007743239</text:p>
          </table:table-cell>
          <table:table-cell table:formula="of:=[.B468]-[.M468]" office:value-type="float" office:value="1.891080200677" calcext:value-type="float">
            <text:p>1.8910802007</text:p>
          </table:table-cell>
          <table:table-cell office:value-type="float" office:value="0.845064103603" calcext:value-type="float">
            <text:p>0.8450641036</text:p>
          </table:table-cell>
          <table:table-cell table:formula="of:=[.S470]-[.P468]" office:value-type="float" office:value="0.000774323940999966" calcext:value-type="float">
            <text:p>0.0007743239</text:p>
          </table:table-cell>
          <table:table-cell table:formula="of:=[.B468]-[.P468]" office:value-type="float" office:value="1.891080200677" calcext:value-type="float">
            <text:p>1.8910802007</text:p>
          </table:table-cell>
          <table:table-cell office:value-type="float" office:value="0.845064103603" calcext:value-type="float">
            <text:p>0.8450641036</text:p>
          </table:table-cell>
          <table:table-cell table:formula="of:=[.A468]-[.S468]" office:value-type="float" office:value="1.891080200677" calcext:value-type="float">
            <text:p>1.8910802007</text:p>
          </table:table-cell>
          <table:table-cell table:formula="of:=[.B468]-[.S468]" office:value-type="float" office:value="1.891080200677" calcext:value-type="float">
            <text:p>1.8910802007</text:p>
          </table:table-cell>
        </table:table-row>
        <table:table-row table:style-name="ro1">
          <table:table-cell table:number-columns-repeated="2" office:value-type="float" office:value="2.73726820946" calcext:value-type="float">
            <text:p>2.7372682095</text:p>
          </table:table-cell>
          <table:table-cell table:formula="of:=[.J471]-[.B469]" office:value-type="float" office:value="-1.891038596633" calcext:value-type="float">
            <text:p>-1.8910385966</text:p>
          </table:table-cell>
          <table:table-cell office:value-type="float" office:value="0.845449924469" calcext:value-type="float">
            <text:p>0.8454499245</text:p>
          </table:table-cell>
          <table:table-cell table:formula="of:=[.G471]-[.D469]" office:value-type="float" office:value="0.000779688357999908" calcext:value-type="float">
            <text:p>0.0007796884</text:p>
          </table:table-cell>
          <table:table-cell table:formula="of:=[.B469]-[.$D471]" office:value-type="float" office:value="1.891038596633" calcext:value-type="float">
            <text:p>1.8910385966</text:p>
          </table:table-cell>
          <table:table-cell office:value-type="float" office:value="0.845449924469" calcext:value-type="float">
            <text:p>0.8454499245</text:p>
          </table:table-cell>
          <table:table-cell table:formula="of:=[.J471]-[.G469]" office:value-type="float" office:value="0.000779688357999908" calcext:value-type="float">
            <text:p>0.0007796884</text:p>
          </table:table-cell>
          <table:table-cell table:formula="of:=[.B469]-[.G469]" office:value-type="float" office:value="1.891818284991" calcext:value-type="float">
            <text:p>1.891818285</text:p>
          </table:table-cell>
          <table:table-cell office:value-type="float" office:value="0.845449924469" calcext:value-type="float">
            <text:p>0.8454499245</text:p>
          </table:table-cell>
          <table:table-cell table:formula="of:=[.P471]-[.J469]" office:value-type="float" office:value="0.000779688357999908" calcext:value-type="float">
            <text:p>0.0007796884</text:p>
          </table:table-cell>
          <table:table-cell table:formula="of:=[.B469]-[.J469]" office:value-type="float" office:value="1.891818284991" calcext:value-type="float">
            <text:p>1.891818285</text:p>
          </table:table-cell>
          <table:table-cell office:value-type="float" office:value="0.845449924469" calcext:value-type="float">
            <text:p>0.8454499245</text:p>
          </table:table-cell>
          <table:table-cell table:formula="of:=[.P471]-[.M469]" office:value-type="float" office:value="0.000779688357999908" calcext:value-type="float">
            <text:p>0.0007796884</text:p>
          </table:table-cell>
          <table:table-cell table:formula="of:=[.B469]-[.M469]" office:value-type="float" office:value="1.891818284991" calcext:value-type="float">
            <text:p>1.891818285</text:p>
          </table:table-cell>
          <table:table-cell office:value-type="float" office:value="0.845449924469" calcext:value-type="float">
            <text:p>0.8454499245</text:p>
          </table:table-cell>
          <table:table-cell table:formula="of:=[.S471]-[.P469]" office:value-type="float" office:value="0.000779688357999908" calcext:value-type="float">
            <text:p>0.0007796884</text:p>
          </table:table-cell>
          <table:table-cell table:formula="of:=[.B469]-[.P469]" office:value-type="float" office:value="1.891818284991" calcext:value-type="float">
            <text:p>1.891818285</text:p>
          </table:table-cell>
          <table:table-cell office:value-type="float" office:value="0.845449924469" calcext:value-type="float">
            <text:p>0.8454499245</text:p>
          </table:table-cell>
          <table:table-cell table:formula="of:=[.A469]-[.S469]" office:value-type="float" office:value="1.891818284991" calcext:value-type="float">
            <text:p>1.891818285</text:p>
          </table:table-cell>
          <table:table-cell table:formula="of:=[.B469]-[.S469]" office:value-type="float" office:value="1.891818284991" calcext:value-type="float">
            <text:p>1.891818285</text:p>
          </table:table-cell>
        </table:table-row>
        <table:table-row table:style-name="ro1">
          <table:table-cell table:number-columns-repeated="2" office:value-type="float" office:value="2.73840093613" calcext:value-type="float">
            <text:p>2.7384009361</text:p>
          </table:table-cell>
          <table:table-cell table:formula="of:=[.J472]-[.B470]" office:value-type="float" office:value="-1.89177745581" calcext:value-type="float">
            <text:p>-1.8917774558</text:p>
          </table:table-cell>
          <table:table-cell office:value-type="float" office:value="0.845838427544" calcext:value-type="float">
            <text:p>0.8458384275</text:p>
          </table:table-cell>
          <table:table-cell table:formula="of:=[.G472]-[.D470]" office:value-type="float" office:value="0.000785052775999939" calcext:value-type="float">
            <text:p>0.0007850528</text:p>
          </table:table-cell>
          <table:table-cell table:formula="of:=[.B470]-[.$D472]" office:value-type="float" office:value="1.89177745581" calcext:value-type="float">
            <text:p>1.8917774558</text:p>
          </table:table-cell>
          <table:table-cell office:value-type="float" office:value="0.845838427544" calcext:value-type="float">
            <text:p>0.8458384275</text:p>
          </table:table-cell>
          <table:table-cell table:formula="of:=[.J472]-[.G470]" office:value-type="float" office:value="0.000785052775999939" calcext:value-type="float">
            <text:p>0.0007850528</text:p>
          </table:table-cell>
          <table:table-cell table:formula="of:=[.B470]-[.G470]" office:value-type="float" office:value="1.892562508586" calcext:value-type="float">
            <text:p>1.8925625086</text:p>
          </table:table-cell>
          <table:table-cell office:value-type="float" office:value="0.845838427544" calcext:value-type="float">
            <text:p>0.8458384275</text:p>
          </table:table-cell>
          <table:table-cell table:formula="of:=[.P472]-[.J470]" office:value-type="float" office:value="0.000785052775999939" calcext:value-type="float">
            <text:p>0.0007850528</text:p>
          </table:table-cell>
          <table:table-cell table:formula="of:=[.B470]-[.J470]" office:value-type="float" office:value="1.892562508586" calcext:value-type="float">
            <text:p>1.8925625086</text:p>
          </table:table-cell>
          <table:table-cell office:value-type="float" office:value="0.845838427544" calcext:value-type="float">
            <text:p>0.8458384275</text:p>
          </table:table-cell>
          <table:table-cell table:formula="of:=[.P472]-[.M470]" office:value-type="float" office:value="0.000785052775999939" calcext:value-type="float">
            <text:p>0.0007850528</text:p>
          </table:table-cell>
          <table:table-cell table:formula="of:=[.B470]-[.M470]" office:value-type="float" office:value="1.892562508586" calcext:value-type="float">
            <text:p>1.8925625086</text:p>
          </table:table-cell>
          <table:table-cell office:value-type="float" office:value="0.845838427544" calcext:value-type="float">
            <text:p>0.8458384275</text:p>
          </table:table-cell>
          <table:table-cell table:formula="of:=[.S472]-[.P470]" office:value-type="float" office:value="0.000785052775999939" calcext:value-type="float">
            <text:p>0.0007850528</text:p>
          </table:table-cell>
          <table:table-cell table:formula="of:=[.B470]-[.P470]" office:value-type="float" office:value="1.892562508586" calcext:value-type="float">
            <text:p>1.8925625086</text:p>
          </table:table-cell>
          <table:table-cell office:value-type="float" office:value="0.845838427544" calcext:value-type="float">
            <text:p>0.8458384275</text:p>
          </table:table-cell>
          <table:table-cell table:formula="of:=[.A470]-[.S470]" office:value-type="float" office:value="1.892562508586" calcext:value-type="float">
            <text:p>1.8925625086</text:p>
          </table:table-cell>
          <table:table-cell table:formula="of:=[.B470]-[.S470]" office:value-type="float" office:value="1.892562508586" calcext:value-type="float">
            <text:p>1.8925625086</text:p>
          </table:table-cell>
        </table:table-row>
        <table:table-row table:style-name="ro1">
          <table:table-cell table:number-columns-repeated="2" office:value-type="float" office:value="2.7395427227" calcext:value-type="float">
            <text:p>2.7395427227</text:p>
          </table:table-cell>
          <table:table-cell table:formula="of:=[.J473]-[.B471]" office:value-type="float" office:value="-1.892522633074" calcext:value-type="float">
            <text:p>-1.8925226331</text:p>
          </table:table-cell>
          <table:table-cell office:value-type="float" office:value="0.846229612827" calcext:value-type="float">
            <text:p>0.8462296128</text:p>
          </table:table-cell>
          <table:table-cell table:formula="of:=[.G473]-[.D471]" office:value-type="float" office:value="-0.00127798318799999" calcext:value-type="float">
            <text:p>-0.0012779832</text:p>
          </table:table-cell>
          <table:table-cell table:formula="of:=[.B471]-[.$D473]" office:value-type="float" office:value="1.892522633074" calcext:value-type="float">
            <text:p>1.8925226331</text:p>
          </table:table-cell>
          <table:table-cell office:value-type="float" office:value="0.846229612827" calcext:value-type="float">
            <text:p>0.8462296128</text:p>
          </table:table-cell>
          <table:table-cell table:formula="of:=[.J473]-[.G471]" office:value-type="float" office:value="0.000790476799000017" calcext:value-type="float">
            <text:p>0.0007904768</text:p>
          </table:table-cell>
          <table:table-cell table:formula="of:=[.B471]-[.G471]" office:value-type="float" office:value="1.893313109873" calcext:value-type="float">
            <text:p>1.8933131099</text:p>
          </table:table-cell>
          <table:table-cell office:value-type="float" office:value="0.846229612827" calcext:value-type="float">
            <text:p>0.8462296128</text:p>
          </table:table-cell>
          <table:table-cell table:formula="of:=[.P473]-[.J471]" office:value-type="float" office:value="-0.00127798318799999" calcext:value-type="float">
            <text:p>-0.0012779832</text:p>
          </table:table-cell>
          <table:table-cell table:formula="of:=[.B471]-[.J471]" office:value-type="float" office:value="1.893313109873" calcext:value-type="float">
            <text:p>1.8933131099</text:p>
          </table:table-cell>
          <table:table-cell office:value-type="float" office:value="0.846229612827" calcext:value-type="float">
            <text:p>0.8462296128</text:p>
          </table:table-cell>
          <table:table-cell table:formula="of:=[.P473]-[.M471]" office:value-type="float" office:value="-0.00127798318799999" calcext:value-type="float">
            <text:p>-0.0012779832</text:p>
          </table:table-cell>
          <table:table-cell table:formula="of:=[.B471]-[.M471]" office:value-type="float" office:value="1.893313109873" calcext:value-type="float">
            <text:p>1.8933131099</text:p>
          </table:table-cell>
          <table:table-cell office:value-type="float" office:value="0.846229612827" calcext:value-type="float">
            <text:p>0.8462296128</text:p>
          </table:table-cell>
          <table:table-cell table:formula="of:=[.S473]-[.P471]" office:value-type="float" office:value="-0.00127798318799999" calcext:value-type="float">
            <text:p>-0.0012779832</text:p>
          </table:table-cell>
          <table:table-cell table:formula="of:=[.B471]-[.P471]" office:value-type="float" office:value="1.893313109873" calcext:value-type="float">
            <text:p>1.8933131099</text:p>
          </table:table-cell>
          <table:table-cell office:value-type="float" office:value="0.846229612827" calcext:value-type="float">
            <text:p>0.8462296128</text:p>
          </table:table-cell>
          <table:table-cell table:formula="of:=[.A471]-[.S471]" office:value-type="float" office:value="1.893313109873" calcext:value-type="float">
            <text:p>1.8933131099</text:p>
          </table:table-cell>
          <table:table-cell table:formula="of:=[.B471]-[.S471]" office:value-type="float" office:value="1.893313109873" calcext:value-type="float">
            <text:p>1.8933131099</text:p>
          </table:table-cell>
        </table:table-row>
        <table:table-row table:style-name="ro1">
          <table:table-cell table:number-columns-repeated="2" office:value-type="float" office:value="2.76225733757" calcext:value-type="float">
            <text:p>2.7622573376</text:p>
          </table:table-cell>
          <table:table-cell table:formula="of:=[.J474]-[.B472]" office:value-type="float" office:value="-1.916907429695" calcext:value-type="float">
            <text:p>-1.9169074297</text:p>
          </table:table-cell>
          <table:table-cell office:value-type="float" office:value="0.84662348032" calcext:value-type="float">
            <text:p>0.8466234803</text:p>
          </table:table-cell>
          <table:table-cell table:formula="of:=[.G474]-[.D472]" office:value-type="float" office:value="-0.00127357244499993" calcext:value-type="float">
            <text:p>-0.0012735724</text:p>
          </table:table-cell>
          <table:table-cell table:formula="of:=[.B472]-[.$D474]" office:value-type="float" office:value="1.916907429695" calcext:value-type="float">
            <text:p>1.9169074297</text:p>
          </table:table-cell>
          <table:table-cell office:value-type="float" office:value="0.84662348032" calcext:value-type="float">
            <text:p>0.8466234803</text:p>
          </table:table-cell>
          <table:table-cell table:formula="of:=[.J474]-[.G472]" office:value-type="float" office:value="-0.00127357244499993" calcext:value-type="float">
            <text:p>-0.0012735724</text:p>
          </table:table-cell>
          <table:table-cell table:formula="of:=[.B472]-[.G472]" office:value-type="float" office:value="1.91563385725" calcext:value-type="float">
            <text:p>1.9156338573</text:p>
          </table:table-cell>
          <table:table-cell office:value-type="float" office:value="0.84662348032" calcext:value-type="float">
            <text:p>0.8466234803</text:p>
          </table:table-cell>
          <table:table-cell table:formula="of:=[.P474]-[.J472]" office:value-type="float" office:value="-0.00127357244499993" calcext:value-type="float">
            <text:p>-0.0012735724</text:p>
          </table:table-cell>
          <table:table-cell table:formula="of:=[.B472]-[.J472]" office:value-type="float" office:value="1.91563385725" calcext:value-type="float">
            <text:p>1.9156338573</text:p>
          </table:table-cell>
          <table:table-cell office:value-type="float" office:value="0.84662348032" calcext:value-type="float">
            <text:p>0.8466234803</text:p>
          </table:table-cell>
          <table:table-cell table:formula="of:=[.P474]-[.M472]" office:value-type="float" office:value="-0.00127357244499993" calcext:value-type="float">
            <text:p>-0.0012735724</text:p>
          </table:table-cell>
          <table:table-cell table:formula="of:=[.B472]-[.M472]" office:value-type="float" office:value="1.91563385725" calcext:value-type="float">
            <text:p>1.9156338573</text:p>
          </table:table-cell>
          <table:table-cell office:value-type="float" office:value="0.84662348032" calcext:value-type="float">
            <text:p>0.8466234803</text:p>
          </table:table-cell>
          <table:table-cell table:formula="of:=[.S474]-[.P472]" office:value-type="float" office:value="-0.00127357244499993" calcext:value-type="float">
            <text:p>-0.0012735724</text:p>
          </table:table-cell>
          <table:table-cell table:formula="of:=[.B472]-[.P472]" office:value-type="float" office:value="1.91563385725" calcext:value-type="float">
            <text:p>1.9156338573</text:p>
          </table:table-cell>
          <table:table-cell office:value-type="float" office:value="0.84662348032" calcext:value-type="float">
            <text:p>0.8466234803</text:p>
          </table:table-cell>
          <table:table-cell table:formula="of:=[.A472]-[.S472]" office:value-type="float" office:value="1.91563385725" calcext:value-type="float">
            <text:p>1.9156338573</text:p>
          </table:table-cell>
          <table:table-cell table:formula="of:=[.B472]-[.S472]" office:value-type="float" office:value="1.91563385725" calcext:value-type="float">
            <text:p>1.9156338573</text:p>
          </table:table-cell>
        </table:table-row>
        <table:table-row table:style-name="ro1">
          <table:table-cell office:value-type="float" office:value="2.76342606544" calcext:value-type="float">
            <text:p>2.7634260654</text:p>
          </table:table-cell>
          <table:table-cell office:value-type="float" office:value="2.74185299873" calcext:value-type="float">
            <text:p>2.7418529987</text:p>
          </table:table-cell>
          <table:table-cell table:formula="of:=[.J475]-[.B473]" office:value-type="float" office:value="-1.894031703469" calcext:value-type="float">
            <text:p>-1.8940317035</text:p>
          </table:table-cell>
          <table:table-cell office:value-type="float" office:value="0.847020089626" calcext:value-type="float">
            <text:p>0.8470200896</text:p>
          </table:table-cell>
          <table:table-cell table:formula="of:=[.G475]-[.D473]" office:value-type="float" office:value="0.00080120563500008" calcext:value-type="float">
            <text:p>0.0008012056</text:p>
          </table:table-cell>
          <table:table-cell table:formula="of:=[.B473]-[.$D475]" office:value-type="float" office:value="1.894031703469" calcext:value-type="float">
            <text:p>1.8940317035</text:p>
          </table:table-cell>
          <table:table-cell office:value-type="float" office:value="0.844951629639" calcext:value-type="float">
            <text:p>0.8449516296</text:p>
          </table:table-cell>
          <table:table-cell table:formula="of:=[.J475]-[.G473]" office:value-type="float" office:value="0.00286966562200008" calcext:value-type="float">
            <text:p>0.0028696656</text:p>
          </table:table-cell>
          <table:table-cell table:formula="of:=[.B473]-[.G473]" office:value-type="float" office:value="1.896901369091" calcext:value-type="float">
            <text:p>1.8969013691</text:p>
          </table:table-cell>
          <table:table-cell office:value-type="float" office:value="0.847020089626" calcext:value-type="float">
            <text:p>0.8470200896</text:p>
          </table:table-cell>
          <table:table-cell table:formula="of:=[.P475]-[.J473]" office:value-type="float" office:value="0.00080120563500008" calcext:value-type="float">
            <text:p>0.0008012056</text:p>
          </table:table-cell>
          <table:table-cell table:formula="of:=[.B473]-[.J473]" office:value-type="float" office:value="1.894832909104" calcext:value-type="float">
            <text:p>1.8948329091</text:p>
          </table:table-cell>
          <table:table-cell office:value-type="float" office:value="0.847020089626" calcext:value-type="float">
            <text:p>0.8470200896</text:p>
          </table:table-cell>
          <table:table-cell table:formula="of:=[.P475]-[.M473]" office:value-type="float" office:value="0.00080120563500008" calcext:value-type="float">
            <text:p>0.0008012056</text:p>
          </table:table-cell>
          <table:table-cell table:formula="of:=[.B473]-[.M473]" office:value-type="float" office:value="1.894832909104" calcext:value-type="float">
            <text:p>1.8948329091</text:p>
          </table:table-cell>
          <table:table-cell office:value-type="float" office:value="0.844951629639" calcext:value-type="float">
            <text:p>0.8449516296</text:p>
          </table:table-cell>
          <table:table-cell table:formula="of:=[.S475]-[.P473]" office:value-type="float" office:value="0.00286966562200008" calcext:value-type="float">
            <text:p>0.0028696656</text:p>
          </table:table-cell>
          <table:table-cell table:formula="of:=[.B473]-[.P473]" office:value-type="float" office:value="1.896901369091" calcext:value-type="float">
            <text:p>1.8969013691</text:p>
          </table:table-cell>
          <table:table-cell office:value-type="float" office:value="0.844951629639" calcext:value-type="float">
            <text:p>0.8449516296</text:p>
          </table:table-cell>
          <table:table-cell table:formula="of:=[.A473]-[.S473]" office:value-type="float" office:value="1.918474435801" calcext:value-type="float">
            <text:p>1.9184744358</text:p>
          </table:table-cell>
          <table:table-cell table:formula="of:=[.B473]-[.S473]" office:value-type="float" office:value="1.896901369091" calcext:value-type="float">
            <text:p>1.8969013691</text:p>
          </table:table-cell>
        </table:table-row>
        <table:table-row table:style-name="ro1">
          <table:table-cell table:number-columns-repeated="2" office:value-type="float" office:value="2.76460385323" calcext:value-type="float">
            <text:p>2.7646038532</text:p>
          </table:table-cell>
          <table:table-cell table:formula="of:=[.J476]-[.B474]" office:value-type="float" office:value="-1.916377902035" calcext:value-type="float">
            <text:p>-1.916377902</text:p>
          </table:table-cell>
          <table:table-cell office:value-type="float" office:value="0.845349907875" calcext:value-type="float">
            <text:p>0.8453499079</text:p>
          </table:table-cell>
          <table:table-cell table:formula="of:=[.G476]-[.D474]" office:value-type="float" office:value="0.00287604332000002" calcext:value-type="float">
            <text:p>0.0028760433</text:p>
          </table:table-cell>
          <table:table-cell table:formula="of:=[.B474]-[.$D476]" office:value-type="float" office:value="1.916377902035" calcext:value-type="float">
            <text:p>1.916377902</text:p>
          </table:table-cell>
          <table:table-cell office:value-type="float" office:value="0.845349907875" calcext:value-type="float">
            <text:p>0.8453499079</text:p>
          </table:table-cell>
          <table:table-cell table:formula="of:=[.J476]-[.G474]" office:value-type="float" office:value="0.00287604332000002" calcext:value-type="float">
            <text:p>0.0028760433</text:p>
          </table:table-cell>
          <table:table-cell table:formula="of:=[.B474]-[.G474]" office:value-type="float" office:value="1.919253945355" calcext:value-type="float">
            <text:p>1.9192539454</text:p>
          </table:table-cell>
          <table:table-cell office:value-type="float" office:value="0.845349907875" calcext:value-type="float">
            <text:p>0.8453499079</text:p>
          </table:table-cell>
          <table:table-cell table:formula="of:=[.P476]-[.J474]" office:value-type="float" office:value="0.00287604332000002" calcext:value-type="float">
            <text:p>0.0028760433</text:p>
          </table:table-cell>
          <table:table-cell table:formula="of:=[.B474]-[.J474]" office:value-type="float" office:value="1.919253945355" calcext:value-type="float">
            <text:p>1.9192539454</text:p>
          </table:table-cell>
          <table:table-cell office:value-type="float" office:value="0.845349907875" calcext:value-type="float">
            <text:p>0.8453499079</text:p>
          </table:table-cell>
          <table:table-cell table:formula="of:=[.P476]-[.M474]" office:value-type="float" office:value="0.00287604332000002" calcext:value-type="float">
            <text:p>0.0028760433</text:p>
          </table:table-cell>
          <table:table-cell table:formula="of:=[.B474]-[.M474]" office:value-type="float" office:value="1.919253945355" calcext:value-type="float">
            <text:p>1.9192539454</text:p>
          </table:table-cell>
          <table:table-cell office:value-type="float" office:value="0.845349907875" calcext:value-type="float">
            <text:p>0.8453499079</text:p>
          </table:table-cell>
          <table:table-cell table:formula="of:=[.S476]-[.P474]" office:value-type="float" office:value="0.00287604332000002" calcext:value-type="float">
            <text:p>0.0028760433</text:p>
          </table:table-cell>
          <table:table-cell table:formula="of:=[.B474]-[.P474]" office:value-type="float" office:value="1.919253945355" calcext:value-type="float">
            <text:p>1.9192539454</text:p>
          </table:table-cell>
          <table:table-cell office:value-type="float" office:value="0.845349907875" calcext:value-type="float">
            <text:p>0.8453499079</text:p>
          </table:table-cell>
          <table:table-cell table:formula="of:=[.A474]-[.S474]" office:value-type="float" office:value="1.919253945355" calcext:value-type="float">
            <text:p>1.9192539454</text:p>
          </table:table-cell>
          <table:table-cell table:formula="of:=[.B474]-[.S474]" office:value-type="float" office:value="1.919253945355" calcext:value-type="float">
            <text:p>1.9192539454</text:p>
          </table:table-cell>
        </table:table-row>
        <table:table-row table:style-name="ro1">
          <table:table-cell table:number-columns-repeated="2" office:value-type="float" office:value="2.76579070091" calcext:value-type="float">
            <text:p>2.7657907009</text:p>
          </table:table-cell>
          <table:table-cell table:formula="of:=[.J477]-[.B475]" office:value-type="float" office:value="-1.917157471177" calcext:value-type="float">
            <text:p>-1.9171574712</text:p>
          </table:table-cell>
          <table:table-cell office:value-type="float" office:value="0.847821295261" calcext:value-type="float">
            <text:p>0.8478212953</text:p>
          </table:table-cell>
          <table:table-cell table:formula="of:=[.G477]-[.D475]" office:value-type="float" office:value="0.000811934471999898" calcext:value-type="float">
            <text:p>0.0008119345</text:p>
          </table:table-cell>
          <table:table-cell table:formula="of:=[.B475]-[.$D477]" office:value-type="float" office:value="1.917157471177" calcext:value-type="float">
            <text:p>1.9171574712</text:p>
          </table:table-cell>
          <table:table-cell office:value-type="float" office:value="0.847821295261" calcext:value-type="float">
            <text:p>0.8478212953</text:p>
          </table:table-cell>
          <table:table-cell table:formula="of:=[.J477]-[.G475]" office:value-type="float" office:value="0.000811934471999898" calcext:value-type="float">
            <text:p>0.0008119345</text:p>
          </table:table-cell>
          <table:table-cell table:formula="of:=[.B475]-[.G475]" office:value-type="float" office:value="1.917969405649" calcext:value-type="float">
            <text:p>1.9179694056</text:p>
          </table:table-cell>
          <table:table-cell office:value-type="float" office:value="0.847821295261" calcext:value-type="float">
            <text:p>0.8478212953</text:p>
          </table:table-cell>
          <table:table-cell table:formula="of:=[.P477]-[.J475]" office:value-type="float" office:value="0.000811934471999898" calcext:value-type="float">
            <text:p>0.0008119345</text:p>
          </table:table-cell>
          <table:table-cell table:formula="of:=[.B475]-[.J475]" office:value-type="float" office:value="1.917969405649" calcext:value-type="float">
            <text:p>1.9179694056</text:p>
          </table:table-cell>
          <table:table-cell office:value-type="float" office:value="0.847821295261" calcext:value-type="float">
            <text:p>0.8478212953</text:p>
          </table:table-cell>
          <table:table-cell table:formula="of:=[.P477]-[.M475]" office:value-type="float" office:value="0.000811934471999898" calcext:value-type="float">
            <text:p>0.0008119345</text:p>
          </table:table-cell>
          <table:table-cell table:formula="of:=[.B475]-[.M475]" office:value-type="float" office:value="1.917969405649" calcext:value-type="float">
            <text:p>1.9179694056</text:p>
          </table:table-cell>
          <table:table-cell office:value-type="float" office:value="0.847821295261" calcext:value-type="float">
            <text:p>0.8478212953</text:p>
          </table:table-cell>
          <table:table-cell table:formula="of:=[.S477]-[.P475]" office:value-type="float" office:value="-0.00126045942300002" calcext:value-type="float">
            <text:p>-0.0012604594</text:p>
          </table:table-cell>
          <table:table-cell table:formula="of:=[.B475]-[.P475]" office:value-type="float" office:value="1.917969405649" calcext:value-type="float">
            <text:p>1.9179694056</text:p>
          </table:table-cell>
          <table:table-cell office:value-type="float" office:value="0.847821295261" calcext:value-type="float">
            <text:p>0.8478212953</text:p>
          </table:table-cell>
          <table:table-cell table:formula="of:=[.A475]-[.S475]" office:value-type="float" office:value="1.917969405649" calcext:value-type="float">
            <text:p>1.9179694056</text:p>
          </table:table-cell>
          <table:table-cell table:formula="of:=[.B475]-[.S475]" office:value-type="float" office:value="1.917969405649" calcext:value-type="float">
            <text:p>1.9179694056</text:p>
          </table:table-cell>
        </table:table-row>
        <table:table-row table:style-name="ro1">
          <table:table-cell table:number-columns-repeated="2" office:value-type="float" office:value="2.76698637009" calcext:value-type="float">
            <text:p>2.7669863701</text:p>
          </table:table-cell>
          <table:table-cell table:formula="of:=[.J478]-[.B476]" office:value-type="float" office:value="-1.917943120006" calcext:value-type="float">
            <text:p>-1.91794312</text:p>
          </table:table-cell>
          <table:table-cell office:value-type="float" office:value="0.848225951195" calcext:value-type="float">
            <text:p>0.8482259512</text:p>
          </table:table-cell>
          <table:table-cell table:formula="of:=[.G478]-[.D476]" office:value-type="float" office:value="0.000817298888999951" calcext:value-type="float">
            <text:p>0.0008172989</text:p>
          </table:table-cell>
          <table:table-cell table:formula="of:=[.B476]-[.$D478]" office:value-type="float" office:value="1.917943120006" calcext:value-type="float">
            <text:p>1.91794312</text:p>
          </table:table-cell>
          <table:table-cell office:value-type="float" office:value="0.848225951195" calcext:value-type="float">
            <text:p>0.8482259512</text:p>
          </table:table-cell>
          <table:table-cell table:formula="of:=[.J478]-[.G476]" office:value-type="float" office:value="0.000817298888999951" calcext:value-type="float">
            <text:p>0.0008172989</text:p>
          </table:table-cell>
          <table:table-cell table:formula="of:=[.B476]-[.G476]" office:value-type="float" office:value="1.918760418895" calcext:value-type="float">
            <text:p>1.9187604189</text:p>
          </table:table-cell>
          <table:table-cell office:value-type="float" office:value="0.848225951195" calcext:value-type="float">
            <text:p>0.8482259512</text:p>
          </table:table-cell>
          <table:table-cell table:formula="of:=[.P478]-[.J476]" office:value-type="float" office:value="0.000817298888999951" calcext:value-type="float">
            <text:p>0.0008172989</text:p>
          </table:table-cell>
          <table:table-cell table:formula="of:=[.B476]-[.J476]" office:value-type="float" office:value="1.918760418895" calcext:value-type="float">
            <text:p>1.9187604189</text:p>
          </table:table-cell>
          <table:table-cell office:value-type="float" office:value="0.848225951195" calcext:value-type="float">
            <text:p>0.8482259512</text:p>
          </table:table-cell>
          <table:table-cell table:formula="of:=[.P478]-[.M476]" office:value-type="float" office:value="0.000817298888999951" calcext:value-type="float">
            <text:p>0.0008172989</text:p>
          </table:table-cell>
          <table:table-cell table:formula="of:=[.B476]-[.M476]" office:value-type="float" office:value="1.918760418895" calcext:value-type="float">
            <text:p>1.9187604189</text:p>
          </table:table-cell>
          <table:table-cell office:value-type="float" office:value="0.848225951195" calcext:value-type="float">
            <text:p>0.8482259512</text:p>
          </table:table-cell>
          <table:table-cell table:formula="of:=[.S478]-[.P476]" office:value-type="float" office:value="0.000817298888999951" calcext:value-type="float">
            <text:p>0.0008172989</text:p>
          </table:table-cell>
          <table:table-cell table:formula="of:=[.B476]-[.P476]" office:value-type="float" office:value="1.918760418895" calcext:value-type="float">
            <text:p>1.9187604189</text:p>
          </table:table-cell>
          <table:table-cell office:value-type="float" office:value="0.848225951195" calcext:value-type="float">
            <text:p>0.8482259512</text:p>
          </table:table-cell>
          <table:table-cell table:formula="of:=[.A476]-[.S476]" office:value-type="float" office:value="1.918760418895" calcext:value-type="float">
            <text:p>1.9187604189</text:p>
          </table:table-cell>
          <table:table-cell table:formula="of:=[.B476]-[.S476]" office:value-type="float" office:value="1.918760418895" calcext:value-type="float">
            <text:p>1.9187604189</text:p>
          </table:table-cell>
        </table:table-row>
        <table:table-row table:style-name="ro1">
          <table:table-cell table:number-columns-repeated="2" office:value-type="float" office:value="2.76819109917" calcext:value-type="float">
            <text:p>2.7681910992</text:p>
          </table:table-cell>
          <table:table-cell table:formula="of:=[.J479]-[.B477]" office:value-type="float" office:value="-1.91873520613" calcext:value-type="float">
            <text:p>-1.9187352061</text:p>
          </table:table-cell>
          <table:table-cell office:value-type="float" office:value="0.848633229733" calcext:value-type="float">
            <text:p>0.8486332297</text:p>
          </table:table-cell>
          <table:table-cell table:formula="of:=[.G479]-[.D477]" office:value-type="float" office:value="0.000822663306999982" calcext:value-type="float">
            <text:p>0.0008226633</text:p>
          </table:table-cell>
          <table:table-cell table:formula="of:=[.B477]-[.$D479]" office:value-type="float" office:value="1.91873520613" calcext:value-type="float">
            <text:p>1.9187352061</text:p>
          </table:table-cell>
          <table:table-cell office:value-type="float" office:value="0.848633229733" calcext:value-type="float">
            <text:p>0.8486332297</text:p>
          </table:table-cell>
          <table:table-cell table:formula="of:=[.J479]-[.G477]" office:value-type="float" office:value="0.000822663306999982" calcext:value-type="float">
            <text:p>0.0008226633</text:p>
          </table:table-cell>
          <table:table-cell table:formula="of:=[.B477]-[.G477]" office:value-type="float" office:value="1.919557869437" calcext:value-type="float">
            <text:p>1.9195578694</text:p>
          </table:table-cell>
          <table:table-cell office:value-type="float" office:value="0.848633229733" calcext:value-type="float">
            <text:p>0.8486332297</text:p>
          </table:table-cell>
          <table:table-cell table:formula="of:=[.P479]-[.J477]" office:value-type="float" office:value="0.000822663306999982" calcext:value-type="float">
            <text:p>0.0008226633</text:p>
          </table:table-cell>
          <table:table-cell table:formula="of:=[.B477]-[.J477]" office:value-type="float" office:value="1.919557869437" calcext:value-type="float">
            <text:p>1.9195578694</text:p>
          </table:table-cell>
          <table:table-cell office:value-type="float" office:value="0.848633229733" calcext:value-type="float">
            <text:p>0.8486332297</text:p>
          </table:table-cell>
          <table:table-cell table:formula="of:=[.P479]-[.M477]" office:value-type="float" office:value="0.000822663306999982" calcext:value-type="float">
            <text:p>0.0008226633</text:p>
          </table:table-cell>
          <table:table-cell table:formula="of:=[.B477]-[.M477]" office:value-type="float" office:value="1.919557869437" calcext:value-type="float">
            <text:p>1.9195578694</text:p>
          </table:table-cell>
          <table:table-cell office:value-type="float" office:value="0.848633229733" calcext:value-type="float">
            <text:p>0.8486332297</text:p>
          </table:table-cell>
          <table:table-cell table:formula="of:=[.S479]-[.P477]" office:value-type="float" office:value="0.000822663306999982" calcext:value-type="float">
            <text:p>0.0008226633</text:p>
          </table:table-cell>
          <table:table-cell table:formula="of:=[.B477]-[.P477]" office:value-type="float" office:value="1.919557869437" calcext:value-type="float">
            <text:p>1.9195578694</text:p>
          </table:table-cell>
          <table:table-cell office:value-type="float" office:value="0.846560835838" calcext:value-type="float">
            <text:p>0.8465608358</text:p>
          </table:table-cell>
          <table:table-cell table:formula="of:=[.A477]-[.S477]" office:value-type="float" office:value="1.921630263332" calcext:value-type="float">
            <text:p>1.9216302633</text:p>
          </table:table-cell>
          <table:table-cell table:formula="of:=[.B477]-[.S477]" office:value-type="float" office:value="1.921630263332" calcext:value-type="float">
            <text:p>1.9216302633</text:p>
          </table:table-cell>
        </table:table-row>
        <table:table-row table:style-name="ro1">
          <table:table-cell table:number-columns-repeated="2" office:value-type="float" office:value="2.76940488815" calcext:value-type="float">
            <text:p>2.7694048882</text:p>
          </table:table-cell>
          <table:table-cell table:formula="of:=[.J480]-[.B478]" office:value-type="float" office:value="-1.91953372955" calcext:value-type="float">
            <text:p>-1.9195337296</text:p>
          </table:table-cell>
          <table:table-cell office:value-type="float" office:value="0.849043250084" calcext:value-type="float">
            <text:p>0.8490432501</text:p>
          </table:table-cell>
          <table:table-cell table:formula="of:=[.G480]-[.D478]" office:value-type="float" office:value="0.00082790851600012" calcext:value-type="float">
            <text:p>0.0008279085</text:p>
          </table:table-cell>
          <table:table-cell table:formula="of:=[.B478]-[.$D480]" office:value-type="float" office:value="1.91953372955" calcext:value-type="float">
            <text:p>1.9195337296</text:p>
          </table:table-cell>
          <table:table-cell office:value-type="float" office:value="0.849043250084" calcext:value-type="float">
            <text:p>0.8490432501</text:p>
          </table:table-cell>
          <table:table-cell table:formula="of:=[.J480]-[.G478]" office:value-type="float" office:value="0.00082790851600012" calcext:value-type="float">
            <text:p>0.0008279085</text:p>
          </table:table-cell>
          <table:table-cell table:formula="of:=[.B478]-[.G478]" office:value-type="float" office:value="1.920361638066" calcext:value-type="float">
            <text:p>1.9203616381</text:p>
          </table:table-cell>
          <table:table-cell office:value-type="float" office:value="0.849043250084" calcext:value-type="float">
            <text:p>0.8490432501</text:p>
          </table:table-cell>
          <table:table-cell table:formula="of:=[.P480]-[.J478]" office:value-type="float" office:value="0.00082790851600012" calcext:value-type="float">
            <text:p>0.0008279085</text:p>
          </table:table-cell>
          <table:table-cell table:formula="of:=[.B478]-[.J478]" office:value-type="float" office:value="1.920361638066" calcext:value-type="float">
            <text:p>1.9203616381</text:p>
          </table:table-cell>
          <table:table-cell office:value-type="float" office:value="0.849043250084" calcext:value-type="float">
            <text:p>0.8490432501</text:p>
          </table:table-cell>
          <table:table-cell table:formula="of:=[.P480]-[.M478]" office:value-type="float" office:value="0.00082790851600012" calcext:value-type="float">
            <text:p>0.0008279085</text:p>
          </table:table-cell>
          <table:table-cell table:formula="of:=[.B478]-[.M478]" office:value-type="float" office:value="1.920361638066" calcext:value-type="float">
            <text:p>1.9203616381</text:p>
          </table:table-cell>
          <table:table-cell office:value-type="float" office:value="0.849043250084" calcext:value-type="float">
            <text:p>0.8490432501</text:p>
          </table:table-cell>
          <table:table-cell table:formula="of:=[.S480]-[.P478]" office:value-type="float" office:value="0.00082790851600012" calcext:value-type="float">
            <text:p>0.0008279085</text:p>
          </table:table-cell>
          <table:table-cell table:formula="of:=[.B478]-[.P478]" office:value-type="float" office:value="1.920361638066" calcext:value-type="float">
            <text:p>1.9203616381</text:p>
          </table:table-cell>
          <table:table-cell office:value-type="float" office:value="0.849043250084" calcext:value-type="float">
            <text:p>0.8490432501</text:p>
          </table:table-cell>
          <table:table-cell table:formula="of:=[.A478]-[.S478]" office:value-type="float" office:value="1.920361638066" calcext:value-type="float">
            <text:p>1.9203616381</text:p>
          </table:table-cell>
          <table:table-cell table:formula="of:=[.B478]-[.S478]" office:value-type="float" office:value="1.920361638066" calcext:value-type="float">
            <text:p>1.9203616381</text:p>
          </table:table-cell>
        </table:table-row>
        <table:table-row table:style-name="ro1">
          <table:table-cell table:number-columns-repeated="2" office:value-type="float" office:value="2.77062749863" calcext:value-type="float">
            <text:p>2.7706274986</text:p>
          </table:table-cell>
          <table:table-cell table:formula="of:=[.J481]-[.B479]" office:value-type="float" office:value="-1.920338332656" calcext:value-type="float">
            <text:p>-1.9203383327</text:p>
          </table:table-cell>
          <table:table-cell office:value-type="float" office:value="0.84945589304" calcext:value-type="float">
            <text:p>0.849455893</text:p>
          </table:table-cell>
          <table:table-cell table:formula="of:=[.G481]-[.D479]" office:value-type="float" office:value="0.00083327293400004" calcext:value-type="float">
            <text:p>0.0008332729</text:p>
          </table:table-cell>
          <table:table-cell table:formula="of:=[.B479]-[.$D481]" office:value-type="float" office:value="1.920338332656" calcext:value-type="float">
            <text:p>1.9203383327</text:p>
          </table:table-cell>
          <table:table-cell office:value-type="float" office:value="0.84945589304" calcext:value-type="float">
            <text:p>0.849455893</text:p>
          </table:table-cell>
          <table:table-cell table:formula="of:=[.J481]-[.G479]" office:value-type="float" office:value="0.00083327293400004" calcext:value-type="float">
            <text:p>0.0008332729</text:p>
          </table:table-cell>
          <table:table-cell table:formula="of:=[.B479]-[.G479]" office:value-type="float" office:value="1.92117160559" calcext:value-type="float">
            <text:p>1.9211716056</text:p>
          </table:table-cell>
          <table:table-cell office:value-type="float" office:value="0.84945589304" calcext:value-type="float">
            <text:p>0.849455893</text:p>
          </table:table-cell>
          <table:table-cell table:formula="of:=[.P481]-[.J479]" office:value-type="float" office:value="0.00083327293400004" calcext:value-type="float">
            <text:p>0.0008332729</text:p>
          </table:table-cell>
          <table:table-cell table:formula="of:=[.B479]-[.J479]" office:value-type="float" office:value="1.92117160559" calcext:value-type="float">
            <text:p>1.9211716056</text:p>
          </table:table-cell>
          <table:table-cell office:value-type="float" office:value="0.847381472588" calcext:value-type="float">
            <text:p>0.8473814726</text:p>
          </table:table-cell>
          <table:table-cell table:formula="of:=[.P481]-[.M479]" office:value-type="float" office:value="0.00290769338599994" calcext:value-type="float">
            <text:p>0.0029076934</text:p>
          </table:table-cell>
          <table:table-cell table:formula="of:=[.B479]-[.M479]" office:value-type="float" office:value="1.923246026042" calcext:value-type="float">
            <text:p>1.923246026</text:p>
          </table:table-cell>
          <table:table-cell office:value-type="float" office:value="0.84945589304" calcext:value-type="float">
            <text:p>0.849455893</text:p>
          </table:table-cell>
          <table:table-cell table:formula="of:=[.S481]-[.P479]" office:value-type="float" office:value="0.00083327293400004" calcext:value-type="float">
            <text:p>0.0008332729</text:p>
          </table:table-cell>
          <table:table-cell table:formula="of:=[.B479]-[.P479]" office:value-type="float" office:value="1.92117160559" calcext:value-type="float">
            <text:p>1.9211716056</text:p>
          </table:table-cell>
          <table:table-cell office:value-type="float" office:value="0.84945589304" calcext:value-type="float">
            <text:p>0.849455893</text:p>
          </table:table-cell>
          <table:table-cell table:formula="of:=[.A479]-[.S479]" office:value-type="float" office:value="1.92117160559" calcext:value-type="float">
            <text:p>1.9211716056</text:p>
          </table:table-cell>
          <table:table-cell table:formula="of:=[.B479]-[.S479]" office:value-type="float" office:value="1.92117160559" calcext:value-type="float">
            <text:p>1.9211716056</text:p>
          </table:table-cell>
        </table:table-row>
        <table:table-row table:style-name="ro1">
          <table:table-cell table:number-columns-repeated="2" office:value-type="float" office:value="2.77185916901" calcext:value-type="float">
            <text:p>2.771859169</text:p>
          </table:table-cell>
          <table:table-cell table:formula="of:=[.J482]-[.B480]" office:value-type="float" office:value="-1.921149373058" calcext:value-type="float">
            <text:p>-1.9211493731</text:p>
          </table:table-cell>
          <table:table-cell office:value-type="float" office:value="0.8498711586" calcext:value-type="float">
            <text:p>0.8498711586</text:p>
          </table:table-cell>
          <table:table-cell table:formula="of:=[.G482]-[.D480]" office:value-type="float" office:value="0.00083863735199996" calcext:value-type="float">
            <text:p>0.0008386374</text:p>
          </table:table-cell>
          <table:table-cell table:formula="of:=[.B480]-[.$D482]" office:value-type="float" office:value="1.921149373058" calcext:value-type="float">
            <text:p>1.9211493731</text:p>
          </table:table-cell>
          <table:table-cell office:value-type="float" office:value="0.8498711586" calcext:value-type="float">
            <text:p>0.8498711586</text:p>
          </table:table-cell>
          <table:table-cell table:formula="of:=[.J482]-[.G480]" office:value-type="float" office:value="0.00083863735199996" calcext:value-type="float">
            <text:p>0.0008386374</text:p>
          </table:table-cell>
          <table:table-cell table:formula="of:=[.B480]-[.G480]" office:value-type="float" office:value="1.92198801041" calcext:value-type="float">
            <text:p>1.9219880104</text:p>
          </table:table-cell>
          <table:table-cell office:value-type="float" office:value="0.8498711586" calcext:value-type="float">
            <text:p>0.8498711586</text:p>
          </table:table-cell>
          <table:table-cell table:formula="of:=[.P482]-[.J480]" office:value-type="float" office:value="0.00083863735199996" calcext:value-type="float">
            <text:p>0.0008386374</text:p>
          </table:table-cell>
          <table:table-cell table:formula="of:=[.B480]-[.J480]" office:value-type="float" office:value="1.92198801041" calcext:value-type="float">
            <text:p>1.9219880104</text:p>
          </table:table-cell>
          <table:table-cell office:value-type="float" office:value="0.847795784473" calcext:value-type="float">
            <text:p>0.8477957845</text:p>
          </table:table-cell>
          <table:table-cell table:formula="of:=[.P482]-[.M480]" office:value-type="float" office:value="0.00291401147900006" calcext:value-type="float">
            <text:p>0.0029140115</text:p>
          </table:table-cell>
          <table:table-cell table:formula="of:=[.B480]-[.M480]" office:value-type="float" office:value="1.924063384537" calcext:value-type="float">
            <text:p>1.9240633845</text:p>
          </table:table-cell>
          <table:table-cell office:value-type="float" office:value="0.8498711586" calcext:value-type="float">
            <text:p>0.8498711586</text:p>
          </table:table-cell>
          <table:table-cell table:formula="of:=[.S482]-[.P480]" office:value-type="float" office:value="0.00083863735199996" calcext:value-type="float">
            <text:p>0.0008386374</text:p>
          </table:table-cell>
          <table:table-cell table:formula="of:=[.B480]-[.P480]" office:value-type="float" office:value="1.92198801041" calcext:value-type="float">
            <text:p>1.9219880104</text:p>
          </table:table-cell>
          <table:table-cell office:value-type="float" office:value="0.8498711586" calcext:value-type="float">
            <text:p>0.8498711586</text:p>
          </table:table-cell>
          <table:table-cell table:formula="of:=[.A480]-[.S480]" office:value-type="float" office:value="1.92198801041" calcext:value-type="float">
            <text:p>1.9219880104</text:p>
          </table:table-cell>
          <table:table-cell table:formula="of:=[.B480]-[.S480]" office:value-type="float" office:value="1.92198801041" calcext:value-type="float">
            <text:p>1.9219880104</text:p>
          </table:table-cell>
        </table:table-row>
        <table:table-row table:style-name="ro1">
          <table:table-cell table:number-columns-repeated="2" office:value-type="float" office:value="2.77434897423" calcext:value-type="float">
            <text:p>2.7743489742</text:p>
          </table:table-cell>
          <table:table-cell table:formula="of:=[.J483]-[.B481]" office:value-type="float" office:value="-1.923215925696" calcext:value-type="float">
            <text:p>-1.9232159257</text:p>
          </table:table-cell>
          <table:table-cell office:value-type="float" office:value="0.850289165974" calcext:value-type="float">
            <text:p>0.850289166</text:p>
          </table:table-cell>
          <table:table-cell table:formula="of:=[.G483]-[.D481]" office:value-type="float" office:value="0.000843882560000009" calcext:value-type="float">
            <text:p>0.0008438826</text:p>
          </table:table-cell>
          <table:table-cell table:formula="of:=[.B481]-[.$D483]" office:value-type="float" office:value="1.923215925696" calcext:value-type="float">
            <text:p>1.9232159257</text:p>
          </table:table-cell>
          <table:table-cell office:value-type="float" office:value="0.850289165974" calcext:value-type="float">
            <text:p>0.850289166</text:p>
          </table:table-cell>
          <table:table-cell table:formula="of:=[.J483]-[.G481]" office:value-type="float" office:value="0.000843882560000009" calcext:value-type="float">
            <text:p>0.0008438826</text:p>
          </table:table-cell>
          <table:table-cell table:formula="of:=[.B481]-[.G481]" office:value-type="float" office:value="1.924059808256" calcext:value-type="float">
            <text:p>1.9240598083</text:p>
          </table:table-cell>
          <table:table-cell office:value-type="float" office:value="0.850289165974" calcext:value-type="float">
            <text:p>0.850289166</text:p>
          </table:table-cell>
          <table:table-cell table:formula="of:=[.P483]-[.J481]" office:value-type="float" office:value="0.000843882560000009" calcext:value-type="float">
            <text:p>0.0008438826</text:p>
          </table:table-cell>
          <table:table-cell table:formula="of:=[.B481]-[.J481]" office:value-type="float" office:value="1.924059808256" calcext:value-type="float">
            <text:p>1.9240598083</text:p>
          </table:table-cell>
          <table:table-cell office:value-type="float" office:value="0.850289165974" calcext:value-type="float">
            <text:p>0.850289166</text:p>
          </table:table-cell>
          <table:table-cell table:formula="of:=[.P483]-[.M481]" office:value-type="float" office:value="0.000843882560000009" calcext:value-type="float">
            <text:p>0.0008438826</text:p>
          </table:table-cell>
          <table:table-cell table:formula="of:=[.B481]-[.M481]" office:value-type="float" office:value="1.924059808256" calcext:value-type="float">
            <text:p>1.9240598083</text:p>
          </table:table-cell>
          <table:table-cell office:value-type="float" office:value="0.850289165974" calcext:value-type="float">
            <text:p>0.850289166</text:p>
          </table:table-cell>
          <table:table-cell table:formula="of:=[.S483]-[.P481]" office:value-type="float" office:value="0.000843882560000009" calcext:value-type="float">
            <text:p>0.0008438826</text:p>
          </table:table-cell>
          <table:table-cell table:formula="of:=[.B481]-[.P481]" office:value-type="float" office:value="1.924059808256" calcext:value-type="float">
            <text:p>1.9240598083</text:p>
          </table:table-cell>
          <table:table-cell office:value-type="float" office:value="0.850289165974" calcext:value-type="float">
            <text:p>0.850289166</text:p>
          </table:table-cell>
          <table:table-cell table:formula="of:=[.A481]-[.S481]" office:value-type="float" office:value="1.924059808256" calcext:value-type="float">
            <text:p>1.9240598083</text:p>
          </table:table-cell>
          <table:table-cell table:formula="of:=[.B481]-[.S481]" office:value-type="float" office:value="1.924059808256" calcext:value-type="float">
            <text:p>1.9240598083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484]-[.B482]" office:value-type="string" office:string-value="" calcext:value-type="error">
            <text:p>#VALUE!</text:p>
          </table:table-cell>
          <table:table-cell office:value-type="float" office:value="0.850709795952" calcext:value-type="float">
            <text:p>0.850709796</text:p>
          </table:table-cell>
          <table:table-cell table:formula="of:=[.G484]-[.D482]" office:value-type="float" office:value="0.000849187373999971" calcext:value-type="float">
            <text:p>0.0008491874</text:p>
          </table:table-cell>
          <table:table-cell table:formula="of:=[.B482]-[.$D484]" office:value-type="string" office:string-value="" calcext:value-type="error">
            <text:p>#VALUE!</text:p>
          </table:table-cell>
          <table:table-cell office:value-type="float" office:value="0.850709795952" calcext:value-type="float">
            <text:p>0.850709796</text:p>
          </table:table-cell>
          <table:table-cell table:formula="of:=[.J484]-[.G482]" office:value-type="float" office:value="0.000849187373999971" calcext:value-type="float">
            <text:p>0.0008491874</text:p>
          </table:table-cell>
          <table:table-cell table:formula="of:=[.B482]-[.G482]" office:value-type="string" office:string-value="" calcext:value-type="error">
            <text:p>#VALUE!</text:p>
          </table:table-cell>
          <table:table-cell office:value-type="float" office:value="0.850709795952" calcext:value-type="float">
            <text:p>0.850709796</text:p>
          </table:table-cell>
          <table:table-cell table:formula="of:=[.P484]-[.J482]" office:value-type="float" office:value="0.000849187373999971" calcext:value-type="float">
            <text:p>0.0008491874</text:p>
          </table:table-cell>
          <table:table-cell table:formula="of:=[.B482]-[.J482]" office:value-type="string" office:string-value="" calcext:value-type="error">
            <text:p>#VALUE!</text:p>
          </table:table-cell>
          <table:table-cell office:value-type="float" office:value="0.850709795952" calcext:value-type="float">
            <text:p>0.850709796</text:p>
          </table:table-cell>
          <table:table-cell table:formula="of:=[.P484]-[.M482]" office:value-type="float" office:value="0.000849187373999971" calcext:value-type="float">
            <text:p>0.0008491874</text:p>
          </table:table-cell>
          <table:table-cell table:formula="of:=[.B482]-[.M482]" office:value-type="string" office:string-value="" calcext:value-type="error">
            <text:p>#VALUE!</text:p>
          </table:table-cell>
          <table:table-cell office:value-type="float" office:value="0.850709795952" calcext:value-type="float">
            <text:p>0.850709796</text:p>
          </table:table-cell>
          <table:table-cell table:formula="of:=[.S484]-[.P482]" office:value-type="float" office:value="0.000849187373999971" calcext:value-type="float">
            <text:p>0.0008491874</text:p>
          </table:table-cell>
          <table:table-cell table:formula="of:=[.B482]-[.P482]" office:value-type="string" office:string-value="" calcext:value-type="error">
            <text:p>#VALUE!</text:p>
          </table:table-cell>
          <table:table-cell office:value-type="float" office:value="0.850709795952" calcext:value-type="float">
            <text:p>0.850709796</text:p>
          </table:table-cell>
          <table:table-cell table:formula="of:=[.A482]-[.S482]" office:value-type="string" office:string-value="" calcext:value-type="error">
            <text:p>#VALUE!</text:p>
          </table:table-cell>
          <table:table-cell table:formula="of:=[.B482]-[.S48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77560710907" calcext:value-type="float">
            <text:p>2.7756071091</text:p>
          </table:table-cell>
          <table:table-cell table:formula="of:=[.J485]-[.B483]" office:value-type="float" office:value="-1.923619568348" calcext:value-type="float">
            <text:p>-1.9236195683</text:p>
          </table:table-cell>
          <table:table-cell office:value-type="float" office:value="0.851133048534" calcext:value-type="float">
            <text:p>0.8511330485</text:p>
          </table:table-cell>
          <table:table-cell table:formula="of:=[.G485]-[.D483]" office:value-type="float" office:value="0.000854492188000044" calcext:value-type="float">
            <text:p>0.0008544922</text:p>
          </table:table-cell>
          <table:table-cell table:formula="of:=[.B483]-[.$D485]" office:value-type="float" office:value="1.923619568348" calcext:value-type="float">
            <text:p>1.9236195683</text:p>
          </table:table-cell>
          <table:table-cell office:value-type="float" office:value="0.851133048534" calcext:value-type="float">
            <text:p>0.8511330485</text:p>
          </table:table-cell>
          <table:table-cell table:formula="of:=[.J485]-[.G483]" office:value-type="float" office:value="0.000854492188000044" calcext:value-type="float">
            <text:p>0.0008544922</text:p>
          </table:table-cell>
          <table:table-cell table:formula="of:=[.B483]-[.G483]" office:value-type="float" office:value="1.924474060536" calcext:value-type="float">
            <text:p>1.9244740605</text:p>
          </table:table-cell>
          <table:table-cell office:value-type="float" office:value="0.851133048534" calcext:value-type="float">
            <text:p>0.8511330485</text:p>
          </table:table-cell>
          <table:table-cell table:formula="of:=[.P485]-[.J483]" office:value-type="float" office:value="0.000854492188000044" calcext:value-type="float">
            <text:p>0.0008544922</text:p>
          </table:table-cell>
          <table:table-cell table:formula="of:=[.B483]-[.J483]" office:value-type="float" office:value="1.924474060536" calcext:value-type="float">
            <text:p>1.9244740605</text:p>
          </table:table-cell>
          <table:table-cell office:value-type="float" office:value="0.851133048534" calcext:value-type="float">
            <text:p>0.8511330485</text:p>
          </table:table-cell>
          <table:table-cell table:formula="of:=[.P485]-[.M483]" office:value-type="float" office:value="0.000854492188000044" calcext:value-type="float">
            <text:p>0.0008544922</text:p>
          </table:table-cell>
          <table:table-cell table:formula="of:=[.B483]-[.M483]" office:value-type="float" office:value="1.924474060536" calcext:value-type="float">
            <text:p>1.9244740605</text:p>
          </table:table-cell>
          <table:table-cell office:value-type="float" office:value="0.851133048534" calcext:value-type="float">
            <text:p>0.8511330485</text:p>
          </table:table-cell>
          <table:table-cell table:formula="of:=[.S485]-[.P483]" office:value-type="float" office:value="0.000854492188000044" calcext:value-type="float">
            <text:p>0.0008544922</text:p>
          </table:table-cell>
          <table:table-cell table:formula="of:=[.B483]-[.P483]" office:value-type="float" office:value="1.924474060536" calcext:value-type="float">
            <text:p>1.9244740605</text:p>
          </table:table-cell>
          <table:table-cell office:value-type="float" office:value="0.851133048534" calcext:value-type="float">
            <text:p>0.8511330485</text:p>
          </table:table-cell>
          <table:table-cell table:formula="of:=[.A483]-[.S483]" office:value-type="float" office:value="1.924474060536" calcext:value-type="float">
            <text:p>1.9244740605</text:p>
          </table:table-cell>
          <table:table-cell table:formula="of:=[.B483]-[.S483]" office:value-type="float" office:value="1.924474060536" calcext:value-type="float">
            <text:p>1.9244740605</text:p>
          </table:table-cell>
        </table:table-row>
        <table:table-row table:style-name="ro1">
          <table:table-cell table:number-columns-repeated="2" office:value-type="float" office:value="2.77687430382" calcext:value-type="float">
            <text:p>2.7768743038</text:p>
          </table:table-cell>
          <table:table-cell table:formula="of:=[.J486]-[.B484]" office:value-type="float" office:value="-1.924455583098" calcext:value-type="float">
            <text:p>-1.9244555831</text:p>
          </table:table-cell>
          <table:table-cell office:value-type="float" office:value="0.851558983326" calcext:value-type="float">
            <text:p>0.8515589833</text:p>
          </table:table-cell>
          <table:table-cell table:formula="of:=[.G486]-[.D484]" office:value-type="float" office:value="0.000859737395999982" calcext:value-type="float">
            <text:p>0.0008597374</text:p>
          </table:table-cell>
          <table:table-cell table:formula="of:=[.B484]-[.$D486]" office:value-type="float" office:value="1.924455583098" calcext:value-type="float">
            <text:p>1.9244555831</text:p>
          </table:table-cell>
          <table:table-cell office:value-type="float" office:value="0.851558983326" calcext:value-type="float">
            <text:p>0.8515589833</text:p>
          </table:table-cell>
          <table:table-cell table:formula="of:=[.J486]-[.G484]" office:value-type="float" office:value="0.000859737395999982" calcext:value-type="float">
            <text:p>0.0008597374</text:p>
          </table:table-cell>
          <table:table-cell table:formula="of:=[.B484]-[.G484]" office:value-type="float" office:value="1.925315320494" calcext:value-type="float">
            <text:p>1.9253153205</text:p>
          </table:table-cell>
          <table:table-cell office:value-type="float" office:value="0.851558983326" calcext:value-type="float">
            <text:p>0.8515589833</text:p>
          </table:table-cell>
          <table:table-cell table:formula="of:=[.P486]-[.J484]" office:value-type="float" office:value="0.000859737395999982" calcext:value-type="float">
            <text:p>0.0008597374</text:p>
          </table:table-cell>
          <table:table-cell table:formula="of:=[.B484]-[.J484]" office:value-type="float" office:value="1.925315320494" calcext:value-type="float">
            <text:p>1.9253153205</text:p>
          </table:table-cell>
          <table:table-cell office:value-type="float" office:value="0.851558983326" calcext:value-type="float">
            <text:p>0.8515589833</text:p>
          </table:table-cell>
          <table:table-cell table:formula="of:=[.P486]-[.M484]" office:value-type="float" office:value="0.000859737395999982" calcext:value-type="float">
            <text:p>0.0008597374</text:p>
          </table:table-cell>
          <table:table-cell table:formula="of:=[.B484]-[.M484]" office:value-type="float" office:value="1.925315320494" calcext:value-type="float">
            <text:p>1.9253153205</text:p>
          </table:table-cell>
          <table:table-cell office:value-type="float" office:value="0.851558983326" calcext:value-type="float">
            <text:p>0.8515589833</text:p>
          </table:table-cell>
          <table:table-cell table:formula="of:=[.S486]-[.P484]" office:value-type="float" office:value="0.000859737395999982" calcext:value-type="float">
            <text:p>0.0008597374</text:p>
          </table:table-cell>
          <table:table-cell table:formula="of:=[.B484]-[.P484]" office:value-type="float" office:value="1.925315320494" calcext:value-type="float">
            <text:p>1.9253153205</text:p>
          </table:table-cell>
          <table:table-cell office:value-type="float" office:value="0.851558983326" calcext:value-type="float">
            <text:p>0.8515589833</text:p>
          </table:table-cell>
          <table:table-cell table:formula="of:=[.A484]-[.S484]" office:value-type="float" office:value="1.925315320494" calcext:value-type="float">
            <text:p>1.9253153205</text:p>
          </table:table-cell>
          <table:table-cell table:formula="of:=[.B484]-[.S484]" office:value-type="float" office:value="1.925315320494" calcext:value-type="float">
            <text:p>1.9253153205</text:p>
          </table:table-cell>
        </table:table-row>
        <table:table-row table:style-name="ro1">
          <table:table-cell office:value-type="float" office:value="2.77815032005" calcext:value-type="float">
            <text:p>2.7781503201</text:p>
          </table:table-cell>
          <table:table-cell office:value-type="float" office:value="2.79983878136" calcext:value-type="float">
            <text:p>2.7998387814</text:p>
          </table:table-cell>
          <table:table-cell table:formula="of:=[.J487]-[.B485]" office:value-type="float" office:value="-1.946986198428" calcext:value-type="float">
            <text:p>-1.9469861984</text:p>
          </table:table-cell>
          <table:table-cell office:value-type="float" office:value="0.851987540722" calcext:value-type="float">
            <text:p>0.8519875407</text:p>
          </table:table-cell>
          <table:table-cell table:formula="of:=[.G487]-[.D485]" office:value-type="float" office:value="0.000865042209999944" calcext:value-type="float">
            <text:p>0.0008650422</text:p>
          </table:table-cell>
          <table:table-cell table:formula="of:=[.B485]-[.$D487]" office:value-type="float" office:value="1.946986198428" calcext:value-type="float">
            <text:p>1.9469861984</text:p>
          </table:table-cell>
          <table:table-cell office:value-type="float" office:value="0.851987540722" calcext:value-type="float">
            <text:p>0.8519875407</text:p>
          </table:table-cell>
          <table:table-cell table:formula="of:=[.J487]-[.G485]" office:value-type="float" office:value="0.000865042209999944" calcext:value-type="float">
            <text:p>0.0008650422</text:p>
          </table:table-cell>
          <table:table-cell table:formula="of:=[.B485]-[.G485]" office:value-type="float" office:value="1.947851240638" calcext:value-type="float">
            <text:p>1.9478512406</text:p>
          </table:table-cell>
          <table:table-cell office:value-type="float" office:value="0.851987540722" calcext:value-type="float">
            <text:p>0.8519875407</text:p>
          </table:table-cell>
          <table:table-cell table:formula="of:=[.P487]-[.J485]" office:value-type="float" office:value="0.000865042209999944" calcext:value-type="float">
            <text:p>0.0008650422</text:p>
          </table:table-cell>
          <table:table-cell table:formula="of:=[.B485]-[.J485]" office:value-type="float" office:value="1.947851240638" calcext:value-type="float">
            <text:p>1.9478512406</text:p>
          </table:table-cell>
          <table:table-cell office:value-type="float" office:value="0.851987540722" calcext:value-type="float">
            <text:p>0.8519875407</text:p>
          </table:table-cell>
          <table:table-cell table:formula="of:=[.P487]-[.M485]" office:value-type="float" office:value="0.000865042209999944" calcext:value-type="float">
            <text:p>0.0008650422</text:p>
          </table:table-cell>
          <table:table-cell table:formula="of:=[.B485]-[.M485]" office:value-type="float" office:value="1.947851240638" calcext:value-type="float">
            <text:p>1.9478512406</text:p>
          </table:table-cell>
          <table:table-cell office:value-type="float" office:value="0.851987540722" calcext:value-type="float">
            <text:p>0.8519875407</text:p>
          </table:table-cell>
          <table:table-cell table:formula="of:=[.S487]-[.P485]" office:value-type="float" office:value="0.000865042209999944" calcext:value-type="float">
            <text:p>0.0008650422</text:p>
          </table:table-cell>
          <table:table-cell table:formula="of:=[.B485]-[.P485]" office:value-type="float" office:value="1.947851240638" calcext:value-type="float">
            <text:p>1.9478512406</text:p>
          </table:table-cell>
          <table:table-cell office:value-type="float" office:value="0.851987540722" calcext:value-type="float">
            <text:p>0.8519875407</text:p>
          </table:table-cell>
          <table:table-cell table:formula="of:=[.A485]-[.S485]" office:value-type="float" office:value="1.926162779328" calcext:value-type="float">
            <text:p>1.9261627793</text:p>
          </table:table-cell>
          <table:table-cell table:formula="of:=[.B485]-[.S485]" office:value-type="float" office:value="1.947851240638" calcext:value-type="float">
            <text:p>1.9478512406</text:p>
          </table:table-cell>
        </table:table-row>
        <table:table-row table:style-name="ro1">
          <table:table-cell office:value-type="float" office:value="2.77943539619" calcext:value-type="float">
            <text:p>2.7794353962</text:p>
          </table:table-cell>
          <table:table-cell office:value-type="float" office:value="2.80113363266" calcext:value-type="float">
            <text:p>2.8011336327</text:p>
          </table:table-cell>
          <table:table-cell table:formula="of:=[.J488]-[.B486]" office:value-type="float" office:value="-1.947844564915" calcext:value-type="float">
            <text:p>-1.9478445649</text:p>
          </table:table-cell>
          <table:table-cell office:value-type="float" office:value="0.852418720722" calcext:value-type="float">
            <text:p>0.8524187207</text:p>
          </table:table-cell>
          <table:table-cell table:formula="of:=[.G488]-[.D486]" office:value-type="float" office:value="0.00087034702300004" calcext:value-type="float">
            <text:p>0.000870347</text:p>
          </table:table-cell>
          <table:table-cell table:formula="of:=[.B486]-[.$D488]" office:value-type="float" office:value="1.947844564915" calcext:value-type="float">
            <text:p>1.9478445649</text:p>
          </table:table-cell>
          <table:table-cell office:value-type="float" office:value="0.852418720722" calcext:value-type="float">
            <text:p>0.8524187207</text:p>
          </table:table-cell>
          <table:table-cell table:formula="of:=[.J488]-[.G486]" office:value-type="float" office:value="0.00087034702300004" calcext:value-type="float">
            <text:p>0.000870347</text:p>
          </table:table-cell>
          <table:table-cell table:formula="of:=[.B486]-[.G486]" office:value-type="float" office:value="1.948714911938" calcext:value-type="float">
            <text:p>1.9487149119</text:p>
          </table:table-cell>
          <table:table-cell office:value-type="float" office:value="0.852418720722" calcext:value-type="float">
            <text:p>0.8524187207</text:p>
          </table:table-cell>
          <table:table-cell table:formula="of:=[.P488]-[.J486]" office:value-type="float" office:value="0.00087034702300004" calcext:value-type="float">
            <text:p>0.000870347</text:p>
          </table:table-cell>
          <table:table-cell table:formula="of:=[.B486]-[.J486]" office:value-type="float" office:value="1.948714911938" calcext:value-type="float">
            <text:p>1.9487149119</text:p>
          </table:table-cell>
          <table:table-cell office:value-type="float" office:value="0.852418720722" calcext:value-type="float">
            <text:p>0.8524187207</text:p>
          </table:table-cell>
          <table:table-cell table:formula="of:=[.P488]-[.M486]" office:value-type="float" office:value="0.00087034702300004" calcext:value-type="float">
            <text:p>0.000870347</text:p>
          </table:table-cell>
          <table:table-cell table:formula="of:=[.B486]-[.M486]" office:value-type="float" office:value="1.948714911938" calcext:value-type="float">
            <text:p>1.9487149119</text:p>
          </table:table-cell>
          <table:table-cell office:value-type="float" office:value="0.852418720722" calcext:value-type="float">
            <text:p>0.8524187207</text:p>
          </table:table-cell>
          <table:table-cell table:formula="of:=[.S488]-[.P486]" office:value-type="float" office:value="0.00087034702300004" calcext:value-type="float">
            <text:p>0.000870347</text:p>
          </table:table-cell>
          <table:table-cell table:formula="of:=[.B486]-[.P486]" office:value-type="float" office:value="1.948714911938" calcext:value-type="float">
            <text:p>1.9487149119</text:p>
          </table:table-cell>
          <table:table-cell office:value-type="float" office:value="0.852418720722" calcext:value-type="float">
            <text:p>0.8524187207</text:p>
          </table:table-cell>
          <table:table-cell table:formula="of:=[.A486]-[.S486]" office:value-type="float" office:value="1.927016675468" calcext:value-type="float">
            <text:p>1.9270166755</text:p>
          </table:table-cell>
          <table:table-cell table:formula="of:=[.B486]-[.S486]" office:value-type="float" office:value="1.948714911938" calcext:value-type="float">
            <text:p>1.9487149119</text:p>
          </table:table-cell>
        </table:table-row>
        <table:table-row table:style-name="ro1">
          <table:table-cell table:number-columns-repeated="2" office:value-type="float" office:value="2.80243754387" calcext:value-type="float">
            <text:p>2.8024375439</text:p>
          </table:table-cell>
          <table:table-cell table:formula="of:=[.J489]-[.B487]" office:value-type="float" office:value="-1.948709368707" calcext:value-type="float">
            <text:p>-1.9487093687</text:p>
          </table:table-cell>
          <table:table-cell office:value-type="float" office:value="0.852852582932" calcext:value-type="float">
            <text:p>0.8528525829</text:p>
          </table:table-cell>
          <table:table-cell table:formula="of:=[.G489]-[.D487]" office:value-type="float" office:value="0.000875592231000089" calcext:value-type="float">
            <text:p>0.0008755922</text:p>
          </table:table-cell>
          <table:table-cell table:formula="of:=[.B487]-[.$D489]" office:value-type="float" office:value="1.948709368707" calcext:value-type="float">
            <text:p>1.9487093687</text:p>
          </table:table-cell>
          <table:table-cell office:value-type="float" office:value="0.852852582932" calcext:value-type="float">
            <text:p>0.8528525829</text:p>
          </table:table-cell>
          <table:table-cell table:formula="of:=[.J489]-[.G487]" office:value-type="float" office:value="0.000875592231000089" calcext:value-type="float">
            <text:p>0.0008755922</text:p>
          </table:table-cell>
          <table:table-cell table:formula="of:=[.B487]-[.G487]" office:value-type="float" office:value="1.949584960938" calcext:value-type="float">
            <text:p>1.9495849609</text:p>
          </table:table-cell>
          <table:table-cell office:value-type="float" office:value="0.852852582932" calcext:value-type="float">
            <text:p>0.8528525829</text:p>
          </table:table-cell>
          <table:table-cell table:formula="of:=[.P489]-[.J487]" office:value-type="float" office:value="0.000875592231000089" calcext:value-type="float">
            <text:p>0.0008755922</text:p>
          </table:table-cell>
          <table:table-cell table:formula="of:=[.B487]-[.J487]" office:value-type="float" office:value="1.949584960938" calcext:value-type="float">
            <text:p>1.9495849609</text:p>
          </table:table-cell>
          <table:table-cell office:value-type="float" office:value="0.852852582932" calcext:value-type="float">
            <text:p>0.8528525829</text:p>
          </table:table-cell>
          <table:table-cell table:formula="of:=[.P489]-[.M487]" office:value-type="float" office:value="0.000875592231000089" calcext:value-type="float">
            <text:p>0.0008755922</text:p>
          </table:table-cell>
          <table:table-cell table:formula="of:=[.B487]-[.M487]" office:value-type="float" office:value="1.949584960938" calcext:value-type="float">
            <text:p>1.9495849609</text:p>
          </table:table-cell>
          <table:table-cell office:value-type="float" office:value="0.852852582932" calcext:value-type="float">
            <text:p>0.8528525829</text:p>
          </table:table-cell>
          <table:table-cell table:formula="of:=[.S489]-[.P487]" office:value-type="float" office:value="0.000875592231000089" calcext:value-type="float">
            <text:p>0.0008755922</text:p>
          </table:table-cell>
          <table:table-cell table:formula="of:=[.B487]-[.P487]" office:value-type="float" office:value="1.949584960938" calcext:value-type="float">
            <text:p>1.9495849609</text:p>
          </table:table-cell>
          <table:table-cell office:value-type="float" office:value="0.852852582932" calcext:value-type="float">
            <text:p>0.8528525829</text:p>
          </table:table-cell>
          <table:table-cell table:formula="of:=[.A487]-[.S487]" office:value-type="float" office:value="1.949584960938" calcext:value-type="float">
            <text:p>1.9495849609</text:p>
          </table:table-cell>
          <table:table-cell table:formula="of:=[.B487]-[.S487]" office:value-type="float" office:value="1.949584960938" calcext:value-type="float">
            <text:p>1.9495849609</text:p>
          </table:table-cell>
        </table:table-row>
        <table:table-row table:style-name="ro1">
          <table:table-cell office:value-type="float" office:value="2.7820315361" calcext:value-type="float">
            <text:p>2.7820315361</text:p>
          </table:table-cell>
          <table:table-cell office:value-type="float" office:value="2.80375027657" calcext:value-type="float">
            <text:p>2.8037502766</text:p>
          </table:table-cell>
          <table:table-cell table:formula="of:=[.J490]-[.B488]" office:value-type="float" office:value="-1.949580430989" calcext:value-type="float">
            <text:p>-1.949580431</text:p>
          </table:table-cell>
          <table:table-cell office:value-type="float" office:value="0.853289067745" calcext:value-type="float">
            <text:p>0.8532890677</text:p>
          </table:table-cell>
          <table:table-cell table:formula="of:=[.G490]-[.D488]" office:value-type="float" office:value="0.000880777835999935" calcext:value-type="float">
            <text:p>0.0008807778</text:p>
          </table:table-cell>
          <table:table-cell table:formula="of:=[.B488]-[.$D490]" office:value-type="float" office:value="1.949580430989" calcext:value-type="float">
            <text:p>1.949580431</text:p>
          </table:table-cell>
          <table:table-cell office:value-type="float" office:value="0.853289067745" calcext:value-type="float">
            <text:p>0.8532890677</text:p>
          </table:table-cell>
          <table:table-cell table:formula="of:=[.J490]-[.G488]" office:value-type="float" office:value="0.000880777835999935" calcext:value-type="float">
            <text:p>0.0008807778</text:p>
          </table:table-cell>
          <table:table-cell table:formula="of:=[.B488]-[.G488]" office:value-type="float" office:value="1.950461208825" calcext:value-type="float">
            <text:p>1.9504612088</text:p>
          </table:table-cell>
          <table:table-cell office:value-type="float" office:value="0.853289067745" calcext:value-type="float">
            <text:p>0.8532890677</text:p>
          </table:table-cell>
          <table:table-cell table:formula="of:=[.P490]-[.J488]" office:value-type="float" office:value="0.000880777835999935" calcext:value-type="float">
            <text:p>0.0008807778</text:p>
          </table:table-cell>
          <table:table-cell table:formula="of:=[.B488]-[.J488]" office:value-type="float" office:value="1.950461208825" calcext:value-type="float">
            <text:p>1.9504612088</text:p>
          </table:table-cell>
          <table:table-cell office:value-type="float" office:value="0.853289067745" calcext:value-type="float">
            <text:p>0.8532890677</text:p>
          </table:table-cell>
          <table:table-cell table:formula="of:=[.P490]-[.M488]" office:value-type="float" office:value="0.000880777835999935" calcext:value-type="float">
            <text:p>0.0008807778</text:p>
          </table:table-cell>
          <table:table-cell table:formula="of:=[.B488]-[.M488]" office:value-type="float" office:value="1.950461208825" calcext:value-type="float">
            <text:p>1.9504612088</text:p>
          </table:table-cell>
          <table:table-cell office:value-type="float" office:value="0.853289067745" calcext:value-type="float">
            <text:p>0.8532890677</text:p>
          </table:table-cell>
          <table:table-cell table:formula="of:=[.S490]-[.P488]" office:value-type="float" office:value="0.000880777835999935" calcext:value-type="float">
            <text:p>0.0008807778</text:p>
          </table:table-cell>
          <table:table-cell table:formula="of:=[.B488]-[.P488]" office:value-type="float" office:value="1.950461208825" calcext:value-type="float">
            <text:p>1.9504612088</text:p>
          </table:table-cell>
          <table:table-cell office:value-type="float" office:value="0.853289067745" calcext:value-type="float">
            <text:p>0.8532890677</text:p>
          </table:table-cell>
          <table:table-cell table:formula="of:=[.A488]-[.S488]" office:value-type="float" office:value="1.928742468355" calcext:value-type="float">
            <text:p>1.9287424684</text:p>
          </table:table-cell>
          <table:table-cell table:formula="of:=[.B488]-[.S488]" office:value-type="float" office:value="1.950461208825" calcext:value-type="float">
            <text:p>1.9504612088</text:p>
          </table:table-cell>
        </table:table-row>
        <table:table-row table:style-name="ro1">
          <table:table-cell table:number-columns-repeated="2" office:value-type="float" office:value="2.80640244484" calcext:value-type="float">
            <text:p>2.8064024448</text:p>
          </table:table-cell>
          <table:table-cell table:formula="of:=[.J491]-[.B489]" office:value-type="float" office:value="-1.951788246632" calcext:value-type="float">
            <text:p>-1.9517882466</text:p>
          </table:table-cell>
          <table:table-cell office:value-type="float" office:value="0.853728175163" calcext:value-type="float">
            <text:p>0.8537281752</text:p>
          </table:table-cell>
          <table:table-cell table:formula="of:=[.G491]-[.D489]" office:value-type="float" office:value="0.000886023044999962" calcext:value-type="float">
            <text:p>0.000886023</text:p>
          </table:table-cell>
          <table:table-cell table:formula="of:=[.B489]-[.$D491]" office:value-type="float" office:value="1.951788246632" calcext:value-type="float">
            <text:p>1.9517882466</text:p>
          </table:table-cell>
          <table:table-cell office:value-type="float" office:value="0.853728175163" calcext:value-type="float">
            <text:p>0.8537281752</text:p>
          </table:table-cell>
          <table:table-cell table:formula="of:=[.J491]-[.G489]" office:value-type="float" office:value="0.000886023044999962" calcext:value-type="float">
            <text:p>0.000886023</text:p>
          </table:table-cell>
          <table:table-cell table:formula="of:=[.B489]-[.G489]" office:value-type="float" office:value="1.952674269677" calcext:value-type="float">
            <text:p>1.9526742697</text:p>
          </table:table-cell>
          <table:table-cell office:value-type="float" office:value="0.853728175163" calcext:value-type="float">
            <text:p>0.8537281752</text:p>
          </table:table-cell>
          <table:table-cell table:formula="of:=[.P491]-[.J489]" office:value-type="float" office:value="0.000886023044999962" calcext:value-type="float">
            <text:p>0.000886023</text:p>
          </table:table-cell>
          <table:table-cell table:formula="of:=[.B489]-[.J489]" office:value-type="float" office:value="1.952674269677" calcext:value-type="float">
            <text:p>1.9526742697</text:p>
          </table:table-cell>
          <table:table-cell office:value-type="float" office:value="0.853728175163" calcext:value-type="float">
            <text:p>0.8537281752</text:p>
          </table:table-cell>
          <table:table-cell table:formula="of:=[.P491]-[.M489]" office:value-type="float" office:value="0.000886023044999962" calcext:value-type="float">
            <text:p>0.000886023</text:p>
          </table:table-cell>
          <table:table-cell table:formula="of:=[.B489]-[.M489]" office:value-type="float" office:value="1.952674269677" calcext:value-type="float">
            <text:p>1.9526742697</text:p>
          </table:table-cell>
          <table:table-cell office:value-type="float" office:value="0.853728175163" calcext:value-type="float">
            <text:p>0.8537281752</text:p>
          </table:table-cell>
          <table:table-cell table:formula="of:=[.S491]-[.P489]" office:value-type="float" office:value="0.000886023044999962" calcext:value-type="float">
            <text:p>0.000886023</text:p>
          </table:table-cell>
          <table:table-cell table:formula="of:=[.B489]-[.P489]" office:value-type="float" office:value="1.952674269677" calcext:value-type="float">
            <text:p>1.9526742697</text:p>
          </table:table-cell>
          <table:table-cell office:value-type="float" office:value="0.853728175163" calcext:value-type="float">
            <text:p>0.8537281752</text:p>
          </table:table-cell>
          <table:table-cell table:formula="of:=[.A489]-[.S489]" office:value-type="float" office:value="1.952674269677" calcext:value-type="float">
            <text:p>1.9526742697</text:p>
          </table:table-cell>
          <table:table-cell table:formula="of:=[.B489]-[.S489]" office:value-type="float" office:value="1.952674269677" calcext:value-type="float">
            <text:p>1.9526742697</text:p>
          </table:table-cell>
        </table:table-row>
        <table:table-row table:style-name="ro1">
          <table:table-cell table:number-columns-repeated="2" office:value-type="float" office:value="2.7873301506" calcext:value-type="float">
            <text:p>2.7873301506</text:p>
          </table:table-cell>
          <table:table-cell table:formula="of:=[.J492]-[.B490]" office:value-type="float" office:value="-1.932268977161" calcext:value-type="float">
            <text:p>-1.9322689772</text:p>
          </table:table-cell>
          <table:table-cell office:value-type="float" office:value="0.854169845581" calcext:value-type="float">
            <text:p>0.8541698456</text:p>
          </table:table-cell>
          <table:table-cell table:formula="of:=[.G492]-[.D490]" office:value-type="float" office:value="-0.00119674205800002" calcext:value-type="float">
            <text:p>-0.0011967421</text:p>
          </table:table-cell>
          <table:table-cell table:formula="of:=[.B490]-[.$D492]" office:value-type="float" office:value="1.934357047077" calcext:value-type="float">
            <text:p>1.9343570471</text:p>
          </table:table-cell>
          <table:table-cell office:value-type="float" office:value="0.854169845581" calcext:value-type="float">
            <text:p>0.8541698456</text:p>
          </table:table-cell>
          <table:table-cell table:formula="of:=[.J492]-[.G490]" office:value-type="float" office:value="0.000891327858000057" calcext:value-type="float">
            <text:p>0.0008913279</text:p>
          </table:table-cell>
          <table:table-cell table:formula="of:=[.B490]-[.G490]" office:value-type="float" office:value="1.933160305019" calcext:value-type="float">
            <text:p>1.933160305</text:p>
          </table:table-cell>
          <table:table-cell office:value-type="float" office:value="0.854169845581" calcext:value-type="float">
            <text:p>0.8541698456</text:p>
          </table:table-cell>
          <table:table-cell table:formula="of:=[.P492]-[.J490]" office:value-type="float" office:value="-0.00119674205800002" calcext:value-type="float">
            <text:p>-0.0011967421</text:p>
          </table:table-cell>
          <table:table-cell table:formula="of:=[.B490]-[.J490]" office:value-type="float" office:value="1.933160305019" calcext:value-type="float">
            <text:p>1.933160305</text:p>
          </table:table-cell>
          <table:table-cell office:value-type="float" office:value="0.854169845581" calcext:value-type="float">
            <text:p>0.8541698456</text:p>
          </table:table-cell>
          <table:table-cell table:formula="of:=[.P492]-[.M490]" office:value-type="float" office:value="-0.00119674205800002" calcext:value-type="float">
            <text:p>-0.0011967421</text:p>
          </table:table-cell>
          <table:table-cell table:formula="of:=[.B490]-[.M490]" office:value-type="float" office:value="1.933160305019" calcext:value-type="float">
            <text:p>1.933160305</text:p>
          </table:table-cell>
          <table:table-cell office:value-type="float" office:value="0.854169845581" calcext:value-type="float">
            <text:p>0.8541698456</text:p>
          </table:table-cell>
          <table:table-cell table:formula="of:=[.S492]-[.P490]" office:value-type="float" office:value="-0.00119674205800002" calcext:value-type="float">
            <text:p>-0.0011967421</text:p>
          </table:table-cell>
          <table:table-cell table:formula="of:=[.B490]-[.P490]" office:value-type="float" office:value="1.933160305019" calcext:value-type="float">
            <text:p>1.933160305</text:p>
          </table:table-cell>
          <table:table-cell office:value-type="float" office:value="0.854169845581" calcext:value-type="float">
            <text:p>0.8541698456</text:p>
          </table:table-cell>
          <table:table-cell table:formula="of:=[.A490]-[.S490]" office:value-type="float" office:value="1.933160305019" calcext:value-type="float">
            <text:p>1.933160305</text:p>
          </table:table-cell>
          <table:table-cell table:formula="of:=[.B490]-[.S490]" office:value-type="float" office:value="1.933160305019" calcext:value-type="float">
            <text:p>1.933160305</text:p>
          </table:table-cell>
        </table:table-row>
        <table:table-row table:style-name="ro1">
          <table:table-cell table:number-columns-repeated="2" office:value-type="float" office:value="2.78867673874" calcext:value-type="float">
            <text:p>2.7886767387</text:p>
          </table:table-cell>
          <table:table-cell table:formula="of:=[.J493]-[.B491]" office:value-type="float" office:value="-1.935255169869" calcext:value-type="float">
            <text:p>-1.9352551699</text:p>
          </table:table-cell>
          <table:table-cell office:value-type="float" office:value="0.854614198208" calcext:value-type="float">
            <text:p>0.8546141982</text:p>
          </table:table-cell>
          <table:table-cell table:formula="of:=[.G493]-[.D491]" office:value-type="float" office:value="0.000896513461999926" calcext:value-type="float">
            <text:p>0.0008965135</text:p>
          </table:table-cell>
          <table:table-cell table:formula="of:=[.B491]-[.$D493]" office:value-type="float" office:value="1.93316602707" calcext:value-type="float">
            <text:p>1.9331660271</text:p>
          </table:table-cell>
          <table:table-cell office:value-type="float" office:value="0.854614198208" calcext:value-type="float">
            <text:p>0.8546141982</text:p>
          </table:table-cell>
          <table:table-cell table:formula="of:=[.J493]-[.G491]" office:value-type="float" office:value="-0.00119262933700004" calcext:value-type="float">
            <text:p>-0.0011926293</text:p>
          </table:table-cell>
          <table:table-cell table:formula="of:=[.B491]-[.G491]" office:value-type="float" office:value="1.934062540532" calcext:value-type="float">
            <text:p>1.9340625405</text:p>
          </table:table-cell>
          <table:table-cell office:value-type="float" office:value="0.854614198208" calcext:value-type="float">
            <text:p>0.8546141982</text:p>
          </table:table-cell>
          <table:table-cell table:formula="of:=[.P493]-[.J491]" office:value-type="float" office:value="-0.00119262933700004" calcext:value-type="float">
            <text:p>-0.0011926293</text:p>
          </table:table-cell>
          <table:table-cell table:formula="of:=[.B491]-[.J491]" office:value-type="float" office:value="1.934062540532" calcext:value-type="float">
            <text:p>1.9340625405</text:p>
          </table:table-cell>
          <table:table-cell office:value-type="float" office:value="0.854614198208" calcext:value-type="float">
            <text:p>0.8546141982</text:p>
          </table:table-cell>
          <table:table-cell table:formula="of:=[.P493]-[.M491]" office:value-type="float" office:value="-0.00119262933700004" calcext:value-type="float">
            <text:p>-0.0011926293</text:p>
          </table:table-cell>
          <table:table-cell table:formula="of:=[.B491]-[.M491]" office:value-type="float" office:value="1.934062540532" calcext:value-type="float">
            <text:p>1.9340625405</text:p>
          </table:table-cell>
          <table:table-cell office:value-type="float" office:value="0.854614198208" calcext:value-type="float">
            <text:p>0.8546141982</text:p>
          </table:table-cell>
          <table:table-cell table:formula="of:=[.S493]-[.P491]" office:value-type="float" office:value="-0.00119262933700004" calcext:value-type="float">
            <text:p>-0.0011926293</text:p>
          </table:table-cell>
          <table:table-cell table:formula="of:=[.B491]-[.P491]" office:value-type="float" office:value="1.934062540532" calcext:value-type="float">
            <text:p>1.9340625405</text:p>
          </table:table-cell>
          <table:table-cell office:value-type="float" office:value="0.854614198208" calcext:value-type="float">
            <text:p>0.8546141982</text:p>
          </table:table-cell>
          <table:table-cell table:formula="of:=[.A491]-[.S491]" office:value-type="float" office:value="1.934062540532" calcext:value-type="float">
            <text:p>1.9340625405</text:p>
          </table:table-cell>
          <table:table-cell table:formula="of:=[.B491]-[.S491]" office:value-type="float" office:value="1.934062540532" calcext:value-type="float">
            <text:p>1.9340625405</text:p>
          </table:table-cell>
        </table:table-row>
        <table:table-row table:style-name="ro1">
          <table:table-cell table:number-columns-repeated="2" office:value-type="float" office:value="2.79003190994" calcext:value-type="float">
            <text:p>2.7900319099</text:p>
          </table:table-cell>
          <table:table-cell table:formula="of:=[.J494]-[.B492]" office:value-type="float" office:value="-1.936159312722" calcext:value-type="float">
            <text:p>-1.9361593127</text:p>
          </table:table-cell>
          <table:table-cell office:value-type="float" office:value="0.852973103523" calcext:value-type="float">
            <text:p>0.8529731035</text:p>
          </table:table-cell>
          <table:table-cell table:formula="of:=[.G494]-[.D492]" office:value-type="float" office:value="0.00298982858700003" calcext:value-type="float">
            <text:p>0.0029898286</text:p>
          </table:table-cell>
          <table:table-cell table:formula="of:=[.B492]-[.$D494]" office:value-type="float" office:value="1.93406897783" calcext:value-type="float">
            <text:p>1.9340689778</text:p>
          </table:table-cell>
          <table:table-cell office:value-type="float" office:value="0.852973103523" calcext:value-type="float">
            <text:p>0.8529731035</text:p>
          </table:table-cell>
          <table:table-cell table:formula="of:=[.J494]-[.G492]" office:value-type="float" office:value="0.000899493695000087" calcext:value-type="float">
            <text:p>0.0008994937</text:p>
          </table:table-cell>
          <table:table-cell table:formula="of:=[.B492]-[.G492]" office:value-type="float" office:value="1.937058806417" calcext:value-type="float">
            <text:p>1.9370588064</text:p>
          </table:table-cell>
          <table:table-cell office:value-type="float" office:value="0.855061173439" calcext:value-type="float">
            <text:p>0.8550611734</text:p>
          </table:table-cell>
          <table:table-cell table:formula="of:=[.P494]-[.J492]" office:value-type="float" office:value="-0.00118857622099999" calcext:value-type="float">
            <text:p>-0.0011885762</text:p>
          </table:table-cell>
          <table:table-cell table:formula="of:=[.B492]-[.J492]" office:value-type="float" office:value="1.934970736501" calcext:value-type="float">
            <text:p>1.9349707365</text:p>
          </table:table-cell>
          <table:table-cell office:value-type="float" office:value="0.855061173439" calcext:value-type="float">
            <text:p>0.8550611734</text:p>
          </table:table-cell>
          <table:table-cell table:formula="of:=[.P494]-[.M492]" office:value-type="float" office:value="-0.00118857622099999" calcext:value-type="float">
            <text:p>-0.0011885762</text:p>
          </table:table-cell>
          <table:table-cell table:formula="of:=[.B492]-[.M492]" office:value-type="float" office:value="1.934970736501" calcext:value-type="float">
            <text:p>1.9349707365</text:p>
          </table:table-cell>
          <table:table-cell office:value-type="float" office:value="0.852973103523" calcext:value-type="float">
            <text:p>0.8529731035</text:p>
          </table:table-cell>
          <table:table-cell table:formula="of:=[.S494]-[.P492]" office:value-type="float" office:value="0.000899493695000087" calcext:value-type="float">
            <text:p>0.0008994937</text:p>
          </table:table-cell>
          <table:table-cell table:formula="of:=[.B492]-[.P492]" office:value-type="float" office:value="1.937058806417" calcext:value-type="float">
            <text:p>1.9370588064</text:p>
          </table:table-cell>
          <table:table-cell office:value-type="float" office:value="0.852973103523" calcext:value-type="float">
            <text:p>0.8529731035</text:p>
          </table:table-cell>
          <table:table-cell table:formula="of:=[.A492]-[.S492]" office:value-type="float" office:value="1.937058806417" calcext:value-type="float">
            <text:p>1.9370588064</text:p>
          </table:table-cell>
          <table:table-cell table:formula="of:=[.B492]-[.S492]" office:value-type="float" office:value="1.937058806417" calcext:value-type="float">
            <text:p>1.9370588064</text:p>
          </table:table-cell>
        </table:table-row>
        <table:table-row table:style-name="ro1">
          <table:table-cell table:number-columns-repeated="2" office:value-type="float" office:value="2.8131878376" calcext:value-type="float">
            <text:p>2.8131878376</text:p>
          </table:table-cell>
          <table:table-cell table:formula="of:=[.J495]-[.B493]" office:value-type="float" office:value="-1.958861529826" calcext:value-type="float">
            <text:p>-1.9588615298</text:p>
          </table:table-cell>
          <table:table-cell office:value-type="float" office:value="0.85551071167" calcext:value-type="float">
            <text:p>0.8555107117</text:p>
          </table:table-cell>
          <table:table-cell table:formula="of:=[.G495]-[.D493]" office:value-type="float" office:value="0.000907003879000112" calcext:value-type="float">
            <text:p>0.0009070039</text:p>
          </table:table-cell>
          <table:table-cell table:formula="of:=[.B493]-[.$D495]" office:value-type="float" office:value="1.958861529826" calcext:value-type="float">
            <text:p>1.9588615298</text:p>
          </table:table-cell>
          <table:table-cell office:value-type="float" office:value="0.85551071167" calcext:value-type="float">
            <text:p>0.8555107117</text:p>
          </table:table-cell>
          <table:table-cell table:formula="of:=[.J495]-[.G493]" office:value-type="float" office:value="-0.00118440389599994" calcext:value-type="float">
            <text:p>-0.0011844039</text:p>
          </table:table-cell>
          <table:table-cell table:formula="of:=[.B493]-[.G493]" office:value-type="float" office:value="1.95767712593" calcext:value-type="float">
            <text:p>1.9576771259</text:p>
          </table:table-cell>
          <table:table-cell office:value-type="float" office:value="0.853421568871" calcext:value-type="float">
            <text:p>0.8534215689</text:p>
          </table:table-cell>
          <table:table-cell table:formula="of:=[.P495]-[.J493]" office:value-type="float" office:value="0.00299614667800008" calcext:value-type="float">
            <text:p>0.0029961467</text:p>
          </table:table-cell>
          <table:table-cell table:formula="of:=[.B493]-[.J493]" office:value-type="float" office:value="1.959766268729" calcext:value-type="float">
            <text:p>1.9597662687</text:p>
          </table:table-cell>
          <table:table-cell office:value-type="float" office:value="0.853421568871" calcext:value-type="float">
            <text:p>0.8534215689</text:p>
          </table:table-cell>
          <table:table-cell table:formula="of:=[.P495]-[.M493]" office:value-type="float" office:value="0.00299614667800008" calcext:value-type="float">
            <text:p>0.0029961467</text:p>
          </table:table-cell>
          <table:table-cell table:formula="of:=[.B493]-[.M493]" office:value-type="float" office:value="1.959766268729" calcext:value-type="float">
            <text:p>1.9597662687</text:p>
          </table:table-cell>
          <table:table-cell office:value-type="float" office:value="0.853421568871" calcext:value-type="float">
            <text:p>0.8534215689</text:p>
          </table:table-cell>
          <table:table-cell table:formula="of:=[.S495]-[.P493]" office:value-type="float" office:value="0.000904738903000024" calcext:value-type="float">
            <text:p>0.0009047389</text:p>
          </table:table-cell>
          <table:table-cell table:formula="of:=[.B493]-[.P493]" office:value-type="float" office:value="1.959766268729" calcext:value-type="float">
            <text:p>1.9597662687</text:p>
          </table:table-cell>
          <table:table-cell office:value-type="float" office:value="0.853421568871" calcext:value-type="float">
            <text:p>0.8534215689</text:p>
          </table:table-cell>
          <table:table-cell table:formula="of:=[.A493]-[.S493]" office:value-type="float" office:value="1.959766268729" calcext:value-type="float">
            <text:p>1.9597662687</text:p>
          </table:table-cell>
          <table:table-cell table:formula="of:=[.B493]-[.S493]" office:value-type="float" office:value="1.959766268729" calcext:value-type="float">
            <text:p>1.9597662687</text:p>
          </table:table-cell>
        </table:table-row>
        <table:table-row table:style-name="ro1">
          <table:table-cell table:number-columns-repeated="2" office:value-type="float" office:value="2.81457138062" calcext:value-type="float">
            <text:p>2.8145713806</text:p>
          </table:table-cell>
          <table:table-cell table:formula="of:=[.J496]-[.B494]" office:value-type="float" office:value="-1.959788858895" calcext:value-type="float">
            <text:p>-1.9597888589</text:p>
          </table:table-cell>
          <table:table-cell office:value-type="float" office:value="0.85596293211" calcext:value-type="float">
            <text:p>0.8559629321</text:p>
          </table:table-cell>
          <table:table-cell table:formula="of:=[.G496]-[.D494]" office:value-type="float" office:value="-0.00118041038499994" calcext:value-type="float">
            <text:p>-0.0011804104</text:p>
          </table:table-cell>
          <table:table-cell table:formula="of:=[.B494]-[.$D496]" office:value-type="float" office:value="1.959788858895" calcext:value-type="float">
            <text:p>1.9597888589</text:p>
          </table:table-cell>
          <table:table-cell office:value-type="float" office:value="0.85596293211" calcext:value-type="float">
            <text:p>0.8559629321</text:p>
          </table:table-cell>
          <table:table-cell table:formula="of:=[.J496]-[.G494]" office:value-type="float" office:value="-0.00118041038499994" calcext:value-type="float">
            <text:p>-0.0011804104</text:p>
          </table:table-cell>
          <table:table-cell table:formula="of:=[.B494]-[.G494]" office:value-type="float" office:value="1.95860844851" calcext:value-type="float">
            <text:p>1.9586084485</text:p>
          </table:table-cell>
          <table:table-cell office:value-type="float" office:value="0.853872597218" calcext:value-type="float">
            <text:p>0.8538725972</text:p>
          </table:table-cell>
          <table:table-cell table:formula="of:=[.P496]-[.J494]" office:value-type="float" office:value="0.000909924507000004" calcext:value-type="float">
            <text:p>0.0009099245</text:p>
          </table:table-cell>
          <table:table-cell table:formula="of:=[.B494]-[.J494]" office:value-type="float" office:value="1.960698783402" calcext:value-type="float">
            <text:p>1.9606987834</text:p>
          </table:table-cell>
          <table:table-cell office:value-type="float" office:value="0.853872597218" calcext:value-type="float">
            <text:p>0.8538725972</text:p>
          </table:table-cell>
          <table:table-cell table:formula="of:=[.P496]-[.M494]" office:value-type="float" office:value="0.000909924507000004" calcext:value-type="float">
            <text:p>0.0009099245</text:p>
          </table:table-cell>
          <table:table-cell table:formula="of:=[.B494]-[.M494]" office:value-type="float" office:value="1.960698783402" calcext:value-type="float">
            <text:p>1.9606987834</text:p>
          </table:table-cell>
          <table:table-cell office:value-type="float" office:value="0.853872597218" calcext:value-type="float">
            <text:p>0.8538725972</text:p>
          </table:table-cell>
          <table:table-cell table:formula="of:=[.S496]-[.P494]" office:value-type="float" office:value="0.000909924507000004" calcext:value-type="float">
            <text:p>0.0009099245</text:p>
          </table:table-cell>
          <table:table-cell table:formula="of:=[.B494]-[.P494]" office:value-type="float" office:value="1.960698783402" calcext:value-type="float">
            <text:p>1.9606987834</text:p>
          </table:table-cell>
          <table:table-cell office:value-type="float" office:value="0.853872597218" calcext:value-type="float">
            <text:p>0.8538725972</text:p>
          </table:table-cell>
          <table:table-cell table:formula="of:=[.A494]-[.S494]" office:value-type="float" office:value="1.960698783402" calcext:value-type="float">
            <text:p>1.9606987834</text:p>
          </table:table-cell>
          <table:table-cell table:formula="of:=[.B494]-[.S494]" office:value-type="float" office:value="1.960698783402" calcext:value-type="float">
            <text:p>1.9606987834</text:p>
          </table:table-cell>
        </table:table-row>
        <table:table-row table:style-name="ro1">
          <table:table-cell table:number-columns-repeated="2" office:value-type="float" office:value="2.8159635067" calcext:value-type="float">
            <text:p>2.8159635067</text:p>
          </table:table-cell>
          <table:table-cell table:formula="of:=[.J497]-[.B495]" office:value-type="float" office:value="-1.96072214842" calcext:value-type="float">
            <text:p>-1.9607221484</text:p>
          </table:table-cell>
          <table:table-cell office:value-type="float" office:value="0.854326307774" calcext:value-type="float">
            <text:p>0.8543263078</text:p>
          </table:table-cell>
          <table:table-cell table:formula="of:=[.G497]-[.D495]" office:value-type="float" office:value="0.000915050505999937" calcext:value-type="float">
            <text:p>0.0009150505</text:p>
          </table:table-cell>
          <table:table-cell table:formula="of:=[.B495]-[.$D497]" office:value-type="float" office:value="1.96072214842" calcext:value-type="float">
            <text:p>1.9607221484</text:p>
          </table:table-cell>
          <table:table-cell office:value-type="float" office:value="0.856417715549" calcext:value-type="float">
            <text:p>0.8564177155</text:p>
          </table:table-cell>
          <table:table-cell table:formula="of:=[.J497]-[.G495]" office:value-type="float" office:value="-0.00117635726900012" calcext:value-type="float">
            <text:p>-0.0011763573</text:p>
          </table:table-cell>
          <table:table-cell table:formula="of:=[.B495]-[.G495]" office:value-type="float" office:value="1.959545791151" calcext:value-type="float">
            <text:p>1.9595457912</text:p>
          </table:table-cell>
          <table:table-cell office:value-type="float" office:value="0.854326307774" calcext:value-type="float">
            <text:p>0.8543263078</text:p>
          </table:table-cell>
          <table:table-cell table:formula="of:=[.P497]-[.J495]" office:value-type="float" office:value="0.000915050505999937" calcext:value-type="float">
            <text:p>0.0009150505</text:p>
          </table:table-cell>
          <table:table-cell table:formula="of:=[.B495]-[.J495]" office:value-type="float" office:value="1.961637198926" calcext:value-type="float">
            <text:p>1.9616371989</text:p>
          </table:table-cell>
          <table:table-cell office:value-type="float" office:value="0.854326307774" calcext:value-type="float">
            <text:p>0.8543263078</text:p>
          </table:table-cell>
          <table:table-cell table:formula="of:=[.P497]-[.M495]" office:value-type="float" office:value="0.000915050505999937" calcext:value-type="float">
            <text:p>0.0009150505</text:p>
          </table:table-cell>
          <table:table-cell table:formula="of:=[.B495]-[.M495]" office:value-type="float" office:value="1.961637198926" calcext:value-type="float">
            <text:p>1.9616371989</text:p>
          </table:table-cell>
          <table:table-cell office:value-type="float" office:value="0.856417715549" calcext:value-type="float">
            <text:p>0.8564177155</text:p>
          </table:table-cell>
          <table:table-cell table:formula="of:=[.S497]-[.P495]" office:value-type="float" office:value="-0.00117635726900012" calcext:value-type="float">
            <text:p>-0.0011763573</text:p>
          </table:table-cell>
          <table:table-cell table:formula="of:=[.B495]-[.P495]" office:value-type="float" office:value="1.959545791151" calcext:value-type="float">
            <text:p>1.9595457912</text:p>
          </table:table-cell>
          <table:table-cell office:value-type="float" office:value="0.854326307774" calcext:value-type="float">
            <text:p>0.8543263078</text:p>
          </table:table-cell>
          <table:table-cell table:formula="of:=[.A495]-[.S495]" office:value-type="float" office:value="1.961637198926" calcext:value-type="float">
            <text:p>1.9616371989</text:p>
          </table:table-cell>
          <table:table-cell table:formula="of:=[.B495]-[.S495]" office:value-type="float" office:value="1.961637198926" calcext:value-type="float">
            <text:p>1.9616371989</text:p>
          </table:table-cell>
        </table:table-row>
        <table:table-row table:style-name="ro1">
          <table:table-cell table:number-columns-repeated="2" office:value-type="float" office:value="2.81736469269" calcext:value-type="float">
            <text:p>2.8173646927</text:p>
          </table:table-cell>
          <table:table-cell table:formula="of:=[.J498]-[.B496]" office:value-type="float" office:value="-1.96166187525" calcext:value-type="float">
            <text:p>-1.9616618753</text:p>
          </table:table-cell>
          <table:table-cell office:value-type="float" office:value="0.854782521725" calcext:value-type="float">
            <text:p>0.8547825217</text:p>
          </table:table-cell>
          <table:table-cell table:formula="of:=[.G498]-[.D496]" office:value-type="float" office:value="0.000920295714999964" calcext:value-type="float">
            <text:p>0.0009202957</text:p>
          </table:table-cell>
          <table:table-cell table:formula="of:=[.B496]-[.$D498]" office:value-type="float" office:value="1.96166187525" calcext:value-type="float">
            <text:p>1.9616618753</text:p>
          </table:table-cell>
          <table:table-cell office:value-type="float" office:value="0.854782521725" calcext:value-type="float">
            <text:p>0.8547825217</text:p>
          </table:table-cell>
          <table:table-cell table:formula="of:=[.J498]-[.G496]" office:value-type="float" office:value="0.000920295714999964" calcext:value-type="float">
            <text:p>0.0009202957</text:p>
          </table:table-cell>
          <table:table-cell table:formula="of:=[.B496]-[.G496]" office:value-type="float" office:value="1.962582170965" calcext:value-type="float">
            <text:p>1.962582171</text:p>
          </table:table-cell>
          <table:table-cell office:value-type="float" office:value="0.854782521725" calcext:value-type="float">
            <text:p>0.8547825217</text:p>
          </table:table-cell>
          <table:table-cell table:formula="of:=[.P498]-[.J496]" office:value-type="float" office:value="0.000920295714999964" calcext:value-type="float">
            <text:p>0.0009202957</text:p>
          </table:table-cell>
          <table:table-cell table:formula="of:=[.B496]-[.J496]" office:value-type="float" office:value="1.962582170965" calcext:value-type="float">
            <text:p>1.962582171</text:p>
          </table:table-cell>
          <table:table-cell office:value-type="float" office:value="0.854782521725" calcext:value-type="float">
            <text:p>0.8547825217</text:p>
          </table:table-cell>
          <table:table-cell table:formula="of:=[.P498]-[.M496]" office:value-type="float" office:value="0.000920295714999964" calcext:value-type="float">
            <text:p>0.0009202957</text:p>
          </table:table-cell>
          <table:table-cell table:formula="of:=[.B496]-[.M496]" office:value-type="float" office:value="1.962582170965" calcext:value-type="float">
            <text:p>1.962582171</text:p>
          </table:table-cell>
          <table:table-cell office:value-type="float" office:value="0.854782521725" calcext:value-type="float">
            <text:p>0.8547825217</text:p>
          </table:table-cell>
          <table:table-cell table:formula="of:=[.S498]-[.P496]" office:value-type="float" office:value="0.000920295714999964" calcext:value-type="float">
            <text:p>0.0009202957</text:p>
          </table:table-cell>
          <table:table-cell table:formula="of:=[.B496]-[.P496]" office:value-type="float" office:value="1.962582170965" calcext:value-type="float">
            <text:p>1.962582171</text:p>
          </table:table-cell>
          <table:table-cell office:value-type="float" office:value="0.854782521725" calcext:value-type="float">
            <text:p>0.8547825217</text:p>
          </table:table-cell>
          <table:table-cell table:formula="of:=[.A496]-[.S496]" office:value-type="float" office:value="1.962582170965" calcext:value-type="float">
            <text:p>1.962582171</text:p>
          </table:table-cell>
          <table:table-cell table:formula="of:=[.B496]-[.S496]" office:value-type="float" office:value="1.962582170965" calcext:value-type="float">
            <text:p>1.962582171</text:p>
          </table:table-cell>
        </table:table-row>
        <table:table-row table:style-name="ro1">
          <table:table-cell table:number-columns-repeated="2" office:value-type="float" office:value="2.81877446175" calcext:value-type="float">
            <text:p>2.8187744618</text:p>
          </table:table-cell>
          <table:table-cell table:formula="of:=[.J499]-[.B497]" office:value-type="float" office:value="-1.960511744026" calcext:value-type="float">
            <text:p>-1.960511744</text:p>
          </table:table-cell>
          <table:table-cell office:value-type="float" office:value="0.85524135828" calcext:value-type="float">
            <text:p>0.8552413583</text:p>
          </table:table-cell>
          <table:table-cell table:formula="of:=[.G499]-[.D497]" office:value-type="float" office:value="0.00302135944400006" calcext:value-type="float">
            <text:p>0.0030213594</text:p>
          </table:table-cell>
          <table:table-cell table:formula="of:=[.B497]-[.$D499]" office:value-type="float" office:value="1.960511744026" calcext:value-type="float">
            <text:p>1.960511744</text:p>
          </table:table-cell>
          <table:table-cell office:value-type="float" office:value="0.85524135828" calcext:value-type="float">
            <text:p>0.8552413583</text:p>
          </table:table-cell>
          <table:table-cell table:formula="of:=[.J499]-[.G497]" office:value-type="float" office:value="0.00302135944400006" calcext:value-type="float">
            <text:p>0.0030213594</text:p>
          </table:table-cell>
          <table:table-cell table:formula="of:=[.B497]-[.G497]" office:value-type="float" office:value="1.96353310347" calcext:value-type="float">
            <text:p>1.9635331035</text:p>
          </table:table-cell>
          <table:table-cell office:value-type="float" office:value="0.85524135828" calcext:value-type="float">
            <text:p>0.8552413583</text:p>
          </table:table-cell>
          <table:table-cell table:formula="of:=[.P499]-[.J497]" office:value-type="float" office:value="0.00302135944400006" calcext:value-type="float">
            <text:p>0.0030213594</text:p>
          </table:table-cell>
          <table:table-cell table:formula="of:=[.B497]-[.J497]" office:value-type="float" office:value="1.96353310347" calcext:value-type="float">
            <text:p>1.9635331035</text:p>
          </table:table-cell>
          <table:table-cell office:value-type="float" office:value="0.85524135828" calcext:value-type="float">
            <text:p>0.8552413583</text:p>
          </table:table-cell>
          <table:table-cell table:formula="of:=[.P499]-[.M497]" office:value-type="float" office:value="0.00302135944400006" calcext:value-type="float">
            <text:p>0.0030213594</text:p>
          </table:table-cell>
          <table:table-cell table:formula="of:=[.B497]-[.M497]" office:value-type="float" office:value="1.96353310347" calcext:value-type="float">
            <text:p>1.9635331035</text:p>
          </table:table-cell>
          <table:table-cell office:value-type="float" office:value="0.85524135828" calcext:value-type="float">
            <text:p>0.8552413583</text:p>
          </table:table-cell>
          <table:table-cell table:formula="of:=[.S499]-[.P497]" office:value-type="float" office:value="0.000925481320000143" calcext:value-type="float">
            <text:p>0.0009254813</text:p>
          </table:table-cell>
          <table:table-cell table:formula="of:=[.B497]-[.P497]" office:value-type="float" office:value="1.96353310347" calcext:value-type="float">
            <text:p>1.9635331035</text:p>
          </table:table-cell>
          <table:table-cell office:value-type="float" office:value="0.85524135828" calcext:value-type="float">
            <text:p>0.8552413583</text:p>
          </table:table-cell>
          <table:table-cell table:formula="of:=[.A497]-[.S497]" office:value-type="float" office:value="1.96353310347" calcext:value-type="float">
            <text:p>1.9635331035</text:p>
          </table:table-cell>
          <table:table-cell table:formula="of:=[.B497]-[.S497]" office:value-type="float" office:value="1.96353310347" calcext:value-type="float">
            <text:p>1.9635331035</text:p>
          </table:table-cell>
        </table:table-row>
        <table:table-row table:style-name="ro1">
          <table:table-cell office:value-type="float" office:value="2.84307909012" calcext:value-type="float">
            <text:p>2.8430790901</text:p>
          </table:table-cell>
          <table:table-cell office:value-type="float" office:value="2.82019305229" calcext:value-type="float">
            <text:p>2.8201930523</text:p>
          </table:table-cell>
          <table:table-cell table:formula="of:=[.J500]-[.B498]" office:value-type="float" office:value="-1.961462557314" calcext:value-type="float">
            <text:p>-1.9614625573</text:p>
          </table:table-cell>
          <table:table-cell office:value-type="float" office:value="0.85570281744" calcext:value-type="float">
            <text:p>0.8557028174</text:p>
          </table:table-cell>
          <table:table-cell table:formula="of:=[.G500]-[.D498]" office:value-type="float" office:value="0.00302767753599997" calcext:value-type="float">
            <text:p>0.0030276775</text:p>
          </table:table-cell>
          <table:table-cell table:formula="of:=[.B498]-[.$D500]" office:value-type="float" office:value="1.961462557314" calcext:value-type="float">
            <text:p>1.9614625573</text:p>
          </table:table-cell>
          <table:table-cell office:value-type="float" office:value="0.85570281744" calcext:value-type="float">
            <text:p>0.8557028174</text:p>
          </table:table-cell>
          <table:table-cell table:formula="of:=[.J500]-[.G498]" office:value-type="float" office:value="0.00302767753599997" calcext:value-type="float">
            <text:p>0.0030276775</text:p>
          </table:table-cell>
          <table:table-cell table:formula="of:=[.B498]-[.G498]" office:value-type="float" office:value="1.96449023485" calcext:value-type="float">
            <text:p>1.9644902349</text:p>
          </table:table-cell>
          <table:table-cell office:value-type="float" office:value="0.85570281744" calcext:value-type="float">
            <text:p>0.8557028174</text:p>
          </table:table-cell>
          <table:table-cell table:formula="of:=[.P500]-[.J498]" office:value-type="float" office:value="0.00302767753599997" calcext:value-type="float">
            <text:p>0.0030276775</text:p>
          </table:table-cell>
          <table:table-cell table:formula="of:=[.B498]-[.J498]" office:value-type="float" office:value="1.96449023485" calcext:value-type="float">
            <text:p>1.9644902349</text:p>
          </table:table-cell>
          <table:table-cell office:value-type="float" office:value="0.85570281744" calcext:value-type="float">
            <text:p>0.8557028174</text:p>
          </table:table-cell>
          <table:table-cell table:formula="of:=[.P500]-[.M498]" office:value-type="float" office:value="0.00302767753599997" calcext:value-type="float">
            <text:p>0.0030276775</text:p>
          </table:table-cell>
          <table:table-cell table:formula="of:=[.B498]-[.M498]" office:value-type="float" office:value="1.96449023485" calcext:value-type="float">
            <text:p>1.9644902349</text:p>
          </table:table-cell>
          <table:table-cell office:value-type="float" office:value="0.85570281744" calcext:value-type="float">
            <text:p>0.8557028174</text:p>
          </table:table-cell>
          <table:table-cell table:formula="of:=[.S500]-[.P498]" office:value-type="float" office:value="0.000930607318999965" calcext:value-type="float">
            <text:p>0.0009306073</text:p>
          </table:table-cell>
          <table:table-cell table:formula="of:=[.B498]-[.P498]" office:value-type="float" office:value="1.96449023485" calcext:value-type="float">
            <text:p>1.9644902349</text:p>
          </table:table-cell>
          <table:table-cell office:value-type="float" office:value="0.85570281744" calcext:value-type="float">
            <text:p>0.8557028174</text:p>
          </table:table-cell>
          <table:table-cell table:formula="of:=[.A498]-[.S498]" office:value-type="float" office:value="1.98737627268" calcext:value-type="float">
            <text:p>1.9873762727</text:p>
          </table:table-cell>
          <table:table-cell table:formula="of:=[.B498]-[.S498]" office:value-type="float" office:value="1.96449023485" calcext:value-type="float">
            <text:p>1.9644902349</text:p>
          </table:table-cell>
        </table:table-row>
        <table:table-row table:style-name="ro1">
          <table:table-cell table:number-columns-repeated="2" office:value-type="float" office:value="2.84451794624" calcext:value-type="float">
            <text:p>2.8445179462</text:p>
          </table:table-cell>
          <table:table-cell table:formula="of:=[.J501]-[.B499]" office:value-type="float" office:value="-1.985317170617" calcext:value-type="float">
            <text:p>-1.9853171706</text:p>
          </table:table-cell>
          <table:table-cell office:value-type="float" office:value="0.858262717724" calcext:value-type="float">
            <text:p>0.8582627177</text:p>
          </table:table-cell>
          <table:table-cell table:formula="of:=[.G501]-[.D499]" office:value-type="float" office:value="0.000938057899000033" calcext:value-type="float">
            <text:p>0.0009380579</text:p>
          </table:table-cell>
          <table:table-cell table:formula="of:=[.B499]-[.$D501]" office:value-type="float" office:value="1.985317170617" calcext:value-type="float">
            <text:p>1.9853171706</text:p>
          </table:table-cell>
          <table:table-cell office:value-type="float" office:value="0.858262717724" calcext:value-type="float">
            <text:p>0.8582627177</text:p>
          </table:table-cell>
          <table:table-cell table:formula="of:=[.J501]-[.G499]" office:value-type="float" office:value="0.000938057899000033" calcext:value-type="float">
            <text:p>0.0009380579</text:p>
          </table:table-cell>
          <table:table-cell table:formula="of:=[.B499]-[.G499]" office:value-type="float" office:value="1.986255228516" calcext:value-type="float">
            <text:p>1.9862552285</text:p>
          </table:table-cell>
          <table:table-cell office:value-type="float" office:value="0.858262717724" calcext:value-type="float">
            <text:p>0.8582627177</text:p>
          </table:table-cell>
          <table:table-cell table:formula="of:=[.P501]-[.J499]" office:value-type="float" office:value="-0.00116014480600002" calcext:value-type="float">
            <text:p>-0.0011601448</text:p>
          </table:table-cell>
          <table:table-cell table:formula="of:=[.B499]-[.J499]" office:value-type="float" office:value="1.986255228516" calcext:value-type="float">
            <text:p>1.9862552285</text:p>
          </table:table-cell>
          <table:table-cell office:value-type="float" office:value="0.858262717724" calcext:value-type="float">
            <text:p>0.8582627177</text:p>
          </table:table-cell>
          <table:table-cell table:formula="of:=[.P501]-[.M499]" office:value-type="float" office:value="-0.00116014480600002" calcext:value-type="float">
            <text:p>-0.0011601448</text:p>
          </table:table-cell>
          <table:table-cell table:formula="of:=[.B499]-[.M499]" office:value-type="float" office:value="1.986255228516" calcext:value-type="float">
            <text:p>1.9862552285</text:p>
          </table:table-cell>
          <table:table-cell office:value-type="float" office:value="0.858262717724" calcext:value-type="float">
            <text:p>0.8582627177</text:p>
          </table:table-cell>
          <table:table-cell table:formula="of:=[.S501]-[.P499]" office:value-type="float" office:value="-0.00116014480600002" calcext:value-type="float">
            <text:p>-0.0011601448</text:p>
          </table:table-cell>
          <table:table-cell table:formula="of:=[.B499]-[.P499]" office:value-type="float" office:value="1.986255228516" calcext:value-type="float">
            <text:p>1.9862552285</text:p>
          </table:table-cell>
          <table:table-cell office:value-type="float" office:value="0.8561668396" calcext:value-type="float">
            <text:p>0.8561668396</text:p>
          </table:table-cell>
          <table:table-cell table:formula="of:=[.A499]-[.S499]" office:value-type="float" office:value="1.98835110664" calcext:value-type="float">
            <text:p>1.9883511066</text:p>
          </table:table-cell>
          <table:table-cell table:formula="of:=[.B499]-[.S499]" office:value-type="float" office:value="1.98835110664" calcext:value-type="float">
            <text:p>1.9883511066</text:p>
          </table:table-cell>
        </table:table-row>
        <table:table-row table:style-name="ro1">
          <table:table-cell table:number-columns-repeated="2" office:value-type="float" office:value="2.84596586227" calcext:value-type="float">
            <text:p>2.8459658623</text:p>
          </table:table-cell>
          <table:table-cell table:formula="of:=[.J502]-[.B500]" office:value-type="float" office:value="-1.988391578193" calcext:value-type="float">
            <text:p>-1.9883915782</text:p>
          </table:table-cell>
          <table:table-cell office:value-type="float" office:value="0.858730494976" calcext:value-type="float">
            <text:p>0.858730495</text:p>
          </table:table-cell>
          <table:table-cell table:formula="of:=[.G502]-[.D500]" office:value-type="float" office:value="-0.00115621089899998" calcext:value-type="float">
            <text:p>-0.0011562109</text:p>
          </table:table-cell>
          <table:table-cell table:formula="of:=[.B500]-[.$D502]" office:value-type="float" office:value="1.986292183395" calcext:value-type="float">
            <text:p>1.9862921834</text:p>
          </table:table-cell>
          <table:table-cell office:value-type="float" office:value="0.858730494976" calcext:value-type="float">
            <text:p>0.858730495</text:p>
          </table:table-cell>
          <table:table-cell table:formula="of:=[.J502]-[.G500]" office:value-type="float" office:value="-0.00115621089899998" calcext:value-type="float">
            <text:p>-0.0011562109</text:p>
          </table:table-cell>
          <table:table-cell table:formula="of:=[.B500]-[.G500]" office:value-type="float" office:value="1.987235367294" calcext:value-type="float">
            <text:p>1.9872353673</text:p>
          </table:table-cell>
          <table:table-cell office:value-type="float" office:value="0.858730494976" calcext:value-type="float">
            <text:p>0.858730495</text:p>
          </table:table-cell>
          <table:table-cell table:formula="of:=[.P502]-[.J500]" office:value-type="float" office:value="-0.00115621089899998" calcext:value-type="float">
            <text:p>-0.0011562109</text:p>
          </table:table-cell>
          <table:table-cell table:formula="of:=[.B500]-[.J500]" office:value-type="float" office:value="1.987235367294" calcext:value-type="float">
            <text:p>1.9872353673</text:p>
          </table:table-cell>
          <table:table-cell office:value-type="float" office:value="0.858730494976" calcext:value-type="float">
            <text:p>0.858730495</text:p>
          </table:table-cell>
          <table:table-cell table:formula="of:=[.P502]-[.M500]" office:value-type="float" office:value="-0.00115621089899998" calcext:value-type="float">
            <text:p>-0.0011562109</text:p>
          </table:table-cell>
          <table:table-cell table:formula="of:=[.B500]-[.M500]" office:value-type="float" office:value="1.987235367294" calcext:value-type="float">
            <text:p>1.9872353673</text:p>
          </table:table-cell>
          <table:table-cell office:value-type="float" office:value="0.858730494976" calcext:value-type="float">
            <text:p>0.858730495</text:p>
          </table:table-cell>
          <table:table-cell table:formula="of:=[.S502]-[.P500]" office:value-type="float" office:value="-0.00115621089899998" calcext:value-type="float">
            <text:p>-0.0011562109</text:p>
          </table:table-cell>
          <table:table-cell table:formula="of:=[.B500]-[.P500]" office:value-type="float" office:value="1.987235367294" calcext:value-type="float">
            <text:p>1.9872353673</text:p>
          </table:table-cell>
          <table:table-cell office:value-type="float" office:value="0.856633424759" calcext:value-type="float">
            <text:p>0.8566334248</text:p>
          </table:table-cell>
          <table:table-cell table:formula="of:=[.A500]-[.S500]" office:value-type="float" office:value="1.989332437511" calcext:value-type="float">
            <text:p>1.9893324375</text:p>
          </table:table-cell>
          <table:table-cell table:formula="of:=[.B500]-[.S500]" office:value-type="float" office:value="1.989332437511" calcext:value-type="float">
            <text:p>1.9893324375</text:p>
          </table:table-cell>
        </table:table-row>
        <table:table-row table:style-name="ro1">
          <table:table-cell table:number-columns-repeated="2" office:value-type="float" office:value="2.84742236137" calcext:value-type="float">
            <text:p>2.8474223614</text:p>
          </table:table-cell>
          <table:table-cell table:formula="of:=[.J503]-[.B501]" office:value-type="string" office:string-value="" calcext:value-type="error">
            <text:p>#VALUE!</text:p>
          </table:table-cell>
          <table:table-cell office:value-type="float" office:value="0.859200775623" calcext:value-type="float">
            <text:p>0.8592007756</text:p>
          </table:table-cell>
          <table:table-cell table:formula="of:=[.G503]-[.D501]" office:value-type="string" office:string-value="" calcext:value-type="error">
            <text:p>#VALUE!</text:p>
          </table:table-cell>
          <table:table-cell table:formula="of:=[.B501]-[.$D503]" office:value-type="string" office:string-value="" calcext:value-type="error">
            <text:p>#VALUE!</text:p>
          </table:table-cell>
          <table:table-cell office:value-type="float" office:value="0.859200775623" calcext:value-type="float">
            <text:p>0.8592007756</text:p>
          </table:table-cell>
          <table:table-cell table:formula="of:=[.J503]-[.G501]" office:value-type="string" office:string-value="" calcext:value-type="error">
            <text:p>#VALUE!</text:p>
          </table:table-cell>
          <table:table-cell table:formula="of:=[.B501]-[.G501]" office:value-type="float" office:value="1.988221585747" calcext:value-type="float">
            <text:p>1.9882215857</text:p>
          </table:table-cell>
          <table:table-cell office:value-type="float" office:value="0.859200775623" calcext:value-type="float">
            <text:p>0.8592007756</text:p>
          </table:table-cell>
          <table:table-cell table:formula="of:=[.P503]-[.J501]" office:value-type="string" office:string-value="" calcext:value-type="error">
            <text:p>#VALUE!</text:p>
          </table:table-cell>
          <table:table-cell table:formula="of:=[.B501]-[.J501]" office:value-type="float" office:value="1.988221585747" calcext:value-type="float">
            <text:p>1.9882215857</text:p>
          </table:table-cell>
          <table:table-cell office:value-type="float" office:value="0.857102572918" calcext:value-type="float">
            <text:p>0.8571025729</text:p>
          </table:table-cell>
          <table:table-cell table:formula="of:=[.P503]-[.M501]" office:value-type="string" office:string-value="" calcext:value-type="error">
            <text:p>#VALUE!</text:p>
          </table:table-cell>
          <table:table-cell table:formula="of:=[.B501]-[.M501]" office:value-type="float" office:value="1.990319788452" calcext:value-type="float">
            <text:p>1.9903197885</text:p>
          </table:table-cell>
          <table:table-cell office:value-type="float" office:value="0.857102572918" calcext:value-type="float">
            <text:p>0.8571025729</text:p>
          </table:table-cell>
          <table:table-cell table:formula="of:=[.S503]-[.P501]" office:value-type="string" office:string-value="" calcext:value-type="error">
            <text:p>#VALUE!</text:p>
          </table:table-cell>
          <table:table-cell table:formula="of:=[.B501]-[.P501]" office:value-type="float" office:value="1.990319788452" calcext:value-type="float">
            <text:p>1.9903197885</text:p>
          </table:table-cell>
          <table:table-cell office:value-type="float" office:value="0.857102572918" calcext:value-type="float">
            <text:p>0.8571025729</text:p>
          </table:table-cell>
          <table:table-cell table:formula="of:=[.A501]-[.S501]" office:value-type="float" office:value="1.990319788452" calcext:value-type="float">
            <text:p>1.9903197885</text:p>
          </table:table-cell>
          <table:table-cell table:formula="of:=[.B501]-[.S501]" office:value-type="float" office:value="1.990319788452" calcext:value-type="float">
            <text:p>1.9903197885</text:p>
          </table:table-cell>
        </table:table-row>
        <table:table-row table:style-name="ro1">
          <table:table-cell table:number-columns-repeated="2" office:value-type="float" office:value="2.84888744354" calcext:value-type="float">
            <text:p>2.8488874435</text:p>
          </table:table-cell>
          <table:table-cell table:formula="of:=[.J504]-[.B502]" office:value-type="float" office:value="-1.988738298414" calcext:value-type="float">
            <text:p>-1.9887382984</text:p>
          </table:table-cell>
          <table:table-cell office:value-type="float" office:value="0.859673678875" calcext:value-type="float">
            <text:p>0.8596736789</text:p>
          </table:table-cell>
          <table:table-cell table:formula="of:=[.G504]-[.D502]" office:value-type="float" office:value="-0.00162506103500004" calcext:value-type="float">
            <text:p>-0.001625061</text:p>
          </table:table-cell>
          <table:table-cell table:formula="of:=[.B502]-[.$D504]" office:value-type="float" office:value="1.9908388257" calcext:value-type="float">
            <text:p>1.9908388257</text:p>
          </table:table-cell>
          <table:table-cell office:value-type="float" office:value="0.857574284077" calcext:value-type="float">
            <text:p>0.8575742841</text:p>
          </table:table-cell>
          <table:table-cell table:formula="of:=[.J504]-[.G502]" office:value-type="float" office:value="0.00257486104899995" calcext:value-type="float">
            <text:p>0.002574861</text:p>
          </table:table-cell>
          <table:table-cell table:formula="of:=[.B502]-[.G502]" office:value-type="float" office:value="1.991313159463" calcext:value-type="float">
            <text:p>1.9913131595</text:p>
          </table:table-cell>
          <table:table-cell office:value-type="float" office:value="0.857574284077" calcext:value-type="float">
            <text:p>0.8575742841</text:p>
          </table:table-cell>
          <table:table-cell table:formula="of:=[.P504]-[.J502]" office:value-type="float" office:value="0.00257486104899995" calcext:value-type="float">
            <text:p>0.002574861</text:p>
          </table:table-cell>
          <table:table-cell table:formula="of:=[.B502]-[.J502]" office:value-type="float" office:value="1.991313159463" calcext:value-type="float">
            <text:p>1.9913131595</text:p>
          </table:table-cell>
          <table:table-cell office:value-type="float" office:value="0.857574284077" calcext:value-type="float">
            <text:p>0.8575742841</text:p>
          </table:table-cell>
          <table:table-cell table:formula="of:=[.P504]-[.M502]" office:value-type="float" office:value="0.00257486104899995" calcext:value-type="float">
            <text:p>0.002574861</text:p>
          </table:table-cell>
          <table:table-cell table:formula="of:=[.B502]-[.M502]" office:value-type="float" office:value="1.991313159463" calcext:value-type="float">
            <text:p>1.9913131595</text:p>
          </table:table-cell>
          <table:table-cell office:value-type="float" office:value="0.857574284077" calcext:value-type="float">
            <text:p>0.8575742841</text:p>
          </table:table-cell>
          <table:table-cell table:formula="of:=[.S504]-[.P502]" office:value-type="float" office:value="0.00047433376299999" calcext:value-type="float">
            <text:p>0.0004743338</text:p>
          </table:table-cell>
          <table:table-cell table:formula="of:=[.B502]-[.P502]" office:value-type="float" office:value="1.991313159463" calcext:value-type="float">
            <text:p>1.9913131595</text:p>
          </table:table-cell>
          <table:table-cell office:value-type="float" office:value="0.857574284077" calcext:value-type="float">
            <text:p>0.8575742841</text:p>
          </table:table-cell>
          <table:table-cell table:formula="of:=[.A502]-[.S502]" office:value-type="float" office:value="1.991313159463" calcext:value-type="float">
            <text:p>1.9913131595</text:p>
          </table:table-cell>
          <table:table-cell table:formula="of:=[.B502]-[.S502]" office:value-type="float" office:value="1.991313159463" calcext:value-type="float">
            <text:p>1.9913131595</text:p>
          </table:table-cell>
        </table:table-row>
        <table:table-row table:style-name="ro1">
          <table:table-cell table:number-columns-repeated="2" office:value-type="float" office:value="2.85036158562" calcext:value-type="float">
            <text:p>2.8503615856</text:p>
          </table:table-cell>
          <table:table-cell table:formula="of:=[.J505]-[.B503]" office:value-type="float" office:value="-1.989734470847" calcext:value-type="float">
            <text:p>-1.9897344708</text:p>
          </table:table-cell>
          <table:table-cell office:value-type="string" calcext:value-type="string">
            <text:p><text:s/>nan </text:p>
          </table:table-cell>
          <table:table-cell table:formula="of:=[.G505]-[.D503]" office:value-type="string" office:string-value="" calcext:value-type="error">
            <text:p>#VALUE!</text:p>
          </table:table-cell>
          <table:table-cell table:formula="of:=[.B503]-[.$D505]" office:value-type="float" office:value="1.989734470847" calcext:value-type="float">
            <text:p>1.9897344708</text:p>
          </table:table-cell>
          <table:table-cell office:value-type="string" calcext:value-type="string">
            <text:p><text:s/>nan </text:p>
          </table:table-cell>
          <table:table-cell table:formula="of:=[.J505]-[.G503]" office:value-type="string" office:string-value="" calcext:value-type="error">
            <text:p>#VALUE!</text:p>
          </table:table-cell>
          <table:table-cell table:formula="of:=[.B503]-[.G50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505]-[.J503]" office:value-type="string" office:string-value="" calcext:value-type="error">
            <text:p>#VALUE!</text:p>
          </table:table-cell>
          <table:table-cell table:formula="of:=[.B503]-[.J50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505]-[.M503]" office:value-type="string" office:string-value="" calcext:value-type="error">
            <text:p>#VALUE!</text:p>
          </table:table-cell>
          <table:table-cell table:formula="of:=[.B503]-[.M50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505]-[.P503]" office:value-type="string" office:string-value="" calcext:value-type="error">
            <text:p>#VALUE!</text:p>
          </table:table-cell>
          <table:table-cell table:formula="of:=[.B503]-[.P503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503]-[.S503]" office:value-type="string" office:string-value="" calcext:value-type="error">
            <text:p>#VALUE!</text:p>
          </table:table-cell>
          <table:table-cell table:formula="of:=[.B503]-[.S50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85184431076" calcext:value-type="float">
            <text:p>2.8518443108</text:p>
          </table:table-cell>
          <table:table-cell table:formula="of:=[.J506]-[.B504]" office:value-type="float" office:value="-1.990736603736" calcext:value-type="float">
            <text:p>-1.9907366037</text:p>
          </table:table-cell>
          <table:table-cell office:value-type="float" office:value="0.85804861784" calcext:value-type="float">
            <text:p>0.8580486178</text:p>
          </table:table-cell>
          <table:table-cell table:formula="of:=[.G506]-[.D504]" office:value-type="float" office:value="0.00095623731600003" calcext:value-type="float">
            <text:p>0.0009562373</text:p>
          </table:table-cell>
          <table:table-cell table:formula="of:=[.B504]-[.$D506]" office:value-type="float" office:value="1.992839455604" calcext:value-type="float">
            <text:p>1.9928394556</text:p>
          </table:table-cell>
          <table:table-cell office:value-type="float" office:value="0.85804861784" calcext:value-type="float">
            <text:p>0.8580486178</text:p>
          </table:table-cell>
          <table:table-cell table:formula="of:=[.J506]-[.G504]" office:value-type="float" office:value="0.003059089184" calcext:value-type="float">
            <text:p>0.0030590892</text:p>
          </table:table-cell>
          <table:table-cell table:formula="of:=[.B504]-[.G504]" office:value-type="float" office:value="1.99379569292" calcext:value-type="float">
            <text:p>1.9937956929</text:p>
          </table:table-cell>
          <table:table-cell office:value-type="float" office:value="0.860149145126" calcext:value-type="float">
            <text:p>0.8601491451</text:p>
          </table:table-cell>
          <table:table-cell table:formula="of:=[.P506]-[.J504]" office:value-type="float" office:value="0.000958561898000032" calcext:value-type="float">
            <text:p>0.0009585619</text:p>
          </table:table-cell>
          <table:table-cell table:formula="of:=[.B504]-[.J504]" office:value-type="float" office:value="1.991695165634" calcext:value-type="float">
            <text:p>1.9916951656</text:p>
          </table:table-cell>
          <table:table-cell office:value-type="float" office:value="0.85804861784" calcext:value-type="float">
            <text:p>0.8580486178</text:p>
          </table:table-cell>
          <table:table-cell table:formula="of:=[.P506]-[.M504]" office:value-type="float" office:value="0.003059089184" calcext:value-type="float">
            <text:p>0.0030590892</text:p>
          </table:table-cell>
          <table:table-cell table:formula="of:=[.B504]-[.M504]" office:value-type="float" office:value="1.99379569292" calcext:value-type="float">
            <text:p>1.9937956929</text:p>
          </table:table-cell>
          <table:table-cell office:value-type="float" office:value="0.860149145126" calcext:value-type="float">
            <text:p>0.8601491451</text:p>
          </table:table-cell>
          <table:table-cell table:formula="of:=[.S506]-[.P504]" office:value-type="float" office:value="-0.00114428996999993" calcext:value-type="float">
            <text:p>-0.00114429</text:p>
          </table:table-cell>
          <table:table-cell table:formula="of:=[.B504]-[.P504]" office:value-type="float" office:value="1.991695165634" calcext:value-type="float">
            <text:p>1.9916951656</text:p>
          </table:table-cell>
          <table:table-cell office:value-type="float" office:value="0.85804861784" calcext:value-type="float">
            <text:p>0.8580486178</text:p>
          </table:table-cell>
          <table:table-cell table:formula="of:=[.A504]-[.S504]" office:value-type="float" office:value="1.99379569292" calcext:value-type="float">
            <text:p>1.9937956929</text:p>
          </table:table-cell>
          <table:table-cell table:formula="of:=[.B504]-[.S504]" office:value-type="float" office:value="1.99379569292" calcext:value-type="float">
            <text:p>1.9937956929</text:p>
          </table:table-cell>
        </table:table-row>
        <table:table-row table:style-name="ro1">
          <table:table-cell table:number-columns-repeated="2" office:value-type="float" office:value="2.85333585739" calcext:value-type="float">
            <text:p>2.8533358574</text:p>
          </table:table-cell>
          <table:table-cell table:formula="of:=[.J507]-[.B505]" office:value-type="float" office:value="-1.993849039076" calcext:value-type="float">
            <text:p>-1.9938490391</text:p>
          </table:table-cell>
          <table:table-cell office:value-type="float" office:value="0.860627114773" calcext:value-type="float">
            <text:p>0.8606271148</text:p>
          </table:table-cell>
          <table:table-cell table:formula="of:=[.G507]-[.D505]" office:value-type="float" office:value="-0.00114029645900005" calcext:value-type="float">
            <text:p>-0.0011402965</text:p>
          </table:table-cell>
          <table:table-cell table:formula="of:=[.B505]-[.$D507]" office:value-type="float" office:value="1.993849039076" calcext:value-type="float">
            <text:p>1.9938490391</text:p>
          </table:table-cell>
          <table:table-cell office:value-type="float" office:value="0.860627114773" calcext:value-type="float">
            <text:p>0.8606271148</text:p>
          </table:table-cell>
          <table:table-cell table:formula="of:=[.J507]-[.G505]" office:value-type="float" office:value="-0.00114029645900005" calcext:value-type="float">
            <text:p>-0.0011402965</text:p>
          </table:table-cell>
          <table:table-cell table:formula="of:=[.B505]-[.G505]" office:value-type="float" office:value="1.992708742617" calcext:value-type="float">
            <text:p>1.9927087426</text:p>
          </table:table-cell>
          <table:table-cell office:value-type="float" office:value="0.860627114773" calcext:value-type="float">
            <text:p>0.8606271148</text:p>
          </table:table-cell>
          <table:table-cell table:formula="of:=[.P507]-[.J505]" office:value-type="float" office:value="-0.00114029645900005" calcext:value-type="float">
            <text:p>-0.0011402965</text:p>
          </table:table-cell>
          <table:table-cell table:formula="of:=[.B505]-[.J505]" office:value-type="float" office:value="1.992708742617" calcext:value-type="float">
            <text:p>1.9927087426</text:p>
          </table:table-cell>
          <table:table-cell office:value-type="float" office:value="0.858525454998" calcext:value-type="float">
            <text:p>0.858525455</text:p>
          </table:table-cell>
          <table:table-cell table:formula="of:=[.P507]-[.M505]" office:value-type="float" office:value="0.000961363315999941" calcext:value-type="float">
            <text:p>0.0009613633</text:p>
          </table:table-cell>
          <table:table-cell table:formula="of:=[.B505]-[.M505]" office:value-type="float" office:value="1.994810402392" calcext:value-type="float">
            <text:p>1.9948104024</text:p>
          </table:table-cell>
          <table:table-cell office:value-type="float" office:value="0.858525454998" calcext:value-type="float">
            <text:p>0.858525455</text:p>
          </table:table-cell>
          <table:table-cell table:formula="of:=[.S507]-[.P505]" office:value-type="float" office:value="0.000961363315999941" calcext:value-type="float">
            <text:p>0.0009613633</text:p>
          </table:table-cell>
          <table:table-cell table:formula="of:=[.B505]-[.P505]" office:value-type="float" office:value="1.994810402392" calcext:value-type="float">
            <text:p>1.9948104024</text:p>
          </table:table-cell>
          <table:table-cell office:value-type="float" office:value="0.858525454998" calcext:value-type="float">
            <text:p>0.858525455</text:p>
          </table:table-cell>
          <table:table-cell table:formula="of:=[.A505]-[.S505]" office:value-type="float" office:value="1.994810402392" calcext:value-type="float">
            <text:p>1.9948104024</text:p>
          </table:table-cell>
          <table:table-cell table:formula="of:=[.B505]-[.S505]" office:value-type="float" office:value="1.994810402392" calcext:value-type="float">
            <text:p>1.9948104024</text:p>
          </table:table-cell>
        </table:table-row>
        <table:table-row table:style-name="ro1">
          <table:table-cell table:number-columns-repeated="2" office:value-type="float" office:value="2.878292799" calcext:value-type="float">
            <text:p>2.878292799</text:p>
          </table:table-cell>
          <table:table-cell table:formula="of:=[.J508]-[.B506]" office:value-type="float" office:value="-2.018321514134" calcext:value-type="float">
            <text:p>-2.0183215141</text:p>
          </table:table-cell>
          <table:table-cell office:value-type="float" office:value="0.859004855156" calcext:value-type="float">
            <text:p>0.8590048552</text:p>
          </table:table-cell>
          <table:table-cell table:formula="of:=[.G508]-[.D506]" office:value-type="float" office:value="0.000966429709999939" calcext:value-type="float">
            <text:p>0.0009664297</text:p>
          </table:table-cell>
          <table:table-cell table:formula="of:=[.B506]-[.$D508]" office:value-type="float" office:value="2.018321514134" calcext:value-type="float">
            <text:p>2.0183215141</text:p>
          </table:table-cell>
          <table:table-cell office:value-type="float" office:value="0.859004855156" calcext:value-type="float">
            <text:p>0.8590048552</text:p>
          </table:table-cell>
          <table:table-cell table:formula="of:=[.J508]-[.G506]" office:value-type="float" office:value="0.000966429709999939" calcext:value-type="float">
            <text:p>0.0009664297</text:p>
          </table:table-cell>
          <table:table-cell table:formula="of:=[.B506]-[.G506]" office:value-type="float" office:value="2.019287943844" calcext:value-type="float">
            <text:p>2.0192879438</text:p>
          </table:table-cell>
          <table:table-cell office:value-type="float" office:value="0.861107707024" calcext:value-type="float">
            <text:p>0.861107707</text:p>
          </table:table-cell>
          <table:table-cell table:formula="of:=[.P508]-[.J506]" office:value-type="float" office:value="-0.00113642215800003" calcext:value-type="float">
            <text:p>-0.0011364222</text:p>
          </table:table-cell>
          <table:table-cell table:formula="of:=[.B506]-[.J506]" office:value-type="float" office:value="2.017185091976" calcext:value-type="float">
            <text:p>2.017185092</text:p>
          </table:table-cell>
          <table:table-cell office:value-type="float" office:value="0.859004855156" calcext:value-type="float">
            <text:p>0.8590048552</text:p>
          </table:table-cell>
          <table:table-cell table:formula="of:=[.P508]-[.M506]" office:value-type="float" office:value="0.000966429709999939" calcext:value-type="float">
            <text:p>0.0009664297</text:p>
          </table:table-cell>
          <table:table-cell table:formula="of:=[.B506]-[.M506]" office:value-type="float" office:value="2.019287943844" calcext:value-type="float">
            <text:p>2.0192879438</text:p>
          </table:table-cell>
          <table:table-cell office:value-type="float" office:value="0.861107707024" calcext:value-type="float">
            <text:p>0.861107707</text:p>
          </table:table-cell>
          <table:table-cell table:formula="of:=[.S508]-[.P506]" office:value-type="float" office:value="-0.00113642215800003" calcext:value-type="float">
            <text:p>-0.0011364222</text:p>
          </table:table-cell>
          <table:table-cell table:formula="of:=[.B506]-[.P506]" office:value-type="float" office:value="2.017185091976" calcext:value-type="float">
            <text:p>2.017185092</text:p>
          </table:table-cell>
          <table:table-cell office:value-type="float" office:value="0.859004855156" calcext:value-type="float">
            <text:p>0.8590048552</text:p>
          </table:table-cell>
          <table:table-cell table:formula="of:=[.A506]-[.S506]" office:value-type="float" office:value="2.019287943844" calcext:value-type="float">
            <text:p>2.0192879438</text:p>
          </table:table-cell>
          <table:table-cell table:formula="of:=[.B506]-[.S506]" office:value-type="float" office:value="2.019287943844" calcext:value-type="float">
            <text:p>2.0192879438</text:p>
          </table:table-cell>
        </table:table-row>
        <table:table-row table:style-name="ro1">
          <table:table-cell table:number-columns-repeated="2" office:value-type="float" office:value="2.87982201576" calcext:value-type="float">
            <text:p>2.8798220158</text:p>
          </table:table-cell>
          <table:table-cell table:formula="of:=[.J509]-[.B507]" office:value-type="float" office:value="-2.019363701341" calcext:value-type="float">
            <text:p>-2.0193637013</text:p>
          </table:table-cell>
          <table:table-cell office:value-type="float" office:value="0.859486818314" calcext:value-type="float">
            <text:p>0.8594868183</text:p>
          </table:table-cell>
          <table:table-cell table:formula="of:=[.G509]-[.D507]" office:value-type="float" office:value="0.000971496105000025" calcext:value-type="float">
            <text:p>0.0009714961</text:p>
          </table:table-cell>
          <table:table-cell table:formula="of:=[.B507]-[.$D509]" office:value-type="float" office:value="2.019363701341" calcext:value-type="float">
            <text:p>2.0193637013</text:p>
          </table:table-cell>
          <table:table-cell office:value-type="float" office:value="0.859486818314" calcext:value-type="float">
            <text:p>0.8594868183</text:p>
          </table:table-cell>
          <table:table-cell table:formula="of:=[.J509]-[.G507]" office:value-type="float" office:value="0.000971496105000025" calcext:value-type="float">
            <text:p>0.0009714961</text:p>
          </table:table-cell>
          <table:table-cell table:formula="of:=[.B507]-[.G507]" office:value-type="float" office:value="2.020335197446" calcext:value-type="float">
            <text:p>2.0203351974</text:p>
          </table:table-cell>
          <table:table-cell office:value-type="float" office:value="0.859486818314" calcext:value-type="float">
            <text:p>0.8594868183</text:p>
          </table:table-cell>
          <table:table-cell table:formula="of:=[.P509]-[.J507]" office:value-type="float" office:value="-0.00113487243699995" calcext:value-type="float">
            <text:p>-0.0011348724</text:p>
          </table:table-cell>
          <table:table-cell table:formula="of:=[.B507]-[.J507]" office:value-type="float" office:value="2.020335197446" calcext:value-type="float">
            <text:p>2.0203351974</text:p>
          </table:table-cell>
          <table:table-cell office:value-type="float" office:value="0.859486818314" calcext:value-type="float">
            <text:p>0.8594868183</text:p>
          </table:table-cell>
          <table:table-cell table:formula="of:=[.P509]-[.M507]" office:value-type="float" office:value="-0.00113487243699995" calcext:value-type="float">
            <text:p>-0.0011348724</text:p>
          </table:table-cell>
          <table:table-cell table:formula="of:=[.B507]-[.M507]" office:value-type="float" office:value="2.020335197446" calcext:value-type="float">
            <text:p>2.0203351974</text:p>
          </table:table-cell>
          <table:table-cell office:value-type="float" office:value="0.859486818314" calcext:value-type="float">
            <text:p>0.8594868183</text:p>
          </table:table-cell>
          <table:table-cell table:formula="of:=[.S509]-[.P507]" office:value-type="float" office:value="-0.00113487243699995" calcext:value-type="float">
            <text:p>-0.0011348724</text:p>
          </table:table-cell>
          <table:table-cell table:formula="of:=[.B507]-[.P507]" office:value-type="float" office:value="2.020335197446" calcext:value-type="float">
            <text:p>2.0203351974</text:p>
          </table:table-cell>
          <table:table-cell office:value-type="float" office:value="0.859486818314" calcext:value-type="float">
            <text:p>0.8594868183</text:p>
          </table:table-cell>
          <table:table-cell table:formula="of:=[.A507]-[.S507]" office:value-type="float" office:value="2.020335197446" calcext:value-type="float">
            <text:p>2.0203351974</text:p>
          </table:table-cell>
          <table:table-cell table:formula="of:=[.B507]-[.S507]" office:value-type="float" office:value="2.020335197446" calcext:value-type="float">
            <text:p>2.0203351974</text:p>
          </table:table-cell>
        </table:table-row>
        <table:table-row table:style-name="ro1">
          <table:table-cell table:number-columns-repeated="2" office:value-type="float" office:value="2.88290667534" calcext:value-type="float">
            <text:p>2.8829066753</text:p>
          </table:table-cell>
          <table:table-cell table:formula="of:=[.J510]-[.B508]" office:value-type="float" office:value="-2.021958768369" calcext:value-type="float">
            <text:p>-2.0219587684</text:p>
          </table:table-cell>
          <table:table-cell office:value-type="float" office:value="0.859971284866" calcext:value-type="float">
            <text:p>0.8599712849</text:p>
          </table:table-cell>
          <table:table-cell table:formula="of:=[.G510]-[.D508]" office:value-type="float" office:value="0.000976622105000047" calcext:value-type="float">
            <text:p>0.0009766221</text:p>
          </table:table-cell>
          <table:table-cell table:formula="of:=[.B508]-[.$D510]" office:value-type="float" office:value="2.021958768369" calcext:value-type="float">
            <text:p>2.0219587684</text:p>
          </table:table-cell>
          <table:table-cell office:value-type="float" office:value="0.859971284866" calcext:value-type="float">
            <text:p>0.8599712849</text:p>
          </table:table-cell>
          <table:table-cell table:formula="of:=[.J510]-[.G508]" office:value-type="float" office:value="0.000976622105000047" calcext:value-type="float">
            <text:p>0.0009766221</text:p>
          </table:table-cell>
          <table:table-cell table:formula="of:=[.B508]-[.G508]" office:value-type="float" office:value="2.022935390474" calcext:value-type="float">
            <text:p>2.0229353905</text:p>
          </table:table-cell>
          <table:table-cell office:value-type="float" office:value="0.859971284866" calcext:value-type="float">
            <text:p>0.8599712849</text:p>
          </table:table-cell>
          <table:table-cell table:formula="of:=[.P510]-[.J508]" office:value-type="float" office:value="0.000976622105000047" calcext:value-type="float">
            <text:p>0.0009766221</text:p>
          </table:table-cell>
          <table:table-cell table:formula="of:=[.B508]-[.J508]" office:value-type="float" office:value="2.022935390474" calcext:value-type="float">
            <text:p>2.0229353905</text:p>
          </table:table-cell>
          <table:table-cell office:value-type="float" office:value="0.859971284866" calcext:value-type="float">
            <text:p>0.8599712849</text:p>
          </table:table-cell>
          <table:table-cell table:formula="of:=[.P510]-[.M508]" office:value-type="float" office:value="0.000976622105000047" calcext:value-type="float">
            <text:p>0.0009766221</text:p>
          </table:table-cell>
          <table:table-cell table:formula="of:=[.B508]-[.M508]" office:value-type="float" office:value="2.022935390474" calcext:value-type="float">
            <text:p>2.0229353905</text:p>
          </table:table-cell>
          <table:table-cell office:value-type="float" office:value="0.859971284866" calcext:value-type="float">
            <text:p>0.8599712849</text:p>
          </table:table-cell>
          <table:table-cell table:formula="of:=[.S510]-[.P508]" office:value-type="float" office:value="0.000976622105000047" calcext:value-type="float">
            <text:p>0.0009766221</text:p>
          </table:table-cell>
          <table:table-cell table:formula="of:=[.B508]-[.P508]" office:value-type="float" office:value="2.022935390474" calcext:value-type="float">
            <text:p>2.0229353905</text:p>
          </table:table-cell>
          <table:table-cell office:value-type="float" office:value="0.859971284866" calcext:value-type="float">
            <text:p>0.8599712849</text:p>
          </table:table-cell>
          <table:table-cell table:formula="of:=[.A508]-[.S508]" office:value-type="float" office:value="2.022935390474" calcext:value-type="float">
            <text:p>2.0229353905</text:p>
          </table:table-cell>
          <table:table-cell table:formula="of:=[.B508]-[.S508]" office:value-type="float" office:value="2.022935390474" calcext:value-type="float">
            <text:p>2.0229353905</text:p>
          </table:table-cell>
        </table:table-row>
        <table:table-row table:style-name="ro1">
          <table:table-cell table:number-columns-repeated="2" office:value-type="float" office:value="2.91330957413" calcext:value-type="float">
            <text:p>2.9133095741</text:p>
          </table:table-cell>
          <table:table-cell table:formula="of:=[.J511]-[.B509]" office:value-type="float" office:value="-2.051869571212" calcext:value-type="float">
            <text:p>-2.0518695712</text:p>
          </table:table-cell>
          <table:table-cell office:value-type="float" office:value="0.860458314419" calcext:value-type="float">
            <text:p>0.8604583144</text:p>
          </table:table-cell>
          <table:table-cell table:formula="of:=[.G511]-[.D509]" office:value-type="float" office:value="0.000981688498999933" calcext:value-type="float">
            <text:p>0.0009816885</text:p>
          </table:table-cell>
          <table:table-cell table:formula="of:=[.B509]-[.$D511]" office:value-type="float" office:value="2.051869571212" calcext:value-type="float">
            <text:p>2.0518695712</text:p>
          </table:table-cell>
          <table:table-cell office:value-type="float" office:value="0.860458314419" calcext:value-type="float">
            <text:p>0.8604583144</text:p>
          </table:table-cell>
          <table:table-cell table:formula="of:=[.J511]-[.G509]" office:value-type="float" office:value="0.000981688498999933" calcext:value-type="float">
            <text:p>0.0009816885</text:p>
          </table:table-cell>
          <table:table-cell table:formula="of:=[.B509]-[.G509]" office:value-type="float" office:value="2.052851259711" calcext:value-type="float">
            <text:p>2.0528512597</text:p>
          </table:table-cell>
          <table:table-cell office:value-type="float" office:value="0.860458314419" calcext:value-type="float">
            <text:p>0.8604583144</text:p>
          </table:table-cell>
          <table:table-cell table:formula="of:=[.P511]-[.J509]" office:value-type="float" office:value="0.000981688498999933" calcext:value-type="float">
            <text:p>0.0009816885</text:p>
          </table:table-cell>
          <table:table-cell table:formula="of:=[.B509]-[.J509]" office:value-type="float" office:value="2.052851259711" calcext:value-type="float">
            <text:p>2.0528512597</text:p>
          </table:table-cell>
          <table:table-cell office:value-type="float" office:value="0.860458314419" calcext:value-type="float">
            <text:p>0.8604583144</text:p>
          </table:table-cell>
          <table:table-cell table:formula="of:=[.P511]-[.M509]" office:value-type="float" office:value="0.000981688498999933" calcext:value-type="float">
            <text:p>0.0009816885</text:p>
          </table:table-cell>
          <table:table-cell table:formula="of:=[.B509]-[.M509]" office:value-type="float" office:value="2.052851259711" calcext:value-type="float">
            <text:p>2.0528512597</text:p>
          </table:table-cell>
          <table:table-cell office:value-type="float" office:value="0.858351945877" calcext:value-type="float">
            <text:p>0.8583519459</text:p>
          </table:table-cell>
          <table:table-cell table:formula="of:=[.S511]-[.P509]" office:value-type="float" office:value="0.0030880570409999" calcext:value-type="float">
            <text:p>0.003088057</text:p>
          </table:table-cell>
          <table:table-cell table:formula="of:=[.B509]-[.P509]" office:value-type="float" office:value="2.054957628253" calcext:value-type="float">
            <text:p>2.0549576283</text:p>
          </table:table-cell>
          <table:table-cell office:value-type="float" office:value="0.858351945877" calcext:value-type="float">
            <text:p>0.8583519459</text:p>
          </table:table-cell>
          <table:table-cell table:formula="of:=[.A509]-[.S509]" office:value-type="float" office:value="2.054957628253" calcext:value-type="float">
            <text:p>2.0549576283</text:p>
          </table:table-cell>
          <table:table-cell table:formula="of:=[.B509]-[.S509]" office:value-type="float" office:value="2.054957628253" calcext:value-type="float">
            <text:p>2.0549576283</text:p>
          </table:table-cell>
        </table:table-row>
        <table:table-row table:style-name="ro1">
          <table:table-cell table:number-columns-repeated="2" office:value-type="float" office:value="2.91491293907" calcext:value-type="float">
            <text:p>2.9149129391</text:p>
          </table:table-cell>
          <table:table-cell table:formula="of:=[.J512]-[.B510]" office:value-type="float" office:value="-2.052978277205" calcext:value-type="float">
            <text:p>-2.0529782772</text:p>
          </table:table-cell>
          <table:table-cell office:value-type="float" office:value="0.860947906971" calcext:value-type="float">
            <text:p>0.860947907</text:p>
          </table:table-cell>
          <table:table-cell table:formula="of:=[.G512]-[.D510]" office:value-type="float" office:value="0.000986754894000019" calcext:value-type="float">
            <text:p>0.0009867549</text:p>
          </table:table-cell>
          <table:table-cell table:formula="of:=[.B510]-[.$D512]" office:value-type="float" office:value="2.052978277205" calcext:value-type="float">
            <text:p>2.0529782772</text:p>
          </table:table-cell>
          <table:table-cell office:value-type="float" office:value="0.860947906971" calcext:value-type="float">
            <text:p>0.860947907</text:p>
          </table:table-cell>
          <table:table-cell table:formula="of:=[.J512]-[.G510]" office:value-type="float" office:value="0.000986754894000019" calcext:value-type="float">
            <text:p>0.0009867549</text:p>
          </table:table-cell>
          <table:table-cell table:formula="of:=[.B510]-[.G510]" office:value-type="float" office:value="2.053965032099" calcext:value-type="float">
            <text:p>2.0539650321</text:p>
          </table:table-cell>
          <table:table-cell office:value-type="float" office:value="0.860947906971" calcext:value-type="float">
            <text:p>0.860947907</text:p>
          </table:table-cell>
          <table:table-cell table:formula="of:=[.P512]-[.J510]" office:value-type="float" office:value="0.000986754894000019" calcext:value-type="float">
            <text:p>0.0009867549</text:p>
          </table:table-cell>
          <table:table-cell table:formula="of:=[.B510]-[.J510]" office:value-type="float" office:value="2.053965032099" calcext:value-type="float">
            <text:p>2.0539650321</text:p>
          </table:table-cell>
          <table:table-cell office:value-type="float" office:value="0.860947906971" calcext:value-type="float">
            <text:p>0.860947907</text:p>
          </table:table-cell>
          <table:table-cell table:formula="of:=[.P512]-[.M510]" office:value-type="float" office:value="0.000986754894000019" calcext:value-type="float">
            <text:p>0.0009867549</text:p>
          </table:table-cell>
          <table:table-cell table:formula="of:=[.B510]-[.M510]" office:value-type="float" office:value="2.053965032099" calcext:value-type="float">
            <text:p>2.0539650321</text:p>
          </table:table-cell>
          <table:table-cell office:value-type="float" office:value="0.860947906971" calcext:value-type="float">
            <text:p>0.860947907</text:p>
          </table:table-cell>
          <table:table-cell table:formula="of:=[.S512]-[.P510]" office:value-type="float" office:value="0.000986754894000019" calcext:value-type="float">
            <text:p>0.0009867549</text:p>
          </table:table-cell>
          <table:table-cell table:formula="of:=[.B510]-[.P510]" office:value-type="float" office:value="2.053965032099" calcext:value-type="float">
            <text:p>2.0539650321</text:p>
          </table:table-cell>
          <table:table-cell office:value-type="float" office:value="0.860947906971" calcext:value-type="float">
            <text:p>0.860947907</text:p>
          </table:table-cell>
          <table:table-cell table:formula="of:=[.A510]-[.S510]" office:value-type="float" office:value="2.053965032099" calcext:value-type="float">
            <text:p>2.0539650321</text:p>
          </table:table-cell>
          <table:table-cell table:formula="of:=[.B510]-[.S510]" office:value-type="float" office:value="2.053965032099" calcext:value-type="float">
            <text:p>2.0539650321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513]-[.B511]" office:value-type="string" office:string-value="" calcext:value-type="error">
            <text:p>#VALUE!</text:p>
          </table:table-cell>
          <table:table-cell office:value-type="float" office:value="0.861440002918" calcext:value-type="float">
            <text:p>0.8614400029</text:p>
          </table:table-cell>
          <table:table-cell table:formula="of:=[.G513]-[.D511]" office:value-type="float" office:value="0.000991821288999994" calcext:value-type="float">
            <text:p>0.0009918213</text:p>
          </table:table-cell>
          <table:table-cell table:formula="of:=[.B511]-[.$D513]" office:value-type="string" office:string-value="" calcext:value-type="error">
            <text:p>#VALUE!</text:p>
          </table:table-cell>
          <table:table-cell office:value-type="float" office:value="0.861440002918" calcext:value-type="float">
            <text:p>0.8614400029</text:p>
          </table:table-cell>
          <table:table-cell table:formula="of:=[.J513]-[.G511]" office:value-type="float" office:value="0.000991821288999994" calcext:value-type="float">
            <text:p>0.0009918213</text:p>
          </table:table-cell>
          <table:table-cell table:formula="of:=[.B511]-[.G511]" office:value-type="string" office:string-value="" calcext:value-type="error">
            <text:p>#VALUE!</text:p>
          </table:table-cell>
          <table:table-cell office:value-type="float" office:value="0.861440002918" calcext:value-type="float">
            <text:p>0.8614400029</text:p>
          </table:table-cell>
          <table:table-cell table:formula="of:=[.P513]-[.J511]" office:value-type="float" office:value="0.000991821288999994" calcext:value-type="float">
            <text:p>0.0009918213</text:p>
          </table:table-cell>
          <table:table-cell table:formula="of:=[.B511]-[.J511]" office:value-type="string" office:string-value="" calcext:value-type="error">
            <text:p>#VALUE!</text:p>
          </table:table-cell>
          <table:table-cell office:value-type="float" office:value="0.861440002918" calcext:value-type="float">
            <text:p>0.8614400029</text:p>
          </table:table-cell>
          <table:table-cell table:formula="of:=[.P513]-[.M511]" office:value-type="float" office:value="0.000991821288999994" calcext:value-type="float">
            <text:p>0.0009918213</text:p>
          </table:table-cell>
          <table:table-cell table:formula="of:=[.B511]-[.M511]" office:value-type="string" office:string-value="" calcext:value-type="error">
            <text:p>#VALUE!</text:p>
          </table:table-cell>
          <table:table-cell office:value-type="float" office:value="0.861440002918" calcext:value-type="float">
            <text:p>0.8614400029</text:p>
          </table:table-cell>
          <table:table-cell table:formula="of:=[.S513]-[.P511]" office:value-type="float" office:value="0.000991821288999994" calcext:value-type="float">
            <text:p>0.0009918213</text:p>
          </table:table-cell>
          <table:table-cell table:formula="of:=[.B511]-[.P511]" office:value-type="string" office:string-value="" calcext:value-type="error">
            <text:p>#VALUE!</text:p>
          </table:table-cell>
          <table:table-cell office:value-type="float" office:value="0.861440002918" calcext:value-type="float">
            <text:p>0.8614400029</text:p>
          </table:table-cell>
          <table:table-cell table:formula="of:=[.A511]-[.S511]" office:value-type="string" office:string-value="" calcext:value-type="error">
            <text:p>#VALUE!</text:p>
          </table:table-cell>
          <table:table-cell table:formula="of:=[.B511]-[.S51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9165251255" calcext:value-type="float">
            <text:p>2.9165251255</text:p>
          </table:table-cell>
          <table:table-cell table:formula="of:=[.J514]-[.B512]" office:value-type="float" office:value="-2.053593635556" calcext:value-type="float">
            <text:p>-2.0535936356</text:p>
          </table:table-cell>
          <table:table-cell office:value-type="float" office:value="0.861934661865" calcext:value-type="float">
            <text:p>0.8619346619</text:p>
          </table:table-cell>
          <table:table-cell table:formula="of:=[.G514]-[.D512]" office:value-type="float" office:value="0.000996828078999923" calcext:value-type="float">
            <text:p>0.0009968281</text:p>
          </table:table-cell>
          <table:table-cell table:formula="of:=[.B512]-[.$D514]" office:value-type="float" office:value="2.053593635556" calcext:value-type="float">
            <text:p>2.0535936356</text:p>
          </table:table-cell>
          <table:table-cell office:value-type="float" office:value="0.861934661865" calcext:value-type="float">
            <text:p>0.8619346619</text:p>
          </table:table-cell>
          <table:table-cell table:formula="of:=[.J514]-[.G512]" office:value-type="float" office:value="0.000996828078999923" calcext:value-type="float">
            <text:p>0.0009968281</text:p>
          </table:table-cell>
          <table:table-cell table:formula="of:=[.B512]-[.G512]" office:value-type="float" office:value="2.054590463635" calcext:value-type="float">
            <text:p>2.0545904636</text:p>
          </table:table-cell>
          <table:table-cell office:value-type="float" office:value="0.861934661865" calcext:value-type="float">
            <text:p>0.8619346619</text:p>
          </table:table-cell>
          <table:table-cell table:formula="of:=[.P514]-[.J512]" office:value-type="float" office:value="0.000996828078999923" calcext:value-type="float">
            <text:p>0.0009968281</text:p>
          </table:table-cell>
          <table:table-cell table:formula="of:=[.B512]-[.J512]" office:value-type="float" office:value="2.054590463635" calcext:value-type="float">
            <text:p>2.0545904636</text:p>
          </table:table-cell>
          <table:table-cell office:value-type="float" office:value="0.861934661865" calcext:value-type="float">
            <text:p>0.8619346619</text:p>
          </table:table-cell>
          <table:table-cell table:formula="of:=[.P514]-[.M512]" office:value-type="float" office:value="0.000996828078999923" calcext:value-type="float">
            <text:p>0.0009968281</text:p>
          </table:table-cell>
          <table:table-cell table:formula="of:=[.B512]-[.M512]" office:value-type="float" office:value="2.054590463635" calcext:value-type="float">
            <text:p>2.0545904636</text:p>
          </table:table-cell>
          <table:table-cell office:value-type="float" office:value="0.861934661865" calcext:value-type="float">
            <text:p>0.8619346619</text:p>
          </table:table-cell>
          <table:table-cell table:formula="of:=[.S514]-[.P512]" office:value-type="float" office:value="0.000996828078999923" calcext:value-type="float">
            <text:p>0.0009968281</text:p>
          </table:table-cell>
          <table:table-cell table:formula="of:=[.B512]-[.P512]" office:value-type="float" office:value="2.054590463635" calcext:value-type="float">
            <text:p>2.0545904636</text:p>
          </table:table-cell>
          <table:table-cell office:value-type="float" office:value="0.861934661865" calcext:value-type="float">
            <text:p>0.8619346619</text:p>
          </table:table-cell>
          <table:table-cell table:formula="of:=[.A512]-[.S512]" office:value-type="float" office:value="2.054590463635" calcext:value-type="float">
            <text:p>2.0545904636</text:p>
          </table:table-cell>
          <table:table-cell table:formula="of:=[.B512]-[.S512]" office:value-type="float" office:value="2.054590463635" calcext:value-type="float">
            <text:p>2.0545904636</text:p>
          </table:table-cell>
        </table:table-row>
        <table:table-row table:style-name="ro1">
          <table:table-cell table:number-columns-repeated="2" office:value-type="float" office:value="2.918145895" calcext:value-type="float">
            <text:p>2.918145895</text:p>
          </table:table-cell>
          <table:table-cell table:formula="of:=[.J515]-[.B513]" office:value-type="float" office:value="-2.054712176319" calcext:value-type="float">
            <text:p>-2.0547121763</text:p>
          </table:table-cell>
          <table:table-cell office:value-type="float" office:value="0.862431824207" calcext:value-type="float">
            <text:p>0.8624318242</text:p>
          </table:table-cell>
          <table:table-cell table:formula="of:=[.G515]-[.D513]" office:value-type="float" office:value="0.00100189447400001" calcext:value-type="float">
            <text:p>0.0010018945</text:p>
          </table:table-cell>
          <table:table-cell table:formula="of:=[.B513]-[.$D515]" office:value-type="float" office:value="2.052598476406" calcext:value-type="float">
            <text:p>2.0525984764</text:p>
          </table:table-cell>
          <table:table-cell office:value-type="float" office:value="0.862431824207" calcext:value-type="float">
            <text:p>0.8624318242</text:p>
          </table:table-cell>
          <table:table-cell table:formula="of:=[.J515]-[.G513]" office:value-type="float" office:value="0.00100189447400001" calcext:value-type="float">
            <text:p>0.0010018945</text:p>
          </table:table-cell>
          <table:table-cell table:formula="of:=[.B513]-[.G513]" office:value-type="float" office:value="2.055714070793" calcext:value-type="float">
            <text:p>2.0557140708</text:p>
          </table:table-cell>
          <table:table-cell office:value-type="float" office:value="0.862431824207" calcext:value-type="float">
            <text:p>0.8624318242</text:p>
          </table:table-cell>
          <table:table-cell table:formula="of:=[.P515]-[.J513]" office:value-type="float" office:value="0.00100189447400001" calcext:value-type="float">
            <text:p>0.0010018945</text:p>
          </table:table-cell>
          <table:table-cell table:formula="of:=[.B513]-[.J513]" office:value-type="float" office:value="2.055714070793" calcext:value-type="float">
            <text:p>2.0557140708</text:p>
          </table:table-cell>
          <table:table-cell office:value-type="float" office:value="0.862431824207" calcext:value-type="float">
            <text:p>0.8624318242</text:p>
          </table:table-cell>
          <table:table-cell table:formula="of:=[.P515]-[.M513]" office:value-type="float" office:value="0.00100189447400001" calcext:value-type="float">
            <text:p>0.0010018945</text:p>
          </table:table-cell>
          <table:table-cell table:formula="of:=[.B513]-[.M513]" office:value-type="float" office:value="2.055714070793" calcext:value-type="float">
            <text:p>2.0557140708</text:p>
          </table:table-cell>
          <table:table-cell office:value-type="float" office:value="0.862431824207" calcext:value-type="float">
            <text:p>0.8624318242</text:p>
          </table:table-cell>
          <table:table-cell table:formula="of:=[.S515]-[.P513]" office:value-type="float" office:value="0.00100189447400001" calcext:value-type="float">
            <text:p>0.0010018945</text:p>
          </table:table-cell>
          <table:table-cell table:formula="of:=[.B513]-[.P513]" office:value-type="float" office:value="2.055714070793" calcext:value-type="float">
            <text:p>2.0557140708</text:p>
          </table:table-cell>
          <table:table-cell office:value-type="float" office:value="0.862431824207" calcext:value-type="float">
            <text:p>0.8624318242</text:p>
          </table:table-cell>
          <table:table-cell table:formula="of:=[.A513]-[.S513]" office:value-type="float" office:value="2.055714070793" calcext:value-type="float">
            <text:p>2.0557140708</text:p>
          </table:table-cell>
          <table:table-cell table:formula="of:=[.B513]-[.S513]" office:value-type="float" office:value="2.055714070793" calcext:value-type="float">
            <text:p>2.0557140708</text:p>
          </table:table-cell>
        </table:table-row>
        <table:table-row table:style-name="ro1">
          <table:table-cell table:number-columns-repeated="2" office:value-type="float" office:value="2.91977548599" calcext:value-type="float">
            <text:p>2.919775486</text:p>
          </table:table-cell>
          <table:table-cell table:formula="of:=[.J516]-[.B514]" office:value-type="float" office:value="-2.053722143171" calcext:value-type="float">
            <text:p>-2.0537221432</text:p>
          </table:table-cell>
          <table:table-cell office:value-type="float" office:value="0.862931489944" calcext:value-type="float">
            <text:p>0.8629314899</text:p>
          </table:table-cell>
          <table:table-cell table:formula="of:=[.G516]-[.D514]" office:value-type="float" office:value="0.00100690126500003" calcext:value-type="float">
            <text:p>0.0010069013</text:p>
          </table:table-cell>
          <table:table-cell table:formula="of:=[.B514]-[.$D516]" office:value-type="float" office:value="2.053722143171" calcext:value-type="float">
            <text:p>2.0537221432</text:p>
          </table:table-cell>
          <table:table-cell office:value-type="float" office:value="0.862931489944" calcext:value-type="float">
            <text:p>0.8629314899</text:p>
          </table:table-cell>
          <table:table-cell table:formula="of:=[.J516]-[.G514]" office:value-type="float" office:value="0.003121852875" calcext:value-type="float">
            <text:p>0.0031218529</text:p>
          </table:table-cell>
          <table:table-cell table:formula="of:=[.B514]-[.G514]" office:value-type="float" office:value="2.056843996046" calcext:value-type="float">
            <text:p>2.056843996</text:p>
          </table:table-cell>
          <table:table-cell office:value-type="float" office:value="0.862931489944" calcext:value-type="float">
            <text:p>0.8629314899</text:p>
          </table:table-cell>
          <table:table-cell table:formula="of:=[.P516]-[.J514]" office:value-type="float" office:value="0.00100690126500003" calcext:value-type="float">
            <text:p>0.0010069013</text:p>
          </table:table-cell>
          <table:table-cell table:formula="of:=[.B514]-[.J514]" office:value-type="float" office:value="2.056843996046" calcext:value-type="float">
            <text:p>2.056843996</text:p>
          </table:table-cell>
          <table:table-cell office:value-type="float" office:value="0.862931489944" calcext:value-type="float">
            <text:p>0.8629314899</text:p>
          </table:table-cell>
          <table:table-cell table:formula="of:=[.P516]-[.M514]" office:value-type="float" office:value="0.00100690126500003" calcext:value-type="float">
            <text:p>0.0010069013</text:p>
          </table:table-cell>
          <table:table-cell table:formula="of:=[.B514]-[.M514]" office:value-type="float" office:value="2.056843996046" calcext:value-type="float">
            <text:p>2.056843996</text:p>
          </table:table-cell>
          <table:table-cell office:value-type="float" office:value="0.862931489944" calcext:value-type="float">
            <text:p>0.8629314899</text:p>
          </table:table-cell>
          <table:table-cell table:formula="of:=[.S516]-[.P514]" office:value-type="float" office:value="0.00100690126500003" calcext:value-type="float">
            <text:p>0.0010069013</text:p>
          </table:table-cell>
          <table:table-cell table:formula="of:=[.B514]-[.P514]" office:value-type="float" office:value="2.056843996046" calcext:value-type="float">
            <text:p>2.056843996</text:p>
          </table:table-cell>
          <table:table-cell office:value-type="float" office:value="0.862931489944" calcext:value-type="float">
            <text:p>0.8629314899</text:p>
          </table:table-cell>
          <table:table-cell table:formula="of:=[.A514]-[.S514]" office:value-type="float" office:value="2.056843996046" calcext:value-type="float">
            <text:p>2.056843996</text:p>
          </table:table-cell>
          <table:table-cell table:formula="of:=[.B514]-[.S514]" office:value-type="float" office:value="2.056843996046" calcext:value-type="float">
            <text:p>2.056843996</text:p>
          </table:table-cell>
        </table:table-row>
        <table:table-row table:style-name="ro1">
          <table:table-cell table:number-columns-repeated="2" office:value-type="float" office:value="2.92141366005" calcext:value-type="float">
            <text:p>2.9214136601</text:p>
          </table:table-cell>
          <table:table-cell table:formula="of:=[.J517]-[.B515]" office:value-type="float" office:value="-2.054851830006" calcext:value-type="float">
            <text:p>-2.05485183</text:p>
          </table:table-cell>
          <table:table-cell office:value-type="float" office:value="0.865547418594" calcext:value-type="float">
            <text:p>0.8655474186</text:p>
          </table:table-cell>
          <table:table-cell table:formula="of:=[.G517]-[.D515]" office:value-type="float" office:value="-0.00110179185799997" calcext:value-type="float">
            <text:p>-0.0011017919</text:p>
          </table:table-cell>
          <table:table-cell table:formula="of:=[.B515]-[.$D517]" office:value-type="float" office:value="2.056968033314" calcext:value-type="float">
            <text:p>2.0569680333</text:p>
          </table:table-cell>
          <table:table-cell office:value-type="float" office:value="0.863433718681" calcext:value-type="float">
            <text:p>0.8634337187</text:p>
          </table:table-cell>
          <table:table-cell table:formula="of:=[.J517]-[.G515]" office:value-type="float" office:value="0.00312811136300006" calcext:value-type="float">
            <text:p>0.0031281114</text:p>
          </table:table-cell>
          <table:table-cell table:formula="of:=[.B515]-[.G515]" office:value-type="float" office:value="2.057979941369" calcext:value-type="float">
            <text:p>2.0579799414</text:p>
          </table:table-cell>
          <table:table-cell office:value-type="float" office:value="0.863433718681" calcext:value-type="float">
            <text:p>0.8634337187</text:p>
          </table:table-cell>
          <table:table-cell table:formula="of:=[.P517]-[.J515]" office:value-type="float" office:value="0.00101190805500007" calcext:value-type="float">
            <text:p>0.0010119081</text:p>
          </table:table-cell>
          <table:table-cell table:formula="of:=[.B515]-[.J515]" office:value-type="float" office:value="2.057979941369" calcext:value-type="float">
            <text:p>2.0579799414</text:p>
          </table:table-cell>
          <table:table-cell office:value-type="float" office:value="0.865547418594" calcext:value-type="float">
            <text:p>0.8655474186</text:p>
          </table:table-cell>
          <table:table-cell table:formula="of:=[.P517]-[.M515]" office:value-type="float" office:value="-0.00110179185799997" calcext:value-type="float">
            <text:p>-0.0011017919</text:p>
          </table:table-cell>
          <table:table-cell table:formula="of:=[.B515]-[.M515]" office:value-type="float" office:value="2.055866241456" calcext:value-type="float">
            <text:p>2.0558662415</text:p>
          </table:table-cell>
          <table:table-cell office:value-type="float" office:value="0.863433718681" calcext:value-type="float">
            <text:p>0.8634337187</text:p>
          </table:table-cell>
          <table:table-cell table:formula="of:=[.S517]-[.P515]" office:value-type="float" office:value="0.00101190805500007" calcext:value-type="float">
            <text:p>0.0010119081</text:p>
          </table:table-cell>
          <table:table-cell table:formula="of:=[.B515]-[.P515]" office:value-type="float" office:value="2.057979941369" calcext:value-type="float">
            <text:p>2.0579799414</text:p>
          </table:table-cell>
          <table:table-cell office:value-type="float" office:value="0.863433718681" calcext:value-type="float">
            <text:p>0.8634337187</text:p>
          </table:table-cell>
          <table:table-cell table:formula="of:=[.A515]-[.S515]" office:value-type="float" office:value="2.057979941369" calcext:value-type="float">
            <text:p>2.0579799414</text:p>
          </table:table-cell>
          <table:table-cell table:formula="of:=[.B515]-[.S515]" office:value-type="float" office:value="2.057979941369" calcext:value-type="float">
            <text:p>2.0579799414</text:p>
          </table:table-cell>
        </table:table-row>
        <table:table-row table:style-name="ro1">
          <table:table-cell table:number-columns-repeated="2" office:value-type="float" office:value="2.92306041718" calcext:value-type="float">
            <text:p>2.9230604172</text:p>
          </table:table-cell>
          <table:table-cell table:formula="of:=[.J518]-[.B516]" office:value-type="float" office:value="-2.055987656121" calcext:value-type="float">
            <text:p>-2.0559876561</text:p>
          </table:table-cell>
          <table:table-cell office:value-type="float" office:value="0.866053342819" calcext:value-type="float">
            <text:p>0.8660533428</text:p>
          </table:table-cell>
          <table:table-cell table:formula="of:=[.G518]-[.D516]" office:value-type="float" office:value="-0.00109797716099991" calcext:value-type="float">
            <text:p>-0.0010979772</text:p>
          </table:table-cell>
          <table:table-cell table:formula="of:=[.B516]-[.$D518]" office:value-type="float" office:value="2.058105051522" calcext:value-type="float">
            <text:p>2.0581050515</text:p>
          </table:table-cell>
          <table:table-cell office:value-type="float" office:value="0.863938391209" calcext:value-type="float">
            <text:p>0.8639383912</text:p>
          </table:table-cell>
          <table:table-cell table:formula="of:=[.J518]-[.G516]" office:value-type="float" office:value="0.00313436985000004" calcext:value-type="float">
            <text:p>0.0031343699</text:p>
          </table:table-cell>
          <table:table-cell table:formula="of:=[.B516]-[.G516]" office:value-type="float" office:value="2.059122025971" calcext:value-type="float">
            <text:p>2.059122026</text:p>
          </table:table-cell>
          <table:table-cell office:value-type="float" office:value="0.866053342819" calcext:value-type="float">
            <text:p>0.8660533428</text:p>
          </table:table-cell>
          <table:table-cell table:formula="of:=[.P518]-[.J516]" office:value-type="float" office:value="-0.00109797716099991" calcext:value-type="float">
            <text:p>-0.0010979772</text:p>
          </table:table-cell>
          <table:table-cell table:formula="of:=[.B516]-[.J516]" office:value-type="float" office:value="2.057007074361" calcext:value-type="float">
            <text:p>2.0570070744</text:p>
          </table:table-cell>
          <table:table-cell office:value-type="float" office:value="0.863938391209" calcext:value-type="float">
            <text:p>0.8639383912</text:p>
          </table:table-cell>
          <table:table-cell table:formula="of:=[.P518]-[.M516]" office:value-type="float" office:value="0.00101697444900006" calcext:value-type="float">
            <text:p>0.0010169744</text:p>
          </table:table-cell>
          <table:table-cell table:formula="of:=[.B516]-[.M516]" office:value-type="float" office:value="2.059122025971" calcext:value-type="float">
            <text:p>2.059122026</text:p>
          </table:table-cell>
          <table:table-cell office:value-type="float" office:value="0.863938391209" calcext:value-type="float">
            <text:p>0.8639383912</text:p>
          </table:table-cell>
          <table:table-cell table:formula="of:=[.S518]-[.P516]" office:value-type="float" office:value="0.00101697444900006" calcext:value-type="float">
            <text:p>0.0010169744</text:p>
          </table:table-cell>
          <table:table-cell table:formula="of:=[.B516]-[.P516]" office:value-type="float" office:value="2.059122025971" calcext:value-type="float">
            <text:p>2.059122026</text:p>
          </table:table-cell>
          <table:table-cell office:value-type="float" office:value="0.863938391209" calcext:value-type="float">
            <text:p>0.8639383912</text:p>
          </table:table-cell>
          <table:table-cell table:formula="of:=[.A516]-[.S516]" office:value-type="float" office:value="2.059122025971" calcext:value-type="float">
            <text:p>2.059122026</text:p>
          </table:table-cell>
          <table:table-cell table:formula="of:=[.B516]-[.S516]" office:value-type="float" office:value="2.059122025971" calcext:value-type="float">
            <text:p>2.059122026</text:p>
          </table:table-cell>
        </table:table-row>
        <table:table-row table:style-name="ro1">
          <table:table-cell table:number-columns-repeated="2" office:value-type="float" office:value="2.92471575737" calcext:value-type="float">
            <text:p>2.9247157574</text:p>
          </table:table-cell>
          <table:table-cell table:formula="of:=[.J519]-[.B517]" office:value-type="float" office:value="-2.057129502296" calcext:value-type="float">
            <text:p>-2.0571295023</text:p>
          </table:table-cell>
          <table:table-cell office:value-type="float" office:value="0.864445626736" calcext:value-type="float">
            <text:p>0.8644456267</text:p>
          </table:table-cell>
          <table:table-cell table:formula="of:=[.G519]-[.D517]" office:value-type="float" office:value="0.00102192163399994" calcext:value-type="float">
            <text:p>0.0010219216</text:p>
          </table:table-cell>
          <table:table-cell table:formula="of:=[.B517]-[.$D519]" office:value-type="float" office:value="2.059248209" calcext:value-type="float">
            <text:p>2.059248209</text:p>
          </table:table-cell>
          <table:table-cell office:value-type="float" office:value="0.864445626736" calcext:value-type="float">
            <text:p>0.8644456267</text:p>
          </table:table-cell>
          <table:table-cell table:formula="of:=[.J519]-[.G517]" office:value-type="float" office:value="0.003140628338" calcext:value-type="float">
            <text:p>0.0031406283</text:p>
          </table:table-cell>
          <table:table-cell table:formula="of:=[.B517]-[.G517]" office:value-type="float" office:value="2.060270130634" calcext:value-type="float">
            <text:p>2.0602701306</text:p>
          </table:table-cell>
          <table:table-cell office:value-type="float" office:value="0.866561830044" calcext:value-type="float">
            <text:p>0.86656183</text:p>
          </table:table-cell>
          <table:table-cell table:formula="of:=[.P519]-[.J517]" office:value-type="float" office:value="-0.00109428167400005" calcext:value-type="float">
            <text:p>-0.0010942817</text:p>
          </table:table-cell>
          <table:table-cell table:formula="of:=[.B517]-[.J517]" office:value-type="float" office:value="2.058153927326" calcext:value-type="float">
            <text:p>2.0581539273</text:p>
          </table:table-cell>
          <table:table-cell office:value-type="float" office:value="0.864445626736" calcext:value-type="float">
            <text:p>0.8644456267</text:p>
          </table:table-cell>
          <table:table-cell table:formula="of:=[.P519]-[.M517]" office:value-type="float" office:value="0.00102192163399994" calcext:value-type="float">
            <text:p>0.0010219216</text:p>
          </table:table-cell>
          <table:table-cell table:formula="of:=[.B517]-[.M517]" office:value-type="float" office:value="2.060270130634" calcext:value-type="float">
            <text:p>2.0602701306</text:p>
          </table:table-cell>
          <table:table-cell office:value-type="float" office:value="0.864445626736" calcext:value-type="float">
            <text:p>0.8644456267</text:p>
          </table:table-cell>
          <table:table-cell table:formula="of:=[.S519]-[.P517]" office:value-type="float" office:value="0.00102192163399994" calcext:value-type="float">
            <text:p>0.0010219216</text:p>
          </table:table-cell>
          <table:table-cell table:formula="of:=[.B517]-[.P517]" office:value-type="float" office:value="2.060270130634" calcext:value-type="float">
            <text:p>2.0602701306</text:p>
          </table:table-cell>
          <table:table-cell office:value-type="float" office:value="0.864445626736" calcext:value-type="float">
            <text:p>0.8644456267</text:p>
          </table:table-cell>
          <table:table-cell table:formula="of:=[.A517]-[.S517]" office:value-type="float" office:value="2.060270130634" calcext:value-type="float">
            <text:p>2.0602701306</text:p>
          </table:table-cell>
          <table:table-cell table:formula="of:=[.B517]-[.S517]" office:value-type="float" office:value="2.060270130634" calcext:value-type="float">
            <text:p>2.0602701306</text:p>
          </table:table-cell>
        </table:table-row>
        <table:table-row table:style-name="ro1">
          <table:table-cell table:number-columns-repeated="2" office:value-type="float" office:value="2.92637991905" calcext:value-type="float">
            <text:p>2.9263799191</text:p>
          </table:table-cell>
          <table:table-cell table:formula="of:=[.J520]-[.B518]" office:value-type="float" office:value="-2.058277726171" calcext:value-type="float">
            <text:p>-2.0582777262</text:p>
          </table:table-cell>
          <table:table-cell office:value-type="float" office:value="0.864955365658" calcext:value-type="float">
            <text:p>0.8649553657</text:p>
          </table:table-cell>
          <table:table-cell table:formula="of:=[.G520]-[.D518]" office:value-type="float" office:value="0.00314682722100001" calcext:value-type="float">
            <text:p>0.0031468272</text:p>
          </table:table-cell>
          <table:table-cell table:formula="of:=[.B518]-[.$D520]" office:value-type="float" office:value="2.058277726171" calcext:value-type="float">
            <text:p>2.0582777262</text:p>
          </table:table-cell>
          <table:table-cell office:value-type="float" office:value="0.864955365658" calcext:value-type="float">
            <text:p>0.8649553657</text:p>
          </table:table-cell>
          <table:table-cell table:formula="of:=[.J520]-[.G518]" office:value-type="float" office:value="0.00314682722100001" calcext:value-type="float">
            <text:p>0.0031468272</text:p>
          </table:table-cell>
          <table:table-cell table:formula="of:=[.B518]-[.G518]" office:value-type="float" office:value="2.061424553392" calcext:value-type="float">
            <text:p>2.0614245534</text:p>
          </table:table-cell>
          <table:table-cell office:value-type="float" office:value="0.867072761059" calcext:value-type="float">
            <text:p>0.8670727611</text:p>
          </table:table-cell>
          <table:table-cell table:formula="of:=[.P520]-[.J518]" office:value-type="float" office:value="0.00102943182000004" calcext:value-type="float">
            <text:p>0.0010294318</text:p>
          </table:table-cell>
          <table:table-cell table:formula="of:=[.B518]-[.J518]" office:value-type="float" office:value="2.059307157991" calcext:value-type="float">
            <text:p>2.059307158</text:p>
          </table:table-cell>
          <table:table-cell office:value-type="float" office:value="0.867072761059" calcext:value-type="float">
            <text:p>0.8670727611</text:p>
          </table:table-cell>
          <table:table-cell table:formula="of:=[.P520]-[.M518]" office:value-type="float" office:value="0.00102943182000004" calcext:value-type="float">
            <text:p>0.0010294318</text:p>
          </table:table-cell>
          <table:table-cell table:formula="of:=[.B518]-[.M518]" office:value-type="float" office:value="2.059307157991" calcext:value-type="float">
            <text:p>2.059307158</text:p>
          </table:table-cell>
          <table:table-cell office:value-type="float" office:value="0.864955365658" calcext:value-type="float">
            <text:p>0.8649553657</text:p>
          </table:table-cell>
          <table:table-cell table:formula="of:=[.S520]-[.P518]" office:value-type="float" office:value="0.00314682722100001" calcext:value-type="float">
            <text:p>0.0031468272</text:p>
          </table:table-cell>
          <table:table-cell table:formula="of:=[.B518]-[.P518]" office:value-type="float" office:value="2.061424553392" calcext:value-type="float">
            <text:p>2.0614245534</text:p>
          </table:table-cell>
          <table:table-cell office:value-type="float" office:value="0.864955365658" calcext:value-type="float">
            <text:p>0.8649553657</text:p>
          </table:table-cell>
          <table:table-cell table:formula="of:=[.A518]-[.S518]" office:value-type="float" office:value="2.061424553392" calcext:value-type="float">
            <text:p>2.0614245534</text:p>
          </table:table-cell>
          <table:table-cell table:formula="of:=[.B518]-[.S518]" office:value-type="float" office:value="2.061424553392" calcext:value-type="float">
            <text:p>2.0614245534</text:p>
          </table:table-cell>
        </table:table-row>
        <table:table-row table:style-name="ro1">
          <table:table-cell table:number-columns-repeated="2" office:value-type="float" office:value="2.9280526638" calcext:value-type="float">
            <text:p>2.9280526638</text:p>
          </table:table-cell>
          <table:table-cell table:formula="of:=[.J521]-[.B519]" office:value-type="float" office:value="-2.058911025521" calcext:value-type="float">
            <text:p>-2.0589110255</text:p>
          </table:table-cell>
          <table:table-cell office:value-type="float" office:value="0.86546754837" calcext:value-type="float">
            <text:p>0.8654675484</text:p>
          </table:table-cell>
          <table:table-cell table:formula="of:=[.G521]-[.D519]" office:value-type="float" office:value="0.00367408990899998" calcext:value-type="float">
            <text:p>0.0036740899</text:p>
          </table:table-cell>
          <table:table-cell table:formula="of:=[.B519]-[.$D521]" office:value-type="float" office:value="2.058911025521" calcext:value-type="float">
            <text:p>2.0589110255</text:p>
          </table:table-cell>
          <table:table-cell office:value-type="float" office:value="0.86546754837" calcext:value-type="float">
            <text:p>0.8654675484</text:p>
          </table:table-cell>
          <table:table-cell table:formula="of:=[.J521]-[.G519]" office:value-type="float" office:value="0.00367408990899998" calcext:value-type="float">
            <text:p>0.0036740899</text:p>
          </table:table-cell>
          <table:table-cell table:formula="of:=[.B519]-[.G519]" office:value-type="float" office:value="2.06258511543" calcext:value-type="float">
            <text:p>2.0625851154</text:p>
          </table:table-cell>
          <table:table-cell office:value-type="float" office:value="0.867586255074" calcext:value-type="float">
            <text:p>0.8675862551</text:p>
          </table:table-cell>
          <table:table-cell table:formula="of:=[.P521]-[.J519]" office:value-type="float" office:value="0.00155538320499993" calcext:value-type="float">
            <text:p>0.0015553832</text:p>
          </table:table-cell>
          <table:table-cell table:formula="of:=[.B519]-[.J519]" office:value-type="float" office:value="2.060466408726" calcext:value-type="float">
            <text:p>2.0604664087</text:p>
          </table:table-cell>
          <table:table-cell office:value-type="float" office:value="0.867586255074" calcext:value-type="float">
            <text:p>0.8675862551</text:p>
          </table:table-cell>
          <table:table-cell table:formula="of:=[.P521]-[.M519]" office:value-type="float" office:value="0.00155538320499993" calcext:value-type="float">
            <text:p>0.0015553832</text:p>
          </table:table-cell>
          <table:table-cell table:formula="of:=[.B519]-[.M519]" office:value-type="float" office:value="2.060466408726" calcext:value-type="float">
            <text:p>2.0604664087</text:p>
          </table:table-cell>
          <table:table-cell office:value-type="float" office:value="0.86546754837" calcext:value-type="float">
            <text:p>0.8654675484</text:p>
          </table:table-cell>
          <table:table-cell table:formula="of:=[.S521]-[.P519]" office:value-type="float" office:value="0.00367408990899998" calcext:value-type="float">
            <text:p>0.0036740899</text:p>
          </table:table-cell>
          <table:table-cell table:formula="of:=[.B519]-[.P519]" office:value-type="float" office:value="2.06258511543" calcext:value-type="float">
            <text:p>2.0625851154</text:p>
          </table:table-cell>
          <table:table-cell office:value-type="float" office:value="0.86546754837" calcext:value-type="float">
            <text:p>0.8654675484</text:p>
          </table:table-cell>
          <table:table-cell table:formula="of:=[.A519]-[.S519]" office:value-type="float" office:value="2.06258511543" calcext:value-type="float">
            <text:p>2.0625851154</text:p>
          </table:table-cell>
          <table:table-cell table:formula="of:=[.B519]-[.S519]" office:value-type="float" office:value="2.06258511543" calcext:value-type="float">
            <text:p>2.0625851154</text:p>
          </table:table-cell>
        </table:table-row>
        <table:table-row table:style-name="ro1">
          <table:table-cell office:value-type="float" office:value="2.95294380188" calcext:value-type="float">
            <text:p>2.9529438019</text:p>
          </table:table-cell>
          <table:table-cell office:value-type="float" office:value="2.92973399162" calcext:value-type="float">
            <text:p>2.9297339916</text:p>
          </table:table-cell>
          <table:table-cell table:formula="of:=[.J522]-[.B520]" office:value-type="float" office:value="-2.060068905351" calcext:value-type="float">
            <text:p>-2.0600689054</text:p>
          </table:table-cell>
          <table:table-cell office:value-type="float" office:value="0.868102192879" calcext:value-type="float">
            <text:p>0.8681021929</text:p>
          </table:table-cell>
          <table:table-cell table:formula="of:=[.G522]-[.D520]" office:value-type="float" office:value="0.00156289338999993" calcext:value-type="float">
            <text:p>0.0015628934</text:p>
          </table:table-cell>
          <table:table-cell table:formula="of:=[.B520]-[.$D522]" office:value-type="float" office:value="2.060068905351" calcext:value-type="float">
            <text:p>2.0600689054</text:p>
          </table:table-cell>
          <table:table-cell office:value-type="float" office:value="0.868102192879" calcext:value-type="float">
            <text:p>0.8681021929</text:p>
          </table:table-cell>
          <table:table-cell table:formula="of:=[.J522]-[.G520]" office:value-type="float" office:value="0.00156289338999993" calcext:value-type="float">
            <text:p>0.0015628934</text:p>
          </table:table-cell>
          <table:table-cell table:formula="of:=[.B520]-[.G520]" office:value-type="float" office:value="2.061631798741" calcext:value-type="float">
            <text:p>2.0616317987</text:p>
          </table:table-cell>
          <table:table-cell office:value-type="float" office:value="0.868102192879" calcext:value-type="float">
            <text:p>0.8681021929</text:p>
          </table:table-cell>
          <table:table-cell table:formula="of:=[.P522]-[.J520]" office:value-type="float" office:value="-0.000560879708000006" calcext:value-type="float">
            <text:p>-0.0005608797</text:p>
          </table:table-cell>
          <table:table-cell table:formula="of:=[.B520]-[.J520]" office:value-type="float" office:value="2.061631798741" calcext:value-type="float">
            <text:p>2.0616317987</text:p>
          </table:table-cell>
          <table:table-cell office:value-type="float" office:value="0.868102192879" calcext:value-type="float">
            <text:p>0.8681021929</text:p>
          </table:table-cell>
          <table:table-cell table:formula="of:=[.P522]-[.M520]" office:value-type="float" office:value="-0.000560879708000006" calcext:value-type="float">
            <text:p>-0.0005608797</text:p>
          </table:table-cell>
          <table:table-cell table:formula="of:=[.B520]-[.M520]" office:value-type="float" office:value="2.061631798741" calcext:value-type="float">
            <text:p>2.0616317987</text:p>
          </table:table-cell>
          <table:table-cell office:value-type="float" office:value="0.868102192879" calcext:value-type="float">
            <text:p>0.8681021929</text:p>
          </table:table-cell>
          <table:table-cell table:formula="of:=[.S522]-[.P520]" office:value-type="float" office:value="-0.000560879708000006" calcext:value-type="float">
            <text:p>-0.0005608797</text:p>
          </table:table-cell>
          <table:table-cell table:formula="of:=[.B520]-[.P520]" office:value-type="float" office:value="2.061631798741" calcext:value-type="float">
            <text:p>2.0616317987</text:p>
          </table:table-cell>
          <table:table-cell office:value-type="float" office:value="0.868102192879" calcext:value-type="float">
            <text:p>0.8681021929</text:p>
          </table:table-cell>
          <table:table-cell table:formula="of:=[.A520]-[.S520]" office:value-type="float" office:value="2.084841609001" calcext:value-type="float">
            <text:p>2.084841609</text:p>
          </table:table-cell>
          <table:table-cell table:formula="of:=[.B520]-[.S520]" office:value-type="float" office:value="2.061631798741" calcext:value-type="float">
            <text:p>2.0616317987</text:p>
          </table:table-cell>
        </table:table-row>
        <table:table-row table:style-name="ro1">
          <table:table-cell office:value-type="float" office:value="2.95464706421" calcext:value-type="float">
            <text:p>2.9546470642</text:p>
          </table:table-cell>
          <table:table-cell office:value-type="float" office:value="2.93142390251" calcext:value-type="float">
            <text:p>2.9314239025</text:p>
          </table:table-cell>
          <table:table-cell table:formula="of:=[.J523]-[.B521]" office:value-type="float" office:value="-2.063357949255" calcext:value-type="float">
            <text:p>-2.0633579493</text:p>
          </table:table-cell>
          <table:table-cell office:value-type="float" office:value="0.869141638279" calcext:value-type="float">
            <text:p>0.8691416383</text:p>
          </table:table-cell>
          <table:table-cell table:formula="of:=[.G523]-[.D521]" office:value-type="float" office:value="-0.00107568502399991" calcext:value-type="float">
            <text:p>-0.001075685</text:p>
          </table:table-cell>
          <table:table-cell table:formula="of:=[.B521]-[.$D523]" office:value-type="float" office:value="2.063357949255" calcext:value-type="float">
            <text:p>2.0633579493</text:p>
          </table:table-cell>
          <table:table-cell office:value-type="float" office:value="0.869141638279" calcext:value-type="float">
            <text:p>0.8691416383</text:p>
          </table:table-cell>
          <table:table-cell table:formula="of:=[.J523]-[.G521]" office:value-type="float" office:value="-0.00107568502399991" calcext:value-type="float">
            <text:p>-0.001075685</text:p>
          </table:table-cell>
          <table:table-cell table:formula="of:=[.B521]-[.G521]" office:value-type="float" office:value="2.062282264231" calcext:value-type="float">
            <text:p>2.0622822642</text:p>
          </table:table-cell>
          <table:table-cell office:value-type="float" office:value="0.869141638279" calcext:value-type="float">
            <text:p>0.8691416383</text:p>
          </table:table-cell>
          <table:table-cell table:formula="of:=[.P523]-[.J521]" office:value-type="float" office:value="-0.00107568502399991" calcext:value-type="float">
            <text:p>-0.001075685</text:p>
          </table:table-cell>
          <table:table-cell table:formula="of:=[.B521]-[.J521]" office:value-type="float" office:value="2.062282264231" calcext:value-type="float">
            <text:p>2.0622822642</text:p>
          </table:table-cell>
          <table:table-cell office:value-type="float" office:value="0.869141638279" calcext:value-type="float">
            <text:p>0.8691416383</text:p>
          </table:table-cell>
          <table:table-cell table:formula="of:=[.P523]-[.M521]" office:value-type="float" office:value="-0.00107568502399991" calcext:value-type="float">
            <text:p>-0.001075685</text:p>
          </table:table-cell>
          <table:table-cell table:formula="of:=[.B521]-[.M521]" office:value-type="float" office:value="2.062282264231" calcext:value-type="float">
            <text:p>2.0622822642</text:p>
          </table:table-cell>
          <table:table-cell office:value-type="float" office:value="0.869141638279" calcext:value-type="float">
            <text:p>0.8691416383</text:p>
          </table:table-cell>
          <table:table-cell table:formula="of:=[.S523]-[.P521]" office:value-type="float" office:value="-0.00107568502399991" calcext:value-type="float">
            <text:p>-0.001075685</text:p>
          </table:table-cell>
          <table:table-cell table:formula="of:=[.B521]-[.P521]" office:value-type="float" office:value="2.062282264231" calcext:value-type="float">
            <text:p>2.0622822642</text:p>
          </table:table-cell>
          <table:table-cell office:value-type="float" office:value="0.869141638279" calcext:value-type="float">
            <text:p>0.8691416383</text:p>
          </table:table-cell>
          <table:table-cell table:formula="of:=[.A521]-[.S521]" office:value-type="float" office:value="2.085505425931" calcext:value-type="float">
            <text:p>2.0855054259</text:p>
          </table:table-cell>
          <table:table-cell table:formula="of:=[.B521]-[.S521]" office:value-type="float" office:value="2.062282264231" calcext:value-type="float">
            <text:p>2.0622822642</text:p>
          </table:table-cell>
        </table:table-row>
        <table:table-row table:style-name="ro1">
          <table:table-cell office:value-type="float" office:value="2.95635890961" calcext:value-type="float">
            <text:p>2.9563589096</text:p>
          </table:table-cell>
          <table:table-cell office:value-type="float" office:value="2.93312215805" calcext:value-type="float">
            <text:p>2.9331221581</text:p>
          </table:table-cell>
          <table:table-cell table:formula="of:=[.J524]-[.B522]" office:value-type="float" office:value="-2.064529061317" calcext:value-type="float">
            <text:p>-2.0645290613</text:p>
          </table:table-cell>
          <table:table-cell office:value-type="float" office:value="0.869665086269" calcext:value-type="float">
            <text:p>0.8696650863</text:p>
          </table:table-cell>
          <table:table-cell table:formula="of:=[.G524]-[.D522]" office:value-type="float" office:value="-0.00107198953599996" calcext:value-type="float">
            <text:p>-0.0010719895</text:p>
          </table:table-cell>
          <table:table-cell table:formula="of:=[.B522]-[.$D524]" office:value-type="float" office:value="2.06665533781" calcext:value-type="float">
            <text:p>2.0666553378</text:p>
          </table:table-cell>
          <table:table-cell office:value-type="float" office:value="0.869665086269" calcext:value-type="float">
            <text:p>0.8696650863</text:p>
          </table:table-cell>
          <table:table-cell table:formula="of:=[.J524]-[.G522]" office:value-type="float" office:value="-0.00107198953599996" calcext:value-type="float">
            <text:p>-0.0010719895</text:p>
          </table:table-cell>
          <table:table-cell table:formula="of:=[.B522]-[.G522]" office:value-type="float" office:value="2.063457071781" calcext:value-type="float">
            <text:p>2.0634570718</text:p>
          </table:table-cell>
          <table:table-cell office:value-type="float" office:value="0.869665086269" calcext:value-type="float">
            <text:p>0.8696650863</text:p>
          </table:table-cell>
          <table:table-cell table:formula="of:=[.P524]-[.J522]" office:value-type="float" office:value="-0.00319826602899997" calcext:value-type="float">
            <text:p>-0.003198266</text:p>
          </table:table-cell>
          <table:table-cell table:formula="of:=[.B522]-[.J522]" office:value-type="float" office:value="2.063457071781" calcext:value-type="float">
            <text:p>2.0634570718</text:p>
          </table:table-cell>
          <table:table-cell office:value-type="float" office:value="0.867541313171" calcext:value-type="float">
            <text:p>0.8675413132</text:p>
          </table:table-cell>
          <table:table-cell table:formula="of:=[.P524]-[.M522]" office:value-type="float" office:value="-0.00107449293100004" calcext:value-type="float">
            <text:p>-0.0010744929</text:p>
          </table:table-cell>
          <table:table-cell table:formula="of:=[.B522]-[.M522]" office:value-type="float" office:value="2.065580844879" calcext:value-type="float">
            <text:p>2.0655808449</text:p>
          </table:table-cell>
          <table:table-cell office:value-type="float" office:value="0.867541313171" calcext:value-type="float">
            <text:p>0.8675413132</text:p>
          </table:table-cell>
          <table:table-cell table:formula="of:=[.S524]-[.P522]" office:value-type="float" office:value="-0.00107449293100004" calcext:value-type="float">
            <text:p>-0.0010744929</text:p>
          </table:table-cell>
          <table:table-cell table:formula="of:=[.B522]-[.P522]" office:value-type="float" office:value="2.065580844879" calcext:value-type="float">
            <text:p>2.0655808449</text:p>
          </table:table-cell>
          <table:table-cell office:value-type="float" office:value="0.867541313171" calcext:value-type="float">
            <text:p>0.8675413132</text:p>
          </table:table-cell>
          <table:table-cell table:formula="of:=[.A522]-[.S522]" office:value-type="float" office:value="2.088817596439" calcext:value-type="float">
            <text:p>2.0888175964</text:p>
          </table:table-cell>
          <table:table-cell table:formula="of:=[.B522]-[.S522]" office:value-type="float" office:value="2.065580844879" calcext:value-type="float">
            <text:p>2.0655808449</text:p>
          </table:table-cell>
        </table:table-row>
        <table:table-row table:style-name="ro1">
          <table:table-cell table:number-columns-repeated="2" office:value-type="float" office:value="2.95807933807" calcext:value-type="float">
            <text:p>2.9580793381</text:p>
          </table:table-cell>
          <table:table-cell table:formula="of:=[.J525]-[.B523]" office:value-type="float" office:value="-2.088956654068" calcext:value-type="float">
            <text:p>-2.0889566541</text:p>
          </table:table-cell>
          <table:table-cell office:value-type="float" office:value="0.868065953255" calcext:value-type="float">
            <text:p>0.8680659533</text:p>
          </table:table-cell>
          <table:table-cell table:formula="of:=[.G525]-[.D523]" office:value-type="float" office:value="0.00105673074699997" calcext:value-type="float">
            <text:p>0.0010567307</text:p>
          </table:table-cell>
          <table:table-cell table:formula="of:=[.B523]-[.$D525]" office:value-type="float" office:value="2.088956654068" calcext:value-type="float">
            <text:p>2.0889566541</text:p>
          </table:table-cell>
          <table:table-cell office:value-type="float" office:value="0.868065953255" calcext:value-type="float">
            <text:p>0.8680659533</text:p>
          </table:table-cell>
          <table:table-cell table:formula="of:=[.J525]-[.G523]" office:value-type="float" office:value="0.00105673074699997" calcext:value-type="float">
            <text:p>0.0010567307</text:p>
          </table:table-cell>
          <table:table-cell table:formula="of:=[.B523]-[.G523]" office:value-type="float" office:value="2.090013384815" calcext:value-type="float">
            <text:p>2.0900133848</text:p>
          </table:table-cell>
          <table:table-cell office:value-type="float" office:value="0.868065953255" calcext:value-type="float">
            <text:p>0.8680659533</text:p>
          </table:table-cell>
          <table:table-cell table:formula="of:=[.P525]-[.J523]" office:value-type="float" office:value="-0.00107085704800003" calcext:value-type="float">
            <text:p>-0.001070857</text:p>
          </table:table-cell>
          <table:table-cell table:formula="of:=[.B523]-[.J523]" office:value-type="float" office:value="2.090013384815" calcext:value-type="float">
            <text:p>2.0900133848</text:p>
          </table:table-cell>
          <table:table-cell office:value-type="float" office:value="0.868065953255" calcext:value-type="float">
            <text:p>0.8680659533</text:p>
          </table:table-cell>
          <table:table-cell table:formula="of:=[.P525]-[.M523]" office:value-type="float" office:value="-0.00107085704800003" calcext:value-type="float">
            <text:p>-0.001070857</text:p>
          </table:table-cell>
          <table:table-cell table:formula="of:=[.B523]-[.M523]" office:value-type="float" office:value="2.090013384815" calcext:value-type="float">
            <text:p>2.0900133848</text:p>
          </table:table-cell>
          <table:table-cell office:value-type="float" office:value="0.868065953255" calcext:value-type="float">
            <text:p>0.8680659533</text:p>
          </table:table-cell>
          <table:table-cell table:formula="of:=[.S525]-[.P523]" office:value-type="float" office:value="-0.00107085704800003" calcext:value-type="float">
            <text:p>-0.001070857</text:p>
          </table:table-cell>
          <table:table-cell table:formula="of:=[.B523]-[.P523]" office:value-type="float" office:value="2.090013384815" calcext:value-type="float">
            <text:p>2.0900133848</text:p>
          </table:table-cell>
          <table:table-cell office:value-type="float" office:value="0.868065953255" calcext:value-type="float">
            <text:p>0.8680659533</text:p>
          </table:table-cell>
          <table:table-cell table:formula="of:=[.A523]-[.S523]" office:value-type="float" office:value="2.090013384815" calcext:value-type="float">
            <text:p>2.0900133848</text:p>
          </table:table-cell>
          <table:table-cell table:formula="of:=[.B523]-[.S523]" office:value-type="float" office:value="2.090013384815" calcext:value-type="float">
            <text:p>2.0900133848</text:p>
          </table:table-cell>
        </table:table-row>
        <table:table-row table:style-name="ro1">
          <table:table-cell table:number-columns-repeated="2" office:value-type="float" office:value="2.95980858803" calcext:value-type="float">
            <text:p>2.959808588</text:p>
          </table:table-cell>
          <table:table-cell table:formula="of:=[.J526]-[.B524]" office:value-type="float" office:value="-2.092282772066" calcext:value-type="float">
            <text:p>-2.0922827721</text:p>
          </table:table-cell>
          <table:table-cell office:value-type="float" office:value="0.86646682024" calcext:value-type="float">
            <text:p>0.8664668202</text:p>
          </table:table-cell>
          <table:table-cell table:formula="of:=[.G526]-[.D524]" office:value-type="float" office:value="0.00105899572400003" calcext:value-type="float">
            <text:p>0.0010589957</text:p>
          </table:table-cell>
          <table:table-cell table:formula="of:=[.B524]-[.$D526]" office:value-type="float" office:value="2.092282772066" calcext:value-type="float">
            <text:p>2.0922827721</text:p>
          </table:table-cell>
          <table:table-cell office:value-type="float" office:value="0.868593096733" calcext:value-type="float">
            <text:p>0.8685930967</text:p>
          </table:table-cell>
          <table:table-cell table:formula="of:=[.J526]-[.G524]" office:value-type="float" office:value="-0.00106728076899998" calcext:value-type="float">
            <text:p>-0.0010672808</text:p>
          </table:table-cell>
          <table:table-cell table:formula="of:=[.B524]-[.G524]" office:value-type="float" office:value="2.091215491297" calcext:value-type="float">
            <text:p>2.0912154913</text:p>
          </table:table-cell>
          <table:table-cell office:value-type="float" office:value="0.868593096733" calcext:value-type="float">
            <text:p>0.8685930967</text:p>
          </table:table-cell>
          <table:table-cell table:formula="of:=[.P526]-[.J524]" office:value-type="float" office:value="-0.00106728076899998" calcext:value-type="float">
            <text:p>-0.0010672808</text:p>
          </table:table-cell>
          <table:table-cell table:formula="of:=[.B524]-[.J524]" office:value-type="float" office:value="2.091215491297" calcext:value-type="float">
            <text:p>2.0912154913</text:p>
          </table:table-cell>
          <table:table-cell office:value-type="float" office:value="0.868593096733" calcext:value-type="float">
            <text:p>0.8685930967</text:p>
          </table:table-cell>
          <table:table-cell table:formula="of:=[.P526]-[.M524]" office:value-type="float" office:value="-0.00106728076899998" calcext:value-type="float">
            <text:p>-0.0010672808</text:p>
          </table:table-cell>
          <table:table-cell table:formula="of:=[.B524]-[.M524]" office:value-type="float" office:value="2.091215491297" calcext:value-type="float">
            <text:p>2.0912154913</text:p>
          </table:table-cell>
          <table:table-cell office:value-type="float" office:value="0.86646682024" calcext:value-type="float">
            <text:p>0.8664668202</text:p>
          </table:table-cell>
          <table:table-cell table:formula="of:=[.S526]-[.P524]" office:value-type="float" office:value="0.00105899572400003" calcext:value-type="float">
            <text:p>0.0010589957</text:p>
          </table:table-cell>
          <table:table-cell table:formula="of:=[.B524]-[.P524]" office:value-type="float" office:value="2.09334176779" calcext:value-type="float">
            <text:p>2.0933417678</text:p>
          </table:table-cell>
          <table:table-cell office:value-type="float" office:value="0.86646682024" calcext:value-type="float">
            <text:p>0.8664668202</text:p>
          </table:table-cell>
          <table:table-cell table:formula="of:=[.A524]-[.S524]" office:value-type="float" office:value="2.09334176779" calcext:value-type="float">
            <text:p>2.0933417678</text:p>
          </table:table-cell>
          <table:table-cell table:formula="of:=[.B524]-[.S524]" office:value-type="float" office:value="2.09334176779" calcext:value-type="float">
            <text:p>2.0933417678</text:p>
          </table:table-cell>
        </table:table-row>
        <table:table-row table:style-name="ro1">
          <table:table-cell table:number-columns-repeated="2" office:value-type="float" office:value="2.96154618263" calcext:value-type="float">
            <text:p>2.9615461826</text:p>
          </table:table-cell>
          <table:table-cell table:formula="of:=[.J527]-[.B525]" office:value-type="float" office:value="-2.093487143514" calcext:value-type="float">
            <text:p>-2.0934871435</text:p>
          </table:table-cell>
          <table:table-cell office:value-type="float" office:value="0.869122684002" calcext:value-type="float">
            <text:p>0.869122684</text:p>
          </table:table-cell>
          <table:table-cell table:formula="of:=[.G527]-[.D525]" office:value-type="float" office:value="0.00106650590900004" calcext:value-type="float">
            <text:p>0.0010665059</text:p>
          </table:table-cell>
          <table:table-cell table:formula="of:=[.B525]-[.$D527]" office:value-type="float" office:value="2.093487143514" calcext:value-type="float">
            <text:p>2.0934871435</text:p>
          </table:table-cell>
          <table:table-cell office:value-type="float" office:value="0.869122684002" calcext:value-type="float">
            <text:p>0.869122684</text:p>
          </table:table-cell>
          <table:table-cell table:formula="of:=[.J527]-[.G525]" office:value-type="float" office:value="-0.00106364488599997" calcext:value-type="float">
            <text:p>-0.0010636449</text:p>
          </table:table-cell>
          <table:table-cell table:formula="of:=[.B525]-[.G525]" office:value-type="float" office:value="2.092423498628" calcext:value-type="float">
            <text:p>2.0924234986</text:p>
          </table:table-cell>
          <table:table-cell office:value-type="float" office:value="0.869122684002" calcext:value-type="float">
            <text:p>0.869122684</text:p>
          </table:table-cell>
          <table:table-cell table:formula="of:=[.P527]-[.J525]" office:value-type="float" office:value="-0.00106364488599997" calcext:value-type="float">
            <text:p>-0.0010636449</text:p>
          </table:table-cell>
          <table:table-cell table:formula="of:=[.B525]-[.J525]" office:value-type="float" office:value="2.092423498628" calcext:value-type="float">
            <text:p>2.0924234986</text:p>
          </table:table-cell>
          <table:table-cell office:value-type="float" office:value="0.866995096207" calcext:value-type="float">
            <text:p>0.8669950962</text:p>
          </table:table-cell>
          <table:table-cell table:formula="of:=[.P527]-[.M525]" office:value-type="float" office:value="0.00106394290900003" calcext:value-type="float">
            <text:p>0.0010639429</text:p>
          </table:table-cell>
          <table:table-cell table:formula="of:=[.B525]-[.M525]" office:value-type="float" office:value="2.094551086423" calcext:value-type="float">
            <text:p>2.0945510864</text:p>
          </table:table-cell>
          <table:table-cell office:value-type="float" office:value="0.866995096207" calcext:value-type="float">
            <text:p>0.8669950962</text:p>
          </table:table-cell>
          <table:table-cell table:formula="of:=[.S527]-[.P525]" office:value-type="float" office:value="0.00106394290900003" calcext:value-type="float">
            <text:p>0.0010639429</text:p>
          </table:table-cell>
          <table:table-cell table:formula="of:=[.B525]-[.P525]" office:value-type="float" office:value="2.094551086423" calcext:value-type="float">
            <text:p>2.0945510864</text:p>
          </table:table-cell>
          <table:table-cell office:value-type="float" office:value="0.866995096207" calcext:value-type="float">
            <text:p>0.8669950962</text:p>
          </table:table-cell>
          <table:table-cell table:formula="of:=[.A525]-[.S525]" office:value-type="float" office:value="2.094551086423" calcext:value-type="float">
            <text:p>2.0945510864</text:p>
          </table:table-cell>
          <table:table-cell table:formula="of:=[.B525]-[.S525]" office:value-type="float" office:value="2.094551086423" calcext:value-type="float">
            <text:p>2.0945510864</text:p>
          </table:table-cell>
        </table:table-row>
        <table:table-row table:style-name="ro1">
          <table:table-cell table:number-columns-repeated="2" office:value-type="float" office:value="2.96329259872" calcext:value-type="float">
            <text:p>2.9632925987</text:p>
          </table:table-cell>
          <table:table-cell table:formula="of:=[.J528]-[.B526]" office:value-type="float" office:value="-2.092566430564" calcext:value-type="float">
            <text:p>-2.0925664306</text:p>
          </table:table-cell>
          <table:table-cell office:value-type="float" office:value="0.867525815964" calcext:value-type="float">
            <text:p>0.867525816</text:p>
          </table:table-cell>
          <table:table-cell table:formula="of:=[.G528]-[.D526]" office:value-type="float" office:value="0.00320035219199999" calcext:value-type="float">
            <text:p>0.0032003522</text:p>
          </table:table-cell>
          <table:table-cell table:formula="of:=[.B526]-[.$D528]" office:value-type="float" office:value="2.094697952266" calcext:value-type="float">
            <text:p>2.0946979523</text:p>
          </table:table-cell>
          <table:table-cell office:value-type="float" office:value="0.867525815964" calcext:value-type="float">
            <text:p>0.867525816</text:p>
          </table:table-cell>
          <table:table-cell table:formula="of:=[.J528]-[.G526]" office:value-type="float" office:value="0.00320035219199999" calcext:value-type="float">
            <text:p>0.0032003522</text:p>
          </table:table-cell>
          <table:table-cell table:formula="of:=[.B526]-[.G526]" office:value-type="float" office:value="2.095766782756" calcext:value-type="float">
            <text:p>2.0957667828</text:p>
          </table:table-cell>
          <table:table-cell office:value-type="float" office:value="0.867525815964" calcext:value-type="float">
            <text:p>0.867525816</text:p>
          </table:table-cell>
          <table:table-cell table:formula="of:=[.P528]-[.J526]" office:value-type="float" office:value="0.00106883048999995" calcext:value-type="float">
            <text:p>0.0010688305</text:p>
          </table:table-cell>
          <table:table-cell table:formula="of:=[.B526]-[.J526]" office:value-type="float" office:value="2.095766782756" calcext:value-type="float">
            <text:p>2.0957667828</text:p>
          </table:table-cell>
          <table:table-cell office:value-type="float" office:value="0.867525815964" calcext:value-type="float">
            <text:p>0.867525816</text:p>
          </table:table-cell>
          <table:table-cell table:formula="of:=[.P528]-[.M526]" office:value-type="float" office:value="0.00106883048999995" calcext:value-type="float">
            <text:p>0.0010688305</text:p>
          </table:table-cell>
          <table:table-cell table:formula="of:=[.B526]-[.M526]" office:value-type="float" office:value="2.095766782756" calcext:value-type="float">
            <text:p>2.0957667828</text:p>
          </table:table-cell>
          <table:table-cell office:value-type="float" office:value="0.867525815964" calcext:value-type="float">
            <text:p>0.867525816</text:p>
          </table:table-cell>
          <table:table-cell table:formula="of:=[.S528]-[.P526]" office:value-type="float" office:value="0.00106883048999995" calcext:value-type="float">
            <text:p>0.0010688305</text:p>
          </table:table-cell>
          <table:table-cell table:formula="of:=[.B526]-[.P526]" office:value-type="float" office:value="2.095766782756" calcext:value-type="float">
            <text:p>2.0957667828</text:p>
          </table:table-cell>
          <table:table-cell office:value-type="float" office:value="0.867525815964" calcext:value-type="float">
            <text:p>0.867525816</text:p>
          </table:table-cell>
          <table:table-cell table:formula="of:=[.A526]-[.S526]" office:value-type="float" office:value="2.095766782756" calcext:value-type="float">
            <text:p>2.0957667828</text:p>
          </table:table-cell>
          <table:table-cell table:formula="of:=[.B526]-[.S526]" office:value-type="float" office:value="2.095766782756" calcext:value-type="float">
            <text:p>2.0957667828</text:p>
          </table:table-cell>
        </table:table-row>
        <table:table-row table:style-name="ro1">
          <table:table-cell table:number-columns-repeated="2" office:value-type="float" office:value="2.96504735947" calcext:value-type="float">
            <text:p>2.9650473595</text:p>
          </table:table-cell>
          <table:table-cell table:formula="of:=[.J529]-[.B527]" office:value-type="float" office:value="-2.095914602283" calcext:value-type="float">
            <text:p>-2.0959146023</text:p>
          </table:table-cell>
          <table:table-cell office:value-type="float" office:value="0.868059039116" calcext:value-type="float">
            <text:p>0.8680590391</text:p>
          </table:table-cell>
          <table:table-cell table:formula="of:=[.G529]-[.D527]" office:value-type="float" office:value="0.00107371807099999" calcext:value-type="float">
            <text:p>0.0010737181</text:p>
          </table:table-cell>
          <table:table-cell table:formula="of:=[.B527]-[.$D529]" office:value-type="float" office:value="2.095914602283" calcext:value-type="float">
            <text:p>2.0959146023</text:p>
          </table:table-cell>
          <table:table-cell office:value-type="float" office:value="0.870189189911" calcext:value-type="float">
            <text:p>0.8701891899</text:p>
          </table:table-cell>
          <table:table-cell table:formula="of:=[.J529]-[.G527]" office:value-type="float" office:value="-0.00105643272400002" calcext:value-type="float">
            <text:p>-0.0010564327</text:p>
          </table:table-cell>
          <table:table-cell table:formula="of:=[.B527]-[.G527]" office:value-type="float" office:value="2.094858169559" calcext:value-type="float">
            <text:p>2.0948581696</text:p>
          </table:table-cell>
          <table:table-cell office:value-type="float" office:value="0.868059039116" calcext:value-type="float">
            <text:p>0.8680590391</text:p>
          </table:table-cell>
          <table:table-cell table:formula="of:=[.P529]-[.J527]" office:value-type="float" office:value="0.00107371807099999" calcext:value-type="float">
            <text:p>0.0010737181</text:p>
          </table:table-cell>
          <table:table-cell table:formula="of:=[.B527]-[.J527]" office:value-type="float" office:value="2.096988320354" calcext:value-type="float">
            <text:p>2.0969883204</text:p>
          </table:table-cell>
          <table:table-cell office:value-type="float" office:value="0.868059039116" calcext:value-type="float">
            <text:p>0.8680590391</text:p>
          </table:table-cell>
          <table:table-cell table:formula="of:=[.P529]-[.M527]" office:value-type="float" office:value="0.00107371807099999" calcext:value-type="float">
            <text:p>0.0010737181</text:p>
          </table:table-cell>
          <table:table-cell table:formula="of:=[.B527]-[.M527]" office:value-type="float" office:value="2.096988320354" calcext:value-type="float">
            <text:p>2.0969883204</text:p>
          </table:table-cell>
          <table:table-cell office:value-type="float" office:value="0.868059039116" calcext:value-type="float">
            <text:p>0.8680590391</text:p>
          </table:table-cell>
          <table:table-cell table:formula="of:=[.S529]-[.P527]" office:value-type="float" office:value="0.00107371807099999" calcext:value-type="float">
            <text:p>0.0010737181</text:p>
          </table:table-cell>
          <table:table-cell table:formula="of:=[.B527]-[.P527]" office:value-type="float" office:value="2.096988320354" calcext:value-type="float">
            <text:p>2.0969883204</text:p>
          </table:table-cell>
          <table:table-cell office:value-type="float" office:value="0.868059039116" calcext:value-type="float">
            <text:p>0.8680590391</text:p>
          </table:table-cell>
          <table:table-cell table:formula="of:=[.A527]-[.S527]" office:value-type="float" office:value="2.096988320354" calcext:value-type="float">
            <text:p>2.0969883204</text:p>
          </table:table-cell>
          <table:table-cell table:formula="of:=[.B527]-[.S527]" office:value-type="float" office:value="2.096988320354" calcext:value-type="float">
            <text:p>2.0969883204</text:p>
          </table:table-cell>
        </table:table-row>
        <table:table-row table:style-name="ro1">
          <table:table-cell table:number-columns-repeated="2" office:value-type="float" office:value="2.96681070328" calcext:value-type="float">
            <text:p>2.9668107033</text:p>
          </table:table-cell>
          <table:table-cell table:formula="of:=[.J530]-[.B528]" office:value-type="float" office:value="-2.095003306868" calcext:value-type="float">
            <text:p>-2.0950033069</text:p>
          </table:table-cell>
          <table:table-cell office:value-type="float" office:value="0.868594646454" calcext:value-type="float">
            <text:p>0.8685946465</text:p>
          </table:table-cell>
          <table:table-cell table:formula="of:=[.G530]-[.D528]" office:value-type="float" office:value="0.00321274995800003" calcext:value-type="float">
            <text:p>0.00321275</text:p>
          </table:table-cell>
          <table:table-cell table:formula="of:=[.B528]-[.$D530]" office:value-type="float" office:value="2.095003306868" calcext:value-type="float">
            <text:p>2.0950033069</text:p>
          </table:table-cell>
          <table:table-cell office:value-type="float" office:value="0.870726168156" calcext:value-type="float">
            <text:p>0.8707261682</text:p>
          </table:table-cell>
          <table:table-cell table:formula="of:=[.J530]-[.G528]" office:value-type="float" office:value="0.00108122825599999" calcext:value-type="float">
            <text:p>0.0010812283</text:p>
          </table:table-cell>
          <table:table-cell table:formula="of:=[.B528]-[.G528]" office:value-type="float" office:value="2.096084535124" calcext:value-type="float">
            <text:p>2.0960845351</text:p>
          </table:table-cell>
          <table:table-cell office:value-type="float" office:value="0.870726168156" calcext:value-type="float">
            <text:p>0.8707261682</text:p>
          </table:table-cell>
          <table:table-cell table:formula="of:=[.P530]-[.J528]" office:value-type="float" office:value="-0.00105291605000002" calcext:value-type="float">
            <text:p>-0.0010529161</text:p>
          </table:table-cell>
          <table:table-cell table:formula="of:=[.B528]-[.J528]" office:value-type="float" office:value="2.096084535124" calcext:value-type="float">
            <text:p>2.0960845351</text:p>
          </table:table-cell>
          <table:table-cell office:value-type="float" office:value="0.868594646454" calcext:value-type="float">
            <text:p>0.8685946465</text:p>
          </table:table-cell>
          <table:table-cell table:formula="of:=[.P530]-[.M528]" office:value-type="float" office:value="0.00107860565200002" calcext:value-type="float">
            <text:p>0.0010786057</text:p>
          </table:table-cell>
          <table:table-cell table:formula="of:=[.B528]-[.M528]" office:value-type="float" office:value="2.098216056826" calcext:value-type="float">
            <text:p>2.0982160568</text:p>
          </table:table-cell>
          <table:table-cell office:value-type="float" office:value="0.868594646454" calcext:value-type="float">
            <text:p>0.8685946465</text:p>
          </table:table-cell>
          <table:table-cell table:formula="of:=[.S530]-[.P528]" office:value-type="float" office:value="0.00107860565200002" calcext:value-type="float">
            <text:p>0.0010786057</text:p>
          </table:table-cell>
          <table:table-cell table:formula="of:=[.B528]-[.P528]" office:value-type="float" office:value="2.098216056826" calcext:value-type="float">
            <text:p>2.0982160568</text:p>
          </table:table-cell>
          <table:table-cell office:value-type="float" office:value="0.868594646454" calcext:value-type="float">
            <text:p>0.8685946465</text:p>
          </table:table-cell>
          <table:table-cell table:formula="of:=[.A528]-[.S528]" office:value-type="float" office:value="2.098216056826" calcext:value-type="float">
            <text:p>2.0982160568</text:p>
          </table:table-cell>
          <table:table-cell table:formula="of:=[.B528]-[.S528]" office:value-type="float" office:value="2.098216056826" calcext:value-type="float">
            <text:p>2.0982160568</text:p>
          </table:table-cell>
        </table:table-row>
        <table:table-row table:style-name="ro1">
          <table:table-cell table:number-columns-repeated="2" office:value-type="float" office:value="2.97215199471" calcext:value-type="float">
            <text:p>2.9721519947</text:p>
          </table:table-cell>
          <table:table-cell table:formula="of:=[.J531]-[.B529]" office:value-type="float" office:value="-2.101935803895" calcext:value-type="float">
            <text:p>-2.1019358039</text:p>
          </table:table-cell>
          <table:table-cell office:value-type="float" office:value="0.869132757187" calcext:value-type="float">
            <text:p>0.8691327572</text:p>
          </table:table-cell>
          <table:table-cell table:formula="of:=[.G531]-[.D529]" office:value-type="float" office:value="0.00108343362800001" calcext:value-type="float">
            <text:p>0.0010834336</text:p>
          </table:table-cell>
          <table:table-cell table:formula="of:=[.B529]-[.$D531]" office:value-type="float" office:value="2.101935803895" calcext:value-type="float">
            <text:p>2.1019358039</text:p>
          </table:table-cell>
          <table:table-cell office:value-type="float" office:value="0.869132757187" calcext:value-type="float">
            <text:p>0.8691327572</text:p>
          </table:table-cell>
          <table:table-cell table:formula="of:=[.J531]-[.G529]" office:value-type="float" office:value="0.00108343362800001" calcext:value-type="float">
            <text:p>0.0010834336</text:p>
          </table:table-cell>
          <table:table-cell table:formula="of:=[.B529]-[.G529]" office:value-type="float" office:value="2.103019237523" calcext:value-type="float">
            <text:p>2.1030192375</text:p>
          </table:table-cell>
          <table:table-cell office:value-type="float" office:value="0.869132757187" calcext:value-type="float">
            <text:p>0.8691327572</text:p>
          </table:table-cell>
          <table:table-cell table:formula="of:=[.P531]-[.J529]" office:value-type="float" office:value="0.00108343362800001" calcext:value-type="float">
            <text:p>0.0010834336</text:p>
          </table:table-cell>
          <table:table-cell table:formula="of:=[.B529]-[.J529]" office:value-type="float" office:value="2.103019237523" calcext:value-type="float">
            <text:p>2.1030192375</text:p>
          </table:table-cell>
          <table:table-cell office:value-type="float" office:value="0.869132757187" calcext:value-type="float">
            <text:p>0.8691327572</text:p>
          </table:table-cell>
          <table:table-cell table:formula="of:=[.P531]-[.M529]" office:value-type="float" office:value="0.00108343362800001" calcext:value-type="float">
            <text:p>0.0010834336</text:p>
          </table:table-cell>
          <table:table-cell table:formula="of:=[.B529]-[.M529]" office:value-type="float" office:value="2.103019237523" calcext:value-type="float">
            <text:p>2.1030192375</text:p>
          </table:table-cell>
          <table:table-cell office:value-type="float" office:value="0.869132757187" calcext:value-type="float">
            <text:p>0.8691327572</text:p>
          </table:table-cell>
          <table:table-cell table:formula="of:=[.S531]-[.P529]" office:value-type="float" office:value="0.00108343362800001" calcext:value-type="float">
            <text:p>0.0010834336</text:p>
          </table:table-cell>
          <table:table-cell table:formula="of:=[.B529]-[.P529]" office:value-type="float" office:value="2.103019237523" calcext:value-type="float">
            <text:p>2.1030192375</text:p>
          </table:table-cell>
          <table:table-cell office:value-type="float" office:value="0.869132757187" calcext:value-type="float">
            <text:p>0.8691327572</text:p>
          </table:table-cell>
          <table:table-cell table:formula="of:=[.A529]-[.S529]" office:value-type="float" office:value="2.103019237523" calcext:value-type="float">
            <text:p>2.1030192375</text:p>
          </table:table-cell>
          <table:table-cell table:formula="of:=[.B529]-[.S529]" office:value-type="float" office:value="2.103019237523" calcext:value-type="float">
            <text:p>2.1030192375</text:p>
          </table:table-cell>
        </table:table-row>
        <table:table-row table:style-name="ro1">
          <table:table-cell table:number-columns-repeated="2" office:value-type="float" office:value="2.97394943237" calcext:value-type="float">
            <text:p>2.9739494324</text:p>
          </table:table-cell>
          <table:table-cell table:formula="of:=[.J532]-[.B530]" office:value-type="float" office:value="-2.103187859055" calcext:value-type="float">
            <text:p>-2.1031878591</text:p>
          </table:table-cell>
          <table:table-cell office:value-type="float" office:value="0.871807396412" calcext:value-type="float">
            <text:p>0.8718073964</text:p>
          </table:table-cell>
          <table:table-cell table:formula="of:=[.G532]-[.D530]" office:value-type="float" office:value="-0.00104582309699997" calcext:value-type="float">
            <text:p>-0.0010458231</text:p>
          </table:table-cell>
          <table:table-cell table:formula="of:=[.B530]-[.$D532]" office:value-type="float" office:value="2.103187859055" calcext:value-type="float">
            <text:p>2.1031878591</text:p>
          </table:table-cell>
          <table:table-cell office:value-type="float" office:value="0.871807396412" calcext:value-type="float">
            <text:p>0.8718073964</text:p>
          </table:table-cell>
          <table:table-cell table:formula="of:=[.J532]-[.G530]" office:value-type="float" office:value="-0.00104582309699997" calcext:value-type="float">
            <text:p>-0.0010458231</text:p>
          </table:table-cell>
          <table:table-cell table:formula="of:=[.B530]-[.G530]" office:value-type="float" office:value="2.102142035958" calcext:value-type="float">
            <text:p>2.102142036</text:p>
          </table:table-cell>
          <table:table-cell office:value-type="float" office:value="0.871807396412" calcext:value-type="float">
            <text:p>0.8718073964</text:p>
          </table:table-cell>
          <table:table-cell table:formula="of:=[.P532]-[.J530]" office:value-type="float" office:value="-0.00104582309699997" calcext:value-type="float">
            <text:p>-0.0010458231</text:p>
          </table:table-cell>
          <table:table-cell table:formula="of:=[.B530]-[.J530]" office:value-type="float" office:value="2.102142035958" calcext:value-type="float">
            <text:p>2.102142036</text:p>
          </table:table-cell>
          <table:table-cell office:value-type="float" office:value="0.869673252106" calcext:value-type="float">
            <text:p>0.8696732521</text:p>
          </table:table-cell>
          <table:table-cell table:formula="of:=[.P532]-[.M530]" office:value-type="float" office:value="0.00108832120900004" calcext:value-type="float">
            <text:p>0.0010883212</text:p>
          </table:table-cell>
          <table:table-cell table:formula="of:=[.B530]-[.M530]" office:value-type="float" office:value="2.104276180264" calcext:value-type="float">
            <text:p>2.1042761803</text:p>
          </table:table-cell>
          <table:table-cell office:value-type="float" office:value="0.869673252106" calcext:value-type="float">
            <text:p>0.8696732521</text:p>
          </table:table-cell>
          <table:table-cell table:formula="of:=[.S532]-[.P530]" office:value-type="float" office:value="0.00108832120900004" calcext:value-type="float">
            <text:p>0.0010883212</text:p>
          </table:table-cell>
          <table:table-cell table:formula="of:=[.B530]-[.P530]" office:value-type="float" office:value="2.104276180264" calcext:value-type="float">
            <text:p>2.1042761803</text:p>
          </table:table-cell>
          <table:table-cell office:value-type="float" office:value="0.869673252106" calcext:value-type="float">
            <text:p>0.8696732521</text:p>
          </table:table-cell>
          <table:table-cell table:formula="of:=[.A530]-[.S530]" office:value-type="float" office:value="2.104276180264" calcext:value-type="float">
            <text:p>2.1042761803</text:p>
          </table:table-cell>
          <table:table-cell table:formula="of:=[.B530]-[.S530]" office:value-type="float" office:value="2.104276180264" calcext:value-type="float">
            <text:p>2.1042761803</text:p>
          </table:table-cell>
        </table:table-row>
        <table:table-row table:style-name="ro1">
          <table:table-cell table:number-columns-repeated="2" office:value-type="float" office:value="2.97575521469" calcext:value-type="float">
            <text:p>2.9757552147</text:p>
          </table:table-cell>
          <table:table-cell table:formula="of:=[.J533]-[.B531]" office:value-type="float" office:value="-2.104445815085" calcext:value-type="float">
            <text:p>-2.1044458151</text:p>
          </table:table-cell>
          <table:table-cell office:value-type="float" office:value="0.870216190815" calcext:value-type="float">
            <text:p>0.8702161908</text:p>
          </table:table-cell>
          <table:table-cell table:formula="of:=[.G533]-[.D531]" office:value-type="float" office:value="0.00109320878999997" calcext:value-type="float">
            <text:p>0.0010932088</text:p>
          </table:table-cell>
          <table:table-cell table:formula="of:=[.B531]-[.$D533]" office:value-type="float" office:value="2.104445815085" calcext:value-type="float">
            <text:p>2.1044458151</text:p>
          </table:table-cell>
          <table:table-cell office:value-type="float" office:value="0.870216190815" calcext:value-type="float">
            <text:p>0.8702161908</text:p>
          </table:table-cell>
          <table:table-cell table:formula="of:=[.J533]-[.G531]" office:value-type="float" office:value="0.00109320878999997" calcext:value-type="float">
            <text:p>0.0010932088</text:p>
          </table:table-cell>
          <table:table-cell table:formula="of:=[.B531]-[.G531]" office:value-type="float" office:value="2.105539023875" calcext:value-type="float">
            <text:p>2.1055390239</text:p>
          </table:table-cell>
          <table:table-cell office:value-type="float" office:value="0.870216190815" calcext:value-type="float">
            <text:p>0.8702161908</text:p>
          </table:table-cell>
          <table:table-cell table:formula="of:=[.P533]-[.J531]" office:value-type="float" office:value="0.00109320878999997" calcext:value-type="float">
            <text:p>0.0010932088</text:p>
          </table:table-cell>
          <table:table-cell table:formula="of:=[.B531]-[.J531]" office:value-type="float" office:value="2.105539023875" calcext:value-type="float">
            <text:p>2.1055390239</text:p>
          </table:table-cell>
          <table:table-cell office:value-type="float" office:value="0.870216190815" calcext:value-type="float">
            <text:p>0.8702161908</text:p>
          </table:table-cell>
          <table:table-cell table:formula="of:=[.P533]-[.M531]" office:value-type="float" office:value="0.00109320878999997" calcext:value-type="float">
            <text:p>0.0010932088</text:p>
          </table:table-cell>
          <table:table-cell table:formula="of:=[.B531]-[.M531]" office:value-type="float" office:value="2.105539023875" calcext:value-type="float">
            <text:p>2.1055390239</text:p>
          </table:table-cell>
          <table:table-cell office:value-type="float" office:value="0.870216190815" calcext:value-type="float">
            <text:p>0.8702161908</text:p>
          </table:table-cell>
          <table:table-cell table:formula="of:=[.S533]-[.P531]" office:value-type="float" office:value="0.00109320878999997" calcext:value-type="float">
            <text:p>0.0010932088</text:p>
          </table:table-cell>
          <table:table-cell table:formula="of:=[.B531]-[.P531]" office:value-type="float" office:value="2.105539023875" calcext:value-type="float">
            <text:p>2.1055390239</text:p>
          </table:table-cell>
          <table:table-cell office:value-type="float" office:value="0.870216190815" calcext:value-type="float">
            <text:p>0.8702161908</text:p>
          </table:table-cell>
          <table:table-cell table:formula="of:=[.A531]-[.S531]" office:value-type="float" office:value="2.105539023875" calcext:value-type="float">
            <text:p>2.1055390239</text:p>
          </table:table-cell>
          <table:table-cell table:formula="of:=[.B531]-[.S531]" office:value-type="float" office:value="2.105539023875" calcext:value-type="float">
            <text:p>2.1055390239</text:p>
          </table:table-cell>
        </table:table-row>
        <table:table-row table:style-name="ro1">
          <table:table-cell table:number-columns-repeated="2" office:value-type="float" office:value="2.97756958008" calcext:value-type="float">
            <text:p>2.9775695801</text:p>
          </table:table-cell>
          <table:table-cell table:formula="of:=[.J534]-[.B532]" office:value-type="float" office:value="-2.105709969999" calcext:value-type="float">
            <text:p>-2.10570997</text:p>
          </table:table-cell>
          <table:table-cell office:value-type="float" office:value="0.870761573315" calcext:value-type="float">
            <text:p>0.8707615733</text:p>
          </table:table-cell>
          <table:table-cell table:formula="of:=[.G534]-[.D532]" office:value-type="float" office:value="0.00109803676599995" calcext:value-type="float">
            <text:p>0.0010980368</text:p>
          </table:table-cell>
          <table:table-cell table:formula="of:=[.B532]-[.$D534]" office:value-type="float" office:value="2.105709969999" calcext:value-type="float">
            <text:p>2.10570997</text:p>
          </table:table-cell>
          <table:table-cell office:value-type="float" office:value="0.870761573315" calcext:value-type="float">
            <text:p>0.8707615733</text:p>
          </table:table-cell>
          <table:table-cell table:formula="of:=[.J534]-[.G532]" office:value-type="float" office:value="0.00109803676599995" calcext:value-type="float">
            <text:p>0.0010980368</text:p>
          </table:table-cell>
          <table:table-cell table:formula="of:=[.B532]-[.G532]" office:value-type="float" office:value="2.106808006765" calcext:value-type="float">
            <text:p>2.1068080068</text:p>
          </table:table-cell>
          <table:table-cell office:value-type="float" office:value="0.870761573315" calcext:value-type="float">
            <text:p>0.8707615733</text:p>
          </table:table-cell>
          <table:table-cell table:formula="of:=[.P534]-[.J532]" office:value-type="float" office:value="0.00109803676599995" calcext:value-type="float">
            <text:p>0.0010980368</text:p>
          </table:table-cell>
          <table:table-cell table:formula="of:=[.B532]-[.J532]" office:value-type="float" office:value="2.106808006765" calcext:value-type="float">
            <text:p>2.1068080068</text:p>
          </table:table-cell>
          <table:table-cell office:value-type="float" office:value="0.870761573315" calcext:value-type="float">
            <text:p>0.8707615733</text:p>
          </table:table-cell>
          <table:table-cell table:formula="of:=[.P534]-[.M532]" office:value-type="float" office:value="0.00109803676599995" calcext:value-type="float">
            <text:p>0.0010980368</text:p>
          </table:table-cell>
          <table:table-cell table:formula="of:=[.B532]-[.M532]" office:value-type="float" office:value="2.106808006765" calcext:value-type="float">
            <text:p>2.1068080068</text:p>
          </table:table-cell>
          <table:table-cell office:value-type="float" office:value="0.870761573315" calcext:value-type="float">
            <text:p>0.8707615733</text:p>
          </table:table-cell>
          <table:table-cell table:formula="of:=[.S534]-[.P532]" office:value-type="float" office:value="0.00109803676599995" calcext:value-type="float">
            <text:p>0.0010980368</text:p>
          </table:table-cell>
          <table:table-cell table:formula="of:=[.B532]-[.P532]" office:value-type="float" office:value="2.106808006765" calcext:value-type="float">
            <text:p>2.1068080068</text:p>
          </table:table-cell>
          <table:table-cell office:value-type="float" office:value="0.870761573315" calcext:value-type="float">
            <text:p>0.8707615733</text:p>
          </table:table-cell>
          <table:table-cell table:formula="of:=[.A532]-[.S532]" office:value-type="float" office:value="2.106808006765" calcext:value-type="float">
            <text:p>2.1068080068</text:p>
          </table:table-cell>
          <table:table-cell table:formula="of:=[.B532]-[.S532]" office:value-type="float" office:value="2.106808006765" calcext:value-type="float">
            <text:p>2.1068080068</text:p>
          </table:table-cell>
        </table:table-row>
        <table:table-row table:style-name="ro1">
          <table:table-cell table:number-columns-repeated="2" office:value-type="float" office:value="2.97939229012" calcext:value-type="float">
            <text:p>2.9793922901</text:p>
          </table:table-cell>
          <table:table-cell table:formula="of:=[.J535]-[.B533]" office:value-type="float" office:value="-2.106980025773" calcext:value-type="float">
            <text:p>-2.1069800258</text:p>
          </table:table-cell>
          <table:table-cell office:value-type="float" office:value="0.871309399605" calcext:value-type="float">
            <text:p>0.8713093996</text:p>
          </table:table-cell>
          <table:table-cell table:formula="of:=[.G535]-[.D533]" office:value-type="float" office:value="0.00110286474200005" calcext:value-type="float">
            <text:p>0.0011028647</text:p>
          </table:table-cell>
          <table:table-cell table:formula="of:=[.B533]-[.$D535]" office:value-type="float" office:value="2.106980025773" calcext:value-type="float">
            <text:p>2.1069800258</text:p>
          </table:table-cell>
          <table:table-cell office:value-type="float" office:value="0.871309399605" calcext:value-type="float">
            <text:p>0.8713093996</text:p>
          </table:table-cell>
          <table:table-cell table:formula="of:=[.J535]-[.G533]" office:value-type="float" office:value="0.00110286474200005" calcext:value-type="float">
            <text:p>0.0011028647</text:p>
          </table:table-cell>
          <table:table-cell table:formula="of:=[.B533]-[.G533]" office:value-type="float" office:value="2.108082890515" calcext:value-type="float">
            <text:p>2.1080828905</text:p>
          </table:table-cell>
          <table:table-cell office:value-type="float" office:value="0.871309399605" calcext:value-type="float">
            <text:p>0.8713093996</text:p>
          </table:table-cell>
          <table:table-cell table:formula="of:=[.P535]-[.J533]" office:value-type="float" office:value="0.00110286474200005" calcext:value-type="float">
            <text:p>0.0011028647</text:p>
          </table:table-cell>
          <table:table-cell table:formula="of:=[.B533]-[.J533]" office:value-type="float" office:value="2.108082890515" calcext:value-type="float">
            <text:p>2.1080828905</text:p>
          </table:table-cell>
          <table:table-cell office:value-type="float" office:value="0.870240271091" calcext:value-type="float">
            <text:p>0.8702402711</text:p>
          </table:table-cell>
          <table:table-cell table:formula="of:=[.P535]-[.M533]" office:value-type="float" office:value="0.00217199325600004" calcext:value-type="float">
            <text:p>0.0021719933</text:p>
          </table:table-cell>
          <table:table-cell table:formula="of:=[.B533]-[.M533]" office:value-type="float" office:value="2.109152019029" calcext:value-type="float">
            <text:p>2.109152019</text:p>
          </table:table-cell>
          <table:table-cell office:value-type="float" office:value="0.871309399605" calcext:value-type="float">
            <text:p>0.8713093996</text:p>
          </table:table-cell>
          <table:table-cell table:formula="of:=[.S535]-[.P533]" office:value-type="float" office:value="0.00110286474200005" calcext:value-type="float">
            <text:p>0.0011028647</text:p>
          </table:table-cell>
          <table:table-cell table:formula="of:=[.B533]-[.P533]" office:value-type="float" office:value="2.108082890515" calcext:value-type="float">
            <text:p>2.1080828905</text:p>
          </table:table-cell>
          <table:table-cell office:value-type="float" office:value="0.871309399605" calcext:value-type="float">
            <text:p>0.8713093996</text:p>
          </table:table-cell>
          <table:table-cell table:formula="of:=[.A533]-[.S533]" office:value-type="float" office:value="2.108082890515" calcext:value-type="float">
            <text:p>2.1080828905</text:p>
          </table:table-cell>
          <table:table-cell table:formula="of:=[.B533]-[.S533]" office:value-type="float" office:value="2.108082890515" calcext:value-type="float">
            <text:p>2.1080828905</text:p>
          </table:table-cell>
        </table:table-row>
        <table:table-row table:style-name="ro1">
          <table:table-cell table:number-columns-repeated="2" office:value-type="float" office:value="2.9812233448" calcext:value-type="float">
            <text:p>2.9812233448</text:p>
          </table:table-cell>
          <table:table-cell table:formula="of:=[.J536]-[.B534]" office:value-type="float" office:value="-2.108256042001" calcext:value-type="float">
            <text:p>-2.108256042</text:p>
          </table:table-cell>
          <table:table-cell office:value-type="float" office:value="0.871859610081" calcext:value-type="float">
            <text:p>0.8718596101</text:p>
          </table:table-cell>
          <table:table-cell table:formula="of:=[.G536]-[.D534]" office:value-type="float" office:value="0.00110769271800004" calcext:value-type="float">
            <text:p>0.0011076927</text:p>
          </table:table-cell>
          <table:table-cell table:formula="of:=[.B534]-[.$D536]" office:value-type="float" office:value="2.108256042001" calcext:value-type="float">
            <text:p>2.108256042</text:p>
          </table:table-cell>
          <table:table-cell office:value-type="float" office:value="0.871859610081" calcext:value-type="float">
            <text:p>0.8718596101</text:p>
          </table:table-cell>
          <table:table-cell table:formula="of:=[.J536]-[.G534]" office:value-type="float" office:value="0.00110769271800004" calcext:value-type="float">
            <text:p>0.0011076927</text:p>
          </table:table-cell>
          <table:table-cell table:formula="of:=[.B534]-[.G534]" office:value-type="float" office:value="2.109363734719" calcext:value-type="float">
            <text:p>2.1093637347</text:p>
          </table:table-cell>
          <table:table-cell office:value-type="float" office:value="0.871859610081" calcext:value-type="float">
            <text:p>0.8718596101</text:p>
          </table:table-cell>
          <table:table-cell table:formula="of:=[.P536]-[.J534]" office:value-type="float" office:value="0.00110769271800004" calcext:value-type="float">
            <text:p>0.0011076927</text:p>
          </table:table-cell>
          <table:table-cell table:formula="of:=[.B534]-[.J534]" office:value-type="float" office:value="2.109363734719" calcext:value-type="float">
            <text:p>2.1093637347</text:p>
          </table:table-cell>
          <table:table-cell office:value-type="float" office:value="0.871859610081" calcext:value-type="float">
            <text:p>0.8718596101</text:p>
          </table:table-cell>
          <table:table-cell table:formula="of:=[.P536]-[.M534]" office:value-type="float" office:value="0.00110769271800004" calcext:value-type="float">
            <text:p>0.0011076927</text:p>
          </table:table-cell>
          <table:table-cell table:formula="of:=[.B534]-[.M534]" office:value-type="float" office:value="2.109363734719" calcext:value-type="float">
            <text:p>2.1093637347</text:p>
          </table:table-cell>
          <table:table-cell office:value-type="float" office:value="0.871859610081" calcext:value-type="float">
            <text:p>0.8718596101</text:p>
          </table:table-cell>
          <table:table-cell table:formula="of:=[.S536]-[.P534]" office:value-type="float" office:value="0.00110769271800004" calcext:value-type="float">
            <text:p>0.0011076927</text:p>
          </table:table-cell>
          <table:table-cell table:formula="of:=[.B534]-[.P534]" office:value-type="float" office:value="2.109363734719" calcext:value-type="float">
            <text:p>2.1093637347</text:p>
          </table:table-cell>
          <table:table-cell office:value-type="float" office:value="0.871859610081" calcext:value-type="float">
            <text:p>0.8718596101</text:p>
          </table:table-cell>
          <table:table-cell table:formula="of:=[.A534]-[.S534]" office:value-type="float" office:value="2.109363734719" calcext:value-type="float">
            <text:p>2.1093637347</text:p>
          </table:table-cell>
          <table:table-cell table:formula="of:=[.B534]-[.S534]" office:value-type="float" office:value="2.109363734719" calcext:value-type="float">
            <text:p>2.1093637347</text:p>
          </table:table-cell>
        </table:table-row>
        <table:table-row table:style-name="ro1">
          <table:table-cell table:number-columns-repeated="2" office:value-type="float" office:value="2.98491096497" calcext:value-type="float">
            <text:p>2.984910965</text:p>
          </table:table-cell>
          <table:table-cell table:formula="of:=[.J537]-[.B535]" office:value-type="float" office:value="-2.111386179928" calcext:value-type="float">
            <text:p>-2.1113861799</text:p>
          </table:table-cell>
          <table:table-cell office:value-type="float" office:value="0.872412264347" calcext:value-type="float">
            <text:p>0.8724122643</text:p>
          </table:table-cell>
          <table:table-cell table:formula="of:=[.G537]-[.D535]" office:value-type="float" office:value="0.0011125206949999" calcext:value-type="float">
            <text:p>0.0011125207</text:p>
          </table:table-cell>
          <table:table-cell table:formula="of:=[.B535]-[.$D537]" office:value-type="float" office:value="2.111386179928" calcext:value-type="float">
            <text:p>2.1113861799</text:p>
          </table:table-cell>
          <table:table-cell office:value-type="float" office:value="0.872412264347" calcext:value-type="float">
            <text:p>0.8724122643</text:p>
          </table:table-cell>
          <table:table-cell table:formula="of:=[.J537]-[.G535]" office:value-type="float" office:value="0.0011125206949999" calcext:value-type="float">
            <text:p>0.0011125207</text:p>
          </table:table-cell>
          <table:table-cell table:formula="of:=[.B535]-[.G535]" office:value-type="float" office:value="2.112498700623" calcext:value-type="float">
            <text:p>2.1124987006</text:p>
          </table:table-cell>
          <table:table-cell office:value-type="float" office:value="0.872412264347" calcext:value-type="float">
            <text:p>0.8724122643</text:p>
          </table:table-cell>
          <table:table-cell table:formula="of:=[.P537]-[.J535]" office:value-type="float" office:value="0.0011125206949999" calcext:value-type="float">
            <text:p>0.0011125207</text:p>
          </table:table-cell>
          <table:table-cell table:formula="of:=[.B535]-[.J535]" office:value-type="float" office:value="2.112498700623" calcext:value-type="float">
            <text:p>2.1124987006</text:p>
          </table:table-cell>
          <table:table-cell office:value-type="float" office:value="0.872412264347" calcext:value-type="float">
            <text:p>0.8724122643</text:p>
          </table:table-cell>
          <table:table-cell table:formula="of:=[.P537]-[.M535]" office:value-type="float" office:value="0.0011125206949999" calcext:value-type="float">
            <text:p>0.0011125207</text:p>
          </table:table-cell>
          <table:table-cell table:formula="of:=[.B535]-[.M535]" office:value-type="float" office:value="2.112498700623" calcext:value-type="float">
            <text:p>2.1124987006</text:p>
          </table:table-cell>
          <table:table-cell office:value-type="float" office:value="0.872412264347" calcext:value-type="float">
            <text:p>0.8724122643</text:p>
          </table:table-cell>
          <table:table-cell table:formula="of:=[.S537]-[.P535]" office:value-type="float" office:value="0.0011125206949999" calcext:value-type="float">
            <text:p>0.0011125207</text:p>
          </table:table-cell>
          <table:table-cell table:formula="of:=[.B535]-[.P535]" office:value-type="float" office:value="2.112498700623" calcext:value-type="float">
            <text:p>2.1124987006</text:p>
          </table:table-cell>
          <table:table-cell office:value-type="float" office:value="0.872412264347" calcext:value-type="float">
            <text:p>0.8724122643</text:p>
          </table:table-cell>
          <table:table-cell table:formula="of:=[.A535]-[.S535]" office:value-type="float" office:value="2.112498700623" calcext:value-type="float">
            <text:p>2.1124987006</text:p>
          </table:table-cell>
          <table:table-cell table:formula="of:=[.B535]-[.S535]" office:value-type="float" office:value="2.112498700623" calcext:value-type="float">
            <text:p>2.1124987006</text:p>
          </table:table-cell>
        </table:table-row>
        <table:table-row table:style-name="ro1">
          <table:table-cell table:number-columns-repeated="2" office:value-type="float" office:value="2.98863196373" calcext:value-type="float">
            <text:p>2.9886319637</text:p>
          </table:table-cell>
          <table:table-cell table:formula="of:=[.J538]-[.B536]" office:value-type="float" office:value="-2.11454731226" calcext:value-type="float">
            <text:p>-2.1145473123</text:p>
          </table:table-cell>
          <table:table-cell office:value-type="float" office:value="0.872967302799" calcext:value-type="float">
            <text:p>0.8729673028</text:p>
          </table:table-cell>
          <table:table-cell table:formula="of:=[.G538]-[.D536]" office:value-type="float" office:value="0.00111734867099988" calcext:value-type="float">
            <text:p>0.0011173487</text:p>
          </table:table-cell>
          <table:table-cell table:formula="of:=[.B536]-[.$D538]" office:value-type="float" office:value="2.11454731226" calcext:value-type="float">
            <text:p>2.1145473123</text:p>
          </table:table-cell>
          <table:table-cell office:value-type="float" office:value="0.872967302799" calcext:value-type="float">
            <text:p>0.8729673028</text:p>
          </table:table-cell>
          <table:table-cell table:formula="of:=[.J538]-[.G536]" office:value-type="float" office:value="0.00111734867099988" calcext:value-type="float">
            <text:p>0.0011173487</text:p>
          </table:table-cell>
          <table:table-cell table:formula="of:=[.B536]-[.G536]" office:value-type="float" office:value="2.115664660931" calcext:value-type="float">
            <text:p>2.1156646609</text:p>
          </table:table-cell>
          <table:table-cell office:value-type="float" office:value="0.872967302799" calcext:value-type="float">
            <text:p>0.8729673028</text:p>
          </table:table-cell>
          <table:table-cell table:formula="of:=[.P538]-[.J536]" office:value-type="float" office:value="0.00111734867099988" calcext:value-type="float">
            <text:p>0.0011173487</text:p>
          </table:table-cell>
          <table:table-cell table:formula="of:=[.B536]-[.J536]" office:value-type="float" office:value="2.115664660931" calcext:value-type="float">
            <text:p>2.1156646609</text:p>
          </table:table-cell>
          <table:table-cell office:value-type="float" office:value="0.872967302799" calcext:value-type="float">
            <text:p>0.8729673028</text:p>
          </table:table-cell>
          <table:table-cell table:formula="of:=[.P538]-[.M536]" office:value-type="float" office:value="0.00111734867099988" calcext:value-type="float">
            <text:p>0.0011173487</text:p>
          </table:table-cell>
          <table:table-cell table:formula="of:=[.B536]-[.M536]" office:value-type="float" office:value="2.115664660931" calcext:value-type="float">
            <text:p>2.1156646609</text:p>
          </table:table-cell>
          <table:table-cell office:value-type="float" office:value="0.872967302799" calcext:value-type="float">
            <text:p>0.8729673028</text:p>
          </table:table-cell>
          <table:table-cell table:formula="of:=[.S538]-[.P536]" office:value-type="float" office:value="0.00111734867099988" calcext:value-type="float">
            <text:p>0.0011173487</text:p>
          </table:table-cell>
          <table:table-cell table:formula="of:=[.B536]-[.P536]" office:value-type="float" office:value="2.115664660931" calcext:value-type="float">
            <text:p>2.1156646609</text:p>
          </table:table-cell>
          <table:table-cell office:value-type="float" office:value="0.872967302799" calcext:value-type="float">
            <text:p>0.8729673028</text:p>
          </table:table-cell>
          <table:table-cell table:formula="of:=[.A536]-[.S536]" office:value-type="float" office:value="2.115664660931" calcext:value-type="float">
            <text:p>2.1156646609</text:p>
          </table:table-cell>
          <table:table-cell table:formula="of:=[.B536]-[.S536]" office:value-type="float" office:value="2.115664660931" calcext:value-type="float">
            <text:p>2.1156646609</text:p>
          </table:table-cell>
        </table:table-row>
        <table:table-row table:style-name="ro1">
          <table:table-cell office:value-type="float" office:value="2.99050498009" calcext:value-type="float">
            <text:p>2.9905049801</text:p>
          </table:table-cell>
          <table:table-cell office:value-type="float" office:value="3.01507854462" calcext:value-type="float">
            <text:p>3.0150785446</text:p>
          </table:table-cell>
          <table:table-cell table:formula="of:=[.J539]-[.B537]" office:value-type="float" office:value="-2.140431642536" calcext:value-type="float">
            <text:p>-2.1404316425</text:p>
          </table:table-cell>
          <table:table-cell office:value-type="float" office:value="0.873524785042" calcext:value-type="float">
            <text:p>0.873524785</text:p>
          </table:table-cell>
          <table:table-cell table:formula="of:=[.G539]-[.D537]" office:value-type="float" office:value="0.00326842069600008" calcext:value-type="float">
            <text:p>0.0032684207</text:p>
          </table:table-cell>
          <table:table-cell table:formula="of:=[.B537]-[.$D539]" office:value-type="float" office:value="2.138285338882" calcext:value-type="float">
            <text:p>2.1382853389</text:p>
          </table:table-cell>
          <table:table-cell office:value-type="float" office:value="0.873524785042" calcext:value-type="float">
            <text:p>0.873524785</text:p>
          </table:table-cell>
          <table:table-cell table:formula="of:=[.J539]-[.G537]" office:value-type="float" office:value="0.00112211704200005" calcext:value-type="float">
            <text:p>0.001122117</text:p>
          </table:table-cell>
          <table:table-cell table:formula="of:=[.B537]-[.G537]" office:value-type="float" office:value="2.141553759578" calcext:value-type="float">
            <text:p>2.1415537596</text:p>
          </table:table-cell>
          <table:table-cell office:value-type="float" office:value="0.873524785042" calcext:value-type="float">
            <text:p>0.873524785</text:p>
          </table:table-cell>
          <table:table-cell table:formula="of:=[.P539]-[.J537]" office:value-type="float" office:value="0.00112211704200005" calcext:value-type="float">
            <text:p>0.001122117</text:p>
          </table:table-cell>
          <table:table-cell table:formula="of:=[.B537]-[.J537]" office:value-type="float" office:value="2.141553759578" calcext:value-type="float">
            <text:p>2.1415537596</text:p>
          </table:table-cell>
          <table:table-cell office:value-type="float" office:value="0.873524785042" calcext:value-type="float">
            <text:p>0.873524785</text:p>
          </table:table-cell>
          <table:table-cell table:formula="of:=[.P539]-[.M537]" office:value-type="float" office:value="0.00112211704200005" calcext:value-type="float">
            <text:p>0.001122117</text:p>
          </table:table-cell>
          <table:table-cell table:formula="of:=[.B537]-[.M537]" office:value-type="float" office:value="2.141553759578" calcext:value-type="float">
            <text:p>2.1415537596</text:p>
          </table:table-cell>
          <table:table-cell office:value-type="float" office:value="0.873524785042" calcext:value-type="float">
            <text:p>0.873524785</text:p>
          </table:table-cell>
          <table:table-cell table:formula="of:=[.S539]-[.P537]" office:value-type="float" office:value="0.00112211704200005" calcext:value-type="float">
            <text:p>0.001122117</text:p>
          </table:table-cell>
          <table:table-cell table:formula="of:=[.B537]-[.P537]" office:value-type="float" office:value="2.141553759578" calcext:value-type="float">
            <text:p>2.1415537596</text:p>
          </table:table-cell>
          <table:table-cell office:value-type="float" office:value="0.873524785042" calcext:value-type="float">
            <text:p>0.873524785</text:p>
          </table:table-cell>
          <table:table-cell table:formula="of:=[.A537]-[.S537]" office:value-type="float" office:value="2.116980195048" calcext:value-type="float">
            <text:p>2.116980195</text:p>
          </table:table-cell>
          <table:table-cell table:formula="of:=[.B537]-[.S537]" office:value-type="float" office:value="2.141553759578" calcext:value-type="float">
            <text:p>2.1415537596</text:p>
          </table:table-cell>
        </table:table-row>
        <table:table-row table:style-name="ro1">
          <table:table-cell office:value-type="float" office:value="2.99238634109" calcext:value-type="float">
            <text:p>2.9923863411</text:p>
          </table:table-cell>
          <table:table-cell office:value-type="float" office:value="3.01697540283" calcext:value-type="float">
            <text:p>3.0169754028</text:p>
          </table:table-cell>
          <table:table-cell table:formula="of:=[.J540]-[.B538]" office:value-type="float" office:value="-2.141763865946" calcext:value-type="float">
            <text:p>-2.1417638659</text:p>
          </table:table-cell>
          <table:table-cell office:value-type="float" office:value="0.87408465147" calcext:value-type="float">
            <text:p>0.8740846515</text:p>
          </table:table-cell>
          <table:table-cell table:formula="of:=[.G540]-[.D538]" office:value-type="float" office:value="0.0032746195790001" calcext:value-type="float">
            <text:p>0.0032746196</text:p>
          </table:table-cell>
          <table:table-cell table:formula="of:=[.B538]-[.$D540]" office:value-type="float" office:value="2.139616131781" calcext:value-type="float">
            <text:p>2.1396161318</text:p>
          </table:table-cell>
          <table:table-cell office:value-type="float" office:value="0.87408465147" calcext:value-type="float">
            <text:p>0.8740846515</text:p>
          </table:table-cell>
          <table:table-cell table:formula="of:=[.J540]-[.G538]" office:value-type="float" office:value="0.00112688541400008" calcext:value-type="float">
            <text:p>0.0011268854</text:p>
          </table:table-cell>
          <table:table-cell table:formula="of:=[.B538]-[.G538]" office:value-type="float" office:value="2.14289075136" calcext:value-type="float">
            <text:p>2.1428907514</text:p>
          </table:table-cell>
          <table:table-cell office:value-type="float" office:value="0.87408465147" calcext:value-type="float">
            <text:p>0.8740846515</text:p>
          </table:table-cell>
          <table:table-cell table:formula="of:=[.P540]-[.J538]" office:value-type="float" office:value="0.00112688541400008" calcext:value-type="float">
            <text:p>0.0011268854</text:p>
          </table:table-cell>
          <table:table-cell table:formula="of:=[.B538]-[.J538]" office:value-type="float" office:value="2.14289075136" calcext:value-type="float">
            <text:p>2.1428907514</text:p>
          </table:table-cell>
          <table:table-cell office:value-type="float" office:value="0.87408465147" calcext:value-type="float">
            <text:p>0.8740846515</text:p>
          </table:table-cell>
          <table:table-cell table:formula="of:=[.P540]-[.M538]" office:value-type="float" office:value="0.00112688541400008" calcext:value-type="float">
            <text:p>0.0011268854</text:p>
          </table:table-cell>
          <table:table-cell table:formula="of:=[.B538]-[.M538]" office:value-type="float" office:value="2.14289075136" calcext:value-type="float">
            <text:p>2.1428907514</text:p>
          </table:table-cell>
          <table:table-cell office:value-type="float" office:value="0.87408465147" calcext:value-type="float">
            <text:p>0.8740846515</text:p>
          </table:table-cell>
          <table:table-cell table:formula="of:=[.S540]-[.P538]" office:value-type="float" office:value="0.00112688541400008" calcext:value-type="float">
            <text:p>0.0011268854</text:p>
          </table:table-cell>
          <table:table-cell table:formula="of:=[.B538]-[.P538]" office:value-type="float" office:value="2.14289075136" calcext:value-type="float">
            <text:p>2.1428907514</text:p>
          </table:table-cell>
          <table:table-cell office:value-type="float" office:value="0.87408465147" calcext:value-type="float">
            <text:p>0.8740846515</text:p>
          </table:table-cell>
          <table:table-cell table:formula="of:=[.A538]-[.S538]" office:value-type="float" office:value="2.11830168962" calcext:value-type="float">
            <text:p>2.1183016896</text:p>
          </table:table-cell>
          <table:table-cell table:formula="of:=[.B538]-[.S538]" office:value-type="float" office:value="2.14289075136" calcext:value-type="float">
            <text:p>2.1428907514</text:p>
          </table:table-cell>
        </table:table-row>
        <table:table-row table:style-name="ro1">
          <table:table-cell office:value-type="float" office:value="2.99617385864" calcext:value-type="float">
            <text:p>2.9961738586</text:p>
          </table:table-cell>
          <table:table-cell office:value-type="float" office:value="3.02079415321" calcext:value-type="float">
            <text:p>3.0207941532</text:p>
          </table:table-cell>
          <table:table-cell table:formula="of:=[.J541]-[.B539]" office:value-type="float" office:value="-2.14501559734" calcext:value-type="float">
            <text:p>-2.1450155973</text:p>
          </table:table-cell>
          <table:table-cell office:value-type="float" office:value="0.876793205738" calcext:value-type="float">
            <text:p>0.8767932057</text:p>
          </table:table-cell>
          <table:table-cell table:formula="of:=[.G541]-[.D539]" office:value-type="float" office:value="0.00113445520400002" calcext:value-type="float">
            <text:p>0.0011344552</text:p>
          </table:table-cell>
          <table:table-cell table:formula="of:=[.B539]-[.$D541]" office:value-type="float" office:value="2.142866492268" calcext:value-type="float">
            <text:p>2.1428664923</text:p>
          </table:table-cell>
          <table:table-cell office:value-type="float" office:value="0.876793205738" calcext:value-type="float">
            <text:p>0.8767932057</text:p>
          </table:table-cell>
          <table:table-cell table:formula="of:=[.J541]-[.G539]" office:value-type="float" office:value="-0.00101464986800004" calcext:value-type="float">
            <text:p>-0.0010146499</text:p>
          </table:table-cell>
          <table:table-cell table:formula="of:=[.B539]-[.G539]" office:value-type="float" office:value="2.144000947472" calcext:value-type="float">
            <text:p>2.1440009475</text:p>
          </table:table-cell>
          <table:table-cell office:value-type="float" office:value="0.874646902084" calcext:value-type="float">
            <text:p>0.8746469021</text:p>
          </table:table-cell>
          <table:table-cell table:formula="of:=[.P541]-[.J539]" office:value-type="float" office:value="0.001131653786" calcext:value-type="float">
            <text:p>0.0011316538</text:p>
          </table:table-cell>
          <table:table-cell table:formula="of:=[.B539]-[.J539]" office:value-type="float" office:value="2.146147251126" calcext:value-type="float">
            <text:p>2.1461472511</text:p>
          </table:table-cell>
          <table:table-cell office:value-type="float" office:value="0.874646902084" calcext:value-type="float">
            <text:p>0.8746469021</text:p>
          </table:table-cell>
          <table:table-cell table:formula="of:=[.P541]-[.M539]" office:value-type="float" office:value="0.001131653786" calcext:value-type="float">
            <text:p>0.0011316538</text:p>
          </table:table-cell>
          <table:table-cell table:formula="of:=[.B539]-[.M539]" office:value-type="float" office:value="2.146147251126" calcext:value-type="float">
            <text:p>2.1461472511</text:p>
          </table:table-cell>
          <table:table-cell office:value-type="float" office:value="0.874646902084" calcext:value-type="float">
            <text:p>0.8746469021</text:p>
          </table:table-cell>
          <table:table-cell table:formula="of:=[.S541]-[.P539]" office:value-type="float" office:value="0.001131653786" calcext:value-type="float">
            <text:p>0.0011316538</text:p>
          </table:table-cell>
          <table:table-cell table:formula="of:=[.B539]-[.P539]" office:value-type="float" office:value="2.146147251126" calcext:value-type="float">
            <text:p>2.1461472511</text:p>
          </table:table-cell>
          <table:table-cell office:value-type="float" office:value="0.874646902084" calcext:value-type="float">
            <text:p>0.8746469021</text:p>
          </table:table-cell>
          <table:table-cell table:formula="of:=[.A539]-[.S539]" office:value-type="float" office:value="2.121526956556" calcext:value-type="float">
            <text:p>2.1215269566</text:p>
          </table:table-cell>
          <table:table-cell table:formula="of:=[.B539]-[.S539]" office:value-type="float" office:value="2.146147251126" calcext:value-type="float">
            <text:p>2.1461472511</text:p>
          </table:table-cell>
        </table:table-row>
        <table:table-row table:style-name="ro1">
          <table:table-cell table:number-columns-repeated="2" office:value-type="float" office:value="3.02271604538" calcext:value-type="float">
            <text:p>3.0227160454</text:p>
          </table:table-cell>
          <table:table-cell table:formula="of:=[.J542]-[.B540]" office:value-type="float" office:value="-2.146368086338" calcext:value-type="float">
            <text:p>-2.1463680863</text:p>
          </table:table-cell>
          <table:table-cell office:value-type="float" office:value="0.877359271049" calcext:value-type="float">
            <text:p>0.877359271</text:p>
          </table:table-cell>
          <table:table-cell table:formula="of:=[.G542]-[.D540]" office:value-type="float" office:value="-0.001011312007" calcext:value-type="float">
            <text:p>-0.001011312</text:p>
          </table:table-cell>
          <table:table-cell table:formula="of:=[.B540]-[.$D542]" office:value-type="float" office:value="2.146368086338" calcext:value-type="float">
            <text:p>2.1463680863</text:p>
          </table:table-cell>
          <table:table-cell office:value-type="float" office:value="0.877359271049" calcext:value-type="float">
            <text:p>0.877359271</text:p>
          </table:table-cell>
          <table:table-cell table:formula="of:=[.J542]-[.G540]" office:value-type="float" office:value="-0.001011312007" calcext:value-type="float">
            <text:p>-0.001011312</text:p>
          </table:table-cell>
          <table:table-cell table:formula="of:=[.B540]-[.G540]" office:value-type="float" office:value="2.145356774331" calcext:value-type="float">
            <text:p>2.1453567743</text:p>
          </table:table-cell>
          <table:table-cell office:value-type="float" office:value="0.875211536884" calcext:value-type="float">
            <text:p>0.8752115369</text:p>
          </table:table-cell>
          <table:table-cell table:formula="of:=[.P542]-[.J540]" office:value-type="float" office:value="0.00113642215800003" calcext:value-type="float">
            <text:p>0.0011364222</text:p>
          </table:table-cell>
          <table:table-cell table:formula="of:=[.B540]-[.J540]" office:value-type="float" office:value="2.147504508496" calcext:value-type="float">
            <text:p>2.1475045085</text:p>
          </table:table-cell>
          <table:table-cell office:value-type="float" office:value="0.877359271049" calcext:value-type="float">
            <text:p>0.877359271</text:p>
          </table:table-cell>
          <table:table-cell table:formula="of:=[.P542]-[.M540]" office:value-type="float" office:value="-0.001011312007" calcext:value-type="float">
            <text:p>-0.001011312</text:p>
          </table:table-cell>
          <table:table-cell table:formula="of:=[.B540]-[.M540]" office:value-type="float" office:value="2.145356774331" calcext:value-type="float">
            <text:p>2.1453567743</text:p>
          </table:table-cell>
          <table:table-cell office:value-type="float" office:value="0.875211536884" calcext:value-type="float">
            <text:p>0.8752115369</text:p>
          </table:table-cell>
          <table:table-cell table:formula="of:=[.S542]-[.P540]" office:value-type="float" office:value="0.00113642215800003" calcext:value-type="float">
            <text:p>0.0011364222</text:p>
          </table:table-cell>
          <table:table-cell table:formula="of:=[.B540]-[.P540]" office:value-type="float" office:value="2.147504508496" calcext:value-type="float">
            <text:p>2.1475045085</text:p>
          </table:table-cell>
          <table:table-cell office:value-type="float" office:value="0.875211536884" calcext:value-type="float">
            <text:p>0.8752115369</text:p>
          </table:table-cell>
          <table:table-cell table:formula="of:=[.A540]-[.S540]" office:value-type="float" office:value="2.147504508496" calcext:value-type="float">
            <text:p>2.1475045085</text:p>
          </table:table-cell>
          <table:table-cell table:formula="of:=[.B540]-[.S540]" office:value-type="float" office:value="2.147504508496" calcext:value-type="float">
            <text:p>2.1475045085</text:p>
          </table:table-cell>
        </table:table-row>
        <table:table-row table:style-name="ro1">
          <table:table-cell table:number-columns-repeated="2" office:value-type="float" office:value="3.0246462822" calcext:value-type="float">
            <text:p>3.0246462822</text:p>
          </table:table-cell>
          <table:table-cell table:formula="of:=[.J543]-[.B541]" office:value-type="float" office:value="-2.147726476196" calcext:value-type="float">
            <text:p>-2.1477264762</text:p>
          </table:table-cell>
          <table:table-cell office:value-type="float" office:value="0.877927660942" calcext:value-type="float">
            <text:p>0.8779276609</text:p>
          </table:table-cell>
          <table:table-cell table:formula="of:=[.G543]-[.D541]" office:value-type="float" office:value="-0.00100785493800004" calcext:value-type="float">
            <text:p>-0.0010078549</text:p>
          </table:table-cell>
          <table:table-cell table:formula="of:=[.B541]-[.$D543]" office:value-type="float" office:value="2.147726476196" calcext:value-type="float">
            <text:p>2.1477264762</text:p>
          </table:table-cell>
          <table:table-cell office:value-type="float" office:value="0.877927660942" calcext:value-type="float">
            <text:p>0.8779276609</text:p>
          </table:table-cell>
          <table:table-cell table:formula="of:=[.J543]-[.G541]" office:value-type="float" office:value="-0.00100785493800004" calcext:value-type="float">
            <text:p>-0.0010078549</text:p>
          </table:table-cell>
          <table:table-cell table:formula="of:=[.B541]-[.G541]" office:value-type="float" office:value="2.146718621258" calcext:value-type="float">
            <text:p>2.1467186213</text:p>
          </table:table-cell>
          <table:table-cell office:value-type="float" office:value="0.87577855587" calcext:value-type="float">
            <text:p>0.8757785559</text:p>
          </table:table-cell>
          <table:table-cell table:formula="of:=[.P543]-[.J541]" office:value-type="float" office:value="0.00114125013400002" calcext:value-type="float">
            <text:p>0.0011412501</text:p>
          </table:table-cell>
          <table:table-cell table:formula="of:=[.B541]-[.J541]" office:value-type="float" office:value="2.14886772633" calcext:value-type="float">
            <text:p>2.1488677263</text:p>
          </table:table-cell>
          <table:table-cell office:value-type="float" office:value="0.87577855587" calcext:value-type="float">
            <text:p>0.8757785559</text:p>
          </table:table-cell>
          <table:table-cell table:formula="of:=[.P543]-[.M541]" office:value-type="float" office:value="0.00114125013400002" calcext:value-type="float">
            <text:p>0.0011412501</text:p>
          </table:table-cell>
          <table:table-cell table:formula="of:=[.B541]-[.M541]" office:value-type="float" office:value="2.14886772633" calcext:value-type="float">
            <text:p>2.1488677263</text:p>
          </table:table-cell>
          <table:table-cell office:value-type="float" office:value="0.87577855587" calcext:value-type="float">
            <text:p>0.8757785559</text:p>
          </table:table-cell>
          <table:table-cell table:formula="of:=[.S543]-[.P541]" office:value-type="float" office:value="0.00114125013400002" calcext:value-type="float">
            <text:p>0.0011412501</text:p>
          </table:table-cell>
          <table:table-cell table:formula="of:=[.B541]-[.P541]" office:value-type="float" office:value="2.14886772633" calcext:value-type="float">
            <text:p>2.1488677263</text:p>
          </table:table-cell>
          <table:table-cell office:value-type="float" office:value="0.87577855587" calcext:value-type="float">
            <text:p>0.8757785559</text:p>
          </table:table-cell>
          <table:table-cell table:formula="of:=[.A541]-[.S541]" office:value-type="float" office:value="2.14886772633" calcext:value-type="float">
            <text:p>2.1488677263</text:p>
          </table:table-cell>
          <table:table-cell table:formula="of:=[.B541]-[.S541]" office:value-type="float" office:value="2.14886772633" calcext:value-type="float">
            <text:p>2.1488677263</text:p>
          </table:table-cell>
        </table:table-row>
        <table:table-row table:style-name="ro1">
          <table:table-cell table:number-columns-repeated="2" office:value-type="float" office:value="3.05321502686" calcext:value-type="float">
            <text:p>3.0532150269</text:p>
          </table:table-cell>
          <table:table-cell table:formula="of:=[.J544]-[.B542]" office:value-type="float" office:value="-2.175721049313" calcext:value-type="float">
            <text:p>-2.1757210493</text:p>
          </table:table-cell>
          <table:table-cell office:value-type="float" office:value="0.876347959042" calcext:value-type="float">
            <text:p>0.876347959</text:p>
          </table:table-cell>
          <table:table-cell table:formula="of:=[.G544]-[.D542]" office:value-type="float" office:value="0.00114601850499996" calcext:value-type="float">
            <text:p>0.0011460185</text:p>
          </table:table-cell>
          <table:table-cell table:formula="of:=[.B542]-[.$D544]" office:value-type="float" office:value="2.175721049313" calcext:value-type="float">
            <text:p>2.1757210493</text:p>
          </table:table-cell>
          <table:table-cell office:value-type="float" office:value="0.876347959042" calcext:value-type="float">
            <text:p>0.876347959</text:p>
          </table:table-cell>
          <table:table-cell table:formula="of:=[.J544]-[.G542]" office:value-type="float" office:value="0.00114601850499996" calcext:value-type="float">
            <text:p>0.0011460185</text:p>
          </table:table-cell>
          <table:table-cell table:formula="of:=[.B542]-[.G542]" office:value-type="float" office:value="2.176867067818" calcext:value-type="float">
            <text:p>2.1768670678</text:p>
          </table:table-cell>
          <table:table-cell office:value-type="float" office:value="0.876347959042" calcext:value-type="float">
            <text:p>0.876347959</text:p>
          </table:table-cell>
          <table:table-cell table:formula="of:=[.P544]-[.J542]" office:value-type="float" office:value="0.00114601850499996" calcext:value-type="float">
            <text:p>0.0011460185</text:p>
          </table:table-cell>
          <table:table-cell table:formula="of:=[.B542]-[.J542]" office:value-type="float" office:value="2.176867067818" calcext:value-type="float">
            <text:p>2.1768670678</text:p>
          </table:table-cell>
          <table:table-cell office:value-type="float" office:value="0.876347959042" calcext:value-type="float">
            <text:p>0.876347959</text:p>
          </table:table-cell>
          <table:table-cell table:formula="of:=[.P544]-[.M542]" office:value-type="float" office:value="0.00114601850499996" calcext:value-type="float">
            <text:p>0.0011460185</text:p>
          </table:table-cell>
          <table:table-cell table:formula="of:=[.B542]-[.M542]" office:value-type="float" office:value="2.176867067818" calcext:value-type="float">
            <text:p>2.1768670678</text:p>
          </table:table-cell>
          <table:table-cell office:value-type="float" office:value="0.876347959042" calcext:value-type="float">
            <text:p>0.876347959</text:p>
          </table:table-cell>
          <table:table-cell table:formula="of:=[.S544]-[.P542]" office:value-type="float" office:value="0.00114601850499996" calcext:value-type="float">
            <text:p>0.0011460185</text:p>
          </table:table-cell>
          <table:table-cell table:formula="of:=[.B542]-[.P542]" office:value-type="float" office:value="2.176867067818" calcext:value-type="float">
            <text:p>2.1768670678</text:p>
          </table:table-cell>
          <table:table-cell office:value-type="float" office:value="0.876347959042" calcext:value-type="float">
            <text:p>0.876347959</text:p>
          </table:table-cell>
          <table:table-cell table:formula="of:=[.A542]-[.S542]" office:value-type="float" office:value="2.176867067818" calcext:value-type="float">
            <text:p>2.1768670678</text:p>
          </table:table-cell>
          <table:table-cell table:formula="of:=[.B542]-[.S542]" office:value-type="float" office:value="2.176867067818" calcext:value-type="float">
            <text:p>2.1768670678</text:p>
          </table:table-cell>
        </table:table-row>
        <table:table-row table:style-name="ro1">
          <table:table-cell table:number-columns-repeated="2" office:value-type="float" office:value="3.05716562271" calcext:value-type="float">
            <text:p>3.0571656227</text:p>
          </table:table-cell>
          <table:table-cell table:formula="of:=[.J545]-[.B543]" office:value-type="float" office:value="-2.179095149039" calcext:value-type="float">
            <text:p>-2.179095149</text:p>
          </table:table-cell>
          <table:table-cell office:value-type="float" office:value="0.876919806004" calcext:value-type="float">
            <text:p>0.876919806</text:p>
          </table:table-cell>
          <table:table-cell table:formula="of:=[.G545]-[.D543]" office:value-type="float" office:value="0.001150667667" calcext:value-type="float">
            <text:p>0.0011506677</text:p>
          </table:table-cell>
          <table:table-cell table:formula="of:=[.B543]-[.$D545]" office:value-type="float" office:value="2.179095149039" calcext:value-type="float">
            <text:p>2.179095149</text:p>
          </table:table-cell>
          <table:table-cell office:value-type="float" office:value="0.876919806004" calcext:value-type="float">
            <text:p>0.876919806</text:p>
          </table:table-cell>
          <table:table-cell table:formula="of:=[.J545]-[.G543]" office:value-type="float" office:value="0.001150667667" calcext:value-type="float">
            <text:p>0.0011506677</text:p>
          </table:table-cell>
          <table:table-cell table:formula="of:=[.B543]-[.G543]" office:value-type="float" office:value="2.180245816706" calcext:value-type="float">
            <text:p>2.1802458167</text:p>
          </table:table-cell>
          <table:table-cell office:value-type="float" office:value="0.876919806004" calcext:value-type="float">
            <text:p>0.876919806</text:p>
          </table:table-cell>
          <table:table-cell table:formula="of:=[.P545]-[.J543]" office:value-type="float" office:value="0.001150667667" calcext:value-type="float">
            <text:p>0.0011506677</text:p>
          </table:table-cell>
          <table:table-cell table:formula="of:=[.B543]-[.J543]" office:value-type="float" office:value="2.180245816706" calcext:value-type="float">
            <text:p>2.1802458167</text:p>
          </table:table-cell>
          <table:table-cell office:value-type="float" office:value="0.876919806004" calcext:value-type="float">
            <text:p>0.876919806</text:p>
          </table:table-cell>
          <table:table-cell table:formula="of:=[.P545]-[.M543]" office:value-type="float" office:value="0.001150667667" calcext:value-type="float">
            <text:p>0.0011506677</text:p>
          </table:table-cell>
          <table:table-cell table:formula="of:=[.B543]-[.M543]" office:value-type="float" office:value="2.180245816706" calcext:value-type="float">
            <text:p>2.1802458167</text:p>
          </table:table-cell>
          <table:table-cell office:value-type="float" office:value="0.876919806004" calcext:value-type="float">
            <text:p>0.876919806</text:p>
          </table:table-cell>
          <table:table-cell table:formula="of:=[.S545]-[.P543]" office:value-type="float" office:value="0.001150667667" calcext:value-type="float">
            <text:p>0.0011506677</text:p>
          </table:table-cell>
          <table:table-cell table:formula="of:=[.B543]-[.P543]" office:value-type="float" office:value="2.180245816706" calcext:value-type="float">
            <text:p>2.1802458167</text:p>
          </table:table-cell>
          <table:table-cell office:value-type="float" office:value="0.876919806004" calcext:value-type="float">
            <text:p>0.876919806</text:p>
          </table:table-cell>
          <table:table-cell table:formula="of:=[.A543]-[.S543]" office:value-type="float" office:value="2.180245816706" calcext:value-type="float">
            <text:p>2.1802458167</text:p>
          </table:table-cell>
          <table:table-cell table:formula="of:=[.B543]-[.S543]" office:value-type="float" office:value="2.180245816706" calcext:value-type="float">
            <text:p>2.1802458167</text:p>
          </table:table-cell>
        </table:table-row>
        <table:table-row table:style-name="ro1">
          <table:table-cell table:number-columns-repeated="2" office:value-type="float" office:value="3.08495998383" calcext:value-type="float">
            <text:p>3.0849599838</text:p>
          </table:table-cell>
          <table:table-cell table:formula="of:=[.J546]-[.B544]" office:value-type="float" office:value="-2.206310570244" calcext:value-type="float">
            <text:p>-2.2063105702</text:p>
          </table:table-cell>
          <table:table-cell office:value-type="float" office:value="0.877493977547" calcext:value-type="float">
            <text:p>0.8774939775</text:p>
          </table:table-cell>
          <table:table-cell table:formula="of:=[.G546]-[.D544]" office:value-type="float" office:value="0.00115543603900004" calcext:value-type="float">
            <text:p>0.001155436</text:p>
          </table:table-cell>
          <table:table-cell table:formula="of:=[.B544]-[.$D546]" office:value-type="float" office:value="2.206310570244" calcext:value-type="float">
            <text:p>2.2063105702</text:p>
          </table:table-cell>
          <table:table-cell office:value-type="float" office:value="0.877493977547" calcext:value-type="float">
            <text:p>0.8774939775</text:p>
          </table:table-cell>
          <table:table-cell table:formula="of:=[.J546]-[.G544]" office:value-type="float" office:value="0.00115543603900004" calcext:value-type="float">
            <text:p>0.001155436</text:p>
          </table:table-cell>
          <table:table-cell table:formula="of:=[.B544]-[.G544]" office:value-type="float" office:value="2.207466006283" calcext:value-type="float">
            <text:p>2.2074660063</text:p>
          </table:table-cell>
          <table:table-cell office:value-type="float" office:value="0.877493977547" calcext:value-type="float">
            <text:p>0.8774939775</text:p>
          </table:table-cell>
          <table:table-cell table:formula="of:=[.P546]-[.J544]" office:value-type="float" office:value="0.00115543603900004" calcext:value-type="float">
            <text:p>0.001155436</text:p>
          </table:table-cell>
          <table:table-cell table:formula="of:=[.B544]-[.J544]" office:value-type="float" office:value="2.207466006283" calcext:value-type="float">
            <text:p>2.2074660063</text:p>
          </table:table-cell>
          <table:table-cell office:value-type="float" office:value="0.877493977547" calcext:value-type="float">
            <text:p>0.8774939775</text:p>
          </table:table-cell>
          <table:table-cell table:formula="of:=[.P546]-[.M544]" office:value-type="float" office:value="0.00115543603900004" calcext:value-type="float">
            <text:p>0.001155436</text:p>
          </table:table-cell>
          <table:table-cell table:formula="of:=[.B544]-[.M544]" office:value-type="float" office:value="2.207466006283" calcext:value-type="float">
            <text:p>2.2074660063</text:p>
          </table:table-cell>
          <table:table-cell office:value-type="float" office:value="0.877493977547" calcext:value-type="float">
            <text:p>0.8774939775</text:p>
          </table:table-cell>
          <table:table-cell table:formula="of:=[.S546]-[.P544]" office:value-type="float" office:value="0.00115543603900004" calcext:value-type="float">
            <text:p>0.001155436</text:p>
          </table:table-cell>
          <table:table-cell table:formula="of:=[.B544]-[.P544]" office:value-type="float" office:value="2.207466006283" calcext:value-type="float">
            <text:p>2.2074660063</text:p>
          </table:table-cell>
          <table:table-cell office:value-type="float" office:value="0.877493977547" calcext:value-type="float">
            <text:p>0.8774939775</text:p>
          </table:table-cell>
          <table:table-cell table:formula="of:=[.A544]-[.S544]" office:value-type="float" office:value="2.207466006283" calcext:value-type="float">
            <text:p>2.2074660063</text:p>
          </table:table-cell>
          <table:table-cell table:formula="of:=[.B544]-[.S544]" office:value-type="float" office:value="2.207466006283" calcext:value-type="float">
            <text:p>2.2074660063</text:p>
          </table:table-cell>
        </table:table-row>
        <table:table-row table:style-name="ro1">
          <table:table-cell table:number-columns-repeated="2" office:value-type="float" office:value="3.08697295189" calcext:value-type="float">
            <text:p>3.0869729519</text:p>
          </table:table-cell>
          <table:table-cell table:formula="of:=[.J547]-[.B545]" office:value-type="float" office:value="-2.208821177484" calcext:value-type="float">
            <text:p>-2.2088211775</text:p>
          </table:table-cell>
          <table:table-cell office:value-type="float" office:value="0.878070473671" calcext:value-type="float">
            <text:p>0.8780704737</text:p>
          </table:table-cell>
          <table:table-cell table:formula="of:=[.G547]-[.D545]" office:value-type="float" office:value="0.00116020441099995" calcext:value-type="float">
            <text:p>0.0011602044</text:p>
          </table:table-cell>
          <table:table-cell table:formula="of:=[.B545]-[.$D547]" office:value-type="float" office:value="2.208821177484" calcext:value-type="float">
            <text:p>2.2088211775</text:p>
          </table:table-cell>
          <table:table-cell office:value-type="float" office:value="0.878070473671" calcext:value-type="float">
            <text:p>0.8780704737</text:p>
          </table:table-cell>
          <table:table-cell table:formula="of:=[.J547]-[.G545]" office:value-type="float" office:value="0.0000813007350000117" calcext:value-type="float">
            <text:p>8.13007350000117E-005</text:p>
          </table:table-cell>
          <table:table-cell table:formula="of:=[.B545]-[.G545]" office:value-type="float" office:value="2.208902478219" calcext:value-type="float">
            <text:p>2.2089024782</text:p>
          </table:table-cell>
          <table:table-cell office:value-type="float" office:value="0.878070473671" calcext:value-type="float">
            <text:p>0.8780704737</text:p>
          </table:table-cell>
          <table:table-cell table:formula="of:=[.P547]-[.J545]" office:value-type="float" office:value="0.0000813007350000117" calcext:value-type="float">
            <text:p>8.13007350000117E-005</text:p>
          </table:table-cell>
          <table:table-cell table:formula="of:=[.B545]-[.J545]" office:value-type="float" office:value="2.208902478219" calcext:value-type="float">
            <text:p>2.2089024782</text:p>
          </table:table-cell>
          <table:table-cell office:value-type="float" office:value="0.878070473671" calcext:value-type="float">
            <text:p>0.8780704737</text:p>
          </table:table-cell>
          <table:table-cell table:formula="of:=[.P547]-[.M545]" office:value-type="float" office:value="0.0000813007350000117" calcext:value-type="float">
            <text:p>8.13007350000117E-005</text:p>
          </table:table-cell>
          <table:table-cell table:formula="of:=[.B545]-[.M545]" office:value-type="float" office:value="2.208902478219" calcext:value-type="float">
            <text:p>2.2089024782</text:p>
          </table:table-cell>
          <table:table-cell office:value-type="float" office:value="0.878070473671" calcext:value-type="float">
            <text:p>0.8780704737</text:p>
          </table:table-cell>
          <table:table-cell table:formula="of:=[.S547]-[.P545]" office:value-type="float" office:value="0.0000813007350000117" calcext:value-type="float">
            <text:p>8.13007350000117E-005</text:p>
          </table:table-cell>
          <table:table-cell table:formula="of:=[.B545]-[.P545]" office:value-type="float" office:value="2.208902478219" calcext:value-type="float">
            <text:p>2.2089024782</text:p>
          </table:table-cell>
          <table:table-cell office:value-type="float" office:value="0.878070473671" calcext:value-type="float">
            <text:p>0.8780704737</text:p>
          </table:table-cell>
          <table:table-cell table:formula="of:=[.A545]-[.S545]" office:value-type="float" office:value="2.208902478219" calcext:value-type="float">
            <text:p>2.2089024782</text:p>
          </table:table-cell>
          <table:table-cell table:formula="of:=[.B545]-[.S545]" office:value-type="float" office:value="2.208902478219" calcext:value-type="float">
            <text:p>2.2089024782</text:p>
          </table:table-cell>
        </table:table-row>
        <table:table-row table:style-name="ro1">
          <table:table-cell table:number-columns-repeated="2" office:value-type="float" office:value="3.08899402618" calcext:value-type="float">
            <text:p>3.0889940262</text:p>
          </table:table-cell>
          <table:table-cell table:formula="of:=[.J548]-[.B546]" office:value-type="float" office:value="-2.210259318348" calcext:value-type="float">
            <text:p>-2.2102593183</text:p>
          </table:table-cell>
          <table:table-cell office:value-type="float" office:value="0.878649413586" calcext:value-type="float">
            <text:p>0.8786494136</text:p>
          </table:table-cell>
          <table:table-cell table:formula="of:=[.G548]-[.D546]" office:value-type="float" office:value="0.001164853573" calcext:value-type="float">
            <text:p>0.0011648536</text:p>
          </table:table-cell>
          <table:table-cell table:formula="of:=[.B546]-[.$D548]" office:value-type="float" office:value="2.210259318348" calcext:value-type="float">
            <text:p>2.2102593183</text:p>
          </table:table-cell>
          <table:table-cell office:value-type="float" office:value="0.878649413586" calcext:value-type="float">
            <text:p>0.8786494136</text:p>
          </table:table-cell>
          <table:table-cell table:formula="of:=[.J548]-[.G546]" office:value-type="float" office:value="0.0000852942460000117" calcext:value-type="float">
            <text:p>8.52942460000117E-005</text:p>
          </table:table-cell>
          <table:table-cell table:formula="of:=[.B546]-[.G546]" office:value-type="float" office:value="2.210344612594" calcext:value-type="float">
            <text:p>2.2103446126</text:p>
          </table:table-cell>
          <table:table-cell office:value-type="float" office:value="0.878649413586" calcext:value-type="float">
            <text:p>0.8786494136</text:p>
          </table:table-cell>
          <table:table-cell table:formula="of:=[.P548]-[.J546]" office:value-type="float" office:value="0.0000852942460000117" calcext:value-type="float">
            <text:p>8.52942460000117E-005</text:p>
          </table:table-cell>
          <table:table-cell table:formula="of:=[.B546]-[.J546]" office:value-type="float" office:value="2.210344612594" calcext:value-type="float">
            <text:p>2.2103446126</text:p>
          </table:table-cell>
          <table:table-cell office:value-type="float" office:value="0.878649413586" calcext:value-type="float">
            <text:p>0.8786494136</text:p>
          </table:table-cell>
          <table:table-cell table:formula="of:=[.P548]-[.M546]" office:value-type="float" office:value="0.0000852942460000117" calcext:value-type="float">
            <text:p>8.52942460000117E-005</text:p>
          </table:table-cell>
          <table:table-cell table:formula="of:=[.B546]-[.M546]" office:value-type="float" office:value="2.210344612594" calcext:value-type="float">
            <text:p>2.2103446126</text:p>
          </table:table-cell>
          <table:table-cell office:value-type="float" office:value="0.878649413586" calcext:value-type="float">
            <text:p>0.8786494136</text:p>
          </table:table-cell>
          <table:table-cell table:formula="of:=[.S548]-[.P546]" office:value-type="float" office:value="0.0000852942460000117" calcext:value-type="float">
            <text:p>8.52942460000117E-005</text:p>
          </table:table-cell>
          <table:table-cell table:formula="of:=[.B546]-[.P546]" office:value-type="float" office:value="2.210344612594" calcext:value-type="float">
            <text:p>2.2103446126</text:p>
          </table:table-cell>
          <table:table-cell office:value-type="float" office:value="0.878649413586" calcext:value-type="float">
            <text:p>0.8786494136</text:p>
          </table:table-cell>
          <table:table-cell table:formula="of:=[.A546]-[.S546]" office:value-type="float" office:value="2.210344612594" calcext:value-type="float">
            <text:p>2.2103446126</text:p>
          </table:table-cell>
          <table:table-cell table:formula="of:=[.B546]-[.S546]" office:value-type="float" office:value="2.210344612594" calcext:value-type="float">
            <text:p>2.2103446126</text:p>
          </table:table-cell>
        </table:table-row>
        <table:table-row table:style-name="ro1">
          <table:table-cell office:value-type="float" office:value="3.06718707085" calcext:value-type="float">
            <text:p>3.0671870709</text:p>
          </table:table-cell>
          <table:table-cell office:value-type="float" office:value="3.09306144714" calcext:value-type="float">
            <text:p>3.0930614471</text:p>
          </table:table-cell>
          <table:table-cell table:formula="of:=[.J549]-[.B547]" office:value-type="float" office:value="-2.213741481301" calcext:value-type="float">
            <text:p>-2.2137414813</text:p>
          </table:table-cell>
          <table:table-cell office:value-type="float" office:value="0.878151774406" calcext:value-type="float">
            <text:p>0.8781517744</text:p>
          </table:table-cell>
          <table:table-cell table:formula="of:=[.G549]-[.D547]" office:value-type="float" office:value="0.00224846601499995" calcext:value-type="float">
            <text:p>0.002248466</text:p>
          </table:table-cell>
          <table:table-cell table:formula="of:=[.B547]-[.$D549]" office:value-type="float" office:value="2.213741481301" calcext:value-type="float">
            <text:p>2.2137414813</text:p>
          </table:table-cell>
          <table:table-cell office:value-type="float" office:value="0.879230678082" calcext:value-type="float">
            <text:p>0.8792306781</text:p>
          </table:table-cell>
          <table:table-cell table:formula="of:=[.J549]-[.G547]" office:value-type="float" office:value="0.0000892877570000117" calcext:value-type="float">
            <text:p>8.92877570000117E-005</text:p>
          </table:table-cell>
          <table:table-cell table:formula="of:=[.B547]-[.G547]" office:value-type="float" office:value="2.213830769058" calcext:value-type="float">
            <text:p>2.2138307691</text:p>
          </table:table-cell>
          <table:table-cell office:value-type="float" office:value="0.878151774406" calcext:value-type="float">
            <text:p>0.8781517744</text:p>
          </table:table-cell>
          <table:table-cell table:formula="of:=[.P549]-[.J547]" office:value-type="float" office:value="0.00116819143299995" calcext:value-type="float">
            <text:p>0.0011681914</text:p>
          </table:table-cell>
          <table:table-cell table:formula="of:=[.B547]-[.J547]" office:value-type="float" office:value="2.214909672734" calcext:value-type="float">
            <text:p>2.2149096727</text:p>
          </table:table-cell>
          <table:table-cell office:value-type="float" office:value="0.878151774406" calcext:value-type="float">
            <text:p>0.8781517744</text:p>
          </table:table-cell>
          <table:table-cell table:formula="of:=[.P549]-[.M547]" office:value-type="float" office:value="0.00116819143299995" calcext:value-type="float">
            <text:p>0.0011681914</text:p>
          </table:table-cell>
          <table:table-cell table:formula="of:=[.B547]-[.M547]" office:value-type="float" office:value="2.214909672734" calcext:value-type="float">
            <text:p>2.2149096727</text:p>
          </table:table-cell>
          <table:table-cell office:value-type="float" office:value="0.878151774406" calcext:value-type="float">
            <text:p>0.8781517744</text:p>
          </table:table-cell>
          <table:table-cell table:formula="of:=[.S549]-[.P547]" office:value-type="float" office:value="0.00116819143299995" calcext:value-type="float">
            <text:p>0.0011681914</text:p>
          </table:table-cell>
          <table:table-cell table:formula="of:=[.B547]-[.P547]" office:value-type="float" office:value="2.214909672734" calcext:value-type="float">
            <text:p>2.2149096727</text:p>
          </table:table-cell>
          <table:table-cell office:value-type="float" office:value="0.878151774406" calcext:value-type="float">
            <text:p>0.8781517744</text:p>
          </table:table-cell>
          <table:table-cell table:formula="of:=[.A547]-[.S547]" office:value-type="float" office:value="2.189035296444" calcext:value-type="float">
            <text:p>2.1890352964</text:p>
          </table:table-cell>
          <table:table-cell table:formula="of:=[.B547]-[.S547]" office:value-type="float" office:value="2.214909672734" calcext:value-type="float">
            <text:p>2.2149096727</text:p>
          </table:table-cell>
        </table:table-row>
        <table:table-row table:style-name="ro1">
          <table:table-cell table:number-columns-repeated="2" office:value-type="float" office:value="3.06921601295" calcext:value-type="float">
            <text:p>3.069216013</text:p>
          </table:table-cell>
          <table:table-cell table:formula="of:=[.J550]-[.B548]" office:value-type="float" office:value="-2.189308464522" calcext:value-type="float">
            <text:p>-2.1893084645</text:p>
          </table:table-cell>
          <table:table-cell office:value-type="float" office:value="0.878734707832" calcext:value-type="float">
            <text:p>0.8787347078</text:p>
          </table:table-cell>
          <table:table-cell table:formula="of:=[.G550]-[.D548]" office:value-type="float" office:value="0.00117284059599998" calcext:value-type="float">
            <text:p>0.0011728406</text:p>
          </table:table-cell>
          <table:table-cell table:formula="of:=[.B548]-[.$D550]" office:value-type="float" office:value="2.189308464522" calcext:value-type="float">
            <text:p>2.1893084645</text:p>
          </table:table-cell>
          <table:table-cell office:value-type="float" office:value="0.879814267159" calcext:value-type="float">
            <text:p>0.8798142672</text:p>
          </table:table-cell>
          <table:table-cell table:formula="of:=[.J550]-[.G548]" office:value-type="float" office:value="0.0000932812689999896" calcext:value-type="float">
            <text:p>9.32812689999896E-005</text:p>
          </table:table-cell>
          <table:table-cell table:formula="of:=[.B548]-[.G548]" office:value-type="float" office:value="2.189401745791" calcext:value-type="float">
            <text:p>2.1894017458</text:p>
          </table:table-cell>
          <table:table-cell office:value-type="float" office:value="0.878734707832" calcext:value-type="float">
            <text:p>0.8787347078</text:p>
          </table:table-cell>
          <table:table-cell table:formula="of:=[.P550]-[.J548]" office:value-type="float" office:value="0.00117284059599998" calcext:value-type="float">
            <text:p>0.0011728406</text:p>
          </table:table-cell>
          <table:table-cell table:formula="of:=[.B548]-[.J548]" office:value-type="float" office:value="2.190481305118" calcext:value-type="float">
            <text:p>2.1904813051</text:p>
          </table:table-cell>
          <table:table-cell office:value-type="float" office:value="0.878734707832" calcext:value-type="float">
            <text:p>0.8787347078</text:p>
          </table:table-cell>
          <table:table-cell table:formula="of:=[.P550]-[.M548]" office:value-type="float" office:value="0.00117284059599998" calcext:value-type="float">
            <text:p>0.0011728406</text:p>
          </table:table-cell>
          <table:table-cell table:formula="of:=[.B548]-[.M548]" office:value-type="float" office:value="2.190481305118" calcext:value-type="float">
            <text:p>2.1904813051</text:p>
          </table:table-cell>
          <table:table-cell office:value-type="float" office:value="0.878734707832" calcext:value-type="float">
            <text:p>0.8787347078</text:p>
          </table:table-cell>
          <table:table-cell table:formula="of:=[.S550]-[.P548]" office:value-type="float" office:value="0.00117284059599998" calcext:value-type="float">
            <text:p>0.0011728406</text:p>
          </table:table-cell>
          <table:table-cell table:formula="of:=[.B548]-[.P548]" office:value-type="float" office:value="2.190481305118" calcext:value-type="float">
            <text:p>2.1904813051</text:p>
          </table:table-cell>
          <table:table-cell office:value-type="float" office:value="0.878734707832" calcext:value-type="float">
            <text:p>0.8787347078</text:p>
          </table:table-cell>
          <table:table-cell table:formula="of:=[.A548]-[.S548]" office:value-type="float" office:value="2.190481305118" calcext:value-type="float">
            <text:p>2.1904813051</text:p>
          </table:table-cell>
          <table:table-cell table:formula="of:=[.B548]-[.S548]" office:value-type="float" office:value="2.190481305118" calcext:value-type="float">
            <text:p>2.1904813051</text:p>
          </table:table-cell>
        </table:table-row>
        <table:table-row table:style-name="ro1">
          <table:table-cell table:number-columns-repeated="2" office:value-type="float" office:value="3.07125329971" calcext:value-type="float">
            <text:p>3.0712532997</text:p>
          </table:table-cell>
          <table:table-cell table:formula="of:=[.J551]-[.B549]" office:value-type="float" office:value="-2.190755784508" calcext:value-type="float">
            <text:p>-2.1907557845</text:p>
          </table:table-cell>
          <table:table-cell office:value-type="float" office:value="0.879319965839" calcext:value-type="float">
            <text:p>0.8793199658</text:p>
          </table:table-cell>
          <table:table-cell table:formula="of:=[.G551]-[.D549]" office:value-type="float" office:value="0.00117754936300007" calcext:value-type="float">
            <text:p>0.0011775494</text:p>
          </table:table-cell>
          <table:table-cell table:formula="of:=[.B549]-[.$D551]" office:value-type="float" office:value="2.190755784508" calcext:value-type="float">
            <text:p>2.1907557845</text:p>
          </table:table-cell>
          <table:table-cell office:value-type="float" office:value="0.880400240421" calcext:value-type="float">
            <text:p>0.8804002404</text:p>
          </table:table-cell>
          <table:table-cell table:formula="of:=[.J551]-[.G549]" office:value-type="float" office:value="0.0000972747810000785" calcext:value-type="float">
            <text:p>9.72747810000785E-005</text:p>
          </table:table-cell>
          <table:table-cell table:formula="of:=[.B549]-[.G549]" office:value-type="float" office:value="2.190853059289" calcext:value-type="float">
            <text:p>2.1908530593</text:p>
          </table:table-cell>
          <table:table-cell office:value-type="float" office:value="0.879319965839" calcext:value-type="float">
            <text:p>0.8793199658</text:p>
          </table:table-cell>
          <table:table-cell table:formula="of:=[.P551]-[.J549]" office:value-type="float" office:value="0.00117754936300007" calcext:value-type="float">
            <text:p>0.0011775494</text:p>
          </table:table-cell>
          <table:table-cell table:formula="of:=[.B549]-[.J549]" office:value-type="float" office:value="2.191933333871" calcext:value-type="float">
            <text:p>2.1919333339</text:p>
          </table:table-cell>
          <table:table-cell office:value-type="float" office:value="0.879319965839" calcext:value-type="float">
            <text:p>0.8793199658</text:p>
          </table:table-cell>
          <table:table-cell table:formula="of:=[.P551]-[.M549]" office:value-type="float" office:value="0.00117754936300007" calcext:value-type="float">
            <text:p>0.0011775494</text:p>
          </table:table-cell>
          <table:table-cell table:formula="of:=[.B549]-[.M549]" office:value-type="float" office:value="2.191933333871" calcext:value-type="float">
            <text:p>2.1919333339</text:p>
          </table:table-cell>
          <table:table-cell office:value-type="float" office:value="0.879319965839" calcext:value-type="float">
            <text:p>0.8793199658</text:p>
          </table:table-cell>
          <table:table-cell table:formula="of:=[.S551]-[.P549]" office:value-type="float" office:value="0.00117754936300007" calcext:value-type="float">
            <text:p>0.0011775494</text:p>
          </table:table-cell>
          <table:table-cell table:formula="of:=[.B549]-[.P549]" office:value-type="float" office:value="2.191933333871" calcext:value-type="float">
            <text:p>2.1919333339</text:p>
          </table:table-cell>
          <table:table-cell office:value-type="float" office:value="0.879319965839" calcext:value-type="float">
            <text:p>0.8793199658</text:p>
          </table:table-cell>
          <table:table-cell table:formula="of:=[.A549]-[.S549]" office:value-type="float" office:value="2.191933333871" calcext:value-type="float">
            <text:p>2.1919333339</text:p>
          </table:table-cell>
          <table:table-cell table:formula="of:=[.B549]-[.S549]" office:value-type="float" office:value="2.191933333871" calcext:value-type="float">
            <text:p>2.1919333339</text:p>
          </table:table-cell>
        </table:table-row>
        <table:table-row table:style-name="ro1">
          <table:table-cell table:number-columns-repeated="2" office:value-type="float" office:value="3.07329893112" calcext:value-type="float">
            <text:p>3.0732989311</text:p>
          </table:table-cell>
          <table:table-cell table:formula="of:=[.J552]-[.B550]" office:value-type="float" office:value="-2.192209184168" calcext:value-type="float">
            <text:p>-2.1922091842</text:p>
          </table:table-cell>
          <table:table-cell office:value-type="float" office:value="0.879907548428" calcext:value-type="float">
            <text:p>0.8799075484</text:p>
          </table:table-cell>
          <table:table-cell table:formula="of:=[.G552]-[.D550]" office:value-type="float" office:value="0.00118219852399992" calcext:value-type="float">
            <text:p>0.0011821985</text:p>
          </table:table-cell>
          <table:table-cell table:formula="of:=[.B550]-[.$D552]" office:value-type="float" office:value="2.192209184168" calcext:value-type="float">
            <text:p>2.1922091842</text:p>
          </table:table-cell>
          <table:table-cell office:value-type="float" office:value="0.879907548428" calcext:value-type="float">
            <text:p>0.8799075484</text:p>
          </table:table-cell>
          <table:table-cell table:formula="of:=[.J552]-[.G550]" office:value-type="float" office:value="0.00118219852399992" calcext:value-type="float">
            <text:p>0.0011821985</text:p>
          </table:table-cell>
          <table:table-cell table:formula="of:=[.B550]-[.G550]" office:value-type="float" office:value="2.193391382692" calcext:value-type="float">
            <text:p>2.1933913827</text:p>
          </table:table-cell>
          <table:table-cell office:value-type="float" office:value="0.879907548428" calcext:value-type="float">
            <text:p>0.8799075484</text:p>
          </table:table-cell>
          <table:table-cell table:formula="of:=[.P552]-[.J550]" office:value-type="float" office:value="0.00118219852399992" calcext:value-type="float">
            <text:p>0.0011821985</text:p>
          </table:table-cell>
          <table:table-cell table:formula="of:=[.B550]-[.J550]" office:value-type="float" office:value="2.193391382692" calcext:value-type="float">
            <text:p>2.1933913827</text:p>
          </table:table-cell>
          <table:table-cell office:value-type="float" office:value="0.879907548428" calcext:value-type="float">
            <text:p>0.8799075484</text:p>
          </table:table-cell>
          <table:table-cell table:formula="of:=[.P552]-[.M550]" office:value-type="float" office:value="0.00118219852399992" calcext:value-type="float">
            <text:p>0.0011821985</text:p>
          </table:table-cell>
          <table:table-cell table:formula="of:=[.B550]-[.M550]" office:value-type="float" office:value="2.193391382692" calcext:value-type="float">
            <text:p>2.1933913827</text:p>
          </table:table-cell>
          <table:table-cell office:value-type="float" office:value="0.879907548428" calcext:value-type="float">
            <text:p>0.8799075484</text:p>
          </table:table-cell>
          <table:table-cell table:formula="of:=[.S552]-[.P550]" office:value-type="float" office:value="0.00118219852399992" calcext:value-type="float">
            <text:p>0.0011821985</text:p>
          </table:table-cell>
          <table:table-cell table:formula="of:=[.B550]-[.P550]" office:value-type="float" office:value="2.193391382692" calcext:value-type="float">
            <text:p>2.1933913827</text:p>
          </table:table-cell>
          <table:table-cell office:value-type="float" office:value="0.879907548428" calcext:value-type="float">
            <text:p>0.8799075484</text:p>
          </table:table-cell>
          <table:table-cell table:formula="of:=[.A550]-[.S550]" office:value-type="float" office:value="2.193391382692" calcext:value-type="float">
            <text:p>2.1933913827</text:p>
          </table:table-cell>
          <table:table-cell table:formula="of:=[.B550]-[.S550]" office:value-type="float" office:value="2.193391382692" calcext:value-type="float">
            <text:p>2.1933913827</text:p>
          </table:table-cell>
        </table:table-row>
        <table:table-row table:style-name="ro1">
          <table:table-cell table:number-columns-repeated="2" office:value-type="float" office:value="3.07535243034" calcext:value-type="float">
            <text:p>3.0753524303</text:p>
          </table:table-cell>
          <table:table-cell table:formula="of:=[.J553]-[.B551]" office:value-type="float" office:value="-2.19523888826" calcext:value-type="float">
            <text:p>-2.1952388883</text:p>
          </table:table-cell>
          <table:table-cell office:value-type="float" office:value="0.880497515202" calcext:value-type="float">
            <text:p>0.8804975152</text:p>
          </table:table-cell>
          <table:table-cell table:formula="of:=[.G553]-[.D551]" office:value-type="float" office:value="-0.000383973122000114" calcext:value-type="float">
            <text:p>-0.0003839731</text:p>
          </table:table-cell>
          <table:table-cell table:formula="of:=[.B551]-[.$D553]" office:value-type="float" office:value="2.19523888826" calcext:value-type="float">
            <text:p>2.1952388883</text:p>
          </table:table-cell>
          <table:table-cell office:value-type="float" office:value="0.880497515202" calcext:value-type="float">
            <text:p>0.8804975152</text:p>
          </table:table-cell>
          <table:table-cell table:formula="of:=[.J553]-[.G551]" office:value-type="float" office:value="-0.000383973122000114" calcext:value-type="float">
            <text:p>-0.0003839731</text:p>
          </table:table-cell>
          <table:table-cell table:formula="of:=[.B551]-[.G551]" office:value-type="float" office:value="2.194854915138" calcext:value-type="float">
            <text:p>2.1948549151</text:p>
          </table:table-cell>
          <table:table-cell office:value-type="float" office:value="0.880497515202" calcext:value-type="float">
            <text:p>0.8804975152</text:p>
          </table:table-cell>
          <table:table-cell table:formula="of:=[.P553]-[.J551]" office:value-type="float" office:value="-0.000383973122000114" calcext:value-type="float">
            <text:p>-0.0003839731</text:p>
          </table:table-cell>
          <table:table-cell table:formula="of:=[.B551]-[.J551]" office:value-type="float" office:value="2.194854915138" calcext:value-type="float">
            <text:p>2.1948549151</text:p>
          </table:table-cell>
          <table:table-cell office:value-type="float" office:value="0.880497515202" calcext:value-type="float">
            <text:p>0.8804975152</text:p>
          </table:table-cell>
          <table:table-cell table:formula="of:=[.P553]-[.M551]" office:value-type="float" office:value="-0.000383973122000114" calcext:value-type="float">
            <text:p>-0.0003839731</text:p>
          </table:table-cell>
          <table:table-cell table:formula="of:=[.B551]-[.M551]" office:value-type="float" office:value="2.194854915138" calcext:value-type="float">
            <text:p>2.1948549151</text:p>
          </table:table-cell>
          <table:table-cell office:value-type="float" office:value="0.880497515202" calcext:value-type="float">
            <text:p>0.8804975152</text:p>
          </table:table-cell>
          <table:table-cell table:formula="of:=[.S553]-[.P551]" office:value-type="float" office:value="-0.000383973122000114" calcext:value-type="float">
            <text:p>-0.0003839731</text:p>
          </table:table-cell>
          <table:table-cell table:formula="of:=[.B551]-[.P551]" office:value-type="float" office:value="2.194854915138" calcext:value-type="float">
            <text:p>2.1948549151</text:p>
          </table:table-cell>
          <table:table-cell office:value-type="float" office:value="0.880497515202" calcext:value-type="float">
            <text:p>0.8804975152</text:p>
          </table:table-cell>
          <table:table-cell table:formula="of:=[.A551]-[.S551]" office:value-type="float" office:value="2.194854915138" calcext:value-type="float">
            <text:p>2.1948549151</text:p>
          </table:table-cell>
          <table:table-cell table:formula="of:=[.B551]-[.S551]" office:value-type="float" office:value="2.194854915138" calcext:value-type="float">
            <text:p>2.1948549151</text:p>
          </table:table-cell>
        </table:table-row>
        <table:table-row table:style-name="ro1">
          <table:table-cell table:number-columns-repeated="2" office:value-type="float" office:value="3.10966229439" calcext:value-type="float">
            <text:p>3.1096622944</text:p>
          </table:table-cell>
          <table:table-cell table:formula="of:=[.J554]-[.B552]" office:value-type="float" office:value="-2.228951036932" calcext:value-type="float">
            <text:p>-2.2289510369</text:p>
          </table:table-cell>
          <table:table-cell office:value-type="float" office:value="0.881089746952" calcext:value-type="float">
            <text:p>0.881089747</text:p>
          </table:table-cell>
          <table:table-cell table:formula="of:=[.G554]-[.D552]" office:value-type="float" office:value="-0.000378489493999989" calcext:value-type="float">
            <text:p>-0.0003784895</text:p>
          </table:table-cell>
          <table:table-cell table:formula="of:=[.B552]-[.$D554]" office:value-type="float" office:value="2.228951036932" calcext:value-type="float">
            <text:p>2.2289510369</text:p>
          </table:table-cell>
          <table:table-cell office:value-type="float" office:value="0.881089746952" calcext:value-type="float">
            <text:p>0.881089747</text:p>
          </table:table-cell>
          <table:table-cell table:formula="of:=[.J554]-[.G552]" office:value-type="float" office:value="-0.000378489493999989" calcext:value-type="float">
            <text:p>-0.0003784895</text:p>
          </table:table-cell>
          <table:table-cell table:formula="of:=[.B552]-[.G552]" office:value-type="float" office:value="2.228572547438" calcext:value-type="float">
            <text:p>2.2285725474</text:p>
          </table:table-cell>
          <table:table-cell office:value-type="float" office:value="0.881089746952" calcext:value-type="float">
            <text:p>0.881089747</text:p>
          </table:table-cell>
          <table:table-cell table:formula="of:=[.P554]-[.J552]" office:value-type="float" office:value="-0.000378489493999989" calcext:value-type="float">
            <text:p>-0.0003784895</text:p>
          </table:table-cell>
          <table:table-cell table:formula="of:=[.B552]-[.J552]" office:value-type="float" office:value="2.228572547438" calcext:value-type="float">
            <text:p>2.2285725474</text:p>
          </table:table-cell>
          <table:table-cell office:value-type="float" office:value="0.881089746952" calcext:value-type="float">
            <text:p>0.881089747</text:p>
          </table:table-cell>
          <table:table-cell table:formula="of:=[.P554]-[.M552]" office:value-type="float" office:value="-0.000378489493999989" calcext:value-type="float">
            <text:p>-0.0003784895</text:p>
          </table:table-cell>
          <table:table-cell table:formula="of:=[.B552]-[.M552]" office:value-type="float" office:value="2.228572547438" calcext:value-type="float">
            <text:p>2.2285725474</text:p>
          </table:table-cell>
          <table:table-cell office:value-type="float" office:value="0.881089746952" calcext:value-type="float">
            <text:p>0.881089747</text:p>
          </table:table-cell>
          <table:table-cell table:formula="of:=[.S554]-[.P552]" office:value-type="float" office:value="-0.000378489493999989" calcext:value-type="float">
            <text:p>-0.0003784895</text:p>
          </table:table-cell>
          <table:table-cell table:formula="of:=[.B552]-[.P552]" office:value-type="float" office:value="2.228572547438" calcext:value-type="float">
            <text:p>2.2285725474</text:p>
          </table:table-cell>
          <table:table-cell office:value-type="float" office:value="0.881089746952" calcext:value-type="float">
            <text:p>0.881089747</text:p>
          </table:table-cell>
          <table:table-cell table:formula="of:=[.A552]-[.S552]" office:value-type="float" office:value="2.228572547438" calcext:value-type="float">
            <text:p>2.2285725474</text:p>
          </table:table-cell>
          <table:table-cell table:formula="of:=[.B552]-[.S552]" office:value-type="float" office:value="2.228572547438" calcext:value-type="float">
            <text:p>2.2285725474</text:p>
          </table:table-cell>
        </table:table-row>
        <table:table-row table:style-name="ro1">
          <table:table-cell office:value-type="float" office:value="3.11177420616" calcext:value-type="float">
            <text:p>3.1117742062</text:p>
          </table:table-cell>
          <table:table-cell office:value-type="float" office:value="3.08574318886" calcext:value-type="float">
            <text:p>3.0857431889</text:p>
          </table:table-cell>
          <table:table-cell table:formula="of:=[.J555]-[.B553]" office:value-type="float" office:value="-2.204431831839" calcext:value-type="float">
            <text:p>-2.2044318318</text:p>
          </table:table-cell>
          <table:table-cell office:value-type="float" office:value="0.88011354208" calcext:value-type="float">
            <text:p>0.8801135421</text:p>
          </table:table-cell>
          <table:table-cell table:formula="of:=[.G555]-[.D553]" office:value-type="float" office:value="0.00119781494100002" calcext:value-type="float">
            <text:p>0.0011978149</text:p>
          </table:table-cell>
          <table:table-cell table:formula="of:=[.B553]-[.$D555]" office:value-type="float" office:value="2.204431831839" calcext:value-type="float">
            <text:p>2.2044318318</text:p>
          </table:table-cell>
          <table:table-cell office:value-type="float" office:value="0.88011354208" calcext:value-type="float">
            <text:p>0.8801135421</text:p>
          </table:table-cell>
          <table:table-cell table:formula="of:=[.J555]-[.G553]" office:value-type="float" office:value="0.00119781494100002" calcext:value-type="float">
            <text:p>0.0011978149</text:p>
          </table:table-cell>
          <table:table-cell table:formula="of:=[.B553]-[.G553]" office:value-type="float" office:value="2.20562964678" calcext:value-type="float">
            <text:p>2.2056296468</text:p>
          </table:table-cell>
          <table:table-cell office:value-type="float" office:value="0.88011354208" calcext:value-type="float">
            <text:p>0.8801135421</text:p>
          </table:table-cell>
          <table:table-cell table:formula="of:=[.P555]-[.J553]" office:value-type="float" office:value="0.00119781494100002" calcext:value-type="float">
            <text:p>0.0011978149</text:p>
          </table:table-cell>
          <table:table-cell table:formula="of:=[.B553]-[.J553]" office:value-type="float" office:value="2.20562964678" calcext:value-type="float">
            <text:p>2.2056296468</text:p>
          </table:table-cell>
          <table:table-cell office:value-type="float" office:value="0.88011354208" calcext:value-type="float">
            <text:p>0.8801135421</text:p>
          </table:table-cell>
          <table:table-cell table:formula="of:=[.P555]-[.M553]" office:value-type="float" office:value="0.00119781494100002" calcext:value-type="float">
            <text:p>0.0011978149</text:p>
          </table:table-cell>
          <table:table-cell table:formula="of:=[.B553]-[.M553]" office:value-type="float" office:value="2.20562964678" calcext:value-type="float">
            <text:p>2.2056296468</text:p>
          </table:table-cell>
          <table:table-cell office:value-type="float" office:value="0.88011354208" calcext:value-type="float">
            <text:p>0.8801135421</text:p>
          </table:table-cell>
          <table:table-cell table:formula="of:=[.S555]-[.P553]" office:value-type="float" office:value="0.00119781494100002" calcext:value-type="float">
            <text:p>0.0011978149</text:p>
          </table:table-cell>
          <table:table-cell table:formula="of:=[.B553]-[.P553]" office:value-type="float" office:value="2.20562964678" calcext:value-type="float">
            <text:p>2.2056296468</text:p>
          </table:table-cell>
          <table:table-cell office:value-type="float" office:value="0.88011354208" calcext:value-type="float">
            <text:p>0.8801135421</text:p>
          </table:table-cell>
          <table:table-cell table:formula="of:=[.A553]-[.S553]" office:value-type="float" office:value="2.23166066408" calcext:value-type="float">
            <text:p>2.2316606641</text:p>
          </table:table-cell>
          <table:table-cell table:formula="of:=[.B553]-[.S553]" office:value-type="float" office:value="2.20562964678" calcext:value-type="float">
            <text:p>2.2056296468</text:p>
          </table:table-cell>
        </table:table-row>
        <table:table-row table:style-name="ro1">
          <table:table-cell table:number-columns-repeated="2" office:value-type="float" office:value="3.11389446259" calcext:value-type="float">
            <text:p>3.1138944626</text:p>
          </table:table-cell>
          <table:table-cell table:formula="of:=[.J556]-[.B554]" office:value-type="float" office:value="-2.231980741029" calcext:value-type="float">
            <text:p>-2.231980741</text:p>
          </table:table-cell>
          <table:table-cell office:value-type="float" office:value="0.880711257458" calcext:value-type="float">
            <text:p>0.8807112575</text:p>
          </table:table-cell>
          <table:table-cell table:formula="of:=[.G556]-[.D554]" office:value-type="float" office:value="0.00120246410300007" calcext:value-type="float">
            <text:p>0.0012024641</text:p>
          </table:table-cell>
          <table:table-cell table:formula="of:=[.B554]-[.$D556]" office:value-type="float" office:value="2.231980741029" calcext:value-type="float">
            <text:p>2.231980741</text:p>
          </table:table-cell>
          <table:table-cell office:value-type="float" office:value="0.880711257458" calcext:value-type="float">
            <text:p>0.8807112575</text:p>
          </table:table-cell>
          <table:table-cell table:formula="of:=[.J556]-[.G554]" office:value-type="float" office:value="0.00120246410300007" calcext:value-type="float">
            <text:p>0.0012024641</text:p>
          </table:table-cell>
          <table:table-cell table:formula="of:=[.B554]-[.G554]" office:value-type="float" office:value="2.233183205132" calcext:value-type="float">
            <text:p>2.2331832051</text:p>
          </table:table-cell>
          <table:table-cell office:value-type="float" office:value="0.880711257458" calcext:value-type="float">
            <text:p>0.8807112575</text:p>
          </table:table-cell>
          <table:table-cell table:formula="of:=[.P556]-[.J554]" office:value-type="float" office:value="0.00120246410300007" calcext:value-type="float">
            <text:p>0.0012024641</text:p>
          </table:table-cell>
          <table:table-cell table:formula="of:=[.B554]-[.J554]" office:value-type="float" office:value="2.233183205132" calcext:value-type="float">
            <text:p>2.2331832051</text:p>
          </table:table-cell>
          <table:table-cell office:value-type="float" office:value="0.880711257458" calcext:value-type="float">
            <text:p>0.8807112575</text:p>
          </table:table-cell>
          <table:table-cell table:formula="of:=[.P556]-[.M554]" office:value-type="float" office:value="0.00120246410300007" calcext:value-type="float">
            <text:p>0.0012024641</text:p>
          </table:table-cell>
          <table:table-cell table:formula="of:=[.B554]-[.M554]" office:value-type="float" office:value="2.233183205132" calcext:value-type="float">
            <text:p>2.2331832051</text:p>
          </table:table-cell>
          <table:table-cell office:value-type="float" office:value="0.880711257458" calcext:value-type="float">
            <text:p>0.8807112575</text:p>
          </table:table-cell>
          <table:table-cell table:formula="of:=[.S556]-[.P554]" office:value-type="float" office:value="0.00120246410300007" calcext:value-type="float">
            <text:p>0.0012024641</text:p>
          </table:table-cell>
          <table:table-cell table:formula="of:=[.B554]-[.P554]" office:value-type="float" office:value="2.233183205132" calcext:value-type="float">
            <text:p>2.2331832051</text:p>
          </table:table-cell>
          <table:table-cell office:value-type="float" office:value="0.880711257458" calcext:value-type="float">
            <text:p>0.8807112575</text:p>
          </table:table-cell>
          <table:table-cell table:formula="of:=[.A554]-[.S554]" office:value-type="float" office:value="2.233183205132" calcext:value-type="float">
            <text:p>2.2331832051</text:p>
          </table:table-cell>
          <table:table-cell table:formula="of:=[.B554]-[.S554]" office:value-type="float" office:value="2.233183205132" calcext:value-type="float">
            <text:p>2.2331832051</text:p>
          </table:table-cell>
        </table:table-row>
        <table:table-row table:style-name="ro1">
          <table:table-cell table:number-columns-repeated="2" office:value-type="float" office:value="3.11602282524" calcext:value-type="float">
            <text:p>3.1160228252</text:p>
          </table:table-cell>
          <table:table-cell table:formula="of:=[.J557]-[.B555]" office:value-type="float" office:value="-2.233504414557" calcext:value-type="float">
            <text:p>-2.2335044146</text:p>
          </table:table-cell>
          <table:table-cell office:value-type="float" office:value="0.881311357021" calcext:value-type="float">
            <text:p>0.881311357</text:p>
          </table:table-cell>
          <table:table-cell table:formula="of:=[.G557]-[.D555]" office:value-type="float" office:value="0.00120705366200002" calcext:value-type="float">
            <text:p>0.0012070537</text:p>
          </table:table-cell>
          <table:table-cell table:formula="of:=[.B555]-[.$D557]" office:value-type="float" office:value="2.233504414557" calcext:value-type="float">
            <text:p>2.2335044146</text:p>
          </table:table-cell>
          <table:table-cell office:value-type="float" office:value="0.881311357021" calcext:value-type="float">
            <text:p>0.881311357</text:p>
          </table:table-cell>
          <table:table-cell table:formula="of:=[.J557]-[.G555]" office:value-type="float" office:value="0.00120705366200002" calcext:value-type="float">
            <text:p>0.0012070537</text:p>
          </table:table-cell>
          <table:table-cell table:formula="of:=[.B555]-[.G555]" office:value-type="float" office:value="2.234711468219" calcext:value-type="float">
            <text:p>2.2347114682</text:p>
          </table:table-cell>
          <table:table-cell office:value-type="float" office:value="0.881311357021" calcext:value-type="float">
            <text:p>0.881311357</text:p>
          </table:table-cell>
          <table:table-cell table:formula="of:=[.P557]-[.J555]" office:value-type="float" office:value="0.00120705366200002" calcext:value-type="float">
            <text:p>0.0012070537</text:p>
          </table:table-cell>
          <table:table-cell table:formula="of:=[.B555]-[.J555]" office:value-type="float" office:value="2.234711468219" calcext:value-type="float">
            <text:p>2.2347114682</text:p>
          </table:table-cell>
          <table:table-cell office:value-type="float" office:value="0.881311357021" calcext:value-type="float">
            <text:p>0.881311357</text:p>
          </table:table-cell>
          <table:table-cell table:formula="of:=[.P557]-[.M555]" office:value-type="float" office:value="0.00120705366200002" calcext:value-type="float">
            <text:p>0.0012070537</text:p>
          </table:table-cell>
          <table:table-cell table:formula="of:=[.B555]-[.M555]" office:value-type="float" office:value="2.234711468219" calcext:value-type="float">
            <text:p>2.2347114682</text:p>
          </table:table-cell>
          <table:table-cell office:value-type="float" office:value="0.881311357021" calcext:value-type="float">
            <text:p>0.881311357</text:p>
          </table:table-cell>
          <table:table-cell table:formula="of:=[.S557]-[.P555]" office:value-type="float" office:value="0.00120705366200002" calcext:value-type="float">
            <text:p>0.0012070537</text:p>
          </table:table-cell>
          <table:table-cell table:formula="of:=[.B555]-[.P555]" office:value-type="float" office:value="2.234711468219" calcext:value-type="float">
            <text:p>2.2347114682</text:p>
          </table:table-cell>
          <table:table-cell office:value-type="float" office:value="0.881311357021" calcext:value-type="float">
            <text:p>0.881311357</text:p>
          </table:table-cell>
          <table:table-cell table:formula="of:=[.A555]-[.S555]" office:value-type="float" office:value="2.234711468219" calcext:value-type="float">
            <text:p>2.2347114682</text:p>
          </table:table-cell>
          <table:table-cell table:formula="of:=[.B555]-[.S555]" office:value-type="float" office:value="2.234711468219" calcext:value-type="float">
            <text:p>2.2347114682</text:p>
          </table:table-cell>
        </table:table-row>
        <table:table-row table:style-name="ro1">
          <table:table-cell table:number-columns-repeated="2" office:value-type="float" office:value="3.11815929413" calcext:value-type="float">
            <text:p>3.1181592941</text:p>
          </table:table-cell>
          <table:table-cell table:formula="of:=[.J558]-[.B556]" office:value-type="float" office:value="-2.23503392935" calcext:value-type="float">
            <text:p>-2.2350339294</text:p>
          </table:table-cell>
          <table:table-cell office:value-type="float" office:value="0.881913721561" calcext:value-type="float">
            <text:p>0.8819137216</text:p>
          </table:table-cell>
          <table:table-cell table:formula="of:=[.G558]-[.D556]" office:value-type="float" office:value="0.00121164321899991" calcext:value-type="float">
            <text:p>0.0012116432</text:p>
          </table:table-cell>
          <table:table-cell table:formula="of:=[.B556]-[.$D558]" office:value-type="float" office:value="2.23503392935" calcext:value-type="float">
            <text:p>2.2350339294</text:p>
          </table:table-cell>
          <table:table-cell office:value-type="float" office:value="0.881913721561" calcext:value-type="float">
            <text:p>0.8819137216</text:p>
          </table:table-cell>
          <table:table-cell table:formula="of:=[.J558]-[.G556]" office:value-type="float" office:value="0.00121164321899991" calcext:value-type="float">
            <text:p>0.0012116432</text:p>
          </table:table-cell>
          <table:table-cell table:formula="of:=[.B556]-[.G556]" office:value-type="float" office:value="2.236245572569" calcext:value-type="float">
            <text:p>2.2362455726</text:p>
          </table:table-cell>
          <table:table-cell office:value-type="float" office:value="0.881913721561" calcext:value-type="float">
            <text:p>0.8819137216</text:p>
          </table:table-cell>
          <table:table-cell table:formula="of:=[.P558]-[.J556]" office:value-type="float" office:value="0.00121164321899991" calcext:value-type="float">
            <text:p>0.0012116432</text:p>
          </table:table-cell>
          <table:table-cell table:formula="of:=[.B556]-[.J556]" office:value-type="float" office:value="2.236245572569" calcext:value-type="float">
            <text:p>2.2362455726</text:p>
          </table:table-cell>
          <table:table-cell office:value-type="float" office:value="0.881913721561" calcext:value-type="float">
            <text:p>0.8819137216</text:p>
          </table:table-cell>
          <table:table-cell table:formula="of:=[.P558]-[.M556]" office:value-type="float" office:value="0.00121164321899991" calcext:value-type="float">
            <text:p>0.0012116432</text:p>
          </table:table-cell>
          <table:table-cell table:formula="of:=[.B556]-[.M556]" office:value-type="float" office:value="2.236245572569" calcext:value-type="float">
            <text:p>2.2362455726</text:p>
          </table:table-cell>
          <table:table-cell office:value-type="float" office:value="0.881913721561" calcext:value-type="float">
            <text:p>0.8819137216</text:p>
          </table:table-cell>
          <table:table-cell table:formula="of:=[.S558]-[.P556]" office:value-type="float" office:value="0.00121164321899991" calcext:value-type="float">
            <text:p>0.0012116432</text:p>
          </table:table-cell>
          <table:table-cell table:formula="of:=[.B556]-[.P556]" office:value-type="float" office:value="2.236245572569" calcext:value-type="float">
            <text:p>2.2362455726</text:p>
          </table:table-cell>
          <table:table-cell office:value-type="float" office:value="0.881913721561" calcext:value-type="float">
            <text:p>0.8819137216</text:p>
          </table:table-cell>
          <table:table-cell table:formula="of:=[.A556]-[.S556]" office:value-type="float" office:value="2.236245572569" calcext:value-type="float">
            <text:p>2.2362455726</text:p>
          </table:table-cell>
          <table:table-cell table:formula="of:=[.B556]-[.S556]" office:value-type="float" office:value="2.236245572569" calcext:value-type="float">
            <text:p>2.2362455726</text:p>
          </table:table-cell>
        </table:table-row>
        <table:table-row table:style-name="ro1">
          <table:table-cell table:number-columns-repeated="2" office:value-type="float" office:value="3.12030386925" calcext:value-type="float">
            <text:p>3.1203038693</text:p>
          </table:table-cell>
          <table:table-cell table:formula="of:=[.J559]-[.B557]" office:value-type="float" office:value="-2.236569225791" calcext:value-type="float">
            <text:p>-2.2365692258</text:p>
          </table:table-cell>
          <table:table-cell office:value-type="float" office:value="0.882518410683" calcext:value-type="float">
            <text:p>0.8825184107</text:p>
          </table:table-cell>
          <table:table-cell table:formula="of:=[.G559]-[.D557]" office:value-type="float" office:value="0.00121623277600003" calcext:value-type="float">
            <text:p>0.0012162328</text:p>
          </table:table-cell>
          <table:table-cell table:formula="of:=[.B557]-[.$D559]" office:value-type="float" office:value="2.236569225791" calcext:value-type="float">
            <text:p>2.2365692258</text:p>
          </table:table-cell>
          <table:table-cell office:value-type="float" office:value="0.882518410683" calcext:value-type="float">
            <text:p>0.8825184107</text:p>
          </table:table-cell>
          <table:table-cell table:formula="of:=[.J559]-[.G557]" office:value-type="float" office:value="0.00121623277600003" calcext:value-type="float">
            <text:p>0.0012162328</text:p>
          </table:table-cell>
          <table:table-cell table:formula="of:=[.B557]-[.G557]" office:value-type="float" office:value="2.237785458567" calcext:value-type="float">
            <text:p>2.2377854586</text:p>
          </table:table-cell>
          <table:table-cell office:value-type="float" office:value="0.882518410683" calcext:value-type="float">
            <text:p>0.8825184107</text:p>
          </table:table-cell>
          <table:table-cell table:formula="of:=[.P559]-[.J557]" office:value-type="float" office:value="0.00121623277600003" calcext:value-type="float">
            <text:p>0.0012162328</text:p>
          </table:table-cell>
          <table:table-cell table:formula="of:=[.B557]-[.J557]" office:value-type="float" office:value="2.237785458567" calcext:value-type="float">
            <text:p>2.2377854586</text:p>
          </table:table-cell>
          <table:table-cell office:value-type="float" office:value="0.882518410683" calcext:value-type="float">
            <text:p>0.8825184107</text:p>
          </table:table-cell>
          <table:table-cell table:formula="of:=[.P559]-[.M557]" office:value-type="float" office:value="0.00121623277600003" calcext:value-type="float">
            <text:p>0.0012162328</text:p>
          </table:table-cell>
          <table:table-cell table:formula="of:=[.B557]-[.M557]" office:value-type="float" office:value="2.237785458567" calcext:value-type="float">
            <text:p>2.2377854586</text:p>
          </table:table-cell>
          <table:table-cell office:value-type="float" office:value="0.882518410683" calcext:value-type="float">
            <text:p>0.8825184107</text:p>
          </table:table-cell>
          <table:table-cell table:formula="of:=[.S559]-[.P557]" office:value-type="float" office:value="0.00121623277600003" calcext:value-type="float">
            <text:p>0.0012162328</text:p>
          </table:table-cell>
          <table:table-cell table:formula="of:=[.B557]-[.P557]" office:value-type="float" office:value="2.237785458567" calcext:value-type="float">
            <text:p>2.2377854586</text:p>
          </table:table-cell>
          <table:table-cell office:value-type="float" office:value="0.882518410683" calcext:value-type="float">
            <text:p>0.8825184107</text:p>
          </table:table-cell>
          <table:table-cell table:formula="of:=[.A557]-[.S557]" office:value-type="float" office:value="2.237785458567" calcext:value-type="float">
            <text:p>2.2377854586</text:p>
          </table:table-cell>
          <table:table-cell table:formula="of:=[.B557]-[.S557]" office:value-type="float" office:value="2.237785458567" calcext:value-type="float">
            <text:p>2.2377854586</text:p>
          </table:table-cell>
        </table:table-row>
        <table:table-row table:style-name="ro1">
          <table:table-cell table:number-columns-repeated="2" office:value-type="float" office:value="3.1224565506" calcext:value-type="float">
            <text:p>3.1224565506</text:p>
          </table:table-cell>
          <table:table-cell table:formula="of:=[.J560]-[.B558]" office:value-type="float" office:value="-2.238110363485" calcext:value-type="float">
            <text:p>-2.2381103635</text:p>
          </table:table-cell>
          <table:table-cell office:value-type="float" office:value="0.88312536478" calcext:value-type="float">
            <text:p>0.8831253648</text:p>
          </table:table-cell>
          <table:table-cell table:formula="of:=[.G560]-[.D558]" office:value-type="float" office:value="0.00122082233500009" calcext:value-type="float">
            <text:p>0.0012208223</text:p>
          </table:table-cell>
          <table:table-cell table:formula="of:=[.B558]-[.$D560]" office:value-type="float" office:value="2.238110363485" calcext:value-type="float">
            <text:p>2.2381103635</text:p>
          </table:table-cell>
          <table:table-cell office:value-type="float" office:value="0.88312536478" calcext:value-type="float">
            <text:p>0.8831253648</text:p>
          </table:table-cell>
          <table:table-cell table:formula="of:=[.J560]-[.G558]" office:value-type="float" office:value="0.00122082233500009" calcext:value-type="float">
            <text:p>0.0012208223</text:p>
          </table:table-cell>
          <table:table-cell table:formula="of:=[.B558]-[.G558]" office:value-type="float" office:value="2.23933118582" calcext:value-type="float">
            <text:p>2.2393311858</text:p>
          </table:table-cell>
          <table:table-cell office:value-type="float" office:value="0.88312536478" calcext:value-type="float">
            <text:p>0.8831253648</text:p>
          </table:table-cell>
          <table:table-cell table:formula="of:=[.P560]-[.J558]" office:value-type="float" office:value="0.00122082233500009" calcext:value-type="float">
            <text:p>0.0012208223</text:p>
          </table:table-cell>
          <table:table-cell table:formula="of:=[.B558]-[.J558]" office:value-type="float" office:value="2.23933118582" calcext:value-type="float">
            <text:p>2.2393311858</text:p>
          </table:table-cell>
          <table:table-cell office:value-type="float" office:value="0.88312536478" calcext:value-type="float">
            <text:p>0.8831253648</text:p>
          </table:table-cell>
          <table:table-cell table:formula="of:=[.P560]-[.M558]" office:value-type="float" office:value="0.00122082233500009" calcext:value-type="float">
            <text:p>0.0012208223</text:p>
          </table:table-cell>
          <table:table-cell table:formula="of:=[.B558]-[.M558]" office:value-type="float" office:value="2.23933118582" calcext:value-type="float">
            <text:p>2.2393311858</text:p>
          </table:table-cell>
          <table:table-cell office:value-type="float" office:value="0.88312536478" calcext:value-type="float">
            <text:p>0.8831253648</text:p>
          </table:table-cell>
          <table:table-cell table:formula="of:=[.S560]-[.P558]" office:value-type="float" office:value="0.00122082233500009" calcext:value-type="float">
            <text:p>0.0012208223</text:p>
          </table:table-cell>
          <table:table-cell table:formula="of:=[.B558]-[.P558]" office:value-type="float" office:value="2.23933118582" calcext:value-type="float">
            <text:p>2.2393311858</text:p>
          </table:table-cell>
          <table:table-cell office:value-type="float" office:value="0.88312536478" calcext:value-type="float">
            <text:p>0.8831253648</text:p>
          </table:table-cell>
          <table:table-cell table:formula="of:=[.A558]-[.S558]" office:value-type="float" office:value="2.23933118582" calcext:value-type="float">
            <text:p>2.2393311858</text:p>
          </table:table-cell>
          <table:table-cell table:formula="of:=[.B558]-[.S558]" office:value-type="float" office:value="2.23933118582" calcext:value-type="float">
            <text:p>2.2393311858</text:p>
          </table:table-cell>
        </table:table-row>
        <table:table-row table:style-name="ro1">
          <table:table-cell table:number-columns-repeated="2" office:value-type="float" office:value="3.12461733818" calcext:value-type="float">
            <text:p>3.1246173382</text:p>
          </table:table-cell>
          <table:table-cell table:formula="of:=[.J561]-[.B559]" office:value-type="float" office:value="-2.239657342433" calcext:value-type="float">
            <text:p>-2.2396573424</text:p>
          </table:table-cell>
          <table:table-cell office:value-type="float" office:value="0.883734643459" calcext:value-type="float">
            <text:p>0.8837346435</text:p>
          </table:table-cell>
          <table:table-cell table:formula="of:=[.G561]-[.D559]" office:value-type="float" office:value="0.00122535228800003" calcext:value-type="float">
            <text:p>0.0012253523</text:p>
          </table:table-cell>
          <table:table-cell table:formula="of:=[.B559]-[.$D561]" office:value-type="float" office:value="2.239657342433" calcext:value-type="float">
            <text:p>2.2396573424</text:p>
          </table:table-cell>
          <table:table-cell office:value-type="float" office:value="0.883734643459" calcext:value-type="float">
            <text:p>0.8837346435</text:p>
          </table:table-cell>
          <table:table-cell table:formula="of:=[.J561]-[.G559]" office:value-type="float" office:value="0.00122535228800003" calcext:value-type="float">
            <text:p>0.0012253523</text:p>
          </table:table-cell>
          <table:table-cell table:formula="of:=[.B559]-[.G559]" office:value-type="float" office:value="2.240882694721" calcext:value-type="float">
            <text:p>2.2408826947</text:p>
          </table:table-cell>
          <table:table-cell office:value-type="float" office:value="0.883734643459" calcext:value-type="float">
            <text:p>0.8837346435</text:p>
          </table:table-cell>
          <table:table-cell table:formula="of:=[.P561]-[.J559]" office:value-type="float" office:value="0.00122535228800003" calcext:value-type="float">
            <text:p>0.0012253523</text:p>
          </table:table-cell>
          <table:table-cell table:formula="of:=[.B559]-[.J559]" office:value-type="float" office:value="2.240882694721" calcext:value-type="float">
            <text:p>2.2408826947</text:p>
          </table:table-cell>
          <table:table-cell office:value-type="float" office:value="0.883734643459" calcext:value-type="float">
            <text:p>0.8837346435</text:p>
          </table:table-cell>
          <table:table-cell table:formula="of:=[.P561]-[.M559]" office:value-type="float" office:value="0.00122535228800003" calcext:value-type="float">
            <text:p>0.0012253523</text:p>
          </table:table-cell>
          <table:table-cell table:formula="of:=[.B559]-[.M559]" office:value-type="float" office:value="2.240882694721" calcext:value-type="float">
            <text:p>2.2408826947</text:p>
          </table:table-cell>
          <table:table-cell office:value-type="float" office:value="0.883734643459" calcext:value-type="float">
            <text:p>0.8837346435</text:p>
          </table:table-cell>
          <table:table-cell table:formula="of:=[.S561]-[.P559]" office:value-type="float" office:value="0.00122535228800003" calcext:value-type="float">
            <text:p>0.0012253523</text:p>
          </table:table-cell>
          <table:table-cell table:formula="of:=[.B559]-[.P559]" office:value-type="float" office:value="2.240882694721" calcext:value-type="float">
            <text:p>2.2408826947</text:p>
          </table:table-cell>
          <table:table-cell office:value-type="float" office:value="0.883734643459" calcext:value-type="float">
            <text:p>0.8837346435</text:p>
          </table:table-cell>
          <table:table-cell table:formula="of:=[.A559]-[.S559]" office:value-type="float" office:value="2.240882694721" calcext:value-type="float">
            <text:p>2.2408826947</text:p>
          </table:table-cell>
          <table:table-cell table:formula="of:=[.B559]-[.S559]" office:value-type="float" office:value="2.240882694721" calcext:value-type="float">
            <text:p>2.2408826947</text:p>
          </table:table-cell>
        </table:table-row>
        <table:table-row table:style-name="ro1">
          <table:table-cell table:number-columns-repeated="2" office:value-type="float" office:value="3.12678623199" calcext:value-type="float">
            <text:p>3.126786232</text:p>
          </table:table-cell>
          <table:table-cell table:formula="of:=[.J562]-[.B560]" office:value-type="float" office:value="-2.24121010303" calcext:value-type="float">
            <text:p>-2.241210103</text:p>
          </table:table-cell>
          <table:table-cell office:value-type="float" office:value="0.884346187115" calcext:value-type="float">
            <text:p>0.8843461871</text:p>
          </table:table-cell>
          <table:table-cell table:formula="of:=[.G562]-[.D560]" office:value-type="float" office:value="0.00341111421599993" calcext:value-type="float">
            <text:p>0.0034111142</text:p>
          </table:table-cell>
          <table:table-cell table:formula="of:=[.B560]-[.$D562]" office:value-type="float" office:value="2.239028930659" calcext:value-type="float">
            <text:p>2.2390289307</text:p>
          </table:table-cell>
          <table:table-cell office:value-type="float" office:value="0.884346187115" calcext:value-type="float">
            <text:p>0.8843461871</text:p>
          </table:table-cell>
          <table:table-cell table:formula="of:=[.J562]-[.G560]" office:value-type="float" office:value="0.00122994184499992" calcext:value-type="float">
            <text:p>0.0012299418</text:p>
          </table:table-cell>
          <table:table-cell table:formula="of:=[.B560]-[.G560]" office:value-type="float" office:value="2.242440044875" calcext:value-type="float">
            <text:p>2.2424400449</text:p>
          </table:table-cell>
          <table:table-cell office:value-type="float" office:value="0.884346187115" calcext:value-type="float">
            <text:p>0.8843461871</text:p>
          </table:table-cell>
          <table:table-cell table:formula="of:=[.P562]-[.J560]" office:value-type="float" office:value="0.00341111421599993" calcext:value-type="float">
            <text:p>0.0034111142</text:p>
          </table:table-cell>
          <table:table-cell table:formula="of:=[.B560]-[.J560]" office:value-type="float" office:value="2.242440044875" calcext:value-type="float">
            <text:p>2.2424400449</text:p>
          </table:table-cell>
          <table:table-cell office:value-type="float" office:value="0.884346187115" calcext:value-type="float">
            <text:p>0.8843461871</text:p>
          </table:table-cell>
          <table:table-cell table:formula="of:=[.P562]-[.M560]" office:value-type="float" office:value="0.00341111421599993" calcext:value-type="float">
            <text:p>0.0034111142</text:p>
          </table:table-cell>
          <table:table-cell table:formula="of:=[.B560]-[.M560]" office:value-type="float" office:value="2.242440044875" calcext:value-type="float">
            <text:p>2.2424400449</text:p>
          </table:table-cell>
          <table:table-cell office:value-type="float" office:value="0.884346187115" calcext:value-type="float">
            <text:p>0.8843461871</text:p>
          </table:table-cell>
          <table:table-cell table:formula="of:=[.S562]-[.P560]" office:value-type="float" office:value="0.00122994184499992" calcext:value-type="float">
            <text:p>0.0012299418</text:p>
          </table:table-cell>
          <table:table-cell table:formula="of:=[.B560]-[.P560]" office:value-type="float" office:value="2.242440044875" calcext:value-type="float">
            <text:p>2.2424400449</text:p>
          </table:table-cell>
          <table:table-cell office:value-type="float" office:value="0.884346187115" calcext:value-type="float">
            <text:p>0.8843461871</text:p>
          </table:table-cell>
          <table:table-cell table:formula="of:=[.A560]-[.S560]" office:value-type="float" office:value="2.242440044875" calcext:value-type="float">
            <text:p>2.2424400449</text:p>
          </table:table-cell>
          <table:table-cell table:formula="of:=[.B560]-[.S560]" office:value-type="float" office:value="2.242440044875" calcext:value-type="float">
            <text:p>2.2424400449</text:p>
          </table:table-cell>
        </table:table-row>
        <table:table-row table:style-name="ro1">
          <table:table-cell table:number-columns-repeated="2" office:value-type="float" office:value="3.157340765" calcext:value-type="float">
            <text:p>3.157340765</text:p>
          </table:table-cell>
          <table:table-cell table:formula="of:=[.J563]-[.B561]" office:value-type="float" office:value="-2.271146297455" calcext:value-type="float">
            <text:p>-2.2711462975</text:p>
          </table:table-cell>
          <table:table-cell office:value-type="float" office:value="0.884959995747" calcext:value-type="float">
            <text:p>0.8849599957</text:p>
          </table:table-cell>
          <table:table-cell table:formula="of:=[.G563]-[.D561]" office:value-type="float" office:value="0.00341719388899997" calcext:value-type="float">
            <text:p>0.0034171939</text:p>
          </table:table-cell>
          <table:table-cell table:formula="of:=[.B561]-[.$D563]" office:value-type="float" office:value="2.268963575364" calcext:value-type="float">
            <text:p>2.2689635754</text:p>
          </table:table-cell>
          <table:table-cell office:value-type="float" office:value="0.884959995747" calcext:value-type="float">
            <text:p>0.8849599957</text:p>
          </table:table-cell>
          <table:table-cell table:formula="of:=[.J563]-[.G561]" office:value-type="float" office:value="0.00123447179799996" calcext:value-type="float">
            <text:p>0.0012344718</text:p>
          </table:table-cell>
          <table:table-cell table:formula="of:=[.B561]-[.G561]" office:value-type="float" office:value="2.272380769253" calcext:value-type="float">
            <text:p>2.2723807693</text:p>
          </table:table-cell>
          <table:table-cell office:value-type="float" office:value="0.884959995747" calcext:value-type="float">
            <text:p>0.8849599957</text:p>
          </table:table-cell>
          <table:table-cell table:formula="of:=[.P563]-[.J561]" office:value-type="float" office:value="0.00341719388899997" calcext:value-type="float">
            <text:p>0.0034171939</text:p>
          </table:table-cell>
          <table:table-cell table:formula="of:=[.B561]-[.J561]" office:value-type="float" office:value="2.272380769253" calcext:value-type="float">
            <text:p>2.2723807693</text:p>
          </table:table-cell>
          <table:table-cell office:value-type="float" office:value="0.884959995747" calcext:value-type="float">
            <text:p>0.8849599957</text:p>
          </table:table-cell>
          <table:table-cell table:formula="of:=[.P563]-[.M561]" office:value-type="float" office:value="0.00341719388899997" calcext:value-type="float">
            <text:p>0.0034171939</text:p>
          </table:table-cell>
          <table:table-cell table:formula="of:=[.B561]-[.M561]" office:value-type="float" office:value="2.272380769253" calcext:value-type="float">
            <text:p>2.2723807693</text:p>
          </table:table-cell>
          <table:table-cell office:value-type="float" office:value="0.884959995747" calcext:value-type="float">
            <text:p>0.8849599957</text:p>
          </table:table-cell>
          <table:table-cell table:formula="of:=[.S563]-[.P561]" office:value-type="float" office:value="0.00123447179799996" calcext:value-type="float">
            <text:p>0.0012344718</text:p>
          </table:table-cell>
          <table:table-cell table:formula="of:=[.B561]-[.P561]" office:value-type="float" office:value="2.272380769253" calcext:value-type="float">
            <text:p>2.2723807693</text:p>
          </table:table-cell>
          <table:table-cell office:value-type="float" office:value="0.884959995747" calcext:value-type="float">
            <text:p>0.8849599957</text:p>
          </table:table-cell>
          <table:table-cell table:formula="of:=[.A561]-[.S561]" office:value-type="float" office:value="2.272380769253" calcext:value-type="float">
            <text:p>2.2723807693</text:p>
          </table:table-cell>
          <table:table-cell table:formula="of:=[.B561]-[.S561]" office:value-type="float" office:value="2.272380769253" calcext:value-type="float">
            <text:p>2.2723807693</text:p>
          </table:table-cell>
        </table:table-row>
        <table:table-row table:style-name="ro1">
          <table:table-cell table:number-columns-repeated="2" office:value-type="float" office:value="3.1595518589" calcext:value-type="float">
            <text:p>3.1595518589</text:p>
          </table:table-cell>
          <table:table-cell table:formula="of:=[.J564]-[.B562]" office:value-type="float" office:value="-2.272736728189" calcext:value-type="float">
            <text:p>-2.2727367282</text:p>
          </table:table-cell>
          <table:table-cell office:value-type="float" office:value="0.887757301331" calcext:value-type="float">
            <text:p>0.8877573013</text:p>
          </table:table-cell>
          <table:table-cell table:formula="of:=[.G564]-[.D562]" office:value-type="float" office:value="0.00124210119200008" calcext:value-type="float">
            <text:p>0.0012421012</text:p>
          </table:table-cell>
          <table:table-cell table:formula="of:=[.B562]-[.$D564]" office:value-type="float" office:value="2.272736728189" calcext:value-type="float">
            <text:p>2.2727367282</text:p>
          </table:table-cell>
          <table:table-cell office:value-type="float" office:value="0.887757301331" calcext:value-type="float">
            <text:p>0.8877573013</text:p>
          </table:table-cell>
          <table:table-cell table:formula="of:=[.J564]-[.G562]" office:value-type="float" office:value="-0.000942170620000016" calcext:value-type="float">
            <text:p>-0.0009421706</text:p>
          </table:table-cell>
          <table:table-cell table:formula="of:=[.B562]-[.G562]" office:value-type="float" office:value="2.271794557569" calcext:value-type="float">
            <text:p>2.2717945576</text:p>
          </table:table-cell>
          <table:table-cell office:value-type="float" office:value="0.88557612896" calcext:value-type="float">
            <text:p>0.885576129</text:p>
          </table:table-cell>
          <table:table-cell table:formula="of:=[.P564]-[.J562]" office:value-type="float" office:value="0.001239001751" calcext:value-type="float">
            <text:p>0.0012390018</text:p>
          </table:table-cell>
          <table:table-cell table:formula="of:=[.B562]-[.J562]" office:value-type="float" office:value="2.27397572994" calcext:value-type="float">
            <text:p>2.2739757299</text:p>
          </table:table-cell>
          <table:table-cell office:value-type="float" office:value="0.88557612896" calcext:value-type="float">
            <text:p>0.885576129</text:p>
          </table:table-cell>
          <table:table-cell table:formula="of:=[.P564]-[.M562]" office:value-type="float" office:value="0.001239001751" calcext:value-type="float">
            <text:p>0.0012390018</text:p>
          </table:table-cell>
          <table:table-cell table:formula="of:=[.B562]-[.M562]" office:value-type="float" office:value="2.27397572994" calcext:value-type="float">
            <text:p>2.2739757299</text:p>
          </table:table-cell>
          <table:table-cell office:value-type="float" office:value="0.887757301331" calcext:value-type="float">
            <text:p>0.8877573013</text:p>
          </table:table-cell>
          <table:table-cell table:formula="of:=[.S564]-[.P562]" office:value-type="float" office:value="-0.000942170620000016" calcext:value-type="float">
            <text:p>-0.0009421706</text:p>
          </table:table-cell>
          <table:table-cell table:formula="of:=[.B562]-[.P562]" office:value-type="float" office:value="2.271794557569" calcext:value-type="float">
            <text:p>2.2717945576</text:p>
          </table:table-cell>
          <table:table-cell office:value-type="float" office:value="0.88557612896" calcext:value-type="float">
            <text:p>0.885576129</text:p>
          </table:table-cell>
          <table:table-cell table:formula="of:=[.A562]-[.S562]" office:value-type="float" office:value="2.27397572994" calcext:value-type="float">
            <text:p>2.2739757299</text:p>
          </table:table-cell>
          <table:table-cell table:formula="of:=[.B562]-[.S562]" office:value-type="float" office:value="2.27397572994" calcext:value-type="float">
            <text:p>2.2739757299</text:p>
          </table:table-cell>
        </table:table-row>
        <table:table-row table:style-name="ro1">
          <table:table-cell table:number-columns-repeated="2" office:value-type="float" office:value="3.16623401642" calcext:value-type="float">
            <text:p>3.1662340164</text:p>
          </table:table-cell>
          <table:table-cell table:formula="of:=[.J565]-[.B563]" office:value-type="float" office:value="-2.278795957567" calcext:value-type="float">
            <text:p>-2.2787959576</text:p>
          </table:table-cell>
          <table:table-cell office:value-type="float" office:value="0.888377189636" calcext:value-type="float">
            <text:p>0.8883771896</text:p>
          </table:table-cell>
          <table:table-cell table:formula="of:=[.G565]-[.D563]" office:value-type="float" office:value="0.00124663114599999" calcext:value-type="float">
            <text:p>0.0012466311</text:p>
          </table:table-cell>
          <table:table-cell table:formula="of:=[.B563]-[.$D565]" office:value-type="float" office:value="2.276610195638" calcext:value-type="float">
            <text:p>2.2766101956</text:p>
          </table:table-cell>
          <table:table-cell office:value-type="float" office:value="0.888377189636" calcext:value-type="float">
            <text:p>0.8883771896</text:p>
          </table:table-cell>
          <table:table-cell table:formula="of:=[.J565]-[.G563]" office:value-type="float" office:value="-0.000939130783000008" calcext:value-type="float">
            <text:p>-0.0009391308</text:p>
          </table:table-cell>
          <table:table-cell table:formula="of:=[.B563]-[.G563]" office:value-type="float" office:value="2.277856826784" calcext:value-type="float">
            <text:p>2.2778568268</text:p>
          </table:table-cell>
          <table:table-cell office:value-type="float" office:value="0.886194467545" calcext:value-type="float">
            <text:p>0.8861944675</text:p>
          </table:table-cell>
          <table:table-cell table:formula="of:=[.P565]-[.J563]" office:value-type="float" office:value="0.001243591308" calcext:value-type="float">
            <text:p>0.0012435913</text:p>
          </table:table-cell>
          <table:table-cell table:formula="of:=[.B563]-[.J563]" office:value-type="float" office:value="2.280039548875" calcext:value-type="float">
            <text:p>2.2800395489</text:p>
          </table:table-cell>
          <table:table-cell office:value-type="float" office:value="0.886194467545" calcext:value-type="float">
            <text:p>0.8861944675</text:p>
          </table:table-cell>
          <table:table-cell table:formula="of:=[.P565]-[.M563]" office:value-type="float" office:value="0.001243591308" calcext:value-type="float">
            <text:p>0.0012435913</text:p>
          </table:table-cell>
          <table:table-cell table:formula="of:=[.B563]-[.M563]" office:value-type="float" office:value="2.280039548875" calcext:value-type="float">
            <text:p>2.2800395489</text:p>
          </table:table-cell>
          <table:table-cell office:value-type="float" office:value="0.888377189636" calcext:value-type="float">
            <text:p>0.8883771896</text:p>
          </table:table-cell>
          <table:table-cell table:formula="of:=[.S565]-[.P563]" office:value-type="float" office:value="-0.000939130783000008" calcext:value-type="float">
            <text:p>-0.0009391308</text:p>
          </table:table-cell>
          <table:table-cell table:formula="of:=[.B563]-[.P563]" office:value-type="float" office:value="2.277856826784" calcext:value-type="float">
            <text:p>2.2778568268</text:p>
          </table:table-cell>
          <table:table-cell office:value-type="float" office:value="0.886194467545" calcext:value-type="float">
            <text:p>0.8861944675</text:p>
          </table:table-cell>
          <table:table-cell table:formula="of:=[.A563]-[.S563]" office:value-type="float" office:value="2.280039548875" calcext:value-type="float">
            <text:p>2.2800395489</text:p>
          </table:table-cell>
          <table:table-cell table:formula="of:=[.B563]-[.S563]" office:value-type="float" office:value="2.280039548875" calcext:value-type="float">
            <text:p>2.2800395489</text:p>
          </table:table-cell>
        </table:table-row>
        <table:table-row table:style-name="ro1">
          <table:table-cell table:number-columns-repeated="2" office:value-type="float" office:value="3.1466653347" calcext:value-type="float">
            <text:p>3.1466653347</text:p>
          </table:table-cell>
          <table:table-cell table:formula="of:=[.J566]-[.B564]" office:value-type="float" office:value="-2.256414830683" calcext:value-type="float">
            <text:p>-2.2564148307</text:p>
          </table:table-cell>
          <table:table-cell office:value-type="float" office:value="0.886815130711" calcext:value-type="float">
            <text:p>0.8868151307</text:p>
          </table:table-cell>
          <table:table-cell table:formula="of:=[.G566]-[.D564]" office:value-type="float" office:value="0.00343537330600008" calcext:value-type="float">
            <text:p>0.0034353733</text:p>
          </table:table-cell>
          <table:table-cell table:formula="of:=[.B564]-[.$D566]" office:value-type="float" office:value="2.256414830683" calcext:value-type="float">
            <text:p>2.2564148307</text:p>
          </table:table-cell>
          <table:table-cell office:value-type="float" office:value="0.888999402523" calcext:value-type="float">
            <text:p>0.8889994025</text:p>
          </table:table-cell>
          <table:table-cell table:formula="of:=[.J566]-[.G564]" office:value-type="float" office:value="0.00125110149399998" calcext:value-type="float">
            <text:p>0.0012511015</text:p>
          </table:table-cell>
          <table:table-cell table:formula="of:=[.B564]-[.G564]" office:value-type="float" office:value="2.257665932177" calcext:value-type="float">
            <text:p>2.2576659322</text:p>
          </table:table-cell>
          <table:table-cell office:value-type="float" office:value="0.886815130711" calcext:value-type="float">
            <text:p>0.8868151307</text:p>
          </table:table-cell>
          <table:table-cell table:formula="of:=[.P566]-[.J564]" office:value-type="float" office:value="0.00124806165700009" calcext:value-type="float">
            <text:p>0.0012480617</text:p>
          </table:table-cell>
          <table:table-cell table:formula="of:=[.B564]-[.J564]" office:value-type="float" office:value="2.259850203989" calcext:value-type="float">
            <text:p>2.259850204</text:p>
          </table:table-cell>
          <table:table-cell office:value-type="float" office:value="0.886815130711" calcext:value-type="float">
            <text:p>0.8868151307</text:p>
          </table:table-cell>
          <table:table-cell table:formula="of:=[.P566]-[.M564]" office:value-type="float" office:value="0.00124806165700009" calcext:value-type="float">
            <text:p>0.0012480617</text:p>
          </table:table-cell>
          <table:table-cell table:formula="of:=[.B564]-[.M564]" office:value-type="float" office:value="2.259850203989" calcext:value-type="float">
            <text:p>2.259850204</text:p>
          </table:table-cell>
          <table:table-cell office:value-type="float" office:value="0.886815130711" calcext:value-type="float">
            <text:p>0.8868151307</text:p>
          </table:table-cell>
          <table:table-cell table:formula="of:=[.S566]-[.P564]" office:value-type="float" office:value="0.00124806165700009" calcext:value-type="float">
            <text:p>0.0012480617</text:p>
          </table:table-cell>
          <table:table-cell table:formula="of:=[.B564]-[.P564]" office:value-type="float" office:value="2.259850203989" calcext:value-type="float">
            <text:p>2.259850204</text:p>
          </table:table-cell>
          <table:table-cell office:value-type="float" office:value="0.886815130711" calcext:value-type="float">
            <text:p>0.8868151307</text:p>
          </table:table-cell>
          <table:table-cell table:formula="of:=[.A564]-[.S564]" office:value-type="float" office:value="2.259850203989" calcext:value-type="float">
            <text:p>2.259850204</text:p>
          </table:table-cell>
          <table:table-cell table:formula="of:=[.B564]-[.S564]" office:value-type="float" office:value="2.259850203989" calcext:value-type="float">
            <text:p>2.259850204</text:p>
          </table:table-cell>
        </table:table-row>
        <table:table-row table:style-name="ro1">
          <table:table-cell table:number-columns-repeated="2" office:value-type="float" office:value="3.1489136219" calcext:value-type="float">
            <text:p>3.1489136219</text:p>
          </table:table-cell>
          <table:table-cell table:formula="of:=[.J567]-[.B565]" office:value-type="float" office:value="-2.258034169671" calcext:value-type="float">
            <text:p>-2.2580341697</text:p>
          </table:table-cell>
          <table:table-cell office:value-type="float" office:value="0.889623820782" calcext:value-type="float">
            <text:p>0.8896238208</text:p>
          </table:table-cell>
          <table:table-cell table:formula="of:=[.G567]-[.D565]" office:value-type="float" office:value="0.00125563144700003" calcext:value-type="float">
            <text:p>0.0012556314</text:p>
          </table:table-cell>
          <table:table-cell table:formula="of:=[.B565]-[.$D567]" office:value-type="float" office:value="2.258034169671" calcext:value-type="float">
            <text:p>2.2580341697</text:p>
          </table:table-cell>
          <table:table-cell office:value-type="float" office:value="0.889623820782" calcext:value-type="float">
            <text:p>0.8896238208</text:p>
          </table:table-cell>
          <table:table-cell table:formula="of:=[.J567]-[.G565]" office:value-type="float" office:value="0.00125563144700003" calcext:value-type="float">
            <text:p>0.0012556314</text:p>
          </table:table-cell>
          <table:table-cell table:formula="of:=[.B565]-[.G565]" office:value-type="float" office:value="2.259289801118" calcext:value-type="float">
            <text:p>2.2592898011</text:p>
          </table:table-cell>
          <table:table-cell office:value-type="float" office:value="0.887438058853" calcext:value-type="float">
            <text:p>0.8874380589</text:p>
          </table:table-cell>
          <table:table-cell table:formula="of:=[.P567]-[.J565]" office:value-type="float" office:value="0.00344139337600002" calcext:value-type="float">
            <text:p>0.0034413934</text:p>
          </table:table-cell>
          <table:table-cell table:formula="of:=[.B565]-[.J565]" office:value-type="float" office:value="2.261475563047" calcext:value-type="float">
            <text:p>2.261475563</text:p>
          </table:table-cell>
          <table:table-cell office:value-type="float" office:value="0.887438058853" calcext:value-type="float">
            <text:p>0.8874380589</text:p>
          </table:table-cell>
          <table:table-cell table:formula="of:=[.P567]-[.M565]" office:value-type="float" office:value="0.00344139337600002" calcext:value-type="float">
            <text:p>0.0034413934</text:p>
          </table:table-cell>
          <table:table-cell table:formula="of:=[.B565]-[.M565]" office:value-type="float" office:value="2.261475563047" calcext:value-type="float">
            <text:p>2.261475563</text:p>
          </table:table-cell>
          <table:table-cell office:value-type="float" office:value="0.887438058853" calcext:value-type="float">
            <text:p>0.8874380589</text:p>
          </table:table-cell>
          <table:table-cell table:formula="of:=[.S567]-[.P565]" office:value-type="float" office:value="0.00344139337600002" calcext:value-type="float">
            <text:p>0.0034413934</text:p>
          </table:table-cell>
          <table:table-cell table:formula="of:=[.B565]-[.P565]" office:value-type="float" office:value="2.261475563047" calcext:value-type="float">
            <text:p>2.261475563</text:p>
          </table:table-cell>
          <table:table-cell office:value-type="float" office:value="0.887438058853" calcext:value-type="float">
            <text:p>0.8874380589</text:p>
          </table:table-cell>
          <table:table-cell table:formula="of:=[.A565]-[.S565]" office:value-type="float" office:value="2.261475563047" calcext:value-type="float">
            <text:p>2.261475563</text:p>
          </table:table-cell>
          <table:table-cell table:formula="of:=[.B565]-[.S565]" office:value-type="float" office:value="2.261475563047" calcext:value-type="float">
            <text:p>2.261475563</text:p>
          </table:table-cell>
        </table:table-row>
        <table:table-row table:style-name="ro1">
          <table:table-cell table:number-columns-repeated="2" office:value-type="float" office:value="2.88756561279" calcext:value-type="float">
            <text:p>2.8875656128</text:p>
          </table:table-cell>
          <table:table-cell table:formula="of:=[.J568]-[.B566]" office:value-type="float" office:value="-1.998245358464" calcext:value-type="float">
            <text:p>-1.9982453585</text:p>
          </table:table-cell>
          <table:table-cell office:value-type="float" office:value="0.890250504017" calcext:value-type="float">
            <text:p>0.890250504</text:p>
          </table:table-cell>
          <table:table-cell table:formula="of:=[.G568]-[.D566]" office:value-type="float" office:value="0.00126016139999996" calcext:value-type="float">
            <text:p>0.0012601614</text:p>
          </table:table-cell>
          <table:table-cell table:formula="of:=[.B566]-[.$D568]" office:value-type="float" office:value="1.996054947373" calcext:value-type="float">
            <text:p>1.9960549474</text:p>
          </table:table-cell>
          <table:table-cell office:value-type="float" office:value="0.890250504017" calcext:value-type="float">
            <text:p>0.890250504</text:p>
          </table:table-cell>
          <table:table-cell table:formula="of:=[.J568]-[.G566]" office:value-type="float" office:value="-0.000930249690999974" calcext:value-type="float">
            <text:p>-0.0009302497</text:p>
          </table:table-cell>
          <table:table-cell table:formula="of:=[.B566]-[.G566]" office:value-type="float" office:value="1.997315108773" calcext:value-type="float">
            <text:p>1.9973151088</text:p>
          </table:table-cell>
          <table:table-cell office:value-type="float" office:value="0.890250504017" calcext:value-type="float">
            <text:p>0.890250504</text:p>
          </table:table-cell>
          <table:table-cell table:formula="of:=[.P568]-[.J566]" office:value-type="float" office:value="-0.000930249690999974" calcext:value-type="float">
            <text:p>-0.0009302497</text:p>
          </table:table-cell>
          <table:table-cell table:formula="of:=[.B566]-[.J566]" office:value-type="float" office:value="1.997315108773" calcext:value-type="float">
            <text:p>1.9973151088</text:p>
          </table:table-cell>
          <table:table-cell office:value-type="float" office:value="0.888063192368" calcext:value-type="float">
            <text:p>0.8880631924</text:p>
          </table:table-cell>
          <table:table-cell table:formula="of:=[.P568]-[.M566]" office:value-type="float" office:value="0.00125706195800002" calcext:value-type="float">
            <text:p>0.001257062</text:p>
          </table:table-cell>
          <table:table-cell table:formula="of:=[.B566]-[.M566]" office:value-type="float" office:value="1.999502420422" calcext:value-type="float">
            <text:p>1.9995024204</text:p>
          </table:table-cell>
          <table:table-cell office:value-type="float" office:value="0.888063192368" calcext:value-type="float">
            <text:p>0.8880631924</text:p>
          </table:table-cell>
          <table:table-cell table:formula="of:=[.S568]-[.P566]" office:value-type="float" office:value="0.00125706195800002" calcext:value-type="float">
            <text:p>0.001257062</text:p>
          </table:table-cell>
          <table:table-cell table:formula="of:=[.B566]-[.P566]" office:value-type="float" office:value="1.999502420422" calcext:value-type="float">
            <text:p>1.9995024204</text:p>
          </table:table-cell>
          <table:table-cell office:value-type="float" office:value="0.888063192368" calcext:value-type="float">
            <text:p>0.8880631924</text:p>
          </table:table-cell>
          <table:table-cell table:formula="of:=[.A566]-[.S566]" office:value-type="float" office:value="1.999502420422" calcext:value-type="float">
            <text:p>1.9995024204</text:p>
          </table:table-cell>
          <table:table-cell table:formula="of:=[.B566]-[.S566]" office:value-type="float" office:value="1.999502420422" calcext:value-type="float">
            <text:p>1.9995024204</text:p>
          </table:table-cell>
        </table:table-row>
        <table:table-row table:style-name="ro1">
          <table:table-cell table:number-columns-repeated="2" office:value-type="float" office:value="2.87387728691" calcext:value-type="float">
            <text:p>2.8738772869</text:p>
          </table:table-cell>
          <table:table-cell table:formula="of:=[.J569]-[.B567]" office:value-type="float" office:value="-1.985484540461" calcext:value-type="float">
            <text:p>-1.9854845405</text:p>
          </table:table-cell>
          <table:table-cell office:value-type="float" office:value="0.890879452229" calcext:value-type="float">
            <text:p>0.8908794522</text:p>
          </table:table-cell>
          <table:table-cell table:formula="of:=[.G569]-[.D567]" office:value-type="float" office:value="-0.000293135643000042" calcext:value-type="float">
            <text:p>-0.0002931356</text:p>
          </table:table-cell>
          <table:table-cell table:formula="of:=[.B567]-[.$D569]" office:value-type="float" office:value="1.983290970324" calcext:value-type="float">
            <text:p>1.9832909703</text:p>
          </table:table-cell>
          <table:table-cell office:value-type="float" office:value="0.890879452229" calcext:value-type="float">
            <text:p>0.8908794522</text:p>
          </table:table-cell>
          <table:table-cell table:formula="of:=[.J569]-[.G567]" office:value-type="float" office:value="-0.00248670577999999" calcext:value-type="float">
            <text:p>-0.0024867058</text:p>
          </table:table-cell>
          <table:table-cell table:formula="of:=[.B567]-[.G567]" office:value-type="float" office:value="1.982997834681" calcext:value-type="float">
            <text:p>1.9829978347</text:p>
          </table:table-cell>
          <table:table-cell office:value-type="float" office:value="0.890879452229" calcext:value-type="float">
            <text:p>0.8908794522</text:p>
          </table:table-cell>
          <table:table-cell table:formula="of:=[.P569]-[.J567]" office:value-type="float" office:value="-0.000293135643000042" calcext:value-type="float">
            <text:p>-0.0002931356</text:p>
          </table:table-cell>
          <table:table-cell table:formula="of:=[.B567]-[.J567]" office:value-type="float" office:value="1.982997834681" calcext:value-type="float">
            <text:p>1.9829978347</text:p>
          </table:table-cell>
          <table:table-cell office:value-type="float" office:value="0.890879452229" calcext:value-type="float">
            <text:p>0.8908794522</text:p>
          </table:table-cell>
          <table:table-cell table:formula="of:=[.P569]-[.M567]" office:value-type="float" office:value="-0.000293135643000042" calcext:value-type="float">
            <text:p>-0.0002931356</text:p>
          </table:table-cell>
          <table:table-cell table:formula="of:=[.B567]-[.M567]" office:value-type="float" office:value="1.982997834681" calcext:value-type="float">
            <text:p>1.9829978347</text:p>
          </table:table-cell>
          <table:table-cell office:value-type="float" office:value="0.890879452229" calcext:value-type="float">
            <text:p>0.8908794522</text:p>
          </table:table-cell>
          <table:table-cell table:formula="of:=[.S569]-[.P567]" office:value-type="float" office:value="-0.00248670577999999" calcext:value-type="float">
            <text:p>-0.0024867058</text:p>
          </table:table-cell>
          <table:table-cell table:formula="of:=[.B567]-[.P567]" office:value-type="float" office:value="1.982997834681" calcext:value-type="float">
            <text:p>1.9829978347</text:p>
          </table:table-cell>
          <table:table-cell office:value-type="float" office:value="0.890879452229" calcext:value-type="float">
            <text:p>0.8908794522</text:p>
          </table:table-cell>
          <table:table-cell table:formula="of:=[.A567]-[.S567]" office:value-type="float" office:value="1.982997834681" calcext:value-type="float">
            <text:p>1.9829978347</text:p>
          </table:table-cell>
          <table:table-cell table:formula="of:=[.B567]-[.S567]" office:value-type="float" office:value="1.982997834681" calcext:value-type="float">
            <text:p>1.9829978347</text:p>
          </table:table-cell>
        </table:table-row>
        <table:table-row table:style-name="ro1">
          <table:table-cell table:number-columns-repeated="2" office:value-type="float" office:value="2.82026290894" calcext:value-type="float">
            <text:p>2.8202629089</text:p>
          </table:table-cell>
          <table:table-cell table:formula="of:=[.J570]-[.B568]" office:value-type="float" office:value="-1.931235373025" calcext:value-type="float">
            <text:p>-1.931235373</text:p>
          </table:table-cell>
          <table:table-cell office:value-type="float" office:value="0.891510665417" calcext:value-type="float">
            <text:p>0.8915106654</text:p>
          </table:table-cell>
          <table:table-cell table:formula="of:=[.G570]-[.D568]" office:value-type="float" office:value="-0.000288009643999998" calcext:value-type="float">
            <text:p>-0.0002880096</text:p>
          </table:table-cell>
          <table:table-cell table:formula="of:=[.B568]-[.$D570]" office:value-type="float" office:value="1.929040253167" calcext:value-type="float">
            <text:p>1.9290402532</text:p>
          </table:table-cell>
          <table:table-cell office:value-type="float" office:value="0.891510665417" calcext:value-type="float">
            <text:p>0.8915106654</text:p>
          </table:table-cell>
          <table:table-cell table:formula="of:=[.J570]-[.G568]" office:value-type="float" office:value="-0.00248312950200003" calcext:value-type="float">
            <text:p>-0.0024831295</text:p>
          </table:table-cell>
          <table:table-cell table:formula="of:=[.B568]-[.G568]" office:value-type="float" office:value="1.928752243523" calcext:value-type="float">
            <text:p>1.9287522435</text:p>
          </table:table-cell>
          <table:table-cell office:value-type="float" office:value="0.889320254326" calcext:value-type="float">
            <text:p>0.8893202543</text:p>
          </table:table-cell>
          <table:table-cell table:formula="of:=[.P570]-[.J568]" office:value-type="float" office:value="-0.000292718411000092" calcext:value-type="float">
            <text:p>-0.0002927184</text:p>
          </table:table-cell>
          <table:table-cell table:formula="of:=[.B568]-[.J568]" office:value-type="float" office:value="1.930942654614" calcext:value-type="float">
            <text:p>1.9309426546</text:p>
          </table:table-cell>
          <table:table-cell office:value-type="float" office:value="0.889320254326" calcext:value-type="float">
            <text:p>0.8893202543</text:p>
          </table:table-cell>
          <table:table-cell table:formula="of:=[.P570]-[.M568]" office:value-type="float" office:value="-0.000292718411000092" calcext:value-type="float">
            <text:p>-0.0002927184</text:p>
          </table:table-cell>
          <table:table-cell table:formula="of:=[.B568]-[.M568]" office:value-type="float" office:value="1.930942654614" calcext:value-type="float">
            <text:p>1.9309426546</text:p>
          </table:table-cell>
          <table:table-cell office:value-type="float" office:value="0.889320254326" calcext:value-type="float">
            <text:p>0.8893202543</text:p>
          </table:table-cell>
          <table:table-cell table:formula="of:=[.S570]-[.P568]" office:value-type="float" office:value="-0.000292718411000092" calcext:value-type="float">
            <text:p>-0.0002927184</text:p>
          </table:table-cell>
          <table:table-cell table:formula="of:=[.B568]-[.P568]" office:value-type="float" office:value="1.930942654614" calcext:value-type="float">
            <text:p>1.9309426546</text:p>
          </table:table-cell>
          <table:table-cell office:value-type="float" office:value="0.889320254326" calcext:value-type="float">
            <text:p>0.8893202543</text:p>
          </table:table-cell>
          <table:table-cell table:formula="of:=[.A568]-[.S568]" office:value-type="float" office:value="1.930942654614" calcext:value-type="float">
            <text:p>1.9309426546</text:p>
          </table:table-cell>
          <table:table-cell table:formula="of:=[.B568]-[.S568]" office:value-type="float" office:value="1.930942654614" calcext:value-type="float">
            <text:p>1.9309426546</text:p>
          </table:table-cell>
        </table:table-row>
        <table:table-row table:style-name="ro1">
          <table:table-cell table:number-columns-repeated="2" office:value-type="float" office:value="2.80338406563" calcext:value-type="float">
            <text:p>2.8033840656</text:p>
          </table:table-cell>
          <table:table-cell table:formula="of:=[.J571]-[.B569]" office:value-type="float" office:value="-1.913719475271" calcext:value-type="float">
            <text:p>-1.9137194753</text:p>
          </table:table-cell>
          <table:table-cell office:value-type="float" office:value="0.890586316586" calcext:value-type="float">
            <text:p>0.8905863166</text:p>
          </table:table-cell>
          <table:table-cell table:formula="of:=[.G571]-[.D569]" office:value-type="float" office:value="0.00127494335099998" calcext:value-type="float">
            <text:p>0.0012749434</text:p>
          </table:table-cell>
          <table:table-cell table:formula="of:=[.B569]-[.$D571]" office:value-type="float" office:value="1.911522805693" calcext:value-type="float">
            <text:p>1.9115228057</text:p>
          </table:table-cell>
          <table:table-cell office:value-type="float" office:value="0.890586316586" calcext:value-type="float">
            <text:p>0.8905863166</text:p>
          </table:table-cell>
          <table:table-cell table:formula="of:=[.J571]-[.G569]" office:value-type="float" office:value="-0.00092172622699993" calcext:value-type="float">
            <text:p>-0.0009217262</text:p>
          </table:table-cell>
          <table:table-cell table:formula="of:=[.B569]-[.G569]" office:value-type="float" office:value="1.912797749044" calcext:value-type="float">
            <text:p>1.912797749</text:p>
          </table:table-cell>
          <table:table-cell office:value-type="float" office:value="0.888392746449" calcext:value-type="float">
            <text:p>0.8883927464</text:p>
          </table:table-cell>
          <table:table-cell table:formula="of:=[.P571]-[.J569]" office:value-type="float" office:value="0.00127184391000001" calcext:value-type="float">
            <text:p>0.0012718439</text:p>
          </table:table-cell>
          <table:table-cell table:formula="of:=[.B569]-[.J569]" office:value-type="float" office:value="1.914991319181" calcext:value-type="float">
            <text:p>1.9149913192</text:p>
          </table:table-cell>
          <table:table-cell office:value-type="float" office:value="0.888392746449" calcext:value-type="float">
            <text:p>0.8883927464</text:p>
          </table:table-cell>
          <table:table-cell table:formula="of:=[.P571]-[.M569]" office:value-type="float" office:value="0.00127184391000001" calcext:value-type="float">
            <text:p>0.0012718439</text:p>
          </table:table-cell>
          <table:table-cell table:formula="of:=[.B569]-[.M569]" office:value-type="float" office:value="1.914991319181" calcext:value-type="float">
            <text:p>1.9149913192</text:p>
          </table:table-cell>
          <table:table-cell office:value-type="float" office:value="0.890586316586" calcext:value-type="float">
            <text:p>0.8905863166</text:p>
          </table:table-cell>
          <table:table-cell table:formula="of:=[.S571]-[.P569]" office:value-type="float" office:value="-0.00092172622699993" calcext:value-type="float">
            <text:p>-0.0009217262</text:p>
          </table:table-cell>
          <table:table-cell table:formula="of:=[.B569]-[.P569]" office:value-type="float" office:value="1.912797749044" calcext:value-type="float">
            <text:p>1.912797749</text:p>
          </table:table-cell>
          <table:table-cell office:value-type="float" office:value="0.888392746449" calcext:value-type="float">
            <text:p>0.8883927464</text:p>
          </table:table-cell>
          <table:table-cell table:formula="of:=[.A569]-[.S569]" office:value-type="float" office:value="1.914991319181" calcext:value-type="float">
            <text:p>1.9149913192</text:p>
          </table:table-cell>
          <table:table-cell table:formula="of:=[.B569]-[.S569]" office:value-type="float" office:value="1.914991319181" calcext:value-type="float">
            <text:p>1.9149913192</text:p>
          </table:table-cell>
        </table:table-row>
        <table:table-row table:style-name="ro1">
          <table:table-cell table:number-columns-repeated="2" office:value-type="float" office:value="2.80545759201" calcext:value-type="float">
            <text:p>2.805457592</text:p>
          </table:table-cell>
          <table:table-cell table:formula="of:=[.J572]-[.B570]" office:value-type="float" office:value="-1.915153741836" calcext:value-type="float">
            <text:p>-1.9151537418</text:p>
          </table:table-cell>
          <table:table-cell office:value-type="float" office:value="0.891222655773" calcext:value-type="float">
            <text:p>0.8912226558</text:p>
          </table:table-cell>
          <table:table-cell table:formula="of:=[.G572]-[.D570]" office:value-type="float" office:value="0.00127941370000007" calcext:value-type="float">
            <text:p>0.0012794137</text:p>
          </table:table-cell>
          <table:table-cell table:formula="of:=[.B570]-[.$D572]" office:value-type="float" office:value="1.912955522537" calcext:value-type="float">
            <text:p>1.9129555225</text:p>
          </table:table-cell>
          <table:table-cell office:value-type="float" office:value="0.891222655773" calcext:value-type="float">
            <text:p>0.8912226558</text:p>
          </table:table-cell>
          <table:table-cell table:formula="of:=[.J572]-[.G570]" office:value-type="float" office:value="-0.000918805599000039" calcext:value-type="float">
            <text:p>-0.0009188056</text:p>
          </table:table-cell>
          <table:table-cell table:formula="of:=[.B570]-[.G570]" office:value-type="float" office:value="1.914234936237" calcext:value-type="float">
            <text:p>1.9142349362</text:p>
          </table:table-cell>
          <table:table-cell office:value-type="float" office:value="0.889027535915" calcext:value-type="float">
            <text:p>0.8890275359</text:p>
          </table:table-cell>
          <table:table-cell table:formula="of:=[.P572]-[.J570]" office:value-type="float" office:value="0.00127631425899999" calcext:value-type="float">
            <text:p>0.0012763143</text:p>
          </table:table-cell>
          <table:table-cell table:formula="of:=[.B570]-[.J570]" office:value-type="float" office:value="1.916430056095" calcext:value-type="float">
            <text:p>1.9164300561</text:p>
          </table:table-cell>
          <table:table-cell office:value-type="float" office:value="0.889027535915" calcext:value-type="float">
            <text:p>0.8890275359</text:p>
          </table:table-cell>
          <table:table-cell table:formula="of:=[.P572]-[.M570]" office:value-type="float" office:value="0.00127631425899999" calcext:value-type="float">
            <text:p>0.0012763143</text:p>
          </table:table-cell>
          <table:table-cell table:formula="of:=[.B570]-[.M570]" office:value-type="float" office:value="1.916430056095" calcext:value-type="float">
            <text:p>1.9164300561</text:p>
          </table:table-cell>
          <table:table-cell office:value-type="float" office:value="0.889027535915" calcext:value-type="float">
            <text:p>0.8890275359</text:p>
          </table:table-cell>
          <table:table-cell table:formula="of:=[.S572]-[.P570]" office:value-type="float" office:value="0.00127631425899999" calcext:value-type="float">
            <text:p>0.0012763143</text:p>
          </table:table-cell>
          <table:table-cell table:formula="of:=[.B570]-[.P570]" office:value-type="float" office:value="1.916430056095" calcext:value-type="float">
            <text:p>1.9164300561</text:p>
          </table:table-cell>
          <table:table-cell office:value-type="float" office:value="0.889027535915" calcext:value-type="float">
            <text:p>0.8890275359</text:p>
          </table:table-cell>
          <table:table-cell table:formula="of:=[.A570]-[.S570]" office:value-type="float" office:value="1.916430056095" calcext:value-type="float">
            <text:p>1.9164300561</text:p>
          </table:table-cell>
          <table:table-cell table:formula="of:=[.B570]-[.S570]" office:value-type="float" office:value="1.916430056095" calcext:value-type="float">
            <text:p>1.9164300561</text:p>
          </table:table-cell>
        </table:table-row>
        <table:table-row table:style-name="ro1">
          <table:table-cell office:value-type="float" office:value="2.80753779411" calcext:value-type="float">
            <text:p>2.8075377941</text:p>
          </table:table-cell>
          <table:table-cell office:value-type="float" office:value="2.7875790596" calcext:value-type="float">
            <text:p>2.7875790596</text:p>
          </table:table-cell>
          <table:table-cell table:formula="of:=[.J573]-[.B571]" office:value-type="float" office:value="-1.896633744239" calcext:value-type="float">
            <text:p>-1.8966337442</text:p>
          </table:table-cell>
          <table:table-cell office:value-type="float" office:value="0.891861259937" calcext:value-type="float">
            <text:p>0.8918612599</text:p>
          </table:table-cell>
          <table:table-cell table:formula="of:=[.G573]-[.D571]" office:value-type="float" office:value="-0.000915944575999972" calcext:value-type="float">
            <text:p>-0.0009159446</text:p>
          </table:table-cell>
          <table:table-cell table:formula="of:=[.B571]-[.$D573]" office:value-type="float" office:value="1.896633744239" calcext:value-type="float">
            <text:p>1.8966337442</text:p>
          </table:table-cell>
          <table:table-cell office:value-type="float" office:value="0.891861259937" calcext:value-type="float">
            <text:p>0.8918612599</text:p>
          </table:table-cell>
          <table:table-cell table:formula="of:=[.J573]-[.G571]" office:value-type="float" office:value="-0.000915944575999972" calcext:value-type="float">
            <text:p>-0.0009159446</text:p>
          </table:table-cell>
          <table:table-cell table:formula="of:=[.B571]-[.G571]" office:value-type="float" office:value="1.895717799663" calcext:value-type="float">
            <text:p>1.8957177997</text:p>
          </table:table-cell>
          <table:table-cell office:value-type="float" office:value="0.889664590359" calcext:value-type="float">
            <text:p>0.8896645904</text:p>
          </table:table-cell>
          <table:table-cell table:formula="of:=[.P573]-[.J571]" office:value-type="float" office:value="0.00128072500199994" calcext:value-type="float">
            <text:p>0.001280725</text:p>
          </table:table-cell>
          <table:table-cell table:formula="of:=[.B571]-[.J571]" office:value-type="float" office:value="1.897914469241" calcext:value-type="float">
            <text:p>1.8979144692</text:p>
          </table:table-cell>
          <table:table-cell office:value-type="float" office:value="0.889664590359" calcext:value-type="float">
            <text:p>0.8896645904</text:p>
          </table:table-cell>
          <table:table-cell table:formula="of:=[.P573]-[.M571]" office:value-type="float" office:value="0.00128072500199994" calcext:value-type="float">
            <text:p>0.001280725</text:p>
          </table:table-cell>
          <table:table-cell table:formula="of:=[.B571]-[.M571]" office:value-type="float" office:value="1.897914469241" calcext:value-type="float">
            <text:p>1.8979144692</text:p>
          </table:table-cell>
          <table:table-cell office:value-type="float" office:value="0.889664590359" calcext:value-type="float">
            <text:p>0.8896645904</text:p>
          </table:table-cell>
          <table:table-cell table:formula="of:=[.S573]-[.P571]" office:value-type="float" office:value="0.00128072500199994" calcext:value-type="float">
            <text:p>0.001280725</text:p>
          </table:table-cell>
          <table:table-cell table:formula="of:=[.B571]-[.P571]" office:value-type="float" office:value="1.897914469241" calcext:value-type="float">
            <text:p>1.8979144692</text:p>
          </table:table-cell>
          <table:table-cell office:value-type="float" office:value="0.889664590359" calcext:value-type="float">
            <text:p>0.8896645904</text:p>
          </table:table-cell>
          <table:table-cell table:formula="of:=[.A571]-[.S571]" office:value-type="float" office:value="1.917873203751" calcext:value-type="float">
            <text:p>1.9178732038</text:p>
          </table:table-cell>
          <table:table-cell table:formula="of:=[.B571]-[.S571]" office:value-type="float" office:value="1.897914469241" calcext:value-type="float">
            <text:p>1.8979144692</text:p>
          </table:table-cell>
        </table:table-row>
        <table:table-row table:style-name="ro1">
          <table:table-cell office:value-type="float" office:value="2.80962491035" calcext:value-type="float">
            <text:p>2.8096249104</text:p>
          </table:table-cell>
          <table:table-cell office:value-type="float" office:value="2.78965139389" calcext:value-type="float">
            <text:p>2.7896513939</text:p>
          </table:table-cell>
          <table:table-cell table:formula="of:=[.J574]-[.B572]" office:value-type="float" office:value="-1.89806240797" calcext:value-type="float">
            <text:p>-1.898062408</text:p>
          </table:table-cell>
          <table:table-cell office:value-type="float" office:value="0.892502069473" calcext:value-type="float">
            <text:p>0.8925020695</text:p>
          </table:table-cell>
          <table:table-cell table:formula="of:=[.G574]-[.D572]" office:value-type="float" office:value="-0.000913083553000127" calcext:value-type="float">
            <text:p>-0.0009130836</text:p>
          </table:table-cell>
          <table:table-cell table:formula="of:=[.B572]-[.$D574]" office:value-type="float" office:value="1.89806240797" calcext:value-type="float">
            <text:p>1.898062408</text:p>
          </table:table-cell>
          <table:table-cell office:value-type="float" office:value="0.892502069473" calcext:value-type="float">
            <text:p>0.8925020695</text:p>
          </table:table-cell>
          <table:table-cell table:formula="of:=[.J574]-[.G572]" office:value-type="float" office:value="-0.000913083553000127" calcext:value-type="float">
            <text:p>-0.0009130836</text:p>
          </table:table-cell>
          <table:table-cell table:formula="of:=[.B572]-[.G572]" office:value-type="float" office:value="1.897149324417" calcext:value-type="float">
            <text:p>1.8971493244</text:p>
          </table:table-cell>
          <table:table-cell office:value-type="float" office:value="0.890303850174" calcext:value-type="float">
            <text:p>0.8903038502</text:p>
          </table:table-cell>
          <table:table-cell table:formula="of:=[.P574]-[.J572]" office:value-type="float" office:value="0.00128513574599998" calcext:value-type="float">
            <text:p>0.0012851357</text:p>
          </table:table-cell>
          <table:table-cell table:formula="of:=[.B572]-[.J572]" office:value-type="float" office:value="1.899347543716" calcext:value-type="float">
            <text:p>1.8993475437</text:p>
          </table:table-cell>
          <table:table-cell office:value-type="float" office:value="0.890303850174" calcext:value-type="float">
            <text:p>0.8903038502</text:p>
          </table:table-cell>
          <table:table-cell table:formula="of:=[.P574]-[.M572]" office:value-type="float" office:value="0.00128513574599998" calcext:value-type="float">
            <text:p>0.0012851357</text:p>
          </table:table-cell>
          <table:table-cell table:formula="of:=[.B572]-[.M572]" office:value-type="float" office:value="1.899347543716" calcext:value-type="float">
            <text:p>1.8993475437</text:p>
          </table:table-cell>
          <table:table-cell office:value-type="float" office:value="0.890303850174" calcext:value-type="float">
            <text:p>0.8903038502</text:p>
          </table:table-cell>
          <table:table-cell table:formula="of:=[.S574]-[.P572]" office:value-type="float" office:value="0.00128513574599998" calcext:value-type="float">
            <text:p>0.0012851357</text:p>
          </table:table-cell>
          <table:table-cell table:formula="of:=[.B572]-[.P572]" office:value-type="float" office:value="1.899347543716" calcext:value-type="float">
            <text:p>1.8993475437</text:p>
          </table:table-cell>
          <table:table-cell office:value-type="float" office:value="0.890303850174" calcext:value-type="float">
            <text:p>0.8903038502</text:p>
          </table:table-cell>
          <table:table-cell table:formula="of:=[.A572]-[.S572]" office:value-type="float" office:value="1.919321060176" calcext:value-type="float">
            <text:p>1.9193210602</text:p>
          </table:table-cell>
          <table:table-cell table:formula="of:=[.B572]-[.S572]" office:value-type="float" office:value="1.899347543716" calcext:value-type="float">
            <text:p>1.8993475437</text:p>
          </table:table-cell>
        </table:table-row>
        <table:table-row table:style-name="ro1">
          <table:table-cell table:number-columns-repeated="2" office:value-type="float" office:value="2.79381561279" calcext:value-type="float">
            <text:p>2.7938156128</text:p>
          </table:table-cell>
          <table:table-cell table:formula="of:=[.J575]-[.B573]" office:value-type="float" office:value="-1.901580750939" calcext:value-type="float">
            <text:p>-1.9015807509</text:p>
          </table:table-cell>
          <table:table-cell office:value-type="float" office:value="0.890945315361" calcext:value-type="float">
            <text:p>0.8909453154</text:p>
          </table:table-cell>
          <table:table-cell table:formula="of:=[.G575]-[.D573]" office:value-type="float" office:value="0.00128954649000002" calcext:value-type="float">
            <text:p>0.0012895465</text:p>
          </table:table-cell>
          <table:table-cell table:formula="of:=[.B573]-[.$D575]" office:value-type="float" office:value="1.901580750939" calcext:value-type="float">
            <text:p>1.9015807509</text:p>
          </table:table-cell>
          <table:table-cell office:value-type="float" office:value="0.890945315361" calcext:value-type="float">
            <text:p>0.8909453154</text:p>
          </table:table-cell>
          <table:table-cell table:formula="of:=[.J575]-[.G573]" office:value-type="float" office:value="0.00128954649000002" calcext:value-type="float">
            <text:p>0.0012895465</text:p>
          </table:table-cell>
          <table:table-cell table:formula="of:=[.B573]-[.G573]" office:value-type="float" office:value="1.902870297429" calcext:value-type="float">
            <text:p>1.9028702974</text:p>
          </table:table-cell>
          <table:table-cell office:value-type="float" office:value="0.890945315361" calcext:value-type="float">
            <text:p>0.8909453154</text:p>
          </table:table-cell>
          <table:table-cell table:formula="of:=[.P575]-[.J573]" office:value-type="float" office:value="0.00128954649000002" calcext:value-type="float">
            <text:p>0.0012895465</text:p>
          </table:table-cell>
          <table:table-cell table:formula="of:=[.B573]-[.J573]" office:value-type="float" office:value="1.902870297429" calcext:value-type="float">
            <text:p>1.9028702974</text:p>
          </table:table-cell>
          <table:table-cell office:value-type="float" office:value="0.890945315361" calcext:value-type="float">
            <text:p>0.8909453154</text:p>
          </table:table-cell>
          <table:table-cell table:formula="of:=[.P575]-[.M573]" office:value-type="float" office:value="0.00128954649000002" calcext:value-type="float">
            <text:p>0.0012895465</text:p>
          </table:table-cell>
          <table:table-cell table:formula="of:=[.B573]-[.M573]" office:value-type="float" office:value="1.902870297429" calcext:value-type="float">
            <text:p>1.9028702974</text:p>
          </table:table-cell>
          <table:table-cell office:value-type="float" office:value="0.890945315361" calcext:value-type="float">
            <text:p>0.8909453154</text:p>
          </table:table-cell>
          <table:table-cell table:formula="of:=[.S575]-[.P573]" office:value-type="float" office:value="0.00128954649000002" calcext:value-type="float">
            <text:p>0.0012895465</text:p>
          </table:table-cell>
          <table:table-cell table:formula="of:=[.B573]-[.P573]" office:value-type="float" office:value="1.902870297429" calcext:value-type="float">
            <text:p>1.9028702974</text:p>
          </table:table-cell>
          <table:table-cell office:value-type="float" office:value="0.890945315361" calcext:value-type="float">
            <text:p>0.8909453154</text:p>
          </table:table-cell>
          <table:table-cell table:formula="of:=[.A573]-[.S573]" office:value-type="float" office:value="1.902870297429" calcext:value-type="float">
            <text:p>1.9028702974</text:p>
          </table:table-cell>
          <table:table-cell table:formula="of:=[.B573]-[.S573]" office:value-type="float" office:value="1.902870297429" calcext:value-type="float">
            <text:p>1.9028702974</text:p>
          </table:table-cell>
        </table:table-row>
        <table:table-row table:style-name="ro1">
          <table:table-cell table:number-columns-repeated="2" office:value-type="float" office:value="2.77797293663" calcext:value-type="float">
            <text:p>2.7779729366</text:p>
          </table:table-cell>
          <table:table-cell table:formula="of:=[.J576]-[.B574]" office:value-type="float" office:value="-1.885090053081" calcext:value-type="float">
            <text:p>-1.8850900531</text:p>
          </table:table-cell>
          <table:table-cell office:value-type="float" office:value="0.89158898592" calcext:value-type="float">
            <text:p>0.8915889859</text:p>
          </table:table-cell>
          <table:table-cell table:formula="of:=[.G576]-[.D574]" office:value-type="float" office:value="0.00129389762900012" calcext:value-type="float">
            <text:p>0.0012938976</text:p>
          </table:table-cell>
          <table:table-cell table:formula="of:=[.B574]-[.$D576]" office:value-type="float" office:value="1.885090053081" calcext:value-type="float">
            <text:p>1.8850900531</text:p>
          </table:table-cell>
          <table:table-cell office:value-type="float" office:value="0.89158898592" calcext:value-type="float">
            <text:p>0.8915889859</text:p>
          </table:table-cell>
          <table:table-cell table:formula="of:=[.J576]-[.G574]" office:value-type="float" office:value="0.00129389762900012" calcext:value-type="float">
            <text:p>0.0012938976</text:p>
          </table:table-cell>
          <table:table-cell table:formula="of:=[.B574]-[.G574]" office:value-type="float" office:value="1.88638395071" calcext:value-type="float">
            <text:p>1.8863839507</text:p>
          </table:table-cell>
          <table:table-cell office:value-type="float" office:value="0.89158898592" calcext:value-type="float">
            <text:p>0.8915889859</text:p>
          </table:table-cell>
          <table:table-cell table:formula="of:=[.P576]-[.J574]" office:value-type="float" office:value="0.00129389762900012" calcext:value-type="float">
            <text:p>0.0012938976</text:p>
          </table:table-cell>
          <table:table-cell table:formula="of:=[.B574]-[.J574]" office:value-type="float" office:value="1.88638395071" calcext:value-type="float">
            <text:p>1.8863839507</text:p>
          </table:table-cell>
          <table:table-cell office:value-type="float" office:value="0.89158898592" calcext:value-type="float">
            <text:p>0.8915889859</text:p>
          </table:table-cell>
          <table:table-cell table:formula="of:=[.P576]-[.M574]" office:value-type="float" office:value="0.00129389762900012" calcext:value-type="float">
            <text:p>0.0012938976</text:p>
          </table:table-cell>
          <table:table-cell table:formula="of:=[.B574]-[.M574]" office:value-type="float" office:value="1.88638395071" calcext:value-type="float">
            <text:p>1.8863839507</text:p>
          </table:table-cell>
          <table:table-cell office:value-type="float" office:value="0.89158898592" calcext:value-type="float">
            <text:p>0.8915889859</text:p>
          </table:table-cell>
          <table:table-cell table:formula="of:=[.S576]-[.P574]" office:value-type="float" office:value="0.00129389762900012" calcext:value-type="float">
            <text:p>0.0012938976</text:p>
          </table:table-cell>
          <table:table-cell table:formula="of:=[.B574]-[.P574]" office:value-type="float" office:value="1.88638395071" calcext:value-type="float">
            <text:p>1.8863839507</text:p>
          </table:table-cell>
          <table:table-cell office:value-type="float" office:value="0.89158898592" calcext:value-type="float">
            <text:p>0.8915889859</text:p>
          </table:table-cell>
          <table:table-cell table:formula="of:=[.A574]-[.S574]" office:value-type="float" office:value="1.88638395071" calcext:value-type="float">
            <text:p>1.8863839507</text:p>
          </table:table-cell>
          <table:table-cell table:formula="of:=[.B574]-[.S574]" office:value-type="float" office:value="1.88638395071" calcext:value-type="float">
            <text:p>1.8863839507</text:p>
          </table:table-cell>
        </table:table-row>
        <table:table-row table:style-name="ro1">
          <table:table-cell table:number-columns-repeated="2" office:value-type="float" office:value="2.76209664345" calcext:value-type="float">
            <text:p>2.7620966435</text:p>
          </table:table-cell>
          <table:table-cell table:formula="of:=[.J577]-[.B575]" office:value-type="float" office:value="-1.868563473227" calcext:value-type="float">
            <text:p>-1.8685634732</text:p>
          </table:table-cell>
          <table:table-cell office:value-type="float" office:value="0.892234861851" calcext:value-type="float">
            <text:p>0.8922348619</text:p>
          </table:table-cell>
          <table:table-cell table:formula="of:=[.G577]-[.D575]" office:value-type="float" office:value="0.00129830837199996" calcext:value-type="float">
            <text:p>0.0012983084</text:p>
          </table:table-cell>
          <table:table-cell table:formula="of:=[.B575]-[.$D577]" office:value-type="float" office:value="1.868563473227" calcext:value-type="float">
            <text:p>1.8685634732</text:p>
          </table:table-cell>
          <table:table-cell office:value-type="float" office:value="0.892234861851" calcext:value-type="float">
            <text:p>0.8922348619</text:p>
          </table:table-cell>
          <table:table-cell table:formula="of:=[.J577]-[.G575]" office:value-type="float" office:value="0.00129830837199996" calcext:value-type="float">
            <text:p>0.0012983084</text:p>
          </table:table-cell>
          <table:table-cell table:formula="of:=[.B575]-[.G575]" office:value-type="float" office:value="1.869861781599" calcext:value-type="float">
            <text:p>1.8698617816</text:p>
          </table:table-cell>
          <table:table-cell office:value-type="float" office:value="0.892234861851" calcext:value-type="float">
            <text:p>0.8922348619</text:p>
          </table:table-cell>
          <table:table-cell table:formula="of:=[.P577]-[.J575]" office:value-type="float" office:value="0.00129830837199996" calcext:value-type="float">
            <text:p>0.0012983084</text:p>
          </table:table-cell>
          <table:table-cell table:formula="of:=[.B575]-[.J575]" office:value-type="float" office:value="1.869861781599" calcext:value-type="float">
            <text:p>1.8698617816</text:p>
          </table:table-cell>
          <table:table-cell office:value-type="float" office:value="0.892234861851" calcext:value-type="float">
            <text:p>0.8922348619</text:p>
          </table:table-cell>
          <table:table-cell table:formula="of:=[.P577]-[.M575]" office:value-type="float" office:value="0.00129830837199996" calcext:value-type="float">
            <text:p>0.0012983084</text:p>
          </table:table-cell>
          <table:table-cell table:formula="of:=[.B575]-[.M575]" office:value-type="float" office:value="1.869861781599" calcext:value-type="float">
            <text:p>1.8698617816</text:p>
          </table:table-cell>
          <table:table-cell office:value-type="float" office:value="0.892234861851" calcext:value-type="float">
            <text:p>0.8922348619</text:p>
          </table:table-cell>
          <table:table-cell table:formula="of:=[.S577]-[.P575]" office:value-type="float" office:value="-0.000907957553999972" calcext:value-type="float">
            <text:p>-0.0009079576</text:p>
          </table:table-cell>
          <table:table-cell table:formula="of:=[.B575]-[.P575]" office:value-type="float" office:value="1.869861781599" calcext:value-type="float">
            <text:p>1.8698617816</text:p>
          </table:table-cell>
          <table:table-cell office:value-type="float" office:value="0.892234861851" calcext:value-type="float">
            <text:p>0.8922348619</text:p>
          </table:table-cell>
          <table:table-cell table:formula="of:=[.A575]-[.S575]" office:value-type="float" office:value="1.869861781599" calcext:value-type="float">
            <text:p>1.8698617816</text:p>
          </table:table-cell>
          <table:table-cell table:formula="of:=[.B575]-[.S575]" office:value-type="float" office:value="1.869861781599" calcext:value-type="float">
            <text:p>1.8698617816</text:p>
          </table:table-cell>
        </table:table-row>
        <table:table-row table:style-name="ro1">
          <table:table-cell table:number-columns-repeated="2" office:value-type="float" office:value="2.76418495178" calcext:value-type="float">
            <text:p>2.7641849518</text:p>
          </table:table-cell>
          <table:table-cell table:formula="of:=[.J578]-[.B576]" office:value-type="float" office:value="-1.872207224367" calcext:value-type="float">
            <text:p>-1.8722072244</text:p>
          </table:table-cell>
          <table:table-cell office:value-type="float" office:value="0.892882883549" calcext:value-type="float">
            <text:p>0.8928828835</text:p>
          </table:table-cell>
          <table:table-cell table:formula="of:=[.G578]-[.D576]" office:value-type="float" office:value="-0.000905156136000063" calcext:value-type="float">
            <text:p>-0.0009051561</text:p>
          </table:table-cell>
          <table:table-cell table:formula="of:=[.B576]-[.$D578]" office:value-type="float" office:value="1.872207224367" calcext:value-type="float">
            <text:p>1.8722072244</text:p>
          </table:table-cell>
          <table:table-cell office:value-type="float" office:value="0.892882883549" calcext:value-type="float">
            <text:p>0.8928828835</text:p>
          </table:table-cell>
          <table:table-cell table:formula="of:=[.J578]-[.G576]" office:value-type="float" office:value="-0.000905156136000063" calcext:value-type="float">
            <text:p>-0.0009051561</text:p>
          </table:table-cell>
          <table:table-cell table:formula="of:=[.B576]-[.G576]" office:value-type="float" office:value="1.871302068231" calcext:value-type="float">
            <text:p>1.8713020682</text:p>
          </table:table-cell>
          <table:table-cell office:value-type="float" office:value="0.892882883549" calcext:value-type="float">
            <text:p>0.8928828835</text:p>
          </table:table-cell>
          <table:table-cell table:formula="of:=[.P578]-[.J576]" office:value-type="float" office:value="-0.000905156136000063" calcext:value-type="float">
            <text:p>-0.0009051561</text:p>
          </table:table-cell>
          <table:table-cell table:formula="of:=[.B576]-[.J576]" office:value-type="float" office:value="1.871302068231" calcext:value-type="float">
            <text:p>1.8713020682</text:p>
          </table:table-cell>
          <table:table-cell office:value-type="float" office:value="0.892882883549" calcext:value-type="float">
            <text:p>0.8928828835</text:p>
          </table:table-cell>
          <table:table-cell table:formula="of:=[.P578]-[.M576]" office:value-type="float" office:value="-0.000905156136000063" calcext:value-type="float">
            <text:p>-0.0009051561</text:p>
          </table:table-cell>
          <table:table-cell table:formula="of:=[.B576]-[.M576]" office:value-type="float" office:value="1.871302068231" calcext:value-type="float">
            <text:p>1.8713020682</text:p>
          </table:table-cell>
          <table:table-cell office:value-type="float" office:value="0.892882883549" calcext:value-type="float">
            <text:p>0.8928828835</text:p>
          </table:table-cell>
          <table:table-cell table:formula="of:=[.S578]-[.P576]" office:value-type="float" office:value="-0.000905156136000063" calcext:value-type="float">
            <text:p>-0.0009051561</text:p>
          </table:table-cell>
          <table:table-cell table:formula="of:=[.B576]-[.P576]" office:value-type="float" office:value="1.871302068231" calcext:value-type="float">
            <text:p>1.8713020682</text:p>
          </table:table-cell>
          <table:table-cell office:value-type="float" office:value="0.892882883549" calcext:value-type="float">
            <text:p>0.8928828835</text:p>
          </table:table-cell>
          <table:table-cell table:formula="of:=[.A576]-[.S576]" office:value-type="float" office:value="1.871302068231" calcext:value-type="float">
            <text:p>1.8713020682</text:p>
          </table:table-cell>
          <table:table-cell table:formula="of:=[.B576]-[.S576]" office:value-type="float" office:value="1.871302068231" calcext:value-type="float">
            <text:p>1.8713020682</text:p>
          </table:table-cell>
        </table:table-row>
        <table:table-row table:style-name="ro1">
          <table:table-cell table:number-columns-repeated="2" office:value-type="float" office:value="2.76627969742" calcext:value-type="float">
            <text:p>2.7662796974</text:p>
          </table:table-cell>
          <table:table-cell table:formula="of:=[.J579]-[.B577]" office:value-type="float" office:value="-1.875204861166" calcext:value-type="float">
            <text:p>-1.8752048612</text:p>
          </table:table-cell>
          <table:table-cell office:value-type="float" office:value="0.893533170223" calcext:value-type="float">
            <text:p>0.8935331702</text:p>
          </table:table-cell>
          <table:table-cell table:formula="of:=[.G579]-[.D577]" office:value-type="float" office:value="-0.00245833396899997" calcext:value-type="float">
            <text:p>-0.002458334</text:p>
          </table:table-cell>
          <table:table-cell table:formula="of:=[.B577]-[.$D579]" office:value-type="float" office:value="1.873648941519" calcext:value-type="float">
            <text:p>1.8736489415</text:p>
          </table:table-cell>
          <table:table-cell office:value-type="float" office:value="0.893533170223" calcext:value-type="float">
            <text:p>0.8935331702</text:p>
          </table:table-cell>
          <table:table-cell table:formula="of:=[.J579]-[.G577]" office:value-type="float" office:value="-0.00245833396899997" calcext:value-type="float">
            <text:p>-0.002458334</text:p>
          </table:table-cell>
          <table:table-cell table:formula="of:=[.B577]-[.G577]" office:value-type="float" office:value="1.872746527197" calcext:value-type="float">
            <text:p>1.8727465272</text:p>
          </table:table-cell>
          <table:table-cell office:value-type="float" office:value="0.893533170223" calcext:value-type="float">
            <text:p>0.8935331702</text:p>
          </table:table-cell>
          <table:table-cell table:formula="of:=[.P579]-[.J577]" office:value-type="float" office:value="-0.00245833396899997" calcext:value-type="float">
            <text:p>-0.002458334</text:p>
          </table:table-cell>
          <table:table-cell table:formula="of:=[.B577]-[.J577]" office:value-type="float" office:value="1.872746527197" calcext:value-type="float">
            <text:p>1.8727465272</text:p>
          </table:table-cell>
          <table:table-cell office:value-type="float" office:value="0.893533170223" calcext:value-type="float">
            <text:p>0.8935331702</text:p>
          </table:table-cell>
          <table:table-cell table:formula="of:=[.P579]-[.M577]" office:value-type="float" office:value="-0.00245833396899997" calcext:value-type="float">
            <text:p>-0.002458334</text:p>
          </table:table-cell>
          <table:table-cell table:formula="of:=[.B577]-[.M577]" office:value-type="float" office:value="1.872746527197" calcext:value-type="float">
            <text:p>1.8727465272</text:p>
          </table:table-cell>
          <table:table-cell office:value-type="float" office:value="0.893533170223" calcext:value-type="float">
            <text:p>0.8935331702</text:p>
          </table:table-cell>
          <table:table-cell table:formula="of:=[.S579]-[.P577]" office:value-type="float" office:value="-0.00245833396899997" calcext:value-type="float">
            <text:p>-0.002458334</text:p>
          </table:table-cell>
          <table:table-cell table:formula="of:=[.B577]-[.P577]" office:value-type="float" office:value="1.872746527197" calcext:value-type="float">
            <text:p>1.8727465272</text:p>
          </table:table-cell>
          <table:table-cell office:value-type="float" office:value="0.891326904297" calcext:value-type="float">
            <text:p>0.8913269043</text:p>
          </table:table-cell>
          <table:table-cell table:formula="of:=[.A577]-[.S577]" office:value-type="float" office:value="1.874952793123" calcext:value-type="float">
            <text:p>1.8749527931</text:p>
          </table:table-cell>
          <table:table-cell table:formula="of:=[.B577]-[.S577]" office:value-type="float" office:value="1.874952793123" calcext:value-type="float">
            <text:p>1.8749527931</text:p>
          </table:table-cell>
        </table:table-row>
        <table:table-row table:style-name="ro1">
          <table:table-cell table:number-columns-repeated="2" office:value-type="float" office:value="2.75036382675" calcext:value-type="float">
            <text:p>2.7503638268</text:p>
          </table:table-cell>
          <table:table-cell table:formula="of:=[.J580]-[.B578]" office:value-type="float" office:value="-1.860845983027" calcext:value-type="float">
            <text:p>-1.860845983</text:p>
          </table:table-cell>
          <table:table-cell office:value-type="float" office:value="0.891977727413" calcext:value-type="float">
            <text:p>0.8919777274</text:p>
          </table:table-cell>
          <table:table-cell table:formula="of:=[.G580]-[.D578]" office:value-type="float" office:value="-0.00245988368999994" calcext:value-type="float">
            <text:p>-0.0024598837</text:p>
          </table:table-cell>
          <table:table-cell table:formula="of:=[.B578]-[.$D580]" office:value-type="float" office:value="1.860845983027" calcext:value-type="float">
            <text:p>1.860845983</text:p>
          </table:table-cell>
          <table:table-cell office:value-type="float" office:value="0.891977727413" calcext:value-type="float">
            <text:p>0.8919777274</text:p>
          </table:table-cell>
          <table:table-cell table:formula="of:=[.J580]-[.G578]" office:value-type="float" office:value="-0.00245988368999994" calcext:value-type="float">
            <text:p>-0.0024598837</text:p>
          </table:table-cell>
          <table:table-cell table:formula="of:=[.B578]-[.G578]" office:value-type="float" office:value="1.858386099337" calcext:value-type="float">
            <text:p>1.8583860993</text:p>
          </table:table-cell>
          <table:table-cell office:value-type="float" office:value="0.891977727413" calcext:value-type="float">
            <text:p>0.8919777274</text:p>
          </table:table-cell>
          <table:table-cell table:formula="of:=[.P580]-[.J578]" office:value-type="float" office:value="-0.00245988368999994" calcext:value-type="float">
            <text:p>-0.0024598837</text:p>
          </table:table-cell>
          <table:table-cell table:formula="of:=[.B578]-[.J578]" office:value-type="float" office:value="1.858386099337" calcext:value-type="float">
            <text:p>1.8583860993</text:p>
          </table:table-cell>
          <table:table-cell office:value-type="float" office:value="0.891977727413" calcext:value-type="float">
            <text:p>0.8919777274</text:p>
          </table:table-cell>
          <table:table-cell table:formula="of:=[.P580]-[.M578]" office:value-type="float" office:value="-0.00245988368999994" calcext:value-type="float">
            <text:p>-0.0024598837</text:p>
          </table:table-cell>
          <table:table-cell table:formula="of:=[.B578]-[.M578]" office:value-type="float" office:value="1.858386099337" calcext:value-type="float">
            <text:p>1.8583860993</text:p>
          </table:table-cell>
          <table:table-cell office:value-type="float" office:value="0.891977727413" calcext:value-type="float">
            <text:p>0.8919777274</text:p>
          </table:table-cell>
          <table:table-cell table:formula="of:=[.S580]-[.P578]" office:value-type="float" office:value="-0.00245988368999994" calcext:value-type="float">
            <text:p>-0.0024598837</text:p>
          </table:table-cell>
          <table:table-cell table:formula="of:=[.B578]-[.P578]" office:value-type="float" office:value="1.858386099337" calcext:value-type="float">
            <text:p>1.8583860993</text:p>
          </table:table-cell>
          <table:table-cell office:value-type="float" office:value="0.891977727413" calcext:value-type="float">
            <text:p>0.8919777274</text:p>
          </table:table-cell>
          <table:table-cell table:formula="of:=[.A578]-[.S578]" office:value-type="float" office:value="1.858386099337" calcext:value-type="float">
            <text:p>1.8583860993</text:p>
          </table:table-cell>
          <table:table-cell table:formula="of:=[.B578]-[.S578]" office:value-type="float" office:value="1.858386099337" calcext:value-type="float">
            <text:p>1.8583860993</text:p>
          </table:table-cell>
        </table:table-row>
        <table:table-row table:style-name="ro1">
          <table:table-cell table:number-columns-repeated="2" office:value-type="float" office:value="2.75246238708" calcext:value-type="float">
            <text:p>2.7524623871</text:p>
          </table:table-cell>
          <table:table-cell table:formula="of:=[.J581]-[.B579]" office:value-type="float" office:value="-1.862288296218" calcext:value-type="float">
            <text:p>-1.8622882962</text:p>
          </table:table-cell>
          <table:table-cell office:value-type="float" office:value="0.892630755901" calcext:value-type="float">
            <text:p>0.8926307559</text:p>
          </table:table-cell>
          <table:table-cell table:formula="of:=[.G581]-[.D579]" office:value-type="float" office:value="-0.00245666503899999" calcext:value-type="float">
            <text:p>-0.002456665</text:p>
          </table:table-cell>
          <table:table-cell table:formula="of:=[.B579]-[.$D581]" office:value-type="float" office:value="1.862288296218" calcext:value-type="float">
            <text:p>1.8622882962</text:p>
          </table:table-cell>
          <table:table-cell office:value-type="float" office:value="0.891074836254" calcext:value-type="float">
            <text:p>0.8910748363</text:p>
          </table:table-cell>
          <table:table-cell table:formula="of:=[.J581]-[.G579]" office:value-type="float" office:value="-0.000900745392000024" calcext:value-type="float">
            <text:p>-0.0009007454</text:p>
          </table:table-cell>
          <table:table-cell table:formula="of:=[.B579]-[.G579]" office:value-type="float" office:value="1.861387550826" calcext:value-type="float">
            <text:p>1.8613875508</text:p>
          </table:table-cell>
          <table:table-cell office:value-type="float" office:value="0.891074836254" calcext:value-type="float">
            <text:p>0.8910748363</text:p>
          </table:table-cell>
          <table:table-cell table:formula="of:=[.P581]-[.J579]" office:value-type="float" office:value="-0.000900745392000024" calcext:value-type="float">
            <text:p>-0.0009007454</text:p>
          </table:table-cell>
          <table:table-cell table:formula="of:=[.B579]-[.J579]" office:value-type="float" office:value="1.861387550826" calcext:value-type="float">
            <text:p>1.8613875508</text:p>
          </table:table-cell>
          <table:table-cell office:value-type="float" office:value="0.891074836254" calcext:value-type="float">
            <text:p>0.8910748363</text:p>
          </table:table-cell>
          <table:table-cell table:formula="of:=[.P581]-[.M579]" office:value-type="float" office:value="-0.000900745392000024" calcext:value-type="float">
            <text:p>-0.0009007454</text:p>
          </table:table-cell>
          <table:table-cell table:formula="of:=[.B579]-[.M579]" office:value-type="float" office:value="1.861387550826" calcext:value-type="float">
            <text:p>1.8613875508</text:p>
          </table:table-cell>
          <table:table-cell office:value-type="float" office:value="0.891074836254" calcext:value-type="float">
            <text:p>0.8910748363</text:p>
          </table:table-cell>
          <table:table-cell table:formula="of:=[.S581]-[.P579]" office:value-type="float" office:value="-0.000900745392000024" calcext:value-type="float">
            <text:p>-0.0009007454</text:p>
          </table:table-cell>
          <table:table-cell table:formula="of:=[.B579]-[.P579]" office:value-type="float" office:value="1.861387550826" calcext:value-type="float">
            <text:p>1.8613875508</text:p>
          </table:table-cell>
          <table:table-cell office:value-type="float" office:value="0.891074836254" calcext:value-type="float">
            <text:p>0.8910748363</text:p>
          </table:table-cell>
          <table:table-cell table:formula="of:=[.A579]-[.S579]" office:value-type="float" office:value="1.861387550826" calcext:value-type="float">
            <text:p>1.8613875508</text:p>
          </table:table-cell>
          <table:table-cell table:formula="of:=[.B579]-[.S579]" office:value-type="float" office:value="1.861387550826" calcext:value-type="float">
            <text:p>1.8613875508</text:p>
          </table:table-cell>
        </table:table-row>
        <table:table-row table:style-name="ro1">
          <table:table-cell table:number-columns-repeated="2" office:value-type="float" office:value="2.73553180695" calcext:value-type="float">
            <text:p>2.735531807</text:p>
          </table:table-cell>
          <table:table-cell table:formula="of:=[.J582]-[.B580]" office:value-type="float" office:value="-1.844699323182" calcext:value-type="float">
            <text:p>-1.8446993232</text:p>
          </table:table-cell>
          <table:table-cell office:value-type="float" office:value="0.889517843723" calcext:value-type="float">
            <text:p>0.8895178437</text:p>
          </table:table-cell>
          <table:table-cell table:formula="of:=[.G582]-[.D580]" office:value-type="float" office:value="0.00131464004499993" calcext:value-type="float">
            <text:p>0.00131464</text:p>
          </table:table-cell>
          <table:table-cell table:formula="of:=[.B580]-[.$D582]" office:value-type="float" office:value="1.844699323182" calcext:value-type="float">
            <text:p>1.8446993232</text:p>
          </table:table-cell>
          <table:table-cell office:value-type="float" office:value="0.889517843723" calcext:value-type="float">
            <text:p>0.8895178437</text:p>
          </table:table-cell>
          <table:table-cell table:formula="of:=[.J582]-[.G580]" office:value-type="float" office:value="0.00131464004499993" calcext:value-type="float">
            <text:p>0.00131464</text:p>
          </table:table-cell>
          <table:table-cell table:formula="of:=[.B580]-[.G580]" office:value-type="float" office:value="1.846013963227" calcext:value-type="float">
            <text:p>1.8460139632</text:p>
          </table:table-cell>
          <table:table-cell office:value-type="float" office:value="0.889517843723" calcext:value-type="float">
            <text:p>0.8895178437</text:p>
          </table:table-cell>
          <table:table-cell table:formula="of:=[.P582]-[.J580]" office:value-type="float" office:value="0.00131464004499993" calcext:value-type="float">
            <text:p>0.00131464</text:p>
          </table:table-cell>
          <table:table-cell table:formula="of:=[.B580]-[.J580]" office:value-type="float" office:value="1.846013963227" calcext:value-type="float">
            <text:p>1.8460139632</text:p>
          </table:table-cell>
          <table:table-cell office:value-type="float" office:value="0.889517843723" calcext:value-type="float">
            <text:p>0.8895178437</text:p>
          </table:table-cell>
          <table:table-cell table:formula="of:=[.P582]-[.M580]" office:value-type="float" office:value="0.00131464004499993" calcext:value-type="float">
            <text:p>0.00131464</text:p>
          </table:table-cell>
          <table:table-cell table:formula="of:=[.B580]-[.M580]" office:value-type="float" office:value="1.846013963227" calcext:value-type="float">
            <text:p>1.8460139632</text:p>
          </table:table-cell>
          <table:table-cell office:value-type="float" office:value="0.889517843723" calcext:value-type="float">
            <text:p>0.8895178437</text:p>
          </table:table-cell>
          <table:table-cell table:formula="of:=[.S582]-[.P580]" office:value-type="float" office:value="0.00131464004499993" calcext:value-type="float">
            <text:p>0.00131464</text:p>
          </table:table-cell>
          <table:table-cell table:formula="of:=[.B580]-[.P580]" office:value-type="float" office:value="1.846013963227" calcext:value-type="float">
            <text:p>1.8460139632</text:p>
          </table:table-cell>
          <table:table-cell office:value-type="float" office:value="0.889517843723" calcext:value-type="float">
            <text:p>0.8895178437</text:p>
          </table:table-cell>
          <table:table-cell table:formula="of:=[.A580]-[.S580]" office:value-type="float" office:value="1.846013963227" calcext:value-type="float">
            <text:p>1.8460139632</text:p>
          </table:table-cell>
          <table:table-cell table:formula="of:=[.B580]-[.S580]" office:value-type="float" office:value="1.846013963227" calcext:value-type="float">
            <text:p>1.8460139632</text:p>
          </table:table-cell>
        </table:table-row>
        <table:table-row table:style-name="ro1">
          <table:table-cell table:number-columns-repeated="2" office:value-type="float" office:value="2.70786094666" calcext:value-type="float">
            <text:p>2.7078609467</text:p>
          </table:table-cell>
          <table:table-cell table:formula="of:=[.J583]-[.B581]" office:value-type="float" office:value="-1.816367864613" calcext:value-type="float">
            <text:p>-1.8163678646</text:p>
          </table:table-cell>
          <table:table-cell office:value-type="float" office:value="0.890174090862" calcext:value-type="float">
            <text:p>0.8901740909</text:p>
          </table:table-cell>
          <table:table-cell table:formula="of:=[.G583]-[.D581]" office:value-type="float" office:value="0.00131899118500001" calcext:value-type="float">
            <text:p>0.0013189912</text:p>
          </table:table-cell>
          <table:table-cell table:formula="of:=[.B581]-[.$D583]" office:value-type="float" office:value="1.816367864613" calcext:value-type="float">
            <text:p>1.8163678646</text:p>
          </table:table-cell>
          <table:table-cell office:value-type="float" office:value="0.890174090862" calcext:value-type="float">
            <text:p>0.8901740909</text:p>
          </table:table-cell>
          <table:table-cell table:formula="of:=[.J583]-[.G581]" office:value-type="float" office:value="0.00131899118500001" calcext:value-type="float">
            <text:p>0.0013189912</text:p>
          </table:table-cell>
          <table:table-cell table:formula="of:=[.B581]-[.G581]" office:value-type="float" office:value="1.817686855798" calcext:value-type="float">
            <text:p>1.8176868558</text:p>
          </table:table-cell>
          <table:table-cell office:value-type="float" office:value="0.890174090862" calcext:value-type="float">
            <text:p>0.8901740909</text:p>
          </table:table-cell>
          <table:table-cell table:formula="of:=[.P583]-[.J581]" office:value-type="float" office:value="0.00131899118500001" calcext:value-type="float">
            <text:p>0.0013189912</text:p>
          </table:table-cell>
          <table:table-cell table:formula="of:=[.B581]-[.J581]" office:value-type="float" office:value="1.817686855798" calcext:value-type="float">
            <text:p>1.8176868558</text:p>
          </table:table-cell>
          <table:table-cell office:value-type="float" office:value="0.890174090862" calcext:value-type="float">
            <text:p>0.8901740909</text:p>
          </table:table-cell>
          <table:table-cell table:formula="of:=[.P583]-[.M581]" office:value-type="float" office:value="0.00131899118500001" calcext:value-type="float">
            <text:p>0.0013189912</text:p>
          </table:table-cell>
          <table:table-cell table:formula="of:=[.B581]-[.M581]" office:value-type="float" office:value="1.817686855798" calcext:value-type="float">
            <text:p>1.8176868558</text:p>
          </table:table-cell>
          <table:table-cell office:value-type="float" office:value="0.890174090862" calcext:value-type="float">
            <text:p>0.8901740909</text:p>
          </table:table-cell>
          <table:table-cell table:formula="of:=[.S583]-[.P581]" office:value-type="float" office:value="0.00131899118500001" calcext:value-type="float">
            <text:p>0.0013189912</text:p>
          </table:table-cell>
          <table:table-cell table:formula="of:=[.B581]-[.P581]" office:value-type="float" office:value="1.817686855798" calcext:value-type="float">
            <text:p>1.8176868558</text:p>
          </table:table-cell>
          <table:table-cell office:value-type="float" office:value="0.890174090862" calcext:value-type="float">
            <text:p>0.8901740909</text:p>
          </table:table-cell>
          <table:table-cell table:formula="of:=[.A581]-[.S581]" office:value-type="float" office:value="1.817686855798" calcext:value-type="float">
            <text:p>1.8176868558</text:p>
          </table:table-cell>
          <table:table-cell table:formula="of:=[.B581]-[.S581]" office:value-type="float" office:value="1.817686855798" calcext:value-type="float">
            <text:p>1.8176868558</text:p>
          </table:table-cell>
        </table:table-row>
        <table:table-row table:style-name="ro1">
          <table:table-cell office:value-type="float" office:value="2.70995950699" calcext:value-type="float">
            <text:p>2.709959507</text:p>
          </table:table-cell>
          <table:table-cell office:value-type="float" office:value="2.69083571434" calcext:value-type="float">
            <text:p>2.6908357143</text:p>
          </table:table-cell>
          <table:table-cell table:formula="of:=[.J584]-[.B582]" office:value-type="float" office:value="-1.798679947853" calcext:value-type="float">
            <text:p>-1.7986799479</text:p>
          </table:table-cell>
          <table:table-cell office:value-type="float" office:value="0.890832483768" calcext:value-type="float">
            <text:p>0.8908324838</text:p>
          </table:table-cell>
          <table:table-cell table:formula="of:=[.G584]-[.D582]" office:value-type="float" office:value="0.00132328271900006" calcext:value-type="float">
            <text:p>0.0013232827</text:p>
          </table:table-cell>
          <table:table-cell table:formula="of:=[.B582]-[.$D584]" office:value-type="float" office:value="1.798679947853" calcext:value-type="float">
            <text:p>1.7986799479</text:p>
          </table:table-cell>
          <table:table-cell office:value-type="float" office:value="0.890832483768" calcext:value-type="float">
            <text:p>0.8908324838</text:p>
          </table:table-cell>
          <table:table-cell table:formula="of:=[.J584]-[.G582]" office:value-type="float" office:value="0.00132328271900006" calcext:value-type="float">
            <text:p>0.0013232827</text:p>
          </table:table-cell>
          <table:table-cell table:formula="of:=[.B582]-[.G582]" office:value-type="float" office:value="1.800003230572" calcext:value-type="float">
            <text:p>1.8000032306</text:p>
          </table:table-cell>
          <table:table-cell office:value-type="float" office:value="0.890832483768" calcext:value-type="float">
            <text:p>0.8908324838</text:p>
          </table:table-cell>
          <table:table-cell table:formula="of:=[.P584]-[.J582]" office:value-type="float" office:value="0.00132328271900006" calcext:value-type="float">
            <text:p>0.0013232827</text:p>
          </table:table-cell>
          <table:table-cell table:formula="of:=[.B582]-[.J582]" office:value-type="float" office:value="1.800003230572" calcext:value-type="float">
            <text:p>1.8000032306</text:p>
          </table:table-cell>
          <table:table-cell office:value-type="float" office:value="0.890832483768" calcext:value-type="float">
            <text:p>0.8908324838</text:p>
          </table:table-cell>
          <table:table-cell table:formula="of:=[.P584]-[.M582]" office:value-type="float" office:value="0.00132328271900006" calcext:value-type="float">
            <text:p>0.0013232827</text:p>
          </table:table-cell>
          <table:table-cell table:formula="of:=[.B582]-[.M582]" office:value-type="float" office:value="1.800003230572" calcext:value-type="float">
            <text:p>1.8000032306</text:p>
          </table:table-cell>
          <table:table-cell office:value-type="float" office:value="0.890832483768" calcext:value-type="float">
            <text:p>0.8908324838</text:p>
          </table:table-cell>
          <table:table-cell table:formula="of:=[.S584]-[.P582]" office:value-type="float" office:value="0.00132328271900006" calcext:value-type="float">
            <text:p>0.0013232827</text:p>
          </table:table-cell>
          <table:table-cell table:formula="of:=[.B582]-[.P582]" office:value-type="float" office:value="1.800003230572" calcext:value-type="float">
            <text:p>1.8000032306</text:p>
          </table:table-cell>
          <table:table-cell office:value-type="float" office:value="0.890832483768" calcext:value-type="float">
            <text:p>0.8908324838</text:p>
          </table:table-cell>
          <table:table-cell table:formula="of:=[.A582]-[.S582]" office:value-type="float" office:value="1.819127023222" calcext:value-type="float">
            <text:p>1.8191270232</text:p>
          </table:table-cell>
          <table:table-cell table:formula="of:=[.B582]-[.S582]" office:value-type="float" office:value="1.800003230572" calcext:value-type="float">
            <text:p>1.8000032306</text:p>
          </table:table-cell>
        </table:table-row>
        <table:table-row table:style-name="ro1">
          <table:table-cell table:number-columns-repeated="2" office:value-type="float" office:value="2.6929256916" calcext:value-type="float">
            <text:p>2.6929256916</text:p>
          </table:table-cell>
          <table:table-cell table:formula="of:=[.J585]-[.B583]" office:value-type="float" office:value="-1.800105094905" calcext:value-type="float">
            <text:p>-1.8001050949</text:p>
          </table:table-cell>
          <table:table-cell office:value-type="float" office:value="0.891493082047" calcext:value-type="float">
            <text:p>0.891493082</text:p>
          </table:table-cell>
          <table:table-cell table:formula="of:=[.G585]-[.D583]" office:value-type="float" office:value="0.00132751464800007" calcext:value-type="float">
            <text:p>0.0013275146</text:p>
          </table:table-cell>
          <table:table-cell table:formula="of:=[.B583]-[.$D585]" office:value-type="float" office:value="1.800105094905" calcext:value-type="float">
            <text:p>1.8001050949</text:p>
          </table:table-cell>
          <table:table-cell office:value-type="float" office:value="0.891493082047" calcext:value-type="float">
            <text:p>0.891493082</text:p>
          </table:table-cell>
          <table:table-cell table:formula="of:=[.J585]-[.G583]" office:value-type="float" office:value="0.00132751464800007" calcext:value-type="float">
            <text:p>0.0013275146</text:p>
          </table:table-cell>
          <table:table-cell table:formula="of:=[.B583]-[.G583]" office:value-type="float" office:value="1.801432609553" calcext:value-type="float">
            <text:p>1.8014326096</text:p>
          </table:table-cell>
          <table:table-cell office:value-type="float" office:value="0.891493082047" calcext:value-type="float">
            <text:p>0.891493082</text:p>
          </table:table-cell>
          <table:table-cell table:formula="of:=[.P585]-[.J583]" office:value-type="float" office:value="0.00132751464800007" calcext:value-type="float">
            <text:p>0.0013275146</text:p>
          </table:table-cell>
          <table:table-cell table:formula="of:=[.B583]-[.J583]" office:value-type="float" office:value="1.801432609553" calcext:value-type="float">
            <text:p>1.8014326096</text:p>
          </table:table-cell>
          <table:table-cell office:value-type="float" office:value="0.891493082047" calcext:value-type="float">
            <text:p>0.891493082</text:p>
          </table:table-cell>
          <table:table-cell table:formula="of:=[.P585]-[.M583]" office:value-type="float" office:value="0.00132751464800007" calcext:value-type="float">
            <text:p>0.0013275146</text:p>
          </table:table-cell>
          <table:table-cell table:formula="of:=[.B583]-[.M583]" office:value-type="float" office:value="1.801432609553" calcext:value-type="float">
            <text:p>1.8014326096</text:p>
          </table:table-cell>
          <table:table-cell office:value-type="float" office:value="0.891493082047" calcext:value-type="float">
            <text:p>0.891493082</text:p>
          </table:table-cell>
          <table:table-cell table:formula="of:=[.S585]-[.P583]" office:value-type="float" office:value="0.00132751464800007" calcext:value-type="float">
            <text:p>0.0013275146</text:p>
          </table:table-cell>
          <table:table-cell table:formula="of:=[.B583]-[.P583]" office:value-type="float" office:value="1.801432609553" calcext:value-type="float">
            <text:p>1.8014326096</text:p>
          </table:table-cell>
          <table:table-cell office:value-type="float" office:value="0.891493082047" calcext:value-type="float">
            <text:p>0.891493082</text:p>
          </table:table-cell>
          <table:table-cell table:formula="of:=[.A583]-[.S583]" office:value-type="float" office:value="1.801432609553" calcext:value-type="float">
            <text:p>1.8014326096</text:p>
          </table:table-cell>
          <table:table-cell table:formula="of:=[.B583]-[.S583]" office:value-type="float" office:value="1.801432609553" calcext:value-type="float">
            <text:p>1.8014326096</text:p>
          </table:table-cell>
        </table:table-row>
        <table:table-row table:style-name="ro1">
          <table:table-cell table:number-columns-repeated="2" office:value-type="float" office:value="2.69502162933" calcext:value-type="float">
            <text:p>2.6950216293</text:p>
          </table:table-cell>
          <table:table-cell table:formula="of:=[.J586]-[.B584]" office:value-type="float" office:value="-1.80153405666" calcext:value-type="float">
            <text:p>-1.8015340567</text:p>
          </table:table-cell>
          <table:table-cell office:value-type="float" office:value="0.892155766487" calcext:value-type="float">
            <text:p>0.8921557665</text:p>
          </table:table-cell>
          <table:table-cell table:formula="of:=[.G586]-[.D584]" office:value-type="float" office:value="0.00133180618299988" calcext:value-type="float">
            <text:p>0.0013318062</text:p>
          </table:table-cell>
          <table:table-cell table:formula="of:=[.B584]-[.$D586]" office:value-type="float" office:value="1.80153405666" calcext:value-type="float">
            <text:p>1.8015340567</text:p>
          </table:table-cell>
          <table:table-cell office:value-type="float" office:value="0.892155766487" calcext:value-type="float">
            <text:p>0.8921557665</text:p>
          </table:table-cell>
          <table:table-cell table:formula="of:=[.J586]-[.G584]" office:value-type="float" office:value="0.00133180618299988" calcext:value-type="float">
            <text:p>0.0013318062</text:p>
          </table:table-cell>
          <table:table-cell table:formula="of:=[.B584]-[.G584]" office:value-type="float" office:value="1.802865862843" calcext:value-type="float">
            <text:p>1.8028658628</text:p>
          </table:table-cell>
          <table:table-cell office:value-type="float" office:value="0.892155766487" calcext:value-type="float">
            <text:p>0.8921557665</text:p>
          </table:table-cell>
          <table:table-cell table:formula="of:=[.P586]-[.J584]" office:value-type="float" office:value="0.00133180618299988" calcext:value-type="float">
            <text:p>0.0013318062</text:p>
          </table:table-cell>
          <table:table-cell table:formula="of:=[.B584]-[.J584]" office:value-type="float" office:value="1.802865862843" calcext:value-type="float">
            <text:p>1.8028658628</text:p>
          </table:table-cell>
          <table:table-cell office:value-type="float" office:value="0.892155766487" calcext:value-type="float">
            <text:p>0.8921557665</text:p>
          </table:table-cell>
          <table:table-cell table:formula="of:=[.P586]-[.M584]" office:value-type="float" office:value="0.00133180618299988" calcext:value-type="float">
            <text:p>0.0013318062</text:p>
          </table:table-cell>
          <table:table-cell table:formula="of:=[.B584]-[.M584]" office:value-type="float" office:value="1.802865862843" calcext:value-type="float">
            <text:p>1.8028658628</text:p>
          </table:table-cell>
          <table:table-cell office:value-type="float" office:value="0.892155766487" calcext:value-type="float">
            <text:p>0.8921557665</text:p>
          </table:table-cell>
          <table:table-cell table:formula="of:=[.S586]-[.P584]" office:value-type="float" office:value="0.00133180618299988" calcext:value-type="float">
            <text:p>0.0013318062</text:p>
          </table:table-cell>
          <table:table-cell table:formula="of:=[.B584]-[.P584]" office:value-type="float" office:value="1.802865862843" calcext:value-type="float">
            <text:p>1.8028658628</text:p>
          </table:table-cell>
          <table:table-cell office:value-type="float" office:value="0.892155766487" calcext:value-type="float">
            <text:p>0.8921557665</text:p>
          </table:table-cell>
          <table:table-cell table:formula="of:=[.A584]-[.S584]" office:value-type="float" office:value="1.802865862843" calcext:value-type="float">
            <text:p>1.8028658628</text:p>
          </table:table-cell>
          <table:table-cell table:formula="of:=[.B584]-[.S584]" office:value-type="float" office:value="1.802865862843" calcext:value-type="float">
            <text:p>1.8028658628</text:p>
          </table:table-cell>
        </table:table-row>
        <table:table-row table:style-name="ro1">
          <table:table-cell office:value-type="float" office:value="2.67908263206" calcext:value-type="float">
            <text:p>2.6790826321</text:p>
          </table:table-cell>
          <table:table-cell office:value-type="float" office:value="2.69712352753" calcext:value-type="float">
            <text:p>2.6971235275</text:p>
          </table:table-cell>
          <table:table-cell table:formula="of:=[.J587]-[.B585]" office:value-type="float" office:value="-1.802966892722" calcext:value-type="float">
            <text:p>-1.8029668927</text:p>
          </table:table-cell>
          <table:table-cell office:value-type="float" office:value="0.892820596695" calcext:value-type="float">
            <text:p>0.8928205967</text:p>
          </table:table-cell>
          <table:table-cell table:formula="of:=[.G587]-[.D585]" office:value-type="float" office:value="0.00133603811299998" calcext:value-type="float">
            <text:p>0.0013360381</text:p>
          </table:table-cell>
          <table:table-cell table:formula="of:=[.B585]-[.$D587]" office:value-type="float" office:value="1.802966892722" calcext:value-type="float">
            <text:p>1.8029668927</text:p>
          </table:table-cell>
          <table:table-cell office:value-type="float" office:value="0.892820596695" calcext:value-type="float">
            <text:p>0.8928205967</text:p>
          </table:table-cell>
          <table:table-cell table:formula="of:=[.J587]-[.G585]" office:value-type="float" office:value="0.00133603811299998" calcext:value-type="float">
            <text:p>0.0013360381</text:p>
          </table:table-cell>
          <table:table-cell table:formula="of:=[.B585]-[.G585]" office:value-type="float" office:value="1.804302930835" calcext:value-type="float">
            <text:p>1.8043029308</text:p>
          </table:table-cell>
          <table:table-cell office:value-type="float" office:value="0.892820596695" calcext:value-type="float">
            <text:p>0.8928205967</text:p>
          </table:table-cell>
          <table:table-cell table:formula="of:=[.P587]-[.J585]" office:value-type="float" office:value="0.00133603811299998" calcext:value-type="float">
            <text:p>0.0013360381</text:p>
          </table:table-cell>
          <table:table-cell table:formula="of:=[.B585]-[.J585]" office:value-type="float" office:value="1.804302930835" calcext:value-type="float">
            <text:p>1.8043029308</text:p>
          </table:table-cell>
          <table:table-cell office:value-type="float" office:value="0.892820596695" calcext:value-type="float">
            <text:p>0.8928205967</text:p>
          </table:table-cell>
          <table:table-cell table:formula="of:=[.P587]-[.M585]" office:value-type="float" office:value="0.00133603811299998" calcext:value-type="float">
            <text:p>0.0013360381</text:p>
          </table:table-cell>
          <table:table-cell table:formula="of:=[.B585]-[.M585]" office:value-type="float" office:value="1.804302930835" calcext:value-type="float">
            <text:p>1.8043029308</text:p>
          </table:table-cell>
          <table:table-cell office:value-type="float" office:value="0.892820596695" calcext:value-type="float">
            <text:p>0.8928205967</text:p>
          </table:table-cell>
          <table:table-cell table:formula="of:=[.S587]-[.P585]" office:value-type="float" office:value="0.00133603811299998" calcext:value-type="float">
            <text:p>0.0013360381</text:p>
          </table:table-cell>
          <table:table-cell table:formula="of:=[.B585]-[.P585]" office:value-type="float" office:value="1.804302930835" calcext:value-type="float">
            <text:p>1.8043029308</text:p>
          </table:table-cell>
          <table:table-cell office:value-type="float" office:value="0.892820596695" calcext:value-type="float">
            <text:p>0.8928205967</text:p>
          </table:table-cell>
          <table:table-cell table:formula="of:=[.A585]-[.S585]" office:value-type="float" office:value="1.786262035365" calcext:value-type="float">
            <text:p>1.7862620354</text:p>
          </table:table-cell>
          <table:table-cell table:formula="of:=[.B585]-[.S585]" office:value-type="float" office:value="1.804302930835" calcext:value-type="float">
            <text:p>1.8043029308</text:p>
          </table:table-cell>
        </table:table-row>
        <table:table-row table:style-name="ro1">
          <table:table-cell office:value-type="float" office:value="2.66407799721" calcext:value-type="float">
            <text:p>2.6640779972</text:p>
          </table:table-cell>
          <table:table-cell office:value-type="float" office:value="2.66199302673" calcext:value-type="float">
            <text:p>2.6619930267</text:p>
          </table:table-cell>
          <table:table-cell table:formula="of:=[.J588]-[.B586]" office:value-type="float" office:value="-1.767165184018" calcext:value-type="float">
            <text:p>-1.767165184</text:p>
          </table:table-cell>
          <table:table-cell office:value-type="float" office:value="0.89348757267" calcext:value-type="float">
            <text:p>0.8934875727</text:p>
          </table:table-cell>
          <table:table-cell table:formula="of:=[.G588]-[.D586]" office:value-type="float" office:value="0.0013402700420001" calcext:value-type="float">
            <text:p>0.00134027</text:p>
          </table:table-cell>
          <table:table-cell table:formula="of:=[.B586]-[.$D588]" office:value-type="float" office:value="1.767165184018" calcext:value-type="float">
            <text:p>1.767165184</text:p>
          </table:table-cell>
          <table:table-cell office:value-type="float" office:value="0.89348757267" calcext:value-type="float">
            <text:p>0.8934875727</text:p>
          </table:table-cell>
          <table:table-cell table:formula="of:=[.J588]-[.G586]" office:value-type="float" office:value="0.0013402700420001" calcext:value-type="float">
            <text:p>0.00134027</text:p>
          </table:table-cell>
          <table:table-cell table:formula="of:=[.B586]-[.G586]" office:value-type="float" office:value="1.76850545406" calcext:value-type="float">
            <text:p>1.7685054541</text:p>
          </table:table-cell>
          <table:table-cell office:value-type="float" office:value="0.89348757267" calcext:value-type="float">
            <text:p>0.8934875727</text:p>
          </table:table-cell>
          <table:table-cell table:formula="of:=[.P588]-[.J586]" office:value-type="float" office:value="0.0013402700420001" calcext:value-type="float">
            <text:p>0.00134027</text:p>
          </table:table-cell>
          <table:table-cell table:formula="of:=[.B586]-[.J586]" office:value-type="float" office:value="1.76850545406" calcext:value-type="float">
            <text:p>1.7685054541</text:p>
          </table:table-cell>
          <table:table-cell office:value-type="float" office:value="0.89348757267" calcext:value-type="float">
            <text:p>0.8934875727</text:p>
          </table:table-cell>
          <table:table-cell table:formula="of:=[.P588]-[.M586]" office:value-type="float" office:value="0.0013402700420001" calcext:value-type="float">
            <text:p>0.00134027</text:p>
          </table:table-cell>
          <table:table-cell table:formula="of:=[.B586]-[.M586]" office:value-type="float" office:value="1.76850545406" calcext:value-type="float">
            <text:p>1.7685054541</text:p>
          </table:table-cell>
          <table:table-cell office:value-type="float" office:value="0.89348757267" calcext:value-type="float">
            <text:p>0.8934875727</text:p>
          </table:table-cell>
          <table:table-cell table:formula="of:=[.S588]-[.P586]" office:value-type="float" office:value="0.0013402700420001" calcext:value-type="float">
            <text:p>0.00134027</text:p>
          </table:table-cell>
          <table:table-cell table:formula="of:=[.B586]-[.P586]" office:value-type="float" office:value="1.76850545406" calcext:value-type="float">
            <text:p>1.7685054541</text:p>
          </table:table-cell>
          <table:table-cell office:value-type="float" office:value="0.89348757267" calcext:value-type="float">
            <text:p>0.8934875727</text:p>
          </table:table-cell>
          <table:table-cell table:formula="of:=[.A586]-[.S586]" office:value-type="float" office:value="1.77059042454" calcext:value-type="float">
            <text:p>1.7705904245</text:p>
          </table:table-cell>
          <table:table-cell table:formula="of:=[.B586]-[.S586]" office:value-type="float" office:value="1.76850545406" calcext:value-type="float">
            <text:p>1.7685054541</text:p>
          </table:table-cell>
        </table:table-row>
        <table:table-row table:style-name="ro1">
          <table:table-cell office:value-type="float" office:value="2.66826558113" calcext:value-type="float">
            <text:p>2.6682655811</text:p>
          </table:table-cell>
          <table:table-cell office:value-type="float" office:value="2.68749427795" calcext:value-type="float">
            <text:p>2.687494278</text:p>
          </table:table-cell>
          <table:table-cell table:formula="of:=[.J589]-[.B587]" office:value-type="float" office:value="-1.791317641731" calcext:value-type="float">
            <text:p>-1.7913176417</text:p>
          </table:table-cell>
          <table:table-cell office:value-type="float" office:value="0.894156634808" calcext:value-type="float">
            <text:p>0.8941566348</text:p>
          </table:table-cell>
          <table:table-cell table:formula="of:=[.G589]-[.D587]" office:value-type="float" office:value="0.00202000141100001" calcext:value-type="float">
            <text:p>0.0020200014</text:p>
          </table:table-cell>
          <table:table-cell table:formula="of:=[.B587]-[.$D589]" office:value-type="float" office:value="1.791317641731" calcext:value-type="float">
            <text:p>1.7913176417</text:p>
          </table:table-cell>
          <table:table-cell office:value-type="float" office:value="0.894156634808" calcext:value-type="float">
            <text:p>0.8941566348</text:p>
          </table:table-cell>
          <table:table-cell table:formula="of:=[.J589]-[.G587]" office:value-type="float" office:value="0.00202000141100001" calcext:value-type="float">
            <text:p>0.0020200014</text:p>
          </table:table-cell>
          <table:table-cell table:formula="of:=[.B587]-[.G587]" office:value-type="float" office:value="1.793337643142" calcext:value-type="float">
            <text:p>1.7933376431</text:p>
          </table:table-cell>
          <table:table-cell office:value-type="float" office:value="0.894156634808" calcext:value-type="float">
            <text:p>0.8941566348</text:p>
          </table:table-cell>
          <table:table-cell table:formula="of:=[.P589]-[.J587]" office:value-type="float" office:value="0.00202000141100001" calcext:value-type="float">
            <text:p>0.0020200014</text:p>
          </table:table-cell>
          <table:table-cell table:formula="of:=[.B587]-[.J587]" office:value-type="float" office:value="1.793337643142" calcext:value-type="float">
            <text:p>1.7933376431</text:p>
          </table:table-cell>
          <table:table-cell office:value-type="float" office:value="0.894156634808" calcext:value-type="float">
            <text:p>0.8941566348</text:p>
          </table:table-cell>
          <table:table-cell table:formula="of:=[.P589]-[.M587]" office:value-type="float" office:value="0.00202000141100001" calcext:value-type="float">
            <text:p>0.0020200014</text:p>
          </table:table-cell>
          <table:table-cell table:formula="of:=[.B587]-[.M587]" office:value-type="float" office:value="1.793337643142" calcext:value-type="float">
            <text:p>1.7933376431</text:p>
          </table:table-cell>
          <table:table-cell office:value-type="float" office:value="0.894156634808" calcext:value-type="float">
            <text:p>0.8941566348</text:p>
          </table:table-cell>
          <table:table-cell table:formula="of:=[.S589]-[.P587]" office:value-type="float" office:value="0.00202000141100001" calcext:value-type="float">
            <text:p>0.0020200014</text:p>
          </table:table-cell>
          <table:table-cell table:formula="of:=[.B587]-[.P587]" office:value-type="float" office:value="1.793337643142" calcext:value-type="float">
            <text:p>1.7933376431</text:p>
          </table:table-cell>
          <table:table-cell office:value-type="float" office:value="0.894156634808" calcext:value-type="float">
            <text:p>0.8941566348</text:p>
          </table:table-cell>
          <table:table-cell table:formula="of:=[.A587]-[.S587]" office:value-type="float" office:value="1.774108946322" calcext:value-type="float">
            <text:p>1.7741089463</text:p>
          </table:table-cell>
          <table:table-cell table:formula="of:=[.B587]-[.S587]" office:value-type="float" office:value="1.793337643142" calcext:value-type="float">
            <text:p>1.7933376431</text:p>
          </table:table-cell>
        </table:table-row>
        <table:table-row table:style-name="ro1">
          <table:table-cell office:value-type="float" office:value="2.6522564888" calcext:value-type="float">
            <text:p>2.6522564888</text:p>
          </table:table-cell>
          <table:table-cell office:value-type="float" office:value="2.670368433" calcext:value-type="float">
            <text:p>2.670368433</text:p>
          </table:table-cell>
          <table:table-cell table:formula="of:=[.J590]-[.B588]" office:value-type="float" office:value="-1.773514270784" calcext:value-type="float">
            <text:p>-1.7735142708</text:p>
          </table:table-cell>
          <table:table-cell office:value-type="float" office:value="0.894827842712" calcext:value-type="float">
            <text:p>0.8948278427</text:p>
          </table:table-cell>
          <table:table-cell table:formula="of:=[.G590]-[.D588]" office:value-type="float" office:value="0.00202631950400001" calcext:value-type="float">
            <text:p>0.0020263195</text:p>
          </table:table-cell>
          <table:table-cell table:formula="of:=[.B588]-[.$D590]" office:value-type="float" office:value="1.773514270784" calcext:value-type="float">
            <text:p>1.7735142708</text:p>
          </table:table-cell>
          <table:table-cell office:value-type="float" office:value="0.894827842712" calcext:value-type="float">
            <text:p>0.8948278427</text:p>
          </table:table-cell>
          <table:table-cell table:formula="of:=[.J590]-[.G588]" office:value-type="float" office:value="0.00202631950400001" calcext:value-type="float">
            <text:p>0.0020263195</text:p>
          </table:table-cell>
          <table:table-cell table:formula="of:=[.B588]-[.G588]" office:value-type="float" office:value="1.775540590288" calcext:value-type="float">
            <text:p>1.7755405903</text:p>
          </table:table-cell>
          <table:table-cell office:value-type="float" office:value="0.894827842712" calcext:value-type="float">
            <text:p>0.8948278427</text:p>
          </table:table-cell>
          <table:table-cell table:formula="of:=[.P590]-[.J588]" office:value-type="float" office:value="0.00202631950400001" calcext:value-type="float">
            <text:p>0.0020263195</text:p>
          </table:table-cell>
          <table:table-cell table:formula="of:=[.B588]-[.J588]" office:value-type="float" office:value="1.775540590288" calcext:value-type="float">
            <text:p>1.7755405903</text:p>
          </table:table-cell>
          <table:table-cell office:value-type="float" office:value="0.894827842712" calcext:value-type="float">
            <text:p>0.8948278427</text:p>
          </table:table-cell>
          <table:table-cell table:formula="of:=[.P590]-[.M588]" office:value-type="float" office:value="0.00202631950400001" calcext:value-type="float">
            <text:p>0.0020263195</text:p>
          </table:table-cell>
          <table:table-cell table:formula="of:=[.B588]-[.M588]" office:value-type="float" office:value="1.775540590288" calcext:value-type="float">
            <text:p>1.7755405903</text:p>
          </table:table-cell>
          <table:table-cell office:value-type="float" office:value="0.894827842712" calcext:value-type="float">
            <text:p>0.8948278427</text:p>
          </table:table-cell>
          <table:table-cell table:formula="of:=[.S590]-[.P588]" office:value-type="float" office:value="0.00202631950400001" calcext:value-type="float">
            <text:p>0.0020263195</text:p>
          </table:table-cell>
          <table:table-cell table:formula="of:=[.B588]-[.P588]" office:value-type="float" office:value="1.775540590288" calcext:value-type="float">
            <text:p>1.7755405903</text:p>
          </table:table-cell>
          <table:table-cell office:value-type="float" office:value="0.894827842712" calcext:value-type="float">
            <text:p>0.8948278427</text:p>
          </table:table-cell>
          <table:table-cell table:formula="of:=[.A588]-[.S588]" office:value-type="float" office:value="1.757428646088" calcext:value-type="float">
            <text:p>1.7574286461</text:p>
          </table:table-cell>
          <table:table-cell table:formula="of:=[.B588]-[.S588]" office:value-type="float" office:value="1.775540590288" calcext:value-type="float">
            <text:p>1.7755405903</text:p>
          </table:table-cell>
        </table:table-row>
        <table:table-row table:style-name="ro1">
          <table:table-cell office:value-type="float" office:value="2.6543507576" calcext:value-type="float">
            <text:p>2.6543507576</text:p>
          </table:table-cell>
          <table:table-cell office:value-type="float" office:value="2.67247700691" calcext:value-type="float">
            <text:p>2.6724770069</text:p>
          </table:table-cell>
          <table:table-cell table:formula="of:=[.J591]-[.B589]" office:value-type="float" office:value="-1.774943232534" calcext:value-type="float">
            <text:p>-1.7749432325</text:p>
          </table:table-cell>
          <table:table-cell office:value-type="float" office:value="0.896176636219" calcext:value-type="float">
            <text:p>0.8961766362</text:p>
          </table:table-cell>
          <table:table-cell table:formula="of:=[.G591]-[.D589]" office:value-type="float" office:value="0.001357138157" calcext:value-type="float">
            <text:p>0.0013571382</text:p>
          </table:table-cell>
          <table:table-cell table:formula="of:=[.B589]-[.$D591]" office:value-type="float" office:value="1.774943232534" calcext:value-type="float">
            <text:p>1.7749432325</text:p>
          </table:table-cell>
          <table:table-cell office:value-type="float" office:value="0.896176636219" calcext:value-type="float">
            <text:p>0.8961766362</text:p>
          </table:table-cell>
          <table:table-cell table:formula="of:=[.J591]-[.G589]" office:value-type="float" office:value="0.001357138157" calcext:value-type="float">
            <text:p>0.0013571382</text:p>
          </table:table-cell>
          <table:table-cell table:formula="of:=[.B589]-[.G589]" office:value-type="float" office:value="1.776300370691" calcext:value-type="float">
            <text:p>1.7763003707</text:p>
          </table:table-cell>
          <table:table-cell office:value-type="float" office:value="0.896176636219" calcext:value-type="float">
            <text:p>0.8961766362</text:p>
          </table:table-cell>
          <table:table-cell table:formula="of:=[.P591]-[.J589]" office:value-type="float" office:value="0.001357138157" calcext:value-type="float">
            <text:p>0.0013571382</text:p>
          </table:table-cell>
          <table:table-cell table:formula="of:=[.B589]-[.J589]" office:value-type="float" office:value="1.776300370691" calcext:value-type="float">
            <text:p>1.7763003707</text:p>
          </table:table-cell>
          <table:table-cell office:value-type="float" office:value="0.896176636219" calcext:value-type="float">
            <text:p>0.8961766362</text:p>
          </table:table-cell>
          <table:table-cell table:formula="of:=[.P591]-[.M589]" office:value-type="float" office:value="0.001357138157" calcext:value-type="float">
            <text:p>0.0013571382</text:p>
          </table:table-cell>
          <table:table-cell table:formula="of:=[.B589]-[.M589]" office:value-type="float" office:value="1.776300370691" calcext:value-type="float">
            <text:p>1.7763003707</text:p>
          </table:table-cell>
          <table:table-cell office:value-type="float" office:value="0.896176636219" calcext:value-type="float">
            <text:p>0.8961766362</text:p>
          </table:table-cell>
          <table:table-cell table:formula="of:=[.S591]-[.P589]" office:value-type="float" office:value="0.001357138157" calcext:value-type="float">
            <text:p>0.0013571382</text:p>
          </table:table-cell>
          <table:table-cell table:formula="of:=[.B589]-[.P589]" office:value-type="float" office:value="1.776300370691" calcext:value-type="float">
            <text:p>1.7763003707</text:p>
          </table:table-cell>
          <table:table-cell office:value-type="float" office:value="0.896176636219" calcext:value-type="float">
            <text:p>0.8961766362</text:p>
          </table:table-cell>
          <table:table-cell table:formula="of:=[.A589]-[.S589]" office:value-type="float" office:value="1.758174121381" calcext:value-type="float">
            <text:p>1.7581741214</text:p>
          </table:table-cell>
          <table:table-cell table:formula="of:=[.B589]-[.S589]" office:value-type="float" office:value="1.776300370691" calcext:value-type="float">
            <text:p>1.7763003707</text:p>
          </table:table-cell>
        </table:table-row>
        <table:table-row table:style-name="ro1">
          <table:table-cell table:number-columns-repeated="2" office:value-type="float" office:value="2.65645098686" calcext:value-type="float">
            <text:p>2.6564509869</text:p>
          </table:table-cell>
          <table:table-cell table:formula="of:=[.J592]-[.B590]" office:value-type="float" office:value="-1.758235454557" calcext:value-type="float">
            <text:p>-1.7582354546</text:p>
          </table:table-cell>
          <table:table-cell office:value-type="float" office:value="0.896854162216" calcext:value-type="float">
            <text:p>0.8968541622</text:p>
          </table:table-cell>
          <table:table-cell table:formula="of:=[.G592]-[.D590]" office:value-type="float" office:value="0.00136137008699999" calcext:value-type="float">
            <text:p>0.0013613701</text:p>
          </table:table-cell>
          <table:table-cell table:formula="of:=[.B590]-[.$D592]" office:value-type="float" office:value="1.758235454557" calcext:value-type="float">
            <text:p>1.7582354546</text:p>
          </table:table-cell>
          <table:table-cell office:value-type="float" office:value="0.896854162216" calcext:value-type="float">
            <text:p>0.8968541622</text:p>
          </table:table-cell>
          <table:table-cell table:formula="of:=[.J592]-[.G590]" office:value-type="float" office:value="0.00136137008699999" calcext:value-type="float">
            <text:p>0.0013613701</text:p>
          </table:table-cell>
          <table:table-cell table:formula="of:=[.B590]-[.G590]" office:value-type="float" office:value="1.759596824644" calcext:value-type="float">
            <text:p>1.7595968246</text:p>
          </table:table-cell>
          <table:table-cell office:value-type="float" office:value="0.896854162216" calcext:value-type="float">
            <text:p>0.8968541622</text:p>
          </table:table-cell>
          <table:table-cell table:formula="of:=[.P592]-[.J590]" office:value-type="float" office:value="0.00136137008699999" calcext:value-type="float">
            <text:p>0.0013613701</text:p>
          </table:table-cell>
          <table:table-cell table:formula="of:=[.B590]-[.J590]" office:value-type="float" office:value="1.759596824644" calcext:value-type="float">
            <text:p>1.7595968246</text:p>
          </table:table-cell>
          <table:table-cell office:value-type="float" office:value="0.896854162216" calcext:value-type="float">
            <text:p>0.8968541622</text:p>
          </table:table-cell>
          <table:table-cell table:formula="of:=[.P592]-[.M590]" office:value-type="float" office:value="0.00136137008699999" calcext:value-type="float">
            <text:p>0.0013613701</text:p>
          </table:table-cell>
          <table:table-cell table:formula="of:=[.B590]-[.M590]" office:value-type="float" office:value="1.759596824644" calcext:value-type="float">
            <text:p>1.7595968246</text:p>
          </table:table-cell>
          <table:table-cell office:value-type="float" office:value="0.896854162216" calcext:value-type="float">
            <text:p>0.8968541622</text:p>
          </table:table-cell>
          <table:table-cell table:formula="of:=[.S592]-[.P590]" office:value-type="float" office:value="0.00136137008699999" calcext:value-type="float">
            <text:p>0.0013613701</text:p>
          </table:table-cell>
          <table:table-cell table:formula="of:=[.B590]-[.P590]" office:value-type="float" office:value="1.759596824644" calcext:value-type="float">
            <text:p>1.7595968246</text:p>
          </table:table-cell>
          <table:table-cell office:value-type="float" office:value="0.896854162216" calcext:value-type="float">
            <text:p>0.8968541622</text:p>
          </table:table-cell>
          <table:table-cell table:formula="of:=[.A590]-[.S590]" office:value-type="float" office:value="1.759596824644" calcext:value-type="float">
            <text:p>1.7595968246</text:p>
          </table:table-cell>
          <table:table-cell table:formula="of:=[.B590]-[.S590]" office:value-type="float" office:value="1.759596824644" calcext:value-type="float">
            <text:p>1.7595968246</text:p>
          </table:table-cell>
        </table:table-row>
        <table:table-row table:style-name="ro1">
          <table:table-cell office:value-type="float" office:value="2.64040207863" calcext:value-type="float">
            <text:p>2.6404020786</text:p>
          </table:table-cell>
          <table:table-cell office:value-type="float" office:value="2.65855693817" calcext:value-type="float">
            <text:p>2.6585569382</text:p>
          </table:table-cell>
          <table:table-cell table:formula="of:=[.J593]-[.B591]" office:value-type="float" office:value="-1.759657561778" calcext:value-type="float">
            <text:p>-1.7596575618</text:p>
          </table:table-cell>
          <table:table-cell office:value-type="float" office:value="0.897533774376" calcext:value-type="float">
            <text:p>0.8975337744</text:p>
          </table:table-cell>
          <table:table-cell table:formula="of:=[.G593]-[.D591]" office:value-type="float" office:value="0.001365602016" calcext:value-type="float">
            <text:p>0.001365602</text:p>
          </table:table-cell>
          <table:table-cell table:formula="of:=[.B591]-[.$D593]" office:value-type="float" office:value="1.759657561778" calcext:value-type="float">
            <text:p>1.7596575618</text:p>
          </table:table-cell>
          <table:table-cell office:value-type="float" office:value="0.897533774376" calcext:value-type="float">
            <text:p>0.8975337744</text:p>
          </table:table-cell>
          <table:table-cell table:formula="of:=[.J593]-[.G591]" office:value-type="float" office:value="0.001365602016" calcext:value-type="float">
            <text:p>0.001365602</text:p>
          </table:table-cell>
          <table:table-cell table:formula="of:=[.B591]-[.G591]" office:value-type="float" office:value="1.761023163794" calcext:value-type="float">
            <text:p>1.7610231638</text:p>
          </table:table-cell>
          <table:table-cell office:value-type="float" office:value="0.897533774376" calcext:value-type="float">
            <text:p>0.8975337744</text:p>
          </table:table-cell>
          <table:table-cell table:formula="of:=[.P593]-[.J591]" office:value-type="float" office:value="0.001365602016" calcext:value-type="float">
            <text:p>0.001365602</text:p>
          </table:table-cell>
          <table:table-cell table:formula="of:=[.B591]-[.J591]" office:value-type="float" office:value="1.761023163794" calcext:value-type="float">
            <text:p>1.7610231638</text:p>
          </table:table-cell>
          <table:table-cell office:value-type="float" office:value="0.897533774376" calcext:value-type="float">
            <text:p>0.8975337744</text:p>
          </table:table-cell>
          <table:table-cell table:formula="of:=[.P593]-[.M591]" office:value-type="float" office:value="0.001365602016" calcext:value-type="float">
            <text:p>0.001365602</text:p>
          </table:table-cell>
          <table:table-cell table:formula="of:=[.B591]-[.M591]" office:value-type="float" office:value="1.761023163794" calcext:value-type="float">
            <text:p>1.7610231638</text:p>
          </table:table-cell>
          <table:table-cell office:value-type="float" office:value="0.897533774376" calcext:value-type="float">
            <text:p>0.8975337744</text:p>
          </table:table-cell>
          <table:table-cell table:formula="of:=[.S593]-[.P591]" office:value-type="float" office:value="0.001365602016" calcext:value-type="float">
            <text:p>0.001365602</text:p>
          </table:table-cell>
          <table:table-cell table:formula="of:=[.B591]-[.P591]" office:value-type="float" office:value="1.761023163794" calcext:value-type="float">
            <text:p>1.7610231638</text:p>
          </table:table-cell>
          <table:table-cell office:value-type="float" office:value="0.897533774376" calcext:value-type="float">
            <text:p>0.8975337744</text:p>
          </table:table-cell>
          <table:table-cell table:formula="of:=[.A591]-[.S591]" office:value-type="float" office:value="1.742868304254" calcext:value-type="float">
            <text:p>1.7428683043</text:p>
          </table:table-cell>
          <table:table-cell table:formula="of:=[.B591]-[.S591]" office:value-type="float" office:value="1.761023163794" calcext:value-type="float">
            <text:p>1.7610231638</text:p>
          </table:table-cell>
        </table:table-row>
        <table:table-row table:style-name="ro1">
          <table:table-cell office:value-type="float" office:value="2.64249944687" calcext:value-type="float">
            <text:p>2.6424994469</text:p>
          </table:table-cell>
          <table:table-cell office:value-type="float" office:value="2.64460277557" calcext:value-type="float">
            <text:p>2.6446027756</text:p>
          </table:table-cell>
          <table:table-cell table:formula="of:=[.J594]-[.B592]" office:value-type="float" office:value="-1.745017468926" calcext:value-type="float">
            <text:p>-1.7450174689</text:p>
          </table:table-cell>
          <table:table-cell office:value-type="float" office:value="0.898215532303" calcext:value-type="float">
            <text:p>0.8982155323</text:p>
          </table:table-cell>
          <table:table-cell table:formula="of:=[.G594]-[.D592]" office:value-type="float" office:value="0.00136977434099994" calcext:value-type="float">
            <text:p>0.0013697743</text:p>
          </table:table-cell>
          <table:table-cell table:formula="of:=[.B592]-[.$D594]" office:value-type="float" office:value="1.747255265709" calcext:value-type="float">
            <text:p>1.7472552657</text:p>
          </table:table-cell>
          <table:table-cell office:value-type="float" office:value="0.898215532303" calcext:value-type="float">
            <text:p>0.8982155323</text:p>
          </table:table-cell>
          <table:table-cell table:formula="of:=[.J594]-[.G592]" office:value-type="float" office:value="0.00136977434099994" calcext:value-type="float">
            <text:p>0.0013697743</text:p>
          </table:table-cell>
          <table:table-cell table:formula="of:=[.B592]-[.G592]" office:value-type="float" office:value="1.746387243267" calcext:value-type="float">
            <text:p>1.7463872433</text:p>
          </table:table-cell>
          <table:table-cell office:value-type="float" office:value="0.898215532303" calcext:value-type="float">
            <text:p>0.8982155323</text:p>
          </table:table-cell>
          <table:table-cell table:formula="of:=[.P594]-[.J592]" office:value-type="float" office:value="0.00136977434099994" calcext:value-type="float">
            <text:p>0.0013697743</text:p>
          </table:table-cell>
          <table:table-cell table:formula="of:=[.B592]-[.J592]" office:value-type="float" office:value="1.746387243267" calcext:value-type="float">
            <text:p>1.7463872433</text:p>
          </table:table-cell>
          <table:table-cell office:value-type="float" office:value="0.898215532303" calcext:value-type="float">
            <text:p>0.8982155323</text:p>
          </table:table-cell>
          <table:table-cell table:formula="of:=[.P594]-[.M592]" office:value-type="float" office:value="0.00136977434099994" calcext:value-type="float">
            <text:p>0.0013697743</text:p>
          </table:table-cell>
          <table:table-cell table:formula="of:=[.B592]-[.M592]" office:value-type="float" office:value="1.746387243267" calcext:value-type="float">
            <text:p>1.7463872433</text:p>
          </table:table-cell>
          <table:table-cell office:value-type="float" office:value="0.898215532303" calcext:value-type="float">
            <text:p>0.8982155323</text:p>
          </table:table-cell>
          <table:table-cell table:formula="of:=[.S594]-[.P592]" office:value-type="float" office:value="0.00136977434099994" calcext:value-type="float">
            <text:p>0.0013697743</text:p>
          </table:table-cell>
          <table:table-cell table:formula="of:=[.B592]-[.P592]" office:value-type="float" office:value="1.746387243267" calcext:value-type="float">
            <text:p>1.7463872433</text:p>
          </table:table-cell>
          <table:table-cell office:value-type="float" office:value="0.898215532303" calcext:value-type="float">
            <text:p>0.8982155323</text:p>
          </table:table-cell>
          <table:table-cell table:formula="of:=[.A592]-[.S592]" office:value-type="float" office:value="1.744283914567" calcext:value-type="float">
            <text:p>1.7442839146</text:p>
          </table:table-cell>
          <table:table-cell table:formula="of:=[.B592]-[.S592]" office:value-type="float" office:value="1.746387243267" calcext:value-type="float">
            <text:p>1.7463872433</text:p>
          </table:table-cell>
        </table:table-row>
        <table:table-row table:style-name="ro1">
          <table:table-cell table:number-columns-repeated="2" office:value-type="float" office:value="2.63175153732" calcext:value-type="float">
            <text:p>2.6317515373</text:p>
          </table:table-cell>
          <table:table-cell table:formula="of:=[.J595]-[.B593]" office:value-type="float" office:value="-1.731478273866" calcext:value-type="float">
            <text:p>-1.7314782739</text:p>
          </table:table-cell>
          <table:table-cell office:value-type="float" office:value="0.898899376392" calcext:value-type="float">
            <text:p>0.8988993764</text:p>
          </table:table-cell>
          <table:table-cell table:formula="of:=[.G595]-[.D593]" office:value-type="float" office:value="0.00137388706199992" calcext:value-type="float">
            <text:p>0.0013738871</text:p>
          </table:table-cell>
          <table:table-cell table:formula="of:=[.B593]-[.$D595]" office:value-type="float" office:value="1.731478273866" calcext:value-type="float">
            <text:p>1.7314782739</text:p>
          </table:table-cell>
          <table:table-cell office:value-type="float" office:value="0.898899376392" calcext:value-type="float">
            <text:p>0.8988993764</text:p>
          </table:table-cell>
          <table:table-cell table:formula="of:=[.J595]-[.G593]" office:value-type="float" office:value="0.00137388706199992" calcext:value-type="float">
            <text:p>0.0013738871</text:p>
          </table:table-cell>
          <table:table-cell table:formula="of:=[.B593]-[.G593]" office:value-type="float" office:value="1.732852160928" calcext:value-type="float">
            <text:p>1.7328521609</text:p>
          </table:table-cell>
          <table:table-cell office:value-type="float" office:value="0.898899376392" calcext:value-type="float">
            <text:p>0.8988993764</text:p>
          </table:table-cell>
          <table:table-cell table:formula="of:=[.P595]-[.J593]" office:value-type="float" office:value="0.00137388706199992" calcext:value-type="float">
            <text:p>0.0013738871</text:p>
          </table:table-cell>
          <table:table-cell table:formula="of:=[.B593]-[.J593]" office:value-type="float" office:value="1.732852160928" calcext:value-type="float">
            <text:p>1.7328521609</text:p>
          </table:table-cell>
          <table:table-cell office:value-type="float" office:value="0.898899376392" calcext:value-type="float">
            <text:p>0.8988993764</text:p>
          </table:table-cell>
          <table:table-cell table:formula="of:=[.P595]-[.M593]" office:value-type="float" office:value="0.00137388706199992" calcext:value-type="float">
            <text:p>0.0013738871</text:p>
          </table:table-cell>
          <table:table-cell table:formula="of:=[.B593]-[.M593]" office:value-type="float" office:value="1.732852160928" calcext:value-type="float">
            <text:p>1.7328521609</text:p>
          </table:table-cell>
          <table:table-cell office:value-type="float" office:value="0.898899376392" calcext:value-type="float">
            <text:p>0.8988993764</text:p>
          </table:table-cell>
          <table:table-cell table:formula="of:=[.S595]-[.P593]" office:value-type="float" office:value="0.00137388706199992" calcext:value-type="float">
            <text:p>0.0013738871</text:p>
          </table:table-cell>
          <table:table-cell table:formula="of:=[.B593]-[.P593]" office:value-type="float" office:value="1.732852160928" calcext:value-type="float">
            <text:p>1.7328521609</text:p>
          </table:table-cell>
          <table:table-cell office:value-type="float" office:value="0.898899376392" calcext:value-type="float">
            <text:p>0.8988993764</text:p>
          </table:table-cell>
          <table:table-cell table:formula="of:=[.A593]-[.S593]" office:value-type="float" office:value="1.732852160928" calcext:value-type="float">
            <text:p>1.7328521609</text:p>
          </table:table-cell>
          <table:table-cell table:formula="of:=[.B593]-[.S593]" office:value-type="float" office:value="1.732852160928" calcext:value-type="float">
            <text:p>1.7328521609</text:p>
          </table:table-cell>
        </table:table-row>
        <table:table-row table:style-name="ro1">
          <table:table-cell office:value-type="float" office:value="2.63385844231" calcext:value-type="float">
            <text:p>2.6338584423</text:p>
          </table:table-cell>
          <table:table-cell office:value-type="float" office:value="2.61677026749" calcext:value-type="float">
            <text:p>2.6167702675</text:p>
          </table:table-cell>
          <table:table-cell table:formula="of:=[.J596]-[.B594]" office:value-type="float" office:value="-1.715806901458" calcext:value-type="float">
            <text:p>-1.7158069015</text:p>
          </table:table-cell>
          <table:table-cell office:value-type="float" office:value="0.897347509861" calcext:value-type="float">
            <text:p>0.8973475099</text:p>
          </table:table-cell>
          <table:table-cell table:formula="of:=[.G596]-[.D594]" office:value-type="float" office:value="0.00361585617100002" calcext:value-type="float">
            <text:p>0.0036158562</text:p>
          </table:table-cell>
          <table:table-cell table:formula="of:=[.B594]-[.$D596]" office:value-type="float" office:value="1.715806901458" calcext:value-type="float">
            <text:p>1.7158069015</text:p>
          </table:table-cell>
          <table:table-cell office:value-type="float" office:value="0.899585306644" calcext:value-type="float">
            <text:p>0.8995853066</text:p>
          </table:table-cell>
          <table:table-cell table:formula="of:=[.J596]-[.G594]" office:value-type="float" office:value="0.00137805938800006" calcext:value-type="float">
            <text:p>0.0013780594</text:p>
          </table:table-cell>
          <table:table-cell table:formula="of:=[.B594]-[.G594]" office:value-type="float" office:value="1.717184960846" calcext:value-type="float">
            <text:p>1.7171849608</text:p>
          </table:table-cell>
          <table:table-cell office:value-type="float" office:value="0.899585306644" calcext:value-type="float">
            <text:p>0.8995853066</text:p>
          </table:table-cell>
          <table:table-cell table:formula="of:=[.P596]-[.J594]" office:value-type="float" office:value="0.00137805938800006" calcext:value-type="float">
            <text:p>0.0013780594</text:p>
          </table:table-cell>
          <table:table-cell table:formula="of:=[.B594]-[.J594]" office:value-type="float" office:value="1.717184960846" calcext:value-type="float">
            <text:p>1.7171849608</text:p>
          </table:table-cell>
          <table:table-cell office:value-type="float" office:value="0.899585306644" calcext:value-type="float">
            <text:p>0.8995853066</text:p>
          </table:table-cell>
          <table:table-cell table:formula="of:=[.P596]-[.M594]" office:value-type="float" office:value="0.00137805938800006" calcext:value-type="float">
            <text:p>0.0013780594</text:p>
          </table:table-cell>
          <table:table-cell table:formula="of:=[.B594]-[.M594]" office:value-type="float" office:value="1.717184960846" calcext:value-type="float">
            <text:p>1.7171849608</text:p>
          </table:table-cell>
          <table:table-cell office:value-type="float" office:value="0.899585306644" calcext:value-type="float">
            <text:p>0.8995853066</text:p>
          </table:table-cell>
          <table:table-cell table:formula="of:=[.S596]-[.P594]" office:value-type="float" office:value="0.00137805938800006" calcext:value-type="float">
            <text:p>0.0013780594</text:p>
          </table:table-cell>
          <table:table-cell table:formula="of:=[.B594]-[.P594]" office:value-type="float" office:value="1.717184960846" calcext:value-type="float">
            <text:p>1.7171849608</text:p>
          </table:table-cell>
          <table:table-cell office:value-type="float" office:value="0.899585306644" calcext:value-type="float">
            <text:p>0.8995853066</text:p>
          </table:table-cell>
          <table:table-cell table:formula="of:=[.A594]-[.S594]" office:value-type="float" office:value="1.734273135666" calcext:value-type="float">
            <text:p>1.7342731357</text:p>
          </table:table-cell>
          <table:table-cell table:formula="of:=[.B594]-[.S594]" office:value-type="float" office:value="1.717184960846" calcext:value-type="float">
            <text:p>1.7171849608</text:p>
          </table:table-cell>
        </table:table-row>
        <table:table-row table:style-name="ro1">
          <table:table-cell office:value-type="float" office:value="2.6209731102" calcext:value-type="float">
            <text:p>2.6209731102</text:p>
          </table:table-cell>
          <table:table-cell office:value-type="float" office:value="2.60271644592" calcext:value-type="float">
            <text:p>2.6027164459</text:p>
          </table:table-cell>
          <table:table-cell table:formula="of:=[.J597]-[.B595]" office:value-type="float" office:value="-1.701060950753" calcext:value-type="float">
            <text:p>-1.7010609508</text:p>
          </table:table-cell>
          <table:table-cell office:value-type="float" office:value="0.900273263454" calcext:value-type="float">
            <text:p>0.9002732635</text:p>
          </table:table-cell>
          <table:table-cell table:formula="of:=[.G597]-[.D595]" office:value-type="float" office:value="0.001382231713" calcext:value-type="float">
            <text:p>0.0013822317</text:p>
          </table:table-cell>
          <table:table-cell table:formula="of:=[.B595]-[.$D597]" office:value-type="float" office:value="1.701060950753" calcext:value-type="float">
            <text:p>1.7010609508</text:p>
          </table:table-cell>
          <table:table-cell office:value-type="float" office:value="0.900273263454" calcext:value-type="float">
            <text:p>0.9002732635</text:p>
          </table:table-cell>
          <table:table-cell table:formula="of:=[.J597]-[.G595]" office:value-type="float" office:value="0.001382231713" calcext:value-type="float">
            <text:p>0.0013822317</text:p>
          </table:table-cell>
          <table:table-cell table:formula="of:=[.B595]-[.G595]" office:value-type="float" office:value="1.702443182466" calcext:value-type="float">
            <text:p>1.7024431825</text:p>
          </table:table-cell>
          <table:table-cell office:value-type="float" office:value="0.900273263454" calcext:value-type="float">
            <text:p>0.9002732635</text:p>
          </table:table-cell>
          <table:table-cell table:formula="of:=[.P597]-[.J595]" office:value-type="float" office:value="0.001382231713" calcext:value-type="float">
            <text:p>0.0013822317</text:p>
          </table:table-cell>
          <table:table-cell table:formula="of:=[.B595]-[.J595]" office:value-type="float" office:value="1.702443182466" calcext:value-type="float">
            <text:p>1.7024431825</text:p>
          </table:table-cell>
          <table:table-cell office:value-type="float" office:value="0.900273263454" calcext:value-type="float">
            <text:p>0.9002732635</text:p>
          </table:table-cell>
          <table:table-cell table:formula="of:=[.P597]-[.M595]" office:value-type="float" office:value="0.001382231713" calcext:value-type="float">
            <text:p>0.0013822317</text:p>
          </table:table-cell>
          <table:table-cell table:formula="of:=[.B595]-[.M595]" office:value-type="float" office:value="1.702443182466" calcext:value-type="float">
            <text:p>1.7024431825</text:p>
          </table:table-cell>
          <table:table-cell office:value-type="float" office:value="0.900273263454" calcext:value-type="float">
            <text:p>0.9002732635</text:p>
          </table:table-cell>
          <table:table-cell table:formula="of:=[.S597]-[.P595]" office:value-type="float" office:value="0.001382231713" calcext:value-type="float">
            <text:p>0.0013822317</text:p>
          </table:table-cell>
          <table:table-cell table:formula="of:=[.B595]-[.P595]" office:value-type="float" office:value="1.702443182466" calcext:value-type="float">
            <text:p>1.7024431825</text:p>
          </table:table-cell>
          <table:table-cell office:value-type="float" office:value="0.900273263454" calcext:value-type="float">
            <text:p>0.9002732635</text:p>
          </table:table-cell>
          <table:table-cell table:formula="of:=[.A595]-[.S595]" office:value-type="float" office:value="1.720699846746" calcext:value-type="float">
            <text:p>1.7206998467</text:p>
          </table:table-cell>
          <table:table-cell table:formula="of:=[.B595]-[.S595]" office:value-type="float" office:value="1.702443182466" calcext:value-type="float">
            <text:p>1.7024431825</text:p>
          </table:table-cell>
        </table:table-row>
        <table:table-row table:style-name="ro1">
          <table:table-cell office:value-type="float" office:value="2.62308311462" calcext:value-type="float">
            <text:p>2.6230831146</text:p>
          </table:table-cell>
          <table:table-cell office:value-type="float" office:value="2.6048116684" calcext:value-type="float">
            <text:p>2.6048116684</text:p>
          </table:table-cell>
          <table:table-cell table:formula="of:=[.J598]-[.B596]" office:value-type="float" office:value="-1.701765656475" calcext:value-type="float">
            <text:p>-1.7017656565</text:p>
          </table:table-cell>
          <table:table-cell office:value-type="float" office:value="0.900963366032" calcext:value-type="float">
            <text:p>0.900963366</text:p>
          </table:table-cell>
          <table:table-cell table:formula="of:=[.G598]-[.D596]" office:value-type="float" office:value="0.002082645893" calcext:value-type="float">
            <text:p>0.0020826459</text:p>
          </table:table-cell>
          <table:table-cell table:formula="of:=[.B596]-[.$D598]" office:value-type="float" office:value="1.701765656475" calcext:value-type="float">
            <text:p>1.7017656565</text:p>
          </table:table-cell>
          <table:table-cell office:value-type="float" office:value="0.900963366032" calcext:value-type="float">
            <text:p>0.900963366</text:p>
          </table:table-cell>
          <table:table-cell table:formula="of:=[.J598]-[.G596]" office:value-type="float" office:value="0.002082645893" calcext:value-type="float">
            <text:p>0.0020826459</text:p>
          </table:table-cell>
          <table:table-cell table:formula="of:=[.B596]-[.G596]" office:value-type="float" office:value="1.703848302368" calcext:value-type="float">
            <text:p>1.7038483024</text:p>
          </table:table-cell>
          <table:table-cell office:value-type="float" office:value="0.900963366032" calcext:value-type="float">
            <text:p>0.900963366</text:p>
          </table:table-cell>
          <table:table-cell table:formula="of:=[.P598]-[.J596]" office:value-type="float" office:value="0.002082645893" calcext:value-type="float">
            <text:p>0.0020826459</text:p>
          </table:table-cell>
          <table:table-cell table:formula="of:=[.B596]-[.J596]" office:value-type="float" office:value="1.703848302368" calcext:value-type="float">
            <text:p>1.7038483024</text:p>
          </table:table-cell>
          <table:table-cell office:value-type="float" office:value="0.900963366032" calcext:value-type="float">
            <text:p>0.900963366</text:p>
          </table:table-cell>
          <table:table-cell table:formula="of:=[.P598]-[.M596]" office:value-type="float" office:value="0.002082645893" calcext:value-type="float">
            <text:p>0.0020826459</text:p>
          </table:table-cell>
          <table:table-cell table:formula="of:=[.B596]-[.M596]" office:value-type="float" office:value="1.703848302368" calcext:value-type="float">
            <text:p>1.7038483024</text:p>
          </table:table-cell>
          <table:table-cell office:value-type="float" office:value="0.900963366032" calcext:value-type="float">
            <text:p>0.900963366</text:p>
          </table:table-cell>
          <table:table-cell table:formula="of:=[.S598]-[.P596]" office:value-type="float" office:value="-0.000163733960000023" calcext:value-type="float">
            <text:p>-0.000163734</text:p>
          </table:table-cell>
          <table:table-cell table:formula="of:=[.B596]-[.P596]" office:value-type="float" office:value="1.703848302368" calcext:value-type="float">
            <text:p>1.7038483024</text:p>
          </table:table-cell>
          <table:table-cell office:value-type="float" office:value="0.900963366032" calcext:value-type="float">
            <text:p>0.900963366</text:p>
          </table:table-cell>
          <table:table-cell table:formula="of:=[.A596]-[.S596]" office:value-type="float" office:value="1.722119748588" calcext:value-type="float">
            <text:p>1.7221197486</text:p>
          </table:table-cell>
          <table:table-cell table:formula="of:=[.B596]-[.S596]" office:value-type="float" office:value="1.703848302368" calcext:value-type="float">
            <text:p>1.7038483024</text:p>
          </table:table-cell>
        </table:table-row>
        <table:table-row table:style-name="ro1">
          <table:table-cell office:value-type="float" office:value="2.61113071442" calcext:value-type="float">
            <text:p>2.6111307144</text:p>
          </table:table-cell>
          <table:table-cell office:value-type="string" calcext:value-type="string">
            <text:p><text:s/>nan </text:p>
          </table:table-cell>
          <table:table-cell table:formula="of:=[.J599]-[.B597]" office:value-type="string" office:string-value="" calcext:value-type="error">
            <text:p>#VALUE!</text:p>
          </table:table-cell>
          <table:table-cell office:value-type="float" office:value="0.901655495167" calcext:value-type="float">
            <text:p>0.9016554952</text:p>
          </table:table-cell>
          <table:table-cell table:formula="of:=[.G599]-[.D597]" office:value-type="float" office:value="0.00208884477600002" calcext:value-type="float">
            <text:p>0.0020888448</text:p>
          </table:table-cell>
          <table:table-cell table:formula="of:=[.B597]-[.$D599]" office:value-type="string" office:string-value="" calcext:value-type="error">
            <text:p>#VALUE!</text:p>
          </table:table-cell>
          <table:table-cell office:value-type="float" office:value="0.901655495167" calcext:value-type="float">
            <text:p>0.9016554952</text:p>
          </table:table-cell>
          <table:table-cell table:formula="of:=[.J599]-[.G597]" office:value-type="float" office:value="-0.000159263610999938" calcext:value-type="float">
            <text:p>-0.0001592636</text:p>
          </table:table-cell>
          <table:table-cell table:formula="of:=[.B597]-[.G597]" office:value-type="string" office:string-value="" calcext:value-type="error">
            <text:p>#VALUE!</text:p>
          </table:table-cell>
          <table:table-cell office:value-type="float" office:value="0.901655495167" calcext:value-type="float">
            <text:p>0.9016554952</text:p>
          </table:table-cell>
          <table:table-cell table:formula="of:=[.P599]-[.J597]" office:value-type="float" office:value="-0.000159263610999938" calcext:value-type="float">
            <text:p>-0.0001592636</text:p>
          </table:table-cell>
          <table:table-cell table:formula="of:=[.B597]-[.J597]" office:value-type="string" office:string-value="" calcext:value-type="error">
            <text:p>#VALUE!</text:p>
          </table:table-cell>
          <table:table-cell office:value-type="float" office:value="0.901655495167" calcext:value-type="float">
            <text:p>0.9016554952</text:p>
          </table:table-cell>
          <table:table-cell table:formula="of:=[.P599]-[.M597]" office:value-type="float" office:value="-0.000159263610999938" calcext:value-type="float">
            <text:p>-0.0001592636</text:p>
          </table:table-cell>
          <table:table-cell table:formula="of:=[.B597]-[.M597]" office:value-type="string" office:string-value="" calcext:value-type="error">
            <text:p>#VALUE!</text:p>
          </table:table-cell>
          <table:table-cell office:value-type="float" office:value="0.901655495167" calcext:value-type="float">
            <text:p>0.9016554952</text:p>
          </table:table-cell>
          <table:table-cell table:formula="of:=[.S599]-[.P597]" office:value-type="float" office:value="-0.000159263610999938" calcext:value-type="float">
            <text:p>-0.0001592636</text:p>
          </table:table-cell>
          <table:table-cell table:formula="of:=[.B597]-[.P597]" office:value-type="string" office:string-value="" calcext:value-type="error">
            <text:p>#VALUE!</text:p>
          </table:table-cell>
          <table:table-cell office:value-type="float" office:value="0.901655495167" calcext:value-type="float">
            <text:p>0.9016554952</text:p>
          </table:table-cell>
          <table:table-cell table:formula="of:=[.A597]-[.S597]" office:value-type="float" office:value="1.709475219253" calcext:value-type="float">
            <text:p>1.7094752193</text:p>
          </table:table-cell>
          <table:table-cell table:formula="of:=[.B597]-[.S59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00]-[.B598]" office:value-type="string" office:string-value="" calcext:value-type="error">
            <text:p>#VALUE!</text:p>
          </table:table-cell>
          <table:table-cell office:value-type="float" office:value="0.903046011925" calcext:value-type="float">
            <text:p>0.9030460119</text:p>
          </table:table-cell>
          <table:table-cell table:formula="of:=[.G600]-[.D598]" office:value-type="float" office:value="0.00139874219899994" calcext:value-type="float">
            <text:p>0.0013987422</text:p>
          </table:table-cell>
          <table:table-cell table:formula="of:=[.B598]-[.$D600]" office:value-type="string" office:string-value="" calcext:value-type="error">
            <text:p>#VALUE!</text:p>
          </table:table-cell>
          <table:table-cell office:value-type="float" office:value="0.903046011925" calcext:value-type="float">
            <text:p>0.9030460119</text:p>
          </table:table-cell>
          <table:table-cell table:formula="of:=[.J600]-[.G598]" office:value-type="float" office:value="0.00139874219899994" calcext:value-type="float">
            <text:p>0.0013987422</text:p>
          </table:table-cell>
          <table:table-cell table:formula="of:=[.B598]-[.G598]" office:value-type="string" office:string-value="" calcext:value-type="error">
            <text:p>#VALUE!</text:p>
          </table:table-cell>
          <table:table-cell office:value-type="float" office:value="0.903046011925" calcext:value-type="float">
            <text:p>0.9030460119</text:p>
          </table:table-cell>
          <table:table-cell table:formula="of:=[.P600]-[.J598]" office:value-type="float" office:value="0.00139874219899994" calcext:value-type="float">
            <text:p>0.0013987422</text:p>
          </table:table-cell>
          <table:table-cell table:formula="of:=[.B598]-[.J598]" office:value-type="string" office:string-value="" calcext:value-type="error">
            <text:p>#VALUE!</text:p>
          </table:table-cell>
          <table:table-cell office:value-type="float" office:value="0.903046011925" calcext:value-type="float">
            <text:p>0.9030460119</text:p>
          </table:table-cell>
          <table:table-cell table:formula="of:=[.P600]-[.M598]" office:value-type="float" office:value="0.00139874219899994" calcext:value-type="float">
            <text:p>0.0013987422</text:p>
          </table:table-cell>
          <table:table-cell table:formula="of:=[.B598]-[.M598]" office:value-type="string" office:string-value="" calcext:value-type="error">
            <text:p>#VALUE!</text:p>
          </table:table-cell>
          <table:table-cell office:value-type="float" office:value="0.903046011925" calcext:value-type="float">
            <text:p>0.9030460119</text:p>
          </table:table-cell>
          <table:table-cell table:formula="of:=[.S600]-[.P598]" office:value-type="float" office:value="-0.000851094723000045" calcext:value-type="float">
            <text:p>-0.0008510947</text:p>
          </table:table-cell>
          <table:table-cell table:formula="of:=[.B598]-[.P598]" office:value-type="string" office:string-value="" calcext:value-type="error">
            <text:p>#VALUE!</text:p>
          </table:table-cell>
          <table:table-cell office:value-type="float" office:value="0.900799632072" calcext:value-type="float">
            <text:p>0.9007996321</text:p>
          </table:table-cell>
          <table:table-cell table:formula="of:=[.A598]-[.S598]" office:value-type="string" office:string-value="" calcext:value-type="error">
            <text:p>#VALUE!</text:p>
          </table:table-cell>
          <table:table-cell table:formula="of:=[.B598]-[.S59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01]-[.B599]" office:value-type="string" office:string-value="" calcext:value-type="error">
            <text:p>#VALUE!</text:p>
          </table:table-cell>
          <table:table-cell office:value-type="float" office:value="0.901496231556" calcext:value-type="float">
            <text:p>0.9014962316</text:p>
          </table:table-cell>
          <table:table-cell table:formula="of:=[.G601]-[.D599]" office:value-type="float" office:value="0.00139939784999998" calcext:value-type="float">
            <text:p>0.0013993978</text:p>
          </table:table-cell>
          <table:table-cell table:formula="of:=[.B599]-[.$D601]" office:value-type="string" office:string-value="" calcext:value-type="error">
            <text:p>#VALUE!</text:p>
          </table:table-cell>
          <table:table-cell office:value-type="float" office:value="0.903744339943" calcext:value-type="float">
            <text:p>0.9037443399</text:p>
          </table:table-cell>
          <table:table-cell table:formula="of:=[.J601]-[.G599]" office:value-type="float" office:value="-0.000848710536999975" calcext:value-type="float">
            <text:p>-0.0008487105</text:p>
          </table:table-cell>
          <table:table-cell table:formula="of:=[.B599]-[.G599]" office:value-type="string" office:string-value="" calcext:value-type="error">
            <text:p>#VALUE!</text:p>
          </table:table-cell>
          <table:table-cell office:value-type="float" office:value="0.901496231556" calcext:value-type="float">
            <text:p>0.9014962316</text:p>
          </table:table-cell>
          <table:table-cell table:formula="of:=[.P601]-[.J599]" office:value-type="float" office:value="0.00139939784999998" calcext:value-type="float">
            <text:p>0.0013993978</text:p>
          </table:table-cell>
          <table:table-cell table:formula="of:=[.B599]-[.J599]" office:value-type="string" office:string-value="" calcext:value-type="error">
            <text:p>#VALUE!</text:p>
          </table:table-cell>
          <table:table-cell office:value-type="float" office:value="0.901496231556" calcext:value-type="float">
            <text:p>0.9014962316</text:p>
          </table:table-cell>
          <table:table-cell table:formula="of:=[.P601]-[.M599]" office:value-type="float" office:value="0.00139939784999998" calcext:value-type="float">
            <text:p>0.0013993978</text:p>
          </table:table-cell>
          <table:table-cell table:formula="of:=[.B599]-[.M599]" office:value-type="string" office:string-value="" calcext:value-type="error">
            <text:p>#VALUE!</text:p>
          </table:table-cell>
          <table:table-cell office:value-type="float" office:value="0.901496231556" calcext:value-type="float">
            <text:p>0.9014962316</text:p>
          </table:table-cell>
          <table:table-cell table:formula="of:=[.S601]-[.P599]" office:value-type="float" office:value="0.00139939784999998" calcext:value-type="float">
            <text:p>0.0013993978</text:p>
          </table:table-cell>
          <table:table-cell table:formula="of:=[.B599]-[.P599]" office:value-type="string" office:string-value="" calcext:value-type="error">
            <text:p>#VALUE!</text:p>
          </table:table-cell>
          <table:table-cell office:value-type="float" office:value="0.901496231556" calcext:value-type="float">
            <text:p>0.9014962316</text:p>
          </table:table-cell>
          <table:table-cell table:formula="of:=[.A599]-[.S599]" office:value-type="string" office:string-value="" calcext:value-type="error">
            <text:p>#VALUE!</text:p>
          </table:table-cell>
          <table:table-cell table:formula="of:=[.B599]-[.S59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02]-[.B600]" office:value-type="string" office:string-value="" calcext:value-type="error">
            <text:p>#VALUE!</text:p>
          </table:table-cell>
          <table:table-cell office:value-type="float" office:value="0.904444754124" calcext:value-type="float">
            <text:p>0.9044447541</text:p>
          </table:table-cell>
          <table:table-cell table:formula="of:=[.G602]-[.D600]" office:value-type="float" office:value="-0.000846385955999951" calcext:value-type="float">
            <text:p>-0.000846386</text:p>
          </table:table-cell>
          <table:table-cell table:formula="of:=[.B600]-[.$D602]" office:value-type="string" office:string-value="" calcext:value-type="error">
            <text:p>#VALUE!</text:p>
          </table:table-cell>
          <table:table-cell office:value-type="float" office:value="0.904444754124" calcext:value-type="float">
            <text:p>0.9044447541</text:p>
          </table:table-cell>
          <table:table-cell table:formula="of:=[.J602]-[.G600]" office:value-type="float" office:value="-0.000846385955999951" calcext:value-type="float">
            <text:p>-0.000846386</text:p>
          </table:table-cell>
          <table:table-cell table:formula="of:=[.B600]-[.G600]" office:value-type="string" office:string-value="" calcext:value-type="error">
            <text:p>#VALUE!</text:p>
          </table:table-cell>
          <table:table-cell office:value-type="float" office:value="0.904444754124" calcext:value-type="float">
            <text:p>0.9044447541</text:p>
          </table:table-cell>
          <table:table-cell table:formula="of:=[.P602]-[.J600]" office:value-type="float" office:value="-0.000846385955999951" calcext:value-type="float">
            <text:p>-0.000846386</text:p>
          </table:table-cell>
          <table:table-cell table:formula="of:=[.B600]-[.J600]" office:value-type="string" office:string-value="" calcext:value-type="error">
            <text:p>#VALUE!</text:p>
          </table:table-cell>
          <table:table-cell office:value-type="float" office:value="0.904444754124" calcext:value-type="float">
            <text:p>0.9044447541</text:p>
          </table:table-cell>
          <table:table-cell table:formula="of:=[.P602]-[.M600]" office:value-type="float" office:value="-0.000846385955999951" calcext:value-type="float">
            <text:p>-0.000846386</text:p>
          </table:table-cell>
          <table:table-cell table:formula="of:=[.B600]-[.M600]" office:value-type="string" office:string-value="" calcext:value-type="error">
            <text:p>#VALUE!</text:p>
          </table:table-cell>
          <table:table-cell office:value-type="float" office:value="0.904444754124" calcext:value-type="float">
            <text:p>0.9044447541</text:p>
          </table:table-cell>
          <table:table-cell table:formula="of:=[.S602]-[.P600]" office:value-type="float" office:value="-0.000846385955999951" calcext:value-type="float">
            <text:p>-0.000846386</text:p>
          </table:table-cell>
          <table:table-cell table:formula="of:=[.B600]-[.P600]" office:value-type="string" office:string-value="" calcext:value-type="error">
            <text:p>#VALUE!</text:p>
          </table:table-cell>
          <table:table-cell office:value-type="float" office:value="0.902194917202" calcext:value-type="float">
            <text:p>0.9021949172</text:p>
          </table:table-cell>
          <table:table-cell table:formula="of:=[.A600]-[.S600]" office:value-type="string" office:string-value="" calcext:value-type="error">
            <text:p>#VALUE!</text:p>
          </table:table-cell>
          <table:table-cell table:formula="of:=[.B600]-[.S60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03]-[.B601]" office:value-type="string" office:string-value="" calcext:value-type="error">
            <text:p>#VALUE!</text:p>
          </table:table-cell>
          <table:table-cell office:value-type="float" office:value="0.902895629406" calcext:value-type="float">
            <text:p>0.9028956294</text:p>
          </table:table-cell>
          <table:table-cell table:formula="of:=[.G603]-[.D601]" office:value-type="float" office:value="0.00140750408199997" calcext:value-type="float">
            <text:p>0.0014075041</text:p>
          </table:table-cell>
          <table:table-cell table:formula="of:=[.B601]-[.$D603]" office:value-type="string" office:string-value="" calcext:value-type="error">
            <text:p>#VALUE!</text:p>
          </table:table-cell>
          <table:table-cell office:value-type="float" office:value="0.902895629406" calcext:value-type="float">
            <text:p>0.9028956294</text:p>
          </table:table-cell>
          <table:table-cell table:formula="of:=[.J603]-[.G601]" office:value-type="float" office:value="0.00140750408199997" calcext:value-type="float">
            <text:p>0.0014075041</text:p>
          </table:table-cell>
          <table:table-cell table:formula="of:=[.B601]-[.G601]" office:value-type="string" office:string-value="" calcext:value-type="error">
            <text:p>#VALUE!</text:p>
          </table:table-cell>
          <table:table-cell office:value-type="float" office:value="0.902895629406" calcext:value-type="float">
            <text:p>0.9028956294</text:p>
          </table:table-cell>
          <table:table-cell table:formula="of:=[.P603]-[.J601]" office:value-type="float" office:value="0.00140750408199997" calcext:value-type="float">
            <text:p>0.0014075041</text:p>
          </table:table-cell>
          <table:table-cell table:formula="of:=[.B601]-[.J601]" office:value-type="string" office:string-value="" calcext:value-type="error">
            <text:p>#VALUE!</text:p>
          </table:table-cell>
          <table:table-cell office:value-type="float" office:value="0.902895629406" calcext:value-type="float">
            <text:p>0.9028956294</text:p>
          </table:table-cell>
          <table:table-cell table:formula="of:=[.P603]-[.M601]" office:value-type="float" office:value="0.00140750408199997" calcext:value-type="float">
            <text:p>0.0014075041</text:p>
          </table:table-cell>
          <table:table-cell table:formula="of:=[.B601]-[.M601]" office:value-type="string" office:string-value="" calcext:value-type="error">
            <text:p>#VALUE!</text:p>
          </table:table-cell>
          <table:table-cell office:value-type="float" office:value="0.902895629406" calcext:value-type="float">
            <text:p>0.9028956294</text:p>
          </table:table-cell>
          <table:table-cell table:formula="of:=[.S603]-[.P601]" office:value-type="float" office:value="0.00140750408199997" calcext:value-type="float">
            <text:p>0.0014075041</text:p>
          </table:table-cell>
          <table:table-cell table:formula="of:=[.B601]-[.P601]" office:value-type="string" office:string-value="" calcext:value-type="error">
            <text:p>#VALUE!</text:p>
          </table:table-cell>
          <table:table-cell office:value-type="float" office:value="0.902895629406" calcext:value-type="float">
            <text:p>0.9028956294</text:p>
          </table:table-cell>
          <table:table-cell table:formula="of:=[.A601]-[.S601]" office:value-type="string" office:string-value="" calcext:value-type="error">
            <text:p>#VALUE!</text:p>
          </table:table-cell>
          <table:table-cell table:formula="of:=[.B601]-[.S60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04]-[.B602]" office:value-type="string" office:string-value="" calcext:value-type="error">
            <text:p>#VALUE!</text:p>
          </table:table-cell>
          <table:table-cell office:value-type="float" office:value="0.903598368168" calcext:value-type="float">
            <text:p>0.9035983682</text:p>
          </table:table-cell>
          <table:table-cell table:formula="of:=[.G604]-[.D602]" office:value-type="float" office:value="0.00141155719700004" calcext:value-type="float">
            <text:p>0.0014115572</text:p>
          </table:table-cell>
          <table:table-cell table:formula="of:=[.B602]-[.$D604]" office:value-type="string" office:string-value="" calcext:value-type="error">
            <text:p>#VALUE!</text:p>
          </table:table-cell>
          <table:table-cell office:value-type="float" office:value="0.903598368168" calcext:value-type="float">
            <text:p>0.9035983682</text:p>
          </table:table-cell>
          <table:table-cell table:formula="of:=[.J604]-[.G602]" office:value-type="float" office:value="0.00141155719700004" calcext:value-type="float">
            <text:p>0.0014115572</text:p>
          </table:table-cell>
          <table:table-cell table:formula="of:=[.B602]-[.G602]" office:value-type="string" office:string-value="" calcext:value-type="error">
            <text:p>#VALUE!</text:p>
          </table:table-cell>
          <table:table-cell office:value-type="float" office:value="0.903598368168" calcext:value-type="float">
            <text:p>0.9035983682</text:p>
          </table:table-cell>
          <table:table-cell table:formula="of:=[.P604]-[.J602]" office:value-type="float" office:value="0.00141155719700004" calcext:value-type="float">
            <text:p>0.0014115572</text:p>
          </table:table-cell>
          <table:table-cell table:formula="of:=[.B602]-[.J602]" office:value-type="string" office:string-value="" calcext:value-type="error">
            <text:p>#VALUE!</text:p>
          </table:table-cell>
          <table:table-cell office:value-type="float" office:value="0.903598368168" calcext:value-type="float">
            <text:p>0.9035983682</text:p>
          </table:table-cell>
          <table:table-cell table:formula="of:=[.P604]-[.M602]" office:value-type="float" office:value="0.00141155719700004" calcext:value-type="float">
            <text:p>0.0014115572</text:p>
          </table:table-cell>
          <table:table-cell table:formula="of:=[.B602]-[.M602]" office:value-type="string" office:string-value="" calcext:value-type="error">
            <text:p>#VALUE!</text:p>
          </table:table-cell>
          <table:table-cell office:value-type="float" office:value="0.903598368168" calcext:value-type="float">
            <text:p>0.9035983682</text:p>
          </table:table-cell>
          <table:table-cell table:formula="of:=[.S604]-[.P602]" office:value-type="float" office:value="0.00141155719700004" calcext:value-type="float">
            <text:p>0.0014115572</text:p>
          </table:table-cell>
          <table:table-cell table:formula="of:=[.B602]-[.P602]" office:value-type="string" office:string-value="" calcext:value-type="error">
            <text:p>#VALUE!</text:p>
          </table:table-cell>
          <table:table-cell office:value-type="float" office:value="0.903598368168" calcext:value-type="float">
            <text:p>0.9035983682</text:p>
          </table:table-cell>
          <table:table-cell table:formula="of:=[.A602]-[.S602]" office:value-type="string" office:string-value="" calcext:value-type="error">
            <text:p>#VALUE!</text:p>
          </table:table-cell>
          <table:table-cell table:formula="of:=[.B602]-[.S60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05]-[.B603]" office:value-type="string" office:string-value="" calcext:value-type="error">
            <text:p>#VALUE!</text:p>
          </table:table-cell>
          <table:table-cell office:value-type="float" office:value="0.904303133488" calcext:value-type="float">
            <text:p>0.9043031335</text:p>
          </table:table-cell>
          <table:table-cell table:formula="of:=[.G605]-[.D603]" office:value-type="float" office:value="0.00212645530700006" calcext:value-type="float">
            <text:p>0.0021264553</text:p>
          </table:table-cell>
          <table:table-cell table:formula="of:=[.B603]-[.$D605]" office:value-type="string" office:string-value="" calcext:value-type="error">
            <text:p>#VALUE!</text:p>
          </table:table-cell>
          <table:table-cell office:value-type="float" office:value="0.904303133488" calcext:value-type="float">
            <text:p>0.9043031335</text:p>
          </table:table-cell>
          <table:table-cell table:formula="of:=[.J605]-[.G603]" office:value-type="float" office:value="0.00212645530700006" calcext:value-type="float">
            <text:p>0.0021264553</text:p>
          </table:table-cell>
          <table:table-cell table:formula="of:=[.B603]-[.G603]" office:value-type="string" office:string-value="" calcext:value-type="error">
            <text:p>#VALUE!</text:p>
          </table:table-cell>
          <table:table-cell office:value-type="float" office:value="0.904303133488" calcext:value-type="float">
            <text:p>0.9043031335</text:p>
          </table:table-cell>
          <table:table-cell table:formula="of:=[.P605]-[.J603]" office:value-type="float" office:value="0.00212645530700006" calcext:value-type="float">
            <text:p>0.0021264553</text:p>
          </table:table-cell>
          <table:table-cell table:formula="of:=[.B603]-[.J603]" office:value-type="string" office:string-value="" calcext:value-type="error">
            <text:p>#VALUE!</text:p>
          </table:table-cell>
          <table:table-cell office:value-type="float" office:value="0.904303133488" calcext:value-type="float">
            <text:p>0.9043031335</text:p>
          </table:table-cell>
          <table:table-cell table:formula="of:=[.P605]-[.M603]" office:value-type="float" office:value="0.00212645530700006" calcext:value-type="float">
            <text:p>0.0021264553</text:p>
          </table:table-cell>
          <table:table-cell table:formula="of:=[.B603]-[.M603]" office:value-type="string" office:string-value="" calcext:value-type="error">
            <text:p>#VALUE!</text:p>
          </table:table-cell>
          <table:table-cell office:value-type="float" office:value="0.904303133488" calcext:value-type="float">
            <text:p>0.9043031335</text:p>
          </table:table-cell>
          <table:table-cell table:formula="of:=[.S605]-[.P603]" office:value-type="float" office:value="0.00212645530700006" calcext:value-type="float">
            <text:p>0.0021264553</text:p>
          </table:table-cell>
          <table:table-cell table:formula="of:=[.B603]-[.P603]" office:value-type="string" office:string-value="" calcext:value-type="error">
            <text:p>#VALUE!</text:p>
          </table:table-cell>
          <table:table-cell office:value-type="float" office:value="0.904303133488" calcext:value-type="float">
            <text:p>0.9043031335</text:p>
          </table:table-cell>
          <table:table-cell table:formula="of:=[.A603]-[.S603]" office:value-type="string" office:string-value="" calcext:value-type="error">
            <text:p>#VALUE!</text:p>
          </table:table-cell>
          <table:table-cell table:formula="of:=[.B603]-[.S60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06]-[.B604]" office:value-type="string" office:string-value="" calcext:value-type="error">
            <text:p>#VALUE!</text:p>
          </table:table-cell>
          <table:table-cell office:value-type="float" office:value="0.905009925365" calcext:value-type="float">
            <text:p>0.9050099254</text:p>
          </table:table-cell>
          <table:table-cell table:formula="of:=[.G606]-[.D604]" office:value-type="float" office:value="0.00213253498099997" calcext:value-type="float">
            <text:p>0.002132535</text:p>
          </table:table-cell>
          <table:table-cell table:formula="of:=[.B604]-[.$D606]" office:value-type="string" office:string-value="" calcext:value-type="error">
            <text:p>#VALUE!</text:p>
          </table:table-cell>
          <table:table-cell office:value-type="float" office:value="0.905009925365" calcext:value-type="float">
            <text:p>0.9050099254</text:p>
          </table:table-cell>
          <table:table-cell table:formula="of:=[.J606]-[.G604]" office:value-type="float" office:value="0.00213253498099997" calcext:value-type="float">
            <text:p>0.002132535</text:p>
          </table:table-cell>
          <table:table-cell table:formula="of:=[.B604]-[.G604]" office:value-type="string" office:string-value="" calcext:value-type="error">
            <text:p>#VALUE!</text:p>
          </table:table-cell>
          <table:table-cell office:value-type="float" office:value="0.905009925365" calcext:value-type="float">
            <text:p>0.9050099254</text:p>
          </table:table-cell>
          <table:table-cell table:formula="of:=[.P606]-[.J604]" office:value-type="float" office:value="0.00213253498099997" calcext:value-type="float">
            <text:p>0.002132535</text:p>
          </table:table-cell>
          <table:table-cell table:formula="of:=[.B604]-[.J604]" office:value-type="string" office:string-value="" calcext:value-type="error">
            <text:p>#VALUE!</text:p>
          </table:table-cell>
          <table:table-cell office:value-type="float" office:value="0.905009925365" calcext:value-type="float">
            <text:p>0.9050099254</text:p>
          </table:table-cell>
          <table:table-cell table:formula="of:=[.P606]-[.M604]" office:value-type="float" office:value="0.00213253498099997" calcext:value-type="float">
            <text:p>0.002132535</text:p>
          </table:table-cell>
          <table:table-cell table:formula="of:=[.B604]-[.M604]" office:value-type="string" office:string-value="" calcext:value-type="error">
            <text:p>#VALUE!</text:p>
          </table:table-cell>
          <table:table-cell office:value-type="float" office:value="0.905009925365" calcext:value-type="float">
            <text:p>0.9050099254</text:p>
          </table:table-cell>
          <table:table-cell table:formula="of:=[.S606]-[.P604]" office:value-type="float" office:value="0.00213253498099997" calcext:value-type="float">
            <text:p>0.002132535</text:p>
          </table:table-cell>
          <table:table-cell table:formula="of:=[.B604]-[.P604]" office:value-type="string" office:string-value="" calcext:value-type="error">
            <text:p>#VALUE!</text:p>
          </table:table-cell>
          <table:table-cell office:value-type="float" office:value="0.905009925365" calcext:value-type="float">
            <text:p>0.9050099254</text:p>
          </table:table-cell>
          <table:table-cell table:formula="of:=[.A604]-[.S604]" office:value-type="string" office:string-value="" calcext:value-type="error">
            <text:p>#VALUE!</text:p>
          </table:table-cell>
          <table:table-cell table:formula="of:=[.B604]-[.S604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829813122749" calcext:value-type="float">
            <text:p>0.8298131227</text:p>
          </table:table-cell>
          <table:table-cell office:value-type="string" calcext:value-type="string">
            <text:p><text:s/>nan </text:p>
          </table:table-cell>
          <table:table-cell table:formula="of:=[.J607]-[.B605]" office:value-type="string" office:string-value="" calcext:value-type="error">
            <text:p>#VALUE!</text:p>
          </table:table-cell>
          <table:table-cell office:value-type="float" office:value="0.906429588795" calcext:value-type="float">
            <text:p>0.9064295888</text:p>
          </table:table-cell>
          <table:table-cell table:formula="of:=[.G607]-[.D605]" office:value-type="float" office:value="0.00142771005599995" calcext:value-type="float">
            <text:p>0.0014277101</text:p>
          </table:table-cell>
          <table:table-cell table:formula="of:=[.B605]-[.$D607]" office:value-type="string" office:string-value="" calcext:value-type="error">
            <text:p>#VALUE!</text:p>
          </table:table-cell>
          <table:table-cell office:value-type="float" office:value="0.906429588795" calcext:value-type="float">
            <text:p>0.9064295888</text:p>
          </table:table-cell>
          <table:table-cell table:formula="of:=[.J607]-[.G605]" office:value-type="float" office:value="0.00142771005599995" calcext:value-type="float">
            <text:p>0.0014277101</text:p>
          </table:table-cell>
          <table:table-cell table:formula="of:=[.B605]-[.G605]" office:value-type="string" office:string-value="" calcext:value-type="error">
            <text:p>#VALUE!</text:p>
          </table:table-cell>
          <table:table-cell office:value-type="float" office:value="0.906429588795" calcext:value-type="float">
            <text:p>0.9064295888</text:p>
          </table:table-cell>
          <table:table-cell table:formula="of:=[.P607]-[.J605]" office:value-type="float" office:value="0.00142771005599995" calcext:value-type="float">
            <text:p>0.0014277101</text:p>
          </table:table-cell>
          <table:table-cell table:formula="of:=[.B605]-[.J605]" office:value-type="string" office:string-value="" calcext:value-type="error">
            <text:p>#VALUE!</text:p>
          </table:table-cell>
          <table:table-cell office:value-type="float" office:value="0.906429588795" calcext:value-type="float">
            <text:p>0.9064295888</text:p>
          </table:table-cell>
          <table:table-cell table:formula="of:=[.P607]-[.M605]" office:value-type="float" office:value="0.00142771005599995" calcext:value-type="float">
            <text:p>0.0014277101</text:p>
          </table:table-cell>
          <table:table-cell table:formula="of:=[.B605]-[.M605]" office:value-type="string" office:string-value="" calcext:value-type="error">
            <text:p>#VALUE!</text:p>
          </table:table-cell>
          <table:table-cell office:value-type="float" office:value="0.906429588795" calcext:value-type="float">
            <text:p>0.9064295888</text:p>
          </table:table-cell>
          <table:table-cell table:formula="of:=[.S607]-[.P605]" office:value-type="float" office:value="0.00142771005599995" calcext:value-type="float">
            <text:p>0.0014277101</text:p>
          </table:table-cell>
          <table:table-cell table:formula="of:=[.B605]-[.P605]" office:value-type="string" office:string-value="" calcext:value-type="error">
            <text:p>#VALUE!</text:p>
          </table:table-cell>
          <table:table-cell office:value-type="float" office:value="0.906429588795" calcext:value-type="float">
            <text:p>0.9064295888</text:p>
          </table:table-cell>
          <table:table-cell table:formula="of:=[.A605]-[.S605]" office:value-type="float" office:value="-0.076616466046" calcext:value-type="float">
            <text:p>-0.076616466</text:p>
          </table:table-cell>
          <table:table-cell table:formula="of:=[.B605]-[.S605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824722290039" calcext:value-type="float">
            <text:p>0.82472229</text:p>
          </table:table-cell>
          <table:table-cell office:value-type="float" office:value="0.830497682095" calcext:value-type="float">
            <text:p>0.8304976821</text:p>
          </table:table-cell>
          <table:table-cell table:formula="of:=[.J608]-[.B606]" office:value-type="float" office:value="0.078076541423" calcext:value-type="float">
            <text:p>0.0780765414</text:p>
          </table:table-cell>
          <table:table-cell office:value-type="float" office:value="0.907142460346" calcext:value-type="float">
            <text:p>0.9071424603</text:p>
          </table:table-cell>
          <table:table-cell table:formula="of:=[.G608]-[.D606]" office:value-type="float" office:value="0.001431763172" calcext:value-type="float">
            <text:p>0.0014317632</text:p>
          </table:table-cell>
          <table:table-cell table:formula="of:=[.B606]-[.$D608]" office:value-type="float" office:value="-0.078076541423" calcext:value-type="float">
            <text:p>-0.0780765414</text:p>
          </table:table-cell>
          <table:table-cell office:value-type="float" office:value="0.907142460346" calcext:value-type="float">
            <text:p>0.9071424603</text:p>
          </table:table-cell>
          <table:table-cell table:formula="of:=[.J608]-[.G606]" office:value-type="float" office:value="0.001431763172" calcext:value-type="float">
            <text:p>0.0014317632</text:p>
          </table:table-cell>
          <table:table-cell table:formula="of:=[.B606]-[.G606]" office:value-type="float" office:value="-0.076644778251" calcext:value-type="float">
            <text:p>-0.0766447783</text:p>
          </table:table-cell>
          <table:table-cell office:value-type="float" office:value="0.907142460346" calcext:value-type="float">
            <text:p>0.9071424603</text:p>
          </table:table-cell>
          <table:table-cell table:formula="of:=[.P608]-[.J606]" office:value-type="float" office:value="0.001431763172" calcext:value-type="float">
            <text:p>0.0014317632</text:p>
          </table:table-cell>
          <table:table-cell table:formula="of:=[.B606]-[.J606]" office:value-type="float" office:value="-0.076644778251" calcext:value-type="float">
            <text:p>-0.0766447783</text:p>
          </table:table-cell>
          <table:table-cell office:value-type="float" office:value="0.907142460346" calcext:value-type="float">
            <text:p>0.9071424603</text:p>
          </table:table-cell>
          <table:table-cell table:formula="of:=[.P608]-[.M606]" office:value-type="float" office:value="0.001431763172" calcext:value-type="float">
            <text:p>0.0014317632</text:p>
          </table:table-cell>
          <table:table-cell table:formula="of:=[.B606]-[.M606]" office:value-type="float" office:value="-0.076644778251" calcext:value-type="float">
            <text:p>-0.0766447783</text:p>
          </table:table-cell>
          <table:table-cell office:value-type="float" office:value="0.907142460346" calcext:value-type="float">
            <text:p>0.9071424603</text:p>
          </table:table-cell>
          <table:table-cell table:formula="of:=[.S608]-[.P606]" office:value-type="float" office:value="0.001431763172" calcext:value-type="float">
            <text:p>0.0014317632</text:p>
          </table:table-cell>
          <table:table-cell table:formula="of:=[.B606]-[.P606]" office:value-type="float" office:value="-0.076644778251" calcext:value-type="float">
            <text:p>-0.0766447783</text:p>
          </table:table-cell>
          <table:table-cell office:value-type="float" office:value="0.907142460346" calcext:value-type="float">
            <text:p>0.9071424603</text:p>
          </table:table-cell>
          <table:table-cell table:formula="of:=[.A606]-[.S606]" office:value-type="float" office:value="-0.082420170307" calcext:value-type="float">
            <text:p>-0.0824201703</text:p>
          </table:table-cell>
          <table:table-cell table:formula="of:=[.B606]-[.S606]" office:value-type="float" office:value="-0.076644778251" calcext:value-type="float">
            <text:p>-0.0766447783</text:p>
          </table:table-cell>
        </table:table-row>
        <table:table-row table:style-name="ro1">
          <table:table-cell table:number-columns-repeated="2" office:value-type="float" office:value="0.825403809547" calcext:value-type="float">
            <text:p>0.8254038095</text:p>
          </table:table-cell>
          <table:table-cell table:formula="of:=[.J609]-[.B607]" office:value-type="float" office:value="0.083889245987" calcext:value-type="float">
            <text:p>0.083889246</text:p>
          </table:table-cell>
          <table:table-cell office:value-type="float" office:value="0.907857298851" calcext:value-type="float">
            <text:p>0.9078572989</text:p>
          </table:table-cell>
          <table:table-cell table:formula="of:=[.G609]-[.D607]" office:value-type="float" office:value="-0.000831842421999962" calcext:value-type="float">
            <text:p>-0.0008318424</text:p>
          </table:table-cell>
          <table:table-cell table:formula="of:=[.B607]-[.$D609]" office:value-type="float" office:value="-0.083889245987" calcext:value-type="float">
            <text:p>-0.083889246</text:p>
          </table:table-cell>
          <table:table-cell office:value-type="float" office:value="0.907857298851" calcext:value-type="float">
            <text:p>0.9078572989</text:p>
          </table:table-cell>
          <table:table-cell table:formula="of:=[.J609]-[.G607]" office:value-type="float" office:value="0.001435756683" calcext:value-type="float">
            <text:p>0.0014357567</text:p>
          </table:table-cell>
          <table:table-cell table:formula="of:=[.B607]-[.G607]" office:value-type="float" office:value="-0.082453489304" calcext:value-type="float">
            <text:p>-0.0824534893</text:p>
          </table:table-cell>
          <table:table-cell office:value-type="float" office:value="0.907857298851" calcext:value-type="float">
            <text:p>0.9078572989</text:p>
          </table:table-cell>
          <table:table-cell table:formula="of:=[.P609]-[.J607]" office:value-type="float" office:value="0.001435756683" calcext:value-type="float">
            <text:p>0.0014357567</text:p>
          </table:table-cell>
          <table:table-cell table:formula="of:=[.B607]-[.J607]" office:value-type="float" office:value="-0.082453489304" calcext:value-type="float">
            <text:p>-0.0824534893</text:p>
          </table:table-cell>
          <table:table-cell office:value-type="float" office:value="0.907857298851" calcext:value-type="float">
            <text:p>0.9078572989</text:p>
          </table:table-cell>
          <table:table-cell table:formula="of:=[.P609]-[.M607]" office:value-type="float" office:value="0.001435756683" calcext:value-type="float">
            <text:p>0.0014357567</text:p>
          </table:table-cell>
          <table:table-cell table:formula="of:=[.B607]-[.M607]" office:value-type="float" office:value="-0.082453489304" calcext:value-type="float">
            <text:p>-0.0824534893</text:p>
          </table:table-cell>
          <table:table-cell office:value-type="float" office:value="0.907857298851" calcext:value-type="float">
            <text:p>0.9078572989</text:p>
          </table:table-cell>
          <table:table-cell table:formula="of:=[.S609]-[.P607]" office:value-type="float" office:value="0.001435756683" calcext:value-type="float">
            <text:p>0.0014357567</text:p>
          </table:table-cell>
          <table:table-cell table:formula="of:=[.B607]-[.P607]" office:value-type="float" office:value="-0.082453489304" calcext:value-type="float">
            <text:p>-0.0824534893</text:p>
          </table:table-cell>
          <table:table-cell office:value-type="float" office:value="0.907857298851" calcext:value-type="float">
            <text:p>0.9078572989</text:p>
          </table:table-cell>
          <table:table-cell table:formula="of:=[.A607]-[.S607]" office:value-type="float" office:value="-0.082453489304" calcext:value-type="float">
            <text:p>-0.0824534893</text:p>
          </table:table-cell>
          <table:table-cell table:formula="of:=[.B607]-[.S607]" office:value-type="float" office:value="-0.082453489304" calcext:value-type="float">
            <text:p>-0.0824534893</text:p>
          </table:table-cell>
        </table:table-row>
        <table:table-row table:style-name="ro1">
          <table:table-cell table:number-columns-repeated="2" office:value-type="float" office:value="0.826086997986" calcext:value-type="float">
            <text:p>0.826086998</text:p>
          </table:table-cell>
          <table:table-cell table:formula="of:=[.J610]-[.B608]" office:value-type="float" office:value="0.0816575288770001" calcext:value-type="float">
            <text:p>0.0816575289</text:p>
          </table:table-cell>
          <table:table-cell office:value-type="float" office:value="0.908574223518" calcext:value-type="float">
            <text:p>0.9085742235</text:p>
          </table:table-cell>
          <table:table-cell table:formula="of:=[.G610]-[.D608]" office:value-type="float" office:value="-0.00082969665499999" calcext:value-type="float">
            <text:p>-0.0008296967</text:p>
          </table:table-cell>
          <table:table-cell table:formula="of:=[.B608]-[.$D610]" office:value-type="float" office:value="-0.083926975727" calcext:value-type="float">
            <text:p>-0.0839269757</text:p>
          </table:table-cell>
          <table:table-cell office:value-type="float" office:value="0.908574223518" calcext:value-type="float">
            <text:p>0.9085742235</text:p>
          </table:table-cell>
          <table:table-cell table:formula="of:=[.J610]-[.G608]" office:value-type="float" office:value="-0.00082969665499999" calcext:value-type="float">
            <text:p>-0.0008296967</text:p>
          </table:table-cell>
          <table:table-cell table:formula="of:=[.B608]-[.G608]" office:value-type="float" office:value="-0.0824872255320001" calcext:value-type="float">
            <text:p>-0.0824872255</text:p>
          </table:table-cell>
          <table:table-cell office:value-type="float" office:value="0.908574223518" calcext:value-type="float">
            <text:p>0.9085742235</text:p>
          </table:table-cell>
          <table:table-cell table:formula="of:=[.P610]-[.J608]" office:value-type="float" office:value="-0.00082969665499999" calcext:value-type="float">
            <text:p>-0.0008296967</text:p>
          </table:table-cell>
          <table:table-cell table:formula="of:=[.B608]-[.J608]" office:value-type="float" office:value="-0.0824872255320001" calcext:value-type="float">
            <text:p>-0.0824872255</text:p>
          </table:table-cell>
          <table:table-cell office:value-type="float" office:value="0.908574223518" calcext:value-type="float">
            <text:p>0.9085742235</text:p>
          </table:table-cell>
          <table:table-cell table:formula="of:=[.P610]-[.M608]" office:value-type="float" office:value="-0.00082969665499999" calcext:value-type="float">
            <text:p>-0.0008296967</text:p>
          </table:table-cell>
          <table:table-cell table:formula="of:=[.B608]-[.M608]" office:value-type="float" office:value="-0.0824872255320001" calcext:value-type="float">
            <text:p>-0.0824872255</text:p>
          </table:table-cell>
          <table:table-cell office:value-type="float" office:value="0.908574223518" calcext:value-type="float">
            <text:p>0.9085742235</text:p>
          </table:table-cell>
          <table:table-cell table:formula="of:=[.S610]-[.P608]" office:value-type="float" office:value="-0.00082969665499999" calcext:value-type="float">
            <text:p>-0.0008296967</text:p>
          </table:table-cell>
          <table:table-cell table:formula="of:=[.B608]-[.P608]" office:value-type="float" office:value="-0.0824872255320001" calcext:value-type="float">
            <text:p>-0.0824872255</text:p>
          </table:table-cell>
          <table:table-cell office:value-type="float" office:value="0.908574223518" calcext:value-type="float">
            <text:p>0.9085742235</text:p>
          </table:table-cell>
          <table:table-cell table:formula="of:=[.A608]-[.S608]" office:value-type="float" office:value="-0.0824872255320001" calcext:value-type="float">
            <text:p>-0.0824872255</text:p>
          </table:table-cell>
          <table:table-cell table:formula="of:=[.B608]-[.S608]" office:value-type="float" office:value="-0.0824872255320001" calcext:value-type="float">
            <text:p>-0.0824872255</text:p>
          </table:table-cell>
        </table:table-row>
        <table:table-row table:style-name="ro1">
          <table:table-cell table:number-columns-repeated="2" office:value-type="float" office:value="0.826771855354" calcext:value-type="float">
            <text:p>0.8267718554</text:p>
          </table:table-cell>
          <table:table-cell table:formula="of:=[.J611]-[.B609]" office:value-type="float" office:value="0.0816937685019999" calcext:value-type="float">
            <text:p>0.0816937685</text:p>
          </table:table-cell>
          <table:table-cell office:value-type="float" office:value="0.909293055534" calcext:value-type="float">
            <text:p>0.9092930555</text:p>
          </table:table-cell>
          <table:table-cell table:formula="of:=[.G611]-[.D609]" office:value-type="float" office:value="-0.000827431678000035" calcext:value-type="float">
            <text:p>-0.0008274317</text:p>
          </table:table-cell>
          <table:table-cell table:formula="of:=[.B609]-[.$D611]" office:value-type="float" office:value="-0.0816937685019999" calcext:value-type="float">
            <text:p>-0.0816937685</text:p>
          </table:table-cell>
          <table:table-cell office:value-type="float" office:value="0.907025456429" calcext:value-type="float">
            <text:p>0.9070254564</text:p>
          </table:table-cell>
          <table:table-cell table:formula="of:=[.J611]-[.G609]" office:value-type="float" office:value="0.00144016742699993" calcext:value-type="float">
            <text:p>0.0014401674</text:p>
          </table:table-cell>
          <table:table-cell table:formula="of:=[.B609]-[.G609]" office:value-type="float" office:value="-0.080253601075" calcext:value-type="float">
            <text:p>-0.0802536011</text:p>
          </table:table-cell>
          <table:table-cell office:value-type="float" office:value="0.909293055534" calcext:value-type="float">
            <text:p>0.9092930555</text:p>
          </table:table-cell>
          <table:table-cell table:formula="of:=[.P611]-[.J609]" office:value-type="float" office:value="-0.000827431678000035" calcext:value-type="float">
            <text:p>-0.0008274317</text:p>
          </table:table-cell>
          <table:table-cell table:formula="of:=[.B609]-[.J609]" office:value-type="float" office:value="-0.08252120018" calcext:value-type="float">
            <text:p>-0.0825212002</text:p>
          </table:table-cell>
          <table:table-cell office:value-type="float" office:value="0.909293055534" calcext:value-type="float">
            <text:p>0.9092930555</text:p>
          </table:table-cell>
          <table:table-cell table:formula="of:=[.P611]-[.M609]" office:value-type="float" office:value="-0.000827431678000035" calcext:value-type="float">
            <text:p>-0.0008274317</text:p>
          </table:table-cell>
          <table:table-cell table:formula="of:=[.B609]-[.M609]" office:value-type="float" office:value="-0.08252120018" calcext:value-type="float">
            <text:p>-0.0825212002</text:p>
          </table:table-cell>
          <table:table-cell office:value-type="float" office:value="0.909293055534" calcext:value-type="float">
            <text:p>0.9092930555</text:p>
          </table:table-cell>
          <table:table-cell table:formula="of:=[.S611]-[.P609]" office:value-type="float" office:value="-0.000827431678000035" calcext:value-type="float">
            <text:p>-0.0008274317</text:p>
          </table:table-cell>
          <table:table-cell table:formula="of:=[.B609]-[.P609]" office:value-type="float" office:value="-0.08252120018" calcext:value-type="float">
            <text:p>-0.0825212002</text:p>
          </table:table-cell>
          <table:table-cell office:value-type="float" office:value="0.909293055534" calcext:value-type="float">
            <text:p>0.9092930555</text:p>
          </table:table-cell>
          <table:table-cell table:formula="of:=[.A609]-[.S609]" office:value-type="float" office:value="-0.08252120018" calcext:value-type="float">
            <text:p>-0.0825212002</text:p>
          </table:table-cell>
          <table:table-cell table:formula="of:=[.B609]-[.S609]" office:value-type="float" office:value="-0.08252120018" calcext:value-type="float">
            <text:p>-0.0825212002</text:p>
          </table:table-cell>
        </table:table-row>
        <table:table-row table:style-name="ro1">
          <table:table-cell office:value-type="float" office:value="0.814547359943" calcext:value-type="float">
            <text:p>0.8145473599</text:p>
          </table:table-cell>
          <table:table-cell office:value-type="string" calcext:value-type="string">
            <text:p><text:s/>nan </text:p>
          </table:table-cell>
          <table:table-cell table:formula="of:=[.J612]-[.B610]" office:value-type="string" office:string-value="" calcext:value-type="error">
            <text:p>#VALUE!</text:p>
          </table:table-cell>
          <table:table-cell office:value-type="float" office:value="0.910013973713" calcext:value-type="float">
            <text:p>0.9100139737</text:p>
          </table:table-cell>
          <table:table-cell table:formula="of:=[.G612]-[.D610]" office:value-type="float" office:value="-0.000100255012999928" calcext:value-type="float">
            <text:p>-0.000100255</text:p>
          </table:table-cell>
          <table:table-cell table:formula="of:=[.B610]-[.$D612]" office:value-type="string" office:string-value="" calcext:value-type="error">
            <text:p>#VALUE!</text:p>
          </table:table-cell>
          <table:table-cell office:value-type="float" office:value="0.907744526863" calcext:value-type="float">
            <text:p>0.9077445269</text:p>
          </table:table-cell>
          <table:table-cell table:formula="of:=[.J612]-[.G610]" office:value-type="float" office:value="0.00216919183700004" calcext:value-type="float">
            <text:p>0.0021691918</text:p>
          </table:table-cell>
          <table:table-cell table:formula="of:=[.B610]-[.G610]" office:value-type="string" office:string-value="" calcext:value-type="error">
            <text:p>#VALUE!</text:p>
          </table:table-cell>
          <table:table-cell office:value-type="float" office:value="0.907744526863" calcext:value-type="float">
            <text:p>0.9077445269</text:p>
          </table:table-cell>
          <table:table-cell table:formula="of:=[.P612]-[.J610]" office:value-type="float" office:value="0.00444400310499993" calcext:value-type="float">
            <text:p>0.0044440031</text:p>
          </table:table-cell>
          <table:table-cell table:formula="of:=[.B610]-[.J610]" office:value-type="string" office:string-value="" calcext:value-type="error">
            <text:p>#VALUE!</text:p>
          </table:table-cell>
          <table:table-cell office:value-type="float" office:value="0.907744526863" calcext:value-type="float">
            <text:p>0.9077445269</text:p>
          </table:table-cell>
          <table:table-cell table:formula="of:=[.P612]-[.M610]" office:value-type="float" office:value="0.00444400310499993" calcext:value-type="float">
            <text:p>0.0044440031</text:p>
          </table:table-cell>
          <table:table-cell table:formula="of:=[.B610]-[.M610]" office:value-type="string" office:string-value="" calcext:value-type="error">
            <text:p>#VALUE!</text:p>
          </table:table-cell>
          <table:table-cell office:value-type="float" office:value="0.907744526863" calcext:value-type="float">
            <text:p>0.9077445269</text:p>
          </table:table-cell>
          <table:table-cell table:formula="of:=[.S612]-[.P610]" office:value-type="float" office:value="0.00444400310499993" calcext:value-type="float">
            <text:p>0.0044440031</text:p>
          </table:table-cell>
          <table:table-cell table:formula="of:=[.B610]-[.P610]" office:value-type="string" office:string-value="" calcext:value-type="error">
            <text:p>#VALUE!</text:p>
          </table:table-cell>
          <table:table-cell office:value-type="float" office:value="0.907744526863" calcext:value-type="float">
            <text:p>0.9077445269</text:p>
          </table:table-cell>
          <table:table-cell table:formula="of:=[.A610]-[.S610]" office:value-type="float" office:value="-0.09319716692" calcext:value-type="float">
            <text:p>-0.0931971669</text:p>
          </table:table-cell>
          <table:table-cell table:formula="of:=[.B610]-[.S61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13]-[.B611]" office:value-type="string" office:string-value="" calcext:value-type="error">
            <text:p>#VALUE!</text:p>
          </table:table-cell>
          <table:table-cell office:value-type="float" office:value="0.908465623856" calcext:value-type="float">
            <text:p>0.9084656239</text:p>
          </table:table-cell>
          <table:table-cell table:formula="of:=[.G613]-[.D611]" office:value-type="float" office:value="0.002175092697" calcext:value-type="float">
            <text:p>0.0021750927</text:p>
          </table:table-cell>
          <table:table-cell table:formula="of:=[.B611]-[.$D613]" office:value-type="string" office:string-value="" calcext:value-type="error">
            <text:p>#VALUE!</text:p>
          </table:table-cell>
          <table:table-cell office:value-type="float" office:value="0.908465623856" calcext:value-type="float">
            <text:p>0.9084656239</text:p>
          </table:table-cell>
          <table:table-cell table:formula="of:=[.J613]-[.G611]" office:value-type="float" office:value="0.002175092697" calcext:value-type="float">
            <text:p>0.0021750927</text:p>
          </table:table-cell>
          <table:table-cell table:formula="of:=[.B611]-[.G611]" office:value-type="string" office:string-value="" calcext:value-type="error">
            <text:p>#VALUE!</text:p>
          </table:table-cell>
          <table:table-cell office:value-type="float" office:value="0.908465623856" calcext:value-type="float">
            <text:p>0.9084656239</text:p>
          </table:table-cell>
          <table:table-cell table:formula="of:=[.P613]-[.J611]" office:value-type="float" office:value="0.002175092697" calcext:value-type="float">
            <text:p>0.0021750927</text:p>
          </table:table-cell>
          <table:table-cell table:formula="of:=[.B611]-[.J611]" office:value-type="string" office:string-value="" calcext:value-type="error">
            <text:p>#VALUE!</text:p>
          </table:table-cell>
          <table:table-cell office:value-type="float" office:value="0.908465623856" calcext:value-type="float">
            <text:p>0.9084656239</text:p>
          </table:table-cell>
          <table:table-cell table:formula="of:=[.P613]-[.M611]" office:value-type="float" office:value="0.002175092697" calcext:value-type="float">
            <text:p>0.0021750927</text:p>
          </table:table-cell>
          <table:table-cell table:formula="of:=[.B611]-[.M611]" office:value-type="string" office:string-value="" calcext:value-type="error">
            <text:p>#VALUE!</text:p>
          </table:table-cell>
          <table:table-cell office:value-type="float" office:value="0.908465623856" calcext:value-type="float">
            <text:p>0.9084656239</text:p>
          </table:table-cell>
          <table:table-cell table:formula="of:=[.S613]-[.P611]" office:value-type="float" office:value="0.002175092697" calcext:value-type="float">
            <text:p>0.0021750927</text:p>
          </table:table-cell>
          <table:table-cell table:formula="of:=[.B611]-[.P611]" office:value-type="string" office:string-value="" calcext:value-type="error">
            <text:p>#VALUE!</text:p>
          </table:table-cell>
          <table:table-cell office:value-type="float" office:value="0.908465623856" calcext:value-type="float">
            <text:p>0.9084656239</text:p>
          </table:table-cell>
          <table:table-cell table:formula="of:=[.A611]-[.S611]" office:value-type="string" office:string-value="" calcext:value-type="error">
            <text:p>#VALUE!</text:p>
          </table:table-cell>
          <table:table-cell table:formula="of:=[.B611]-[.S61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<text:s/>nan </text:p>
          </table:table-cell>
          <table:table-cell table:formula="of:=[.J614]-[.B612]" office:value-type="string" office:string-value="" calcext:value-type="error">
            <text:p>#VALUE!</text:p>
          </table:table-cell>
          <table:table-cell office:value-type="float" office:value="0.912188529968" calcext:value-type="float">
            <text:p>0.91218853</text:p>
          </table:table-cell>
          <table:table-cell table:formula="of:=[.G614]-[.D612]" office:value-type="float" office:value="0.00145959854200006" calcext:value-type="float">
            <text:p>0.0014595985</text:p>
          </table:table-cell>
          <table:table-cell table:formula="of:=[.B612]-[.$D614]" office:value-type="string" office:string-value="" calcext:value-type="error">
            <text:p>#VALUE!</text:p>
          </table:table-cell>
          <table:table-cell office:value-type="float" office:value="0.9099137187" calcext:value-type="float">
            <text:p>0.9099137187</text:p>
          </table:table-cell>
          <table:table-cell table:formula="of:=[.J614]-[.G612]" office:value-type="float" office:value="0.00373440980999995" calcext:value-type="float">
            <text:p>0.0037344098</text:p>
          </table:table-cell>
          <table:table-cell table:formula="of:=[.B612]-[.G612]" office:value-type="string" office:string-value="" calcext:value-type="error">
            <text:p>#VALUE!</text:p>
          </table:table-cell>
          <table:table-cell office:value-type="float" office:value="0.9099137187" calcext:value-type="float">
            <text:p>0.9099137187</text:p>
          </table:table-cell>
          <table:table-cell table:formula="of:=[.P614]-[.J612]" office:value-type="float" office:value="0.00373440980999995" calcext:value-type="float">
            <text:p>0.0037344098</text:p>
          </table:table-cell>
          <table:table-cell table:formula="of:=[.B612]-[.J612]" office:value-type="string" office:string-value="" calcext:value-type="error">
            <text:p>#VALUE!</text:p>
          </table:table-cell>
          <table:table-cell office:value-type="float" office:value="0.9099137187" calcext:value-type="float">
            <text:p>0.9099137187</text:p>
          </table:table-cell>
          <table:table-cell table:formula="of:=[.P614]-[.M612]" office:value-type="float" office:value="0.00373440980999995" calcext:value-type="float">
            <text:p>0.0037344098</text:p>
          </table:table-cell>
          <table:table-cell table:formula="of:=[.B612]-[.M612]" office:value-type="string" office:string-value="" calcext:value-type="error">
            <text:p>#VALUE!</text:p>
          </table:table-cell>
          <table:table-cell office:value-type="float" office:value="0.912188529968" calcext:value-type="float">
            <text:p>0.91218853</text:p>
          </table:table-cell>
          <table:table-cell table:formula="of:=[.S614]-[.P612]" office:value-type="float" office:value="0.00145959854200006" calcext:value-type="float">
            <text:p>0.0014595985</text:p>
          </table:table-cell>
          <table:table-cell table:formula="of:=[.B612]-[.P612]" office:value-type="string" office:string-value="" calcext:value-type="error">
            <text:p>#VALUE!</text:p>
          </table:table-cell>
          <table:table-cell office:value-type="float" office:value="0.912188529968" calcext:value-type="float">
            <text:p>0.91218853</text:p>
          </table:table-cell>
          <table:table-cell table:formula="of:=[.A612]-[.S612]" office:value-type="string" office:string-value="" calcext:value-type="error">
            <text:p>#VALUE!</text:p>
          </table:table-cell>
          <table:table-cell table:formula="of:=[.B612]-[.S61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.42195153236" calcext:value-type="float">
            <text:p>2.4219515324</text:p>
          </table:table-cell>
          <table:table-cell table:formula="of:=[.J615]-[.B613]" office:value-type="float" office:value="-1.507570683952" calcext:value-type="float">
            <text:p>-1.507570684</text:p>
          </table:table-cell>
          <table:table-cell office:value-type="float" office:value="0.910640716553" calcext:value-type="float">
            <text:p>0.9106407166</text:p>
          </table:table-cell>
          <table:table-cell table:formula="of:=[.G615]-[.D613]" office:value-type="float" office:value="0.003740131855" calcext:value-type="float">
            <text:p>0.0037401319</text:p>
          </table:table-cell>
          <table:table-cell table:formula="of:=[.B613]-[.$D615]" office:value-type="float" office:value="1.507570683952" calcext:value-type="float">
            <text:p>1.507570684</text:p>
          </table:table-cell>
          <table:table-cell office:value-type="float" office:value="0.910640716553" calcext:value-type="float">
            <text:p>0.9106407166</text:p>
          </table:table-cell>
          <table:table-cell table:formula="of:=[.J615]-[.G613]" office:value-type="float" office:value="0.003740131855" calcext:value-type="float">
            <text:p>0.0037401319</text:p>
          </table:table-cell>
          <table:table-cell table:formula="of:=[.B613]-[.G613]" office:value-type="float" office:value="1.511310815807" calcext:value-type="float">
            <text:p>1.5113108158</text:p>
          </table:table-cell>
          <table:table-cell office:value-type="float" office:value="0.910640716553" calcext:value-type="float">
            <text:p>0.9106407166</text:p>
          </table:table-cell>
          <table:table-cell table:formula="of:=[.P615]-[.J613]" office:value-type="float" office:value="0.003740131855" calcext:value-type="float">
            <text:p>0.0037401319</text:p>
          </table:table-cell>
          <table:table-cell table:formula="of:=[.B613]-[.J613]" office:value-type="float" office:value="1.511310815807" calcext:value-type="float">
            <text:p>1.5113108158</text:p>
          </table:table-cell>
          <table:table-cell office:value-type="float" office:value="0.910640716553" calcext:value-type="float">
            <text:p>0.9106407166</text:p>
          </table:table-cell>
          <table:table-cell table:formula="of:=[.P615]-[.M613]" office:value-type="float" office:value="0.003740131855" calcext:value-type="float">
            <text:p>0.0037401319</text:p>
          </table:table-cell>
          <table:table-cell table:formula="of:=[.B613]-[.M613]" office:value-type="float" office:value="1.511310815807" calcext:value-type="float">
            <text:p>1.5113108158</text:p>
          </table:table-cell>
          <table:table-cell office:value-type="float" office:value="0.910640716553" calcext:value-type="float">
            <text:p>0.9106407166</text:p>
          </table:table-cell>
          <table:table-cell table:formula="of:=[.S615]-[.P613]" office:value-type="float" office:value="0.003740131855" calcext:value-type="float">
            <text:p>0.0037401319</text:p>
          </table:table-cell>
          <table:table-cell table:formula="of:=[.B613]-[.P613]" office:value-type="float" office:value="1.511310815807" calcext:value-type="float">
            <text:p>1.5113108158</text:p>
          </table:table-cell>
          <table:table-cell office:value-type="float" office:value="0.910640716553" calcext:value-type="float">
            <text:p>0.9106407166</text:p>
          </table:table-cell>
          <table:table-cell table:formula="of:=[.A613]-[.S613]" office:value-type="float" office:value="1.511310815807" calcext:value-type="float">
            <text:p>1.5113108158</text:p>
          </table:table-cell>
          <table:table-cell table:formula="of:=[.B613]-[.S613]" office:value-type="float" office:value="1.511310815807" calcext:value-type="float">
            <text:p>1.5113108158</text:p>
          </table:table-cell>
        </table:table-row>
        <table:table-row table:style-name="ro1">
          <table:table-cell table:number-columns-repeated="2" office:value-type="float" office:value="2.41866803169" calcext:value-type="float">
            <text:p>2.4186680317</text:p>
          </table:table-cell>
          <table:table-cell table:formula="of:=[.J616]-[.B614]" office:value-type="float" office:value="-1.503552436826" calcext:value-type="float">
            <text:p>-1.5035524368</text:p>
          </table:table-cell>
          <table:table-cell office:value-type="float" office:value="0.91364812851" calcext:value-type="float">
            <text:p>0.9136481285</text:p>
          </table:table-cell>
          <table:table-cell table:formula="of:=[.G616]-[.D614]" office:value-type="float" office:value="0.00146746635399997" calcext:value-type="float">
            <text:p>0.0014674664</text:p>
          </table:table-cell>
          <table:table-cell table:formula="of:=[.B614]-[.$D616]" office:value-type="float" office:value="1.503552436826" calcext:value-type="float">
            <text:p>1.5035524368</text:p>
          </table:table-cell>
          <table:table-cell office:value-type="float" office:value="0.91364812851" calcext:value-type="float">
            <text:p>0.9136481285</text:p>
          </table:table-cell>
          <table:table-cell table:formula="of:=[.J616]-[.G614]" office:value-type="float" office:value="0.00146746635399997" calcext:value-type="float">
            <text:p>0.0014674664</text:p>
          </table:table-cell>
          <table:table-cell table:formula="of:=[.B614]-[.G614]" office:value-type="float" office:value="1.50501990318" calcext:value-type="float">
            <text:p>1.5050199032</text:p>
          </table:table-cell>
          <table:table-cell office:value-type="float" office:value="0.91364812851" calcext:value-type="float">
            <text:p>0.9136481285</text:p>
          </table:table-cell>
          <table:table-cell table:formula="of:=[.P616]-[.J614]" office:value-type="float" office:value="0.00146746635399997" calcext:value-type="float">
            <text:p>0.0014674664</text:p>
          </table:table-cell>
          <table:table-cell table:formula="of:=[.B614]-[.J614]" office:value-type="float" office:value="1.50501990318" calcext:value-type="float">
            <text:p>1.5050199032</text:p>
          </table:table-cell>
          <table:table-cell office:value-type="float" office:value="0.91364812851" calcext:value-type="float">
            <text:p>0.9136481285</text:p>
          </table:table-cell>
          <table:table-cell table:formula="of:=[.P616]-[.M614]" office:value-type="float" office:value="0.00146746635399997" calcext:value-type="float">
            <text:p>0.0014674664</text:p>
          </table:table-cell>
          <table:table-cell table:formula="of:=[.B614]-[.M614]" office:value-type="float" office:value="1.50501990318" calcext:value-type="float">
            <text:p>1.5050199032</text:p>
          </table:table-cell>
          <table:table-cell office:value-type="float" office:value="0.91364812851" calcext:value-type="float">
            <text:p>0.9136481285</text:p>
          </table:table-cell>
          <table:table-cell table:formula="of:=[.S616]-[.P614]" office:value-type="float" office:value="0.00146746635399997" calcext:value-type="float">
            <text:p>0.0014674664</text:p>
          </table:table-cell>
          <table:table-cell table:formula="of:=[.B614]-[.P614]" office:value-type="float" office:value="1.50501990318" calcext:value-type="float">
            <text:p>1.5050199032</text:p>
          </table:table-cell>
          <table:table-cell office:value-type="float" office:value="0.91364812851" calcext:value-type="float">
            <text:p>0.9136481285</text:p>
          </table:table-cell>
          <table:table-cell table:formula="of:=[.A614]-[.S614]" office:value-type="float" office:value="1.50501990318" calcext:value-type="float">
            <text:p>1.5050199032</text:p>
          </table:table-cell>
          <table:table-cell table:formula="of:=[.B614]-[.S614]" office:value-type="float" office:value="1.50501990318" calcext:value-type="float">
            <text:p>1.5050199032</text:p>
          </table:table-cell>
        </table:table-row>
        <table:table-row table:style-name="ro1">
          <table:table-cell table:number-columns-repeated="2" office:value-type="float" office:value="2.64671158791" calcext:value-type="float">
            <text:p>2.6467115879</text:p>
          </table:table-cell>
          <table:table-cell table:formula="of:=[.J617]-[.B615]" office:value-type="float" office:value="-1.730859339241" calcext:value-type="float">
            <text:p>-1.7308593392</text:p>
          </table:table-cell>
          <table:table-cell office:value-type="float" office:value="0.914380848408" calcext:value-type="float">
            <text:p>0.9143808484</text:p>
          </table:table-cell>
          <table:table-cell table:formula="of:=[.G617]-[.D615]" office:value-type="float" office:value="0.00147140026100001" calcext:value-type="float">
            <text:p>0.0014714003</text:p>
          </table:table-cell>
          <table:table-cell table:formula="of:=[.B615]-[.$D617]" office:value-type="float" office:value="1.730859339241" calcext:value-type="float">
            <text:p>1.7308593392</text:p>
          </table:table-cell>
          <table:table-cell office:value-type="float" office:value="0.914380848408" calcext:value-type="float">
            <text:p>0.9143808484</text:p>
          </table:table-cell>
          <table:table-cell table:formula="of:=[.J617]-[.G615]" office:value-type="float" office:value="0.00147140026100001" calcext:value-type="float">
            <text:p>0.0014714003</text:p>
          </table:table-cell>
          <table:table-cell table:formula="of:=[.B615]-[.G615]" office:value-type="float" office:value="1.732330739502" calcext:value-type="float">
            <text:p>1.7323307395</text:p>
          </table:table-cell>
          <table:table-cell office:value-type="float" office:value="0.914380848408" calcext:value-type="float">
            <text:p>0.9143808484</text:p>
          </table:table-cell>
          <table:table-cell table:formula="of:=[.P617]-[.J615]" office:value-type="float" office:value="0.00147140026100001" calcext:value-type="float">
            <text:p>0.0014714003</text:p>
          </table:table-cell>
          <table:table-cell table:formula="of:=[.B615]-[.J615]" office:value-type="float" office:value="1.732330739502" calcext:value-type="float">
            <text:p>1.7323307395</text:p>
          </table:table-cell>
          <table:table-cell office:value-type="float" office:value="0.914380848408" calcext:value-type="float">
            <text:p>0.9143808484</text:p>
          </table:table-cell>
          <table:table-cell table:formula="of:=[.P617]-[.M615]" office:value-type="float" office:value="0.00147140026100001" calcext:value-type="float">
            <text:p>0.0014714003</text:p>
          </table:table-cell>
          <table:table-cell table:formula="of:=[.B615]-[.M615]" office:value-type="float" office:value="1.732330739502" calcext:value-type="float">
            <text:p>1.7323307395</text:p>
          </table:table-cell>
          <table:table-cell office:value-type="float" office:value="0.914380848408" calcext:value-type="float">
            <text:p>0.9143808484</text:p>
          </table:table-cell>
          <table:table-cell table:formula="of:=[.S617]-[.P615]" office:value-type="float" office:value="0.00147140026100001" calcext:value-type="float">
            <text:p>0.0014714003</text:p>
          </table:table-cell>
          <table:table-cell table:formula="of:=[.B615]-[.P615]" office:value-type="float" office:value="1.732330739502" calcext:value-type="float">
            <text:p>1.7323307395</text:p>
          </table:table-cell>
          <table:table-cell office:value-type="float" office:value="0.914380848408" calcext:value-type="float">
            <text:p>0.9143808484</text:p>
          </table:table-cell>
          <table:table-cell table:formula="of:=[.A615]-[.S615]" office:value-type="float" office:value="1.732330739502" calcext:value-type="float">
            <text:p>1.7323307395</text:p>
          </table:table-cell>
          <table:table-cell table:formula="of:=[.B615]-[.S615]" office:value-type="float" office:value="1.732330739502" calcext:value-type="float">
            <text:p>1.7323307395</text:p>
          </table:table-cell>
        </table:table-row>
        <table:table-row table:style-name="ro1">
          <table:table-cell table:number-columns-repeated="2" office:value-type="float" office:value="2.43186187744" calcext:value-type="float">
            <text:p>2.4318618774</text:p>
          </table:table-cell>
          <table:table-cell table:formula="of:=[.J618]-[.B616]" office:value-type="float" office:value="-1.514530420302" calcext:value-type="float">
            <text:p>-1.5145304203</text:p>
          </table:table-cell>
          <table:table-cell office:value-type="float" office:value="0.915115594864" calcext:value-type="float">
            <text:p>0.9151155949</text:p>
          </table:table-cell>
          <table:table-cell table:formula="of:=[.G618]-[.D616]" office:value-type="float" office:value="0.00221586227400006" calcext:value-type="float">
            <text:p>0.0022158623</text:p>
          </table:table-cell>
          <table:table-cell table:formula="of:=[.B616]-[.$D618]" office:value-type="float" office:value="1.514530420302" calcext:value-type="float">
            <text:p>1.5145304203</text:p>
          </table:table-cell>
          <table:table-cell office:value-type="float" office:value="0.915115594864" calcext:value-type="float">
            <text:p>0.9151155949</text:p>
          </table:table-cell>
          <table:table-cell table:formula="of:=[.J618]-[.G616]" office:value-type="float" office:value="0.00221586227400006" calcext:value-type="float">
            <text:p>0.0022158623</text:p>
          </table:table-cell>
          <table:table-cell table:formula="of:=[.B616]-[.G616]" office:value-type="float" office:value="1.516746282576" calcext:value-type="float">
            <text:p>1.5167462826</text:p>
          </table:table-cell>
          <table:table-cell office:value-type="float" office:value="0.915115594864" calcext:value-type="float">
            <text:p>0.9151155949</text:p>
          </table:table-cell>
          <table:table-cell table:formula="of:=[.P618]-[.J616]" office:value-type="float" office:value="0.00221586227400006" calcext:value-type="float">
            <text:p>0.0022158623</text:p>
          </table:table-cell>
          <table:table-cell table:formula="of:=[.B616]-[.J616]" office:value-type="float" office:value="1.516746282576" calcext:value-type="float">
            <text:p>1.5167462826</text:p>
          </table:table-cell>
          <table:table-cell office:value-type="float" office:value="0.915115594864" calcext:value-type="float">
            <text:p>0.9151155949</text:p>
          </table:table-cell>
          <table:table-cell table:formula="of:=[.P618]-[.M616]" office:value-type="float" office:value="0.00221586227400006" calcext:value-type="float">
            <text:p>0.0022158623</text:p>
          </table:table-cell>
          <table:table-cell table:formula="of:=[.B616]-[.M616]" office:value-type="float" office:value="1.516746282576" calcext:value-type="float">
            <text:p>1.5167462826</text:p>
          </table:table-cell>
          <table:table-cell office:value-type="float" office:value="0.915115594864" calcext:value-type="float">
            <text:p>0.9151155949</text:p>
          </table:table-cell>
          <table:table-cell table:formula="of:=[.S618]-[.P616]" office:value-type="float" office:value="0.00221586227400006" calcext:value-type="float">
            <text:p>0.0022158623</text:p>
          </table:table-cell>
          <table:table-cell table:formula="of:=[.B616]-[.P616]" office:value-type="float" office:value="1.516746282576" calcext:value-type="float">
            <text:p>1.5167462826</text:p>
          </table:table-cell>
          <table:table-cell office:value-type="float" office:value="0.915115594864" calcext:value-type="float">
            <text:p>0.9151155949</text:p>
          </table:table-cell>
          <table:table-cell table:formula="of:=[.A616]-[.S616]" office:value-type="float" office:value="1.516746282576" calcext:value-type="float">
            <text:p>1.5167462826</text:p>
          </table:table-cell>
          <table:table-cell table:formula="of:=[.B616]-[.S616]" office:value-type="float" office:value="1.516746282576" calcext:value-type="float">
            <text:p>1.5167462826</text:p>
          </table:table-cell>
        </table:table-row>
        <table:table-row table:style-name="ro1">
          <table:table-cell office:value-type="float" office:value="2.43510651588" calcext:value-type="float">
            <text:p>2.4351065159</text:p>
          </table:table-cell>
          <table:table-cell office:value-type="float" office:value="2.41792225838" calcext:value-type="float">
            <text:p>2.4179222584</text:p>
          </table:table-cell>
          <table:table-cell table:formula="of:=[.J619]-[.B617]" office:value-type="float" office:value="-1.499848246577" calcext:value-type="float">
            <text:p>-1.4998482466</text:p>
          </table:table-cell>
          <table:table-cell office:value-type="float" office:value="0.915852248669" calcext:value-type="float">
            <text:p>0.9158522487</text:p>
          </table:table-cell>
          <table:table-cell table:formula="of:=[.G619]-[.D617]" office:value-type="float" office:value="0.00222176313400002" calcext:value-type="float">
            <text:p>0.0022217631</text:p>
          </table:table-cell>
          <table:table-cell table:formula="of:=[.B617]-[.$D619]" office:value-type="float" office:value="1.499848246577" calcext:value-type="float">
            <text:p>1.4998482466</text:p>
          </table:table-cell>
          <table:table-cell office:value-type="float" office:value="0.915852248669" calcext:value-type="float">
            <text:p>0.9158522487</text:p>
          </table:table-cell>
          <table:table-cell table:formula="of:=[.J619]-[.G617]" office:value-type="float" office:value="0.00222176313400002" calcext:value-type="float">
            <text:p>0.0022217631</text:p>
          </table:table-cell>
          <table:table-cell table:formula="of:=[.B617]-[.G617]" office:value-type="float" office:value="1.502070009711" calcext:value-type="float">
            <text:p>1.5020700097</text:p>
          </table:table-cell>
          <table:table-cell office:value-type="float" office:value="0.915852248669" calcext:value-type="float">
            <text:p>0.9158522487</text:p>
          </table:table-cell>
          <table:table-cell table:formula="of:=[.P619]-[.J617]" office:value-type="float" office:value="0.00222176313400002" calcext:value-type="float">
            <text:p>0.0022217631</text:p>
          </table:table-cell>
          <table:table-cell table:formula="of:=[.B617]-[.J617]" office:value-type="float" office:value="1.502070009711" calcext:value-type="float">
            <text:p>1.5020700097</text:p>
          </table:table-cell>
          <table:table-cell office:value-type="float" office:value="0.915852248669" calcext:value-type="float">
            <text:p>0.9158522487</text:p>
          </table:table-cell>
          <table:table-cell table:formula="of:=[.P619]-[.M617]" office:value-type="float" office:value="0.00222176313400002" calcext:value-type="float">
            <text:p>0.0022217631</text:p>
          </table:table-cell>
          <table:table-cell table:formula="of:=[.B617]-[.M617]" office:value-type="float" office:value="1.502070009711" calcext:value-type="float">
            <text:p>1.5020700097</text:p>
          </table:table-cell>
          <table:table-cell office:value-type="float" office:value="0.915852248669" calcext:value-type="float">
            <text:p>0.9158522487</text:p>
          </table:table-cell>
          <table:table-cell table:formula="of:=[.S619]-[.P617]" office:value-type="float" office:value="0.00222176313400002" calcext:value-type="float">
            <text:p>0.0022217631</text:p>
          </table:table-cell>
          <table:table-cell table:formula="of:=[.B617]-[.P617]" office:value-type="float" office:value="1.502070009711" calcext:value-type="float">
            <text:p>1.5020700097</text:p>
          </table:table-cell>
          <table:table-cell office:value-type="float" office:value="0.915852248669" calcext:value-type="float">
            <text:p>0.9158522487</text:p>
          </table:table-cell>
          <table:table-cell table:formula="of:=[.A617]-[.S617]" office:value-type="float" office:value="1.519254267211" calcext:value-type="float">
            <text:p>1.5192542672</text:p>
          </table:table-cell>
          <table:table-cell table:formula="of:=[.B617]-[.S617]" office:value-type="float" office:value="1.502070009711" calcext:value-type="float">
            <text:p>1.5020700097</text:p>
          </table:table-cell>
        </table:table-row>
        <table:table-row table:style-name="ro1">
          <table:table-cell table:number-columns-repeated="2" office:value-type="float" office:value="2.53219413757" calcext:value-type="float">
            <text:p>2.5321941376</text:p>
          </table:table-cell>
          <table:table-cell table:formula="of:=[.J620]-[.B618]" office:value-type="float" office:value="-1.613375663754" calcext:value-type="float">
            <text:p>-1.6133756638</text:p>
          </table:table-cell>
          <table:table-cell office:value-type="float" office:value="0.917331457138" calcext:value-type="float">
            <text:p>0.9173314571</text:p>
          </table:table-cell>
          <table:table-cell table:formula="of:=[.G620]-[.D618]" office:value-type="float" office:value="0.001487016678" calcext:value-type="float">
            <text:p>0.0014870167</text:p>
          </table:table-cell>
          <table:table-cell table:formula="of:=[.B618]-[.$D620]" office:value-type="float" office:value="1.613375663754" calcext:value-type="float">
            <text:p>1.6133756638</text:p>
          </table:table-cell>
          <table:table-cell office:value-type="float" office:value="0.917331457138" calcext:value-type="float">
            <text:p>0.9173314571</text:p>
          </table:table-cell>
          <table:table-cell table:formula="of:=[.J620]-[.G618]" office:value-type="float" office:value="0.001487016678" calcext:value-type="float">
            <text:p>0.0014870167</text:p>
          </table:table-cell>
          <table:table-cell table:formula="of:=[.B618]-[.G618]" office:value-type="float" office:value="1.614862680432" calcext:value-type="float">
            <text:p>1.6148626804</text:p>
          </table:table-cell>
          <table:table-cell office:value-type="float" office:value="0.917331457138" calcext:value-type="float">
            <text:p>0.9173314571</text:p>
          </table:table-cell>
          <table:table-cell table:formula="of:=[.P620]-[.J618]" office:value-type="float" office:value="0.001487016678" calcext:value-type="float">
            <text:p>0.0014870167</text:p>
          </table:table-cell>
          <table:table-cell table:formula="of:=[.B618]-[.J618]" office:value-type="float" office:value="1.614862680432" calcext:value-type="float">
            <text:p>1.6148626804</text:p>
          </table:table-cell>
          <table:table-cell office:value-type="float" office:value="0.917331457138" calcext:value-type="float">
            <text:p>0.9173314571</text:p>
          </table:table-cell>
          <table:table-cell table:formula="of:=[.P620]-[.M618]" office:value-type="float" office:value="0.001487016678" calcext:value-type="float">
            <text:p>0.0014870167</text:p>
          </table:table-cell>
          <table:table-cell table:formula="of:=[.B618]-[.M618]" office:value-type="float" office:value="1.614862680432" calcext:value-type="float">
            <text:p>1.6148626804</text:p>
          </table:table-cell>
          <table:table-cell office:value-type="float" office:value="0.917331457138" calcext:value-type="float">
            <text:p>0.9173314571</text:p>
          </table:table-cell>
          <table:table-cell table:formula="of:=[.S620]-[.P618]" office:value-type="float" office:value="0.001487016678" calcext:value-type="float">
            <text:p>0.0014870167</text:p>
          </table:table-cell>
          <table:table-cell table:formula="of:=[.B618]-[.P618]" office:value-type="float" office:value="1.614862680432" calcext:value-type="float">
            <text:p>1.6148626804</text:p>
          </table:table-cell>
          <table:table-cell office:value-type="float" office:value="0.917331457138" calcext:value-type="float">
            <text:p>0.9173314571</text:p>
          </table:table-cell>
          <table:table-cell table:formula="of:=[.A618]-[.S618]" office:value-type="float" office:value="1.614862680432" calcext:value-type="float">
            <text:p>1.6148626804</text:p>
          </table:table-cell>
          <table:table-cell table:formula="of:=[.B618]-[.S618]" office:value-type="float" office:value="1.614862680432" calcext:value-type="float">
            <text:p>1.6148626804</text:p>
          </table:table-cell>
        </table:table-row>
        <table:table-row table:style-name="ro1">
          <table:table-cell table:number-columns-repeated="2" office:value-type="float" office:value="2.53225851059" calcext:value-type="float">
            <text:p>2.5322585106</text:p>
          </table:table-cell>
          <table:table-cell table:formula="of:=[.J621]-[.B619]" office:value-type="float" office:value="-1.612693667412" calcext:value-type="float">
            <text:p>-1.6126936674</text:p>
          </table:table-cell>
          <table:table-cell office:value-type="float" office:value="0.918074011803" calcext:value-type="float">
            <text:p>0.9180740118</text:p>
          </table:table-cell>
          <table:table-cell table:formula="of:=[.G621]-[.D619]" office:value-type="float" office:value="0.00149083137500006" calcext:value-type="float">
            <text:p>0.0014908314</text:p>
          </table:table-cell>
          <table:table-cell table:formula="of:=[.B619]-[.$D621]" office:value-type="float" office:value="1.612693667412" calcext:value-type="float">
            <text:p>1.6126936674</text:p>
          </table:table-cell>
          <table:table-cell office:value-type="float" office:value="0.918074011803" calcext:value-type="float">
            <text:p>0.9180740118</text:p>
          </table:table-cell>
          <table:table-cell table:formula="of:=[.J621]-[.G619]" office:value-type="float" office:value="0.00149083137500006" calcext:value-type="float">
            <text:p>0.0014908314</text:p>
          </table:table-cell>
          <table:table-cell table:formula="of:=[.B619]-[.G619]" office:value-type="float" office:value="1.614184498787" calcext:value-type="float">
            <text:p>1.6141844988</text:p>
          </table:table-cell>
          <table:table-cell office:value-type="float" office:value="0.918074011803" calcext:value-type="float">
            <text:p>0.9180740118</text:p>
          </table:table-cell>
          <table:table-cell table:formula="of:=[.P621]-[.J619]" office:value-type="float" office:value="0.00149083137500006" calcext:value-type="float">
            <text:p>0.0014908314</text:p>
          </table:table-cell>
          <table:table-cell table:formula="of:=[.B619]-[.J619]" office:value-type="float" office:value="1.614184498787" calcext:value-type="float">
            <text:p>1.6141844988</text:p>
          </table:table-cell>
          <table:table-cell office:value-type="float" office:value="0.918074011803" calcext:value-type="float">
            <text:p>0.9180740118</text:p>
          </table:table-cell>
          <table:table-cell table:formula="of:=[.P621]-[.M619]" office:value-type="float" office:value="0.00149083137500006" calcext:value-type="float">
            <text:p>0.0014908314</text:p>
          </table:table-cell>
          <table:table-cell table:formula="of:=[.B619]-[.M619]" office:value-type="float" office:value="1.614184498787" calcext:value-type="float">
            <text:p>1.6141844988</text:p>
          </table:table-cell>
          <table:table-cell office:value-type="float" office:value="0.918074011803" calcext:value-type="float">
            <text:p>0.9180740118</text:p>
          </table:table-cell>
          <table:table-cell table:formula="of:=[.S621]-[.P619]" office:value-type="float" office:value="0.00149083137500006" calcext:value-type="float">
            <text:p>0.0014908314</text:p>
          </table:table-cell>
          <table:table-cell table:formula="of:=[.B619]-[.P619]" office:value-type="float" office:value="1.614184498787" calcext:value-type="float">
            <text:p>1.6141844988</text:p>
          </table:table-cell>
          <table:table-cell office:value-type="float" office:value="0.918074011803" calcext:value-type="float">
            <text:p>0.9180740118</text:p>
          </table:table-cell>
          <table:table-cell table:formula="of:=[.A619]-[.S619]" office:value-type="float" office:value="1.614184498787" calcext:value-type="float">
            <text:p>1.6141844988</text:p>
          </table:table-cell>
          <table:table-cell table:formula="of:=[.B619]-[.S619]" office:value-type="float" office:value="1.614184498787" calcext:value-type="float">
            <text:p>1.6141844988</text:p>
          </table:table-cell>
        </table:table-row>
        <table:table-row table:style-name="ro1">
          <table:table-cell table:number-columns-repeated="2" office:value-type="float" office:value="2.49632716179" calcext:value-type="float">
            <text:p>2.4963271618</text:p>
          </table:table-cell>
          <table:table-cell table:formula="of:=[.J622]-[.B620]" office:value-type="float" office:value="-1.576013982297" calcext:value-type="float">
            <text:p>-1.5760139823</text:p>
          </table:table-cell>
          <table:table-cell office:value-type="float" office:value="0.918818473816" calcext:value-type="float">
            <text:p>0.9188184738</text:p>
          </table:table-cell>
          <table:table-cell table:formula="of:=[.G622]-[.D620]" office:value-type="float" office:value="0.00149470567699994" calcext:value-type="float">
            <text:p>0.0014947057</text:p>
          </table:table-cell>
          <table:table-cell table:formula="of:=[.B620]-[.$D622]" office:value-type="float" office:value="1.576013982297" calcext:value-type="float">
            <text:p>1.5760139823</text:p>
          </table:table-cell>
          <table:table-cell office:value-type="float" office:value="0.918818473816" calcext:value-type="float">
            <text:p>0.9188184738</text:p>
          </table:table-cell>
          <table:table-cell table:formula="of:=[.J622]-[.G620]" office:value-type="float" office:value="0.00149470567699994" calcext:value-type="float">
            <text:p>0.0014947057</text:p>
          </table:table-cell>
          <table:table-cell table:formula="of:=[.B620]-[.G620]" office:value-type="float" office:value="1.577508687974" calcext:value-type="float">
            <text:p>1.577508688</text:p>
          </table:table-cell>
          <table:table-cell office:value-type="float" office:value="0.918818473816" calcext:value-type="float">
            <text:p>0.9188184738</text:p>
          </table:table-cell>
          <table:table-cell table:formula="of:=[.P622]-[.J620]" office:value-type="float" office:value="0.00149470567699994" calcext:value-type="float">
            <text:p>0.0014947057</text:p>
          </table:table-cell>
          <table:table-cell table:formula="of:=[.B620]-[.J620]" office:value-type="float" office:value="1.577508687974" calcext:value-type="float">
            <text:p>1.577508688</text:p>
          </table:table-cell>
          <table:table-cell office:value-type="float" office:value="0.918818473816" calcext:value-type="float">
            <text:p>0.9188184738</text:p>
          </table:table-cell>
          <table:table-cell table:formula="of:=[.P622]-[.M620]" office:value-type="float" office:value="0.00149470567699994" calcext:value-type="float">
            <text:p>0.0014947057</text:p>
          </table:table-cell>
          <table:table-cell table:formula="of:=[.B620]-[.M620]" office:value-type="float" office:value="1.577508687974" calcext:value-type="float">
            <text:p>1.577508688</text:p>
          </table:table-cell>
          <table:table-cell office:value-type="float" office:value="0.918818473816" calcext:value-type="float">
            <text:p>0.9188184738</text:p>
          </table:table-cell>
          <table:table-cell table:formula="of:=[.S622]-[.P620]" office:value-type="float" office:value="0.00149470567699994" calcext:value-type="float">
            <text:p>0.0014947057</text:p>
          </table:table-cell>
          <table:table-cell table:formula="of:=[.B620]-[.P620]" office:value-type="float" office:value="1.577508687974" calcext:value-type="float">
            <text:p>1.577508688</text:p>
          </table:table-cell>
          <table:table-cell office:value-type="float" office:value="0.918818473816" calcext:value-type="float">
            <text:p>0.9188184738</text:p>
          </table:table-cell>
          <table:table-cell table:formula="of:=[.A620]-[.S620]" office:value-type="float" office:value="1.577508687974" calcext:value-type="float">
            <text:p>1.577508688</text:p>
          </table:table-cell>
          <table:table-cell table:formula="of:=[.B620]-[.S620]" office:value-type="float" office:value="1.577508687974" calcext:value-type="float">
            <text:p>1.577508688</text:p>
          </table:table-cell>
        </table:table-row>
        <table:table-row table:style-name="ro1">
          <table:table-cell table:number-columns-repeated="2" office:value-type="float" office:value="2.53233194351" calcext:value-type="float">
            <text:p>2.5323319435</text:p>
          </table:table-cell>
          <table:table-cell table:formula="of:=[.J623]-[.B621]" office:value-type="float" office:value="-1.610516309736" calcext:value-type="float">
            <text:p>-1.6105163097</text:p>
          </table:table-cell>
          <table:table-cell office:value-type="float" office:value="0.919564843178" calcext:value-type="float">
            <text:p>0.9195648432</text:p>
          </table:table-cell>
          <table:table-cell table:formula="of:=[.G623]-[.D621]" office:value-type="float" office:value="0.00225079059599997" calcext:value-type="float">
            <text:p>0.0022507906</text:p>
          </table:table-cell>
          <table:table-cell table:formula="of:=[.B621]-[.$D623]" office:value-type="float" office:value="1.610516309736" calcext:value-type="float">
            <text:p>1.6105163097</text:p>
          </table:table-cell>
          <table:table-cell office:value-type="float" office:value="0.919564843178" calcext:value-type="float">
            <text:p>0.9195648432</text:p>
          </table:table-cell>
          <table:table-cell table:formula="of:=[.J623]-[.G621]" office:value-type="float" office:value="0.00225079059599997" calcext:value-type="float">
            <text:p>0.0022507906</text:p>
          </table:table-cell>
          <table:table-cell table:formula="of:=[.B621]-[.G621]" office:value-type="float" office:value="1.612767100332" calcext:value-type="float">
            <text:p>1.6127671003</text:p>
          </table:table-cell>
          <table:table-cell office:value-type="float" office:value="0.919564843178" calcext:value-type="float">
            <text:p>0.9195648432</text:p>
          </table:table-cell>
          <table:table-cell table:formula="of:=[.P623]-[.J621]" office:value-type="float" office:value="-0.0000480413440000493" calcext:value-type="float">
            <text:p>-4.80413440000493E-005</text:p>
          </table:table-cell>
          <table:table-cell table:formula="of:=[.B621]-[.J621]" office:value-type="float" office:value="1.612767100332" calcext:value-type="float">
            <text:p>1.6127671003</text:p>
          </table:table-cell>
          <table:table-cell office:value-type="float" office:value="0.919564843178" calcext:value-type="float">
            <text:p>0.9195648432</text:p>
          </table:table-cell>
          <table:table-cell table:formula="of:=[.P623]-[.M621]" office:value-type="float" office:value="-0.0000480413440000493" calcext:value-type="float">
            <text:p>-4.80413440000493E-005</text:p>
          </table:table-cell>
          <table:table-cell table:formula="of:=[.B621]-[.M621]" office:value-type="float" office:value="1.612767100332" calcext:value-type="float">
            <text:p>1.6127671003</text:p>
          </table:table-cell>
          <table:table-cell office:value-type="float" office:value="0.919564843178" calcext:value-type="float">
            <text:p>0.9195648432</text:p>
          </table:table-cell>
          <table:table-cell table:formula="of:=[.S623]-[.P621]" office:value-type="float" office:value="0.00225079059599997" calcext:value-type="float">
            <text:p>0.0022507906</text:p>
          </table:table-cell>
          <table:table-cell table:formula="of:=[.B621]-[.P621]" office:value-type="float" office:value="1.612767100332" calcext:value-type="float">
            <text:p>1.6127671003</text:p>
          </table:table-cell>
          <table:table-cell office:value-type="float" office:value="0.919564843178" calcext:value-type="float">
            <text:p>0.9195648432</text:p>
          </table:table-cell>
          <table:table-cell table:formula="of:=[.A621]-[.S621]" office:value-type="float" office:value="1.612767100332" calcext:value-type="float">
            <text:p>1.6127671003</text:p>
          </table:table-cell>
          <table:table-cell table:formula="of:=[.B621]-[.S621]" office:value-type="float" office:value="1.612767100332" calcext:value-type="float">
            <text:p>1.6127671003</text:p>
          </table:table-cell>
        </table:table-row>
        <table:table-row table:style-name="ro1">
          <table:table-cell table:number-columns-repeated="2" office:value-type="float" office:value="2.49640870094" calcext:value-type="float">
            <text:p>2.4964087009</text:p>
          </table:table-cell>
          <table:table-cell table:formula="of:=[.J624]-[.B622]" office:value-type="float" office:value="-1.571538329121" calcext:value-type="float">
            <text:p>-1.5715383291</text:p>
          </table:table-cell>
          <table:table-cell office:value-type="float" office:value="0.920313179493" calcext:value-type="float">
            <text:p>0.9203131795</text:p>
          </table:table-cell>
          <table:table-cell table:formula="of:=[.G624]-[.D622]" office:value-type="float" office:value="0.00455719232600005" calcext:value-type="float">
            <text:p>0.0045571923</text:p>
          </table:table-cell>
          <table:table-cell table:formula="of:=[.B622]-[.$D624]" office:value-type="float" office:value="1.571538329121" calcext:value-type="float">
            <text:p>1.5715383291</text:p>
          </table:table-cell>
          <table:table-cell office:value-type="float" office:value="0.920313179493" calcext:value-type="float">
            <text:p>0.9203131795</text:p>
          </table:table-cell>
          <table:table-cell table:formula="of:=[.J624]-[.G622]" office:value-type="float" office:value="0.00455719232600005" calcext:value-type="float">
            <text:p>0.0045571923</text:p>
          </table:table-cell>
          <table:table-cell table:formula="of:=[.B622]-[.G622]" office:value-type="float" office:value="1.576095521447" calcext:value-type="float">
            <text:p>1.5760955214</text:p>
          </table:table-cell>
          <table:table-cell office:value-type="float" office:value="0.920313179493" calcext:value-type="float">
            <text:p>0.9203131795</text:p>
          </table:table-cell>
          <table:table-cell table:formula="of:=[.P624]-[.J622]" office:value-type="float" office:value="0.002256512642" calcext:value-type="float">
            <text:p>0.0022565126</text:p>
          </table:table-cell>
          <table:table-cell table:formula="of:=[.B622]-[.J622]" office:value-type="float" office:value="1.576095521447" calcext:value-type="float">
            <text:p>1.5760955214</text:p>
          </table:table-cell>
          <table:table-cell office:value-type="float" office:value="0.920313179493" calcext:value-type="float">
            <text:p>0.9203131795</text:p>
          </table:table-cell>
          <table:table-cell table:formula="of:=[.P624]-[.M622]" office:value-type="float" office:value="0.002256512642" calcext:value-type="float">
            <text:p>0.0022565126</text:p>
          </table:table-cell>
          <table:table-cell table:formula="of:=[.B622]-[.M622]" office:value-type="float" office:value="1.576095521447" calcext:value-type="float">
            <text:p>1.5760955214</text:p>
          </table:table-cell>
          <table:table-cell office:value-type="float" office:value="0.920313179493" calcext:value-type="float">
            <text:p>0.9203131795</text:p>
          </table:table-cell>
          <table:table-cell table:formula="of:=[.S624]-[.P622]" office:value-type="float" office:value="0.002256512642" calcext:value-type="float">
            <text:p>0.0022565126</text:p>
          </table:table-cell>
          <table:table-cell table:formula="of:=[.B622]-[.P622]" office:value-type="float" office:value="1.576095521447" calcext:value-type="float">
            <text:p>1.5760955214</text:p>
          </table:table-cell>
          <table:table-cell office:value-type="float" office:value="0.920313179493" calcext:value-type="float">
            <text:p>0.9203131795</text:p>
          </table:table-cell>
          <table:table-cell table:formula="of:=[.A622]-[.S622]" office:value-type="float" office:value="1.576095521447" calcext:value-type="float">
            <text:p>1.5760955214</text:p>
          </table:table-cell>
          <table:table-cell table:formula="of:=[.B622]-[.S622]" office:value-type="float" office:value="1.576095521447" calcext:value-type="float">
            <text:p>1.5760955214</text:p>
          </table:table-cell>
        </table:table-row>
        <table:table-row table:style-name="ro1">
          <table:table-cell table:number-columns-repeated="2" office:value-type="float" office:value="2.53241467476" calcext:value-type="float">
            <text:p>2.5324146748</text:p>
          </table:table-cell>
          <table:table-cell table:formula="of:=[.J625]-[.B623]" office:value-type="float" office:value="-1.606786429883" calcext:value-type="float">
            <text:p>-1.6067864299</text:p>
          </table:table-cell>
          <table:table-cell office:value-type="float" office:value="0.921815633774" calcext:value-type="float">
            <text:p>0.9218156338</text:p>
          </table:table-cell>
          <table:table-cell table:formula="of:=[.G625]-[.D623]" office:value-type="float" office:value="0.00381261110300002" calcext:value-type="float">
            <text:p>0.0038126111</text:p>
          </table:table-cell>
          <table:table-cell table:formula="of:=[.B623]-[.$D625]" office:value-type="float" office:value="1.606786429883" calcext:value-type="float">
            <text:p>1.6067864299</text:p>
          </table:table-cell>
          <table:table-cell office:value-type="float" office:value="0.921815633774" calcext:value-type="float">
            <text:p>0.9218156338</text:p>
          </table:table-cell>
          <table:table-cell table:formula="of:=[.J625]-[.G623]" office:value-type="float" office:value="0.00381261110300002" calcext:value-type="float">
            <text:p>0.0038126111</text:p>
          </table:table-cell>
          <table:table-cell table:formula="of:=[.B623]-[.G623]" office:value-type="float" office:value="1.610599040986" calcext:value-type="float">
            <text:p>1.610599041</text:p>
          </table:table-cell>
          <table:table-cell office:value-type="float" office:value="0.921815633774" calcext:value-type="float">
            <text:p>0.9218156338</text:p>
          </table:table-cell>
          <table:table-cell table:formula="of:=[.P625]-[.J623]" office:value-type="float" office:value="0.00381261110300002" calcext:value-type="float">
            <text:p>0.0038126111</text:p>
          </table:table-cell>
          <table:table-cell table:formula="of:=[.B623]-[.J623]" office:value-type="float" office:value="1.610599040986" calcext:value-type="float">
            <text:p>1.610599041</text:p>
          </table:table-cell>
          <table:table-cell office:value-type="float" office:value="0.921815633774" calcext:value-type="float">
            <text:p>0.9218156338</text:p>
          </table:table-cell>
          <table:table-cell table:formula="of:=[.P625]-[.M623]" office:value-type="float" office:value="0.00381261110300002" calcext:value-type="float">
            <text:p>0.0038126111</text:p>
          </table:table-cell>
          <table:table-cell table:formula="of:=[.B623]-[.M623]" office:value-type="float" office:value="1.610599040986" calcext:value-type="float">
            <text:p>1.610599041</text:p>
          </table:table-cell>
          <table:table-cell office:value-type="float" office:value="0.919516801834" calcext:value-type="float">
            <text:p>0.9195168018</text:p>
          </table:table-cell>
          <table:table-cell table:formula="of:=[.S625]-[.P623]" office:value-type="float" office:value="0.00380891561499996" calcext:value-type="float">
            <text:p>0.0038089156</text:p>
          </table:table-cell>
          <table:table-cell table:formula="of:=[.B623]-[.P623]" office:value-type="float" office:value="1.612897872926" calcext:value-type="float">
            <text:p>1.6128978729</text:p>
          </table:table-cell>
          <table:table-cell office:value-type="float" office:value="0.921815633774" calcext:value-type="float">
            <text:p>0.9218156338</text:p>
          </table:table-cell>
          <table:table-cell table:formula="of:=[.A623]-[.S623]" office:value-type="float" office:value="1.610599040986" calcext:value-type="float">
            <text:p>1.610599041</text:p>
          </table:table-cell>
          <table:table-cell table:formula="of:=[.B623]-[.S623]" office:value-type="float" office:value="1.610599040986" calcext:value-type="float">
            <text:p>1.610599041</text:p>
          </table:table-cell>
        </table:table-row>
        <table:table-row table:style-name="ro1">
          <table:table-cell office:value-type="float" office:value="2.59426569939" calcext:value-type="float">
            <text:p>2.5942656994</text:p>
          </table:table-cell>
          <table:table-cell office:value-type="float" office:value="2.57522702217" calcext:value-type="float">
            <text:p>2.5752270222</text:p>
          </table:table-cell>
          <table:table-cell table:formula="of:=[.J626]-[.B624]" office:value-type="float" office:value="-1.648838937282" calcext:value-type="float">
            <text:p>-1.6488389373</text:p>
          </table:table-cell>
          <table:table-cell office:value-type="float" office:value="0.924870371819" calcext:value-type="float">
            <text:p>0.9248703718</text:p>
          </table:table-cell>
          <table:table-cell table:formula="of:=[.G626]-[.D624]" office:value-type="float" office:value="0.00151771306899995" calcext:value-type="float">
            <text:p>0.0015177131</text:p>
          </table:table-cell>
          <table:table-cell table:formula="of:=[.B624]-[.$D626]" office:value-type="float" office:value="1.648838937282" calcext:value-type="float">
            <text:p>1.6488389373</text:p>
          </table:table-cell>
          <table:table-cell office:value-type="float" office:value="0.924870371819" calcext:value-type="float">
            <text:p>0.9248703718</text:p>
          </table:table-cell>
          <table:table-cell table:formula="of:=[.J626]-[.G624]" office:value-type="float" office:value="0.00151771306899995" calcext:value-type="float">
            <text:p>0.0015177131</text:p>
          </table:table-cell>
          <table:table-cell table:formula="of:=[.B624]-[.G624]" office:value-type="float" office:value="1.650356650351" calcext:value-type="float">
            <text:p>1.6503566504</text:p>
          </table:table-cell>
          <table:table-cell office:value-type="float" office:value="0.924870371819" calcext:value-type="float">
            <text:p>0.9248703718</text:p>
          </table:table-cell>
          <table:table-cell table:formula="of:=[.P626]-[.J624]" office:value-type="float" office:value="0.00151771306899995" calcext:value-type="float">
            <text:p>0.0015177131</text:p>
          </table:table-cell>
          <table:table-cell table:formula="of:=[.B624]-[.J624]" office:value-type="float" office:value="1.650356650351" calcext:value-type="float">
            <text:p>1.6503566504</text:p>
          </table:table-cell>
          <table:table-cell office:value-type="float" office:value="0.924870371819" calcext:value-type="float">
            <text:p>0.9248703718</text:p>
          </table:table-cell>
          <table:table-cell table:formula="of:=[.P626]-[.M624]" office:value-type="float" office:value="0.00151771306899995" calcext:value-type="float">
            <text:p>0.0015177131</text:p>
          </table:table-cell>
          <table:table-cell table:formula="of:=[.B624]-[.M624]" office:value-type="float" office:value="1.650356650351" calcext:value-type="float">
            <text:p>1.6503566504</text:p>
          </table:table-cell>
          <table:table-cell office:value-type="float" office:value="0.922569692135" calcext:value-type="float">
            <text:p>0.9225696921</text:p>
          </table:table-cell>
          <table:table-cell table:formula="of:=[.S626]-[.P624]" office:value-type="float" office:value="0.00151395797700005" calcext:value-type="float">
            <text:p>0.001513958</text:p>
          </table:table-cell>
          <table:table-cell table:formula="of:=[.B624]-[.P624]" office:value-type="float" office:value="1.652657330035" calcext:value-type="float">
            <text:p>1.65265733</text:p>
          </table:table-cell>
          <table:table-cell office:value-type="float" office:value="0.922569692135" calcext:value-type="float">
            <text:p>0.9225696921</text:p>
          </table:table-cell>
          <table:table-cell table:formula="of:=[.A624]-[.S624]" office:value-type="float" office:value="1.671696007255" calcext:value-type="float">
            <text:p>1.6716960073</text:p>
          </table:table-cell>
          <table:table-cell table:formula="of:=[.B624]-[.S624]" office:value-type="float" office:value="1.652657330035" calcext:value-type="float">
            <text:p>1.65265733</text:p>
          </table:table-cell>
        </table:table-row>
        <table:table-row table:style-name="ro1">
          <table:table-cell office:value-type="float" office:value="2.8117184639" calcext:value-type="float">
            <text:p>2.8117184639</text:p>
          </table:table-cell>
          <table:table-cell office:value-type="float" office:value="2.79173016548" calcext:value-type="float">
            <text:p>2.7917301655</text:p>
          </table:table-cell>
          <table:table-cell table:formula="of:=[.J627]-[.B625]" office:value-type="float" office:value="-1.864580392836" calcext:value-type="float">
            <text:p>-1.8645803928</text:p>
          </table:table-cell>
          <table:table-cell office:value-type="float" office:value="0.925628244877" calcext:value-type="float">
            <text:p>0.9256282449</text:p>
          </table:table-cell>
          <table:table-cell table:formula="of:=[.G627]-[.D625]" office:value-type="float" office:value="0.00228512287099991" calcext:value-type="float">
            <text:p>0.0022851229</text:p>
          </table:table-cell>
          <table:table-cell table:formula="of:=[.B625]-[.$D627]" office:value-type="float" office:value="1.864580392836" calcext:value-type="float">
            <text:p>1.8645803928</text:p>
          </table:table-cell>
          <table:table-cell office:value-type="float" office:value="0.925628244877" calcext:value-type="float">
            <text:p>0.9256282449</text:p>
          </table:table-cell>
          <table:table-cell table:formula="of:=[.J627]-[.G625]" office:value-type="float" office:value="0.00152152776699999" calcext:value-type="float">
            <text:p>0.0015215278</text:p>
          </table:table-cell>
          <table:table-cell table:formula="of:=[.B625]-[.G625]" office:value-type="float" office:value="1.866101920603" calcext:value-type="float">
            <text:p>1.8661019206</text:p>
          </table:table-cell>
          <table:table-cell office:value-type="float" office:value="0.925628244877" calcext:value-type="float">
            <text:p>0.9256282449</text:p>
          </table:table-cell>
          <table:table-cell table:formula="of:=[.P627]-[.J625]" office:value-type="float" office:value="0.00152152776699999" calcext:value-type="float">
            <text:p>0.0015215278</text:p>
          </table:table-cell>
          <table:table-cell table:formula="of:=[.B625]-[.J625]" office:value-type="float" office:value="1.866101920603" calcext:value-type="float">
            <text:p>1.8661019206</text:p>
          </table:table-cell>
          <table:table-cell office:value-type="float" office:value="0.925628244877" calcext:value-type="float">
            <text:p>0.9256282449</text:p>
          </table:table-cell>
          <table:table-cell table:formula="of:=[.P627]-[.M625]" office:value-type="float" office:value="0.00152152776699999" calcext:value-type="float">
            <text:p>0.0015215278</text:p>
          </table:table-cell>
          <table:table-cell table:formula="of:=[.B625]-[.M625]" office:value-type="float" office:value="1.866101920603" calcext:value-type="float">
            <text:p>1.8661019206</text:p>
          </table:table-cell>
          <table:table-cell office:value-type="float" office:value="0.925628244877" calcext:value-type="float">
            <text:p>0.9256282449</text:p>
          </table:table-cell>
          <table:table-cell table:formula="of:=[.S627]-[.P625]" office:value-type="float" office:value="0.00152152776699999" calcext:value-type="float">
            <text:p>0.0015215278</text:p>
          </table:table-cell>
          <table:table-cell table:formula="of:=[.B625]-[.P625]" office:value-type="float" office:value="1.866101920603" calcext:value-type="float">
            <text:p>1.8661019206</text:p>
          </table:table-cell>
          <table:table-cell office:value-type="float" office:value="0.923325717449" calcext:value-type="float">
            <text:p>0.9233257174</text:p>
          </table:table-cell>
          <table:table-cell table:formula="of:=[.A625]-[.S625]" office:value-type="float" office:value="1.888392746451" calcext:value-type="float">
            <text:p>1.8883927465</text:p>
          </table:table-cell>
          <table:table-cell table:formula="of:=[.B625]-[.S625]" office:value-type="float" office:value="1.868404448031" calcext:value-type="float">
            <text:p>1.868404448</text:p>
          </table:table-cell>
        </table:table-row>
        <table:table-row table:style-name="ro1">
          <table:table-cell table:number-columns-repeated="2" office:value-type="float" office:value="2.6192138195" calcext:value-type="float">
            <text:p>2.6192138195</text:p>
          </table:table-cell>
          <table:table-cell table:formula="of:=[.J628]-[.B626]" office:value-type="float" office:value="-1.690534949299" calcext:value-type="float">
            <text:p>-1.6905349493</text:p>
          </table:table-cell>
          <table:table-cell office:value-type="float" office:value="0.926388084888" calcext:value-type="float">
            <text:p>0.9263880849</text:p>
          </table:table-cell>
          <table:table-cell table:formula="of:=[.G628]-[.D626]" office:value-type="float" office:value="0.00229078531299998" calcext:value-type="float">
            <text:p>0.0022907853</text:p>
          </table:table-cell>
          <table:table-cell table:formula="of:=[.B626]-[.$D628]" office:value-type="float" office:value="1.690534949299" calcext:value-type="float">
            <text:p>1.6905349493</text:p>
          </table:table-cell>
          <table:table-cell office:value-type="float" office:value="0.926388084888" calcext:value-type="float">
            <text:p>0.9263880849</text:p>
          </table:table-cell>
          <table:table-cell table:formula="of:=[.J628]-[.G626]" office:value-type="float" office:value="0.00229078531299998" calcext:value-type="float">
            <text:p>0.0022907853</text:p>
          </table:table-cell>
          <table:table-cell table:formula="of:=[.B626]-[.G626]" office:value-type="float" office:value="1.692825734612" calcext:value-type="float">
            <text:p>1.6928257346</text:p>
          </table:table-cell>
          <table:table-cell office:value-type="float" office:value="0.926388084888" calcext:value-type="float">
            <text:p>0.9263880849</text:p>
          </table:table-cell>
          <table:table-cell table:formula="of:=[.P628]-[.J626]" office:value-type="float" office:value="0.00229078531299998" calcext:value-type="float">
            <text:p>0.0022907853</text:p>
          </table:table-cell>
          <table:table-cell table:formula="of:=[.B626]-[.J626]" office:value-type="float" office:value="1.692825734612" calcext:value-type="float">
            <text:p>1.6928257346</text:p>
          </table:table-cell>
          <table:table-cell office:value-type="float" office:value="0.926388084888" calcext:value-type="float">
            <text:p>0.9263880849</text:p>
          </table:table-cell>
          <table:table-cell table:formula="of:=[.P628]-[.M626]" office:value-type="float" office:value="0.00229078531299998" calcext:value-type="float">
            <text:p>0.0022907853</text:p>
          </table:table-cell>
          <table:table-cell table:formula="of:=[.B626]-[.M626]" office:value-type="float" office:value="1.692825734612" calcext:value-type="float">
            <text:p>1.6928257346</text:p>
          </table:table-cell>
          <table:table-cell office:value-type="float" office:value="0.926388084888" calcext:value-type="float">
            <text:p>0.9263880849</text:p>
          </table:table-cell>
          <table:table-cell table:formula="of:=[.S628]-[.P626]" office:value-type="float" office:value="0.00229078531299998" calcext:value-type="float">
            <text:p>0.0022907853</text:p>
          </table:table-cell>
          <table:table-cell table:formula="of:=[.B626]-[.P626]" office:value-type="float" office:value="1.692825734612" calcext:value-type="float">
            <text:p>1.6928257346</text:p>
          </table:table-cell>
          <table:table-cell office:value-type="float" office:value="0.924083650112" calcext:value-type="float">
            <text:p>0.9240836501</text:p>
          </table:table-cell>
          <table:table-cell table:formula="of:=[.A626]-[.S626]" office:value-type="float" office:value="1.695130169388" calcext:value-type="float">
            <text:p>1.6951301694</text:p>
          </table:table-cell>
          <table:table-cell table:formula="of:=[.B626]-[.S626]" office:value-type="float" office:value="1.695130169388" calcext:value-type="float">
            <text:p>1.6951301694</text:p>
          </table:table-cell>
        </table:table-row>
        <table:table-row table:style-name="ro1">
          <table:table-cell table:number-columns-repeated="2" office:value-type="float" office:value="2.68980240822" calcext:value-type="float">
            <text:p>2.6898024082</text:p>
          </table:table-cell>
          <table:table-cell table:formula="of:=[.J629]-[.B627]" office:value-type="float" office:value="-1.760356128217" calcext:value-type="float">
            <text:p>-1.7603561282</text:p>
          </table:table-cell>
          <table:table-cell office:value-type="float" office:value="0.927149772644" calcext:value-type="float">
            <text:p>0.9271497726</text:p>
          </table:table-cell>
          <table:table-cell table:formula="of:=[.G629]-[.D627]" office:value-type="float" office:value="0.00460863113400001" calcext:value-type="float">
            <text:p>0.0046086311</text:p>
          </table:table-cell>
          <table:table-cell table:formula="of:=[.B627]-[.$D629]" office:value-type="float" office:value="1.760356128217" calcext:value-type="float">
            <text:p>1.7603561282</text:p>
          </table:table-cell>
          <table:table-cell office:value-type="float" office:value="0.927913367748" calcext:value-type="float">
            <text:p>0.9279133677</text:p>
          </table:table-cell>
          <table:table-cell table:formula="of:=[.J629]-[.G627]" office:value-type="float" office:value="0.00153291225500007" calcext:value-type="float">
            <text:p>0.0015329123</text:p>
          </table:table-cell>
          <table:table-cell table:formula="of:=[.B627]-[.G627]" office:value-type="float" office:value="1.761889040472" calcext:value-type="float">
            <text:p>1.7618890405</text:p>
          </table:table-cell>
          <table:table-cell office:value-type="float" office:value="0.927149772644" calcext:value-type="float">
            <text:p>0.9271497726</text:p>
          </table:table-cell>
          <table:table-cell table:formula="of:=[.P629]-[.J627]" office:value-type="float" office:value="0.002296507359" calcext:value-type="float">
            <text:p>0.0022965074</text:p>
          </table:table-cell>
          <table:table-cell table:formula="of:=[.B627]-[.J627]" office:value-type="float" office:value="1.762652635576" calcext:value-type="float">
            <text:p>1.7626526356</text:p>
          </table:table-cell>
          <table:table-cell office:value-type="float" office:value="0.927149772644" calcext:value-type="float">
            <text:p>0.9271497726</text:p>
          </table:table-cell>
          <table:table-cell table:formula="of:=[.P629]-[.M627]" office:value-type="float" office:value="0.002296507359" calcext:value-type="float">
            <text:p>0.0022965074</text:p>
          </table:table-cell>
          <table:table-cell table:formula="of:=[.B627]-[.M627]" office:value-type="float" office:value="1.762652635576" calcext:value-type="float">
            <text:p>1.7626526356</text:p>
          </table:table-cell>
          <table:table-cell office:value-type="float" office:value="0.927149772644" calcext:value-type="float">
            <text:p>0.9271497726</text:p>
          </table:table-cell>
          <table:table-cell table:formula="of:=[.S629]-[.P627]" office:value-type="float" office:value="0.002296507359" calcext:value-type="float">
            <text:p>0.0022965074</text:p>
          </table:table-cell>
          <table:table-cell table:formula="of:=[.B627]-[.P627]" office:value-type="float" office:value="1.762652635576" calcext:value-type="float">
            <text:p>1.7626526356</text:p>
          </table:table-cell>
          <table:table-cell office:value-type="float" office:value="0.927149772644" calcext:value-type="float">
            <text:p>0.9271497726</text:p>
          </table:table-cell>
          <table:table-cell table:formula="of:=[.A627]-[.S627]" office:value-type="float" office:value="1.762652635576" calcext:value-type="float">
            <text:p>1.7626526356</text:p>
          </table:table-cell>
          <table:table-cell table:formula="of:=[.B627]-[.S627]" office:value-type="float" office:value="1.762652635576" calcext:value-type="float">
            <text:p>1.7626526356</text:p>
          </table:table-cell>
        </table:table-row>
        <table:table-row table:style-name="ro1">
          <table:table-cell table:number-columns-repeated="2" office:value-type="float" office:value="2.7285296917" calcext:value-type="float">
            <text:p>2.7285296917</text:p>
          </table:table-cell>
          <table:table-cell table:formula="of:=[.J630]-[.B628]" office:value-type="float" office:value="-1.796000123028" calcext:value-type="float">
            <text:p>-1.796000123</text:p>
          </table:table-cell>
          <table:table-cell office:value-type="float" office:value="0.928678870201" calcext:value-type="float">
            <text:p>0.9286788702</text:p>
          </table:table-cell>
          <table:table-cell table:formula="of:=[.G630]-[.D628]" office:value-type="float" office:value="0.00385069847100006" calcext:value-type="float">
            <text:p>0.0038506985</text:p>
          </table:table-cell>
          <table:table-cell table:formula="of:=[.B628]-[.$D630]" office:value-type="float" office:value="1.796000123028" calcext:value-type="float">
            <text:p>1.796000123</text:p>
          </table:table-cell>
          <table:table-cell office:value-type="float" office:value="0.928678870201" calcext:value-type="float">
            <text:p>0.9286788702</text:p>
          </table:table-cell>
          <table:table-cell table:formula="of:=[.J630]-[.G628]" office:value-type="float" office:value="0.00385069847100006" calcext:value-type="float">
            <text:p>0.0038506985</text:p>
          </table:table-cell>
          <table:table-cell table:formula="of:=[.B628]-[.G628]" office:value-type="float" office:value="1.799850821499" calcext:value-type="float">
            <text:p>1.7998508215</text:p>
          </table:table-cell>
          <table:table-cell office:value-type="float" office:value="0.928678870201" calcext:value-type="float">
            <text:p>0.9286788702</text:p>
          </table:table-cell>
          <table:table-cell table:formula="of:=[.P630]-[.J628]" office:value-type="float" office:value="0.00153672695200002" calcext:value-type="float">
            <text:p>0.001536727</text:p>
          </table:table-cell>
          <table:table-cell table:formula="of:=[.B628]-[.J628]" office:value-type="float" office:value="1.799850821499" calcext:value-type="float">
            <text:p>1.7998508215</text:p>
          </table:table-cell>
          <table:table-cell office:value-type="float" office:value="0.928678870201" calcext:value-type="float">
            <text:p>0.9286788702</text:p>
          </table:table-cell>
          <table:table-cell table:formula="of:=[.P630]-[.M628]" office:value-type="float" office:value="0.00153672695200002" calcext:value-type="float">
            <text:p>0.001536727</text:p>
          </table:table-cell>
          <table:table-cell table:formula="of:=[.B628]-[.M628]" office:value-type="float" office:value="1.799850821499" calcext:value-type="float">
            <text:p>1.7998508215</text:p>
          </table:table-cell>
          <table:table-cell office:value-type="float" office:value="0.928678870201" calcext:value-type="float">
            <text:p>0.9286788702</text:p>
          </table:table-cell>
          <table:table-cell table:formula="of:=[.S630]-[.P628]" office:value-type="float" office:value="0.00153672695200002" calcext:value-type="float">
            <text:p>0.001536727</text:p>
          </table:table-cell>
          <table:table-cell table:formula="of:=[.B628]-[.P628]" office:value-type="float" office:value="1.799850821499" calcext:value-type="float">
            <text:p>1.7998508215</text:p>
          </table:table-cell>
          <table:table-cell office:value-type="float" office:value="0.928678870201" calcext:value-type="float">
            <text:p>0.9286788702</text:p>
          </table:table-cell>
          <table:table-cell table:formula="of:=[.A628]-[.S628]" office:value-type="float" office:value="1.799850821499" calcext:value-type="float">
            <text:p>1.7998508215</text:p>
          </table:table-cell>
          <table:table-cell table:formula="of:=[.B628]-[.S628]" office:value-type="float" office:value="1.799850821499" calcext:value-type="float">
            <text:p>1.7998508215</text:p>
          </table:table-cell>
        </table:table-row>
        <table:table-row table:style-name="ro1">
          <table:table-cell table:number-columns-repeated="2" office:value-type="float" office:value="2.85599684715" calcext:value-type="float">
            <text:p>2.8559968472</text:p>
          </table:table-cell>
          <table:table-cell table:formula="of:=[.J631]-[.B629]" office:value-type="float" office:value="-1.922694206235" calcext:value-type="float">
            <text:p>-1.9226942062</text:p>
          </table:table-cell>
          <table:table-cell office:value-type="float" office:value="0.929446280003" calcext:value-type="float">
            <text:p>0.92944628</text:p>
          </table:table-cell>
          <table:table-cell table:formula="of:=[.G631]-[.D629]" office:value-type="float" office:value="0.00385636091199992" calcext:value-type="float">
            <text:p>0.0038563609</text:p>
          </table:table-cell>
          <table:table-cell table:formula="of:=[.B629]-[.$D631]" office:value-type="float" office:value="1.922694206235" calcext:value-type="float">
            <text:p>1.9226942062</text:p>
          </table:table-cell>
          <table:table-cell office:value-type="float" office:value="0.931758403778" calcext:value-type="float">
            <text:p>0.9317584038</text:p>
          </table:table-cell>
          <table:table-cell table:formula="of:=[.J631]-[.G629]" office:value-type="float" office:value="0.00154423713699992" calcext:value-type="float">
            <text:p>0.0015442371</text:p>
          </table:table-cell>
          <table:table-cell table:formula="of:=[.B629]-[.G629]" office:value-type="float" office:value="1.924238443372" calcext:value-type="float">
            <text:p>1.9242384434</text:p>
          </table:table-cell>
          <table:table-cell office:value-type="float" office:value="0.929446280003" calcext:value-type="float">
            <text:p>0.92944628</text:p>
          </table:table-cell>
          <table:table-cell table:formula="of:=[.P631]-[.J629]" office:value-type="float" office:value="0.00154048204399992" calcext:value-type="float">
            <text:p>0.001540482</text:p>
          </table:table-cell>
          <table:table-cell table:formula="of:=[.B629]-[.J629]" office:value-type="float" office:value="1.926550567147" calcext:value-type="float">
            <text:p>1.9265505671</text:p>
          </table:table-cell>
          <table:table-cell office:value-type="float" office:value="0.929446280003" calcext:value-type="float">
            <text:p>0.92944628</text:p>
          </table:table-cell>
          <table:table-cell table:formula="of:=[.P631]-[.M629]" office:value-type="float" office:value="0.00154048204399992" calcext:value-type="float">
            <text:p>0.001540482</text:p>
          </table:table-cell>
          <table:table-cell table:formula="of:=[.B629]-[.M629]" office:value-type="float" office:value="1.926550567147" calcext:value-type="float">
            <text:p>1.9265505671</text:p>
          </table:table-cell>
          <table:table-cell office:value-type="float" office:value="0.929446280003" calcext:value-type="float">
            <text:p>0.92944628</text:p>
          </table:table-cell>
          <table:table-cell table:formula="of:=[.S631]-[.P629]" office:value-type="float" office:value="0.00154048204399992" calcext:value-type="float">
            <text:p>0.001540482</text:p>
          </table:table-cell>
          <table:table-cell table:formula="of:=[.B629]-[.P629]" office:value-type="float" office:value="1.926550567147" calcext:value-type="float">
            <text:p>1.9265505671</text:p>
          </table:table-cell>
          <table:table-cell office:value-type="float" office:value="0.929446280003" calcext:value-type="float">
            <text:p>0.92944628</text:p>
          </table:table-cell>
          <table:table-cell table:formula="of:=[.A629]-[.S629]" office:value-type="float" office:value="1.926550567147" calcext:value-type="float">
            <text:p>1.9265505671</text:p>
          </table:table-cell>
          <table:table-cell table:formula="of:=[.B629]-[.S629]" office:value-type="float" office:value="1.926550567147" calcext:value-type="float">
            <text:p>1.9265505671</text:p>
          </table:table-cell>
        </table:table-row>
        <table:table-row table:style-name="ro1">
          <table:table-cell office:value-type="float" office:value="2.85808229446" calcext:value-type="float">
            <text:p>2.8580822945</text:p>
          </table:table-cell>
          <table:table-cell office:value-type="float" office:value="2.83710741997" calcext:value-type="float">
            <text:p>2.83710742</text:p>
          </table:table-cell>
          <table:table-cell table:formula="of:=[.J632]-[.B630]" office:value-type="float" office:value="-1.905347645285" calcext:value-type="float">
            <text:p>-1.9053476453</text:p>
          </table:table-cell>
          <table:table-cell office:value-type="float" office:value="0.932529568672" calcext:value-type="float">
            <text:p>0.9325295687</text:p>
          </table:table-cell>
          <table:table-cell table:formula="of:=[.G632]-[.D630]" office:value-type="float" office:value="-0.000769793987000056" calcext:value-type="float">
            <text:p>-0.000769794</text:p>
          </table:table-cell>
          <table:table-cell table:formula="of:=[.B630]-[.$D632]" office:value-type="float" office:value="1.903029799464" calcext:value-type="float">
            <text:p>1.9030297995</text:p>
          </table:table-cell>
          <table:table-cell office:value-type="float" office:value="0.932529568672" calcext:value-type="float">
            <text:p>0.9325295687</text:p>
          </table:table-cell>
          <table:table-cell table:formula="of:=[.J632]-[.G630]" office:value-type="float" office:value="-0.000769793987000056" calcext:value-type="float">
            <text:p>-0.000769794</text:p>
          </table:table-cell>
          <table:table-cell table:formula="of:=[.B630]-[.G630]" office:value-type="float" office:value="1.904577851298" calcext:value-type="float">
            <text:p>1.9045778513</text:p>
          </table:table-cell>
          <table:table-cell office:value-type="float" office:value="0.932529568672" calcext:value-type="float">
            <text:p>0.9325295687</text:p>
          </table:table-cell>
          <table:table-cell table:formula="of:=[.P632]-[.J630]" office:value-type="float" office:value="-0.000769793987000056" calcext:value-type="float">
            <text:p>-0.000769794</text:p>
          </table:table-cell>
          <table:table-cell table:formula="of:=[.B630]-[.J630]" office:value-type="float" office:value="1.904577851298" calcext:value-type="float">
            <text:p>1.9045778513</text:p>
          </table:table-cell>
          <table:table-cell office:value-type="float" office:value="0.930215597153" calcext:value-type="float">
            <text:p>0.9302155972</text:p>
          </table:table-cell>
          <table:table-cell table:formula="of:=[.P632]-[.M630]" office:value-type="float" office:value="0.00154417753199998" calcext:value-type="float">
            <text:p>0.0015441775</text:p>
          </table:table-cell>
          <table:table-cell table:formula="of:=[.B630]-[.M630]" office:value-type="float" office:value="1.906891822817" calcext:value-type="float">
            <text:p>1.9068918228</text:p>
          </table:table-cell>
          <table:table-cell office:value-type="float" office:value="0.930215597153" calcext:value-type="float">
            <text:p>0.9302155972</text:p>
          </table:table-cell>
          <table:table-cell table:formula="of:=[.S632]-[.P630]" office:value-type="float" office:value="0.00154417753199998" calcext:value-type="float">
            <text:p>0.0015441775</text:p>
          </table:table-cell>
          <table:table-cell table:formula="of:=[.B630]-[.P630]" office:value-type="float" office:value="1.906891822817" calcext:value-type="float">
            <text:p>1.9068918228</text:p>
          </table:table-cell>
          <table:table-cell office:value-type="float" office:value="0.930215597153" calcext:value-type="float">
            <text:p>0.9302155972</text:p>
          </table:table-cell>
          <table:table-cell table:formula="of:=[.A630]-[.S630]" office:value-type="float" office:value="1.927866697307" calcext:value-type="float">
            <text:p>1.9278666973</text:p>
          </table:table-cell>
          <table:table-cell table:formula="of:=[.B630]-[.S630]" office:value-type="float" office:value="1.906891822817" calcext:value-type="float">
            <text:p>1.9068918228</text:p>
          </table:table-cell>
        </table:table-row>
        <table:table-row table:style-name="ro1">
          <table:table-cell office:value-type="float" office:value="2.82233834267" calcext:value-type="float">
            <text:p>2.8223383427</text:p>
          </table:table-cell>
          <table:table-cell office:value-type="float" office:value="2.80131745338" calcext:value-type="float">
            <text:p>2.8013174534</text:p>
          </table:table-cell>
          <table:table-cell table:formula="of:=[.J633]-[.B631]" office:value-type="float" office:value="-1.868005931373" calcext:value-type="float">
            <text:p>-1.8680059314</text:p>
          </table:table-cell>
          <table:table-cell office:value-type="float" office:value="0.933302640915" calcext:value-type="float">
            <text:p>0.9333026409</text:p>
          </table:table-cell>
          <table:table-cell table:formula="of:=[.G633]-[.D631]" office:value-type="float" office:value="0.00000888109200003484" calcext:value-type="float">
            <text:p>8.88109200003484E-006</text:p>
          </table:table-cell>
          <table:table-cell table:formula="of:=[.B631]-[.$D633]" office:value-type="float" office:value="1.86568421125" calcext:value-type="float">
            <text:p>1.8656842113</text:p>
          </table:table-cell>
          <table:table-cell office:value-type="float" office:value="0.933302640915" calcext:value-type="float">
            <text:p>0.9333026409</text:p>
          </table:table-cell>
          <table:table-cell table:formula="of:=[.J633]-[.G631]" office:value-type="float" office:value="0.00000888109200003484" calcext:value-type="float">
            <text:p>8.88109200003484E-006</text:p>
          </table:table-cell>
          <table:table-cell table:formula="of:=[.B631]-[.G631]" office:value-type="float" office:value="1.868014812465" calcext:value-type="float">
            <text:p>1.8680148125</text:p>
          </table:table-cell>
          <table:table-cell office:value-type="float" office:value="0.933302640915" calcext:value-type="float">
            <text:p>0.9333026409</text:p>
          </table:table-cell>
          <table:table-cell table:formula="of:=[.P633]-[.J631]" office:value-type="float" office:value="-0.00231277942699992" calcext:value-type="float">
            <text:p>-0.0023127794</text:p>
          </table:table-cell>
          <table:table-cell table:formula="of:=[.B631]-[.J631]" office:value-type="float" office:value="1.868014812465" calcext:value-type="float">
            <text:p>1.8680148125</text:p>
          </table:table-cell>
          <table:table-cell office:value-type="float" office:value="0.930986762047" calcext:value-type="float">
            <text:p>0.930986762</text:p>
          </table:table-cell>
          <table:table-cell table:formula="of:=[.P633]-[.M631]" office:value-type="float" office:value="0.0000030994410000762" calcext:value-type="float">
            <text:p>3.0994410000762E-006</text:p>
          </table:table-cell>
          <table:table-cell table:formula="of:=[.B631]-[.M631]" office:value-type="float" office:value="1.870330691333" calcext:value-type="float">
            <text:p>1.8703306913</text:p>
          </table:table-cell>
          <table:table-cell office:value-type="float" office:value="0.930986762047" calcext:value-type="float">
            <text:p>0.930986762</text:p>
          </table:table-cell>
          <table:table-cell table:formula="of:=[.S633]-[.P631]" office:value-type="float" office:value="0.00232475996000003" calcext:value-type="float">
            <text:p>0.00232476</text:p>
          </table:table-cell>
          <table:table-cell table:formula="of:=[.B631]-[.P631]" office:value-type="float" office:value="1.870330691333" calcext:value-type="float">
            <text:p>1.8703306913</text:p>
          </table:table-cell>
          <table:table-cell office:value-type="float" office:value="0.930986762047" calcext:value-type="float">
            <text:p>0.930986762</text:p>
          </table:table-cell>
          <table:table-cell table:formula="of:=[.A631]-[.S631]" office:value-type="float" office:value="1.891351580623" calcext:value-type="float">
            <text:p>1.8913515806</text:p>
          </table:table-cell>
          <table:table-cell table:formula="of:=[.B631]-[.S631]" office:value-type="float" office:value="1.870330691333" calcext:value-type="float">
            <text:p>1.8703306913</text:p>
          </table:table-cell>
        </table:table-row>
        <table:table-row table:style-name="ro1">
          <table:table-cell office:value-type="float" office:value="2.7532324791" calcext:value-type="float">
            <text:p>2.7532324791</text:p>
          </table:table-cell>
          <table:table-cell office:value-type="float" office:value="2.73173904419" calcext:value-type="float">
            <text:p>2.7317390442</text:p>
          </table:table-cell>
          <table:table-cell table:formula="of:=[.J634]-[.B632]" office:value-type="float" office:value="-1.797648847104" calcext:value-type="float">
            <text:p>-1.7976488471</text:p>
          </table:table-cell>
          <table:table-cell office:value-type="float" office:value="0.934077620506" calcext:value-type="float">
            <text:p>0.9340776205</text:p>
          </table:table-cell>
          <table:table-cell table:formula="of:=[.G634]-[.D632]" office:value-type="float" office:value="0.0000125765799999789" calcext:value-type="float">
            <text:p>1.25765799999789E-005</text:p>
          </table:table-cell>
          <table:table-cell table:formula="of:=[.B632]-[.$D634]" office:value-type="float" office:value="1.795325219632" calcext:value-type="float">
            <text:p>1.7953252196</text:p>
          </table:table-cell>
          <table:table-cell office:value-type="float" office:value="0.931759774685" calcext:value-type="float">
            <text:p>0.9317597747</text:p>
          </table:table-cell>
          <table:table-cell table:formula="of:=[.J634]-[.G632]" office:value-type="float" office:value="0.00233042240100001" calcext:value-type="float">
            <text:p>0.0023304224</text:p>
          </table:table-cell>
          <table:table-cell table:formula="of:=[.B632]-[.G632]" office:value-type="float" office:value="1.799979269505" calcext:value-type="float">
            <text:p>1.7999792695</text:p>
          </table:table-cell>
          <table:table-cell office:value-type="float" office:value="0.931759774685" calcext:value-type="float">
            <text:p>0.9317597747</text:p>
          </table:table-cell>
          <table:table-cell table:formula="of:=[.P634]-[.J632]" office:value-type="float" office:value="0.00233042240100001" calcext:value-type="float">
            <text:p>0.0023304224</text:p>
          </table:table-cell>
          <table:table-cell table:formula="of:=[.B632]-[.J632]" office:value-type="float" office:value="1.799979269505" calcext:value-type="float">
            <text:p>1.7999792695</text:p>
          </table:table-cell>
          <table:table-cell office:value-type="float" office:value="0.931759774685" calcext:value-type="float">
            <text:p>0.9317597747</text:p>
          </table:table-cell>
          <table:table-cell table:formula="of:=[.P634]-[.M632]" office:value-type="float" office:value="0.00233042240100001" calcext:value-type="float">
            <text:p>0.0023304224</text:p>
          </table:table-cell>
          <table:table-cell table:formula="of:=[.B632]-[.M632]" office:value-type="float" office:value="1.799979269505" calcext:value-type="float">
            <text:p>1.7999792695</text:p>
          </table:table-cell>
          <table:table-cell office:value-type="float" office:value="0.931759774685" calcext:value-type="float">
            <text:p>0.9317597747</text:p>
          </table:table-cell>
          <table:table-cell table:formula="of:=[.S634]-[.P632]" office:value-type="float" office:value="0.00233042240100001" calcext:value-type="float">
            <text:p>0.0023304224</text:p>
          </table:table-cell>
          <table:table-cell table:formula="of:=[.B632]-[.P632]" office:value-type="float" office:value="1.799979269505" calcext:value-type="float">
            <text:p>1.7999792695</text:p>
          </table:table-cell>
          <table:table-cell office:value-type="float" office:value="0.931759774685" calcext:value-type="float">
            <text:p>0.9317597747</text:p>
          </table:table-cell>
          <table:table-cell table:formula="of:=[.A632]-[.S632]" office:value-type="float" office:value="1.821472704415" calcext:value-type="float">
            <text:p>1.8214727044</text:p>
          </table:table-cell>
          <table:table-cell table:formula="of:=[.B632]-[.S632]" office:value-type="float" office:value="1.799979269505" calcext:value-type="float">
            <text:p>1.7999792695</text:p>
          </table:table-cell>
        </table:table-row>
        <table:table-row table:style-name="ro1">
          <table:table-cell table:number-columns-repeated="2" office:value-type="float" office:value="2.75432896614" calcext:value-type="float">
            <text:p>2.7543289661</text:p>
          </table:table-cell>
          <table:table-cell table:formula="of:=[.J635]-[.B633]" office:value-type="float" office:value="-1.81945824623" calcext:value-type="float">
            <text:p>-1.8194582462</text:p>
          </table:table-cell>
          <table:table-cell office:value-type="float" office:value="0.93563324213" calcext:value-type="float">
            <text:p>0.9356332421</text:p>
          </table:table-cell>
          <table:table-cell table:formula="of:=[.G635]-[.D633]" office:value-type="float" office:value="-0.000762522220000061" calcext:value-type="float">
            <text:p>-0.0007625222</text:p>
          </table:table-cell>
          <table:table-cell table:formula="of:=[.B633]-[.$D635]" office:value-type="float" office:value="1.81713271141" calcext:value-type="float">
            <text:p>1.8171327114</text:p>
          </table:table-cell>
          <table:table-cell office:value-type="float" office:value="0.933311522007" calcext:value-type="float">
            <text:p>0.933311522</text:p>
          </table:table-cell>
          <table:table-cell table:formula="of:=[.J635]-[.G633]" office:value-type="float" office:value="0.00155919790299996" calcext:value-type="float">
            <text:p>0.0015591979</text:p>
          </table:table-cell>
          <table:table-cell table:formula="of:=[.B633]-[.G633]" office:value-type="float" office:value="1.821017444133" calcext:value-type="float">
            <text:p>1.8210174441</text:p>
          </table:table-cell>
          <table:table-cell office:value-type="float" office:value="0.933311522007" calcext:value-type="float">
            <text:p>0.933311522</text:p>
          </table:table-cell>
          <table:table-cell table:formula="of:=[.P635]-[.J633]" office:value-type="float" office:value="0.00155919790299996" calcext:value-type="float">
            <text:p>0.0015591979</text:p>
          </table:table-cell>
          <table:table-cell table:formula="of:=[.B633]-[.J633]" office:value-type="float" office:value="1.821017444133" calcext:value-type="float">
            <text:p>1.8210174441</text:p>
          </table:table-cell>
          <table:table-cell office:value-type="float" office:value="0.930989861488" calcext:value-type="float">
            <text:p>0.9309898615</text:p>
          </table:table-cell>
          <table:table-cell table:formula="of:=[.P635]-[.M633]" office:value-type="float" office:value="0.00388085842199992" calcext:value-type="float">
            <text:p>0.0038808584</text:p>
          </table:table-cell>
          <table:table-cell table:formula="of:=[.B633]-[.M633]" office:value-type="float" office:value="1.823339104652" calcext:value-type="float">
            <text:p>1.8233391047</text:p>
          </table:table-cell>
          <table:table-cell office:value-type="float" office:value="0.930989861488" calcext:value-type="float">
            <text:p>0.9309898615</text:p>
          </table:table-cell>
          <table:table-cell table:formula="of:=[.S635]-[.P633]" office:value-type="float" office:value="0.00388085842199992" calcext:value-type="float">
            <text:p>0.0038808584</text:p>
          </table:table-cell>
          <table:table-cell table:formula="of:=[.B633]-[.P633]" office:value-type="float" office:value="1.823339104652" calcext:value-type="float">
            <text:p>1.8233391047</text:p>
          </table:table-cell>
          <table:table-cell office:value-type="float" office:value="0.933311522007" calcext:value-type="float">
            <text:p>0.933311522</text:p>
          </table:table-cell>
          <table:table-cell table:formula="of:=[.A633]-[.S633]" office:value-type="float" office:value="1.821017444133" calcext:value-type="float">
            <text:p>1.8210174441</text:p>
          </table:table-cell>
          <table:table-cell table:formula="of:=[.B633]-[.S633]" office:value-type="float" office:value="1.821017444133" calcext:value-type="float">
            <text:p>1.8210174441</text:p>
          </table:table-cell>
        </table:table-row>
        <table:table-row table:style-name="ro1">
          <table:table-cell table:number-columns-repeated="2" office:value-type="float" office:value="2.80507183075" calcext:value-type="float">
            <text:p>2.8050718308</text:p>
          </table:table-cell>
          <table:table-cell table:formula="of:=[.J636]-[.B634]" office:value-type="float" office:value="-1.867091238499" calcext:value-type="float">
            <text:p>-1.8670912385</text:p>
          </table:table-cell>
          <table:table-cell office:value-type="float" office:value="0.936413824558" calcext:value-type="float">
            <text:p>0.9364138246</text:p>
          </table:table-cell>
          <table:table-cell table:formula="of:=[.G636]-[.D634]" office:value-type="float" office:value="-0.00076073408099997" calcext:value-type="float">
            <text:p>-0.0007607341</text:p>
          </table:table-cell>
          <table:table-cell table:formula="of:=[.B634]-[.$D636]" office:value-type="float" office:value="1.867091238499" calcext:value-type="float">
            <text:p>1.8670912385</text:p>
          </table:table-cell>
          <table:table-cell office:value-type="float" office:value="0.934090197086" calcext:value-type="float">
            <text:p>0.9340901971</text:p>
          </table:table-cell>
          <table:table-cell table:formula="of:=[.J636]-[.G634]" office:value-type="float" office:value="0.003890395165" calcext:value-type="float">
            <text:p>0.0038903952</text:p>
          </table:table-cell>
          <table:table-cell table:formula="of:=[.B634]-[.G634]" office:value-type="float" office:value="1.870981633664" calcext:value-type="float">
            <text:p>1.8709816337</text:p>
          </table:table-cell>
          <table:table-cell office:value-type="float" office:value="0.934090197086" calcext:value-type="float">
            <text:p>0.9340901971</text:p>
          </table:table-cell>
          <table:table-cell table:formula="of:=[.P636]-[.J634]" office:value-type="float" office:value="0.00156289339100002" calcext:value-type="float">
            <text:p>0.0015628934</text:p>
          </table:table-cell>
          <table:table-cell table:formula="of:=[.B634]-[.J634]" office:value-type="float" office:value="1.870981633664" calcext:value-type="float">
            <text:p>1.8709816337</text:p>
          </table:table-cell>
          <table:table-cell office:value-type="float" office:value="0.934090197086" calcext:value-type="float">
            <text:p>0.9340901971</text:p>
          </table:table-cell>
          <table:table-cell table:formula="of:=[.P636]-[.M634]" office:value-type="float" office:value="0.00156289339100002" calcext:value-type="float">
            <text:p>0.0015628934</text:p>
          </table:table-cell>
          <table:table-cell table:formula="of:=[.B634]-[.M634]" office:value-type="float" office:value="1.870981633664" calcext:value-type="float">
            <text:p>1.8709816337</text:p>
          </table:table-cell>
          <table:table-cell office:value-type="float" office:value="0.934090197086" calcext:value-type="float">
            <text:p>0.9340901971</text:p>
          </table:table-cell>
          <table:table-cell table:formula="of:=[.S636]-[.P634]" office:value-type="float" office:value="0.00156289339100002" calcext:value-type="float">
            <text:p>0.0015628934</text:p>
          </table:table-cell>
          <table:table-cell table:formula="of:=[.B634]-[.P634]" office:value-type="float" office:value="1.870981633664" calcext:value-type="float">
            <text:p>1.8709816337</text:p>
          </table:table-cell>
          <table:table-cell office:value-type="float" office:value="0.934090197086" calcext:value-type="float">
            <text:p>0.9340901971</text:p>
          </table:table-cell>
          <table:table-cell table:formula="of:=[.A634]-[.S634]" office:value-type="float" office:value="1.870981633664" calcext:value-type="float">
            <text:p>1.8709816337</text:p>
          </table:table-cell>
          <table:table-cell table:formula="of:=[.B634]-[.S634]" office:value-type="float" office:value="1.870981633664" calcext:value-type="float">
            <text:p>1.8709816337</text:p>
          </table:table-cell>
        </table:table-row>
        <table:table-row table:style-name="ro1">
          <table:table-cell office:value-type="float" office:value="2.87677240372" calcext:value-type="float">
            <text:p>2.8767724037</text:p>
          </table:table-cell>
          <table:table-cell office:value-type="float" office:value="2.85483598709" calcext:value-type="float">
            <text:p>2.8548359871</text:p>
          </table:table-cell>
          <table:table-cell table:formula="of:=[.J637]-[.B635]" office:value-type="float" office:value="-1.917612612246" calcext:value-type="float">
            <text:p>-1.9176126122</text:p>
          </table:table-cell>
          <table:table-cell office:value-type="float" office:value="0.93719625473" calcext:value-type="float">
            <text:p>0.9371962547</text:p>
          </table:table-cell>
          <table:table-cell table:formula="of:=[.G637]-[.D635]" office:value-type="float" office:value="-0.000758945941999878" calcext:value-type="float">
            <text:p>-0.0007589459</text:p>
          </table:table-cell>
          <table:table-cell table:formula="of:=[.B635]-[.$D637]" office:value-type="float" office:value="1.917612612246" calcext:value-type="float">
            <text:p>1.9176126122</text:p>
          </table:table-cell>
          <table:table-cell office:value-type="float" office:value="0.93487071991" calcext:value-type="float">
            <text:p>0.9348707199</text:p>
          </table:table-cell>
          <table:table-cell table:formula="of:=[.J637]-[.G635]" office:value-type="float" office:value="0.00235265493400005" calcext:value-type="float">
            <text:p>0.0023526549</text:p>
          </table:table-cell>
          <table:table-cell table:formula="of:=[.B635]-[.G635]" office:value-type="float" office:value="1.91996526718" calcext:value-type="float">
            <text:p>1.9199652672</text:p>
          </table:table-cell>
          <table:table-cell office:value-type="float" office:value="0.93487071991" calcext:value-type="float">
            <text:p>0.9348707199</text:p>
          </table:table-cell>
          <table:table-cell table:formula="of:=[.P637]-[.J635]" office:value-type="float" office:value="0.0015665888780001" calcext:value-type="float">
            <text:p>0.0015665889</text:p>
          </table:table-cell>
          <table:table-cell table:formula="of:=[.B635]-[.J635]" office:value-type="float" office:value="1.91996526718" calcext:value-type="float">
            <text:p>1.9199652672</text:p>
          </table:table-cell>
          <table:table-cell office:value-type="float" office:value="0.93487071991" calcext:value-type="float">
            <text:p>0.9348707199</text:p>
          </table:table-cell>
          <table:table-cell table:formula="of:=[.P637]-[.M635]" office:value-type="float" office:value="0.0015665888780001" calcext:value-type="float">
            <text:p>0.0015665889</text:p>
          </table:table-cell>
          <table:table-cell table:formula="of:=[.B635]-[.M635]" office:value-type="float" office:value="1.91996526718" calcext:value-type="float">
            <text:p>1.9199652672</text:p>
          </table:table-cell>
          <table:table-cell office:value-type="float" office:value="0.93487071991" calcext:value-type="float">
            <text:p>0.9348707199</text:p>
          </table:table-cell>
          <table:table-cell table:formula="of:=[.S637]-[.P635]" office:value-type="float" office:value="0.0015665888780001" calcext:value-type="float">
            <text:p>0.0015665889</text:p>
          </table:table-cell>
          <table:table-cell table:formula="of:=[.B635]-[.P635]" office:value-type="float" office:value="1.91996526718" calcext:value-type="float">
            <text:p>1.9199652672</text:p>
          </table:table-cell>
          <table:table-cell office:value-type="float" office:value="0.93487071991" calcext:value-type="float">
            <text:p>0.9348707199</text:p>
          </table:table-cell>
          <table:table-cell table:formula="of:=[.A635]-[.S635]" office:value-type="float" office:value="1.94190168381" calcext:value-type="float">
            <text:p>1.9419016838</text:p>
          </table:table-cell>
          <table:table-cell table:formula="of:=[.B635]-[.S635]" office:value-type="float" office:value="1.91996526718" calcext:value-type="float">
            <text:p>1.9199652672</text:p>
          </table:table-cell>
        </table:table-row>
        <table:table-row table:style-name="ro1">
          <table:table-cell office:value-type="float" office:value="2.86765766144" calcext:value-type="float">
            <text:p>2.8676576614</text:p>
          </table:table-cell>
          <table:table-cell office:value-type="float" office:value="2.88964056969" calcext:value-type="float">
            <text:p>2.8896405697</text:p>
          </table:table-cell>
          <table:table-cell table:formula="of:=[.J638]-[.B636]" office:value-type="float" office:value="-1.949295878413" calcext:value-type="float">
            <text:p>-1.9492958784</text:p>
          </table:table-cell>
          <table:table-cell office:value-type="float" office:value="0.937980592251" calcext:value-type="float">
            <text:p>0.9379805923</text:p>
          </table:table-cell>
          <table:table-cell table:formula="of:=[.G638]-[.D636]" office:value-type="float" office:value="0.00236409902599999" calcext:value-type="float">
            <text:p>0.002364099</text:p>
          </table:table-cell>
          <table:table-cell table:formula="of:=[.B636]-[.$D638]" office:value-type="float" office:value="1.951629281047" calcext:value-type="float">
            <text:p>1.951629281</text:p>
          </table:table-cell>
          <table:table-cell office:value-type="float" office:value="0.935653090477" calcext:value-type="float">
            <text:p>0.9356530905</text:p>
          </table:table-cell>
          <table:table-cell table:formula="of:=[.J638]-[.G636]" office:value-type="float" office:value="0.00469160079999997" calcext:value-type="float">
            <text:p>0.0046916008</text:p>
          </table:table-cell>
          <table:table-cell table:formula="of:=[.B636]-[.G636]" office:value-type="float" office:value="1.953987479213" calcext:value-type="float">
            <text:p>1.9539874792</text:p>
          </table:table-cell>
          <table:table-cell office:value-type="float" office:value="0.937980592251" calcext:value-type="float">
            <text:p>0.9379805923</text:p>
          </table:table-cell>
          <table:table-cell table:formula="of:=[.P638]-[.J636]" office:value-type="float" office:value="0.0000306963920000403" calcext:value-type="float">
            <text:p>3.06963920000403E-005</text:p>
          </table:table-cell>
          <table:table-cell table:formula="of:=[.B636]-[.J636]" office:value-type="float" office:value="1.951659977439" calcext:value-type="float">
            <text:p>1.9516599774</text:p>
          </table:table-cell>
          <table:table-cell office:value-type="float" office:value="0.935653090477" calcext:value-type="float">
            <text:p>0.9356530905</text:p>
          </table:table-cell>
          <table:table-cell table:formula="of:=[.P638]-[.M636]" office:value-type="float" office:value="0.00235819816600002" calcext:value-type="float">
            <text:p>0.0023581982</text:p>
          </table:table-cell>
          <table:table-cell table:formula="of:=[.B636]-[.M636]" office:value-type="float" office:value="1.953987479213" calcext:value-type="float">
            <text:p>1.9539874792</text:p>
          </table:table-cell>
          <table:table-cell office:value-type="float" office:value="0.935653090477" calcext:value-type="float">
            <text:p>0.9356530905</text:p>
          </table:table-cell>
          <table:table-cell table:formula="of:=[.S638]-[.P636]" office:value-type="float" office:value="0.00469160079999997" calcext:value-type="float">
            <text:p>0.0046916008</text:p>
          </table:table-cell>
          <table:table-cell table:formula="of:=[.B636]-[.P636]" office:value-type="float" office:value="1.953987479213" calcext:value-type="float">
            <text:p>1.9539874792</text:p>
          </table:table-cell>
          <table:table-cell office:value-type="float" office:value="0.935653090477" calcext:value-type="float">
            <text:p>0.9356530905</text:p>
          </table:table-cell>
          <table:table-cell table:formula="of:=[.A636]-[.S636]" office:value-type="float" office:value="1.932004570963" calcext:value-type="float">
            <text:p>1.932004571</text:p>
          </table:table-cell>
          <table:table-cell table:formula="of:=[.B636]-[.S636]" office:value-type="float" office:value="1.953987479213" calcext:value-type="float">
            <text:p>1.9539874792</text:p>
          </table:table-cell>
        </table:table-row>
        <table:table-row table:style-name="ro1">
          <table:table-cell table:number-columns-repeated="2" office:value-type="float" office:value="2.89172244072" calcext:value-type="float">
            <text:p>2.8917224407</text:p>
          </table:table-cell>
          <table:table-cell table:formula="of:=[.J639]-[.B637]" office:value-type="string" office:string-value="" calcext:value-type="error">
            <text:p>#VALUE!</text:p>
          </table:table-cell>
          <table:table-cell office:value-type="float" office:value="0.937223374844" calcext:value-type="float">
            <text:p>0.9372233748</text:p>
          </table:table-cell>
          <table:table-cell table:formula="of:=[.G639]-[.D637]" office:value-type="string" office:string-value="" calcext:value-type="error">
            <text:p>#VALUE!</text:p>
          </table:table-cell>
          <table:table-cell table:formula="of:=[.B637]-[.$D639]" office:value-type="string" office:string-value="" calcext:value-type="error">
            <text:p>#VALUE!</text:p>
          </table:table-cell>
          <table:table-cell office:value-type="float" office:value="0.936437308788" calcext:value-type="float">
            <text:p>0.9364373088</text:p>
          </table:table-cell>
          <table:table-cell table:formula="of:=[.J639]-[.G637]" office:value-type="string" office:string-value="" calcext:value-type="error">
            <text:p>#VALUE!</text:p>
          </table:table-cell>
          <table:table-cell table:formula="of:=[.B637]-[.G637]" office:value-type="float" office:value="1.955285131932" calcext:value-type="float">
            <text:p>1.9552851319</text:p>
          </table:table-cell>
          <table:table-cell office:value-type="float" office:value="0.937223374844" calcext:value-type="float">
            <text:p>0.9372233748</text:p>
          </table:table-cell>
          <table:table-cell table:formula="of:=[.P639]-[.J637]" office:value-type="string" office:string-value="" calcext:value-type="error">
            <text:p>#VALUE!</text:p>
          </table:table-cell>
          <table:table-cell table:formula="of:=[.B637]-[.J637]" office:value-type="float" office:value="1.954499065876" calcext:value-type="float">
            <text:p>1.9544990659</text:p>
          </table:table-cell>
          <table:table-cell office:value-type="float" office:value="0.936437308788" calcext:value-type="float">
            <text:p>0.9364373088</text:p>
          </table:table-cell>
          <table:table-cell table:formula="of:=[.P639]-[.M637]" office:value-type="string" office:string-value="" calcext:value-type="error">
            <text:p>#VALUE!</text:p>
          </table:table-cell>
          <table:table-cell table:formula="of:=[.B637]-[.M637]" office:value-type="float" office:value="1.955285131932" calcext:value-type="float">
            <text:p>1.9552851319</text:p>
          </table:table-cell>
          <table:table-cell office:value-type="float" office:value="0.936437308788" calcext:value-type="float">
            <text:p>0.9364373088</text:p>
          </table:table-cell>
          <table:table-cell table:formula="of:=[.S639]-[.P637]" office:value-type="string" office:string-value="" calcext:value-type="error">
            <text:p>#VALUE!</text:p>
          </table:table-cell>
          <table:table-cell table:formula="of:=[.B637]-[.P637]" office:value-type="float" office:value="1.955285131932" calcext:value-type="float">
            <text:p>1.9552851319</text:p>
          </table:table-cell>
          <table:table-cell office:value-type="float" office:value="0.936437308788" calcext:value-type="float">
            <text:p>0.9364373088</text:p>
          </table:table-cell>
          <table:table-cell table:formula="of:=[.A637]-[.S637]" office:value-type="float" office:value="1.955285131932" calcext:value-type="float">
            <text:p>1.9552851319</text:p>
          </table:table-cell>
          <table:table-cell table:formula="of:=[.B637]-[.S637]" office:value-type="float" office:value="1.955285131932" calcext:value-type="float">
            <text:p>1.9552851319</text:p>
          </table:table-cell>
        </table:table-row>
        <table:table-row table:style-name="ro1">
          <table:table-cell table:number-columns-repeated="2" office:value-type="float" office:value="2.89381146431" calcext:value-type="float">
            <text:p>2.8938114643</text:p>
          </table:table-cell>
          <table:table-cell table:formula="of:=[.J640]-[.B638]" office:value-type="string" office:string-value="" calcext:value-type="error">
            <text:p>#VALUE!</text:p>
          </table:table-cell>
          <table:table-cell office:value-type="float" office:value="0.938011288643" calcext:value-type="float">
            <text:p>0.9380112886</text:p>
          </table:table-cell>
          <table:table-cell table:formula="of:=[.G640]-[.D638]" office:value-type="string" office:string-value="" calcext:value-type="error">
            <text:p>#VALUE!</text:p>
          </table:table-cell>
          <table:table-cell table:formula="of:=[.B638]-[.$D640]" office:value-type="string" office:string-value="" calcext:value-type="error">
            <text:p>#VALUE!</text:p>
          </table:table-cell>
          <table:table-cell office:value-type="float" office:value="0.940344691277" calcext:value-type="float">
            <text:p>0.9403446913</text:p>
          </table:table-cell>
          <table:table-cell table:formula="of:=[.J640]-[.G638]" office:value-type="string" office:string-value="" calcext:value-type="error">
            <text:p>#VALUE!</text:p>
          </table:table-cell>
          <table:table-cell table:formula="of:=[.B638]-[.G638]" office:value-type="float" office:value="1.953466773033" calcext:value-type="float">
            <text:p>1.953466773</text:p>
          </table:table-cell>
          <table:table-cell office:value-type="float" office:value="0.940344691277" calcext:value-type="float">
            <text:p>0.9403446913</text:p>
          </table:table-cell>
          <table:table-cell table:formula="of:=[.P640]-[.J638]" office:value-type="string" office:string-value="" calcext:value-type="error">
            <text:p>#VALUE!</text:p>
          </table:table-cell>
          <table:table-cell table:formula="of:=[.B638]-[.J638]" office:value-type="float" office:value="1.953466773033" calcext:value-type="float">
            <text:p>1.953466773</text:p>
          </table:table-cell>
          <table:table-cell office:value-type="float" office:value="0.940344691277" calcext:value-type="float">
            <text:p>0.9403446913</text:p>
          </table:table-cell>
          <table:table-cell table:formula="of:=[.P640]-[.M638]" office:value-type="string" office:string-value="" calcext:value-type="error">
            <text:p>#VALUE!</text:p>
          </table:table-cell>
          <table:table-cell table:formula="of:=[.B638]-[.M638]" office:value-type="float" office:value="1.953466773033" calcext:value-type="float">
            <text:p>1.953466773</text:p>
          </table:table-cell>
          <table:table-cell office:value-type="float" office:value="0.938011288643" calcext:value-type="float">
            <text:p>0.9380112886</text:p>
          </table:table-cell>
          <table:table-cell table:formula="of:=[.S640]-[.P638]" office:value-type="string" office:string-value="" calcext:value-type="error">
            <text:p>#VALUE!</text:p>
          </table:table-cell>
          <table:table-cell table:formula="of:=[.B638]-[.P638]" office:value-type="float" office:value="1.955800175667" calcext:value-type="float">
            <text:p>1.9558001757</text:p>
          </table:table-cell>
          <table:table-cell office:value-type="float" office:value="0.940344691277" calcext:value-type="float">
            <text:p>0.9403446913</text:p>
          </table:table-cell>
          <table:table-cell table:formula="of:=[.A638]-[.S638]" office:value-type="float" office:value="1.953466773033" calcext:value-type="float">
            <text:p>1.953466773</text:p>
          </table:table-cell>
          <table:table-cell table:formula="of:=[.B638]-[.S638]" office:value-type="float" office:value="1.953466773033" calcext:value-type="float">
            <text:p>1.953466773</text:p>
          </table:table-cell>
        </table:table-row>
        <table:table-row table:style-name="ro1">
          <table:table-cell table:number-columns-repeated="2" office:value-type="float" office:value="3.0188806057" calcext:value-type="float">
            <text:p>3.0188806057</text:p>
          </table:table-cell>
          <table:table-cell table:formula="of:=[.J641]-[.B6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641]-[.D639]" office:value-type="string" office:string-value="" calcext:value-type="error">
            <text:p>#VALUE!</text:p>
          </table:table-cell>
          <table:table-cell table:formula="of:=[.B639]-[.$D6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641]-[.G639]" office:value-type="string" office:string-value="" calcext:value-type="error">
            <text:p>#VALUE!</text:p>
          </table:table-cell>
          <table:table-cell table:formula="of:=[.B639]-[.G6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641]-[.J639]" office:value-type="string" office:string-value="" calcext:value-type="error">
            <text:p>#VALUE!</text:p>
          </table:table-cell>
          <table:table-cell table:formula="of:=[.B639]-[.J6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641]-[.M639]" office:value-type="string" office:string-value="" calcext:value-type="error">
            <text:p>#VALUE!</text:p>
          </table:table-cell>
          <table:table-cell table:formula="of:=[.B639]-[.M6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641]-[.P639]" office:value-type="string" office:string-value="" calcext:value-type="error">
            <text:p>#VALUE!</text:p>
          </table:table-cell>
          <table:table-cell table:formula="of:=[.B639]-[.P639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639]-[.S639]" office:value-type="string" office:string-value="" calcext:value-type="error">
            <text:p>#VALUE!</text:p>
          </table:table-cell>
          <table:table-cell table:formula="of:=[.B639]-[.S639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3.05125236511" calcext:value-type="float">
            <text:p>3.0512523651</text:p>
          </table:table-cell>
          <table:table-cell office:value-type="float" office:value="3.02658486366" calcext:value-type="float">
            <text:p>3.0265848637</text:p>
          </table:table-cell>
          <table:table-cell table:formula="of:=[.J642]-[.B6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G642]-[.D640]" office:value-type="string" office:string-value="" calcext:value-type="error">
            <text:p>#VALUE!</text:p>
          </table:table-cell>
          <table:table-cell table:formula="of:=[.B640]-[.$D642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J642]-[.G640]" office:value-type="string" office:string-value="" calcext:value-type="error">
            <text:p>#VALUE!</text:p>
          </table:table-cell>
          <table:table-cell table:formula="of:=[.B640]-[.G6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642]-[.J640]" office:value-type="string" office:string-value="" calcext:value-type="error">
            <text:p>#VALUE!</text:p>
          </table:table-cell>
          <table:table-cell table:formula="of:=[.B640]-[.J6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P642]-[.M640]" office:value-type="string" office:string-value="" calcext:value-type="error">
            <text:p>#VALUE!</text:p>
          </table:table-cell>
          <table:table-cell table:formula="of:=[.B640]-[.M6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S642]-[.P640]" office:value-type="string" office:string-value="" calcext:value-type="error">
            <text:p>#VALUE!</text:p>
          </table:table-cell>
          <table:table-cell table:formula="of:=[.B640]-[.P640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640]-[.S640]" office:value-type="string" office:string-value="" calcext:value-type="error">
            <text:p>#VALUE!</text:p>
          </table:table-cell>
          <table:table-cell table:formula="of:=[.B640]-[.S640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3.08095932007" calcext:value-type="float">
            <text:p>3.0809593201</text:p>
          </table:table-cell>
          <table:table-cell table:formula="of:=[.A641]-[.B641]" office:value-type="float" office:value="0" calcext:value-type="float">
            <text:p>0</text:p>
          </table:table-cell>
          <table:table-cell office:value-type="string" calcext:value-type="string">
            <text:p><text:s/>nan </text:p>
          </table:table-cell>
          <table:table-cell table:formula="of:=[.A641]-[.D641]" office:value-type="string" office:string-value="" calcext:value-type="error">
            <text:p>#VALUE!</text:p>
          </table:table-cell>
          <table:table-cell table:formula="of:=[.B641]-[.$D643]" office:value-type="float" office:value="3.08095932007" calcext:value-type="float">
            <text:p>3.0809593201</text:p>
          </table:table-cell>
          <table:table-cell office:value-type="string" calcext:value-type="string">
            <text:p><text:s/>nan </text:p>
          </table:table-cell>
          <table:table-cell table:formula="of:=[.A641]-[.G641]" office:value-type="string" office:string-value="" calcext:value-type="error">
            <text:p>#VALUE!</text:p>
          </table:table-cell>
          <table:table-cell table:formula="of:=[.B641]-[.G6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641]-[.J641]" office:value-type="string" office:string-value="" calcext:value-type="error">
            <text:p>#VALUE!</text:p>
          </table:table-cell>
          <table:table-cell table:formula="of:=[.B641]-[.J6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641]-[.M641]" office:value-type="string" office:string-value="" calcext:value-type="error">
            <text:p>#VALUE!</text:p>
          </table:table-cell>
          <table:table-cell table:formula="of:=[.B641]-[.M6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641]-[.P641]" office:value-type="string" office:string-value="" calcext:value-type="error">
            <text:p>#VALUE!</text:p>
          </table:table-cell>
          <table:table-cell table:formula="of:=[.B641]-[.P641]" office:value-type="string" office:string-value="" calcext:value-type="error">
            <text:p>#VALUE!</text:p>
          </table:table-cell>
          <table:table-cell office:value-type="string" calcext:value-type="string">
            <text:p><text:s/>nan </text:p>
          </table:table-cell>
          <table:table-cell table:formula="of:=[.A641]-[.S641]" office:value-type="string" office:string-value="" calcext:value-type="error">
            <text:p>#VALUE!</text:p>
          </table:table-cell>
          <table:table-cell table:formula="of:=[.B641]-[.S64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3.10337519646" calcext:value-type="float">
            <text:p>3.1033751965</text:p>
          </table:table-cell>
          <table:table-cell table:formula="of:=[.A642]-[.B642]" office:value-type="float" office:value="0" calcext:value-type="float">
            <text:p>0</text:p>
          </table:table-cell>
          <table:table-cell office:value-type="string" calcext:value-type="string">
            <text:p><text:s/>nan</text:p>
          </table:table-cell>
          <table:table-cell table:formula="of:=[.A642]-[.D642]" office:value-type="string" office:string-value="" calcext:value-type="error">
            <text:p>#VALUE!</text:p>
          </table:table-cell>
          <table:table-cell table:formula="of:=[.B642]-[.$D644]" office:value-type="float" office:value="3.10337519646" calcext:value-type="float">
            <text:p>3.1033751965</text:p>
          </table:table-cell>
          <table:table-cell office:value-type="string" calcext:value-type="string">
            <text:p><text:s/>nan</text:p>
          </table:table-cell>
          <table:table-cell table:formula="of:=[.A642]-[.G642]" office:value-type="string" office:string-value="" calcext:value-type="error">
            <text:p>#VALUE!</text:p>
          </table:table-cell>
          <table:table-cell table:formula="of:=[.B642]-[.G642]" office:value-type="string" office:string-value="" calcext:value-type="error">
            <text:p>#VALUE!</text:p>
          </table:table-cell>
          <table:table-cell office:value-type="string" calcext:value-type="string">
            <text:p><text:s/>nan</text:p>
          </table:table-cell>
          <table:table-cell table:formula="of:=[.A642]-[.J642]" office:value-type="string" office:string-value="" calcext:value-type="error">
            <text:p>#VALUE!</text:p>
          </table:table-cell>
          <table:table-cell table:formula="of:=[.B642]-[.J642]" office:value-type="string" office:string-value="" calcext:value-type="error">
            <text:p>#VALUE!</text:p>
          </table:table-cell>
          <table:table-cell office:value-type="string" calcext:value-type="string">
            <text:p><text:s/>nan</text:p>
          </table:table-cell>
          <table:table-cell table:formula="of:=[.A642]-[.M642]" office:value-type="string" office:string-value="" calcext:value-type="error">
            <text:p>#VALUE!</text:p>
          </table:table-cell>
          <table:table-cell table:formula="of:=[.B642]-[.M642]" office:value-type="string" office:string-value="" calcext:value-type="error">
            <text:p>#VALUE!</text:p>
          </table:table-cell>
          <table:table-cell office:value-type="string" calcext:value-type="string">
            <text:p><text:s/>nan</text:p>
          </table:table-cell>
          <table:table-cell table:formula="of:=[.A642]-[.P642]" office:value-type="string" office:string-value="" calcext:value-type="error">
            <text:p>#VALUE!</text:p>
          </table:table-cell>
          <table:table-cell table:formula="of:=[.B642]-[.P642]" office:value-type="string" office:string-value="" calcext:value-type="error">
            <text:p>#VALUE!</text:p>
          </table:table-cell>
          <table:table-cell office:value-type="string" calcext:value-type="string">
            <text:p><text:s/>nan</text:p>
          </table:table-cell>
          <table:table-cell table:formula="of:=[.A642]-[.S642]" office:value-type="string" office:string-value="" calcext:value-type="error">
            <text:p>#VALUE!</text:p>
          </table:table-cell>
          <table:table-cell table:formula="of:=[.B642]-[.S642]" office:value-type="string" office:string-value="" calcext:value-type="error">
            <text:p>#VALUE!</text:p>
          </table:table-cell>
        </table:table-row>
      </table:table>
      <table:named-expressions/>
      <table:database-ranges>
        <table:database-range table:name="__Anonymous_Sheet_DB__0" table:target-range-address="Sheet1.A2:Sheet1.G64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8:55:29.059492868</meta:creation-date>
    <dc:date>2015-03-07T19:40:57.024387800</dc:date>
    <meta:editing-duration>PT29M43S</meta:editing-duration>
    <meta:editing-cycles>11</meta:editing-cycles>
    <meta:generator>LibreOffice/4.2.7.2$Linux_X86_64 LibreOffice_project/420m0$Build-2</meta:generator>
    <meta:document-statistic meta:table-count="1" meta:cell-count="13461" meta:object-count="0"/>
  </office:meta>
</office:document-meta>
</file>